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3.794cm"/>
    </style:style>
    <style:style style:name="co9" style:family="table-column">
      <style:table-column-properties fo:break-before="auto" style:column-width="2.459cm"/>
    </style:style>
    <style:style style:name="co10" style:family="table-column">
      <style:table-column-properties fo:break-before="auto" style:column-width="2.676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568cm"/>
    </style:style>
    <style:style style:name="co14" style:family="table-column">
      <style:table-column-properties fo:break-before="auto" style:column-width="2.485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2.104cm"/>
    </style:style>
    <style:style style:name="co17" style:family="table-column">
      <style:table-column-properties fo:break-before="auto" style:column-width="1.588cm"/>
    </style:style>
    <style:style style:name="co18" style:family="table-column">
      <style:table-column-properties fo:break-before="auto" style:column-width="1.723cm"/>
    </style:style>
    <style:style style:name="co19" style:family="table-column">
      <style:table-column-properties fo:break-before="auto" style:column-width="3.221cm"/>
    </style:style>
    <style:style style:name="co20" style:family="table-column">
      <style:table-column-properties fo:break-before="auto" style:column-width="2.649cm"/>
    </style:style>
    <style:style style:name="co21" style:family="table-column">
      <style:table-column-properties fo:break-before="auto" style:column-width="3.14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2n_flux_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3" table:number-columns-repeated="2" table:default-cell-style-name="Default"/>
        <table:table-column table:style-name="co5" table:number-columns-repeated="5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5" table:number-columns-repeated="2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7" table:default-cell-style-name="Default"/>
        <table:table-column table:style-name="co16" table:default-cell-style-name="Default"/>
        <table:table-column table:style-name="co5" table:number-columns-repeated="2" table:default-cell-style-name="Default"/>
        <table:table-column table:style-name="co7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N</text:p>
          </table:table-cell>
          <table:table-cell office:value-type="string" calcext:value-type="string">
            <text:p>HUMUS_N</text:p>
          </table:table-cell>
          <table:table-cell office:value-type="string" calcext:value-type="string">
            <text:p>FERTZR_N</text:p>
          </table:table-cell>
          <table:table-cell office:value-type="string" calcext:value-type="string">
            <text:p>NET_PL_EXCH_N</text:p>
          </table:table-cell>
          <table:table-cell office:value-type="string" calcext:value-type="string">
            <text:p>NH4</text:p>
          </table:table-cell>
          <table:table-cell office:value-type="string" calcext:value-type="string">
            <text:p>NO3</text:p>
          </table:table-cell>
          <table:table-cell office:value-type="string" calcext:value-type="string">
            <text:p>SUR_DON+SED_FLX</text:p>
          </table:table-cell>
          <table:table-cell office:value-type="string" calcext:value-type="string">
            <text:p>SUB_DON_FLX</text:p>
          </table:table-cell>
          <table:table-cell office:value-type="string" calcext:value-type="string">
            <text:p>SUR_DIN_FLX</text:p>
          </table:table-cell>
          <table:table-cell office:value-type="string" calcext:value-type="string">
            <text:p>SUB_DIN_FLX</text:p>
          </table:table-cell>
          <table:table-cell office:value-type="string" calcext:value-type="string">
            <text:p>N2O_FLUX</text:p>
          </table:table-cell>
          <table:table-cell office:value-type="string" calcext:value-type="string">
            <text:p>NH3_FLUX</text:p>
          </table:table-cell>
          <table:table-cell office:value-type="string" calcext:value-type="string">
            <text:p>N2_FIXN</text:p>
          </table:table-cell>
          <table:table-cell office:value-type="string" calcext:value-type="string">
            <text:p>MICRO_N</text:p>
          </table:table-cell>
          <table:table-cell office:value-type="string" calcext:value-type="string">
            <text:p>NH4_1</text:p>
          </table:table-cell>
          <table:table-cell office:value-type="string" calcext:value-type="string">
            <text:p>NH4_2</text:p>
          </table:table-cell>
          <table:table-cell office:value-type="string" calcext:value-type="string">
            <text:p>NH4_3</text:p>
          </table:table-cell>
          <table:table-cell office:value-type="string" calcext:value-type="string">
            <text:p>NH4_4</text:p>
          </table:table-cell>
          <table:table-cell office:value-type="string" calcext:value-type="string">
            <text:p>NH4_5</text:p>
          </table:table-cell>
          <table:table-cell office:value-type="string" calcext:value-type="string">
            <text:p>NH4_6</text:p>
          </table:table-cell>
          <table:table-cell office:value-type="string" calcext:value-type="string">
            <text:p>NH4_7</text:p>
          </table:table-cell>
          <table:table-cell office:value-type="string" calcext:value-type="string">
            <text:p>NH4_8</text:p>
          </table:table-cell>
          <table:table-cell office:value-type="string" calcext:value-type="string">
            <text:p>NH4_9</text:p>
          </table:table-cell>
          <table:table-cell office:value-type="string" calcext:value-type="string">
            <text:p>NH4_10</text:p>
          </table:table-cell>
          <table:table-cell office:value-type="string" calcext:value-type="string">
            <text:p>NH4_11</text:p>
          </table:table-cell>
          <table:table-cell office:value-type="string" calcext:value-type="string">
            <text:p>NH4_12</text:p>
          </table:table-cell>
          <table:table-cell office:value-type="string" calcext:value-type="string">
            <text:p>NH4_13</text:p>
          </table:table-cell>
          <table:table-cell office:value-type="string" calcext:value-type="string">
            <text:p>NH4_14</text:p>
          </table:table-cell>
          <table:table-cell office:value-type="string" calcext:value-type="string">
            <text:p>NH4_15</text:p>
          </table:table-cell>
          <table:table-cell office:value-type="string" calcext:value-type="string">
            <text:p>NO3_1</text:p>
          </table:table-cell>
          <table:table-cell office:value-type="string" calcext:value-type="string">
            <text:p>NO3_2</text:p>
          </table:table-cell>
          <table:table-cell office:value-type="string" calcext:value-type="string">
            <text:p>NO3_3</text:p>
          </table:table-cell>
          <table:table-cell office:value-type="string" calcext:value-type="string">
            <text:p>NO3_4</text:p>
          </table:table-cell>
          <table:table-cell office:value-type="string" calcext:value-type="string">
            <text:p>NO3_5</text:p>
          </table:table-cell>
          <table:table-cell office:value-type="string" calcext:value-type="string">
            <text:p>NO3_6</text:p>
          </table:table-cell>
          <table:table-cell office:value-type="string" calcext:value-type="string">
            <text:p>NO3_7</text:p>
          </table:table-cell>
          <table:table-cell office:value-type="string" calcext:value-type="string">
            <text:p>NO3_8</text:p>
          </table:table-cell>
          <table:table-cell office:value-type="string" calcext:value-type="string">
            <text:p>NO3_9</text:p>
          </table:table-cell>
          <table:table-cell office:value-type="string" calcext:value-type="string">
            <text:p>NO3_10</text:p>
          </table:table-cell>
          <table:table-cell office:value-type="string" calcext:value-type="string">
            <text:p>NO3_11</text:p>
          </table:table-cell>
          <table:table-cell office:value-type="string" calcext:value-type="string">
            <text:p>NO3_12</text:p>
          </table:table-cell>
          <table:table-cell office:value-type="string" calcext:value-type="string">
            <text:p>NO3_13</text:p>
          </table:table-cell>
          <table:table-cell office:value-type="string" calcext:value-type="string">
            <text:p>NO3_14</text:p>
          </table:table-cell>
          <table:table-cell office:value-type="string" calcext:value-type="string">
            <text:p>NO3_15</text:p>
          </table:table-cell>
          <table:table-cell office:value-type="string" calcext:value-type="string">
            <text:p>NH4_RES</text:p>
          </table:table-cell>
          <table:table-cell office:value-type="string" calcext:value-type="string">
            <text:p>FIRE_SON_LOSS</text:p>
          </table:table-cell>
          <table:table-cell office:value-type="string" calcext:value-type="string">
            <text:p>ECO_HVST_N</text:p>
          </table:table-cell>
          <table:table-cell office:value-type="string" calcext:value-type="string">
            <text:p>FIRE_NOX_EMIT</text:p>
          </table:table-cell>
          <table:table-cell office:value-type="string" calcext:value-type="string">
            <text:p>N2_FLU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2" calcext:value-type="float">
            <text:p>1012002</text:p>
          </table:table-cell>
          <table:table-cell office:value-type="float" office:value="24.15255" calcext:value-type="float">
            <text:p>24.15255</text:p>
          </table:table-cell>
          <table:table-cell office:value-type="float" office:value="1098.125" calcext:value-type="float">
            <text:p>1098.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34621" calcext:value-type="float">
            <text:p>0.1534621</text:p>
          </table:table-cell>
          <table:table-cell office:value-type="float" office:value="21.74695" calcext:value-type="float">
            <text:p>21.746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0001810246" calcext:value-type="float">
            <text:p>-1.810246E-06</text:p>
          </table:table-cell>
          <table:table-cell office:value-type="float" office:value="0.0000311842" calcext:value-type="float">
            <text:p>3.11842E-05</text:p>
          </table:table-cell>
          <table:table-cell office:value-type="float" office:value="0.000001057871" calcext:value-type="float">
            <text:p>1.057871E-06</text:p>
          </table:table-cell>
          <table:table-cell office:value-type="float" office:value="13.90907" calcext:value-type="float">
            <text:p>13.90907</text:p>
          </table:table-cell>
          <table:table-cell office:value-type="float" office:value="0.1301611" calcext:value-type="float">
            <text:p>0.1301611</text:p>
          </table:table-cell>
          <table:table-cell office:value-type="float" office:value="0.09800337" calcext:value-type="float">
            <text:p>0.09800337</text:p>
          </table:table-cell>
          <table:table-cell office:value-type="float" office:value="0.07446156" calcext:value-type="float">
            <text:p>0.07446156</text:p>
          </table:table-cell>
          <table:table-cell office:value-type="float" office:value="0.05558479" calcext:value-type="float">
            <text:p>0.05558479</text:p>
          </table:table-cell>
          <table:table-cell office:value-type="float" office:value="0.05327868" calcext:value-type="float">
            <text:p>0.05327868</text:p>
          </table:table-cell>
          <table:table-cell office:value-type="float" office:value="0.02522343" calcext:value-type="float">
            <text:p>0.02522343</text:p>
          </table:table-cell>
          <table:table-cell office:value-type="float" office:value="0.01635698" calcext:value-type="float">
            <text:p>0.01635698</text:p>
          </table:table-cell>
          <table:table-cell office:value-type="float" office:value="0.03295931" calcext:value-type="float">
            <text:p>0.03295931</text:p>
          </table:table-cell>
          <table:table-cell office:value-type="float" office:value="0.02628147" calcext:value-type="float">
            <text:p>0.02628147</text:p>
          </table:table-cell>
          <table:table-cell office:value-type="float" office:value="0.02228955" calcext:value-type="float">
            <text:p>0.02228955</text:p>
          </table:table-cell>
          <table:table-cell office:value-type="float" office:value="0.02064203" calcext:value-type="float">
            <text:p>0.02064203</text:p>
          </table:table-cell>
          <table:table-cell office:value-type="float" office:value="0.01757018" calcext:value-type="float">
            <text:p>0.01757018</text:p>
          </table:table-cell>
          <table:table-cell office:value-type="float" office:value="0.006924954" calcext:value-type="float">
            <text:p>0.006924954</text:p>
          </table:table-cell>
          <table:table-cell office:value-type="float" office:value="0.007176877" calcext:value-type="float">
            <text:p>0.007176877</text:p>
          </table:table-cell>
          <table:table-cell office:value-type="float" office:value="0" calcext:value-type="float">
            <text:p>0</text:p>
          </table:table-cell>
          <table:table-cell office:value-type="float" office:value="83.59282" calcext:value-type="float">
            <text:p>83.59282</text:p>
          </table:table-cell>
          <table:table-cell office:value-type="float" office:value="46.21791" calcext:value-type="float">
            <text:p>46.21791</text:p>
          </table:table-cell>
          <table:table-cell office:value-type="float" office:value="36.21316" calcext:value-type="float">
            <text:p>36.21316</text:p>
          </table:table-cell>
          <table:table-cell office:value-type="float" office:value="31.48365" calcext:value-type="float">
            <text:p>31.48365</text:p>
          </table:table-cell>
          <table:table-cell office:value-type="float" office:value="25.21842" calcext:value-type="float">
            <text:p>25.21842</text:p>
          </table:table-cell>
          <table:table-cell office:value-type="float" office:value="12.25921" calcext:value-type="float">
            <text:p>12.25921</text:p>
          </table:table-cell>
          <table:table-cell office:value-type="float" office:value="4.8934" calcext:value-type="float">
            <text:p>4.8934</text:p>
          </table:table-cell>
          <table:table-cell office:value-type="float" office:value="10.83938" calcext:value-type="float">
            <text:p>10.83938</text:p>
          </table:table-cell>
          <table:table-cell office:value-type="float" office:value="8.428549" calcext:value-type="float">
            <text:p>8.428549</text:p>
          </table:table-cell>
          <table:table-cell office:value-type="float" office:value="3.632888" calcext:value-type="float">
            <text:p>3.632888</text:p>
          </table:table-cell>
          <table:table-cell office:value-type="float" office:value="1.48269" calcext:value-type="float">
            <text:p>1.48269</text:p>
          </table:table-cell>
          <table:table-cell office:value-type="float" office:value="0.7134589" calcext:value-type="float">
            <text:p>0.7134589</text:p>
          </table:table-cell>
          <table:table-cell office:value-type="float" office:value="0.3596886" calcext:value-type="float">
            <text:p>0.3596886</text:p>
          </table:table-cell>
          <table:table-cell office:value-type="float" office:value="0.3402491" calcext:value-type="float">
            <text:p>0.3402491</text:p>
          </table:table-cell>
          <table:table-cell office:value-type="float" office:value="0" calcext:value-type="float">
            <text:p>0</text:p>
          </table:table-cell>
          <table:table-cell office:value-type="float" office:value="117.998" calcext:value-type="float">
            <text:p>117.9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005370492" calcext:value-type="float">
            <text:p>-5.370492E-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2" calcext:value-type="float">
            <text:p>2012002</text:p>
          </table:table-cell>
          <table:table-cell office:value-type="float" office:value="24.15084" calcext:value-type="float">
            <text:p>24.15084</text:p>
          </table:table-cell>
          <table:table-cell office:value-type="float" office:value="1098.117" calcext:value-type="float">
            <text:p>1098.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4518" calcext:value-type="float">
            <text:p>0.154518</text:p>
          </table:table-cell>
          <table:table-cell office:value-type="float" office:value="21.75293" calcext:value-type="float">
            <text:p>21.752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0003137613" calcext:value-type="float">
            <text:p>-3.137613E-06</text:p>
          </table:table-cell>
          <table:table-cell office:value-type="float" office:value="0.00006320103" calcext:value-type="float">
            <text:p>6.320103E-05</text:p>
          </table:table-cell>
          <table:table-cell office:value-type="float" office:value="0.000002071584" calcext:value-type="float">
            <text:p>2.071584E-06</text:p>
          </table:table-cell>
          <table:table-cell office:value-type="float" office:value="13.90213" calcext:value-type="float">
            <text:p>13.90213</text:p>
          </table:table-cell>
          <table:table-cell office:value-type="float" office:value="0.1373322" calcext:value-type="float">
            <text:p>0.1373322</text:p>
          </table:table-cell>
          <table:table-cell office:value-type="float" office:value="0.1019402" calcext:value-type="float">
            <text:p>0.1019402</text:p>
          </table:table-cell>
          <table:table-cell office:value-type="float" office:value="0.07752377" calcext:value-type="float">
            <text:p>0.07752377</text:p>
          </table:table-cell>
          <table:table-cell office:value-type="float" office:value="0.05668992" calcext:value-type="float">
            <text:p>0.05668992</text:p>
          </table:table-cell>
          <table:table-cell office:value-type="float" office:value="0.05462397" calcext:value-type="float">
            <text:p>0.05462397</text:p>
          </table:table-cell>
          <table:table-cell office:value-type="float" office:value="0.02548941" calcext:value-type="float">
            <text:p>0.02548941</text:p>
          </table:table-cell>
          <table:table-cell office:value-type="float" office:value="0.01653589" calcext:value-type="float">
            <text:p>0.01653589</text:p>
          </table:table-cell>
          <table:table-cell office:value-type="float" office:value="0.03316538" calcext:value-type="float">
            <text:p>0.03316538</text:p>
          </table:table-cell>
          <table:table-cell office:value-type="float" office:value="0.02637631" calcext:value-type="float">
            <text:p>0.02637631</text:p>
          </table:table-cell>
          <table:table-cell office:value-type="float" office:value="0.02232767" calcext:value-type="float">
            <text:p>0.02232767</text:p>
          </table:table-cell>
          <table:table-cell office:value-type="float" office:value="0.02065642" calcext:value-type="float">
            <text:p>0.02065642</text:p>
          </table:table-cell>
          <table:table-cell office:value-type="float" office:value="0.01757596" calcext:value-type="float">
            <text:p>0.01757596</text:p>
          </table:table-cell>
          <table:table-cell office:value-type="float" office:value="0.00691992" calcext:value-type="float">
            <text:p>0.00691992</text:p>
          </table:table-cell>
          <table:table-cell office:value-type="float" office:value="0.007173968" calcext:value-type="float">
            <text:p>0.007173968</text:p>
          </table:table-cell>
          <table:table-cell office:value-type="float" office:value="0" calcext:value-type="float">
            <text:p>0</text:p>
          </table:table-cell>
          <table:table-cell office:value-type="float" office:value="90.63795" calcext:value-type="float">
            <text:p>90.63795</text:p>
          </table:table-cell>
          <table:table-cell office:value-type="float" office:value="46.27665" calcext:value-type="float">
            <text:p>46.27665</text:p>
          </table:table-cell>
          <table:table-cell office:value-type="float" office:value="36.29963" calcext:value-type="float">
            <text:p>36.29963</text:p>
          </table:table-cell>
          <table:table-cell office:value-type="float" office:value="31.44473" calcext:value-type="float">
            <text:p>31.44473</text:p>
          </table:table-cell>
          <table:table-cell office:value-type="float" office:value="25.84752" calcext:value-type="float">
            <text:p>25.84752</text:p>
          </table:table-cell>
          <table:table-cell office:value-type="float" office:value="12.11075" calcext:value-type="float">
            <text:p>12.11075</text:p>
          </table:table-cell>
          <table:table-cell office:value-type="float" office:value="4.931056" calcext:value-type="float">
            <text:p>4.931056</text:p>
          </table:table-cell>
          <table:table-cell office:value-type="float" office:value="10.82893" calcext:value-type="float">
            <text:p>10.82893</text:p>
          </table:table-cell>
          <table:table-cell office:value-type="float" office:value="8.427864" calcext:value-type="float">
            <text:p>8.427864</text:p>
          </table:table-cell>
          <table:table-cell office:value-type="float" office:value="3.636034" calcext:value-type="float">
            <text:p>3.636034</text:p>
          </table:table-cell>
          <table:table-cell office:value-type="float" office:value="1.48407" calcext:value-type="float">
            <text:p>1.48407</text:p>
          </table:table-cell>
          <table:table-cell office:value-type="float" office:value="0.7138313" calcext:value-type="float">
            <text:p>0.7138313</text:p>
          </table:table-cell>
          <table:table-cell office:value-type="float" office:value="0.3594411" calcext:value-type="float">
            <text:p>0.3594411</text:p>
          </table:table-cell>
          <table:table-cell office:value-type="float" office:value="0.340313" calcext:value-type="float">
            <text:p>0.340313</text:p>
          </table:table-cell>
          <table:table-cell office:value-type="float" office:value="0" calcext:value-type="float">
            <text:p>0</text:p>
          </table:table-cell>
          <table:table-cell office:value-type="float" office:value="118.6187" calcext:value-type="float">
            <text:p>118.61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01046981" calcext:value-type="float">
            <text:p>-1.046981E-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2" calcext:value-type="float">
            <text:p>3012002</text:p>
          </table:table-cell>
          <table:table-cell office:value-type="float" office:value="24.14919" calcext:value-type="float">
            <text:p>24.14919</text:p>
          </table:table-cell>
          <table:table-cell office:value-type="float" office:value="1098.111" calcext:value-type="float">
            <text:p>1098.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56751" calcext:value-type="float">
            <text:p>0.1556751</text:p>
          </table:table-cell>
          <table:table-cell office:value-type="float" office:value="21.75796" calcext:value-type="float">
            <text:p>21.7579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8591274" calcext:value-type="float">
            <text:p>8.591274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7305034" calcext:value-type="float">
            <text:p>7.305034E-08</text:p>
          </table:table-cell>
          <table:table-cell office:value-type="float" office:value="-0.00000553967" calcext:value-type="float">
            <text:p>-5.53967E-06</text:p>
          </table:table-cell>
          <table:table-cell office:value-type="float" office:value="0.0000948842" calcext:value-type="float">
            <text:p>9.48842E-05</text:p>
          </table:table-cell>
          <table:table-cell office:value-type="float" office:value="0.000003043949" calcext:value-type="float">
            <text:p>3.043949E-06</text:p>
          </table:table-cell>
          <table:table-cell office:value-type="float" office:value="13.90105" calcext:value-type="float">
            <text:p>13.90105</text:p>
          </table:table-cell>
          <table:table-cell office:value-type="float" office:value="0.1529029" calcext:value-type="float">
            <text:p>0.1529029</text:p>
          </table:table-cell>
          <table:table-cell office:value-type="float" office:value="0.1048007" calcext:value-type="float">
            <text:p>0.1048007</text:p>
          </table:table-cell>
          <table:table-cell office:value-type="float" office:value="0.08034346" calcext:value-type="float">
            <text:p>0.08034346</text:p>
          </table:table-cell>
          <table:table-cell office:value-type="float" office:value="0.05812189" calcext:value-type="float">
            <text:p>0.05812189</text:p>
          </table:table-cell>
          <table:table-cell office:value-type="float" office:value="0.05579552" calcext:value-type="float">
            <text:p>0.05579552</text:p>
          </table:table-cell>
          <table:table-cell office:value-type="float" office:value="0.02569374" calcext:value-type="float">
            <text:p>0.02569374</text:p>
          </table:table-cell>
          <table:table-cell office:value-type="float" office:value="0.01670427" calcext:value-type="float">
            <text:p>0.01670427</text:p>
          </table:table-cell>
          <table:table-cell office:value-type="float" office:value="0.03337368" calcext:value-type="float">
            <text:p>0.03337368</text:p>
          </table:table-cell>
          <table:table-cell office:value-type="float" office:value="0.0264738" calcext:value-type="float">
            <text:p>0.0264738</text:p>
          </table:table-cell>
          <table:table-cell office:value-type="float" office:value="0.0223673" calcext:value-type="float">
            <text:p>0.0223673</text:p>
          </table:table-cell>
          <table:table-cell office:value-type="float" office:value="0.0206714" calcext:value-type="float">
            <text:p>0.0206714</text:p>
          </table:table-cell>
          <table:table-cell office:value-type="float" office:value="0.01758199" calcext:value-type="float">
            <text:p>0.01758199</text:p>
          </table:table-cell>
          <table:table-cell office:value-type="float" office:value="0.00691543" calcext:value-type="float">
            <text:p>0.00691543</text:p>
          </table:table-cell>
          <table:table-cell office:value-type="float" office:value="0.00717266" calcext:value-type="float">
            <text:p>0.00717266</text:p>
          </table:table-cell>
          <table:table-cell office:value-type="float" office:value="0" calcext:value-type="float">
            <text:p>0</text:p>
          </table:table-cell>
          <table:table-cell office:value-type="float" office:value="107.6601" calcext:value-type="float">
            <text:p>107.6601</text:p>
          </table:table-cell>
          <table:table-cell office:value-type="float" office:value="46.4112" calcext:value-type="float">
            <text:p>46.4112</text:p>
          </table:table-cell>
          <table:table-cell office:value-type="float" office:value="36.39218" calcext:value-type="float">
            <text:p>36.39218</text:p>
          </table:table-cell>
          <table:table-cell office:value-type="float" office:value="31.47232" calcext:value-type="float">
            <text:p>31.47232</text:p>
          </table:table-cell>
          <table:table-cell office:value-type="float" office:value="26.72731" calcext:value-type="float">
            <text:p>26.72731</text:p>
          </table:table-cell>
          <table:table-cell office:value-type="float" office:value="11.90394" calcext:value-type="float">
            <text:p>11.90394</text:p>
          </table:table-cell>
          <table:table-cell office:value-type="float" office:value="4.968503" calcext:value-type="float">
            <text:p>4.968503</text:p>
          </table:table-cell>
          <table:table-cell office:value-type="float" office:value="10.81663" calcext:value-type="float">
            <text:p>10.81663</text:p>
          </table:table-cell>
          <table:table-cell office:value-type="float" office:value="8.426869" calcext:value-type="float">
            <text:p>8.426869</text:p>
          </table:table-cell>
          <table:table-cell office:value-type="float" office:value="3.63876" calcext:value-type="float">
            <text:p>3.63876</text:p>
          </table:table-cell>
          <table:table-cell office:value-type="float" office:value="1.485404" calcext:value-type="float">
            <text:p>1.485404</text:p>
          </table:table-cell>
          <table:table-cell office:value-type="float" office:value="0.7142013" calcext:value-type="float">
            <text:p>0.7142013</text:p>
          </table:table-cell>
          <table:table-cell office:value-type="float" office:value="0.3593115" calcext:value-type="float">
            <text:p>0.3593115</text:p>
          </table:table-cell>
          <table:table-cell office:value-type="float" office:value="0.3403689" calcext:value-type="float">
            <text:p>0.3403689</text:p>
          </table:table-cell>
          <table:table-cell office:value-type="float" office:value="0" calcext:value-type="float">
            <text:p>0</text:p>
          </table:table-cell>
          <table:table-cell office:value-type="float" office:value="119.375" calcext:value-type="float">
            <text:p>119.3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01549923" calcext:value-type="float">
            <text:p>-1.549923E-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2" calcext:value-type="float">
            <text:p>4012002</text:p>
          </table:table-cell>
          <table:table-cell office:value-type="float" office:value="24.14776" calcext:value-type="float">
            <text:p>24.14776</text:p>
          </table:table-cell>
          <table:table-cell office:value-type="float" office:value="1098.107" calcext:value-type="float">
            <text:p>1098.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63854" calcext:value-type="float">
            <text:p>0.1563854</text:p>
          </table:table-cell>
          <table:table-cell office:value-type="float" office:value="21.76277" calcext:value-type="float">
            <text:p>21.7627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767723" calcext:value-type="float">
            <text:p>1.767723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147301" calcext:value-type="float">
            <text:p>1.47301E-07</text:p>
          </table:table-cell>
          <table:table-cell office:value-type="float" office:value="-0.00000854522" calcext:value-type="float">
            <text:p>-8.54522E-06</text:p>
          </table:table-cell>
          <table:table-cell office:value-type="float" office:value="0.0001240505" calcext:value-type="float">
            <text:p>0.0001240505</text:p>
          </table:table-cell>
          <table:table-cell office:value-type="float" office:value="0.000003978446" calcext:value-type="float">
            <text:p>3.978446E-06</text:p>
          </table:table-cell>
          <table:table-cell office:value-type="float" office:value="13.9048" calcext:value-type="float">
            <text:p>13.9048</text:p>
          </table:table-cell>
          <table:table-cell office:value-type="float" office:value="0.1617104" calcext:value-type="float">
            <text:p>0.1617104</text:p>
          </table:table-cell>
          <table:table-cell office:value-type="float" office:value="0.1056039" calcext:value-type="float">
            <text:p>0.1056039</text:p>
          </table:table-cell>
          <table:table-cell office:value-type="float" office:value="0.08166872" calcext:value-type="float">
            <text:p>0.08166872</text:p>
          </table:table-cell>
          <table:table-cell office:value-type="float" office:value="0.05888091" calcext:value-type="float">
            <text:p>0.05888091</text:p>
          </table:table-cell>
          <table:table-cell office:value-type="float" office:value="0.0564907" calcext:value-type="float">
            <text:p>0.0564907</text:p>
          </table:table-cell>
          <table:table-cell office:value-type="float" office:value="0.02588613" calcext:value-type="float">
            <text:p>0.02588613</text:p>
          </table:table-cell>
          <table:table-cell office:value-type="float" office:value="0.01684437" calcext:value-type="float">
            <text:p>0.01684437</text:p>
          </table:table-cell>
          <table:table-cell office:value-type="float" office:value="0.03357885" calcext:value-type="float">
            <text:p>0.03357885</text:p>
          </table:table-cell>
          <table:table-cell office:value-type="float" office:value="0.02657297" calcext:value-type="float">
            <text:p>0.02657297</text:p>
          </table:table-cell>
          <table:table-cell office:value-type="float" office:value="0.02240836" calcext:value-type="float">
            <text:p>0.02240836</text:p>
          </table:table-cell>
          <table:table-cell office:value-type="float" office:value="0.02068697" calcext:value-type="float">
            <text:p>0.02068697</text:p>
          </table:table-cell>
          <table:table-cell office:value-type="float" office:value="0.0175883" calcext:value-type="float">
            <text:p>0.0175883</text:p>
          </table:table-cell>
          <table:table-cell office:value-type="float" office:value="0.006911536" calcext:value-type="float">
            <text:p>0.006911536</text:p>
          </table:table-cell>
          <table:table-cell office:value-type="float" office:value="0.007173129" calcext:value-type="float">
            <text:p>0.007173129</text:p>
          </table:table-cell>
          <table:table-cell office:value-type="float" office:value="0" calcext:value-type="float">
            <text:p>0</text:p>
          </table:table-cell>
          <table:table-cell office:value-type="float" office:value="119.1408" calcext:value-type="float">
            <text:p>119.1408</text:p>
          </table:table-cell>
          <table:table-cell office:value-type="float" office:value="46.95834" calcext:value-type="float">
            <text:p>46.95834</text:p>
          </table:table-cell>
          <table:table-cell office:value-type="float" office:value="36.50323" calcext:value-type="float">
            <text:p>36.50323</text:p>
          </table:table-cell>
          <table:table-cell office:value-type="float" office:value="31.565" calcext:value-type="float">
            <text:p>31.565</text:p>
          </table:table-cell>
          <table:table-cell office:value-type="float" office:value="27.24393" calcext:value-type="float">
            <text:p>27.24393</text:p>
          </table:table-cell>
          <table:table-cell office:value-type="float" office:value="11.76563" calcext:value-type="float">
            <text:p>11.76563</text:p>
          </table:table-cell>
          <table:table-cell office:value-type="float" office:value="5.008915" calcext:value-type="float">
            <text:p>5.008915</text:p>
          </table:table-cell>
          <table:table-cell office:value-type="float" office:value="10.80202" calcext:value-type="float">
            <text:p>10.80202</text:p>
          </table:table-cell>
          <table:table-cell office:value-type="float" office:value="8.425183" calcext:value-type="float">
            <text:p>8.425183</text:p>
          </table:table-cell>
          <table:table-cell office:value-type="float" office:value="3.641252" calcext:value-type="float">
            <text:p>3.641252</text:p>
          </table:table-cell>
          <table:table-cell office:value-type="float" office:value="1.486693" calcext:value-type="float">
            <text:p>1.486693</text:p>
          </table:table-cell>
          <table:table-cell office:value-type="float" office:value="0.714577" calcext:value-type="float">
            <text:p>0.714577</text:p>
          </table:table-cell>
          <table:table-cell office:value-type="float" office:value="0.3593119" calcext:value-type="float">
            <text:p>0.3593119</text:p>
          </table:table-cell>
          <table:table-cell office:value-type="float" office:value="0.3404057" calcext:value-type="float">
            <text:p>0.3404057</text:p>
          </table:table-cell>
          <table:table-cell office:value-type="float" office:value="0" calcext:value-type="float">
            <text:p>0</text:p>
          </table:table-cell>
          <table:table-cell office:value-type="float" office:value="119.8712" calcext:value-type="float">
            <text:p>119.87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02064491" calcext:value-type="float">
            <text:p>-2.064491E-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2" calcext:value-type="float">
            <text:p>5012002</text:p>
          </table:table-cell>
          <table:table-cell office:value-type="float" office:value="24.14913" calcext:value-type="float">
            <text:p>24.14913</text:p>
          </table:table-cell>
          <table:table-cell office:value-type="float" office:value="1098.104" calcext:value-type="float">
            <text:p>1098.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56306" calcext:value-type="float">
            <text:p>0.1556306</text:p>
          </table:table-cell>
          <table:table-cell office:value-type="float" office:value="21.76499" calcext:value-type="float">
            <text:p>21.7649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022928" calcext:value-type="float">
            <text:p>2.022928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1683215" calcext:value-type="float">
            <text:p>1.683215E-07</text:p>
          </table:table-cell>
          <table:table-cell office:value-type="float" office:value="-0.00001923104" calcext:value-type="float">
            <text:p>-1.923104E-05</text:p>
          </table:table-cell>
          <table:table-cell office:value-type="float" office:value="0.000148271" calcext:value-type="float">
            <text:p>0.000148271</text:p>
          </table:table-cell>
          <table:table-cell office:value-type="float" office:value="0.000004880502" calcext:value-type="float">
            <text:p>4.880502E-06</text:p>
          </table:table-cell>
          <table:table-cell office:value-type="float" office:value="13.9314" calcext:value-type="float">
            <text:p>13.9314</text:p>
          </table:table-cell>
          <table:table-cell office:value-type="float" office:value="0.1517732" calcext:value-type="float">
            <text:p>0.1517732</text:p>
          </table:table-cell>
          <table:table-cell office:value-type="float" office:value="0.1023078" calcext:value-type="float">
            <text:p>0.1023078</text:p>
          </table:table-cell>
          <table:table-cell office:value-type="float" office:value="0.08079305" calcext:value-type="float">
            <text:p>0.08079305</text:p>
          </table:table-cell>
          <table:table-cell office:value-type="float" office:value="0.05899603" calcext:value-type="float">
            <text:p>0.05899603</text:p>
          </table:table-cell>
          <table:table-cell office:value-type="float" office:value="0.05707404" calcext:value-type="float">
            <text:p>0.05707404</text:p>
          </table:table-cell>
          <table:table-cell office:value-type="float" office:value="0.02602765" calcext:value-type="float">
            <text:p>0.02602765</text:p>
          </table:table-cell>
          <table:table-cell office:value-type="float" office:value="0.01696979" calcext:value-type="float">
            <text:p>0.01696979</text:p>
          </table:table-cell>
          <table:table-cell office:value-type="float" office:value="0.03377729" calcext:value-type="float">
            <text:p>0.03377729</text:p>
          </table:table-cell>
          <table:table-cell office:value-type="float" office:value="0.02667215" calcext:value-type="float">
            <text:p>0.02667215</text:p>
          </table:table-cell>
          <table:table-cell office:value-type="float" office:value="0.02245056" calcext:value-type="float">
            <text:p>0.02245056</text:p>
          </table:table-cell>
          <table:table-cell office:value-type="float" office:value="0.0207031" calcext:value-type="float">
            <text:p>0.0207031</text:p>
          </table:table-cell>
          <table:table-cell office:value-type="float" office:value="0.01759493" calcext:value-type="float">
            <text:p>0.01759493</text:p>
          </table:table-cell>
          <table:table-cell office:value-type="float" office:value="0.00690823" calcext:value-type="float">
            <text:p>0.00690823</text:p>
          </table:table-cell>
          <table:table-cell office:value-type="float" office:value="0.007175517" calcext:value-type="float">
            <text:p>0.007175517</text:p>
          </table:table-cell>
          <table:table-cell office:value-type="float" office:value="0" calcext:value-type="float">
            <text:p>0</text:p>
          </table:table-cell>
          <table:table-cell office:value-type="float" office:value="134.3384" calcext:value-type="float">
            <text:p>134.3384</text:p>
          </table:table-cell>
          <table:table-cell office:value-type="float" office:value="48.20806" calcext:value-type="float">
            <text:p>48.20806</text:p>
          </table:table-cell>
          <table:table-cell office:value-type="float" office:value="36.69311" calcext:value-type="float">
            <text:p>36.69311</text:p>
          </table:table-cell>
          <table:table-cell office:value-type="float" office:value="31.69107" calcext:value-type="float">
            <text:p>31.69107</text:p>
          </table:table-cell>
          <table:table-cell office:value-type="float" office:value="27.68967" calcext:value-type="float">
            <text:p>27.68967</text:p>
          </table:table-cell>
          <table:table-cell office:value-type="float" office:value="11.6387" calcext:value-type="float">
            <text:p>11.6387</text:p>
          </table:table-cell>
          <table:table-cell office:value-type="float" office:value="5.053033" calcext:value-type="float">
            <text:p>5.053033</text:p>
          </table:table-cell>
          <table:table-cell office:value-type="float" office:value="10.78866" calcext:value-type="float">
            <text:p>10.78866</text:p>
          </table:table-cell>
          <table:table-cell office:value-type="float" office:value="8.422712" calcext:value-type="float">
            <text:p>8.422712</text:p>
          </table:table-cell>
          <table:table-cell office:value-type="float" office:value="3.643578" calcext:value-type="float">
            <text:p>3.643578</text:p>
          </table:table-cell>
          <table:table-cell office:value-type="float" office:value="1.48794" calcext:value-type="float">
            <text:p>1.48794</text:p>
          </table:table-cell>
          <table:table-cell office:value-type="float" office:value="0.7149626" calcext:value-type="float">
            <text:p>0.7149626</text:p>
          </table:table-cell>
          <table:table-cell office:value-type="float" office:value="0.3594355" calcext:value-type="float">
            <text:p>0.3594355</text:p>
          </table:table-cell>
          <table:table-cell office:value-type="float" office:value="0.3404316" calcext:value-type="float">
            <text:p>0.3404316</text:p>
          </table:table-cell>
          <table:table-cell office:value-type="float" office:value="0" calcext:value-type="float">
            <text:p>0</text:p>
          </table:table-cell>
          <table:table-cell office:value-type="float" office:value="118.8527" calcext:value-type="float">
            <text:p>118.85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02732767" calcext:value-type="float">
            <text:p>-2.732767E-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2" calcext:value-type="float">
            <text:p>6012002</text:p>
          </table:table-cell>
          <table:table-cell office:value-type="float" office:value="24.14654" calcext:value-type="float">
            <text:p>24.14654</text:p>
          </table:table-cell>
          <table:table-cell office:value-type="float" office:value="1098.099" calcext:value-type="float">
            <text:p>1098.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59672" calcext:value-type="float">
            <text:p>0.1559672</text:p>
          </table:table-cell>
          <table:table-cell office:value-type="float" office:value="21.77184" calcext:value-type="float">
            <text:p>21.7718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022928" calcext:value-type="float">
            <text:p>2.022928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1683215" calcext:value-type="float">
            <text:p>1.683215E-07</text:p>
          </table:table-cell>
          <table:table-cell office:value-type="float" office:value="-0.00002094637" calcext:value-type="float">
            <text:p>-2.094637E-05</text:p>
          </table:table-cell>
          <table:table-cell office:value-type="float" office:value="0.0001704502" calcext:value-type="float">
            <text:p>0.0001704502</text:p>
          </table:table-cell>
          <table:table-cell office:value-type="float" office:value="0.000005754574" calcext:value-type="float">
            <text:p>5.754574E-06</text:p>
          </table:table-cell>
          <table:table-cell office:value-type="float" office:value="13.92654" calcext:value-type="float">
            <text:p>13.92654</text:p>
          </table:table-cell>
          <table:table-cell office:value-type="float" office:value="0.1507398" calcext:value-type="float">
            <text:p>0.1507398</text:p>
          </table:table-cell>
          <table:table-cell office:value-type="float" office:value="0.09884742" calcext:value-type="float">
            <text:p>0.09884742</text:p>
          </table:table-cell>
          <table:table-cell office:value-type="float" office:value="0.07904898" calcext:value-type="float">
            <text:p>0.07904898</text:p>
          </table:table-cell>
          <table:table-cell office:value-type="float" office:value="0.05881237" calcext:value-type="float">
            <text:p>0.05881237</text:p>
          </table:table-cell>
          <table:table-cell office:value-type="float" office:value="0.05761332" calcext:value-type="float">
            <text:p>0.05761332</text:p>
          </table:table-cell>
          <table:table-cell office:value-type="float" office:value="0.02612177" calcext:value-type="float">
            <text:p>0.02612177</text:p>
          </table:table-cell>
          <table:table-cell office:value-type="float" office:value="0.01706608" calcext:value-type="float">
            <text:p>0.01706608</text:p>
          </table:table-cell>
          <table:table-cell office:value-type="float" office:value="0.03396491" calcext:value-type="float">
            <text:p>0.03396491</text:p>
          </table:table-cell>
          <table:table-cell office:value-type="float" office:value="0.02676964" calcext:value-type="float">
            <text:p>0.02676964</text:p>
          </table:table-cell>
          <table:table-cell office:value-type="float" office:value="0.02249355" calcext:value-type="float">
            <text:p>0.02249355</text:p>
          </table:table-cell>
          <table:table-cell office:value-type="float" office:value="0.02071973" calcext:value-type="float">
            <text:p>0.02071973</text:p>
          </table:table-cell>
          <table:table-cell office:value-type="float" office:value="0.01760183" calcext:value-type="float">
            <text:p>0.01760183</text:p>
          </table:table-cell>
          <table:table-cell office:value-type="float" office:value="0.006904134" calcext:value-type="float">
            <text:p>0.006904134</text:p>
          </table:table-cell>
          <table:table-cell office:value-type="float" office:value="0.007174266" calcext:value-type="float">
            <text:p>0.007174266</text:p>
          </table:table-cell>
          <table:table-cell office:value-type="float" office:value="0" calcext:value-type="float">
            <text:p>0</text:p>
          </table:table-cell>
          <table:table-cell office:value-type="float" office:value="126.4914" calcext:value-type="float">
            <text:p>126.4914</text:p>
          </table:table-cell>
          <table:table-cell office:value-type="float" office:value="48.85476" calcext:value-type="float">
            <text:p>48.85476</text:p>
          </table:table-cell>
          <table:table-cell office:value-type="float" office:value="36.84965" calcext:value-type="float">
            <text:p>36.84965</text:p>
          </table:table-cell>
          <table:table-cell office:value-type="float" office:value="31.863" calcext:value-type="float">
            <text:p>31.863</text:p>
          </table:table-cell>
          <table:table-cell office:value-type="float" office:value="28.11416" calcext:value-type="float">
            <text:p>28.11416</text:p>
          </table:table-cell>
          <table:table-cell office:value-type="float" office:value="11.5058" calcext:value-type="float">
            <text:p>11.5058</text:p>
          </table:table-cell>
          <table:table-cell office:value-type="float" office:value="5.094337" calcext:value-type="float">
            <text:p>5.094337</text:p>
          </table:table-cell>
          <table:table-cell office:value-type="float" office:value="10.77468" calcext:value-type="float">
            <text:p>10.77468</text:p>
          </table:table-cell>
          <table:table-cell office:value-type="float" office:value="8.419646" calcext:value-type="float">
            <text:p>8.419646</text:p>
          </table:table-cell>
          <table:table-cell office:value-type="float" office:value="3.645742" calcext:value-type="float">
            <text:p>3.645742</text:p>
          </table:table-cell>
          <table:table-cell office:value-type="float" office:value="1.489152" calcext:value-type="float">
            <text:p>1.489152</text:p>
          </table:table-cell>
          <table:table-cell office:value-type="float" office:value="0.7153509" calcext:value-type="float">
            <text:p>0.7153509</text:p>
          </table:table-cell>
          <table:table-cell office:value-type="float" office:value="0.3593413" calcext:value-type="float">
            <text:p>0.3593413</text:p>
          </table:table-cell>
          <table:table-cell office:value-type="float" office:value="0.3404613" calcext:value-type="float">
            <text:p>0.3404613</text:p>
          </table:table-cell>
          <table:table-cell office:value-type="float" office:value="0" calcext:value-type="float">
            <text:p>0</text:p>
          </table:table-cell>
          <table:table-cell office:value-type="float" office:value="119.538" calcext:value-type="float">
            <text:p>119.5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03226389" calcext:value-type="float">
            <text:p>-3.226389E-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2" calcext:value-type="float">
            <text:p>7012002</text:p>
          </table:table-cell>
          <table:table-cell office:value-type="float" office:value="24.14465" calcext:value-type="float">
            <text:p>24.14465</text:p>
          </table:table-cell>
          <table:table-cell office:value-type="float" office:value="1098.094" calcext:value-type="float">
            <text:p>1098.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67291" calcext:value-type="float">
            <text:p>0.1567291</text:p>
          </table:table-cell>
          <table:table-cell office:value-type="float" office:value="21.77699" calcext:value-type="float">
            <text:p>21.7769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022928" calcext:value-type="float">
            <text:p>2.022928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1683215" calcext:value-type="float">
            <text:p>1.683215E-07</text:p>
          </table:table-cell>
          <table:table-cell office:value-type="float" office:value="-0.00002674064" calcext:value-type="float">
            <text:p>-2.674064E-05</text:p>
          </table:table-cell>
          <table:table-cell office:value-type="float" office:value="0.0001946485" calcext:value-type="float">
            <text:p>0.0001946485</text:p>
          </table:table-cell>
          <table:table-cell office:value-type="float" office:value="0.000006603314" calcext:value-type="float">
            <text:p>6.603314E-06</text:p>
          </table:table-cell>
          <table:table-cell office:value-type="float" office:value="13.92916" calcext:value-type="float">
            <text:p>13.92916</text:p>
          </table:table-cell>
          <table:table-cell office:value-type="float" office:value="0.1485305" calcext:value-type="float">
            <text:p>0.1485305</text:p>
          </table:table-cell>
          <table:table-cell office:value-type="float" office:value="0.0991471" calcext:value-type="float">
            <text:p>0.0991471</text:p>
          </table:table-cell>
          <table:table-cell office:value-type="float" office:value="0.07845837" calcext:value-type="float">
            <text:p>0.07845837</text:p>
          </table:table-cell>
          <table:table-cell office:value-type="float" office:value="0.05867448" calcext:value-type="float">
            <text:p>0.05867448</text:p>
          </table:table-cell>
          <table:table-cell office:value-type="float" office:value="0.05788125" calcext:value-type="float">
            <text:p>0.05788125</text:p>
          </table:table-cell>
          <table:table-cell office:value-type="float" office:value="0.02625809" calcext:value-type="float">
            <text:p>0.02625809</text:p>
          </table:table-cell>
          <table:table-cell office:value-type="float" office:value="0.01717109" calcext:value-type="float">
            <text:p>0.01717109</text:p>
          </table:table-cell>
          <table:table-cell office:value-type="float" office:value="0.03414278" calcext:value-type="float">
            <text:p>0.03414278</text:p>
          </table:table-cell>
          <table:table-cell office:value-type="float" office:value="0.02686418" calcext:value-type="float">
            <text:p>0.02686418</text:p>
          </table:table-cell>
          <table:table-cell office:value-type="float" office:value="0.02253694" calcext:value-type="float">
            <text:p>0.02253694</text:p>
          </table:table-cell>
          <table:table-cell office:value-type="float" office:value="0.02073679" calcext:value-type="float">
            <text:p>0.02073679</text:p>
          </table:table-cell>
          <table:table-cell office:value-type="float" office:value="0.01760898" calcext:value-type="float">
            <text:p>0.01760898</text:p>
          </table:table-cell>
          <table:table-cell office:value-type="float" office:value="0.006900298" calcext:value-type="float">
            <text:p>0.006900298</text:p>
          </table:table-cell>
          <table:table-cell office:value-type="float" office:value="0.007173801" calcext:value-type="float">
            <text:p>0.007173801</text:p>
          </table:table-cell>
          <table:table-cell office:value-type="float" office:value="0" calcext:value-type="float">
            <text:p>0</text:p>
          </table:table-cell>
          <table:table-cell office:value-type="float" office:value="117.1263" calcext:value-type="float">
            <text:p>117.1263</text:p>
          </table:table-cell>
          <table:table-cell office:value-type="float" office:value="49.83886" calcext:value-type="float">
            <text:p>49.83886</text:p>
          </table:table-cell>
          <table:table-cell office:value-type="float" office:value="36.94414" calcext:value-type="float">
            <text:p>36.94414</text:p>
          </table:table-cell>
          <table:table-cell office:value-type="float" office:value="32.01918" calcext:value-type="float">
            <text:p>32.01918</text:p>
          </table:table-cell>
          <table:table-cell office:value-type="float" office:value="28.06425" calcext:value-type="float">
            <text:p>28.06425</text:p>
          </table:table-cell>
          <table:table-cell office:value-type="float" office:value="11.44829" calcext:value-type="float">
            <text:p>11.44829</text:p>
          </table:table-cell>
          <table:table-cell office:value-type="float" office:value="5.146623" calcext:value-type="float">
            <text:p>5.146623</text:p>
          </table:table-cell>
          <table:table-cell office:value-type="float" office:value="10.76075" calcext:value-type="float">
            <text:p>10.76075</text:p>
          </table:table-cell>
          <table:table-cell office:value-type="float" office:value="8.41593" calcext:value-type="float">
            <text:p>8.41593</text:p>
          </table:table-cell>
          <table:table-cell office:value-type="float" office:value="3.647744" calcext:value-type="float">
            <text:p>3.647744</text:p>
          </table:table-cell>
          <table:table-cell office:value-type="float" office:value="1.490322" calcext:value-type="float">
            <text:p>1.490322</text:p>
          </table:table-cell>
          <table:table-cell office:value-type="float" office:value="0.715731" calcext:value-type="float">
            <text:p>0.715731</text:p>
          </table:table-cell>
          <table:table-cell office:value-type="float" office:value="0.3592784" calcext:value-type="float">
            <text:p>0.3592784</text:p>
          </table:table-cell>
          <table:table-cell office:value-type="float" office:value="0.3405151" calcext:value-type="float">
            <text:p>0.3405151</text:p>
          </table:table-cell>
          <table:table-cell office:value-type="float" office:value="0" calcext:value-type="float">
            <text:p>0</text:p>
          </table:table-cell>
          <table:table-cell office:value-type="float" office:value="120.6301" calcext:value-type="float">
            <text:p>120.63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03726848" calcext:value-type="float">
            <text:p>-3.726848E-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2" calcext:value-type="float">
            <text:p>8012002</text:p>
          </table:table-cell>
          <table:table-cell office:value-type="float" office:value="24.14815" calcext:value-type="float">
            <text:p>24.14815</text:p>
          </table:table-cell>
          <table:table-cell office:value-type="float" office:value="1098.092" calcext:value-type="float">
            <text:p>1098.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64871" calcext:value-type="float">
            <text:p>0.1564871</text:p>
          </table:table-cell>
          <table:table-cell office:value-type="float" office:value="21.77525" calcext:value-type="float">
            <text:p>21.7752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022928" calcext:value-type="float">
            <text:p>2.022928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1683215" calcext:value-type="float">
            <text:p>1.683215E-07</text:p>
          </table:table-cell>
          <table:table-cell office:value-type="float" office:value="-0.0000766449" calcext:value-type="float">
            <text:p>-7.66449E-05</text:p>
          </table:table-cell>
          <table:table-cell office:value-type="float" office:value="0.0002183008" calcext:value-type="float">
            <text:p>0.0002183008</text:p>
          </table:table-cell>
          <table:table-cell office:value-type="float" office:value="0.000007427605" calcext:value-type="float">
            <text:p>7.427605E-06</text:p>
          </table:table-cell>
          <table:table-cell office:value-type="float" office:value="13.97626" calcext:value-type="float">
            <text:p>13.97626</text:p>
          </table:table-cell>
          <table:table-cell office:value-type="float" office:value="0.1293066" calcext:value-type="float">
            <text:p>0.1293066</text:p>
          </table:table-cell>
          <table:table-cell office:value-type="float" office:value="0.09617176" calcext:value-type="float">
            <text:p>0.09617176</text:p>
          </table:table-cell>
          <table:table-cell office:value-type="float" office:value="0.07738735" calcext:value-type="float">
            <text:p>0.07738735</text:p>
          </table:table-cell>
          <table:table-cell office:value-type="float" office:value="0.05847583" calcext:value-type="float">
            <text:p>0.05847583</text:p>
          </table:table-cell>
          <table:table-cell office:value-type="float" office:value="0.05799079" calcext:value-type="float">
            <text:p>0.05799079</text:p>
          </table:table-cell>
          <table:table-cell office:value-type="float" office:value="0.02639302" calcext:value-type="float">
            <text:p>0.02639302</text:p>
          </table:table-cell>
          <table:table-cell office:value-type="float" office:value="0.01725338" calcext:value-type="float">
            <text:p>0.01725338</text:p>
          </table:table-cell>
          <table:table-cell office:value-type="float" office:value="0.03431299" calcext:value-type="float">
            <text:p>0.03431299</text:p>
          </table:table-cell>
          <table:table-cell office:value-type="float" office:value="0.02695578" calcext:value-type="float">
            <text:p>0.02695578</text:p>
          </table:table-cell>
          <table:table-cell office:value-type="float" office:value="0.02258036" calcext:value-type="float">
            <text:p>0.02258036</text:p>
          </table:table-cell>
          <table:table-cell office:value-type="float" office:value="0.02075419" calcext:value-type="float">
            <text:p>0.02075419</text:p>
          </table:table-cell>
          <table:table-cell office:value-type="float" office:value="0.01761637" calcext:value-type="float">
            <text:p>0.01761637</text:p>
          </table:table-cell>
          <table:table-cell office:value-type="float" office:value="0.006897499" calcext:value-type="float">
            <text:p>0.006897499</text:p>
          </table:table-cell>
          <table:table-cell office:value-type="float" office:value="0.007176897" calcext:value-type="float">
            <text:p>0.007176897</text:p>
          </table:table-cell>
          <table:table-cell office:value-type="float" office:value="0" calcext:value-type="float">
            <text:p>0</text:p>
          </table:table-cell>
          <table:table-cell office:value-type="float" office:value="108.2912" calcext:value-type="float">
            <text:p>108.2912</text:p>
          </table:table-cell>
          <table:table-cell office:value-type="float" office:value="50.22979" calcext:value-type="float">
            <text:p>50.22979</text:p>
          </table:table-cell>
          <table:table-cell office:value-type="float" office:value="37.21023" calcext:value-type="float">
            <text:p>37.21023</text:p>
          </table:table-cell>
          <table:table-cell office:value-type="float" office:value="32.17709" calcext:value-type="float">
            <text:p>32.17709</text:p>
          </table:table-cell>
          <table:table-cell office:value-type="float" office:value="27.85365" calcext:value-type="float">
            <text:p>27.85365</text:p>
          </table:table-cell>
          <table:table-cell office:value-type="float" office:value="11.43412" calcext:value-type="float">
            <text:p>11.43412</text:p>
          </table:table-cell>
          <table:table-cell office:value-type="float" office:value="5.189921" calcext:value-type="float">
            <text:p>5.189921</text:p>
          </table:table-cell>
          <table:table-cell office:value-type="float" office:value="10.74919" calcext:value-type="float">
            <text:p>10.74919</text:p>
          </table:table-cell>
          <table:table-cell office:value-type="float" office:value="8.41216" calcext:value-type="float">
            <text:p>8.41216</text:p>
          </table:table-cell>
          <table:table-cell office:value-type="float" office:value="3.649593" calcext:value-type="float">
            <text:p>3.649593</text:p>
          </table:table-cell>
          <table:table-cell office:value-type="float" office:value="1.491455" calcext:value-type="float">
            <text:p>1.491455</text:p>
          </table:table-cell>
          <table:table-cell office:value-type="float" office:value="0.7161129" calcext:value-type="float">
            <text:p>0.7161129</text:p>
          </table:table-cell>
          <table:table-cell office:value-type="float" office:value="0.3594468" calcext:value-type="float">
            <text:p>0.3594468</text:p>
          </table:table-cell>
          <table:table-cell office:value-type="float" office:value="0.3405508" calcext:value-type="float">
            <text:p>0.3405508</text:p>
          </table:table-cell>
          <table:table-cell office:value-type="float" office:value="0" calcext:value-type="float">
            <text:p>0</text:p>
          </table:table-cell>
          <table:table-cell office:value-type="float" office:value="120.7588" calcext:value-type="float">
            <text:p>120.75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04566693" calcext:value-type="float">
            <text:p>-4.566693E-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2" calcext:value-type="float">
            <text:p>9012002</text:p>
          </table:table-cell>
          <table:table-cell office:value-type="float" office:value="24.14783" calcext:value-type="float">
            <text:p>24.14783</text:p>
          </table:table-cell>
          <table:table-cell office:value-type="float" office:value="1098.089" calcext:value-type="float">
            <text:p>1098.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69124" calcext:value-type="float">
            <text:p>0.1569124</text:p>
          </table:table-cell>
          <table:table-cell office:value-type="float" office:value="21.77716" calcext:value-type="float">
            <text:p>21.7771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022928" calcext:value-type="float">
            <text:p>2.022928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1683215" calcext:value-type="float">
            <text:p>1.683215E-07</text:p>
          </table:table-cell>
          <table:table-cell office:value-type="float" office:value="-0.00009823826" calcext:value-type="float">
            <text:p>-9.823826E-05</text:p>
          </table:table-cell>
          <table:table-cell office:value-type="float" office:value="0.0002415055" calcext:value-type="float">
            <text:p>0.0002415055</text:p>
          </table:table-cell>
          <table:table-cell office:value-type="float" office:value="0.000008228519" calcext:value-type="float">
            <text:p>8.228519E-06</text:p>
          </table:table-cell>
          <table:table-cell office:value-type="float" office:value="14.00249" calcext:value-type="float">
            <text:p>14.00249</text:p>
          </table:table-cell>
          <table:table-cell office:value-type="float" office:value="0.1221908" calcext:value-type="float">
            <text:p>0.1221908</text:p>
          </table:table-cell>
          <table:table-cell office:value-type="float" office:value="0.09227139" calcext:value-type="float">
            <text:p>0.09227139</text:p>
          </table:table-cell>
          <table:table-cell office:value-type="float" office:value="0.07583547" calcext:value-type="float">
            <text:p>0.07583547</text:p>
          </table:table-cell>
          <table:table-cell office:value-type="float" office:value="0.05831439" calcext:value-type="float">
            <text:p>0.05831439</text:p>
          </table:table-cell>
          <table:table-cell office:value-type="float" office:value="0.05794842" calcext:value-type="float">
            <text:p>0.05794842</text:p>
          </table:table-cell>
          <table:table-cell office:value-type="float" office:value="0.02654374" calcext:value-type="float">
            <text:p>0.02654374</text:p>
          </table:table-cell>
          <table:table-cell office:value-type="float" office:value="0.01732121" calcext:value-type="float">
            <text:p>0.01732121</text:p>
          </table:table-cell>
          <table:table-cell office:value-type="float" office:value="0.03447375" calcext:value-type="float">
            <text:p>0.03447375</text:p>
          </table:table-cell>
          <table:table-cell office:value-type="float" office:value="0.02704405" calcext:value-type="float">
            <text:p>0.02704405</text:p>
          </table:table-cell>
          <table:table-cell office:value-type="float" office:value="0.02262353" calcext:value-type="float">
            <text:p>0.02262353</text:p>
          </table:table-cell>
          <table:table-cell office:value-type="float" office:value="0.02077187" calcext:value-type="float">
            <text:p>0.02077187</text:p>
          </table:table-cell>
          <table:table-cell office:value-type="float" office:value="0.01762404" calcext:value-type="float">
            <text:p>0.01762404</text:p>
          </table:table-cell>
          <table:table-cell office:value-type="float" office:value="0.00689457" calcext:value-type="float">
            <text:p>0.00689457</text:p>
          </table:table-cell>
          <table:table-cell office:value-type="float" office:value="0.007179087" calcext:value-type="float">
            <text:p>0.007179087</text:p>
          </table:table-cell>
          <table:table-cell office:value-type="float" office:value="0" calcext:value-type="float">
            <text:p>0</text:p>
          </table:table-cell>
          <table:table-cell office:value-type="float" office:value="104.491" calcext:value-type="float">
            <text:p>104.491</text:p>
          </table:table-cell>
          <table:table-cell office:value-type="float" office:value="49.72346" calcext:value-type="float">
            <text:p>49.72346</text:p>
          </table:table-cell>
          <table:table-cell office:value-type="float" office:value="37.65657" calcext:value-type="float">
            <text:p>37.65657</text:p>
          </table:table-cell>
          <table:table-cell office:value-type="float" office:value="32.41033" calcext:value-type="float">
            <text:p>32.41033</text:p>
          </table:table-cell>
          <table:table-cell office:value-type="float" office:value="27.37986" calcext:value-type="float">
            <text:p>27.37986</text:p>
          </table:table-cell>
          <table:table-cell office:value-type="float" office:value="11.46021" calcext:value-type="float">
            <text:p>11.46021</text:p>
          </table:table-cell>
          <table:table-cell office:value-type="float" office:value="5.232708" calcext:value-type="float">
            <text:p>5.232708</text:p>
          </table:table-cell>
          <table:table-cell office:value-type="float" office:value="10.7372" calcext:value-type="float">
            <text:p>10.7372</text:p>
          </table:table-cell>
          <table:table-cell office:value-type="float" office:value="8.408187" calcext:value-type="float">
            <text:p>8.408187</text:p>
          </table:table-cell>
          <table:table-cell office:value-type="float" office:value="3.651306" calcext:value-type="float">
            <text:p>3.651306</text:p>
          </table:table-cell>
          <table:table-cell office:value-type="float" office:value="1.492555" calcext:value-type="float">
            <text:p>1.492555</text:p>
          </table:table-cell>
          <table:table-cell office:value-type="float" office:value="0.7165022" calcext:value-type="float">
            <text:p>0.7165022</text:p>
          </table:table-cell>
          <table:table-cell office:value-type="float" office:value="0.3595621" calcext:value-type="float">
            <text:p>0.3595621</text:p>
          </table:table-cell>
          <table:table-cell office:value-type="float" office:value="0.3405787" calcext:value-type="float">
            <text:p>0.3405787</text:p>
          </table:table-cell>
          <table:table-cell office:value-type="float" office:value="0" calcext:value-type="float">
            <text:p>0</text:p>
          </table:table-cell>
          <table:table-cell office:value-type="float" office:value="121.8604" calcext:value-type="float">
            <text:p>121.8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05163723" calcext:value-type="float">
            <text:p>-5.163723E-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2" calcext:value-type="float">
            <text:p>10012002</text:p>
          </table:table-cell>
          <table:table-cell office:value-type="float" office:value="24.14771" calcext:value-type="float">
            <text:p>24.14771</text:p>
          </table:table-cell>
          <table:table-cell office:value-type="float" office:value="1098.087" calcext:value-type="float">
            <text:p>1098.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749" calcext:value-type="float">
            <text:p>0.15749</text:p>
          </table:table-cell>
          <table:table-cell office:value-type="float" office:value="21.77843" calcext:value-type="float">
            <text:p>21.7784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022928" calcext:value-type="float">
            <text:p>2.022928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1683215" calcext:value-type="float">
            <text:p>1.683215E-07</text:p>
          </table:table-cell>
          <table:table-cell office:value-type="float" office:value="-0.0001432972" calcext:value-type="float">
            <text:p>-0.0001432972</text:p>
          </table:table-cell>
          <table:table-cell office:value-type="float" office:value="0.000265264" calcext:value-type="float">
            <text:p>0.000265264</text:p>
          </table:table-cell>
          <table:table-cell office:value-type="float" office:value="0.000009006987" calcext:value-type="float">
            <text:p>9.006987E-06</text:p>
          </table:table-cell>
          <table:table-cell office:value-type="float" office:value="14.03471" calcext:value-type="float">
            <text:p>14.03471</text:p>
          </table:table-cell>
          <table:table-cell office:value-type="float" office:value="0.1090953" calcext:value-type="float">
            <text:p>0.1090953</text:p>
          </table:table-cell>
          <table:table-cell office:value-type="float" office:value="0.08854069" calcext:value-type="float">
            <text:p>0.08854069</text:p>
          </table:table-cell>
          <table:table-cell office:value-type="float" office:value="0.07440963" calcext:value-type="float">
            <text:p>0.07440963</text:p>
          </table:table-cell>
          <table:table-cell office:value-type="float" office:value="0.05828279" calcext:value-type="float">
            <text:p>0.05828279</text:p>
          </table:table-cell>
          <table:table-cell office:value-type="float" office:value="0.05770571" calcext:value-type="float">
            <text:p>0.05770571</text:p>
          </table:table-cell>
          <table:table-cell office:value-type="float" office:value="0.02670427" calcext:value-type="float">
            <text:p>0.02670427</text:p>
          </table:table-cell>
          <table:table-cell office:value-type="float" office:value="0.01739425" calcext:value-type="float">
            <text:p>0.01739425</text:p>
          </table:table-cell>
          <table:table-cell office:value-type="float" office:value="0.03462626" calcext:value-type="float">
            <text:p>0.03462626</text:p>
          </table:table-cell>
          <table:table-cell office:value-type="float" office:value="0.02712876" calcext:value-type="float">
            <text:p>0.02712876</text:p>
          </table:table-cell>
          <table:table-cell office:value-type="float" office:value="0.02266623" calcext:value-type="float">
            <text:p>0.02266623</text:p>
          </table:table-cell>
          <table:table-cell office:value-type="float" office:value="0.02078976" calcext:value-type="float">
            <text:p>0.02078976</text:p>
          </table:table-cell>
          <table:table-cell office:value-type="float" office:value="0.01763192" calcext:value-type="float">
            <text:p>0.01763192</text:p>
          </table:table-cell>
          <table:table-cell office:value-type="float" office:value="0.00689172" calcext:value-type="float">
            <text:p>0.00689172</text:p>
          </table:table-cell>
          <table:table-cell office:value-type="float" office:value="0.007181257" calcext:value-type="float">
            <text:p>0.007181257</text:p>
          </table:table-cell>
          <table:table-cell office:value-type="float" office:value="0" calcext:value-type="float">
            <text:p>0</text:p>
          </table:table-cell>
          <table:table-cell office:value-type="float" office:value="90.08127" calcext:value-type="float">
            <text:p>90.08127</text:p>
          </table:table-cell>
          <table:table-cell office:value-type="float" office:value="48.28269" calcext:value-type="float">
            <text:p>48.28269</text:p>
          </table:table-cell>
          <table:table-cell office:value-type="float" office:value="38.25835" calcext:value-type="float">
            <text:p>38.25835</text:p>
          </table:table-cell>
          <table:table-cell office:value-type="float" office:value="32.77207" calcext:value-type="float">
            <text:p>32.77207</text:p>
          </table:table-cell>
          <table:table-cell office:value-type="float" office:value="26.49996" calcext:value-type="float">
            <text:p>26.49996</text:p>
          </table:table-cell>
          <table:table-cell office:value-type="float" office:value="11.52298" calcext:value-type="float">
            <text:p>11.52298</text:p>
          </table:table-cell>
          <table:table-cell office:value-type="float" office:value="5.284226" calcext:value-type="float">
            <text:p>5.284226</text:p>
          </table:table-cell>
          <table:table-cell office:value-type="float" office:value="10.72619" calcext:value-type="float">
            <text:p>10.72619</text:p>
          </table:table-cell>
          <table:table-cell office:value-type="float" office:value="8.403888" calcext:value-type="float">
            <text:p>8.403888</text:p>
          </table:table-cell>
          <table:table-cell office:value-type="float" office:value="3.652892" calcext:value-type="float">
            <text:p>3.652892</text:p>
          </table:table-cell>
          <table:table-cell office:value-type="float" office:value="1.493623" calcext:value-type="float">
            <text:p>1.493623</text:p>
          </table:table-cell>
          <table:table-cell office:value-type="float" office:value="0.7168916" calcext:value-type="float">
            <text:p>0.7168916</text:p>
          </table:table-cell>
          <table:table-cell office:value-type="float" office:value="0.3596664" calcext:value-type="float">
            <text:p>0.3596664</text:p>
          </table:table-cell>
          <table:table-cell office:value-type="float" office:value="0.3406115" calcext:value-type="float">
            <text:p>0.3406115</text:p>
          </table:table-cell>
          <table:table-cell office:value-type="float" office:value="0" calcext:value-type="float">
            <text:p>0</text:p>
          </table:table-cell>
          <table:table-cell office:value-type="float" office:value="123.3209" calcext:value-type="float">
            <text:p>123.3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05824879" calcext:value-type="float">
            <text:p>-5.824879E-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2" calcext:value-type="float">
            <text:p>11012002</text:p>
          </table:table-cell>
          <table:table-cell office:value-type="float" office:value="24.14536" calcext:value-type="float">
            <text:p>24.14536</text:p>
          </table:table-cell>
          <table:table-cell office:value-type="float" office:value="1098.084" calcext:value-type="float">
            <text:p>1098.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93059" calcext:value-type="float">
            <text:p>0.1593059</text:p>
          </table:table-cell>
          <table:table-cell office:value-type="float" office:value="21.78079" calcext:value-type="float">
            <text:p>21.7807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022928" calcext:value-type="float">
            <text:p>2.022928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1683215" calcext:value-type="float">
            <text:p>1.683215E-07</text:p>
          </table:table-cell>
          <table:table-cell office:value-type="float" office:value="-0.0001835805" calcext:value-type="float">
            <text:p>-0.0001835805</text:p>
          </table:table-cell>
          <table:table-cell office:value-type="float" office:value="0.0002914932" calcext:value-type="float">
            <text:p>0.0002914932</text:p>
          </table:table-cell>
          <table:table-cell office:value-type="float" office:value="0.000009763781" calcext:value-type="float">
            <text:p>9.763781E-06</text:p>
          </table:table-cell>
          <table:table-cell office:value-type="float" office:value="14.05833" calcext:value-type="float">
            <text:p>14.05833</text:p>
          </table:table-cell>
          <table:table-cell office:value-type="float" office:value="0.1035703" calcext:value-type="float">
            <text:p>0.1035703</text:p>
          </table:table-cell>
          <table:table-cell office:value-type="float" office:value="0.08534855" calcext:value-type="float">
            <text:p>0.08534855</text:p>
          </table:table-cell>
          <table:table-cell office:value-type="float" office:value="0.07318118" calcext:value-type="float">
            <text:p>0.07318118</text:p>
          </table:table-cell>
          <table:table-cell office:value-type="float" office:value="0.05843256" calcext:value-type="float">
            <text:p>0.05843256</text:p>
          </table:table-cell>
          <table:table-cell office:value-type="float" office:value="0.05732435" calcext:value-type="float">
            <text:p>0.05732435</text:p>
          </table:table-cell>
          <table:table-cell office:value-type="float" office:value="0.02687492" calcext:value-type="float">
            <text:p>0.0268749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03477201" calcext:value-type="float">
            <text:p>0.03477201</text:p>
          </table:table-cell>
          <table:table-cell office:value-type="float" office:value="0.02721001" calcext:value-type="float">
            <text:p>0.02721001</text:p>
          </table:table-cell>
          <table:table-cell office:value-type="float" office:value="0.02270831" calcext:value-type="float">
            <text:p>0.02270831</text:p>
          </table:table-cell>
          <table:table-cell office:value-type="float" office:value="0.0208078" calcext:value-type="float">
            <text:p>0.0208078</text:p>
          </table:table-cell>
          <table:table-cell office:value-type="float" office:value="0.01764" calcext:value-type="float">
            <text:p>0.01764</text:p>
          </table:table-cell>
          <table:table-cell office:value-type="float" office:value="0.006888893" calcext:value-type="float">
            <text:p>0.006888893</text:p>
          </table:table-cell>
          <table:table-cell office:value-type="float" office:value="0.00718318" calcext:value-type="float">
            <text:p>0.00718318</text:p>
          </table:table-cell>
          <table:table-cell office:value-type="float" office:value="0" calcext:value-type="float">
            <text:p>0</text:p>
          </table:table-cell>
          <table:table-cell office:value-type="float" office:value="81.75298" calcext:value-type="float">
            <text:p>81.75298</text:p>
          </table:table-cell>
          <table:table-cell office:value-type="float" office:value="46.93091" calcext:value-type="float">
            <text:p>46.93091</text:p>
          </table:table-cell>
          <table:table-cell office:value-type="float" office:value="38.61233" calcext:value-type="float">
            <text:p>38.61233</text:p>
          </table:table-cell>
          <table:table-cell office:value-type="float" office:value="33.2241" calcext:value-type="float">
            <text:p>33.2241</text:p>
          </table:table-cell>
          <table:table-cell office:value-type="float" office:value="25.26768" calcext:value-type="float">
            <text:p>25.26768</text:p>
          </table:table-cell>
          <table:table-cell office:value-type="float" office:value="11.6043" calcext:value-type="float">
            <text:p>11.6043</text:p>
          </table:table-cell>
          <table:table-cell office:value-type="float" office:value="5.334552" calcext:value-type="float">
            <text:p>5.334552</text:p>
          </table:table-cell>
          <table:table-cell office:value-type="float" office:value="10.71719" calcext:value-type="float">
            <text:p>10.71719</text:p>
          </table:table-cell>
          <table:table-cell office:value-type="float" office:value="8.399396" calcext:value-type="float">
            <text:p>8.399396</text:p>
          </table:table-cell>
          <table:table-cell office:value-type="float" office:value="3.654353" calcext:value-type="float">
            <text:p>3.654353</text:p>
          </table:table-cell>
          <table:table-cell office:value-type="float" office:value="1.49466" calcext:value-type="float">
            <text:p>1.49466</text:p>
          </table:table-cell>
          <table:table-cell office:value-type="float" office:value="0.7172762" calcext:value-type="float">
            <text:p>0.7172762</text:p>
          </table:table-cell>
          <table:table-cell office:value-type="float" office:value="0.3597474" calcext:value-type="float">
            <text:p>0.3597474</text:p>
          </table:table-cell>
          <table:table-cell office:value-type="float" office:value="0.3406549" calcext:value-type="float">
            <text:p>0.3406549</text:p>
          </table:table-cell>
          <table:table-cell office:value-type="float" office:value="0" calcext:value-type="float">
            <text:p>0</text:p>
          </table:table-cell>
          <table:table-cell office:value-type="float" office:value="126.6557" calcext:value-type="float">
            <text:p>126.65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06415623" calcext:value-type="float">
            <text:p>-6.415623E-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2" calcext:value-type="float">
            <text:p>12012002</text:p>
          </table:table-cell>
          <table:table-cell office:value-type="float" office:value="24.14099" calcext:value-type="float">
            <text:p>24.14099</text:p>
          </table:table-cell>
          <table:table-cell office:value-type="float" office:value="1098.081" calcext:value-type="float">
            <text:p>1098.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18145" calcext:value-type="float">
            <text:p>0.1618145</text:p>
          </table:table-cell>
          <table:table-cell office:value-type="float" office:value="21.78458" calcext:value-type="float">
            <text:p>21.7845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022928" calcext:value-type="float">
            <text:p>2.022928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1683215" calcext:value-type="float">
            <text:p>1.683215E-07</text:p>
          </table:table-cell>
          <table:table-cell office:value-type="float" office:value="-0.0002192038" calcext:value-type="float">
            <text:p>-0.0002192038</text:p>
          </table:table-cell>
          <table:table-cell office:value-type="float" office:value="0.0003183164" calcext:value-type="float">
            <text:p>0.0003183164</text:p>
          </table:table-cell>
          <table:table-cell office:value-type="float" office:value="0.00001049969" calcext:value-type="float">
            <text:p>1.049969E-05</text:p>
          </table:table-cell>
          <table:table-cell office:value-type="float" office:value="14.07706" calcext:value-type="float">
            <text:p>14.07706</text:p>
          </table:table-cell>
          <table:table-cell office:value-type="float" office:value="0.0955916" calcext:value-type="float">
            <text:p>0.0955916</text:p>
          </table:table-cell>
          <table:table-cell office:value-type="float" office:value="0.08089089" calcext:value-type="float">
            <text:p>0.08089089</text:p>
          </table:table-cell>
          <table:table-cell office:value-type="float" office:value="0.07209226" calcext:value-type="float">
            <text:p>0.07209226</text:p>
          </table:table-cell>
          <table:table-cell office:value-type="float" office:value="0.05887071" calcext:value-type="float">
            <text:p>0.05887071</text:p>
          </table:table-cell>
          <table:table-cell office:value-type="float" office:value="0.05686202" calcext:value-type="float">
            <text:p>0.05686202</text:p>
          </table:table-cell>
          <table:table-cell office:value-type="float" office:value="0.02702103" calcext:value-type="float">
            <text:p>0.02702103</text:p>
          </table:table-cell>
          <table:table-cell office:value-type="float" office:value="0.01753966" calcext:value-type="float">
            <text:p>0.01753966</text:p>
          </table:table-cell>
          <table:table-cell office:value-type="float" office:value="0.03491105" calcext:value-type="float">
            <text:p>0.03491105</text:p>
          </table:table-cell>
          <table:table-cell office:value-type="float" office:value="0.02728793" calcext:value-type="float">
            <text:p>0.02728793</text:p>
          </table:table-cell>
          <table:table-cell office:value-type="float" office:value="0.02274964" calcext:value-type="float">
            <text:p>0.02274964</text:p>
          </table:table-cell>
          <table:table-cell office:value-type="float" office:value="0.02082591" calcext:value-type="float">
            <text:p>0.02082591</text:p>
          </table:table-cell>
          <table:table-cell office:value-type="float" office:value="0.01764825" calcext:value-type="float">
            <text:p>0.01764825</text:p>
          </table:table-cell>
          <table:table-cell office:value-type="float" office:value="0.006886231" calcext:value-type="float">
            <text:p>0.006886231</text:p>
          </table:table-cell>
          <table:table-cell office:value-type="float" office:value="0.007185353" calcext:value-type="float">
            <text:p>0.007185353</text:p>
          </table:table-cell>
          <table:table-cell office:value-type="float" office:value="0" calcext:value-type="float">
            <text:p>0</text:p>
          </table:table-cell>
          <table:table-cell office:value-type="float" office:value="73.56849" calcext:value-type="float">
            <text:p>73.56849</text:p>
          </table:table-cell>
          <table:table-cell office:value-type="float" office:value="46.24633" calcext:value-type="float">
            <text:p>46.24633</text:p>
          </table:table-cell>
          <table:table-cell office:value-type="float" office:value="38.24527" calcext:value-type="float">
            <text:p>38.24527</text:p>
          </table:table-cell>
          <table:table-cell office:value-type="float" office:value="33.95747" calcext:value-type="float">
            <text:p>33.95747</text:p>
          </table:table-cell>
          <table:table-cell office:value-type="float" office:value="23.86657" calcext:value-type="float">
            <text:p>23.86657</text:p>
          </table:table-cell>
          <table:table-cell office:value-type="float" office:value="11.6666" calcext:value-type="float">
            <text:p>11.6666</text:p>
          </table:table-cell>
          <table:table-cell office:value-type="float" office:value="5.386165" calcext:value-type="float">
            <text:p>5.386165</text:p>
          </table:table-cell>
          <table:table-cell office:value-type="float" office:value="10.70996" calcext:value-type="float">
            <text:p>10.70996</text:p>
          </table:table-cell>
          <table:table-cell office:value-type="float" office:value="8.394923" calcext:value-type="float">
            <text:p>8.394923</text:p>
          </table:table-cell>
          <table:table-cell office:value-type="float" office:value="3.655694" calcext:value-type="float">
            <text:p>3.655694</text:p>
          </table:table-cell>
          <table:table-cell office:value-type="float" office:value="1.495667" calcext:value-type="float">
            <text:p>1.495667</text:p>
          </table:table-cell>
          <table:table-cell office:value-type="float" office:value="0.7176578" calcext:value-type="float">
            <text:p>0.7176578</text:p>
          </table:table-cell>
          <table:table-cell office:value-type="float" office:value="0.3598558" calcext:value-type="float">
            <text:p>0.3598558</text:p>
          </table:table-cell>
          <table:table-cell office:value-type="float" office:value="0.3406836" calcext:value-type="float">
            <text:p>0.3406836</text:p>
          </table:table-cell>
          <table:table-cell office:value-type="float" office:value="0" calcext:value-type="float">
            <text:p>0</text:p>
          </table:table-cell>
          <table:table-cell office:value-type="float" office:value="131.2584" calcext:value-type="float">
            <text:p>131.25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06993754" calcext:value-type="float">
            <text:p>-6.993754E-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2" calcext:value-type="float">
            <text:p>13012002</text:p>
          </table:table-cell>
          <table:table-cell office:value-type="float" office:value="24.13485" calcext:value-type="float">
            <text:p>24.13485</text:p>
          </table:table-cell>
          <table:table-cell office:value-type="float" office:value="1098.079" calcext:value-type="float">
            <text:p>1098.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54664" calcext:value-type="float">
            <text:p>0.1654664</text:p>
          </table:table-cell>
          <table:table-cell office:value-type="float" office:value="21.78904" calcext:value-type="float">
            <text:p>21.7890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222216" calcext:value-type="float">
            <text:p>3.222216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278934" calcext:value-type="float">
            <text:p>2.78934E-07</text:p>
          </table:table-cell>
          <table:table-cell office:value-type="float" office:value="-0.0002514579" calcext:value-type="float">
            <text:p>-0.0002514579</text:p>
          </table:table-cell>
          <table:table-cell office:value-type="float" office:value="0.0003463548" calcext:value-type="float">
            <text:p>0.0003463548</text:p>
          </table:table-cell>
          <table:table-cell office:value-type="float" office:value="0.00001121557" calcext:value-type="float">
            <text:p>1.121557E-05</text:p>
          </table:table-cell>
          <table:table-cell office:value-type="float" office:value="14.09286" calcext:value-type="float">
            <text:p>14.09286</text:p>
          </table:table-cell>
          <table:table-cell office:value-type="float" office:value="0.09970538" calcext:value-type="float">
            <text:p>0.09970538</text:p>
          </table:table-cell>
          <table:table-cell office:value-type="float" office:value="0.07839469" calcext:value-type="float">
            <text:p>0.07839469</text:p>
          </table:table-cell>
          <table:table-cell office:value-type="float" office:value="0.07150486" calcext:value-type="float">
            <text:p>0.07150486</text:p>
          </table:table-cell>
          <table:table-cell office:value-type="float" office:value="0.05911661" calcext:value-type="float">
            <text:p>0.05911661</text:p>
          </table:table-cell>
          <table:table-cell office:value-type="float" office:value="0.05695115" calcext:value-type="float">
            <text:p>0.05695115</text:p>
          </table:table-cell>
          <table:table-cell office:value-type="float" office:value="0.02707899" calcext:value-type="float">
            <text:p>0.02707899</text:p>
          </table:table-cell>
          <table:table-cell office:value-type="float" office:value="0.01759542" calcext:value-type="float">
            <text:p>0.01759542</text:p>
          </table:table-cell>
          <table:table-cell office:value-type="float" office:value="0.03504088" calcext:value-type="float">
            <text:p>0.03504088</text:p>
          </table:table-cell>
          <table:table-cell office:value-type="float" office:value="0.02736249" calcext:value-type="float">
            <text:p>0.02736249</text:p>
          </table:table-cell>
          <table:table-cell office:value-type="float" office:value="0.02279015" calcext:value-type="float">
            <text:p>0.02279015</text:p>
          </table:table-cell>
          <table:table-cell office:value-type="float" office:value="0.02084407" calcext:value-type="float">
            <text:p>0.02084407</text:p>
          </table:table-cell>
          <table:table-cell office:value-type="float" office:value="0.01765666" calcext:value-type="float">
            <text:p>0.01765666</text:p>
          </table:table-cell>
          <table:table-cell office:value-type="float" office:value="0.006883715" calcext:value-type="float">
            <text:p>0.006883715</text:p>
          </table:table-cell>
          <table:table-cell office:value-type="float" office:value="0.007187695" calcext:value-type="float">
            <text:p>0.007187695</text:p>
          </table:table-cell>
          <table:table-cell office:value-type="float" office:value="0" calcext:value-type="float">
            <text:p>0</text:p>
          </table:table-cell>
          <table:table-cell office:value-type="float" office:value="76.8589" calcext:value-type="float">
            <text:p>76.8589</text:p>
          </table:table-cell>
          <table:table-cell office:value-type="float" office:value="45.98589" calcext:value-type="float">
            <text:p>45.98589</text:p>
          </table:table-cell>
          <table:table-cell office:value-type="float" office:value="37.51488" calcext:value-type="float">
            <text:p>37.51488</text:p>
          </table:table-cell>
          <table:table-cell office:value-type="float" office:value="34.19477" calcext:value-type="float">
            <text:p>34.19477</text:p>
          </table:table-cell>
          <table:table-cell office:value-type="float" office:value="23.59899" calcext:value-type="float">
            <text:p>23.59899</text:p>
          </table:table-cell>
          <table:table-cell office:value-type="float" office:value="11.66389" calcext:value-type="float">
            <text:p>11.66389</text:p>
          </table:table-cell>
          <table:table-cell office:value-type="float" office:value="5.434718" calcext:value-type="float">
            <text:p>5.434718</text:p>
          </table:table-cell>
          <table:table-cell office:value-type="float" office:value="10.70477" calcext:value-type="float">
            <text:p>10.70477</text:p>
          </table:table-cell>
          <table:table-cell office:value-type="float" office:value="8.390643" calcext:value-type="float">
            <text:p>8.390643</text:p>
          </table:table-cell>
          <table:table-cell office:value-type="float" office:value="3.656937" calcext:value-type="float">
            <text:p>3.656937</text:p>
          </table:table-cell>
          <table:table-cell office:value-type="float" office:value="1.496645" calcext:value-type="float">
            <text:p>1.496645</text:p>
          </table:table-cell>
          <table:table-cell office:value-type="float" office:value="0.7180362" calcext:value-type="float">
            <text:p>0.7180362</text:p>
          </table:table-cell>
          <table:table-cell office:value-type="float" office:value="0.3599807" calcext:value-type="float">
            <text:p>0.3599807</text:p>
          </table:table-cell>
          <table:table-cell office:value-type="float" office:value="0.3407058" calcext:value-type="float">
            <text:p>0.3407058</text:p>
          </table:table-cell>
          <table:table-cell office:value-type="float" office:value="0" calcext:value-type="float">
            <text:p>0</text:p>
          </table:table-cell>
          <table:table-cell office:value-type="float" office:value="137.4311" calcext:value-type="float">
            <text:p>137.43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07550136" calcext:value-type="float">
            <text:p>-7.550136E-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2" calcext:value-type="float">
            <text:p>14012002</text:p>
          </table:table-cell>
          <table:table-cell office:value-type="float" office:value="24.13207" calcext:value-type="float">
            <text:p>24.13207</text:p>
          </table:table-cell>
          <table:table-cell office:value-type="float" office:value="1098.075" calcext:value-type="float">
            <text:p>1098.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68102" calcext:value-type="float">
            <text:p>0.1668102</text:p>
          </table:table-cell>
          <table:table-cell office:value-type="float" office:value="21.79331" calcext:value-type="float">
            <text:p>21.7933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470754" calcext:value-type="float">
            <text:p>3.470754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3015827" calcext:value-type="float">
            <text:p>3.015827E-07</text:p>
          </table:table-cell>
          <table:table-cell office:value-type="float" office:value="-0.0002601443" calcext:value-type="float">
            <text:p>-0.0002601443</text:p>
          </table:table-cell>
          <table:table-cell office:value-type="float" office:value="0.0003713056" calcext:value-type="float">
            <text:p>0.0003713056</text:p>
          </table:table-cell>
          <table:table-cell office:value-type="float" office:value="0.00001191499" calcext:value-type="float">
            <text:p>1.191499E-05</text:p>
          </table:table-cell>
          <table:table-cell office:value-type="float" office:value="14.10044" calcext:value-type="float">
            <text:p>14.10044</text:p>
          </table:table-cell>
          <table:table-cell office:value-type="float" office:value="0.1063749" calcext:value-type="float">
            <text:p>0.1063749</text:p>
          </table:table-cell>
          <table:table-cell office:value-type="float" office:value="0.07851177" calcext:value-type="float">
            <text:p>0.07851177</text:p>
          </table:table-cell>
          <table:table-cell office:value-type="float" office:value="0.07135747" calcext:value-type="float">
            <text:p>0.07135747</text:p>
          </table:table-cell>
          <table:table-cell office:value-type="float" office:value="0.05890855" calcext:value-type="float">
            <text:p>0.05890855</text:p>
          </table:table-cell>
          <table:table-cell office:value-type="float" office:value="0.05749484" calcext:value-type="float">
            <text:p>0.05749484</text:p>
          </table:table-cell>
          <table:table-cell office:value-type="float" office:value="0.02713896" calcext:value-type="float">
            <text:p>0.02713896</text:p>
          </table:table-cell>
          <table:table-cell office:value-type="float" office:value="0.01763728" calcext:value-type="float">
            <text:p>0.01763728</text:p>
          </table:table-cell>
          <table:table-cell office:value-type="float" office:value="0.03515743" calcext:value-type="float">
            <text:p>0.03515743</text:p>
          </table:table-cell>
          <table:table-cell office:value-type="float" office:value="0.02743254" calcext:value-type="float">
            <text:p>0.02743254</text:p>
          </table:table-cell>
          <table:table-cell office:value-type="float" office:value="0.0228297" calcext:value-type="float">
            <text:p>0.0228297</text:p>
          </table:table-cell>
          <table:table-cell office:value-type="float" office:value="0.02086218" calcext:value-type="float">
            <text:p>0.02086218</text:p>
          </table:table-cell>
          <table:table-cell office:value-type="float" office:value="0.0176652" calcext:value-type="float">
            <text:p>0.0176652</text:p>
          </table:table-cell>
          <table:table-cell office:value-type="float" office:value="0.006880692" calcext:value-type="float">
            <text:p>0.006880692</text:p>
          </table:table-cell>
          <table:table-cell office:value-type="float" office:value="0.007187663" calcext:value-type="float">
            <text:p>0.007187663</text:p>
          </table:table-cell>
          <table:table-cell office:value-type="float" office:value="0" calcext:value-type="float">
            <text:p>0</text:p>
          </table:table-cell>
          <table:table-cell office:value-type="float" office:value="94.88581" calcext:value-type="float">
            <text:p>94.88581</text:p>
          </table:table-cell>
          <table:table-cell office:value-type="float" office:value="46.37284" calcext:value-type="float">
            <text:p>46.37284</text:p>
          </table:table-cell>
          <table:table-cell office:value-type="float" office:value="37.1367" calcext:value-type="float">
            <text:p>37.1367</text:p>
          </table:table-cell>
          <table:table-cell office:value-type="float" office:value="33.32466" calcext:value-type="float">
            <text:p>33.32466</text:p>
          </table:table-cell>
          <table:table-cell office:value-type="float" office:value="24.39496" calcext:value-type="float">
            <text:p>24.39496</text:p>
          </table:table-cell>
          <table:table-cell office:value-type="float" office:value="11.68501" calcext:value-type="float">
            <text:p>11.68501</text:p>
          </table:table-cell>
          <table:table-cell office:value-type="float" office:value="5.479326" calcext:value-type="float">
            <text:p>5.479326</text:p>
          </table:table-cell>
          <table:table-cell office:value-type="float" office:value="10.70074" calcext:value-type="float">
            <text:p>10.70074</text:p>
          </table:table-cell>
          <table:table-cell office:value-type="float" office:value="8.386573" calcext:value-type="float">
            <text:p>8.386573</text:p>
          </table:table-cell>
          <table:table-cell office:value-type="float" office:value="3.658098" calcext:value-type="float">
            <text:p>3.658098</text:p>
          </table:table-cell>
          <table:table-cell office:value-type="float" office:value="1.497594" calcext:value-type="float">
            <text:p>1.497594</text:p>
          </table:table-cell>
          <table:table-cell office:value-type="float" office:value="0.7184057" calcext:value-type="float">
            <text:p>0.7184057</text:p>
          </table:table-cell>
          <table:table-cell office:value-type="float" office:value="0.3599585" calcext:value-type="float">
            <text:p>0.3599585</text:p>
          </table:table-cell>
          <table:table-cell office:value-type="float" office:value="0.3407367" calcext:value-type="float">
            <text:p>0.3407367</text:p>
          </table:table-cell>
          <table:table-cell office:value-type="float" office:value="0" calcext:value-type="float">
            <text:p>0</text:p>
          </table:table-cell>
          <table:table-cell office:value-type="float" office:value="139.4511" calcext:value-type="float">
            <text:p>139.45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08066366" calcext:value-type="float">
            <text:p>-8.066366E-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2" calcext:value-type="float">
            <text:p>15012002</text:p>
          </table:table-cell>
          <table:table-cell office:value-type="float" office:value="24.12845" calcext:value-type="float">
            <text:p>24.12845</text:p>
          </table:table-cell>
          <table:table-cell office:value-type="float" office:value="1098.07" calcext:value-type="float">
            <text:p>1098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82327" calcext:value-type="float">
            <text:p>0.1682327</text:p>
          </table:table-cell>
          <table:table-cell office:value-type="float" office:value="21.79931" calcext:value-type="float">
            <text:p>21.7993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470754" calcext:value-type="float">
            <text:p>3.470754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3015827" calcext:value-type="float">
            <text:p>3.015827E-07</text:p>
          </table:table-cell>
          <table:table-cell office:value-type="float" office:value="-0.000264638" calcext:value-type="float">
            <text:p>-0.000264638</text:p>
          </table:table-cell>
          <table:table-cell office:value-type="float" office:value="0.0003972948" calcext:value-type="float">
            <text:p>0.0003972948</text:p>
          </table:table-cell>
          <table:table-cell office:value-type="float" office:value="0.00001259774" calcext:value-type="float">
            <text:p>1.259774E-05</text:p>
          </table:table-cell>
          <table:table-cell office:value-type="float" office:value="14.09632" calcext:value-type="float">
            <text:p>14.09632</text:p>
          </table:table-cell>
          <table:table-cell office:value-type="float" office:value="0.1071125" calcext:value-type="float">
            <text:p>0.1071125</text:p>
          </table:table-cell>
          <table:table-cell office:value-type="float" office:value="0.07861906" calcext:value-type="float">
            <text:p>0.07861906</text:p>
          </table:table-cell>
          <table:table-cell office:value-type="float" office:value="0.07142685" calcext:value-type="float">
            <text:p>0.07142685</text:p>
          </table:table-cell>
          <table:table-cell office:value-type="float" office:value="0.05863724" calcext:value-type="float">
            <text:p>0.05863724</text:p>
          </table:table-cell>
          <table:table-cell office:value-type="float" office:value="0.05779355" calcext:value-type="float">
            <text:p>0.05779355</text:p>
          </table:table-cell>
          <table:table-cell office:value-type="float" office:value="0.02723384" calcext:value-type="float">
            <text:p>0.02723384</text:p>
          </table:table-cell>
          <table:table-cell office:value-type="float" office:value="0.01767985" calcext:value-type="float">
            <text:p>0.01767985</text:p>
          </table:table-cell>
          <table:table-cell office:value-type="float" office:value="0.03526567" calcext:value-type="float">
            <text:p>0.03526567</text:p>
          </table:table-cell>
          <table:table-cell office:value-type="float" office:value="0.02749809" calcext:value-type="float">
            <text:p>0.02749809</text:p>
          </table:table-cell>
          <table:table-cell office:value-type="float" office:value="0.02286814" calcext:value-type="float">
            <text:p>0.02286814</text:p>
          </table:table-cell>
          <table:table-cell office:value-type="float" office:value="0.02088023" calcext:value-type="float">
            <text:p>0.02088023</text:p>
          </table:table-cell>
          <table:table-cell office:value-type="float" office:value="0.01767378" calcext:value-type="float">
            <text:p>0.01767378</text:p>
          </table:table-cell>
          <table:table-cell office:value-type="float" office:value="0.006877452" calcext:value-type="float">
            <text:p>0.006877452</text:p>
          </table:table-cell>
          <table:table-cell office:value-type="float" office:value="0.007186397" calcext:value-type="float">
            <text:p>0.007186397</text:p>
          </table:table-cell>
          <table:table-cell office:value-type="float" office:value="0" calcext:value-type="float">
            <text:p>0</text:p>
          </table:table-cell>
          <table:table-cell office:value-type="float" office:value="86.11332" calcext:value-type="float">
            <text:p>86.11332</text:p>
          </table:table-cell>
          <table:table-cell office:value-type="float" office:value="46.44203" calcext:value-type="float">
            <text:p>46.44203</text:p>
          </table:table-cell>
          <table:table-cell office:value-type="float" office:value="37.48471" calcext:value-type="float">
            <text:p>37.48471</text:p>
          </table:table-cell>
          <table:table-cell office:value-type="float" office:value="32.10641" calcext:value-type="float">
            <text:p>32.10641</text:p>
          </table:table-cell>
          <table:table-cell office:value-type="float" office:value="24.81112" calcext:value-type="float">
            <text:p>24.81112</text:p>
          </table:table-cell>
          <table:table-cell office:value-type="float" office:value="11.74915" calcext:value-type="float">
            <text:p>11.74915</text:p>
          </table:table-cell>
          <table:table-cell office:value-type="float" office:value="5.522209" calcext:value-type="float">
            <text:p>5.522209</text:p>
          </table:table-cell>
          <table:table-cell office:value-type="float" office:value="10.69752" calcext:value-type="float">
            <text:p>10.69752</text:p>
          </table:table-cell>
          <table:table-cell office:value-type="float" office:value="8.382822" calcext:value-type="float">
            <text:p>8.382822</text:p>
          </table:table-cell>
          <table:table-cell office:value-type="float" office:value="3.659182" calcext:value-type="float">
            <text:p>3.659182</text:p>
          </table:table-cell>
          <table:table-cell office:value-type="float" office:value="1.498517" calcext:value-type="float">
            <text:p>1.498517</text:p>
          </table:table-cell>
          <table:table-cell office:value-type="float" office:value="0.7187576" calcext:value-type="float">
            <text:p>0.7187576</text:p>
          </table:table-cell>
          <table:table-cell office:value-type="float" office:value="0.3598525" calcext:value-type="float">
            <text:p>0.3598525</text:p>
          </table:table-cell>
          <table:table-cell office:value-type="float" office:value="0.3407868" calcext:value-type="float">
            <text:p>0.3407868</text:p>
          </table:table-cell>
          <table:table-cell office:value-type="float" office:value="0" calcext:value-type="float">
            <text:p>0</text:p>
          </table:table-cell>
          <table:table-cell office:value-type="float" office:value="141.6549" calcext:value-type="float">
            <text:p>141.65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08545552" calcext:value-type="float">
            <text:p>-8.545552E-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2" calcext:value-type="float">
            <text:p>16012002</text:p>
          </table:table-cell>
          <table:table-cell office:value-type="float" office:value="24.12593" calcext:value-type="float">
            <text:p>24.12593</text:p>
          </table:table-cell>
          <table:table-cell office:value-type="float" office:value="1098.067" calcext:value-type="float">
            <text:p>1098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95625" calcext:value-type="float">
            <text:p>0.1695625</text:p>
          </table:table-cell>
          <table:table-cell office:value-type="float" office:value="21.80346" calcext:value-type="float">
            <text:p>21.8034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470754" calcext:value-type="float">
            <text:p>3.470754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3015827" calcext:value-type="float">
            <text:p>3.015827E-07</text:p>
          </table:table-cell>
          <table:table-cell office:value-type="float" office:value="-0.0002759933" calcext:value-type="float">
            <text:p>-0.0002759933</text:p>
          </table:table-cell>
          <table:table-cell office:value-type="float" office:value="0.0004246096" calcext:value-type="float">
            <text:p>0.0004246096</text:p>
          </table:table-cell>
          <table:table-cell office:value-type="float" office:value="0.00001326326" calcext:value-type="float">
            <text:p>1.326326E-05</text:p>
          </table:table-cell>
          <table:table-cell office:value-type="float" office:value="14.10444" calcext:value-type="float">
            <text:p>14.10444</text:p>
          </table:table-cell>
          <table:table-cell office:value-type="float" office:value="0.1093304" calcext:value-type="float">
            <text:p>0.1093304</text:p>
          </table:table-cell>
          <table:table-cell office:value-type="float" office:value="0.0788036" calcext:value-type="float">
            <text:p>0.0788036</text:p>
          </table:table-cell>
          <table:table-cell office:value-type="float" office:value="0.07144465" calcext:value-type="float">
            <text:p>0.07144465</text:p>
          </table:table-cell>
          <table:table-cell office:value-type="float" office:value="0.0584194" calcext:value-type="float">
            <text:p>0.0584194</text:p>
          </table:table-cell>
          <table:table-cell office:value-type="float" office:value="0.05799396" calcext:value-type="float">
            <text:p>0.05799396</text:p>
          </table:table-cell>
          <table:table-cell office:value-type="float" office:value="0.02732057" calcext:value-type="float">
            <text:p>0.02732057</text:p>
          </table:table-cell>
          <table:table-cell office:value-type="float" office:value="0.0177269" calcext:value-type="float">
            <text:p>0.0177269</text:p>
          </table:table-cell>
          <table:table-cell office:value-type="float" office:value="0.03536793" calcext:value-type="float">
            <text:p>0.03536793</text:p>
          </table:table-cell>
          <table:table-cell office:value-type="float" office:value="0.02755975" calcext:value-type="float">
            <text:p>0.02755975</text:p>
          </table:table-cell>
          <table:table-cell office:value-type="float" office:value="0.02290534" calcext:value-type="float">
            <text:p>0.02290534</text:p>
          </table:table-cell>
          <table:table-cell office:value-type="float" office:value="0.02089819" calcext:value-type="float">
            <text:p>0.02089819</text:p>
          </table:table-cell>
          <table:table-cell office:value-type="float" office:value="0.01768247" calcext:value-type="float">
            <text:p>0.01768247</text:p>
          </table:table-cell>
          <table:table-cell office:value-type="float" office:value="0.006874594" calcext:value-type="float">
            <text:p>0.006874594</text:p>
          </table:table-cell>
          <table:table-cell office:value-type="float" office:value="0.007185988" calcext:value-type="float">
            <text:p>0.007185988</text:p>
          </table:table-cell>
          <table:table-cell office:value-type="float" office:value="0" calcext:value-type="float">
            <text:p>0</text:p>
          </table:table-cell>
          <table:table-cell office:value-type="float" office:value="93.85724" calcext:value-type="float">
            <text:p>93.85724</text:p>
          </table:table-cell>
          <table:table-cell office:value-type="float" office:value="46.43003" calcext:value-type="float">
            <text:p>46.43003</text:p>
          </table:table-cell>
          <table:table-cell office:value-type="float" office:value="38.07377" calcext:value-type="float">
            <text:p>38.07377</text:p>
          </table:table-cell>
          <table:table-cell office:value-type="float" office:value="30.92665" calcext:value-type="float">
            <text:p>30.92665</text:p>
          </table:table-cell>
          <table:table-cell office:value-type="float" office:value="24.97844" calcext:value-type="float">
            <text:p>24.97844</text:p>
          </table:table-cell>
          <table:table-cell office:value-type="float" office:value="11.80348" calcext:value-type="float">
            <text:p>11.80348</text:p>
          </table:table-cell>
          <table:table-cell office:value-type="float" office:value="5.566036" calcext:value-type="float">
            <text:p>5.566036</text:p>
          </table:table-cell>
          <table:table-cell office:value-type="float" office:value="10.69534" calcext:value-type="float">
            <text:p>10.69534</text:p>
          </table:table-cell>
          <table:table-cell office:value-type="float" office:value="8.379416" calcext:value-type="float">
            <text:p>8.379416</text:p>
          </table:table-cell>
          <table:table-cell office:value-type="float" office:value="3.660203" calcext:value-type="float">
            <text:p>3.660203</text:p>
          </table:table-cell>
          <table:table-cell office:value-type="float" office:value="1.499411" calcext:value-type="float">
            <text:p>1.499411</text:p>
          </table:table-cell>
          <table:table-cell office:value-type="float" office:value="0.7190979" calcext:value-type="float">
            <text:p>0.7190979</text:p>
          </table:table-cell>
          <table:table-cell office:value-type="float" office:value="0.3598196" calcext:value-type="float">
            <text:p>0.3598196</text:p>
          </table:table-cell>
          <table:table-cell office:value-type="float" office:value="0.3408241" calcext:value-type="float">
            <text:p>0.3408241</text:p>
          </table:table-cell>
          <table:table-cell office:value-type="float" office:value="0" calcext:value-type="float">
            <text:p>0</text:p>
          </table:table-cell>
          <table:table-cell office:value-type="float" office:value="143.7364" calcext:value-type="float">
            <text:p>143.73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09047644" calcext:value-type="float">
            <text:p>-9.047644E-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2" calcext:value-type="float">
            <text:p>17012002</text:p>
          </table:table-cell>
          <table:table-cell office:value-type="float" office:value="24.12344" calcext:value-type="float">
            <text:p>24.12344</text:p>
          </table:table-cell>
          <table:table-cell office:value-type="float" office:value="1098.063" calcext:value-type="float">
            <text:p>1098.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06909" calcext:value-type="float">
            <text:p>0.1706909</text:p>
          </table:table-cell>
          <table:table-cell office:value-type="float" office:value="21.8079" calcext:value-type="float">
            <text:p>21.807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470754" calcext:value-type="float">
            <text:p>3.470754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3015827" calcext:value-type="float">
            <text:p>3.015827E-07</text:p>
          </table:table-cell>
          <table:table-cell office:value-type="float" office:value="-0.0002864744" calcext:value-type="float">
            <text:p>-0.0002864744</text:p>
          </table:table-cell>
          <table:table-cell office:value-type="float" office:value="0.0004521137" calcext:value-type="float">
            <text:p>0.0004521137</text:p>
          </table:table-cell>
          <table:table-cell office:value-type="float" office:value="0.00001391133" calcext:value-type="float">
            <text:p>1.391133E-05</text:p>
          </table:table-cell>
          <table:table-cell office:value-type="float" office:value="14.11096" calcext:value-type="float">
            <text:p>14.11096</text:p>
          </table:table-cell>
          <table:table-cell office:value-type="float" office:value="0.1149294" calcext:value-type="float">
            <text:p>0.1149294</text:p>
          </table:table-cell>
          <table:table-cell office:value-type="float" office:value="0.07948058" calcext:value-type="float">
            <text:p>0.07948058</text:p>
          </table:table-cell>
          <table:table-cell office:value-type="float" office:value="0.07141402" calcext:value-type="float">
            <text:p>0.07141402</text:p>
          </table:table-cell>
          <table:table-cell office:value-type="float" office:value="0.05827376" calcext:value-type="float">
            <text:p>0.05827376</text:p>
          </table:table-cell>
          <table:table-cell office:value-type="float" office:value="0.05817718" calcext:value-type="float">
            <text:p>0.05817718</text:p>
          </table:table-cell>
          <table:table-cell office:value-type="float" office:value="0.02740403" calcext:value-type="float">
            <text:p>0.02740403</text:p>
          </table:table-cell>
          <table:table-cell office:value-type="float" office:value="0.01777987" calcext:value-type="float">
            <text:p>0.01777987</text:p>
          </table:table-cell>
          <table:table-cell office:value-type="float" office:value="0.03546543" calcext:value-type="float">
            <text:p>0.03546543</text:p>
          </table:table-cell>
          <table:table-cell office:value-type="float" office:value="0.02761811" calcext:value-type="float">
            <text:p>0.02761811</text:p>
          </table:table-cell>
          <table:table-cell office:value-type="float" office:value="0.02294134" calcext:value-type="float">
            <text:p>0.02294134</text:p>
          </table:table-cell>
          <table:table-cell office:value-type="float" office:value="0.02091599" calcext:value-type="float">
            <text:p>0.02091599</text:p>
          </table:table-cell>
          <table:table-cell office:value-type="float" office:value="0.01769118" calcext:value-type="float">
            <text:p>0.01769118</text:p>
          </table:table-cell>
          <table:table-cell office:value-type="float" office:value="0.006871627" calcext:value-type="float">
            <text:p>0.006871627</text:p>
          </table:table-cell>
          <table:table-cell office:value-type="float" office:value="0.007185054" calcext:value-type="float">
            <text:p>0.007185054</text:p>
          </table:table-cell>
          <table:table-cell office:value-type="float" office:value="0" calcext:value-type="float">
            <text:p>0</text:p>
          </table:table-cell>
          <table:table-cell office:value-type="float" office:value="98.94873" calcext:value-type="float">
            <text:p>98.94873</text:p>
          </table:table-cell>
          <table:table-cell office:value-type="float" office:value="46.66586" calcext:value-type="float">
            <text:p>46.66586</text:p>
          </table:table-cell>
          <table:table-cell office:value-type="float" office:value="38.76896" calcext:value-type="float">
            <text:p>38.76896</text:p>
          </table:table-cell>
          <table:table-cell office:value-type="float" office:value="29.8399" calcext:value-type="float">
            <text:p>29.8399</text:p>
          </table:table-cell>
          <table:table-cell office:value-type="float" office:value="25.01751" calcext:value-type="float">
            <text:p>25.01751</text:p>
          </table:table-cell>
          <table:table-cell office:value-type="float" office:value="11.83769" calcext:value-type="float">
            <text:p>11.83769</text:p>
          </table:table-cell>
          <table:table-cell office:value-type="float" office:value="5.607546" calcext:value-type="float">
            <text:p>5.607546</text:p>
          </table:table-cell>
          <table:table-cell office:value-type="float" office:value="10.69432" calcext:value-type="float">
            <text:p>10.69432</text:p>
          </table:table-cell>
          <table:table-cell office:value-type="float" office:value="8.376403" calcext:value-type="float">
            <text:p>8.376403</text:p>
          </table:table-cell>
          <table:table-cell office:value-type="float" office:value="3.661179" calcext:value-type="float">
            <text:p>3.661179</text:p>
          </table:table-cell>
          <table:table-cell office:value-type="float" office:value="1.500277" calcext:value-type="float">
            <text:p>1.500277</text:p>
          </table:table-cell>
          <table:table-cell office:value-type="float" office:value="0.7194265" calcext:value-type="float">
            <text:p>0.7194265</text:p>
          </table:table-cell>
          <table:table-cell office:value-type="float" office:value="0.3597474" calcext:value-type="float">
            <text:p>0.3597474</text:p>
          </table:table-cell>
          <table:table-cell office:value-type="float" office:value="0.3408726" calcext:value-type="float">
            <text:p>0.3408726</text:p>
          </table:table-cell>
          <table:table-cell office:value-type="float" office:value="0" calcext:value-type="float">
            <text:p>0</text:p>
          </table:table-cell>
          <table:table-cell office:value-type="float" office:value="145.3895" calcext:value-type="float">
            <text:p>145.38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09530953" calcext:value-type="float">
            <text:p>-9.530953E-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2" calcext:value-type="float">
            <text:p>18012002</text:p>
          </table:table-cell>
          <table:table-cell office:value-type="float" office:value="24.12037" calcext:value-type="float">
            <text:p>24.12037</text:p>
          </table:table-cell>
          <table:table-cell office:value-type="float" office:value="1098.058" calcext:value-type="float">
            <text:p>1098.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17006" calcext:value-type="float">
            <text:p>0.1717006</text:p>
          </table:table-cell>
          <table:table-cell office:value-type="float" office:value="21.81427" calcext:value-type="float">
            <text:p>21.8142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470754" calcext:value-type="float">
            <text:p>3.470754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3015827" calcext:value-type="float">
            <text:p>3.015827E-07</text:p>
          </table:table-cell>
          <table:table-cell office:value-type="float" office:value="-0.0002889098" calcext:value-type="float">
            <text:p>-0.0002889098</text:p>
          </table:table-cell>
          <table:table-cell office:value-type="float" office:value="0.0004813898" calcext:value-type="float">
            <text:p>0.0004813898</text:p>
          </table:table-cell>
          <table:table-cell office:value-type="float" office:value="0.00001454221" calcext:value-type="float">
            <text:p>1.454221E-05</text:p>
          </table:table-cell>
          <table:table-cell office:value-type="float" office:value="14.10363" calcext:value-type="float">
            <text:p>14.10363</text:p>
          </table:table-cell>
          <table:table-cell office:value-type="float" office:value="0.115416" calcext:value-type="float">
            <text:p>0.115416</text:p>
          </table:table-cell>
          <table:table-cell office:value-type="float" office:value="0.08090077" calcext:value-type="float">
            <text:p>0.08090077</text:p>
          </table:table-cell>
          <table:table-cell office:value-type="float" office:value="0.07121187" calcext:value-type="float">
            <text:p>0.07121187</text:p>
          </table:table-cell>
          <table:table-cell office:value-type="float" office:value="0.05816511" calcext:value-type="float">
            <text:p>0.05816511</text:p>
          </table:table-cell>
          <table:table-cell office:value-type="float" office:value="0.058304" calcext:value-type="float">
            <text:p>0.058304</text:p>
          </table:table-cell>
          <table:table-cell office:value-type="float" office:value="0.02747223" calcext:value-type="float">
            <text:p>0.02747223</text:p>
          </table:table-cell>
          <table:table-cell office:value-type="float" office:value="0.01783097" calcext:value-type="float">
            <text:p>0.01783097</text:p>
          </table:table-cell>
          <table:table-cell office:value-type="float" office:value="0.03555879" calcext:value-type="float">
            <text:p>0.03555879</text:p>
          </table:table-cell>
          <table:table-cell office:value-type="float" office:value="0.02767365" calcext:value-type="float">
            <text:p>0.02767365</text:p>
          </table:table-cell>
          <table:table-cell office:value-type="float" office:value="0.02297614" calcext:value-type="float">
            <text:p>0.02297614</text:p>
          </table:table-cell>
          <table:table-cell office:value-type="float" office:value="0.02093361" calcext:value-type="float">
            <text:p>0.02093361</text:p>
          </table:table-cell>
          <table:table-cell office:value-type="float" office:value="0.01769994" calcext:value-type="float">
            <text:p>0.01769994</text:p>
          </table:table-cell>
          <table:table-cell office:value-type="float" office:value="0.006868498" calcext:value-type="float">
            <text:p>0.006868498</text:p>
          </table:table-cell>
          <table:table-cell office:value-type="float" office:value="0.007182489" calcext:value-type="float">
            <text:p>0.007182489</text:p>
          </table:table-cell>
          <table:table-cell office:value-type="float" office:value="0" calcext:value-type="float">
            <text:p>0</text:p>
          </table:table-cell>
          <table:table-cell office:value-type="float" office:value="86.3339" calcext:value-type="float">
            <text:p>86.3339</text:p>
          </table:table-cell>
          <table:table-cell office:value-type="float" office:value="46.72598" calcext:value-type="float">
            <text:p>46.72598</text:p>
          </table:table-cell>
          <table:table-cell office:value-type="float" office:value="39.50832" calcext:value-type="float">
            <text:p>39.50832</text:p>
          </table:table-cell>
          <table:table-cell office:value-type="float" office:value="28.87949" calcext:value-type="float">
            <text:p>28.87949</text:p>
          </table:table-cell>
          <table:table-cell office:value-type="float" office:value="24.9644" calcext:value-type="float">
            <text:p>24.9644</text:p>
          </table:table-cell>
          <table:table-cell office:value-type="float" office:value="11.85064" calcext:value-type="float">
            <text:p>11.85064</text:p>
          </table:table-cell>
          <table:table-cell office:value-type="float" office:value="5.644961" calcext:value-type="float">
            <text:p>5.644961</text:p>
          </table:table-cell>
          <table:table-cell office:value-type="float" office:value="10.69415" calcext:value-type="float">
            <text:p>10.69415</text:p>
          </table:table-cell>
          <table:table-cell office:value-type="float" office:value="8.373806" calcext:value-type="float">
            <text:p>8.373806</text:p>
          </table:table-cell>
          <table:table-cell office:value-type="float" office:value="3.662114" calcext:value-type="float">
            <text:p>3.662114</text:p>
          </table:table-cell>
          <table:table-cell office:value-type="float" office:value="1.501116" calcext:value-type="float">
            <text:p>1.501116</text:p>
          </table:table-cell>
          <table:table-cell office:value-type="float" office:value="0.7197433" calcext:value-type="float">
            <text:p>0.7197433</text:p>
          </table:table-cell>
          <table:table-cell office:value-type="float" office:value="0.3596243" calcext:value-type="float">
            <text:p>0.3596243</text:p>
          </table:table-cell>
          <table:table-cell office:value-type="float" office:value="0.34089" calcext:value-type="float">
            <text:p>0.34089</text:p>
          </table:table-cell>
          <table:table-cell office:value-type="float" office:value="0" calcext:value-type="float">
            <text:p>0</text:p>
          </table:table-cell>
          <table:table-cell office:value-type="float" office:value="146.8395" calcext:value-type="float">
            <text:p>146.83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09975479" calcext:value-type="float">
            <text:p>-9.975479E-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2" calcext:value-type="float">
            <text:p>19012002</text:p>
          </table:table-cell>
          <table:table-cell office:value-type="float" office:value="24.11924" calcext:value-type="float">
            <text:p>24.11924</text:p>
          </table:table-cell>
          <table:table-cell office:value-type="float" office:value="1098.055" calcext:value-type="float">
            <text:p>1098.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24095" calcext:value-type="float">
            <text:p>0.1724095</text:p>
          </table:table-cell>
          <table:table-cell office:value-type="float" office:value="21.81716" calcext:value-type="float">
            <text:p>21.8171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007063" calcext:value-type="float">
            <text:p>5.007063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4495951" calcext:value-type="float">
            <text:p>4.495951E-07</text:p>
          </table:table-cell>
          <table:table-cell office:value-type="float" office:value="-0.0003032027" calcext:value-type="float">
            <text:p>-0.0003032027</text:p>
          </table:table-cell>
          <table:table-cell office:value-type="float" office:value="0.0005109627" calcext:value-type="float">
            <text:p>0.0005109627</text:p>
          </table:table-cell>
          <table:table-cell office:value-type="float" office:value="0.00001515578" calcext:value-type="float">
            <text:p>1.515578E-05</text:p>
          </table:table-cell>
          <table:table-cell office:value-type="float" office:value="14.12036" calcext:value-type="float">
            <text:p>14.12036</text:p>
          </table:table-cell>
          <table:table-cell office:value-type="float" office:value="0.1250977" calcext:value-type="float">
            <text:p>0.1250977</text:p>
          </table:table-cell>
          <table:table-cell office:value-type="float" office:value="0.08183858" calcext:value-type="float">
            <text:p>0.08183858</text:p>
          </table:table-cell>
          <table:table-cell office:value-type="float" office:value="0.07052152" calcext:value-type="float">
            <text:p>0.07052152</text:p>
          </table:table-cell>
          <table:table-cell office:value-type="float" office:value="0.05807101" calcext:value-type="float">
            <text:p>0.05807101</text:p>
          </table:table-cell>
          <table:table-cell office:value-type="float" office:value="0.05815399" calcext:value-type="float">
            <text:p>0.05815399</text:p>
          </table:table-cell>
          <table:table-cell office:value-type="float" office:value="0.02749661" calcext:value-type="float">
            <text:p>0.02749661</text:p>
          </table:table-cell>
          <table:table-cell office:value-type="float" office:value="0.01786892" calcext:value-type="float">
            <text:p>0.01786892</text:p>
          </table:table-cell>
          <table:table-cell office:value-type="float" office:value="0.03564693" calcext:value-type="float">
            <text:p>0.03564693</text:p>
          </table:table-cell>
          <table:table-cell office:value-type="float" office:value="0.02772669" calcext:value-type="float">
            <text:p>0.02772669</text:p>
          </table:table-cell>
          <table:table-cell office:value-type="float" office:value="0.02300985" calcext:value-type="float">
            <text:p>0.02300985</text:p>
          </table:table-cell>
          <table:table-cell office:value-type="float" office:value="0.02095103" calcext:value-type="float">
            <text:p>0.02095103</text:p>
          </table:table-cell>
          <table:table-cell office:value-type="float" office:value="0.01770868" calcext:value-type="float">
            <text:p>0.01770868</text:p>
          </table:table-cell>
          <table:table-cell office:value-type="float" office:value="0.006865867" calcext:value-type="float">
            <text:p>0.006865867</text:p>
          </table:table-cell>
          <table:table-cell office:value-type="float" office:value="0.007182015" calcext:value-type="float">
            <text:p>0.007182015</text:p>
          </table:table-cell>
          <table:table-cell office:value-type="float" office:value="0" calcext:value-type="float">
            <text:p>0</text:p>
          </table:table-cell>
          <table:table-cell office:value-type="float" office:value="106.0852" calcext:value-type="float">
            <text:p>106.0852</text:p>
          </table:table-cell>
          <table:table-cell office:value-type="float" office:value="46.91527" calcext:value-type="float">
            <text:p>46.91527</text:p>
          </table:table-cell>
          <table:table-cell office:value-type="float" office:value="39.89614" calcext:value-type="float">
            <text:p>39.89614</text:p>
          </table:table-cell>
          <table:table-cell office:value-type="float" office:value="28.41883" calcext:value-type="float">
            <text:p>28.41883</text:p>
          </table:table-cell>
          <table:table-cell office:value-type="float" office:value="24.71526" calcext:value-type="float">
            <text:p>24.71526</text:p>
          </table:table-cell>
          <table:table-cell office:value-type="float" office:value="11.83845" calcext:value-type="float">
            <text:p>11.83845</text:p>
          </table:table-cell>
          <table:table-cell office:value-type="float" office:value="5.678359" calcext:value-type="float">
            <text:p>5.678359</text:p>
          </table:table-cell>
          <table:table-cell office:value-type="float" office:value="10.69425" calcext:value-type="float">
            <text:p>10.69425</text:p>
          </table:table-cell>
          <table:table-cell office:value-type="float" office:value="8.371607" calcext:value-type="float">
            <text:p>8.371607</text:p>
          </table:table-cell>
          <table:table-cell office:value-type="float" office:value="3.663032" calcext:value-type="float">
            <text:p>3.663032</text:p>
          </table:table-cell>
          <table:table-cell office:value-type="float" office:value="1.501934" calcext:value-type="float">
            <text:p>1.501934</text:p>
          </table:table-cell>
          <table:table-cell office:value-type="float" office:value="0.7200507" calcext:value-type="float">
            <text:p>0.7200507</text:p>
          </table:table-cell>
          <table:table-cell office:value-type="float" office:value="0.3596103" calcext:value-type="float">
            <text:p>0.3596103</text:p>
          </table:table-cell>
          <table:table-cell office:value-type="float" office:value="0.3409227" calcext:value-type="float">
            <text:p>0.3409227</text:p>
          </table:table-cell>
          <table:table-cell office:value-type="float" office:value="0" calcext:value-type="float">
            <text:p>0</text:p>
          </table:table-cell>
          <table:table-cell office:value-type="float" office:value="147.8385" calcext:value-type="float">
            <text:p>147.83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104811" calcext:value-type="float">
            <text:p>-1.04811E-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2" calcext:value-type="float">
            <text:p>20012002</text:p>
          </table:table-cell>
          <table:table-cell office:value-type="float" office:value="24.12178" calcext:value-type="float">
            <text:p>24.12178</text:p>
          </table:table-cell>
          <table:table-cell office:value-type="float" office:value="1098.053" calcext:value-type="float">
            <text:p>1098.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18929" calcext:value-type="float">
            <text:p>0.1718929</text:p>
          </table:table-cell>
          <table:table-cell office:value-type="float" office:value="21.81635" calcext:value-type="float">
            <text:p>21.8163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992868" calcext:value-type="float">
            <text:p>5.992868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5446804" calcext:value-type="float">
            <text:p>5.446804E-07</text:p>
          </table:table-cell>
          <table:table-cell office:value-type="float" office:value="-0.0003357615" calcext:value-type="float">
            <text:p>-0.0003357615</text:p>
          </table:table-cell>
          <table:table-cell office:value-type="float" office:value="0.000535807" calcext:value-type="float">
            <text:p>0.000535807</text:p>
          </table:table-cell>
          <table:table-cell office:value-type="float" office:value="0.00001575377" calcext:value-type="float">
            <text:p>1.575377E-05</text:p>
          </table:table-cell>
          <table:table-cell office:value-type="float" office:value="14.16177" calcext:value-type="float">
            <text:p>14.16177</text:p>
          </table:table-cell>
          <table:table-cell office:value-type="float" office:value="0.1137901" calcext:value-type="float">
            <text:p>0.1137901</text:p>
          </table:table-cell>
          <table:table-cell office:value-type="float" office:value="0.08161326" calcext:value-type="float">
            <text:p>0.08161326</text:p>
          </table:table-cell>
          <table:table-cell office:value-type="float" office:value="0.06994089" calcext:value-type="float">
            <text:p>0.06994089</text:p>
          </table:table-cell>
          <table:table-cell office:value-type="float" office:value="0.05787309" calcext:value-type="float">
            <text:p>0.05787309</text:p>
          </table:table-cell>
          <table:table-cell office:value-type="float" office:value="0.05787677" calcext:value-type="float">
            <text:p>0.05787677</text:p>
          </table:table-cell>
          <table:table-cell office:value-type="float" office:value="0.02746832" calcext:value-type="float">
            <text:p>0.02746832</text:p>
          </table:table-cell>
          <table:table-cell office:value-type="float" office:value="0.01788439" calcext:value-type="float">
            <text:p>0.01788439</text:p>
          </table:table-cell>
          <table:table-cell office:value-type="float" office:value="0.03572514" calcext:value-type="float">
            <text:p>0.03572514</text:p>
          </table:table-cell>
          <table:table-cell office:value-type="float" office:value="0.02777669" calcext:value-type="float">
            <text:p>0.02777669</text:p>
          </table:table-cell>
          <table:table-cell office:value-type="float" office:value="0.02304251" calcext:value-type="float">
            <text:p>0.02304251</text:p>
          </table:table-cell>
          <table:table-cell office:value-type="float" office:value="0.02096826" calcext:value-type="float">
            <text:p>0.02096826</text:p>
          </table:table-cell>
          <table:table-cell office:value-type="float" office:value="0.01771746" calcext:value-type="float">
            <text:p>0.01771746</text:p>
          </table:table-cell>
          <table:table-cell office:value-type="float" office:value="0.006863564" calcext:value-type="float">
            <text:p>0.006863564</text:p>
          </table:table-cell>
          <table:table-cell office:value-type="float" office:value="0.007182488" calcext:value-type="float">
            <text:p>0.007182488</text:p>
          </table:table-cell>
          <table:table-cell office:value-type="float" office:value="0" calcext:value-type="float">
            <text:p>0</text:p>
          </table:table-cell>
          <table:table-cell office:value-type="float" office:value="119.9355" calcext:value-type="float">
            <text:p>119.9355</text:p>
          </table:table-cell>
          <table:table-cell office:value-type="float" office:value="47.92023" calcext:value-type="float">
            <text:p>47.92023</text:p>
          </table:table-cell>
          <table:table-cell office:value-type="float" office:value="40.17275" calcext:value-type="float">
            <text:p>40.17275</text:p>
          </table:table-cell>
          <table:table-cell office:value-type="float" office:value="28.09998" calcext:value-type="float">
            <text:p>28.09998</text:p>
          </table:table-cell>
          <table:table-cell office:value-type="float" office:value="24.40525" calcext:value-type="float">
            <text:p>24.40525</text:p>
          </table:table-cell>
          <table:table-cell office:value-type="float" office:value="11.79877" calcext:value-type="float">
            <text:p>11.79877</text:p>
          </table:table-cell>
          <table:table-cell office:value-type="float" office:value="5.707771" calcext:value-type="float">
            <text:p>5.707771</text:p>
          </table:table-cell>
          <table:table-cell office:value-type="float" office:value="10.69392" calcext:value-type="float">
            <text:p>10.69392</text:p>
          </table:table-cell>
          <table:table-cell office:value-type="float" office:value="8.369642" calcext:value-type="float">
            <text:p>8.369642</text:p>
          </table:table-cell>
          <table:table-cell office:value-type="float" office:value="3.663927" calcext:value-type="float">
            <text:p>3.663927</text:p>
          </table:table-cell>
          <table:table-cell office:value-type="float" office:value="1.502728" calcext:value-type="float">
            <text:p>1.502728</text:p>
          </table:table-cell>
          <table:table-cell office:value-type="float" office:value="0.7203541" calcext:value-type="float">
            <text:p>0.7203541</text:p>
          </table:table-cell>
          <table:table-cell office:value-type="float" office:value="0.3596584" calcext:value-type="float">
            <text:p>0.3596584</text:p>
          </table:table-cell>
          <table:table-cell office:value-type="float" office:value="0.34095" calcext:value-type="float">
            <text:p>0.34095</text:p>
          </table:table-cell>
          <table:table-cell office:value-type="float" office:value="0" calcext:value-type="float">
            <text:p>0</text:p>
          </table:table-cell>
          <table:table-cell office:value-type="float" office:value="147.3339" calcext:value-type="float">
            <text:p>147.3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1112694" calcext:value-type="float">
            <text:p>-1.112694E-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2" calcext:value-type="float">
            <text:p>21012002</text:p>
          </table:table-cell>
          <table:table-cell office:value-type="float" office:value="24.12622" calcext:value-type="float">
            <text:p>24.12622</text:p>
          </table:table-cell>
          <table:table-cell office:value-type="float" office:value="1098.053" calcext:value-type="float">
            <text:p>1098.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24452" calcext:value-type="float">
            <text:p>0.1724452</text:p>
          </table:table-cell>
          <table:table-cell office:value-type="float" office:value="21.81112" calcext:value-type="float">
            <text:p>21.8111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992868" calcext:value-type="float">
            <text:p>5.992868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5446804" calcext:value-type="float">
            <text:p>5.446804E-07</text:p>
          </table:table-cell>
          <table:table-cell office:value-type="float" office:value="-0.0004325983" calcext:value-type="float">
            <text:p>-0.0004325983</text:p>
          </table:table-cell>
          <table:table-cell office:value-type="float" office:value="0.0005596239" calcext:value-type="float">
            <text:p>0.0005596239</text:p>
          </table:table-cell>
          <table:table-cell office:value-type="float" office:value="0.00001633677" calcext:value-type="float">
            <text:p>1.633677E-05</text:p>
          </table:table-cell>
          <table:table-cell office:value-type="float" office:value="14.22572" calcext:value-type="float">
            <text:p>14.22572</text:p>
          </table:table-cell>
          <table:table-cell office:value-type="float" office:value="0.1009056" calcext:value-type="float">
            <text:p>0.1009056</text:p>
          </table:table-cell>
          <table:table-cell office:value-type="float" office:value="0.0800387" calcext:value-type="float">
            <text:p>0.0800387</text:p>
          </table:table-cell>
          <table:table-cell office:value-type="float" office:value="0.06942657" calcext:value-type="float">
            <text:p>0.06942657</text:p>
          </table:table-cell>
          <table:table-cell office:value-type="float" office:value="0.05769404" calcext:value-type="float">
            <text:p>0.05769404</text:p>
          </table:table-cell>
          <table:table-cell office:value-type="float" office:value="0.05764312" calcext:value-type="float">
            <text:p>0.05764312</text:p>
          </table:table-cell>
          <table:table-cell office:value-type="float" office:value="0.02741977" calcext:value-type="float">
            <text:p>0.02741977</text:p>
          </table:table-cell>
          <table:table-cell office:value-type="float" office:value="0.01788654" calcext:value-type="float">
            <text:p>0.01788654</text:p>
          </table:table-cell>
          <table:table-cell office:value-type="float" office:value="0.03579413" calcext:value-type="float">
            <text:p>0.03579413</text:p>
          </table:table-cell>
          <table:table-cell office:value-type="float" office:value="0.02782322" calcext:value-type="float">
            <text:p>0.02782322</text:p>
          </table:table-cell>
          <table:table-cell office:value-type="float" office:value="0.02307404" calcext:value-type="float">
            <text:p>0.02307404</text:p>
          </table:table-cell>
          <table:table-cell office:value-type="float" office:value="0.02098528" calcext:value-type="float">
            <text:p>0.02098528</text:p>
          </table:table-cell>
          <table:table-cell office:value-type="float" office:value="0.01772635" calcext:value-type="float">
            <text:p>0.01772635</text:p>
          </table:table-cell>
          <table:table-cell office:value-type="float" office:value="0.006861516" calcext:value-type="float">
            <text:p>0.006861516</text:p>
          </table:table-cell>
          <table:table-cell office:value-type="float" office:value="0.007184381" calcext:value-type="float">
            <text:p>0.007184381</text:p>
          </table:table-cell>
          <table:table-cell office:value-type="float" office:value="0" calcext:value-type="float">
            <text:p>0</text:p>
          </table:table-cell>
          <table:table-cell office:value-type="float" office:value="103.1914" calcext:value-type="float">
            <text:p>103.1914</text:p>
          </table:table-cell>
          <table:table-cell office:value-type="float" office:value="48.49827" calcext:value-type="float">
            <text:p>48.49827</text:p>
          </table:table-cell>
          <table:table-cell office:value-type="float" office:value="40.03186" calcext:value-type="float">
            <text:p>40.03186</text:p>
          </table:table-cell>
          <table:table-cell office:value-type="float" office:value="27.96362" calcext:value-type="float">
            <text:p>27.96362</text:p>
          </table:table-cell>
          <table:table-cell office:value-type="float" office:value="24.19668" calcext:value-type="float">
            <text:p>24.19668</text:p>
          </table:table-cell>
          <table:table-cell office:value-type="float" office:value="11.74888" calcext:value-type="float">
            <text:p>11.74888</text:p>
          </table:table-cell>
          <table:table-cell office:value-type="float" office:value="5.734511" calcext:value-type="float">
            <text:p>5.734511</text:p>
          </table:table-cell>
          <table:table-cell office:value-type="float" office:value="10.69264" calcext:value-type="float">
            <text:p>10.69264</text:p>
          </table:table-cell>
          <table:table-cell office:value-type="float" office:value="8.367868" calcext:value-type="float">
            <text:p>8.367868</text:p>
          </table:table-cell>
          <table:table-cell office:value-type="float" office:value="3.664804" calcext:value-type="float">
            <text:p>3.664804</text:p>
          </table:table-cell>
          <table:table-cell office:value-type="float" office:value="1.5035" calcext:value-type="float">
            <text:p>1.5035</text:p>
          </table:table-cell>
          <table:table-cell office:value-type="float" office:value="0.7206566" calcext:value-type="float">
            <text:p>0.7206566</text:p>
          </table:table-cell>
          <table:table-cell office:value-type="float" office:value="0.3597504" calcext:value-type="float">
            <text:p>0.3597504</text:p>
          </table:table-cell>
          <table:table-cell office:value-type="float" office:value="0.3410069" calcext:value-type="float">
            <text:p>0.3410069</text:p>
          </table:table-cell>
          <table:table-cell office:value-type="float" office:value="0" calcext:value-type="float">
            <text:p>0</text:p>
          </table:table-cell>
          <table:table-cell office:value-type="float" office:value="148.85" calcext:value-type="float">
            <text:p>148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1199207" calcext:value-type="float">
            <text:p>-1.199207E-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2" calcext:value-type="float">
            <text:p>22012002</text:p>
          </table:table-cell>
          <table:table-cell office:value-type="float" office:value="24.12594" calcext:value-type="float">
            <text:p>24.12594</text:p>
          </table:table-cell>
          <table:table-cell office:value-type="float" office:value="1098.052" calcext:value-type="float">
            <text:p>1098.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414" calcext:value-type="float">
            <text:p>0.17414</text:p>
          </table:table-cell>
          <table:table-cell office:value-type="float" office:value="21.80899" calcext:value-type="float">
            <text:p>21.8089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992868" calcext:value-type="float">
            <text:p>5.992868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5446804" calcext:value-type="float">
            <text:p>5.446804E-07</text:p>
          </table:table-cell>
          <table:table-cell office:value-type="float" office:value="-0.0005509839" calcext:value-type="float">
            <text:p>-0.0005509839</text:p>
          </table:table-cell>
          <table:table-cell office:value-type="float" office:value="0.0005844939" calcext:value-type="float">
            <text:p>0.0005844939</text:p>
          </table:table-cell>
          <table:table-cell office:value-type="float" office:value="0.00001690513" calcext:value-type="float">
            <text:p>1.690513E-05</text:p>
          </table:table-cell>
          <table:table-cell office:value-type="float" office:value="14.28067" calcext:value-type="float">
            <text:p>14.28067</text:p>
          </table:table-cell>
          <table:table-cell office:value-type="float" office:value="0.09397484" calcext:value-type="float">
            <text:p>0.09397484</text:p>
          </table:table-cell>
          <table:table-cell office:value-type="float" office:value="0.07647061" calcext:value-type="float">
            <text:p>0.07647061</text:p>
          </table:table-cell>
          <table:table-cell office:value-type="float" office:value="0.0687658" calcext:value-type="float">
            <text:p>0.0687658</text:p>
          </table:table-cell>
          <table:table-cell office:value-type="float" office:value="0.05794789" calcext:value-type="float">
            <text:p>0.05794789</text:p>
          </table:table-cell>
          <table:table-cell office:value-type="float" office:value="0.05746039" calcext:value-type="float">
            <text:p>0.05746039</text:p>
          </table:table-cell>
          <table:table-cell office:value-type="float" office:value="0.02734609" calcext:value-type="float">
            <text:p>0.02734609</text:p>
          </table:table-cell>
          <table:table-cell office:value-type="float" office:value="0.01787113" calcext:value-type="float">
            <text:p>0.01787113</text:p>
          </table:table-cell>
          <table:table-cell office:value-type="float" office:value="0.03585329" calcext:value-type="float">
            <text:p>0.03585329</text:p>
          </table:table-cell>
          <table:table-cell office:value-type="float" office:value="0.02786607" calcext:value-type="float">
            <text:p>0.02786607</text:p>
          </table:table-cell>
          <table:table-cell office:value-type="float" office:value="0.02310442" calcext:value-type="float">
            <text:p>0.02310442</text:p>
          </table:table-cell>
          <table:table-cell office:value-type="float" office:value="0.02100209" calcext:value-type="float">
            <text:p>0.02100209</text:p>
          </table:table-cell>
          <table:table-cell office:value-type="float" office:value="0.01773522" calcext:value-type="float">
            <text:p>0.01773522</text:p>
          </table:table-cell>
          <table:table-cell office:value-type="float" office:value="0.00685977" calcext:value-type="float">
            <text:p>0.00685977</text:p>
          </table:table-cell>
          <table:table-cell office:value-type="float" office:value="0.007186633" calcext:value-type="float">
            <text:p>0.007186633</text:p>
          </table:table-cell>
          <table:table-cell office:value-type="float" office:value="0" calcext:value-type="float">
            <text:p>0</text:p>
          </table:table-cell>
          <table:table-cell office:value-type="float" office:value="88.94944" calcext:value-type="float">
            <text:p>88.94944</text:p>
          </table:table-cell>
          <table:table-cell office:value-type="float" office:value="48.85256" calcext:value-type="float">
            <text:p>48.85256</text:p>
          </table:table-cell>
          <table:table-cell office:value-type="float" office:value="38.36023" calcext:value-type="float">
            <text:p>38.36023</text:p>
          </table:table-cell>
          <table:table-cell office:value-type="float" office:value="28.88295" calcext:value-type="float">
            <text:p>28.88295</text:p>
          </table:table-cell>
          <table:table-cell office:value-type="float" office:value="24.19587" calcext:value-type="float">
            <text:p>24.19587</text:p>
          </table:table-cell>
          <table:table-cell office:value-type="float" office:value="11.70249" calcext:value-type="float">
            <text:p>11.70249</text:p>
          </table:table-cell>
          <table:table-cell office:value-type="float" office:value="5.760589" calcext:value-type="float">
            <text:p>5.760589</text:p>
          </table:table-cell>
          <table:table-cell office:value-type="float" office:value="10.6902" calcext:value-type="float">
            <text:p>10.6902</text:p>
          </table:table-cell>
          <table:table-cell office:value-type="float" office:value="8.366199" calcext:value-type="float">
            <text:p>8.366199</text:p>
          </table:table-cell>
          <table:table-cell office:value-type="float" office:value="3.665673" calcext:value-type="float">
            <text:p>3.665673</text:p>
          </table:table-cell>
          <table:table-cell office:value-type="float" office:value="1.504261" calcext:value-type="float">
            <text:p>1.504261</text:p>
          </table:table-cell>
          <table:table-cell office:value-type="float" office:value="0.72096" calcext:value-type="float">
            <text:p>0.72096</text:p>
          </table:table-cell>
          <table:table-cell office:value-type="float" office:value="0.3598929" calcext:value-type="float">
            <text:p>0.3598929</text:p>
          </table:table-cell>
          <table:table-cell office:value-type="float" office:value="0.3410348" calcext:value-type="float">
            <text:p>0.3410348</text:p>
          </table:table-cell>
          <table:table-cell office:value-type="float" office:value="0" calcext:value-type="float">
            <text:p>0</text:p>
          </table:table-cell>
          <table:table-cell office:value-type="float" office:value="152.3308" calcext:value-type="float">
            <text:p>152.33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1288869" calcext:value-type="float">
            <text:p>-1.288869E-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2" calcext:value-type="float">
            <text:p>23012002</text:p>
          </table:table-cell>
          <table:table-cell office:value-type="float" office:value="24.12162" calcext:value-type="float">
            <text:p>24.12162</text:p>
          </table:table-cell>
          <table:table-cell office:value-type="float" office:value="1098.049" calcext:value-type="float">
            <text:p>1098.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62885" calcext:value-type="float">
            <text:p>0.1762885</text:p>
          </table:table-cell>
          <table:table-cell office:value-type="float" office:value="21.81374" calcext:value-type="float">
            <text:p>21.8137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992868" calcext:value-type="float">
            <text:p>5.992868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5446804" calcext:value-type="float">
            <text:p>5.446804E-07</text:p>
          </table:table-cell>
          <table:table-cell office:value-type="float" office:value="-0.0005615113" calcext:value-type="float">
            <text:p>-0.0005615113</text:p>
          </table:table-cell>
          <table:table-cell office:value-type="float" office:value="0.000611726" calcext:value-type="float">
            <text:p>0.000611726</text:p>
          </table:table-cell>
          <table:table-cell office:value-type="float" office:value="0.00001745999" calcext:value-type="float">
            <text:p>1.745999E-05</text:p>
          </table:table-cell>
          <table:table-cell office:value-type="float" office:value="14.28369" calcext:value-type="float">
            <text:p>14.28369</text:p>
          </table:table-cell>
          <table:table-cell office:value-type="float" office:value="0.09881431" calcext:value-type="float">
            <text:p>0.09881431</text:p>
          </table:table-cell>
          <table:table-cell office:value-type="float" office:value="0.0770245" calcext:value-type="float">
            <text:p>0.0770245</text:p>
          </table:table-cell>
          <table:table-cell office:value-type="float" office:value="0.06864195" calcext:value-type="float">
            <text:p>0.06864195</text:p>
          </table:table-cell>
          <table:table-cell office:value-type="float" office:value="0.05825766" calcext:value-type="float">
            <text:p>0.05825766</text:p>
          </table:table-cell>
          <table:table-cell office:value-type="float" office:value="0.05765841" calcext:value-type="float">
            <text:p>0.05765841</text:p>
          </table:table-cell>
          <table:table-cell office:value-type="float" office:value="0.02732554" calcext:value-type="float">
            <text:p>0.02732554</text:p>
          </table:table-cell>
          <table:table-cell office:value-type="float" office:value="0.01786015" calcext:value-type="float">
            <text:p>0.01786015</text:p>
          </table:table-cell>
          <table:table-cell office:value-type="float" office:value="0.03590331" calcext:value-type="float">
            <text:p>0.03590331</text:p>
          </table:table-cell>
          <table:table-cell office:value-type="float" office:value="0.02790491" calcext:value-type="float">
            <text:p>0.02790491</text:p>
          </table:table-cell>
          <table:table-cell office:value-type="float" office:value="0.02313355" calcext:value-type="float">
            <text:p>0.02313355</text:p>
          </table:table-cell>
          <table:table-cell office:value-type="float" office:value="0.02101866" calcext:value-type="float">
            <text:p>0.02101866</text:p>
          </table:table-cell>
          <table:table-cell office:value-type="float" office:value="0.01774403" calcext:value-type="float">
            <text:p>0.01774403</text:p>
          </table:table-cell>
          <table:table-cell office:value-type="float" office:value="0.00685747" calcext:value-type="float">
            <text:p>0.00685747</text:p>
          </table:table-cell>
          <table:table-cell office:value-type="float" office:value="0.007185458" calcext:value-type="float">
            <text:p>0.007185458</text:p>
          </table:table-cell>
          <table:table-cell office:value-type="float" office:value="0" calcext:value-type="float">
            <text:p>0</text:p>
          </table:table-cell>
          <table:table-cell office:value-type="float" office:value="86.40784" calcext:value-type="float">
            <text:p>86.40784</text:p>
          </table:table-cell>
          <table:table-cell office:value-type="float" office:value="48.70408" calcext:value-type="float">
            <text:p>48.70408</text:p>
          </table:table-cell>
          <table:table-cell office:value-type="float" office:value="36.67024" calcext:value-type="float">
            <text:p>36.67024</text:p>
          </table:table-cell>
          <table:table-cell office:value-type="float" office:value="29.59778" calcext:value-type="float">
            <text:p>29.59778</text:p>
          </table:table-cell>
          <table:table-cell office:value-type="float" office:value="24.63746" calcext:value-type="float">
            <text:p>24.63746</text:p>
          </table:table-cell>
          <table:table-cell office:value-type="float" office:value="11.70168" calcext:value-type="float">
            <text:p>11.70168</text:p>
          </table:table-cell>
          <table:table-cell office:value-type="float" office:value="5.789503" calcext:value-type="float">
            <text:p>5.789503</text:p>
          </table:table-cell>
          <table:table-cell office:value-type="float" office:value="10.68693" calcext:value-type="float">
            <text:p>10.68693</text:p>
          </table:table-cell>
          <table:table-cell office:value-type="float" office:value="8.364436" calcext:value-type="float">
            <text:p>8.364436</text:p>
          </table:table-cell>
          <table:table-cell office:value-type="float" office:value="3.666511" calcext:value-type="float">
            <text:p>3.666511</text:p>
          </table:table-cell>
          <table:table-cell office:value-type="float" office:value="1.505012" calcext:value-type="float">
            <text:p>1.505012</text:p>
          </table:table-cell>
          <table:table-cell office:value-type="float" office:value="0.7212606" calcext:value-type="float">
            <text:p>0.7212606</text:p>
          </table:table-cell>
          <table:table-cell office:value-type="float" office:value="0.3598861" calcext:value-type="float">
            <text:p>0.3598861</text:p>
          </table:table-cell>
          <table:table-cell office:value-type="float" office:value="0.341016" calcext:value-type="float">
            <text:p>0.341016</text:p>
          </table:table-cell>
          <table:table-cell office:value-type="float" office:value="0" calcext:value-type="float">
            <text:p>0</text:p>
          </table:table-cell>
          <table:table-cell office:value-type="float" office:value="155.8045" calcext:value-type="float">
            <text:p>155.8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1335972" calcext:value-type="float">
            <text:p>-1.335972E-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2" calcext:value-type="float">
            <text:p>24012002</text:p>
          </table:table-cell>
          <table:table-cell office:value-type="float" office:value="24.11761" calcext:value-type="float">
            <text:p>24.11761</text:p>
          </table:table-cell>
          <table:table-cell office:value-type="float" office:value="1098.047" calcext:value-type="float">
            <text:p>1098.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91325" calcext:value-type="float">
            <text:p>0.1791325</text:p>
          </table:table-cell>
          <table:table-cell office:value-type="float" office:value="21.81616" calcext:value-type="float">
            <text:p>21.8161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992868" calcext:value-type="float">
            <text:p>5.992868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5446804" calcext:value-type="float">
            <text:p>5.446804E-07</text:p>
          </table:table-cell>
          <table:table-cell office:value-type="float" office:value="-0.0006146919" calcext:value-type="float">
            <text:p>-0.0006146919</text:p>
          </table:table-cell>
          <table:table-cell office:value-type="float" office:value="0.00064015" calcext:value-type="float">
            <text:p>0.00064015</text:p>
          </table:table-cell>
          <table:table-cell office:value-type="float" office:value="0.00001799991" calcext:value-type="float">
            <text:p>1.799991E-05</text:p>
          </table:table-cell>
          <table:table-cell office:value-type="float" office:value="14.30604" calcext:value-type="float">
            <text:p>14.30604</text:p>
          </table:table-cell>
          <table:table-cell office:value-type="float" office:value="0.09476088" calcext:value-type="float">
            <text:p>0.09476088</text:p>
          </table:table-cell>
          <table:table-cell office:value-type="float" office:value="0.07713954" calcext:value-type="float">
            <text:p>0.07713954</text:p>
          </table:table-cell>
          <table:table-cell office:value-type="float" office:value="0.06882945" calcext:value-type="float">
            <text:p>0.06882945</text:p>
          </table:table-cell>
          <table:table-cell office:value-type="float" office:value="0.05830454" calcext:value-type="float">
            <text:p>0.05830454</text:p>
          </table:table-cell>
          <table:table-cell office:value-type="float" office:value="0.05774952" calcext:value-type="float">
            <text:p>0.05774952</text:p>
          </table:table-cell>
          <table:table-cell office:value-type="float" office:value="0.02735542" calcext:value-type="float">
            <text:p>0.02735542</text:p>
          </table:table-cell>
          <table:table-cell office:value-type="float" office:value="0.01787122" calcext:value-type="float">
            <text:p>0.01787122</text:p>
          </table:table-cell>
          <table:table-cell office:value-type="float" office:value="0.03595171" calcext:value-type="float">
            <text:p>0.03595171</text:p>
          </table:table-cell>
          <table:table-cell office:value-type="float" office:value="0.02794063" calcext:value-type="float">
            <text:p>0.02794063</text:p>
          </table:table-cell>
          <table:table-cell office:value-type="float" office:value="0.02316146" calcext:value-type="float">
            <text:p>0.02316146</text:p>
          </table:table-cell>
          <table:table-cell office:value-type="float" office:value="0.02103498" calcext:value-type="float">
            <text:p>0.02103498</text:p>
          </table:table-cell>
          <table:table-cell office:value-type="float" office:value="0.01775276" calcext:value-type="float">
            <text:p>0.01775276</text:p>
          </table:table-cell>
          <table:table-cell office:value-type="float" office:value="0.006855247" calcext:value-type="float">
            <text:p>0.006855247</text:p>
          </table:table-cell>
          <table:table-cell office:value-type="float" office:value="0.007185867" calcext:value-type="float">
            <text:p>0.007185867</text:p>
          </table:table-cell>
          <table:table-cell office:value-type="float" office:value="0" calcext:value-type="float">
            <text:p>0</text:p>
          </table:table-cell>
          <table:table-cell office:value-type="float" office:value="78.66273" calcext:value-type="float">
            <text:p>78.66273</text:p>
          </table:table-cell>
          <table:table-cell office:value-type="float" office:value="48.346" calcext:value-type="float">
            <text:p>48.346</text:p>
          </table:table-cell>
          <table:table-cell office:value-type="float" office:value="36.15255" calcext:value-type="float">
            <text:p>36.15255</text:p>
          </table:table-cell>
          <table:table-cell office:value-type="float" office:value="29.55313" calcext:value-type="float">
            <text:p>29.55313</text:p>
          </table:table-cell>
          <table:table-cell office:value-type="float" office:value="24.74658" calcext:value-type="float">
            <text:p>24.74658</text:p>
          </table:table-cell>
          <table:table-cell office:value-type="float" office:value="11.71947" calcext:value-type="float">
            <text:p>11.71947</text:p>
          </table:table-cell>
          <table:table-cell office:value-type="float" office:value="5.822315" calcext:value-type="float">
            <text:p>5.822315</text:p>
          </table:table-cell>
          <table:table-cell office:value-type="float" office:value="10.68388" calcext:value-type="float">
            <text:p>10.68388</text:p>
          </table:table-cell>
          <table:table-cell office:value-type="float" office:value="8.362598" calcext:value-type="float">
            <text:p>8.362598</text:p>
          </table:table-cell>
          <table:table-cell office:value-type="float" office:value="3.66735" calcext:value-type="float">
            <text:p>3.66735</text:p>
          </table:table-cell>
          <table:table-cell office:value-type="float" office:value="1.50574" calcext:value-type="float">
            <text:p>1.50574</text:p>
          </table:table-cell>
          <table:table-cell office:value-type="float" office:value="0.7215515" calcext:value-type="float">
            <text:p>0.7215515</text:p>
          </table:table-cell>
          <table:table-cell office:value-type="float" office:value="0.3598857" calcext:value-type="float">
            <text:p>0.3598857</text:p>
          </table:table-cell>
          <table:table-cell office:value-type="float" office:value="0.341069" calcext:value-type="float">
            <text:p>0.341069</text:p>
          </table:table-cell>
          <table:table-cell office:value-type="float" office:value="0" calcext:value-type="float">
            <text:p>0</text:p>
          </table:table-cell>
          <table:table-cell office:value-type="float" office:value="160.7301" calcext:value-type="float">
            <text:p>160.73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1391249" calcext:value-type="float">
            <text:p>-1.391249E-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2" calcext:value-type="float">
            <text:p>25012002</text:p>
          </table:table-cell>
          <table:table-cell office:value-type="float" office:value="24.09639" calcext:value-type="float">
            <text:p>24.09639</text:p>
          </table:table-cell>
          <table:table-cell office:value-type="float" office:value="1098.047" calcext:value-type="float">
            <text:p>1098.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36626" calcext:value-type="float">
            <text:p>0.1936626</text:p>
          </table:table-cell>
          <table:table-cell office:value-type="float" office:value="21.82182" calcext:value-type="float">
            <text:p>21.8218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992868" calcext:value-type="float">
            <text:p>5.992868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5446804" calcext:value-type="float">
            <text:p>5.446804E-07</text:p>
          </table:table-cell>
          <table:table-cell office:value-type="float" office:value="-0.0006638849" calcext:value-type="float">
            <text:p>-0.0006638849</text:p>
          </table:table-cell>
          <table:table-cell office:value-type="float" office:value="0.0006672174" calcext:value-type="float">
            <text:p>0.0006672174</text:p>
          </table:table-cell>
          <table:table-cell office:value-type="float" office:value="0.00001852421" calcext:value-type="float">
            <text:p>1.852421E-05</text:p>
          </table:table-cell>
          <table:table-cell office:value-type="float" office:value="14.2925" calcext:value-type="float">
            <text:p>14.2925</text:p>
          </table:table-cell>
          <table:table-cell office:value-type="float" office:value="0.1001959" calcext:value-type="float">
            <text:p>0.1001959</text:p>
          </table:table-cell>
          <table:table-cell office:value-type="float" office:value="0.0737923" calcext:value-type="float">
            <text:p>0.0737923</text:p>
          </table:table-cell>
          <table:table-cell office:value-type="float" office:value="0.06777526" calcext:value-type="float">
            <text:p>0.06777526</text:p>
          </table:table-cell>
          <table:table-cell office:value-type="float" office:value="0.05808403" calcext:value-type="float">
            <text:p>0.05808403</text:p>
          </table:table-cell>
          <table:table-cell office:value-type="float" office:value="0.05754383" calcext:value-type="float">
            <text:p>0.05754383</text:p>
          </table:table-cell>
          <table:table-cell office:value-type="float" office:value="0.02733444" calcext:value-type="float">
            <text:p>0.02733444</text:p>
          </table:table-cell>
          <table:table-cell office:value-type="float" office:value="0.01787029" calcext:value-type="float">
            <text:p>0.01787029</text:p>
          </table:table-cell>
          <table:table-cell office:value-type="float" office:value="0.0359972" calcext:value-type="float">
            <text:p>0.0359972</text:p>
          </table:table-cell>
          <table:table-cell office:value-type="float" office:value="0.02797412" calcext:value-type="float">
            <text:p>0.02797412</text:p>
          </table:table-cell>
          <table:table-cell office:value-type="float" office:value="0.02318824" calcext:value-type="float">
            <text:p>0.02318824</text:p>
          </table:table-cell>
          <table:table-cell office:value-type="float" office:value="0.02105104" calcext:value-type="float">
            <text:p>0.02105104</text:p>
          </table:table-cell>
          <table:table-cell office:value-type="float" office:value="0.01776149" calcext:value-type="float">
            <text:p>0.01776149</text:p>
          </table:table-cell>
          <table:table-cell office:value-type="float" office:value="0.006853402" calcext:value-type="float">
            <text:p>0.006853402</text:p>
          </table:table-cell>
          <table:table-cell office:value-type="float" office:value="0.007187482" calcext:value-type="float">
            <text:p>0.007187482</text:p>
          </table:table-cell>
          <table:table-cell office:value-type="float" office:value="0" calcext:value-type="float">
            <text:p>0</text:p>
          </table:table-cell>
          <table:table-cell office:value-type="float" office:value="70.24593" calcext:value-type="float">
            <text:p>70.24593</text:p>
          </table:table-cell>
          <table:table-cell office:value-type="float" office:value="47.79831" calcext:value-type="float">
            <text:p>47.79831</text:p>
          </table:table-cell>
          <table:table-cell office:value-type="float" office:value="35.12295" calcext:value-type="float">
            <text:p>35.12295</text:p>
          </table:table-cell>
          <table:table-cell office:value-type="float" office:value="29.95399" calcext:value-type="float">
            <text:p>29.95399</text:p>
          </table:table-cell>
          <table:table-cell office:value-type="float" office:value="24.89935" calcext:value-type="float">
            <text:p>24.89935</text:p>
          </table:table-cell>
          <table:table-cell office:value-type="float" office:value="11.73192" calcext:value-type="float">
            <text:p>11.73192</text:p>
          </table:table-cell>
          <table:table-cell office:value-type="float" office:value="5.855469" calcext:value-type="float">
            <text:p>5.855469</text:p>
          </table:table-cell>
          <table:table-cell office:value-type="float" office:value="10.6816" calcext:value-type="float">
            <text:p>10.6816</text:p>
          </table:table-cell>
          <table:table-cell office:value-type="float" office:value="8.360742" calcext:value-type="float">
            <text:p>8.360742</text:p>
          </table:table-cell>
          <table:table-cell office:value-type="float" office:value="3.668168" calcext:value-type="float">
            <text:p>3.668168</text:p>
          </table:table-cell>
          <table:table-cell office:value-type="float" office:value="1.506461" calcext:value-type="float">
            <text:p>1.506461</text:p>
          </table:table-cell>
          <table:table-cell office:value-type="float" office:value="0.7218379" calcext:value-type="float">
            <text:p>0.7218379</text:p>
          </table:table-cell>
          <table:table-cell office:value-type="float" office:value="0.3599629" calcext:value-type="float">
            <text:p>0.3599629</text:p>
          </table:table-cell>
          <table:table-cell office:value-type="float" office:value="0.3411162" calcext:value-type="float">
            <text:p>0.3411162</text:p>
          </table:table-cell>
          <table:table-cell office:value-type="float" office:value="0" calcext:value-type="float">
            <text:p>0</text:p>
          </table:table-cell>
          <table:table-cell office:value-type="float" office:value="185.7265" calcext:value-type="float">
            <text:p>185.72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1448073" calcext:value-type="float">
            <text:p>-1.448073E-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2" calcext:value-type="float">
            <text:p>26012002</text:p>
          </table:table-cell>
          <table:table-cell office:value-type="float" office:value="24.04883" calcext:value-type="float">
            <text:p>24.04883</text:p>
          </table:table-cell>
          <table:table-cell office:value-type="float" office:value="1098.049" calcext:value-type="float">
            <text:p>1098.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49548" calcext:value-type="float">
            <text:p>0.2249548</text:p>
          </table:table-cell>
          <table:table-cell office:value-type="float" office:value="21.83432" calcext:value-type="float">
            <text:p>21.8343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992868" calcext:value-type="float">
            <text:p>5.992868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5446804" calcext:value-type="float">
            <text:p>5.446804E-07</text:p>
          </table:table-cell>
          <table:table-cell office:value-type="float" office:value="-0.0006968701" calcext:value-type="float">
            <text:p>-0.0006968701</text:p>
          </table:table-cell>
          <table:table-cell office:value-type="float" office:value="0.0006910514" calcext:value-type="float">
            <text:p>0.0006910514</text:p>
          </table:table-cell>
          <table:table-cell office:value-type="float" office:value="0.00001903387" calcext:value-type="float">
            <text:p>1.903387E-05</text:p>
          </table:table-cell>
          <table:table-cell office:value-type="float" office:value="14.22563" calcext:value-type="float">
            <text:p>14.22563</text:p>
          </table:table-cell>
          <table:table-cell office:value-type="float" office:value="0.1129798" calcext:value-type="float">
            <text:p>0.1129798</text:p>
          </table:table-cell>
          <table:table-cell office:value-type="float" office:value="0.0654662" calcext:value-type="float">
            <text:p>0.0654662</text:p>
          </table:table-cell>
          <table:table-cell office:value-type="float" office:value="0.06085863" calcext:value-type="float">
            <text:p>0.06085863</text:p>
          </table:table-cell>
          <table:table-cell office:value-type="float" office:value="0.05416645" calcext:value-type="float">
            <text:p>0.05416645</text:p>
          </table:table-cell>
          <table:table-cell office:value-type="float" office:value="0.05478676" calcext:value-type="float">
            <text:p>0.05478676</text:p>
          </table:table-cell>
          <table:table-cell office:value-type="float" office:value="0.02691032" calcext:value-type="float">
            <text:p>0.02691032</text:p>
          </table:table-cell>
          <table:table-cell office:value-type="float" office:value="0.01774673" calcext:value-type="float">
            <text:p>0.01774673</text:p>
          </table:table-cell>
          <table:table-cell office:value-type="float" office:value="0.03601269" calcext:value-type="float">
            <text:p>0.03601269</text:p>
          </table:table-cell>
          <table:table-cell office:value-type="float" office:value="0.02800327" calcext:value-type="float">
            <text:p>0.02800327</text:p>
          </table:table-cell>
          <table:table-cell office:value-type="float" office:value="0.0232139" calcext:value-type="float">
            <text:p>0.0232139</text:p>
          </table:table-cell>
          <table:table-cell office:value-type="float" office:value="0.02106685" calcext:value-type="float">
            <text:p>0.02106685</text:p>
          </table:table-cell>
          <table:table-cell office:value-type="float" office:value="0.01777021" calcext:value-type="float">
            <text:p>0.01777021</text:p>
          </table:table-cell>
          <table:table-cell office:value-type="float" office:value="0.006851236" calcext:value-type="float">
            <text:p>0.006851236</text:p>
          </table:table-cell>
          <table:table-cell office:value-type="float" office:value="0.007187063" calcext:value-type="float">
            <text:p>0.007187063</text:p>
          </table:table-cell>
          <table:table-cell office:value-type="float" office:value="0" calcext:value-type="float">
            <text:p>0</text:p>
          </table:table-cell>
          <table:table-cell office:value-type="float" office:value="70.14491" calcext:value-type="float">
            <text:p>70.14491</text:p>
          </table:table-cell>
          <table:table-cell office:value-type="float" office:value="47.47575" calcext:value-type="float">
            <text:p>47.47575</text:p>
          </table:table-cell>
          <table:table-cell office:value-type="float" office:value="34.3195" calcext:value-type="float">
            <text:p>34.3195</text:p>
          </table:table-cell>
          <table:table-cell office:value-type="float" office:value="29.95054" calcext:value-type="float">
            <text:p>29.95054</text:p>
          </table:table-cell>
          <table:table-cell office:value-type="float" office:value="25.1389" calcext:value-type="float">
            <text:p>25.1389</text:p>
          </table:table-cell>
          <table:table-cell office:value-type="float" office:value="11.76757" calcext:value-type="float">
            <text:p>11.76757</text:p>
          </table:table-cell>
          <table:table-cell office:value-type="float" office:value="5.889311" calcext:value-type="float">
            <text:p>5.889311</text:p>
          </table:table-cell>
          <table:table-cell office:value-type="float" office:value="10.68018" calcext:value-type="float">
            <text:p>10.68018</text:p>
          </table:table-cell>
          <table:table-cell office:value-type="float" office:value="8.358977" calcext:value-type="float">
            <text:p>8.358977</text:p>
          </table:table-cell>
          <table:table-cell office:value-type="float" office:value="3.668968" calcext:value-type="float">
            <text:p>3.668968</text:p>
          </table:table-cell>
          <table:table-cell office:value-type="float" office:value="1.507173" calcext:value-type="float">
            <text:p>1.507173</text:p>
          </table:table-cell>
          <table:table-cell office:value-type="float" office:value="0.7221189" calcext:value-type="float">
            <text:p>0.7221189</text:p>
          </table:table-cell>
          <table:table-cell office:value-type="float" office:value="0.3599569" calcext:value-type="float">
            <text:p>0.3599569</text:p>
          </table:table-cell>
          <table:table-cell office:value-type="float" office:value="0.3411321" calcext:value-type="float">
            <text:p>0.3411321</text:p>
          </table:table-cell>
          <table:table-cell office:value-type="float" office:value="0" calcext:value-type="float">
            <text:p>0</text:p>
          </table:table-cell>
          <table:table-cell office:value-type="float" office:value="240.5436" calcext:value-type="float">
            <text:p>240.54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1524244" calcext:value-type="float">
            <text:p>-1.524244E-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2" calcext:value-type="float">
            <text:p>27012002</text:p>
          </table:table-cell>
          <table:table-cell office:value-type="float" office:value="24.02605" calcext:value-type="float">
            <text:p>24.02605</text:p>
          </table:table-cell>
          <table:table-cell office:value-type="float" office:value="1098.044" calcext:value-type="float">
            <text:p>1098.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69914" calcext:value-type="float">
            <text:p>0.2369914</text:p>
          </table:table-cell>
          <table:table-cell office:value-type="float" office:value="21.84856" calcext:value-type="float">
            <text:p>21.8485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992868" calcext:value-type="float">
            <text:p>5.992868E-10</text:p>
          </table:table-cell>
          <table:table-cell office:value-type="float" office:value="0" calcext:value-type="float">
            <text:p>0</text:p>
          </table:table-cell>
          <table:table-cell office:value-type="float" office:value="-0.0004672105" calcext:value-type="float">
            <text:p>-0.0004672105</text:p>
          </table:table-cell>
          <table:table-cell office:value-type="float" office:value="-0.0007191309" calcext:value-type="float">
            <text:p>-0.0007191309</text:p>
          </table:table-cell>
          <table:table-cell office:value-type="float" office:value="0.0007184886" calcext:value-type="float">
            <text:p>0.0007184886</text:p>
          </table:table-cell>
          <table:table-cell office:value-type="float" office:value="0.00001955161" calcext:value-type="float">
            <text:p>1.955161E-05</text:p>
          </table:table-cell>
          <table:table-cell office:value-type="float" office:value="14.20157" calcext:value-type="float">
            <text:p>14.20157</text:p>
          </table:table-cell>
          <table:table-cell office:value-type="float" office:value="0.12634" calcext:value-type="float">
            <text:p>0.12634</text:p>
          </table:table-cell>
          <table:table-cell office:value-type="float" office:value="0.06154243" calcext:value-type="float">
            <text:p>0.06154243</text:p>
          </table:table-cell>
          <table:table-cell office:value-type="float" office:value="0.05653327" calcext:value-type="float">
            <text:p>0.05653327</text:p>
          </table:table-cell>
          <table:table-cell office:value-type="float" office:value="0.05029883" calcext:value-type="float">
            <text:p>0.05029883</text:p>
          </table:table-cell>
          <table:table-cell office:value-type="float" office:value="0.05105316" calcext:value-type="float">
            <text:p>0.05105316</text:p>
          </table:table-cell>
          <table:table-cell office:value-type="float" office:value="0.02594032" calcext:value-type="float">
            <text:p>0.02594032</text:p>
          </table:table-cell>
          <table:table-cell office:value-type="float" office:value="0.01740919" calcext:value-type="float">
            <text:p>0.01740919</text:p>
          </table:table-cell>
          <table:table-cell office:value-type="float" office:value="0.03592455" calcext:value-type="float">
            <text:p>0.03592455</text:p>
          </table:table-cell>
          <table:table-cell office:value-type="float" office:value="0.0280162" calcext:value-type="float">
            <text:p>0.0280162</text:p>
          </table:table-cell>
          <table:table-cell office:value-type="float" office:value="0.02323767" calcext:value-type="float">
            <text:p>0.02323767</text:p>
          </table:table-cell>
          <table:table-cell office:value-type="float" office:value="0.02108237" calcext:value-type="float">
            <text:p>0.02108237</text:p>
          </table:table-cell>
          <table:table-cell office:value-type="float" office:value="0.01777971" calcext:value-type="float">
            <text:p>0.01777971</text:p>
          </table:table-cell>
          <table:table-cell office:value-type="float" office:value="0.006884717" calcext:value-type="float">
            <text:p>0.006884717</text:p>
          </table:table-cell>
          <table:table-cell office:value-type="float" office:value="0.007149993" calcext:value-type="float">
            <text:p>0.007149993</text:p>
          </table:table-cell>
          <table:table-cell office:value-type="float" office:value="0" calcext:value-type="float">
            <text:p>0</text:p>
          </table:table-cell>
          <table:table-cell office:value-type="float" office:value="69.536" calcext:value-type="float">
            <text:p>69.536</text:p>
          </table:table-cell>
          <table:table-cell office:value-type="float" office:value="47.31099" calcext:value-type="float">
            <text:p>47.31099</text:p>
          </table:table-cell>
          <table:table-cell office:value-type="float" office:value="33.96968" calcext:value-type="float">
            <text:p>33.96968</text:p>
          </table:table-cell>
          <table:table-cell office:value-type="float" office:value="29.71402" calcext:value-type="float">
            <text:p>29.71402</text:p>
          </table:table-cell>
          <table:table-cell office:value-type="float" office:value="25.09701" calcext:value-type="float">
            <text:p>25.09701</text:p>
          </table:table-cell>
          <table:table-cell office:value-type="float" office:value="11.78926" calcext:value-type="float">
            <text:p>11.78926</text:p>
          </table:table-cell>
          <table:table-cell office:value-type="float" office:value="5.923806" calcext:value-type="float">
            <text:p>5.923806</text:p>
          </table:table-cell>
          <table:table-cell office:value-type="float" office:value="10.68004" calcext:value-type="float">
            <text:p>10.68004</text:p>
          </table:table-cell>
          <table:table-cell office:value-type="float" office:value="8.357398" calcext:value-type="float">
            <text:p>8.357398</text:p>
          </table:table-cell>
          <table:table-cell office:value-type="float" office:value="3.669766" calcext:value-type="float">
            <text:p>3.669766</text:p>
          </table:table-cell>
          <table:table-cell office:value-type="float" office:value="1.507892" calcext:value-type="float">
            <text:p>1.507892</text:p>
          </table:table-cell>
          <table:table-cell office:value-type="float" office:value="0.7226894" calcext:value-type="float">
            <text:p>0.7226894</text:p>
          </table:table-cell>
          <table:table-cell office:value-type="float" office:value="0.367902" calcext:value-type="float">
            <text:p>0.367902</text:p>
          </table:table-cell>
          <table:table-cell office:value-type="float" office:value="0.3336989" calcext:value-type="float">
            <text:p>0.3336989</text:p>
          </table:table-cell>
          <table:table-cell office:value-type="float" office:value="0" calcext:value-type="float">
            <text:p>0</text:p>
          </table:table-cell>
          <table:table-cell office:value-type="float" office:value="262.3769" calcext:value-type="float">
            <text:p>262.37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161308" calcext:value-type="float">
            <text:p>-1.61308E-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2" calcext:value-type="float">
            <text:p>28012002</text:p>
          </table:table-cell>
          <table:table-cell office:value-type="float" office:value="24.02262" calcext:value-type="float">
            <text:p>24.02262</text:p>
          </table:table-cell>
          <table:table-cell office:value-type="float" office:value="1098.037" calcext:value-type="float">
            <text:p>1098.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79236" calcext:value-type="float">
            <text:p>0.2379236</text:p>
          </table:table-cell>
          <table:table-cell office:value-type="float" office:value="21.85719" calcext:value-type="float">
            <text:p>21.8571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992868" calcext:value-type="float">
            <text:p>5.992868E-10</text:p>
          </table:table-cell>
          <table:table-cell office:value-type="float" office:value="0" calcext:value-type="float">
            <text:p>0</text:p>
          </table:table-cell>
          <table:table-cell office:value-type="float" office:value="-0.001319178" calcext:value-type="float">
            <text:p>-0.001319178</text:p>
          </table:table-cell>
          <table:table-cell office:value-type="float" office:value="-0.0007212627" calcext:value-type="float">
            <text:p>-0.0007212627</text:p>
          </table:table-cell>
          <table:table-cell office:value-type="float" office:value="0.0007503497" calcext:value-type="float">
            <text:p>0.0007503497</text:p>
          </table:table-cell>
          <table:table-cell office:value-type="float" office:value="0.00002009593" calcext:value-type="float">
            <text:p>2.009593E-05</text:p>
          </table:table-cell>
          <table:table-cell office:value-type="float" office:value="14.19356" calcext:value-type="float">
            <text:p>14.19356</text:p>
          </table:table-cell>
          <table:table-cell office:value-type="float" office:value="0.1328444" calcext:value-type="float">
            <text:p>0.1328444</text:p>
          </table:table-cell>
          <table:table-cell office:value-type="float" office:value="0.06571142" calcext:value-type="float">
            <text:p>0.06571142</text:p>
          </table:table-cell>
          <table:table-cell office:value-type="float" office:value="0.05903839" calcext:value-type="float">
            <text:p>0.05903839</text:p>
          </table:table-cell>
          <table:table-cell office:value-type="float" office:value="0.05105307" calcext:value-type="float">
            <text:p>0.05105307</text:p>
          </table:table-cell>
          <table:table-cell office:value-type="float" office:value="0.05114948" calcext:value-type="float">
            <text:p>0.05114948</text:p>
          </table:table-cell>
          <table:table-cell office:value-type="float" office:value="0.02565397" calcext:value-type="float">
            <text:p>0.02565397</text:p>
          </table:table-cell>
          <table:table-cell office:value-type="float" office:value="0.01720783" calcext:value-type="float">
            <text:p>0.01720783</text:p>
          </table:table-cell>
          <table:table-cell office:value-type="float" office:value="0.03578716" calcext:value-type="float">
            <text:p>0.03578716</text:p>
          </table:table-cell>
          <table:table-cell office:value-type="float" office:value="0.02800456" calcext:value-type="float">
            <text:p>0.02800456</text:p>
          </table:table-cell>
          <table:table-cell office:value-type="float" office:value="0.02325792" calcext:value-type="float">
            <text:p>0.02325792</text:p>
          </table:table-cell>
          <table:table-cell office:value-type="float" office:value="0.02109809" calcext:value-type="float">
            <text:p>0.02109809</text:p>
          </table:table-cell>
          <table:table-cell office:value-type="float" office:value="0.01778975" calcext:value-type="float">
            <text:p>0.01778975</text:p>
          </table:table-cell>
          <table:table-cell office:value-type="float" office:value="0.006872789" calcext:value-type="float">
            <text:p>0.006872789</text:p>
          </table:table-cell>
          <table:table-cell office:value-type="float" office:value="0.007157038" calcext:value-type="float">
            <text:p>0.007157038</text:p>
          </table:table-cell>
          <table:table-cell office:value-type="float" office:value="0" calcext:value-type="float">
            <text:p>0</text:p>
          </table:table-cell>
          <table:table-cell office:value-type="float" office:value="75.13718" calcext:value-type="float">
            <text:p>75.13718</text:p>
          </table:table-cell>
          <table:table-cell office:value-type="float" office:value="46.89584" calcext:value-type="float">
            <text:p>46.89584</text:p>
          </table:table-cell>
          <table:table-cell office:value-type="float" office:value="33.76654" calcext:value-type="float">
            <text:p>33.76654</text:p>
          </table:table-cell>
          <table:table-cell office:value-type="float" office:value="29.44837" calcext:value-type="float">
            <text:p>29.44837</text:p>
          </table:table-cell>
          <table:table-cell office:value-type="float" office:value="24.98874" calcext:value-type="float">
            <text:p>24.98874</text:p>
          </table:table-cell>
          <table:table-cell office:value-type="float" office:value="11.78903" calcext:value-type="float">
            <text:p>11.78903</text:p>
          </table:table-cell>
          <table:table-cell office:value-type="float" office:value="5.955472" calcext:value-type="float">
            <text:p>5.955472</text:p>
          </table:table-cell>
          <table:table-cell office:value-type="float" office:value="10.68064" calcext:value-type="float">
            <text:p>10.68064</text:p>
          </table:table-cell>
          <table:table-cell office:value-type="float" office:value="8.35611" calcext:value-type="float">
            <text:p>8.35611</text:p>
          </table:table-cell>
          <table:table-cell office:value-type="float" office:value="3.670598" calcext:value-type="float">
            <text:p>3.670598</text:p>
          </table:table-cell>
          <table:table-cell office:value-type="float" office:value="1.508673" calcext:value-type="float">
            <text:p>1.508673</text:p>
          </table:table-cell>
          <table:table-cell office:value-type="float" office:value="0.7233132" calcext:value-type="float">
            <text:p>0.7233132</text:p>
          </table:table-cell>
          <table:table-cell office:value-type="float" office:value="0.3650191" calcext:value-type="float">
            <text:p>0.3650191</text:p>
          </table:table-cell>
          <table:table-cell office:value-type="float" office:value="0.3376153" calcext:value-type="float">
            <text:p>0.3376153</text:p>
          </table:table-cell>
          <table:table-cell office:value-type="float" office:value="0" calcext:value-type="float">
            <text:p>0</text:p>
          </table:table-cell>
          <table:table-cell office:value-type="float" office:value="263.4519" calcext:value-type="float">
            <text:p>263.45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166606" calcext:value-type="float">
            <text:p>-1.66606E-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2" calcext:value-type="float">
            <text:p>29012002</text:p>
          </table:table-cell>
          <table:table-cell office:value-type="float" office:value="24.01969" calcext:value-type="float">
            <text:p>24.01969</text:p>
          </table:table-cell>
          <table:table-cell office:value-type="float" office:value="1098.032" calcext:value-type="float">
            <text:p>1098.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88693" calcext:value-type="float">
            <text:p>0.2388693</text:p>
          </table:table-cell>
          <table:table-cell office:value-type="float" office:value="21.86479" calcext:value-type="float">
            <text:p>21.8647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992868" calcext:value-type="float">
            <text:p>5.992868E-10</text:p>
          </table:table-cell>
          <table:table-cell office:value-type="float" office:value="0" calcext:value-type="float">
            <text:p>0</text:p>
          </table:table-cell>
          <table:table-cell office:value-type="float" office:value="-0.002131366" calcext:value-type="float">
            <text:p>-0.002131366</text:p>
          </table:table-cell>
          <table:table-cell office:value-type="float" office:value="-0.0007257236" calcext:value-type="float">
            <text:p>-0.0007257236</text:p>
          </table:table-cell>
          <table:table-cell office:value-type="float" office:value="0.000782918" calcext:value-type="float">
            <text:p>0.000782918</text:p>
          </table:table-cell>
          <table:table-cell office:value-type="float" office:value="0.00002062257" calcext:value-type="float">
            <text:p>2.062257E-05</text:p>
          </table:table-cell>
          <table:table-cell office:value-type="float" office:value="14.18516" calcext:value-type="float">
            <text:p>14.18516</text:p>
          </table:table-cell>
          <table:table-cell office:value-type="float" office:value="0.1384349" calcext:value-type="float">
            <text:p>0.1384349</text:p>
          </table:table-cell>
          <table:table-cell office:value-type="float" office:value="0.06892905" calcext:value-type="float">
            <text:p>0.06892905</text:p>
          </table:table-cell>
          <table:table-cell office:value-type="float" office:value="0.06128041" calcext:value-type="float">
            <text:p>0.06128041</text:p>
          </table:table-cell>
          <table:table-cell office:value-type="float" office:value="0.05219935" calcext:value-type="float">
            <text:p>0.05219935</text:p>
          </table:table-cell>
          <table:table-cell office:value-type="float" office:value="0.05209329" calcext:value-type="float">
            <text:p>0.05209329</text:p>
          </table:table-cell>
          <table:table-cell office:value-type="float" office:value="0.02576377" calcext:value-type="float">
            <text:p>0.02576377</text:p>
          </table:table-cell>
          <table:table-cell office:value-type="float" office:value="0.01718936" calcext:value-type="float">
            <text:p>0.01718936</text:p>
          </table:table-cell>
          <table:table-cell office:value-type="float" office:value="0.0357233" calcext:value-type="float">
            <text:p>0.0357233</text:p>
          </table:table-cell>
          <table:table-cell office:value-type="float" office:value="0.02798501" calcext:value-type="float">
            <text:p>0.02798501</text:p>
          </table:table-cell>
          <table:table-cell office:value-type="float" office:value="0.02327403" calcext:value-type="float">
            <text:p>0.02327403</text:p>
          </table:table-cell>
          <table:table-cell office:value-type="float" office:value="0.02111332" calcext:value-type="float">
            <text:p>0.02111332</text:p>
          </table:table-cell>
          <table:table-cell office:value-type="float" office:value="0.01779908" calcext:value-type="float">
            <text:p>0.01779908</text:p>
          </table:table-cell>
          <table:table-cell office:value-type="float" office:value="0.00686264" calcext:value-type="float">
            <text:p>0.00686264</text:p>
          </table:table-cell>
          <table:table-cell office:value-type="float" office:value="0.007161066" calcext:value-type="float">
            <text:p>0.007161066</text:p>
          </table:table-cell>
          <table:table-cell office:value-type="float" office:value="0" calcext:value-type="float">
            <text:p>0</text:p>
          </table:table-cell>
          <table:table-cell office:value-type="float" office:value="77.03769" calcext:value-type="float">
            <text:p>77.03769</text:p>
          </table:table-cell>
          <table:table-cell office:value-type="float" office:value="46.23317" calcext:value-type="float">
            <text:p>46.23317</text:p>
          </table:table-cell>
          <table:table-cell office:value-type="float" office:value="34.06628" calcext:value-type="float">
            <text:p>34.06628</text:p>
          </table:table-cell>
          <table:table-cell office:value-type="float" office:value="29.18812" calcext:value-type="float">
            <text:p>29.18812</text:p>
          </table:table-cell>
          <table:table-cell office:value-type="float" office:value="24.83866" calcext:value-type="float">
            <text:p>24.83866</text:p>
          </table:table-cell>
          <table:table-cell office:value-type="float" office:value="11.77169" calcext:value-type="float">
            <text:p>11.77169</text:p>
          </table:table-cell>
          <table:table-cell office:value-type="float" office:value="5.983361" calcext:value-type="float">
            <text:p>5.983361</text:p>
          </table:table-cell>
          <table:table-cell office:value-type="float" office:value="10.68093" calcext:value-type="float">
            <text:p>10.68093</text:p>
          </table:table-cell>
          <table:table-cell office:value-type="float" office:value="8.355066" calcext:value-type="float">
            <text:p>8.355066</text:p>
          </table:table-cell>
          <table:table-cell office:value-type="float" office:value="3.671439" calcext:value-type="float">
            <text:p>3.671439</text:p>
          </table:table-cell>
          <table:table-cell office:value-type="float" office:value="1.509469" calcext:value-type="float">
            <text:p>1.509469</text:p>
          </table:table-cell>
          <table:table-cell office:value-type="float" office:value="0.723699" calcext:value-type="float">
            <text:p>0.723699</text:p>
          </table:table-cell>
          <table:table-cell office:value-type="float" office:value="0.3626617" calcext:value-type="float">
            <text:p>0.3626617</text:p>
          </table:table-cell>
          <table:table-cell office:value-type="float" office:value="0.3410582" calcext:value-type="float">
            <text:p>0.3410582</text:p>
          </table:table-cell>
          <table:table-cell office:value-type="float" office:value="0" calcext:value-type="float">
            <text:p>0</text:p>
          </table:table-cell>
          <table:table-cell office:value-type="float" office:value="264.4136" calcext:value-type="float">
            <text:p>264.4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1710765" calcext:value-type="float">
            <text:p>-1.710765E-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2" calcext:value-type="float">
            <text:p>30012002</text:p>
          </table:table-cell>
          <table:table-cell office:value-type="float" office:value="24.01725" calcext:value-type="float">
            <text:p>24.01725</text:p>
          </table:table-cell>
          <table:table-cell office:value-type="float" office:value="1098.027" calcext:value-type="float">
            <text:p>1098.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97498" calcext:value-type="float">
            <text:p>0.2397498</text:p>
          </table:table-cell>
          <table:table-cell office:value-type="float" office:value="21.8713" calcext:value-type="float">
            <text:p>21.871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992868" calcext:value-type="float">
            <text:p>5.992868E-10</text:p>
          </table:table-cell>
          <table:table-cell office:value-type="float" office:value="0" calcext:value-type="float">
            <text:p>0</text:p>
          </table:table-cell>
          <table:table-cell office:value-type="float" office:value="-0.002394374" calcext:value-type="float">
            <text:p>-0.002394374</text:p>
          </table:table-cell>
          <table:table-cell office:value-type="float" office:value="-0.0007282597" calcext:value-type="float">
            <text:p>-0.0007282597</text:p>
          </table:table-cell>
          <table:table-cell office:value-type="float" office:value="0.0008165905" calcext:value-type="float">
            <text:p>0.0008165905</text:p>
          </table:table-cell>
          <table:table-cell office:value-type="float" office:value="0.00002111776" calcext:value-type="float">
            <text:p>2.111776E-05</text:p>
          </table:table-cell>
          <table:table-cell office:value-type="float" office:value="14.17691" calcext:value-type="float">
            <text:p>14.17691</text:p>
          </table:table-cell>
          <table:table-cell office:value-type="float" office:value="0.1475434" calcext:value-type="float">
            <text:p>0.1475434</text:p>
          </table:table-cell>
          <table:table-cell office:value-type="float" office:value="0.07355783" calcext:value-type="float">
            <text:p>0.07355783</text:p>
          </table:table-cell>
          <table:table-cell office:value-type="float" office:value="0.06280597" calcext:value-type="float">
            <text:p>0.06280597</text:p>
          </table:table-cell>
          <table:table-cell office:value-type="float" office:value="0.05314166" calcext:value-type="float">
            <text:p>0.05314166</text:p>
          </table:table-cell>
          <table:table-cell office:value-type="float" office:value="0.05298782" calcext:value-type="float">
            <text:p>0.05298782</text:p>
          </table:table-cell>
          <table:table-cell office:value-type="float" office:value="0.02593109" calcext:value-type="float">
            <text:p>0.02593109</text:p>
          </table:table-cell>
          <table:table-cell office:value-type="float" office:value="0.01722994" calcext:value-type="float">
            <text:p>0.01722994</text:p>
          </table:table-cell>
          <table:table-cell office:value-type="float" office:value="0.03571069" calcext:value-type="float">
            <text:p>0.03571069</text:p>
          </table:table-cell>
          <table:table-cell office:value-type="float" office:value="0.02797224" calcext:value-type="float">
            <text:p>0.02797224</text:p>
          </table:table-cell>
          <table:table-cell office:value-type="float" office:value="0.02328737" calcext:value-type="float">
            <text:p>0.02328737</text:p>
          </table:table-cell>
          <table:table-cell office:value-type="float" office:value="0.02112783" calcext:value-type="float">
            <text:p>0.02112783</text:p>
          </table:table-cell>
          <table:table-cell office:value-type="float" office:value="0.01780795" calcext:value-type="float">
            <text:p>0.01780795</text:p>
          </table:table-cell>
          <table:table-cell office:value-type="float" office:value="0.006856677" calcext:value-type="float">
            <text:p>0.006856677</text:p>
          </table:table-cell>
          <table:table-cell office:value-type="float" office:value="0.007161085" calcext:value-type="float">
            <text:p>0.007161085</text:p>
          </table:table-cell>
          <table:table-cell office:value-type="float" office:value="0" calcext:value-type="float">
            <text:p>0</text:p>
          </table:table-cell>
          <table:table-cell office:value-type="float" office:value="82.00333" calcext:value-type="float">
            <text:p>82.00333</text:p>
          </table:table-cell>
          <table:table-cell office:value-type="float" office:value="45.85435" calcext:value-type="float">
            <text:p>45.85435</text:p>
          </table:table-cell>
          <table:table-cell office:value-type="float" office:value="34.67829" calcext:value-type="float">
            <text:p>34.67829</text:p>
          </table:table-cell>
          <table:table-cell office:value-type="float" office:value="28.73365" calcext:value-type="float">
            <text:p>28.73365</text:p>
          </table:table-cell>
          <table:table-cell office:value-type="float" office:value="24.5899" calcext:value-type="float">
            <text:p>24.5899</text:p>
          </table:table-cell>
          <table:table-cell office:value-type="float" office:value="11.73972" calcext:value-type="float">
            <text:p>11.73972</text:p>
          </table:table-cell>
          <table:table-cell office:value-type="float" office:value="6.008539" calcext:value-type="float">
            <text:p>6.008539</text:p>
          </table:table-cell>
          <table:table-cell office:value-type="float" office:value="10.68054" calcext:value-type="float">
            <text:p>10.68054</text:p>
          </table:table-cell>
          <table:table-cell office:value-type="float" office:value="8.354036" calcext:value-type="float">
            <text:p>8.354036</text:p>
          </table:table-cell>
          <table:table-cell office:value-type="float" office:value="3.672325" calcext:value-type="float">
            <text:p>3.672325</text:p>
          </table:table-cell>
          <table:table-cell office:value-type="float" office:value="1.510257" calcext:value-type="float">
            <text:p>1.510257</text:p>
          </table:table-cell>
          <table:table-cell office:value-type="float" office:value="0.7239545" calcext:value-type="float">
            <text:p>0.7239545</text:p>
          </table:table-cell>
          <table:table-cell office:value-type="float" office:value="0.3614921" calcext:value-type="float">
            <text:p>0.3614921</text:p>
          </table:table-cell>
          <table:table-cell office:value-type="float" office:value="0.3424508" calcext:value-type="float">
            <text:p>0.3424508</text:p>
          </table:table-cell>
          <table:table-cell office:value-type="float" office:value="0" calcext:value-type="float">
            <text:p>0</text:p>
          </table:table-cell>
          <table:table-cell office:value-type="float" office:value="265.126" calcext:value-type="float">
            <text:p>265.1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175248" calcext:value-type="float">
            <text:p>-1.75248E-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2" calcext:value-type="float">
            <text:p>31012002</text:p>
          </table:table-cell>
          <table:table-cell office:value-type="float" office:value="24.01373" calcext:value-type="float">
            <text:p>24.01373</text:p>
          </table:table-cell>
          <table:table-cell office:value-type="float" office:value="1098.023" calcext:value-type="float">
            <text:p>1098.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10828" calcext:value-type="float">
            <text:p>0.2410828</text:p>
          </table:table-cell>
          <table:table-cell office:value-type="float" office:value="21.87759" calcext:value-type="float">
            <text:p>21.8775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992868" calcext:value-type="float">
            <text:p>5.992868E-10</text:p>
          </table:table-cell>
          <table:table-cell office:value-type="float" office:value="0" calcext:value-type="float">
            <text:p>0</text:p>
          </table:table-cell>
          <table:table-cell office:value-type="float" office:value="-0.002394374" calcext:value-type="float">
            <text:p>-0.002394374</text:p>
          </table:table-cell>
          <table:table-cell office:value-type="float" office:value="-0.0007298009" calcext:value-type="float">
            <text:p>-0.0007298009</text:p>
          </table:table-cell>
          <table:table-cell office:value-type="float" office:value="0.0008500534" calcext:value-type="float">
            <text:p>0.0008500534</text:p>
          </table:table-cell>
          <table:table-cell office:value-type="float" office:value="0.00002158643" calcext:value-type="float">
            <text:p>2.158643E-05</text:p>
          </table:table-cell>
          <table:table-cell office:value-type="float" office:value="14.16874" calcext:value-type="float">
            <text:p>14.16874</text:p>
          </table:table-cell>
          <table:table-cell office:value-type="float" office:value="0.1650926" calcext:value-type="float">
            <text:p>0.1650926</text:p>
          </table:table-cell>
          <table:table-cell office:value-type="float" office:value="0.07688606" calcext:value-type="float">
            <text:p>0.07688606</text:p>
          </table:table-cell>
          <table:table-cell office:value-type="float" office:value="0.06362003" calcext:value-type="float">
            <text:p>0.06362003</text:p>
          </table:table-cell>
          <table:table-cell office:value-type="float" office:value="0.05406765" calcext:value-type="float">
            <text:p>0.05406765</text:p>
          </table:table-cell>
          <table:table-cell office:value-type="float" office:value="0.05382165" calcext:value-type="float">
            <text:p>0.05382165</text:p>
          </table:table-cell>
          <table:table-cell office:value-type="float" office:value="0.02609303" calcext:value-type="float">
            <text:p>0.02609303</text:p>
          </table:table-cell>
          <table:table-cell office:value-type="float" office:value="0.01728856" calcext:value-type="float">
            <text:p>0.01728856</text:p>
          </table:table-cell>
          <table:table-cell office:value-type="float" office:value="0.03572601" calcext:value-type="float">
            <text:p>0.03572601</text:p>
          </table:table-cell>
          <table:table-cell office:value-type="float" office:value="0.02796884" calcext:value-type="float">
            <text:p>0.02796884</text:p>
          </table:table-cell>
          <table:table-cell office:value-type="float" office:value="0.0232996" calcext:value-type="float">
            <text:p>0.0232996</text:p>
          </table:table-cell>
          <table:table-cell office:value-type="float" office:value="0.02114168" calcext:value-type="float">
            <text:p>0.02114168</text:p>
          </table:table-cell>
          <table:table-cell office:value-type="float" office:value="0.01781665" calcext:value-type="float">
            <text:p>0.01781665</text:p>
          </table:table-cell>
          <table:table-cell office:value-type="float" office:value="0.006854369" calcext:value-type="float">
            <text:p>0.006854369</text:p>
          </table:table-cell>
          <table:table-cell office:value-type="float" office:value="0.007159469" calcext:value-type="float">
            <text:p>0.007159469</text:p>
          </table:table-cell>
          <table:table-cell office:value-type="float" office:value="0" calcext:value-type="float">
            <text:p>0</text:p>
          </table:table-cell>
          <table:table-cell office:value-type="float" office:value="98.07074" calcext:value-type="float">
            <text:p>98.07074</text:p>
          </table:table-cell>
          <table:table-cell office:value-type="float" office:value="45.72025" calcext:value-type="float">
            <text:p>45.72025</text:p>
          </table:table-cell>
          <table:table-cell office:value-type="float" office:value="34.94003" calcext:value-type="float">
            <text:p>34.94003</text:p>
          </table:table-cell>
          <table:table-cell office:value-type="float" office:value="28.57219" calcext:value-type="float">
            <text:p>28.57219</text:p>
          </table:table-cell>
          <table:table-cell office:value-type="float" office:value="24.38407" calcext:value-type="float">
            <text:p>24.38407</text:p>
          </table:table-cell>
          <table:table-cell office:value-type="float" office:value="11.69449" calcext:value-type="float">
            <text:p>11.69449</text:p>
          </table:table-cell>
          <table:table-cell office:value-type="float" office:value="6.031348" calcext:value-type="float">
            <text:p>6.031348</text:p>
          </table:table-cell>
          <table:table-cell office:value-type="float" office:value="10.67923" calcext:value-type="float">
            <text:p>10.67923</text:p>
          </table:table-cell>
          <table:table-cell office:value-type="float" office:value="8.353039" calcext:value-type="float">
            <text:p>8.353039</text:p>
          </table:table-cell>
          <table:table-cell office:value-type="float" office:value="3.6732" calcext:value-type="float">
            <text:p>3.6732</text:p>
          </table:table-cell>
          <table:table-cell office:value-type="float" office:value="1.511021" calcext:value-type="float">
            <text:p>1.511021</text:p>
          </table:table-cell>
          <table:table-cell office:value-type="float" office:value="0.7241795" calcext:value-type="float">
            <text:p>0.7241795</text:p>
          </table:table-cell>
          <table:table-cell office:value-type="float" office:value="0.36133" calcext:value-type="float">
            <text:p>0.36133</text:p>
          </table:table-cell>
          <table:table-cell office:value-type="float" office:value="0.3424914" calcext:value-type="float">
            <text:p>0.3424914</text:p>
          </table:table-cell>
          <table:table-cell office:value-type="float" office:value="0" calcext:value-type="float">
            <text:p>0</text:p>
          </table:table-cell>
          <table:table-cell office:value-type="float" office:value="266.6164" calcext:value-type="float">
            <text:p>266.6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1792794" calcext:value-type="float">
            <text:p>-1.792794E-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2" calcext:value-type="float">
            <text:p>1022002</text:p>
          </table:table-cell>
          <table:table-cell office:value-type="float" office:value="24.01018" calcext:value-type="float">
            <text:p>24.01018</text:p>
          </table:table-cell>
          <table:table-cell office:value-type="float" office:value="1098.019" calcext:value-type="float">
            <text:p>1098.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26281" calcext:value-type="float">
            <text:p>0.2426281</text:p>
          </table:table-cell>
          <table:table-cell office:value-type="float" office:value="21.88335" calcext:value-type="float">
            <text:p>21.8833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992868" calcext:value-type="float">
            <text:p>5.992868E-10</text:p>
          </table:table-cell>
          <table:table-cell office:value-type="float" office:value="0" calcext:value-type="float">
            <text:p>0</text:p>
          </table:table-cell>
          <table:table-cell office:value-type="float" office:value="-0.002394374" calcext:value-type="float">
            <text:p>-0.002394374</text:p>
          </table:table-cell>
          <table:table-cell office:value-type="float" office:value="-0.0007347152" calcext:value-type="float">
            <text:p>-0.0007347152</text:p>
          </table:table-cell>
          <table:table-cell office:value-type="float" office:value="0.0008799079" calcext:value-type="float">
            <text:p>0.0008799079</text:p>
          </table:table-cell>
          <table:table-cell office:value-type="float" office:value="0.00002203272" calcext:value-type="float">
            <text:p>2.203272E-05</text:p>
          </table:table-cell>
          <table:table-cell office:value-type="float" office:value="14.16253" calcext:value-type="float">
            <text:p>14.16253</text:p>
          </table:table-cell>
          <table:table-cell office:value-type="float" office:value="0.1848041" calcext:value-type="float">
            <text:p>0.1848041</text:p>
          </table:table-cell>
          <table:table-cell office:value-type="float" office:value="0.08003639" calcext:value-type="float">
            <text:p>0.08003639</text:p>
          </table:table-cell>
          <table:table-cell office:value-type="float" office:value="0.06468762" calcext:value-type="float">
            <text:p>0.06468762</text:p>
          </table:table-cell>
          <table:table-cell office:value-type="float" office:value="0.05510925" calcext:value-type="float">
            <text:p>0.05510925</text:p>
          </table:table-cell>
          <table:table-cell office:value-type="float" office:value="0.05472171" calcext:value-type="float">
            <text:p>0.05472171</text:p>
          </table:table-cell>
          <table:table-cell office:value-type="float" office:value="0.02628568" calcext:value-type="float">
            <text:p>0.02628568</text:p>
          </table:table-cell>
          <table:table-cell office:value-type="float" office:value="0.01736917" calcext:value-type="float">
            <text:p>0.01736917</text:p>
          </table:table-cell>
          <table:table-cell office:value-type="float" office:value="0.03575884" calcext:value-type="float">
            <text:p>0.03575884</text:p>
          </table:table-cell>
          <table:table-cell office:value-type="float" office:value="0.02797366" calcext:value-type="float">
            <text:p>0.02797366</text:p>
          </table:table-cell>
          <table:table-cell office:value-type="float" office:value="0.02331173" calcext:value-type="float">
            <text:p>0.02331173</text:p>
          </table:table-cell>
          <table:table-cell office:value-type="float" office:value="0.02115503" calcext:value-type="float">
            <text:p>0.02115503</text:p>
          </table:table-cell>
          <table:table-cell office:value-type="float" office:value="0.01782514" calcext:value-type="float">
            <text:p>0.01782514</text:p>
          </table:table-cell>
          <table:table-cell office:value-type="float" office:value="0.006852055" calcext:value-type="float">
            <text:p>0.006852055</text:p>
          </table:table-cell>
          <table:table-cell office:value-type="float" office:value="0.007157503" calcext:value-type="float">
            <text:p>0.007157503</text:p>
          </table:table-cell>
          <table:table-cell office:value-type="float" office:value="0" calcext:value-type="float">
            <text:p>0</text:p>
          </table:table-cell>
          <table:table-cell office:value-type="float" office:value="111.7488" calcext:value-type="float">
            <text:p>111.7488</text:p>
          </table:table-cell>
          <table:table-cell office:value-type="float" office:value="45.70801" calcext:value-type="float">
            <text:p>45.70801</text:p>
          </table:table-cell>
          <table:table-cell office:value-type="float" office:value="34.99001" calcext:value-type="float">
            <text:p>34.99001</text:p>
          </table:table-cell>
          <table:table-cell office:value-type="float" office:value="28.64121" calcext:value-type="float">
            <text:p>28.64121</text:p>
          </table:table-cell>
          <table:table-cell office:value-type="float" office:value="24.24241" calcext:value-type="float">
            <text:p>24.24241</text:p>
          </table:table-cell>
          <table:table-cell office:value-type="float" office:value="11.65055" calcext:value-type="float">
            <text:p>11.65055</text:p>
          </table:table-cell>
          <table:table-cell office:value-type="float" office:value="6.053315" calcext:value-type="float">
            <text:p>6.053315</text:p>
          </table:table-cell>
          <table:table-cell office:value-type="float" office:value="10.67685" calcext:value-type="float">
            <text:p>10.67685</text:p>
          </table:table-cell>
          <table:table-cell office:value-type="float" office:value="8.351912" calcext:value-type="float">
            <text:p>8.351912</text:p>
          </table:table-cell>
          <table:table-cell office:value-type="float" office:value="3.674073" calcext:value-type="float">
            <text:p>3.674073</text:p>
          </table:table-cell>
          <table:table-cell office:value-type="float" office:value="1.511761" calcext:value-type="float">
            <text:p>1.511761</text:p>
          </table:table-cell>
          <table:table-cell office:value-type="float" office:value="0.7243879" calcext:value-type="float">
            <text:p>0.7243879</text:p>
          </table:table-cell>
          <table:table-cell office:value-type="float" office:value="0.3611541" calcext:value-type="float">
            <text:p>0.3611541</text:p>
          </table:table-cell>
          <table:table-cell office:value-type="float" office:value="0.3425447" calcext:value-type="float">
            <text:p>0.3425447</text:p>
          </table:table-cell>
          <table:table-cell office:value-type="float" office:value="0" calcext:value-type="float">
            <text:p>0</text:p>
          </table:table-cell>
          <table:table-cell office:value-type="float" office:value="268.4001" calcext:value-type="float">
            <text:p>268.4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1831135" calcext:value-type="float">
            <text:p>-1.831135E-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2" calcext:value-type="float">
            <text:p>2022002</text:p>
          </table:table-cell>
          <table:table-cell office:value-type="float" office:value="24.00723" calcext:value-type="float">
            <text:p>24.00723</text:p>
          </table:table-cell>
          <table:table-cell office:value-type="float" office:value="1098.016" calcext:value-type="float">
            <text:p>1098.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38633" calcext:value-type="float">
            <text:p>0.2438633</text:p>
          </table:table-cell>
          <table:table-cell office:value-type="float" office:value="21.88768" calcext:value-type="float">
            <text:p>21.8876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6848164" calcext:value-type="float">
            <text:p>6.848164E-10</text:p>
          </table:table-cell>
          <table:table-cell office:value-type="float" office:value="0" calcext:value-type="float">
            <text:p>0</text:p>
          </table:table-cell>
          <table:table-cell office:value-type="float" office:value="-0.002394285" calcext:value-type="float">
            <text:p>-0.002394285</text:p>
          </table:table-cell>
          <table:table-cell office:value-type="float" office:value="-0.0007419856" calcext:value-type="float">
            <text:p>-0.0007419856</text:p>
          </table:table-cell>
          <table:table-cell office:value-type="float" office:value="0.0009066507" calcext:value-type="float">
            <text:p>0.0009066507</text:p>
          </table:table-cell>
          <table:table-cell office:value-type="float" office:value="0.00002245846" calcext:value-type="float">
            <text:p>2.245846E-05</text:p>
          </table:table-cell>
          <table:table-cell office:value-type="float" office:value="14.16764" calcext:value-type="float">
            <text:p>14.16764</text:p>
          </table:table-cell>
          <table:table-cell office:value-type="float" office:value="0.2150041" calcext:value-type="float">
            <text:p>0.2150041</text:p>
          </table:table-cell>
          <table:table-cell office:value-type="float" office:value="0.08218117" calcext:value-type="float">
            <text:p>0.08218117</text:p>
          </table:table-cell>
          <table:table-cell office:value-type="float" office:value="0.06605149" calcext:value-type="float">
            <text:p>0.06605149</text:p>
          </table:table-cell>
          <table:table-cell office:value-type="float" office:value="0.05603945" calcext:value-type="float">
            <text:p>0.05603945</text:p>
          </table:table-cell>
          <table:table-cell office:value-type="float" office:value="0.05540811" calcext:value-type="float">
            <text:p>0.05540811</text:p>
          </table:table-cell>
          <table:table-cell office:value-type="float" office:value="0.02646601" calcext:value-type="float">
            <text:p>0.02646601</text:p>
          </table:table-cell>
          <table:table-cell office:value-type="float" office:value="0.01745703" calcext:value-type="float">
            <text:p>0.01745703</text:p>
          </table:table-cell>
          <table:table-cell office:value-type="float" office:value="0.0358058" calcext:value-type="float">
            <text:p>0.0358058</text:p>
          </table:table-cell>
          <table:table-cell office:value-type="float" office:value="0.02798557" calcext:value-type="float">
            <text:p>0.02798557</text:p>
          </table:table-cell>
          <table:table-cell office:value-type="float" office:value="0.02332441" calcext:value-type="float">
            <text:p>0.02332441</text:p>
          </table:table-cell>
          <table:table-cell office:value-type="float" office:value="0.02116803" calcext:value-type="float">
            <text:p>0.02116803</text:p>
          </table:table-cell>
          <table:table-cell office:value-type="float" office:value="0.01783355" calcext:value-type="float">
            <text:p>0.01783355</text:p>
          </table:table-cell>
          <table:table-cell office:value-type="float" office:value="0.006850129" calcext:value-type="float">
            <text:p>0.006850129</text:p>
          </table:table-cell>
          <table:table-cell office:value-type="float" office:value="0.007156767" calcext:value-type="float">
            <text:p>0.007156767</text:p>
          </table:table-cell>
          <table:table-cell office:value-type="float" office:value="0" calcext:value-type="float">
            <text:p>0</text:p>
          </table:table-cell>
          <table:table-cell office:value-type="float" office:value="134.3291" calcext:value-type="float">
            <text:p>134.3291</text:p>
          </table:table-cell>
          <table:table-cell office:value-type="float" office:value="45.91194" calcext:value-type="float">
            <text:p>45.91194</text:p>
          </table:table-cell>
          <table:table-cell office:value-type="float" office:value="35.06408" calcext:value-type="float">
            <text:p>35.06408</text:p>
          </table:table-cell>
          <table:table-cell office:value-type="float" office:value="28.88363" calcext:value-type="float">
            <text:p>28.88363</text:p>
          </table:table-cell>
          <table:table-cell office:value-type="float" office:value="23.95461" calcext:value-type="float">
            <text:p>23.95461</text:p>
          </table:table-cell>
          <table:table-cell office:value-type="float" office:value="11.59854" calcext:value-type="float">
            <text:p>11.59854</text:p>
          </table:table-cell>
          <table:table-cell office:value-type="float" office:value="6.075087" calcext:value-type="float">
            <text:p>6.075087</text:p>
          </table:table-cell>
          <table:table-cell office:value-type="float" office:value="10.67351" calcext:value-type="float">
            <text:p>10.67351</text:p>
          </table:table-cell>
          <table:table-cell office:value-type="float" office:value="8.350569" calcext:value-type="float">
            <text:p>8.350569</text:p>
          </table:table-cell>
          <table:table-cell office:value-type="float" office:value="3.674934" calcext:value-type="float">
            <text:p>3.674934</text:p>
          </table:table-cell>
          <table:table-cell office:value-type="float" office:value="1.512473" calcext:value-type="float">
            <text:p>1.512473</text:p>
          </table:table-cell>
          <table:table-cell office:value-type="float" office:value="0.7245889" calcext:value-type="float">
            <text:p>0.7245889</text:p>
          </table:table-cell>
          <table:table-cell office:value-type="float" office:value="0.3610747" calcext:value-type="float">
            <text:p>0.3610747</text:p>
          </table:table-cell>
          <table:table-cell office:value-type="float" office:value="0.3425854" calcext:value-type="float">
            <text:p>0.3425854</text:p>
          </table:table-cell>
          <table:table-cell office:value-type="float" office:value="0" calcext:value-type="float">
            <text:p>0</text:p>
          </table:table-cell>
          <table:table-cell office:value-type="float" office:value="269.6248" calcext:value-type="float">
            <text:p>269.6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187049" calcext:value-type="float">
            <text:p>-1.87049E-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2" calcext:value-type="float">
            <text:p>3022002</text:p>
          </table:table-cell>
          <table:table-cell office:value-type="float" office:value="24.00565" calcext:value-type="float">
            <text:p>24.00565</text:p>
          </table:table-cell>
          <table:table-cell office:value-type="float" office:value="1098.014" calcext:value-type="float">
            <text:p>1098.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4293" calcext:value-type="float">
            <text:p>0.244293</text:p>
          </table:table-cell>
          <table:table-cell office:value-type="float" office:value="21.89095" calcext:value-type="float">
            <text:p>21.8909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8463216" calcext:value-type="float">
            <text:p>8.463216E-10</text:p>
          </table:table-cell>
          <table:table-cell office:value-type="float" office:value="0" calcext:value-type="float">
            <text:p>0</text:p>
          </table:table-cell>
          <table:table-cell office:value-type="float" office:value="-0.002394116" calcext:value-type="float">
            <text:p>-0.002394116</text:p>
          </table:table-cell>
          <table:table-cell office:value-type="float" office:value="-0.0007538109" calcext:value-type="float">
            <text:p>-0.0007538109</text:p>
          </table:table-cell>
          <table:table-cell office:value-type="float" office:value="0.0009324265" calcext:value-type="float">
            <text:p>0.0009324265</text:p>
          </table:table-cell>
          <table:table-cell office:value-type="float" office:value="0.0000228655" calcext:value-type="float">
            <text:p>2.28655E-05</text:p>
          </table:table-cell>
          <table:table-cell office:value-type="float" office:value="14.18242" calcext:value-type="float">
            <text:p>14.18242</text:p>
          </table:table-cell>
          <table:table-cell office:value-type="float" office:value="0.2277809" calcext:value-type="float">
            <text:p>0.2277809</text:p>
          </table:table-cell>
          <table:table-cell office:value-type="float" office:value="0.08413332" calcext:value-type="float">
            <text:p>0.08413332</text:p>
          </table:table-cell>
          <table:table-cell office:value-type="float" office:value="0.06729992" calcext:value-type="float">
            <text:p>0.06729992</text:p>
          </table:table-cell>
          <table:table-cell office:value-type="float" office:value="0.05678235" calcext:value-type="float">
            <text:p>0.05678235</text:p>
          </table:table-cell>
          <table:table-cell office:value-type="float" office:value="0.05596977" calcext:value-type="float">
            <text:p>0.05596977</text:p>
          </table:table-cell>
          <table:table-cell office:value-type="float" office:value="0.02662744" calcext:value-type="float">
            <text:p>0.02662744</text:p>
          </table:table-cell>
          <table:table-cell office:value-type="float" office:value="0.01754745" calcext:value-type="float">
            <text:p>0.01754745</text:p>
          </table:table-cell>
          <table:table-cell office:value-type="float" office:value="0.03586046" calcext:value-type="float">
            <text:p>0.03586046</text:p>
          </table:table-cell>
          <table:table-cell office:value-type="float" office:value="0.02800317" calcext:value-type="float">
            <text:p>0.02800317</text:p>
          </table:table-cell>
          <table:table-cell office:value-type="float" office:value="0.02333794" calcext:value-type="float">
            <text:p>0.02333794</text:p>
          </table:table-cell>
          <table:table-cell office:value-type="float" office:value="0.02118083" calcext:value-type="float">
            <text:p>0.02118083</text:p>
          </table:table-cell>
          <table:table-cell office:value-type="float" office:value="0.01784181" calcext:value-type="float">
            <text:p>0.01784181</text:p>
          </table:table-cell>
          <table:table-cell office:value-type="float" office:value="0.006848107" calcext:value-type="float">
            <text:p>0.006848107</text:p>
          </table:table-cell>
          <table:table-cell office:value-type="float" office:value="0.007155472" calcext:value-type="float">
            <text:p>0.007155472</text:p>
          </table:table-cell>
          <table:table-cell office:value-type="float" office:value="0" calcext:value-type="float">
            <text:p>0</text:p>
          </table:table-cell>
          <table:table-cell office:value-type="float" office:value="143.4328" calcext:value-type="float">
            <text:p>143.4328</text:p>
          </table:table-cell>
          <table:table-cell office:value-type="float" office:value="46.64637" calcext:value-type="float">
            <text:p>46.64637</text:p>
          </table:table-cell>
          <table:table-cell office:value-type="float" office:value="35.16559" calcext:value-type="float">
            <text:p>35.16559</text:p>
          </table:table-cell>
          <table:table-cell office:value-type="float" office:value="29.15502" calcext:value-type="float">
            <text:p>29.15502</text:p>
          </table:table-cell>
          <table:table-cell office:value-type="float" office:value="23.6405" calcext:value-type="float">
            <text:p>23.6405</text:p>
          </table:table-cell>
          <table:table-cell office:value-type="float" office:value="11.53881" calcext:value-type="float">
            <text:p>11.53881</text:p>
          </table:table-cell>
          <table:table-cell office:value-type="float" office:value="6.09821" calcext:value-type="float">
            <text:p>6.09821</text:p>
          </table:table-cell>
          <table:table-cell office:value-type="float" office:value="10.66927" calcext:value-type="float">
            <text:p>10.66927</text:p>
          </table:table-cell>
          <table:table-cell office:value-type="float" office:value="8.349017" calcext:value-type="float">
            <text:p>8.349017</text:p>
          </table:table-cell>
          <table:table-cell office:value-type="float" office:value="3.675766" calcext:value-type="float">
            <text:p>3.675766</text:p>
          </table:table-cell>
          <table:table-cell office:value-type="float" office:value="1.513169" calcext:value-type="float">
            <text:p>1.513169</text:p>
          </table:table-cell>
          <table:table-cell office:value-type="float" office:value="0.7247904" calcext:value-type="float">
            <text:p>0.7247904</text:p>
          </table:table-cell>
          <table:table-cell office:value-type="float" office:value="0.3609529" calcext:value-type="float">
            <text:p>0.3609529</text:p>
          </table:table-cell>
          <table:table-cell office:value-type="float" office:value="0.3426396" calcext:value-type="float">
            <text:p>0.3426396</text:p>
          </table:table-cell>
          <table:table-cell office:value-type="float" office:value="0" calcext:value-type="float">
            <text:p>0</text:p>
          </table:table-cell>
          <table:table-cell office:value-type="float" office:value="269.8818" calcext:value-type="float">
            <text:p>269.88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1912216" calcext:value-type="float">
            <text:p>-1.912216E-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2" calcext:value-type="float">
            <text:p>4022002</text:p>
          </table:table-cell>
          <table:table-cell office:value-type="float" office:value="24.00266" calcext:value-type="float">
            <text:p>24.00266</text:p>
          </table:table-cell>
          <table:table-cell office:value-type="float" office:value="1098.011" calcext:value-type="float">
            <text:p>1098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54306" calcext:value-type="float">
            <text:p>0.2454306</text:p>
          </table:table-cell>
          <table:table-cell office:value-type="float" office:value="21.896" calcext:value-type="float">
            <text:p>21.89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8463216" calcext:value-type="float">
            <text:p>8.463216E-10</text:p>
          </table:table-cell>
          <table:table-cell office:value-type="float" office:value="0" calcext:value-type="float">
            <text:p>0</text:p>
          </table:table-cell>
          <table:table-cell office:value-type="float" office:value="-0.002394116" calcext:value-type="float">
            <text:p>-0.002394116</text:p>
          </table:table-cell>
          <table:table-cell office:value-type="float" office:value="-0.0007592646" calcext:value-type="float">
            <text:p>-0.0007592646</text:p>
          </table:table-cell>
          <table:table-cell office:value-type="float" office:value="0.0009579053" calcext:value-type="float">
            <text:p>0.0009579053</text:p>
          </table:table-cell>
          <table:table-cell office:value-type="float" office:value="0.00002325556" calcext:value-type="float">
            <text:p>2.325556E-05</text:p>
          </table:table-cell>
          <table:table-cell office:value-type="float" office:value="14.18006" calcext:value-type="float">
            <text:p>14.18006</text:p>
          </table:table-cell>
          <table:table-cell office:value-type="float" office:value="0.2170298" calcext:value-type="float">
            <text:p>0.2170298</text:p>
          </table:table-cell>
          <table:table-cell office:value-type="float" office:value="0.08704174" calcext:value-type="float">
            <text:p>0.08704174</text:p>
          </table:table-cell>
          <table:table-cell office:value-type="float" office:value="0.06868844" calcext:value-type="float">
            <text:p>0.06868844</text:p>
          </table:table-cell>
          <table:table-cell office:value-type="float" office:value="0.05736212" calcext:value-type="float">
            <text:p>0.05736212</text:p>
          </table:table-cell>
          <table:table-cell office:value-type="float" office:value="0.05645142" calcext:value-type="float">
            <text:p>0.05645142</text:p>
          </table:table-cell>
          <table:table-cell office:value-type="float" office:value="0.02677527" calcext:value-type="float">
            <text:p>0.02677527</text:p>
          </table:table-cell>
          <table:table-cell office:value-type="float" office:value="0.01763898" calcext:value-type="float">
            <text:p>0.01763898</text:p>
          </table:table-cell>
          <table:table-cell office:value-type="float" office:value="0.03592018" calcext:value-type="float">
            <text:p>0.03592018</text:p>
          </table:table-cell>
          <table:table-cell office:value-type="float" office:value="0.02802503" calcext:value-type="float">
            <text:p>0.02802503</text:p>
          </table:table-cell>
          <table:table-cell office:value-type="float" office:value="0.02335248" calcext:value-type="float">
            <text:p>0.02335248</text:p>
          </table:table-cell>
          <table:table-cell office:value-type="float" office:value="0.02119351" calcext:value-type="float">
            <text:p>0.02119351</text:p>
          </table:table-cell>
          <table:table-cell office:value-type="float" office:value="0.01785002" calcext:value-type="float">
            <text:p>0.01785002</text:p>
          </table:table-cell>
          <table:table-cell office:value-type="float" office:value="0.006845816" calcext:value-type="float">
            <text:p>0.006845816</text:p>
          </table:table-cell>
          <table:table-cell office:value-type="float" office:value="0.007152959" calcext:value-type="float">
            <text:p>0.007152959</text:p>
          </table:table-cell>
          <table:table-cell office:value-type="float" office:value="0" calcext:value-type="float">
            <text:p>0</text:p>
          </table:table-cell>
          <table:table-cell office:value-type="float" office:value="129.9202" calcext:value-type="float">
            <text:p>129.9202</text:p>
          </table:table-cell>
          <table:table-cell office:value-type="float" office:value="47.47656" calcext:value-type="float">
            <text:p>47.47656</text:p>
          </table:table-cell>
          <table:table-cell office:value-type="float" office:value="35.24989" calcext:value-type="float">
            <text:p>35.24989</text:p>
          </table:table-cell>
          <table:table-cell office:value-type="float" office:value="29.44888" calcext:value-type="float">
            <text:p>29.44888</text:p>
          </table:table-cell>
          <table:table-cell office:value-type="float" office:value="23.32118" calcext:value-type="float">
            <text:p>23.32118</text:p>
          </table:table-cell>
          <table:table-cell office:value-type="float" office:value="11.47201" calcext:value-type="float">
            <text:p>11.47201</text:p>
          </table:table-cell>
          <table:table-cell office:value-type="float" office:value="6.121281" calcext:value-type="float">
            <text:p>6.121281</text:p>
          </table:table-cell>
          <table:table-cell office:value-type="float" office:value="10.66478" calcext:value-type="float">
            <text:p>10.66478</text:p>
          </table:table-cell>
          <table:table-cell office:value-type="float" office:value="8.347181" calcext:value-type="float">
            <text:p>8.347181</text:p>
          </table:table-cell>
          <table:table-cell office:value-type="float" office:value="3.676582" calcext:value-type="float">
            <text:p>3.676582</text:p>
          </table:table-cell>
          <table:table-cell office:value-type="float" office:value="1.513838" calcext:value-type="float">
            <text:p>1.513838</text:p>
          </table:table-cell>
          <table:table-cell office:value-type="float" office:value="0.7249863" calcext:value-type="float">
            <text:p>0.7249863</text:p>
          </table:table-cell>
          <table:table-cell office:value-type="float" office:value="0.3607521" calcext:value-type="float">
            <text:p>0.3607521</text:p>
          </table:table-cell>
          <table:table-cell office:value-type="float" office:value="0.3427064" calcext:value-type="float">
            <text:p>0.3427064</text:p>
          </table:table-cell>
          <table:table-cell office:value-type="float" office:value="0" calcext:value-type="float">
            <text:p>0</text:p>
          </table:table-cell>
          <table:table-cell office:value-type="float" office:value="271.5511" calcext:value-type="float">
            <text:p>271.55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1947999" calcext:value-type="float">
            <text:p>-1.947999E-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2" calcext:value-type="float">
            <text:p>5022002</text:p>
          </table:table-cell>
          <table:table-cell office:value-type="float" office:value="23.99989" calcext:value-type="float">
            <text:p>23.99989</text:p>
          </table:table-cell>
          <table:table-cell office:value-type="float" office:value="1098.008" calcext:value-type="float">
            <text:p>1098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65193" calcext:value-type="float">
            <text:p>0.2465193</text:p>
          </table:table-cell>
          <table:table-cell office:value-type="float" office:value="21.90029" calcext:value-type="float">
            <text:p>21.9002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9480962" calcext:value-type="float">
            <text:p>9.480962E-10</text:p>
          </table:table-cell>
          <table:table-cell office:value-type="float" office:value="0" calcext:value-type="float">
            <text:p>0</text:p>
          </table:table-cell>
          <table:table-cell office:value-type="float" office:value="-0.00239401" calcext:value-type="float">
            <text:p>-0.00239401</text:p>
          </table:table-cell>
          <table:table-cell office:value-type="float" office:value="-0.0007661021" calcext:value-type="float">
            <text:p>-0.0007661021</text:p>
          </table:table-cell>
          <table:table-cell office:value-type="float" office:value="0.0009848418" calcext:value-type="float">
            <text:p>0.0009848418</text:p>
          </table:table-cell>
          <table:table-cell office:value-type="float" office:value="0.00002362968" calcext:value-type="float">
            <text:p>2.362968E-05</text:p>
          </table:table-cell>
          <table:table-cell office:value-type="float" office:value="14.18313" calcext:value-type="float">
            <text:p>14.18313</text:p>
          </table:table-cell>
          <table:table-cell office:value-type="float" office:value="0.2318787" calcext:value-type="float">
            <text:p>0.2318787</text:p>
          </table:table-cell>
          <table:table-cell office:value-type="float" office:value="0.08980866" calcext:value-type="float">
            <text:p>0.08980866</text:p>
          </table:table-cell>
          <table:table-cell office:value-type="float" office:value="0.07046849" calcext:value-type="float">
            <text:p>0.07046849</text:p>
          </table:table-cell>
          <table:table-cell office:value-type="float" office:value="0.05769287" calcext:value-type="float">
            <text:p>0.05769287</text:p>
          </table:table-cell>
          <table:table-cell office:value-type="float" office:value="0.05689124" calcext:value-type="float">
            <text:p>0.05689124</text:p>
          </table:table-cell>
          <table:table-cell office:value-type="float" office:value="0.02690473" calcext:value-type="float">
            <text:p>0.02690473</text:p>
          </table:table-cell>
          <table:table-cell office:value-type="float" office:value="0.01772422" calcext:value-type="float">
            <text:p>0.01772422</text:p>
          </table:table-cell>
          <table:table-cell office:value-type="float" office:value="0.03598411" calcext:value-type="float">
            <text:p>0.03598411</text:p>
          </table:table-cell>
          <table:table-cell office:value-type="float" office:value="0.02805017" calcext:value-type="float">
            <text:p>0.02805017</text:p>
          </table:table-cell>
          <table:table-cell office:value-type="float" office:value="0.02336795" calcext:value-type="float">
            <text:p>0.02336795</text:p>
          </table:table-cell>
          <table:table-cell office:value-type="float" office:value="0.02120611" calcext:value-type="float">
            <text:p>0.02120611</text:p>
          </table:table-cell>
          <table:table-cell office:value-type="float" office:value="0.0178581" calcext:value-type="float">
            <text:p>0.0178581</text:p>
          </table:table-cell>
          <table:table-cell office:value-type="float" office:value="0.006843818" calcext:value-type="float">
            <text:p>0.006843818</text:p>
          </table:table-cell>
          <table:table-cell office:value-type="float" office:value="0.007151334" calcext:value-type="float">
            <text:p>0.007151334</text:p>
          </table:table-cell>
          <table:table-cell office:value-type="float" office:value="0" calcext:value-type="float">
            <text:p>0</text:p>
          </table:table-cell>
          <table:table-cell office:value-type="float" office:value="136.4245" calcext:value-type="float">
            <text:p>136.4245</text:p>
          </table:table-cell>
          <table:table-cell office:value-type="float" office:value="48.34133" calcext:value-type="float">
            <text:p>48.34133</text:p>
          </table:table-cell>
          <table:table-cell office:value-type="float" office:value="35.37362" calcext:value-type="float">
            <text:p>35.37362</text:p>
          </table:table-cell>
          <table:table-cell office:value-type="float" office:value="29.76748" calcext:value-type="float">
            <text:p>29.76748</text:p>
          </table:table-cell>
          <table:table-cell office:value-type="float" office:value="23.03346" calcext:value-type="float">
            <text:p>23.03346</text:p>
          </table:table-cell>
          <table:table-cell office:value-type="float" office:value="11.39251" calcext:value-type="float">
            <text:p>11.39251</text:p>
          </table:table-cell>
          <table:table-cell office:value-type="float" office:value="6.140758" calcext:value-type="float">
            <text:p>6.140758</text:p>
          </table:table-cell>
          <table:table-cell office:value-type="float" office:value="10.65959" calcext:value-type="float">
            <text:p>10.65959</text:p>
          </table:table-cell>
          <table:table-cell office:value-type="float" office:value="8.345124" calcext:value-type="float">
            <text:p>8.345124</text:p>
          </table:table-cell>
          <table:table-cell office:value-type="float" office:value="3.677376" calcext:value-type="float">
            <text:p>3.677376</text:p>
          </table:table-cell>
          <table:table-cell office:value-type="float" office:value="1.514493" calcext:value-type="float">
            <text:p>1.514493</text:p>
          </table:table-cell>
          <table:table-cell office:value-type="float" office:value="0.7251773" calcext:value-type="float">
            <text:p>0.7251773</text:p>
          </table:table-cell>
          <table:table-cell office:value-type="float" office:value="0.3606203" calcext:value-type="float">
            <text:p>0.3606203</text:p>
          </table:table-cell>
          <table:table-cell office:value-type="float" office:value="0.3427653" calcext:value-type="float">
            <text:p>0.3427653</text:p>
          </table:table-cell>
          <table:table-cell office:value-type="float" office:value="0" calcext:value-type="float">
            <text:p>0</text:p>
          </table:table-cell>
          <table:table-cell office:value-type="float" office:value="272.7448" calcext:value-type="float">
            <text:p>272.74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1983984" calcext:value-type="float">
            <text:p>-1.983984E-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2" calcext:value-type="float">
            <text:p>6022002</text:p>
          </table:table-cell>
          <table:table-cell office:value-type="float" office:value="24.00216" calcext:value-type="float">
            <text:p>24.00216</text:p>
          </table:table-cell>
          <table:table-cell office:value-type="float" office:value="1098.008" calcext:value-type="float">
            <text:p>1098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48889" calcext:value-type="float">
            <text:p>0.2448889</text:p>
          </table:table-cell>
          <table:table-cell office:value-type="float" office:value="21.89959" calcext:value-type="float">
            <text:p>21.89959</text:p>
          </table:table-cell>
          <table:table-cell office:value-type="float" office:value="0" calcext:value-type="float">
            <text:p>0</text:p>
          </table:table-cell>
          <table:table-cell office:value-type="float" office:value="0.000000001158453" calcext:value-type="float">
            <text:p>1.158453E-09</text:p>
          </table:table-cell>
          <table:table-cell office:value-type="float" office:value="0" calcext:value-type="float">
            <text:p>0</text:p>
          </table:table-cell>
          <table:table-cell office:value-type="float" office:value="-0.002393787" calcext:value-type="float">
            <text:p>-0.002393787</text:p>
          </table:table-cell>
          <table:table-cell office:value-type="float" office:value="-0.0007954487" calcext:value-type="float">
            <text:p>-0.0007954487</text:p>
          </table:table-cell>
          <table:table-cell office:value-type="float" office:value="0.001008981" calcext:value-type="float">
            <text:p>0.001008981</text:p>
          </table:table-cell>
          <table:table-cell office:value-type="float" office:value="0.00002398827" calcext:value-type="float">
            <text:p>2.398827E-05</text:p>
          </table:table-cell>
          <table:table-cell office:value-type="float" office:value="14.23112" calcext:value-type="float">
            <text:p>14.23112</text:p>
          </table:table-cell>
          <table:table-cell office:value-type="float" office:value="0.2489743" calcext:value-type="float">
            <text:p>0.2489743</text:p>
          </table:table-cell>
          <table:table-cell office:value-type="float" office:value="0.08995566" calcext:value-type="float">
            <text:p>0.08995566</text:p>
          </table:table-cell>
          <table:table-cell office:value-type="float" office:value="0.07117561" calcext:value-type="float">
            <text:p>0.07117561</text:p>
          </table:table-cell>
          <table:table-cell office:value-type="float" office:value="0.05770894" calcext:value-type="float">
            <text:p>0.05770894</text:p>
          </table:table-cell>
          <table:table-cell office:value-type="float" office:value="0.05728749" calcext:value-type="float">
            <text:p>0.05728749</text:p>
          </table:table-cell>
          <table:table-cell office:value-type="float" office:value="0.02700148" calcext:value-type="float">
            <text:p>0.02700148</text:p>
          </table:table-cell>
          <table:table-cell office:value-type="float" office:value="0.01779232" calcext:value-type="float">
            <text:p>0.01779232</text:p>
          </table:table-cell>
          <table:table-cell office:value-type="float" office:value="0.03605014" calcext:value-type="float">
            <text:p>0.03605014</text:p>
          </table:table-cell>
          <table:table-cell office:value-type="float" office:value="0.02807801" calcext:value-type="float">
            <text:p>0.02807801</text:p>
          </table:table-cell>
          <table:table-cell office:value-type="float" office:value="0.02338433" calcext:value-type="float">
            <text:p>0.02338433</text:p>
          </table:table-cell>
          <table:table-cell office:value-type="float" office:value="0.02121868" calcext:value-type="float">
            <text:p>0.02121868</text:p>
          </table:table-cell>
          <table:table-cell office:value-type="float" office:value="0.01786617" calcext:value-type="float">
            <text:p>0.01786617</text:p>
          </table:table-cell>
          <table:table-cell office:value-type="float" office:value="0.006842553" calcext:value-type="float">
            <text:p>0.006842553</text:p>
          </table:table-cell>
          <table:table-cell office:value-type="float" office:value="0.007152416" calcext:value-type="float">
            <text:p>0.007152416</text:p>
          </table:table-cell>
          <table:table-cell office:value-type="float" office:value="0" calcext:value-type="float">
            <text:p>0</text:p>
          </table:table-cell>
          <table:table-cell office:value-type="float" office:value="152.2926" calcext:value-type="float">
            <text:p>152.2926</text:p>
          </table:table-cell>
          <table:table-cell office:value-type="float" office:value="50.09593" calcext:value-type="float">
            <text:p>50.09593</text:p>
          </table:table-cell>
          <table:table-cell office:value-type="float" office:value="35.60633" calcext:value-type="float">
            <text:p>35.60633</text:p>
          </table:table-cell>
          <table:table-cell office:value-type="float" office:value="29.97303" calcext:value-type="float">
            <text:p>29.97303</text:p>
          </table:table-cell>
          <table:table-cell office:value-type="float" office:value="22.91434" calcext:value-type="float">
            <text:p>22.91434</text:p>
          </table:table-cell>
          <table:table-cell office:value-type="float" office:value="11.31803" calcext:value-type="float">
            <text:p>11.31803</text:p>
          </table:table-cell>
          <table:table-cell office:value-type="float" office:value="6.159121" calcext:value-type="float">
            <text:p>6.159121</text:p>
          </table:table-cell>
          <table:table-cell office:value-type="float" office:value="10.65329" calcext:value-type="float">
            <text:p>10.65329</text:p>
          </table:table-cell>
          <table:table-cell office:value-type="float" office:value="8.342703" calcext:value-type="float">
            <text:p>8.342703</text:p>
          </table:table-cell>
          <table:table-cell office:value-type="float" office:value="3.678111" calcext:value-type="float">
            <text:p>3.678111</text:p>
          </table:table-cell>
          <table:table-cell office:value-type="float" office:value="1.515128" calcext:value-type="float">
            <text:p>1.515128</text:p>
          </table:table-cell>
          <table:table-cell office:value-type="float" office:value="0.725372" calcext:value-type="float">
            <text:p>0.725372</text:p>
          </table:table-cell>
          <table:table-cell office:value-type="float" office:value="0.3606692" calcext:value-type="float">
            <text:p>0.3606692</text:p>
          </table:table-cell>
          <table:table-cell office:value-type="float" office:value="0.3428063" calcext:value-type="float">
            <text:p>0.3428063</text:p>
          </table:table-cell>
          <table:table-cell office:value-type="float" office:value="0" calcext:value-type="float">
            <text:p>0</text:p>
          </table:table-cell>
          <table:table-cell office:value-type="float" office:value="269.9093" calcext:value-type="float">
            <text:p>269.90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2042685" calcext:value-type="float">
            <text:p>-2.042685E-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2" calcext:value-type="float">
            <text:p>7022002</text:p>
          </table:table-cell>
          <table:table-cell office:value-type="float" office:value="24.01049" calcext:value-type="float">
            <text:p>24.01049</text:p>
          </table:table-cell>
          <table:table-cell office:value-type="float" office:value="1098.009" calcext:value-type="float">
            <text:p>1098.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26891" calcext:value-type="float">
            <text:p>0.2426891</text:p>
          </table:table-cell>
          <table:table-cell office:value-type="float" office:value="21.89151" calcext:value-type="float">
            <text:p>21.89151</text:p>
          </table:table-cell>
          <table:table-cell office:value-type="float" office:value="0" calcext:value-type="float">
            <text:p>0</text:p>
          </table:table-cell>
          <table:table-cell office:value-type="float" office:value="0.000000001207057" calcext:value-type="float">
            <text:p>1.207057E-09</text:p>
          </table:table-cell>
          <table:table-cell office:value-type="float" office:value="0" calcext:value-type="float">
            <text:p>0</text:p>
          </table:table-cell>
          <table:table-cell office:value-type="float" office:value="-0.002393735" calcext:value-type="float">
            <text:p>-0.002393735</text:p>
          </table:table-cell>
          <table:table-cell office:value-type="float" office:value="-0.0008931252" calcext:value-type="float">
            <text:p>-0.0008931252</text:p>
          </table:table-cell>
          <table:table-cell office:value-type="float" office:value="0.001029884" calcext:value-type="float">
            <text:p>0.001029884</text:p>
          </table:table-cell>
          <table:table-cell office:value-type="float" office:value="0.00002433195" calcext:value-type="float">
            <text:p>2.433195E-05</text:p>
          </table:table-cell>
          <table:table-cell office:value-type="float" office:value="14.32225" calcext:value-type="float">
            <text:p>14.32225</text:p>
          </table:table-cell>
          <table:table-cell office:value-type="float" office:value="0.190891" calcext:value-type="float">
            <text:p>0.190891</text:p>
          </table:table-cell>
          <table:table-cell office:value-type="float" office:value="0.08724956" calcext:value-type="float">
            <text:p>0.08724956</text:p>
          </table:table-cell>
          <table:table-cell office:value-type="float" office:value="0.07082956" calcext:value-type="float">
            <text:p>0.07082956</text:p>
          </table:table-cell>
          <table:table-cell office:value-type="float" office:value="0.05770608" calcext:value-type="float">
            <text:p>0.05770608</text:p>
          </table:table-cell>
          <table:table-cell office:value-type="float" office:value="0.05751771" calcext:value-type="float">
            <text:p>0.05751771</text:p>
          </table:table-cell>
          <table:table-cell office:value-type="float" office:value="0.02707318" calcext:value-type="float">
            <text:p>0.02707318</text:p>
          </table:table-cell>
          <table:table-cell office:value-type="float" office:value="0.01785062" calcext:value-type="float">
            <text:p>0.01785062</text:p>
          </table:table-cell>
          <table:table-cell office:value-type="float" office:value="0.03611507" calcext:value-type="float">
            <text:p>0.03611507</text:p>
          </table:table-cell>
          <table:table-cell office:value-type="float" office:value="0.02810767" calcext:value-type="float">
            <text:p>0.02810767</text:p>
          </table:table-cell>
          <table:table-cell office:value-type="float" office:value="0.02340151" calcext:value-type="float">
            <text:p>0.02340151</text:p>
          </table:table-cell>
          <table:table-cell office:value-type="float" office:value="0.02123132" calcext:value-type="float">
            <text:p>0.02123132</text:p>
          </table:table-cell>
          <table:table-cell office:value-type="float" office:value="0.01787426" calcext:value-type="float">
            <text:p>0.01787426</text:p>
          </table:table-cell>
          <table:table-cell office:value-type="float" office:value="0.006841607" calcext:value-type="float">
            <text:p>0.006841607</text:p>
          </table:table-cell>
          <table:table-cell office:value-type="float" office:value="0.007154735" calcext:value-type="float">
            <text:p>0.007154735</text:p>
          </table:table-cell>
          <table:table-cell office:value-type="float" office:value="0" calcext:value-type="float">
            <text:p>0</text:p>
          </table:table-cell>
          <table:table-cell office:value-type="float" office:value="129.8526" calcext:value-type="float">
            <text:p>129.8526</text:p>
          </table:table-cell>
          <table:table-cell office:value-type="float" office:value="52.0514" calcext:value-type="float">
            <text:p>52.0514</text:p>
          </table:table-cell>
          <table:table-cell office:value-type="float" office:value="35.99799" calcext:value-type="float">
            <text:p>35.99799</text:p>
          </table:table-cell>
          <table:table-cell office:value-type="float" office:value="30.13291" calcext:value-type="float">
            <text:p>30.13291</text:p>
          </table:table-cell>
          <table:table-cell office:value-type="float" office:value="22.77754" calcext:value-type="float">
            <text:p>22.77754</text:p>
          </table:table-cell>
          <table:table-cell office:value-type="float" office:value="11.25395" calcext:value-type="float">
            <text:p>11.25395</text:p>
          </table:table-cell>
          <table:table-cell office:value-type="float" office:value="6.181465" calcext:value-type="float">
            <text:p>6.181465</text:p>
          </table:table-cell>
          <table:table-cell office:value-type="float" office:value="10.64606" calcext:value-type="float">
            <text:p>10.64606</text:p>
          </table:table-cell>
          <table:table-cell office:value-type="float" office:value="8.339933" calcext:value-type="float">
            <text:p>8.339933</text:p>
          </table:table-cell>
          <table:table-cell office:value-type="float" office:value="3.678821" calcext:value-type="float">
            <text:p>3.678821</text:p>
          </table:table-cell>
          <table:table-cell office:value-type="float" office:value="1.515748" calcext:value-type="float">
            <text:p>1.515748</text:p>
          </table:table-cell>
          <table:table-cell office:value-type="float" office:value="0.7255723" calcext:value-type="float">
            <text:p>0.7255723</text:p>
          </table:table-cell>
          <table:table-cell office:value-type="float" office:value="0.3607785" calcext:value-type="float">
            <text:p>0.3607785</text:p>
          </table:table-cell>
          <table:table-cell office:value-type="float" office:value="0.342854" calcext:value-type="float">
            <text:p>0.342854</text:p>
          </table:table-cell>
          <table:table-cell office:value-type="float" office:value="0" calcext:value-type="float">
            <text:p>0</text:p>
          </table:table-cell>
          <table:table-cell office:value-type="float" office:value="267.9647" calcext:value-type="float">
            <text:p>267.96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2138857" calcext:value-type="float">
            <text:p>-2.138857E-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2" calcext:value-type="float">
            <text:p>8022002</text:p>
          </table:table-cell>
          <table:table-cell office:value-type="float" office:value="24.01806" calcext:value-type="float">
            <text:p>24.01806</text:p>
          </table:table-cell>
          <table:table-cell office:value-type="float" office:value="1098.011" calcext:value-type="float">
            <text:p>1098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09281" calcext:value-type="float">
            <text:p>0.2409281</text:p>
          </table:table-cell>
          <table:table-cell office:value-type="float" office:value="21.88255" calcext:value-type="float">
            <text:p>21.88255</text:p>
          </table:table-cell>
          <table:table-cell office:value-type="float" office:value="0" calcext:value-type="float">
            <text:p>0</text:p>
          </table:table-cell>
          <table:table-cell office:value-type="float" office:value="0.000000001207057" calcext:value-type="float">
            <text:p>1.207057E-09</text:p>
          </table:table-cell>
          <table:table-cell office:value-type="float" office:value="0" calcext:value-type="float">
            <text:p>0</text:p>
          </table:table-cell>
          <table:table-cell office:value-type="float" office:value="-0.002393735" calcext:value-type="float">
            <text:p>-0.002393735</text:p>
          </table:table-cell>
          <table:table-cell office:value-type="float" office:value="-0.001050467" calcext:value-type="float">
            <text:p>-0.001050467</text:p>
          </table:table-cell>
          <table:table-cell office:value-type="float" office:value="0.001053118" calcext:value-type="float">
            <text:p>0.001053118</text:p>
          </table:table-cell>
          <table:table-cell office:value-type="float" office:value="0.00002466173" calcext:value-type="float">
            <text:p>2.466173E-05</text:p>
          </table:table-cell>
          <table:table-cell office:value-type="float" office:value="14.42156" calcext:value-type="float">
            <text:p>14.42156</text:p>
          </table:table-cell>
          <table:table-cell office:value-type="float" office:value="0.1586784" calcext:value-type="float">
            <text:p>0.1586784</text:p>
          </table:table-cell>
          <table:table-cell office:value-type="float" office:value="0.08172885" calcext:value-type="float">
            <text:p>0.08172885</text:p>
          </table:table-cell>
          <table:table-cell office:value-type="float" office:value="0.07006665" calcext:value-type="float">
            <text:p>0.07006665</text:p>
          </table:table-cell>
          <table:table-cell office:value-type="float" office:value="0.0578259" calcext:value-type="float">
            <text:p>0.0578259</text:p>
          </table:table-cell>
          <table:table-cell office:value-type="float" office:value="0.057614" calcext:value-type="float">
            <text:p>0.057614</text:p>
          </table:table-cell>
          <table:table-cell office:value-type="float" office:value="0.02711684" calcext:value-type="float">
            <text:p>0.02711684</text:p>
          </table:table-cell>
          <table:table-cell office:value-type="float" office:value="0.01790278" calcext:value-type="float">
            <text:p>0.01790278</text:p>
          </table:table-cell>
          <table:table-cell office:value-type="float" office:value="0.03617717" calcext:value-type="float">
            <text:p>0.03617717</text:p>
          </table:table-cell>
          <table:table-cell office:value-type="float" office:value="0.02813813" calcext:value-type="float">
            <text:p>0.02813813</text:p>
          </table:table-cell>
          <table:table-cell office:value-type="float" office:value="0.02341937" calcext:value-type="float">
            <text:p>0.02341937</text:p>
          </table:table-cell>
          <table:table-cell office:value-type="float" office:value="0.02124401" calcext:value-type="float">
            <text:p>0.02124401</text:p>
          </table:table-cell>
          <table:table-cell office:value-type="float" office:value="0.01788227" calcext:value-type="float">
            <text:p>0.01788227</text:p>
          </table:table-cell>
          <table:table-cell office:value-type="float" office:value="0.006840801" calcext:value-type="float">
            <text:p>0.006840801</text:p>
          </table:table-cell>
          <table:table-cell office:value-type="float" office:value="0.007157535" calcext:value-type="float">
            <text:p>0.007157535</text:p>
          </table:table-cell>
          <table:table-cell office:value-type="float" office:value="0" calcext:value-type="float">
            <text:p>0</text:p>
          </table:table-cell>
          <table:table-cell office:value-type="float" office:value="113.0592" calcext:value-type="float">
            <text:p>113.0592</text:p>
          </table:table-cell>
          <table:table-cell office:value-type="float" office:value="52.63747" calcext:value-type="float">
            <text:p>52.63747</text:p>
          </table:table-cell>
          <table:table-cell office:value-type="float" office:value="36.19885" calcext:value-type="float">
            <text:p>36.19885</text:p>
          </table:table-cell>
          <table:table-cell office:value-type="float" office:value="30.29567" calcext:value-type="float">
            <text:p>30.29567</text:p>
          </table:table-cell>
          <table:table-cell office:value-type="float" office:value="22.60377" calcext:value-type="float">
            <text:p>22.60377</text:p>
          </table:table-cell>
          <table:table-cell office:value-type="float" office:value="11.18989" calcext:value-type="float">
            <text:p>11.18989</text:p>
          </table:table-cell>
          <table:table-cell office:value-type="float" office:value="6.207021" calcext:value-type="float">
            <text:p>6.207021</text:p>
          </table:table-cell>
          <table:table-cell office:value-type="float" office:value="10.6391" calcext:value-type="float">
            <text:p>10.6391</text:p>
          </table:table-cell>
          <table:table-cell office:value-type="float" office:value="8.336838" calcext:value-type="float">
            <text:p>8.336838</text:p>
          </table:table-cell>
          <table:table-cell office:value-type="float" office:value="3.679474" calcext:value-type="float">
            <text:p>3.679474</text:p>
          </table:table-cell>
          <table:table-cell office:value-type="float" office:value="1.516353" calcext:value-type="float">
            <text:p>1.516353</text:p>
          </table:table-cell>
          <table:table-cell office:value-type="float" office:value="0.7257807" calcext:value-type="float">
            <text:p>0.7257807</text:p>
          </table:table-cell>
          <table:table-cell office:value-type="float" office:value="0.3609206" calcext:value-type="float">
            <text:p>0.3609206</text:p>
          </table:table-cell>
          <table:table-cell office:value-type="float" office:value="0.3428889" calcext:value-type="float">
            <text:p>0.3428889</text:p>
          </table:table-cell>
          <table:table-cell office:value-type="float" office:value="0" calcext:value-type="float">
            <text:p>0</text:p>
          </table:table-cell>
          <table:table-cell office:value-type="float" office:value="266.6533" calcext:value-type="float">
            <text:p>266.65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2261679" calcext:value-type="float">
            <text:p>-2.261679E-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2" calcext:value-type="float">
            <text:p>9022002</text:p>
          </table:table-cell>
          <table:table-cell office:value-type="float" office:value="24.01381" calcext:value-type="float">
            <text:p>24.01381</text:p>
          </table:table-cell>
          <table:table-cell office:value-type="float" office:value="1098.009" calcext:value-type="float">
            <text:p>1098.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41071" calcext:value-type="float">
            <text:p>0.2441071</text:p>
          </table:table-cell>
          <table:table-cell office:value-type="float" office:value="21.88987" calcext:value-type="float">
            <text:p>21.88987</text:p>
          </table:table-cell>
          <table:table-cell office:value-type="float" office:value="0" calcext:value-type="float">
            <text:p>0</text:p>
          </table:table-cell>
          <table:table-cell office:value-type="float" office:value="0.0000001909287" calcext:value-type="float">
            <text:p>1.909287E-07</text:p>
          </table:table-cell>
          <table:table-cell office:value-type="float" office:value="0" calcext:value-type="float">
            <text:p>0</text:p>
          </table:table-cell>
          <table:table-cell office:value-type="float" office:value="-0.002193865" calcext:value-type="float">
            <text:p>-0.002193865</text:p>
          </table:table-cell>
          <table:table-cell office:value-type="float" office:value="-0.001065116" calcext:value-type="float">
            <text:p>-0.001065116</text:p>
          </table:table-cell>
          <table:table-cell office:value-type="float" office:value="0.001071028" calcext:value-type="float">
            <text:p>0.001071028</text:p>
          </table:table-cell>
          <table:table-cell office:value-type="float" office:value="0.00002497985" calcext:value-type="float">
            <text:p>2.497985E-05</text:p>
          </table:table-cell>
          <table:table-cell office:value-type="float" office:value="14.42809" calcext:value-type="float">
            <text:p>14.42809</text:p>
          </table:table-cell>
          <table:table-cell office:value-type="float" office:value="0.3971255" calcext:value-type="float">
            <text:p>0.3971255</text:p>
          </table:table-cell>
          <table:table-cell office:value-type="float" office:value="0.1056934" calcext:value-type="float">
            <text:p>0.1056934</text:p>
          </table:table-cell>
          <table:table-cell office:value-type="float" office:value="0.06930257" calcext:value-type="float">
            <text:p>0.06930257</text:p>
          </table:table-cell>
          <table:table-cell office:value-type="float" office:value="0.05775157" calcext:value-type="float">
            <text:p>0.05775157</text:p>
          </table:table-cell>
          <table:table-cell office:value-type="float" office:value="0.05774403" calcext:value-type="float">
            <text:p>0.05774403</text:p>
          </table:table-cell>
          <table:table-cell office:value-type="float" office:value="0.02716531" calcext:value-type="float">
            <text:p>0.02716531</text:p>
          </table:table-cell>
          <table:table-cell office:value-type="float" office:value="0.01784423" calcext:value-type="float">
            <text:p>0.01784423</text:p>
          </table:table-cell>
          <table:table-cell office:value-type="float" office:value="0.03626871" calcext:value-type="float">
            <text:p>0.03626871</text:p>
          </table:table-cell>
          <table:table-cell office:value-type="float" office:value="0.02816885" calcext:value-type="float">
            <text:p>0.02816885</text:p>
          </table:table-cell>
          <table:table-cell office:value-type="float" office:value="0.02343768" calcext:value-type="float">
            <text:p>0.02343768</text:p>
          </table:table-cell>
          <table:table-cell office:value-type="float" office:value="0.02125669" calcext:value-type="float">
            <text:p>0.02125669</text:p>
          </table:table-cell>
          <table:table-cell office:value-type="float" office:value="0.0178903" calcext:value-type="float">
            <text:p>0.0178903</text:p>
          </table:table-cell>
          <table:table-cell office:value-type="float" office:value="0.006839051" calcext:value-type="float">
            <text:p>0.006839051</text:p>
          </table:table-cell>
          <table:table-cell office:value-type="float" office:value="0.007156434" calcext:value-type="float">
            <text:p>0.007156434</text:p>
          </table:table-cell>
          <table:table-cell office:value-type="float" office:value="0" calcext:value-type="float">
            <text:p>0</text:p>
          </table:table-cell>
          <table:table-cell office:value-type="float" office:value="81.96567" calcext:value-type="float">
            <text:p>81.96567</text:p>
          </table:table-cell>
          <table:table-cell office:value-type="float" office:value="65.7162" calcext:value-type="float">
            <text:p>65.7162</text:p>
          </table:table-cell>
          <table:table-cell office:value-type="float" office:value="36.5851" calcext:value-type="float">
            <text:p>36.5851</text:p>
          </table:table-cell>
          <table:table-cell office:value-type="float" office:value="30.16873" calcext:value-type="float">
            <text:p>30.16873</text:p>
          </table:table-cell>
          <table:table-cell office:value-type="float" office:value="22.66911" calcext:value-type="float">
            <text:p>22.66911</text:p>
          </table:table-cell>
          <table:table-cell office:value-type="float" office:value="11.15462" calcext:value-type="float">
            <text:p>11.15462</text:p>
          </table:table-cell>
          <table:table-cell office:value-type="float" office:value="6.094867" calcext:value-type="float">
            <text:p>6.094867</text:p>
          </table:table-cell>
          <table:table-cell office:value-type="float" office:value="10.66148" calcext:value-type="float">
            <text:p>10.66148</text:p>
          </table:table-cell>
          <table:table-cell office:value-type="float" office:value="8.33392" calcext:value-type="float">
            <text:p>8.33392</text:p>
          </table:table-cell>
          <table:table-cell office:value-type="float" office:value="3.68008" calcext:value-type="float">
            <text:p>3.68008</text:p>
          </table:table-cell>
          <table:table-cell office:value-type="float" office:value="1.516954" calcext:value-type="float">
            <text:p>1.516954</text:p>
          </table:table-cell>
          <table:table-cell office:value-type="float" office:value="0.7259912" calcext:value-type="float">
            <text:p>0.7259912</text:p>
          </table:table-cell>
          <table:table-cell office:value-type="float" office:value="0.36083" calcext:value-type="float">
            <text:p>0.36083</text:p>
          </table:table-cell>
          <table:table-cell office:value-type="float" office:value="0.3429205" calcext:value-type="float">
            <text:p>0.3429205</text:p>
          </table:table-cell>
          <table:table-cell office:value-type="float" office:value="0" calcext:value-type="float">
            <text:p>0</text:p>
          </table:table-cell>
          <table:table-cell office:value-type="float" office:value="266.4757" calcext:value-type="float">
            <text:p>266.47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2306205" calcext:value-type="float">
            <text:p>-2.306205E-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2" calcext:value-type="float">
            <text:p>10022002</text:p>
          </table:table-cell>
          <table:table-cell office:value-type="float" office:value="24.01696" calcext:value-type="float">
            <text:p>24.01696</text:p>
          </table:table-cell>
          <table:table-cell office:value-type="float" office:value="1098.009" calcext:value-type="float">
            <text:p>1098.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07178" calcext:value-type="float">
            <text:p>0.2407178</text:p>
          </table:table-cell>
          <table:table-cell office:value-type="float" office:value="21.88887" calcext:value-type="float">
            <text:p>21.88887</text:p>
          </table:table-cell>
          <table:table-cell office:value-type="float" office:value="0" calcext:value-type="float">
            <text:p>0</text:p>
          </table:table-cell>
          <table:table-cell office:value-type="float" office:value="0.0000002326986" calcext:value-type="float">
            <text:p>2.326986E-07</text:p>
          </table:table-cell>
          <table:table-cell office:value-type="float" office:value="0" calcext:value-type="float">
            <text:p>0</text:p>
          </table:table-cell>
          <table:table-cell office:value-type="float" office:value="-0.002154378" calcext:value-type="float">
            <text:p>-0.002154378</text:p>
          </table:table-cell>
          <table:table-cell office:value-type="float" office:value="-0.001103877" calcext:value-type="float">
            <text:p>-0.001103877</text:p>
          </table:table-cell>
          <table:table-cell office:value-type="float" office:value="0.001084976" calcext:value-type="float">
            <text:p>0.001084976</text:p>
          </table:table-cell>
          <table:table-cell office:value-type="float" office:value="0.00002529482" calcext:value-type="float">
            <text:p>2.529482E-05</text:p>
          </table:table-cell>
          <table:table-cell office:value-type="float" office:value="14.48625" calcext:value-type="float">
            <text:p>14.48625</text:p>
          </table:table-cell>
          <table:table-cell office:value-type="float" office:value="0.2815445" calcext:value-type="float">
            <text:p>0.2815445</text:p>
          </table:table-cell>
          <table:table-cell office:value-type="float" office:value="0.09538447" calcext:value-type="float">
            <text:p>0.09538447</text:p>
          </table:table-cell>
          <table:table-cell office:value-type="float" office:value="0.06907681" calcext:value-type="float">
            <text:p>0.06907681</text:p>
          </table:table-cell>
          <table:table-cell office:value-type="float" office:value="0.05767765" calcext:value-type="float">
            <text:p>0.05767765</text:p>
          </table:table-cell>
          <table:table-cell office:value-type="float" office:value="0.05803656" calcext:value-type="float">
            <text:p>0.05803656</text:p>
          </table:table-cell>
          <table:table-cell office:value-type="float" office:value="0.02729195" calcext:value-type="float">
            <text:p>0.02729195</text:p>
          </table:table-cell>
          <table:table-cell office:value-type="float" office:value="0.01746749" calcext:value-type="float">
            <text:p>0.01746749</text:p>
          </table:table-cell>
          <table:table-cell office:value-type="float" office:value="0.03644405" calcext:value-type="float">
            <text:p>0.03644405</text:p>
          </table:table-cell>
          <table:table-cell office:value-type="float" office:value="0.02820888" calcext:value-type="float">
            <text:p>0.02820888</text:p>
          </table:table-cell>
          <table:table-cell office:value-type="float" office:value="0.02345651" calcext:value-type="float">
            <text:p>0.02345651</text:p>
          </table:table-cell>
          <table:table-cell office:value-type="float" office:value="0.02126942" calcext:value-type="float">
            <text:p>0.02126942</text:p>
          </table:table-cell>
          <table:table-cell office:value-type="float" office:value="0.01789832" calcext:value-type="float">
            <text:p>0.01789832</text:p>
          </table:table-cell>
          <table:table-cell office:value-type="float" office:value="0.006837779" calcext:value-type="float">
            <text:p>0.006837779</text:p>
          </table:table-cell>
          <table:table-cell office:value-type="float" office:value="0.007157156" calcext:value-type="float">
            <text:p>0.007157156</text:p>
          </table:table-cell>
          <table:table-cell office:value-type="float" office:value="0" calcext:value-type="float">
            <text:p>0</text:p>
          </table:table-cell>
          <table:table-cell office:value-type="float" office:value="70.07943" calcext:value-type="float">
            <text:p>70.07943</text:p>
          </table:table-cell>
          <table:table-cell office:value-type="float" office:value="65.60982" calcext:value-type="float">
            <text:p>65.60982</text:p>
          </table:table-cell>
          <table:table-cell office:value-type="float" office:value="37.82692" calcext:value-type="float">
            <text:p>37.82692</text:p>
          </table:table-cell>
          <table:table-cell office:value-type="float" office:value="29.88612" calcext:value-type="float">
            <text:p>29.88612</text:p>
          </table:table-cell>
          <table:table-cell office:value-type="float" office:value="22.98152" calcext:value-type="float">
            <text:p>22.98152</text:p>
          </table:table-cell>
          <table:table-cell office:value-type="float" office:value="11.17401" calcext:value-type="float">
            <text:p>11.17401</text:p>
          </table:table-cell>
          <table:table-cell office:value-type="float" office:value="5.612571" calcext:value-type="float">
            <text:p>5.612571</text:p>
          </table:table-cell>
          <table:table-cell office:value-type="float" office:value="10.74243" calcext:value-type="float">
            <text:p>10.74243</text:p>
          </table:table-cell>
          <table:table-cell office:value-type="float" office:value="8.346461" calcext:value-type="float">
            <text:p>8.346461</text:p>
          </table:table-cell>
          <table:table-cell office:value-type="float" office:value="3.680777" calcext:value-type="float">
            <text:p>3.680777</text:p>
          </table:table-cell>
          <table:table-cell office:value-type="float" office:value="1.51753" calcext:value-type="float">
            <text:p>1.51753</text:p>
          </table:table-cell>
          <table:table-cell office:value-type="float" office:value="0.7261927" calcext:value-type="float">
            <text:p>0.7261927</text:p>
          </table:table-cell>
          <table:table-cell office:value-type="float" office:value="0.3608245" calcext:value-type="float">
            <text:p>0.3608245</text:p>
          </table:table-cell>
          <table:table-cell office:value-type="float" office:value="0.3429792" calcext:value-type="float">
            <text:p>0.3429792</text:p>
          </table:table-cell>
          <table:table-cell office:value-type="float" office:value="0" calcext:value-type="float">
            <text:p>0</text:p>
          </table:table-cell>
          <table:table-cell office:value-type="float" office:value="263.7688" calcext:value-type="float">
            <text:p>263.7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2370877" calcext:value-type="float">
            <text:p>-2.370877E-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2" calcext:value-type="float">
            <text:p>11022002</text:p>
          </table:table-cell>
          <table:table-cell office:value-type="float" office:value="24.02746" calcext:value-type="float">
            <text:p>24.02746</text:p>
          </table:table-cell>
          <table:table-cell office:value-type="float" office:value="1098.012" calcext:value-type="float">
            <text:p>1098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73756" calcext:value-type="float">
            <text:p>0.2373756</text:p>
          </table:table-cell>
          <table:table-cell office:value-type="float" office:value="21.87836" calcext:value-type="float">
            <text:p>21.87836</text:p>
          </table:table-cell>
          <table:table-cell office:value-type="float" office:value="0" calcext:value-type="float">
            <text:p>0</text:p>
          </table:table-cell>
          <table:table-cell office:value-type="float" office:value="0.0000002739977" calcext:value-type="float">
            <text:p>2.739977E-07</text:p>
          </table:table-cell>
          <table:table-cell office:value-type="float" office:value="0" calcext:value-type="float">
            <text:p>0</text:p>
          </table:table-cell>
          <table:table-cell office:value-type="float" office:value="-0.002118157" calcext:value-type="float">
            <text:p>-0.002118157</text:p>
          </table:table-cell>
          <table:table-cell office:value-type="float" office:value="-0.001190593" calcext:value-type="float">
            <text:p>-0.001190593</text:p>
          </table:table-cell>
          <table:table-cell office:value-type="float" office:value="0.001100863" calcext:value-type="float">
            <text:p>0.001100863</text:p>
          </table:table-cell>
          <table:table-cell office:value-type="float" office:value="0.00002559625" calcext:value-type="float">
            <text:p>2.559625E-05</text:p>
          </table:table-cell>
          <table:table-cell office:value-type="float" office:value="14.59374" calcext:value-type="float">
            <text:p>14.59374</text:p>
          </table:table-cell>
          <table:table-cell office:value-type="float" office:value="0.2342781" calcext:value-type="float">
            <text:p>0.2342781</text:p>
          </table:table-cell>
          <table:table-cell office:value-type="float" office:value="0.09046538" calcext:value-type="float">
            <text:p>0.09046538</text:p>
          </table:table-cell>
          <table:table-cell office:value-type="float" office:value="0.06876625" calcext:value-type="float">
            <text:p>0.06876625</text:p>
          </table:table-cell>
          <table:table-cell office:value-type="float" office:value="0.05777704" calcext:value-type="float">
            <text:p>0.05777704</text:p>
          </table:table-cell>
          <table:table-cell office:value-type="float" office:value="0.05844742" calcext:value-type="float">
            <text:p>0.05844742</text:p>
          </table:table-cell>
          <table:table-cell office:value-type="float" office:value="0.02742566" calcext:value-type="float">
            <text:p>0.02742566</text:p>
          </table:table-cell>
          <table:table-cell office:value-type="float" office:value="0.01737886" calcext:value-type="float">
            <text:p>0.01737886</text:p>
          </table:table-cell>
          <table:table-cell office:value-type="float" office:value="0.03652844" calcext:value-type="float">
            <text:p>0.03652844</text:p>
          </table:table-cell>
          <table:table-cell office:value-type="float" office:value="0.02825336" calcext:value-type="float">
            <text:p>0.02825336</text:p>
          </table:table-cell>
          <table:table-cell office:value-type="float" office:value="0.02347605" calcext:value-type="float">
            <text:p>0.02347605</text:p>
          </table:table-cell>
          <table:table-cell office:value-type="float" office:value="0.02128221" calcext:value-type="float">
            <text:p>0.02128221</text:p>
          </table:table-cell>
          <table:table-cell office:value-type="float" office:value="0.01790635" calcext:value-type="float">
            <text:p>0.01790635</text:p>
          </table:table-cell>
          <table:table-cell office:value-type="float" office:value="0.006836965" calcext:value-type="float">
            <text:p>0.006836965</text:p>
          </table:table-cell>
          <table:table-cell office:value-type="float" office:value="0.007159566" calcext:value-type="float">
            <text:p>0.007159566</text:p>
          </table:table-cell>
          <table:table-cell office:value-type="float" office:value="0" calcext:value-type="float">
            <text:p>0</text:p>
          </table:table-cell>
          <table:table-cell office:value-type="float" office:value="73.53478" calcext:value-type="float">
            <text:p>73.53478</text:p>
          </table:table-cell>
          <table:table-cell office:value-type="float" office:value="66.67263" calcext:value-type="float">
            <text:p>66.67263</text:p>
          </table:table-cell>
          <table:table-cell office:value-type="float" office:value="38.15686" calcext:value-type="float">
            <text:p>38.15686</text:p>
          </table:table-cell>
          <table:table-cell office:value-type="float" office:value="29.59845" calcext:value-type="float">
            <text:p>29.59845</text:p>
          </table:table-cell>
          <table:table-cell office:value-type="float" office:value="23.35251" calcext:value-type="float">
            <text:p>23.35251</text:p>
          </table:table-cell>
          <table:table-cell office:value-type="float" office:value="11.17035" calcext:value-type="float">
            <text:p>11.17035</text:p>
          </table:table-cell>
          <table:table-cell office:value-type="float" office:value="5.398673" calcext:value-type="float">
            <text:p>5.398673</text:p>
          </table:table-cell>
          <table:table-cell office:value-type="float" office:value="10.74487" calcext:value-type="float">
            <text:p>10.74487</text:p>
          </table:table-cell>
          <table:table-cell office:value-type="float" office:value="8.367286" calcext:value-type="float">
            <text:p>8.367286</text:p>
          </table:table-cell>
          <table:table-cell office:value-type="float" office:value="3.681772" calcext:value-type="float">
            <text:p>3.681772</text:p>
          </table:table-cell>
          <table:table-cell office:value-type="float" office:value="1.518116" calcext:value-type="float">
            <text:p>1.518116</text:p>
          </table:table-cell>
          <table:table-cell office:value-type="float" office:value="0.7263949" calcext:value-type="float">
            <text:p>0.7263949</text:p>
          </table:table-cell>
          <table:table-cell office:value-type="float" office:value="0.3609305" calcext:value-type="float">
            <text:p>0.3609305</text:p>
          </table:table-cell>
          <table:table-cell office:value-type="float" office:value="0.3430263" calcext:value-type="float">
            <text:p>0.3430263</text:p>
          </table:table-cell>
          <table:table-cell office:value-type="float" office:value="0" calcext:value-type="float">
            <text:p>0</text:p>
          </table:table-cell>
          <table:table-cell office:value-type="float" office:value="259.8857" calcext:value-type="float">
            <text:p>259.88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2470681" calcext:value-type="float">
            <text:p>-2.470681E-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2" calcext:value-type="float">
            <text:p>12022002</text:p>
          </table:table-cell>
          <table:table-cell office:value-type="float" office:value="24.04914" calcext:value-type="float">
            <text:p>24.04914</text:p>
          </table:table-cell>
          <table:table-cell office:value-type="float" office:value="1098.018" calcext:value-type="float">
            <text:p>1098.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33601" calcext:value-type="float">
            <text:p>0.2333601</text:p>
          </table:table-cell>
          <table:table-cell office:value-type="float" office:value="21.85308" calcext:value-type="float">
            <text:p>21.85308</text:p>
          </table:table-cell>
          <table:table-cell office:value-type="float" office:value="0" calcext:value-type="float">
            <text:p>0</text:p>
          </table:table-cell>
          <table:table-cell office:value-type="float" office:value="0.0000002739977" calcext:value-type="float">
            <text:p>2.739977E-07</text:p>
          </table:table-cell>
          <table:table-cell office:value-type="float" office:value="0" calcext:value-type="float">
            <text:p>0</text:p>
          </table:table-cell>
          <table:table-cell office:value-type="float" office:value="-0.002118157" calcext:value-type="float">
            <text:p>-0.002118157</text:p>
          </table:table-cell>
          <table:table-cell office:value-type="float" office:value="-0.001467222" calcext:value-type="float">
            <text:p>-0.001467222</text:p>
          </table:table-cell>
          <table:table-cell office:value-type="float" office:value="0.001117327" calcext:value-type="float">
            <text:p>0.001117327</text:p>
          </table:table-cell>
          <table:table-cell office:value-type="float" office:value="0.00002588374" calcext:value-type="float">
            <text:p>2.588374E-05</text:p>
          </table:table-cell>
          <table:table-cell office:value-type="float" office:value="14.77989" calcext:value-type="float">
            <text:p>14.77989</text:p>
          </table:table-cell>
          <table:table-cell office:value-type="float" office:value="0.1819899" calcext:value-type="float">
            <text:p>0.1819899</text:p>
          </table:table-cell>
          <table:table-cell office:value-type="float" office:value="0.08228929" calcext:value-type="float">
            <text:p>0.08228929</text:p>
          </table:table-cell>
          <table:table-cell office:value-type="float" office:value="0.06788278" calcext:value-type="float">
            <text:p>0.06788278</text:p>
          </table:table-cell>
          <table:table-cell office:value-type="float" office:value="0.05815013" calcext:value-type="float">
            <text:p>0.05815013</text:p>
          </table:table-cell>
          <table:table-cell office:value-type="float" office:value="0.05904309" calcext:value-type="float">
            <text:p>0.05904309</text:p>
          </table:table-cell>
          <table:table-cell office:value-type="float" office:value="0.02753875" calcext:value-type="float">
            <text:p>0.02753875</text:p>
          </table:table-cell>
          <table:table-cell office:value-type="float" office:value="0.01744382" calcext:value-type="float">
            <text:p>0.01744382</text:p>
          </table:table-cell>
          <table:table-cell office:value-type="float" office:value="0.03657638" calcext:value-type="float">
            <text:p>0.03657638</text:p>
          </table:table-cell>
          <table:table-cell office:value-type="float" office:value="0.02829559" calcext:value-type="float">
            <text:p>0.02829559</text:p>
          </table:table-cell>
          <table:table-cell office:value-type="float" office:value="0.02349617" calcext:value-type="float">
            <text:p>0.02349617</text:p>
          </table:table-cell>
          <table:table-cell office:value-type="float" office:value="0.02129505" calcext:value-type="float">
            <text:p>0.02129505</text:p>
          </table:table-cell>
          <table:table-cell office:value-type="float" office:value="0.01791436" calcext:value-type="float">
            <text:p>0.01791436</text:p>
          </table:table-cell>
          <table:table-cell office:value-type="float" office:value="0.006836241" calcext:value-type="float">
            <text:p>0.006836241</text:p>
          </table:table-cell>
          <table:table-cell office:value-type="float" office:value="0.007162218" calcext:value-type="float">
            <text:p>0.007162218</text:p>
          </table:table-cell>
          <table:table-cell office:value-type="float" office:value="0" calcext:value-type="float">
            <text:p>0</text:p>
          </table:table-cell>
          <table:table-cell office:value-type="float" office:value="70.82153" calcext:value-type="float">
            <text:p>70.82153</text:p>
          </table:table-cell>
          <table:table-cell office:value-type="float" office:value="64.52403" calcext:value-type="float">
            <text:p>64.52403</text:p>
          </table:table-cell>
          <table:table-cell office:value-type="float" office:value="36.80354" calcext:value-type="float">
            <text:p>36.80354</text:p>
          </table:table-cell>
          <table:table-cell office:value-type="float" office:value="29.71742" calcext:value-type="float">
            <text:p>29.71742</text:p>
          </table:table-cell>
          <table:table-cell office:value-type="float" office:value="24.17034" calcext:value-type="float">
            <text:p>24.17034</text:p>
          </table:table-cell>
          <table:table-cell office:value-type="float" office:value="11.17767" calcext:value-type="float">
            <text:p>11.17767</text:p>
          </table:table-cell>
          <table:table-cell office:value-type="float" office:value="5.336236" calcext:value-type="float">
            <text:p>5.336236</text:p>
          </table:table-cell>
          <table:table-cell office:value-type="float" office:value="10.72148" calcext:value-type="float">
            <text:p>10.72148</text:p>
          </table:table-cell>
          <table:table-cell office:value-type="float" office:value="8.385138" calcext:value-type="float">
            <text:p>8.385138</text:p>
          </table:table-cell>
          <table:table-cell office:value-type="float" office:value="3.683064" calcext:value-type="float">
            <text:p>3.683064</text:p>
          </table:table-cell>
          <table:table-cell office:value-type="float" office:value="1.518708" calcext:value-type="float">
            <text:p>1.518708</text:p>
          </table:table-cell>
          <table:table-cell office:value-type="float" office:value="0.726602" calcext:value-type="float">
            <text:p>0.726602</text:p>
          </table:table-cell>
          <table:table-cell office:value-type="float" office:value="0.3610496" calcext:value-type="float">
            <text:p>0.3610496</text:p>
          </table:table-cell>
          <table:table-cell office:value-type="float" office:value="0.3430671" calcext:value-type="float">
            <text:p>0.3430671</text:p>
          </table:table-cell>
          <table:table-cell office:value-type="float" office:value="0" calcext:value-type="float">
            <text:p>0</text:p>
          </table:table-cell>
          <table:table-cell office:value-type="float" office:value="255.6576" calcext:value-type="float">
            <text:p>255.65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281158" calcext:value-type="float">
            <text:p>-2.81158E-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2" calcext:value-type="float">
            <text:p>13022002</text:p>
          </table:table-cell>
          <table:table-cell office:value-type="float" office:value="24.06122" calcext:value-type="float">
            <text:p>24.06122</text:p>
          </table:table-cell>
          <table:table-cell office:value-type="float" office:value="1098.023" calcext:value-type="float">
            <text:p>1098.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2937" calcext:value-type="float">
            <text:p>0.2322937</text:p>
          </table:table-cell>
          <table:table-cell office:value-type="float" office:value="21.83528" calcext:value-type="float">
            <text:p>21.83528</text:p>
          </table:table-cell>
          <table:table-cell office:value-type="float" office:value="0" calcext:value-type="float">
            <text:p>0</text:p>
          </table:table-cell>
          <table:table-cell office:value-type="float" office:value="0.0000002739977" calcext:value-type="float">
            <text:p>2.739977E-07</text:p>
          </table:table-cell>
          <table:table-cell office:value-type="float" office:value="0" calcext:value-type="float">
            <text:p>0</text:p>
          </table:table-cell>
          <table:table-cell office:value-type="float" office:value="-0.002118157" calcext:value-type="float">
            <text:p>-0.002118157</text:p>
          </table:table-cell>
          <table:table-cell office:value-type="float" office:value="-0.001710894" calcext:value-type="float">
            <text:p>-0.001710894</text:p>
          </table:table-cell>
          <table:table-cell office:value-type="float" office:value="0.001135244" calcext:value-type="float">
            <text:p>0.001135244</text:p>
          </table:table-cell>
          <table:table-cell office:value-type="float" office:value="0.00002615703" calcext:value-type="float">
            <text:p>2.615703E-05</text:p>
          </table:table-cell>
          <table:table-cell office:value-type="float" office:value="14.92407" calcext:value-type="float">
            <text:p>14.92407</text:p>
          </table:table-cell>
          <table:table-cell office:value-type="float" office:value="0.150068" calcext:value-type="float">
            <text:p>0.150068</text:p>
          </table:table-cell>
          <table:table-cell office:value-type="float" office:value="0.0750443" calcext:value-type="float">
            <text:p>0.0750443</text:p>
          </table:table-cell>
          <table:table-cell office:value-type="float" office:value="0.0642678" calcext:value-type="float">
            <text:p>0.0642678</text:p>
          </table:table-cell>
          <table:table-cell office:value-type="float" office:value="0.0565393" calcext:value-type="float">
            <text:p>0.0565393</text:p>
          </table:table-cell>
          <table:table-cell office:value-type="float" office:value="0.05815174" calcext:value-type="float">
            <text:p>0.05815174</text:p>
          </table:table-cell>
          <table:table-cell office:value-type="float" office:value="0.02755087" calcext:value-type="float">
            <text:p>0.02755087</text:p>
          </table:table-cell>
          <table:table-cell office:value-type="float" office:value="0.01750792" calcext:value-type="float">
            <text:p>0.01750792</text:p>
          </table:table-cell>
          <table:table-cell office:value-type="float" office:value="0.03661248" calcext:value-type="float">
            <text:p>0.03661248</text:p>
          </table:table-cell>
          <table:table-cell office:value-type="float" office:value="0.02833418" calcext:value-type="float">
            <text:p>0.02833418</text:p>
          </table:table-cell>
          <table:table-cell office:value-type="float" office:value="0.02351658" calcext:value-type="float">
            <text:p>0.02351658</text:p>
          </table:table-cell>
          <table:table-cell office:value-type="float" office:value="0.02130791" calcext:value-type="float">
            <text:p>0.02130791</text:p>
          </table:table-cell>
          <table:table-cell office:value-type="float" office:value="0.01792232" calcext:value-type="float">
            <text:p>0.01792232</text:p>
          </table:table-cell>
          <table:table-cell office:value-type="float" office:value="0.006834988" calcext:value-type="float">
            <text:p>0.006834988</text:p>
          </table:table-cell>
          <table:table-cell office:value-type="float" office:value="0.007162704" calcext:value-type="float">
            <text:p>0.007162704</text:p>
          </table:table-cell>
          <table:table-cell office:value-type="float" office:value="0" calcext:value-type="float">
            <text:p>0</text:p>
          </table:table-cell>
          <table:table-cell office:value-type="float" office:value="71.23355" calcext:value-type="float">
            <text:p>71.23355</text:p>
          </table:table-cell>
          <table:table-cell office:value-type="float" office:value="61.73386" calcext:value-type="float">
            <text:p>61.73386</text:p>
          </table:table-cell>
          <table:table-cell office:value-type="float" office:value="35.79516" calcext:value-type="float">
            <text:p>35.79516</text:p>
          </table:table-cell>
          <table:table-cell office:value-type="float" office:value="29.29877" calcext:value-type="float">
            <text:p>29.29877</text:p>
          </table:table-cell>
          <table:table-cell office:value-type="float" office:value="24.59881" calcext:value-type="float">
            <text:p>24.59881</text:p>
          </table:table-cell>
          <table:table-cell office:value-type="float" office:value="11.23709" calcext:value-type="float">
            <text:p>11.23709</text:p>
          </table:table-cell>
          <table:table-cell office:value-type="float" office:value="5.336343" calcext:value-type="float">
            <text:p>5.336343</text:p>
          </table:table-cell>
          <table:table-cell office:value-type="float" office:value="10.69309" calcext:value-type="float">
            <text:p>10.69309</text:p>
          </table:table-cell>
          <table:table-cell office:value-type="float" office:value="8.398029" calcext:value-type="float">
            <text:p>8.398029</text:p>
          </table:table-cell>
          <table:table-cell office:value-type="float" office:value="3.684522" calcext:value-type="float">
            <text:p>3.684522</text:p>
          </table:table-cell>
          <table:table-cell office:value-type="float" office:value="1.519319" calcext:value-type="float">
            <text:p>1.519319</text:p>
          </table:table-cell>
          <table:table-cell office:value-type="float" office:value="0.7268071" calcext:value-type="float">
            <text:p>0.7268071</text:p>
          </table:table-cell>
          <table:table-cell office:value-type="float" office:value="0.3610336" calcext:value-type="float">
            <text:p>0.3610336</text:p>
          </table:table-cell>
          <table:table-cell office:value-type="float" office:value="0.34311" calcext:value-type="float">
            <text:p>0.34311</text:p>
          </table:table-cell>
          <table:table-cell office:value-type="float" office:value="0" calcext:value-type="float">
            <text:p>0</text:p>
          </table:table-cell>
          <table:table-cell office:value-type="float" office:value="256.4341" calcext:value-type="float">
            <text:p>256.4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3042516" calcext:value-type="float">
            <text:p>-3.042516E-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2" calcext:value-type="float">
            <text:p>14022002</text:p>
          </table:table-cell>
          <table:table-cell office:value-type="float" office:value="24.06995" calcext:value-type="float">
            <text:p>24.06995</text:p>
          </table:table-cell>
          <table:table-cell office:value-type="float" office:value="1098.028" calcext:value-type="float">
            <text:p>1098.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99684" calcext:value-type="float">
            <text:p>0.2299684</text:p>
          </table:table-cell>
          <table:table-cell office:value-type="float" office:value="21.82251" calcext:value-type="float">
            <text:p>21.82251</text:p>
          </table:table-cell>
          <table:table-cell office:value-type="float" office:value="0" calcext:value-type="float">
            <text:p>0</text:p>
          </table:table-cell>
          <table:table-cell office:value-type="float" office:value="0.0000002739977" calcext:value-type="float">
            <text:p>2.739977E-07</text:p>
          </table:table-cell>
          <table:table-cell office:value-type="float" office:value="0" calcext:value-type="float">
            <text:p>0</text:p>
          </table:table-cell>
          <table:table-cell office:value-type="float" office:value="-0.002118157" calcext:value-type="float">
            <text:p>-0.002118157</text:p>
          </table:table-cell>
          <table:table-cell office:value-type="float" office:value="-0.00184625" calcext:value-type="float">
            <text:p>-0.00184625</text:p>
          </table:table-cell>
          <table:table-cell office:value-type="float" office:value="0.00115297" calcext:value-type="float">
            <text:p>0.00115297</text:p>
          </table:table-cell>
          <table:table-cell office:value-type="float" office:value="0.00002641897" calcext:value-type="float">
            <text:p>2.641897E-05</text:p>
          </table:table-cell>
          <table:table-cell office:value-type="float" office:value="15.05018" calcext:value-type="float">
            <text:p>15.05018</text:p>
          </table:table-cell>
          <table:table-cell office:value-type="float" office:value="0.1332375" calcext:value-type="float">
            <text:p>0.1332375</text:p>
          </table:table-cell>
          <table:table-cell office:value-type="float" office:value="0.06902274" calcext:value-type="float">
            <text:p>0.06902274</text:p>
          </table:table-cell>
          <table:table-cell office:value-type="float" office:value="0.0605239" calcext:value-type="float">
            <text:p>0.0605239</text:p>
          </table:table-cell>
          <table:table-cell office:value-type="float" office:value="0.05398412" calcext:value-type="float">
            <text:p>0.05398412</text:p>
          </table:table-cell>
          <table:table-cell office:value-type="float" office:value="0.05577674" calcext:value-type="float">
            <text:p>0.05577674</text:p>
          </table:table-cell>
          <table:table-cell office:value-type="float" office:value="0.02718984" calcext:value-type="float">
            <text:p>0.02718984</text:p>
          </table:table-cell>
          <table:table-cell office:value-type="float" office:value="0.01746313" calcext:value-type="float">
            <text:p>0.01746313</text:p>
          </table:table-cell>
          <table:table-cell office:value-type="float" office:value="0.03660166" calcext:value-type="float">
            <text:p>0.03660166</text:p>
          </table:table-cell>
          <table:table-cell office:value-type="float" office:value="0.02836388" calcext:value-type="float">
            <text:p>0.02836388</text:p>
          </table:table-cell>
          <table:table-cell office:value-type="float" office:value="0.02353679" calcext:value-type="float">
            <text:p>0.02353679</text:p>
          </table:table-cell>
          <table:table-cell office:value-type="float" office:value="0.02132085" calcext:value-type="float">
            <text:p>0.02132085</text:p>
          </table:table-cell>
          <table:table-cell office:value-type="float" office:value="0.01793024" calcext:value-type="float">
            <text:p>0.01793024</text:p>
          </table:table-cell>
          <table:table-cell office:value-type="float" office:value="0.006833608" calcext:value-type="float">
            <text:p>0.006833608</text:p>
          </table:table-cell>
          <table:table-cell office:value-type="float" office:value="0.007162401" calcext:value-type="float">
            <text:p>0.007162401</text:p>
          </table:table-cell>
          <table:table-cell office:value-type="float" office:value="0" calcext:value-type="float">
            <text:p>0</text:p>
          </table:table-cell>
          <table:table-cell office:value-type="float" office:value="80.98417" calcext:value-type="float">
            <text:p>80.98417</text:p>
          </table:table-cell>
          <table:table-cell office:value-type="float" office:value="60.3054" calcext:value-type="float">
            <text:p>60.3054</text:p>
          </table:table-cell>
          <table:table-cell office:value-type="float" office:value="35.52208" calcext:value-type="float">
            <text:p>35.52208</text:p>
          </table:table-cell>
          <table:table-cell office:value-type="float" office:value="28.99655" calcext:value-type="float">
            <text:p>28.99655</text:p>
          </table:table-cell>
          <table:table-cell office:value-type="float" office:value="24.47855" calcext:value-type="float">
            <text:p>24.47855</text:p>
          </table:table-cell>
          <table:table-cell office:value-type="float" office:value="11.25227" calcext:value-type="float">
            <text:p>11.25227</text:p>
          </table:table-cell>
          <table:table-cell office:value-type="float" office:value="5.358327" calcext:value-type="float">
            <text:p>5.358327</text:p>
          </table:table-cell>
          <table:table-cell office:value-type="float" office:value="10.67215" calcext:value-type="float">
            <text:p>10.67215</text:p>
          </table:table-cell>
          <table:table-cell office:value-type="float" office:value="8.40633" calcext:value-type="float">
            <text:p>8.40633</text:p>
          </table:table-cell>
          <table:table-cell office:value-type="float" office:value="3.686058" calcext:value-type="float">
            <text:p>3.686058</text:p>
          </table:table-cell>
          <table:table-cell office:value-type="float" office:value="1.519952" calcext:value-type="float">
            <text:p>1.519952</text:p>
          </table:table-cell>
          <table:table-cell office:value-type="float" office:value="0.7270086" calcext:value-type="float">
            <text:p>0.7270086</text:p>
          </table:table-cell>
          <table:table-cell office:value-type="float" office:value="0.3610013" calcext:value-type="float">
            <text:p>0.3610013</text:p>
          </table:table-cell>
          <table:table-cell office:value-type="float" office:value="0.3431265" calcext:value-type="float">
            <text:p>0.3431265</text:p>
          </table:table-cell>
          <table:table-cell office:value-type="float" office:value="0" calcext:value-type="float">
            <text:p>0</text:p>
          </table:table-cell>
          <table:table-cell office:value-type="float" office:value="254.8932" calcext:value-type="float">
            <text:p>254.89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3147004" calcext:value-type="float">
            <text:p>-3.147004E-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2" calcext:value-type="float">
            <text:p>15022002</text:p>
          </table:table-cell>
          <table:table-cell office:value-type="float" office:value="24.08417" calcext:value-type="float">
            <text:p>24.08417</text:p>
          </table:table-cell>
          <table:table-cell office:value-type="float" office:value="1098.037" calcext:value-type="float">
            <text:p>1098.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14055" calcext:value-type="float">
            <text:p>0.2314055</text:p>
          </table:table-cell>
          <table:table-cell office:value-type="float" office:value="21.79531" calcext:value-type="float">
            <text:p>21.79531</text:p>
          </table:table-cell>
          <table:table-cell office:value-type="float" office:value="0" calcext:value-type="float">
            <text:p>0</text:p>
          </table:table-cell>
          <table:table-cell office:value-type="float" office:value="0.0000002739977" calcext:value-type="float">
            <text:p>2.739977E-07</text:p>
          </table:table-cell>
          <table:table-cell office:value-type="float" office:value="0" calcext:value-type="float">
            <text:p>0</text:p>
          </table:table-cell>
          <table:table-cell office:value-type="float" office:value="-0.002118157" calcext:value-type="float">
            <text:p>-0.002118157</text:p>
          </table:table-cell>
          <table:table-cell office:value-type="float" office:value="-0.002328962" calcext:value-type="float">
            <text:p>-0.002328962</text:p>
          </table:table-cell>
          <table:table-cell office:value-type="float" office:value="0.001171669" calcext:value-type="float">
            <text:p>0.001171669</text:p>
          </table:table-cell>
          <table:table-cell office:value-type="float" office:value="0.00002667914" calcext:value-type="float">
            <text:p>2.667914E-05</text:p>
          </table:table-cell>
          <table:table-cell office:value-type="float" office:value="15.25955" calcext:value-type="float">
            <text:p>15.25955</text:p>
          </table:table-cell>
          <table:table-cell office:value-type="float" office:value="0.1121237" calcext:value-type="float">
            <text:p>0.1121237</text:p>
          </table:table-cell>
          <table:table-cell office:value-type="float" office:value="0.06129435" calcext:value-type="float">
            <text:p>0.06129435</text:p>
          </table:table-cell>
          <table:table-cell office:value-type="float" office:value="0.05503709" calcext:value-type="float">
            <text:p>0.05503709</text:p>
          </table:table-cell>
          <table:table-cell office:value-type="float" office:value="0.05015224" calcext:value-type="float">
            <text:p>0.05015224</text:p>
          </table:table-cell>
          <table:table-cell office:value-type="float" office:value="0.05233385" calcext:value-type="float">
            <text:p>0.05233385</text:p>
          </table:table-cell>
          <table:table-cell office:value-type="float" office:value="0.02650547" calcext:value-type="float">
            <text:p>0.02650547</text:p>
          </table:table-cell>
          <table:table-cell office:value-type="float" office:value="0.01732061" calcext:value-type="float">
            <text:p>0.01732061</text:p>
          </table:table-cell>
          <table:table-cell office:value-type="float" office:value="0.03653341" calcext:value-type="float">
            <text:p>0.03653341</text:p>
          </table:table-cell>
          <table:table-cell office:value-type="float" office:value="0.02837799" calcext:value-type="float">
            <text:p>0.02837799</text:p>
          </table:table-cell>
          <table:table-cell office:value-type="float" office:value="0.02355572" calcext:value-type="float">
            <text:p>0.02355572</text:p>
          </table:table-cell>
          <table:table-cell office:value-type="float" office:value="0.0213337" calcext:value-type="float">
            <text:p>0.0213337</text:p>
          </table:table-cell>
          <table:table-cell office:value-type="float" office:value="0.01793812" calcext:value-type="float">
            <text:p>0.01793812</text:p>
          </table:table-cell>
          <table:table-cell office:value-type="float" office:value="0.006832283" calcext:value-type="float">
            <text:p>0.006832283</text:p>
          </table:table-cell>
          <table:table-cell office:value-type="float" office:value="0.0071621" calcext:value-type="float">
            <text:p>0.0071621</text:p>
          </table:table-cell>
          <table:table-cell office:value-type="float" office:value="0" calcext:value-type="float">
            <text:p>0</text:p>
          </table:table-cell>
          <table:table-cell office:value-type="float" office:value="77.33305" calcext:value-type="float">
            <text:p>77.33305</text:p>
          </table:table-cell>
          <table:table-cell office:value-type="float" office:value="58.02783" calcext:value-type="float">
            <text:p>58.02783</text:p>
          </table:table-cell>
          <table:table-cell office:value-type="float" office:value="35.3122" calcext:value-type="float">
            <text:p>35.3122</text:p>
          </table:table-cell>
          <table:table-cell office:value-type="float" office:value="28.80736" calcext:value-type="float">
            <text:p>28.80736</text:p>
          </table:table-cell>
          <table:table-cell office:value-type="float" office:value="24.35108" calcext:value-type="float">
            <text:p>24.35108</text:p>
          </table:table-cell>
          <table:table-cell office:value-type="float" office:value="11.23837" calcext:value-type="float">
            <text:p>11.23837</text:p>
          </table:table-cell>
          <table:table-cell office:value-type="float" office:value="5.384058" calcext:value-type="float">
            <text:p>5.384058</text:p>
          </table:table-cell>
          <table:table-cell office:value-type="float" office:value="10.65695" calcext:value-type="float">
            <text:p>10.65695</text:p>
          </table:table-cell>
          <table:table-cell office:value-type="float" office:value="8.41174" calcext:value-type="float">
            <text:p>8.41174</text:p>
          </table:table-cell>
          <table:table-cell office:value-type="float" office:value="3.687639" calcext:value-type="float">
            <text:p>3.687639</text:p>
          </table:table-cell>
          <table:table-cell office:value-type="float" office:value="1.520596" calcext:value-type="float">
            <text:p>1.520596</text:p>
          </table:table-cell>
          <table:table-cell office:value-type="float" office:value="0.7272066" calcext:value-type="float">
            <text:p>0.7272066</text:p>
          </table:table-cell>
          <table:table-cell office:value-type="float" office:value="0.3609733" calcext:value-type="float">
            <text:p>0.3609733</text:p>
          </table:table-cell>
          <table:table-cell office:value-type="float" office:value="0.3431441" calcext:value-type="float">
            <text:p>0.3431441</text:p>
          </table:table-cell>
          <table:table-cell office:value-type="float" office:value="0" calcext:value-type="float">
            <text:p>0</text:p>
          </table:table-cell>
          <table:table-cell office:value-type="float" office:value="261.2989" calcext:value-type="float">
            <text:p>261.29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3897756" calcext:value-type="float">
            <text:p>-3.897756E-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2" calcext:value-type="float">
            <text:p>16022002</text:p>
          </table:table-cell>
          <table:table-cell office:value-type="float" office:value="24.07851" calcext:value-type="float">
            <text:p>24.07851</text:p>
          </table:table-cell>
          <table:table-cell office:value-type="float" office:value="1098.044" calcext:value-type="float">
            <text:p>1098.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77003" calcext:value-type="float">
            <text:p>0.2377003</text:p>
          </table:table-cell>
          <table:table-cell office:value-type="float" office:value="21.78489" calcext:value-type="float">
            <text:p>21.78489</text:p>
          </table:table-cell>
          <table:table-cell office:value-type="float" office:value="0" calcext:value-type="float">
            <text:p>0</text:p>
          </table:table-cell>
          <table:table-cell office:value-type="float" office:value="0.0000002739977" calcext:value-type="float">
            <text:p>2.739977E-07</text:p>
          </table:table-cell>
          <table:table-cell office:value-type="float" office:value="0" calcext:value-type="float">
            <text:p>0</text:p>
          </table:table-cell>
          <table:table-cell office:value-type="float" office:value="-0.002118157" calcext:value-type="float">
            <text:p>-0.002118157</text:p>
          </table:table-cell>
          <table:table-cell office:value-type="float" office:value="-0.002747108" calcext:value-type="float">
            <text:p>-0.002747108</text:p>
          </table:table-cell>
          <table:table-cell office:value-type="float" office:value="0.001193156" calcext:value-type="float">
            <text:p>0.001193156</text:p>
          </table:table-cell>
          <table:table-cell office:value-type="float" office:value="0.00002694442" calcext:value-type="float">
            <text:p>2.694442E-05</text:p>
          </table:table-cell>
          <table:table-cell office:value-type="float" office:value="15.39737" calcext:value-type="float">
            <text:p>15.39737</text:p>
          </table:table-cell>
          <table:table-cell office:value-type="float" office:value="0.09923032" calcext:value-type="float">
            <text:p>0.09923032</text:p>
          </table:table-cell>
          <table:table-cell office:value-type="float" office:value="0.05643264" calcext:value-type="float">
            <text:p>0.05643264</text:p>
          </table:table-cell>
          <table:table-cell office:value-type="float" office:value="0.05101177" calcext:value-type="float">
            <text:p>0.05101177</text:p>
          </table:table-cell>
          <table:table-cell office:value-type="float" office:value="0.04669692" calcext:value-type="float">
            <text:p>0.04669692</text:p>
          </table:table-cell>
          <table:table-cell office:value-type="float" office:value="0.04877446" calcext:value-type="float">
            <text:p>0.04877446</text:p>
          </table:table-cell>
          <table:table-cell office:value-type="float" office:value="0.025507" calcext:value-type="float">
            <text:p>0.025507</text:p>
          </table:table-cell>
          <table:table-cell office:value-type="float" office:value="0.01705118" calcext:value-type="float">
            <text:p>0.01705118</text:p>
          </table:table-cell>
          <table:table-cell office:value-type="float" office:value="0.03637997" calcext:value-type="float">
            <text:p>0.03637997</text:p>
          </table:table-cell>
          <table:table-cell office:value-type="float" office:value="0.0283703" calcext:value-type="float">
            <text:p>0.0283703</text:p>
          </table:table-cell>
          <table:table-cell office:value-type="float" office:value="0.02357194" calcext:value-type="float">
            <text:p>0.02357194</text:p>
          </table:table-cell>
          <table:table-cell office:value-type="float" office:value="0.02134636" calcext:value-type="float">
            <text:p>0.02134636</text:p>
          </table:table-cell>
          <table:table-cell office:value-type="float" office:value="0.01794597" calcext:value-type="float">
            <text:p>0.01794597</text:p>
          </table:table-cell>
          <table:table-cell office:value-type="float" office:value="0.006830998" calcext:value-type="float">
            <text:p>0.006830998</text:p>
          </table:table-cell>
          <table:table-cell office:value-type="float" office:value="0.007161811" calcext:value-type="float">
            <text:p>0.007161811</text:p>
          </table:table-cell>
          <table:table-cell office:value-type="float" office:value="0" calcext:value-type="float">
            <text:p>0</text:p>
          </table:table-cell>
          <table:table-cell office:value-type="float" office:value="72.29144" calcext:value-type="float">
            <text:p>72.29144</text:p>
          </table:table-cell>
          <table:table-cell office:value-type="float" office:value="56.18465" calcext:value-type="float">
            <text:p>56.18465</text:p>
          </table:table-cell>
          <table:table-cell office:value-type="float" office:value="35.10629" calcext:value-type="float">
            <text:p>35.10629</text:p>
          </table:table-cell>
          <table:table-cell office:value-type="float" office:value="28.59923" calcext:value-type="float">
            <text:p>28.59923</text:p>
          </table:table-cell>
          <table:table-cell office:value-type="float" office:value="24.16651" calcext:value-type="float">
            <text:p>24.16651</text:p>
          </table:table-cell>
          <table:table-cell office:value-type="float" office:value="11.20914" calcext:value-type="float">
            <text:p>11.20914</text:p>
          </table:table-cell>
          <table:table-cell office:value-type="float" office:value="5.410202" calcext:value-type="float">
            <text:p>5.410202</text:p>
          </table:table-cell>
          <table:table-cell office:value-type="float" office:value="10.64576" calcext:value-type="float">
            <text:p>10.64576</text:p>
          </table:table-cell>
          <table:table-cell office:value-type="float" office:value="8.415235" calcext:value-type="float">
            <text:p>8.415235</text:p>
          </table:table-cell>
          <table:table-cell office:value-type="float" office:value="3.689219" calcext:value-type="float">
            <text:p>3.689219</text:p>
          </table:table-cell>
          <table:table-cell office:value-type="float" office:value="1.521259" calcext:value-type="float">
            <text:p>1.521259</text:p>
          </table:table-cell>
          <table:table-cell office:value-type="float" office:value="0.727402" calcext:value-type="float">
            <text:p>0.727402</text:p>
          </table:table-cell>
          <table:table-cell office:value-type="float" office:value="0.3609521" calcext:value-type="float">
            <text:p>0.3609521</text:p>
          </table:table-cell>
          <table:table-cell office:value-type="float" office:value="0.3431598" calcext:value-type="float">
            <text:p>0.3431598</text:p>
          </table:table-cell>
          <table:table-cell office:value-type="float" office:value="0" calcext:value-type="float">
            <text:p>0</text:p>
          </table:table-cell>
          <table:table-cell office:value-type="float" office:value="275.726" calcext:value-type="float">
            <text:p>275.7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4499955" calcext:value-type="float">
            <text:p>-4.499955E-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2" calcext:value-type="float">
            <text:p>17022002</text:p>
          </table:table-cell>
          <table:table-cell office:value-type="float" office:value="24.04948" calcext:value-type="float">
            <text:p>24.04948</text:p>
          </table:table-cell>
          <table:table-cell office:value-type="float" office:value="1098.046" calcext:value-type="float">
            <text:p>1098.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31015" calcext:value-type="float">
            <text:p>0.2531015</text:p>
          </table:table-cell>
          <table:table-cell office:value-type="float" office:value="21.79436" calcext:value-type="float">
            <text:p>21.79436</text:p>
          </table:table-cell>
          <table:table-cell office:value-type="float" office:value="0" calcext:value-type="float">
            <text:p>0</text:p>
          </table:table-cell>
          <table:table-cell office:value-type="float" office:value="0.0000002739977" calcext:value-type="float">
            <text:p>2.739977E-07</text:p>
          </table:table-cell>
          <table:table-cell office:value-type="float" office:value="0" calcext:value-type="float">
            <text:p>0</text:p>
          </table:table-cell>
          <table:table-cell office:value-type="float" office:value="-0.002118157" calcext:value-type="float">
            <text:p>-0.002118157</text:p>
          </table:table-cell>
          <table:table-cell office:value-type="float" office:value="-0.002910099" calcext:value-type="float">
            <text:p>-0.002910099</text:p>
          </table:table-cell>
          <table:table-cell office:value-type="float" office:value="0.001217682" calcext:value-type="float">
            <text:p>0.001217682</text:p>
          </table:table-cell>
          <table:table-cell office:value-type="float" office:value="0.00002722566" calcext:value-type="float">
            <text:p>2.722566E-05</text:p>
          </table:table-cell>
          <table:table-cell office:value-type="float" office:value="15.42555" calcext:value-type="float">
            <text:p>15.42555</text:p>
          </table:table-cell>
          <table:table-cell office:value-type="float" office:value="0.1024142" calcext:value-type="float">
            <text:p>0.1024142</text:p>
          </table:table-cell>
          <table:table-cell office:value-type="float" office:value="0.05363901" calcext:value-type="float">
            <text:p>0.05363901</text:p>
          </table:table-cell>
          <table:table-cell office:value-type="float" office:value="0.0486727" calcext:value-type="float">
            <text:p>0.0486727</text:p>
          </table:table-cell>
          <table:table-cell office:value-type="float" office:value="0.04456287" calcext:value-type="float">
            <text:p>0.04456287</text:p>
          </table:table-cell>
          <table:table-cell office:value-type="float" office:value="0.04636893" calcext:value-type="float">
            <text:p>0.04636893</text:p>
          </table:table-cell>
          <table:table-cell office:value-type="float" office:value="0.02460678" calcext:value-type="float">
            <text:p>0.02460678</text:p>
          </table:table-cell>
          <table:table-cell office:value-type="float" office:value="0.0167477" calcext:value-type="float">
            <text:p>0.0167477</text:p>
          </table:table-cell>
          <table:table-cell office:value-type="float" office:value="0.03615082" calcext:value-type="float">
            <text:p>0.03615082</text:p>
          </table:table-cell>
          <table:table-cell office:value-type="float" office:value="0.02833553" calcext:value-type="float">
            <text:p>0.02833553</text:p>
          </table:table-cell>
          <table:table-cell office:value-type="float" office:value="0.0235839" calcext:value-type="float">
            <text:p>0.0235839</text:p>
          </table:table-cell>
          <table:table-cell office:value-type="float" office:value="0.02135854" calcext:value-type="float">
            <text:p>0.02135854</text:p>
          </table:table-cell>
          <table:table-cell office:value-type="float" office:value="0.01795381" calcext:value-type="float">
            <text:p>0.01795381</text:p>
          </table:table-cell>
          <table:table-cell office:value-type="float" office:value="0.006829748" calcext:value-type="float">
            <text:p>0.006829748</text:p>
          </table:table-cell>
          <table:table-cell office:value-type="float" office:value="0.007161513" calcext:value-type="float">
            <text:p>0.007161513</text:p>
          </table:table-cell>
          <table:table-cell office:value-type="float" office:value="0" calcext:value-type="float">
            <text:p>0</text:p>
          </table:table-cell>
          <table:table-cell office:value-type="float" office:value="66.2374" calcext:value-type="float">
            <text:p>66.2374</text:p>
          </table:table-cell>
          <table:table-cell office:value-type="float" office:value="55.2555" calcext:value-type="float">
            <text:p>55.2555</text:p>
          </table:table-cell>
          <table:table-cell office:value-type="float" office:value="34.91381" calcext:value-type="float">
            <text:p>34.91381</text:p>
          </table:table-cell>
          <table:table-cell office:value-type="float" office:value="28.40761" calcext:value-type="float">
            <text:p>28.40761</text:p>
          </table:table-cell>
          <table:table-cell office:value-type="float" office:value="23.98528" calcext:value-type="float">
            <text:p>23.98528</text:p>
          </table:table-cell>
          <table:table-cell office:value-type="float" office:value="11.17216" calcext:value-type="float">
            <text:p>11.17216</text:p>
          </table:table-cell>
          <table:table-cell office:value-type="float" office:value="5.436087" calcext:value-type="float">
            <text:p>5.436087</text:p>
          </table:table-cell>
          <table:table-cell office:value-type="float" office:value="10.63719" calcext:value-type="float">
            <text:p>10.63719</text:p>
          </table:table-cell>
          <table:table-cell office:value-type="float" office:value="8.417349" calcext:value-type="float">
            <text:p>8.417349</text:p>
          </table:table-cell>
          <table:table-cell office:value-type="float" office:value="3.690785" calcext:value-type="float">
            <text:p>3.690785</text:p>
          </table:table-cell>
          <table:table-cell office:value-type="float" office:value="1.521938" calcext:value-type="float">
            <text:p>1.521938</text:p>
          </table:table-cell>
          <table:table-cell office:value-type="float" office:value="0.7275954" calcext:value-type="float">
            <text:p>0.7275954</text:p>
          </table:table-cell>
          <table:table-cell office:value-type="float" office:value="0.3609348" calcext:value-type="float">
            <text:p>0.3609348</text:p>
          </table:table-cell>
          <table:table-cell office:value-type="float" office:value="0.3431758" calcext:value-type="float">
            <text:p>0.3431758</text:p>
          </table:table-cell>
          <table:table-cell office:value-type="float" office:value="0" calcext:value-type="float">
            <text:p>0</text:p>
          </table:table-cell>
          <table:table-cell office:value-type="float" office:value="305.0443" calcext:value-type="float">
            <text:p>305.04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4686326" calcext:value-type="float">
            <text:p>-4.686326E-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2" calcext:value-type="float">
            <text:p>18022002</text:p>
          </table:table-cell>
          <table:table-cell office:value-type="float" office:value="24.01258" calcext:value-type="float">
            <text:p>24.01258</text:p>
          </table:table-cell>
          <table:table-cell office:value-type="float" office:value="1098.046" calcext:value-type="float">
            <text:p>1098.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16148" calcext:value-type="float">
            <text:p>0.2716148</text:p>
          </table:table-cell>
          <table:table-cell office:value-type="float" office:value="21.81001" calcext:value-type="float">
            <text:p>21.81001</text:p>
          </table:table-cell>
          <table:table-cell office:value-type="float" office:value="0" calcext:value-type="float">
            <text:p>0</text:p>
          </table:table-cell>
          <table:table-cell office:value-type="float" office:value="0.0000002739977" calcext:value-type="float">
            <text:p>2.739977E-07</text:p>
          </table:table-cell>
          <table:table-cell office:value-type="float" office:value="0" calcext:value-type="float">
            <text:p>0</text:p>
          </table:table-cell>
          <table:table-cell office:value-type="float" office:value="-0.002118157" calcext:value-type="float">
            <text:p>-0.002118157</text:p>
          </table:table-cell>
          <table:table-cell office:value-type="float" office:value="-0.002968425" calcext:value-type="float">
            <text:p>-0.002968425</text:p>
          </table:table-cell>
          <table:table-cell office:value-type="float" office:value="0.001243011" calcext:value-type="float">
            <text:p>0.001243011</text:p>
          </table:table-cell>
          <table:table-cell office:value-type="float" office:value="0.00002751949" calcext:value-type="float">
            <text:p>2.751949E-05</text:p>
          </table:table-cell>
          <table:table-cell office:value-type="float" office:value="15.41709" calcext:value-type="float">
            <text:p>15.41709</text:p>
          </table:table-cell>
          <table:table-cell office:value-type="float" office:value="0.110961" calcext:value-type="float">
            <text:p>0.110961</text:p>
          </table:table-cell>
          <table:table-cell office:value-type="float" office:value="0.0517743" calcext:value-type="float">
            <text:p>0.0517743</text:p>
          </table:table-cell>
          <table:table-cell office:value-type="float" office:value="0.04690242" calcext:value-type="float">
            <text:p>0.04690242</text:p>
          </table:table-cell>
          <table:table-cell office:value-type="float" office:value="0.0427893" calcext:value-type="float">
            <text:p>0.0427893</text:p>
          </table:table-cell>
          <table:table-cell office:value-type="float" office:value="0.04430221" calcext:value-type="float">
            <text:p>0.04430221</text:p>
          </table:table-cell>
          <table:table-cell office:value-type="float" office:value="0.02372494" calcext:value-type="float">
            <text:p>0.02372494</text:p>
          </table:table-cell>
          <table:table-cell office:value-type="float" office:value="0.01641082" calcext:value-type="float">
            <text:p>0.01641082</text:p>
          </table:table-cell>
          <table:table-cell office:value-type="float" office:value="0.03587073" calcext:value-type="float">
            <text:p>0.03587073</text:p>
          </table:table-cell>
          <table:table-cell office:value-type="float" office:value="0.02827503" calcext:value-type="float">
            <text:p>0.02827503</text:p>
          </table:table-cell>
          <table:table-cell office:value-type="float" office:value="0.02359038" calcext:value-type="float">
            <text:p>0.02359038</text:p>
          </table:table-cell>
          <table:table-cell office:value-type="float" office:value="0.02136996" calcext:value-type="float">
            <text:p>0.02136996</text:p>
          </table:table-cell>
          <table:table-cell office:value-type="float" office:value="0.0179615" calcext:value-type="float">
            <text:p>0.0179615</text:p>
          </table:table-cell>
          <table:table-cell office:value-type="float" office:value="0.006828538" calcext:value-type="float">
            <text:p>0.006828538</text:p>
          </table:table-cell>
          <table:table-cell office:value-type="float" office:value="0.007161226" calcext:value-type="float">
            <text:p>0.007161226</text:p>
          </table:table-cell>
          <table:table-cell office:value-type="float" office:value="0" calcext:value-type="float">
            <text:p>0</text:p>
          </table:table-cell>
          <table:table-cell office:value-type="float" office:value="69.33535" calcext:value-type="float">
            <text:p>69.33535</text:p>
          </table:table-cell>
          <table:table-cell office:value-type="float" office:value="54.53534" calcext:value-type="float">
            <text:p>54.53534</text:p>
          </table:table-cell>
          <table:table-cell office:value-type="float" office:value="34.81546" calcext:value-type="float">
            <text:p>34.81546</text:p>
          </table:table-cell>
          <table:table-cell office:value-type="float" office:value="28.21271" calcext:value-type="float">
            <text:p>28.21271</text:p>
          </table:table-cell>
          <table:table-cell office:value-type="float" office:value="23.82376" calcext:value-type="float">
            <text:p>23.82376</text:p>
          </table:table-cell>
          <table:table-cell office:value-type="float" office:value="11.13138" calcext:value-type="float">
            <text:p>11.13138</text:p>
          </table:table-cell>
          <table:table-cell office:value-type="float" office:value="5.46259" calcext:value-type="float">
            <text:p>5.46259</text:p>
          </table:table-cell>
          <table:table-cell office:value-type="float" office:value="10.62989" calcext:value-type="float">
            <text:p>10.62989</text:p>
          </table:table-cell>
          <table:table-cell office:value-type="float" office:value="8.418614" calcext:value-type="float">
            <text:p>8.418614</text:p>
          </table:table-cell>
          <table:table-cell office:value-type="float" office:value="3.692337" calcext:value-type="float">
            <text:p>3.692337</text:p>
          </table:table-cell>
          <table:table-cell office:value-type="float" office:value="1.52263" calcext:value-type="float">
            <text:p>1.52263</text:p>
          </table:table-cell>
          <table:table-cell office:value-type="float" office:value="0.72779" calcext:value-type="float">
            <text:p>0.72779</text:p>
          </table:table-cell>
          <table:table-cell office:value-type="float" office:value="0.3609215" calcext:value-type="float">
            <text:p>0.3609215</text:p>
          </table:table-cell>
          <table:table-cell office:value-type="float" office:value="0.3431914" calcext:value-type="float">
            <text:p>0.3431914</text:p>
          </table:table-cell>
          <table:table-cell office:value-type="float" office:value="0" calcext:value-type="float">
            <text:p>0</text:p>
          </table:table-cell>
          <table:table-cell office:value-type="float" office:value="339.6095" calcext:value-type="float">
            <text:p>339.60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4789656" calcext:value-type="float">
            <text:p>-4.789656E-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2" calcext:value-type="float">
            <text:p>19022002</text:p>
          </table:table-cell>
          <table:table-cell office:value-type="float" office:value="23.98945" calcext:value-type="float">
            <text:p>23.98945</text:p>
          </table:table-cell>
          <table:table-cell office:value-type="float" office:value="1098.045" calcext:value-type="float">
            <text:p>1098.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31631" calcext:value-type="float">
            <text:p>0.2831631</text:p>
          </table:table-cell>
          <table:table-cell office:value-type="float" office:value="21.82025" calcext:value-type="float">
            <text:p>21.82025</text:p>
          </table:table-cell>
          <table:table-cell office:value-type="float" office:value="0" calcext:value-type="float">
            <text:p>0</text:p>
          </table:table-cell>
          <table:table-cell office:value-type="float" office:value="0.0000002739977" calcext:value-type="float">
            <text:p>2.739977E-07</text:p>
          </table:table-cell>
          <table:table-cell office:value-type="float" office:value="0" calcext:value-type="float">
            <text:p>0</text:p>
          </table:table-cell>
          <table:table-cell office:value-type="float" office:value="-0.002118157" calcext:value-type="float">
            <text:p>-0.002118157</text:p>
          </table:table-cell>
          <table:table-cell office:value-type="float" office:value="-0.003005134" calcext:value-type="float">
            <text:p>-0.003005134</text:p>
          </table:table-cell>
          <table:table-cell office:value-type="float" office:value="0.001269759" calcext:value-type="float">
            <text:p>0.001269759</text:p>
          </table:table-cell>
          <table:table-cell office:value-type="float" office:value="0.00002782782" calcext:value-type="float">
            <text:p>2.782782E-05</text:p>
          </table:table-cell>
          <table:table-cell office:value-type="float" office:value="15.41828" calcext:value-type="float">
            <text:p>15.41828</text:p>
          </table:table-cell>
          <table:table-cell office:value-type="float" office:value="0.1059003" calcext:value-type="float">
            <text:p>0.1059003</text:p>
          </table:table-cell>
          <table:table-cell office:value-type="float" office:value="0.05225586" calcext:value-type="float">
            <text:p>0.05225586</text:p>
          </table:table-cell>
          <table:table-cell office:value-type="float" office:value="0.04676601" calcext:value-type="float">
            <text:p>0.04676601</text:p>
          </table:table-cell>
          <table:table-cell office:value-type="float" office:value="0.04213627" calcext:value-type="float">
            <text:p>0.04213627</text:p>
          </table:table-cell>
          <table:table-cell office:value-type="float" office:value="0.04320246" calcext:value-type="float">
            <text:p>0.04320246</text:p>
          </table:table-cell>
          <table:table-cell office:value-type="float" office:value="0.02304851" calcext:value-type="float">
            <text:p>0.02304851</text:p>
          </table:table-cell>
          <table:table-cell office:value-type="float" office:value="0.01609911" calcext:value-type="float">
            <text:p>0.01609911</text:p>
          </table:table-cell>
          <table:table-cell office:value-type="float" office:value="0.03555495" calcext:value-type="float">
            <text:p>0.03555495</text:p>
          </table:table-cell>
          <table:table-cell office:value-type="float" office:value="0.02819097" calcext:value-type="float">
            <text:p>0.02819097</text:p>
          </table:table-cell>
          <table:table-cell office:value-type="float" office:value="0.02359066" calcext:value-type="float">
            <text:p>0.02359066</text:p>
          </table:table-cell>
          <table:table-cell office:value-type="float" office:value="0.02138038" calcext:value-type="float">
            <text:p>0.02138038</text:p>
          </table:table-cell>
          <table:table-cell office:value-type="float" office:value="0.01796906" calcext:value-type="float">
            <text:p>0.01796906</text:p>
          </table:table-cell>
          <table:table-cell office:value-type="float" office:value="0.006827356" calcext:value-type="float">
            <text:p>0.006827356</text:p>
          </table:table-cell>
          <table:table-cell office:value-type="float" office:value="0.007160928" calcext:value-type="float">
            <text:p>0.007160928</text:p>
          </table:table-cell>
          <table:table-cell office:value-type="float" office:value="0" calcext:value-type="float">
            <text:p>0</text:p>
          </table:table-cell>
          <table:table-cell office:value-type="float" office:value="83.42019" calcext:value-type="float">
            <text:p>83.42019</text:p>
          </table:table-cell>
          <table:table-cell office:value-type="float" office:value="53.7904" calcext:value-type="float">
            <text:p>53.7904</text:p>
          </table:table-cell>
          <table:table-cell office:value-type="float" office:value="34.67438" calcext:value-type="float">
            <text:p>34.67438</text:p>
          </table:table-cell>
          <table:table-cell office:value-type="float" office:value="28.08342" calcext:value-type="float">
            <text:p>28.08342</text:p>
          </table:table-cell>
          <table:table-cell office:value-type="float" office:value="23.64308" calcext:value-type="float">
            <text:p>23.64308</text:p>
          </table:table-cell>
          <table:table-cell office:value-type="float" office:value="11.08621" calcext:value-type="float">
            <text:p>11.08621</text:p>
          </table:table-cell>
          <table:table-cell office:value-type="float" office:value="5.488691" calcext:value-type="float">
            <text:p>5.488691</text:p>
          </table:table-cell>
          <table:table-cell office:value-type="float" office:value="10.62393" calcext:value-type="float">
            <text:p>10.62393</text:p>
          </table:table-cell>
          <table:table-cell office:value-type="float" office:value="8.419317" calcext:value-type="float">
            <text:p>8.419317</text:p>
          </table:table-cell>
          <table:table-cell office:value-type="float" office:value="3.693884" calcext:value-type="float">
            <text:p>3.693884</text:p>
          </table:table-cell>
          <table:table-cell office:value-type="float" office:value="1.523332" calcext:value-type="float">
            <text:p>1.523332</text:p>
          </table:table-cell>
          <table:table-cell office:value-type="float" office:value="0.7279841" calcext:value-type="float">
            <text:p>0.7279841</text:p>
          </table:table-cell>
          <table:table-cell office:value-type="float" office:value="0.3609114" calcext:value-type="float">
            <text:p>0.3609114</text:p>
          </table:table-cell>
          <table:table-cell office:value-type="float" office:value="0.3432071" calcext:value-type="float">
            <text:p>0.3432071</text:p>
          </table:table-cell>
          <table:table-cell office:value-type="float" office:value="0" calcext:value-type="float">
            <text:p>0</text:p>
          </table:table-cell>
          <table:table-cell office:value-type="float" office:value="361.5158" calcext:value-type="float">
            <text:p>361.51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4880316" calcext:value-type="float">
            <text:p>-4.880316E-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2" calcext:value-type="float">
            <text:p>20022002</text:p>
          </table:table-cell>
          <table:table-cell office:value-type="float" office:value="23.97042" calcext:value-type="float">
            <text:p>23.97042</text:p>
          </table:table-cell>
          <table:table-cell office:value-type="float" office:value="1098.045" calcext:value-type="float">
            <text:p>1098.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43605" calcext:value-type="float">
            <text:p>0.2943605</text:p>
          </table:table-cell>
          <table:table-cell office:value-type="float" office:value="21.82549" calcext:value-type="float">
            <text:p>21.82549</text:p>
          </table:table-cell>
          <table:table-cell office:value-type="float" office:value="0" calcext:value-type="float">
            <text:p>0</text:p>
          </table:table-cell>
          <table:table-cell office:value-type="float" office:value="0.0000002739977" calcext:value-type="float">
            <text:p>2.739977E-07</text:p>
          </table:table-cell>
          <table:table-cell office:value-type="float" office:value="0" calcext:value-type="float">
            <text:p>0</text:p>
          </table:table-cell>
          <table:table-cell office:value-type="float" office:value="-0.002118157" calcext:value-type="float">
            <text:p>-0.002118157</text:p>
          </table:table-cell>
          <table:table-cell office:value-type="float" office:value="-0.003099546" calcext:value-type="float">
            <text:p>-0.003099546</text:p>
          </table:table-cell>
          <table:table-cell office:value-type="float" office:value="0.001294855" calcext:value-type="float">
            <text:p>0.001294855</text:p>
          </table:table-cell>
          <table:table-cell office:value-type="float" office:value="0.00002814082" calcext:value-type="float">
            <text:p>2.814082E-05</text:p>
          </table:table-cell>
          <table:table-cell office:value-type="float" office:value="15.44549" calcext:value-type="float">
            <text:p>15.44549</text:p>
          </table:table-cell>
          <table:table-cell office:value-type="float" office:value="0.1010135" calcext:value-type="float">
            <text:p>0.1010135</text:p>
          </table:table-cell>
          <table:table-cell office:value-type="float" office:value="0.05190586" calcext:value-type="float">
            <text:p>0.05190586</text:p>
          </table:table-cell>
          <table:table-cell office:value-type="float" office:value="0.04666698" calcext:value-type="float">
            <text:p>0.04666698</text:p>
          </table:table-cell>
          <table:table-cell office:value-type="float" office:value="0.04192748" calcext:value-type="float">
            <text:p>0.04192748</text:p>
          </table:table-cell>
          <table:table-cell office:value-type="float" office:value="0.04287752" calcext:value-type="float">
            <text:p>0.04287752</text:p>
          </table:table-cell>
          <table:table-cell office:value-type="float" office:value="0.0227231" calcext:value-type="float">
            <text:p>0.0227231</text:p>
          </table:table-cell>
          <table:table-cell office:value-type="float" office:value="0.01592447" calcext:value-type="float">
            <text:p>0.01592447</text:p>
          </table:table-cell>
          <table:table-cell office:value-type="float" office:value="0.03526715" calcext:value-type="float">
            <text:p>0.03526715</text:p>
          </table:table-cell>
          <table:table-cell office:value-type="float" office:value="0.02809163" calcext:value-type="float">
            <text:p>0.02809163</text:p>
          </table:table-cell>
          <table:table-cell office:value-type="float" office:value="0.02358462" calcext:value-type="float">
            <text:p>0.02358462</text:p>
          </table:table-cell>
          <table:table-cell office:value-type="float" office:value="0.02138959" calcext:value-type="float">
            <text:p>0.02138959</text:p>
          </table:table-cell>
          <table:table-cell office:value-type="float" office:value="0.0179764" calcext:value-type="float">
            <text:p>0.0179764</text:p>
          </table:table-cell>
          <table:table-cell office:value-type="float" office:value="0.006826217" calcext:value-type="float">
            <text:p>0.006826217</text:p>
          </table:table-cell>
          <table:table-cell office:value-type="float" office:value="0.007160636" calcext:value-type="float">
            <text:p>0.007160636</text:p>
          </table:table-cell>
          <table:table-cell office:value-type="float" office:value="0" calcext:value-type="float">
            <text:p>0</text:p>
          </table:table-cell>
          <table:table-cell office:value-type="float" office:value="84.68004" calcext:value-type="float">
            <text:p>84.68004</text:p>
          </table:table-cell>
          <table:table-cell office:value-type="float" office:value="52.96006" calcext:value-type="float">
            <text:p>52.96006</text:p>
          </table:table-cell>
          <table:table-cell office:value-type="float" office:value="34.59874" calcext:value-type="float">
            <text:p>34.59874</text:p>
          </table:table-cell>
          <table:table-cell office:value-type="float" office:value="27.95054" calcext:value-type="float">
            <text:p>27.95054</text:p>
          </table:table-cell>
          <table:table-cell office:value-type="float" office:value="23.46579" calcext:value-type="float">
            <text:p>23.46579</text:p>
          </table:table-cell>
          <table:table-cell office:value-type="float" office:value="11.03803" calcext:value-type="float">
            <text:p>11.03803</text:p>
          </table:table-cell>
          <table:table-cell office:value-type="float" office:value="5.514771" calcext:value-type="float">
            <text:p>5.514771</text:p>
          </table:table-cell>
          <table:table-cell office:value-type="float" office:value="10.61807" calcext:value-type="float">
            <text:p>10.61807</text:p>
          </table:table-cell>
          <table:table-cell office:value-type="float" office:value="8.419594" calcext:value-type="float">
            <text:p>8.419594</text:p>
          </table:table-cell>
          <table:table-cell office:value-type="float" office:value="3.695406" calcext:value-type="float">
            <text:p>3.695406</text:p>
          </table:table-cell>
          <table:table-cell office:value-type="float" office:value="1.52404" calcext:value-type="float">
            <text:p>1.52404</text:p>
          </table:table-cell>
          <table:table-cell office:value-type="float" office:value="0.7281821" calcext:value-type="float">
            <text:p>0.7281821</text:p>
          </table:table-cell>
          <table:table-cell office:value-type="float" office:value="0.3609045" calcext:value-type="float">
            <text:p>0.3609045</text:p>
          </table:table-cell>
          <table:table-cell office:value-type="float" office:value="0.3432226" calcext:value-type="float">
            <text:p>0.3432226</text:p>
          </table:table-cell>
          <table:table-cell office:value-type="float" office:value="0" calcext:value-type="float">
            <text:p>0</text:p>
          </table:table-cell>
          <table:table-cell office:value-type="float" office:value="382.9898" calcext:value-type="float">
            <text:p>382.98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4977522" calcext:value-type="float">
            <text:p>-4.977522E-0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2" calcext:value-type="float">
            <text:p>21022002</text:p>
          </table:table-cell>
          <table:table-cell office:value-type="float" office:value="23.91039" calcext:value-type="float">
            <text:p>23.91039</text:p>
          </table:table-cell>
          <table:table-cell office:value-type="float" office:value="1098.051" calcext:value-type="float">
            <text:p>1098.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55124" calcext:value-type="float">
            <text:p>0.3355124</text:p>
          </table:table-cell>
          <table:table-cell office:value-type="float" office:value="21.83715" calcext:value-type="float">
            <text:p>21.83715</text:p>
          </table:table-cell>
          <table:table-cell office:value-type="float" office:value="0" calcext:value-type="float">
            <text:p>0</text:p>
          </table:table-cell>
          <table:table-cell office:value-type="float" office:value="0.0000002739977" calcext:value-type="float">
            <text:p>2.739977E-07</text:p>
          </table:table-cell>
          <table:table-cell office:value-type="float" office:value="0" calcext:value-type="float">
            <text:p>0</text:p>
          </table:table-cell>
          <table:table-cell office:value-type="float" office:value="-0.002118157" calcext:value-type="float">
            <text:p>-0.002118157</text:p>
          </table:table-cell>
          <table:table-cell office:value-type="float" office:value="-0.003193613" calcext:value-type="float">
            <text:p>-0.003193613</text:p>
          </table:table-cell>
          <table:table-cell office:value-type="float" office:value="0.001316324" calcext:value-type="float">
            <text:p>0.001316324</text:p>
          </table:table-cell>
          <table:table-cell office:value-type="float" office:value="0.00002844254" calcext:value-type="float">
            <text:p>2.844254E-05</text:p>
          </table:table-cell>
          <table:table-cell office:value-type="float" office:value="15.38633" calcext:value-type="float">
            <text:p>15.38633</text:p>
          </table:table-cell>
          <table:table-cell office:value-type="float" office:value="0.1138333" calcext:value-type="float">
            <text:p>0.1138333</text:p>
          </table:table-cell>
          <table:table-cell office:value-type="float" office:value="0.05043256" calcext:value-type="float">
            <text:p>0.05043256</text:p>
          </table:table-cell>
          <table:table-cell office:value-type="float" office:value="0.04537662" calcext:value-type="float">
            <text:p>0.04537662</text:p>
          </table:table-cell>
          <table:table-cell office:value-type="float" office:value="0.04094705" calcext:value-type="float">
            <text:p>0.04094705</text:p>
          </table:table-cell>
          <table:table-cell office:value-type="float" office:value="0.04201147" calcext:value-type="float">
            <text:p>0.04201147</text:p>
          </table:table-cell>
          <table:table-cell office:value-type="float" office:value="0.02235418" calcext:value-type="float">
            <text:p>0.02235418</text:p>
          </table:table-cell>
          <table:table-cell office:value-type="float" office:value="0.01576405" calcext:value-type="float">
            <text:p>0.01576405</text:p>
          </table:table-cell>
          <table:table-cell office:value-type="float" office:value="0.03500418" calcext:value-type="float">
            <text:p>0.03500418</text:p>
          </table:table-cell>
          <table:table-cell office:value-type="float" office:value="0.02798757" calcext:value-type="float">
            <text:p>0.02798757</text:p>
          </table:table-cell>
          <table:table-cell office:value-type="float" office:value="0.02357311" calcext:value-type="float">
            <text:p>0.02357311</text:p>
          </table:table-cell>
          <table:table-cell office:value-type="float" office:value="0.02139753" calcext:value-type="float">
            <text:p>0.02139753</text:p>
          </table:table-cell>
          <table:table-cell office:value-type="float" office:value="0.01798349" calcext:value-type="float">
            <text:p>0.01798349</text:p>
          </table:table-cell>
          <table:table-cell office:value-type="float" office:value="0.006825095" calcext:value-type="float">
            <text:p>0.006825095</text:p>
          </table:table-cell>
          <table:table-cell office:value-type="float" office:value="0.007160346" calcext:value-type="float">
            <text:p>0.007160346</text:p>
          </table:table-cell>
          <table:table-cell office:value-type="float" office:value="0" calcext:value-type="float">
            <text:p>0</text:p>
          </table:table-cell>
          <table:table-cell office:value-type="float" office:value="78.00915" calcext:value-type="float">
            <text:p>78.00915</text:p>
          </table:table-cell>
          <table:table-cell office:value-type="float" office:value="52.3568" calcext:value-type="float">
            <text:p>52.3568</text:p>
          </table:table-cell>
          <table:table-cell office:value-type="float" office:value="34.52402" calcext:value-type="float">
            <text:p>34.52402</text:p>
          </table:table-cell>
          <table:table-cell office:value-type="float" office:value="27.80328" calcext:value-type="float">
            <text:p>27.80328</text:p>
          </table:table-cell>
          <table:table-cell office:value-type="float" office:value="23.27675" calcext:value-type="float">
            <text:p>23.27675</text:p>
          </table:table-cell>
          <table:table-cell office:value-type="float" office:value="10.98936" calcext:value-type="float">
            <text:p>10.98936</text:p>
          </table:table-cell>
          <table:table-cell office:value-type="float" office:value="5.542276" calcext:value-type="float">
            <text:p>5.542276</text:p>
          </table:table-cell>
          <table:table-cell office:value-type="float" office:value="10.61184" calcext:value-type="float">
            <text:p>10.61184</text:p>
          </table:table-cell>
          <table:table-cell office:value-type="float" office:value="8.419406" calcext:value-type="float">
            <text:p>8.419406</text:p>
          </table:table-cell>
          <table:table-cell office:value-type="float" office:value="3.696899" calcext:value-type="float">
            <text:p>3.696899</text:p>
          </table:table-cell>
          <table:table-cell office:value-type="float" office:value="1.524751" calcext:value-type="float">
            <text:p>1.524751</text:p>
          </table:table-cell>
          <table:table-cell office:value-type="float" office:value="0.7283834" calcext:value-type="float">
            <text:p>0.7283834</text:p>
          </table:table-cell>
          <table:table-cell office:value-type="float" office:value="0.3608998" calcext:value-type="float">
            <text:p>0.3608998</text:p>
          </table:table-cell>
          <table:table-cell office:value-type="float" office:value="0.3432385" calcext:value-type="float">
            <text:p>0.3432385</text:p>
          </table:table-cell>
          <table:table-cell office:value-type="float" office:value="0" calcext:value-type="float">
            <text:p>0</text:p>
          </table:table-cell>
          <table:table-cell office:value-type="float" office:value="458.1595" calcext:value-type="float">
            <text:p>458.15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5101289" calcext:value-type="float">
            <text:p>-5.101289E-0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2" calcext:value-type="float">
            <text:p>22022002</text:p>
          </table:table-cell>
          <table:table-cell office:value-type="float" office:value="23.86526" calcext:value-type="float">
            <text:p>23.86526</text:p>
          </table:table-cell>
          <table:table-cell office:value-type="float" office:value="1098.051" calcext:value-type="float">
            <text:p>1098.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39584" calcext:value-type="float">
            <text:p>0.3639584</text:p>
          </table:table-cell>
          <table:table-cell office:value-type="float" office:value="21.85144" calcext:value-type="float">
            <text:p>21.85144</text:p>
          </table:table-cell>
          <table:table-cell office:value-type="float" office:value="0" calcext:value-type="float">
            <text:p>0</text:p>
          </table:table-cell>
          <table:table-cell office:value-type="float" office:value="0.0000002739977" calcext:value-type="float">
            <text:p>2.739977E-07</text:p>
          </table:table-cell>
          <table:table-cell office:value-type="float" office:value="0" calcext:value-type="float">
            <text:p>0</text:p>
          </table:table-cell>
          <table:table-cell office:value-type="float" office:value="-0.002118157" calcext:value-type="float">
            <text:p>-0.002118157</text:p>
          </table:table-cell>
          <table:table-cell office:value-type="float" office:value="-0.003233512" calcext:value-type="float">
            <text:p>-0.003233512</text:p>
          </table:table-cell>
          <table:table-cell office:value-type="float" office:value="0.001340568" calcext:value-type="float">
            <text:p>0.001340568</text:p>
          </table:table-cell>
          <table:table-cell office:value-type="float" office:value="0.00002874256" calcext:value-type="float">
            <text:p>2.874256E-05</text:p>
          </table:table-cell>
          <table:table-cell office:value-type="float" office:value="15.33668" calcext:value-type="float">
            <text:p>15.33668</text:p>
          </table:table-cell>
          <table:table-cell office:value-type="float" office:value="0.1383057" calcext:value-type="float">
            <text:p>0.1383057</text:p>
          </table:table-cell>
          <table:table-cell office:value-type="float" office:value="0.05037612" calcext:value-type="float">
            <text:p>0.05037612</text:p>
          </table:table-cell>
          <table:table-cell office:value-type="float" office:value="0.04524753" calcext:value-type="float">
            <text:p>0.04524753</text:p>
          </table:table-cell>
          <table:table-cell office:value-type="float" office:value="0.04070161" calcext:value-type="float">
            <text:p>0.04070161</text:p>
          </table:table-cell>
          <table:table-cell office:value-type="float" office:value="0.04162793" calcext:value-type="float">
            <text:p>0.04162793</text:p>
          </table:table-cell>
          <table:table-cell office:value-type="float" office:value="0.02202826" calcext:value-type="float">
            <text:p>0.02202826</text:p>
          </table:table-cell>
          <table:table-cell office:value-type="float" office:value="0.01559441" calcext:value-type="float">
            <text:p>0.01559441</text:p>
          </table:table-cell>
          <table:table-cell office:value-type="float" office:value="0.03472631" calcext:value-type="float">
            <text:p>0.03472631</text:p>
          </table:table-cell>
          <table:table-cell office:value-type="float" office:value="0.02787834" calcext:value-type="float">
            <text:p>0.02787834</text:p>
          </table:table-cell>
          <table:table-cell office:value-type="float" office:value="0.02355705" calcext:value-type="float">
            <text:p>0.02355705</text:p>
          </table:table-cell>
          <table:table-cell office:value-type="float" office:value="0.02140418" calcext:value-type="float">
            <text:p>0.02140418</text:p>
          </table:table-cell>
          <table:table-cell office:value-type="float" office:value="0.0179903" calcext:value-type="float">
            <text:p>0.0179903</text:p>
          </table:table-cell>
          <table:table-cell office:value-type="float" office:value="0.006824011" calcext:value-type="float">
            <text:p>0.006824011</text:p>
          </table:table-cell>
          <table:table-cell office:value-type="float" office:value="0.007160091" calcext:value-type="float">
            <text:p>0.007160091</text:p>
          </table:table-cell>
          <table:table-cell office:value-type="float" office:value="0" calcext:value-type="float">
            <text:p>0</text:p>
          </table:table-cell>
          <table:table-cell office:value-type="float" office:value="76.37943" calcext:value-type="float">
            <text:p>76.37943</text:p>
          </table:table-cell>
          <table:table-cell office:value-type="float" office:value="51.8871" calcext:value-type="float">
            <text:p>51.8871</text:p>
          </table:table-cell>
          <table:table-cell office:value-type="float" office:value="34.49221" calcext:value-type="float">
            <text:p>34.49221</text:p>
          </table:table-cell>
          <table:table-cell office:value-type="float" office:value="27.63813" calcext:value-type="float">
            <text:p>27.63813</text:p>
          </table:table-cell>
          <table:table-cell office:value-type="float" office:value="23.0786" calcext:value-type="float">
            <text:p>23.0786</text:p>
          </table:table-cell>
          <table:table-cell office:value-type="float" office:value="10.94867" calcext:value-type="float">
            <text:p>10.94867</text:p>
          </table:table-cell>
          <table:table-cell office:value-type="float" office:value="5.574278" calcext:value-type="float">
            <text:p>5.574278</text:p>
          </table:table-cell>
          <table:table-cell office:value-type="float" office:value="10.60613" calcext:value-type="float">
            <text:p>10.60613</text:p>
          </table:table-cell>
          <table:table-cell office:value-type="float" office:value="8.418808" calcext:value-type="float">
            <text:p>8.418808</text:p>
          </table:table-cell>
          <table:table-cell office:value-type="float" office:value="3.698365" calcext:value-type="float">
            <text:p>3.698365</text:p>
          </table:table-cell>
          <table:table-cell office:value-type="float" office:value="1.525486" calcext:value-type="float">
            <text:p>1.525486</text:p>
          </table:table-cell>
          <table:table-cell office:value-type="float" office:value="0.7285872" calcext:value-type="float">
            <text:p>0.7285872</text:p>
          </table:table-cell>
          <table:table-cell office:value-type="float" office:value="0.3608981" calcext:value-type="float">
            <text:p>0.3608981</text:p>
          </table:table-cell>
          <table:table-cell office:value-type="float" office:value="0.3432541" calcext:value-type="float">
            <text:p>0.3432541</text:p>
          </table:table-cell>
          <table:table-cell office:value-type="float" office:value="0" calcext:value-type="float">
            <text:p>0</text:p>
          </table:table-cell>
          <table:table-cell office:value-type="float" office:value="509.9183" calcext:value-type="float">
            <text:p>509.91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5194674" calcext:value-type="float">
            <text:p>-5.194674E-0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2" calcext:value-type="float">
            <text:p>23022002</text:p>
          </table:table-cell>
          <table:table-cell office:value-type="float" office:value="23.73018" calcext:value-type="float">
            <text:p>23.73018</text:p>
          </table:table-cell>
          <table:table-cell office:value-type="float" office:value="1098.068" calcext:value-type="float">
            <text:p>1098.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95242" calcext:value-type="float">
            <text:p>0.4595242</text:p>
          </table:table-cell>
          <table:table-cell office:value-type="float" office:value="21.87127" calcext:value-type="float">
            <text:p>21.87127</text:p>
          </table:table-cell>
          <table:table-cell office:value-type="float" office:value="0" calcext:value-type="float">
            <text:p>0</text:p>
          </table:table-cell>
          <table:table-cell office:value-type="float" office:value="0.0000002739977" calcext:value-type="float">
            <text:p>2.739977E-07</text:p>
          </table:table-cell>
          <table:table-cell office:value-type="float" office:value="0" calcext:value-type="float">
            <text:p>0</text:p>
          </table:table-cell>
          <table:table-cell office:value-type="float" office:value="-0.002118157" calcext:value-type="float">
            <text:p>-0.002118157</text:p>
          </table:table-cell>
          <table:table-cell office:value-type="float" office:value="-0.00329286" calcext:value-type="float">
            <text:p>-0.00329286</text:p>
          </table:table-cell>
          <table:table-cell office:value-type="float" office:value="0.001352895" calcext:value-type="float">
            <text:p>0.001352895</text:p>
          </table:table-cell>
          <table:table-cell office:value-type="float" office:value="0.00002904007" calcext:value-type="float">
            <text:p>2.904007E-05</text:p>
          </table:table-cell>
          <table:table-cell office:value-type="float" office:value="15.13479" calcext:value-type="float">
            <text:p>15.13479</text:p>
          </table:table-cell>
          <table:table-cell office:value-type="float" office:value="0.1910066" calcext:value-type="float">
            <text:p>0.1910066</text:p>
          </table:table-cell>
          <table:table-cell office:value-type="float" office:value="0.04854884" calcext:value-type="float">
            <text:p>0.04854884</text:p>
          </table:table-cell>
          <table:table-cell office:value-type="float" office:value="0.04325138" calcext:value-type="float">
            <text:p>0.04325138</text:p>
          </table:table-cell>
          <table:table-cell office:value-type="float" office:value="0.03910757" calcext:value-type="float">
            <text:p>0.03910757</text:p>
          </table:table-cell>
          <table:table-cell office:value-type="float" office:value="0.04019627" calcext:value-type="float">
            <text:p>0.04019627</text:p>
          </table:table-cell>
          <table:table-cell office:value-type="float" office:value="0.0215119" calcext:value-type="float">
            <text:p>0.0215119</text:p>
          </table:table-cell>
          <table:table-cell office:value-type="float" office:value="0.01537726" calcext:value-type="float">
            <text:p>0.01537726</text:p>
          </table:table-cell>
          <table:table-cell office:value-type="float" office:value="0.03444107" calcext:value-type="float">
            <text:p>0.03444107</text:p>
          </table:table-cell>
          <table:table-cell office:value-type="float" office:value="0.02776305" calcext:value-type="float">
            <text:p>0.02776305</text:p>
          </table:table-cell>
          <table:table-cell office:value-type="float" office:value="0.02353686" calcext:value-type="float">
            <text:p>0.02353686</text:p>
          </table:table-cell>
          <table:table-cell office:value-type="float" office:value="0.02140962" calcext:value-type="float">
            <text:p>0.02140962</text:p>
          </table:table-cell>
          <table:table-cell office:value-type="float" office:value="0.01799681" calcext:value-type="float">
            <text:p>0.01799681</text:p>
          </table:table-cell>
          <table:table-cell office:value-type="float" office:value="0.006822931" calcext:value-type="float">
            <text:p>0.006822931</text:p>
          </table:table-cell>
          <table:table-cell office:value-type="float" office:value="0.007159838" calcext:value-type="float">
            <text:p>0.007159838</text:p>
          </table:table-cell>
          <table:table-cell office:value-type="float" office:value="0" calcext:value-type="float">
            <text:p>0</text:p>
          </table:table-cell>
          <table:table-cell office:value-type="float" office:value="80.71427" calcext:value-type="float">
            <text:p>80.71427</text:p>
          </table:table-cell>
          <table:table-cell office:value-type="float" office:value="51.64684" calcext:value-type="float">
            <text:p>51.64684</text:p>
          </table:table-cell>
          <table:table-cell office:value-type="float" office:value="34.40352" calcext:value-type="float">
            <text:p>34.40352</text:p>
          </table:table-cell>
          <table:table-cell office:value-type="float" office:value="27.51305" calcext:value-type="float">
            <text:p>27.51305</text:p>
          </table:table-cell>
          <table:table-cell office:value-type="float" office:value="22.97264" calcext:value-type="float">
            <text:p>22.97264</text:p>
          </table:table-cell>
          <table:table-cell office:value-type="float" office:value="10.91146" calcext:value-type="float">
            <text:p>10.91146</text:p>
          </table:table-cell>
          <table:table-cell office:value-type="float" office:value="5.60504" calcext:value-type="float">
            <text:p>5.60504</text:p>
          </table:table-cell>
          <table:table-cell office:value-type="float" office:value="10.60081" calcext:value-type="float">
            <text:p>10.60081</text:p>
          </table:table-cell>
          <table:table-cell office:value-type="float" office:value="8.417893" calcext:value-type="float">
            <text:p>8.417893</text:p>
          </table:table-cell>
          <table:table-cell office:value-type="float" office:value="3.699784" calcext:value-type="float">
            <text:p>3.699784</text:p>
          </table:table-cell>
          <table:table-cell office:value-type="float" office:value="1.526222" calcext:value-type="float">
            <text:p>1.526222</text:p>
          </table:table-cell>
          <table:table-cell office:value-type="float" office:value="0.7287953" calcext:value-type="float">
            <text:p>0.7287953</text:p>
          </table:table-cell>
          <table:table-cell office:value-type="float" office:value="0.3608991" calcext:value-type="float">
            <text:p>0.3608991</text:p>
          </table:table-cell>
          <table:table-cell office:value-type="float" office:value="0.3432697" calcext:value-type="float">
            <text:p>0.3432697</text:p>
          </table:table-cell>
          <table:table-cell office:value-type="float" office:value="0" calcext:value-type="float">
            <text:p>0</text:p>
          </table:table-cell>
          <table:table-cell office:value-type="float" office:value="683.398" calcext:value-type="float">
            <text:p>683.3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5329084" calcext:value-type="float">
            <text:p>-5.329084E-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2" calcext:value-type="float">
            <text:p>24022002</text:p>
          </table:table-cell>
          <table:table-cell office:value-type="float" office:value="23.71244" calcext:value-type="float">
            <text:p>23.71244</text:p>
          </table:table-cell>
          <table:table-cell office:value-type="float" office:value="1098.061" calcext:value-type="float">
            <text:p>1098.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53288" calcext:value-type="float">
            <text:p>0.4653288</text:p>
          </table:table-cell>
          <table:table-cell office:value-type="float" office:value="21.88729" calcext:value-type="float">
            <text:p>21.88729</text:p>
          </table:table-cell>
          <table:table-cell office:value-type="float" office:value="0" calcext:value-type="float">
            <text:p>0</text:p>
          </table:table-cell>
          <table:table-cell office:value-type="float" office:value="0.0000002739977" calcext:value-type="float">
            <text:p>2.739977E-07</text:p>
          </table:table-cell>
          <table:table-cell office:value-type="float" office:value="0" calcext:value-type="float">
            <text:p>0</text:p>
          </table:table-cell>
          <table:table-cell office:value-type="float" office:value="-0.002118157" calcext:value-type="float">
            <text:p>-0.002118157</text:p>
          </table:table-cell>
          <table:table-cell office:value-type="float" office:value="-0.003313603" calcext:value-type="float">
            <text:p>-0.003313603</text:p>
          </table:table-cell>
          <table:table-cell office:value-type="float" office:value="0.001379992" calcext:value-type="float">
            <text:p>0.001379992</text:p>
          </table:table-cell>
          <table:table-cell office:value-type="float" office:value="0.0000293519" calcext:value-type="float">
            <text:p>2.93519E-05</text:p>
          </table:table-cell>
          <table:table-cell office:value-type="float" office:value="15.13844" calcext:value-type="float">
            <text:p>15.13844</text:p>
          </table:table-cell>
          <table:table-cell office:value-type="float" office:value="0.1630662" calcext:value-type="float">
            <text:p>0.1630662</text:p>
          </table:table-cell>
          <table:table-cell office:value-type="float" office:value="0.05023514" calcext:value-type="float">
            <text:p>0.05023514</text:p>
          </table:table-cell>
          <table:table-cell office:value-type="float" office:value="0.04401753" calcext:value-type="float">
            <text:p>0.04401753</text:p>
          </table:table-cell>
          <table:table-cell office:value-type="float" office:value="0.03906766" calcext:value-type="float">
            <text:p>0.03906766</text:p>
          </table:table-cell>
          <table:table-cell office:value-type="float" office:value="0.03964042" calcext:value-type="float">
            <text:p>0.03964042</text:p>
          </table:table-cell>
          <table:table-cell office:value-type="float" office:value="0.02098653" calcext:value-type="float">
            <text:p>0.02098653</text:p>
          </table:table-cell>
          <table:table-cell office:value-type="float" office:value="0.01506594" calcext:value-type="float">
            <text:p>0.01506594</text:p>
          </table:table-cell>
          <table:table-cell office:value-type="float" office:value="0.03408815" calcext:value-type="float">
            <text:p>0.03408815</text:p>
          </table:table-cell>
          <table:table-cell office:value-type="float" office:value="0.02763424" calcext:value-type="float">
            <text:p>0.02763424</text:p>
          </table:table-cell>
          <table:table-cell office:value-type="float" office:value="0.02351236" calcext:value-type="float">
            <text:p>0.02351236</text:p>
          </table:table-cell>
          <table:table-cell office:value-type="float" office:value="0.02141378" calcext:value-type="float">
            <text:p>0.02141378</text:p>
          </table:table-cell>
          <table:table-cell office:value-type="float" office:value="0.01800299" calcext:value-type="float">
            <text:p>0.01800299</text:p>
          </table:table-cell>
          <table:table-cell office:value-type="float" office:value="0.006821889" calcext:value-type="float">
            <text:p>0.006821889</text:p>
          </table:table-cell>
          <table:table-cell office:value-type="float" office:value="0.007159585" calcext:value-type="float">
            <text:p>0.007159585</text:p>
          </table:table-cell>
          <table:table-cell office:value-type="float" office:value="0" calcext:value-type="float">
            <text:p>0</text:p>
          </table:table-cell>
          <table:table-cell office:value-type="float" office:value="89.59531" calcext:value-type="float">
            <text:p>89.59531</text:p>
          </table:table-cell>
          <table:table-cell office:value-type="float" office:value="51.25636" calcext:value-type="float">
            <text:p>51.25636</text:p>
          </table:table-cell>
          <table:table-cell office:value-type="float" office:value="34.36089" calcext:value-type="float">
            <text:p>34.36089</text:p>
          </table:table-cell>
          <table:table-cell office:value-type="float" office:value="27.43592" calcext:value-type="float">
            <text:p>27.43592</text:p>
          </table:table-cell>
          <table:table-cell office:value-type="float" office:value="22.85712" calcext:value-type="float">
            <text:p>22.85712</text:p>
          </table:table-cell>
          <table:table-cell office:value-type="float" office:value="10.87599" calcext:value-type="float">
            <text:p>10.87599</text:p>
          </table:table-cell>
          <table:table-cell office:value-type="float" office:value="5.636773" calcext:value-type="float">
            <text:p>5.636773</text:p>
          </table:table-cell>
          <table:table-cell office:value-type="float" office:value="10.59585" calcext:value-type="float">
            <text:p>10.59585</text:p>
          </table:table-cell>
          <table:table-cell office:value-type="float" office:value="8.416734" calcext:value-type="float">
            <text:p>8.416734</text:p>
          </table:table-cell>
          <table:table-cell office:value-type="float" office:value="3.701172" calcext:value-type="float">
            <text:p>3.701172</text:p>
          </table:table-cell>
          <table:table-cell office:value-type="float" office:value="1.526958" calcext:value-type="float">
            <text:p>1.526958</text:p>
          </table:table-cell>
          <table:table-cell office:value-type="float" office:value="0.729005" calcext:value-type="float">
            <text:p>0.729005</text:p>
          </table:table-cell>
          <table:table-cell office:value-type="float" office:value="0.3609027" calcext:value-type="float">
            <text:p>0.3609027</text:p>
          </table:table-cell>
          <table:table-cell office:value-type="float" office:value="0.3432854" calcext:value-type="float">
            <text:p>0.3432854</text:p>
          </table:table-cell>
          <table:table-cell office:value-type="float" office:value="0" calcext:value-type="float">
            <text:p>0</text:p>
          </table:table-cell>
          <table:table-cell office:value-type="float" office:value="695.5889" calcext:value-type="float">
            <text:p>695.58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5439063" calcext:value-type="float">
            <text:p>-5.439063E-0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2" calcext:value-type="float">
            <text:p>25022002</text:p>
          </table:table-cell>
          <table:table-cell office:value-type="float" office:value="23.70305" calcext:value-type="float">
            <text:p>23.70305</text:p>
          </table:table-cell>
          <table:table-cell office:value-type="float" office:value="1098.056" calcext:value-type="float">
            <text:p>1098.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87883" calcext:value-type="float">
            <text:p>0.4687883</text:p>
          </table:table-cell>
          <table:table-cell office:value-type="float" office:value="21.89735" calcext:value-type="float">
            <text:p>21.89735</text:p>
          </table:table-cell>
          <table:table-cell office:value-type="float" office:value="0" calcext:value-type="float">
            <text:p>0</text:p>
          </table:table-cell>
          <table:table-cell office:value-type="float" office:value="0.0000002739977" calcext:value-type="float">
            <text:p>2.739977E-07</text:p>
          </table:table-cell>
          <table:table-cell office:value-type="float" office:value="0" calcext:value-type="float">
            <text:p>0</text:p>
          </table:table-cell>
          <table:table-cell office:value-type="float" office:value="-0.002118157" calcext:value-type="float">
            <text:p>-0.002118157</text:p>
          </table:table-cell>
          <table:table-cell office:value-type="float" office:value="-0.003325788" calcext:value-type="float">
            <text:p>-0.003325788</text:p>
          </table:table-cell>
          <table:table-cell office:value-type="float" office:value="0.00140952" calcext:value-type="float">
            <text:p>0.00140952</text:p>
          </table:table-cell>
          <table:table-cell office:value-type="float" office:value="0.00002967838" calcext:value-type="float">
            <text:p>2.967838E-05</text:p>
          </table:table-cell>
          <table:table-cell office:value-type="float" office:value="15.13659" calcext:value-type="float">
            <text:p>15.13659</text:p>
          </table:table-cell>
          <table:table-cell office:value-type="float" office:value="0.1580895" calcext:value-type="float">
            <text:p>0.1580895</text:p>
          </table:table-cell>
          <table:table-cell office:value-type="float" office:value="0.05341879" calcext:value-type="float">
            <text:p>0.05341879</text:p>
          </table:table-cell>
          <table:table-cell office:value-type="float" office:value="0.04679432" calcext:value-type="float">
            <text:p>0.04679432</text:p>
          </table:table-cell>
          <table:table-cell office:value-type="float" office:value="0.04078955" calcext:value-type="float">
            <text:p>0.04078955</text:p>
          </table:table-cell>
          <table:table-cell office:value-type="float" office:value="0.04108145" calcext:value-type="float">
            <text:p>0.04108145</text:p>
          </table:table-cell>
          <table:table-cell office:value-type="float" office:value="0.02118586" calcext:value-type="float">
            <text:p>0.02118586</text:p>
          </table:table-cell>
          <table:table-cell office:value-type="float" office:value="0.01505356" calcext:value-type="float">
            <text:p>0.01505356</text:p>
          </table:table-cell>
          <table:table-cell office:value-type="float" office:value="0.03380054" calcext:value-type="float">
            <text:p>0.03380054</text:p>
          </table:table-cell>
          <table:table-cell office:value-type="float" office:value="0.02749517" calcext:value-type="float">
            <text:p>0.02749517</text:p>
          </table:table-cell>
          <table:table-cell office:value-type="float" office:value="0.02348301" calcext:value-type="float">
            <text:p>0.02348301</text:p>
          </table:table-cell>
          <table:table-cell office:value-type="float" office:value="0.02141664" calcext:value-type="float">
            <text:p>0.02141664</text:p>
          </table:table-cell>
          <table:table-cell office:value-type="float" office:value="0.01800881" calcext:value-type="float">
            <text:p>0.01800881</text:p>
          </table:table-cell>
          <table:table-cell office:value-type="float" office:value="0.006820792" calcext:value-type="float">
            <text:p>0.006820792</text:p>
          </table:table-cell>
          <table:table-cell office:value-type="float" office:value="0.007159061" calcext:value-type="float">
            <text:p>0.007159061</text:p>
          </table:table-cell>
          <table:table-cell office:value-type="float" office:value="0" calcext:value-type="float">
            <text:p>0</text:p>
          </table:table-cell>
          <table:table-cell office:value-type="float" office:value="87.3091" calcext:value-type="float">
            <text:p>87.3091</text:p>
          </table:table-cell>
          <table:table-cell office:value-type="float" office:value="50.65558" calcext:value-type="float">
            <text:p>50.65558</text:p>
          </table:table-cell>
          <table:table-cell office:value-type="float" office:value="34.34153" calcext:value-type="float">
            <text:p>34.34153</text:p>
          </table:table-cell>
          <table:table-cell office:value-type="float" office:value="27.328" calcext:value-type="float">
            <text:p>27.328</text:p>
          </table:table-cell>
          <table:table-cell office:value-type="float" office:value="22.72144" calcext:value-type="float">
            <text:p>22.72144</text:p>
          </table:table-cell>
          <table:table-cell office:value-type="float" office:value="10.83683" calcext:value-type="float">
            <text:p>10.83683</text:p>
          </table:table-cell>
          <table:table-cell office:value-type="float" office:value="5.667492" calcext:value-type="float">
            <text:p>5.667492</text:p>
          </table:table-cell>
          <table:table-cell office:value-type="float" office:value="10.59064" calcext:value-type="float">
            <text:p>10.59064</text:p>
          </table:table-cell>
          <table:table-cell office:value-type="float" office:value="8.415364" calcext:value-type="float">
            <text:p>8.415364</text:p>
          </table:table-cell>
          <table:table-cell office:value-type="float" office:value="3.702532" calcext:value-type="float">
            <text:p>3.702532</text:p>
          </table:table-cell>
          <table:table-cell office:value-type="float" office:value="1.527692" calcext:value-type="float">
            <text:p>1.527692</text:p>
          </table:table-cell>
          <table:table-cell office:value-type="float" office:value="0.7292183" calcext:value-type="float">
            <text:p>0.7292183</text:p>
          </table:table-cell>
          <table:table-cell office:value-type="float" office:value="0.3608886" calcext:value-type="float">
            <text:p>0.3608886</text:p>
          </table:table-cell>
          <table:table-cell office:value-type="float" office:value="0.3433048" calcext:value-type="float">
            <text:p>0.3433048</text:p>
          </table:table-cell>
          <table:table-cell office:value-type="float" office:value="0" calcext:value-type="float">
            <text:p>0</text:p>
          </table:table-cell>
          <table:table-cell office:value-type="float" office:value="701.9365" calcext:value-type="float">
            <text:p>701.93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5504628" calcext:value-type="float">
            <text:p>-5.504628E-0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2" calcext:value-type="float">
            <text:p>26022002</text:p>
          </table:table-cell>
          <table:table-cell office:value-type="float" office:value="23.69663" calcext:value-type="float">
            <text:p>23.69663</text:p>
          </table:table-cell>
          <table:table-cell office:value-type="float" office:value="1098.051" calcext:value-type="float">
            <text:p>1098.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15661" calcext:value-type="float">
            <text:p>0.4715661</text:p>
          </table:table-cell>
          <table:table-cell office:value-type="float" office:value="21.90489" calcext:value-type="float">
            <text:p>21.90489</text:p>
          </table:table-cell>
          <table:table-cell office:value-type="float" office:value="0" calcext:value-type="float">
            <text:p>0</text:p>
          </table:table-cell>
          <table:table-cell office:value-type="float" office:value="0.0000002739977" calcext:value-type="float">
            <text:p>2.739977E-07</text:p>
          </table:table-cell>
          <table:table-cell office:value-type="float" office:value="0" calcext:value-type="float">
            <text:p>0</text:p>
          </table:table-cell>
          <table:table-cell office:value-type="float" office:value="-0.002118157" calcext:value-type="float">
            <text:p>-0.002118157</text:p>
          </table:table-cell>
          <table:table-cell office:value-type="float" office:value="-0.003330698" calcext:value-type="float">
            <text:p>-0.003330698</text:p>
          </table:table-cell>
          <table:table-cell office:value-type="float" office:value="0.001435593" calcext:value-type="float">
            <text:p>0.001435593</text:p>
          </table:table-cell>
          <table:table-cell office:value-type="float" office:value="0.00002997367" calcext:value-type="float">
            <text:p>2.997367E-05</text:p>
          </table:table-cell>
          <table:table-cell office:value-type="float" office:value="15.12798" calcext:value-type="float">
            <text:p>15.12798</text:p>
          </table:table-cell>
          <table:table-cell office:value-type="float" office:value="0.1774811" calcext:value-type="float">
            <text:p>0.1774811</text:p>
          </table:table-cell>
          <table:table-cell office:value-type="float" office:value="0.05792652" calcext:value-type="float">
            <text:p>0.05792652</text:p>
          </table:table-cell>
          <table:table-cell office:value-type="float" office:value="0.05045622" calcext:value-type="float">
            <text:p>0.05045622</text:p>
          </table:table-cell>
          <table:table-cell office:value-type="float" office:value="0.04319005" calcext:value-type="float">
            <text:p>0.04319005</text:p>
          </table:table-cell>
          <table:table-cell office:value-type="float" office:value="0.04323294" calcext:value-type="float">
            <text:p>0.04323294</text:p>
          </table:table-cell>
          <table:table-cell office:value-type="float" office:value="0.02166243" calcext:value-type="float">
            <text:p>0.02166243</text:p>
          </table:table-cell>
          <table:table-cell office:value-type="float" office:value="0.01519652" calcext:value-type="float">
            <text:p>0.01519652</text:p>
          </table:table-cell>
          <table:table-cell office:value-type="float" office:value="0.03363505" calcext:value-type="float">
            <text:p>0.03363505</text:p>
          </table:table-cell>
          <table:table-cell office:value-type="float" office:value="0.02737003" calcext:value-type="float">
            <text:p>0.02737003</text:p>
          </table:table-cell>
          <table:table-cell office:value-type="float" office:value="0.02345009" calcext:value-type="float">
            <text:p>0.02345009</text:p>
          </table:table-cell>
          <table:table-cell office:value-type="float" office:value="0.02141816" calcext:value-type="float">
            <text:p>0.02141816</text:p>
          </table:table-cell>
          <table:table-cell office:value-type="float" office:value="0.01801429" calcext:value-type="float">
            <text:p>0.01801429</text:p>
          </table:table-cell>
          <table:table-cell office:value-type="float" office:value="0.006819547" calcext:value-type="float">
            <text:p>0.006819547</text:p>
          </table:table-cell>
          <table:table-cell office:value-type="float" office:value="0.00715795" calcext:value-type="float">
            <text:p>0.00715795</text:p>
          </table:table-cell>
          <table:table-cell office:value-type="float" office:value="0" calcext:value-type="float">
            <text:p>0</text:p>
          </table:table-cell>
          <table:table-cell office:value-type="float" office:value="96.5079" calcext:value-type="float">
            <text:p>96.5079</text:p>
          </table:table-cell>
          <table:table-cell office:value-type="float" office:value="49.99369" calcext:value-type="float">
            <text:p>49.99369</text:p>
          </table:table-cell>
          <table:table-cell office:value-type="float" office:value="34.48327" calcext:value-type="float">
            <text:p>34.48327</text:p>
          </table:table-cell>
          <table:table-cell office:value-type="float" office:value="27.24201" calcext:value-type="float">
            <text:p>27.24201</text:p>
          </table:table-cell>
          <table:table-cell office:value-type="float" office:value="22.5846" calcext:value-type="float">
            <text:p>22.5846</text:p>
          </table:table-cell>
          <table:table-cell office:value-type="float" office:value="10.79507" calcext:value-type="float">
            <text:p>10.79507</text:p>
          </table:table-cell>
          <table:table-cell office:value-type="float" office:value="5.697319" calcext:value-type="float">
            <text:p>5.697319</text:p>
          </table:table-cell>
          <table:table-cell office:value-type="float" office:value="10.58475" calcext:value-type="float">
            <text:p>10.58475</text:p>
          </table:table-cell>
          <table:table-cell office:value-type="float" office:value="8.413643" calcext:value-type="float">
            <text:p>8.413643</text:p>
          </table:table-cell>
          <table:table-cell office:value-type="float" office:value="3.703841" calcext:value-type="float">
            <text:p>3.703841</text:p>
          </table:table-cell>
          <table:table-cell office:value-type="float" office:value="1.528428" calcext:value-type="float">
            <text:p>1.528428</text:p>
          </table:table-cell>
          <table:table-cell office:value-type="float" office:value="0.7294303" calcext:value-type="float">
            <text:p>0.7294303</text:p>
          </table:table-cell>
          <table:table-cell office:value-type="float" office:value="0.3608237" calcext:value-type="float">
            <text:p>0.3608237</text:p>
          </table:table-cell>
          <table:table-cell office:value-type="float" office:value="0.3433442" calcext:value-type="float">
            <text:p>0.3433442</text:p>
          </table:table-cell>
          <table:table-cell office:value-type="float" office:value="0" calcext:value-type="float">
            <text:p>0</text:p>
          </table:table-cell>
          <table:table-cell office:value-type="float" office:value="705.9127" calcext:value-type="float">
            <text:p>705.91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5552656" calcext:value-type="float">
            <text:p>-5.552656E-0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2" calcext:value-type="float">
            <text:p>27022002</text:p>
          </table:table-cell>
          <table:table-cell office:value-type="float" office:value="23.68992" calcext:value-type="float">
            <text:p>23.68992</text:p>
          </table:table-cell>
          <table:table-cell office:value-type="float" office:value="1098.05" calcext:value-type="float">
            <text:p>1098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45484" calcext:value-type="float">
            <text:p>0.4745484</text:p>
          </table:table-cell>
          <table:table-cell office:value-type="float" office:value="21.90924" calcext:value-type="float">
            <text:p>21.90924</text:p>
          </table:table-cell>
          <table:table-cell office:value-type="float" office:value="0" calcext:value-type="float">
            <text:p>0</text:p>
          </table:table-cell>
          <table:table-cell office:value-type="float" office:value="0.0000002741095" calcext:value-type="float">
            <text:p>2.741095E-07</text:p>
          </table:table-cell>
          <table:table-cell office:value-type="float" office:value="0" calcext:value-type="float">
            <text:p>0</text:p>
          </table:table-cell>
          <table:table-cell office:value-type="float" office:value="-0.002117927" calcext:value-type="float">
            <text:p>-0.002117927</text:p>
          </table:table-cell>
          <table:table-cell office:value-type="float" office:value="-0.003352483" calcext:value-type="float">
            <text:p>-0.003352483</text:p>
          </table:table-cell>
          <table:table-cell office:value-type="float" office:value="0.001459136" calcext:value-type="float">
            <text:p>0.001459136</text:p>
          </table:table-cell>
          <table:table-cell office:value-type="float" office:value="0.00003022746" calcext:value-type="float">
            <text:p>3.022746E-05</text:p>
          </table:table-cell>
          <table:table-cell office:value-type="float" office:value="15.14313" calcext:value-type="float">
            <text:p>15.14313</text:p>
          </table:table-cell>
          <table:table-cell office:value-type="float" office:value="0.220352" calcext:value-type="float">
            <text:p>0.220352</text:p>
          </table:table-cell>
          <table:table-cell office:value-type="float" office:value="0.06154881" calcext:value-type="float">
            <text:p>0.06154881</text:p>
          </table:table-cell>
          <table:table-cell office:value-type="float" office:value="0.05334155" calcext:value-type="float">
            <text:p>0.05334155</text:p>
          </table:table-cell>
          <table:table-cell office:value-type="float" office:value="0.04525508" calcext:value-type="float">
            <text:p>0.04525508</text:p>
          </table:table-cell>
          <table:table-cell office:value-type="float" office:value="0.04520904" calcext:value-type="float">
            <text:p>0.04520904</text:p>
          </table:table-cell>
          <table:table-cell office:value-type="float" office:value="0.02217549" calcext:value-type="float">
            <text:p>0.02217549</text:p>
          </table:table-cell>
          <table:table-cell office:value-type="float" office:value="0.01537248" calcext:value-type="float">
            <text:p>0.01537248</text:p>
          </table:table-cell>
          <table:table-cell office:value-type="float" office:value="0.03357128" calcext:value-type="float">
            <text:p>0.03357128</text:p>
          </table:table-cell>
          <table:table-cell office:value-type="float" office:value="0.02727289" calcext:value-type="float">
            <text:p>0.02727289</text:p>
          </table:table-cell>
          <table:table-cell office:value-type="float" office:value="0.02341648" calcext:value-type="float">
            <text:p>0.02341648</text:p>
          </table:table-cell>
          <table:table-cell office:value-type="float" office:value="0.02141853" calcext:value-type="float">
            <text:p>0.02141853</text:p>
          </table:table-cell>
          <table:table-cell office:value-type="float" office:value="0.01801937" calcext:value-type="float">
            <text:p>0.01801937</text:p>
          </table:table-cell>
          <table:table-cell office:value-type="float" office:value="0.006818656" calcext:value-type="float">
            <text:p>0.006818656</text:p>
          </table:table-cell>
          <table:table-cell office:value-type="float" office:value="0.007158172" calcext:value-type="float">
            <text:p>0.007158172</text:p>
          </table:table-cell>
          <table:table-cell office:value-type="float" office:value="0" calcext:value-type="float">
            <text:p>0</text:p>
          </table:table-cell>
          <table:table-cell office:value-type="float" office:value="122.5251" calcext:value-type="float">
            <text:p>122.5251</text:p>
          </table:table-cell>
          <table:table-cell office:value-type="float" office:value="49.73102" calcext:value-type="float">
            <text:p>49.73102</text:p>
          </table:table-cell>
          <table:table-cell office:value-type="float" office:value="34.63779" calcext:value-type="float">
            <text:p>34.63779</text:p>
          </table:table-cell>
          <table:table-cell office:value-type="float" office:value="27.18507" calcext:value-type="float">
            <text:p>27.18507</text:p>
          </table:table-cell>
          <table:table-cell office:value-type="float" office:value="22.46471" calcext:value-type="float">
            <text:p>22.46471</text:p>
          </table:table-cell>
          <table:table-cell office:value-type="float" office:value="10.75366" calcext:value-type="float">
            <text:p>10.75366</text:p>
          </table:table-cell>
          <table:table-cell office:value-type="float" office:value="5.726755" calcext:value-type="float">
            <text:p>5.726755</text:p>
          </table:table-cell>
          <table:table-cell office:value-type="float" office:value="10.57818" calcext:value-type="float">
            <text:p>10.57818</text:p>
          </table:table-cell>
          <table:table-cell office:value-type="float" office:value="8.411515" calcext:value-type="float">
            <text:p>8.411515</text:p>
          </table:table-cell>
          <table:table-cell office:value-type="float" office:value="3.705093" calcext:value-type="float">
            <text:p>3.705093</text:p>
          </table:table-cell>
          <table:table-cell office:value-type="float" office:value="1.529163" calcext:value-type="float">
            <text:p>1.529163</text:p>
          </table:table-cell>
          <table:table-cell office:value-type="float" office:value="0.7296453" calcext:value-type="float">
            <text:p>0.7296453</text:p>
          </table:table-cell>
          <table:table-cell office:value-type="float" office:value="0.3608489" calcext:value-type="float">
            <text:p>0.3608489</text:p>
          </table:table-cell>
          <table:table-cell office:value-type="float" office:value="0.343375" calcext:value-type="float">
            <text:p>0.343375</text:p>
          </table:table-cell>
          <table:table-cell office:value-type="float" office:value="0" calcext:value-type="float">
            <text:p>0</text:p>
          </table:table-cell>
          <table:table-cell office:value-type="float" office:value="710.5811" calcext:value-type="float">
            <text:p>710.58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5599975" calcext:value-type="float">
            <text:p>-5.599975E-0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2" calcext:value-type="float">
            <text:p>28022002</text:p>
          </table:table-cell>
          <table:table-cell office:value-type="float" office:value="23.69676" calcext:value-type="float">
            <text:p>23.69676</text:p>
          </table:table-cell>
          <table:table-cell office:value-type="float" office:value="1098.055" calcext:value-type="float">
            <text:p>1098.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98166" calcext:value-type="float">
            <text:p>0.4698166</text:p>
          </table:table-cell>
          <table:table-cell office:value-type="float" office:value="21.90139" calcext:value-type="float">
            <text:p>21.90139</text:p>
          </table:table-cell>
          <table:table-cell office:value-type="float" office:value="0" calcext:value-type="float">
            <text:p>0</text:p>
          </table:table-cell>
          <table:table-cell office:value-type="float" office:value="0.000000274506" calcext:value-type="float">
            <text:p>2.74506E-07</text:p>
          </table:table-cell>
          <table:table-cell office:value-type="float" office:value="0" calcext:value-type="float">
            <text:p>0</text:p>
          </table:table-cell>
          <table:table-cell office:value-type="float" office:value="-0.002117534" calcext:value-type="float">
            <text:p>-0.002117534</text:p>
          </table:table-cell>
          <table:table-cell office:value-type="float" office:value="-0.003472893" calcext:value-type="float">
            <text:p>-0.003472893</text:p>
          </table:table-cell>
          <table:table-cell office:value-type="float" office:value="0.001479961" calcext:value-type="float">
            <text:p>0.001479961</text:p>
          </table:table-cell>
          <table:table-cell office:value-type="float" office:value="0.0000305389" calcext:value-type="float">
            <text:p>3.05389E-05</text:p>
          </table:table-cell>
          <table:table-cell office:value-type="float" office:value="15.27184" calcext:value-type="float">
            <text:p>15.27184</text:p>
          </table:table-cell>
          <table:table-cell office:value-type="float" office:value="0.2760795" calcext:value-type="float">
            <text:p>0.2760795</text:p>
          </table:table-cell>
          <table:table-cell office:value-type="float" office:value="0.06250791" calcext:value-type="float">
            <text:p>0.06250791</text:p>
          </table:table-cell>
          <table:table-cell office:value-type="float" office:value="0.054022" calcext:value-type="float">
            <text:p>0.054022</text:p>
          </table:table-cell>
          <table:table-cell office:value-type="float" office:value="0.04623057" calcext:value-type="float">
            <text:p>0.04623057</text:p>
          </table:table-cell>
          <table:table-cell office:value-type="float" office:value="0.04636505" calcext:value-type="float">
            <text:p>0.04636505</text:p>
          </table:table-cell>
          <table:table-cell office:value-type="float" office:value="0.0225637" calcext:value-type="float">
            <text:p>0.0225637</text:p>
          </table:table-cell>
          <table:table-cell office:value-type="float" office:value="0.01552078" calcext:value-type="float">
            <text:p>0.01552078</text:p>
          </table:table-cell>
          <table:table-cell office:value-type="float" office:value="0.03355914" calcext:value-type="float">
            <text:p>0.03355914</text:p>
          </table:table-cell>
          <table:table-cell office:value-type="float" office:value="0.02720397" calcext:value-type="float">
            <text:p>0.02720397</text:p>
          </table:table-cell>
          <table:table-cell office:value-type="float" office:value="0.02338495" calcext:value-type="float">
            <text:p>0.02338495</text:p>
          </table:table-cell>
          <table:table-cell office:value-type="float" office:value="0.02141813" calcext:value-type="float">
            <text:p>0.02141813</text:p>
          </table:table-cell>
          <table:table-cell office:value-type="float" office:value="0.01802411" calcext:value-type="float">
            <text:p>0.01802411</text:p>
          </table:table-cell>
          <table:table-cell office:value-type="float" office:value="0.006817804" calcext:value-type="float">
            <text:p>0.006817804</text:p>
          </table:table-cell>
          <table:table-cell office:value-type="float" office:value="0.007158517" calcext:value-type="float">
            <text:p>0.007158517</text:p>
          </table:table-cell>
          <table:table-cell office:value-type="float" office:value="0" calcext:value-type="float">
            <text:p>0</text:p>
          </table:table-cell>
          <table:table-cell office:value-type="float" office:value="146.2221" calcext:value-type="float">
            <text:p>146.2221</text:p>
          </table:table-cell>
          <table:table-cell office:value-type="float" office:value="52.27827" calcext:value-type="float">
            <text:p>52.27827</text:p>
          </table:table-cell>
          <table:table-cell office:value-type="float" office:value="34.64085" calcext:value-type="float">
            <text:p>34.64085</text:p>
          </table:table-cell>
          <table:table-cell office:value-type="float" office:value="27.13353" calcext:value-type="float">
            <text:p>27.13353</text:p>
          </table:table-cell>
          <table:table-cell office:value-type="float" office:value="22.36221" calcext:value-type="float">
            <text:p>22.36221</text:p>
          </table:table-cell>
          <table:table-cell office:value-type="float" office:value="10.71502" calcext:value-type="float">
            <text:p>10.71502</text:p>
          </table:table-cell>
          <table:table-cell office:value-type="float" office:value="5.756468" calcext:value-type="float">
            <text:p>5.756468</text:p>
          </table:table-cell>
          <table:table-cell office:value-type="float" office:value="10.57119" calcext:value-type="float">
            <text:p>10.57119</text:p>
          </table:table-cell>
          <table:table-cell office:value-type="float" office:value="8.408972" calcext:value-type="float">
            <text:p>8.408972</text:p>
          </table:table-cell>
          <table:table-cell office:value-type="float" office:value="3.706285" calcext:value-type="float">
            <text:p>3.706285</text:p>
          </table:table-cell>
          <table:table-cell office:value-type="float" office:value="1.529891" calcext:value-type="float">
            <text:p>1.529891</text:p>
          </table:table-cell>
          <table:table-cell office:value-type="float" office:value="0.7298666" calcext:value-type="float">
            <text:p>0.7298666</text:p>
          </table:table-cell>
          <table:table-cell office:value-type="float" office:value="0.3608852" calcext:value-type="float">
            <text:p>0.3608852</text:p>
          </table:table-cell>
          <table:table-cell office:value-type="float" office:value="0.343401" calcext:value-type="float">
            <text:p>0.343401</text:p>
          </table:table-cell>
          <table:table-cell office:value-type="float" office:value="0" calcext:value-type="float">
            <text:p>0</text:p>
          </table:table-cell>
          <table:table-cell office:value-type="float" office:value="703.9098" calcext:value-type="float">
            <text:p>703.90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5719099" calcext:value-type="float">
            <text:p>-5.719099E-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2" calcext:value-type="float">
            <text:p>1032002</text:p>
          </table:table-cell>
          <table:table-cell office:value-type="float" office:value="23.69274" calcext:value-type="float">
            <text:p>23.69274</text:p>
          </table:table-cell>
          <table:table-cell office:value-type="float" office:value="1098.051" calcext:value-type="float">
            <text:p>1098.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07801" calcext:value-type="float">
            <text:p>0.4707801</text:p>
          </table:table-cell>
          <table:table-cell office:value-type="float" office:value="21.908" calcext:value-type="float">
            <text:p>21.908</text:p>
          </table:table-cell>
          <table:table-cell office:value-type="float" office:value="0" calcext:value-type="float">
            <text:p>0</text:p>
          </table:table-cell>
          <table:table-cell office:value-type="float" office:value="0.000000274506" calcext:value-type="float">
            <text:p>2.74506E-07</text:p>
          </table:table-cell>
          <table:table-cell office:value-type="float" office:value="0" calcext:value-type="float">
            <text:p>0</text:p>
          </table:table-cell>
          <table:table-cell office:value-type="float" office:value="-0.002117534" calcext:value-type="float">
            <text:p>-0.002117534</text:p>
          </table:table-cell>
          <table:table-cell office:value-type="float" office:value="-0.003478016" calcext:value-type="float">
            <text:p>-0.003478016</text:p>
          </table:table-cell>
          <table:table-cell office:value-type="float" office:value="0.001497887" calcext:value-type="float">
            <text:p>0.001497887</text:p>
          </table:table-cell>
          <table:table-cell office:value-type="float" office:value="0.00003073562" calcext:value-type="float">
            <text:p>3.073562E-05</text:p>
          </table:table-cell>
          <table:table-cell office:value-type="float" office:value="15.26572" calcext:value-type="float">
            <text:p>15.26572</text:p>
          </table:table-cell>
          <table:table-cell office:value-type="float" office:value="0.2644409" calcext:value-type="float">
            <text:p>0.2644409</text:p>
          </table:table-cell>
          <table:table-cell office:value-type="float" office:value="0.065718" calcext:value-type="float">
            <text:p>0.065718</text:p>
          </table:table-cell>
          <table:table-cell office:value-type="float" office:value="0.05620306" calcext:value-type="float">
            <text:p>0.05620306</text:p>
          </table:table-cell>
          <table:table-cell office:value-type="float" office:value="0.0476121" calcext:value-type="float">
            <text:p>0.0476121</text:p>
          </table:table-cell>
          <table:table-cell office:value-type="float" office:value="0.04759606" calcext:value-type="float">
            <text:p>0.04759606</text:p>
          </table:table-cell>
          <table:table-cell office:value-type="float" office:value="0.02290598" calcext:value-type="float">
            <text:p>0.02290598</text:p>
          </table:table-cell>
          <table:table-cell office:value-type="float" office:value="0.0156471" calcext:value-type="float">
            <text:p>0.0156471</text:p>
          </table:table-cell>
          <table:table-cell office:value-type="float" office:value="0.03355648" calcext:value-type="float">
            <text:p>0.03355648</text:p>
          </table:table-cell>
          <table:table-cell office:value-type="float" office:value="0.02715426" calcext:value-type="float">
            <text:p>0.02715426</text:p>
          </table:table-cell>
          <table:table-cell office:value-type="float" office:value="0.0233569" calcext:value-type="float">
            <text:p>0.0233569</text:p>
          </table:table-cell>
          <table:table-cell office:value-type="float" office:value="0.02141732" calcext:value-type="float">
            <text:p>0.02141732</text:p>
          </table:table-cell>
          <table:table-cell office:value-type="float" office:value="0.01802853" calcext:value-type="float">
            <text:p>0.01802853</text:p>
          </table:table-cell>
          <table:table-cell office:value-type="float" office:value="0.006816266" calcext:value-type="float">
            <text:p>0.006816266</text:p>
          </table:table-cell>
          <table:table-cell office:value-type="float" office:value="0.00715415" calcext:value-type="float">
            <text:p>0.00715415</text:p>
          </table:table-cell>
          <table:table-cell office:value-type="float" office:value="0" calcext:value-type="float">
            <text:p>0</text:p>
          </table:table-cell>
          <table:table-cell office:value-type="float" office:value="124.959" calcext:value-type="float">
            <text:p>124.959</text:p>
          </table:table-cell>
          <table:table-cell office:value-type="float" office:value="53.13514" calcext:value-type="float">
            <text:p>53.13514</text:p>
          </table:table-cell>
          <table:table-cell office:value-type="float" office:value="34.68275" calcext:value-type="float">
            <text:p>34.68275</text:p>
          </table:table-cell>
          <table:table-cell office:value-type="float" office:value="27.04417" calcext:value-type="float">
            <text:p>27.04417</text:p>
          </table:table-cell>
          <table:table-cell office:value-type="float" office:value="22.2528" calcext:value-type="float">
            <text:p>22.2528</text:p>
          </table:table-cell>
          <table:table-cell office:value-type="float" office:value="10.67659" calcext:value-type="float">
            <text:p>10.67659</text:p>
          </table:table-cell>
          <table:table-cell office:value-type="float" office:value="5.78381" calcext:value-type="float">
            <text:p>5.78381</text:p>
          </table:table-cell>
          <table:table-cell office:value-type="float" office:value="10.56559" calcext:value-type="float">
            <text:p>10.56559</text:p>
          </table:table-cell>
          <table:table-cell office:value-type="float" office:value="8.406129" calcext:value-type="float">
            <text:p>8.406129</text:p>
          </table:table-cell>
          <table:table-cell office:value-type="float" office:value="3.70741" calcext:value-type="float">
            <text:p>3.70741</text:p>
          </table:table-cell>
          <table:table-cell office:value-type="float" office:value="1.53061" calcext:value-type="float">
            <text:p>1.53061</text:p>
          </table:table-cell>
          <table:table-cell office:value-type="float" office:value="0.7300857" calcext:value-type="float">
            <text:p>0.7300857</text:p>
          </table:table-cell>
          <table:table-cell office:value-type="float" office:value="0.3607437" calcext:value-type="float">
            <text:p>0.3607437</text:p>
          </table:table-cell>
          <table:table-cell office:value-type="float" office:value="0.3433497" calcext:value-type="float">
            <text:p>0.3433497</text:p>
          </table:table-cell>
          <table:table-cell office:value-type="float" office:value="0" calcext:value-type="float">
            <text:p>0</text:p>
          </table:table-cell>
          <table:table-cell office:value-type="float" office:value="705.4044" calcext:value-type="float">
            <text:p>705.4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5762375" calcext:value-type="float">
            <text:p>-5.762375E-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2" calcext:value-type="float">
            <text:p>2032002</text:p>
          </table:table-cell>
          <table:table-cell office:value-type="float" office:value="23.68886" calcext:value-type="float">
            <text:p>23.68886</text:p>
          </table:table-cell>
          <table:table-cell office:value-type="float" office:value="1098.05" calcext:value-type="float">
            <text:p>1098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21028" calcext:value-type="float">
            <text:p>0.4721028</text:p>
          </table:table-cell>
          <table:table-cell office:value-type="float" office:value="21.91072" calcext:value-type="float">
            <text:p>21.91072</text:p>
          </table:table-cell>
          <table:table-cell office:value-type="float" office:value="0" calcext:value-type="float">
            <text:p>0</text:p>
          </table:table-cell>
          <table:table-cell office:value-type="float" office:value="0.0000002745437" calcext:value-type="float">
            <text:p>2.745437E-07</text:p>
          </table:table-cell>
          <table:table-cell office:value-type="float" office:value="0" calcext:value-type="float">
            <text:p>0</text:p>
          </table:table-cell>
          <table:table-cell office:value-type="float" office:value="-0.002117497" calcext:value-type="float">
            <text:p>-0.002117497</text:p>
          </table:table-cell>
          <table:table-cell office:value-type="float" office:value="-0.003501637" calcext:value-type="float">
            <text:p>-0.003501637</text:p>
          </table:table-cell>
          <table:table-cell office:value-type="float" office:value="0.00151813" calcext:value-type="float">
            <text:p>0.00151813</text:p>
          </table:table-cell>
          <table:table-cell office:value-type="float" office:value="0.00003091703" calcext:value-type="float">
            <text:p>3.091703E-05</text:p>
          </table:table-cell>
          <table:table-cell office:value-type="float" office:value="15.2888" calcext:value-type="float">
            <text:p>15.2888</text:p>
          </table:table-cell>
          <table:table-cell office:value-type="float" office:value="0.2613523" calcext:value-type="float">
            <text:p>0.2613523</text:p>
          </table:table-cell>
          <table:table-cell office:value-type="float" office:value="0.06936136" calcext:value-type="float">
            <text:p>0.06936136</text:p>
          </table:table-cell>
          <table:table-cell office:value-type="float" office:value="0.05812658" calcext:value-type="float">
            <text:p>0.05812658</text:p>
          </table:table-cell>
          <table:table-cell office:value-type="float" office:value="0.04905609" calcext:value-type="float">
            <text:p>0.04905609</text:p>
          </table:table-cell>
          <table:table-cell office:value-type="float" office:value="0.04901716" calcext:value-type="float">
            <text:p>0.04901716</text:p>
          </table:table-cell>
          <table:table-cell office:value-type="float" office:value="0.02333675" calcext:value-type="float">
            <text:p>0.02333675</text:p>
          </table:table-cell>
          <table:table-cell office:value-type="float" office:value="0.0158264" calcext:value-type="float">
            <text:p>0.0158264</text:p>
          </table:table-cell>
          <table:table-cell office:value-type="float" office:value="0.0335875" calcext:value-type="float">
            <text:p>0.0335875</text:p>
          </table:table-cell>
          <table:table-cell office:value-type="float" office:value="0.0271194" calcext:value-type="float">
            <text:p>0.0271194</text:p>
          </table:table-cell>
          <table:table-cell office:value-type="float" office:value="0.02333249" calcext:value-type="float">
            <text:p>0.02333249</text:p>
          </table:table-cell>
          <table:table-cell office:value-type="float" office:value="0.02141639" calcext:value-type="float">
            <text:p>0.02141639</text:p>
          </table:table-cell>
          <table:table-cell office:value-type="float" office:value="0.01803268" calcext:value-type="float">
            <text:p>0.01803268</text:p>
          </table:table-cell>
          <table:table-cell office:value-type="float" office:value="0.006815047" calcext:value-type="float">
            <text:p>0.006815047</text:p>
          </table:table-cell>
          <table:table-cell office:value-type="float" office:value="0.007152542" calcext:value-type="float">
            <text:p>0.007152542</text:p>
          </table:table-cell>
          <table:table-cell office:value-type="float" office:value="0" calcext:value-type="float">
            <text:p>0</text:p>
          </table:table-cell>
          <table:table-cell office:value-type="float" office:value="118.7188" calcext:value-type="float">
            <text:p>118.7188</text:p>
          </table:table-cell>
          <table:table-cell office:value-type="float" office:value="54.0172" calcext:value-type="float">
            <text:p>54.0172</text:p>
          </table:table-cell>
          <table:table-cell office:value-type="float" office:value="35.09587" calcext:value-type="float">
            <text:p>35.09587</text:p>
          </table:table-cell>
          <table:table-cell office:value-type="float" office:value="26.82593" calcext:value-type="float">
            <text:p>26.82593</text:p>
          </table:table-cell>
          <table:table-cell office:value-type="float" office:value="22.05837" calcext:value-type="float">
            <text:p>22.05837</text:p>
          </table:table-cell>
          <table:table-cell office:value-type="float" office:value="10.64036" calcext:value-type="float">
            <text:p>10.64036</text:p>
          </table:table-cell>
          <table:table-cell office:value-type="float" office:value="5.815405" calcext:value-type="float">
            <text:p>5.815405</text:p>
          </table:table-cell>
          <table:table-cell office:value-type="float" office:value="10.55984" calcext:value-type="float">
            <text:p>10.55984</text:p>
          </table:table-cell>
          <table:table-cell office:value-type="float" office:value="8.40309" calcext:value-type="float">
            <text:p>8.40309</text:p>
          </table:table-cell>
          <table:table-cell office:value-type="float" office:value="3.708449" calcext:value-type="float">
            <text:p>3.708449</text:p>
          </table:table-cell>
          <table:table-cell office:value-type="float" office:value="1.531323" calcext:value-type="float">
            <text:p>1.531323</text:p>
          </table:table-cell>
          <table:table-cell office:value-type="float" office:value="0.7302999" calcext:value-type="float">
            <text:p>0.7302999</text:p>
          </table:table-cell>
          <table:table-cell office:value-type="float" office:value="0.3606882" calcext:value-type="float">
            <text:p>0.3606882</text:p>
          </table:table-cell>
          <table:table-cell office:value-type="float" office:value="0.3433663" calcext:value-type="float">
            <text:p>0.3433663</text:p>
          </table:table-cell>
          <table:table-cell office:value-type="float" office:value="0" calcext:value-type="float">
            <text:p>0</text:p>
          </table:table-cell>
          <table:table-cell office:value-type="float" office:value="708.0476" calcext:value-type="float">
            <text:p>708.04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5806557" calcext:value-type="float">
            <text:p>-5.806557E-0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2" calcext:value-type="float">
            <text:p>3032002</text:p>
          </table:table-cell>
          <table:table-cell office:value-type="float" office:value="23.68428" calcext:value-type="float">
            <text:p>23.68428</text:p>
          </table:table-cell>
          <table:table-cell office:value-type="float" office:value="1098.048" calcext:value-type="float">
            <text:p>1098.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38749" calcext:value-type="float">
            <text:p>0.4738749</text:p>
          </table:table-cell>
          <table:table-cell office:value-type="float" office:value="21.9146" calcext:value-type="float">
            <text:p>21.9146</text:p>
          </table:table-cell>
          <table:table-cell office:value-type="float" office:value="0" calcext:value-type="float">
            <text:p>0</text:p>
          </table:table-cell>
          <table:table-cell office:value-type="float" office:value="0.0000002745472" calcext:value-type="float">
            <text:p>2.745472E-07</text:p>
          </table:table-cell>
          <table:table-cell office:value-type="float" office:value="0" calcext:value-type="float">
            <text:p>0</text:p>
          </table:table-cell>
          <table:table-cell office:value-type="float" office:value="-0.002117493" calcext:value-type="float">
            <text:p>-0.002117493</text:p>
          </table:table-cell>
          <table:table-cell office:value-type="float" office:value="-0.003518902" calcext:value-type="float">
            <text:p>-0.003518902</text:p>
          </table:table-cell>
          <table:table-cell office:value-type="float" office:value="0.001541066" calcext:value-type="float">
            <text:p>0.001541066</text:p>
          </table:table-cell>
          <table:table-cell office:value-type="float" office:value="0.00003107917" calcext:value-type="float">
            <text:p>3.107917E-05</text:p>
          </table:table-cell>
          <table:table-cell office:value-type="float" office:value="15.30005" calcext:value-type="float">
            <text:p>15.30005</text:p>
          </table:table-cell>
          <table:table-cell office:value-type="float" office:value="0.2510814" calcext:value-type="float">
            <text:p>0.2510814</text:p>
          </table:table-cell>
          <table:table-cell office:value-type="float" office:value="0.07303903" calcext:value-type="float">
            <text:p>0.07303903</text:p>
          </table:table-cell>
          <table:table-cell office:value-type="float" office:value="0.05960165" calcext:value-type="float">
            <text:p>0.05960165</text:p>
          </table:table-cell>
          <table:table-cell office:value-type="float" office:value="0.05041903" calcext:value-type="float">
            <text:p>0.05041903</text:p>
          </table:table-cell>
          <table:table-cell office:value-type="float" office:value="0.05039286" calcext:value-type="float">
            <text:p>0.05039286</text:p>
          </table:table-cell>
          <table:table-cell office:value-type="float" office:value="0.02376207" calcext:value-type="float">
            <text:p>0.02376207</text:p>
          </table:table-cell>
          <table:table-cell office:value-type="float" office:value="0.01602608" calcext:value-type="float">
            <text:p>0.01602608</text:p>
          </table:table-cell>
          <table:table-cell office:value-type="float" office:value="0.0336469" calcext:value-type="float">
            <text:p>0.0336469</text:p>
          </table:table-cell>
          <table:table-cell office:value-type="float" office:value="0.02709997" calcext:value-type="float">
            <text:p>0.02709997</text:p>
          </table:table-cell>
          <table:table-cell office:value-type="float" office:value="0.02331196" calcext:value-type="float">
            <text:p>0.02331196</text:p>
          </table:table-cell>
          <table:table-cell office:value-type="float" office:value="0.02141554" calcext:value-type="float">
            <text:p>0.02141554</text:p>
          </table:table-cell>
          <table:table-cell office:value-type="float" office:value="0.01803658" calcext:value-type="float">
            <text:p>0.01803658</text:p>
          </table:table-cell>
          <table:table-cell office:value-type="float" office:value="0.006813857" calcext:value-type="float">
            <text:p>0.006813857</text:p>
          </table:table-cell>
          <table:table-cell office:value-type="float" office:value="0.007149285" calcext:value-type="float">
            <text:p>0.007149285</text:p>
          </table:table-cell>
          <table:table-cell office:value-type="float" office:value="0" calcext:value-type="float">
            <text:p>0</text:p>
          </table:table-cell>
          <table:table-cell office:value-type="float" office:value="108.0023" calcext:value-type="float">
            <text:p>108.0023</text:p>
          </table:table-cell>
          <table:table-cell office:value-type="float" office:value="54.56086" calcext:value-type="float">
            <text:p>54.56086</text:p>
          </table:table-cell>
          <table:table-cell office:value-type="float" office:value="35.34662" calcext:value-type="float">
            <text:p>35.34662</text:p>
          </table:table-cell>
          <table:table-cell office:value-type="float" office:value="26.71675" calcext:value-type="float">
            <text:p>26.71675</text:p>
          </table:table-cell>
          <table:table-cell office:value-type="float" office:value="21.94351" calcext:value-type="float">
            <text:p>21.94351</text:p>
          </table:table-cell>
          <table:table-cell office:value-type="float" office:value="10.60309" calcext:value-type="float">
            <text:p>10.60309</text:p>
          </table:table-cell>
          <table:table-cell office:value-type="float" office:value="5.845042" calcext:value-type="float">
            <text:p>5.845042</text:p>
          </table:table-cell>
          <table:table-cell office:value-type="float" office:value="10.5544" calcext:value-type="float">
            <text:p>10.5544</text:p>
          </table:table-cell>
          <table:table-cell office:value-type="float" office:value="8.399891" calcext:value-type="float">
            <text:p>8.399891</text:p>
          </table:table-cell>
          <table:table-cell office:value-type="float" office:value="3.70941" calcext:value-type="float">
            <text:p>3.70941</text:p>
          </table:table-cell>
          <table:table-cell office:value-type="float" office:value="1.532027" calcext:value-type="float">
            <text:p>1.532027</text:p>
          </table:table-cell>
          <table:table-cell office:value-type="float" office:value="0.7305134" calcext:value-type="float">
            <text:p>0.7305134</text:p>
          </table:table-cell>
          <table:table-cell office:value-type="float" office:value="0.3606463" calcext:value-type="float">
            <text:p>0.3606463</text:p>
          </table:table-cell>
          <table:table-cell office:value-type="float" office:value="0.3432943" calcext:value-type="float">
            <text:p>0.3432943</text:p>
          </table:table-cell>
          <table:table-cell office:value-type="float" office:value="0" calcext:value-type="float">
            <text:p>0</text:p>
          </table:table-cell>
          <table:table-cell office:value-type="float" office:value="711.3796" calcext:value-type="float">
            <text:p>711.37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584526" calcext:value-type="float">
            <text:p>-5.84526E-0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2" calcext:value-type="float">
            <text:p>4032002</text:p>
          </table:table-cell>
          <table:table-cell office:value-type="float" office:value="23.69753" calcext:value-type="float">
            <text:p>23.69753</text:p>
          </table:table-cell>
          <table:table-cell office:value-type="float" office:value="1098.057" calcext:value-type="float">
            <text:p>1098.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83079" calcext:value-type="float">
            <text:p>0.4683079</text:p>
          </table:table-cell>
          <table:table-cell office:value-type="float" office:value="21.89809" calcext:value-type="float">
            <text:p>21.89809</text:p>
          </table:table-cell>
          <table:table-cell office:value-type="float" office:value="0" calcext:value-type="float">
            <text:p>0</text:p>
          </table:table-cell>
          <table:table-cell office:value-type="float" office:value="0.0000002746453" calcext:value-type="float">
            <text:p>2.746453E-07</text:p>
          </table:table-cell>
          <table:table-cell office:value-type="float" office:value="0" calcext:value-type="float">
            <text:p>0</text:p>
          </table:table-cell>
          <table:table-cell office:value-type="float" office:value="-0.002117394" calcext:value-type="float">
            <text:p>-0.002117394</text:p>
          </table:table-cell>
          <table:table-cell office:value-type="float" office:value="-0.003741075" calcext:value-type="float">
            <text:p>-0.003741075</text:p>
          </table:table-cell>
          <table:table-cell office:value-type="float" office:value="0.001564776" calcext:value-type="float">
            <text:p>0.001564776</text:p>
          </table:table-cell>
          <table:table-cell office:value-type="float" office:value="0.00003122466" calcext:value-type="float">
            <text:p>3.122466E-05</text:p>
          </table:table-cell>
          <table:table-cell office:value-type="float" office:value="15.46841" calcext:value-type="float">
            <text:p>15.46841</text:p>
          </table:table-cell>
          <table:table-cell office:value-type="float" office:value="0.2354161" calcext:value-type="float">
            <text:p>0.2354161</text:p>
          </table:table-cell>
          <table:table-cell office:value-type="float" office:value="0.07498898" calcext:value-type="float">
            <text:p>0.07498898</text:p>
          </table:table-cell>
          <table:table-cell office:value-type="float" office:value="0.06115999" calcext:value-type="float">
            <text:p>0.06115999</text:p>
          </table:table-cell>
          <table:table-cell office:value-type="float" office:value="0.05174192" calcext:value-type="float">
            <text:p>0.05174192</text:p>
          </table:table-cell>
          <table:table-cell office:value-type="float" office:value="0.05163451" calcext:value-type="float">
            <text:p>0.05163451</text:p>
          </table:table-cell>
          <table:table-cell office:value-type="float" office:value="0.02415867" calcext:value-type="float">
            <text:p>0.02415867</text:p>
          </table:table-cell>
          <table:table-cell office:value-type="float" office:value="0.01622552" calcext:value-type="float">
            <text:p>0.01622552</text:p>
          </table:table-cell>
          <table:table-cell office:value-type="float" office:value="0.03372587" calcext:value-type="float">
            <text:p>0.03372587</text:p>
          </table:table-cell>
          <table:table-cell office:value-type="float" office:value="0.02709428" calcext:value-type="float">
            <text:p>0.02709428</text:p>
          </table:table-cell>
          <table:table-cell office:value-type="float" office:value="0.0232955" calcext:value-type="float">
            <text:p>0.0232955</text:p>
          </table:table-cell>
          <table:table-cell office:value-type="float" office:value="0.02141492" calcext:value-type="float">
            <text:p>0.02141492</text:p>
          </table:table-cell>
          <table:table-cell office:value-type="float" office:value="0.01804035" calcext:value-type="float">
            <text:p>0.01804035</text:p>
          </table:table-cell>
          <table:table-cell office:value-type="float" office:value="0.006812809" calcext:value-type="float">
            <text:p>0.006812809</text:p>
          </table:table-cell>
          <table:table-cell office:value-type="float" office:value="0.007151804" calcext:value-type="float">
            <text:p>0.007151804</text:p>
          </table:table-cell>
          <table:table-cell office:value-type="float" office:value="0" calcext:value-type="float">
            <text:p>0</text:p>
          </table:table-cell>
          <table:table-cell office:value-type="float" office:value="129.7031" calcext:value-type="float">
            <text:p>129.7031</text:p>
          </table:table-cell>
          <table:table-cell office:value-type="float" office:value="55.53026" calcext:value-type="float">
            <text:p>55.53026</text:p>
          </table:table-cell>
          <table:table-cell office:value-type="float" office:value="35.60506" calcext:value-type="float">
            <text:p>35.60506</text:p>
          </table:table-cell>
          <table:table-cell office:value-type="float" office:value="26.81334" calcext:value-type="float">
            <text:p>26.81334</text:p>
          </table:table-cell>
          <table:table-cell office:value-type="float" office:value="21.82815" calcext:value-type="float">
            <text:p>21.82815</text:p>
          </table:table-cell>
          <table:table-cell office:value-type="float" office:value="10.5679" calcext:value-type="float">
            <text:p>10.5679</text:p>
          </table:table-cell>
          <table:table-cell office:value-type="float" office:value="5.873184" calcext:value-type="float">
            <text:p>5.873184</text:p>
          </table:table-cell>
          <table:table-cell office:value-type="float" office:value="10.5488" calcext:value-type="float">
            <text:p>10.5488</text:p>
          </table:table-cell>
          <table:table-cell office:value-type="float" office:value="8.396554" calcext:value-type="float">
            <text:p>8.396554</text:p>
          </table:table-cell>
          <table:table-cell office:value-type="float" office:value="3.710299" calcext:value-type="float">
            <text:p>3.710299</text:p>
          </table:table-cell>
          <table:table-cell office:value-type="float" office:value="1.532705" calcext:value-type="float">
            <text:p>1.532705</text:p>
          </table:table-cell>
          <table:table-cell office:value-type="float" office:value="0.7307294" calcext:value-type="float">
            <text:p>0.7307294</text:p>
          </table:table-cell>
          <table:table-cell office:value-type="float" office:value="0.3606408" calcext:value-type="float">
            <text:p>0.3606408</text:p>
          </table:table-cell>
          <table:table-cell office:value-type="float" office:value="0.343471" calcext:value-type="float">
            <text:p>0.343471</text:p>
          </table:table-cell>
          <table:table-cell office:value-type="float" office:value="0" calcext:value-type="float">
            <text:p>0</text:p>
          </table:table-cell>
          <table:table-cell office:value-type="float" office:value="704.8889" calcext:value-type="float">
            <text:p>704.88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6050033" calcext:value-type="float">
            <text:p>-6.050033E-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2" calcext:value-type="float">
            <text:p>5032002</text:p>
          </table:table-cell>
          <table:table-cell office:value-type="float" office:value="23.69395" calcext:value-type="float">
            <text:p>23.69395</text:p>
          </table:table-cell>
          <table:table-cell office:value-type="float" office:value="1098.069" calcext:value-type="float">
            <text:p>1098.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03219" calcext:value-type="float">
            <text:p>0.4703219</text:p>
          </table:table-cell>
          <table:table-cell office:value-type="float" office:value="21.88509" calcext:value-type="float">
            <text:p>21.88509</text:p>
          </table:table-cell>
          <table:table-cell office:value-type="float" office:value="0" calcext:value-type="float">
            <text:p>0</text:p>
          </table:table-cell>
          <table:table-cell office:value-type="float" office:value="0.0000002746453" calcext:value-type="float">
            <text:p>2.746453E-07</text:p>
          </table:table-cell>
          <table:table-cell office:value-type="float" office:value="0" calcext:value-type="float">
            <text:p>0</text:p>
          </table:table-cell>
          <table:table-cell office:value-type="float" office:value="-0.002117394" calcext:value-type="float">
            <text:p>-0.002117394</text:p>
          </table:table-cell>
          <table:table-cell office:value-type="float" office:value="-0.004385178" calcext:value-type="float">
            <text:p>-0.004385178</text:p>
          </table:table-cell>
          <table:table-cell office:value-type="float" office:value="0.001587567" calcext:value-type="float">
            <text:p>0.001587567</text:p>
          </table:table-cell>
          <table:table-cell office:value-type="float" office:value="0.00003135376" calcext:value-type="float">
            <text:p>3.135376E-05</text:p>
          </table:table-cell>
          <table:table-cell office:value-type="float" office:value="15.64413" calcext:value-type="float">
            <text:p>15.64413</text:p>
          </table:table-cell>
          <table:table-cell office:value-type="float" office:value="0.186853" calcext:value-type="float">
            <text:p>0.186853</text:p>
          </table:table-cell>
          <table:table-cell office:value-type="float" office:value="0.06998874" calcext:value-type="float">
            <text:p>0.06998874</text:p>
          </table:table-cell>
          <table:table-cell office:value-type="float" office:value="0.06205647" calcext:value-type="float">
            <text:p>0.06205647</text:p>
          </table:table-cell>
          <table:table-cell office:value-type="float" office:value="0.05241777" calcext:value-type="float">
            <text:p>0.05241777</text:p>
          </table:table-cell>
          <table:table-cell office:value-type="float" office:value="0.05242249" calcext:value-type="float">
            <text:p>0.05242249</text:p>
          </table:table-cell>
          <table:table-cell office:value-type="float" office:value="0.02445892" calcext:value-type="float">
            <text:p>0.02445892</text:p>
          </table:table-cell>
          <table:table-cell office:value-type="float" office:value="0.01638648" calcext:value-type="float">
            <text:p>0.01638648</text:p>
          </table:table-cell>
          <table:table-cell office:value-type="float" office:value="0.0338143" calcext:value-type="float">
            <text:p>0.0338143</text:p>
          </table:table-cell>
          <table:table-cell office:value-type="float" office:value="0.02710036" calcext:value-type="float">
            <text:p>0.02710036</text:p>
          </table:table-cell>
          <table:table-cell office:value-type="float" office:value="0.02328314" calcext:value-type="float">
            <text:p>0.02328314</text:p>
          </table:table-cell>
          <table:table-cell office:value-type="float" office:value="0.02141466" calcext:value-type="float">
            <text:p>0.02141466</text:p>
          </table:table-cell>
          <table:table-cell office:value-type="float" office:value="0.01804403" calcext:value-type="float">
            <text:p>0.01804403</text:p>
          </table:table-cell>
          <table:table-cell office:value-type="float" office:value="0.006812926" calcext:value-type="float">
            <text:p>0.006812926</text:p>
          </table:table-cell>
          <table:table-cell office:value-type="float" office:value="0.007156926" calcext:value-type="float">
            <text:p>0.007156926</text:p>
          </table:table-cell>
          <table:table-cell office:value-type="float" office:value="0" calcext:value-type="float">
            <text:p>0</text:p>
          </table:table-cell>
          <table:table-cell office:value-type="float" office:value="95.14902" calcext:value-type="float">
            <text:p>95.14902</text:p>
          </table:table-cell>
          <table:table-cell office:value-type="float" office:value="55.24662" calcext:value-type="float">
            <text:p>55.24662</text:p>
          </table:table-cell>
          <table:table-cell office:value-type="float" office:value="35.82372" calcext:value-type="float">
            <text:p>35.82372</text:p>
          </table:table-cell>
          <table:table-cell office:value-type="float" office:value="26.80178" calcext:value-type="float">
            <text:p>26.80178</text:p>
          </table:table-cell>
          <table:table-cell office:value-type="float" office:value="21.78064" calcext:value-type="float">
            <text:p>21.78064</text:p>
          </table:table-cell>
          <table:table-cell office:value-type="float" office:value="10.53591" calcext:value-type="float">
            <text:p>10.53591</text:p>
          </table:table-cell>
          <table:table-cell office:value-type="float" office:value="5.896845" calcext:value-type="float">
            <text:p>5.896845</text:p>
          </table:table-cell>
          <table:table-cell office:value-type="float" office:value="10.5435" calcext:value-type="float">
            <text:p>10.5435</text:p>
          </table:table-cell>
          <table:table-cell office:value-type="float" office:value="8.393567" calcext:value-type="float">
            <text:p>8.393567</text:p>
          </table:table-cell>
          <table:table-cell office:value-type="float" office:value="3.71112" calcext:value-type="float">
            <text:p>3.71112</text:p>
          </table:table-cell>
          <table:table-cell office:value-type="float" office:value="1.533375" calcext:value-type="float">
            <text:p>1.533375</text:p>
          </table:table-cell>
          <table:table-cell office:value-type="float" office:value="0.7309546" calcext:value-type="float">
            <text:p>0.7309546</text:p>
          </table:table-cell>
          <table:table-cell office:value-type="float" office:value="0.3609074" calcext:value-type="float">
            <text:p>0.3609074</text:p>
          </table:table-cell>
          <table:table-cell office:value-type="float" office:value="0.3435501" calcext:value-type="float">
            <text:p>0.3435501</text:p>
          </table:table-cell>
          <table:table-cell office:value-type="float" office:value="0" calcext:value-type="float">
            <text:p>0</text:p>
          </table:table-cell>
          <table:table-cell office:value-type="float" office:value="714.605" calcext:value-type="float">
            <text:p>714.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191548" calcext:value-type="float">
            <text:p>-0.0001915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2" calcext:value-type="float">
            <text:p>6032002</text:p>
          </table:table-cell>
          <table:table-cell office:value-type="float" office:value="23.68423" calcext:value-type="float">
            <text:p>23.68423</text:p>
          </table:table-cell>
          <table:table-cell office:value-type="float" office:value="1098.068" calcext:value-type="float">
            <text:p>1098.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46731" calcext:value-type="float">
            <text:p>0.4746731</text:p>
          </table:table-cell>
          <table:table-cell office:value-type="float" office:value="21.89092" calcext:value-type="float">
            <text:p>21.89092</text:p>
          </table:table-cell>
          <table:table-cell office:value-type="float" office:value="0" calcext:value-type="float">
            <text:p>0</text:p>
          </table:table-cell>
          <table:table-cell office:value-type="float" office:value="0.0000002746453" calcext:value-type="float">
            <text:p>2.746453E-07</text:p>
          </table:table-cell>
          <table:table-cell office:value-type="float" office:value="0" calcext:value-type="float">
            <text:p>0</text:p>
          </table:table-cell>
          <table:table-cell office:value-type="float" office:value="-0.002117394" calcext:value-type="float">
            <text:p>-0.002117394</text:p>
          </table:table-cell>
          <table:table-cell office:value-type="float" office:value="-0.004392268" calcext:value-type="float">
            <text:p>-0.004392268</text:p>
          </table:table-cell>
          <table:table-cell office:value-type="float" office:value="0.001615421" calcext:value-type="float">
            <text:p>0.001615421</text:p>
          </table:table-cell>
          <table:table-cell office:value-type="float" office:value="0.00003146972" calcext:value-type="float">
            <text:p>3.146972E-05</text:p>
          </table:table-cell>
          <table:table-cell office:value-type="float" office:value="15.63554" calcext:value-type="float">
            <text:p>15.63554</text:p>
          </table:table-cell>
          <table:table-cell office:value-type="float" office:value="0.1999376" calcext:value-type="float">
            <text:p>0.1999376</text:p>
          </table:table-cell>
          <table:table-cell office:value-type="float" office:value="0.07154057" calcext:value-type="float">
            <text:p>0.07154057</text:p>
          </table:table-cell>
          <table:table-cell office:value-type="float" office:value="0.0629153" calcext:value-type="float">
            <text:p>0.0629153</text:p>
          </table:table-cell>
          <table:table-cell office:value-type="float" office:value="0.05313632" calcext:value-type="float">
            <text:p>0.05313632</text:p>
          </table:table-cell>
          <table:table-cell office:value-type="float" office:value="0.05308875" calcext:value-type="float">
            <text:p>0.05308875</text:p>
          </table:table-cell>
          <table:table-cell office:value-type="float" office:value="0.02471553" calcext:value-type="float">
            <text:p>0.02471553</text:p>
          </table:table-cell>
          <table:table-cell office:value-type="float" office:value="0.01652514" calcext:value-type="float">
            <text:p>0.01652514</text:p>
          </table:table-cell>
          <table:table-cell office:value-type="float" office:value="0.03389747" calcext:value-type="float">
            <text:p>0.03389747</text:p>
          </table:table-cell>
          <table:table-cell office:value-type="float" office:value="0.02711329" calcext:value-type="float">
            <text:p>0.02711329</text:p>
          </table:table-cell>
          <table:table-cell office:value-type="float" office:value="0.02327443" calcext:value-type="float">
            <text:p>0.02327443</text:p>
          </table:table-cell>
          <table:table-cell office:value-type="float" office:value="0.02141484" calcext:value-type="float">
            <text:p>0.02141484</text:p>
          </table:table-cell>
          <table:table-cell office:value-type="float" office:value="0.01804763" calcext:value-type="float">
            <text:p>0.01804763</text:p>
          </table:table-cell>
          <table:table-cell office:value-type="float" office:value="0.006811923" calcext:value-type="float">
            <text:p>0.006811923</text:p>
          </table:table-cell>
          <table:table-cell office:value-type="float" office:value="0.007155994" calcext:value-type="float">
            <text:p>0.007155994</text:p>
          </table:table-cell>
          <table:table-cell office:value-type="float" office:value="0" calcext:value-type="float">
            <text:p>0</text:p>
          </table:table-cell>
          <table:table-cell office:value-type="float" office:value="101.6855" calcext:value-type="float">
            <text:p>101.6855</text:p>
          </table:table-cell>
          <table:table-cell office:value-type="float" office:value="54.57336" calcext:value-type="float">
            <text:p>54.57336</text:p>
          </table:table-cell>
          <table:table-cell office:value-type="float" office:value="35.51607" calcext:value-type="float">
            <text:p>35.51607</text:p>
          </table:table-cell>
          <table:table-cell office:value-type="float" office:value="26.91317" calcext:value-type="float">
            <text:p>26.91317</text:p>
          </table:table-cell>
          <table:table-cell office:value-type="float" office:value="21.74104" calcext:value-type="float">
            <text:p>21.74104</text:p>
          </table:table-cell>
          <table:table-cell office:value-type="float" office:value="10.50826" calcext:value-type="float">
            <text:p>10.50826</text:p>
          </table:table-cell>
          <table:table-cell office:value-type="float" office:value="5.922618" calcext:value-type="float">
            <text:p>5.922618</text:p>
          </table:table-cell>
          <table:table-cell office:value-type="float" office:value="10.53772" calcext:value-type="float">
            <text:p>10.53772</text:p>
          </table:table-cell>
          <table:table-cell office:value-type="float" office:value="8.390378" calcext:value-type="float">
            <text:p>8.390378</text:p>
          </table:table-cell>
          <table:table-cell office:value-type="float" office:value="3.711875" calcext:value-type="float">
            <text:p>3.711875</text:p>
          </table:table-cell>
          <table:table-cell office:value-type="float" office:value="1.534027" calcext:value-type="float">
            <text:p>1.534027</text:p>
          </table:table-cell>
          <table:table-cell office:value-type="float" office:value="0.7311836" calcext:value-type="float">
            <text:p>0.7311836</text:p>
          </table:table-cell>
          <table:table-cell office:value-type="float" office:value="0.3608997" calcext:value-type="float">
            <text:p>0.3608997</text:p>
          </table:table-cell>
          <table:table-cell office:value-type="float" office:value="0.3435507" calcext:value-type="float">
            <text:p>0.3435507</text:p>
          </table:table-cell>
          <table:table-cell office:value-type="float" office:value="0" calcext:value-type="float">
            <text:p>0</text:p>
          </table:table-cell>
          <table:table-cell office:value-type="float" office:value="722.4167" calcext:value-type="float">
            <text:p>722.41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1919217" calcext:value-type="float">
            <text:p>-0.000191921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2" calcext:value-type="float">
            <text:p>7032002</text:p>
          </table:table-cell>
          <table:table-cell office:value-type="float" office:value="23.67577" calcext:value-type="float">
            <text:p>23.67577</text:p>
          </table:table-cell>
          <table:table-cell office:value-type="float" office:value="1098.067" calcext:value-type="float">
            <text:p>1098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81235" calcext:value-type="float">
            <text:p>0.4781235</text:p>
          </table:table-cell>
          <table:table-cell office:value-type="float" office:value="21.89672" calcext:value-type="float">
            <text:p>21.89672</text:p>
          </table:table-cell>
          <table:table-cell office:value-type="float" office:value="0" calcext:value-type="float">
            <text:p>0</text:p>
          </table:table-cell>
          <table:table-cell office:value-type="float" office:value="0.0000002748502" calcext:value-type="float">
            <text:p>2.748502E-07</text:p>
          </table:table-cell>
          <table:table-cell office:value-type="float" office:value="0" calcext:value-type="float">
            <text:p>0</text:p>
          </table:table-cell>
          <table:table-cell office:value-type="float" office:value="-0.002117182" calcext:value-type="float">
            <text:p>-0.002117182</text:p>
          </table:table-cell>
          <table:table-cell office:value-type="float" office:value="-0.004400253" calcext:value-type="float">
            <text:p>-0.004400253</text:p>
          </table:table-cell>
          <table:table-cell office:value-type="float" office:value="0.001642684" calcext:value-type="float">
            <text:p>0.001642684</text:p>
          </table:table-cell>
          <table:table-cell office:value-type="float" office:value="0.00003157633" calcext:value-type="float">
            <text:p>3.157633E-05</text:p>
          </table:table-cell>
          <table:table-cell office:value-type="float" office:value="15.62744" calcext:value-type="float">
            <text:p>15.62744</text:p>
          </table:table-cell>
          <table:table-cell office:value-type="float" office:value="0.2745061" calcext:value-type="float">
            <text:p>0.2745061</text:p>
          </table:table-cell>
          <table:table-cell office:value-type="float" office:value="0.07264767" calcext:value-type="float">
            <text:p>0.07264767</text:p>
          </table:table-cell>
          <table:table-cell office:value-type="float" office:value="0.06360042" calcext:value-type="float">
            <text:p>0.06360042</text:p>
          </table:table-cell>
          <table:table-cell office:value-type="float" office:value="0.05369419" calcext:value-type="float">
            <text:p>0.05369419</text:p>
          </table:table-cell>
          <table:table-cell office:value-type="float" office:value="0.0537054" calcext:value-type="float">
            <text:p>0.0537054</text:p>
          </table:table-cell>
          <table:table-cell office:value-type="float" office:value="0.02496162" calcext:value-type="float">
            <text:p>0.02496162</text:p>
          </table:table-cell>
          <table:table-cell office:value-type="float" office:value="0.01666097" calcext:value-type="float">
            <text:p>0.01666097</text:p>
          </table:table-cell>
          <table:table-cell office:value-type="float" office:value="0.03398178" calcext:value-type="float">
            <text:p>0.03398178</text:p>
          </table:table-cell>
          <table:table-cell office:value-type="float" office:value="0.02713056" calcext:value-type="float">
            <text:p>0.02713056</text:p>
          </table:table-cell>
          <table:table-cell office:value-type="float" office:value="0.02326885" calcext:value-type="float">
            <text:p>0.02326885</text:p>
          </table:table-cell>
          <table:table-cell office:value-type="float" office:value="0.02141551" calcext:value-type="float">
            <text:p>0.02141551</text:p>
          </table:table-cell>
          <table:table-cell office:value-type="float" office:value="0.01805126" calcext:value-type="float">
            <text:p>0.01805126</text:p>
          </table:table-cell>
          <table:table-cell office:value-type="float" office:value="0.006810807" calcext:value-type="float">
            <text:p>0.006810807</text:p>
          </table:table-cell>
          <table:table-cell office:value-type="float" office:value="0.007154543" calcext:value-type="float">
            <text:p>0.007154543</text:p>
          </table:table-cell>
          <table:table-cell office:value-type="float" office:value="0" calcext:value-type="float">
            <text:p>0</text:p>
          </table:table-cell>
          <table:table-cell office:value-type="float" office:value="120.6714" calcext:value-type="float">
            <text:p>120.6714</text:p>
          </table:table-cell>
          <table:table-cell office:value-type="float" office:value="54.5033" calcext:value-type="float">
            <text:p>54.5033</text:p>
          </table:table-cell>
          <table:table-cell office:value-type="float" office:value="35.58291" calcext:value-type="float">
            <text:p>35.58291</text:p>
          </table:table-cell>
          <table:table-cell office:value-type="float" office:value="26.85559" calcext:value-type="float">
            <text:p>26.85559</text:p>
          </table:table-cell>
          <table:table-cell office:value-type="float" office:value="21.70564" calcext:value-type="float">
            <text:p>21.70564</text:p>
          </table:table-cell>
          <table:table-cell office:value-type="float" office:value="10.48516" calcext:value-type="float">
            <text:p>10.48516</text:p>
          </table:table-cell>
          <table:table-cell office:value-type="float" office:value="5.949028" calcext:value-type="float">
            <text:p>5.949028</text:p>
          </table:table-cell>
          <table:table-cell office:value-type="float" office:value="10.53186" calcext:value-type="float">
            <text:p>10.53186</text:p>
          </table:table-cell>
          <table:table-cell office:value-type="float" office:value="8.387037" calcext:value-type="float">
            <text:p>8.387037</text:p>
          </table:table-cell>
          <table:table-cell office:value-type="float" office:value="3.712571" calcext:value-type="float">
            <text:p>3.712571</text:p>
          </table:table-cell>
          <table:table-cell office:value-type="float" office:value="1.53467" calcext:value-type="float">
            <text:p>1.53467</text:p>
          </table:table-cell>
          <table:table-cell office:value-type="float" office:value="0.7314088" calcext:value-type="float">
            <text:p>0.7314088</text:p>
          </table:table-cell>
          <table:table-cell office:value-type="float" office:value="0.3608655" calcext:value-type="float">
            <text:p>0.3608655</text:p>
          </table:table-cell>
          <table:table-cell office:value-type="float" office:value="0.3435505" calcext:value-type="float">
            <text:p>0.3435505</text:p>
          </table:table-cell>
          <table:table-cell office:value-type="float" office:value="0" calcext:value-type="float">
            <text:p>0</text:p>
          </table:table-cell>
          <table:table-cell office:value-type="float" office:value="727.4321" calcext:value-type="float">
            <text:p>727.4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1922855" calcext:value-type="float">
            <text:p>-0.000192285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2" calcext:value-type="float">
            <text:p>8032002</text:p>
          </table:table-cell>
          <table:table-cell office:value-type="float" office:value="23.66759" calcext:value-type="float">
            <text:p>23.66759</text:p>
          </table:table-cell>
          <table:table-cell office:value-type="float" office:value="1098.065" calcext:value-type="float">
            <text:p>1098.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13292" calcext:value-type="float">
            <text:p>0.4813292</text:p>
          </table:table-cell>
          <table:table-cell office:value-type="float" office:value="21.90303" calcext:value-type="float">
            <text:p>21.90303</text:p>
          </table:table-cell>
          <table:table-cell office:value-type="float" office:value="0" calcext:value-type="float">
            <text:p>0</text:p>
          </table:table-cell>
          <table:table-cell office:value-type="float" office:value="0.0000002748502" calcext:value-type="float">
            <text:p>2.748502E-07</text:p>
          </table:table-cell>
          <table:table-cell office:value-type="float" office:value="0" calcext:value-type="float">
            <text:p>0</text:p>
          </table:table-cell>
          <table:table-cell office:value-type="float" office:value="-0.002117182" calcext:value-type="float">
            <text:p>-0.002117182</text:p>
          </table:table-cell>
          <table:table-cell office:value-type="float" office:value="-0.004405093" calcext:value-type="float">
            <text:p>-0.004405093</text:p>
          </table:table-cell>
          <table:table-cell office:value-type="float" office:value="0.00166726" calcext:value-type="float">
            <text:p>0.00166726</text:p>
          </table:table-cell>
          <table:table-cell office:value-type="float" office:value="0.00003167948" calcext:value-type="float">
            <text:p>3.167948E-05</text:p>
          </table:table-cell>
          <table:table-cell office:value-type="float" office:value="15.61577" calcext:value-type="float">
            <text:p>15.61577</text:p>
          </table:table-cell>
          <table:table-cell office:value-type="float" office:value="0.2763773" calcext:value-type="float">
            <text:p>0.2763773</text:p>
          </table:table-cell>
          <table:table-cell office:value-type="float" office:value="0.07396528" calcext:value-type="float">
            <text:p>0.07396528</text:p>
          </table:table-cell>
          <table:table-cell office:value-type="float" office:value="0.06411829" calcext:value-type="float">
            <text:p>0.06411829</text:p>
          </table:table-cell>
          <table:table-cell office:value-type="float" office:value="0.05410148" calcext:value-type="float">
            <text:p>0.05410148</text:p>
          </table:table-cell>
          <table:table-cell office:value-type="float" office:value="0.05420567" calcext:value-type="float">
            <text:p>0.05420567</text:p>
          </table:table-cell>
          <table:table-cell office:value-type="float" office:value="0.02518131" calcext:value-type="float">
            <text:p>0.02518131</text:p>
          </table:table-cell>
          <table:table-cell office:value-type="float" office:value="0.01678806" calcext:value-type="float">
            <text:p>0.01678806</text:p>
          </table:table-cell>
          <table:table-cell office:value-type="float" office:value="0.03406749" calcext:value-type="float">
            <text:p>0.03406749</text:p>
          </table:table-cell>
          <table:table-cell office:value-type="float" office:value="0.02715141" calcext:value-type="float">
            <text:p>0.02715141</text:p>
          </table:table-cell>
          <table:table-cell office:value-type="float" office:value="0.02326587" calcext:value-type="float">
            <text:p>0.02326587</text:p>
          </table:table-cell>
          <table:table-cell office:value-type="float" office:value="0.02141663" calcext:value-type="float">
            <text:p>0.02141663</text:p>
          </table:table-cell>
          <table:table-cell office:value-type="float" office:value="0.01805481" calcext:value-type="float">
            <text:p>0.01805481</text:p>
          </table:table-cell>
          <table:table-cell office:value-type="float" office:value="0.006809825" calcext:value-type="float">
            <text:p>0.006809825</text:p>
          </table:table-cell>
          <table:table-cell office:value-type="float" office:value="0.007152331" calcext:value-type="float">
            <text:p>0.007152331</text:p>
          </table:table-cell>
          <table:table-cell office:value-type="float" office:value="0" calcext:value-type="float">
            <text:p>0</text:p>
          </table:table-cell>
          <table:table-cell office:value-type="float" office:value="121.2755" calcext:value-type="float">
            <text:p>121.2755</text:p>
          </table:table-cell>
          <table:table-cell office:value-type="float" office:value="54.58249" calcext:value-type="float">
            <text:p>54.58249</text:p>
          </table:table-cell>
          <table:table-cell office:value-type="float" office:value="35.82713" calcext:value-type="float">
            <text:p>35.82713</text:p>
          </table:table-cell>
          <table:table-cell office:value-type="float" office:value="26.69835" calcext:value-type="float">
            <text:p>26.69835</text:p>
          </table:table-cell>
          <table:table-cell office:value-type="float" office:value="21.63576" calcext:value-type="float">
            <text:p>21.63576</text:p>
          </table:table-cell>
          <table:table-cell office:value-type="float" office:value="10.46141" calcext:value-type="float">
            <text:p>10.46141</text:p>
          </table:table-cell>
          <table:table-cell office:value-type="float" office:value="5.975571" calcext:value-type="float">
            <text:p>5.975571</text:p>
          </table:table-cell>
          <table:table-cell office:value-type="float" office:value="10.52609" calcext:value-type="float">
            <text:p>10.52609</text:p>
          </table:table-cell>
          <table:table-cell office:value-type="float" office:value="8.383496" calcext:value-type="float">
            <text:p>8.383496</text:p>
          </table:table-cell>
          <table:table-cell office:value-type="float" office:value="3.713223" calcext:value-type="float">
            <text:p>3.713223</text:p>
          </table:table-cell>
          <table:table-cell office:value-type="float" office:value="1.535295" calcext:value-type="float">
            <text:p>1.535295</text:p>
          </table:table-cell>
          <table:table-cell office:value-type="float" office:value="0.7316285" calcext:value-type="float">
            <text:p>0.7316285</text:p>
          </table:table-cell>
          <table:table-cell office:value-type="float" office:value="0.3608662" calcext:value-type="float">
            <text:p>0.3608662</text:p>
          </table:table-cell>
          <table:table-cell office:value-type="float" office:value="0.3434876" calcext:value-type="float">
            <text:p>0.3434876</text:p>
          </table:table-cell>
          <table:table-cell office:value-type="float" office:value="0" calcext:value-type="float">
            <text:p>0</text:p>
          </table:table-cell>
          <table:table-cell office:value-type="float" office:value="733.2563" calcext:value-type="float">
            <text:p>733.25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1926378" calcext:value-type="float">
            <text:p>-0.000192637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2" calcext:value-type="float">
            <text:p>9032002</text:p>
          </table:table-cell>
          <table:table-cell office:value-type="float" office:value="23.66489" calcext:value-type="float">
            <text:p>23.66489</text:p>
          </table:table-cell>
          <table:table-cell office:value-type="float" office:value="1098.067" calcext:value-type="float">
            <text:p>1098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22387" calcext:value-type="float">
            <text:p>0.4822387</text:p>
          </table:table-cell>
          <table:table-cell office:value-type="float" office:value="21.90212" calcext:value-type="float">
            <text:p>21.90212</text:p>
          </table:table-cell>
          <table:table-cell office:value-type="float" office:value="0" calcext:value-type="float">
            <text:p>0</text:p>
          </table:table-cell>
          <table:table-cell office:value-type="float" office:value="0.0000002748799" calcext:value-type="float">
            <text:p>2.748799E-07</text:p>
          </table:table-cell>
          <table:table-cell office:value-type="float" office:value="0" calcext:value-type="float">
            <text:p>0</text:p>
          </table:table-cell>
          <table:table-cell office:value-type="float" office:value="-0.002582536" calcext:value-type="float">
            <text:p>-0.002582536</text:p>
          </table:table-cell>
          <table:table-cell office:value-type="float" office:value="-0.004462544" calcext:value-type="float">
            <text:p>-0.004462544</text:p>
          </table:table-cell>
          <table:table-cell office:value-type="float" office:value="0.001690909" calcext:value-type="float">
            <text:p>0.001690909</text:p>
          </table:table-cell>
          <table:table-cell office:value-type="float" office:value="0.00003178012" calcext:value-type="float">
            <text:p>3.178012E-05</text:p>
          </table:table-cell>
          <table:table-cell office:value-type="float" office:value="15.66321" calcext:value-type="float">
            <text:p>15.66321</text:p>
          </table:table-cell>
          <table:table-cell office:value-type="float" office:value="0.326993" calcext:value-type="float">
            <text:p>0.326993</text:p>
          </table:table-cell>
          <table:table-cell office:value-type="float" office:value="0.07551723" calcext:value-type="float">
            <text:p>0.07551723</text:p>
          </table:table-cell>
          <table:table-cell office:value-type="float" office:value="0.06442237" calcext:value-type="float">
            <text:p>0.06442237</text:p>
          </table:table-cell>
          <table:table-cell office:value-type="float" office:value="0.05445497" calcext:value-type="float">
            <text:p>0.05445497</text:p>
          </table:table-cell>
          <table:table-cell office:value-type="float" office:value="0.05467378" calcext:value-type="float">
            <text:p>0.05467378</text:p>
          </table:table-cell>
          <table:table-cell office:value-type="float" office:value="0.02540072" calcext:value-type="float">
            <text:p>0.02540072</text:p>
          </table:table-cell>
          <table:table-cell office:value-type="float" office:value="0.01691771" calcext:value-type="float">
            <text:p>0.01691771</text:p>
          </table:table-cell>
          <table:table-cell office:value-type="float" office:value="0.03415561" calcext:value-type="float">
            <text:p>0.03415561</text:p>
          </table:table-cell>
          <table:table-cell office:value-type="float" office:value="0.02717531" calcext:value-type="float">
            <text:p>0.02717531</text:p>
          </table:table-cell>
          <table:table-cell office:value-type="float" office:value="0.02326512" calcext:value-type="float">
            <text:p>0.02326512</text:p>
          </table:table-cell>
          <table:table-cell office:value-type="float" office:value="0.02141813" calcext:value-type="float">
            <text:p>0.02141813</text:p>
          </table:table-cell>
          <table:table-cell office:value-type="float" office:value="0.01805915" calcext:value-type="float">
            <text:p>0.01805915</text:p>
          </table:table-cell>
          <table:table-cell office:value-type="float" office:value="0.00685079" calcext:value-type="float">
            <text:p>0.00685079</text:p>
          </table:table-cell>
          <table:table-cell office:value-type="float" office:value="0.007108904" calcext:value-type="float">
            <text:p>0.007108904</text:p>
          </table:table-cell>
          <table:table-cell office:value-type="float" office:value="0" calcext:value-type="float">
            <text:p>0</text:p>
          </table:table-cell>
          <table:table-cell office:value-type="float" office:value="136.9067" calcext:value-type="float">
            <text:p>136.9067</text:p>
          </table:table-cell>
          <table:table-cell office:value-type="float" office:value="55.21283" calcext:value-type="float">
            <text:p>55.21283</text:p>
          </table:table-cell>
          <table:table-cell office:value-type="float" office:value="36.12701" calcext:value-type="float">
            <text:p>36.12701</text:p>
          </table:table-cell>
          <table:table-cell office:value-type="float" office:value="26.48514" calcext:value-type="float">
            <text:p>26.48514</text:p>
          </table:table-cell>
          <table:table-cell office:value-type="float" office:value="21.52536" calcext:value-type="float">
            <text:p>21.52536</text:p>
          </table:table-cell>
          <table:table-cell office:value-type="float" office:value="10.43525" calcext:value-type="float">
            <text:p>10.43525</text:p>
          </table:table-cell>
          <table:table-cell office:value-type="float" office:value="6.001776" calcext:value-type="float">
            <text:p>6.001776</text:p>
          </table:table-cell>
          <table:table-cell office:value-type="float" office:value="10.52041" calcext:value-type="float">
            <text:p>10.52041</text:p>
          </table:table-cell>
          <table:table-cell office:value-type="float" office:value="8.37985" calcext:value-type="float">
            <text:p>8.37985</text:p>
          </table:table-cell>
          <table:table-cell office:value-type="float" office:value="3.713806" calcext:value-type="float">
            <text:p>3.713806</text:p>
          </table:table-cell>
          <table:table-cell office:value-type="float" office:value="1.535925" calcext:value-type="float">
            <text:p>1.535925</text:p>
          </table:table-cell>
          <table:table-cell office:value-type="float" office:value="0.7321762" calcext:value-type="float">
            <text:p>0.7321762</text:p>
          </table:table-cell>
          <table:table-cell office:value-type="float" office:value="0.3703762" calcext:value-type="float">
            <text:p>0.3703762</text:p>
          </table:table-cell>
          <table:table-cell office:value-type="float" office:value="0.3344712" calcext:value-type="float">
            <text:p>0.3344712</text:p>
          </table:table-cell>
          <table:table-cell office:value-type="float" office:value="0" calcext:value-type="float">
            <text:p>0</text:p>
          </table:table-cell>
          <table:table-cell office:value-type="float" office:value="735.3609" calcext:value-type="float">
            <text:p>735.36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193099" calcext:value-type="float">
            <text:p>-0.00019309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2" calcext:value-type="float">
            <text:p>10032002</text:p>
          </table:table-cell>
          <table:table-cell office:value-type="float" office:value="23.67453" calcext:value-type="float">
            <text:p>23.67453</text:p>
          </table:table-cell>
          <table:table-cell office:value-type="float" office:value="1098.075" calcext:value-type="float">
            <text:p>1098.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85333" calcext:value-type="float">
            <text:p>0.4785333</text:p>
          </table:table-cell>
          <table:table-cell office:value-type="float" office:value="21.8878" calcext:value-type="float">
            <text:p>21.8878</text:p>
          </table:table-cell>
          <table:table-cell office:value-type="float" office:value="0" calcext:value-type="float">
            <text:p>0</text:p>
          </table:table-cell>
          <table:table-cell office:value-type="float" office:value="0.0000002751264" calcext:value-type="float">
            <text:p>2.751264E-07</text:p>
          </table:table-cell>
          <table:table-cell office:value-type="float" office:value="0" calcext:value-type="float">
            <text:p>0</text:p>
          </table:table-cell>
          <table:table-cell office:value-type="float" office:value="-0.003454648" calcext:value-type="float">
            <text:p>-0.003454648</text:p>
          </table:table-cell>
          <table:table-cell office:value-type="float" office:value="-0.004616047" calcext:value-type="float">
            <text:p>-0.004616047</text:p>
          </table:table-cell>
          <table:table-cell office:value-type="float" office:value="0.001711261" calcext:value-type="float">
            <text:p>0.001711261</text:p>
          </table:table-cell>
          <table:table-cell office:value-type="float" office:value="0.00003187834" calcext:value-type="float">
            <text:p>3.187834E-05</text:p>
          </table:table-cell>
          <table:table-cell office:value-type="float" office:value="15.8052" calcext:value-type="float">
            <text:p>15.8052</text:p>
          </table:table-cell>
          <table:table-cell office:value-type="float" office:value="0.3346819" calcext:value-type="float">
            <text:p>0.3346819</text:p>
          </table:table-cell>
          <table:table-cell office:value-type="float" office:value="0.07628226" calcext:value-type="float">
            <text:p>0.07628226</text:p>
          </table:table-cell>
          <table:table-cell office:value-type="float" office:value="0.06457289" calcext:value-type="float">
            <text:p>0.06457289</text:p>
          </table:table-cell>
          <table:table-cell office:value-type="float" office:value="0.05467295" calcext:value-type="float">
            <text:p>0.05467295</text:p>
          </table:table-cell>
          <table:table-cell office:value-type="float" office:value="0.05497032" calcext:value-type="float">
            <text:p>0.05497032</text:p>
          </table:table-cell>
          <table:table-cell office:value-type="float" office:value="0.0255804" calcext:value-type="float">
            <text:p>0.0255804</text:p>
          </table:table-cell>
          <table:table-cell office:value-type="float" office:value="0.01703401" calcext:value-type="float">
            <text:p>0.01703401</text:p>
          </table:table-cell>
          <table:table-cell office:value-type="float" office:value="0.03424588" calcext:value-type="float">
            <text:p>0.03424588</text:p>
          </table:table-cell>
          <table:table-cell office:value-type="float" office:value="0.02720216" calcext:value-type="float">
            <text:p>0.02720216</text:p>
          </table:table-cell>
          <table:table-cell office:value-type="float" office:value="0.02326655" calcext:value-type="float">
            <text:p>0.02326655</text:p>
          </table:table-cell>
          <table:table-cell office:value-type="float" office:value="0.0214209" calcext:value-type="float">
            <text:p>0.0214209</text:p>
          </table:table-cell>
          <table:table-cell office:value-type="float" office:value="0.01806416" calcext:value-type="float">
            <text:p>0.01806416</text:p>
          </table:table-cell>
          <table:table-cell office:value-type="float" office:value="0.006838448" calcext:value-type="float">
            <text:p>0.006838448</text:p>
          </table:table-cell>
          <table:table-cell office:value-type="float" office:value="0.007120782" calcext:value-type="float">
            <text:p>0.007120782</text:p>
          </table:table-cell>
          <table:table-cell office:value-type="float" office:value="0" calcext:value-type="float">
            <text:p>0</text:p>
          </table:table-cell>
          <table:table-cell office:value-type="float" office:value="144.5414" calcext:value-type="float">
            <text:p>144.5414</text:p>
          </table:table-cell>
          <table:table-cell office:value-type="float" office:value="58.06155" calcext:value-type="float">
            <text:p>58.06155</text:p>
          </table:table-cell>
          <table:table-cell office:value-type="float" office:value="36.36374" calcext:value-type="float">
            <text:p>36.36374</text:p>
          </table:table-cell>
          <table:table-cell office:value-type="float" office:value="26.33292" calcext:value-type="float">
            <text:p>26.33292</text:p>
          </table:table-cell>
          <table:table-cell office:value-type="float" office:value="21.37843" calcext:value-type="float">
            <text:p>21.37843</text:p>
          </table:table-cell>
          <table:table-cell office:value-type="float" office:value="10.40213" calcext:value-type="float">
            <text:p>10.40213</text:p>
          </table:table-cell>
          <table:table-cell office:value-type="float" office:value="6.027122" calcext:value-type="float">
            <text:p>6.027122</text:p>
          </table:table-cell>
          <table:table-cell office:value-type="float" office:value="10.51471" calcext:value-type="float">
            <text:p>10.51471</text:p>
          </table:table-cell>
          <table:table-cell office:value-type="float" office:value="8.376081" calcext:value-type="float">
            <text:p>8.376081</text:p>
          </table:table-cell>
          <table:table-cell office:value-type="float" office:value="3.714351" calcext:value-type="float">
            <text:p>3.714351</text:p>
          </table:table-cell>
          <table:table-cell office:value-type="float" office:value="1.536628" calcext:value-type="float">
            <text:p>1.536628</text:p>
          </table:table-cell>
          <table:table-cell office:value-type="float" office:value="0.7327999" calcext:value-type="float">
            <text:p>0.7327999</text:p>
          </table:table-cell>
          <table:table-cell office:value-type="float" office:value="0.3670205" calcext:value-type="float">
            <text:p>0.3670205</text:p>
          </table:table-cell>
          <table:table-cell office:value-type="float" office:value="0.3390069" calcext:value-type="float">
            <text:p>0.3390069</text:p>
          </table:table-cell>
          <table:table-cell office:value-type="float" office:value="0" calcext:value-type="float">
            <text:p>0</text:p>
          </table:table-cell>
          <table:table-cell office:value-type="float" office:value="731.9909" calcext:value-type="float">
            <text:p>731.99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1943718" calcext:value-type="float">
            <text:p>-0.000194371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2" calcext:value-type="float">
            <text:p>11032002</text:p>
          </table:table-cell>
          <table:table-cell office:value-type="float" office:value="23.70978" calcext:value-type="float">
            <text:p>23.70978</text:p>
          </table:table-cell>
          <table:table-cell office:value-type="float" office:value="1098.092" calcext:value-type="float">
            <text:p>1098.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76765" calcext:value-type="float">
            <text:p>0.4676765</text:p>
          </table:table-cell>
          <table:table-cell office:value-type="float" office:value="21.84511" calcext:value-type="float">
            <text:p>21.84511</text:p>
          </table:table-cell>
          <table:table-cell office:value-type="float" office:value="0" calcext:value-type="float">
            <text:p>0</text:p>
          </table:table-cell>
          <table:table-cell office:value-type="float" office:value="0.0000002751918" calcext:value-type="float">
            <text:p>2.751918E-07</text:p>
          </table:table-cell>
          <table:table-cell office:value-type="float" office:value="0" calcext:value-type="float">
            <text:p>0</text:p>
          </table:table-cell>
          <table:table-cell office:value-type="float" office:value="-0.004276354" calcext:value-type="float">
            <text:p>-0.004276354</text:p>
          </table:table-cell>
          <table:table-cell office:value-type="float" office:value="-0.005175498" calcext:value-type="float">
            <text:p>-0.005175498</text:p>
          </table:table-cell>
          <table:table-cell office:value-type="float" office:value="0.001729279" calcext:value-type="float">
            <text:p>0.001729279</text:p>
          </table:table-cell>
          <table:table-cell office:value-type="float" office:value="0.00003197447" calcext:value-type="float">
            <text:p>3.197447E-05</text:p>
          </table:table-cell>
          <table:table-cell office:value-type="float" office:value="16.123" calcext:value-type="float">
            <text:p>16.123</text:p>
          </table:table-cell>
          <table:table-cell office:value-type="float" office:value="0.2450685" calcext:value-type="float">
            <text:p>0.2450685</text:p>
          </table:table-cell>
          <table:table-cell office:value-type="float" office:value="0.06903952" calcext:value-type="float">
            <text:p>0.06903952</text:p>
          </table:table-cell>
          <table:table-cell office:value-type="float" office:value="0.06151935" calcext:value-type="float">
            <text:p>0.06151935</text:p>
          </table:table-cell>
          <table:table-cell office:value-type="float" office:value="0.05345542" calcext:value-type="float">
            <text:p>0.05345542</text:p>
          </table:table-cell>
          <table:table-cell office:value-type="float" office:value="0.05421613" calcext:value-type="float">
            <text:p>0.05421613</text:p>
          </table:table-cell>
          <table:table-cell office:value-type="float" office:value="0.02559627" calcext:value-type="float">
            <text:p>0.02559627</text:p>
          </table:table-cell>
          <table:table-cell office:value-type="float" office:value="0.01709346" calcext:value-type="float">
            <text:p>0.01709346</text:p>
          </table:table-cell>
          <table:table-cell office:value-type="float" office:value="0.03432957" calcext:value-type="float">
            <text:p>0.03432957</text:p>
          </table:table-cell>
          <table:table-cell office:value-type="float" office:value="0.02723061" calcext:value-type="float">
            <text:p>0.02723061</text:p>
          </table:table-cell>
          <table:table-cell office:value-type="float" office:value="0.02326968" calcext:value-type="float">
            <text:p>0.02326968</text:p>
          </table:table-cell>
          <table:table-cell office:value-type="float" office:value="0.02142425" calcext:value-type="float">
            <text:p>0.02142425</text:p>
          </table:table-cell>
          <table:table-cell office:value-type="float" office:value="0.01806848" calcext:value-type="float">
            <text:p>0.01806848</text:p>
          </table:table-cell>
          <table:table-cell office:value-type="float" office:value="0.006828058" calcext:value-type="float">
            <text:p>0.006828058</text:p>
          </table:table-cell>
          <table:table-cell office:value-type="float" office:value="0.007131534" calcext:value-type="float">
            <text:p>0.007131534</text:p>
          </table:table-cell>
          <table:table-cell office:value-type="float" office:value="0" calcext:value-type="float">
            <text:p>0</text:p>
          </table:table-cell>
          <table:table-cell office:value-type="float" office:value="112.3098" calcext:value-type="float">
            <text:p>112.3098</text:p>
          </table:table-cell>
          <table:table-cell office:value-type="float" office:value="61.53903" calcext:value-type="float">
            <text:p>61.53903</text:p>
          </table:table-cell>
          <table:table-cell office:value-type="float" office:value="35.88034" calcext:value-type="float">
            <text:p>35.88034</text:p>
          </table:table-cell>
          <table:table-cell office:value-type="float" office:value="26.60165" calcext:value-type="float">
            <text:p>26.60165</text:p>
          </table:table-cell>
          <table:table-cell office:value-type="float" office:value="21.31256" calcext:value-type="float">
            <text:p>21.31256</text:p>
          </table:table-cell>
          <table:table-cell office:value-type="float" office:value="10.36668" calcext:value-type="float">
            <text:p>10.36668</text:p>
          </table:table-cell>
          <table:table-cell office:value-type="float" office:value="6.051539" calcext:value-type="float">
            <text:p>6.051539</text:p>
          </table:table-cell>
          <table:table-cell office:value-type="float" office:value="10.50888" calcext:value-type="float">
            <text:p>10.50888</text:p>
          </table:table-cell>
          <table:table-cell office:value-type="float" office:value="8.37216" calcext:value-type="float">
            <text:p>8.37216</text:p>
          </table:table-cell>
          <table:table-cell office:value-type="float" office:value="3.714856" calcext:value-type="float">
            <text:p>3.714856</text:p>
          </table:table-cell>
          <table:table-cell office:value-type="float" office:value="1.537345" calcext:value-type="float">
            <text:p>1.537345</text:p>
          </table:table-cell>
          <table:table-cell office:value-type="float" office:value="0.7331617" calcext:value-type="float">
            <text:p>0.7331617</text:p>
          </table:table-cell>
          <table:table-cell office:value-type="float" office:value="0.3642308" calcext:value-type="float">
            <text:p>0.3642308</text:p>
          </table:table-cell>
          <table:table-cell office:value-type="float" office:value="0.3431239" calcext:value-type="float">
            <text:p>0.3431239</text:p>
          </table:table-cell>
          <table:table-cell office:value-type="float" office:value="0" calcext:value-type="float">
            <text:p>0</text:p>
          </table:table-cell>
          <table:table-cell office:value-type="float" office:value="721.8906" calcext:value-type="float">
            <text:p>721.89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2044798" calcext:value-type="float">
            <text:p>-0.000204479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2" calcext:value-type="float">
            <text:p>12032002</text:p>
          </table:table-cell>
          <table:table-cell office:value-type="float" office:value="23.70126" calcext:value-type="float">
            <text:p>23.70126</text:p>
          </table:table-cell>
          <table:table-cell office:value-type="float" office:value="1098.109" calcext:value-type="float">
            <text:p>1098.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76958" calcext:value-type="float">
            <text:p>0.4776958</text:p>
          </table:table-cell>
          <table:table-cell office:value-type="float" office:value="21.8236" calcext:value-type="float">
            <text:p>21.8236</text:p>
          </table:table-cell>
          <table:table-cell office:value-type="float" office:value="0" calcext:value-type="float">
            <text:p>0</text:p>
          </table:table-cell>
          <table:table-cell office:value-type="float" office:value="0.0000002751918" calcext:value-type="float">
            <text:p>2.751918E-07</text:p>
          </table:table-cell>
          <table:table-cell office:value-type="float" office:value="0" calcext:value-type="float">
            <text:p>0</text:p>
          </table:table-cell>
          <table:table-cell office:value-type="float" office:value="-0.004642101" calcext:value-type="float">
            <text:p>-0.004642101</text:p>
          </table:table-cell>
          <table:table-cell office:value-type="float" office:value="-0.006316178" calcext:value-type="float">
            <text:p>-0.006316178</text:p>
          </table:table-cell>
          <table:table-cell office:value-type="float" office:value="0.001750353" calcext:value-type="float">
            <text:p>0.001750353</text:p>
          </table:table-cell>
          <table:table-cell office:value-type="float" office:value="0.00003206991" calcext:value-type="float">
            <text:p>3.206991E-05</text:p>
          </table:table-cell>
          <table:table-cell office:value-type="float" office:value="16.32433" calcext:value-type="float">
            <text:p>16.32433</text:p>
          </table:table-cell>
          <table:table-cell office:value-type="float" office:value="0.1986145" calcext:value-type="float">
            <text:p>0.1986145</text:p>
          </table:table-cell>
          <table:table-cell office:value-type="float" office:value="0.06083841" calcext:value-type="float">
            <text:p>0.06083841</text:p>
          </table:table-cell>
          <table:table-cell office:value-type="float" office:value="0.05502887" calcext:value-type="float">
            <text:p>0.05502887</text:p>
          </table:table-cell>
          <table:table-cell office:value-type="float" office:value="0.04968569" calcext:value-type="float">
            <text:p>0.04968569</text:p>
          </table:table-cell>
          <table:table-cell office:value-type="float" office:value="0.05145818" calcext:value-type="float">
            <text:p>0.05145818</text:p>
          </table:table-cell>
          <table:table-cell office:value-type="float" office:value="0.02520355" calcext:value-type="float">
            <text:p>0.02520355</text:p>
          </table:table-cell>
          <table:table-cell office:value-type="float" office:value="0.01701474" calcext:value-type="float">
            <text:p>0.01701474</text:p>
          </table:table-cell>
          <table:table-cell office:value-type="float" office:value="0.03437405" calcext:value-type="float">
            <text:p>0.03437405</text:p>
          </table:table-cell>
          <table:table-cell office:value-type="float" office:value="0.0272557" calcext:value-type="float">
            <text:p>0.0272557</text:p>
          </table:table-cell>
          <table:table-cell office:value-type="float" office:value="0.02327408" calcext:value-type="float">
            <text:p>0.02327408</text:p>
          </table:table-cell>
          <table:table-cell office:value-type="float" office:value="0.02142796" calcext:value-type="float">
            <text:p>0.02142796</text:p>
          </table:table-cell>
          <table:table-cell office:value-type="float" office:value="0.01807237" calcext:value-type="float">
            <text:p>0.01807237</text:p>
          </table:table-cell>
          <table:table-cell office:value-type="float" office:value="0.006822187" calcext:value-type="float">
            <text:p>0.006822187</text:p>
          </table:table-cell>
          <table:table-cell office:value-type="float" office:value="0.007135974" calcext:value-type="float">
            <text:p>0.007135974</text:p>
          </table:table-cell>
          <table:table-cell office:value-type="float" office:value="0" calcext:value-type="float">
            <text:p>0</text:p>
          </table:table-cell>
          <table:table-cell office:value-type="float" office:value="88.53783" calcext:value-type="float">
            <text:p>88.53783</text:p>
          </table:table-cell>
          <table:table-cell office:value-type="float" office:value="60.58212" calcext:value-type="float">
            <text:p>60.58212</text:p>
          </table:table-cell>
          <table:table-cell office:value-type="float" office:value="35.39212" calcext:value-type="float">
            <text:p>35.39212</text:p>
          </table:table-cell>
          <table:table-cell office:value-type="float" office:value="26.71346" calcext:value-type="float">
            <text:p>26.71346</text:p>
          </table:table-cell>
          <table:table-cell office:value-type="float" office:value="21.3729" calcext:value-type="float">
            <text:p>21.3729</text:p>
          </table:table-cell>
          <table:table-cell office:value-type="float" office:value="10.34622" calcext:value-type="float">
            <text:p>10.34622</text:p>
          </table:table-cell>
          <table:table-cell office:value-type="float" office:value="6.07695" calcext:value-type="float">
            <text:p>6.07695</text:p>
          </table:table-cell>
          <table:table-cell office:value-type="float" office:value="10.50302" calcext:value-type="float">
            <text:p>10.50302</text:p>
          </table:table-cell>
          <table:table-cell office:value-type="float" office:value="8.368137" calcext:value-type="float">
            <text:p>8.368137</text:p>
          </table:table-cell>
          <table:table-cell office:value-type="float" office:value="3.715323" calcext:value-type="float">
            <text:p>3.715323</text:p>
          </table:table-cell>
          <table:table-cell office:value-type="float" office:value="1.538043" calcext:value-type="float">
            <text:p>1.538043</text:p>
          </table:table-cell>
          <table:table-cell office:value-type="float" office:value="0.7333702" calcext:value-type="float">
            <text:p>0.7333702</text:p>
          </table:table-cell>
          <table:table-cell office:value-type="float" office:value="0.3628005" calcext:value-type="float">
            <text:p>0.3628005</text:p>
          </table:table-cell>
          <table:table-cell office:value-type="float" office:value="0.3451236" calcext:value-type="float">
            <text:p>0.3451236</text:p>
          </table:table-cell>
          <table:table-cell office:value-type="float" office:value="0" calcext:value-type="float">
            <text:p>0</text:p>
          </table:table-cell>
          <table:table-cell office:value-type="float" office:value="750.202" calcext:value-type="float">
            <text:p>750.2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8001914" calcext:value-type="float">
            <text:p>-0.000800191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2" calcext:value-type="float">
            <text:p>13032002</text:p>
          </table:table-cell>
          <table:table-cell office:value-type="float" office:value="23.63697" calcext:value-type="float">
            <text:p>23.63697</text:p>
          </table:table-cell>
          <table:table-cell office:value-type="float" office:value="1098.12" calcext:value-type="float">
            <text:p>1098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91141" calcext:value-type="float">
            <text:p>0.5191141</text:p>
          </table:table-cell>
          <table:table-cell office:value-type="float" office:value="21.83327" calcext:value-type="float">
            <text:p>21.83327</text:p>
          </table:table-cell>
          <table:table-cell office:value-type="float" office:value="0" calcext:value-type="float">
            <text:p>0</text:p>
          </table:table-cell>
          <table:table-cell office:value-type="float" office:value="0.0000002751918" calcext:value-type="float">
            <text:p>2.751918E-07</text:p>
          </table:table-cell>
          <table:table-cell office:value-type="float" office:value="0" calcext:value-type="float">
            <text:p>0</text:p>
          </table:table-cell>
          <table:table-cell office:value-type="float" office:value="-0.004642101" calcext:value-type="float">
            <text:p>-0.004642101</text:p>
          </table:table-cell>
          <table:table-cell office:value-type="float" office:value="-0.00646945" calcext:value-type="float">
            <text:p>-0.00646945</text:p>
          </table:table-cell>
          <table:table-cell office:value-type="float" office:value="0.001770151" calcext:value-type="float">
            <text:p>0.001770151</text:p>
          </table:table-cell>
          <table:table-cell office:value-type="float" office:value="0.0000321684" calcext:value-type="float">
            <text:p>3.21684E-05</text:p>
          </table:table-cell>
          <table:table-cell office:value-type="float" office:value="16.29626" calcext:value-type="float">
            <text:p>16.29626</text:p>
          </table:table-cell>
          <table:table-cell office:value-type="float" office:value="0.1987427" calcext:value-type="float">
            <text:p>0.1987427</text:p>
          </table:table-cell>
          <table:table-cell office:value-type="float" office:value="0.05595453" calcext:value-type="float">
            <text:p>0.05595453</text:p>
          </table:table-cell>
          <table:table-cell office:value-type="float" office:value="0.05038434" calcext:value-type="float">
            <text:p>0.05038434</text:p>
          </table:table-cell>
          <table:table-cell office:value-type="float" office:value="0.04577265" calcext:value-type="float">
            <text:p>0.04577265</text:p>
          </table:table-cell>
          <table:table-cell office:value-type="float" office:value="0.04762179" calcext:value-type="float">
            <text:p>0.04762179</text:p>
          </table:table-cell>
          <table:table-cell office:value-type="float" office:value="0.02420321" calcext:value-type="float">
            <text:p>0.02420321</text:p>
          </table:table-cell>
          <table:table-cell office:value-type="float" office:value="0.01671883" calcext:value-type="float">
            <text:p>0.01671883</text:p>
          </table:table-cell>
          <table:table-cell office:value-type="float" office:value="0.03431887" calcext:value-type="float">
            <text:p>0.03431887</text:p>
          </table:table-cell>
          <table:table-cell office:value-type="float" office:value="0.02726565" calcext:value-type="float">
            <text:p>0.02726565</text:p>
          </table:table-cell>
          <table:table-cell office:value-type="float" office:value="0.02327835" calcext:value-type="float">
            <text:p>0.02327835</text:p>
          </table:table-cell>
          <table:table-cell office:value-type="float" office:value="0.02143181" calcext:value-type="float">
            <text:p>0.02143181</text:p>
          </table:table-cell>
          <table:table-cell office:value-type="float" office:value="0.01807622" calcext:value-type="float">
            <text:p>0.01807622</text:p>
          </table:table-cell>
          <table:table-cell office:value-type="float" office:value="0.006821184" calcext:value-type="float">
            <text:p>0.006821184</text:p>
          </table:table-cell>
          <table:table-cell office:value-type="float" office:value="0.00713574" calcext:value-type="float">
            <text:p>0.00713574</text:p>
          </table:table-cell>
          <table:table-cell office:value-type="float" office:value="0" calcext:value-type="float">
            <text:p>0</text:p>
          </table:table-cell>
          <table:table-cell office:value-type="float" office:value="80.17215" calcext:value-type="float">
            <text:p>80.17215</text:p>
          </table:table-cell>
          <table:table-cell office:value-type="float" office:value="59.41974" calcext:value-type="float">
            <text:p>59.41974</text:p>
          </table:table-cell>
          <table:table-cell office:value-type="float" office:value="35.21943" calcext:value-type="float">
            <text:p>35.21943</text:p>
          </table:table-cell>
          <table:table-cell office:value-type="float" office:value="26.69379" calcext:value-type="float">
            <text:p>26.69379</text:p>
          </table:table-cell>
          <table:table-cell office:value-type="float" office:value="21.38601" calcext:value-type="float">
            <text:p>21.38601</text:p>
          </table:table-cell>
          <table:table-cell office:value-type="float" office:value="10.33536" calcext:value-type="float">
            <text:p>10.33536</text:p>
          </table:table-cell>
          <table:table-cell office:value-type="float" office:value="6.105016" calcext:value-type="float">
            <text:p>6.105016</text:p>
          </table:table-cell>
          <table:table-cell office:value-type="float" office:value="10.49771" calcext:value-type="float">
            <text:p>10.49771</text:p>
          </table:table-cell>
          <table:table-cell office:value-type="float" office:value="8.364084" calcext:value-type="float">
            <text:p>8.364084</text:p>
          </table:table-cell>
          <table:table-cell office:value-type="float" office:value="3.715775" calcext:value-type="float">
            <text:p>3.715775</text:p>
          </table:table-cell>
          <table:table-cell office:value-type="float" office:value="1.538706" calcext:value-type="float">
            <text:p>1.538706</text:p>
          </table:table-cell>
          <table:table-cell office:value-type="float" office:value="0.7335438" calcext:value-type="float">
            <text:p>0.7335438</text:p>
          </table:table-cell>
          <table:table-cell office:value-type="float" office:value="0.3627448" calcext:value-type="float">
            <text:p>0.3627448</text:p>
          </table:table-cell>
          <table:table-cell office:value-type="float" office:value="0.3451369" calcext:value-type="float">
            <text:p>0.3451369</text:p>
          </table:table-cell>
          <table:table-cell office:value-type="float" office:value="0" calcext:value-type="float">
            <text:p>0</text:p>
          </table:table-cell>
          <table:table-cell office:value-type="float" office:value="833.924" calcext:value-type="float">
            <text:p>833.9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8015631" calcext:value-type="float">
            <text:p>-0.000801563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2" calcext:value-type="float">
            <text:p>14032002</text:p>
          </table:table-cell>
          <table:table-cell office:value-type="float" office:value="23.61091" calcext:value-type="float">
            <text:p>23.61091</text:p>
          </table:table-cell>
          <table:table-cell office:value-type="float" office:value="1098.119" calcext:value-type="float">
            <text:p>1098.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98114" calcext:value-type="float">
            <text:p>0.5298114</text:p>
          </table:table-cell>
          <table:table-cell office:value-type="float" office:value="21.84716" calcext:value-type="float">
            <text:p>21.84716</text:p>
          </table:table-cell>
          <table:table-cell office:value-type="float" office:value="0" calcext:value-type="float">
            <text:p>0</text:p>
          </table:table-cell>
          <table:table-cell office:value-type="float" office:value="0.0000002751918" calcext:value-type="float">
            <text:p>2.751918E-07</text:p>
          </table:table-cell>
          <table:table-cell office:value-type="float" office:value="0" calcext:value-type="float">
            <text:p>0</text:p>
          </table:table-cell>
          <table:table-cell office:value-type="float" office:value="-0.004642101" calcext:value-type="float">
            <text:p>-0.004642101</text:p>
          </table:table-cell>
          <table:table-cell office:value-type="float" office:value="-0.006511257" calcext:value-type="float">
            <text:p>-0.006511257</text:p>
          </table:table-cell>
          <table:table-cell office:value-type="float" office:value="0.00179653" calcext:value-type="float">
            <text:p>0.00179653</text:p>
          </table:table-cell>
          <table:table-cell office:value-type="float" office:value="0.00003227442" calcext:value-type="float">
            <text:p>3.227442E-05</text:p>
          </table:table-cell>
          <table:table-cell office:value-type="float" office:value="16.29508" calcext:value-type="float">
            <text:p>16.29508</text:p>
          </table:table-cell>
          <table:table-cell office:value-type="float" office:value="0.1899038" calcext:value-type="float">
            <text:p>0.1899038</text:p>
          </table:table-cell>
          <table:table-cell office:value-type="float" office:value="0.05514872" calcext:value-type="float">
            <text:p>0.05514872</text:p>
          </table:table-cell>
          <table:table-cell office:value-type="float" office:value="0.04938173" calcext:value-type="float">
            <text:p>0.04938173</text:p>
          </table:table-cell>
          <table:table-cell office:value-type="float" office:value="0.04444249" calcext:value-type="float">
            <text:p>0.04444249</text:p>
          </table:table-cell>
          <table:table-cell office:value-type="float" office:value="0.04591404" calcext:value-type="float">
            <text:p>0.04591404</text:p>
          </table:table-cell>
          <table:table-cell office:value-type="float" office:value="0.02347291" calcext:value-type="float">
            <text:p>0.02347291</text:p>
          </table:table-cell>
          <table:table-cell office:value-type="float" office:value="0.0164024" calcext:value-type="float">
            <text:p>0.0164024</text:p>
          </table:table-cell>
          <table:table-cell office:value-type="float" office:value="0.03417381" calcext:value-type="float">
            <text:p>0.03417381</text:p>
          </table:table-cell>
          <table:table-cell office:value-type="float" office:value="0.02724895" calcext:value-type="float">
            <text:p>0.02724895</text:p>
          </table:table-cell>
          <table:table-cell office:value-type="float" office:value="0.0232802" calcext:value-type="float">
            <text:p>0.0232802</text:p>
          </table:table-cell>
          <table:table-cell office:value-type="float" office:value="0.02143554" calcext:value-type="float">
            <text:p>0.02143554</text:p>
          </table:table-cell>
          <table:table-cell office:value-type="float" office:value="0.01808012" calcext:value-type="float">
            <text:p>0.01808012</text:p>
          </table:table-cell>
          <table:table-cell office:value-type="float" office:value="0.006820218" calcext:value-type="float">
            <text:p>0.006820218</text:p>
          </table:table-cell>
          <table:table-cell office:value-type="float" office:value="0.007135506" calcext:value-type="float">
            <text:p>0.007135506</text:p>
          </table:table-cell>
          <table:table-cell office:value-type="float" office:value="0" calcext:value-type="float">
            <text:p>0</text:p>
          </table:table-cell>
          <table:table-cell office:value-type="float" office:value="84.65602" calcext:value-type="float">
            <text:p>84.65602</text:p>
          </table:table-cell>
          <table:table-cell office:value-type="float" office:value="58.23991" calcext:value-type="float">
            <text:p>58.23991</text:p>
          </table:table-cell>
          <table:table-cell office:value-type="float" office:value="35.135" calcext:value-type="float">
            <text:p>35.135</text:p>
          </table:table-cell>
          <table:table-cell office:value-type="float" office:value="26.60806" calcext:value-type="float">
            <text:p>26.60806</text:p>
          </table:table-cell>
          <table:table-cell office:value-type="float" office:value="21.35412" calcext:value-type="float">
            <text:p>21.35412</text:p>
          </table:table-cell>
          <table:table-cell office:value-type="float" office:value="10.32367" calcext:value-type="float">
            <text:p>10.32367</text:p>
          </table:table-cell>
          <table:table-cell office:value-type="float" office:value="6.134023" calcext:value-type="float">
            <text:p>6.134023</text:p>
          </table:table-cell>
          <table:table-cell office:value-type="float" office:value="10.4931" calcext:value-type="float">
            <text:p>10.4931</text:p>
          </table:table-cell>
          <table:table-cell office:value-type="float" office:value="8.360085" calcext:value-type="float">
            <text:p>8.360085</text:p>
          </table:table-cell>
          <table:table-cell office:value-type="float" office:value="3.716204" calcext:value-type="float">
            <text:p>3.716204</text:p>
          </table:table-cell>
          <table:table-cell office:value-type="float" office:value="1.539331" calcext:value-type="float">
            <text:p>1.539331</text:p>
          </table:table-cell>
          <table:table-cell office:value-type="float" office:value="0.7337124" calcext:value-type="float">
            <text:p>0.7337124</text:p>
          </table:table-cell>
          <table:table-cell office:value-type="float" office:value="0.3626983" calcext:value-type="float">
            <text:p>0.3626983</text:p>
          </table:table-cell>
          <table:table-cell office:value-type="float" office:value="0.3451499" calcext:value-type="float">
            <text:p>0.3451499</text:p>
          </table:table-cell>
          <table:table-cell office:value-type="float" office:value="0" calcext:value-type="float">
            <text:p>0</text:p>
          </table:table-cell>
          <table:table-cell office:value-type="float" office:value="856.9214" calcext:value-type="float">
            <text:p>856.92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8023173" calcext:value-type="float">
            <text:p>-0.00080231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2" calcext:value-type="float">
            <text:p>15032002</text:p>
          </table:table-cell>
          <table:table-cell office:value-type="float" office:value="23.5696" calcext:value-type="float">
            <text:p>23.5696</text:p>
          </table:table-cell>
          <table:table-cell office:value-type="float" office:value="1098.121" calcext:value-type="float">
            <text:p>1098.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39324" calcext:value-type="float">
            <text:p>0.5539324</text:p>
          </table:table-cell>
          <table:table-cell office:value-type="float" office:value="21.86009" calcext:value-type="float">
            <text:p>21.86009</text:p>
          </table:table-cell>
          <table:table-cell office:value-type="float" office:value="0" calcext:value-type="float">
            <text:p>0</text:p>
          </table:table-cell>
          <table:table-cell office:value-type="float" office:value="0.000000275224" calcext:value-type="float">
            <text:p>2.75224E-07</text:p>
          </table:table-cell>
          <table:table-cell office:value-type="float" office:value="0" calcext:value-type="float">
            <text:p>0</text:p>
          </table:table-cell>
          <table:table-cell office:value-type="float" office:value="-0.004642065" calcext:value-type="float">
            <text:p>-0.004642065</text:p>
          </table:table-cell>
          <table:table-cell office:value-type="float" office:value="-0.006566542" calcext:value-type="float">
            <text:p>-0.006566542</text:p>
          </table:table-cell>
          <table:table-cell office:value-type="float" office:value="0.001821493" calcext:value-type="float">
            <text:p>0.001821493</text:p>
          </table:table-cell>
          <table:table-cell office:value-type="float" office:value="0.00003238764" calcext:value-type="float">
            <text:p>3.238764E-05</text:p>
          </table:table-cell>
          <table:table-cell office:value-type="float" office:value="16.2596" calcext:value-type="float">
            <text:p>16.2596</text:p>
          </table:table-cell>
          <table:table-cell office:value-type="float" office:value="0.2001576" calcext:value-type="float">
            <text:p>0.2001576</text:p>
          </table:table-cell>
          <table:table-cell office:value-type="float" office:value="0.05358651" calcext:value-type="float">
            <text:p>0.05358651</text:p>
          </table:table-cell>
          <table:table-cell office:value-type="float" office:value="0.04828973" calcext:value-type="float">
            <text:p>0.04828973</text:p>
          </table:table-cell>
          <table:table-cell office:value-type="float" office:value="0.04355007" calcext:value-type="float">
            <text:p>0.04355007</text:p>
          </table:table-cell>
          <table:table-cell office:value-type="float" office:value="0.04503466" calcext:value-type="float">
            <text:p>0.04503466</text:p>
          </table:table-cell>
          <table:table-cell office:value-type="float" office:value="0.02310955" calcext:value-type="float">
            <text:p>0.02310955</text:p>
          </table:table-cell>
          <table:table-cell office:value-type="float" office:value="0.01622017" calcext:value-type="float">
            <text:p>0.01622017</text:p>
          </table:table-cell>
          <table:table-cell office:value-type="float" office:value="0.03402964" calcext:value-type="float">
            <text:p>0.03402964</text:p>
          </table:table-cell>
          <table:table-cell office:value-type="float" office:value="0.02721107" calcext:value-type="float">
            <text:p>0.02721107</text:p>
          </table:table-cell>
          <table:table-cell office:value-type="float" office:value="0.02327797" calcext:value-type="float">
            <text:p>0.02327797</text:p>
          </table:table-cell>
          <table:table-cell office:value-type="float" office:value="0.02143883" calcext:value-type="float">
            <text:p>0.02143883</text:p>
          </table:table-cell>
          <table:table-cell office:value-type="float" office:value="0.01808398" calcext:value-type="float">
            <text:p>0.01808398</text:p>
          </table:table-cell>
          <table:table-cell office:value-type="float" office:value="0.006819287" calcext:value-type="float">
            <text:p>0.006819287</text:p>
          </table:table-cell>
          <table:table-cell office:value-type="float" office:value="0.007135272" calcext:value-type="float">
            <text:p>0.007135272</text:p>
          </table:table-cell>
          <table:table-cell office:value-type="float" office:value="0" calcext:value-type="float">
            <text:p>0</text:p>
          </table:table-cell>
          <table:table-cell office:value-type="float" office:value="81.96923" calcext:value-type="float">
            <text:p>81.96923</text:p>
          </table:table-cell>
          <table:table-cell office:value-type="float" office:value="57.16613" calcext:value-type="float">
            <text:p>57.16613</text:p>
          </table:table-cell>
          <table:table-cell office:value-type="float" office:value="35.09479" calcext:value-type="float">
            <text:p>35.09479</text:p>
          </table:table-cell>
          <table:table-cell office:value-type="float" office:value="26.50908" calcext:value-type="float">
            <text:p>26.50908</text:p>
          </table:table-cell>
          <table:table-cell office:value-type="float" office:value="21.29362" calcext:value-type="float">
            <text:p>21.29362</text:p>
          </table:table-cell>
          <table:table-cell office:value-type="float" office:value="10.30738" calcext:value-type="float">
            <text:p>10.30738</text:p>
          </table:table-cell>
          <table:table-cell office:value-type="float" office:value="6.162228" calcext:value-type="float">
            <text:p>6.162228</text:p>
          </table:table-cell>
          <table:table-cell office:value-type="float" office:value="10.48882" calcext:value-type="float">
            <text:p>10.48882</text:p>
          </table:table-cell>
          <table:table-cell office:value-type="float" office:value="8.356171" calcext:value-type="float">
            <text:p>8.356171</text:p>
          </table:table-cell>
          <table:table-cell office:value-type="float" office:value="3.7166" calcext:value-type="float">
            <text:p>3.7166</text:p>
          </table:table-cell>
          <table:table-cell office:value-type="float" office:value="1.539931" calcext:value-type="float">
            <text:p>1.539931</text:p>
          </table:table-cell>
          <table:table-cell office:value-type="float" office:value="0.7338797" calcext:value-type="float">
            <text:p>0.7338797</text:p>
          </table:table-cell>
          <table:table-cell office:value-type="float" office:value="0.3626591" calcext:value-type="float">
            <text:p>0.3626591</text:p>
          </table:table-cell>
          <table:table-cell office:value-type="float" office:value="0.3451632" calcext:value-type="float">
            <text:p>0.3451632</text:p>
          </table:table-cell>
          <table:table-cell office:value-type="float" office:value="0" calcext:value-type="float">
            <text:p>0</text:p>
          </table:table-cell>
          <table:table-cell office:value-type="float" office:value="905.0908" calcext:value-type="float">
            <text:p>905.09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8030534" calcext:value-type="float">
            <text:p>-0.000803053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2" calcext:value-type="float">
            <text:p>16032002</text:p>
          </table:table-cell>
          <table:table-cell office:value-type="float" office:value="23.4873" calcext:value-type="float">
            <text:p>23.4873</text:p>
          </table:table-cell>
          <table:table-cell office:value-type="float" office:value="1098.13" calcext:value-type="float">
            <text:p>1098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10322" calcext:value-type="float">
            <text:p>0.6110322</text:p>
          </table:table-cell>
          <table:table-cell office:value-type="float" office:value="21.87429" calcext:value-type="float">
            <text:p>21.87429</text:p>
          </table:table-cell>
          <table:table-cell office:value-type="float" office:value="0" calcext:value-type="float">
            <text:p>0</text:p>
          </table:table-cell>
          <table:table-cell office:value-type="float" office:value="0.000000275224" calcext:value-type="float">
            <text:p>2.75224E-07</text:p>
          </table:table-cell>
          <table:table-cell office:value-type="float" office:value="0" calcext:value-type="float">
            <text:p>0</text:p>
          </table:table-cell>
          <table:table-cell office:value-type="float" office:value="-0.004642065" calcext:value-type="float">
            <text:p>-0.004642065</text:p>
          </table:table-cell>
          <table:table-cell office:value-type="float" office:value="-0.006607858" calcext:value-type="float">
            <text:p>-0.006607858</text:p>
          </table:table-cell>
          <table:table-cell office:value-type="float" office:value="0.001841118" calcext:value-type="float">
            <text:p>0.001841118</text:p>
          </table:table-cell>
          <table:table-cell office:value-type="float" office:value="0.00003250491" calcext:value-type="float">
            <text:p>3.250491E-05</text:p>
          </table:table-cell>
          <table:table-cell office:value-type="float" office:value="16.13412" calcext:value-type="float">
            <text:p>16.13412</text:p>
          </table:table-cell>
          <table:table-cell office:value-type="float" office:value="0.2611174" calcext:value-type="float">
            <text:p>0.2611174</text:p>
          </table:table-cell>
          <table:table-cell office:value-type="float" office:value="0.0521295" calcext:value-type="float">
            <text:p>0.0521295</text:p>
          </table:table-cell>
          <table:table-cell office:value-type="float" office:value="0.04684675" calcext:value-type="float">
            <text:p>0.04684675</text:p>
          </table:table-cell>
          <table:table-cell office:value-type="float" office:value="0.04249586" calcext:value-type="float">
            <text:p>0.04249586</text:p>
          </table:table-cell>
          <table:table-cell office:value-type="float" office:value="0.04405116" calcext:value-type="float">
            <text:p>0.04405116</text:p>
          </table:table-cell>
          <table:table-cell office:value-type="float" office:value="0.02274512" calcext:value-type="float">
            <text:p>0.02274512</text:p>
          </table:table-cell>
          <table:table-cell office:value-type="float" office:value="0.01605182" calcext:value-type="float">
            <text:p>0.01605182</text:p>
          </table:table-cell>
          <table:table-cell office:value-type="float" office:value="0.03388907" calcext:value-type="float">
            <text:p>0.03388907</text:p>
          </table:table-cell>
          <table:table-cell office:value-type="float" office:value="0.02716247" calcext:value-type="float">
            <text:p>0.02716247</text:p>
          </table:table-cell>
          <table:table-cell office:value-type="float" office:value="0.02327147" calcext:value-type="float">
            <text:p>0.02327147</text:p>
          </table:table-cell>
          <table:table-cell office:value-type="float" office:value="0.02144142" calcext:value-type="float">
            <text:p>0.02144142</text:p>
          </table:table-cell>
          <table:table-cell office:value-type="float" office:value="0.01808776" calcext:value-type="float">
            <text:p>0.01808776</text:p>
          </table:table-cell>
          <table:table-cell office:value-type="float" office:value="0.006818387" calcext:value-type="float">
            <text:p>0.006818387</text:p>
          </table:table-cell>
          <table:table-cell office:value-type="float" office:value="0.007135049" calcext:value-type="float">
            <text:p>0.007135049</text:p>
          </table:table-cell>
          <table:table-cell office:value-type="float" office:value="0" calcext:value-type="float">
            <text:p>0</text:p>
          </table:table-cell>
          <table:table-cell office:value-type="float" office:value="86.2581" calcext:value-type="float">
            <text:p>86.2581</text:p>
          </table:table-cell>
          <table:table-cell office:value-type="float" office:value="56.44518" calcext:value-type="float">
            <text:p>56.44518</text:p>
          </table:table-cell>
          <table:table-cell office:value-type="float" office:value="35.02055" calcext:value-type="float">
            <text:p>35.02055</text:p>
          </table:table-cell>
          <table:table-cell office:value-type="float" office:value="26.46461" calcext:value-type="float">
            <text:p>26.46461</text:p>
          </table:table-cell>
          <table:table-cell office:value-type="float" office:value="21.2409" calcext:value-type="float">
            <text:p>21.2409</text:p>
          </table:table-cell>
          <table:table-cell office:value-type="float" office:value="10.2886" calcext:value-type="float">
            <text:p>10.2886</text:p>
          </table:table-cell>
          <table:table-cell office:value-type="float" office:value="6.18968" calcext:value-type="float">
            <text:p>6.18968</text:p>
          </table:table-cell>
          <table:table-cell office:value-type="float" office:value="10.4847" calcext:value-type="float">
            <text:p>10.4847</text:p>
          </table:table-cell>
          <table:table-cell office:value-type="float" office:value="8.352203" calcext:value-type="float">
            <text:p>8.352203</text:p>
          </table:table-cell>
          <table:table-cell office:value-type="float" office:value="3.717003" calcext:value-type="float">
            <text:p>3.717003</text:p>
          </table:table-cell>
          <table:table-cell office:value-type="float" office:value="1.540509" calcext:value-type="float">
            <text:p>1.540509</text:p>
          </table:table-cell>
          <table:table-cell office:value-type="float" office:value="0.7340391" calcext:value-type="float">
            <text:p>0.7340391</text:p>
          </table:table-cell>
          <table:table-cell office:value-type="float" office:value="0.3626263" calcext:value-type="float">
            <text:p>0.3626263</text:p>
          </table:table-cell>
          <table:table-cell office:value-type="float" office:value="0.3451762" calcext:value-type="float">
            <text:p>0.3451762</text:p>
          </table:table-cell>
          <table:table-cell office:value-type="float" office:value="0" calcext:value-type="float">
            <text:p>0</text:p>
          </table:table-cell>
          <table:table-cell office:value-type="float" office:value="1015.565" calcext:value-type="float">
            <text:p>1015.5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8038154" calcext:value-type="float">
            <text:p>-0.000803815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2" calcext:value-type="float">
            <text:p>17032002</text:p>
          </table:table-cell>
          <table:table-cell office:value-type="float" office:value="23.37375" calcext:value-type="float">
            <text:p>23.37375</text:p>
          </table:table-cell>
          <table:table-cell office:value-type="float" office:value="1098.143" calcext:value-type="float">
            <text:p>1098.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16865" calcext:value-type="float">
            <text:p>0.6916865</text:p>
          </table:table-cell>
          <table:table-cell office:value-type="float" office:value="21.89188" calcext:value-type="float">
            <text:p>21.89188</text:p>
          </table:table-cell>
          <table:table-cell office:value-type="float" office:value="0" calcext:value-type="float">
            <text:p>0</text:p>
          </table:table-cell>
          <table:table-cell office:value-type="float" office:value="0.000000275224" calcext:value-type="float">
            <text:p>2.75224E-07</text:p>
          </table:table-cell>
          <table:table-cell office:value-type="float" office:value="0" calcext:value-type="float">
            <text:p>0</text:p>
          </table:table-cell>
          <table:table-cell office:value-type="float" office:value="-0.004642065" calcext:value-type="float">
            <text:p>-0.004642065</text:p>
          </table:table-cell>
          <table:table-cell office:value-type="float" office:value="-0.006663814" calcext:value-type="float">
            <text:p>-0.006663814</text:p>
          </table:table-cell>
          <table:table-cell office:value-type="float" office:value="0.001855677" calcext:value-type="float">
            <text:p>0.001855677</text:p>
          </table:table-cell>
          <table:table-cell office:value-type="float" office:value="0.00003262548" calcext:value-type="float">
            <text:p>3.262548E-05</text:p>
          </table:table-cell>
          <table:table-cell office:value-type="float" office:value="15.9588" calcext:value-type="float">
            <text:p>15.9588</text:p>
          </table:table-cell>
          <table:table-cell office:value-type="float" office:value="0.4140633" calcext:value-type="float">
            <text:p>0.4140633</text:p>
          </table:table-cell>
          <table:table-cell office:value-type="float" office:value="0.05046634" calcext:value-type="float">
            <text:p>0.05046634</text:p>
          </table:table-cell>
          <table:table-cell office:value-type="float" office:value="0.04458939" calcext:value-type="float">
            <text:p>0.04458939</text:p>
          </table:table-cell>
          <table:table-cell office:value-type="float" office:value="0.04047184" calcext:value-type="float">
            <text:p>0.04047184</text:p>
          </table:table-cell>
          <table:table-cell office:value-type="float" office:value="0.04204406" calcext:value-type="float">
            <text:p>0.04204406</text:p>
          </table:table-cell>
          <table:table-cell office:value-type="float" office:value="0.02207471" calcext:value-type="float">
            <text:p>0.02207471</text:p>
          </table:table-cell>
          <table:table-cell office:value-type="float" office:value="0.01577564" calcext:value-type="float">
            <text:p>0.01577564</text:p>
          </table:table-cell>
          <table:table-cell office:value-type="float" office:value="0.03371485" calcext:value-type="float">
            <text:p>0.03371485</text:p>
          </table:table-cell>
          <table:table-cell office:value-type="float" office:value="0.02710428" calcext:value-type="float">
            <text:p>0.02710428</text:p>
          </table:table-cell>
          <table:table-cell office:value-type="float" office:value="0.02326114" calcext:value-type="float">
            <text:p>0.02326114</text:p>
          </table:table-cell>
          <table:table-cell office:value-type="float" office:value="0.02144319" calcext:value-type="float">
            <text:p>0.02144319</text:p>
          </table:table-cell>
          <table:table-cell office:value-type="float" office:value="0.01809135" calcext:value-type="float">
            <text:p>0.01809135</text:p>
          </table:table-cell>
          <table:table-cell office:value-type="float" office:value="0.006817511" calcext:value-type="float">
            <text:p>0.006817511</text:p>
          </table:table-cell>
          <table:table-cell office:value-type="float" office:value="0.007134814" calcext:value-type="float">
            <text:p>0.007134814</text:p>
          </table:table-cell>
          <table:table-cell office:value-type="float" office:value="0" calcext:value-type="float">
            <text:p>0</text:p>
          </table:table-cell>
          <table:table-cell office:value-type="float" office:value="90.45071" calcext:value-type="float">
            <text:p>90.45071</text:p>
          </table:table-cell>
          <table:table-cell office:value-type="float" office:value="56.00954" calcext:value-type="float">
            <text:p>56.00954</text:p>
          </table:table-cell>
          <table:table-cell office:value-type="float" office:value="35.09158" calcext:value-type="float">
            <text:p>35.09158</text:p>
          </table:table-cell>
          <table:table-cell office:value-type="float" office:value="26.41172" calcext:value-type="float">
            <text:p>26.41172</text:p>
          </table:table-cell>
          <table:table-cell office:value-type="float" office:value="21.19337" calcext:value-type="float">
            <text:p>21.19337</text:p>
          </table:table-cell>
          <table:table-cell office:value-type="float" office:value="10.2705" calcext:value-type="float">
            <text:p>10.2705</text:p>
          </table:table-cell>
          <table:table-cell office:value-type="float" office:value="6.217059" calcext:value-type="float">
            <text:p>6.217059</text:p>
          </table:table-cell>
          <table:table-cell office:value-type="float" office:value="10.48079" calcext:value-type="float">
            <text:p>10.48079</text:p>
          </table:table-cell>
          <table:table-cell office:value-type="float" office:value="8.348317" calcext:value-type="float">
            <text:p>8.348317</text:p>
          </table:table-cell>
          <table:table-cell office:value-type="float" office:value="3.717391" calcext:value-type="float">
            <text:p>3.717391</text:p>
          </table:table-cell>
          <table:table-cell office:value-type="float" office:value="1.54107" calcext:value-type="float">
            <text:p>1.54107</text:p>
          </table:table-cell>
          <table:table-cell office:value-type="float" office:value="0.7341964" calcext:value-type="float">
            <text:p>0.7341964</text:p>
          </table:table-cell>
          <table:table-cell office:value-type="float" office:value="0.3625985" calcext:value-type="float">
            <text:p>0.3625985</text:p>
          </table:table-cell>
          <table:table-cell office:value-type="float" office:value="0.3451895" calcext:value-type="float">
            <text:p>0.3451895</text:p>
          </table:table-cell>
          <table:table-cell office:value-type="float" office:value="0" calcext:value-type="float">
            <text:p>0</text:p>
          </table:table-cell>
          <table:table-cell office:value-type="float" office:value="1170.737" calcext:value-type="float">
            <text:p>1170.7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8048846" calcext:value-type="float">
            <text:p>-0.000804884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2" calcext:value-type="float">
            <text:p>18032002</text:p>
          </table:table-cell>
          <table:table-cell office:value-type="float" office:value="23.20636" calcext:value-type="float">
            <text:p>23.20636</text:p>
          </table:table-cell>
          <table:table-cell office:value-type="float" office:value="1098.167" calcext:value-type="float">
            <text:p>1098.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41683" calcext:value-type="float">
            <text:p>0.8141683</text:p>
          </table:table-cell>
          <table:table-cell office:value-type="float" office:value="21.91162" calcext:value-type="float">
            <text:p>21.91162</text:p>
          </table:table-cell>
          <table:table-cell office:value-type="float" office:value="0" calcext:value-type="float">
            <text:p>0</text:p>
          </table:table-cell>
          <table:table-cell office:value-type="float" office:value="0.0000002754707" calcext:value-type="float">
            <text:p>2.754707E-07</text:p>
          </table:table-cell>
          <table:table-cell office:value-type="float" office:value="0" calcext:value-type="float">
            <text:p>0</text:p>
          </table:table-cell>
          <table:table-cell office:value-type="float" office:value="-0.004641794" calcext:value-type="float">
            <text:p>-0.004641794</text:p>
          </table:table-cell>
          <table:table-cell office:value-type="float" office:value="-0.006730356" calcext:value-type="float">
            <text:p>-0.006730356</text:p>
          </table:table-cell>
          <table:table-cell office:value-type="float" office:value="0.00186163" calcext:value-type="float">
            <text:p>0.00186163</text:p>
          </table:table-cell>
          <table:table-cell office:value-type="float" office:value="0.00003275162" calcext:value-type="float">
            <text:p>3.275162E-05</text:p>
          </table:table-cell>
          <table:table-cell office:value-type="float" office:value="15.69641" calcext:value-type="float">
            <text:p>15.69641</text:p>
          </table:table-cell>
          <table:table-cell office:value-type="float" office:value="0.7291492" calcext:value-type="float">
            <text:p>0.7291492</text:p>
          </table:table-cell>
          <table:table-cell office:value-type="float" office:value="0.04938221" calcext:value-type="float">
            <text:p>0.04938221</text:p>
          </table:table-cell>
          <table:table-cell office:value-type="float" office:value="0.04277776" calcext:value-type="float">
            <text:p>0.04277776</text:p>
          </table:table-cell>
          <table:table-cell office:value-type="float" office:value="0.03875213" calcext:value-type="float">
            <text:p>0.03875213</text:p>
          </table:table-cell>
          <table:table-cell office:value-type="float" office:value="0.04023127" calcext:value-type="float">
            <text:p>0.04023127</text:p>
          </table:table-cell>
          <table:table-cell office:value-type="float" office:value="0.02133574" calcext:value-type="float">
            <text:p>0.02133574</text:p>
          </table:table-cell>
          <table:table-cell office:value-type="float" office:value="0.01541746" calcext:value-type="float">
            <text:p>0.01541746</text:p>
          </table:table-cell>
          <table:table-cell office:value-type="float" office:value="0.03347422" calcext:value-type="float">
            <text:p>0.03347422</text:p>
          </table:table-cell>
          <table:table-cell office:value-type="float" office:value="0.02702927" calcext:value-type="float">
            <text:p>0.02702927</text:p>
          </table:table-cell>
          <table:table-cell office:value-type="float" office:value="0.02324666" calcext:value-type="float">
            <text:p>0.02324666</text:p>
          </table:table-cell>
          <table:table-cell office:value-type="float" office:value="0.02144405" calcext:value-type="float">
            <text:p>0.02144405</text:p>
          </table:table-cell>
          <table:table-cell office:value-type="float" office:value="0.01809477" calcext:value-type="float">
            <text:p>0.01809477</text:p>
          </table:table-cell>
          <table:table-cell office:value-type="float" office:value="0.006816653" calcext:value-type="float">
            <text:p>0.006816653</text:p>
          </table:table-cell>
          <table:table-cell office:value-type="float" office:value="0.007134581" calcext:value-type="float">
            <text:p>0.007134581</text:p>
          </table:table-cell>
          <table:table-cell office:value-type="float" office:value="0" calcext:value-type="float">
            <text:p>0</text:p>
          </table:table-cell>
          <table:table-cell office:value-type="float" office:value="103.9385" calcext:value-type="float">
            <text:p>103.9385</text:p>
          </table:table-cell>
          <table:table-cell office:value-type="float" office:value="56.04496" calcext:value-type="float">
            <text:p>56.04496</text:p>
          </table:table-cell>
          <table:table-cell office:value-type="float" office:value="35.12623" calcext:value-type="float">
            <text:p>35.12623</text:p>
          </table:table-cell>
          <table:table-cell office:value-type="float" office:value="26.35928" calcext:value-type="float">
            <text:p>26.35928</text:p>
          </table:table-cell>
          <table:table-cell office:value-type="float" office:value="21.14533" calcext:value-type="float">
            <text:p>21.14533</text:p>
          </table:table-cell>
          <table:table-cell office:value-type="float" office:value="10.25266" calcext:value-type="float">
            <text:p>10.25266</text:p>
          </table:table-cell>
          <table:table-cell office:value-type="float" office:value="6.244515" calcext:value-type="float">
            <text:p>6.244515</text:p>
          </table:table-cell>
          <table:table-cell office:value-type="float" office:value="10.47723" calcext:value-type="float">
            <text:p>10.47723</text:p>
          </table:table-cell>
          <table:table-cell office:value-type="float" office:value="8.344462" calcext:value-type="float">
            <text:p>8.344462</text:p>
          </table:table-cell>
          <table:table-cell office:value-type="float" office:value="3.71777" calcext:value-type="float">
            <text:p>3.71777</text:p>
          </table:table-cell>
          <table:table-cell office:value-type="float" office:value="1.541625" calcext:value-type="float">
            <text:p>1.541625</text:p>
          </table:table-cell>
          <table:table-cell office:value-type="float" office:value="0.7343537" calcext:value-type="float">
            <text:p>0.7343537</text:p>
          </table:table-cell>
          <table:table-cell office:value-type="float" office:value="0.362575" calcext:value-type="float">
            <text:p>0.362575</text:p>
          </table:table-cell>
          <table:table-cell office:value-type="float" office:value="0.3452027" calcext:value-type="float">
            <text:p>0.3452027</text:p>
          </table:table-cell>
          <table:table-cell office:value-type="float" office:value="0" calcext:value-type="float">
            <text:p>0</text:p>
          </table:table-cell>
          <table:table-cell office:value-type="float" office:value="1405.183" calcext:value-type="float">
            <text:p>1405.1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8061592" calcext:value-type="float">
            <text:p>-0.000806159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2" calcext:value-type="float">
            <text:p>19032002</text:p>
          </table:table-cell>
          <table:table-cell office:value-type="float" office:value="23.21182" calcext:value-type="float">
            <text:p>23.21182</text:p>
          </table:table-cell>
          <table:table-cell office:value-type="float" office:value="1098.17" calcext:value-type="float">
            <text:p>1098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93338" calcext:value-type="float">
            <text:p>0.7993338</text:p>
          </table:table-cell>
          <table:table-cell office:value-type="float" office:value="21.91505" calcext:value-type="float">
            <text:p>21.91505</text:p>
          </table:table-cell>
          <table:table-cell office:value-type="float" office:value="0" calcext:value-type="float">
            <text:p>0</text:p>
          </table:table-cell>
          <table:table-cell office:value-type="float" office:value="0.0000002755627" calcext:value-type="float">
            <text:p>2.755627E-07</text:p>
          </table:table-cell>
          <table:table-cell office:value-type="float" office:value="0" calcext:value-type="float">
            <text:p>0</text:p>
          </table:table-cell>
          <table:table-cell office:value-type="float" office:value="-0.004641696" calcext:value-type="float">
            <text:p>-0.004641696</text:p>
          </table:table-cell>
          <table:table-cell office:value-type="float" office:value="-0.006844871" calcext:value-type="float">
            <text:p>-0.006844871</text:p>
          </table:table-cell>
          <table:table-cell office:value-type="float" office:value="0.001881368" calcext:value-type="float">
            <text:p>0.001881368</text:p>
          </table:table-cell>
          <table:table-cell office:value-type="float" office:value="0.00003288565" calcext:value-type="float">
            <text:p>3.288565E-05</text:p>
          </table:table-cell>
          <table:table-cell office:value-type="float" office:value="15.85124" calcext:value-type="float">
            <text:p>15.85124</text:p>
          </table:table-cell>
          <table:table-cell office:value-type="float" office:value="0.6295794" calcext:value-type="float">
            <text:p>0.6295794</text:p>
          </table:table-cell>
          <table:table-cell office:value-type="float" office:value="0.05103458" calcext:value-type="float">
            <text:p>0.05103458</text:p>
          </table:table-cell>
          <table:table-cell office:value-type="float" office:value="0.0435733" calcext:value-type="float">
            <text:p>0.0435733</text:p>
          </table:table-cell>
          <table:table-cell office:value-type="float" office:value="0.0387655" calcext:value-type="float">
            <text:p>0.0387655</text:p>
          </table:table-cell>
          <table:table-cell office:value-type="float" office:value="0.03974178" calcext:value-type="float">
            <text:p>0.03974178</text:p>
          </table:table-cell>
          <table:table-cell office:value-type="float" office:value="0.02079383" calcext:value-type="float">
            <text:p>0.02079383</text:p>
          </table:table-cell>
          <table:table-cell office:value-type="float" office:value="0.01505209" calcext:value-type="float">
            <text:p>0.01505209</text:p>
          </table:table-cell>
          <table:table-cell office:value-type="float" office:value="0.03317517" calcext:value-type="float">
            <text:p>0.03317517</text:p>
          </table:table-cell>
          <table:table-cell office:value-type="float" office:value="0.02693222" calcext:value-type="float">
            <text:p>0.02693222</text:p>
          </table:table-cell>
          <table:table-cell office:value-type="float" office:value="0.02322713" calcext:value-type="float">
            <text:p>0.02322713</text:p>
          </table:table-cell>
          <table:table-cell office:value-type="float" office:value="0.02144386" calcext:value-type="float">
            <text:p>0.02144386</text:p>
          </table:table-cell>
          <table:table-cell office:value-type="float" office:value="0.01809797" calcext:value-type="float">
            <text:p>0.01809797</text:p>
          </table:table-cell>
          <table:table-cell office:value-type="float" office:value="0.006815827" calcext:value-type="float">
            <text:p>0.006815827</text:p>
          </table:table-cell>
          <table:table-cell office:value-type="float" office:value="0.007134371" calcext:value-type="float">
            <text:p>0.007134371</text:p>
          </table:table-cell>
          <table:table-cell office:value-type="float" office:value="0" calcext:value-type="float">
            <text:p>0</text:p>
          </table:table-cell>
          <table:table-cell office:value-type="float" office:value="139.5922" calcext:value-type="float">
            <text:p>139.5922</text:p>
          </table:table-cell>
          <table:table-cell office:value-type="float" office:value="57.86008" calcext:value-type="float">
            <text:p>57.86008</text:p>
          </table:table-cell>
          <table:table-cell office:value-type="float" office:value="35.18169" calcext:value-type="float">
            <text:p>35.18169</text:p>
          </table:table-cell>
          <table:table-cell office:value-type="float" office:value="26.29574" calcext:value-type="float">
            <text:p>26.29574</text:p>
          </table:table-cell>
          <table:table-cell office:value-type="float" office:value="21.08639" calcext:value-type="float">
            <text:p>21.08639</text:p>
          </table:table-cell>
          <table:table-cell office:value-type="float" office:value="10.23223" calcext:value-type="float">
            <text:p>10.23223</text:p>
          </table:table-cell>
          <table:table-cell office:value-type="float" office:value="6.26917" calcext:value-type="float">
            <text:p>6.26917</text:p>
          </table:table-cell>
          <table:table-cell office:value-type="float" office:value="10.47539" calcext:value-type="float">
            <text:p>10.47539</text:p>
          </table:table-cell>
          <table:table-cell office:value-type="float" office:value="8.340749" calcext:value-type="float">
            <text:p>8.340749</text:p>
          </table:table-cell>
          <table:table-cell office:value-type="float" office:value="3.718156" calcext:value-type="float">
            <text:p>3.718156</text:p>
          </table:table-cell>
          <table:table-cell office:value-type="float" office:value="1.542165" calcext:value-type="float">
            <text:p>1.542165</text:p>
          </table:table-cell>
          <table:table-cell office:value-type="float" office:value="0.7345099" calcext:value-type="float">
            <text:p>0.7345099</text:p>
          </table:table-cell>
          <table:table-cell office:value-type="float" office:value="0.3625556" calcext:value-type="float">
            <text:p>0.3625556</text:p>
          </table:table-cell>
          <table:table-cell office:value-type="float" office:value="0.3452157" calcext:value-type="float">
            <text:p>0.3452157</text:p>
          </table:table-cell>
          <table:table-cell office:value-type="float" office:value="0" calcext:value-type="float">
            <text:p>0</text:p>
          </table:table-cell>
          <table:table-cell office:value-type="float" office:value="1387.273" calcext:value-type="float">
            <text:p>1387.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8073956" calcext:value-type="float">
            <text:p>-0.000807395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2" calcext:value-type="float">
            <text:p>20032002</text:p>
          </table:table-cell>
          <table:table-cell office:value-type="float" office:value="23.20321" calcext:value-type="float">
            <text:p>23.20321</text:p>
          </table:table-cell>
          <table:table-cell office:value-type="float" office:value="1098.177" calcext:value-type="float">
            <text:p>1098.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28147" calcext:value-type="float">
            <text:p>0.8028147</text:p>
          </table:table-cell>
          <table:table-cell office:value-type="float" office:value="21.91063" calcext:value-type="float">
            <text:p>21.91063</text:p>
          </table:table-cell>
          <table:table-cell office:value-type="float" office:value="0" calcext:value-type="float">
            <text:p>0</text:p>
          </table:table-cell>
          <table:table-cell office:value-type="float" office:value="0.0000002755627" calcext:value-type="float">
            <text:p>2.755627E-07</text:p>
          </table:table-cell>
          <table:table-cell office:value-type="float" office:value="0" calcext:value-type="float">
            <text:p>0</text:p>
          </table:table-cell>
          <table:table-cell office:value-type="float" office:value="-0.004641696" calcext:value-type="float">
            <text:p>-0.004641696</text:p>
          </table:table-cell>
          <table:table-cell office:value-type="float" office:value="-0.007618147" calcext:value-type="float">
            <text:p>-0.007618147</text:p>
          </table:table-cell>
          <table:table-cell office:value-type="float" office:value="0.001901416" calcext:value-type="float">
            <text:p>0.001901416</text:p>
          </table:table-cell>
          <table:table-cell office:value-type="float" office:value="0.00003302643" calcext:value-type="float">
            <text:p>3.302643E-05</text:p>
          </table:table-cell>
          <table:table-cell office:value-type="float" office:value="16.01065" calcext:value-type="float">
            <text:p>16.01065</text:p>
          </table:table-cell>
          <table:table-cell office:value-type="float" office:value="0.4509072" calcext:value-type="float">
            <text:p>0.4509072</text:p>
          </table:table-cell>
          <table:table-cell office:value-type="float" office:value="0.04928599" calcext:value-type="float">
            <text:p>0.04928599</text:p>
          </table:table-cell>
          <table:table-cell office:value-type="float" office:value="0.04283305" calcext:value-type="float">
            <text:p>0.04283305</text:p>
          </table:table-cell>
          <table:table-cell office:value-type="float" office:value="0.03833163" calcext:value-type="float">
            <text:p>0.03833163</text:p>
          </table:table-cell>
          <table:table-cell office:value-type="float" office:value="0.03945834" calcext:value-type="float">
            <text:p>0.03945834</text:p>
          </table:table-cell>
          <table:table-cell office:value-type="float" office:value="0.0206234" calcext:value-type="float">
            <text:p>0.0206234</text:p>
          </table:table-cell>
          <table:table-cell office:value-type="float" office:value="0.01491751" calcext:value-type="float">
            <text:p>0.01491751</text:p>
          </table:table-cell>
          <table:table-cell office:value-type="float" office:value="0.03293088" calcext:value-type="float">
            <text:p>0.03293088</text:p>
          </table:table-cell>
          <table:table-cell office:value-type="float" office:value="0.02682228" calcext:value-type="float">
            <text:p>0.02682228</text:p>
          </table:table-cell>
          <table:table-cell office:value-type="float" office:value="0.02320195" calcext:value-type="float">
            <text:p>0.02320195</text:p>
          </table:table-cell>
          <table:table-cell office:value-type="float" office:value="0.02144245" calcext:value-type="float">
            <text:p>0.02144245</text:p>
          </table:table-cell>
          <table:table-cell office:value-type="float" office:value="0.0181009" calcext:value-type="float">
            <text:p>0.0181009</text:p>
          </table:table-cell>
          <table:table-cell office:value-type="float" office:value="0.006815005" calcext:value-type="float">
            <text:p>0.006815005</text:p>
          </table:table-cell>
          <table:table-cell office:value-type="float" office:value="0.007134155" calcext:value-type="float">
            <text:p>0.007134155</text:p>
          </table:table-cell>
          <table:table-cell office:value-type="float" office:value="0" calcext:value-type="float">
            <text:p>0</text:p>
          </table:table-cell>
          <table:table-cell office:value-type="float" office:value="106.6538" calcext:value-type="float">
            <text:p>106.6538</text:p>
          </table:table-cell>
          <table:table-cell office:value-type="float" office:value="58.0532" calcext:value-type="float">
            <text:p>58.0532</text:p>
          </table:table-cell>
          <table:table-cell office:value-type="float" office:value="35.1976" calcext:value-type="float">
            <text:p>35.1976</text:p>
          </table:table-cell>
          <table:table-cell office:value-type="float" office:value="26.22177" calcext:value-type="float">
            <text:p>26.22177</text:p>
          </table:table-cell>
          <table:table-cell office:value-type="float" office:value="20.99321" calcext:value-type="float">
            <text:p>20.99321</text:p>
          </table:table-cell>
          <table:table-cell office:value-type="float" office:value="10.21353" calcext:value-type="float">
            <text:p>10.21353</text:p>
          </table:table-cell>
          <table:table-cell office:value-type="float" office:value="6.298705" calcext:value-type="float">
            <text:p>6.298705</text:p>
          </table:table-cell>
          <table:table-cell office:value-type="float" office:value="10.47361" calcext:value-type="float">
            <text:p>10.47361</text:p>
          </table:table-cell>
          <table:table-cell office:value-type="float" office:value="8.337221" calcext:value-type="float">
            <text:p>8.337221</text:p>
          </table:table-cell>
          <table:table-cell office:value-type="float" office:value="3.71854" calcext:value-type="float">
            <text:p>3.71854</text:p>
          </table:table-cell>
          <table:table-cell office:value-type="float" office:value="1.54269" calcext:value-type="float">
            <text:p>1.54269</text:p>
          </table:table-cell>
          <table:table-cell office:value-type="float" office:value="0.7346622" calcext:value-type="float">
            <text:p>0.7346622</text:p>
          </table:table-cell>
          <table:table-cell office:value-type="float" office:value="0.3625371" calcext:value-type="float">
            <text:p>0.3625371</text:p>
          </table:table-cell>
          <table:table-cell office:value-type="float" office:value="0.3452314" calcext:value-type="float">
            <text:p>0.3452314</text:p>
          </table:table-cell>
          <table:table-cell office:value-type="float" office:value="0" calcext:value-type="float">
            <text:p>0</text:p>
          </table:table-cell>
          <table:table-cell office:value-type="float" office:value="1407.974" calcext:value-type="float">
            <text:p>1407.9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113665" calcext:value-type="float">
            <text:p>-0.00111366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2" calcext:value-type="float">
            <text:p>21032002</text:p>
          </table:table-cell>
          <table:table-cell office:value-type="float" office:value="23.16" calcext:value-type="float">
            <text:p>23.16</text:p>
          </table:table-cell>
          <table:table-cell office:value-type="float" office:value="1098.177" calcext:value-type="float">
            <text:p>1098.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91405" calcext:value-type="float">
            <text:p>0.8291405</text:p>
          </table:table-cell>
          <table:table-cell office:value-type="float" office:value="21.92537" calcext:value-type="float">
            <text:p>21.92537</text:p>
          </table:table-cell>
          <table:table-cell office:value-type="float" office:value="0" calcext:value-type="float">
            <text:p>0</text:p>
          </table:table-cell>
          <table:table-cell office:value-type="float" office:value="0.0000002755926" calcext:value-type="float">
            <text:p>2.755926E-07</text:p>
          </table:table-cell>
          <table:table-cell office:value-type="float" office:value="0" calcext:value-type="float">
            <text:p>0</text:p>
          </table:table-cell>
          <table:table-cell office:value-type="float" office:value="-0.004641659" calcext:value-type="float">
            <text:p>-0.004641659</text:p>
          </table:table-cell>
          <table:table-cell office:value-type="float" office:value="-0.007666135" calcext:value-type="float">
            <text:p>-0.007666135</text:p>
          </table:table-cell>
          <table:table-cell office:value-type="float" office:value="0.001924505" calcext:value-type="float">
            <text:p>0.001924505</text:p>
          </table:table-cell>
          <table:table-cell office:value-type="float" office:value="0.00003316988" calcext:value-type="float">
            <text:p>3.316988E-05</text:p>
          </table:table-cell>
          <table:table-cell office:value-type="float" office:value="15.96574" calcext:value-type="float">
            <text:p>15.96574</text:p>
          </table:table-cell>
          <table:table-cell office:value-type="float" office:value="0.4303227" calcext:value-type="float">
            <text:p>0.4303227</text:p>
          </table:table-cell>
          <table:table-cell office:value-type="float" office:value="0.04988189" calcext:value-type="float">
            <text:p>0.04988189</text:p>
          </table:table-cell>
          <table:table-cell office:value-type="float" office:value="0.04348087" calcext:value-type="float">
            <text:p>0.04348087</text:p>
          </table:table-cell>
          <table:table-cell office:value-type="float" office:value="0.03858481" calcext:value-type="float">
            <text:p>0.03858481</text:p>
          </table:table-cell>
          <table:table-cell office:value-type="float" office:value="0.03954487" calcext:value-type="float">
            <text:p>0.03954487</text:p>
          </table:table-cell>
          <table:table-cell office:value-type="float" office:value="0.02048908" calcext:value-type="float">
            <text:p>0.02048908</text:p>
          </table:table-cell>
          <table:table-cell office:value-type="float" office:value="0.01479722" calcext:value-type="float">
            <text:p>0.01479722</text:p>
          </table:table-cell>
          <table:table-cell office:value-type="float" office:value="0.03270397" calcext:value-type="float">
            <text:p>0.03270397</text:p>
          </table:table-cell>
          <table:table-cell office:value-type="float" office:value="0.02671105" calcext:value-type="float">
            <text:p>0.02671105</text:p>
          </table:table-cell>
          <table:table-cell office:value-type="float" office:value="0.02317205" calcext:value-type="float">
            <text:p>0.02317205</text:p>
          </table:table-cell>
          <table:table-cell office:value-type="float" office:value="0.02143973" calcext:value-type="float">
            <text:p>0.02143973</text:p>
          </table:table-cell>
          <table:table-cell office:value-type="float" office:value="0.01810353" calcext:value-type="float">
            <text:p>0.01810353</text:p>
          </table:table-cell>
          <table:table-cell office:value-type="float" office:value="0.006814187" calcext:value-type="float">
            <text:p>0.006814187</text:p>
          </table:table-cell>
          <table:table-cell office:value-type="float" office:value="0.007133949" calcext:value-type="float">
            <text:p>0.007133949</text:p>
          </table:table-cell>
          <table:table-cell office:value-type="float" office:value="0" calcext:value-type="float">
            <text:p>0</text:p>
          </table:table-cell>
          <table:table-cell office:value-type="float" office:value="94.30813" calcext:value-type="float">
            <text:p>94.30813</text:p>
          </table:table-cell>
          <table:table-cell office:value-type="float" office:value="57.28115" calcext:value-type="float">
            <text:p>57.28115</text:p>
          </table:table-cell>
          <table:table-cell office:value-type="float" office:value="35.26105" calcext:value-type="float">
            <text:p>35.26105</text:p>
          </table:table-cell>
          <table:table-cell office:value-type="float" office:value="26.14842" calcext:value-type="float">
            <text:p>26.14842</text:p>
          </table:table-cell>
          <table:table-cell office:value-type="float" office:value="20.9197" calcext:value-type="float">
            <text:p>20.9197</text:p>
          </table:table-cell>
          <table:table-cell office:value-type="float" office:value="10.19275" calcext:value-type="float">
            <text:p>10.19275</text:p>
          </table:table-cell>
          <table:table-cell office:value-type="float" office:value="6.325867" calcext:value-type="float">
            <text:p>6.325867</text:p>
          </table:table-cell>
          <table:table-cell office:value-type="float" office:value="10.47195" calcext:value-type="float">
            <text:p>10.47195</text:p>
          </table:table-cell>
          <table:table-cell office:value-type="float" office:value="8.333851" calcext:value-type="float">
            <text:p>8.333851</text:p>
          </table:table-cell>
          <table:table-cell office:value-type="float" office:value="3.718952" calcext:value-type="float">
            <text:p>3.718952</text:p>
          </table:table-cell>
          <table:table-cell office:value-type="float" office:value="1.543209" calcext:value-type="float">
            <text:p>1.543209</text:p>
          </table:table-cell>
          <table:table-cell office:value-type="float" office:value="0.7348141" calcext:value-type="float">
            <text:p>0.7348141</text:p>
          </table:table-cell>
          <table:table-cell office:value-type="float" office:value="0.3625214" calcext:value-type="float">
            <text:p>0.3625214</text:p>
          </table:table-cell>
          <table:table-cell office:value-type="float" office:value="0.3452472" calcext:value-type="float">
            <text:p>0.3452472</text:p>
          </table:table-cell>
          <table:table-cell office:value-type="float" office:value="0" calcext:value-type="float">
            <text:p>0</text:p>
          </table:table-cell>
          <table:table-cell office:value-type="float" office:value="1462.254" calcext:value-type="float">
            <text:p>1462.2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11455" calcext:value-type="float">
            <text:p>-0.0011145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2" calcext:value-type="float">
            <text:p>22032002</text:p>
          </table:table-cell>
          <table:table-cell office:value-type="float" office:value="23.05759" calcext:value-type="float">
            <text:p>23.05759</text:p>
          </table:table-cell>
          <table:table-cell office:value-type="float" office:value="1098.188" calcext:value-type="float">
            <text:p>1098.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048095" calcext:value-type="float">
            <text:p>0.9048095</text:p>
          </table:table-cell>
          <table:table-cell office:value-type="float" office:value="21.93926" calcext:value-type="float">
            <text:p>21.93926</text:p>
          </table:table-cell>
          <table:table-cell office:value-type="float" office:value="0" calcext:value-type="float">
            <text:p>0</text:p>
          </table:table-cell>
          <table:table-cell office:value-type="float" office:value="0.0000002755926" calcext:value-type="float">
            <text:p>2.755926E-07</text:p>
          </table:table-cell>
          <table:table-cell office:value-type="float" office:value="0" calcext:value-type="float">
            <text:p>0</text:p>
          </table:table-cell>
          <table:table-cell office:value-type="float" office:value="-0.004641659" calcext:value-type="float">
            <text:p>-0.004641659</text:p>
          </table:table-cell>
          <table:table-cell office:value-type="float" office:value="-0.007714429" calcext:value-type="float">
            <text:p>-0.007714429</text:p>
          </table:table-cell>
          <table:table-cell office:value-type="float" office:value="0.001939613" calcext:value-type="float">
            <text:p>0.001939613</text:p>
          </table:table-cell>
          <table:table-cell office:value-type="float" office:value="0.00003331492" calcext:value-type="float">
            <text:p>3.331492E-05</text:p>
          </table:table-cell>
          <table:table-cell office:value-type="float" office:value="15.79659" calcext:value-type="float">
            <text:p>15.79659</text:p>
          </table:table-cell>
          <table:table-cell office:value-type="float" office:value="0.688896" calcext:value-type="float">
            <text:p>0.688896</text:p>
          </table:table-cell>
          <table:table-cell office:value-type="float" office:value="0.05032345" calcext:value-type="float">
            <text:p>0.05032345</text:p>
          </table:table-cell>
          <table:table-cell office:value-type="float" office:value="0.04347442" calcext:value-type="float">
            <text:p>0.04347442</text:p>
          </table:table-cell>
          <table:table-cell office:value-type="float" office:value="0.03871198" calcext:value-type="float">
            <text:p>0.03871198</text:p>
          </table:table-cell>
          <table:table-cell office:value-type="float" office:value="0.03977851" calcext:value-type="float">
            <text:p>0.03977851</text:p>
          </table:table-cell>
          <table:table-cell office:value-type="float" office:value="0.02051056" calcext:value-type="float">
            <text:p>0.02051056</text:p>
          </table:table-cell>
          <table:table-cell office:value-type="float" office:value="0.01476975" calcext:value-type="float">
            <text:p>0.01476975</text:p>
          </table:table-cell>
          <table:table-cell office:value-type="float" office:value="0.03251405" calcext:value-type="float">
            <text:p>0.03251405</text:p>
          </table:table-cell>
          <table:table-cell office:value-type="float" office:value="0.02660158" calcext:value-type="float">
            <text:p>0.02660158</text:p>
          </table:table-cell>
          <table:table-cell office:value-type="float" office:value="0.02313854" calcext:value-type="float">
            <text:p>0.02313854</text:p>
          </table:table-cell>
          <table:table-cell office:value-type="float" office:value="0.02143575" calcext:value-type="float">
            <text:p>0.02143575</text:p>
          </table:table-cell>
          <table:table-cell office:value-type="float" office:value="0.01810582" calcext:value-type="float">
            <text:p>0.01810582</text:p>
          </table:table-cell>
          <table:table-cell office:value-type="float" office:value="0.006813395" calcext:value-type="float">
            <text:p>0.006813395</text:p>
          </table:table-cell>
          <table:table-cell office:value-type="float" office:value="0.007133727" calcext:value-type="float">
            <text:p>0.007133727</text:p>
          </table:table-cell>
          <table:table-cell office:value-type="float" office:value="0" calcext:value-type="float">
            <text:p>0</text:p>
          </table:table-cell>
          <table:table-cell office:value-type="float" office:value="97.80082" calcext:value-type="float">
            <text:p>97.80082</text:p>
          </table:table-cell>
          <table:table-cell office:value-type="float" office:value="57.2514" calcext:value-type="float">
            <text:p>57.2514</text:p>
          </table:table-cell>
          <table:table-cell office:value-type="float" office:value="35.39055" calcext:value-type="float">
            <text:p>35.39055</text:p>
          </table:table-cell>
          <table:table-cell office:value-type="float" office:value="26.08124" calcext:value-type="float">
            <text:p>26.08124</text:p>
          </table:table-cell>
          <table:table-cell office:value-type="float" office:value="20.8574" calcext:value-type="float">
            <text:p>20.8574</text:p>
          </table:table-cell>
          <table:table-cell office:value-type="float" office:value="10.17216" calcext:value-type="float">
            <text:p>10.17216</text:p>
          </table:table-cell>
          <table:table-cell office:value-type="float" office:value="6.350799" calcext:value-type="float">
            <text:p>6.350799</text:p>
          </table:table-cell>
          <table:table-cell office:value-type="float" office:value="10.47001" calcext:value-type="float">
            <text:p>10.47001</text:p>
          </table:table-cell>
          <table:table-cell office:value-type="float" office:value="8.330539" calcext:value-type="float">
            <text:p>8.330539</text:p>
          </table:table-cell>
          <table:table-cell office:value-type="float" office:value="3.719337" calcext:value-type="float">
            <text:p>3.719337</text:p>
          </table:table-cell>
          <table:table-cell office:value-type="float" office:value="1.543722" calcext:value-type="float">
            <text:p>1.543722</text:p>
          </table:table-cell>
          <table:table-cell office:value-type="float" office:value="0.7349615" calcext:value-type="float">
            <text:p>0.7349615</text:p>
          </table:table-cell>
          <table:table-cell office:value-type="float" office:value="0.3625038" calcext:value-type="float">
            <text:p>0.3625038</text:p>
          </table:table-cell>
          <table:table-cell office:value-type="float" office:value="0.3452721" calcext:value-type="float">
            <text:p>0.3452721</text:p>
          </table:table-cell>
          <table:table-cell office:value-type="float" office:value="0" calcext:value-type="float">
            <text:p>0</text:p>
          </table:table-cell>
          <table:table-cell office:value-type="float" office:value="1607.967" calcext:value-type="float">
            <text:p>1607.9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115394" calcext:value-type="float">
            <text:p>-0.00111539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2" calcext:value-type="float">
            <text:p>23032002</text:p>
          </table:table-cell>
          <table:table-cell office:value-type="float" office:value="22.96678" calcext:value-type="float">
            <text:p>22.96678</text:p>
          </table:table-cell>
          <table:table-cell office:value-type="float" office:value="1098.194" calcext:value-type="float">
            <text:p>1098.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08433" calcext:value-type="float">
            <text:p>0.9708433</text:p>
          </table:table-cell>
          <table:table-cell office:value-type="float" office:value="21.95538" calcext:value-type="float">
            <text:p>21.95538</text:p>
          </table:table-cell>
          <table:table-cell office:value-type="float" office:value="0" calcext:value-type="float">
            <text:p>0</text:p>
          </table:table-cell>
          <table:table-cell office:value-type="float" office:value="0.0000002755926" calcext:value-type="float">
            <text:p>2.755926E-07</text:p>
          </table:table-cell>
          <table:table-cell office:value-type="float" office:value="0" calcext:value-type="float">
            <text:p>0</text:p>
          </table:table-cell>
          <table:table-cell office:value-type="float" office:value="-0.004641659" calcext:value-type="float">
            <text:p>-0.004641659</text:p>
          </table:table-cell>
          <table:table-cell office:value-type="float" office:value="-0.007761436" calcext:value-type="float">
            <text:p>-0.007761436</text:p>
          </table:table-cell>
          <table:table-cell office:value-type="float" office:value="0.001953264" calcext:value-type="float">
            <text:p>0.001953264</text:p>
          </table:table-cell>
          <table:table-cell office:value-type="float" office:value="0.00003346028" calcext:value-type="float">
            <text:p>3.346028E-05</text:p>
          </table:table-cell>
          <table:table-cell office:value-type="float" office:value="15.64895" calcext:value-type="float">
            <text:p>15.64895</text:p>
          </table:table-cell>
          <table:table-cell office:value-type="float" office:value="1.052299" calcext:value-type="float">
            <text:p>1.052299</text:p>
          </table:table-cell>
          <table:table-cell office:value-type="float" office:value="0.05016417" calcext:value-type="float">
            <text:p>0.05016417</text:p>
          </table:table-cell>
          <table:table-cell office:value-type="float" office:value="0.04260274" calcext:value-type="float">
            <text:p>0.04260274</text:p>
          </table:table-cell>
          <table:table-cell office:value-type="float" office:value="0.03798357" calcext:value-type="float">
            <text:p>0.03798357</text:p>
          </table:table-cell>
          <table:table-cell office:value-type="float" office:value="0.0391032" calcext:value-type="float">
            <text:p>0.0391032</text:p>
          </table:table-cell>
          <table:table-cell office:value-type="float" office:value="0.02026507" calcext:value-type="float">
            <text:p>0.02026507</text:p>
          </table:table-cell>
          <table:table-cell office:value-type="float" office:value="0.01464862" calcext:value-type="float">
            <text:p>0.01464862</text:p>
          </table:table-cell>
          <table:table-cell office:value-type="float" office:value="0.03232517" calcext:value-type="float">
            <text:p>0.03232517</text:p>
          </table:table-cell>
          <table:table-cell office:value-type="float" office:value="0.02649615" calcext:value-type="float">
            <text:p>0.02649615</text:p>
          </table:table-cell>
          <table:table-cell office:value-type="float" office:value="0.02310256" calcext:value-type="float">
            <text:p>0.02310256</text:p>
          </table:table-cell>
          <table:table-cell office:value-type="float" office:value="0.02143059" calcext:value-type="float">
            <text:p>0.02143059</text:p>
          </table:table-cell>
          <table:table-cell office:value-type="float" office:value="0.01810777" calcext:value-type="float">
            <text:p>0.01810777</text:p>
          </table:table-cell>
          <table:table-cell office:value-type="float" office:value="0.006812624" calcext:value-type="float">
            <text:p>0.006812624</text:p>
          </table:table-cell>
          <table:table-cell office:value-type="float" office:value="0.007133514" calcext:value-type="float">
            <text:p>0.007133514</text:p>
          </table:table-cell>
          <table:table-cell office:value-type="float" office:value="0" calcext:value-type="float">
            <text:p>0</text:p>
          </table:table-cell>
          <table:table-cell office:value-type="float" office:value="108.3451" calcext:value-type="float">
            <text:p>108.3451</text:p>
          </table:table-cell>
          <table:table-cell office:value-type="float" office:value="57.91177" calcext:value-type="float">
            <text:p>57.91177</text:p>
          </table:table-cell>
          <table:table-cell office:value-type="float" office:value="35.48164" calcext:value-type="float">
            <text:p>35.48164</text:p>
          </table:table-cell>
          <table:table-cell office:value-type="float" office:value="26.03318" calcext:value-type="float">
            <text:p>26.03318</text:p>
          </table:table-cell>
          <table:table-cell office:value-type="float" office:value="20.85576" calcext:value-type="float">
            <text:p>20.85576</text:p>
          </table:table-cell>
          <table:table-cell office:value-type="float" office:value="10.15787" calcext:value-type="float">
            <text:p>10.15787</text:p>
          </table:table-cell>
          <table:table-cell office:value-type="float" office:value="6.375558" calcext:value-type="float">
            <text:p>6.375558</text:p>
          </table:table-cell>
          <table:table-cell office:value-type="float" office:value="10.46786" calcext:value-type="float">
            <text:p>10.46786</text:p>
          </table:table-cell>
          <table:table-cell office:value-type="float" office:value="8.327281" calcext:value-type="float">
            <text:p>8.327281</text:p>
          </table:table-cell>
          <table:table-cell office:value-type="float" office:value="3.719749" calcext:value-type="float">
            <text:p>3.719749</text:p>
          </table:table-cell>
          <table:table-cell office:value-type="float" office:value="1.544225" calcext:value-type="float">
            <text:p>1.544225</text:p>
          </table:table-cell>
          <table:table-cell office:value-type="float" office:value="0.7351132" calcext:value-type="float">
            <text:p>0.7351132</text:p>
          </table:table-cell>
          <table:table-cell office:value-type="float" office:value="0.3624985" calcext:value-type="float">
            <text:p>0.3624985</text:p>
          </table:table-cell>
          <table:table-cell office:value-type="float" office:value="0.3452851" calcext:value-type="float">
            <text:p>0.3452851</text:p>
          </table:table-cell>
          <table:table-cell office:value-type="float" office:value="0" calcext:value-type="float">
            <text:p>0</text:p>
          </table:table-cell>
          <table:table-cell office:value-type="float" office:value="1733.209" calcext:value-type="float">
            <text:p>1733.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116447" calcext:value-type="float">
            <text:p>-0.00111644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2" calcext:value-type="float">
            <text:p>24032002</text:p>
          </table:table-cell>
          <table:table-cell office:value-type="float" office:value="22.95406" calcext:value-type="float">
            <text:p>22.95406</text:p>
          </table:table-cell>
          <table:table-cell office:value-type="float" office:value="1098.187" calcext:value-type="float">
            <text:p>1098.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55661" calcext:value-type="float">
            <text:p>0.9755661</text:p>
          </table:table-cell>
          <table:table-cell office:value-type="float" office:value="21.96858" calcext:value-type="float">
            <text:p>21.96858</text:p>
          </table:table-cell>
          <table:table-cell office:value-type="float" office:value="0" calcext:value-type="float">
            <text:p>0</text:p>
          </table:table-cell>
          <table:table-cell office:value-type="float" office:value="0.0000002755926" calcext:value-type="float">
            <text:p>2.755926E-07</text:p>
          </table:table-cell>
          <table:table-cell office:value-type="float" office:value="0" calcext:value-type="float">
            <text:p>0</text:p>
          </table:table-cell>
          <table:table-cell office:value-type="float" office:value="-0.004641659" calcext:value-type="float">
            <text:p>-0.004641659</text:p>
          </table:table-cell>
          <table:table-cell office:value-type="float" office:value="-0.007768507" calcext:value-type="float">
            <text:p>-0.007768507</text:p>
          </table:table-cell>
          <table:table-cell office:value-type="float" office:value="0.001976375" calcext:value-type="float">
            <text:p>0.001976375</text:p>
          </table:table-cell>
          <table:table-cell office:value-type="float" office:value="0.00003360821" calcext:value-type="float">
            <text:p>3.360821E-05</text:p>
          </table:table-cell>
          <table:table-cell office:value-type="float" office:value="15.6377" calcext:value-type="float">
            <text:p>15.6377</text:p>
          </table:table-cell>
          <table:table-cell office:value-type="float" office:value="1.125948" calcext:value-type="float">
            <text:p>1.125948</text:p>
          </table:table-cell>
          <table:table-cell office:value-type="float" office:value="0.05413664" calcext:value-type="float">
            <text:p>0.05413664</text:p>
          </table:table-cell>
          <table:table-cell office:value-type="float" office:value="0.04451457" calcext:value-type="float">
            <text:p>0.04451457</text:p>
          </table:table-cell>
          <table:table-cell office:value-type="float" office:value="0.03884407" calcext:value-type="float">
            <text:p>0.03884407</text:p>
          </table:table-cell>
          <table:table-cell office:value-type="float" office:value="0.0395401" calcext:value-type="float">
            <text:p>0.0395401</text:p>
          </table:table-cell>
          <table:table-cell office:value-type="float" office:value="0.02015423" calcext:value-type="float">
            <text:p>0.02015423</text:p>
          </table:table-cell>
          <table:table-cell office:value-type="float" office:value="0.01451514" calcext:value-type="float">
            <text:p>0.01451514</text:p>
          </table:table-cell>
          <table:table-cell office:value-type="float" office:value="0.03210605" calcext:value-type="float">
            <text:p>0.03210605</text:p>
          </table:table-cell>
          <table:table-cell office:value-type="float" office:value="0.02638678" calcext:value-type="float">
            <text:p>0.02638678</text:p>
          </table:table-cell>
          <table:table-cell office:value-type="float" office:value="0.02306436" calcext:value-type="float">
            <text:p>0.02306436</text:p>
          </table:table-cell>
          <table:table-cell office:value-type="float" office:value="0.02142434" calcext:value-type="float">
            <text:p>0.02142434</text:p>
          </table:table-cell>
          <table:table-cell office:value-type="float" office:value="0.01810934" calcext:value-type="float">
            <text:p>0.01810934</text:p>
          </table:table-cell>
          <table:table-cell office:value-type="float" office:value="0.006811858" calcext:value-type="float">
            <text:p>0.006811858</text:p>
          </table:table-cell>
          <table:table-cell office:value-type="float" office:value="0.00713331" calcext:value-type="float">
            <text:p>0.00713331</text:p>
          </table:table-cell>
          <table:table-cell office:value-type="float" office:value="0" calcext:value-type="float">
            <text:p>0</text:p>
          </table:table-cell>
          <table:table-cell office:value-type="float" office:value="124.6276" calcext:value-type="float">
            <text:p>124.6276</text:p>
          </table:table-cell>
          <table:table-cell office:value-type="float" office:value="58.32023" calcext:value-type="float">
            <text:p>58.32023</text:p>
          </table:table-cell>
          <table:table-cell office:value-type="float" office:value="35.53336" calcext:value-type="float">
            <text:p>35.53336</text:p>
          </table:table-cell>
          <table:table-cell office:value-type="float" office:value="25.99157" calcext:value-type="float">
            <text:p>25.99157</text:p>
          </table:table-cell>
          <table:table-cell office:value-type="float" office:value="20.83096" calcext:value-type="float">
            <text:p>20.83096</text:p>
          </table:table-cell>
          <table:table-cell office:value-type="float" office:value="10.14557" calcext:value-type="float">
            <text:p>10.14557</text:p>
          </table:table-cell>
          <table:table-cell office:value-type="float" office:value="6.400455" calcext:value-type="float">
            <text:p>6.400455</text:p>
          </table:table-cell>
          <table:table-cell office:value-type="float" office:value="10.46579" calcext:value-type="float">
            <text:p>10.46579</text:p>
          </table:table-cell>
          <table:table-cell office:value-type="float" office:value="8.324053" calcext:value-type="float">
            <text:p>8.324053</text:p>
          </table:table-cell>
          <table:table-cell office:value-type="float" office:value="3.720162" calcext:value-type="float">
            <text:p>3.720162</text:p>
          </table:table-cell>
          <table:table-cell office:value-type="float" office:value="1.544723" calcext:value-type="float">
            <text:p>1.544723</text:p>
          </table:table-cell>
          <table:table-cell office:value-type="float" office:value="0.7352653" calcext:value-type="float">
            <text:p>0.7352653</text:p>
          </table:table-cell>
          <table:table-cell office:value-type="float" office:value="0.3624935" calcext:value-type="float">
            <text:p>0.3624935</text:p>
          </table:table-cell>
          <table:table-cell office:value-type="float" office:value="0.3452982" calcext:value-type="float">
            <text:p>0.3452982</text:p>
          </table:table-cell>
          <table:table-cell office:value-type="float" office:value="0" calcext:value-type="float">
            <text:p>0</text:p>
          </table:table-cell>
          <table:table-cell office:value-type="float" office:value="1741.663" calcext:value-type="float">
            <text:p>1741.6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117214" calcext:value-type="float">
            <text:p>-0.00111721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2" calcext:value-type="float">
            <text:p>25032002</text:p>
          </table:table-cell>
          <table:table-cell office:value-type="float" office:value="22.93581" calcext:value-type="float">
            <text:p>22.93581</text:p>
          </table:table-cell>
          <table:table-cell office:value-type="float" office:value="1098.187" calcext:value-type="float">
            <text:p>1098.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18003" calcext:value-type="float">
            <text:p>0.9818003</text:p>
          </table:table-cell>
          <table:table-cell office:value-type="float" office:value="21.97881" calcext:value-type="float">
            <text:p>21.97881</text:p>
          </table:table-cell>
          <table:table-cell office:value-type="float" office:value="0" calcext:value-type="float">
            <text:p>0</text:p>
          </table:table-cell>
          <table:table-cell office:value-type="float" office:value="0.0000002758188" calcext:value-type="float">
            <text:p>2.758188E-07</text:p>
          </table:table-cell>
          <table:table-cell office:value-type="float" office:value="0" calcext:value-type="float">
            <text:p>0</text:p>
          </table:table-cell>
          <table:table-cell office:value-type="float" office:value="-0.004641402" calcext:value-type="float">
            <text:p>-0.004641402</text:p>
          </table:table-cell>
          <table:table-cell office:value-type="float" office:value="-0.007865217" calcext:value-type="float">
            <text:p>-0.007865217</text:p>
          </table:table-cell>
          <table:table-cell office:value-type="float" office:value="0.002000183" calcext:value-type="float">
            <text:p>0.002000183</text:p>
          </table:table-cell>
          <table:table-cell office:value-type="float" office:value="0.00003375817" calcext:value-type="float">
            <text:p>3.375817E-05</text:p>
          </table:table-cell>
          <table:table-cell office:value-type="float" office:value="15.68239" calcext:value-type="float">
            <text:p>15.68239</text:p>
          </table:table-cell>
          <table:table-cell office:value-type="float" office:value="0.8200133" calcext:value-type="float">
            <text:p>0.8200133</text:p>
          </table:table-cell>
          <table:table-cell office:value-type="float" office:value="0.0525556" calcext:value-type="float">
            <text:p>0.0525556</text:p>
          </table:table-cell>
          <table:table-cell office:value-type="float" office:value="0.04452517" calcext:value-type="float">
            <text:p>0.04452517</text:p>
          </table:table-cell>
          <table:table-cell office:value-type="float" office:value="0.03913366" calcext:value-type="float">
            <text:p>0.03913366</text:p>
          </table:table-cell>
          <table:table-cell office:value-type="float" office:value="0.04000678" calcext:value-type="float">
            <text:p>0.04000678</text:p>
          </table:table-cell>
          <table:table-cell office:value-type="float" office:value="0.0202996" calcext:value-type="float">
            <text:p>0.0202996</text:p>
          </table:table-cell>
          <table:table-cell office:value-type="float" office:value="0.01455015" calcext:value-type="float">
            <text:p>0.01455015</text:p>
          </table:table-cell>
          <table:table-cell office:value-type="float" office:value="0.03195277" calcext:value-type="float">
            <text:p>0.03195277</text:p>
          </table:table-cell>
          <table:table-cell office:value-type="float" office:value="0.02627911" calcext:value-type="float">
            <text:p>0.02627911</text:p>
          </table:table-cell>
          <table:table-cell office:value-type="float" office:value="0.02302391" calcext:value-type="float">
            <text:p>0.02302391</text:p>
          </table:table-cell>
          <table:table-cell office:value-type="float" office:value="0.02141706" calcext:value-type="float">
            <text:p>0.02141706</text:p>
          </table:table-cell>
          <table:table-cell office:value-type="float" office:value="0.01811055" calcext:value-type="float">
            <text:p>0.01811055</text:p>
          </table:table-cell>
          <table:table-cell office:value-type="float" office:value="0.006811088" calcext:value-type="float">
            <text:p>0.006811088</text:p>
          </table:table-cell>
          <table:table-cell office:value-type="float" office:value="0.007133096" calcext:value-type="float">
            <text:p>0.007133096</text:p>
          </table:table-cell>
          <table:table-cell office:value-type="float" office:value="0" calcext:value-type="float">
            <text:p>0</text:p>
          </table:table-cell>
          <table:table-cell office:value-type="float" office:value="120.582" calcext:value-type="float">
            <text:p>120.582</text:p>
          </table:table-cell>
          <table:table-cell office:value-type="float" office:value="57.94529" calcext:value-type="float">
            <text:p>57.94529</text:p>
          </table:table-cell>
          <table:table-cell office:value-type="float" office:value="35.59882" calcext:value-type="float">
            <text:p>35.59882</text:p>
          </table:table-cell>
          <table:table-cell office:value-type="float" office:value="25.94695" calcext:value-type="float">
            <text:p>25.94695</text:p>
          </table:table-cell>
          <table:table-cell office:value-type="float" office:value="20.79149" calcext:value-type="float">
            <text:p>20.79149</text:p>
          </table:table-cell>
          <table:table-cell office:value-type="float" office:value="10.13122" calcext:value-type="float">
            <text:p>10.13122</text:p>
          </table:table-cell>
          <table:table-cell office:value-type="float" office:value="6.424262" calcext:value-type="float">
            <text:p>6.424262</text:p>
          </table:table-cell>
          <table:table-cell office:value-type="float" office:value="10.46338" calcext:value-type="float">
            <text:p>10.46338</text:p>
          </table:table-cell>
          <table:table-cell office:value-type="float" office:value="8.320814" calcext:value-type="float">
            <text:p>8.320814</text:p>
          </table:table-cell>
          <table:table-cell office:value-type="float" office:value="3.720541" calcext:value-type="float">
            <text:p>3.720541</text:p>
          </table:table-cell>
          <table:table-cell office:value-type="float" office:value="1.54522" calcext:value-type="float">
            <text:p>1.54522</text:p>
          </table:table-cell>
          <table:table-cell office:value-type="float" office:value="0.7354178" calcext:value-type="float">
            <text:p>0.7354178</text:p>
          </table:table-cell>
          <table:table-cell office:value-type="float" office:value="0.3624865" calcext:value-type="float">
            <text:p>0.3624865</text:p>
          </table:table-cell>
          <table:table-cell office:value-type="float" office:value="0.3453131" calcext:value-type="float">
            <text:p>0.3453131</text:p>
          </table:table-cell>
          <table:table-cell office:value-type="float" office:value="0" calcext:value-type="float">
            <text:p>0</text:p>
          </table:table-cell>
          <table:table-cell office:value-type="float" office:value="1765.757" calcext:value-type="float">
            <text:p>1765.7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118136" calcext:value-type="float">
            <text:p>-0.00111813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2" calcext:value-type="float">
            <text:p>26032002</text:p>
          </table:table-cell>
          <table:table-cell office:value-type="float" office:value="22.88485" calcext:value-type="float">
            <text:p>22.88485</text:p>
          </table:table-cell>
          <table:table-cell office:value-type="float" office:value="1098.188" calcext:value-type="float">
            <text:p>1098.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388" calcext:value-type="float">
            <text:p>1.01388</text:p>
          </table:table-cell>
          <table:table-cell office:value-type="float" office:value="21.99462" calcext:value-type="float">
            <text:p>21.99462</text:p>
          </table:table-cell>
          <table:table-cell office:value-type="float" office:value="0" calcext:value-type="float">
            <text:p>0</text:p>
          </table:table-cell>
          <table:table-cell office:value-type="float" office:value="0.0000002758188" calcext:value-type="float">
            <text:p>2.758188E-07</text:p>
          </table:table-cell>
          <table:table-cell office:value-type="float" office:value="0" calcext:value-type="float">
            <text:p>0</text:p>
          </table:table-cell>
          <table:table-cell office:value-type="float" office:value="-0.004641402" calcext:value-type="float">
            <text:p>-0.004641402</text:p>
          </table:table-cell>
          <table:table-cell office:value-type="float" office:value="-0.007910328" calcext:value-type="float">
            <text:p>-0.007910328</text:p>
          </table:table-cell>
          <table:table-cell office:value-type="float" office:value="0.002020996" calcext:value-type="float">
            <text:p>0.002020996</text:p>
          </table:table-cell>
          <table:table-cell office:value-type="float" office:value="0.00003390661" calcext:value-type="float">
            <text:p>3.390661E-05</text:p>
          </table:table-cell>
          <table:table-cell office:value-type="float" office:value="15.6181" calcext:value-type="float">
            <text:p>15.6181</text:p>
          </table:table-cell>
          <table:table-cell office:value-type="float" office:value="0.7701209" calcext:value-type="float">
            <text:p>0.7701209</text:p>
          </table:table-cell>
          <table:table-cell office:value-type="float" office:value="0.05165842" calcext:value-type="float">
            <text:p>0.05165842</text:p>
          </table:table-cell>
          <table:table-cell office:value-type="float" office:value="0.0439989" calcext:value-type="float">
            <text:p>0.0439989</text:p>
          </table:table-cell>
          <table:table-cell office:value-type="float" office:value="0.03888448" calcext:value-type="float">
            <text:p>0.03888448</text:p>
          </table:table-cell>
          <table:table-cell office:value-type="float" office:value="0.03990109" calcext:value-type="float">
            <text:p>0.03990109</text:p>
          </table:table-cell>
          <table:table-cell office:value-type="float" office:value="0.02030767" calcext:value-type="float">
            <text:p>0.02030767</text:p>
          </table:table-cell>
          <table:table-cell office:value-type="float" office:value="0.01455231" calcext:value-type="float">
            <text:p>0.01455231</text:p>
          </table:table-cell>
          <table:table-cell office:value-type="float" office:value="0.03182416" calcext:value-type="float">
            <text:p>0.03182416</text:p>
          </table:table-cell>
          <table:table-cell office:value-type="float" office:value="0.02618142" calcext:value-type="float">
            <text:p>0.02618142</text:p>
          </table:table-cell>
          <table:table-cell office:value-type="float" office:value="0.02298234" calcext:value-type="float">
            <text:p>0.02298234</text:p>
          </table:table-cell>
          <table:table-cell office:value-type="float" office:value="0.02140883" calcext:value-type="float">
            <text:p>0.02140883</text:p>
          </table:table-cell>
          <table:table-cell office:value-type="float" office:value="0.01811141" calcext:value-type="float">
            <text:p>0.01811141</text:p>
          </table:table-cell>
          <table:table-cell office:value-type="float" office:value="0.006810309" calcext:value-type="float">
            <text:p>0.006810309</text:p>
          </table:table-cell>
          <table:table-cell office:value-type="float" office:value="0.007132882" calcext:value-type="float">
            <text:p>0.007132882</text:p>
          </table:table-cell>
          <table:table-cell office:value-type="float" office:value="0" calcext:value-type="float">
            <text:p>0</text:p>
          </table:table-cell>
          <table:table-cell office:value-type="float" office:value="108.8369" calcext:value-type="float">
            <text:p>108.8369</text:p>
          </table:table-cell>
          <table:table-cell office:value-type="float" office:value="57.5332" calcext:value-type="float">
            <text:p>57.5332</text:p>
          </table:table-cell>
          <table:table-cell office:value-type="float" office:value="35.68147" calcext:value-type="float">
            <text:p>35.68147</text:p>
          </table:table-cell>
          <table:table-cell office:value-type="float" office:value="25.91377" calcext:value-type="float">
            <text:p>25.91377</text:p>
          </table:table-cell>
          <table:table-cell office:value-type="float" office:value="20.75301" calcext:value-type="float">
            <text:p>20.75301</text:p>
          </table:table-cell>
          <table:table-cell office:value-type="float" office:value="10.11683" calcext:value-type="float">
            <text:p>10.11683</text:p>
          </table:table-cell>
          <table:table-cell office:value-type="float" office:value="6.44781" calcext:value-type="float">
            <text:p>6.44781</text:p>
          </table:table-cell>
          <table:table-cell office:value-type="float" office:value="10.4608" calcext:value-type="float">
            <text:p>10.4608</text:p>
          </table:table-cell>
          <table:table-cell office:value-type="float" office:value="8.317457" calcext:value-type="float">
            <text:p>8.317457</text:p>
          </table:table-cell>
          <table:table-cell office:value-type="float" office:value="3.720948" calcext:value-type="float">
            <text:p>3.720948</text:p>
          </table:table-cell>
          <table:table-cell office:value-type="float" office:value="1.545714" calcext:value-type="float">
            <text:p>1.545714</text:p>
          </table:table-cell>
          <table:table-cell office:value-type="float" office:value="0.7355704" calcext:value-type="float">
            <text:p>0.7355704</text:p>
          </table:table-cell>
          <table:table-cell office:value-type="float" office:value="0.3624765" calcext:value-type="float">
            <text:p>0.3624765</text:p>
          </table:table-cell>
          <table:table-cell office:value-type="float" office:value="0.3453315" calcext:value-type="float">
            <text:p>0.3453315</text:p>
          </table:table-cell>
          <table:table-cell office:value-type="float" office:value="0" calcext:value-type="float">
            <text:p>0</text:p>
          </table:table-cell>
          <table:table-cell office:value-type="float" office:value="1832.926" calcext:value-type="float">
            <text:p>1832.9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119007" calcext:value-type="float">
            <text:p>-0.00111900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2" calcext:value-type="float">
            <text:p>27032002</text:p>
          </table:table-cell>
          <table:table-cell office:value-type="float" office:value="22.7571" calcext:value-type="float">
            <text:p>22.7571</text:p>
          </table:table-cell>
          <table:table-cell office:value-type="float" office:value="1098.203" calcext:value-type="float">
            <text:p>1098.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06406" calcext:value-type="float">
            <text:p>1.106406</text:p>
          </table:table-cell>
          <table:table-cell office:value-type="float" office:value="22.01314" calcext:value-type="float">
            <text:p>22.01314</text:p>
          </table:table-cell>
          <table:table-cell office:value-type="float" office:value="0" calcext:value-type="float">
            <text:p>0</text:p>
          </table:table-cell>
          <table:table-cell office:value-type="float" office:value="0.0000002758188" calcext:value-type="float">
            <text:p>2.758188E-07</text:p>
          </table:table-cell>
          <table:table-cell office:value-type="float" office:value="0" calcext:value-type="float">
            <text:p>0</text:p>
          </table:table-cell>
          <table:table-cell office:value-type="float" office:value="-0.004641402" calcext:value-type="float">
            <text:p>-0.004641402</text:p>
          </table:table-cell>
          <table:table-cell office:value-type="float" office:value="-0.007974652" calcext:value-type="float">
            <text:p>-0.007974652</text:p>
          </table:table-cell>
          <table:table-cell office:value-type="float" office:value="0.002031224" calcext:value-type="float">
            <text:p>0.002031224</text:p>
          </table:table-cell>
          <table:table-cell office:value-type="float" office:value="0.00003405448" calcext:value-type="float">
            <text:p>3.405448E-05</text:p>
          </table:table-cell>
          <table:table-cell office:value-type="float" office:value="15.41913" calcext:value-type="float">
            <text:p>15.41913</text:p>
          </table:table-cell>
          <table:table-cell office:value-type="float" office:value="0.9974133" calcext:value-type="float">
            <text:p>0.9974133</text:p>
          </table:table-cell>
          <table:table-cell office:value-type="float" office:value="0.0504027" calcext:value-type="float">
            <text:p>0.0504027</text:p>
          </table:table-cell>
          <table:table-cell office:value-type="float" office:value="0.04255262" calcext:value-type="float">
            <text:p>0.04255262</text:p>
          </table:table-cell>
          <table:table-cell office:value-type="float" office:value="0.03779701" calcext:value-type="float">
            <text:p>0.03779701</text:p>
          </table:table-cell>
          <table:table-cell office:value-type="float" office:value="0.03897541" calcext:value-type="float">
            <text:p>0.03897541</text:p>
          </table:table-cell>
          <table:table-cell office:value-type="float" office:value="0.02007571" calcext:value-type="float">
            <text:p>0.02007571</text:p>
          </table:table-cell>
          <table:table-cell office:value-type="float" office:value="0.01446248" calcext:value-type="float">
            <text:p>0.01446248</text:p>
          </table:table-cell>
          <table:table-cell office:value-type="float" office:value="0.03167889" calcext:value-type="float">
            <text:p>0.03167889</text:p>
          </table:table-cell>
          <table:table-cell office:value-type="float" office:value="0.02608839" calcext:value-type="float">
            <text:p>0.02608839</text:p>
          </table:table-cell>
          <table:table-cell office:value-type="float" office:value="0.02294047" calcext:value-type="float">
            <text:p>0.02294047</text:p>
          </table:table-cell>
          <table:table-cell office:value-type="float" office:value="0.0213998" calcext:value-type="float">
            <text:p>0.0213998</text:p>
          </table:table-cell>
          <table:table-cell office:value-type="float" office:value="0.01811193" calcext:value-type="float">
            <text:p>0.01811193</text:p>
          </table:table-cell>
          <table:table-cell office:value-type="float" office:value="0.006809526" calcext:value-type="float">
            <text:p>0.006809526</text:p>
          </table:table-cell>
          <table:table-cell office:value-type="float" office:value="0.007132671" calcext:value-type="float">
            <text:p>0.007132671</text:p>
          </table:table-cell>
          <table:table-cell office:value-type="float" office:value="0" calcext:value-type="float">
            <text:p>0</text:p>
          </table:table-cell>
          <table:table-cell office:value-type="float" office:value="109.3164" calcext:value-type="float">
            <text:p>109.3164</text:p>
          </table:table-cell>
          <table:table-cell office:value-type="float" office:value="57.47792" calcext:value-type="float">
            <text:p>57.47792</text:p>
          </table:table-cell>
          <table:table-cell office:value-type="float" office:value="35.83112" calcext:value-type="float">
            <text:p>35.83112</text:p>
          </table:table-cell>
          <table:table-cell office:value-type="float" office:value="25.89296" calcext:value-type="float">
            <text:p>25.89296</text:p>
          </table:table-cell>
          <table:table-cell office:value-type="float" office:value="20.7211" calcext:value-type="float">
            <text:p>20.7211</text:p>
          </table:table-cell>
          <table:table-cell office:value-type="float" office:value="10.10338" calcext:value-type="float">
            <text:p>10.10338</text:p>
          </table:table-cell>
          <table:table-cell office:value-type="float" office:value="6.471465" calcext:value-type="float">
            <text:p>6.471465</text:p>
          </table:table-cell>
          <table:table-cell office:value-type="float" office:value="10.45827" calcext:value-type="float">
            <text:p>10.45827</text:p>
          </table:table-cell>
          <table:table-cell office:value-type="float" office:value="8.314103" calcext:value-type="float">
            <text:p>8.314103</text:p>
          </table:table-cell>
          <table:table-cell office:value-type="float" office:value="3.721356" calcext:value-type="float">
            <text:p>3.721356</text:p>
          </table:table-cell>
          <table:table-cell office:value-type="float" office:value="1.546195" calcext:value-type="float">
            <text:p>1.546195</text:p>
          </table:table-cell>
          <table:table-cell office:value-type="float" office:value="0.7357227" calcext:value-type="float">
            <text:p>0.7357227</text:p>
          </table:table-cell>
          <table:table-cell office:value-type="float" office:value="0.362471" calcext:value-type="float">
            <text:p>0.362471</text:p>
          </table:table-cell>
          <table:table-cell office:value-type="float" office:value="0.3453447" calcext:value-type="float">
            <text:p>0.3453447</text:p>
          </table:table-cell>
          <table:table-cell office:value-type="float" office:value="0" calcext:value-type="float">
            <text:p>0</text:p>
          </table:table-cell>
          <table:table-cell office:value-type="float" office:value="2016.362" calcext:value-type="float">
            <text:p>2016.3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120189" calcext:value-type="float">
            <text:p>-0.00112018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2" calcext:value-type="float">
            <text:p>28032002</text:p>
          </table:table-cell>
          <table:table-cell office:value-type="float" office:value="22.61956" calcext:value-type="float">
            <text:p>22.61956</text:p>
          </table:table-cell>
          <table:table-cell office:value-type="float" office:value="1098.214" calcext:value-type="float">
            <text:p>1098.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05808" calcext:value-type="float">
            <text:p>1.205808</text:p>
          </table:table-cell>
          <table:table-cell office:value-type="float" office:value="22.03698" calcext:value-type="float">
            <text:p>22.03698</text:p>
          </table:table-cell>
          <table:table-cell office:value-type="float" office:value="0" calcext:value-type="float">
            <text:p>0</text:p>
          </table:table-cell>
          <table:table-cell office:value-type="float" office:value="0.0000002758188" calcext:value-type="float">
            <text:p>2.758188E-07</text:p>
          </table:table-cell>
          <table:table-cell office:value-type="float" office:value="0" calcext:value-type="float">
            <text:p>0</text:p>
          </table:table-cell>
          <table:table-cell office:value-type="float" office:value="-0.004641402" calcext:value-type="float">
            <text:p>-0.004641402</text:p>
          </table:table-cell>
          <table:table-cell office:value-type="float" office:value="-0.008097664" calcext:value-type="float">
            <text:p>-0.008097664</text:p>
          </table:table-cell>
          <table:table-cell office:value-type="float" office:value="0.002035591" calcext:value-type="float">
            <text:p>0.002035591</text:p>
          </table:table-cell>
          <table:table-cell office:value-type="float" office:value="0.0000342054" calcext:value-type="float">
            <text:p>3.42054E-05</text:p>
          </table:table-cell>
          <table:table-cell office:value-type="float" office:value="15.20521" calcext:value-type="float">
            <text:p>15.20521</text:p>
          </table:table-cell>
          <table:table-cell office:value-type="float" office:value="1.627133" calcext:value-type="float">
            <text:p>1.627133</text:p>
          </table:table-cell>
          <table:table-cell office:value-type="float" office:value="0.04954059" calcext:value-type="float">
            <text:p>0.04954059</text:p>
          </table:table-cell>
          <table:table-cell office:value-type="float" office:value="0.0407437" calcext:value-type="float">
            <text:p>0.0407437</text:p>
          </table:table-cell>
          <table:table-cell office:value-type="float" office:value="0.03586534" calcext:value-type="float">
            <text:p>0.03586534</text:p>
          </table:table-cell>
          <table:table-cell office:value-type="float" office:value="0.0368986" calcext:value-type="float">
            <text:p>0.0368986</text:p>
          </table:table-cell>
          <table:table-cell office:value-type="float" office:value="0.01935618" calcext:value-type="float">
            <text:p>0.01935618</text:p>
          </table:table-cell>
          <table:table-cell office:value-type="float" office:value="0.01413581" calcext:value-type="float">
            <text:p>0.01413581</text:p>
          </table:table-cell>
          <table:table-cell office:value-type="float" office:value="0.03145626" calcext:value-type="float">
            <text:p>0.03145626</text:p>
          </table:table-cell>
          <table:table-cell office:value-type="float" office:value="0.02598842" calcext:value-type="float">
            <text:p>0.02598842</text:p>
          </table:table-cell>
          <table:table-cell office:value-type="float" office:value="0.02289787" calcext:value-type="float">
            <text:p>0.02289787</text:p>
          </table:table-cell>
          <table:table-cell office:value-type="float" office:value="0.02139006" calcext:value-type="float">
            <text:p>0.02139006</text:p>
          </table:table-cell>
          <table:table-cell office:value-type="float" office:value="0.01811211" calcext:value-type="float">
            <text:p>0.01811211</text:p>
          </table:table-cell>
          <table:table-cell office:value-type="float" office:value="0.006808735" calcext:value-type="float">
            <text:p>0.006808735</text:p>
          </table:table-cell>
          <table:table-cell office:value-type="float" office:value="0.007132464" calcext:value-type="float">
            <text:p>0.007132464</text:p>
          </table:table-cell>
          <table:table-cell office:value-type="float" office:value="0" calcext:value-type="float">
            <text:p>0</text:p>
          </table:table-cell>
          <table:table-cell office:value-type="float" office:value="118.6905" calcext:value-type="float">
            <text:p>118.6905</text:p>
          </table:table-cell>
          <table:table-cell office:value-type="float" office:value="58.24635" calcext:value-type="float">
            <text:p>58.24635</text:p>
          </table:table-cell>
          <table:table-cell office:value-type="float" office:value="36.02174" calcext:value-type="float">
            <text:p>36.02174</text:p>
          </table:table-cell>
          <table:table-cell office:value-type="float" office:value="25.90153" calcext:value-type="float">
            <text:p>25.90153</text:p>
          </table:table-cell>
          <table:table-cell office:value-type="float" office:value="20.70789" calcext:value-type="float">
            <text:p>20.70789</text:p>
          </table:table-cell>
          <table:table-cell office:value-type="float" office:value="10.09325" calcext:value-type="float">
            <text:p>10.09325</text:p>
          </table:table-cell>
          <table:table-cell office:value-type="float" office:value="6.496126" calcext:value-type="float">
            <text:p>6.496126</text:p>
          </table:table-cell>
          <table:table-cell office:value-type="float" office:value="10.45611" calcext:value-type="float">
            <text:p>10.45611</text:p>
          </table:table-cell>
          <table:table-cell office:value-type="float" office:value="8.310724" calcext:value-type="float">
            <text:p>8.310724</text:p>
          </table:table-cell>
          <table:table-cell office:value-type="float" office:value="3.721731" calcext:value-type="float">
            <text:p>3.721731</text:p>
          </table:table-cell>
          <table:table-cell office:value-type="float" office:value="1.546674" calcext:value-type="float">
            <text:p>1.546674</text:p>
          </table:table-cell>
          <table:table-cell office:value-type="float" office:value="0.7358752" calcext:value-type="float">
            <text:p>0.7358752</text:p>
          </table:table-cell>
          <table:table-cell office:value-type="float" office:value="0.3624671" calcext:value-type="float">
            <text:p>0.3624671</text:p>
          </table:table-cell>
          <table:table-cell office:value-type="float" office:value="0.345358" calcext:value-type="float">
            <text:p>0.345358</text:p>
          </table:table-cell>
          <table:table-cell office:value-type="float" office:value="0" calcext:value-type="float">
            <text:p>0</text:p>
          </table:table-cell>
          <table:table-cell office:value-type="float" office:value="2206.742" calcext:value-type="float">
            <text:p>2206.7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124215" calcext:value-type="float">
            <text:p>-0.00112421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2" calcext:value-type="float">
            <text:p>29032002</text:p>
          </table:table-cell>
          <table:table-cell office:value-type="float" office:value="22.46714" calcext:value-type="float">
            <text:p>22.46714</text:p>
          </table:table-cell>
          <table:table-cell office:value-type="float" office:value="1098.223" calcext:value-type="float">
            <text:p>1098.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17677" calcext:value-type="float">
            <text:p>1.317677</text:p>
          </table:table-cell>
          <table:table-cell office:value-type="float" office:value="22.0639" calcext:value-type="float">
            <text:p>22.0639</text:p>
          </table:table-cell>
          <table:table-cell office:value-type="float" office:value="0" calcext:value-type="float">
            <text:p>0</text:p>
          </table:table-cell>
          <table:table-cell office:value-type="float" office:value="0.0000002758188" calcext:value-type="float">
            <text:p>2.758188E-07</text:p>
          </table:table-cell>
          <table:table-cell office:value-type="float" office:value="0" calcext:value-type="float">
            <text:p>0</text:p>
          </table:table-cell>
          <table:table-cell office:value-type="float" office:value="-0.004641402" calcext:value-type="float">
            <text:p>-0.004641402</text:p>
          </table:table-cell>
          <table:table-cell office:value-type="float" office:value="-0.008170416" calcext:value-type="float">
            <text:p>-0.008170416</text:p>
          </table:table-cell>
          <table:table-cell office:value-type="float" office:value="0.002034028" calcext:value-type="float">
            <text:p>0.002034028</text:p>
          </table:table-cell>
          <table:table-cell office:value-type="float" office:value="0.00003436601" calcext:value-type="float">
            <text:p>3.436601E-05</text:p>
          </table:table-cell>
          <table:table-cell office:value-type="float" office:value="14.9655" calcext:value-type="float">
            <text:p>14.9655</text:p>
          </table:table-cell>
          <table:table-cell office:value-type="float" office:value="2.627288" calcext:value-type="float">
            <text:p>2.627288</text:p>
          </table:table-cell>
          <table:table-cell office:value-type="float" office:value="0.04927313" calcext:value-type="float">
            <text:p>0.04927313</text:p>
          </table:table-cell>
          <table:table-cell office:value-type="float" office:value="0.03943905" calcext:value-type="float">
            <text:p>0.03943905</text:p>
          </table:table-cell>
          <table:table-cell office:value-type="float" office:value="0.03433561" calcext:value-type="float">
            <text:p>0.03433561</text:p>
          </table:table-cell>
          <table:table-cell office:value-type="float" office:value="0.03503678" calcext:value-type="float">
            <text:p>0.03503678</text:p>
          </table:table-cell>
          <table:table-cell office:value-type="float" office:value="0.01858259" calcext:value-type="float">
            <text:p>0.01858259</text:p>
          </table:table-cell>
          <table:table-cell office:value-type="float" office:value="0.01366847" calcext:value-type="float">
            <text:p>0.01366847</text:p>
          </table:table-cell>
          <table:table-cell office:value-type="float" office:value="0.03112402" calcext:value-type="float">
            <text:p>0.03112402</text:p>
          </table:table-cell>
          <table:table-cell office:value-type="float" office:value="0.02586453" calcext:value-type="float">
            <text:p>0.02586453</text:p>
          </table:table-cell>
          <table:table-cell office:value-type="float" office:value="0.02285261" calcext:value-type="float">
            <text:p>0.02285261</text:p>
          </table:table-cell>
          <table:table-cell office:value-type="float" office:value="0.02137951" calcext:value-type="float">
            <text:p>0.02137951</text:p>
          </table:table-cell>
          <table:table-cell office:value-type="float" office:value="0.01811197" calcext:value-type="float">
            <text:p>0.01811197</text:p>
          </table:table-cell>
          <table:table-cell office:value-type="float" office:value="0.00680793" calcext:value-type="float">
            <text:p>0.00680793</text:p>
          </table:table-cell>
          <table:table-cell office:value-type="float" office:value="0.007132256" calcext:value-type="float">
            <text:p>0.007132256</text:p>
          </table:table-cell>
          <table:table-cell office:value-type="float" office:value="0" calcext:value-type="float">
            <text:p>0</text:p>
          </table:table-cell>
          <table:table-cell office:value-type="float" office:value="129.7113" calcext:value-type="float">
            <text:p>129.7113</text:p>
          </table:table-cell>
          <table:table-cell office:value-type="float" office:value="60.0582" calcext:value-type="float">
            <text:p>60.0582</text:p>
          </table:table-cell>
          <table:table-cell office:value-type="float" office:value="36.26025" calcext:value-type="float">
            <text:p>36.26025</text:p>
          </table:table-cell>
          <table:table-cell office:value-type="float" office:value="25.92683" calcext:value-type="float">
            <text:p>25.92683</text:p>
          </table:table-cell>
          <table:table-cell office:value-type="float" office:value="20.70733" calcext:value-type="float">
            <text:p>20.70733</text:p>
          </table:table-cell>
          <table:table-cell office:value-type="float" office:value="10.08607" calcext:value-type="float">
            <text:p>10.08607</text:p>
          </table:table-cell>
          <table:table-cell office:value-type="float" office:value="6.521855" calcext:value-type="float">
            <text:p>6.521855</text:p>
          </table:table-cell>
          <table:table-cell office:value-type="float" office:value="10.45461" calcext:value-type="float">
            <text:p>10.45461</text:p>
          </table:table-cell>
          <table:table-cell office:value-type="float" office:value="8.307476" calcext:value-type="float">
            <text:p>8.307476</text:p>
          </table:table-cell>
          <table:table-cell office:value-type="float" office:value="3.722108" calcext:value-type="float">
            <text:p>3.722108</text:p>
          </table:table-cell>
          <table:table-cell office:value-type="float" office:value="1.547145" calcext:value-type="float">
            <text:p>1.547145</text:p>
          </table:table-cell>
          <table:table-cell office:value-type="float" office:value="0.7360325" calcext:value-type="float">
            <text:p>0.7360325</text:p>
          </table:table-cell>
          <table:table-cell office:value-type="float" office:value="0.3624647" calcext:value-type="float">
            <text:p>0.3624647</text:p>
          </table:table-cell>
          <table:table-cell office:value-type="float" office:value="0.345371" calcext:value-type="float">
            <text:p>0.345371</text:p>
          </table:table-cell>
          <table:table-cell office:value-type="float" office:value="0" calcext:value-type="float">
            <text:p>0</text:p>
          </table:table-cell>
          <table:table-cell office:value-type="float" office:value="2415.588" calcext:value-type="float">
            <text:p>2415.5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126664" calcext:value-type="float">
            <text:p>-0.00112666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2" calcext:value-type="float">
            <text:p>30032002</text:p>
          </table:table-cell>
          <table:table-cell office:value-type="float" office:value="22.42006" calcext:value-type="float">
            <text:p>22.42006</text:p>
          </table:table-cell>
          <table:table-cell office:value-type="float" office:value="1098.211" calcext:value-type="float">
            <text:p>1098.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47029" calcext:value-type="float">
            <text:p>1.347029</text:p>
          </table:table-cell>
          <table:table-cell office:value-type="float" office:value="22.08822" calcext:value-type="float">
            <text:p>22.08822</text:p>
          </table:table-cell>
          <table:table-cell office:value-type="float" office:value="0" calcext:value-type="float">
            <text:p>0</text:p>
          </table:table-cell>
          <table:table-cell office:value-type="float" office:value="0.0000002758188" calcext:value-type="float">
            <text:p>2.758188E-07</text:p>
          </table:table-cell>
          <table:table-cell office:value-type="float" office:value="0" calcext:value-type="float">
            <text:p>0</text:p>
          </table:table-cell>
          <table:table-cell office:value-type="float" office:value="-0.004641402" calcext:value-type="float">
            <text:p>-0.004641402</text:p>
          </table:table-cell>
          <table:table-cell office:value-type="float" office:value="-0.008207724" calcext:value-type="float">
            <text:p>-0.008207724</text:p>
          </table:table-cell>
          <table:table-cell office:value-type="float" office:value="0.002045473" calcext:value-type="float">
            <text:p>0.002045473</text:p>
          </table:table-cell>
          <table:table-cell office:value-type="float" office:value="0.00003454152" calcext:value-type="float">
            <text:p>3.454152E-05</text:p>
          </table:table-cell>
          <table:table-cell office:value-type="float" office:value="14.89957" calcext:value-type="float">
            <text:p>14.89957</text:p>
          </table:table-cell>
          <table:table-cell office:value-type="float" office:value="3.166123" calcext:value-type="float">
            <text:p>3.166123</text:p>
          </table:table-cell>
          <table:table-cell office:value-type="float" office:value="0.04961152" calcext:value-type="float">
            <text:p>0.04961152</text:p>
          </table:table-cell>
          <table:table-cell office:value-type="float" office:value="0.03901162" calcext:value-type="float">
            <text:p>0.03901162</text:p>
          </table:table-cell>
          <table:table-cell office:value-type="float" office:value="0.0338415" calcext:value-type="float">
            <text:p>0.0338415</text:p>
          </table:table-cell>
          <table:table-cell office:value-type="float" office:value="0.03435677" calcext:value-type="float">
            <text:p>0.03435677</text:p>
          </table:table-cell>
          <table:table-cell office:value-type="float" office:value="0.01811068" calcext:value-type="float">
            <text:p>0.01811068</text:p>
          </table:table-cell>
          <table:table-cell office:value-type="float" office:value="0.01326765" calcext:value-type="float">
            <text:p>0.01326765</text:p>
          </table:table-cell>
          <table:table-cell office:value-type="float" office:value="0.03072248" calcext:value-type="float">
            <text:p>0.03072248</text:p>
          </table:table-cell>
          <table:table-cell office:value-type="float" office:value="0.0257082" calcext:value-type="float">
            <text:p>0.0257082</text:p>
          </table:table-cell>
          <table:table-cell office:value-type="float" office:value="0.02280193" calcext:value-type="float">
            <text:p>0.02280193</text:p>
          </table:table-cell>
          <table:table-cell office:value-type="float" office:value="0.02136783" calcext:value-type="float">
            <text:p>0.02136783</text:p>
          </table:table-cell>
          <table:table-cell office:value-type="float" office:value="0.01811147" calcext:value-type="float">
            <text:p>0.01811147</text:p>
          </table:table-cell>
          <table:table-cell office:value-type="float" office:value="0.006807121" calcext:value-type="float">
            <text:p>0.006807121</text:p>
          </table:table-cell>
          <table:table-cell office:value-type="float" office:value="0.007132031" calcext:value-type="float">
            <text:p>0.007132031</text:p>
          </table:table-cell>
          <table:table-cell office:value-type="float" office:value="0" calcext:value-type="float">
            <text:p>0</text:p>
          </table:table-cell>
          <table:table-cell office:value-type="float" office:value="135.8621" calcext:value-type="float">
            <text:p>135.8621</text:p>
          </table:table-cell>
          <table:table-cell office:value-type="float" office:value="62.18369" calcext:value-type="float">
            <text:p>62.18369</text:p>
          </table:table-cell>
          <table:table-cell office:value-type="float" office:value="36.45403" calcext:value-type="float">
            <text:p>36.45403</text:p>
          </table:table-cell>
          <table:table-cell office:value-type="float" office:value="25.95198" calcext:value-type="float">
            <text:p>25.95198</text:p>
          </table:table-cell>
          <table:table-cell office:value-type="float" office:value="20.70663" calcext:value-type="float">
            <text:p>20.70663</text:p>
          </table:table-cell>
          <table:table-cell office:value-type="float" office:value="10.07991" calcext:value-type="float">
            <text:p>10.07991</text:p>
          </table:table-cell>
          <table:table-cell office:value-type="float" office:value="6.54794" calcext:value-type="float">
            <text:p>6.54794</text:p>
          </table:table-cell>
          <table:table-cell office:value-type="float" office:value="10.45372" calcext:value-type="float">
            <text:p>10.45372</text:p>
          </table:table-cell>
          <table:table-cell office:value-type="float" office:value="8.304372" calcext:value-type="float">
            <text:p>8.304372</text:p>
          </table:table-cell>
          <table:table-cell office:value-type="float" office:value="3.722522" calcext:value-type="float">
            <text:p>3.722522</text:p>
          </table:table-cell>
          <table:table-cell office:value-type="float" office:value="1.547626" calcext:value-type="float">
            <text:p>1.547626</text:p>
          </table:table-cell>
          <table:table-cell office:value-type="float" office:value="0.7361897" calcext:value-type="float">
            <text:p>0.7361897</text:p>
          </table:table-cell>
          <table:table-cell office:value-type="float" office:value="0.3624623" calcext:value-type="float">
            <text:p>0.3624623</text:p>
          </table:table-cell>
          <table:table-cell office:value-type="float" office:value="0.3453841" calcext:value-type="float">
            <text:p>0.3453841</text:p>
          </table:table-cell>
          <table:table-cell office:value-type="float" office:value="0" calcext:value-type="float">
            <text:p>0</text:p>
          </table:table-cell>
          <table:table-cell office:value-type="float" office:value="2465.708" calcext:value-type="float">
            <text:p>2465.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128586" calcext:value-type="float">
            <text:p>-0.00112858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2" calcext:value-type="float">
            <text:p>31032002</text:p>
          </table:table-cell>
          <table:table-cell office:value-type="float" office:value="22.33311" calcext:value-type="float">
            <text:p>22.33311</text:p>
          </table:table-cell>
          <table:table-cell office:value-type="float" office:value="1098.209" calcext:value-type="float">
            <text:p>1098.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05511" calcext:value-type="float">
            <text:p>1.405511</text:p>
          </table:table-cell>
          <table:table-cell office:value-type="float" office:value="22.11346" calcext:value-type="float">
            <text:p>22.11346</text:p>
          </table:table-cell>
          <table:table-cell office:value-type="float" office:value="0" calcext:value-type="float">
            <text:p>0</text:p>
          </table:table-cell>
          <table:table-cell office:value-type="float" office:value="0.0000002759517" calcext:value-type="float">
            <text:p>2.759517E-07</text:p>
          </table:table-cell>
          <table:table-cell office:value-type="float" office:value="0" calcext:value-type="float">
            <text:p>0</text:p>
          </table:table-cell>
          <table:table-cell office:value-type="float" office:value="-0.004641251" calcext:value-type="float">
            <text:p>-0.004641251</text:p>
          </table:table-cell>
          <table:table-cell office:value-type="float" office:value="-0.008330799" calcext:value-type="float">
            <text:p>-0.008330799</text:p>
          </table:table-cell>
          <table:table-cell office:value-type="float" office:value="0.002050443" calcext:value-type="float">
            <text:p>0.002050443</text:p>
          </table:table-cell>
          <table:table-cell office:value-type="float" office:value="0.00003473143" calcext:value-type="float">
            <text:p>3.473143E-05</text:p>
          </table:table-cell>
          <table:table-cell office:value-type="float" office:value="14.80074" calcext:value-type="float">
            <text:p>14.80074</text:p>
          </table:table-cell>
          <table:table-cell office:value-type="float" office:value="3.728699" calcext:value-type="float">
            <text:p>3.728699</text:p>
          </table:table-cell>
          <table:table-cell office:value-type="float" office:value="0.04952581" calcext:value-type="float">
            <text:p>0.04952581</text:p>
          </table:table-cell>
          <table:table-cell office:value-type="float" office:value="0.03858132" calcext:value-type="float">
            <text:p>0.03858132</text:p>
          </table:table-cell>
          <table:table-cell office:value-type="float" office:value="0.03325132" calcext:value-type="float">
            <text:p>0.03325132</text:p>
          </table:table-cell>
          <table:table-cell office:value-type="float" office:value="0.03365409" calcext:value-type="float">
            <text:p>0.03365409</text:p>
          </table:table-cell>
          <table:table-cell office:value-type="float" office:value="0.01777749" calcext:value-type="float">
            <text:p>0.01777749</text:p>
          </table:table-cell>
          <table:table-cell office:value-type="float" office:value="0.01300684" calcext:value-type="float">
            <text:p>0.01300684</text:p>
          </table:table-cell>
          <table:table-cell office:value-type="float" office:value="0.0303484" calcext:value-type="float">
            <text:p>0.0303484</text:p>
          </table:table-cell>
          <table:table-cell office:value-type="float" office:value="0.02552999" calcext:value-type="float">
            <text:p>0.02552999</text:p>
          </table:table-cell>
          <table:table-cell office:value-type="float" office:value="0.02274395" calcext:value-type="float">
            <text:p>0.02274395</text:p>
          </table:table-cell>
          <table:table-cell office:value-type="float" office:value="0.02135463" calcext:value-type="float">
            <text:p>0.02135463</text:p>
          </table:table-cell>
          <table:table-cell office:value-type="float" office:value="0.01811055" calcext:value-type="float">
            <text:p>0.01811055</text:p>
          </table:table-cell>
          <table:table-cell office:value-type="float" office:value="0.006806314" calcext:value-type="float">
            <text:p>0.006806314</text:p>
          </table:table-cell>
          <table:table-cell office:value-type="float" office:value="0.007131791" calcext:value-type="float">
            <text:p>0.007131791</text:p>
          </table:table-cell>
          <table:table-cell office:value-type="float" office:value="0" calcext:value-type="float">
            <text:p>0</text:p>
          </table:table-cell>
          <table:table-cell office:value-type="float" office:value="141.4866" calcext:value-type="float">
            <text:p>141.4866</text:p>
          </table:table-cell>
          <table:table-cell office:value-type="float" office:value="63.81926" calcext:value-type="float">
            <text:p>63.81926</text:p>
          </table:table-cell>
          <table:table-cell office:value-type="float" office:value="36.59475" calcext:value-type="float">
            <text:p>36.59475</text:p>
          </table:table-cell>
          <table:table-cell office:value-type="float" office:value="26.01303" calcext:value-type="float">
            <text:p>26.01303</text:p>
          </table:table-cell>
          <table:table-cell office:value-type="float" office:value="20.71749" calcext:value-type="float">
            <text:p>20.71749</text:p>
          </table:table-cell>
          <table:table-cell office:value-type="float" office:value="10.07421" calcext:value-type="float">
            <text:p>10.07421</text:p>
          </table:table-cell>
          <table:table-cell office:value-type="float" office:value="6.573598" calcext:value-type="float">
            <text:p>6.573598</text:p>
          </table:table-cell>
          <table:table-cell office:value-type="float" office:value="10.45295" calcext:value-type="float">
            <text:p>10.45295</text:p>
          </table:table-cell>
          <table:table-cell office:value-type="float" office:value="8.301428" calcext:value-type="float">
            <text:p>8.301428</text:p>
          </table:table-cell>
          <table:table-cell office:value-type="float" office:value="3.722943" calcext:value-type="float">
            <text:p>3.722943</text:p>
          </table:table-cell>
          <table:table-cell office:value-type="float" office:value="1.5481" calcext:value-type="float">
            <text:p>1.5481</text:p>
          </table:table-cell>
          <table:table-cell office:value-type="float" office:value="0.7363468" calcext:value-type="float">
            <text:p>0.7363468</text:p>
          </table:table-cell>
          <table:table-cell office:value-type="float" office:value="0.3624598" calcext:value-type="float">
            <text:p>0.3624598</text:p>
          </table:table-cell>
          <table:table-cell office:value-type="float" office:value="0.3453971" calcext:value-type="float">
            <text:p>0.3453971</text:p>
          </table:table-cell>
          <table:table-cell office:value-type="float" office:value="0" calcext:value-type="float">
            <text:p>0</text:p>
          </table:table-cell>
          <table:table-cell office:value-type="float" office:value="2578.123" calcext:value-type="float">
            <text:p>2578.1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132499" calcext:value-type="float">
            <text:p>-0.00113249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2" calcext:value-type="float">
            <text:p>1042002</text:p>
          </table:table-cell>
          <table:table-cell office:value-type="float" office:value="22.19354" calcext:value-type="float">
            <text:p>22.19354</text:p>
          </table:table-cell>
          <table:table-cell office:value-type="float" office:value="1098.211" calcext:value-type="float">
            <text:p>1098.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06306" calcext:value-type="float">
            <text:p>1.506306</text:p>
          </table:table-cell>
          <table:table-cell office:value-type="float" office:value="22.14396" calcext:value-type="float">
            <text:p>22.14396</text:p>
          </table:table-cell>
          <table:table-cell office:value-type="float" office:value="0" calcext:value-type="float">
            <text:p>0</text:p>
          </table:table-cell>
          <table:table-cell office:value-type="float" office:value="0.0000002759517" calcext:value-type="float">
            <text:p>2.759517E-07</text:p>
          </table:table-cell>
          <table:table-cell office:value-type="float" office:value="0" calcext:value-type="float">
            <text:p>0</text:p>
          </table:table-cell>
          <table:table-cell office:value-type="float" office:value="-0.004641251" calcext:value-type="float">
            <text:p>-0.004641251</text:p>
          </table:table-cell>
          <table:table-cell office:value-type="float" office:value="-0.008409251" calcext:value-type="float">
            <text:p>-0.008409251</text:p>
          </table:table-cell>
          <table:table-cell office:value-type="float" office:value="0.002045082" calcext:value-type="float">
            <text:p>0.002045082</text:p>
          </table:table-cell>
          <table:table-cell office:value-type="float" office:value="0.00003493267" calcext:value-type="float">
            <text:p>3.493267E-05</text:p>
          </table:table-cell>
          <table:table-cell office:value-type="float" office:value="14.58348" calcext:value-type="float">
            <text:p>14.58348</text:p>
          </table:table-cell>
          <table:table-cell office:value-type="float" office:value="4.711451" calcext:value-type="float">
            <text:p>4.711451</text:p>
          </table:table-cell>
          <table:table-cell office:value-type="float" office:value="0.04990327" calcext:value-type="float">
            <text:p>0.04990327</text:p>
          </table:table-cell>
          <table:table-cell office:value-type="float" office:value="0.03815104" calcext:value-type="float">
            <text:p>0.03815104</text:p>
          </table:table-cell>
          <table:table-cell office:value-type="float" office:value="0.03271015" calcext:value-type="float">
            <text:p>0.03271015</text:p>
          </table:table-cell>
          <table:table-cell office:value-type="float" office:value="0.03276103" calcext:value-type="float">
            <text:p>0.03276103</text:p>
          </table:table-cell>
          <table:table-cell office:value-type="float" office:value="0.01738699" calcext:value-type="float">
            <text:p>0.01738699</text:p>
          </table:table-cell>
          <table:table-cell office:value-type="float" office:value="0.01271751" calcext:value-type="float">
            <text:p>0.01271751</text:p>
          </table:table-cell>
          <table:table-cell office:value-type="float" office:value="0.02996855" calcext:value-type="float">
            <text:p>0.02996855</text:p>
          </table:table-cell>
          <table:table-cell office:value-type="float" office:value="0.02534011" calcext:value-type="float">
            <text:p>0.02534011</text:p>
          </table:table-cell>
          <table:table-cell office:value-type="float" office:value="0.02267871" calcext:value-type="float">
            <text:p>0.02267871</text:p>
          </table:table-cell>
          <table:table-cell office:value-type="float" office:value="0.02133962" calcext:value-type="float">
            <text:p>0.02133962</text:p>
          </table:table-cell>
          <table:table-cell office:value-type="float" office:value="0.01810917" calcext:value-type="float">
            <text:p>0.01810917</text:p>
          </table:table-cell>
          <table:table-cell office:value-type="float" office:value="0.006805503" calcext:value-type="float">
            <text:p>0.006805503</text:p>
          </table:table-cell>
          <table:table-cell office:value-type="float" office:value="0.007131552" calcext:value-type="float">
            <text:p>0.007131552</text:p>
          </table:table-cell>
          <table:table-cell office:value-type="float" office:value="0" calcext:value-type="float">
            <text:p>0</text:p>
          </table:table-cell>
          <table:table-cell office:value-type="float" office:value="141.9344" calcext:value-type="float">
            <text:p>141.9344</text:p>
          </table:table-cell>
          <table:table-cell office:value-type="float" office:value="66.31435" calcext:value-type="float">
            <text:p>66.31435</text:p>
          </table:table-cell>
          <table:table-cell office:value-type="float" office:value="36.84024" calcext:value-type="float">
            <text:p>36.84024</text:p>
          </table:table-cell>
          <table:table-cell office:value-type="float" office:value="26.06375" calcext:value-type="float">
            <text:p>26.06375</text:p>
          </table:table-cell>
          <table:table-cell office:value-type="float" office:value="20.73875" calcext:value-type="float">
            <text:p>20.73875</text:p>
          </table:table-cell>
          <table:table-cell office:value-type="float" office:value="10.07161" calcext:value-type="float">
            <text:p>10.07161</text:p>
          </table:table-cell>
          <table:table-cell office:value-type="float" office:value="6.599813" calcext:value-type="float">
            <text:p>6.599813</text:p>
          </table:table-cell>
          <table:table-cell office:value-type="float" office:value="10.45245" calcext:value-type="float">
            <text:p>10.45245</text:p>
          </table:table-cell>
          <table:table-cell office:value-type="float" office:value="8.29854" calcext:value-type="float">
            <text:p>8.29854</text:p>
          </table:table-cell>
          <table:table-cell office:value-type="float" office:value="3.723406" calcext:value-type="float">
            <text:p>3.723406</text:p>
          </table:table-cell>
          <table:table-cell office:value-type="float" office:value="1.54858" calcext:value-type="float">
            <text:p>1.54858</text:p>
          </table:table-cell>
          <table:table-cell office:value-type="float" office:value="0.7364994" calcext:value-type="float">
            <text:p>0.7364994</text:p>
          </table:table-cell>
          <table:table-cell office:value-type="float" office:value="0.3624574" calcext:value-type="float">
            <text:p>0.3624574</text:p>
          </table:table-cell>
          <table:table-cell office:value-type="float" office:value="0.3454102" calcext:value-type="float">
            <text:p>0.3454102</text:p>
          </table:table-cell>
          <table:table-cell office:value-type="float" office:value="0" calcext:value-type="float">
            <text:p>0</text:p>
          </table:table-cell>
          <table:table-cell office:value-type="float" office:value="2766.226" calcext:value-type="float">
            <text:p>2766.2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13557" calcext:value-type="float">
            <text:p>-0.0011355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2" calcext:value-type="float">
            <text:p>2042002</text:p>
          </table:table-cell>
          <table:table-cell office:value-type="float" office:value="22.16635" calcext:value-type="float">
            <text:p>22.16635</text:p>
          </table:table-cell>
          <table:table-cell office:value-type="float" office:value="1098.193" calcext:value-type="float">
            <text:p>1098.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8903" calcext:value-type="float">
            <text:p>1.518903</text:p>
          </table:table-cell>
          <table:table-cell office:value-type="float" office:value="22.17075" calcext:value-type="float">
            <text:p>22.17075</text:p>
          </table:table-cell>
          <table:table-cell office:value-type="float" office:value="0" calcext:value-type="float">
            <text:p>0</text:p>
          </table:table-cell>
          <table:table-cell office:value-type="float" office:value="0.0000002759517" calcext:value-type="float">
            <text:p>2.759517E-07</text:p>
          </table:table-cell>
          <table:table-cell office:value-type="float" office:value="0" calcext:value-type="float">
            <text:p>0</text:p>
          </table:table-cell>
          <table:table-cell office:value-type="float" office:value="-0.004641251" calcext:value-type="float">
            <text:p>-0.004641251</text:p>
          </table:table-cell>
          <table:table-cell office:value-type="float" office:value="-0.00843551" calcext:value-type="float">
            <text:p>-0.00843551</text:p>
          </table:table-cell>
          <table:table-cell office:value-type="float" office:value="0.002054387" calcext:value-type="float">
            <text:p>0.002054387</text:p>
          </table:table-cell>
          <table:table-cell office:value-type="float" office:value="0.00003514704" calcext:value-type="float">
            <text:p>3.514704E-05</text:p>
          </table:table-cell>
          <table:table-cell office:value-type="float" office:value="14.55242" calcext:value-type="float">
            <text:p>14.55242</text:p>
          </table:table-cell>
          <table:table-cell office:value-type="float" office:value="5.058474" calcext:value-type="float">
            <text:p>5.058474</text:p>
          </table:table-cell>
          <table:table-cell office:value-type="float" office:value="0.0515458" calcext:value-type="float">
            <text:p>0.0515458</text:p>
          </table:table-cell>
          <table:table-cell office:value-type="float" office:value="0.03842979" calcext:value-type="float">
            <text:p>0.03842979</text:p>
          </table:table-cell>
          <table:table-cell office:value-type="float" office:value="0.03269884" calcext:value-type="float">
            <text:p>0.03269884</text:p>
          </table:table-cell>
          <table:table-cell office:value-type="float" office:value="0.03271293" calcext:value-type="float">
            <text:p>0.03271293</text:p>
          </table:table-cell>
          <table:table-cell office:value-type="float" office:value="0.01718389" calcext:value-type="float">
            <text:p>0.01718389</text:p>
          </table:table-cell>
          <table:table-cell office:value-type="float" office:value="0.01245139" calcext:value-type="float">
            <text:p>0.01245139</text:p>
          </table:table-cell>
          <table:table-cell office:value-type="float" office:value="0.02955223" calcext:value-type="float">
            <text:p>0.02955223</text:p>
          </table:table-cell>
          <table:table-cell office:value-type="float" office:value="0.0251342" calcext:value-type="float">
            <text:p>0.0251342</text:p>
          </table:table-cell>
          <table:table-cell office:value-type="float" office:value="0.02260588" calcext:value-type="float">
            <text:p>0.02260588</text:p>
          </table:table-cell>
          <table:table-cell office:value-type="float" office:value="0.02132248" calcext:value-type="float">
            <text:p>0.02132248</text:p>
          </table:table-cell>
          <table:table-cell office:value-type="float" office:value="0.01810726" calcext:value-type="float">
            <text:p>0.01810726</text:p>
          </table:table-cell>
          <table:table-cell office:value-type="float" office:value="0.006804693" calcext:value-type="float">
            <text:p>0.006804693</text:p>
          </table:table-cell>
          <table:table-cell office:value-type="float" office:value="0.007131309" calcext:value-type="float">
            <text:p>0.007131309</text:p>
          </table:table-cell>
          <table:table-cell office:value-type="float" office:value="0" calcext:value-type="float">
            <text:p>0</text:p>
          </table:table-cell>
          <table:table-cell office:value-type="float" office:value="142.7842" calcext:value-type="float">
            <text:p>142.7842</text:p>
          </table:table-cell>
          <table:table-cell office:value-type="float" office:value="68.7264" calcext:value-type="float">
            <text:p>68.7264</text:p>
          </table:table-cell>
          <table:table-cell office:value-type="float" office:value="37.04427" calcext:value-type="float">
            <text:p>37.04427</text:p>
          </table:table-cell>
          <table:table-cell office:value-type="float" office:value="26.10135" calcext:value-type="float">
            <text:p>26.10135</text:p>
          </table:table-cell>
          <table:table-cell office:value-type="float" office:value="20.75501" calcext:value-type="float">
            <text:p>20.75501</text:p>
          </table:table-cell>
          <table:table-cell office:value-type="float" office:value="10.07087" calcext:value-type="float">
            <text:p>10.07087</text:p>
          </table:table-cell>
          <table:table-cell office:value-type="float" office:value="6.626728" calcext:value-type="float">
            <text:p>6.626728</text:p>
          </table:table-cell>
          <table:table-cell office:value-type="float" office:value="10.45249" calcext:value-type="float">
            <text:p>10.45249</text:p>
          </table:table-cell>
          <table:table-cell office:value-type="float" office:value="8.295809" calcext:value-type="float">
            <text:p>8.295809</text:p>
          </table:table-cell>
          <table:table-cell office:value-type="float" office:value="3.723917" calcext:value-type="float">
            <text:p>3.723917</text:p>
          </table:table-cell>
          <table:table-cell office:value-type="float" office:value="1.549068" calcext:value-type="float">
            <text:p>1.549068</text:p>
          </table:table-cell>
          <table:table-cell office:value-type="float" office:value="0.7366568" calcext:value-type="float">
            <text:p>0.7366568</text:p>
          </table:table-cell>
          <table:table-cell office:value-type="float" office:value="0.3624549" calcext:value-type="float">
            <text:p>0.3624549</text:p>
          </table:table-cell>
          <table:table-cell office:value-type="float" office:value="0.3454232" calcext:value-type="float">
            <text:p>0.3454232</text:p>
          </table:table-cell>
          <table:table-cell office:value-type="float" office:value="0" calcext:value-type="float">
            <text:p>0</text:p>
          </table:table-cell>
          <table:table-cell office:value-type="float" office:value="2785.899" calcext:value-type="float">
            <text:p>2785.8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137704" calcext:value-type="float">
            <text:p>-0.00113770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2" calcext:value-type="float">
            <text:p>3042002</text:p>
          </table:table-cell>
          <table:table-cell office:value-type="float" office:value="22.13195" calcext:value-type="float">
            <text:p>22.13195</text:p>
          </table:table-cell>
          <table:table-cell office:value-type="float" office:value="1098.18" calcext:value-type="float">
            <text:p>1098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38902" calcext:value-type="float">
            <text:p>1.538902</text:p>
          </table:table-cell>
          <table:table-cell office:value-type="float" office:value="22.19367" calcext:value-type="float">
            <text:p>22.19367</text:p>
          </table:table-cell>
          <table:table-cell office:value-type="float" office:value="0" calcext:value-type="float">
            <text:p>0</text:p>
          </table:table-cell>
          <table:table-cell office:value-type="float" office:value="0.0000002759517" calcext:value-type="float">
            <text:p>2.759517E-07</text:p>
          </table:table-cell>
          <table:table-cell office:value-type="float" office:value="0" calcext:value-type="float">
            <text:p>0</text:p>
          </table:table-cell>
          <table:table-cell office:value-type="float" office:value="-0.004641251" calcext:value-type="float">
            <text:p>-0.004641251</text:p>
          </table:table-cell>
          <table:table-cell office:value-type="float" office:value="-0.008466909" calcext:value-type="float">
            <text:p>-0.008466909</text:p>
          </table:table-cell>
          <table:table-cell office:value-type="float" office:value="0.002063323" calcext:value-type="float">
            <text:p>0.002063323</text:p>
          </table:table-cell>
          <table:table-cell office:value-type="float" office:value="0.00003537385" calcext:value-type="float">
            <text:p>3.537385E-05</text:p>
          </table:table-cell>
          <table:table-cell office:value-type="float" office:value="14.50117" calcext:value-type="float">
            <text:p>14.50117</text:p>
          </table:table-cell>
          <table:table-cell office:value-type="float" office:value="5.395344" calcext:value-type="float">
            <text:p>5.395344</text:p>
          </table:table-cell>
          <table:table-cell office:value-type="float" office:value="0.05261156" calcext:value-type="float">
            <text:p>0.05261156</text:p>
          </table:table-cell>
          <table:table-cell office:value-type="float" office:value="0.03890997" calcext:value-type="float">
            <text:p>0.03890997</text:p>
          </table:table-cell>
          <table:table-cell office:value-type="float" office:value="0.03311694" calcext:value-type="float">
            <text:p>0.03311694</text:p>
          </table:table-cell>
          <table:table-cell office:value-type="float" office:value="0.03322677" calcext:value-type="float">
            <text:p>0.03322677</text:p>
          </table:table-cell>
          <table:table-cell office:value-type="float" office:value="0.01728953" calcext:value-type="float">
            <text:p>0.01728953</text:p>
          </table:table-cell>
          <table:table-cell office:value-type="float" office:value="0.01246256" calcext:value-type="float">
            <text:p>0.01246256</text:p>
          </table:table-cell>
          <table:table-cell office:value-type="float" office:value="0.02923059" calcext:value-type="float">
            <text:p>0.02923059</text:p>
          </table:table-cell>
          <table:table-cell office:value-type="float" office:value="0.02492295" calcext:value-type="float">
            <text:p>0.02492295</text:p>
          </table:table-cell>
          <table:table-cell office:value-type="float" office:value="0.02252537" calcext:value-type="float">
            <text:p>0.02252537</text:p>
          </table:table-cell>
          <table:table-cell office:value-type="float" office:value="0.02130307" calcext:value-type="float">
            <text:p>0.02130307</text:p>
          </table:table-cell>
          <table:table-cell office:value-type="float" office:value="0.01810474" calcext:value-type="float">
            <text:p>0.01810474</text:p>
          </table:table-cell>
          <table:table-cell office:value-type="float" office:value="0.006803872" calcext:value-type="float">
            <text:p>0.006803872</text:p>
          </table:table-cell>
          <table:table-cell office:value-type="float" office:value="0.007131076" calcext:value-type="float">
            <text:p>0.007131076</text:p>
          </table:table-cell>
          <table:table-cell office:value-type="float" office:value="0" calcext:value-type="float">
            <text:p>0</text:p>
          </table:table-cell>
          <table:table-cell office:value-type="float" office:value="140.6343" calcext:value-type="float">
            <text:p>140.6343</text:p>
          </table:table-cell>
          <table:table-cell office:value-type="float" office:value="71.10276" calcext:value-type="float">
            <text:p>71.10276</text:p>
          </table:table-cell>
          <table:table-cell office:value-type="float" office:value="37.248" calcext:value-type="float">
            <text:p>37.248</text:p>
          </table:table-cell>
          <table:table-cell office:value-type="float" office:value="26.11432" calcext:value-type="float">
            <text:p>26.11432</text:p>
          </table:table-cell>
          <table:table-cell office:value-type="float" office:value="20.75218" calcext:value-type="float">
            <text:p>20.75218</text:p>
          </table:table-cell>
          <table:table-cell office:value-type="float" office:value="10.06669" calcext:value-type="float">
            <text:p>10.06669</text:p>
          </table:table-cell>
          <table:table-cell office:value-type="float" office:value="6.65205" calcext:value-type="float">
            <text:p>6.65205</text:p>
          </table:table-cell>
          <table:table-cell office:value-type="float" office:value="10.45237" calcext:value-type="float">
            <text:p>10.45237</text:p>
          </table:table-cell>
          <table:table-cell office:value-type="float" office:value="8.293128" calcext:value-type="float">
            <text:p>8.293128</text:p>
          </table:table-cell>
          <table:table-cell office:value-type="float" office:value="3.724451" calcext:value-type="float">
            <text:p>3.724451</text:p>
          </table:table-cell>
          <table:table-cell office:value-type="float" office:value="1.549567" calcext:value-type="float">
            <text:p>1.549567</text:p>
          </table:table-cell>
          <table:table-cell office:value-type="float" office:value="0.7368137" calcext:value-type="float">
            <text:p>0.7368137</text:p>
          </table:table-cell>
          <table:table-cell office:value-type="float" office:value="0.3624528" calcext:value-type="float">
            <text:p>0.3624528</text:p>
          </table:table-cell>
          <table:table-cell office:value-type="float" office:value="0.3454363" calcext:value-type="float">
            <text:p>0.3454363</text:p>
          </table:table-cell>
          <table:table-cell office:value-type="float" office:value="0" calcext:value-type="float">
            <text:p>0</text:p>
          </table:table-cell>
          <table:table-cell office:value-type="float" office:value="2820.504" calcext:value-type="float">
            <text:p>2820.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139362" calcext:value-type="float">
            <text:p>-0.00113936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2" calcext:value-type="float">
            <text:p>4042002</text:p>
          </table:table-cell>
          <table:table-cell office:value-type="float" office:value="22.08475" calcext:value-type="float">
            <text:p>22.08475</text:p>
          </table:table-cell>
          <table:table-cell office:value-type="float" office:value="1098.167" calcext:value-type="float">
            <text:p>1098.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68288" calcext:value-type="float">
            <text:p>1.568288</text:p>
          </table:table-cell>
          <table:table-cell office:value-type="float" office:value="22.21889" calcext:value-type="float">
            <text:p>22.21889</text:p>
          </table:table-cell>
          <table:table-cell office:value-type="float" office:value="0" calcext:value-type="float">
            <text:p>0</text:p>
          </table:table-cell>
          <table:table-cell office:value-type="float" office:value="0.0000002759517" calcext:value-type="float">
            <text:p>2.759517E-07</text:p>
          </table:table-cell>
          <table:table-cell office:value-type="float" office:value="0" calcext:value-type="float">
            <text:p>0</text:p>
          </table:table-cell>
          <table:table-cell office:value-type="float" office:value="-0.004641251" calcext:value-type="float">
            <text:p>-0.004641251</text:p>
          </table:table-cell>
          <table:table-cell office:value-type="float" office:value="-0.008510859" calcext:value-type="float">
            <text:p>-0.008510859</text:p>
          </table:table-cell>
          <table:table-cell office:value-type="float" office:value="0.00206883" calcext:value-type="float">
            <text:p>0.00206883</text:p>
          </table:table-cell>
          <table:table-cell office:value-type="float" office:value="0.00003560463" calcext:value-type="float">
            <text:p>3.560463E-05</text:p>
          </table:table-cell>
          <table:table-cell office:value-type="float" office:value="14.42986" calcext:value-type="float">
            <text:p>14.42986</text:p>
          </table:table-cell>
          <table:table-cell office:value-type="float" office:value="5.839219" calcext:value-type="float">
            <text:p>5.839219</text:p>
          </table:table-cell>
          <table:table-cell office:value-type="float" office:value="0.05258748" calcext:value-type="float">
            <text:p>0.05258748</text:p>
          </table:table-cell>
          <table:table-cell office:value-type="float" office:value="0.03898358" calcext:value-type="float">
            <text:p>0.03898358</text:p>
          </table:table-cell>
          <table:table-cell office:value-type="float" office:value="0.03304759" calcext:value-type="float">
            <text:p>0.03304759</text:p>
          </table:table-cell>
          <table:table-cell office:value-type="float" office:value="0.03320674" calcext:value-type="float">
            <text:p>0.03320674</text:p>
          </table:table-cell>
          <table:table-cell office:value-type="float" office:value="0.01728206" calcext:value-type="float">
            <text:p>0.01728206</text:p>
          </table:table-cell>
          <table:table-cell office:value-type="float" office:value="0.0124552" calcext:value-type="float">
            <text:p>0.0124552</text:p>
          </table:table-cell>
          <table:table-cell office:value-type="float" office:value="0.0289744" calcext:value-type="float">
            <text:p>0.0289744</text:p>
          </table:table-cell>
          <table:table-cell office:value-type="float" office:value="0.02472654" calcext:value-type="float">
            <text:p>0.02472654</text:p>
          </table:table-cell>
          <table:table-cell office:value-type="float" office:value="0.02243935" calcext:value-type="float">
            <text:p>0.02243935</text:p>
          </table:table-cell>
          <table:table-cell office:value-type="float" office:value="0.02128132" calcext:value-type="float">
            <text:p>0.02128132</text:p>
          </table:table-cell>
          <table:table-cell office:value-type="float" office:value="0.01810158" calcext:value-type="float">
            <text:p>0.01810158</text:p>
          </table:table-cell>
          <table:table-cell office:value-type="float" office:value="0.00680302" calcext:value-type="float">
            <text:p>0.00680302</text:p>
          </table:table-cell>
          <table:table-cell office:value-type="float" office:value="0.007130834" calcext:value-type="float">
            <text:p>0.007130834</text:p>
          </table:table-cell>
          <table:table-cell office:value-type="float" office:value="0" calcext:value-type="float">
            <text:p>0</text:p>
          </table:table-cell>
          <table:table-cell office:value-type="float" office:value="137.2696" calcext:value-type="float">
            <text:p>137.2696</text:p>
          </table:table-cell>
          <table:table-cell office:value-type="float" office:value="73.68637" calcext:value-type="float">
            <text:p>73.68637</text:p>
          </table:table-cell>
          <table:table-cell office:value-type="float" office:value="37.45281" calcext:value-type="float">
            <text:p>37.45281</text:p>
          </table:table-cell>
          <table:table-cell office:value-type="float" office:value="26.13235" calcext:value-type="float">
            <text:p>26.13235</text:p>
          </table:table-cell>
          <table:table-cell office:value-type="float" office:value="20.75003" calcext:value-type="float">
            <text:p>20.75003</text:p>
          </table:table-cell>
          <table:table-cell office:value-type="float" office:value="10.06244" calcext:value-type="float">
            <text:p>10.06244</text:p>
          </table:table-cell>
          <table:table-cell office:value-type="float" office:value="6.676933" calcext:value-type="float">
            <text:p>6.676933</text:p>
          </table:table-cell>
          <table:table-cell office:value-type="float" office:value="10.45203" calcext:value-type="float">
            <text:p>10.45203</text:p>
          </table:table-cell>
          <table:table-cell office:value-type="float" office:value="8.290445" calcext:value-type="float">
            <text:p>8.290445</text:p>
          </table:table-cell>
          <table:table-cell office:value-type="float" office:value="3.725021" calcext:value-type="float">
            <text:p>3.725021</text:p>
          </table:table-cell>
          <table:table-cell office:value-type="float" office:value="1.550063" calcext:value-type="float">
            <text:p>1.550063</text:p>
          </table:table-cell>
          <table:table-cell office:value-type="float" office:value="0.7369758" calcext:value-type="float">
            <text:p>0.7369758</text:p>
          </table:table-cell>
          <table:table-cell office:value-type="float" office:value="0.3624504" calcext:value-type="float">
            <text:p>0.3624504</text:p>
          </table:table-cell>
          <table:table-cell office:value-type="float" office:value="0.3454494" calcext:value-type="float">
            <text:p>0.3454494</text:p>
          </table:table-cell>
          <table:table-cell office:value-type="float" office:value="0" calcext:value-type="float">
            <text:p>0</text:p>
          </table:table-cell>
          <table:table-cell office:value-type="float" office:value="2872.452" calcext:value-type="float">
            <text:p>2872.4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141316" calcext:value-type="float">
            <text:p>-0.00114131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2" calcext:value-type="float">
            <text:p>5042002</text:p>
          </table:table-cell>
          <table:table-cell office:value-type="float" office:value="22.02961" calcext:value-type="float">
            <text:p>22.02961</text:p>
          </table:table-cell>
          <table:table-cell office:value-type="float" office:value="1098.153" calcext:value-type="float">
            <text:p>1098.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02269" calcext:value-type="float">
            <text:p>1.602269</text:p>
          </table:table-cell>
          <table:table-cell office:value-type="float" office:value="22.24861" calcext:value-type="float">
            <text:p>22.24861</text:p>
          </table:table-cell>
          <table:table-cell office:value-type="float" office:value="0" calcext:value-type="float">
            <text:p>0</text:p>
          </table:table-cell>
          <table:table-cell office:value-type="float" office:value="0.0000002759517" calcext:value-type="float">
            <text:p>2.759517E-07</text:p>
          </table:table-cell>
          <table:table-cell office:value-type="float" office:value="0" calcext:value-type="float">
            <text:p>0</text:p>
          </table:table-cell>
          <table:table-cell office:value-type="float" office:value="-0.004641251" calcext:value-type="float">
            <text:p>-0.004641251</text:p>
          </table:table-cell>
          <table:table-cell office:value-type="float" office:value="-0.008562311" calcext:value-type="float">
            <text:p>-0.008562311</text:p>
          </table:table-cell>
          <table:table-cell office:value-type="float" office:value="0.002071024" calcext:value-type="float">
            <text:p>0.002071024</text:p>
          </table:table-cell>
          <table:table-cell office:value-type="float" office:value="0.00003583795" calcext:value-type="float">
            <text:p>3.583795E-05</text:p>
          </table:table-cell>
          <table:table-cell office:value-type="float" office:value="14.35014" calcext:value-type="float">
            <text:p>14.35014</text:p>
          </table:table-cell>
          <table:table-cell office:value-type="float" office:value="6.353821" calcext:value-type="float">
            <text:p>6.353821</text:p>
          </table:table-cell>
          <table:table-cell office:value-type="float" office:value="0.05210125" calcext:value-type="float">
            <text:p>0.05210125</text:p>
          </table:table-cell>
          <table:table-cell office:value-type="float" office:value="0.03872804" calcext:value-type="float">
            <text:p>0.03872804</text:p>
          </table:table-cell>
          <table:table-cell office:value-type="float" office:value="0.03271981" calcext:value-type="float">
            <text:p>0.03271981</text:p>
          </table:table-cell>
          <table:table-cell office:value-type="float" office:value="0.03265831" calcext:value-type="float">
            <text:p>0.03265831</text:p>
          </table:table-cell>
          <table:table-cell office:value-type="float" office:value="0.01709099" calcext:value-type="float">
            <text:p>0.01709099</text:p>
          </table:table-cell>
          <table:table-cell office:value-type="float" office:value="0.0123352" calcext:value-type="float">
            <text:p>0.0123352</text:p>
          </table:table-cell>
          <table:table-cell office:value-type="float" office:value="0.02871528" calcext:value-type="float">
            <text:p>0.02871528</text:p>
          </table:table-cell>
          <table:table-cell office:value-type="float" office:value="0.02454195" calcext:value-type="float">
            <text:p>0.02454195</text:p>
          </table:table-cell>
          <table:table-cell office:value-type="float" office:value="0.02235043" calcext:value-type="float">
            <text:p>0.02235043</text:p>
          </table:table-cell>
          <table:table-cell office:value-type="float" office:value="0.0212574" calcext:value-type="float">
            <text:p>0.0212574</text:p>
          </table:table-cell>
          <table:table-cell office:value-type="float" office:value="0.01809774" calcext:value-type="float">
            <text:p>0.01809774</text:p>
          </table:table-cell>
          <table:table-cell office:value-type="float" office:value="0.006802162" calcext:value-type="float">
            <text:p>0.006802162</text:p>
          </table:table-cell>
          <table:table-cell office:value-type="float" office:value="0.007130582" calcext:value-type="float">
            <text:p>0.007130582</text:p>
          </table:table-cell>
          <table:table-cell office:value-type="float" office:value="0" calcext:value-type="float">
            <text:p>0</text:p>
          </table:table-cell>
          <table:table-cell office:value-type="float" office:value="131.9635" calcext:value-type="float">
            <text:p>131.9635</text:p>
          </table:table-cell>
          <table:table-cell office:value-type="float" office:value="76.42621" calcext:value-type="float">
            <text:p>76.42621</text:p>
          </table:table-cell>
          <table:table-cell office:value-type="float" office:value="37.74765" calcext:value-type="float">
            <text:p>37.74765</text:p>
          </table:table-cell>
          <table:table-cell office:value-type="float" office:value="26.16462" calcext:value-type="float">
            <text:p>26.16462</text:p>
          </table:table-cell>
          <table:table-cell office:value-type="float" office:value="20.75584" calcext:value-type="float">
            <text:p>20.75584</text:p>
          </table:table-cell>
          <table:table-cell office:value-type="float" office:value="10.06003" calcext:value-type="float">
            <text:p>10.06003</text:p>
          </table:table-cell>
          <table:table-cell office:value-type="float" office:value="6.702121" calcext:value-type="float">
            <text:p>6.702121</text:p>
          </table:table-cell>
          <table:table-cell office:value-type="float" office:value="10.45122" calcext:value-type="float">
            <text:p>10.45122</text:p>
          </table:table-cell>
          <table:table-cell office:value-type="float" office:value="8.288033" calcext:value-type="float">
            <text:p>8.288033</text:p>
          </table:table-cell>
          <table:table-cell office:value-type="float" office:value="3.725717" calcext:value-type="float">
            <text:p>3.725717</text:p>
          </table:table-cell>
          <table:table-cell office:value-type="float" office:value="1.550571" calcext:value-type="float">
            <text:p>1.550571</text:p>
          </table:table-cell>
          <table:table-cell office:value-type="float" office:value="0.7371402" calcext:value-type="float">
            <text:p>0.7371402</text:p>
          </table:table-cell>
          <table:table-cell office:value-type="float" office:value="0.3624472" calcext:value-type="float">
            <text:p>0.3624472</text:p>
          </table:table-cell>
          <table:table-cell office:value-type="float" office:value="0.3454624" calcext:value-type="float">
            <text:p>0.3454624</text:p>
          </table:table-cell>
          <table:table-cell office:value-type="float" office:value="0" calcext:value-type="float">
            <text:p>0</text:p>
          </table:table-cell>
          <table:table-cell office:value-type="float" office:value="2932.728" calcext:value-type="float">
            <text:p>2932.7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14397" calcext:value-type="float">
            <text:p>-0.0011439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2" calcext:value-type="float">
            <text:p>6042002</text:p>
          </table:table-cell>
          <table:table-cell office:value-type="float" office:value="21.98075" calcext:value-type="float">
            <text:p>21.98075</text:p>
          </table:table-cell>
          <table:table-cell office:value-type="float" office:value="1098.136" calcext:value-type="float">
            <text:p>1098.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30292" calcext:value-type="float">
            <text:p>1.630292</text:p>
          </table:table-cell>
          <table:table-cell office:value-type="float" office:value="22.28014" calcext:value-type="float">
            <text:p>22.28014</text:p>
          </table:table-cell>
          <table:table-cell office:value-type="float" office:value="0" calcext:value-type="float">
            <text:p>0</text:p>
          </table:table-cell>
          <table:table-cell office:value-type="float" office:value="0.0000002759517" calcext:value-type="float">
            <text:p>2.759517E-07</text:p>
          </table:table-cell>
          <table:table-cell office:value-type="float" office:value="0" calcext:value-type="float">
            <text:p>0</text:p>
          </table:table-cell>
          <table:table-cell office:value-type="float" office:value="-0.004641251" calcext:value-type="float">
            <text:p>-0.004641251</text:p>
          </table:table-cell>
          <table:table-cell office:value-type="float" office:value="-0.00860684" calcext:value-type="float">
            <text:p>-0.00860684</text:p>
          </table:table-cell>
          <table:table-cell office:value-type="float" office:value="0.002072469" calcext:value-type="float">
            <text:p>0.002072469</text:p>
          </table:table-cell>
          <table:table-cell office:value-type="float" office:value="0.00003607836" calcext:value-type="float">
            <text:p>3.607836E-05</text:p>
          </table:table-cell>
          <table:table-cell office:value-type="float" office:value="14.28424" calcext:value-type="float">
            <text:p>14.28424</text:p>
          </table:table-cell>
          <table:table-cell office:value-type="float" office:value="6.756098" calcext:value-type="float">
            <text:p>6.756098</text:p>
          </table:table-cell>
          <table:table-cell office:value-type="float" office:value="0.05154945" calcext:value-type="float">
            <text:p>0.05154945</text:p>
          </table:table-cell>
          <table:table-cell office:value-type="float" office:value="0.03862101" calcext:value-type="float">
            <text:p>0.03862101</text:p>
          </table:table-cell>
          <table:table-cell office:value-type="float" office:value="0.03242606" calcext:value-type="float">
            <text:p>0.03242606</text:p>
          </table:table-cell>
          <table:table-cell office:value-type="float" office:value="0.03223319" calcext:value-type="float">
            <text:p>0.03223319</text:p>
          </table:table-cell>
          <table:table-cell office:value-type="float" office:value="0.0168884" calcext:value-type="float">
            <text:p>0.0168884</text:p>
          </table:table-cell>
          <table:table-cell office:value-type="float" office:value="0.01215784" calcext:value-type="float">
            <text:p>0.01215784</text:p>
          </table:table-cell>
          <table:table-cell office:value-type="float" office:value="0.02842758" calcext:value-type="float">
            <text:p>0.02842758</text:p>
          </table:table-cell>
          <table:table-cell office:value-type="float" office:value="0.02435731" calcext:value-type="float">
            <text:p>0.02435731</text:p>
          </table:table-cell>
          <table:table-cell office:value-type="float" office:value="0.02225932" calcext:value-type="float">
            <text:p>0.02225932</text:p>
          </table:table-cell>
          <table:table-cell office:value-type="float" office:value="0.02123149" calcext:value-type="float">
            <text:p>0.02123149</text:p>
          </table:table-cell>
          <table:table-cell office:value-type="float" office:value="0.01809314" calcext:value-type="float">
            <text:p>0.01809314</text:p>
          </table:table-cell>
          <table:table-cell office:value-type="float" office:value="0.006801294" calcext:value-type="float">
            <text:p>0.006801294</text:p>
          </table:table-cell>
          <table:table-cell office:value-type="float" office:value="0.00713034" calcext:value-type="float">
            <text:p>0.00713034</text:p>
          </table:table-cell>
          <table:table-cell office:value-type="float" office:value="0" calcext:value-type="float">
            <text:p>0</text:p>
          </table:table-cell>
          <table:table-cell office:value-type="float" office:value="126.8977" calcext:value-type="float">
            <text:p>126.8977</text:p>
          </table:table-cell>
          <table:table-cell office:value-type="float" office:value="79.02901" calcext:value-type="float">
            <text:p>79.02901</text:p>
          </table:table-cell>
          <table:table-cell office:value-type="float" office:value="38.05308" calcext:value-type="float">
            <text:p>38.05308</text:p>
          </table:table-cell>
          <table:table-cell office:value-type="float" office:value="26.20365" calcext:value-type="float">
            <text:p>26.20365</text:p>
          </table:table-cell>
          <table:table-cell office:value-type="float" office:value="20.76657" calcext:value-type="float">
            <text:p>20.76657</text:p>
          </table:table-cell>
          <table:table-cell office:value-type="float" office:value="10.05919" calcext:value-type="float">
            <text:p>10.05919</text:p>
          </table:table-cell>
          <table:table-cell office:value-type="float" office:value="6.726717" calcext:value-type="float">
            <text:p>6.726717</text:p>
          </table:table-cell>
          <table:table-cell office:value-type="float" office:value="10.45015" calcext:value-type="float">
            <text:p>10.45015</text:p>
          </table:table-cell>
          <table:table-cell office:value-type="float" office:value="8.286239" calcext:value-type="float">
            <text:p>8.286239</text:p>
          </table:table-cell>
          <table:table-cell office:value-type="float" office:value="3.726619" calcext:value-type="float">
            <text:p>3.726619</text:p>
          </table:table-cell>
          <table:table-cell office:value-type="float" office:value="1.551097" calcext:value-type="float">
            <text:p>1.551097</text:p>
          </table:table-cell>
          <table:table-cell office:value-type="float" office:value="0.7373047" calcext:value-type="float">
            <text:p>0.7373047</text:p>
          </table:table-cell>
          <table:table-cell office:value-type="float" office:value="0.3624427" calcext:value-type="float">
            <text:p>0.3624427</text:p>
          </table:table-cell>
          <table:table-cell office:value-type="float" office:value="0.3454755" calcext:value-type="float">
            <text:p>0.3454755</text:p>
          </table:table-cell>
          <table:table-cell office:value-type="float" office:value="0" calcext:value-type="float">
            <text:p>0</text:p>
          </table:table-cell>
          <table:table-cell office:value-type="float" office:value="2983.19" calcext:value-type="float">
            <text:p>2983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146729" calcext:value-type="float">
            <text:p>-0.00114672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2" calcext:value-type="float">
            <text:p>7042002</text:p>
          </table:table-cell>
          <table:table-cell office:value-type="float" office:value="21.95742" calcext:value-type="float">
            <text:p>21.95742</text:p>
          </table:table-cell>
          <table:table-cell office:value-type="float" office:value="1098.118" calcext:value-type="float">
            <text:p>1098.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36827" calcext:value-type="float">
            <text:p>1.636827</text:p>
          </table:table-cell>
          <table:table-cell office:value-type="float" office:value="22.30986" calcext:value-type="float">
            <text:p>22.30986</text:p>
          </table:table-cell>
          <table:table-cell office:value-type="float" office:value="0" calcext:value-type="float">
            <text:p>0</text:p>
          </table:table-cell>
          <table:table-cell office:value-type="float" office:value="0.000000276054" calcext:value-type="float">
            <text:p>2.76054E-07</text:p>
          </table:table-cell>
          <table:table-cell office:value-type="float" office:value="0" calcext:value-type="float">
            <text:p>0</text:p>
          </table:table-cell>
          <table:table-cell office:value-type="float" office:value="-0.004641129" calcext:value-type="float">
            <text:p>-0.004641129</text:p>
          </table:table-cell>
          <table:table-cell office:value-type="float" office:value="-0.008751499" calcext:value-type="float">
            <text:p>-0.008751499</text:p>
          </table:table-cell>
          <table:table-cell office:value-type="float" office:value="0.002077726" calcext:value-type="float">
            <text:p>0.002077726</text:p>
          </table:table-cell>
          <table:table-cell office:value-type="float" office:value="0.00003632993" calcext:value-type="float">
            <text:p>3.632993E-05</text:p>
          </table:table-cell>
          <table:table-cell office:value-type="float" office:value="14.28538" calcext:value-type="float">
            <text:p>14.28538</text:p>
          </table:table-cell>
          <table:table-cell office:value-type="float" office:value="7.025058" calcext:value-type="float">
            <text:p>7.025058</text:p>
          </table:table-cell>
          <table:table-cell office:value-type="float" office:value="0.05240019" calcext:value-type="float">
            <text:p>0.05240019</text:p>
          </table:table-cell>
          <table:table-cell office:value-type="float" office:value="0.03872712" calcext:value-type="float">
            <text:p>0.03872712</text:p>
          </table:table-cell>
          <table:table-cell office:value-type="float" office:value="0.03232061" calcext:value-type="float">
            <text:p>0.03232061</text:p>
          </table:table-cell>
          <table:table-cell office:value-type="float" office:value="0.03222759" calcext:value-type="float">
            <text:p>0.03222759</text:p>
          </table:table-cell>
          <table:table-cell office:value-type="float" office:value="0.01679706" calcext:value-type="float">
            <text:p>0.01679706</text:p>
          </table:table-cell>
          <table:table-cell office:value-type="float" office:value="0.01202566" calcext:value-type="float">
            <text:p>0.01202566</text:p>
          </table:table-cell>
          <table:table-cell office:value-type="float" office:value="0.02813789" calcext:value-type="float">
            <text:p>0.02813789</text:p>
          </table:table-cell>
          <table:table-cell office:value-type="float" office:value="0.0241675" calcext:value-type="float">
            <text:p>0.0241675</text:p>
          </table:table-cell>
          <table:table-cell office:value-type="float" office:value="0.02216495" calcext:value-type="float">
            <text:p>0.02216495</text:p>
          </table:table-cell>
          <table:table-cell office:value-type="float" office:value="0.02120361" calcext:value-type="float">
            <text:p>0.02120361</text:p>
          </table:table-cell>
          <table:table-cell office:value-type="float" office:value="0.01808782" calcext:value-type="float">
            <text:p>0.01808782</text:p>
          </table:table-cell>
          <table:table-cell office:value-type="float" office:value="0.006800392" calcext:value-type="float">
            <text:p>0.006800392</text:p>
          </table:table-cell>
          <table:table-cell office:value-type="float" office:value="0.007130092" calcext:value-type="float">
            <text:p>0.007130092</text:p>
          </table:table-cell>
          <table:table-cell office:value-type="float" office:value="0" calcext:value-type="float">
            <text:p>0</text:p>
          </table:table-cell>
          <table:table-cell office:value-type="float" office:value="129.1344" calcext:value-type="float">
            <text:p>129.1344</text:p>
          </table:table-cell>
          <table:table-cell office:value-type="float" office:value="80.28812" calcext:value-type="float">
            <text:p>80.28812</text:p>
          </table:table-cell>
          <table:table-cell office:value-type="float" office:value="38.40647" calcext:value-type="float">
            <text:p>38.40647</text:p>
          </table:table-cell>
          <table:table-cell office:value-type="float" office:value="26.24799" calcext:value-type="float">
            <text:p>26.24799</text:p>
          </table:table-cell>
          <table:table-cell office:value-type="float" office:value="20.77561" calcext:value-type="float">
            <text:p>20.77561</text:p>
          </table:table-cell>
          <table:table-cell office:value-type="float" office:value="10.05825" calcext:value-type="float">
            <text:p>10.05825</text:p>
          </table:table-cell>
          <table:table-cell office:value-type="float" office:value="6.750687" calcext:value-type="float">
            <text:p>6.750687</text:p>
          </table:table-cell>
          <table:table-cell office:value-type="float" office:value="10.44985" calcext:value-type="float">
            <text:p>10.44985</text:p>
          </table:table-cell>
          <table:table-cell office:value-type="float" office:value="8.284384" calcext:value-type="float">
            <text:p>8.284384</text:p>
          </table:table-cell>
          <table:table-cell office:value-type="float" office:value="3.727527" calcext:value-type="float">
            <text:p>3.727527</text:p>
          </table:table-cell>
          <table:table-cell office:value-type="float" office:value="1.55164" calcext:value-type="float">
            <text:p>1.55164</text:p>
          </table:table-cell>
          <table:table-cell office:value-type="float" office:value="0.7374718" calcext:value-type="float">
            <text:p>0.7374718</text:p>
          </table:table-cell>
          <table:table-cell office:value-type="float" office:value="0.3624377" calcext:value-type="float">
            <text:p>0.3624377</text:p>
          </table:table-cell>
          <table:table-cell office:value-type="float" office:value="0.3454885" calcext:value-type="float">
            <text:p>0.3454885</text:p>
          </table:table-cell>
          <table:table-cell office:value-type="float" office:value="0" calcext:value-type="float">
            <text:p>0</text:p>
          </table:table-cell>
          <table:table-cell office:value-type="float" office:value="2994.592" calcext:value-type="float">
            <text:p>2994.5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16194" calcext:value-type="float">
            <text:p>-0.0011619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2" calcext:value-type="float">
            <text:p>8042002</text:p>
          </table:table-cell>
          <table:table-cell office:value-type="float" office:value="21.95398" calcext:value-type="float">
            <text:p>21.95398</text:p>
          </table:table-cell>
          <table:table-cell office:value-type="float" office:value="1098.111" calcext:value-type="float">
            <text:p>1098.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20085" calcext:value-type="float">
            <text:p>1.620085</text:p>
          </table:table-cell>
          <table:table-cell office:value-type="float" office:value="22.32607" calcext:value-type="float">
            <text:p>22.32607</text:p>
          </table:table-cell>
          <table:table-cell office:value-type="float" office:value="0" calcext:value-type="float">
            <text:p>0</text:p>
          </table:table-cell>
          <table:table-cell office:value-type="float" office:value="0.0000002764214" calcext:value-type="float">
            <text:p>2.764214E-07</text:p>
          </table:table-cell>
          <table:table-cell office:value-type="float" office:value="0" calcext:value-type="float">
            <text:p>0</text:p>
          </table:table-cell>
          <table:table-cell office:value-type="float" office:value="-0.004640697" calcext:value-type="float">
            <text:p>-0.004640697</text:p>
          </table:table-cell>
          <table:table-cell office:value-type="float" office:value="-0.01342771" calcext:value-type="float">
            <text:p>-0.01342771</text:p>
          </table:table-cell>
          <table:table-cell office:value-type="float" office:value="0.002085556" calcext:value-type="float">
            <text:p>0.002085556</text:p>
          </table:table-cell>
          <table:table-cell office:value-type="float" office:value="0.00003659165" calcext:value-type="float">
            <text:p>3.659165E-05</text:p>
          </table:table-cell>
          <table:table-cell office:value-type="float" office:value="14.5092" calcext:value-type="float">
            <text:p>14.5092</text:p>
          </table:table-cell>
          <table:table-cell office:value-type="float" office:value="6.55363" calcext:value-type="float">
            <text:p>6.55363</text:p>
          </table:table-cell>
          <table:table-cell office:value-type="float" office:value="0.0506264" calcext:value-type="float">
            <text:p>0.0506264</text:p>
          </table:table-cell>
          <table:table-cell office:value-type="float" office:value="0.03866732" calcext:value-type="float">
            <text:p>0.03866732</text:p>
          </table:table-cell>
          <table:table-cell office:value-type="float" office:value="0.03231192" calcext:value-type="float">
            <text:p>0.03231192</text:p>
          </table:table-cell>
          <table:table-cell office:value-type="float" office:value="0.03227116" calcext:value-type="float">
            <text:p>0.03227116</text:p>
          </table:table-cell>
          <table:table-cell office:value-type="float" office:value="0.01677991" calcext:value-type="float">
            <text:p>0.01677991</text:p>
          </table:table-cell>
          <table:table-cell office:value-type="float" office:value="0.01198671" calcext:value-type="float">
            <text:p>0.01198671</text:p>
          </table:table-cell>
          <table:table-cell office:value-type="float" office:value="0.02789706" calcext:value-type="float">
            <text:p>0.02789706</text:p>
          </table:table-cell>
          <table:table-cell office:value-type="float" office:value="0.02398013" calcext:value-type="float">
            <text:p>0.02398013</text:p>
          </table:table-cell>
          <table:table-cell office:value-type="float" office:value="0.02206701" calcext:value-type="float">
            <text:p>0.02206701</text:p>
          </table:table-cell>
          <table:table-cell office:value-type="float" office:value="0.02117369" calcext:value-type="float">
            <text:p>0.02117369</text:p>
          </table:table-cell>
          <table:table-cell office:value-type="float" office:value="0.01808176" calcext:value-type="float">
            <text:p>0.01808176</text:p>
          </table:table-cell>
          <table:table-cell office:value-type="float" office:value="0.006799484" calcext:value-type="float">
            <text:p>0.006799484</text:p>
          </table:table-cell>
          <table:table-cell office:value-type="float" office:value="0.00712984" calcext:value-type="float">
            <text:p>0.00712984</text:p>
          </table:table-cell>
          <table:table-cell office:value-type="float" office:value="0" calcext:value-type="float">
            <text:p>0</text:p>
          </table:table-cell>
          <table:table-cell office:value-type="float" office:value="123.9143" calcext:value-type="float">
            <text:p>123.9143</text:p>
          </table:table-cell>
          <table:table-cell office:value-type="float" office:value="79.27184" calcext:value-type="float">
            <text:p>79.27184</text:p>
          </table:table-cell>
          <table:table-cell office:value-type="float" office:value="38.68611" calcext:value-type="float">
            <text:p>38.68611</text:p>
          </table:table-cell>
          <table:table-cell office:value-type="float" office:value="26.29183" calcext:value-type="float">
            <text:p>26.29183</text:p>
          </table:table-cell>
          <table:table-cell office:value-type="float" office:value="20.78235" calcext:value-type="float">
            <text:p>20.78235</text:p>
          </table:table-cell>
          <table:table-cell office:value-type="float" office:value="10.05601" calcext:value-type="float">
            <text:p>10.05601</text:p>
          </table:table-cell>
          <table:table-cell office:value-type="float" office:value="6.773802" calcext:value-type="float">
            <text:p>6.773802</text:p>
          </table:table-cell>
          <table:table-cell office:value-type="float" office:value="10.44971" calcext:value-type="float">
            <text:p>10.44971</text:p>
          </table:table-cell>
          <table:table-cell office:value-type="float" office:value="8.282504" calcext:value-type="float">
            <text:p>8.282504</text:p>
          </table:table-cell>
          <table:table-cell office:value-type="float" office:value="3.728449" calcext:value-type="float">
            <text:p>3.728449</text:p>
          </table:table-cell>
          <table:table-cell office:value-type="float" office:value="1.552192" calcext:value-type="float">
            <text:p>1.552192</text:p>
          </table:table-cell>
          <table:table-cell office:value-type="float" office:value="0.7376409" calcext:value-type="float">
            <text:p>0.7376409</text:p>
          </table:table-cell>
          <table:table-cell office:value-type="float" office:value="0.3624328" calcext:value-type="float">
            <text:p>0.3624328</text:p>
          </table:table-cell>
          <table:table-cell office:value-type="float" office:value="0.3455016" calcext:value-type="float">
            <text:p>0.3455016</text:p>
          </table:table-cell>
          <table:table-cell office:value-type="float" office:value="0" calcext:value-type="float">
            <text:p>0</text:p>
          </table:table-cell>
          <table:table-cell office:value-type="float" office:value="2994.973" calcext:value-type="float">
            <text:p>2994.9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2424516" calcext:value-type="float">
            <text:p>-0.00242451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2" calcext:value-type="float">
            <text:p>9042002</text:p>
          </table:table-cell>
          <table:table-cell office:value-type="float" office:value="21.86921" calcext:value-type="float">
            <text:p>21.86921</text:p>
          </table:table-cell>
          <table:table-cell office:value-type="float" office:value="1098.107" calcext:value-type="float">
            <text:p>1098.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65003" calcext:value-type="float">
            <text:p>1.665003</text:p>
          </table:table-cell>
          <table:table-cell office:value-type="float" office:value="22.35984" calcext:value-type="float">
            <text:p>22.35984</text:p>
          </table:table-cell>
          <table:table-cell office:value-type="float" office:value="0" calcext:value-type="float">
            <text:p>0</text:p>
          </table:table-cell>
          <table:table-cell office:value-type="float" office:value="0.0000002764214" calcext:value-type="float">
            <text:p>2.764214E-07</text:p>
          </table:table-cell>
          <table:table-cell office:value-type="float" office:value="0" calcext:value-type="float">
            <text:p>0</text:p>
          </table:table-cell>
          <table:table-cell office:value-type="float" office:value="-0.004640697" calcext:value-type="float">
            <text:p>-0.004640697</text:p>
          </table:table-cell>
          <table:table-cell office:value-type="float" office:value="-0.0174243" calcext:value-type="float">
            <text:p>-0.0174243</text:p>
          </table:table-cell>
          <table:table-cell office:value-type="float" office:value="0.002088021" calcext:value-type="float">
            <text:p>0.002088021</text:p>
          </table:table-cell>
          <table:table-cell office:value-type="float" office:value="0.00003685911" calcext:value-type="float">
            <text:p>3.685911E-05</text:p>
          </table:table-cell>
          <table:table-cell office:value-type="float" office:value="14.43004" calcext:value-type="float">
            <text:p>14.43004</text:p>
          </table:table-cell>
          <table:table-cell office:value-type="float" office:value="5.653776" calcext:value-type="float">
            <text:p>5.653776</text:p>
          </table:table-cell>
          <table:table-cell office:value-type="float" office:value="0.04984501" calcext:value-type="float">
            <text:p>0.04984501</text:p>
          </table:table-cell>
          <table:table-cell office:value-type="float" office:value="0.03869361" calcext:value-type="float">
            <text:p>0.03869361</text:p>
          </table:table-cell>
          <table:table-cell office:value-type="float" office:value="0.03234753" calcext:value-type="float">
            <text:p>0.03234753</text:p>
          </table:table-cell>
          <table:table-cell office:value-type="float" office:value="0.03210346" calcext:value-type="float">
            <text:p>0.03210346</text:p>
          </table:table-cell>
          <table:table-cell office:value-type="float" office:value="0.01671823" calcext:value-type="float">
            <text:p>0.01671823</text:p>
          </table:table-cell>
          <table:table-cell office:value-type="float" office:value="0.01194834" calcext:value-type="float">
            <text:p>0.01194834</text:p>
          </table:table-cell>
          <table:table-cell office:value-type="float" office:value="0.02769151" calcext:value-type="float">
            <text:p>0.02769151</text:p>
          </table:table-cell>
          <table:table-cell office:value-type="float" office:value="0.02380393" calcext:value-type="float">
            <text:p>0.02380393</text:p>
          </table:table-cell>
          <table:table-cell office:value-type="float" office:value="0.02196666" calcext:value-type="float">
            <text:p>0.02196666</text:p>
          </table:table-cell>
          <table:table-cell office:value-type="float" office:value="0.02114173" calcext:value-type="float">
            <text:p>0.02114173</text:p>
          </table:table-cell>
          <table:table-cell office:value-type="float" office:value="0.01807495" calcext:value-type="float">
            <text:p>0.01807495</text:p>
          </table:table-cell>
          <table:table-cell office:value-type="float" office:value="0.006798542" calcext:value-type="float">
            <text:p>0.006798542</text:p>
          </table:table-cell>
          <table:table-cell office:value-type="float" office:value="0.007129591" calcext:value-type="float">
            <text:p>0.007129591</text:p>
          </table:table-cell>
          <table:table-cell office:value-type="float" office:value="0" calcext:value-type="float">
            <text:p>0</text:p>
          </table:table-cell>
          <table:table-cell office:value-type="float" office:value="107.9659" calcext:value-type="float">
            <text:p>107.9659</text:p>
          </table:table-cell>
          <table:table-cell office:value-type="float" office:value="77.57162" calcext:value-type="float">
            <text:p>77.57162</text:p>
          </table:table-cell>
          <table:table-cell office:value-type="float" office:value="38.96656" calcext:value-type="float">
            <text:p>38.96656</text:p>
          </table:table-cell>
          <table:table-cell office:value-type="float" office:value="26.33794" calcext:value-type="float">
            <text:p>26.33794</text:p>
          </table:table-cell>
          <table:table-cell office:value-type="float" office:value="20.79228" calcext:value-type="float">
            <text:p>20.79228</text:p>
          </table:table-cell>
          <table:table-cell office:value-type="float" office:value="10.05428" calcext:value-type="float">
            <text:p>10.05428</text:p>
          </table:table-cell>
          <table:table-cell office:value-type="float" office:value="6.797478" calcext:value-type="float">
            <text:p>6.797478</text:p>
          </table:table-cell>
          <table:table-cell office:value-type="float" office:value="10.44919" calcext:value-type="float">
            <text:p>10.44919</text:p>
          </table:table-cell>
          <table:table-cell office:value-type="float" office:value="8.28069" calcext:value-type="float">
            <text:p>8.28069</text:p>
          </table:table-cell>
          <table:table-cell office:value-type="float" office:value="3.72939" calcext:value-type="float">
            <text:p>3.72939</text:p>
          </table:table-cell>
          <table:table-cell office:value-type="float" office:value="1.552756" calcext:value-type="float">
            <text:p>1.552756</text:p>
          </table:table-cell>
          <table:table-cell office:value-type="float" office:value="0.7378129" calcext:value-type="float">
            <text:p>0.7378129</text:p>
          </table:table-cell>
          <table:table-cell office:value-type="float" office:value="0.3624282" calcext:value-type="float">
            <text:p>0.3624282</text:p>
          </table:table-cell>
          <table:table-cell office:value-type="float" office:value="0.3455147" calcext:value-type="float">
            <text:p>0.3455147</text:p>
          </table:table-cell>
          <table:table-cell office:value-type="float" office:value="0" calcext:value-type="float">
            <text:p>0</text:p>
          </table:table-cell>
          <table:table-cell office:value-type="float" office:value="3113.292" calcext:value-type="float">
            <text:p>3113.2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30953" calcext:value-type="float">
            <text:p>-0.00309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2" calcext:value-type="float">
            <text:p>10042002</text:p>
          </table:table-cell>
          <table:table-cell office:value-type="float" office:value="21.75338" calcext:value-type="float">
            <text:p>21.75338</text:p>
          </table:table-cell>
          <table:table-cell office:value-type="float" office:value="1098.103" calcext:value-type="float">
            <text:p>1098.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7871" calcext:value-type="float">
            <text:p>1.737871</text:p>
          </table:table-cell>
          <table:table-cell office:value-type="float" office:value="22.40002" calcext:value-type="float">
            <text:p>22.40002</text:p>
          </table:table-cell>
          <table:table-cell office:value-type="float" office:value="0" calcext:value-type="float">
            <text:p>0</text:p>
          </table:table-cell>
          <table:table-cell office:value-type="float" office:value="0.0000002764214" calcext:value-type="float">
            <text:p>2.764214E-07</text:p>
          </table:table-cell>
          <table:table-cell office:value-type="float" office:value="0" calcext:value-type="float">
            <text:p>0</text:p>
          </table:table-cell>
          <table:table-cell office:value-type="float" office:value="-0.004640697" calcext:value-type="float">
            <text:p>-0.004640697</text:p>
          </table:table-cell>
          <table:table-cell office:value-type="float" office:value="-0.01898443" calcext:value-type="float">
            <text:p>-0.01898443</text:p>
          </table:table-cell>
          <table:table-cell office:value-type="float" office:value="0.002087205" calcext:value-type="float">
            <text:p>0.002087205</text:p>
          </table:table-cell>
          <table:table-cell office:value-type="float" office:value="0.00003713237" calcext:value-type="float">
            <text:p>3.713237E-05</text:p>
          </table:table-cell>
          <table:table-cell office:value-type="float" office:value="14.27937" calcext:value-type="float">
            <text:p>14.27937</text:p>
          </table:table-cell>
          <table:table-cell office:value-type="float" office:value="5.555952" calcext:value-type="float">
            <text:p>5.555952</text:p>
          </table:table-cell>
          <table:table-cell office:value-type="float" office:value="0.04966625" calcext:value-type="float">
            <text:p>0.04966625</text:p>
          </table:table-cell>
          <table:table-cell office:value-type="float" office:value="0.03860813" calcext:value-type="float">
            <text:p>0.03860813</text:p>
          </table:table-cell>
          <table:table-cell office:value-type="float" office:value="0.03210739" calcext:value-type="float">
            <text:p>0.03210739</text:p>
          </table:table-cell>
          <table:table-cell office:value-type="float" office:value="0.03179855" calcext:value-type="float">
            <text:p>0.03179855</text:p>
          </table:table-cell>
          <table:table-cell office:value-type="float" office:value="0.01650403" calcext:value-type="float">
            <text:p>0.01650403</text:p>
          </table:table-cell>
          <table:table-cell office:value-type="float" office:value="0.01179271" calcext:value-type="float">
            <text:p>0.01179271</text:p>
          </table:table-cell>
          <table:table-cell office:value-type="float" office:value="0.02746592" calcext:value-type="float">
            <text:p>0.02746592</text:p>
          </table:table-cell>
          <table:table-cell office:value-type="float" office:value="0.02363474" calcext:value-type="float">
            <text:p>0.02363474</text:p>
          </table:table-cell>
          <table:table-cell office:value-type="float" office:value="0.02186512" calcext:value-type="float">
            <text:p>0.02186512</text:p>
          </table:table-cell>
          <table:table-cell office:value-type="float" office:value="0.02110782" calcext:value-type="float">
            <text:p>0.02110782</text:p>
          </table:table-cell>
          <table:table-cell office:value-type="float" office:value="0.01806739" calcext:value-type="float">
            <text:p>0.01806739</text:p>
          </table:table-cell>
          <table:table-cell office:value-type="float" office:value="0.006797593" calcext:value-type="float">
            <text:p>0.006797593</text:p>
          </table:table-cell>
          <table:table-cell office:value-type="float" office:value="0.007129343" calcext:value-type="float">
            <text:p>0.007129343</text:p>
          </table:table-cell>
          <table:table-cell office:value-type="float" office:value="0" calcext:value-type="float">
            <text:p>0</text:p>
          </table:table-cell>
          <table:table-cell office:value-type="float" office:value="107.3661" calcext:value-type="float">
            <text:p>107.3661</text:p>
          </table:table-cell>
          <table:table-cell office:value-type="float" office:value="76.95979" calcext:value-type="float">
            <text:p>76.95979</text:p>
          </table:table-cell>
          <table:table-cell office:value-type="float" office:value="39.25389" calcext:value-type="float">
            <text:p>39.25389</text:p>
          </table:table-cell>
          <table:table-cell office:value-type="float" office:value="26.40453" calcext:value-type="float">
            <text:p>26.40453</text:p>
          </table:table-cell>
          <table:table-cell office:value-type="float" office:value="20.81745" calcext:value-type="float">
            <text:p>20.81745</text:p>
          </table:table-cell>
          <table:table-cell office:value-type="float" office:value="10.05582" calcext:value-type="float">
            <text:p>10.05582</text:p>
          </table:table-cell>
          <table:table-cell office:value-type="float" office:value="6.822541" calcext:value-type="float">
            <text:p>6.822541</text:p>
          </table:table-cell>
          <table:table-cell office:value-type="float" office:value="10.44875" calcext:value-type="float">
            <text:p>10.44875</text:p>
          </table:table-cell>
          <table:table-cell office:value-type="float" office:value="8.278948" calcext:value-type="float">
            <text:p>8.278948</text:p>
          </table:table-cell>
          <table:table-cell office:value-type="float" office:value="3.730329" calcext:value-type="float">
            <text:p>3.730329</text:p>
          </table:table-cell>
          <table:table-cell office:value-type="float" office:value="1.553333" calcext:value-type="float">
            <text:p>1.553333</text:p>
          </table:table-cell>
          <table:table-cell office:value-type="float" office:value="0.7379903" calcext:value-type="float">
            <text:p>0.7379903</text:p>
          </table:table-cell>
          <table:table-cell office:value-type="float" office:value="0.3624232" calcext:value-type="float">
            <text:p>0.3624232</text:p>
          </table:table-cell>
          <table:table-cell office:value-type="float" office:value="0.3455278" calcext:value-type="float">
            <text:p>0.3455278</text:p>
          </table:table-cell>
          <table:table-cell office:value-type="float" office:value="0" calcext:value-type="float">
            <text:p>0</text:p>
          </table:table-cell>
          <table:table-cell office:value-type="float" office:value="3271.449" calcext:value-type="float">
            <text:p>3271.4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3258043" calcext:value-type="float">
            <text:p>-0.00325804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2" calcext:value-type="float">
            <text:p>11042002</text:p>
          </table:table-cell>
          <table:table-cell office:value-type="float" office:value="21.73384" calcext:value-type="float">
            <text:p>21.73384</text:p>
          </table:table-cell>
          <table:table-cell office:value-type="float" office:value="1098.093" calcext:value-type="float">
            <text:p>1098.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4589" calcext:value-type="float">
            <text:p>1.724589</text:p>
          </table:table-cell>
          <table:table-cell office:value-type="float" office:value="22.43515" calcext:value-type="float">
            <text:p>22.43515</text:p>
          </table:table-cell>
          <table:table-cell office:value-type="float" office:value="0" calcext:value-type="float">
            <text:p>0</text:p>
          </table:table-cell>
          <table:table-cell office:value-type="float" office:value="0.00000028134" calcext:value-type="float">
            <text:p>2.8134E-07</text:p>
          </table:table-cell>
          <table:table-cell office:value-type="float" office:value="0" calcext:value-type="float">
            <text:p>0</text:p>
          </table:table-cell>
          <table:table-cell office:value-type="float" office:value="-0.00463546" calcext:value-type="float">
            <text:p>-0.00463546</text:p>
          </table:table-cell>
          <table:table-cell office:value-type="float" office:value="-0.0201902" calcext:value-type="float">
            <text:p>-0.0201902</text:p>
          </table:table-cell>
          <table:table-cell office:value-type="float" office:value="0.002093059" calcext:value-type="float">
            <text:p>0.002093059</text:p>
          </table:table-cell>
          <table:table-cell office:value-type="float" office:value="0.00003741779" calcext:value-type="float">
            <text:p>3.741779E-05</text:p>
          </table:table-cell>
          <table:table-cell office:value-type="float" office:value="14.44052" calcext:value-type="float">
            <text:p>14.44052</text:p>
          </table:table-cell>
          <table:table-cell office:value-type="float" office:value="6.538516" calcext:value-type="float">
            <text:p>6.538516</text:p>
          </table:table-cell>
          <table:table-cell office:value-type="float" office:value="0.05672415" calcext:value-type="float">
            <text:p>0.05672415</text:p>
          </table:table-cell>
          <table:table-cell office:value-type="float" office:value="0.03748432" calcext:value-type="float">
            <text:p>0.03748432</text:p>
          </table:table-cell>
          <table:table-cell office:value-type="float" office:value="0.03137431" calcext:value-type="float">
            <text:p>0.03137431</text:p>
          </table:table-cell>
          <table:table-cell office:value-type="float" office:value="0.03109692" calcext:value-type="float">
            <text:p>0.03109692</text:p>
          </table:table-cell>
          <table:table-cell office:value-type="float" office:value="0.0162303" calcext:value-type="float">
            <text:p>0.0162303</text:p>
          </table:table-cell>
          <table:table-cell office:value-type="float" office:value="0.01157262" calcext:value-type="float">
            <text:p>0.01157262</text:p>
          </table:table-cell>
          <table:table-cell office:value-type="float" office:value="0.02720605" calcext:value-type="float">
            <text:p>0.02720605</text:p>
          </table:table-cell>
          <table:table-cell office:value-type="float" office:value="0.02346001" calcext:value-type="float">
            <text:p>0.02346001</text:p>
          </table:table-cell>
          <table:table-cell office:value-type="float" office:value="0.02176159" calcext:value-type="float">
            <text:p>0.02176159</text:p>
          </table:table-cell>
          <table:table-cell office:value-type="float" office:value="0.02107192" calcext:value-type="float">
            <text:p>0.02107192</text:p>
          </table:table-cell>
          <table:table-cell office:value-type="float" office:value="0.01805902" calcext:value-type="float">
            <text:p>0.01805902</text:p>
          </table:table-cell>
          <table:table-cell office:value-type="float" office:value="0.006796601" calcext:value-type="float">
            <text:p>0.006796601</text:p>
          </table:table-cell>
          <table:table-cell office:value-type="float" office:value="0.007129087" calcext:value-type="float">
            <text:p>0.007129087</text:p>
          </table:table-cell>
          <table:table-cell office:value-type="float" office:value="0" calcext:value-type="float">
            <text:p>0</text:p>
          </table:table-cell>
          <table:table-cell office:value-type="float" office:value="133.5398" calcext:value-type="float">
            <text:p>133.5398</text:p>
          </table:table-cell>
          <table:table-cell office:value-type="float" office:value="81.01064" calcext:value-type="float">
            <text:p>81.01064</text:p>
          </table:table-cell>
          <table:table-cell office:value-type="float" office:value="39.57515" calcext:value-type="float">
            <text:p>39.57515</text:p>
          </table:table-cell>
          <table:table-cell office:value-type="float" office:value="26.46738" calcext:value-type="float">
            <text:p>26.46738</text:p>
          </table:table-cell>
          <table:table-cell office:value-type="float" office:value="20.84195" calcext:value-type="float">
            <text:p>20.84195</text:p>
          </table:table-cell>
          <table:table-cell office:value-type="float" office:value="10.05991" calcext:value-type="float">
            <text:p>10.05991</text:p>
          </table:table-cell>
          <table:table-cell office:value-type="float" office:value="6.844372" calcext:value-type="float">
            <text:p>6.844372</text:p>
          </table:table-cell>
          <table:table-cell office:value-type="float" office:value="10.44964" calcext:value-type="float">
            <text:p>10.44964</text:p>
          </table:table-cell>
          <table:table-cell office:value-type="float" office:value="8.277345" calcext:value-type="float">
            <text:p>8.277345</text:p>
          </table:table-cell>
          <table:table-cell office:value-type="float" office:value="3.731303" calcext:value-type="float">
            <text:p>3.731303</text:p>
          </table:table-cell>
          <table:table-cell office:value-type="float" office:value="1.553921" calcext:value-type="float">
            <text:p>1.553921</text:p>
          </table:table-cell>
          <table:table-cell office:value-type="float" office:value="0.7381708" calcext:value-type="float">
            <text:p>0.7381708</text:p>
          </table:table-cell>
          <table:table-cell office:value-type="float" office:value="0.3624182" calcext:value-type="float">
            <text:p>0.3624182</text:p>
          </table:table-cell>
          <table:table-cell office:value-type="float" office:value="0.3455409" calcext:value-type="float">
            <text:p>0.3455409</text:p>
          </table:table-cell>
          <table:table-cell office:value-type="float" office:value="0" calcext:value-type="float">
            <text:p>0</text:p>
          </table:table-cell>
          <table:table-cell office:value-type="float" office:value="3246.174" calcext:value-type="float">
            <text:p>3246.1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234285" calcext:value-type="float">
            <text:p>-0.00723428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2" calcext:value-type="float">
            <text:p>12042002</text:p>
          </table:table-cell>
          <table:table-cell office:value-type="float" office:value="21.7561" calcext:value-type="float">
            <text:p>21.7561</text:p>
          </table:table-cell>
          <table:table-cell office:value-type="float" office:value="1098.106" calcext:value-type="float">
            <text:p>1098.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60025" calcext:value-type="float">
            <text:p>1.660025</text:p>
          </table:table-cell>
          <table:table-cell office:value-type="float" office:value="22.45685" calcext:value-type="float">
            <text:p>22.45685</text:p>
          </table:table-cell>
          <table:table-cell office:value-type="float" office:value="0" calcext:value-type="float">
            <text:p>0</text:p>
          </table:table-cell>
          <table:table-cell office:value-type="float" office:value="0.00000028134" calcext:value-type="float">
            <text:p>2.8134E-07</text:p>
          </table:table-cell>
          <table:table-cell office:value-type="float" office:value="0" calcext:value-type="float">
            <text:p>0</text:p>
          </table:table-cell>
          <table:table-cell office:value-type="float" office:value="-0.00463546" calcext:value-type="float">
            <text:p>-0.00463546</text:p>
          </table:table-cell>
          <table:table-cell office:value-type="float" office:value="-0.02272713" calcext:value-type="float">
            <text:p>-0.02272713</text:p>
          </table:table-cell>
          <table:table-cell office:value-type="float" office:value="0.002096219" calcext:value-type="float">
            <text:p>0.002096219</text:p>
          </table:table-cell>
          <table:table-cell office:value-type="float" office:value="0.00003771693" calcext:value-type="float">
            <text:p>3.771693E-05</text:p>
          </table:table-cell>
          <table:table-cell office:value-type="float" office:value="15.05779" calcext:value-type="float">
            <text:p>15.05779</text:p>
          </table:table-cell>
          <table:table-cell office:value-type="float" office:value="3.60748" calcext:value-type="float">
            <text:p>3.60748</text:p>
          </table:table-cell>
          <table:table-cell office:value-type="float" office:value="0.0506303" calcext:value-type="float">
            <text:p>0.0506303</text:p>
          </table:table-cell>
          <table:table-cell office:value-type="float" office:value="0.03775108" calcext:value-type="float">
            <text:p>0.03775108</text:p>
          </table:table-cell>
          <table:table-cell office:value-type="float" office:value="0.03156372" calcext:value-type="float">
            <text:p>0.03156372</text:p>
          </table:table-cell>
          <table:table-cell office:value-type="float" office:value="0.03120898" calcext:value-type="float">
            <text:p>0.03120898</text:p>
          </table:table-cell>
          <table:table-cell office:value-type="float" office:value="0.016131" calcext:value-type="float">
            <text:p>0.016131</text:p>
          </table:table-cell>
          <table:table-cell office:value-type="float" office:value="0.01147251" calcext:value-type="float">
            <text:p>0.01147251</text:p>
          </table:table-cell>
          <table:table-cell office:value-type="float" office:value="0.02698969" calcext:value-type="float">
            <text:p>0.02698969</text:p>
          </table:table-cell>
          <table:table-cell office:value-type="float" office:value="0.0232852" calcext:value-type="float">
            <text:p>0.0232852</text:p>
          </table:table-cell>
          <table:table-cell office:value-type="float" office:value="0.0216552" calcext:value-type="float">
            <text:p>0.0216552</text:p>
          </table:table-cell>
          <table:table-cell office:value-type="float" office:value="0.02103398" calcext:value-type="float">
            <text:p>0.02103398</text:p>
          </table:table-cell>
          <table:table-cell office:value-type="float" office:value="0.01804983" calcext:value-type="float">
            <text:p>0.01804983</text:p>
          </table:table-cell>
          <table:table-cell office:value-type="float" office:value="0.006795591" calcext:value-type="float">
            <text:p>0.006795591</text:p>
          </table:table-cell>
          <table:table-cell office:value-type="float" office:value="0.007128835" calcext:value-type="float">
            <text:p>0.007128835</text:p>
          </table:table-cell>
          <table:table-cell office:value-type="float" office:value="0" calcext:value-type="float">
            <text:p>0</text:p>
          </table:table-cell>
          <table:table-cell office:value-type="float" office:value="79.47758" calcext:value-type="float">
            <text:p>79.47758</text:p>
          </table:table-cell>
          <table:table-cell office:value-type="float" office:value="82.80285" calcext:value-type="float">
            <text:p>82.80285</text:p>
          </table:table-cell>
          <table:table-cell office:value-type="float" office:value="40.08437" calcext:value-type="float">
            <text:p>40.08437</text:p>
          </table:table-cell>
          <table:table-cell office:value-type="float" office:value="26.55135" calcext:value-type="float">
            <text:p>26.55135</text:p>
          </table:table-cell>
          <table:table-cell office:value-type="float" office:value="20.86343" calcext:value-type="float">
            <text:p>20.86343</text:p>
          </table:table-cell>
          <table:table-cell office:value-type="float" office:value="10.06154" calcext:value-type="float">
            <text:p>10.06154</text:p>
          </table:table-cell>
          <table:table-cell office:value-type="float" office:value="6.863754" calcext:value-type="float">
            <text:p>6.863754</text:p>
          </table:table-cell>
          <table:table-cell office:value-type="float" office:value="10.45069" calcext:value-type="float">
            <text:p>10.45069</text:p>
          </table:table-cell>
          <table:table-cell office:value-type="float" office:value="8.275891" calcext:value-type="float">
            <text:p>8.275891</text:p>
          </table:table-cell>
          <table:table-cell office:value-type="float" office:value="3.73229" calcext:value-type="float">
            <text:p>3.73229</text:p>
          </table:table-cell>
          <table:table-cell office:value-type="float" office:value="1.554519" calcext:value-type="float">
            <text:p>1.554519</text:p>
          </table:table-cell>
          <table:table-cell office:value-type="float" office:value="0.7383543" calcext:value-type="float">
            <text:p>0.7383543</text:p>
          </table:table-cell>
          <table:table-cell office:value-type="float" office:value="0.3624155" calcext:value-type="float">
            <text:p>0.3624155</text:p>
          </table:table-cell>
          <table:table-cell office:value-type="float" office:value="0.3455541" calcext:value-type="float">
            <text:p>0.3455541</text:p>
          </table:table-cell>
          <table:table-cell office:value-type="float" office:value="0" calcext:value-type="float">
            <text:p>0</text:p>
          </table:table-cell>
          <table:table-cell office:value-type="float" office:value="3244.075" calcext:value-type="float">
            <text:p>3244.0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804679" calcext:value-type="float">
            <text:p>-0.00780467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2" calcext:value-type="float">
            <text:p>13042002</text:p>
          </table:table-cell>
          <table:table-cell office:value-type="float" office:value="21.63902" calcext:value-type="float">
            <text:p>21.63902</text:p>
          </table:table-cell>
          <table:table-cell office:value-type="float" office:value="1098.117" calcext:value-type="float">
            <text:p>1098.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1064" calcext:value-type="float">
            <text:p>1.721064</text:p>
          </table:table-cell>
          <table:table-cell office:value-type="float" office:value="22.49503" calcext:value-type="float">
            <text:p>22.49503</text:p>
          </table:table-cell>
          <table:table-cell office:value-type="float" office:value="0" calcext:value-type="float">
            <text:p>0</text:p>
          </table:table-cell>
          <table:table-cell office:value-type="float" office:value="0.00000028134" calcext:value-type="float">
            <text:p>2.8134E-07</text:p>
          </table:table-cell>
          <table:table-cell office:value-type="float" office:value="0" calcext:value-type="float">
            <text:p>0</text:p>
          </table:table-cell>
          <table:table-cell office:value-type="float" office:value="-0.00463546" calcext:value-type="float">
            <text:p>-0.00463546</text:p>
          </table:table-cell>
          <table:table-cell office:value-type="float" office:value="-0.02326369" calcext:value-type="float">
            <text:p>-0.02326369</text:p>
          </table:table-cell>
          <table:table-cell office:value-type="float" office:value="0.002097452" calcext:value-type="float">
            <text:p>0.002097452</text:p>
          </table:table-cell>
          <table:table-cell office:value-type="float" office:value="0.00003802461" calcext:value-type="float">
            <text:p>3.802461E-05</text:p>
          </table:table-cell>
          <table:table-cell office:value-type="float" office:value="15.08023" calcext:value-type="float">
            <text:p>15.08023</text:p>
          </table:table-cell>
          <table:table-cell office:value-type="float" office:value="2.861913" calcext:value-type="float">
            <text:p>2.861913</text:p>
          </table:table-cell>
          <table:table-cell office:value-type="float" office:value="0.04796485" calcext:value-type="float">
            <text:p>0.04796485</text:p>
          </table:table-cell>
          <table:table-cell office:value-type="float" office:value="0.03814082" calcext:value-type="float">
            <text:p>0.03814082</text:p>
          </table:table-cell>
          <table:table-cell office:value-type="float" office:value="0.03173755" calcext:value-type="float">
            <text:p>0.03173755</text:p>
          </table:table-cell>
          <table:table-cell office:value-type="float" office:value="0.03130876" calcext:value-type="float">
            <text:p>0.03130876</text:p>
          </table:table-cell>
          <table:table-cell office:value-type="float" office:value="0.01612323" calcext:value-type="float">
            <text:p>0.01612323</text:p>
          </table:table-cell>
          <table:table-cell office:value-type="float" office:value="0.0114297" calcext:value-type="float">
            <text:p>0.0114297</text:p>
          </table:table-cell>
          <table:table-cell office:value-type="float" office:value="0.02678553" calcext:value-type="float">
            <text:p>0.02678553</text:p>
          </table:table-cell>
          <table:table-cell office:value-type="float" office:value="0.0231183" calcext:value-type="float">
            <text:p>0.0231183</text:p>
          </table:table-cell>
          <table:table-cell office:value-type="float" office:value="0.02154679" calcext:value-type="float">
            <text:p>0.02154679</text:p>
          </table:table-cell>
          <table:table-cell office:value-type="float" office:value="0.02099389" calcext:value-type="float">
            <text:p>0.02099389</text:p>
          </table:table-cell>
          <table:table-cell office:value-type="float" office:value="0.01803981" calcext:value-type="float">
            <text:p>0.01803981</text:p>
          </table:table-cell>
          <table:table-cell office:value-type="float" office:value="0.006794553" calcext:value-type="float">
            <text:p>0.006794553</text:p>
          </table:table-cell>
          <table:table-cell office:value-type="float" office:value="0.00712858" calcext:value-type="float">
            <text:p>0.00712858</text:p>
          </table:table-cell>
          <table:table-cell office:value-type="float" office:value="0" calcext:value-type="float">
            <text:p>0</text:p>
          </table:table-cell>
          <table:table-cell office:value-type="float" office:value="75.57873" calcext:value-type="float">
            <text:p>75.57873</text:p>
          </table:table-cell>
          <table:table-cell office:value-type="float" office:value="80.00577" calcext:value-type="float">
            <text:p>80.00577</text:p>
          </table:table-cell>
          <table:table-cell office:value-type="float" office:value="40.48874" calcext:value-type="float">
            <text:p>40.48874</text:p>
          </table:table-cell>
          <table:table-cell office:value-type="float" office:value="26.67226" calcext:value-type="float">
            <text:p>26.67226</text:p>
          </table:table-cell>
          <table:table-cell office:value-type="float" office:value="20.90221" calcext:value-type="float">
            <text:p>20.90221</text:p>
          </table:table-cell>
          <table:table-cell office:value-type="float" office:value="10.06609" calcext:value-type="float">
            <text:p>10.06609</text:p>
          </table:table-cell>
          <table:table-cell office:value-type="float" office:value="6.888115" calcext:value-type="float">
            <text:p>6.888115</text:p>
          </table:table-cell>
          <table:table-cell office:value-type="float" office:value="10.45112" calcext:value-type="float">
            <text:p>10.45112</text:p>
          </table:table-cell>
          <table:table-cell office:value-type="float" office:value="8.274518" calcext:value-type="float">
            <text:p>8.274518</text:p>
          </table:table-cell>
          <table:table-cell office:value-type="float" office:value="3.733305" calcext:value-type="float">
            <text:p>3.733305</text:p>
          </table:table-cell>
          <table:table-cell office:value-type="float" office:value="1.555129" calcext:value-type="float">
            <text:p>1.555129</text:p>
          </table:table-cell>
          <table:table-cell office:value-type="float" office:value="0.7385422" calcext:value-type="float">
            <text:p>0.7385422</text:p>
          </table:table-cell>
          <table:table-cell office:value-type="float" office:value="0.362413" calcext:value-type="float">
            <text:p>0.362413</text:p>
          </table:table-cell>
          <table:table-cell office:value-type="float" office:value="0.3455672" calcext:value-type="float">
            <text:p>0.3455672</text:p>
          </table:table-cell>
          <table:table-cell office:value-type="float" office:value="0" calcext:value-type="float">
            <text:p>0</text:p>
          </table:table-cell>
          <table:table-cell office:value-type="float" office:value="3420.96" calcext:value-type="float">
            <text:p>3420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859521" calcext:value-type="float">
            <text:p>-0.00785952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2" calcext:value-type="float">
            <text:p>14042002</text:p>
          </table:table-cell>
          <table:table-cell office:value-type="float" office:value="21.35387" calcext:value-type="float">
            <text:p>21.35387</text:p>
          </table:table-cell>
          <table:table-cell office:value-type="float" office:value="1098.145" calcext:value-type="float">
            <text:p>1098.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3475" calcext:value-type="float">
            <text:p>1.923475</text:p>
          </table:table-cell>
          <table:table-cell office:value-type="float" office:value="22.54376" calcext:value-type="float">
            <text:p>22.54376</text:p>
          </table:table-cell>
          <table:table-cell office:value-type="float" office:value="0" calcext:value-type="float">
            <text:p>0</text:p>
          </table:table-cell>
          <table:table-cell office:value-type="float" office:value="0.00000028134" calcext:value-type="float">
            <text:p>2.8134E-07</text:p>
          </table:table-cell>
          <table:table-cell office:value-type="float" office:value="0" calcext:value-type="float">
            <text:p>0</text:p>
          </table:table-cell>
          <table:table-cell office:value-type="float" office:value="-0.00463546" calcext:value-type="float">
            <text:p>-0.00463546</text:p>
          </table:table-cell>
          <table:table-cell office:value-type="float" office:value="-0.02343544" calcext:value-type="float">
            <text:p>-0.02343544</text:p>
          </table:table-cell>
          <table:table-cell office:value-type="float" office:value="0.002071068" calcext:value-type="float">
            <text:p>0.002071068</text:p>
          </table:table-cell>
          <table:table-cell office:value-type="float" office:value="0.00003834277" calcext:value-type="float">
            <text:p>3.834277E-05</text:p>
          </table:table-cell>
          <table:table-cell office:value-type="float" office:value="14.68012" calcext:value-type="float">
            <text:p>14.68012</text:p>
          </table:table-cell>
          <table:table-cell office:value-type="float" office:value="3.445424" calcext:value-type="float">
            <text:p>3.445424</text:p>
          </table:table-cell>
          <table:table-cell office:value-type="float" office:value="0.04932583" calcext:value-type="float">
            <text:p>0.04932583</text:p>
          </table:table-cell>
          <table:table-cell office:value-type="float" office:value="0.03840104" calcext:value-type="float">
            <text:p>0.03840104</text:p>
          </table:table-cell>
          <table:table-cell office:value-type="float" office:value="0.03178218" calcext:value-type="float">
            <text:p>0.03178218</text:p>
          </table:table-cell>
          <table:table-cell office:value-type="float" office:value="0.03123136" calcext:value-type="float">
            <text:p>0.03123136</text:p>
          </table:table-cell>
          <table:table-cell office:value-type="float" office:value="0.01598071" calcext:value-type="float">
            <text:p>0.01598071</text:p>
          </table:table-cell>
          <table:table-cell office:value-type="float" office:value="0.01133341" calcext:value-type="float">
            <text:p>0.01133341</text:p>
          </table:table-cell>
          <table:table-cell office:value-type="float" office:value="0.02658293" calcext:value-type="float">
            <text:p>0.02658293</text:p>
          </table:table-cell>
          <table:table-cell office:value-type="float" office:value="0.02295531" calcext:value-type="float">
            <text:p>0.02295531</text:p>
          </table:table-cell>
          <table:table-cell office:value-type="float" office:value="0.02143703" calcext:value-type="float">
            <text:p>0.02143703</text:p>
          </table:table-cell>
          <table:table-cell office:value-type="float" office:value="0.02095174" calcext:value-type="float">
            <text:p>0.02095174</text:p>
          </table:table-cell>
          <table:table-cell office:value-type="float" office:value="0.01802896" calcext:value-type="float">
            <text:p>0.01802896</text:p>
          </table:table-cell>
          <table:table-cell office:value-type="float" office:value="0.006793482" calcext:value-type="float">
            <text:p>0.006793482</text:p>
          </table:table-cell>
          <table:table-cell office:value-type="float" office:value="0.007128307" calcext:value-type="float">
            <text:p>0.007128307</text:p>
          </table:table-cell>
          <table:table-cell office:value-type="float" office:value="0" calcext:value-type="float">
            <text:p>0</text:p>
          </table:table-cell>
          <table:table-cell office:value-type="float" office:value="86.0479" calcext:value-type="float">
            <text:p>86.0479</text:p>
          </table:table-cell>
          <table:table-cell office:value-type="float" office:value="79.29397" calcext:value-type="float">
            <text:p>79.29397</text:p>
          </table:table-cell>
          <table:table-cell office:value-type="float" office:value="40.84124" calcext:value-type="float">
            <text:p>40.84124</text:p>
          </table:table-cell>
          <table:table-cell office:value-type="float" office:value="26.79779" calcext:value-type="float">
            <text:p>26.79779</text:p>
          </table:table-cell>
          <table:table-cell office:value-type="float" office:value="20.94638" calcext:value-type="float">
            <text:p>20.94638</text:p>
          </table:table-cell>
          <table:table-cell office:value-type="float" office:value="10.07619" calcext:value-type="float">
            <text:p>10.07619</text:p>
          </table:table-cell>
          <table:table-cell office:value-type="float" office:value="6.920973" calcext:value-type="float">
            <text:p>6.920973</text:p>
          </table:table-cell>
          <table:table-cell office:value-type="float" office:value="10.45246" calcext:value-type="float">
            <text:p>10.45246</text:p>
          </table:table-cell>
          <table:table-cell office:value-type="float" office:value="8.273248" calcext:value-type="float">
            <text:p>8.273248</text:p>
          </table:table-cell>
          <table:table-cell office:value-type="float" office:value="3.734362" calcext:value-type="float">
            <text:p>3.734362</text:p>
          </table:table-cell>
          <table:table-cell office:value-type="float" office:value="1.555751" calcext:value-type="float">
            <text:p>1.555751</text:p>
          </table:table-cell>
          <table:table-cell office:value-type="float" office:value="0.7387347" calcext:value-type="float">
            <text:p>0.7387347</text:p>
          </table:table-cell>
          <table:table-cell office:value-type="float" office:value="0.3624099" calcext:value-type="float">
            <text:p>0.3624099</text:p>
          </table:table-cell>
          <table:table-cell office:value-type="float" office:value="0.3455805" calcext:value-type="float">
            <text:p>0.3455805</text:p>
          </table:table-cell>
          <table:table-cell office:value-type="float" office:value="0" calcext:value-type="float">
            <text:p>0</text:p>
          </table:table-cell>
          <table:table-cell office:value-type="float" office:value="3861.601" calcext:value-type="float">
            <text:p>3861.6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868355" calcext:value-type="float">
            <text:p>-0.00786835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2" calcext:value-type="float">
            <text:p>15042002</text:p>
          </table:table-cell>
          <table:table-cell office:value-type="float" office:value="21.05532" calcext:value-type="float">
            <text:p>21.05532</text:p>
          </table:table-cell>
          <table:table-cell office:value-type="float" office:value="1098.16" calcext:value-type="float">
            <text:p>1098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9961" calcext:value-type="float">
            <text:p>2.139961</text:p>
          </table:table-cell>
          <table:table-cell office:value-type="float" office:value="22.60435" calcext:value-type="float">
            <text:p>22.60435</text:p>
          </table:table-cell>
          <table:table-cell office:value-type="float" office:value="0" calcext:value-type="float">
            <text:p>0</text:p>
          </table:table-cell>
          <table:table-cell office:value-type="float" office:value="0.00000028134" calcext:value-type="float">
            <text:p>2.8134E-07</text:p>
          </table:table-cell>
          <table:table-cell office:value-type="float" office:value="0" calcext:value-type="float">
            <text:p>0</text:p>
          </table:table-cell>
          <table:table-cell office:value-type="float" office:value="-0.00463546" calcext:value-type="float">
            <text:p>-0.00463546</text:p>
          </table:table-cell>
          <table:table-cell office:value-type="float" office:value="-0.02355722" calcext:value-type="float">
            <text:p>-0.02355722</text:p>
          </table:table-cell>
          <table:table-cell office:value-type="float" office:value="0.002024978" calcext:value-type="float">
            <text:p>0.002024978</text:p>
          </table:table-cell>
          <table:table-cell office:value-type="float" office:value="0.00003867654" calcext:value-type="float">
            <text:p>3.867654E-05</text:p>
          </table:table-cell>
          <table:table-cell office:value-type="float" office:value="14.23316" calcext:value-type="float">
            <text:p>14.23316</text:p>
          </table:table-cell>
          <table:table-cell office:value-type="float" office:value="5.358232" calcext:value-type="float">
            <text:p>5.358232</text:p>
          </table:table-cell>
          <table:table-cell office:value-type="float" office:value="0.06140135" calcext:value-type="float">
            <text:p>0.06140135</text:p>
          </table:table-cell>
          <table:table-cell office:value-type="float" office:value="0.04293329" calcext:value-type="float">
            <text:p>0.04293329</text:p>
          </table:table-cell>
          <table:table-cell office:value-type="float" office:value="0.03162306" calcext:value-type="float">
            <text:p>0.03162306</text:p>
          </table:table-cell>
          <table:table-cell office:value-type="float" office:value="0.03099962" calcext:value-type="float">
            <text:p>0.03099962</text:p>
          </table:table-cell>
          <table:table-cell office:value-type="float" office:value="0.01564944" calcext:value-type="float">
            <text:p>0.01564944</text:p>
          </table:table-cell>
          <table:table-cell office:value-type="float" office:value="0.01110563" calcext:value-type="float">
            <text:p>0.01110563</text:p>
          </table:table-cell>
          <table:table-cell office:value-type="float" office:value="0.02633905" calcext:value-type="float">
            <text:p>0.02633905</text:p>
          </table:table-cell>
          <table:table-cell office:value-type="float" office:value="0.02278794" calcext:value-type="float">
            <text:p>0.02278794</text:p>
          </table:table-cell>
          <table:table-cell office:value-type="float" office:value="0.02132544" calcext:value-type="float">
            <text:p>0.02132544</text:p>
          </table:table-cell>
          <table:table-cell office:value-type="float" office:value="0.02090749" calcext:value-type="float">
            <text:p>0.02090749</text:p>
          </table:table-cell>
          <table:table-cell office:value-type="float" office:value="0.0180172" calcext:value-type="float">
            <text:p>0.0180172</text:p>
          </table:table-cell>
          <table:table-cell office:value-type="float" office:value="0.006792392" calcext:value-type="float">
            <text:p>0.006792392</text:p>
          </table:table-cell>
          <table:table-cell office:value-type="float" office:value="0.007128019" calcext:value-type="float">
            <text:p>0.007128019</text:p>
          </table:table-cell>
          <table:table-cell office:value-type="float" office:value="0" calcext:value-type="float">
            <text:p>0</text:p>
          </table:table-cell>
          <table:table-cell office:value-type="float" office:value="93.32838" calcext:value-type="float">
            <text:p>93.32838</text:p>
          </table:table-cell>
          <table:table-cell office:value-type="float" office:value="81.49696" calcext:value-type="float">
            <text:p>81.49696</text:p>
          </table:table-cell>
          <table:table-cell office:value-type="float" office:value="41.33339" calcext:value-type="float">
            <text:p>41.33339</text:p>
          </table:table-cell>
          <table:table-cell office:value-type="float" office:value="26.9672" calcext:value-type="float">
            <text:p>26.9672</text:p>
          </table:table-cell>
          <table:table-cell office:value-type="float" office:value="21.0456" calcext:value-type="float">
            <text:p>21.0456</text:p>
          </table:table-cell>
          <table:table-cell office:value-type="float" office:value="10.09194" calcext:value-type="float">
            <text:p>10.09194</text:p>
          </table:table-cell>
          <table:table-cell office:value-type="float" office:value="6.952162" calcext:value-type="float">
            <text:p>6.952162</text:p>
          </table:table-cell>
          <table:table-cell office:value-type="float" office:value="10.45523" calcext:value-type="float">
            <text:p>10.45523</text:p>
          </table:table-cell>
          <table:table-cell office:value-type="float" office:value="8.272157" calcext:value-type="float">
            <text:p>8.272157</text:p>
          </table:table-cell>
          <table:table-cell office:value-type="float" office:value="3.735438" calcext:value-type="float">
            <text:p>3.735438</text:p>
          </table:table-cell>
          <table:table-cell office:value-type="float" office:value="1.556386" calcext:value-type="float">
            <text:p>1.556386</text:p>
          </table:table-cell>
          <table:table-cell office:value-type="float" office:value="0.738931" calcext:value-type="float">
            <text:p>0.738931</text:p>
          </table:table-cell>
          <table:table-cell office:value-type="float" office:value="0.3624077" calcext:value-type="float">
            <text:p>0.3624077</text:p>
          </table:table-cell>
          <table:table-cell office:value-type="float" office:value="0.3455937" calcext:value-type="float">
            <text:p>0.3455937</text:p>
          </table:table-cell>
          <table:table-cell office:value-type="float" office:value="0" calcext:value-type="float">
            <text:p>0</text:p>
          </table:table-cell>
          <table:table-cell office:value-type="float" office:value="4302.354" calcext:value-type="float">
            <text:p>4302.3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878677" calcext:value-type="float">
            <text:p>-0.00787867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2" calcext:value-type="float">
            <text:p>16042002</text:p>
          </table:table-cell>
          <table:table-cell office:value-type="float" office:value="20.97027" calcext:value-type="float">
            <text:p>20.97027</text:p>
          </table:table-cell>
          <table:table-cell office:value-type="float" office:value="1098.136" calcext:value-type="float">
            <text:p>1098.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45429" calcext:value-type="float">
            <text:p>2.145429</text:p>
          </table:table-cell>
          <table:table-cell office:value-type="float" office:value="22.70388" calcext:value-type="float">
            <text:p>22.70388</text:p>
          </table:table-cell>
          <table:table-cell office:value-type="float" office:value="0" calcext:value-type="float">
            <text:p>0</text:p>
          </table:table-cell>
          <table:table-cell office:value-type="float" office:value="0.00001159508" calcext:value-type="float">
            <text:p>1.159508E-05</text:p>
          </table:table-cell>
          <table:table-cell office:value-type="float" office:value="0" calcext:value-type="float">
            <text:p>0</text:p>
          </table:table-cell>
          <table:table-cell office:value-type="float" office:value="-0.003564378" calcext:value-type="float">
            <text:p>-0.003564378</text:p>
          </table:table-cell>
          <table:table-cell office:value-type="float" office:value="-0.02426102" calcext:value-type="float">
            <text:p>-0.02426102</text:p>
          </table:table-cell>
          <table:table-cell office:value-type="float" office:value="0.00201413" calcext:value-type="float">
            <text:p>0.00201413</text:p>
          </table:table-cell>
          <table:table-cell office:value-type="float" office:value="0.00003906816" calcext:value-type="float">
            <text:p>3.906816E-05</text:p>
          </table:table-cell>
          <table:table-cell office:value-type="float" office:value="14.21281" calcext:value-type="float">
            <text:p>14.21281</text:p>
          </table:table-cell>
          <table:table-cell office:value-type="float" office:value="6.435773" calcext:value-type="float">
            <text:p>6.435773</text:p>
          </table:table-cell>
          <table:table-cell office:value-type="float" office:value="0.2824471" calcext:value-type="float">
            <text:p>0.2824471</text:p>
          </table:table-cell>
          <table:table-cell office:value-type="float" office:value="0.04181629" calcext:value-type="float">
            <text:p>0.04181629</text:p>
          </table:table-cell>
          <table:table-cell office:value-type="float" office:value="0.03121423" calcext:value-type="float">
            <text:p>0.03121423</text:p>
          </table:table-cell>
          <table:table-cell office:value-type="float" office:value="0.03054558" calcext:value-type="float">
            <text:p>0.03054558</text:p>
          </table:table-cell>
          <table:table-cell office:value-type="float" office:value="0.01531533" calcext:value-type="float">
            <text:p>0.01531533</text:p>
          </table:table-cell>
          <table:table-cell office:value-type="float" office:value="0.01111116" calcext:value-type="float">
            <text:p>0.01111116</text:p>
          </table:table-cell>
          <table:table-cell office:value-type="float" office:value="0.02604506" calcext:value-type="float">
            <text:p>0.02604506</text:p>
          </table:table-cell>
          <table:table-cell office:value-type="float" office:value="0.02260272" calcext:value-type="float">
            <text:p>0.02260272</text:p>
          </table:table-cell>
          <table:table-cell office:value-type="float" office:value="0.02120963" calcext:value-type="float">
            <text:p>0.02120963</text:p>
          </table:table-cell>
          <table:table-cell office:value-type="float" office:value="0.02086082" calcext:value-type="float">
            <text:p>0.02086082</text:p>
          </table:table-cell>
          <table:table-cell office:value-type="float" office:value="0.01800448" calcext:value-type="float">
            <text:p>0.01800448</text:p>
          </table:table-cell>
          <table:table-cell office:value-type="float" office:value="0.006791265" calcext:value-type="float">
            <text:p>0.006791265</text:p>
          </table:table-cell>
          <table:table-cell office:value-type="float" office:value="0.007127741" calcext:value-type="float">
            <text:p>0.007127741</text:p>
          </table:table-cell>
          <table:table-cell office:value-type="float" office:value="0" calcext:value-type="float">
            <text:p>0</text:p>
          </table:table-cell>
          <table:table-cell office:value-type="float" office:value="60.67233" calcext:value-type="float">
            <text:p>60.67233</text:p>
          </table:table-cell>
          <table:table-cell office:value-type="float" office:value="106.0211" calcext:value-type="float">
            <text:p>106.0211</text:p>
          </table:table-cell>
          <table:table-cell office:value-type="float" office:value="42.75292" calcext:value-type="float">
            <text:p>42.75292</text:p>
          </table:table-cell>
          <table:table-cell office:value-type="float" office:value="27.13536" calcext:value-type="float">
            <text:p>27.13536</text:p>
          </table:table-cell>
          <table:table-cell office:value-type="float" office:value="21.22495" calcext:value-type="float">
            <text:p>21.22495</text:p>
          </table:table-cell>
          <table:table-cell office:value-type="float" office:value="10.12211" calcext:value-type="float">
            <text:p>10.12211</text:p>
          </table:table-cell>
          <table:table-cell office:value-type="float" office:value="6.942884" calcext:value-type="float">
            <text:p>6.942884</text:p>
          </table:table-cell>
          <table:table-cell office:value-type="float" office:value="10.47106" calcext:value-type="float">
            <text:p>10.47106</text:p>
          </table:table-cell>
          <table:table-cell office:value-type="float" office:value="8.27147" calcext:value-type="float">
            <text:p>8.27147</text:p>
          </table:table-cell>
          <table:table-cell office:value-type="float" office:value="3.736562" calcext:value-type="float">
            <text:p>3.736562</text:p>
          </table:table-cell>
          <table:table-cell office:value-type="float" office:value="1.557036" calcext:value-type="float">
            <text:p>1.557036</text:p>
          </table:table-cell>
          <table:table-cell office:value-type="float" office:value="0.7391329" calcext:value-type="float">
            <text:p>0.7391329</text:p>
          </table:table-cell>
          <table:table-cell office:value-type="float" office:value="0.362406" calcext:value-type="float">
            <text:p>0.362406</text:p>
          </table:table-cell>
          <table:table-cell office:value-type="float" office:value="0.3456068" calcext:value-type="float">
            <text:p>0.3456068</text:p>
          </table:table-cell>
          <table:table-cell office:value-type="float" office:value="0" calcext:value-type="float">
            <text:p>0</text:p>
          </table:table-cell>
          <table:table-cell office:value-type="float" office:value="4289.847" calcext:value-type="float">
            <text:p>4289.8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9117903" calcext:value-type="float">
            <text:p>-0.00911790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2" calcext:value-type="float">
            <text:p>17042002</text:p>
          </table:table-cell>
          <table:table-cell office:value-type="float" office:value="20.97277" calcext:value-type="float">
            <text:p>20.97277</text:p>
          </table:table-cell>
          <table:table-cell office:value-type="float" office:value="1098.145" calcext:value-type="float">
            <text:p>1098.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64086" calcext:value-type="float">
            <text:p>2.064086</text:p>
          </table:table-cell>
          <table:table-cell office:value-type="float" office:value="22.76243" calcext:value-type="float">
            <text:p>22.76243</text:p>
          </table:table-cell>
          <table:table-cell office:value-type="float" office:value="0" calcext:value-type="float">
            <text:p>0</text:p>
          </table:table-cell>
          <table:table-cell office:value-type="float" office:value="0.00001772397" calcext:value-type="float">
            <text:p>1.772397E-05</text:p>
          </table:table-cell>
          <table:table-cell office:value-type="float" office:value="0" calcext:value-type="float">
            <text:p>0</text:p>
          </table:table-cell>
          <table:table-cell office:value-type="float" office:value="-0.002125465" calcext:value-type="float">
            <text:p>-0.002125465</text:p>
          </table:table-cell>
          <table:table-cell office:value-type="float" office:value="-0.02649289" calcext:value-type="float">
            <text:p>-0.02649289</text:p>
          </table:table-cell>
          <table:table-cell office:value-type="float" office:value="0.002010924" calcext:value-type="float">
            <text:p>0.002010924</text:p>
          </table:table-cell>
          <table:table-cell office:value-type="float" office:value="0.00003957762" calcext:value-type="float">
            <text:p>3.957762E-05</text:p>
          </table:table-cell>
          <table:table-cell office:value-type="float" office:value="14.91408" calcext:value-type="float">
            <text:p>14.91408</text:p>
          </table:table-cell>
          <table:table-cell office:value-type="float" office:value="3.344027" calcext:value-type="float">
            <text:p>3.344027</text:p>
          </table:table-cell>
          <table:table-cell office:value-type="float" office:value="0.09442281" calcext:value-type="float">
            <text:p>0.09442281</text:p>
          </table:table-cell>
          <table:table-cell office:value-type="float" office:value="0.04105335" calcext:value-type="float">
            <text:p>0.04105335</text:p>
          </table:table-cell>
          <table:table-cell office:value-type="float" office:value="0.03140326" calcext:value-type="float">
            <text:p>0.03140326</text:p>
          </table:table-cell>
          <table:table-cell office:value-type="float" office:value="0.03078244" calcext:value-type="float">
            <text:p>0.03078244</text:p>
          </table:table-cell>
          <table:table-cell office:value-type="float" office:value="0.01520533" calcext:value-type="float">
            <text:p>0.01520533</text:p>
          </table:table-cell>
          <table:table-cell office:value-type="float" office:value="0.01082906" calcext:value-type="float">
            <text:p>0.01082906</text:p>
          </table:table-cell>
          <table:table-cell office:value-type="float" office:value="0.02578546" calcext:value-type="float">
            <text:p>0.02578546</text:p>
          </table:table-cell>
          <table:table-cell office:value-type="float" office:value="0.02240413" calcext:value-type="float">
            <text:p>0.02240413</text:p>
          </table:table-cell>
          <table:table-cell office:value-type="float" office:value="0.02108709" calcext:value-type="float">
            <text:p>0.02108709</text:p>
          </table:table-cell>
          <table:table-cell office:value-type="float" office:value="0.02081122" calcext:value-type="float">
            <text:p>0.02081122</text:p>
          </table:table-cell>
          <table:table-cell office:value-type="float" office:value="0.01799073" calcext:value-type="float">
            <text:p>0.01799073</text:p>
          </table:table-cell>
          <table:table-cell office:value-type="float" office:value="0.006790094" calcext:value-type="float">
            <text:p>0.006790094</text:p>
          </table:table-cell>
          <table:table-cell office:value-type="float" office:value="0.00712745" calcext:value-type="float">
            <text:p>0.00712745</text:p>
          </table:table-cell>
          <table:table-cell office:value-type="float" office:value="0" calcext:value-type="float">
            <text:p>0</text:p>
          </table:table-cell>
          <table:table-cell office:value-type="float" office:value="74.12971" calcext:value-type="float">
            <text:p>74.12971</text:p>
          </table:table-cell>
          <table:table-cell office:value-type="float" office:value="80.10062" calcext:value-type="float">
            <text:p>80.10062</text:p>
          </table:table-cell>
          <table:table-cell office:value-type="float" office:value="48.94221" calcext:value-type="float">
            <text:p>48.94221</text:p>
          </table:table-cell>
          <table:table-cell office:value-type="float" office:value="27.631" calcext:value-type="float">
            <text:p>27.631</text:p>
          </table:table-cell>
          <table:table-cell office:value-type="float" office:value="21.52361" calcext:value-type="float">
            <text:p>21.52361</text:p>
          </table:table-cell>
          <table:table-cell office:value-type="float" office:value="10.18175" calcext:value-type="float">
            <text:p>10.18175</text:p>
          </table:table-cell>
          <table:table-cell office:value-type="float" office:value="6.780189" calcext:value-type="float">
            <text:p>6.780189</text:p>
          </table:table-cell>
          <table:table-cell office:value-type="float" office:value="10.51112" calcext:value-type="float">
            <text:p>10.51112</text:p>
          </table:table-cell>
          <table:table-cell office:value-type="float" office:value="8.273421" calcext:value-type="float">
            <text:p>8.273421</text:p>
          </table:table-cell>
          <table:table-cell office:value-type="float" office:value="3.737787" calcext:value-type="float">
            <text:p>3.737787</text:p>
          </table:table-cell>
          <table:table-cell office:value-type="float" office:value="1.557702" calcext:value-type="float">
            <text:p>1.557702</text:p>
          </table:table-cell>
          <table:table-cell office:value-type="float" office:value="0.7393392" calcext:value-type="float">
            <text:p>0.7393392</text:p>
          </table:table-cell>
          <table:table-cell office:value-type="float" office:value="0.3624038" calcext:value-type="float">
            <text:p>0.3624038</text:p>
          </table:table-cell>
          <table:table-cell office:value-type="float" office:value="0.34562" calcext:value-type="float">
            <text:p>0.34562</text:p>
          </table:table-cell>
          <table:table-cell office:value-type="float" office:value="0" calcext:value-type="float">
            <text:p>0</text:p>
          </table:table-cell>
          <table:table-cell office:value-type="float" office:value="4306.608" calcext:value-type="float">
            <text:p>4306.6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938772" calcext:value-type="float">
            <text:p>-0.0093877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2" calcext:value-type="float">
            <text:p>18042002</text:p>
          </table:table-cell>
          <table:table-cell office:value-type="float" office:value="20.67631" calcext:value-type="float">
            <text:p>20.67631</text:p>
          </table:table-cell>
          <table:table-cell office:value-type="float" office:value="1098.188" calcext:value-type="float">
            <text:p>1098.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8428" calcext:value-type="float">
            <text:p>2.258428</text:p>
          </table:table-cell>
          <table:table-cell office:value-type="float" office:value="22.81113" calcext:value-type="float">
            <text:p>22.81113</text:p>
          </table:table-cell>
          <table:table-cell office:value-type="float" office:value="0" calcext:value-type="float">
            <text:p>0</text:p>
          </table:table-cell>
          <table:table-cell office:value-type="float" office:value="0.00001772397" calcext:value-type="float">
            <text:p>1.772397E-05</text:p>
          </table:table-cell>
          <table:table-cell office:value-type="float" office:value="0" calcext:value-type="float">
            <text:p>0</text:p>
          </table:table-cell>
          <table:table-cell office:value-type="float" office:value="-0.002125465" calcext:value-type="float">
            <text:p>-0.002125465</text:p>
          </table:table-cell>
          <table:table-cell office:value-type="float" office:value="-0.0272982" calcext:value-type="float">
            <text:p>-0.0272982</text:p>
          </table:table-cell>
          <table:table-cell office:value-type="float" office:value="0.001969252" calcext:value-type="float">
            <text:p>0.001969252</text:p>
          </table:table-cell>
          <table:table-cell office:value-type="float" office:value="0.00004011932" calcext:value-type="float">
            <text:p>4.011932E-05</text:p>
          </table:table-cell>
          <table:table-cell office:value-type="float" office:value="14.80628" calcext:value-type="float">
            <text:p>14.80628</text:p>
          </table:table-cell>
          <table:table-cell office:value-type="float" office:value="3.010399" calcext:value-type="float">
            <text:p>3.010399</text:p>
          </table:table-cell>
          <table:table-cell office:value-type="float" office:value="0.0789246" calcext:value-type="float">
            <text:p>0.0789246</text:p>
          </table:table-cell>
          <table:table-cell office:value-type="float" office:value="0.04183667" calcext:value-type="float">
            <text:p>0.04183667</text:p>
          </table:table-cell>
          <table:table-cell office:value-type="float" office:value="0.03170444" calcext:value-type="float">
            <text:p>0.03170444</text:p>
          </table:table-cell>
          <table:table-cell office:value-type="float" office:value="0.03101271" calcext:value-type="float">
            <text:p>0.03101271</text:p>
          </table:table-cell>
          <table:table-cell office:value-type="float" office:value="0.01520113" calcext:value-type="float">
            <text:p>0.01520113</text:p>
          </table:table-cell>
          <table:table-cell office:value-type="float" office:value="0.01073522" calcext:value-type="float">
            <text:p>0.01073522</text:p>
          </table:table-cell>
          <table:table-cell office:value-type="float" office:value="0.0255568" calcext:value-type="float">
            <text:p>0.0255568</text:p>
          </table:table-cell>
          <table:table-cell office:value-type="float" office:value="0.02220947" calcext:value-type="float">
            <text:p>0.02220947</text:p>
          </table:table-cell>
          <table:table-cell office:value-type="float" office:value="0.02095808" calcext:value-type="float">
            <text:p>0.02095808</text:p>
          </table:table-cell>
          <table:table-cell office:value-type="float" office:value="0.02075824" calcext:value-type="float">
            <text:p>0.02075824</text:p>
          </table:table-cell>
          <table:table-cell office:value-type="float" office:value="0.01797591" calcext:value-type="float">
            <text:p>0.01797591</text:p>
          </table:table-cell>
          <table:table-cell office:value-type="float" office:value="0.00678888" calcext:value-type="float">
            <text:p>0.00678888</text:p>
          </table:table-cell>
          <table:table-cell office:value-type="float" office:value="0.007127151" calcext:value-type="float">
            <text:p>0.007127151</text:p>
          </table:table-cell>
          <table:table-cell office:value-type="float" office:value="0" calcext:value-type="float">
            <text:p>0</text:p>
          </table:table-cell>
          <table:table-cell office:value-type="float" office:value="71.43055" calcext:value-type="float">
            <text:p>71.43055</text:p>
          </table:table-cell>
          <table:table-cell office:value-type="float" office:value="75.97501" calcext:value-type="float">
            <text:p>75.97501</text:p>
          </table:table-cell>
          <table:table-cell office:value-type="float" office:value="49.16054" calcext:value-type="float">
            <text:p>49.16054</text:p>
          </table:table-cell>
          <table:table-cell office:value-type="float" office:value="28.41162" calcext:value-type="float">
            <text:p>28.41162</text:p>
          </table:table-cell>
          <table:table-cell office:value-type="float" office:value="21.86287" calcext:value-type="float">
            <text:p>21.86287</text:p>
          </table:table-cell>
          <table:table-cell office:value-type="float" office:value="10.22822" calcext:value-type="float">
            <text:p>10.22822</text:p>
          </table:table-cell>
          <table:table-cell office:value-type="float" office:value="6.741233" calcext:value-type="float">
            <text:p>6.741233</text:p>
          </table:table-cell>
          <table:table-cell office:value-type="float" office:value="10.52442" calcext:value-type="float">
            <text:p>10.52442</text:p>
          </table:table-cell>
          <table:table-cell office:value-type="float" office:value="8.277061" calcext:value-type="float">
            <text:p>8.277061</text:p>
          </table:table-cell>
          <table:table-cell office:value-type="float" office:value="3.739163" calcext:value-type="float">
            <text:p>3.739163</text:p>
          </table:table-cell>
          <table:table-cell office:value-type="float" office:value="1.55839" calcext:value-type="float">
            <text:p>1.55839</text:p>
          </table:table-cell>
          <table:table-cell office:value-type="float" office:value="0.7395515" calcext:value-type="float">
            <text:p>0.7395515</text:p>
          </table:table-cell>
          <table:table-cell office:value-type="float" office:value="0.3624009" calcext:value-type="float">
            <text:p>0.3624009</text:p>
          </table:table-cell>
          <table:table-cell office:value-type="float" office:value="0.3456341" calcext:value-type="float">
            <text:p>0.3456341</text:p>
          </table:table-cell>
          <table:table-cell office:value-type="float" office:value="0" calcext:value-type="float">
            <text:p>0</text:p>
          </table:table-cell>
          <table:table-cell office:value-type="float" office:value="4837.52" calcext:value-type="float">
            <text:p>4837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9529086" calcext:value-type="float">
            <text:p>-0.00952908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2" calcext:value-type="float">
            <text:p>19042002</text:p>
          </table:table-cell>
          <table:table-cell office:value-type="float" office:value="20.62043" calcext:value-type="float">
            <text:p>20.62043</text:p>
          </table:table-cell>
          <table:table-cell office:value-type="float" office:value="1098.16" calcext:value-type="float">
            <text:p>1098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4898" calcext:value-type="float">
            <text:p>2.284898</text:p>
          </table:table-cell>
          <table:table-cell office:value-type="float" office:value="22.86067" calcext:value-type="float">
            <text:p>22.86067</text:p>
          </table:table-cell>
          <table:table-cell office:value-type="float" office:value="0" calcext:value-type="float">
            <text:p>0</text:p>
          </table:table-cell>
          <table:table-cell office:value-type="float" office:value="0.00001772397" calcext:value-type="float">
            <text:p>1.772397E-05</text:p>
          </table:table-cell>
          <table:table-cell office:value-type="float" office:value="0" calcext:value-type="float">
            <text:p>0</text:p>
          </table:table-cell>
          <table:table-cell office:value-type="float" office:value="-0.002125465" calcext:value-type="float">
            <text:p>-0.002125465</text:p>
          </table:table-cell>
          <table:table-cell office:value-type="float" office:value="-0.02734765" calcext:value-type="float">
            <text:p>-0.02734765</text:p>
          </table:table-cell>
          <table:table-cell office:value-type="float" office:value="0.001970896" calcext:value-type="float">
            <text:p>0.001970896</text:p>
          </table:table-cell>
          <table:table-cell office:value-type="float" office:value="0.00004072601" calcext:value-type="float">
            <text:p>4.072601E-05</text:p>
          </table:table-cell>
          <table:table-cell office:value-type="float" office:value="14.75766" calcext:value-type="float">
            <text:p>14.75766</text:p>
          </table:table-cell>
          <table:table-cell office:value-type="float" office:value="3.466904" calcext:value-type="float">
            <text:p>3.466904</text:p>
          </table:table-cell>
          <table:table-cell office:value-type="float" office:value="0.06729014" calcext:value-type="float">
            <text:p>0.06729014</text:p>
          </table:table-cell>
          <table:table-cell office:value-type="float" office:value="0.04141488" calcext:value-type="float">
            <text:p>0.04141488</text:p>
          </table:table-cell>
          <table:table-cell office:value-type="float" office:value="0.03242387" calcext:value-type="float">
            <text:p>0.03242387</text:p>
          </table:table-cell>
          <table:table-cell office:value-type="float" office:value="0.03163851" calcext:value-type="float">
            <text:p>0.03163851</text:p>
          </table:table-cell>
          <table:table-cell office:value-type="float" office:value="0.01547788" calcext:value-type="float">
            <text:p>0.01547788</text:p>
          </table:table-cell>
          <table:table-cell office:value-type="float" office:value="0.01080699" calcext:value-type="float">
            <text:p>0.01080699</text:p>
          </table:table-cell>
          <table:table-cell office:value-type="float" office:value="0.02537384" calcext:value-type="float">
            <text:p>0.02537384</text:p>
          </table:table-cell>
          <table:table-cell office:value-type="float" office:value="0.02202129" calcext:value-type="float">
            <text:p>0.02202129</text:p>
          </table:table-cell>
          <table:table-cell office:value-type="float" office:value="0.02082367" calcext:value-type="float">
            <text:p>0.02082367</text:p>
          </table:table-cell>
          <table:table-cell office:value-type="float" office:value="0.02070146" calcext:value-type="float">
            <text:p>0.02070146</text:p>
          </table:table-cell>
          <table:table-cell office:value-type="float" office:value="0.0179598" calcext:value-type="float">
            <text:p>0.0179598</text:p>
          </table:table-cell>
          <table:table-cell office:value-type="float" office:value="0.006787623" calcext:value-type="float">
            <text:p>0.006787623</text:p>
          </table:table-cell>
          <table:table-cell office:value-type="float" office:value="0.007126865" calcext:value-type="float">
            <text:p>0.007126865</text:p>
          </table:table-cell>
          <table:table-cell office:value-type="float" office:value="0" calcext:value-type="float">
            <text:p>0</text:p>
          </table:table-cell>
          <table:table-cell office:value-type="float" office:value="80.82359" calcext:value-type="float">
            <text:p>80.82359</text:p>
          </table:table-cell>
          <table:table-cell office:value-type="float" office:value="76.89198" calcext:value-type="float">
            <text:p>76.89198</text:p>
          </table:table-cell>
          <table:table-cell office:value-type="float" office:value="49.18651" calcext:value-type="float">
            <text:p>49.18651</text:p>
          </table:table-cell>
          <table:table-cell office:value-type="float" office:value="28.76005" calcext:value-type="float">
            <text:p>28.76005</text:p>
          </table:table-cell>
          <table:table-cell office:value-type="float" office:value="22.10527" calcext:value-type="float">
            <text:p>22.10527</text:p>
          </table:table-cell>
          <table:table-cell office:value-type="float" office:value="10.27126" calcext:value-type="float">
            <text:p>10.27126</text:p>
          </table:table-cell>
          <table:table-cell office:value-type="float" office:value="6.744195" calcext:value-type="float">
            <text:p>6.744195</text:p>
          </table:table-cell>
          <table:table-cell office:value-type="float" office:value="10.53039" calcext:value-type="float">
            <text:p>10.53039</text:p>
          </table:table-cell>
          <table:table-cell office:value-type="float" office:value="8.280679" calcext:value-type="float">
            <text:p>8.280679</text:p>
          </table:table-cell>
          <table:table-cell office:value-type="float" office:value="3.740686" calcext:value-type="float">
            <text:p>3.740686</text:p>
          </table:table-cell>
          <table:table-cell office:value-type="float" office:value="1.5591" calcext:value-type="float">
            <text:p>1.5591</text:p>
          </table:table-cell>
          <table:table-cell office:value-type="float" office:value="0.7397701" calcext:value-type="float">
            <text:p>0.7397701</text:p>
          </table:table-cell>
          <table:table-cell office:value-type="float" office:value="0.3623989" calcext:value-type="float">
            <text:p>0.3623989</text:p>
          </table:table-cell>
          <table:table-cell office:value-type="float" office:value="0.3456497" calcext:value-type="float">
            <text:p>0.3456497</text:p>
          </table:table-cell>
          <table:table-cell office:value-type="float" office:value="0" calcext:value-type="float">
            <text:p>0</text:p>
          </table:table-cell>
          <table:table-cell office:value-type="float" office:value="4893.617" calcext:value-type="float">
            <text:p>4893.6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9534387" calcext:value-type="float">
            <text:p>-0.00953438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2" calcext:value-type="float">
            <text:p>20042002</text:p>
          </table:table-cell>
          <table:table-cell office:value-type="float" office:value="20.59139" calcext:value-type="float">
            <text:p>20.59139</text:p>
          </table:table-cell>
          <table:table-cell office:value-type="float" office:value="1098.142" calcext:value-type="float">
            <text:p>1098.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9533" calcext:value-type="float">
            <text:p>2.269533</text:p>
          </table:table-cell>
          <table:table-cell office:value-type="float" office:value="22.92068" calcext:value-type="float">
            <text:p>22.92068</text:p>
          </table:table-cell>
          <table:table-cell office:value-type="float" office:value="0" calcext:value-type="float">
            <text:p>0</text:p>
          </table:table-cell>
          <table:table-cell office:value-type="float" office:value="0.00001776972" calcext:value-type="float">
            <text:p>1.776972E-05</text:p>
          </table:table-cell>
          <table:table-cell office:value-type="float" office:value="0" calcext:value-type="float">
            <text:p>0</text:p>
          </table:table-cell>
          <table:table-cell office:value-type="float" office:value="-0.00206495" calcext:value-type="float">
            <text:p>-0.00206495</text:p>
          </table:table-cell>
          <table:table-cell office:value-type="float" office:value="-0.02744987" calcext:value-type="float">
            <text:p>-0.02744987</text:p>
          </table:table-cell>
          <table:table-cell office:value-type="float" office:value="0.001975442" calcext:value-type="float">
            <text:p>0.001975442</text:p>
          </table:table-cell>
          <table:table-cell office:value-type="float" office:value="0.00004134794" calcext:value-type="float">
            <text:p>4.134794E-05</text:p>
          </table:table-cell>
          <table:table-cell office:value-type="float" office:value="14.80509" calcext:value-type="float">
            <text:p>14.80509</text:p>
          </table:table-cell>
          <table:table-cell office:value-type="float" office:value="7.434122" calcext:value-type="float">
            <text:p>7.434122</text:p>
          </table:table-cell>
          <table:table-cell office:value-type="float" office:value="0.625163" calcext:value-type="float">
            <text:p>0.625163</text:p>
          </table:table-cell>
          <table:table-cell office:value-type="float" office:value="0.04538044" calcext:value-type="float">
            <text:p>0.04538044</text:p>
          </table:table-cell>
          <table:table-cell office:value-type="float" office:value="0.03246077" calcext:value-type="float">
            <text:p>0.03246077</text:p>
          </table:table-cell>
          <table:table-cell office:value-type="float" office:value="0.03185357" calcext:value-type="float">
            <text:p>0.03185357</text:p>
          </table:table-cell>
          <table:table-cell office:value-type="float" office:value="0.01579859" calcext:value-type="float">
            <text:p>0.01579859</text:p>
          </table:table-cell>
          <table:table-cell office:value-type="float" office:value="0.010987" calcext:value-type="float">
            <text:p>0.010987</text:p>
          </table:table-cell>
          <table:table-cell office:value-type="float" office:value="0.0252947" calcext:value-type="float">
            <text:p>0.0252947</text:p>
          </table:table-cell>
          <table:table-cell office:value-type="float" office:value="0.02185721" calcext:value-type="float">
            <text:p>0.02185721</text:p>
          </table:table-cell>
          <table:table-cell office:value-type="float" office:value="0.02068662" calcext:value-type="float">
            <text:p>0.02068662</text:p>
          </table:table-cell>
          <table:table-cell office:value-type="float" office:value="0.02064096" calcext:value-type="float">
            <text:p>0.02064096</text:p>
          </table:table-cell>
          <table:table-cell office:value-type="float" office:value="0.01794235" calcext:value-type="float">
            <text:p>0.01794235</text:p>
          </table:table-cell>
          <table:table-cell office:value-type="float" office:value="0.006786321" calcext:value-type="float">
            <text:p>0.006786321</text:p>
          </table:table-cell>
          <table:table-cell office:value-type="float" office:value="0.007126573" calcext:value-type="float">
            <text:p>0.007126573</text:p>
          </table:table-cell>
          <table:table-cell office:value-type="float" office:value="0" calcext:value-type="float">
            <text:p>0</text:p>
          </table:table-cell>
          <table:table-cell office:value-type="float" office:value="71.44889" calcext:value-type="float">
            <text:p>71.44889</text:p>
          </table:table-cell>
          <table:table-cell office:value-type="float" office:value="96.18913" calcext:value-type="float">
            <text:p>96.18913</text:p>
          </table:table-cell>
          <table:table-cell office:value-type="float" office:value="50.84566" calcext:value-type="float">
            <text:p>50.84566</text:p>
          </table:table-cell>
          <table:table-cell office:value-type="float" office:value="29.01939" calcext:value-type="float">
            <text:p>29.01939</text:p>
          </table:table-cell>
          <table:table-cell office:value-type="float" office:value="22.26443" calcext:value-type="float">
            <text:p>22.26443</text:p>
          </table:table-cell>
          <table:table-cell office:value-type="float" office:value="10.3056" calcext:value-type="float">
            <text:p>10.3056</text:p>
          </table:table-cell>
          <table:table-cell office:value-type="float" office:value="6.757114" calcext:value-type="float">
            <text:p>6.757114</text:p>
          </table:table-cell>
          <table:table-cell office:value-type="float" office:value="10.53493" calcext:value-type="float">
            <text:p>10.53493</text:p>
          </table:table-cell>
          <table:table-cell office:value-type="float" office:value="8.28381" calcext:value-type="float">
            <text:p>8.28381</text:p>
          </table:table-cell>
          <table:table-cell office:value-type="float" office:value="3.742336" calcext:value-type="float">
            <text:p>3.742336</text:p>
          </table:table-cell>
          <table:table-cell office:value-type="float" office:value="1.559845" calcext:value-type="float">
            <text:p>1.559845</text:p>
          </table:table-cell>
          <table:table-cell office:value-type="float" office:value="0.7399948" calcext:value-type="float">
            <text:p>0.7399948</text:p>
          </table:table-cell>
          <table:table-cell office:value-type="float" office:value="0.3623967" calcext:value-type="float">
            <text:p>0.3623967</text:p>
          </table:table-cell>
          <table:table-cell office:value-type="float" office:value="0.3456652" calcext:value-type="float">
            <text:p>0.3456652</text:p>
          </table:table-cell>
          <table:table-cell office:value-type="float" office:value="0" calcext:value-type="float">
            <text:p>0</text:p>
          </table:table-cell>
          <table:table-cell office:value-type="float" office:value="4738.051" calcext:value-type="float">
            <text:p>4738.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0111" calcext:value-type="float">
            <text:p>-0.01011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2" calcext:value-type="float">
            <text:p>21042002</text:p>
          </table:table-cell>
          <table:table-cell office:value-type="float" office:value="20.58444" calcext:value-type="float">
            <text:p>20.58444</text:p>
          </table:table-cell>
          <table:table-cell office:value-type="float" office:value="1098.141" calcext:value-type="float">
            <text:p>1098.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8875" calcext:value-type="float">
            <text:p>2.188875</text:p>
          </table:table-cell>
          <table:table-cell office:value-type="float" office:value="23.00388" calcext:value-type="float">
            <text:p>23.00388</text:p>
          </table:table-cell>
          <table:table-cell office:value-type="float" office:value="0" calcext:value-type="float">
            <text:p>0</text:p>
          </table:table-cell>
          <table:table-cell office:value-type="float" office:value="0.0000177706" calcext:value-type="float">
            <text:p>1.77706E-05</text:p>
          </table:table-cell>
          <table:table-cell office:value-type="float" office:value="0" calcext:value-type="float">
            <text:p>0</text:p>
          </table:table-cell>
          <table:table-cell office:value-type="float" office:value="-0.002063852" calcext:value-type="float">
            <text:p>-0.002063852</text:p>
          </table:table-cell>
          <table:table-cell office:value-type="float" office:value="-0.02803642" calcext:value-type="float">
            <text:p>-0.02803642</text:p>
          </table:table-cell>
          <table:table-cell office:value-type="float" office:value="0.00197148" calcext:value-type="float">
            <text:p>0.00197148</text:p>
          </table:table-cell>
          <table:table-cell office:value-type="float" office:value="0.00004192035" calcext:value-type="float">
            <text:p>4.192035E-05</text:p>
          </table:table-cell>
          <table:table-cell office:value-type="float" office:value="15.02502" calcext:value-type="float">
            <text:p>15.02502</text:p>
          </table:table-cell>
          <table:table-cell office:value-type="float" office:value="4.84019" calcext:value-type="float">
            <text:p>4.84019</text:p>
          </table:table-cell>
          <table:table-cell office:value-type="float" office:value="0.2640811" calcext:value-type="float">
            <text:p>0.2640811</text:p>
          </table:table-cell>
          <table:table-cell office:value-type="float" office:value="0.04576432" calcext:value-type="float">
            <text:p>0.04576432</text:p>
          </table:table-cell>
          <table:table-cell office:value-type="float" office:value="0.03294057" calcext:value-type="float">
            <text:p>0.03294057</text:p>
          </table:table-cell>
          <table:table-cell office:value-type="float" office:value="0.03222645" calcext:value-type="float">
            <text:p>0.03222645</text:p>
          </table:table-cell>
          <table:table-cell office:value-type="float" office:value="0.0159782" calcext:value-type="float">
            <text:p>0.0159782</text:p>
          </table:table-cell>
          <table:table-cell office:value-type="float" office:value="0.01110018" calcext:value-type="float">
            <text:p>0.01110018</text:p>
          </table:table-cell>
          <table:table-cell office:value-type="float" office:value="0.02529753" calcext:value-type="float">
            <text:p>0.02529753</text:p>
          </table:table-cell>
          <table:table-cell office:value-type="float" office:value="0.02173186" calcext:value-type="float">
            <text:p>0.02173186</text:p>
          </table:table-cell>
          <table:table-cell office:value-type="float" office:value="0.02055177" calcext:value-type="float">
            <text:p>0.02055177</text:p>
          </table:table-cell>
          <table:table-cell office:value-type="float" office:value="0.0205771" calcext:value-type="float">
            <text:p>0.0205771</text:p>
          </table:table-cell>
          <table:table-cell office:value-type="float" office:value="0.01792351" calcext:value-type="float">
            <text:p>0.01792351</text:p>
          </table:table-cell>
          <table:table-cell office:value-type="float" office:value="0.006784964" calcext:value-type="float">
            <text:p>0.006784964</text:p>
          </table:table-cell>
          <table:table-cell office:value-type="float" office:value="0.007126265" calcext:value-type="float">
            <text:p>0.007126265</text:p>
          </table:table-cell>
          <table:table-cell office:value-type="float" office:value="0" calcext:value-type="float">
            <text:p>0</text:p>
          </table:table-cell>
          <table:table-cell office:value-type="float" office:value="47.37464" calcext:value-type="float">
            <text:p>47.37464</text:p>
          </table:table-cell>
          <table:table-cell office:value-type="float" office:value="81.11995" calcext:value-type="float">
            <text:p>81.11995</text:p>
          </table:table-cell>
          <table:table-cell office:value-type="float" office:value="63.54652" calcext:value-type="float">
            <text:p>63.54652</text:p>
          </table:table-cell>
          <table:table-cell office:value-type="float" office:value="32.27112" calcext:value-type="float">
            <text:p>32.27112</text:p>
          </table:table-cell>
          <table:table-cell office:value-type="float" office:value="22.88951" calcext:value-type="float">
            <text:p>22.88951</text:p>
          </table:table-cell>
          <table:table-cell office:value-type="float" office:value="10.34218" calcext:value-type="float">
            <text:p>10.34218</text:p>
          </table:table-cell>
          <table:table-cell office:value-type="float" office:value="6.766548" calcext:value-type="float">
            <text:p>6.766548</text:p>
          </table:table-cell>
          <table:table-cell office:value-type="float" office:value="10.53987" calcext:value-type="float">
            <text:p>10.53987</text:p>
          </table:table-cell>
          <table:table-cell office:value-type="float" office:value="8.286535" calcext:value-type="float">
            <text:p>8.286535</text:p>
          </table:table-cell>
          <table:table-cell office:value-type="float" office:value="3.744072" calcext:value-type="float">
            <text:p>3.744072</text:p>
          </table:table-cell>
          <table:table-cell office:value-type="float" office:value="1.560617" calcext:value-type="float">
            <text:p>1.560617</text:p>
          </table:table-cell>
          <table:table-cell office:value-type="float" office:value="0.7402276" calcext:value-type="float">
            <text:p>0.7402276</text:p>
          </table:table-cell>
          <table:table-cell office:value-type="float" office:value="0.3623939" calcext:value-type="float">
            <text:p>0.3623939</text:p>
          </table:table-cell>
          <table:table-cell office:value-type="float" office:value="0.3456808" calcext:value-type="float">
            <text:p>0.3456808</text:p>
          </table:table-cell>
          <table:table-cell office:value-type="float" office:value="0" calcext:value-type="float">
            <text:p>0</text:p>
          </table:table-cell>
          <table:table-cell office:value-type="float" office:value="4692.882" calcext:value-type="float">
            <text:p>4692.8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0289" calcext:value-type="float">
            <text:p>-0.01028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2" calcext:value-type="float">
            <text:p>22042002</text:p>
          </table:table-cell>
          <table:table-cell office:value-type="float" office:value="20.58192" calcext:value-type="float">
            <text:p>20.58192</text:p>
          </table:table-cell>
          <table:table-cell office:value-type="float" office:value="1098.164" calcext:value-type="float">
            <text:p>1098.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1846" calcext:value-type="float">
            <text:p>2.191846</text:p>
          </table:table-cell>
          <table:table-cell office:value-type="float" office:value="22.97411" calcext:value-type="float">
            <text:p>22.97411</text:p>
          </table:table-cell>
          <table:table-cell office:value-type="float" office:value="0" calcext:value-type="float">
            <text:p>0</text:p>
          </table:table-cell>
          <table:table-cell office:value-type="float" office:value="0.00001778979" calcext:value-type="float">
            <text:p>1.778979E-05</text:p>
          </table:table-cell>
          <table:table-cell office:value-type="float" office:value="0" calcext:value-type="float">
            <text:p>0</text:p>
          </table:table-cell>
          <table:table-cell office:value-type="float" office:value="-0.00242704" calcext:value-type="float">
            <text:p>-0.00242704</text:p>
          </table:table-cell>
          <table:table-cell office:value-type="float" office:value="-0.02991636" calcext:value-type="float">
            <text:p>-0.02991636</text:p>
          </table:table-cell>
          <table:table-cell office:value-type="float" office:value="0.001964291" calcext:value-type="float">
            <text:p>0.001964291</text:p>
          </table:table-cell>
          <table:table-cell office:value-type="float" office:value="0.00004240289" calcext:value-type="float">
            <text:p>4.240289E-05</text:p>
          </table:table-cell>
          <table:table-cell office:value-type="float" office:value="15.54894" calcext:value-type="float">
            <text:p>15.54894</text:p>
          </table:table-cell>
          <table:table-cell office:value-type="float" office:value="3.481899" calcext:value-type="float">
            <text:p>3.481899</text:p>
          </table:table-cell>
          <table:table-cell office:value-type="float" office:value="0.1760136" calcext:value-type="float">
            <text:p>0.1760136</text:p>
          </table:table-cell>
          <table:table-cell office:value-type="float" office:value="0.0435537" calcext:value-type="float">
            <text:p>0.0435537</text:p>
          </table:table-cell>
          <table:table-cell office:value-type="float" office:value="0.03349806" calcext:value-type="float">
            <text:p>0.03349806</text:p>
          </table:table-cell>
          <table:table-cell office:value-type="float" office:value="0.03257624" calcext:value-type="float">
            <text:p>0.03257624</text:p>
          </table:table-cell>
          <table:table-cell office:value-type="float" office:value="0.01623009" calcext:value-type="float">
            <text:p>0.01623009</text:p>
          </table:table-cell>
          <table:table-cell office:value-type="float" office:value="0.01127893" calcext:value-type="float">
            <text:p>0.01127893</text:p>
          </table:table-cell>
          <table:table-cell office:value-type="float" office:value="0.02535319" calcext:value-type="float">
            <text:p>0.02535319</text:p>
          </table:table-cell>
          <table:table-cell office:value-type="float" office:value="0.02164748" calcext:value-type="float">
            <text:p>0.02164748</text:p>
          </table:table-cell>
          <table:table-cell office:value-type="float" office:value="0.0204246" calcext:value-type="float">
            <text:p>0.0204246</text:p>
          </table:table-cell>
          <table:table-cell office:value-type="float" office:value="0.02051087" calcext:value-type="float">
            <text:p>0.02051087</text:p>
          </table:table-cell>
          <table:table-cell office:value-type="float" office:value="0.01790402" calcext:value-type="float">
            <text:p>0.01790402</text:p>
          </table:table-cell>
          <table:table-cell office:value-type="float" office:value="0.006824466" calcext:value-type="float">
            <text:p>0.006824466</text:p>
          </table:table-cell>
          <table:table-cell office:value-type="float" office:value="0.00708395" calcext:value-type="float">
            <text:p>0.00708395</text:p>
          </table:table-cell>
          <table:table-cell office:value-type="float" office:value="0" calcext:value-type="float">
            <text:p>0</text:p>
          </table:table-cell>
          <table:table-cell office:value-type="float" office:value="51.31918" calcext:value-type="float">
            <text:p>51.31918</text:p>
          </table:table-cell>
          <table:table-cell office:value-type="float" office:value="72.44835" calcext:value-type="float">
            <text:p>72.44835</text:p>
          </table:table-cell>
          <table:table-cell office:value-type="float" office:value="60.54439" calcext:value-type="float">
            <text:p>60.54439</text:p>
          </table:table-cell>
          <table:table-cell office:value-type="float" office:value="35.82754" calcext:value-type="float">
            <text:p>35.82754</text:p>
          </table:table-cell>
          <table:table-cell office:value-type="float" office:value="24.76748" calcext:value-type="float">
            <text:p>24.76748</text:p>
          </table:table-cell>
          <table:table-cell office:value-type="float" office:value="10.47924" calcext:value-type="float">
            <text:p>10.47924</text:p>
          </table:table-cell>
          <table:table-cell office:value-type="float" office:value="6.776927" calcext:value-type="float">
            <text:p>6.776927</text:p>
          </table:table-cell>
          <table:table-cell office:value-type="float" office:value="10.54428" calcext:value-type="float">
            <text:p>10.54428</text:p>
          </table:table-cell>
          <table:table-cell office:value-type="float" office:value="8.288742" calcext:value-type="float">
            <text:p>8.288742</text:p>
          </table:table-cell>
          <table:table-cell office:value-type="float" office:value="3.745868" calcext:value-type="float">
            <text:p>3.745868</text:p>
          </table:table-cell>
          <table:table-cell office:value-type="float" office:value="1.561423" calcext:value-type="float">
            <text:p>1.561423</text:p>
          </table:table-cell>
          <table:table-cell office:value-type="float" office:value="0.7407451" calcext:value-type="float">
            <text:p>0.7407451</text:p>
          </table:table-cell>
          <table:table-cell office:value-type="float" office:value="0.3718231" calcext:value-type="float">
            <text:p>0.3718231</text:p>
          </table:table-cell>
          <table:table-cell office:value-type="float" office:value="0.336638" calcext:value-type="float">
            <text:p>0.336638</text:p>
          </table:table-cell>
          <table:table-cell office:value-type="float" office:value="0" calcext:value-type="float">
            <text:p>0</text:p>
          </table:table-cell>
          <table:table-cell office:value-type="float" office:value="4852.707" calcext:value-type="float">
            <text:p>4852.7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059635" calcext:value-type="float">
            <text:p>-0.0105963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2" calcext:value-type="float">
            <text:p>23042002</text:p>
          </table:table-cell>
          <table:table-cell office:value-type="float" office:value="20.37708" calcext:value-type="float">
            <text:p>20.37708</text:p>
          </table:table-cell>
          <table:table-cell office:value-type="float" office:value="1098.211" calcext:value-type="float">
            <text:p>1098.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61009" calcext:value-type="float">
            <text:p>2.361009</text:p>
          </table:table-cell>
          <table:table-cell office:value-type="float" office:value="22.95477" calcext:value-type="float">
            <text:p>22.95477</text:p>
          </table:table-cell>
          <table:table-cell office:value-type="float" office:value="0" calcext:value-type="float">
            <text:p>0</text:p>
          </table:table-cell>
          <table:table-cell office:value-type="float" office:value="0.00001778979" calcext:value-type="float">
            <text:p>1.778979E-05</text:p>
          </table:table-cell>
          <table:table-cell office:value-type="float" office:value="0" calcext:value-type="float">
            <text:p>0</text:p>
          </table:table-cell>
          <table:table-cell office:value-type="float" office:value="-0.003297385" calcext:value-type="float">
            <text:p>-0.003297385</text:p>
          </table:table-cell>
          <table:table-cell office:value-type="float" office:value="-0.0312153" calcext:value-type="float">
            <text:p>-0.0312153</text:p>
          </table:table-cell>
          <table:table-cell office:value-type="float" office:value="0.001926262" calcext:value-type="float">
            <text:p>0.001926262</text:p>
          </table:table-cell>
          <table:table-cell office:value-type="float" office:value="0.00004282805" calcext:value-type="float">
            <text:p>4.282805E-05</text:p>
          </table:table-cell>
          <table:table-cell office:value-type="float" office:value="15.62011" calcext:value-type="float">
            <text:p>15.62011</text:p>
          </table:table-cell>
          <table:table-cell office:value-type="float" office:value="2.331975" calcext:value-type="float">
            <text:p>2.331975</text:p>
          </table:table-cell>
          <table:table-cell office:value-type="float" office:value="0.1256539" calcext:value-type="float">
            <text:p>0.1256539</text:p>
          </table:table-cell>
          <table:table-cell office:value-type="float" office:value="0.04224541" calcext:value-type="float">
            <text:p>0.04224541</text:p>
          </table:table-cell>
          <table:table-cell office:value-type="float" office:value="0.03344891" calcext:value-type="float">
            <text:p>0.03344891</text:p>
          </table:table-cell>
          <table:table-cell office:value-type="float" office:value="0.03246461" calcext:value-type="float">
            <text:p>0.03246461</text:p>
          </table:table-cell>
          <table:table-cell office:value-type="float" office:value="0.01619727" calcext:value-type="float">
            <text:p>0.01619727</text:p>
          </table:table-cell>
          <table:table-cell office:value-type="float" office:value="0.0112577" calcext:value-type="float">
            <text:p>0.0112577</text:p>
          </table:table-cell>
          <table:table-cell office:value-type="float" office:value="0.02537545" calcext:value-type="float">
            <text:p>0.02537545</text:p>
          </table:table-cell>
          <table:table-cell office:value-type="float" office:value="0.0215878" calcext:value-type="float">
            <text:p>0.0215878</text:p>
          </table:table-cell>
          <table:table-cell office:value-type="float" office:value="0.02030839" calcext:value-type="float">
            <text:p>0.02030839</text:p>
          </table:table-cell>
          <table:table-cell office:value-type="float" office:value="0.02044434" calcext:value-type="float">
            <text:p>0.02044434</text:p>
          </table:table-cell>
          <table:table-cell office:value-type="float" office:value="0.01788424" calcext:value-type="float">
            <text:p>0.01788424</text:p>
          </table:table-cell>
          <table:table-cell office:value-type="float" office:value="0.006812053" calcext:value-type="float">
            <text:p>0.006812053</text:p>
          </table:table-cell>
          <table:table-cell office:value-type="float" office:value="0.007093091" calcext:value-type="float">
            <text:p>0.007093091</text:p>
          </table:table-cell>
          <table:table-cell office:value-type="float" office:value="0" calcext:value-type="float">
            <text:p>0</text:p>
          </table:table-cell>
          <table:table-cell office:value-type="float" office:value="41.09978" calcext:value-type="float">
            <text:p>41.09978</text:p>
          </table:table-cell>
          <table:table-cell office:value-type="float" office:value="69.5056" calcext:value-type="float">
            <text:p>69.5056</text:p>
          </table:table-cell>
          <table:table-cell office:value-type="float" office:value="59.27605" calcext:value-type="float">
            <text:p>59.27605</text:p>
          </table:table-cell>
          <table:table-cell office:value-type="float" office:value="36.37707" calcext:value-type="float">
            <text:p>36.37707</text:p>
          </table:table-cell>
          <table:table-cell office:value-type="float" office:value="25.62759" calcext:value-type="float">
            <text:p>25.62759</text:p>
          </table:table-cell>
          <table:table-cell office:value-type="float" office:value="10.66537" calcext:value-type="float">
            <text:p>10.66537</text:p>
          </table:table-cell>
          <table:table-cell office:value-type="float" office:value="6.809953" calcext:value-type="float">
            <text:p>6.809953</text:p>
          </table:table-cell>
          <table:table-cell office:value-type="float" office:value="10.54886" calcext:value-type="float">
            <text:p>10.54886</text:p>
          </table:table-cell>
          <table:table-cell office:value-type="float" office:value="8.290581" calcext:value-type="float">
            <text:p>8.290581</text:p>
          </table:table-cell>
          <table:table-cell office:value-type="float" office:value="3.74764" calcext:value-type="float">
            <text:p>3.74764</text:p>
          </table:table-cell>
          <table:table-cell office:value-type="float" office:value="1.562333" calcext:value-type="float">
            <text:p>1.562333</text:p>
          </table:table-cell>
          <table:table-cell office:value-type="float" office:value="0.7414136" calcext:value-type="float">
            <text:p>0.7414136</text:p>
          </table:table-cell>
          <table:table-cell office:value-type="float" office:value="0.3685792" calcext:value-type="float">
            <text:p>0.3685792</text:p>
          </table:table-cell>
          <table:table-cell office:value-type="float" office:value="0.3409295" calcext:value-type="float">
            <text:p>0.3409295</text:p>
          </table:table-cell>
          <table:table-cell office:value-type="float" office:value="0" calcext:value-type="float">
            <text:p>0</text:p>
          </table:table-cell>
          <table:table-cell office:value-type="float" office:value="5400.508" calcext:value-type="float">
            <text:p>5400.5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086017" calcext:value-type="float">
            <text:p>-0.0108601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2" calcext:value-type="float">
            <text:p>24042002</text:p>
          </table:table-cell>
          <table:table-cell office:value-type="float" office:value="20.27481" calcext:value-type="float">
            <text:p>20.27481</text:p>
          </table:table-cell>
          <table:table-cell office:value-type="float" office:value="1098.225" calcext:value-type="float">
            <text:p>1098.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41361" calcext:value-type="float">
            <text:p>2.441361</text:p>
          </table:table-cell>
          <table:table-cell office:value-type="float" office:value="22.956" calcext:value-type="float">
            <text:p>22.956</text:p>
          </table:table-cell>
          <table:table-cell office:value-type="float" office:value="0" calcext:value-type="float">
            <text:p>0</text:p>
          </table:table-cell>
          <table:table-cell office:value-type="float" office:value="0.00001779015" calcext:value-type="float">
            <text:p>1.779015E-05</text:p>
          </table:table-cell>
          <table:table-cell office:value-type="float" office:value="0" calcext:value-type="float">
            <text:p>0</text:p>
          </table:table-cell>
          <table:table-cell office:value-type="float" office:value="-0.004119677" calcext:value-type="float">
            <text:p>-0.004119677</text:p>
          </table:table-cell>
          <table:table-cell office:value-type="float" office:value="-0.03223858" calcext:value-type="float">
            <text:p>-0.03223858</text:p>
          </table:table-cell>
          <table:table-cell office:value-type="float" office:value="0.001911774" calcext:value-type="float">
            <text:p>0.001911774</text:p>
          </table:table-cell>
          <table:table-cell office:value-type="float" office:value="0.00004326476" calcext:value-type="float">
            <text:p>4.326476E-05</text:p>
          </table:table-cell>
          <table:table-cell office:value-type="float" office:value="15.79569" calcext:value-type="float">
            <text:p>15.79569</text:p>
          </table:table-cell>
          <table:table-cell office:value-type="float" office:value="1.880877" calcext:value-type="float">
            <text:p>1.880877</text:p>
          </table:table-cell>
          <table:table-cell office:value-type="float" office:value="0.09605888" calcext:value-type="float">
            <text:p>0.09605888</text:p>
          </table:table-cell>
          <table:table-cell office:value-type="float" office:value="0.0415782" calcext:value-type="float">
            <text:p>0.0415782</text:p>
          </table:table-cell>
          <table:table-cell office:value-type="float" office:value="0.03343136" calcext:value-type="float">
            <text:p>0.03343136</text:p>
          </table:table-cell>
          <table:table-cell office:value-type="float" office:value="0.03239455" calcext:value-type="float">
            <text:p>0.03239455</text:p>
          </table:table-cell>
          <table:table-cell office:value-type="float" office:value="0.01614365" calcext:value-type="float">
            <text:p>0.01614365</text:p>
          </table:table-cell>
          <table:table-cell office:value-type="float" office:value="0.01116741" calcext:value-type="float">
            <text:p>0.01116741</text:p>
          </table:table-cell>
          <table:table-cell office:value-type="float" office:value="0.02534355" calcext:value-type="float">
            <text:p>0.02534355</text:p>
          </table:table-cell>
          <table:table-cell office:value-type="float" office:value="0.02153028" calcext:value-type="float">
            <text:p>0.02153028</text:p>
          </table:table-cell>
          <table:table-cell office:value-type="float" office:value="0.02020141" calcext:value-type="float">
            <text:p>0.02020141</text:p>
          </table:table-cell>
          <table:table-cell office:value-type="float" office:value="0.02037767" calcext:value-type="float">
            <text:p>0.02037767</text:p>
          </table:table-cell>
          <table:table-cell office:value-type="float" office:value="0.01786265" calcext:value-type="float">
            <text:p>0.01786265</text:p>
          </table:table-cell>
          <table:table-cell office:value-type="float" office:value="0.006801086" calcext:value-type="float">
            <text:p>0.006801086</text:p>
          </table:table-cell>
          <table:table-cell office:value-type="float" office:value="0.00710121" calcext:value-type="float">
            <text:p>0.00710121</text:p>
          </table:table-cell>
          <table:table-cell office:value-type="float" office:value="0" calcext:value-type="float">
            <text:p>0</text:p>
          </table:table-cell>
          <table:table-cell office:value-type="float" office:value="47.02332" calcext:value-type="float">
            <text:p>47.02332</text:p>
          </table:table-cell>
          <table:table-cell office:value-type="float" office:value="67.41788" calcext:value-type="float">
            <text:p>67.41788</text:p>
          </table:table-cell>
          <table:table-cell office:value-type="float" office:value="58.12901" calcext:value-type="float">
            <text:p>58.12901</text:p>
          </table:table-cell>
          <table:table-cell office:value-type="float" office:value="36.29628" calcext:value-type="float">
            <text:p>36.29628</text:p>
          </table:table-cell>
          <table:table-cell office:value-type="float" office:value="25.97329" calcext:value-type="float">
            <text:p>25.97329</text:p>
          </table:table-cell>
          <table:table-cell office:value-type="float" office:value="10.83692" calcext:value-type="float">
            <text:p>10.83692</text:p>
          </table:table-cell>
          <table:table-cell office:value-type="float" office:value="6.854044" calcext:value-type="float">
            <text:p>6.854044</text:p>
          </table:table-cell>
          <table:table-cell office:value-type="float" office:value="10.55607" calcext:value-type="float">
            <text:p>10.55607</text:p>
          </table:table-cell>
          <table:table-cell office:value-type="float" office:value="8.292368" calcext:value-type="float">
            <text:p>8.292368</text:p>
          </table:table-cell>
          <table:table-cell office:value-type="float" office:value="3.749441" calcext:value-type="float">
            <text:p>3.749441</text:p>
          </table:table-cell>
          <table:table-cell office:value-type="float" office:value="1.56329" calcext:value-type="float">
            <text:p>1.56329</text:p>
          </table:table-cell>
          <table:table-cell office:value-type="float" office:value="0.7418306" calcext:value-type="float">
            <text:p>0.7418306</text:p>
          </table:table-cell>
          <table:table-cell office:value-type="float" office:value="0.3658079" calcext:value-type="float">
            <text:p>0.3658079</text:p>
          </table:table-cell>
          <table:table-cell office:value-type="float" office:value="0.3448888" calcext:value-type="float">
            <text:p>0.3448888</text:p>
          </table:table-cell>
          <table:table-cell office:value-type="float" office:value="0" calcext:value-type="float">
            <text:p>0</text:p>
          </table:table-cell>
          <table:table-cell office:value-type="float" office:value="5704.207" calcext:value-type="float">
            <text:p>5704.2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102576" calcext:value-type="float">
            <text:p>-0.0110257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2" calcext:value-type="float">
            <text:p>25042002</text:p>
          </table:table-cell>
          <table:table-cell office:value-type="float" office:value="20.06418" calcext:value-type="float">
            <text:p>20.06418</text:p>
          </table:table-cell>
          <table:table-cell office:value-type="float" office:value="1098.233" calcext:value-type="float">
            <text:p>1098.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88802" calcext:value-type="float">
            <text:p>2.588802</text:p>
          </table:table-cell>
          <table:table-cell office:value-type="float" office:value="23.00476" calcext:value-type="float">
            <text:p>23.00476</text:p>
          </table:table-cell>
          <table:table-cell office:value-type="float" office:value="0" calcext:value-type="float">
            <text:p>0</text:p>
          </table:table-cell>
          <table:table-cell office:value-type="float" office:value="0.00001779015" calcext:value-type="float">
            <text:p>1.779015E-05</text:p>
          </table:table-cell>
          <table:table-cell office:value-type="float" office:value="0" calcext:value-type="float">
            <text:p>0</text:p>
          </table:table-cell>
          <table:table-cell office:value-type="float" office:value="-0.004536774" calcext:value-type="float">
            <text:p>-0.004536774</text:p>
          </table:table-cell>
          <table:table-cell office:value-type="float" office:value="-0.03231485" calcext:value-type="float">
            <text:p>-0.03231485</text:p>
          </table:table-cell>
          <table:table-cell office:value-type="float" office:value="0.001891799" calcext:value-type="float">
            <text:p>0.001891799</text:p>
          </table:table-cell>
          <table:table-cell office:value-type="float" office:value="0.00004375649" calcext:value-type="float">
            <text:p>4.375649E-05</text:p>
          </table:table-cell>
          <table:table-cell office:value-type="float" office:value="15.47925" calcext:value-type="float">
            <text:p>15.47925</text:p>
          </table:table-cell>
          <table:table-cell office:value-type="float" office:value="2.635344" calcext:value-type="float">
            <text:p>2.635344</text:p>
          </table:table-cell>
          <table:table-cell office:value-type="float" office:value="0.07781009" calcext:value-type="float">
            <text:p>0.07781009</text:p>
          </table:table-cell>
          <table:table-cell office:value-type="float" office:value="0.04166079" calcext:value-type="float">
            <text:p>0.04166079</text:p>
          </table:table-cell>
          <table:table-cell office:value-type="float" office:value="0.03376977" calcext:value-type="float">
            <text:p>0.03376977</text:p>
          </table:table-cell>
          <table:table-cell office:value-type="float" office:value="0.03278902" calcext:value-type="float">
            <text:p>0.03278902</text:p>
          </table:table-cell>
          <table:table-cell office:value-type="float" office:value="0.01632668" calcext:value-type="float">
            <text:p>0.01632668</text:p>
          </table:table-cell>
          <table:table-cell office:value-type="float" office:value="0.01122124" calcext:value-type="float">
            <text:p>0.01122124</text:p>
          </table:table-cell>
          <table:table-cell office:value-type="float" office:value="0.02532428" calcext:value-type="float">
            <text:p>0.02532428</text:p>
          </table:table-cell>
          <table:table-cell office:value-type="float" office:value="0.02147041" calcext:value-type="float">
            <text:p>0.02147041</text:p>
          </table:table-cell>
          <table:table-cell office:value-type="float" office:value="0.02010064" calcext:value-type="float">
            <text:p>0.02010064</text:p>
          </table:table-cell>
          <table:table-cell office:value-type="float" office:value="0.02031093" calcext:value-type="float">
            <text:p>0.02031093</text:p>
          </table:table-cell>
          <table:table-cell office:value-type="float" office:value="0.01783967" calcext:value-type="float">
            <text:p>0.01783967</text:p>
          </table:table-cell>
          <table:table-cell office:value-type="float" office:value="0.006794198" calcext:value-type="float">
            <text:p>0.006794198</text:p>
          </table:table-cell>
          <table:table-cell office:value-type="float" office:value="0.007105756" calcext:value-type="float">
            <text:p>0.007105756</text:p>
          </table:table-cell>
          <table:table-cell office:value-type="float" office:value="0" calcext:value-type="float">
            <text:p>0</text:p>
          </table:table-cell>
          <table:table-cell office:value-type="float" office:value="53.64386" calcext:value-type="float">
            <text:p>53.64386</text:p>
          </table:table-cell>
          <table:table-cell office:value-type="float" office:value="68.6517" calcext:value-type="float">
            <text:p>68.6517</text:p>
          </table:table-cell>
          <table:table-cell office:value-type="float" office:value="57.58752" calcext:value-type="float">
            <text:p>57.58752</text:p>
          </table:table-cell>
          <table:table-cell office:value-type="float" office:value="36.17235" calcext:value-type="float">
            <text:p>36.17235</text:p>
          </table:table-cell>
          <table:table-cell office:value-type="float" office:value="26.10647" calcext:value-type="float">
            <text:p>26.10647</text:p>
          </table:table-cell>
          <table:table-cell office:value-type="float" office:value="10.9465" calcext:value-type="float">
            <text:p>10.9465</text:p>
          </table:table-cell>
          <table:table-cell office:value-type="float" office:value="6.898757" calcext:value-type="float">
            <text:p>6.898757</text:p>
          </table:table-cell>
          <table:table-cell office:value-type="float" office:value="10.56579" calcext:value-type="float">
            <text:p>10.56579</text:p>
          </table:table-cell>
          <table:table-cell office:value-type="float" office:value="8.294412" calcext:value-type="float">
            <text:p>8.294412</text:p>
          </table:table-cell>
          <table:table-cell office:value-type="float" office:value="3.751254" calcext:value-type="float">
            <text:p>3.751254</text:p>
          </table:table-cell>
          <table:table-cell office:value-type="float" office:value="1.564253" calcext:value-type="float">
            <text:p>1.564253</text:p>
          </table:table-cell>
          <table:table-cell office:value-type="float" office:value="0.7420983" calcext:value-type="float">
            <text:p>0.7420983</text:p>
          </table:table-cell>
          <table:table-cell office:value-type="float" office:value="0.3642467" calcext:value-type="float">
            <text:p>0.3642467</text:p>
          </table:table-cell>
          <table:table-cell office:value-type="float" office:value="0.3470764" calcext:value-type="float">
            <text:p>0.3470764</text:p>
          </table:table-cell>
          <table:table-cell office:value-type="float" office:value="0" calcext:value-type="float">
            <text:p>0</text:p>
          </table:table-cell>
          <table:table-cell office:value-type="float" office:value="6071.419" calcext:value-type="float">
            <text:p>6071.4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103027" calcext:value-type="float">
            <text:p>-0.0110302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2" calcext:value-type="float">
            <text:p>26042002</text:p>
          </table:table-cell>
          <table:table-cell office:value-type="float" office:value="19.98714" calcext:value-type="float">
            <text:p>19.98714</text:p>
          </table:table-cell>
          <table:table-cell office:value-type="float" office:value="1098.215" calcext:value-type="float">
            <text:p>1098.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35107" calcext:value-type="float">
            <text:p>2.635107</text:p>
          </table:table-cell>
          <table:table-cell office:value-type="float" office:value="23.04665" calcext:value-type="float">
            <text:p>23.04665</text:p>
          </table:table-cell>
          <table:table-cell office:value-type="float" office:value="0" calcext:value-type="float">
            <text:p>0</text:p>
          </table:table-cell>
          <table:table-cell office:value-type="float" office:value="0.00001779024" calcext:value-type="float">
            <text:p>1.779024E-05</text:p>
          </table:table-cell>
          <table:table-cell office:value-type="float" office:value="0" calcext:value-type="float">
            <text:p>0</text:p>
          </table:table-cell>
          <table:table-cell office:value-type="float" office:value="-0.004536675" calcext:value-type="float">
            <text:p>-0.004536675</text:p>
          </table:table-cell>
          <table:table-cell office:value-type="float" office:value="-0.0323642" calcext:value-type="float">
            <text:p>-0.0323642</text:p>
          </table:table-cell>
          <table:table-cell office:value-type="float" office:value="0.001888531" calcext:value-type="float">
            <text:p>0.001888531</text:p>
          </table:table-cell>
          <table:table-cell office:value-type="float" office:value="0.00004426026" calcext:value-type="float">
            <text:p>4.426026E-05</text:p>
          </table:table-cell>
          <table:table-cell office:value-type="float" office:value="15.38251" calcext:value-type="float">
            <text:p>15.38251</text:p>
          </table:table-cell>
          <table:table-cell office:value-type="float" office:value="3.343111" calcext:value-type="float">
            <text:p>3.343111</text:p>
          </table:table-cell>
          <table:table-cell office:value-type="float" office:value="0.06750076" calcext:value-type="float">
            <text:p>0.06750076</text:p>
          </table:table-cell>
          <table:table-cell office:value-type="float" office:value="0.04207044" calcext:value-type="float">
            <text:p>0.04207044</text:p>
          </table:table-cell>
          <table:table-cell office:value-type="float" office:value="0.03425152" calcext:value-type="float">
            <text:p>0.03425152</text:p>
          </table:table-cell>
          <table:table-cell office:value-type="float" office:value="0.03325441" calcext:value-type="float">
            <text:p>0.03325441</text:p>
          </table:table-cell>
          <table:table-cell office:value-type="float" office:value="0.01652445" calcext:value-type="float">
            <text:p>0.01652445</text:p>
          </table:table-cell>
          <table:table-cell office:value-type="float" office:value="0.01130664" calcext:value-type="float">
            <text:p>0.01130664</text:p>
          </table:table-cell>
          <table:table-cell office:value-type="float" office:value="0.02533483" calcext:value-type="float">
            <text:p>0.02533483</text:p>
          </table:table-cell>
          <table:table-cell office:value-type="float" office:value="0.0214174" calcext:value-type="float">
            <text:p>0.0214174</text:p>
          </table:table-cell>
          <table:table-cell office:value-type="float" office:value="0.02000454" calcext:value-type="float">
            <text:p>0.02000454</text:p>
          </table:table-cell>
          <table:table-cell office:value-type="float" office:value="0.02024387" calcext:value-type="float">
            <text:p>0.02024387</text:p>
          </table:table-cell>
          <table:table-cell office:value-type="float" office:value="0.01781567" calcext:value-type="float">
            <text:p>0.01781567</text:p>
          </table:table-cell>
          <table:table-cell office:value-type="float" office:value="0.006792445" calcext:value-type="float">
            <text:p>0.006792445</text:p>
          </table:table-cell>
          <table:table-cell office:value-type="float" office:value="0.007105434" calcext:value-type="float">
            <text:p>0.007105434</text:p>
          </table:table-cell>
          <table:table-cell office:value-type="float" office:value="0" calcext:value-type="float">
            <text:p>0</text:p>
          </table:table-cell>
          <table:table-cell office:value-type="float" office:value="58.14476" calcext:value-type="float">
            <text:p>58.14476</text:p>
          </table:table-cell>
          <table:table-cell office:value-type="float" office:value="70.07864" calcext:value-type="float">
            <text:p>70.07864</text:p>
          </table:table-cell>
          <table:table-cell office:value-type="float" office:value="57.52279" calcext:value-type="float">
            <text:p>57.52279</text:p>
          </table:table-cell>
          <table:table-cell office:value-type="float" office:value="36.20895" calcext:value-type="float">
            <text:p>36.20895</text:p>
          </table:table-cell>
          <table:table-cell office:value-type="float" office:value="26.24222" calcext:value-type="float">
            <text:p>26.24222</text:p>
          </table:table-cell>
          <table:table-cell office:value-type="float" office:value="11.01559" calcext:value-type="float">
            <text:p>11.01559</text:p>
          </table:table-cell>
          <table:table-cell office:value-type="float" office:value="6.939384" calcext:value-type="float">
            <text:p>6.939384</text:p>
          </table:table-cell>
          <table:table-cell office:value-type="float" office:value="10.57667" calcext:value-type="float">
            <text:p>10.57667</text:p>
          </table:table-cell>
          <table:table-cell office:value-type="float" office:value="8.296812" calcext:value-type="float">
            <text:p>8.296812</text:p>
          </table:table-cell>
          <table:table-cell office:value-type="float" office:value="3.753126" calcext:value-type="float">
            <text:p>3.753126</text:p>
          </table:table-cell>
          <table:table-cell office:value-type="float" office:value="1.565208" calcext:value-type="float">
            <text:p>1.565208</text:p>
          </table:table-cell>
          <table:table-cell office:value-type="float" office:value="0.7423354" calcext:value-type="float">
            <text:p>0.7423354</text:p>
          </table:table-cell>
          <table:table-cell office:value-type="float" office:value="0.3641705" calcext:value-type="float">
            <text:p>0.3641705</text:p>
          </table:table-cell>
          <table:table-cell office:value-type="float" office:value="0.3470896" calcext:value-type="float">
            <text:p>0.3470896</text:p>
          </table:table-cell>
          <table:table-cell office:value-type="float" office:value="0" calcext:value-type="float">
            <text:p>0</text:p>
          </table:table-cell>
          <table:table-cell office:value-type="float" office:value="6177.828" calcext:value-type="float">
            <text:p>6177.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103386" calcext:value-type="float">
            <text:p>-0.0110338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2" calcext:value-type="float">
            <text:p>27042002</text:p>
          </table:table-cell>
          <table:table-cell office:value-type="float" office:value="19.965" calcext:value-type="float">
            <text:p>19.965</text:p>
          </table:table-cell>
          <table:table-cell office:value-type="float" office:value="1098.236" calcext:value-type="float">
            <text:p>1098.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90292" calcext:value-type="float">
            <text:p>2.490292</text:p>
          </table:table-cell>
          <table:table-cell office:value-type="float" office:value="23.17955" calcext:value-type="float">
            <text:p>23.17955</text:p>
          </table:table-cell>
          <table:table-cell office:value-type="float" office:value="0" calcext:value-type="float">
            <text:p>0</text:p>
          </table:table-cell>
          <table:table-cell office:value-type="float" office:value="0.00002477057" calcext:value-type="float">
            <text:p>2.477057E-05</text:p>
          </table:table-cell>
          <table:table-cell office:value-type="float" office:value="0" calcext:value-type="float">
            <text:p>0</text:p>
          </table:table-cell>
          <table:table-cell office:value-type="float" office:value="-0.003301961" calcext:value-type="float">
            <text:p>-0.003301961</text:p>
          </table:table-cell>
          <table:table-cell office:value-type="float" office:value="-0.03387971" calcext:value-type="float">
            <text:p>-0.03387971</text:p>
          </table:table-cell>
          <table:table-cell office:value-type="float" office:value="0.001884836" calcext:value-type="float">
            <text:p>0.001884836</text:p>
          </table:table-cell>
          <table:table-cell office:value-type="float" office:value="0.00004476953" calcext:value-type="float">
            <text:p>4.476953E-05</text:p>
          </table:table-cell>
          <table:table-cell office:value-type="float" office:value="15.63461" calcext:value-type="float">
            <text:p>15.63461</text:p>
          </table:table-cell>
          <table:table-cell office:value-type="float" office:value="6.058497" calcext:value-type="float">
            <text:p>6.058497</text:p>
          </table:table-cell>
          <table:table-cell office:value-type="float" office:value="2.234545" calcext:value-type="float">
            <text:p>2.234545</text:p>
          </table:table-cell>
          <table:table-cell office:value-type="float" office:value="0.5936928" calcext:value-type="float">
            <text:p>0.5936928</text:p>
          </table:table-cell>
          <table:table-cell office:value-type="float" office:value="0.1349622" calcext:value-type="float">
            <text:p>0.1349622</text:p>
          </table:table-cell>
          <table:table-cell office:value-type="float" office:value="0.08681077" calcext:value-type="float">
            <text:p>0.08681077</text:p>
          </table:table-cell>
          <table:table-cell office:value-type="float" office:value="0.01756023" calcext:value-type="float">
            <text:p>0.01756023</text:p>
          </table:table-cell>
          <table:table-cell office:value-type="float" office:value="0.01150266" calcext:value-type="float">
            <text:p>0.01150266</text:p>
          </table:table-cell>
          <table:table-cell office:value-type="float" office:value="0.02540552" calcext:value-type="float">
            <text:p>0.02540552</text:p>
          </table:table-cell>
          <table:table-cell office:value-type="float" office:value="0.02137868" calcext:value-type="float">
            <text:p>0.02137868</text:p>
          </table:table-cell>
          <table:table-cell office:value-type="float" office:value="0.01991353" calcext:value-type="float">
            <text:p>0.01991353</text:p>
          </table:table-cell>
          <table:table-cell office:value-type="float" office:value="0.02017647" calcext:value-type="float">
            <text:p>0.02017647</text:p>
          </table:table-cell>
          <table:table-cell office:value-type="float" office:value="0.0177908" calcext:value-type="float">
            <text:p>0.0177908</text:p>
          </table:table-cell>
          <table:table-cell office:value-type="float" office:value="0.006790648" calcext:value-type="float">
            <text:p>0.006790648</text:p>
          </table:table-cell>
          <table:table-cell office:value-type="float" office:value="0.007105068" calcext:value-type="float">
            <text:p>0.007105068</text:p>
          </table:table-cell>
          <table:table-cell office:value-type="float" office:value="0" calcext:value-type="float">
            <text:p>0</text:p>
          </table:table-cell>
          <table:table-cell office:value-type="float" office:value="4.868258" calcext:value-type="float">
            <text:p>4.868258</text:p>
          </table:table-cell>
          <table:table-cell office:value-type="float" office:value="30.15325" calcext:value-type="float">
            <text:p>30.15325</text:p>
          </table:table-cell>
          <table:table-cell office:value-type="float" office:value="58.60406" calcext:value-type="float">
            <text:p>58.60406</text:p>
          </table:table-cell>
          <table:table-cell office:value-type="float" office:value="63.08147" calcext:value-type="float">
            <text:p>63.08147</text:p>
          </table:table-cell>
          <table:table-cell office:value-type="float" office:value="61.47182" calcext:value-type="float">
            <text:p>61.47182</text:p>
          </table:table-cell>
          <table:table-cell office:value-type="float" office:value="12.48078" calcext:value-type="float">
            <text:p>12.48078</text:p>
          </table:table-cell>
          <table:table-cell office:value-type="float" office:value="6.777125" calcext:value-type="float">
            <text:p>6.777125</text:p>
          </table:table-cell>
          <table:table-cell office:value-type="float" office:value="10.62377" calcext:value-type="float">
            <text:p>10.62377</text:p>
          </table:table-cell>
          <table:table-cell office:value-type="float" office:value="8.301504" calcext:value-type="float">
            <text:p>8.301504</text:p>
          </table:table-cell>
          <table:table-cell office:value-type="float" office:value="3.755036" calcext:value-type="float">
            <text:p>3.755036</text:p>
          </table:table-cell>
          <table:table-cell office:value-type="float" office:value="1.566154" calcext:value-type="float">
            <text:p>1.566154</text:p>
          </table:table-cell>
          <table:table-cell office:value-type="float" office:value="0.7425781" calcext:value-type="float">
            <text:p>0.7425781</text:p>
          </table:table-cell>
          <table:table-cell office:value-type="float" office:value="0.3641018" calcext:value-type="float">
            <text:p>0.3641018</text:p>
          </table:table-cell>
          <table:table-cell office:value-type="float" office:value="0.3471031" calcext:value-type="float">
            <text:p>0.3471031</text:p>
          </table:table-cell>
          <table:table-cell office:value-type="float" office:value="0" calcext:value-type="float">
            <text:p>0</text:p>
          </table:table-cell>
          <table:table-cell office:value-type="float" office:value="5554.518" calcext:value-type="float">
            <text:p>5554.5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468282" calcext:value-type="float">
            <text:p>-0.0346828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2" calcext:value-type="float">
            <text:p>28042002</text:p>
          </table:table-cell>
          <table:table-cell office:value-type="float" office:value="19.95892" calcext:value-type="float">
            <text:p>19.95892</text:p>
          </table:table-cell>
          <table:table-cell office:value-type="float" office:value="1098.252" calcext:value-type="float">
            <text:p>1098.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78206" calcext:value-type="float">
            <text:p>2.378206</text:p>
          </table:table-cell>
          <table:table-cell office:value-type="float" office:value="23.26935" calcext:value-type="float">
            <text:p>23.26935</text:p>
          </table:table-cell>
          <table:table-cell office:value-type="float" office:value="0" calcext:value-type="float">
            <text:p>0</text:p>
          </table:table-cell>
          <table:table-cell office:value-type="float" office:value="0.00002477057" calcext:value-type="float">
            <text:p>2.477057E-05</text:p>
          </table:table-cell>
          <table:table-cell office:value-type="float" office:value="0" calcext:value-type="float">
            <text:p>0</text:p>
          </table:table-cell>
          <table:table-cell office:value-type="float" office:value="-0.003301961" calcext:value-type="float">
            <text:p>-0.003301961</text:p>
          </table:table-cell>
          <table:table-cell office:value-type="float" office:value="-0.03792143" calcext:value-type="float">
            <text:p>-0.03792143</text:p>
          </table:table-cell>
          <table:table-cell office:value-type="float" office:value="0.00187783" calcext:value-type="float">
            <text:p>0.00187783</text:p>
          </table:table-cell>
          <table:table-cell office:value-type="float" office:value="0.00004524172" calcext:value-type="float">
            <text:p>4.524172E-05</text:p>
          </table:table-cell>
          <table:table-cell office:value-type="float" office:value="15.94259" calcext:value-type="float">
            <text:p>15.94259</text:p>
          </table:table-cell>
          <table:table-cell office:value-type="float" office:value="5.708551" calcext:value-type="float">
            <text:p>5.708551</text:p>
          </table:table-cell>
          <table:table-cell office:value-type="float" office:value="0.9643158" calcext:value-type="float">
            <text:p>0.9643158</text:p>
          </table:table-cell>
          <table:table-cell office:value-type="float" office:value="0.26992" calcext:value-type="float">
            <text:p>0.26992</text:p>
          </table:table-cell>
          <table:table-cell office:value-type="float" office:value="0.08019517" calcext:value-type="float">
            <text:p>0.08019517</text:p>
          </table:table-cell>
          <table:table-cell office:value-type="float" office:value="0.05674425" calcext:value-type="float">
            <text:p>0.05674425</text:p>
          </table:table-cell>
          <table:table-cell office:value-type="float" office:value="0.01804604" calcext:value-type="float">
            <text:p>0.01804604</text:p>
          </table:table-cell>
          <table:table-cell office:value-type="float" office:value="0.01174647" calcext:value-type="float">
            <text:p>0.01174647</text:p>
          </table:table-cell>
          <table:table-cell office:value-type="float" office:value="0.0255077" calcext:value-type="float">
            <text:p>0.0255077</text:p>
          </table:table-cell>
          <table:table-cell office:value-type="float" office:value="0.02136184" calcext:value-type="float">
            <text:p>0.02136184</text:p>
          </table:table-cell>
          <table:table-cell office:value-type="float" office:value="0.01982886" calcext:value-type="float">
            <text:p>0.01982886</text:p>
          </table:table-cell>
          <table:table-cell office:value-type="float" office:value="0.0201089" calcext:value-type="float">
            <text:p>0.0201089</text:p>
          </table:table-cell>
          <table:table-cell office:value-type="float" office:value="0.01776505" calcext:value-type="float">
            <text:p>0.01776505</text:p>
          </table:table-cell>
          <table:table-cell office:value-type="float" office:value="0.006788826" calcext:value-type="float">
            <text:p>0.006788826</text:p>
          </table:table-cell>
          <table:table-cell office:value-type="float" office:value="0.007104711" calcext:value-type="float">
            <text:p>0.007104711</text:p>
          </table:table-cell>
          <table:table-cell office:value-type="float" office:value="0" calcext:value-type="float">
            <text:p>0</text:p>
          </table:table-cell>
          <table:table-cell office:value-type="float" office:value="11.0434" calcext:value-type="float">
            <text:p>11.0434</text:p>
          </table:table-cell>
          <table:table-cell office:value-type="float" office:value="30.41089" calcext:value-type="float">
            <text:p>30.41089</text:p>
          </table:table-cell>
          <table:table-cell office:value-type="float" office:value="54.47778" calcext:value-type="float">
            <text:p>54.47778</text:p>
          </table:table-cell>
          <table:table-cell office:value-type="float" office:value="57.42054" calcext:value-type="float">
            <text:p>57.42054</text:p>
          </table:table-cell>
          <table:table-cell office:value-type="float" office:value="56.68371" calcext:value-type="float">
            <text:p>56.68371</text:p>
          </table:table-cell>
          <table:table-cell office:value-type="float" office:value="16.37693" calcext:value-type="float">
            <text:p>16.37693</text:p>
          </table:table-cell>
          <table:table-cell office:value-type="float" office:value="7.371362" calcext:value-type="float">
            <text:p>7.371362</text:p>
          </table:table-cell>
          <table:table-cell office:value-type="float" office:value="10.66943" calcext:value-type="float">
            <text:p>10.66943</text:p>
          </table:table-cell>
          <table:table-cell office:value-type="float" office:value="8.310903" calcext:value-type="float">
            <text:p>8.310903</text:p>
          </table:table-cell>
          <table:table-cell office:value-type="float" office:value="3.756889" calcext:value-type="float">
            <text:p>3.756889</text:p>
          </table:table-cell>
          <table:table-cell office:value-type="float" office:value="1.567096" calcext:value-type="float">
            <text:p>1.567096</text:p>
          </table:table-cell>
          <table:table-cell office:value-type="float" office:value="0.7428254" calcext:value-type="float">
            <text:p>0.7428254</text:p>
          </table:table-cell>
          <table:table-cell office:value-type="float" office:value="0.3640424" calcext:value-type="float">
            <text:p>0.3640424</text:p>
          </table:table-cell>
          <table:table-cell office:value-type="float" office:value="0.3471163" calcext:value-type="float">
            <text:p>0.3471163</text:p>
          </table:table-cell>
          <table:table-cell office:value-type="float" office:value="0" calcext:value-type="float">
            <text:p>0</text:p>
          </table:table-cell>
          <table:table-cell office:value-type="float" office:value="5552.318" calcext:value-type="float">
            <text:p>5552.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816067" calcext:value-type="float">
            <text:p>-0.0381606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2" calcext:value-type="float">
            <text:p>29042002</text:p>
          </table:table-cell>
          <table:table-cell office:value-type="float" office:value="19.97186" calcext:value-type="float">
            <text:p>19.97186</text:p>
          </table:table-cell>
          <table:table-cell office:value-type="float" office:value="1098.315" calcext:value-type="float">
            <text:p>1098.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64616" calcext:value-type="float">
            <text:p>2.364616</text:p>
          </table:table-cell>
          <table:table-cell office:value-type="float" office:value="23.19361" calcext:value-type="float">
            <text:p>23.19361</text:p>
          </table:table-cell>
          <table:table-cell office:value-type="float" office:value="0" calcext:value-type="float">
            <text:p>0</text:p>
          </table:table-cell>
          <table:table-cell office:value-type="float" office:value="0.00002477057" calcext:value-type="float">
            <text:p>2.477057E-05</text:p>
          </table:table-cell>
          <table:table-cell office:value-type="float" office:value="0" calcext:value-type="float">
            <text:p>0</text:p>
          </table:table-cell>
          <table:table-cell office:value-type="float" office:value="-0.003301961" calcext:value-type="float">
            <text:p>-0.003301961</text:p>
          </table:table-cell>
          <table:table-cell office:value-type="float" office:value="-0.04394855" calcext:value-type="float">
            <text:p>-0.04394855</text:p>
          </table:table-cell>
          <table:table-cell office:value-type="float" office:value="0.001869935" calcext:value-type="float">
            <text:p>0.001869935</text:p>
          </table:table-cell>
          <table:table-cell office:value-type="float" office:value="0.00004566975" calcext:value-type="float">
            <text:p>4.566975E-05</text:p>
          </table:table-cell>
          <table:table-cell office:value-type="float" office:value="16.71053" calcext:value-type="float">
            <text:p>16.71053</text:p>
          </table:table-cell>
          <table:table-cell office:value-type="float" office:value="3.312494" calcext:value-type="float">
            <text:p>3.312494</text:p>
          </table:table-cell>
          <table:table-cell office:value-type="float" office:value="0.5683285" calcext:value-type="float">
            <text:p>0.5683285</text:p>
          </table:table-cell>
          <table:table-cell office:value-type="float" office:value="0.1666512" calcext:value-type="float">
            <text:p>0.1666512</text:p>
          </table:table-cell>
          <table:table-cell office:value-type="float" office:value="0.06039592" calcext:value-type="float">
            <text:p>0.06039592</text:p>
          </table:table-cell>
          <table:table-cell office:value-type="float" office:value="0.04751321" calcext:value-type="float">
            <text:p>0.04751321</text:p>
          </table:table-cell>
          <table:table-cell office:value-type="float" office:value="0.0185278" calcext:value-type="float">
            <text:p>0.0185278</text:p>
          </table:table-cell>
          <table:table-cell office:value-type="float" office:value="0.01256094" calcext:value-type="float">
            <text:p>0.01256094</text:p>
          </table:table-cell>
          <table:table-cell office:value-type="float" office:value="0.02564038" calcext:value-type="float">
            <text:p>0.02564038</text:p>
          </table:table-cell>
          <table:table-cell office:value-type="float" office:value="0.0213676" calcext:value-type="float">
            <text:p>0.0213676</text:p>
          </table:table-cell>
          <table:table-cell office:value-type="float" office:value="0.01975301" calcext:value-type="float">
            <text:p>0.01975301</text:p>
          </table:table-cell>
          <table:table-cell office:value-type="float" office:value="0.02004172" calcext:value-type="float">
            <text:p>0.02004172</text:p>
          </table:table-cell>
          <table:table-cell office:value-type="float" office:value="0.01773852" calcext:value-type="float">
            <text:p>0.01773852</text:p>
          </table:table-cell>
          <table:table-cell office:value-type="float" office:value="0.006786965" calcext:value-type="float">
            <text:p>0.006786965</text:p>
          </table:table-cell>
          <table:table-cell office:value-type="float" office:value="0.007104332" calcext:value-type="float">
            <text:p>0.007104332</text:p>
          </table:table-cell>
          <table:table-cell office:value-type="float" office:value="0" calcext:value-type="float">
            <text:p>0</text:p>
          </table:table-cell>
          <table:table-cell office:value-type="float" office:value="15.23437" calcext:value-type="float">
            <text:p>15.23437</text:p>
          </table:table-cell>
          <table:table-cell office:value-type="float" office:value="30.08114" calcext:value-type="float">
            <text:p>30.08114</text:p>
          </table:table-cell>
          <table:table-cell office:value-type="float" office:value="47.32958" calcext:value-type="float">
            <text:p>47.32958</text:p>
          </table:table-cell>
          <table:table-cell office:value-type="float" office:value="49.88321" calcext:value-type="float">
            <text:p>49.88321</text:p>
          </table:table-cell>
          <table:table-cell office:value-type="float" office:value="48.06427" calcext:value-type="float">
            <text:p>48.06427</text:p>
          </table:table-cell>
          <table:table-cell office:value-type="float" office:value="19.71032" calcext:value-type="float">
            <text:p>19.71032</text:p>
          </table:table-cell>
          <table:table-cell office:value-type="float" office:value="10.02654" calcext:value-type="float">
            <text:p>10.02654</text:p>
          </table:table-cell>
          <table:table-cell office:value-type="float" office:value="10.80011" calcext:value-type="float">
            <text:p>10.80011</text:p>
          </table:table-cell>
          <table:table-cell office:value-type="float" office:value="8.329964" calcext:value-type="float">
            <text:p>8.329964</text:p>
          </table:table-cell>
          <table:table-cell office:value-type="float" office:value="3.758891" calcext:value-type="float">
            <text:p>3.758891</text:p>
          </table:table-cell>
          <table:table-cell office:value-type="float" office:value="1.568041" calcext:value-type="float">
            <text:p>1.568041</text:p>
          </table:table-cell>
          <table:table-cell office:value-type="float" office:value="0.7430782" calcext:value-type="float">
            <text:p>0.7430782</text:p>
          </table:table-cell>
          <table:table-cell office:value-type="float" office:value="0.363988" calcext:value-type="float">
            <text:p>0.363988</text:p>
          </table:table-cell>
          <table:table-cell office:value-type="float" office:value="0.3471297" calcext:value-type="float">
            <text:p>0.3471297</text:p>
          </table:table-cell>
          <table:table-cell office:value-type="float" office:value="0" calcext:value-type="float">
            <text:p>0</text:p>
          </table:table-cell>
          <table:table-cell office:value-type="float" office:value="5876.633" calcext:value-type="float">
            <text:p>5876.6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073669" calcext:value-type="float">
            <text:p>-0.0407366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2" calcext:value-type="float">
            <text:p>30042002</text:p>
          </table:table-cell>
          <table:table-cell office:value-type="float" office:value="19.96055" calcext:value-type="float">
            <text:p>19.96055</text:p>
          </table:table-cell>
          <table:table-cell office:value-type="float" office:value="1098.388" calcext:value-type="float">
            <text:p>1098.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01972" calcext:value-type="float">
            <text:p>2.401972</text:p>
          </table:table-cell>
          <table:table-cell office:value-type="float" office:value="23.08395" calcext:value-type="float">
            <text:p>23.08395</text:p>
          </table:table-cell>
          <table:table-cell office:value-type="float" office:value="0" calcext:value-type="float">
            <text:p>0</text:p>
          </table:table-cell>
          <table:table-cell office:value-type="float" office:value="0.0000247707" calcext:value-type="float">
            <text:p>2.47707E-05</text:p>
          </table:table-cell>
          <table:table-cell office:value-type="float" office:value="0" calcext:value-type="float">
            <text:p>0</text:p>
          </table:table-cell>
          <table:table-cell office:value-type="float" office:value="-0.00330178" calcext:value-type="float">
            <text:p>-0.00330178</text:p>
          </table:table-cell>
          <table:table-cell office:value-type="float" office:value="-0.0473849" calcext:value-type="float">
            <text:p>-0.0473849</text:p>
          </table:table-cell>
          <table:table-cell office:value-type="float" office:value="0.001862275" calcext:value-type="float">
            <text:p>0.001862275</text:p>
          </table:table-cell>
          <table:table-cell office:value-type="float" office:value="0.00004608992" calcext:value-type="float">
            <text:p>4.608992E-05</text:p>
          </table:table-cell>
          <table:table-cell office:value-type="float" office:value="17.37028" calcext:value-type="float">
            <text:p>17.37028</text:p>
          </table:table-cell>
          <table:table-cell office:value-type="float" office:value="2.215732" calcext:value-type="float">
            <text:p>2.215732</text:p>
          </table:table-cell>
          <table:table-cell office:value-type="float" office:value="0.3636989" calcext:value-type="float">
            <text:p>0.3636989</text:p>
          </table:table-cell>
          <table:table-cell office:value-type="float" office:value="0.1119988" calcext:value-type="float">
            <text:p>0.1119988</text:p>
          </table:table-cell>
          <table:table-cell office:value-type="float" office:value="0.05015258" calcext:value-type="float">
            <text:p>0.05015258</text:p>
          </table:table-cell>
          <table:table-cell office:value-type="float" office:value="0.04285036" calcext:value-type="float">
            <text:p>0.04285036</text:p>
          </table:table-cell>
          <table:table-cell office:value-type="float" office:value="0.01843688" calcext:value-type="float">
            <text:p>0.01843688</text:p>
          </table:table-cell>
          <table:table-cell office:value-type="float" office:value="0.01278245" calcext:value-type="float">
            <text:p>0.01278245</text:p>
          </table:table-cell>
          <table:table-cell office:value-type="float" office:value="0.02574985" calcext:value-type="float">
            <text:p>0.02574985</text:p>
          </table:table-cell>
          <table:table-cell office:value-type="float" office:value="0.02138231" calcext:value-type="float">
            <text:p>0.02138231</text:p>
          </table:table-cell>
          <table:table-cell office:value-type="float" office:value="0.01968623" calcext:value-type="float">
            <text:p>0.01968623</text:p>
          </table:table-cell>
          <table:table-cell office:value-type="float" office:value="0.01997557" calcext:value-type="float">
            <text:p>0.01997557</text:p>
          </table:table-cell>
          <table:table-cell office:value-type="float" office:value="0.01771127" calcext:value-type="float">
            <text:p>0.01771127</text:p>
          </table:table-cell>
          <table:table-cell office:value-type="float" office:value="0.006785056" calcext:value-type="float">
            <text:p>0.006785056</text:p>
          </table:table-cell>
          <table:table-cell office:value-type="float" office:value="0.007103946" calcext:value-type="float">
            <text:p>0.007103946</text:p>
          </table:table-cell>
          <table:table-cell office:value-type="float" office:value="0" calcext:value-type="float">
            <text:p>0</text:p>
          </table:table-cell>
          <table:table-cell office:value-type="float" office:value="15.62578" calcext:value-type="float">
            <text:p>15.62578</text:p>
          </table:table-cell>
          <table:table-cell office:value-type="float" office:value="30.41121" calcext:value-type="float">
            <text:p>30.41121</text:p>
          </table:table-cell>
          <table:table-cell office:value-type="float" office:value="44.64489" calcext:value-type="float">
            <text:p>44.64489</text:p>
          </table:table-cell>
          <table:table-cell office:value-type="float" office:value="47.61061" calcext:value-type="float">
            <text:p>47.61061</text:p>
          </table:table-cell>
          <table:table-cell office:value-type="float" office:value="46.01567" calcext:value-type="float">
            <text:p>46.01567</text:p>
          </table:table-cell>
          <table:table-cell office:value-type="float" office:value="19.54281" calcext:value-type="float">
            <text:p>19.54281</text:p>
          </table:table-cell>
          <table:table-cell office:value-type="float" office:value="10.74312" calcext:value-type="float">
            <text:p>10.74312</text:p>
          </table:table-cell>
          <table:table-cell office:value-type="float" office:value="10.98973" calcext:value-type="float">
            <text:p>10.98973</text:p>
          </table:table-cell>
          <table:table-cell office:value-type="float" office:value="8.366803" calcext:value-type="float">
            <text:p>8.366803</text:p>
          </table:table-cell>
          <table:table-cell office:value-type="float" office:value="3.761318" calcext:value-type="float">
            <text:p>3.761318</text:p>
          </table:table-cell>
          <table:table-cell office:value-type="float" office:value="1.568988" calcext:value-type="float">
            <text:p>1.568988</text:p>
          </table:table-cell>
          <table:table-cell office:value-type="float" office:value="0.7433348" calcext:value-type="float">
            <text:p>0.7433348</text:p>
          </table:table-cell>
          <table:table-cell office:value-type="float" office:value="0.3639396" calcext:value-type="float">
            <text:p>0.3639396</text:p>
          </table:table-cell>
          <table:table-cell office:value-type="float" office:value="0.3471433" calcext:value-type="float">
            <text:p>0.3471433</text:p>
          </table:table-cell>
          <table:table-cell office:value-type="float" office:value="0" calcext:value-type="float">
            <text:p>0</text:p>
          </table:table-cell>
          <table:table-cell office:value-type="float" office:value="6303.959" calcext:value-type="float">
            <text:p>6303.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147352" calcext:value-type="float">
            <text:p>-0.0414735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2" calcext:value-type="float">
            <text:p>1052002</text:p>
          </table:table-cell>
          <table:table-cell office:value-type="float" office:value="19.92012" calcext:value-type="float">
            <text:p>19.92012</text:p>
          </table:table-cell>
          <table:table-cell office:value-type="float" office:value="1098.425" calcext:value-type="float">
            <text:p>1098.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62074" calcext:value-type="float">
            <text:p>2.362074</text:p>
          </table:table-cell>
          <table:table-cell office:value-type="float" office:value="23.11924" calcext:value-type="float">
            <text:p>23.11924</text:p>
          </table:table-cell>
          <table:table-cell office:value-type="float" office:value="0" calcext:value-type="float">
            <text:p>0</text:p>
          </table:table-cell>
          <table:table-cell office:value-type="float" office:value="0.00002477218" calcext:value-type="float">
            <text:p>2.477218E-05</text:p>
          </table:table-cell>
          <table:table-cell office:value-type="float" office:value="0" calcext:value-type="float">
            <text:p>0</text:p>
          </table:table-cell>
          <table:table-cell office:value-type="float" office:value="-0.003299727" calcext:value-type="float">
            <text:p>-0.003299727</text:p>
          </table:table-cell>
          <table:table-cell office:value-type="float" office:value="-0.04932599" calcext:value-type="float">
            <text:p>-0.04932599</text:p>
          </table:table-cell>
          <table:table-cell office:value-type="float" office:value="0.001857384" calcext:value-type="float">
            <text:p>0.001857384</text:p>
          </table:table-cell>
          <table:table-cell office:value-type="float" office:value="0.00004717383" calcext:value-type="float">
            <text:p>4.717383E-05</text:p>
          </table:table-cell>
          <table:table-cell office:value-type="float" office:value="17.64803" calcext:value-type="float">
            <text:p>17.64803</text:p>
          </table:table-cell>
          <table:table-cell office:value-type="float" office:value="4.482725" calcext:value-type="float">
            <text:p>4.482725</text:p>
          </table:table-cell>
          <table:table-cell office:value-type="float" office:value="0.3353709" calcext:value-type="float">
            <text:p>0.3353709</text:p>
          </table:table-cell>
          <table:table-cell office:value-type="float" office:value="0.08683407" calcext:value-type="float">
            <text:p>0.08683407</text:p>
          </table:table-cell>
          <table:table-cell office:value-type="float" office:value="0.04501639" calcext:value-type="float">
            <text:p>0.04501639</text:p>
          </table:table-cell>
          <table:table-cell office:value-type="float" office:value="0.04051679" calcext:value-type="float">
            <text:p>0.04051679</text:p>
          </table:table-cell>
          <table:table-cell office:value-type="float" office:value="0.01843132" calcext:value-type="float">
            <text:p>0.01843132</text:p>
          </table:table-cell>
          <table:table-cell office:value-type="float" office:value="0.01283177" calcext:value-type="float">
            <text:p>0.01283177</text:p>
          </table:table-cell>
          <table:table-cell office:value-type="float" office:value="0.02583886" calcext:value-type="float">
            <text:p>0.02583886</text:p>
          </table:table-cell>
          <table:table-cell office:value-type="float" office:value="0.02139468" calcext:value-type="float">
            <text:p>0.02139468</text:p>
          </table:table-cell>
          <table:table-cell office:value-type="float" office:value="0.01962606" calcext:value-type="float">
            <text:p>0.01962606</text:p>
          </table:table-cell>
          <table:table-cell office:value-type="float" office:value="0.01991072" calcext:value-type="float">
            <text:p>0.01991072</text:p>
          </table:table-cell>
          <table:table-cell office:value-type="float" office:value="0.01768342" calcext:value-type="float">
            <text:p>0.01768342</text:p>
          </table:table-cell>
          <table:table-cell office:value-type="float" office:value="0.006783127" calcext:value-type="float">
            <text:p>0.006783127</text:p>
          </table:table-cell>
          <table:table-cell office:value-type="float" office:value="0.007103546" calcext:value-type="float">
            <text:p>0.007103546</text:p>
          </table:table-cell>
          <table:table-cell office:value-type="float" office:value="0" calcext:value-type="float">
            <text:p>0</text:p>
          </table:table-cell>
          <table:table-cell office:value-type="float" office:value="21.95373" calcext:value-type="float">
            <text:p>21.95373</text:p>
          </table:table-cell>
          <table:table-cell office:value-type="float" office:value="31.3457" calcext:value-type="float">
            <text:p>31.3457</text:p>
          </table:table-cell>
          <table:table-cell office:value-type="float" office:value="44.56455" calcext:value-type="float">
            <text:p>44.56455</text:p>
          </table:table-cell>
          <table:table-cell office:value-type="float" office:value="47.94418" calcext:value-type="float">
            <text:p>47.94418</text:p>
          </table:table-cell>
          <table:table-cell office:value-type="float" office:value="46.04179" calcext:value-type="float">
            <text:p>46.04179</text:p>
          </table:table-cell>
          <table:table-cell office:value-type="float" office:value="19.26783" calcext:value-type="float">
            <text:p>19.26783</text:p>
          </table:table-cell>
          <table:table-cell office:value-type="float" office:value="10.8439" calcext:value-type="float">
            <text:p>10.8439</text:p>
          </table:table-cell>
          <table:table-cell office:value-type="float" office:value="11.13174" calcext:value-type="float">
            <text:p>11.13174</text:p>
          </table:table-cell>
          <table:table-cell office:value-type="float" office:value="8.414749" calcext:value-type="float">
            <text:p>8.414749</text:p>
          </table:table-cell>
          <table:table-cell office:value-type="float" office:value="3.764339" calcext:value-type="float">
            <text:p>3.764339</text:p>
          </table:table-cell>
          <table:table-cell office:value-type="float" office:value="1.569953" calcext:value-type="float">
            <text:p>1.569953</text:p>
          </table:table-cell>
          <table:table-cell office:value-type="float" office:value="0.7435907" calcext:value-type="float">
            <text:p>0.7435907</text:p>
          </table:table-cell>
          <table:table-cell office:value-type="float" office:value="0.3639028" calcext:value-type="float">
            <text:p>0.3639028</text:p>
          </table:table-cell>
          <table:table-cell office:value-type="float" office:value="0.3471567" calcext:value-type="float">
            <text:p>0.3471567</text:p>
          </table:table-cell>
          <table:table-cell office:value-type="float" office:value="0" calcext:value-type="float">
            <text:p>0</text:p>
          </table:table-cell>
          <table:table-cell office:value-type="float" office:value="6292.087" calcext:value-type="float">
            <text:p>6292.0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232742" calcext:value-type="float">
            <text:p>-0.0423274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2" calcext:value-type="float">
            <text:p>2052002</text:p>
          </table:table-cell>
          <table:table-cell office:value-type="float" office:value="19.87691" calcext:value-type="float">
            <text:p>19.87691</text:p>
          </table:table-cell>
          <table:table-cell office:value-type="float" office:value="1098.497" calcext:value-type="float">
            <text:p>1098.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34959" calcext:value-type="float">
            <text:p>2.434959</text:p>
          </table:table-cell>
          <table:table-cell office:value-type="float" office:value="23.00673" calcext:value-type="float">
            <text:p>23.00673</text:p>
          </table:table-cell>
          <table:table-cell office:value-type="float" office:value="0" calcext:value-type="float">
            <text:p>0</text:p>
          </table:table-cell>
          <table:table-cell office:value-type="float" office:value="0.00002477218" calcext:value-type="float">
            <text:p>2.477218E-05</text:p>
          </table:table-cell>
          <table:table-cell office:value-type="float" office:value="0" calcext:value-type="float">
            <text:p>0</text:p>
          </table:table-cell>
          <table:table-cell office:value-type="float" office:value="-0.003299727" calcext:value-type="float">
            <text:p>-0.003299727</text:p>
          </table:table-cell>
          <table:table-cell office:value-type="float" office:value="-0.05277149" calcext:value-type="float">
            <text:p>-0.05277149</text:p>
          </table:table-cell>
          <table:table-cell office:value-type="float" office:value="0.00184823" calcext:value-type="float">
            <text:p>0.00184823</text:p>
          </table:table-cell>
          <table:table-cell office:value-type="float" office:value="0.00004763323" calcext:value-type="float">
            <text:p>4.763323E-05</text:p>
          </table:table-cell>
          <table:table-cell office:value-type="float" office:value="18.1039" calcext:value-type="float">
            <text:p>18.1039</text:p>
          </table:table-cell>
          <table:table-cell office:value-type="float" office:value="2.187035" calcext:value-type="float">
            <text:p>2.187035</text:p>
          </table:table-cell>
          <table:table-cell office:value-type="float" office:value="0.1942133" calcext:value-type="float">
            <text:p>0.1942133</text:p>
          </table:table-cell>
          <table:table-cell office:value-type="float" office:value="0.06569768" calcext:value-type="float">
            <text:p>0.06569768</text:p>
          </table:table-cell>
          <table:table-cell office:value-type="float" office:value="0.04167526" calcext:value-type="float">
            <text:p>0.04167526</text:p>
          </table:table-cell>
          <table:table-cell office:value-type="float" office:value="0.03929792" calcext:value-type="float">
            <text:p>0.03929792</text:p>
          </table:table-cell>
          <table:table-cell office:value-type="float" office:value="0.01854773" calcext:value-type="float">
            <text:p>0.01854773</text:p>
          </table:table-cell>
          <table:table-cell office:value-type="float" office:value="0.01302174" calcext:value-type="float">
            <text:p>0.01302174</text:p>
          </table:table-cell>
          <table:table-cell office:value-type="float" office:value="0.02595818" calcext:value-type="float">
            <text:p>0.02595818</text:p>
          </table:table-cell>
          <table:table-cell office:value-type="float" office:value="0.02141204" calcext:value-type="float">
            <text:p>0.02141204</text:p>
          </table:table-cell>
          <table:table-cell office:value-type="float" office:value="0.01957061" calcext:value-type="float">
            <text:p>0.01957061</text:p>
          </table:table-cell>
          <table:table-cell office:value-type="float" office:value="0.019847" calcext:value-type="float">
            <text:p>0.019847</text:p>
          </table:table-cell>
          <table:table-cell office:value-type="float" office:value="0.0176551" calcext:value-type="float">
            <text:p>0.0176551</text:p>
          </table:table-cell>
          <table:table-cell office:value-type="float" office:value="0.006781149" calcext:value-type="float">
            <text:p>0.006781149</text:p>
          </table:table-cell>
          <table:table-cell office:value-type="float" office:value="0.00710313" calcext:value-type="float">
            <text:p>0.00710313</text:p>
          </table:table-cell>
          <table:table-cell office:value-type="float" office:value="0" calcext:value-type="float">
            <text:p>0</text:p>
          </table:table-cell>
          <table:table-cell office:value-type="float" office:value="20.70436" calcext:value-type="float">
            <text:p>20.70436</text:p>
          </table:table-cell>
          <table:table-cell office:value-type="float" office:value="30.13674" calcext:value-type="float">
            <text:p>30.13674</text:p>
          </table:table-cell>
          <table:table-cell office:value-type="float" office:value="41.37564" calcext:value-type="float">
            <text:p>41.37564</text:p>
          </table:table-cell>
          <table:table-cell office:value-type="float" office:value="45.72618" calcext:value-type="float">
            <text:p>45.72618</text:p>
          </table:table-cell>
          <table:table-cell office:value-type="float" office:value="44.43916" calcext:value-type="float">
            <text:p>44.43916</text:p>
          </table:table-cell>
          <table:table-cell office:value-type="float" office:value="19.36153" calcext:value-type="float">
            <text:p>19.36153</text:p>
          </table:table-cell>
          <table:table-cell office:value-type="float" office:value="11.18347" calcext:value-type="float">
            <text:p>11.18347</text:p>
          </table:table-cell>
          <table:table-cell office:value-type="float" office:value="11.22576" calcext:value-type="float">
            <text:p>11.22576</text:p>
          </table:table-cell>
          <table:table-cell office:value-type="float" office:value="8.468093" calcext:value-type="float">
            <text:p>8.468093</text:p>
          </table:table-cell>
          <table:table-cell office:value-type="float" office:value="3.768786" calcext:value-type="float">
            <text:p>3.768786</text:p>
          </table:table-cell>
          <table:table-cell office:value-type="float" office:value="1.570958" calcext:value-type="float">
            <text:p>1.570958</text:p>
          </table:table-cell>
          <table:table-cell office:value-type="float" office:value="0.7438536" calcext:value-type="float">
            <text:p>0.7438536</text:p>
          </table:table-cell>
          <table:table-cell office:value-type="float" office:value="0.3638701" calcext:value-type="float">
            <text:p>0.3638701</text:p>
          </table:table-cell>
          <table:table-cell office:value-type="float" office:value="0.3471704" calcext:value-type="float">
            <text:p>0.3471704</text:p>
          </table:table-cell>
          <table:table-cell office:value-type="float" office:value="0" calcext:value-type="float">
            <text:p>0</text:p>
          </table:table-cell>
          <table:table-cell office:value-type="float" office:value="6847.306" calcext:value-type="float">
            <text:p>6847.3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294948" calcext:value-type="float">
            <text:p>-0.0429494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2" calcext:value-type="float">
            <text:p>3052002</text:p>
          </table:table-cell>
          <table:table-cell office:value-type="float" office:value="19.74226" calcext:value-type="float">
            <text:p>19.74226</text:p>
          </table:table-cell>
          <table:table-cell office:value-type="float" office:value="1098.548" calcext:value-type="float">
            <text:p>1098.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45092" calcext:value-type="float">
            <text:p>2.545092</text:p>
          </table:table-cell>
          <table:table-cell office:value-type="float" office:value="22.9716" calcext:value-type="float">
            <text:p>22.9716</text:p>
          </table:table-cell>
          <table:table-cell office:value-type="float" office:value="0" calcext:value-type="float">
            <text:p>0</text:p>
          </table:table-cell>
          <table:table-cell office:value-type="float" office:value="0.00002477218" calcext:value-type="float">
            <text:p>2.477218E-05</text:p>
          </table:table-cell>
          <table:table-cell office:value-type="float" office:value="0" calcext:value-type="float">
            <text:p>0</text:p>
          </table:table-cell>
          <table:table-cell office:value-type="float" office:value="-0.003299727" calcext:value-type="float">
            <text:p>-0.003299727</text:p>
          </table:table-cell>
          <table:table-cell office:value-type="float" office:value="-0.05470243" calcext:value-type="float">
            <text:p>-0.05470243</text:p>
          </table:table-cell>
          <table:table-cell office:value-type="float" office:value="0.001822889" calcext:value-type="float">
            <text:p>0.001822889</text:p>
          </table:table-cell>
          <table:table-cell office:value-type="float" office:value="0.00004807064" calcext:value-type="float">
            <text:p>4.807064E-05</text:p>
          </table:table-cell>
          <table:table-cell office:value-type="float" office:value="18.23326" calcext:value-type="float">
            <text:p>18.23326</text:p>
          </table:table-cell>
          <table:table-cell office:value-type="float" office:value="1.573752" calcext:value-type="float">
            <text:p>1.573752</text:p>
          </table:table-cell>
          <table:table-cell office:value-type="float" office:value="0.1353906" calcext:value-type="float">
            <text:p>0.1353906</text:p>
          </table:table-cell>
          <table:table-cell office:value-type="float" office:value="0.05525341" calcext:value-type="float">
            <text:p>0.05525341</text:p>
          </table:table-cell>
          <table:table-cell office:value-type="float" office:value="0.03980391" calcext:value-type="float">
            <text:p>0.03980391</text:p>
          </table:table-cell>
          <table:table-cell office:value-type="float" office:value="0.03854069" calcext:value-type="float">
            <text:p>0.03854069</text:p>
          </table:table-cell>
          <table:table-cell office:value-type="float" office:value="0.01844084" calcext:value-type="float">
            <text:p>0.01844084</text:p>
          </table:table-cell>
          <table:table-cell office:value-type="float" office:value="0.01302975" calcext:value-type="float">
            <text:p>0.01302975</text:p>
          </table:table-cell>
          <table:table-cell office:value-type="float" office:value="0.02604342" calcext:value-type="float">
            <text:p>0.02604342</text:p>
          </table:table-cell>
          <table:table-cell office:value-type="float" office:value="0.02143932" calcext:value-type="float">
            <text:p>0.02143932</text:p>
          </table:table-cell>
          <table:table-cell office:value-type="float" office:value="0.01952029" calcext:value-type="float">
            <text:p>0.01952029</text:p>
          </table:table-cell>
          <table:table-cell office:value-type="float" office:value="0.01978434" calcext:value-type="float">
            <text:p>0.01978434</text:p>
          </table:table-cell>
          <table:table-cell office:value-type="float" office:value="0.01762635" calcext:value-type="float">
            <text:p>0.01762635</text:p>
          </table:table-cell>
          <table:table-cell office:value-type="float" office:value="0.006779131" calcext:value-type="float">
            <text:p>0.006779131</text:p>
          </table:table-cell>
          <table:table-cell office:value-type="float" office:value="0.007102719" calcext:value-type="float">
            <text:p>0.007102719</text:p>
          </table:table-cell>
          <table:table-cell office:value-type="float" office:value="0" calcext:value-type="float">
            <text:p>0</text:p>
          </table:table-cell>
          <table:table-cell office:value-type="float" office:value="15.96689" calcext:value-type="float">
            <text:p>15.96689</text:p>
          </table:table-cell>
          <table:table-cell office:value-type="float" office:value="31.98246" calcext:value-type="float">
            <text:p>31.98246</text:p>
          </table:table-cell>
          <table:table-cell office:value-type="float" office:value="40.96948" calcext:value-type="float">
            <text:p>40.96948</text:p>
          </table:table-cell>
          <table:table-cell office:value-type="float" office:value="44.45953" calcext:value-type="float">
            <text:p>44.45953</text:p>
          </table:table-cell>
          <table:table-cell office:value-type="float" office:value="42.74583" calcext:value-type="float">
            <text:p>42.74583</text:p>
          </table:table-cell>
          <table:table-cell office:value-type="float" office:value="18.9509" calcext:value-type="float">
            <text:p>18.9509</text:p>
          </table:table-cell>
          <table:table-cell office:value-type="float" office:value="11.18296" calcext:value-type="float">
            <text:p>11.18296</text:p>
          </table:table-cell>
          <table:table-cell office:value-type="float" office:value="11.26815" calcext:value-type="float">
            <text:p>11.26815</text:p>
          </table:table-cell>
          <table:table-cell office:value-type="float" office:value="8.527765" calcext:value-type="float">
            <text:p>8.527765</text:p>
          </table:table-cell>
          <table:table-cell office:value-type="float" office:value="3.775889" calcext:value-type="float">
            <text:p>3.775889</text:p>
          </table:table-cell>
          <table:table-cell office:value-type="float" office:value="1.572034" calcext:value-type="float">
            <text:p>1.572034</text:p>
          </table:table-cell>
          <table:table-cell office:value-type="float" office:value="0.7441278" calcext:value-type="float">
            <text:p>0.7441278</text:p>
          </table:table-cell>
          <table:table-cell office:value-type="float" office:value="0.3638407" calcext:value-type="float">
            <text:p>0.3638407</text:p>
          </table:table-cell>
          <table:table-cell office:value-type="float" office:value="0.3471839" calcext:value-type="float">
            <text:p>0.3471839</text:p>
          </table:table-cell>
          <table:table-cell office:value-type="float" office:value="0" calcext:value-type="float">
            <text:p>0</text:p>
          </table:table-cell>
          <table:table-cell office:value-type="float" office:value="7406.25" calcext:value-type="float">
            <text:p>7406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332917" calcext:value-type="float">
            <text:p>-0.0433291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2" calcext:value-type="float">
            <text:p>4052002</text:p>
          </table:table-cell>
          <table:table-cell office:value-type="float" office:value="19.19841" calcext:value-type="float">
            <text:p>19.19841</text:p>
          </table:table-cell>
          <table:table-cell office:value-type="float" office:value="1098.623" calcext:value-type="float">
            <text:p>1098.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46816" calcext:value-type="float">
            <text:p>2.946816</text:p>
          </table:table-cell>
          <table:table-cell office:value-type="float" office:value="23.03111" calcext:value-type="float">
            <text:p>23.03111</text:p>
          </table:table-cell>
          <table:table-cell office:value-type="float" office:value="0" calcext:value-type="float">
            <text:p>0</text:p>
          </table:table-cell>
          <table:table-cell office:value-type="float" office:value="0.00002477218" calcext:value-type="float">
            <text:p>2.477218E-05</text:p>
          </table:table-cell>
          <table:table-cell office:value-type="float" office:value="0" calcext:value-type="float">
            <text:p>0</text:p>
          </table:table-cell>
          <table:table-cell office:value-type="float" office:value="-0.003299727" calcext:value-type="float">
            <text:p>-0.003299727</text:p>
          </table:table-cell>
          <table:table-cell office:value-type="float" office:value="-0.05491699" calcext:value-type="float">
            <text:p>-0.05491699</text:p>
          </table:table-cell>
          <table:table-cell office:value-type="float" office:value="0.001723265" calcext:value-type="float">
            <text:p>0.001723265</text:p>
          </table:table-cell>
          <table:table-cell office:value-type="float" office:value="0.00004851335" calcext:value-type="float">
            <text:p>4.851335E-05</text:p>
          </table:table-cell>
          <table:table-cell office:value-type="float" office:value="17.35083" calcext:value-type="float">
            <text:p>17.35083</text:p>
          </table:table-cell>
          <table:table-cell office:value-type="float" office:value="4.33637" calcext:value-type="float">
            <text:p>4.33637</text:p>
          </table:table-cell>
          <table:table-cell office:value-type="float" office:value="0.1043342" calcext:value-type="float">
            <text:p>0.1043342</text:p>
          </table:table-cell>
          <table:table-cell office:value-type="float" office:value="0.04963994" calcext:value-type="float">
            <text:p>0.04963994</text:p>
          </table:table-cell>
          <table:table-cell office:value-type="float" office:value="0.03892484" calcext:value-type="float">
            <text:p>0.03892484</text:p>
          </table:table-cell>
          <table:table-cell office:value-type="float" office:value="0.03819415" calcext:value-type="float">
            <text:p>0.03819415</text:p>
          </table:table-cell>
          <table:table-cell office:value-type="float" office:value="0.0183249" calcext:value-type="float">
            <text:p>0.0183249</text:p>
          </table:table-cell>
          <table:table-cell office:value-type="float" office:value="0.01297727" calcext:value-type="float">
            <text:p>0.01297727</text:p>
          </table:table-cell>
          <table:table-cell office:value-type="float" office:value="0.02608116" calcext:value-type="float">
            <text:p>0.02608116</text:p>
          </table:table-cell>
          <table:table-cell office:value-type="float" office:value="0.02146323" calcext:value-type="float">
            <text:p>0.02146323</text:p>
          </table:table-cell>
          <table:table-cell office:value-type="float" office:value="0.01947432" calcext:value-type="float">
            <text:p>0.01947432</text:p>
          </table:table-cell>
          <table:table-cell office:value-type="float" office:value="0.01972272" calcext:value-type="float">
            <text:p>0.01972272</text:p>
          </table:table-cell>
          <table:table-cell office:value-type="float" office:value="0.01759718" calcext:value-type="float">
            <text:p>0.01759718</text:p>
          </table:table-cell>
          <table:table-cell office:value-type="float" office:value="0.006777072" calcext:value-type="float">
            <text:p>0.006777072</text:p>
          </table:table-cell>
          <table:table-cell office:value-type="float" office:value="0.0071023" calcext:value-type="float">
            <text:p>0.0071023</text:p>
          </table:table-cell>
          <table:table-cell office:value-type="float" office:value="0" calcext:value-type="float">
            <text:p>0</text:p>
          </table:table-cell>
          <table:table-cell office:value-type="float" office:value="20.75148" calcext:value-type="float">
            <text:p>20.75148</text:p>
          </table:table-cell>
          <table:table-cell office:value-type="float" office:value="33.72046" calcext:value-type="float">
            <text:p>33.72046</text:p>
          </table:table-cell>
          <table:table-cell office:value-type="float" office:value="41.35122" calcext:value-type="float">
            <text:p>41.35122</text:p>
          </table:table-cell>
          <table:table-cell office:value-type="float" office:value="44.33591" calcext:value-type="float">
            <text:p>44.33591</text:p>
          </table:table-cell>
          <table:table-cell office:value-type="float" office:value="42.24429" calcext:value-type="float">
            <text:p>42.24429</text:p>
          </table:table-cell>
          <table:table-cell office:value-type="float" office:value="18.76326" calcext:value-type="float">
            <text:p>18.76326</text:p>
          </table:table-cell>
          <table:table-cell office:value-type="float" office:value="11.16514" calcext:value-type="float">
            <text:p>11.16514</text:p>
          </table:table-cell>
          <table:table-cell office:value-type="float" office:value="11.27298" calcext:value-type="float">
            <text:p>11.27298</text:p>
          </table:table-cell>
          <table:table-cell office:value-type="float" office:value="8.578743" calcext:value-type="float">
            <text:p>8.578743</text:p>
          </table:table-cell>
          <table:table-cell office:value-type="float" office:value="3.785014" calcext:value-type="float">
            <text:p>3.785014</text:p>
          </table:table-cell>
          <table:table-cell office:value-type="float" office:value="1.573189" calcext:value-type="float">
            <text:p>1.573189</text:p>
          </table:table-cell>
          <table:table-cell office:value-type="float" office:value="0.7444133" calcext:value-type="float">
            <text:p>0.7444133</text:p>
          </table:table-cell>
          <table:table-cell office:value-type="float" office:value="0.3638147" calcext:value-type="float">
            <text:p>0.3638147</text:p>
          </table:table-cell>
          <table:table-cell office:value-type="float" office:value="0.3471988" calcext:value-type="float">
            <text:p>0.3471988</text:p>
          </table:table-cell>
          <table:table-cell office:value-type="float" office:value="0" calcext:value-type="float">
            <text:p>0</text:p>
          </table:table-cell>
          <table:table-cell office:value-type="float" office:value="8662.012" calcext:value-type="float">
            <text:p>8662.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333633" calcext:value-type="float">
            <text:p>-0.0433363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2" calcext:value-type="float">
            <text:p>5052002</text:p>
          </table:table-cell>
          <table:table-cell office:value-type="float" office:value="18.42359" calcext:value-type="float">
            <text:p>18.42359</text:p>
          </table:table-cell>
          <table:table-cell office:value-type="float" office:value="1098.737" calcext:value-type="float">
            <text:p>1098.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27311" calcext:value-type="float">
            <text:p>3.527311</text:p>
          </table:table-cell>
          <table:table-cell office:value-type="float" office:value="23.1022" calcext:value-type="float">
            <text:p>23.1022</text:p>
          </table:table-cell>
          <table:table-cell office:value-type="float" office:value="0" calcext:value-type="float">
            <text:p>0</text:p>
          </table:table-cell>
          <table:table-cell office:value-type="float" office:value="0.00002477218" calcext:value-type="float">
            <text:p>2.477218E-05</text:p>
          </table:table-cell>
          <table:table-cell office:value-type="float" office:value="0" calcext:value-type="float">
            <text:p>0</text:p>
          </table:table-cell>
          <table:table-cell office:value-type="float" office:value="-0.003299727" calcext:value-type="float">
            <text:p>-0.003299727</text:p>
          </table:table-cell>
          <table:table-cell office:value-type="float" office:value="-0.05510207" calcext:value-type="float">
            <text:p>-0.05510207</text:p>
          </table:table-cell>
          <table:table-cell office:value-type="float" office:value="0.001508191" calcext:value-type="float">
            <text:p>0.001508191</text:p>
          </table:table-cell>
          <table:table-cell office:value-type="float" office:value="0.0000489688" calcext:value-type="float">
            <text:p>4.89688E-05</text:p>
          </table:table-cell>
          <table:table-cell office:value-type="float" office:value="16.07386" calcext:value-type="float">
            <text:p>16.07386</text:p>
          </table:table-cell>
          <table:table-cell office:value-type="float" office:value="9.651944" calcext:value-type="float">
            <text:p>9.651944</text:p>
          </table:table-cell>
          <table:table-cell office:value-type="float" office:value="0.1013444" calcext:value-type="float">
            <text:p>0.1013444</text:p>
          </table:table-cell>
          <table:table-cell office:value-type="float" office:value="0.04821713" calcext:value-type="float">
            <text:p>0.04821713</text:p>
          </table:table-cell>
          <table:table-cell office:value-type="float" office:value="0.0385437" calcext:value-type="float">
            <text:p>0.0385437</text:p>
          </table:table-cell>
          <table:table-cell office:value-type="float" office:value="0.03811828" calcext:value-type="float">
            <text:p>0.03811828</text:p>
          </table:table-cell>
          <table:table-cell office:value-type="float" office:value="0.01812453" calcext:value-type="float">
            <text:p>0.01812453</text:p>
          </table:table-cell>
          <table:table-cell office:value-type="float" office:value="0.01285983" calcext:value-type="float">
            <text:p>0.01285983</text:p>
          </table:table-cell>
          <table:table-cell office:value-type="float" office:value="0.02608261" calcext:value-type="float">
            <text:p>0.02608261</text:p>
          </table:table-cell>
          <table:table-cell office:value-type="float" office:value="0.0214814" calcext:value-type="float">
            <text:p>0.0214814</text:p>
          </table:table-cell>
          <table:table-cell office:value-type="float" office:value="0.01943143" calcext:value-type="float">
            <text:p>0.01943143</text:p>
          </table:table-cell>
          <table:table-cell office:value-type="float" office:value="0.01966205" calcext:value-type="float">
            <text:p>0.01966205</text:p>
          </table:table-cell>
          <table:table-cell office:value-type="float" office:value="0.01756767" calcext:value-type="float">
            <text:p>0.01756767</text:p>
          </table:table-cell>
          <table:table-cell office:value-type="float" office:value="0.006774974" calcext:value-type="float">
            <text:p>0.006774974</text:p>
          </table:table-cell>
          <table:table-cell office:value-type="float" office:value="0.007101846" calcext:value-type="float">
            <text:p>0.007101846</text:p>
          </table:table-cell>
          <table:table-cell office:value-type="float" office:value="0" calcext:value-type="float">
            <text:p>0</text:p>
          </table:table-cell>
          <table:table-cell office:value-type="float" office:value="22.59361" calcext:value-type="float">
            <text:p>22.59361</text:p>
          </table:table-cell>
          <table:table-cell office:value-type="float" office:value="35.55119" calcext:value-type="float">
            <text:p>35.55119</text:p>
          </table:table-cell>
          <table:table-cell office:value-type="float" office:value="41.59606" calcext:value-type="float">
            <text:p>41.59606</text:p>
          </table:table-cell>
          <table:table-cell office:value-type="float" office:value="44.36904" calcext:value-type="float">
            <text:p>44.36904</text:p>
          </table:table-cell>
          <table:table-cell office:value-type="float" office:value="42.18457" calcext:value-type="float">
            <text:p>42.18457</text:p>
          </table:table-cell>
          <table:table-cell office:value-type="float" office:value="18.71833" calcext:value-type="float">
            <text:p>18.71833</text:p>
          </table:table-cell>
          <table:table-cell office:value-type="float" office:value="11.19036" calcext:value-type="float">
            <text:p>11.19036</text:p>
          </table:table-cell>
          <table:table-cell office:value-type="float" office:value="11.26491" calcext:value-type="float">
            <text:p>11.26491</text:p>
          </table:table-cell>
          <table:table-cell office:value-type="float" office:value="8.625589" calcext:value-type="float">
            <text:p>8.625589</text:p>
          </table:table-cell>
          <table:table-cell office:value-type="float" office:value="3.795911" calcext:value-type="float">
            <text:p>3.795911</text:p>
          </table:table-cell>
          <table:table-cell office:value-type="float" office:value="1.574424" calcext:value-type="float">
            <text:p>1.574424</text:p>
          </table:table-cell>
          <table:table-cell office:value-type="float" office:value="0.7447144" calcext:value-type="float">
            <text:p>0.7447144</text:p>
          </table:table-cell>
          <table:table-cell office:value-type="float" office:value="0.3637908" calcext:value-type="float">
            <text:p>0.3637908</text:p>
          </table:table-cell>
          <table:table-cell office:value-type="float" office:value="0.3472146" calcext:value-type="float">
            <text:p>0.3472146</text:p>
          </table:table-cell>
          <table:table-cell office:value-type="float" office:value="0" calcext:value-type="float">
            <text:p>0</text:p>
          </table:table-cell>
          <table:table-cell office:value-type="float" office:value="10487.37" calcext:value-type="float">
            <text:p>10487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335018" calcext:value-type="float">
            <text:p>-0.0433501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2" calcext:value-type="float">
            <text:p>6052002</text:p>
          </table:table-cell>
          <table:table-cell office:value-type="float" office:value="18.29195" calcext:value-type="float">
            <text:p>18.29195</text:p>
          </table:table-cell>
          <table:table-cell office:value-type="float" office:value="1098.772" calcext:value-type="float">
            <text:p>1098.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9331" calcext:value-type="float">
            <text:p>3.39331</text:p>
          </table:table-cell>
          <table:table-cell office:value-type="float" office:value="23.32054" calcext:value-type="float">
            <text:p>23.32054</text:p>
          </table:table-cell>
          <table:table-cell office:value-type="float" office:value="0" calcext:value-type="float">
            <text:p>0</text:p>
          </table:table-cell>
          <table:table-cell office:value-type="float" office:value="0.00002477273" calcext:value-type="float">
            <text:p>2.477273E-05</text:p>
          </table:table-cell>
          <table:table-cell office:value-type="float" office:value="0" calcext:value-type="float">
            <text:p>0</text:p>
          </table:table-cell>
          <table:table-cell office:value-type="float" office:value="-0.003298919" calcext:value-type="float">
            <text:p>-0.003298919</text:p>
          </table:table-cell>
          <table:table-cell office:value-type="float" office:value="-0.05996713" calcext:value-type="float">
            <text:p>-0.05996713</text:p>
          </table:table-cell>
          <table:table-cell office:value-type="float" office:value="0.001486723" calcext:value-type="float">
            <text:p>0.001486723</text:p>
          </table:table-cell>
          <table:table-cell office:value-type="float" office:value="0.00004944772" calcext:value-type="float">
            <text:p>4.944772E-05</text:p>
          </table:table-cell>
          <table:table-cell office:value-type="float" office:value="16.53545" calcext:value-type="float">
            <text:p>16.53545</text:p>
          </table:table-cell>
          <table:table-cell office:value-type="float" office:value="6.199538" calcext:value-type="float">
            <text:p>6.199538</text:p>
          </table:table-cell>
          <table:table-cell office:value-type="float" office:value="0.0830429" calcext:value-type="float">
            <text:p>0.0830429</text:p>
          </table:table-cell>
          <table:table-cell office:value-type="float" office:value="0.04662926" calcext:value-type="float">
            <text:p>0.04662926</text:p>
          </table:table-cell>
          <table:table-cell office:value-type="float" office:value="0.03822182" calcext:value-type="float">
            <text:p>0.03822182</text:p>
          </table:table-cell>
          <table:table-cell office:value-type="float" office:value="0.0380119" calcext:value-type="float">
            <text:p>0.0380119</text:p>
          </table:table-cell>
          <table:table-cell office:value-type="float" office:value="0.0178985" calcext:value-type="float">
            <text:p>0.0178985</text:p>
          </table:table-cell>
          <table:table-cell office:value-type="float" office:value="0.01267851" calcext:value-type="float">
            <text:p>0.01267851</text:p>
          </table:table-cell>
          <table:table-cell office:value-type="float" office:value="0.02602814" calcext:value-type="float">
            <text:p>0.02602814</text:p>
          </table:table-cell>
          <table:table-cell office:value-type="float" office:value="0.02148728" calcext:value-type="float">
            <text:p>0.02148728</text:p>
          </table:table-cell>
          <table:table-cell office:value-type="float" office:value="0.01939002" calcext:value-type="float">
            <text:p>0.01939002</text:p>
          </table:table-cell>
          <table:table-cell office:value-type="float" office:value="0.01960201" calcext:value-type="float">
            <text:p>0.01960201</text:p>
          </table:table-cell>
          <table:table-cell office:value-type="float" office:value="0.01753774" calcext:value-type="float">
            <text:p>0.01753774</text:p>
          </table:table-cell>
          <table:table-cell office:value-type="float" office:value="0.006772839" calcext:value-type="float">
            <text:p>0.006772839</text:p>
          </table:table-cell>
          <table:table-cell office:value-type="float" office:value="0.00710141" calcext:value-type="float">
            <text:p>0.00710141</text:p>
          </table:table-cell>
          <table:table-cell office:value-type="float" office:value="0" calcext:value-type="float">
            <text:p>0</text:p>
          </table:table-cell>
          <table:table-cell office:value-type="float" office:value="38.49917" calcext:value-type="float">
            <text:p>38.49917</text:p>
          </table:table-cell>
          <table:table-cell office:value-type="float" office:value="35.83951" calcext:value-type="float">
            <text:p>35.83951</text:p>
          </table:table-cell>
          <table:table-cell office:value-type="float" office:value="40.82699" calcext:value-type="float">
            <text:p>40.82699</text:p>
          </table:table-cell>
          <table:table-cell office:value-type="float" office:value="43.77776" calcext:value-type="float">
            <text:p>43.77776</text:p>
          </table:table-cell>
          <table:table-cell office:value-type="float" office:value="41.76469" calcext:value-type="float">
            <text:p>41.76469</text:p>
          </table:table-cell>
          <table:table-cell office:value-type="float" office:value="18.688" calcext:value-type="float">
            <text:p>18.688</text:p>
          </table:table-cell>
          <table:table-cell office:value-type="float" office:value="11.25134" calcext:value-type="float">
            <text:p>11.25134</text:p>
          </table:table-cell>
          <table:table-cell office:value-type="float" office:value="11.25401" calcext:value-type="float">
            <text:p>11.25401</text:p>
          </table:table-cell>
          <table:table-cell office:value-type="float" office:value="8.6684" calcext:value-type="float">
            <text:p>8.6684</text:p>
          </table:table-cell>
          <table:table-cell office:value-type="float" office:value="3.808924" calcext:value-type="float">
            <text:p>3.808924</text:p>
          </table:table-cell>
          <table:table-cell office:value-type="float" office:value="1.575763" calcext:value-type="float">
            <text:p>1.575763</text:p>
          </table:table-cell>
          <table:table-cell office:value-type="float" office:value="0.7450322" calcext:value-type="float">
            <text:p>0.7450322</text:p>
          </table:table-cell>
          <table:table-cell office:value-type="float" office:value="0.3637717" calcext:value-type="float">
            <text:p>0.3637717</text:p>
          </table:table-cell>
          <table:table-cell office:value-type="float" office:value="0.3472303" calcext:value-type="float">
            <text:p>0.3472303</text:p>
          </table:table-cell>
          <table:table-cell office:value-type="float" office:value="0" calcext:value-type="float">
            <text:p>0</text:p>
          </table:table-cell>
          <table:table-cell office:value-type="float" office:value="10573.63" calcext:value-type="float">
            <text:p>10573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418842" calcext:value-type="float">
            <text:p>-0.0441884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2" calcext:value-type="float">
            <text:p>7052002</text:p>
          </table:table-cell>
          <table:table-cell office:value-type="float" office:value="18.02023" calcext:value-type="float">
            <text:p>18.02023</text:p>
          </table:table-cell>
          <table:table-cell office:value-type="float" office:value="1098.793" calcext:value-type="float">
            <text:p>1098.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39383" calcext:value-type="float">
            <text:p>3.539383</text:p>
          </table:table-cell>
          <table:table-cell office:value-type="float" office:value="23.41626" calcext:value-type="float">
            <text:p>23.41626</text:p>
          </table:table-cell>
          <table:table-cell office:value-type="float" office:value="0" calcext:value-type="float">
            <text:p>0</text:p>
          </table:table-cell>
          <table:table-cell office:value-type="float" office:value="0.00002477294" calcext:value-type="float">
            <text:p>2.477294E-05</text:p>
          </table:table-cell>
          <table:table-cell office:value-type="float" office:value="0" calcext:value-type="float">
            <text:p>0</text:p>
          </table:table-cell>
          <table:table-cell office:value-type="float" office:value="-0.003298598" calcext:value-type="float">
            <text:p>-0.003298598</text:p>
          </table:table-cell>
          <table:table-cell office:value-type="float" office:value="-0.06030589" calcext:value-type="float">
            <text:p>-0.06030589</text:p>
          </table:table-cell>
          <table:table-cell office:value-type="float" office:value="0.00145533" calcext:value-type="float">
            <text:p>0.00145533</text:p>
          </table:table-cell>
          <table:table-cell office:value-type="float" office:value="0.00004998514" calcext:value-type="float">
            <text:p>4.998514E-05</text:p>
          </table:table-cell>
          <table:table-cell office:value-type="float" office:value="16.24387" calcext:value-type="float">
            <text:p>16.24387</text:p>
          </table:table-cell>
          <table:table-cell office:value-type="float" office:value="6.368316" calcext:value-type="float">
            <text:p>6.368316</text:p>
          </table:table-cell>
          <table:table-cell office:value-type="float" office:value="0.07128133" calcext:value-type="float">
            <text:p>0.07128133</text:p>
          </table:table-cell>
          <table:table-cell office:value-type="float" office:value="0.04520397" calcext:value-type="float">
            <text:p>0.04520397</text:p>
          </table:table-cell>
          <table:table-cell office:value-type="float" office:value="0.0382877" calcext:value-type="float">
            <text:p>0.0382877</text:p>
          </table:table-cell>
          <table:table-cell office:value-type="float" office:value="0.03809675" calcext:value-type="float">
            <text:p>0.03809675</text:p>
          </table:table-cell>
          <table:table-cell office:value-type="float" office:value="0.01786384" calcext:value-type="float">
            <text:p>0.01786384</text:p>
          </table:table-cell>
          <table:table-cell office:value-type="float" office:value="0.01260805" calcext:value-type="float">
            <text:p>0.01260805</text:p>
          </table:table-cell>
          <table:table-cell office:value-type="float" office:value="0.02597215" calcext:value-type="float">
            <text:p>0.02597215</text:p>
          </table:table-cell>
          <table:table-cell office:value-type="float" office:value="0.02147911" calcext:value-type="float">
            <text:p>0.02147911</text:p>
          </table:table-cell>
          <table:table-cell office:value-type="float" office:value="0.01934786" calcext:value-type="float">
            <text:p>0.01934786</text:p>
          </table:table-cell>
          <table:table-cell office:value-type="float" office:value="0.01954215" calcext:value-type="float">
            <text:p>0.01954215</text:p>
          </table:table-cell>
          <table:table-cell office:value-type="float" office:value="0.01750741" calcext:value-type="float">
            <text:p>0.01750741</text:p>
          </table:table-cell>
          <table:table-cell office:value-type="float" office:value="0.006770669" calcext:value-type="float">
            <text:p>0.006770669</text:p>
          </table:table-cell>
          <table:table-cell office:value-type="float" office:value="0.007100981" calcext:value-type="float">
            <text:p>0.007100981</text:p>
          </table:table-cell>
          <table:table-cell office:value-type="float" office:value="0" calcext:value-type="float">
            <text:p>0</text:p>
          </table:table-cell>
          <table:table-cell office:value-type="float" office:value="45.04199" calcext:value-type="float">
            <text:p>45.04199</text:p>
          </table:table-cell>
          <table:table-cell office:value-type="float" office:value="37.94458" calcext:value-type="float">
            <text:p>37.94458</text:p>
          </table:table-cell>
          <table:table-cell office:value-type="float" office:value="41.12447" calcext:value-type="float">
            <text:p>41.12447</text:p>
          </table:table-cell>
          <table:table-cell office:value-type="float" office:value="43.54299" calcext:value-type="float">
            <text:p>43.54299</text:p>
          </table:table-cell>
          <table:table-cell office:value-type="float" office:value="41.29351" calcext:value-type="float">
            <text:p>41.29351</text:p>
          </table:table-cell>
          <table:table-cell office:value-type="float" office:value="18.58088" calcext:value-type="float">
            <text:p>18.58088</text:p>
          </table:table-cell>
          <table:table-cell office:value-type="float" office:value="11.2512" calcext:value-type="float">
            <text:p>11.2512</text:p>
          </table:table-cell>
          <table:table-cell office:value-type="float" office:value="11.25163" calcext:value-type="float">
            <text:p>11.25163</text:p>
          </table:table-cell>
          <table:table-cell office:value-type="float" office:value="8.702874" calcext:value-type="float">
            <text:p>8.702874</text:p>
          </table:table-cell>
          <table:table-cell office:value-type="float" office:value="3.822675" calcext:value-type="float">
            <text:p>3.822675</text:p>
          </table:table-cell>
          <table:table-cell office:value-type="float" office:value="1.577194" calcext:value-type="float">
            <text:p>1.577194</text:p>
          </table:table-cell>
          <table:table-cell office:value-type="float" office:value="0.7453678" calcext:value-type="float">
            <text:p>0.7453678</text:p>
          </table:table-cell>
          <table:table-cell office:value-type="float" office:value="0.3637574" calcext:value-type="float">
            <text:p>0.3637574</text:p>
          </table:table-cell>
          <table:table-cell office:value-type="float" office:value="0.347246" calcext:value-type="float">
            <text:p>0.347246</text:p>
          </table:table-cell>
          <table:table-cell office:value-type="float" office:value="0" calcext:value-type="float">
            <text:p>0</text:p>
          </table:table-cell>
          <table:table-cell office:value-type="float" office:value="11202.23" calcext:value-type="float">
            <text:p>11202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419707" calcext:value-type="float">
            <text:p>-0.0441970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2" calcext:value-type="float">
            <text:p>8052002</text:p>
          </table:table-cell>
          <table:table-cell office:value-type="float" office:value="17.74864" calcext:value-type="float">
            <text:p>17.74864</text:p>
          </table:table-cell>
          <table:table-cell office:value-type="float" office:value="1098.802" calcext:value-type="float">
            <text:p>1098.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12241" calcext:value-type="float">
            <text:p>3.712241</text:p>
          </table:table-cell>
          <table:table-cell office:value-type="float" office:value="23.49799" calcext:value-type="float">
            <text:p>23.49799</text:p>
          </table:table-cell>
          <table:table-cell office:value-type="float" office:value="0" calcext:value-type="float">
            <text:p>0</text:p>
          </table:table-cell>
          <table:table-cell office:value-type="float" office:value="0.00002477299" calcext:value-type="float">
            <text:p>2.477299E-05</text:p>
          </table:table-cell>
          <table:table-cell office:value-type="float" office:value="0" calcext:value-type="float">
            <text:p>0</text:p>
          </table:table-cell>
          <table:table-cell office:value-type="float" office:value="-0.003298533" calcext:value-type="float">
            <text:p>-0.003298533</text:p>
          </table:table-cell>
          <table:table-cell office:value-type="float" office:value="-0.06053628" calcext:value-type="float">
            <text:p>-0.06053628</text:p>
          </table:table-cell>
          <table:table-cell office:value-type="float" office:value="0.001403578" calcext:value-type="float">
            <text:p>0.001403578</text:p>
          </table:table-cell>
          <table:table-cell office:value-type="float" office:value="0.00005055602" calcext:value-type="float">
            <text:p>5.055602E-05</text:p>
          </table:table-cell>
          <table:table-cell office:value-type="float" office:value="15.86802" calcext:value-type="float">
            <text:p>15.86802</text:p>
          </table:table-cell>
          <table:table-cell office:value-type="float" office:value="7.559937" calcext:value-type="float">
            <text:p>7.559937</text:p>
          </table:table-cell>
          <table:table-cell office:value-type="float" office:value="0.06961182" calcext:value-type="float">
            <text:p>0.06961182</text:p>
          </table:table-cell>
          <table:table-cell office:value-type="float" office:value="0.04495436" calcext:value-type="float">
            <text:p>0.04495436</text:p>
          </table:table-cell>
          <table:table-cell office:value-type="float" office:value="0.03836238" calcext:value-type="float">
            <text:p>0.03836238</text:p>
          </table:table-cell>
          <table:table-cell office:value-type="float" office:value="0.03825213" calcext:value-type="float">
            <text:p>0.03825213</text:p>
          </table:table-cell>
          <table:table-cell office:value-type="float" office:value="0.01784329" calcext:value-type="float">
            <text:p>0.01784329</text:p>
          </table:table-cell>
          <table:table-cell office:value-type="float" office:value="0.01257036" calcext:value-type="float">
            <text:p>0.01257036</text:p>
          </table:table-cell>
          <table:table-cell office:value-type="float" office:value="0.02593258" calcext:value-type="float">
            <text:p>0.02593258</text:p>
          </table:table-cell>
          <table:table-cell office:value-type="float" office:value="0.0214664" calcext:value-type="float">
            <text:p>0.0214664</text:p>
          </table:table-cell>
          <table:table-cell office:value-type="float" office:value="0.01930436" calcext:value-type="float">
            <text:p>0.01930436</text:p>
          </table:table-cell>
          <table:table-cell office:value-type="float" office:value="0.01948203" calcext:value-type="float">
            <text:p>0.01948203</text:p>
          </table:table-cell>
          <table:table-cell office:value-type="float" office:value="0.01747658" calcext:value-type="float">
            <text:p>0.01747658</text:p>
          </table:table-cell>
          <table:table-cell office:value-type="float" office:value="0.00676846" calcext:value-type="float">
            <text:p>0.00676846</text:p>
          </table:table-cell>
          <table:table-cell office:value-type="float" office:value="0.007100559" calcext:value-type="float">
            <text:p>0.007100559</text:p>
          </table:table-cell>
          <table:table-cell office:value-type="float" office:value="0" calcext:value-type="float">
            <text:p>0</text:p>
          </table:table-cell>
          <table:table-cell office:value-type="float" office:value="44.14842" calcext:value-type="float">
            <text:p>44.14842</text:p>
          </table:table-cell>
          <table:table-cell office:value-type="float" office:value="40.61282" calcext:value-type="float">
            <text:p>40.61282</text:p>
          </table:table-cell>
          <table:table-cell office:value-type="float" office:value="41.44783" calcext:value-type="float">
            <text:p>41.44783</text:p>
          </table:table-cell>
          <table:table-cell office:value-type="float" office:value="43.55596" calcext:value-type="float">
            <text:p>43.55596</text:p>
          </table:table-cell>
          <table:table-cell office:value-type="float" office:value="41.17251" calcext:value-type="float">
            <text:p>41.17251</text:p>
          </table:table-cell>
          <table:table-cell office:value-type="float" office:value="18.53234" calcext:value-type="float">
            <text:p>18.53234</text:p>
          </table:table-cell>
          <table:table-cell office:value-type="float" office:value="11.25722" calcext:value-type="float">
            <text:p>11.25722</text:p>
          </table:table-cell>
          <table:table-cell office:value-type="float" office:value="11.24941" calcext:value-type="float">
            <text:p>11.24941</text:p>
          </table:table-cell>
          <table:table-cell office:value-type="float" office:value="8.731805" calcext:value-type="float">
            <text:p>8.731805</text:p>
          </table:table-cell>
          <table:table-cell office:value-type="float" office:value="3.836807" calcext:value-type="float">
            <text:p>3.836807</text:p>
          </table:table-cell>
          <table:table-cell office:value-type="float" office:value="1.578716" calcext:value-type="float">
            <text:p>1.578716</text:p>
          </table:table-cell>
          <table:table-cell office:value-type="float" office:value="0.7457232" calcext:value-type="float">
            <text:p>0.7457232</text:p>
          </table:table-cell>
          <table:table-cell office:value-type="float" office:value="0.3637498" calcext:value-type="float">
            <text:p>0.3637498</text:p>
          </table:table-cell>
          <table:table-cell office:value-type="float" office:value="0.3472617" calcext:value-type="float">
            <text:p>0.3472617</text:p>
          </table:table-cell>
          <table:table-cell office:value-type="float" office:value="0" calcext:value-type="float">
            <text:p>0</text:p>
          </table:table-cell>
          <table:table-cell office:value-type="float" office:value="11842.77" calcext:value-type="float">
            <text:p>11842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420637" calcext:value-type="float">
            <text:p>-0.0442063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2" calcext:value-type="float">
            <text:p>9052002</text:p>
          </table:table-cell>
          <table:table-cell office:value-type="float" office:value="17.52324" calcext:value-type="float">
            <text:p>17.52324</text:p>
          </table:table-cell>
          <table:table-cell office:value-type="float" office:value="1098.792" calcext:value-type="float">
            <text:p>1098.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64736" calcext:value-type="float">
            <text:p>3.864736</text:p>
          </table:table-cell>
          <table:table-cell office:value-type="float" office:value="23.57171" calcext:value-type="float">
            <text:p>23.57171</text:p>
          </table:table-cell>
          <table:table-cell office:value-type="float" office:value="0" calcext:value-type="float">
            <text:p>0</text:p>
          </table:table-cell>
          <table:table-cell office:value-type="float" office:value="0.00002477299" calcext:value-type="float">
            <text:p>2.477299E-05</text:p>
          </table:table-cell>
          <table:table-cell office:value-type="float" office:value="0" calcext:value-type="float">
            <text:p>0</text:p>
          </table:table-cell>
          <table:table-cell office:value-type="float" office:value="-0.003298533" calcext:value-type="float">
            <text:p>-0.003298533</text:p>
          </table:table-cell>
          <table:table-cell office:value-type="float" office:value="-0.06071093" calcext:value-type="float">
            <text:p>-0.06071093</text:p>
          </table:table-cell>
          <table:table-cell office:value-type="float" office:value="0.001345253" calcext:value-type="float">
            <text:p>0.001345253</text:p>
          </table:table-cell>
          <table:table-cell office:value-type="float" office:value="0.00005114989" calcext:value-type="float">
            <text:p>5.114989E-05</text:p>
          </table:table-cell>
          <table:table-cell office:value-type="float" office:value="15.53171" calcext:value-type="float">
            <text:p>15.53171</text:p>
          </table:table-cell>
          <table:table-cell office:value-type="float" office:value="9.471694" calcext:value-type="float">
            <text:p>9.471694</text:p>
          </table:table-cell>
          <table:table-cell office:value-type="float" office:value="0.07420755" calcext:value-type="float">
            <text:p>0.07420755</text:p>
          </table:table-cell>
          <table:table-cell office:value-type="float" office:value="0.04604915" calcext:value-type="float">
            <text:p>0.04604915</text:p>
          </table:table-cell>
          <table:table-cell office:value-type="float" office:value="0.03850014" calcext:value-type="float">
            <text:p>0.03850014</text:p>
          </table:table-cell>
          <table:table-cell office:value-type="float" office:value="0.03850544" calcext:value-type="float">
            <text:p>0.03850544</text:p>
          </table:table-cell>
          <table:table-cell office:value-type="float" office:value="0.017846" calcext:value-type="float">
            <text:p>0.017846</text:p>
          </table:table-cell>
          <table:table-cell office:value-type="float" office:value="0.01255252" calcext:value-type="float">
            <text:p>0.01255252</text:p>
          </table:table-cell>
          <table:table-cell office:value-type="float" office:value="0.02590371" calcext:value-type="float">
            <text:p>0.02590371</text:p>
          </table:table-cell>
          <table:table-cell office:value-type="float" office:value="0.02145287" calcext:value-type="float">
            <text:p>0.02145287</text:p>
          </table:table-cell>
          <table:table-cell office:value-type="float" office:value="0.01926008" calcext:value-type="float">
            <text:p>0.01926008</text:p>
          </table:table-cell>
          <table:table-cell office:value-type="float" office:value="0.01942137" calcext:value-type="float">
            <text:p>0.01942137</text:p>
          </table:table-cell>
          <table:table-cell office:value-type="float" office:value="0.01744516" calcext:value-type="float">
            <text:p>0.01744516</text:p>
          </table:table-cell>
          <table:table-cell office:value-type="float" office:value="0.006766219" calcext:value-type="float">
            <text:p>0.006766219</text:p>
          </table:table-cell>
          <table:table-cell office:value-type="float" office:value="0.007100108" calcext:value-type="float">
            <text:p>0.007100108</text:p>
          </table:table-cell>
          <table:table-cell office:value-type="float" office:value="0" calcext:value-type="float">
            <text:p>0</text:p>
          </table:table-cell>
          <table:table-cell office:value-type="float" office:value="39.43634" calcext:value-type="float">
            <text:p>39.43634</text:p>
          </table:table-cell>
          <table:table-cell office:value-type="float" office:value="43.39096" calcext:value-type="float">
            <text:p>43.39096</text:p>
          </table:table-cell>
          <table:table-cell office:value-type="float" office:value="41.80272" calcext:value-type="float">
            <text:p>41.80272</text:p>
          </table:table-cell>
          <table:table-cell office:value-type="float" office:value="43.64368" calcext:value-type="float">
            <text:p>43.64368</text:p>
          </table:table-cell>
          <table:table-cell office:value-type="float" office:value="41.18915" calcext:value-type="float">
            <text:p>41.18915</text:p>
          </table:table-cell>
          <table:table-cell office:value-type="float" office:value="18.52215" calcext:value-type="float">
            <text:p>18.52215</text:p>
          </table:table-cell>
          <table:table-cell office:value-type="float" office:value="11.28553" calcext:value-type="float">
            <text:p>11.28553</text:p>
          </table:table-cell>
          <table:table-cell office:value-type="float" office:value="11.2512" calcext:value-type="float">
            <text:p>11.2512</text:p>
          </table:table-cell>
          <table:table-cell office:value-type="float" office:value="8.756353" calcext:value-type="float">
            <text:p>8.756353</text:p>
          </table:table-cell>
          <table:table-cell office:value-type="float" office:value="3.851108" calcext:value-type="float">
            <text:p>3.851108</text:p>
          </table:table-cell>
          <table:table-cell office:value-type="float" office:value="1.58032" calcext:value-type="float">
            <text:p>1.58032</text:p>
          </table:table-cell>
          <table:table-cell office:value-type="float" office:value="0.7460996" calcext:value-type="float">
            <text:p>0.7460996</text:p>
          </table:table-cell>
          <table:table-cell office:value-type="float" office:value="0.3637483" calcext:value-type="float">
            <text:p>0.3637483</text:p>
          </table:table-cell>
          <table:table-cell office:value-type="float" office:value="0.3472773" calcext:value-type="float">
            <text:p>0.3472773</text:p>
          </table:table-cell>
          <table:table-cell office:value-type="float" office:value="0" calcext:value-type="float">
            <text:p>0</text:p>
          </table:table-cell>
          <table:table-cell office:value-type="float" office:value="12353.67" calcext:value-type="float">
            <text:p>12353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421775" calcext:value-type="float">
            <text:p>-0.0442177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2" calcext:value-type="float">
            <text:p>10052002</text:p>
          </table:table-cell>
          <table:table-cell office:value-type="float" office:value="17.41671" calcext:value-type="float">
            <text:p>17.41671</text:p>
          </table:table-cell>
          <table:table-cell office:value-type="float" office:value="1098.764" calcext:value-type="float">
            <text:p>1098.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23625" calcext:value-type="float">
            <text:p>3.923625</text:p>
          </table:table-cell>
          <table:table-cell office:value-type="float" office:value="23.63872" calcext:value-type="float">
            <text:p>23.63872</text:p>
          </table:table-cell>
          <table:table-cell office:value-type="float" office:value="0" calcext:value-type="float">
            <text:p>0</text:p>
          </table:table-cell>
          <table:table-cell office:value-type="float" office:value="0.00002477332" calcext:value-type="float">
            <text:p>2.477332E-05</text:p>
          </table:table-cell>
          <table:table-cell office:value-type="float" office:value="0" calcext:value-type="float">
            <text:p>0</text:p>
          </table:table-cell>
          <table:table-cell office:value-type="float" office:value="-0.003298035" calcext:value-type="float">
            <text:p>-0.003298035</text:p>
          </table:table-cell>
          <table:table-cell office:value-type="float" office:value="-0.06109916" calcext:value-type="float">
            <text:p>-0.06109916</text:p>
          </table:table-cell>
          <table:table-cell office:value-type="float" office:value="0.001310256" calcext:value-type="float">
            <text:p>0.001310256</text:p>
          </table:table-cell>
          <table:table-cell office:value-type="float" office:value="0.00005176791" calcext:value-type="float">
            <text:p>5.176791E-05</text:p>
          </table:table-cell>
          <table:table-cell office:value-type="float" office:value="15.39667" calcext:value-type="float">
            <text:p>15.39667</text:p>
          </table:table-cell>
          <table:table-cell office:value-type="float" office:value="10.20219" calcext:value-type="float">
            <text:p>10.20219</text:p>
          </table:table-cell>
          <table:table-cell office:value-type="float" office:value="0.07026966" calcext:value-type="float">
            <text:p>0.07026966</text:p>
          </table:table-cell>
          <table:table-cell office:value-type="float" office:value="0.04534098" calcext:value-type="float">
            <text:p>0.04534098</text:p>
          </table:table-cell>
          <table:table-cell office:value-type="float" office:value="0.03881831" calcext:value-type="float">
            <text:p>0.03881831</text:p>
          </table:table-cell>
          <table:table-cell office:value-type="float" office:value="0.03873663" calcext:value-type="float">
            <text:p>0.03873663</text:p>
          </table:table-cell>
          <table:table-cell office:value-type="float" office:value="0.01792376" calcext:value-type="float">
            <text:p>0.01792376</text:p>
          </table:table-cell>
          <table:table-cell office:value-type="float" office:value="0.01256196" calcext:value-type="float">
            <text:p>0.01256196</text:p>
          </table:table-cell>
          <table:table-cell office:value-type="float" office:value="0.02588174" calcext:value-type="float">
            <text:p>0.02588174</text:p>
          </table:table-cell>
          <table:table-cell office:value-type="float" office:value="0.02143944" calcext:value-type="float">
            <text:p>0.02143944</text:p>
          </table:table-cell>
          <table:table-cell office:value-type="float" office:value="0.01921569" calcext:value-type="float">
            <text:p>0.01921569</text:p>
          </table:table-cell>
          <table:table-cell office:value-type="float" office:value="0.01936015" calcext:value-type="float">
            <text:p>0.01936015</text:p>
          </table:table-cell>
          <table:table-cell office:value-type="float" office:value="0.01741311" calcext:value-type="float">
            <text:p>0.01741311</text:p>
          </table:table-cell>
          <table:table-cell office:value-type="float" office:value="0.006763938" calcext:value-type="float">
            <text:p>0.006763938</text:p>
          </table:table-cell>
          <table:table-cell office:value-type="float" office:value="0.007099652" calcext:value-type="float">
            <text:p>0.007099652</text:p>
          </table:table-cell>
          <table:table-cell office:value-type="float" office:value="0" calcext:value-type="float">
            <text:p>0</text:p>
          </table:table-cell>
          <table:table-cell office:value-type="float" office:value="36.42919" calcext:value-type="float">
            <text:p>36.42919</text:p>
          </table:table-cell>
          <table:table-cell office:value-type="float" office:value="45.32667" calcext:value-type="float">
            <text:p>45.32667</text:p>
          </table:table-cell>
          <table:table-cell office:value-type="float" office:value="42.08215" calcext:value-type="float">
            <text:p>42.08215</text:p>
          </table:table-cell>
          <table:table-cell office:value-type="float" office:value="43.70261" calcext:value-type="float">
            <text:p>43.70261</text:p>
          </table:table-cell>
          <table:table-cell office:value-type="float" office:value="41.21607" calcext:value-type="float">
            <text:p>41.21607</text:p>
          </table:table-cell>
          <table:table-cell office:value-type="float" office:value="18.54164" calcext:value-type="float">
            <text:p>18.54164</text:p>
          </table:table-cell>
          <table:table-cell office:value-type="float" office:value="11.32668" calcext:value-type="float">
            <text:p>11.32668</text:p>
          </table:table-cell>
          <table:table-cell office:value-type="float" office:value="11.25702" calcext:value-type="float">
            <text:p>11.25702</text:p>
          </table:table-cell>
          <table:table-cell office:value-type="float" office:value="8.777638" calcext:value-type="float">
            <text:p>8.777638</text:p>
          </table:table-cell>
          <table:table-cell office:value-type="float" office:value="3.8653" calcext:value-type="float">
            <text:p>3.8653</text:p>
          </table:table-cell>
          <table:table-cell office:value-type="float" office:value="1.582139" calcext:value-type="float">
            <text:p>1.582139</text:p>
          </table:table-cell>
          <table:table-cell office:value-type="float" office:value="0.7464982" calcext:value-type="float">
            <text:p>0.7464982</text:p>
          </table:table-cell>
          <table:table-cell office:value-type="float" office:value="0.3637521" calcext:value-type="float">
            <text:p>0.3637521</text:p>
          </table:table-cell>
          <table:table-cell office:value-type="float" office:value="0.3472929" calcext:value-type="float">
            <text:p>0.3472929</text:p>
          </table:table-cell>
          <table:table-cell office:value-type="float" office:value="0" calcext:value-type="float">
            <text:p>0</text:p>
          </table:table-cell>
          <table:table-cell office:value-type="float" office:value="12558.66" calcext:value-type="float">
            <text:p>12558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424439" calcext:value-type="float">
            <text:p>-0.0442443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2" calcext:value-type="float">
            <text:p>11052002</text:p>
          </table:table-cell>
          <table:table-cell office:value-type="float" office:value="17.36853" calcext:value-type="float">
            <text:p>17.36853</text:p>
          </table:table-cell>
          <table:table-cell office:value-type="float" office:value="1098.766" calcext:value-type="float">
            <text:p>1098.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23194" calcext:value-type="float">
            <text:p>3.623194</text:p>
          </table:table-cell>
          <table:table-cell office:value-type="float" office:value="23.95934" calcext:value-type="float">
            <text:p>23.95934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3425633" calcext:value-type="float">
            <text:p>3.425633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2289405" calcext:value-type="float">
            <text:p>-0.002289405</text:p>
          </table:table-cell>
          <table:table-cell office:value-type="float" office:value="-0.06829173" calcext:value-type="float">
            <text:p>-0.06829173</text:p>
          </table:table-cell>
          <table:table-cell office:value-type="float" office:value="0.0012962" calcext:value-type="float">
            <text:p>0.0012962</text:p>
          </table:table-cell>
          <table:table-cell office:value-type="float" office:value="0.00005243459" calcext:value-type="float">
            <text:p>5.243459E-05</text:p>
          </table:table-cell>
          <table:table-cell office:value-type="float" office:value="15.59145" calcext:value-type="float">
            <text:p>15.59145</text:p>
          </table:table-cell>
          <table:table-cell office:value-type="float" office:value="13.97513" calcext:value-type="float">
            <text:p>13.97513</text:p>
          </table:table-cell>
          <table:table-cell office:value-type="float" office:value="1.128708" calcext:value-type="float">
            <text:p>1.128708</text:p>
          </table:table-cell>
          <table:table-cell office:value-type="float" office:value="0.2711886" calcext:value-type="float">
            <text:p>0.2711886</text:p>
          </table:table-cell>
          <table:table-cell office:value-type="float" office:value="0.08693593" calcext:value-type="float">
            <text:p>0.08693593</text:p>
          </table:table-cell>
          <table:table-cell office:value-type="float" office:value="0.05018304" calcext:value-type="float">
            <text:p>0.05018304</text:p>
          </table:table-cell>
          <table:table-cell office:value-type="float" office:value="0.01944485" calcext:value-type="float">
            <text:p>0.01944485</text:p>
          </table:table-cell>
          <table:table-cell office:value-type="float" office:value="0.01360237" calcext:value-type="float">
            <text:p>0.01360237</text:p>
          </table:table-cell>
          <table:table-cell office:value-type="float" office:value="0.02597515" calcext:value-type="float">
            <text:p>0.02597515</text:p>
          </table:table-cell>
          <table:table-cell office:value-type="float" office:value="0.02143433" calcext:value-type="float">
            <text:p>0.02143433</text:p>
          </table:table-cell>
          <table:table-cell office:value-type="float" office:value="0.019172" calcext:value-type="float">
            <text:p>0.019172</text:p>
          </table:table-cell>
          <table:table-cell office:value-type="float" office:value="0.0192984" calcext:value-type="float">
            <text:p>0.0192984</text:p>
          </table:table-cell>
          <table:table-cell office:value-type="float" office:value="0.01738036" calcext:value-type="float">
            <text:p>0.01738036</text:p>
          </table:table-cell>
          <table:table-cell office:value-type="float" office:value="0.006761608" calcext:value-type="float">
            <text:p>0.006761608</text:p>
          </table:table-cell>
          <table:table-cell office:value-type="float" office:value="0.007099176" calcext:value-type="float">
            <text:p>0.007099176</text:p>
          </table:table-cell>
          <table:table-cell office:value-type="float" office:value="0" calcext:value-type="float">
            <text:p>0</text:p>
          </table:table-cell>
          <table:table-cell office:value-type="float" office:value="11.56185" calcext:value-type="float">
            <text:p>11.56185</text:p>
          </table:table-cell>
          <table:table-cell office:value-type="float" office:value="28.61969" calcext:value-type="float">
            <text:p>28.61969</text:p>
          </table:table-cell>
          <table:table-cell office:value-type="float" office:value="41.97607" calcext:value-type="float">
            <text:p>41.97607</text:p>
          </table:table-cell>
          <table:table-cell office:value-type="float" office:value="48.63626" calcext:value-type="float">
            <text:p>48.63626</text:p>
          </table:table-cell>
          <table:table-cell office:value-type="float" office:value="49.93288" calcext:value-type="float">
            <text:p>49.93288</text:p>
          </table:table-cell>
          <table:table-cell office:value-type="float" office:value="23.41245" calcext:value-type="float">
            <text:p>23.41245</text:p>
          </table:table-cell>
          <table:table-cell office:value-type="float" office:value="12.30478" calcext:value-type="float">
            <text:p>12.30478</text:p>
          </table:table-cell>
          <table:table-cell office:value-type="float" office:value="11.4049" calcext:value-type="float">
            <text:p>11.4049</text:p>
          </table:table-cell>
          <table:table-cell office:value-type="float" office:value="8.80398" calcext:value-type="float">
            <text:p>8.80398</text:p>
          </table:table-cell>
          <table:table-cell office:value-type="float" office:value="3.879417" calcext:value-type="float">
            <text:p>3.879417</text:p>
          </table:table-cell>
          <table:table-cell office:value-type="float" office:value="1.584264" calcext:value-type="float">
            <text:p>1.584264</text:p>
          </table:table-cell>
          <table:table-cell office:value-type="float" office:value="0.7469192" calcext:value-type="float">
            <text:p>0.7469192</text:p>
          </table:table-cell>
          <table:table-cell office:value-type="float" office:value="0.3637605" calcext:value-type="float">
            <text:p>0.3637605</text:p>
          </table:table-cell>
          <table:table-cell office:value-type="float" office:value="0.3473087" calcext:value-type="float">
            <text:p>0.3473087</text:p>
          </table:table-cell>
          <table:table-cell office:value-type="float" office:value="0" calcext:value-type="float">
            <text:p>0</text:p>
          </table:table-cell>
          <table:table-cell office:value-type="float" office:value="11410.96" calcext:value-type="float">
            <text:p>11410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162207" calcext:value-type="float">
            <text:p>-0.0516220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2" calcext:value-type="float">
            <text:p>12052002</text:p>
          </table:table-cell>
          <table:table-cell office:value-type="float" office:value="17.31961" calcext:value-type="float">
            <text:p>17.31961</text:p>
          </table:table-cell>
          <table:table-cell office:value-type="float" office:value="1098.769" calcext:value-type="float">
            <text:p>1098.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69187" calcext:value-type="float">
            <text:p>3.469187</text:p>
          </table:table-cell>
          <table:table-cell office:value-type="float" office:value="24.14742" calcext:value-type="float">
            <text:p>24.14742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3425633" calcext:value-type="float">
            <text:p>3.425633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2289405" calcext:value-type="float">
            <text:p>-0.002289405</text:p>
          </table:table-cell>
          <table:table-cell office:value-type="float" office:value="-0.07314165" calcext:value-type="float">
            <text:p>-0.07314165</text:p>
          </table:table-cell>
          <table:table-cell office:value-type="float" office:value="0.001284177" calcext:value-type="float">
            <text:p>0.001284177</text:p>
          </table:table-cell>
          <table:table-cell office:value-type="float" office:value="0.00005310429" calcext:value-type="float">
            <text:p>5.310429E-05</text:p>
          </table:table-cell>
          <table:table-cell office:value-type="float" office:value="15.80992" calcext:value-type="float">
            <text:p>15.80992</text:p>
          </table:table-cell>
          <table:table-cell office:value-type="float" office:value="9.360178" calcext:value-type="float">
            <text:p>9.360178</text:p>
          </table:table-cell>
          <table:table-cell office:value-type="float" office:value="0.6731355" calcext:value-type="float">
            <text:p>0.6731355</text:p>
          </table:table-cell>
          <table:table-cell office:value-type="float" office:value="0.1708934" calcext:value-type="float">
            <text:p>0.1708934</text:p>
          </table:table-cell>
          <table:table-cell office:value-type="float" office:value="0.06566042" calcext:value-type="float">
            <text:p>0.06566042</text:p>
          </table:table-cell>
          <table:table-cell office:value-type="float" office:value="0.04582671" calcext:value-type="float">
            <text:p>0.04582671</text:p>
          </table:table-cell>
          <table:table-cell office:value-type="float" office:value="0.01958073" calcext:value-type="float">
            <text:p>0.01958073</text:p>
          </table:table-cell>
          <table:table-cell office:value-type="float" office:value="0.0139596" calcext:value-type="float">
            <text:p>0.0139596</text:p>
          </table:table-cell>
          <table:table-cell office:value-type="float" office:value="0.02618787" calcext:value-type="float">
            <text:p>0.02618787</text:p>
          </table:table-cell>
          <table:table-cell office:value-type="float" office:value="0.02145821" calcext:value-type="float">
            <text:p>0.02145821</text:p>
          </table:table-cell>
          <table:table-cell office:value-type="float" office:value="0.01913259" calcext:value-type="float">
            <text:p>0.01913259</text:p>
          </table:table-cell>
          <table:table-cell office:value-type="float" office:value="0.01923655" calcext:value-type="float">
            <text:p>0.01923655</text:p>
          </table:table-cell>
          <table:table-cell office:value-type="float" office:value="0.01734687" calcext:value-type="float">
            <text:p>0.01734687</text:p>
          </table:table-cell>
          <table:table-cell office:value-type="float" office:value="0.006759238" calcext:value-type="float">
            <text:p>0.006759238</text:p>
          </table:table-cell>
          <table:table-cell office:value-type="float" office:value="0.007098705" calcext:value-type="float">
            <text:p>0.007098705</text:p>
          </table:table-cell>
          <table:table-cell office:value-type="float" office:value="0" calcext:value-type="float">
            <text:p>0</text:p>
          </table:table-cell>
          <table:table-cell office:value-type="float" office:value="26.68935" calcext:value-type="float">
            <text:p>26.68935</text:p>
          </table:table-cell>
          <table:table-cell office:value-type="float" office:value="28.17278" calcext:value-type="float">
            <text:p>28.17278</text:p>
          </table:table-cell>
          <table:table-cell office:value-type="float" office:value="39.59762" calcext:value-type="float">
            <text:p>39.59762</text:p>
          </table:table-cell>
          <table:table-cell office:value-type="float" office:value="45.82867" calcext:value-type="float">
            <text:p>45.82867</text:p>
          </table:table-cell>
          <table:table-cell office:value-type="float" office:value="47.04341" calcext:value-type="float">
            <text:p>47.04341</text:p>
          </table:table-cell>
          <table:table-cell office:value-type="float" office:value="23.59818" calcext:value-type="float">
            <text:p>23.59818</text:p>
          </table:table-cell>
          <table:table-cell office:value-type="float" office:value="13.92702" calcext:value-type="float">
            <text:p>13.92702</text:p>
          </table:table-cell>
          <table:table-cell office:value-type="float" office:value="11.71615" calcext:value-type="float">
            <text:p>11.71615</text:p>
          </table:table-cell>
          <table:table-cell office:value-type="float" office:value="8.861534" calcext:value-type="float">
            <text:p>8.861534</text:p>
          </table:table-cell>
          <table:table-cell office:value-type="float" office:value="3.897936" calcext:value-type="float">
            <text:p>3.897936</text:p>
          </table:table-cell>
          <table:table-cell office:value-type="float" office:value="1.586898" calcext:value-type="float">
            <text:p>1.586898</text:p>
          </table:table-cell>
          <table:table-cell office:value-type="float" office:value="0.7473627" calcext:value-type="float">
            <text:p>0.7473627</text:p>
          </table:table-cell>
          <table:table-cell office:value-type="float" office:value="0.3637753" calcext:value-type="float">
            <text:p>0.3637753</text:p>
          </table:table-cell>
          <table:table-cell office:value-type="float" office:value="0.3473244" calcext:value-type="float">
            <text:p>0.3473244</text:p>
          </table:table-cell>
          <table:table-cell office:value-type="float" office:value="0" calcext:value-type="float">
            <text:p>0</text:p>
          </table:table-cell>
          <table:table-cell office:value-type="float" office:value="11324.8" calcext:value-type="float">
            <text:p>11324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229864" calcext:value-type="float">
            <text:p>-0.0522986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2" calcext:value-type="float">
            <text:p>13052002</text:p>
          </table:table-cell>
          <table:table-cell office:value-type="float" office:value="17.24067" calcext:value-type="float">
            <text:p>17.24067</text:p>
          </table:table-cell>
          <table:table-cell office:value-type="float" office:value="1098.8" calcext:value-type="float">
            <text:p>109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40832" calcext:value-type="float">
            <text:p>3.340832</text:p>
          </table:table-cell>
          <table:table-cell office:value-type="float" office:value="24.31143" calcext:value-type="float">
            <text:p>24.31143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3425633" calcext:value-type="float">
            <text:p>3.425633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2289405" calcext:value-type="float">
            <text:p>-0.002289405</text:p>
          </table:table-cell>
          <table:table-cell office:value-type="float" office:value="-0.07697254" calcext:value-type="float">
            <text:p>-0.07697254</text:p>
          </table:table-cell>
          <table:table-cell office:value-type="float" office:value="0.001273465" calcext:value-type="float">
            <text:p>0.001273465</text:p>
          </table:table-cell>
          <table:table-cell office:value-type="float" office:value="0.00005372065" calcext:value-type="float">
            <text:p>5.372065E-05</text:p>
          </table:table-cell>
          <table:table-cell office:value-type="float" office:value="16.22491" calcext:value-type="float">
            <text:p>16.22491</text:p>
          </table:table-cell>
          <table:table-cell office:value-type="float" office:value="5.675345" calcext:value-type="float">
            <text:p>5.675345</text:p>
          </table:table-cell>
          <table:table-cell office:value-type="float" office:value="0.4227394" calcext:value-type="float">
            <text:p>0.4227394</text:p>
          </table:table-cell>
          <table:table-cell office:value-type="float" office:value="0.1132599" calcext:value-type="float">
            <text:p>0.1132599</text:p>
          </table:table-cell>
          <table:table-cell office:value-type="float" office:value="0.05402799" calcext:value-type="float">
            <text:p>0.05402799</text:p>
          </table:table-cell>
          <table:table-cell office:value-type="float" office:value="0.04368947" calcext:value-type="float">
            <text:p>0.04368947</text:p>
          </table:table-cell>
          <table:table-cell office:value-type="float" office:value="0.01954059" calcext:value-type="float">
            <text:p>0.01954059</text:p>
          </table:table-cell>
          <table:table-cell office:value-type="float" office:value="0.01395333" calcext:value-type="float">
            <text:p>0.01395333</text:p>
          </table:table-cell>
          <table:table-cell office:value-type="float" office:value="0.02640661" calcext:value-type="float">
            <text:p>0.02640661</text:p>
          </table:table-cell>
          <table:table-cell office:value-type="float" office:value="0.02150859" calcext:value-type="float">
            <text:p>0.02150859</text:p>
          </table:table-cell>
          <table:table-cell office:value-type="float" office:value="0.01909918" calcext:value-type="float">
            <text:p>0.01909918</text:p>
          </table:table-cell>
          <table:table-cell office:value-type="float" office:value="0.01917536" calcext:value-type="float">
            <text:p>0.01917536</text:p>
          </table:table-cell>
          <table:table-cell office:value-type="float" office:value="0.01731266" calcext:value-type="float">
            <text:p>0.01731266</text:p>
          </table:table-cell>
          <table:table-cell office:value-type="float" office:value="0.006756826" calcext:value-type="float">
            <text:p>0.006756826</text:p>
          </table:table-cell>
          <table:table-cell office:value-type="float" office:value="0.007098197" calcext:value-type="float">
            <text:p>0.007098197</text:p>
          </table:table-cell>
          <table:table-cell office:value-type="float" office:value="0" calcext:value-type="float">
            <text:p>0</text:p>
          </table:table-cell>
          <table:table-cell office:value-type="float" office:value="41.81665" calcext:value-type="float">
            <text:p>41.81665</text:p>
          </table:table-cell>
          <table:table-cell office:value-type="float" office:value="28.65715" calcext:value-type="float">
            <text:p>28.65715</text:p>
          </table:table-cell>
          <table:table-cell office:value-type="float" office:value="37.36601" calcext:value-type="float">
            <text:p>37.36601</text:p>
          </table:table-cell>
          <table:table-cell office:value-type="float" office:value="43.37957" calcext:value-type="float">
            <text:p>43.37957</text:p>
          </table:table-cell>
          <table:table-cell office:value-type="float" office:value="44.49392" calcext:value-type="float">
            <text:p>44.49392</text:p>
          </table:table-cell>
          <table:table-cell office:value-type="float" office:value="22.88402" calcext:value-type="float">
            <text:p>22.88402</text:p>
          </table:table-cell>
          <table:table-cell office:value-type="float" office:value="14.04203" calcext:value-type="float">
            <text:p>14.04203</text:p>
          </table:table-cell>
          <table:table-cell office:value-type="float" office:value="11.9603" calcext:value-type="float">
            <text:p>11.9603</text:p>
          </table:table-cell>
          <table:table-cell office:value-type="float" office:value="8.937265" calcext:value-type="float">
            <text:p>8.937265</text:p>
          </table:table-cell>
          <table:table-cell office:value-type="float" office:value="3.918889" calcext:value-type="float">
            <text:p>3.918889</text:p>
          </table:table-cell>
          <table:table-cell office:value-type="float" office:value="1.590234" calcext:value-type="float">
            <text:p>1.590234</text:p>
          </table:table-cell>
          <table:table-cell office:value-type="float" office:value="0.7478243" calcext:value-type="float">
            <text:p>0.7478243</text:p>
          </table:table-cell>
          <table:table-cell office:value-type="float" office:value="0.3637955" calcext:value-type="float">
            <text:p>0.3637955</text:p>
          </table:table-cell>
          <table:table-cell office:value-type="float" office:value="0.3473402" calcext:value-type="float">
            <text:p>0.3473402</text:p>
          </table:table-cell>
          <table:table-cell office:value-type="float" office:value="0" calcext:value-type="float">
            <text:p>0</text:p>
          </table:table-cell>
          <table:table-cell office:value-type="float" office:value="11453.01" calcext:value-type="float">
            <text:p>11453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297436" calcext:value-type="float">
            <text:p>-0.0529743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2" calcext:value-type="float">
            <text:p>14052002</text:p>
          </table:table-cell>
          <table:table-cell office:value-type="float" office:value="17.13171" calcext:value-type="float">
            <text:p>17.13171</text:p>
          </table:table-cell>
          <table:table-cell office:value-type="float" office:value="1098.815" calcext:value-type="float">
            <text:p>1098.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86455" calcext:value-type="float">
            <text:p>3.286455</text:p>
          </table:table-cell>
          <table:table-cell office:value-type="float" office:value="24.4505" calcext:value-type="float">
            <text:p>24.4505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3425633" calcext:value-type="float">
            <text:p>3.425633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2289405" calcext:value-type="float">
            <text:p>-0.002289405</text:p>
          </table:table-cell>
          <table:table-cell office:value-type="float" office:value="-0.07820296" calcext:value-type="float">
            <text:p>-0.07820296</text:p>
          </table:table-cell>
          <table:table-cell office:value-type="float" office:value="0.001257231" calcext:value-type="float">
            <text:p>0.001257231</text:p>
          </table:table-cell>
          <table:table-cell office:value-type="float" office:value="0.00005428479" calcext:value-type="float">
            <text:p>5.428479E-05</text:p>
          </table:table-cell>
          <table:table-cell office:value-type="float" office:value="16.39605" calcext:value-type="float">
            <text:p>16.39605</text:p>
          </table:table-cell>
          <table:table-cell office:value-type="float" office:value="4.06311" calcext:value-type="float">
            <text:p>4.06311</text:p>
          </table:table-cell>
          <table:table-cell office:value-type="float" office:value="0.2789305" calcext:value-type="float">
            <text:p>0.2789305</text:p>
          </table:table-cell>
          <table:table-cell office:value-type="float" office:value="0.08219723" calcext:value-type="float">
            <text:p>0.08219723</text:p>
          </table:table-cell>
          <table:table-cell office:value-type="float" office:value="0.04759182" calcext:value-type="float">
            <text:p>0.04759182</text:p>
          </table:table-cell>
          <table:table-cell office:value-type="float" office:value="0.0423016" calcext:value-type="float">
            <text:p>0.0423016</text:p>
          </table:table-cell>
          <table:table-cell office:value-type="float" office:value="0.01935259" calcext:value-type="float">
            <text:p>0.01935259</text:p>
          </table:table-cell>
          <table:table-cell office:value-type="float" office:value="0.01383286" calcext:value-type="float">
            <text:p>0.01383286</text:p>
          </table:table-cell>
          <table:table-cell office:value-type="float" office:value="0.02651314" calcext:value-type="float">
            <text:p>0.02651314</text:p>
          </table:table-cell>
          <table:table-cell office:value-type="float" office:value="0.02157457" calcext:value-type="float">
            <text:p>0.02157457</text:p>
          </table:table-cell>
          <table:table-cell office:value-type="float" office:value="0.01907319" calcext:value-type="float">
            <text:p>0.01907319</text:p>
          </table:table-cell>
          <table:table-cell office:value-type="float" office:value="0.01911558" calcext:value-type="float">
            <text:p>0.01911558</text:p>
          </table:table-cell>
          <table:table-cell office:value-type="float" office:value="0.01727785" calcext:value-type="float">
            <text:p>0.01727785</text:p>
          </table:table-cell>
          <table:table-cell office:value-type="float" office:value="0.006754372" calcext:value-type="float">
            <text:p>0.006754372</text:p>
          </table:table-cell>
          <table:table-cell office:value-type="float" office:value="0.007097683" calcext:value-type="float">
            <text:p>0.007097683</text:p>
          </table:table-cell>
          <table:table-cell office:value-type="float" office:value="0" calcext:value-type="float">
            <text:p>0</text:p>
          </table:table-cell>
          <table:table-cell office:value-type="float" office:value="42.79932" calcext:value-type="float">
            <text:p>42.79932</text:p>
          </table:table-cell>
          <table:table-cell office:value-type="float" office:value="31.92896" calcext:value-type="float">
            <text:p>31.92896</text:p>
          </table:table-cell>
          <table:table-cell office:value-type="float" office:value="37.49461" calcext:value-type="float">
            <text:p>37.49461</text:p>
          </table:table-cell>
          <table:table-cell office:value-type="float" office:value="42.26865" calcext:value-type="float">
            <text:p>42.26865</text:p>
          </table:table-cell>
          <table:table-cell office:value-type="float" office:value="42.58052" calcext:value-type="float">
            <text:p>42.58052</text:p>
          </table:table-cell>
          <table:table-cell office:value-type="float" office:value="22.22514" calcext:value-type="float">
            <text:p>22.22514</text:p>
          </table:table-cell>
          <table:table-cell office:value-type="float" office:value="13.82611" calcext:value-type="float">
            <text:p>13.82611</text:p>
          </table:table-cell>
          <table:table-cell office:value-type="float" office:value="11.98586" calcext:value-type="float">
            <text:p>11.98586</text:p>
          </table:table-cell>
          <table:table-cell office:value-type="float" office:value="9.026069" calcext:value-type="float">
            <text:p>9.026069</text:p>
          </table:table-cell>
          <table:table-cell office:value-type="float" office:value="3.943425" calcext:value-type="float">
            <text:p>3.943425</text:p>
          </table:table-cell>
          <table:table-cell office:value-type="float" office:value="1.594392" calcext:value-type="float">
            <text:p>1.594392</text:p>
          </table:table-cell>
          <table:table-cell office:value-type="float" office:value="0.7483078" calcext:value-type="float">
            <text:p>0.7483078</text:p>
          </table:table-cell>
          <table:table-cell office:value-type="float" office:value="0.3638225" calcext:value-type="float">
            <text:p>0.3638225</text:p>
          </table:table-cell>
          <table:table-cell office:value-type="float" office:value="0.3473559" calcext:value-type="float">
            <text:p>0.3473559</text:p>
          </table:table-cell>
          <table:table-cell office:value-type="float" office:value="0" calcext:value-type="float">
            <text:p>0</text:p>
          </table:table-cell>
          <table:table-cell office:value-type="float" office:value="11635.49" calcext:value-type="float">
            <text:p>11635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304288" calcext:value-type="float">
            <text:p>-0.0530428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2" calcext:value-type="float">
            <text:p>15052002</text:p>
          </table:table-cell>
          <table:table-cell office:value-type="float" office:value="16.79669" calcext:value-type="float">
            <text:p>16.79669</text:p>
          </table:table-cell>
          <table:table-cell office:value-type="float" office:value="1098.828" calcext:value-type="float">
            <text:p>1098.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21957" calcext:value-type="float">
            <text:p>3.521957</text:p>
          </table:table-cell>
          <table:table-cell office:value-type="float" office:value="24.52836" calcext:value-type="float">
            <text:p>24.52836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3425633" calcext:value-type="float">
            <text:p>3.425633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2289405" calcext:value-type="float">
            <text:p>-0.002289405</text:p>
          </table:table-cell>
          <table:table-cell office:value-type="float" office:value="-0.07841436" calcext:value-type="float">
            <text:p>-0.07841436</text:p>
          </table:table-cell>
          <table:table-cell office:value-type="float" office:value="0.001196293" calcext:value-type="float">
            <text:p>0.001196293</text:p>
          </table:table-cell>
          <table:table-cell office:value-type="float" office:value="0.00005484555" calcext:value-type="float">
            <text:p>5.484555E-05</text:p>
          </table:table-cell>
          <table:table-cell office:value-type="float" office:value="15.87746" calcext:value-type="float">
            <text:p>15.87746</text:p>
          </table:table-cell>
          <table:table-cell office:value-type="float" office:value="6.520864" calcext:value-type="float">
            <text:p>6.520864</text:p>
          </table:table-cell>
          <table:table-cell office:value-type="float" office:value="0.198731" calcext:value-type="float">
            <text:p>0.198731</text:p>
          </table:table-cell>
          <table:table-cell office:value-type="float" office:value="0.06667345" calcext:value-type="float">
            <text:p>0.06667345</text:p>
          </table:table-cell>
          <table:table-cell office:value-type="float" office:value="0.04426873" calcext:value-type="float">
            <text:p>0.04426873</text:p>
          </table:table-cell>
          <table:table-cell office:value-type="float" office:value="0.04184245" calcext:value-type="float">
            <text:p>0.04184245</text:p>
          </table:table-cell>
          <table:table-cell office:value-type="float" office:value="0.01919227" calcext:value-type="float">
            <text:p>0.01919227</text:p>
          </table:table-cell>
          <table:table-cell office:value-type="float" office:value="0.01370354" calcext:value-type="float">
            <text:p>0.01370354</text:p>
          </table:table-cell>
          <table:table-cell office:value-type="float" office:value="0.02655013" calcext:value-type="float">
            <text:p>0.02655013</text:p>
          </table:table-cell>
          <table:table-cell office:value-type="float" office:value="0.02163597" calcext:value-type="float">
            <text:p>0.02163597</text:p>
          </table:table-cell>
          <table:table-cell office:value-type="float" office:value="0.0190534" calcext:value-type="float">
            <text:p>0.0190534</text:p>
          </table:table-cell>
          <table:table-cell office:value-type="float" office:value="0.01905746" calcext:value-type="float">
            <text:p>0.01905746</text:p>
          </table:table-cell>
          <table:table-cell office:value-type="float" office:value="0.01724264" calcext:value-type="float">
            <text:p>0.01724264</text:p>
          </table:table-cell>
          <table:table-cell office:value-type="float" office:value="0.006751872" calcext:value-type="float">
            <text:p>0.006751872</text:p>
          </table:table-cell>
          <table:table-cell office:value-type="float" office:value="0.007097174" calcext:value-type="float">
            <text:p>0.007097174</text:p>
          </table:table-cell>
          <table:table-cell office:value-type="float" office:value="0" calcext:value-type="float">
            <text:p>0</text:p>
          </table:table-cell>
          <table:table-cell office:value-type="float" office:value="44.82738" calcext:value-type="float">
            <text:p>44.82738</text:p>
          </table:table-cell>
          <table:table-cell office:value-type="float" office:value="35.57833" calcext:value-type="float">
            <text:p>35.57833</text:p>
          </table:table-cell>
          <table:table-cell office:value-type="float" office:value="38.07058" calcext:value-type="float">
            <text:p>38.07058</text:p>
          </table:table-cell>
          <table:table-cell office:value-type="float" office:value="42.3824" calcext:value-type="float">
            <text:p>42.3824</text:p>
          </table:table-cell>
          <table:table-cell office:value-type="float" office:value="42.35165" calcext:value-type="float">
            <text:p>42.35165</text:p>
          </table:table-cell>
          <table:table-cell office:value-type="float" office:value="22.03192" calcext:value-type="float">
            <text:p>22.03192</text:p>
          </table:table-cell>
          <table:table-cell office:value-type="float" office:value="13.72532" calcext:value-type="float">
            <text:p>13.72532</text:p>
          </table:table-cell>
          <table:table-cell office:value-type="float" office:value="11.94404" calcext:value-type="float">
            <text:p>11.94404</text:p>
          </table:table-cell>
          <table:table-cell office:value-type="float" office:value="9.098654" calcext:value-type="float">
            <text:p>9.098654</text:p>
          </table:table-cell>
          <table:table-cell office:value-type="float" office:value="3.970774" calcext:value-type="float">
            <text:p>3.970774</text:p>
          </table:table-cell>
          <table:table-cell office:value-type="float" office:value="1.599314" calcext:value-type="float">
            <text:p>1.599314</text:p>
          </table:table-cell>
          <table:table-cell office:value-type="float" office:value="0.7488315" calcext:value-type="float">
            <text:p>0.7488315</text:p>
          </table:table-cell>
          <table:table-cell office:value-type="float" office:value="0.3638571" calcext:value-type="float">
            <text:p>0.3638571</text:p>
          </table:table-cell>
          <table:table-cell office:value-type="float" office:value="0.3473716" calcext:value-type="float">
            <text:p>0.3473716</text:p>
          </table:table-cell>
          <table:table-cell office:value-type="float" office:value="0" calcext:value-type="float">
            <text:p>0</text:p>
          </table:table-cell>
          <table:table-cell office:value-type="float" office:value="12554.99" calcext:value-type="float">
            <text:p>12554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305606" calcext:value-type="float">
            <text:p>-0.0530560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2" calcext:value-type="float">
            <text:p>16052002</text:p>
          </table:table-cell>
          <table:table-cell office:value-type="float" office:value="16.61716" calcext:value-type="float">
            <text:p>16.61716</text:p>
          </table:table-cell>
          <table:table-cell office:value-type="float" office:value="1098.804" calcext:value-type="float">
            <text:p>1098.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31552" calcext:value-type="float">
            <text:p>3.631552</text:p>
          </table:table-cell>
          <table:table-cell office:value-type="float" office:value="24.61247" calcext:value-type="float">
            <text:p>24.61247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3425665" calcext:value-type="float">
            <text:p>3.425665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228889" calcext:value-type="float">
            <text:p>-0.00228889</text:p>
          </table:table-cell>
          <table:table-cell office:value-type="float" office:value="-0.07860047" calcext:value-type="float">
            <text:p>-0.07860047</text:p>
          </table:table-cell>
          <table:table-cell office:value-type="float" office:value="0.001148182" calcext:value-type="float">
            <text:p>0.001148182</text:p>
          </table:table-cell>
          <table:table-cell office:value-type="float" office:value="0.00005542234" calcext:value-type="float">
            <text:p>5.542234E-05</text:p>
          </table:table-cell>
          <table:table-cell office:value-type="float" office:value="15.63258" calcext:value-type="float">
            <text:p>15.63258</text:p>
          </table:table-cell>
          <table:table-cell office:value-type="float" office:value="8.011931" calcext:value-type="float">
            <text:p>8.011931</text:p>
          </table:table-cell>
          <table:table-cell office:value-type="float" office:value="0.141784" calcext:value-type="float">
            <text:p>0.141784</text:p>
          </table:table-cell>
          <table:table-cell office:value-type="float" office:value="0.05723348" calcext:value-type="float">
            <text:p>0.05723348</text:p>
          </table:table-cell>
          <table:table-cell office:value-type="float" office:value="0.04234315" calcext:value-type="float">
            <text:p>0.04234315</text:p>
          </table:table-cell>
          <table:table-cell office:value-type="float" office:value="0.04146984" calcext:value-type="float">
            <text:p>0.04146984</text:p>
          </table:table-cell>
          <table:table-cell office:value-type="float" office:value="0.0190053" calcext:value-type="float">
            <text:p>0.0190053</text:p>
          </table:table-cell>
          <table:table-cell office:value-type="float" office:value="0.01353927" calcext:value-type="float">
            <text:p>0.01353927</text:p>
          </table:table-cell>
          <table:table-cell office:value-type="float" office:value="0.02654344" calcext:value-type="float">
            <text:p>0.02654344</text:p>
          </table:table-cell>
          <table:table-cell office:value-type="float" office:value="0.02168661" calcext:value-type="float">
            <text:p>0.02168661</text:p>
          </table:table-cell>
          <table:table-cell office:value-type="float" office:value="0.01903731" calcext:value-type="float">
            <text:p>0.01903731</text:p>
          </table:table-cell>
          <table:table-cell office:value-type="float" office:value="0.01900099" calcext:value-type="float">
            <text:p>0.01900099</text:p>
          </table:table-cell>
          <table:table-cell office:value-type="float" office:value="0.01720715" calcext:value-type="float">
            <text:p>0.01720715</text:p>
          </table:table-cell>
          <table:table-cell office:value-type="float" office:value="0.006749334" calcext:value-type="float">
            <text:p>0.006749334</text:p>
          </table:table-cell>
          <table:table-cell office:value-type="float" office:value="0.007096674" calcext:value-type="float">
            <text:p>0.007096674</text:p>
          </table:table-cell>
          <table:table-cell office:value-type="float" office:value="0" calcext:value-type="float">
            <text:p>0</text:p>
          </table:table-cell>
          <table:table-cell office:value-type="float" office:value="43.44954" calcext:value-type="float">
            <text:p>43.44954</text:p>
          </table:table-cell>
          <table:table-cell office:value-type="float" office:value="38.9493" calcext:value-type="float">
            <text:p>38.9493</text:p>
          </table:table-cell>
          <table:table-cell office:value-type="float" office:value="38.42791" calcext:value-type="float">
            <text:p>38.42791</text:p>
          </table:table-cell>
          <table:table-cell office:value-type="float" office:value="42.44739" calcext:value-type="float">
            <text:p>42.44739</text:p>
          </table:table-cell>
          <table:table-cell office:value-type="float" office:value="42.32026" calcext:value-type="float">
            <text:p>42.32026</text:p>
          </table:table-cell>
          <table:table-cell office:value-type="float" office:value="21.9659" calcext:value-type="float">
            <text:p>21.9659</text:p>
          </table:table-cell>
          <table:table-cell office:value-type="float" office:value="13.74887" calcext:value-type="float">
            <text:p>13.74887</text:p>
          </table:table-cell>
          <table:table-cell office:value-type="float" office:value="11.92183" calcext:value-type="float">
            <text:p>11.92183</text:p>
          </table:table-cell>
          <table:table-cell office:value-type="float" office:value="9.15753" calcext:value-type="float">
            <text:p>9.15753</text:p>
          </table:table-cell>
          <table:table-cell office:value-type="float" office:value="3.999113" calcext:value-type="float">
            <text:p>3.999113</text:p>
          </table:table-cell>
          <table:table-cell office:value-type="float" office:value="1.604945" calcext:value-type="float">
            <text:p>1.604945</text:p>
          </table:table-cell>
          <table:table-cell office:value-type="float" office:value="0.749409" calcext:value-type="float">
            <text:p>0.749409</text:p>
          </table:table-cell>
          <table:table-cell office:value-type="float" office:value="0.3639005" calcext:value-type="float">
            <text:p>0.3639005</text:p>
          </table:table-cell>
          <table:table-cell office:value-type="float" office:value="0.3473873" calcext:value-type="float">
            <text:p>0.3473873</text:p>
          </table:table-cell>
          <table:table-cell office:value-type="float" office:value="0" calcext:value-type="float">
            <text:p>0</text:p>
          </table:table-cell>
          <table:table-cell office:value-type="float" office:value="12987.81" calcext:value-type="float">
            <text:p>12987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306973" calcext:value-type="float">
            <text:p>-0.0530697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2" calcext:value-type="float">
            <text:p>17052002</text:p>
          </table:table-cell>
          <table:table-cell office:value-type="float" office:value="16.43188" calcext:value-type="float">
            <text:p>16.43188</text:p>
          </table:table-cell>
          <table:table-cell office:value-type="float" office:value="1098.793" calcext:value-type="float">
            <text:p>1098.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13255" calcext:value-type="float">
            <text:p>3.713255</text:p>
          </table:table-cell>
          <table:table-cell office:value-type="float" office:value="24.71811" calcext:value-type="float">
            <text:p>24.71811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3425672" calcext:value-type="float">
            <text:p>3.425672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2288763" calcext:value-type="float">
            <text:p>-0.002288763</text:p>
          </table:table-cell>
          <table:table-cell office:value-type="float" office:value="-0.07885383" calcext:value-type="float">
            <text:p>-0.07885383</text:p>
          </table:table-cell>
          <table:table-cell office:value-type="float" office:value="0.001091582" calcext:value-type="float">
            <text:p>0.001091582</text:p>
          </table:table-cell>
          <table:table-cell office:value-type="float" office:value="0.00005604593" calcext:value-type="float">
            <text:p>5.604593E-05</text:p>
          </table:table-cell>
          <table:table-cell office:value-type="float" office:value="15.44634" calcext:value-type="float">
            <text:p>15.44634</text:p>
          </table:table-cell>
          <table:table-cell office:value-type="float" office:value="8.076248" calcext:value-type="float">
            <text:p>8.076248</text:p>
          </table:table-cell>
          <table:table-cell office:value-type="float" office:value="0.1108414" calcext:value-type="float">
            <text:p>0.1108414</text:p>
          </table:table-cell>
          <table:table-cell office:value-type="float" office:value="0.05279442" calcext:value-type="float">
            <text:p>0.05279442</text:p>
          </table:table-cell>
          <table:table-cell office:value-type="float" office:value="0.04134993" calcext:value-type="float">
            <text:p>0.04134993</text:p>
          </table:table-cell>
          <table:table-cell office:value-type="float" office:value="0.04135474" calcext:value-type="float">
            <text:p>0.04135474</text:p>
          </table:table-cell>
          <table:table-cell office:value-type="float" office:value="0.01895717" calcext:value-type="float">
            <text:p>0.01895717</text:p>
          </table:table-cell>
          <table:table-cell office:value-type="float" office:value="0.01346831" calcext:value-type="float">
            <text:p>0.01346831</text:p>
          </table:table-cell>
          <table:table-cell office:value-type="float" office:value="0.02652743" calcext:value-type="float">
            <text:p>0.02652743</text:p>
          </table:table-cell>
          <table:table-cell office:value-type="float" office:value="0.0217263" calcext:value-type="float">
            <text:p>0.0217263</text:p>
          </table:table-cell>
          <table:table-cell office:value-type="float" office:value="0.01902359" calcext:value-type="float">
            <text:p>0.01902359</text:p>
          </table:table-cell>
          <table:table-cell office:value-type="float" office:value="0.01894592" calcext:value-type="float">
            <text:p>0.01894592</text:p>
          </table:table-cell>
          <table:table-cell office:value-type="float" office:value="0.01717147" calcext:value-type="float">
            <text:p>0.01717147</text:p>
          </table:table-cell>
          <table:table-cell office:value-type="float" office:value="0.006746763" calcext:value-type="float">
            <text:p>0.006746763</text:p>
          </table:table-cell>
          <table:table-cell office:value-type="float" office:value="0.007096134" calcext:value-type="float">
            <text:p>0.007096134</text:p>
          </table:table-cell>
          <table:table-cell office:value-type="float" office:value="0" calcext:value-type="float">
            <text:p>0</text:p>
          </table:table-cell>
          <table:table-cell office:value-type="float" office:value="43.50796" calcext:value-type="float">
            <text:p>43.50796</text:p>
          </table:table-cell>
          <table:table-cell office:value-type="float" office:value="41.65722" calcext:value-type="float">
            <text:p>41.65722</text:p>
          </table:table-cell>
          <table:table-cell office:value-type="float" office:value="38.69248" calcext:value-type="float">
            <text:p>38.69248</text:p>
          </table:table-cell>
          <table:table-cell office:value-type="float" office:value="42.41835" calcext:value-type="float">
            <text:p>42.41835</text:p>
          </table:table-cell>
          <table:table-cell office:value-type="float" office:value="42.22514" calcext:value-type="float">
            <text:p>42.22514</text:p>
          </table:table-cell>
          <table:table-cell office:value-type="float" office:value="21.93074" calcext:value-type="float">
            <text:p>21.93074</text:p>
          </table:table-cell>
          <table:table-cell office:value-type="float" office:value="13.81089" calcext:value-type="float">
            <text:p>13.81089</text:p>
          </table:table-cell>
          <table:table-cell office:value-type="float" office:value="11.90616" calcext:value-type="float">
            <text:p>11.90616</text:p>
          </table:table-cell>
          <table:table-cell office:value-type="float" office:value="9.207314" calcext:value-type="float">
            <text:p>9.207314</text:p>
          </table:table-cell>
          <table:table-cell office:value-type="float" office:value="4.029602" calcext:value-type="float">
            <text:p>4.029602</text:p>
          </table:table-cell>
          <table:table-cell office:value-type="float" office:value="1.611217" calcext:value-type="float">
            <text:p>1.611217</text:p>
          </table:table-cell>
          <table:table-cell office:value-type="float" office:value="0.7501035" calcext:value-type="float">
            <text:p>0.7501035</text:p>
          </table:table-cell>
          <table:table-cell office:value-type="float" office:value="0.3639527" calcext:value-type="float">
            <text:p>0.3639527</text:p>
          </table:table-cell>
          <table:table-cell office:value-type="float" office:value="0.3474031" calcext:value-type="float">
            <text:p>0.3474031</text:p>
          </table:table-cell>
          <table:table-cell office:value-type="float" office:value="0" calcext:value-type="float">
            <text:p>0</text:p>
          </table:table-cell>
          <table:table-cell office:value-type="float" office:value="13436.9" calcext:value-type="float">
            <text:p>1343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308336" calcext:value-type="float">
            <text:p>-0.0530833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2" calcext:value-type="float">
            <text:p>18052002</text:p>
          </table:table-cell>
          <table:table-cell office:value-type="float" office:value="16.30033" calcext:value-type="float">
            <text:p>16.30033</text:p>
          </table:table-cell>
          <table:table-cell office:value-type="float" office:value="1098.757" calcext:value-type="float">
            <text:p>1098.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87508" calcext:value-type="float">
            <text:p>3.787508</text:p>
          </table:table-cell>
          <table:table-cell office:value-type="float" office:value="24.80122" calcext:value-type="float">
            <text:p>24.80122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3425672" calcext:value-type="float">
            <text:p>3.425672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2288763" calcext:value-type="float">
            <text:p>-0.002288763</text:p>
          </table:table-cell>
          <table:table-cell office:value-type="float" office:value="-0.07900989" calcext:value-type="float">
            <text:p>-0.07900989</text:p>
          </table:table-cell>
          <table:table-cell office:value-type="float" office:value="0.001053129" calcext:value-type="float">
            <text:p>0.001053129</text:p>
          </table:table-cell>
          <table:table-cell office:value-type="float" office:value="0.00005669249" calcext:value-type="float">
            <text:p>5.669249E-05</text:p>
          </table:table-cell>
          <table:table-cell office:value-type="float" office:value="15.26882" calcext:value-type="float">
            <text:p>15.26882</text:p>
          </table:table-cell>
          <table:table-cell office:value-type="float" office:value="9.10628" calcext:value-type="float">
            <text:p>9.10628</text:p>
          </table:table-cell>
          <table:table-cell office:value-type="float" office:value="0.09828098" calcext:value-type="float">
            <text:p>0.09828098</text:p>
          </table:table-cell>
          <table:table-cell office:value-type="float" office:value="0.05133536" calcext:value-type="float">
            <text:p>0.05133536</text:p>
          </table:table-cell>
          <table:table-cell office:value-type="float" office:value="0.04086977" calcext:value-type="float">
            <text:p>0.04086977</text:p>
          </table:table-cell>
          <table:table-cell office:value-type="float" office:value="0.04129052" calcext:value-type="float">
            <text:p>0.04129052</text:p>
          </table:table-cell>
          <table:table-cell office:value-type="float" office:value="0.0189022" calcext:value-type="float">
            <text:p>0.0189022</text:p>
          </table:table-cell>
          <table:table-cell office:value-type="float" office:value="0.01341053" calcext:value-type="float">
            <text:p>0.01341053</text:p>
          </table:table-cell>
          <table:table-cell office:value-type="float" office:value="0.02651758" calcext:value-type="float">
            <text:p>0.02651758</text:p>
          </table:table-cell>
          <table:table-cell office:value-type="float" office:value="0.02175622" calcext:value-type="float">
            <text:p>0.02175622</text:p>
          </table:table-cell>
          <table:table-cell office:value-type="float" office:value="0.01901183" calcext:value-type="float">
            <text:p>0.01901183</text:p>
          </table:table-cell>
          <table:table-cell office:value-type="float" office:value="0.01889252" calcext:value-type="float">
            <text:p>0.01889252</text:p>
          </table:table-cell>
          <table:table-cell office:value-type="float" office:value="0.01713562" calcext:value-type="float">
            <text:p>0.01713562</text:p>
          </table:table-cell>
          <table:table-cell office:value-type="float" office:value="0.006744164" calcext:value-type="float">
            <text:p>0.006744164</text:p>
          </table:table-cell>
          <table:table-cell office:value-type="float" office:value="0.007095598" calcext:value-type="float">
            <text:p>0.007095598</text:p>
          </table:table-cell>
          <table:table-cell office:value-type="float" office:value="0" calcext:value-type="float">
            <text:p>0</text:p>
          </table:table-cell>
          <table:table-cell office:value-type="float" office:value="38.76252" calcext:value-type="float">
            <text:p>38.76252</text:p>
          </table:table-cell>
          <table:table-cell office:value-type="float" office:value="44.55057" calcext:value-type="float">
            <text:p>44.55057</text:p>
          </table:table-cell>
          <table:table-cell office:value-type="float" office:value="39.05508" calcext:value-type="float">
            <text:p>39.05508</text:p>
          </table:table-cell>
          <table:table-cell office:value-type="float" office:value="42.41693" calcext:value-type="float">
            <text:p>42.41693</text:p>
          </table:table-cell>
          <table:table-cell office:value-type="float" office:value="42.15627" calcext:value-type="float">
            <text:p>42.15627</text:p>
          </table:table-cell>
          <table:table-cell office:value-type="float" office:value="21.9004" calcext:value-type="float">
            <text:p>21.9004</text:p>
          </table:table-cell>
          <table:table-cell office:value-type="float" office:value="13.89194" calcext:value-type="float">
            <text:p>13.89194</text:p>
          </table:table-cell>
          <table:table-cell office:value-type="float" office:value="11.91587" calcext:value-type="float">
            <text:p>11.91587</text:p>
          </table:table-cell>
          <table:table-cell office:value-type="float" office:value="9.239965" calcext:value-type="float">
            <text:p>9.239965</text:p>
          </table:table-cell>
          <table:table-cell office:value-type="float" office:value="4.063309" calcext:value-type="float">
            <text:p>4.063309</text:p>
          </table:table-cell>
          <table:table-cell office:value-type="float" office:value="1.618854" calcext:value-type="float">
            <text:p>1.618854</text:p>
          </table:table-cell>
          <table:table-cell office:value-type="float" office:value="0.7509303" calcext:value-type="float">
            <text:p>0.7509303</text:p>
          </table:table-cell>
          <table:table-cell office:value-type="float" office:value="0.3640163" calcext:value-type="float">
            <text:p>0.3640163</text:p>
          </table:table-cell>
          <table:table-cell office:value-type="float" office:value="0.3474188" calcext:value-type="float">
            <text:p>0.3474188</text:p>
          </table:table-cell>
          <table:table-cell office:value-type="float" office:value="0" calcext:value-type="float">
            <text:p>0</text:p>
          </table:table-cell>
          <table:table-cell office:value-type="float" office:value="13724.05" calcext:value-type="float">
            <text:p>13724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309913" calcext:value-type="float">
            <text:p>-0.05309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2" calcext:value-type="float">
            <text:p>19052002</text:p>
          </table:table-cell>
          <table:table-cell office:value-type="float" office:value="16.19516" calcext:value-type="float">
            <text:p>16.19516</text:p>
          </table:table-cell>
          <table:table-cell office:value-type="float" office:value="1098.714" calcext:value-type="float">
            <text:p>1098.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39121" calcext:value-type="float">
            <text:p>3.839121</text:p>
          </table:table-cell>
          <table:table-cell office:value-type="float" office:value="24.888" calcext:value-type="float">
            <text:p>24.888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3425672" calcext:value-type="float">
            <text:p>3.425672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2288763" calcext:value-type="float">
            <text:p>-0.002288763</text:p>
          </table:table-cell>
          <table:table-cell office:value-type="float" office:value="-0.0791511" calcext:value-type="float">
            <text:p>-0.0791511</text:p>
          </table:table-cell>
          <table:table-cell office:value-type="float" office:value="0.001019712" calcext:value-type="float">
            <text:p>0.001019712</text:p>
          </table:table-cell>
          <table:table-cell office:value-type="float" office:value="0.00005735954" calcext:value-type="float">
            <text:p>5.735954E-05</text:p>
          </table:table-cell>
          <table:table-cell office:value-type="float" office:value="15.13796" calcext:value-type="float">
            <text:p>15.13796</text:p>
          </table:table-cell>
          <table:table-cell office:value-type="float" office:value="9.757817" calcext:value-type="float">
            <text:p>9.757817</text:p>
          </table:table-cell>
          <table:table-cell office:value-type="float" office:value="0.09216215" calcext:value-type="float">
            <text:p>0.09216215</text:p>
          </table:table-cell>
          <table:table-cell office:value-type="float" office:value="0.05128279" calcext:value-type="float">
            <text:p>0.05128279</text:p>
          </table:table-cell>
          <table:table-cell office:value-type="float" office:value="0.04069135" calcext:value-type="float">
            <text:p>0.04069135</text:p>
          </table:table-cell>
          <table:table-cell office:value-type="float" office:value="0.04129111" calcext:value-type="float">
            <text:p>0.04129111</text:p>
          </table:table-cell>
          <table:table-cell office:value-type="float" office:value="0.01885418" calcext:value-type="float">
            <text:p>0.01885418</text:p>
          </table:table-cell>
          <table:table-cell office:value-type="float" office:value="0.01335476" calcext:value-type="float">
            <text:p>0.01335476</text:p>
          </table:table-cell>
          <table:table-cell office:value-type="float" office:value="0.02650396" calcext:value-type="float">
            <text:p>0.02650396</text:p>
          </table:table-cell>
          <table:table-cell office:value-type="float" office:value="0.02177857" calcext:value-type="float">
            <text:p>0.02177857</text:p>
          </table:table-cell>
          <table:table-cell office:value-type="float" office:value="0.01900118" calcext:value-type="float">
            <text:p>0.01900118</text:p>
          </table:table-cell>
          <table:table-cell office:value-type="float" office:value="0.0188405" calcext:value-type="float">
            <text:p>0.0188405</text:p>
          </table:table-cell>
          <table:table-cell office:value-type="float" office:value="0.01709965" calcext:value-type="float">
            <text:p>0.01709965</text:p>
          </table:table-cell>
          <table:table-cell office:value-type="float" office:value="0.006741533" calcext:value-type="float">
            <text:p>0.006741533</text:p>
          </table:table-cell>
          <table:table-cell office:value-type="float" office:value="0.007095062" calcext:value-type="float">
            <text:p>0.007095062</text:p>
          </table:table-cell>
          <table:table-cell office:value-type="float" office:value="0" calcext:value-type="float">
            <text:p>0</text:p>
          </table:table-cell>
          <table:table-cell office:value-type="float" office:value="34.65859" calcext:value-type="float">
            <text:p>34.65859</text:p>
          </table:table-cell>
          <table:table-cell office:value-type="float" office:value="46.95436" calcext:value-type="float">
            <text:p>46.95436</text:p>
          </table:table-cell>
          <table:table-cell office:value-type="float" office:value="39.45905" calcext:value-type="float">
            <text:p>39.45905</text:p>
          </table:table-cell>
          <table:table-cell office:value-type="float" office:value="42.43417" calcext:value-type="float">
            <text:p>42.43417</text:p>
          </table:table-cell>
          <table:table-cell office:value-type="float" office:value="42.12097" calcext:value-type="float">
            <text:p>42.12097</text:p>
          </table:table-cell>
          <table:table-cell office:value-type="float" office:value="21.88742" calcext:value-type="float">
            <text:p>21.88742</text:p>
          </table:table-cell>
          <table:table-cell office:value-type="float" office:value="13.97084" calcext:value-type="float">
            <text:p>13.97084</text:p>
          </table:table-cell>
          <table:table-cell office:value-type="float" office:value="11.93272" calcext:value-type="float">
            <text:p>11.93272</text:p>
          </table:table-cell>
          <table:table-cell office:value-type="float" office:value="9.263823" calcext:value-type="float">
            <text:p>9.263823</text:p>
          </table:table-cell>
          <table:table-cell office:value-type="float" office:value="4.098037" calcext:value-type="float">
            <text:p>4.098037</text:p>
          </table:table-cell>
          <table:table-cell office:value-type="float" office:value="1.627778" calcext:value-type="float">
            <text:p>1.627778</text:p>
          </table:table-cell>
          <table:table-cell office:value-type="float" office:value="0.751924" calcext:value-type="float">
            <text:p>0.751924</text:p>
          </table:table-cell>
          <table:table-cell office:value-type="float" office:value="0.3640924" calcext:value-type="float">
            <text:p>0.3640924</text:p>
          </table:table-cell>
          <table:table-cell office:value-type="float" office:value="0.3474346" calcext:value-type="float">
            <text:p>0.3474346</text:p>
          </table:table-cell>
          <table:table-cell office:value-type="float" office:value="0" calcext:value-type="float">
            <text:p>0</text:p>
          </table:table-cell>
          <table:table-cell office:value-type="float" office:value="13926.36" calcext:value-type="float">
            <text:p>13926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311589" calcext:value-type="float">
            <text:p>-0.0531158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2" calcext:value-type="float">
            <text:p>20052002</text:p>
          </table:table-cell>
          <table:table-cell office:value-type="float" office:value="16.1033" calcext:value-type="float">
            <text:p>16.1033</text:p>
          </table:table-cell>
          <table:table-cell office:value-type="float" office:value="1098.666" calcext:value-type="float">
            <text:p>1098.666</text:p>
          </table:table-cell>
          <table:table-cell office:value-type="float" office:value="0" calcext:value-type="float">
            <text:p>0</text:p>
          </table:table-cell>
          <table:table-cell office:value-type="float" office:value="-0.0001097439" calcext:value-type="float">
            <text:p>-0.0001097439</text:p>
          </table:table-cell>
          <table:table-cell office:value-type="float" office:value="3.878122" calcext:value-type="float">
            <text:p>3.878122</text:p>
          </table:table-cell>
          <table:table-cell office:value-type="float" office:value="24.97945" calcext:value-type="float">
            <text:p>24.97945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3425672" calcext:value-type="float">
            <text:p>3.425672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2288763" calcext:value-type="float">
            <text:p>-0.002288763</text:p>
          </table:table-cell>
          <table:table-cell office:value-type="float" office:value="-0.07927553" calcext:value-type="float">
            <text:p>-0.07927553</text:p>
          </table:table-cell>
          <table:table-cell office:value-type="float" office:value="0.0009888214" calcext:value-type="float">
            <text:p>0.0009888214</text:p>
          </table:table-cell>
          <table:table-cell office:value-type="float" office:value="0.00005805188" calcext:value-type="float">
            <text:p>5.805188E-05</text:p>
          </table:table-cell>
          <table:table-cell office:value-type="float" office:value="15.03153" calcext:value-type="float">
            <text:p>15.03153</text:p>
          </table:table-cell>
          <table:table-cell office:value-type="float" office:value="10.23221" calcext:value-type="float">
            <text:p>10.23221</text:p>
          </table:table-cell>
          <table:table-cell office:value-type="float" office:value="0.09101252" calcext:value-type="float">
            <text:p>0.09101252</text:p>
          </table:table-cell>
          <table:table-cell office:value-type="float" office:value="0.05264227" calcext:value-type="float">
            <text:p>0.05264227</text:p>
          </table:table-cell>
          <table:table-cell office:value-type="float" office:value="0.04069296" calcext:value-type="float">
            <text:p>0.04069296</text:p>
          </table:table-cell>
          <table:table-cell office:value-type="float" office:value="0.04132048" calcext:value-type="float">
            <text:p>0.04132048</text:p>
          </table:table-cell>
          <table:table-cell office:value-type="float" office:value="0.01881404" calcext:value-type="float">
            <text:p>0.01881404</text:p>
          </table:table-cell>
          <table:table-cell office:value-type="float" office:value="0.01330903" calcext:value-type="float">
            <text:p>0.01330903</text:p>
          </table:table-cell>
          <table:table-cell office:value-type="float" office:value="0.02648805" calcext:value-type="float">
            <text:p>0.02648805</text:p>
          </table:table-cell>
          <table:table-cell office:value-type="float" office:value="0.02179513" calcext:value-type="float">
            <text:p>0.02179513</text:p>
          </table:table-cell>
          <table:table-cell office:value-type="float" office:value="0.01899046" calcext:value-type="float">
            <text:p>0.01899046</text:p>
          </table:table-cell>
          <table:table-cell office:value-type="float" office:value="0.01878916" calcext:value-type="float">
            <text:p>0.01878916</text:p>
          </table:table-cell>
          <table:table-cell office:value-type="float" office:value="0.01706342" calcext:value-type="float">
            <text:p>0.01706342</text:p>
          </table:table-cell>
          <table:table-cell office:value-type="float" office:value="0.006738934" calcext:value-type="float">
            <text:p>0.006738934</text:p>
          </table:table-cell>
          <table:table-cell office:value-type="float" office:value="0.007094506" calcext:value-type="float">
            <text:p>0.007094506</text:p>
          </table:table-cell>
          <table:table-cell office:value-type="float" office:value="0" calcext:value-type="float">
            <text:p>0</text:p>
          </table:table-cell>
          <table:table-cell office:value-type="float" office:value="31.17699" calcext:value-type="float">
            <text:p>31.17699</text:p>
          </table:table-cell>
          <table:table-cell office:value-type="float" office:value="48.99745" calcext:value-type="float">
            <text:p>48.99745</text:p>
          </table:table-cell>
          <table:table-cell office:value-type="float" office:value="39.91686" calcext:value-type="float">
            <text:p>39.91686</text:p>
          </table:table-cell>
          <table:table-cell office:value-type="float" office:value="42.46806" calcext:value-type="float">
            <text:p>42.46806</text:p>
          </table:table-cell>
          <table:table-cell office:value-type="float" office:value="42.09255" calcext:value-type="float">
            <text:p>42.09255</text:p>
          </table:table-cell>
          <table:table-cell office:value-type="float" office:value="21.88375" calcext:value-type="float">
            <text:p>21.88375</text:p>
          </table:table-cell>
          <table:table-cell office:value-type="float" office:value="14.0602" calcext:value-type="float">
            <text:p>14.0602</text:p>
          </table:table-cell>
          <table:table-cell office:value-type="float" office:value="11.95198" calcext:value-type="float">
            <text:p>11.95198</text:p>
          </table:table-cell>
          <table:table-cell office:value-type="float" office:value="9.284801" calcext:value-type="float">
            <text:p>9.284801</text:p>
          </table:table-cell>
          <table:table-cell office:value-type="float" office:value="4.130472" calcext:value-type="float">
            <text:p>4.130472</text:p>
          </table:table-cell>
          <table:table-cell office:value-type="float" office:value="1.637196" calcext:value-type="float">
            <text:p>1.637196</text:p>
          </table:table-cell>
          <table:table-cell office:value-type="float" office:value="0.7530677" calcext:value-type="float">
            <text:p>0.7530677</text:p>
          </table:table-cell>
          <table:table-cell office:value-type="float" office:value="0.3641953" calcext:value-type="float">
            <text:p>0.3641953</text:p>
          </table:table-cell>
          <table:table-cell office:value-type="float" office:value="0.3474503" calcext:value-type="float">
            <text:p>0.3474503</text:p>
          </table:table-cell>
          <table:table-cell office:value-type="float" office:value="0" calcext:value-type="float">
            <text:p>0</text:p>
          </table:table-cell>
          <table:table-cell office:value-type="float" office:value="14079.65" calcext:value-type="float">
            <text:p>14079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313532" calcext:value-type="float">
            <text:p>-0.0531353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2" calcext:value-type="float">
            <text:p>21052002</text:p>
          </table:table-cell>
          <table:table-cell office:value-type="float" office:value="16.0226" calcext:value-type="float">
            <text:p>16.0226</text:p>
          </table:table-cell>
          <table:table-cell office:value-type="float" office:value="1098.613" calcext:value-type="float">
            <text:p>1098.613</text:p>
          </table:table-cell>
          <table:table-cell office:value-type="float" office:value="0" calcext:value-type="float">
            <text:p>0</text:p>
          </table:table-cell>
          <table:table-cell office:value-type="float" office:value="-0.0003739755" calcext:value-type="float">
            <text:p>-0.0003739755</text:p>
          </table:table-cell>
          <table:table-cell office:value-type="float" office:value="3.906721" calcext:value-type="float">
            <text:p>3.906721</text:p>
          </table:table-cell>
          <table:table-cell office:value-type="float" office:value="25.07486" calcext:value-type="float">
            <text:p>25.07486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3425688" calcext:value-type="float">
            <text:p>3.425688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2288495" calcext:value-type="float">
            <text:p>-0.002288495</text:p>
          </table:table-cell>
          <table:table-cell office:value-type="float" office:value="-0.07938822" calcext:value-type="float">
            <text:p>-0.07938822</text:p>
          </table:table-cell>
          <table:table-cell office:value-type="float" office:value="0.0009581016" calcext:value-type="float">
            <text:p>0.0009581016</text:p>
          </table:table-cell>
          <table:table-cell office:value-type="float" office:value="0.00005877072" calcext:value-type="float">
            <text:p>5.877072E-05</text:p>
          </table:table-cell>
          <table:table-cell office:value-type="float" office:value="14.94787" calcext:value-type="float">
            <text:p>14.94787</text:p>
          </table:table-cell>
          <table:table-cell office:value-type="float" office:value="10.57987" calcext:value-type="float">
            <text:p>10.57987</text:p>
          </table:table-cell>
          <table:table-cell office:value-type="float" office:value="0.09339407" calcext:value-type="float">
            <text:p>0.09339407</text:p>
          </table:table-cell>
          <table:table-cell office:value-type="float" office:value="0.05516015" calcext:value-type="float">
            <text:p>0.05516015</text:p>
          </table:table-cell>
          <table:table-cell office:value-type="float" office:value="0.04089836" calcext:value-type="float">
            <text:p>0.04089836</text:p>
          </table:table-cell>
          <table:table-cell office:value-type="float" office:value="0.04141064" calcext:value-type="float">
            <text:p>0.04141064</text:p>
          </table:table-cell>
          <table:table-cell office:value-type="float" office:value="0.01878707" calcext:value-type="float">
            <text:p>0.01878707</text:p>
          </table:table-cell>
          <table:table-cell office:value-type="float" office:value="0.01327116" calcext:value-type="float">
            <text:p>0.01327116</text:p>
          </table:table-cell>
          <table:table-cell office:value-type="float" office:value="0.02647175" calcext:value-type="float">
            <text:p>0.02647175</text:p>
          </table:table-cell>
          <table:table-cell office:value-type="float" office:value="0.02180644" calcext:value-type="float">
            <text:p>0.02180644</text:p>
          </table:table-cell>
          <table:table-cell office:value-type="float" office:value="0.01897951" calcext:value-type="float">
            <text:p>0.01897951</text:p>
          </table:table-cell>
          <table:table-cell office:value-type="float" office:value="0.01873833" calcext:value-type="float">
            <text:p>0.01873833</text:p>
          </table:table-cell>
          <table:table-cell office:value-type="float" office:value="0.01702685" calcext:value-type="float">
            <text:p>0.01702685</text:p>
          </table:table-cell>
          <table:table-cell office:value-type="float" office:value="0.00673645" calcext:value-type="float">
            <text:p>0.00673645</text:p>
          </table:table-cell>
          <table:table-cell office:value-type="float" office:value="0.007093937" calcext:value-type="float">
            <text:p>0.007093937</text:p>
          </table:table-cell>
          <table:table-cell office:value-type="float" office:value="0" calcext:value-type="float">
            <text:p>0</text:p>
          </table:table-cell>
          <table:table-cell office:value-type="float" office:value="28.7157" calcext:value-type="float">
            <text:p>28.7157</text:p>
          </table:table-cell>
          <table:table-cell office:value-type="float" office:value="50.63526" calcext:value-type="float">
            <text:p>50.63526</text:p>
          </table:table-cell>
          <table:table-cell office:value-type="float" office:value="40.40561" calcext:value-type="float">
            <text:p>40.40561</text:p>
          </table:table-cell>
          <table:table-cell office:value-type="float" office:value="42.52024" calcext:value-type="float">
            <text:p>42.52024</text:p>
          </table:table-cell>
          <table:table-cell office:value-type="float" office:value="42.07868" calcext:value-type="float">
            <text:p>42.07868</text:p>
          </table:table-cell>
          <table:table-cell office:value-type="float" office:value="21.88756" calcext:value-type="float">
            <text:p>21.88756</text:p>
          </table:table-cell>
          <table:table-cell office:value-type="float" office:value="14.1562" calcext:value-type="float">
            <text:p>14.1562</text:p>
          </table:table-cell>
          <table:table-cell office:value-type="float" office:value="11.97621" calcext:value-type="float">
            <text:p>11.97621</text:p>
          </table:table-cell>
          <table:table-cell office:value-type="float" office:value="9.303899" calcext:value-type="float">
            <text:p>9.303899</text:p>
          </table:table-cell>
          <table:table-cell office:value-type="float" office:value="4.160928" calcext:value-type="float">
            <text:p>4.160928</text:p>
          </table:table-cell>
          <table:table-cell office:value-type="float" office:value="1.646953" calcext:value-type="float">
            <text:p>1.646953</text:p>
          </table:table-cell>
          <table:table-cell office:value-type="float" office:value="0.7543373" calcext:value-type="float">
            <text:p>0.7543373</text:p>
          </table:table-cell>
          <table:table-cell office:value-type="float" office:value="0.3643388" calcext:value-type="float">
            <text:p>0.3643388</text:p>
          </table:table-cell>
          <table:table-cell office:value-type="float" office:value="0.3474662" calcext:value-type="float">
            <text:p>0.3474662</text:p>
          </table:table-cell>
          <table:table-cell office:value-type="float" office:value="0" calcext:value-type="float">
            <text:p>0</text:p>
          </table:table-cell>
          <table:table-cell office:value-type="float" office:value="14192.76" calcext:value-type="float">
            <text:p>14192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315502" calcext:value-type="float">
            <text:p>-0.0531550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2" calcext:value-type="float">
            <text:p>22052002</text:p>
          </table:table-cell>
          <table:table-cell office:value-type="float" office:value="15.96765" calcext:value-type="float">
            <text:p>15.96765</text:p>
          </table:table-cell>
          <table:table-cell office:value-type="float" office:value="1098.566" calcext:value-type="float">
            <text:p>1098.566</text:p>
          </table:table-cell>
          <table:table-cell office:value-type="float" office:value="0" calcext:value-type="float">
            <text:p>0</text:p>
          </table:table-cell>
          <table:table-cell office:value-type="float" office:value="-0.001667836" calcext:value-type="float">
            <text:p>-0.001667836</text:p>
          </table:table-cell>
          <table:table-cell office:value-type="float" office:value="3.898151" calcext:value-type="float">
            <text:p>3.898151</text:p>
          </table:table-cell>
          <table:table-cell office:value-type="float" office:value="25.17646" calcext:value-type="float">
            <text:p>25.17646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3425794" calcext:value-type="float">
            <text:p>3.425794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2286691" calcext:value-type="float">
            <text:p>-0.002286691</text:p>
          </table:table-cell>
          <table:table-cell office:value-type="float" office:value="-0.07981175" calcext:value-type="float">
            <text:p>-0.07981175</text:p>
          </table:table-cell>
          <table:table-cell office:value-type="float" office:value="0.0009344432" calcext:value-type="float">
            <text:p>0.0009344432</text:p>
          </table:table-cell>
          <table:table-cell office:value-type="float" office:value="0.00005952386" calcext:value-type="float">
            <text:p>5.952386E-05</text:p>
          </table:table-cell>
          <table:table-cell office:value-type="float" office:value="14.93472" calcext:value-type="float">
            <text:p>14.93472</text:p>
          </table:table-cell>
          <table:table-cell office:value-type="float" office:value="11.60128" calcext:value-type="float">
            <text:p>11.60128</text:p>
          </table:table-cell>
          <table:table-cell office:value-type="float" office:value="0.07793037" calcext:value-type="float">
            <text:p>0.07793037</text:p>
          </table:table-cell>
          <table:table-cell office:value-type="float" office:value="0.04953556" calcext:value-type="float">
            <text:p>0.04953556</text:p>
          </table:table-cell>
          <table:table-cell office:value-type="float" office:value="0.04058054" calcext:value-type="float">
            <text:p>0.04058054</text:p>
          </table:table-cell>
          <table:table-cell office:value-type="float" office:value="0.04130809" calcext:value-type="float">
            <text:p>0.04130809</text:p>
          </table:table-cell>
          <table:table-cell office:value-type="float" office:value="0.01881933" calcext:value-type="float">
            <text:p>0.01881933</text:p>
          </table:table-cell>
          <table:table-cell office:value-type="float" office:value="0.0132801" calcext:value-type="float">
            <text:p>0.0132801</text:p>
          </table:table-cell>
          <table:table-cell office:value-type="float" office:value="0.02645866" calcext:value-type="float">
            <text:p>0.02645866</text:p>
          </table:table-cell>
          <table:table-cell office:value-type="float" office:value="0.02181145" calcext:value-type="float">
            <text:p>0.02181145</text:p>
          </table:table-cell>
          <table:table-cell office:value-type="float" office:value="0.0189681" calcext:value-type="float">
            <text:p>0.0189681</text:p>
          </table:table-cell>
          <table:table-cell office:value-type="float" office:value="0.0186879" calcext:value-type="float">
            <text:p>0.0186879</text:p>
          </table:table-cell>
          <table:table-cell office:value-type="float" office:value="0.01698985" calcext:value-type="float">
            <text:p>0.01698985</text:p>
          </table:table-cell>
          <table:table-cell office:value-type="float" office:value="0.00673407" calcext:value-type="float">
            <text:p>0.00673407</text:p>
          </table:table-cell>
          <table:table-cell office:value-type="float" office:value="0.007093358" calcext:value-type="float">
            <text:p>0.007093358</text:p>
          </table:table-cell>
          <table:table-cell office:value-type="float" office:value="0" calcext:value-type="float">
            <text:p>0</text:p>
          </table:table-cell>
          <table:table-cell office:value-type="float" office:value="37.48214" calcext:value-type="float">
            <text:p>37.48214</text:p>
          </table:table-cell>
          <table:table-cell office:value-type="float" office:value="50.48097" calcext:value-type="float">
            <text:p>50.48097</text:p>
          </table:table-cell>
          <table:table-cell office:value-type="float" office:value="40.55855" calcext:value-type="float">
            <text:p>40.55855</text:p>
          </table:table-cell>
          <table:table-cell office:value-type="float" office:value="42.4766" calcext:value-type="float">
            <text:p>42.4766</text:p>
          </table:table-cell>
          <table:table-cell office:value-type="float" office:value="42.0235" calcext:value-type="float">
            <text:p>42.0235</text:p>
          </table:table-cell>
          <table:table-cell office:value-type="float" office:value="21.90111" calcext:value-type="float">
            <text:p>21.90111</text:p>
          </table:table-cell>
          <table:table-cell office:value-type="float" office:value="14.26603" calcext:value-type="float">
            <text:p>14.26603</text:p>
          </table:table-cell>
          <table:table-cell office:value-type="float" office:value="11.99804" calcext:value-type="float">
            <text:p>11.99804</text:p>
          </table:table-cell>
          <table:table-cell office:value-type="float" office:value="9.317456" calcext:value-type="float">
            <text:p>9.317456</text:p>
          </table:table-cell>
          <table:table-cell office:value-type="float" office:value="4.189597" calcext:value-type="float">
            <text:p>4.189597</text:p>
          </table:table-cell>
          <table:table-cell office:value-type="float" office:value="1.656941" calcext:value-type="float">
            <text:p>1.656941</text:p>
          </table:table-cell>
          <table:table-cell office:value-type="float" office:value="0.7557205" calcext:value-type="float">
            <text:p>0.7557205</text:p>
          </table:table-cell>
          <table:table-cell office:value-type="float" office:value="0.3645232" calcext:value-type="float">
            <text:p>0.3645232</text:p>
          </table:table-cell>
          <table:table-cell office:value-type="float" office:value="0.3474821" calcext:value-type="float">
            <text:p>0.3474821</text:p>
          </table:table-cell>
          <table:table-cell office:value-type="float" office:value="0" calcext:value-type="float">
            <text:p>0</text:p>
          </table:table-cell>
          <table:table-cell office:value-type="float" office:value="14163.15" calcext:value-type="float">
            <text:p>14163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318714" calcext:value-type="float">
            <text:p>-0.0531871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2" calcext:value-type="float">
            <text:p>23052002</text:p>
          </table:table-cell>
          <table:table-cell office:value-type="float" office:value="15.9092" calcext:value-type="float">
            <text:p>15.9092</text:p>
          </table:table-cell>
          <table:table-cell office:value-type="float" office:value="1098.542" calcext:value-type="float">
            <text:p>1098.542</text:p>
          </table:table-cell>
          <table:table-cell office:value-type="float" office:value="0" calcext:value-type="float">
            <text:p>0</text:p>
          </table:table-cell>
          <table:table-cell office:value-type="float" office:value="-0.01010801" calcext:value-type="float">
            <text:p>-0.01010801</text:p>
          </table:table-cell>
          <table:table-cell office:value-type="float" office:value="3.770102" calcext:value-type="float">
            <text:p>3.770102</text:p>
          </table:table-cell>
          <table:table-cell office:value-type="float" office:value="25.36703" calcext:value-type="float">
            <text:p>25.36703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3425825" calcext:value-type="float">
            <text:p>3.425825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2286176" calcext:value-type="float">
            <text:p>-0.002286176</text:p>
          </table:table-cell>
          <table:table-cell office:value-type="float" office:value="-0.08267599" calcext:value-type="float">
            <text:p>-0.08267599</text:p>
          </table:table-cell>
          <table:table-cell office:value-type="float" office:value="0.0009181831" calcext:value-type="float">
            <text:p>0.0009181831</text:p>
          </table:table-cell>
          <table:table-cell office:value-type="float" office:value="0.00006032885" calcext:value-type="float">
            <text:p>6.032885E-05</text:p>
          </table:table-cell>
          <table:table-cell office:value-type="float" office:value="15.07629" calcext:value-type="float">
            <text:p>15.07629</text:p>
          </table:table-cell>
          <table:table-cell office:value-type="float" office:value="8.260839" calcext:value-type="float">
            <text:p>8.260839</text:p>
          </table:table-cell>
          <table:table-cell office:value-type="float" office:value="0.08263107" calcext:value-type="float">
            <text:p>0.08263107</text:p>
          </table:table-cell>
          <table:table-cell office:value-type="float" office:value="0.04771829" calcext:value-type="float">
            <text:p>0.04771829</text:p>
          </table:table-cell>
          <table:table-cell office:value-type="float" office:value="0.04011676" calcext:value-type="float">
            <text:p>0.04011676</text:p>
          </table:table-cell>
          <table:table-cell office:value-type="float" office:value="0.04110773" calcext:value-type="float">
            <text:p>0.04110773</text:p>
          </table:table-cell>
          <table:table-cell office:value-type="float" office:value="0.01884372" calcext:value-type="float">
            <text:p>0.01884372</text:p>
          </table:table-cell>
          <table:table-cell office:value-type="float" office:value="0.01335075" calcext:value-type="float">
            <text:p>0.01335075</text:p>
          </table:table-cell>
          <table:table-cell office:value-type="float" office:value="0.02648504" calcext:value-type="float">
            <text:p>0.02648504</text:p>
          </table:table-cell>
          <table:table-cell office:value-type="float" office:value="0.02181827" calcext:value-type="float">
            <text:p>0.02181827</text:p>
          </table:table-cell>
          <table:table-cell office:value-type="float" office:value="0.01895639" calcext:value-type="float">
            <text:p>0.01895639</text:p>
          </table:table-cell>
          <table:table-cell office:value-type="float" office:value="0.01863774" calcext:value-type="float">
            <text:p>0.01863774</text:p>
          </table:table-cell>
          <table:table-cell office:value-type="float" office:value="0.0169524" calcext:value-type="float">
            <text:p>0.0169524</text:p>
          </table:table-cell>
          <table:table-cell office:value-type="float" office:value="0.00673179" calcext:value-type="float">
            <text:p>0.00673179</text:p>
          </table:table-cell>
          <table:table-cell office:value-type="float" office:value="0.007092767" calcext:value-type="float">
            <text:p>0.007092767</text:p>
          </table:table-cell>
          <table:table-cell office:value-type="float" office:value="0" calcext:value-type="float">
            <text:p>0</text:p>
          </table:table-cell>
          <table:table-cell office:value-type="float" office:value="46.62565" calcext:value-type="float">
            <text:p>46.62565</text:p>
          </table:table-cell>
          <table:table-cell office:value-type="float" office:value="48.24806" calcext:value-type="float">
            <text:p>48.24806</text:p>
          </table:table-cell>
          <table:table-cell office:value-type="float" office:value="40.71438" calcext:value-type="float">
            <text:p>40.71438</text:p>
          </table:table-cell>
          <table:table-cell office:value-type="float" office:value="42.12725" calcext:value-type="float">
            <text:p>42.12725</text:p>
          </table:table-cell>
          <table:table-cell office:value-type="float" office:value="41.78237" calcext:value-type="float">
            <text:p>41.78237</text:p>
          </table:table-cell>
          <table:table-cell office:value-type="float" office:value="21.89474" calcext:value-type="float">
            <text:p>21.89474</text:p>
          </table:table-cell>
          <table:table-cell office:value-type="float" office:value="14.3421" calcext:value-type="float">
            <text:p>14.3421</text:p>
          </table:table-cell>
          <table:table-cell office:value-type="float" office:value="12.0216" calcext:value-type="float">
            <text:p>12.0216</text:p>
          </table:table-cell>
          <table:table-cell office:value-type="float" office:value="9.329267" calcext:value-type="float">
            <text:p>9.329267</text:p>
          </table:table-cell>
          <table:table-cell office:value-type="float" office:value="4.216514" calcext:value-type="float">
            <text:p>4.216514</text:p>
          </table:table-cell>
          <table:table-cell office:value-type="float" office:value="1.667076" calcext:value-type="float">
            <text:p>1.667076</text:p>
          </table:table-cell>
          <table:table-cell office:value-type="float" office:value="0.7572045" calcext:value-type="float">
            <text:p>0.7572045</text:p>
          </table:table-cell>
          <table:table-cell office:value-type="float" office:value="0.3647486" calcext:value-type="float">
            <text:p>0.3647486</text:p>
          </table:table-cell>
          <table:table-cell office:value-type="float" office:value="0.347498" calcext:value-type="float">
            <text:p>0.347498</text:p>
          </table:table-cell>
          <table:table-cell office:value-type="float" office:value="0" calcext:value-type="float">
            <text:p>0</text:p>
          </table:table-cell>
          <table:table-cell office:value-type="float" office:value="13988.95" calcext:value-type="float">
            <text:p>13988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365671" calcext:value-type="float">
            <text:p>-0.0536567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2" calcext:value-type="float">
            <text:p>24052002</text:p>
          </table:table-cell>
          <table:table-cell office:value-type="float" office:value="15.87197" calcext:value-type="float">
            <text:p>15.87197</text:p>
          </table:table-cell>
          <table:table-cell office:value-type="float" office:value="1098.517" calcext:value-type="float">
            <text:p>1098.517</text:p>
          </table:table-cell>
          <table:table-cell office:value-type="float" office:value="0" calcext:value-type="float">
            <text:p>0</text:p>
          </table:table-cell>
          <table:table-cell office:value-type="float" office:value="-0.02557537" calcext:value-type="float">
            <text:p>-0.02557537</text:p>
          </table:table-cell>
          <table:table-cell office:value-type="float" office:value="3.67142" calcext:value-type="float">
            <text:p>3.67142</text:p>
          </table:table-cell>
          <table:table-cell office:value-type="float" office:value="25.51376" calcext:value-type="float">
            <text:p>25.51376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3432235" calcext:value-type="float">
            <text:p>3.432235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2172315" calcext:value-type="float">
            <text:p>-0.002172315</text:p>
          </table:table-cell>
          <table:table-cell office:value-type="float" office:value="-0.08288297" calcext:value-type="float">
            <text:p>-0.08288297</text:p>
          </table:table-cell>
          <table:table-cell office:value-type="float" office:value="0.0009118323" calcext:value-type="float">
            <text:p>0.0009118323</text:p>
          </table:table-cell>
          <table:table-cell office:value-type="float" office:value="0.00006114838" calcext:value-type="float">
            <text:p>6.114838E-05</text:p>
          </table:table-cell>
          <table:table-cell office:value-type="float" office:value="15.11371" calcext:value-type="float">
            <text:p>15.11371</text:p>
          </table:table-cell>
          <table:table-cell office:value-type="float" office:value="9.888648" calcext:value-type="float">
            <text:p>9.888648</text:p>
          </table:table-cell>
          <table:table-cell office:value-type="float" office:value="1.233106" calcext:value-type="float">
            <text:p>1.233106</text:p>
          </table:table-cell>
          <table:table-cell office:value-type="float" office:value="0.2830058" calcext:value-type="float">
            <text:p>0.2830058</text:p>
          </table:table-cell>
          <table:table-cell office:value-type="float" office:value="0.07656565" calcext:value-type="float">
            <text:p>0.07656565</text:p>
          </table:table-cell>
          <table:table-cell office:value-type="float" office:value="0.0455315" calcext:value-type="float">
            <text:p>0.0455315</text:p>
          </table:table-cell>
          <table:table-cell office:value-type="float" office:value="0.01890607" calcext:value-type="float">
            <text:p>0.01890607</text:p>
          </table:table-cell>
          <table:table-cell office:value-type="float" office:value="0.01348467" calcext:value-type="float">
            <text:p>0.01348467</text:p>
          </table:table-cell>
          <table:table-cell office:value-type="float" office:value="0.02655066" calcext:value-type="float">
            <text:p>0.02655066</text:p>
          </table:table-cell>
          <table:table-cell office:value-type="float" office:value="0.02183372" calcext:value-type="float">
            <text:p>0.02183372</text:p>
          </table:table-cell>
          <table:table-cell office:value-type="float" office:value="0.01894601" calcext:value-type="float">
            <text:p>0.01894601</text:p>
          </table:table-cell>
          <table:table-cell office:value-type="float" office:value="0.01858831" calcext:value-type="float">
            <text:p>0.01858831</text:p>
          </table:table-cell>
          <table:table-cell office:value-type="float" office:value="0.01691446" calcext:value-type="float">
            <text:p>0.01691446</text:p>
          </table:table-cell>
          <table:table-cell office:value-type="float" office:value="0.006729597" calcext:value-type="float">
            <text:p>0.006729597</text:p>
          </table:table-cell>
          <table:table-cell office:value-type="float" office:value="0.007092136" calcext:value-type="float">
            <text:p>0.007092136</text:p>
          </table:table-cell>
          <table:table-cell office:value-type="float" office:value="0" calcext:value-type="float">
            <text:p>0</text:p>
          </table:table-cell>
          <table:table-cell office:value-type="float" office:value="12.5043" calcext:value-type="float">
            <text:p>12.5043</text:p>
          </table:table-cell>
          <table:table-cell office:value-type="float" office:value="41.76615" calcext:value-type="float">
            <text:p>41.76615</text:p>
          </table:table-cell>
          <table:table-cell office:value-type="float" office:value="48.30435" calcext:value-type="float">
            <text:p>48.30435</text:p>
          </table:table-cell>
          <table:table-cell office:value-type="float" office:value="48.99559" calcext:value-type="float">
            <text:p>48.99559</text:p>
          </table:table-cell>
          <table:table-cell office:value-type="float" office:value="47.84053" calcext:value-type="float">
            <text:p>47.84053</text:p>
          </table:table-cell>
          <table:table-cell office:value-type="float" office:value="22.05323" calcext:value-type="float">
            <text:p>22.05323</text:p>
          </table:table-cell>
          <table:table-cell office:value-type="float" office:value="14.27439" calcext:value-type="float">
            <text:p>14.27439</text:p>
          </table:table-cell>
          <table:table-cell office:value-type="float" office:value="12.04515" calcext:value-type="float">
            <text:p>12.04515</text:p>
          </table:table-cell>
          <table:table-cell office:value-type="float" office:value="9.339096" calcext:value-type="float">
            <text:p>9.339096</text:p>
          </table:table-cell>
          <table:table-cell office:value-type="float" office:value="4.243237" calcext:value-type="float">
            <text:p>4.243237</text:p>
          </table:table-cell>
          <table:table-cell office:value-type="float" office:value="1.677785" calcext:value-type="float">
            <text:p>1.677785</text:p>
          </table:table-cell>
          <table:table-cell office:value-type="float" office:value="0.7587808" calcext:value-type="float">
            <text:p>0.7587808</text:p>
          </table:table-cell>
          <table:table-cell office:value-type="float" office:value="0.365014" calcext:value-type="float">
            <text:p>0.365014</text:p>
          </table:table-cell>
          <table:table-cell office:value-type="float" office:value="0.3475138" calcext:value-type="float">
            <text:p>0.3475138</text:p>
          </table:table-cell>
          <table:table-cell office:value-type="float" office:value="0" calcext:value-type="float">
            <text:p>0</text:p>
          </table:table-cell>
          <table:table-cell office:value-type="float" office:value="13393.11" calcext:value-type="float">
            <text:p>13393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375205" calcext:value-type="float">
            <text:p>-0.0537520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2" calcext:value-type="float">
            <text:p>25052002</text:p>
          </table:table-cell>
          <table:table-cell office:value-type="float" office:value="15.8102" calcext:value-type="float">
            <text:p>15.8102</text:p>
          </table:table-cell>
          <table:table-cell office:value-type="float" office:value="1098.526" calcext:value-type="float">
            <text:p>1098.526</text:p>
          </table:table-cell>
          <table:table-cell office:value-type="float" office:value="0" calcext:value-type="float">
            <text:p>0</text:p>
          </table:table-cell>
          <table:table-cell office:value-type="float" office:value="-0.05181983" calcext:value-type="float">
            <text:p>-0.05181983</text:p>
          </table:table-cell>
          <table:table-cell office:value-type="float" office:value="3.490852" calcext:value-type="float">
            <text:p>3.490852</text:p>
          </table:table-cell>
          <table:table-cell office:value-type="float" office:value="25.70884" calcext:value-type="float">
            <text:p>25.70884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3432239" calcext:value-type="float">
            <text:p>3.432239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2172226" calcext:value-type="float">
            <text:p>-0.002172226</text:p>
          </table:table-cell>
          <table:table-cell office:value-type="float" office:value="-0.08734845" calcext:value-type="float">
            <text:p>-0.08734845</text:p>
          </table:table-cell>
          <table:table-cell office:value-type="float" office:value="0.0009013214" calcext:value-type="float">
            <text:p>0.0009013214</text:p>
          </table:table-cell>
          <table:table-cell office:value-type="float" office:value="0.00006195634" calcext:value-type="float">
            <text:p>6.195634E-05</text:p>
          </table:table-cell>
          <table:table-cell office:value-type="float" office:value="15.39471" calcext:value-type="float">
            <text:p>15.39471</text:p>
          </table:table-cell>
          <table:table-cell office:value-type="float" office:value="5.664815" calcext:value-type="float">
            <text:p>5.664815</text:p>
          </table:table-cell>
          <table:table-cell office:value-type="float" office:value="0.34777" calcext:value-type="float">
            <text:p>0.34777</text:p>
          </table:table-cell>
          <table:table-cell office:value-type="float" office:value="0.08905327" calcext:value-type="float">
            <text:p>0.08905327</text:p>
          </table:table-cell>
          <table:table-cell office:value-type="float" office:value="0.04571848" calcext:value-type="float">
            <text:p>0.04571848</text:p>
          </table:table-cell>
          <table:table-cell office:value-type="float" office:value="0.04207705" calcext:value-type="float">
            <text:p>0.04207705</text:p>
          </table:table-cell>
          <table:table-cell office:value-type="float" office:value="0.01907137" calcext:value-type="float">
            <text:p>0.01907137</text:p>
          </table:table-cell>
          <table:table-cell office:value-type="float" office:value="0.01394409" calcext:value-type="float">
            <text:p>0.01394409</text:p>
          </table:table-cell>
          <table:table-cell office:value-type="float" office:value="0.02671955" calcext:value-type="float">
            <text:p>0.02671955</text:p>
          </table:table-cell>
          <table:table-cell office:value-type="float" office:value="0.0218684" calcext:value-type="float">
            <text:p>0.0218684</text:p>
          </table:table-cell>
          <table:table-cell office:value-type="float" office:value="0.01893878" calcext:value-type="float">
            <text:p>0.01893878</text:p>
          </table:table-cell>
          <table:table-cell office:value-type="float" office:value="0.01854159" calcext:value-type="float">
            <text:p>0.01854159</text:p>
          </table:table-cell>
          <table:table-cell office:value-type="float" office:value="0.01687661" calcext:value-type="float">
            <text:p>0.01687661</text:p>
          </table:table-cell>
          <table:table-cell office:value-type="float" office:value="0.006727523" calcext:value-type="float">
            <text:p>0.006727523</text:p>
          </table:table-cell>
          <table:table-cell office:value-type="float" office:value="0.007091491" calcext:value-type="float">
            <text:p>0.007091491</text:p>
          </table:table-cell>
          <table:table-cell office:value-type="float" office:value="0" calcext:value-type="float">
            <text:p>0</text:p>
          </table:table-cell>
          <table:table-cell office:value-type="float" office:value="45.3726" calcext:value-type="float">
            <text:p>45.3726</text:p>
          </table:table-cell>
          <table:table-cell office:value-type="float" office:value="37.40262" calcext:value-type="float">
            <text:p>37.40262</text:p>
          </table:table-cell>
          <table:table-cell office:value-type="float" office:value="42.37247" calcext:value-type="float">
            <text:p>42.37247</text:p>
          </table:table-cell>
          <table:table-cell office:value-type="float" office:value="44.7277" calcext:value-type="float">
            <text:p>44.7277</text:p>
          </table:table-cell>
          <table:table-cell office:value-type="float" office:value="44.75235" calcext:value-type="float">
            <text:p>44.75235</text:p>
          </table:table-cell>
          <table:table-cell office:value-type="float" office:value="23.7976" calcext:value-type="float">
            <text:p>23.7976</text:p>
          </table:table-cell>
          <table:table-cell office:value-type="float" office:value="15.55799" calcext:value-type="float">
            <text:p>15.55799</text:p>
          </table:table-cell>
          <table:table-cell office:value-type="float" office:value="12.18335" calcext:value-type="float">
            <text:p>12.18335</text:p>
          </table:table-cell>
          <table:table-cell office:value-type="float" office:value="9.351221" calcext:value-type="float">
            <text:p>9.351221</text:p>
          </table:table-cell>
          <table:table-cell office:value-type="float" office:value="4.271264" calcext:value-type="float">
            <text:p>4.271264</text:p>
          </table:table-cell>
          <table:table-cell office:value-type="float" office:value="1.691729" calcext:value-type="float">
            <text:p>1.691729</text:p>
          </table:table-cell>
          <table:table-cell office:value-type="float" office:value="0.7607303" calcext:value-type="float">
            <text:p>0.7607303</text:p>
          </table:table-cell>
          <table:table-cell office:value-type="float" office:value="0.3653258" calcext:value-type="float">
            <text:p>0.3653258</text:p>
          </table:table-cell>
          <table:table-cell office:value-type="float" office:value="0.3475297" calcext:value-type="float">
            <text:p>0.3475297</text:p>
          </table:table-cell>
          <table:table-cell office:value-type="float" office:value="0" calcext:value-type="float">
            <text:p>0</text:p>
          </table:table-cell>
          <table:table-cell office:value-type="float" office:value="13379.1" calcext:value-type="float">
            <text:p>13379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479641" calcext:value-type="float">
            <text:p>-0.0547964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2" calcext:value-type="float">
            <text:p>26052002</text:p>
          </table:table-cell>
          <table:table-cell office:value-type="float" office:value="15.71216" calcext:value-type="float">
            <text:p>15.71216</text:p>
          </table:table-cell>
          <table:table-cell office:value-type="float" office:value="1098.529" calcext:value-type="float">
            <text:p>1098.529</text:p>
          </table:table-cell>
          <table:table-cell office:value-type="float" office:value="0" calcext:value-type="float">
            <text:p>0</text:p>
          </table:table-cell>
          <table:table-cell office:value-type="float" office:value="-0.1005633" calcext:value-type="float">
            <text:p>-0.1005633</text:p>
          </table:table-cell>
          <table:table-cell office:value-type="float" office:value="3.395482" calcext:value-type="float">
            <text:p>3.395482</text:p>
          </table:table-cell>
          <table:table-cell office:value-type="float" office:value="25.84259" calcext:value-type="float">
            <text:p>25.84259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3433957" calcext:value-type="float">
            <text:p>3.433957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2141101" calcext:value-type="float">
            <text:p>-0.002141101</text:p>
          </table:table-cell>
          <table:table-cell office:value-type="float" office:value="-0.08857544" calcext:value-type="float">
            <text:p>-0.08857544</text:p>
          </table:table-cell>
          <table:table-cell office:value-type="float" office:value="0.0008838095" calcext:value-type="float">
            <text:p>0.0008838095</text:p>
          </table:table-cell>
          <table:table-cell office:value-type="float" office:value="0.0000626725" calcext:value-type="float">
            <text:p>6.26725E-05</text:p>
          </table:table-cell>
          <table:table-cell office:value-type="float" office:value="15.56389" calcext:value-type="float">
            <text:p>15.56389</text:p>
          </table:table-cell>
          <table:table-cell office:value-type="float" office:value="6.682482" calcext:value-type="float">
            <text:p>6.682482</text:p>
          </table:table-cell>
          <table:table-cell office:value-type="float" office:value="0.7043746" calcext:value-type="float">
            <text:p>0.7043746</text:p>
          </table:table-cell>
          <table:table-cell office:value-type="float" office:value="0.1039962" calcext:value-type="float">
            <text:p>0.1039962</text:p>
          </table:table-cell>
          <table:table-cell office:value-type="float" office:value="0.04429863" calcext:value-type="float">
            <text:p>0.04429863</text:p>
          </table:table-cell>
          <table:table-cell office:value-type="float" office:value="0.0414524" calcext:value-type="float">
            <text:p>0.0414524</text:p>
          </table:table-cell>
          <table:table-cell office:value-type="float" office:value="0.01872821" calcext:value-type="float">
            <text:p>0.01872821</text:p>
          </table:table-cell>
          <table:table-cell office:value-type="float" office:value="0.013846" calcext:value-type="float">
            <text:p>0.013846</text:p>
          </table:table-cell>
          <table:table-cell office:value-type="float" office:value="0.0268577" calcext:value-type="float">
            <text:p>0.0268577</text:p>
          </table:table-cell>
          <table:table-cell office:value-type="float" office:value="0.02192358" calcext:value-type="float">
            <text:p>0.02192358</text:p>
          </table:table-cell>
          <table:table-cell office:value-type="float" office:value="0.01893681" calcext:value-type="float">
            <text:p>0.01893681</text:p>
          </table:table-cell>
          <table:table-cell office:value-type="float" office:value="0.01849608" calcext:value-type="float">
            <text:p>0.01849608</text:p>
          </table:table-cell>
          <table:table-cell office:value-type="float" office:value="0.01683854" calcext:value-type="float">
            <text:p>0.01683854</text:p>
          </table:table-cell>
          <table:table-cell office:value-type="float" office:value="0.006725611" calcext:value-type="float">
            <text:p>0.006725611</text:p>
          </table:table-cell>
          <table:table-cell office:value-type="float" office:value="0.007090838" calcext:value-type="float">
            <text:p>0.007090838</text:p>
          </table:table-cell>
          <table:table-cell office:value-type="float" office:value="0" calcext:value-type="float">
            <text:p>0</text:p>
          </table:table-cell>
          <table:table-cell office:value-type="float" office:value="33.38595" calcext:value-type="float">
            <text:p>33.38595</text:p>
          </table:table-cell>
          <table:table-cell office:value-type="float" office:value="43.84267" calcext:value-type="float">
            <text:p>43.84267</text:p>
          </table:table-cell>
          <table:table-cell office:value-type="float" office:value="45.47218" calcext:value-type="float">
            <text:p>45.47218</text:p>
          </table:table-cell>
          <table:table-cell office:value-type="float" office:value="45.01698" calcext:value-type="float">
            <text:p>45.01698</text:p>
          </table:table-cell>
          <table:table-cell office:value-type="float" office:value="44.03243" calcext:value-type="float">
            <text:p>44.03243</text:p>
          </table:table-cell>
          <table:table-cell office:value-type="float" office:value="23.26013" calcext:value-type="float">
            <text:p>23.26013</text:p>
          </table:table-cell>
          <table:table-cell office:value-type="float" office:value="15.58814" calcext:value-type="float">
            <text:p>15.58814</text:p>
          </table:table-cell>
          <table:table-cell office:value-type="float" office:value="12.32317" calcext:value-type="float">
            <text:p>12.32317</text:p>
          </table:table-cell>
          <table:table-cell office:value-type="float" office:value="9.385708" calcext:value-type="float">
            <text:p>9.385708</text:p>
          </table:table-cell>
          <table:table-cell office:value-type="float" office:value="4.298536" calcext:value-type="float">
            <text:p>4.298536</text:p>
          </table:table-cell>
          <table:table-cell office:value-type="float" office:value="1.705631" calcext:value-type="float">
            <text:p>1.705631</text:p>
          </table:table-cell>
          <table:table-cell office:value-type="float" office:value="0.7628682" calcext:value-type="float">
            <text:p>0.7628682</text:p>
          </table:table-cell>
          <table:table-cell office:value-type="float" office:value="0.3656961" calcext:value-type="float">
            <text:p>0.3656961</text:p>
          </table:table-cell>
          <table:table-cell office:value-type="float" office:value="0.3475456" calcext:value-type="float">
            <text:p>0.3475456</text:p>
          </table:table-cell>
          <table:table-cell office:value-type="float" office:value="0" calcext:value-type="float">
            <text:p>0</text:p>
          </table:table-cell>
          <table:table-cell office:value-type="float" office:value="13230.78" calcext:value-type="float">
            <text:p>1323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658156" calcext:value-type="float">
            <text:p>-0.0565815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2" calcext:value-type="float">
            <text:p>27052002</text:p>
          </table:table-cell>
          <table:table-cell office:value-type="float" office:value="15.61126" calcext:value-type="float">
            <text:p>15.61126</text:p>
          </table:table-cell>
          <table:table-cell office:value-type="float" office:value="1098.544" calcext:value-type="float">
            <text:p>1098.544</text:p>
          </table:table-cell>
          <table:table-cell office:value-type="float" office:value="0" calcext:value-type="float">
            <text:p>0</text:p>
          </table:table-cell>
          <table:table-cell office:value-type="float" office:value="-0.1606152" calcext:value-type="float">
            <text:p>-0.1606152</text:p>
          </table:table-cell>
          <table:table-cell office:value-type="float" office:value="3.261416" calcext:value-type="float">
            <text:p>3.261416</text:p>
          </table:table-cell>
          <table:table-cell office:value-type="float" office:value="25.98636" calcext:value-type="float">
            <text:p>25.98636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3433957" calcext:value-type="float">
            <text:p>3.433957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2141101" calcext:value-type="float">
            <text:p>-0.002141101</text:p>
          </table:table-cell>
          <table:table-cell office:value-type="float" office:value="-0.09575295" calcext:value-type="float">
            <text:p>-0.09575295</text:p>
          </table:table-cell>
          <table:table-cell office:value-type="float" office:value="0.0008717626" calcext:value-type="float">
            <text:p>0.0008717626</text:p>
          </table:table-cell>
          <table:table-cell office:value-type="float" office:value="0.00006338171" calcext:value-type="float">
            <text:p>6.338171E-05</text:p>
          </table:table-cell>
          <table:table-cell office:value-type="float" office:value="15.80717" calcext:value-type="float">
            <text:p>15.80717</text:p>
          </table:table-cell>
          <table:table-cell office:value-type="float" office:value="3.400413" calcext:value-type="float">
            <text:p>3.400413</text:p>
          </table:table-cell>
          <table:table-cell office:value-type="float" office:value="0.2109449" calcext:value-type="float">
            <text:p>0.2109449</text:p>
          </table:table-cell>
          <table:table-cell office:value-type="float" office:value="0.06297791" calcext:value-type="float">
            <text:p>0.06297791</text:p>
          </table:table-cell>
          <table:table-cell office:value-type="float" office:value="0.04163714" calcext:value-type="float">
            <text:p>0.04163714</text:p>
          </table:table-cell>
          <table:table-cell office:value-type="float" office:value="0.04130756" calcext:value-type="float">
            <text:p>0.04130756</text:p>
          </table:table-cell>
          <table:table-cell office:value-type="float" office:value="0.0187344" calcext:value-type="float">
            <text:p>0.0187344</text:p>
          </table:table-cell>
          <table:table-cell office:value-type="float" office:value="0.013704" calcext:value-type="float">
            <text:p>0.013704</text:p>
          </table:table-cell>
          <table:table-cell office:value-type="float" office:value="0.02694466" calcext:value-type="float">
            <text:p>0.02694466</text:p>
          </table:table-cell>
          <table:table-cell office:value-type="float" office:value="0.02197918" calcext:value-type="float">
            <text:p>0.02197918</text:p>
          </table:table-cell>
          <table:table-cell office:value-type="float" office:value="0.01893992" calcext:value-type="float">
            <text:p>0.01893992</text:p>
          </table:table-cell>
          <table:table-cell office:value-type="float" office:value="0.01845232" calcext:value-type="float">
            <text:p>0.01845232</text:p>
          </table:table-cell>
          <table:table-cell office:value-type="float" office:value="0.01680022" calcext:value-type="float">
            <text:p>0.01680022</text:p>
          </table:table-cell>
          <table:table-cell office:value-type="float" office:value="0.006723848" calcext:value-type="float">
            <text:p>0.006723848</text:p>
          </table:table-cell>
          <table:table-cell office:value-type="float" office:value="0.007090159" calcext:value-type="float">
            <text:p>0.007090159</text:p>
          </table:table-cell>
          <table:table-cell office:value-type="float" office:value="0" calcext:value-type="float">
            <text:p>0</text:p>
          </table:table-cell>
          <table:table-cell office:value-type="float" office:value="42.3075" calcext:value-type="float">
            <text:p>42.3075</text:p>
          </table:table-cell>
          <table:table-cell office:value-type="float" office:value="40.23913" calcext:value-type="float">
            <text:p>40.23913</text:p>
          </table:table-cell>
          <table:table-cell office:value-type="float" office:value="41.86748" calcext:value-type="float">
            <text:p>41.86748</text:p>
          </table:table-cell>
          <table:table-cell office:value-type="float" office:value="44.12276" calcext:value-type="float">
            <text:p>44.12276</text:p>
          </table:table-cell>
          <table:table-cell office:value-type="float" office:value="44.30983" calcext:value-type="float">
            <text:p>44.30983</text:p>
          </table:table-cell>
          <table:table-cell office:value-type="float" office:value="23.76361" calcext:value-type="float">
            <text:p>23.76361</text:p>
          </table:table-cell>
          <table:table-cell office:value-type="float" office:value="16.04363" calcext:value-type="float">
            <text:p>16.04363</text:p>
          </table:table-cell>
          <table:table-cell office:value-type="float" office:value="12.42913" calcext:value-type="float">
            <text:p>12.42913</text:p>
          </table:table-cell>
          <table:table-cell office:value-type="float" office:value="9.423453" calcext:value-type="float">
            <text:p>9.423453</text:p>
          </table:table-cell>
          <table:table-cell office:value-type="float" office:value="4.326101" calcext:value-type="float">
            <text:p>4.326101</text:p>
          </table:table-cell>
          <table:table-cell office:value-type="float" office:value="1.719306" calcext:value-type="float">
            <text:p>1.719306</text:p>
          </table:table-cell>
          <table:table-cell office:value-type="float" office:value="0.7651163" calcext:value-type="float">
            <text:p>0.7651163</text:p>
          </table:table-cell>
          <table:table-cell office:value-type="float" office:value="0.3661238" calcext:value-type="float">
            <text:p>0.3661238</text:p>
          </table:table-cell>
          <table:table-cell office:value-type="float" office:value="0.3475616" calcext:value-type="float">
            <text:p>0.3475616</text:p>
          </table:table-cell>
          <table:table-cell office:value-type="float" office:value="0" calcext:value-type="float">
            <text:p>0</text:p>
          </table:table-cell>
          <table:table-cell office:value-type="float" office:value="13334.17" calcext:value-type="float">
            <text:p>13334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921829" calcext:value-type="float">
            <text:p>-0.0592182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2" calcext:value-type="float">
            <text:p>28052002</text:p>
          </table:table-cell>
          <table:table-cell office:value-type="float" office:value="15.49586" calcext:value-type="float">
            <text:p>15.49586</text:p>
          </table:table-cell>
          <table:table-cell office:value-type="float" office:value="1098.586" calcext:value-type="float">
            <text:p>1098.586</text:p>
          </table:table-cell>
          <table:table-cell office:value-type="float" office:value="0" calcext:value-type="float">
            <text:p>0</text:p>
          </table:table-cell>
          <table:table-cell office:value-type="float" office:value="-0.2368131" calcext:value-type="float">
            <text:p>-0.2368131</text:p>
          </table:table-cell>
          <table:table-cell office:value-type="float" office:value="3.08247" calcext:value-type="float">
            <text:p>3.08247</text:p>
          </table:table-cell>
          <table:table-cell office:value-type="float" office:value="26.14474" calcext:value-type="float">
            <text:p>26.14474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3435637" calcext:value-type="float">
            <text:p>3.435637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210875" calcext:value-type="float">
            <text:p>-0.00210875</text:p>
          </table:table-cell>
          <table:table-cell office:value-type="float" office:value="-0.1027875" calcext:value-type="float">
            <text:p>-0.1027875</text:p>
          </table:table-cell>
          <table:table-cell office:value-type="float" office:value="0.0008660331" calcext:value-type="float">
            <text:p>0.0008660331</text:p>
          </table:table-cell>
          <table:table-cell office:value-type="float" office:value="0.00006416619" calcext:value-type="float">
            <text:p>6.416619E-05</text:p>
          </table:table-cell>
          <table:table-cell office:value-type="float" office:value="16.13411" calcext:value-type="float">
            <text:p>16.13411</text:p>
          </table:table-cell>
          <table:table-cell office:value-type="float" office:value="3.305587" calcext:value-type="float">
            <text:p>3.305587</text:p>
          </table:table-cell>
          <table:table-cell office:value-type="float" office:value="0.1892" calcext:value-type="float">
            <text:p>0.1892</text:p>
          </table:table-cell>
          <table:table-cell office:value-type="float" office:value="0.05957921" calcext:value-type="float">
            <text:p>0.05957921</text:p>
          </table:table-cell>
          <table:table-cell office:value-type="float" office:value="0.04124893" calcext:value-type="float">
            <text:p>0.04124893</text:p>
          </table:table-cell>
          <table:table-cell office:value-type="float" office:value="0.04093535" calcext:value-type="float">
            <text:p>0.04093535</text:p>
          </table:table-cell>
          <table:table-cell office:value-type="float" office:value="0.01884876" calcext:value-type="float">
            <text:p>0.01884876</text:p>
          </table:table-cell>
          <table:table-cell office:value-type="float" office:value="0.01361189" calcext:value-type="float">
            <text:p>0.01361189</text:p>
          </table:table-cell>
          <table:table-cell office:value-type="float" office:value="0.02700008" calcext:value-type="float">
            <text:p>0.02700008</text:p>
          </table:table-cell>
          <table:table-cell office:value-type="float" office:value="0.02203259" calcext:value-type="float">
            <text:p>0.02203259</text:p>
          </table:table-cell>
          <table:table-cell office:value-type="float" office:value="0.0189464" calcext:value-type="float">
            <text:p>0.0189464</text:p>
          </table:table-cell>
          <table:table-cell office:value-type="float" office:value="0.01841057" calcext:value-type="float">
            <text:p>0.01841057</text:p>
          </table:table-cell>
          <table:table-cell office:value-type="float" office:value="0.01676187" calcext:value-type="float">
            <text:p>0.01676187</text:p>
          </table:table-cell>
          <table:table-cell office:value-type="float" office:value="0.006722213" calcext:value-type="float">
            <text:p>0.006722213</text:p>
          </table:table-cell>
          <table:table-cell office:value-type="float" office:value="0.007089452" calcext:value-type="float">
            <text:p>0.007089452</text:p>
          </table:table-cell>
          <table:table-cell office:value-type="float" office:value="0" calcext:value-type="float">
            <text:p>0</text:p>
          </table:table-cell>
          <table:table-cell office:value-type="float" office:value="51.81946" calcext:value-type="float">
            <text:p>51.81946</text:p>
          </table:table-cell>
          <table:table-cell office:value-type="float" office:value="38.92187" calcext:value-type="float">
            <text:p>38.92187</text:p>
          </table:table-cell>
          <table:table-cell office:value-type="float" office:value="40.97956" calcext:value-type="float">
            <text:p>40.97956</text:p>
          </table:table-cell>
          <table:table-cell office:value-type="float" office:value="43.82519" calcext:value-type="float">
            <text:p>43.82519</text:p>
          </table:table-cell>
          <table:table-cell office:value-type="float" office:value="44.31578" calcext:value-type="float">
            <text:p>44.31578</text:p>
          </table:table-cell>
          <table:table-cell office:value-type="float" office:value="24.10098" calcext:value-type="float">
            <text:p>24.10098</text:p>
          </table:table-cell>
          <table:table-cell office:value-type="float" office:value="16.45676" calcext:value-type="float">
            <text:p>16.45676</text:p>
          </table:table-cell>
          <table:table-cell office:value-type="float" office:value="12.57014" calcext:value-type="float">
            <text:p>12.57014</text:p>
          </table:table-cell>
          <table:table-cell office:value-type="float" office:value="9.468787" calcext:value-type="float">
            <text:p>9.468787</text:p>
          </table:table-cell>
          <table:table-cell office:value-type="float" office:value="4.354071" calcext:value-type="float">
            <text:p>4.354071</text:p>
          </table:table-cell>
          <table:table-cell office:value-type="float" office:value="1.732884" calcext:value-type="float">
            <text:p>1.732884</text:p>
          </table:table-cell>
          <table:table-cell office:value-type="float" office:value="0.767455" calcext:value-type="float">
            <text:p>0.767455</text:p>
          </table:table-cell>
          <table:table-cell office:value-type="float" office:value="0.3666037" calcext:value-type="float">
            <text:p>0.3666037</text:p>
          </table:table-cell>
          <table:table-cell office:value-type="float" office:value="0.3475778" calcext:value-type="float">
            <text:p>0.3475778</text:p>
          </table:table-cell>
          <table:table-cell office:value-type="float" office:value="0" calcext:value-type="float">
            <text:p>0</text:p>
          </table:table-cell>
          <table:table-cell office:value-type="float" office:value="13184.13" calcext:value-type="float">
            <text:p>13184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70927" calcext:value-type="float">
            <text:p>-0.067092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2" calcext:value-type="float">
            <text:p>29052002</text:p>
          </table:table-cell>
          <table:table-cell office:value-type="float" office:value="15.2772" calcext:value-type="float">
            <text:p>15.2772</text:p>
          </table:table-cell>
          <table:table-cell office:value-type="float" office:value="1098.609" calcext:value-type="float">
            <text:p>1098.609</text:p>
          </table:table-cell>
          <table:table-cell office:value-type="float" office:value="0" calcext:value-type="float">
            <text:p>0</text:p>
          </table:table-cell>
          <table:table-cell office:value-type="float" office:value="-0.3280772" calcext:value-type="float">
            <text:p>-0.3280772</text:p>
          </table:table-cell>
          <table:table-cell office:value-type="float" office:value="3.064018" calcext:value-type="float">
            <text:p>3.064018</text:p>
          </table:table-cell>
          <table:table-cell office:value-type="float" office:value="26.2526" calcext:value-type="float">
            <text:p>26.2526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3435701" calcext:value-type="float">
            <text:p>3.435701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2107095" calcext:value-type="float">
            <text:p>-0.002107095</text:p>
          </table:table-cell>
          <table:table-cell office:value-type="float" office:value="-0.108108" calcext:value-type="float">
            <text:p>-0.108108</text:p>
          </table:table-cell>
          <table:table-cell office:value-type="float" office:value="0.0008372025" calcext:value-type="float">
            <text:p>0.0008372025</text:p>
          </table:table-cell>
          <table:table-cell office:value-type="float" office:value="0.00006504211" calcext:value-type="float">
            <text:p>6.504211E-05</text:p>
          </table:table-cell>
          <table:table-cell office:value-type="float" office:value="16.087" calcext:value-type="float">
            <text:p>16.087</text:p>
          </table:table-cell>
          <table:table-cell office:value-type="float" office:value="3.601064" calcext:value-type="float">
            <text:p>3.601064</text:p>
          </table:table-cell>
          <table:table-cell office:value-type="float" office:value="0.1449888" calcext:value-type="float">
            <text:p>0.1449888</text:p>
          </table:table-cell>
          <table:table-cell office:value-type="float" office:value="0.05822203" calcext:value-type="float">
            <text:p>0.05822203</text:p>
          </table:table-cell>
          <table:table-cell office:value-type="float" office:value="0.04076584" calcext:value-type="float">
            <text:p>0.04076584</text:p>
          </table:table-cell>
          <table:table-cell office:value-type="float" office:value="0.0406556" calcext:value-type="float">
            <text:p>0.0406556</text:p>
          </table:table-cell>
          <table:table-cell office:value-type="float" office:value="0.0184956" calcext:value-type="float">
            <text:p>0.0184956</text:p>
          </table:table-cell>
          <table:table-cell office:value-type="float" office:value="0.01348021" calcext:value-type="float">
            <text:p>0.01348021</text:p>
          </table:table-cell>
          <table:table-cell office:value-type="float" office:value="0.02700473" calcext:value-type="float">
            <text:p>0.02700473</text:p>
          </table:table-cell>
          <table:table-cell office:value-type="float" office:value="0.0220876" calcext:value-type="float">
            <text:p>0.0220876</text:p>
          </table:table-cell>
          <table:table-cell office:value-type="float" office:value="0.01895649" calcext:value-type="float">
            <text:p>0.01895649</text:p>
          </table:table-cell>
          <table:table-cell office:value-type="float" office:value="0.01837079" calcext:value-type="float">
            <text:p>0.01837079</text:p>
          </table:table-cell>
          <table:table-cell office:value-type="float" office:value="0.01672344" calcext:value-type="float">
            <text:p>0.01672344</text:p>
          </table:table-cell>
          <table:table-cell office:value-type="float" office:value="0.006720698" calcext:value-type="float">
            <text:p>0.006720698</text:p>
          </table:table-cell>
          <table:table-cell office:value-type="float" office:value="0.007088757" calcext:value-type="float">
            <text:p>0.007088757</text:p>
          </table:table-cell>
          <table:table-cell office:value-type="float" office:value="0" calcext:value-type="float">
            <text:p>0</text:p>
          </table:table-cell>
          <table:table-cell office:value-type="float" office:value="51.81404" calcext:value-type="float">
            <text:p>51.81404</text:p>
          </table:table-cell>
          <table:table-cell office:value-type="float" office:value="42.10978" calcext:value-type="float">
            <text:p>42.10978</text:p>
          </table:table-cell>
          <table:table-cell office:value-type="float" office:value="40.60445" calcext:value-type="float">
            <text:p>40.60445</text:p>
          </table:table-cell>
          <table:table-cell office:value-type="float" office:value="42.98113" calcext:value-type="float">
            <text:p>42.98113</text:p>
          </table:table-cell>
          <table:table-cell office:value-type="float" office:value="43.24705" calcext:value-type="float">
            <text:p>43.24705</text:p>
          </table:table-cell>
          <table:table-cell office:value-type="float" office:value="23.60056" calcext:value-type="float">
            <text:p>23.60056</text:p>
          </table:table-cell>
          <table:table-cell office:value-type="float" office:value="16.4051" calcext:value-type="float">
            <text:p>16.4051</text:p>
          </table:table-cell>
          <table:table-cell office:value-type="float" office:value="12.64359" calcext:value-type="float">
            <text:p>12.64359</text:p>
          </table:table-cell>
          <table:table-cell office:value-type="float" office:value="9.532067" calcext:value-type="float">
            <text:p>9.532067</text:p>
          </table:table-cell>
          <table:table-cell office:value-type="float" office:value="4.386809" calcext:value-type="float">
            <text:p>4.386809</text:p>
          </table:table-cell>
          <table:table-cell office:value-type="float" office:value="1.746549" calcext:value-type="float">
            <text:p>1.746549</text:p>
          </table:table-cell>
          <table:table-cell office:value-type="float" office:value="0.7698724" calcext:value-type="float">
            <text:p>0.7698724</text:p>
          </table:table-cell>
          <table:table-cell office:value-type="float" office:value="0.3671361" calcext:value-type="float">
            <text:p>0.3671361</text:p>
          </table:table-cell>
          <table:table-cell office:value-type="float" office:value="0.3475938" calcext:value-type="float">
            <text:p>0.3475938</text:p>
          </table:table-cell>
          <table:table-cell office:value-type="float" office:value="0" calcext:value-type="float">
            <text:p>0</text:p>
          </table:table-cell>
          <table:table-cell office:value-type="float" office:value="13544.42" calcext:value-type="float">
            <text:p>13544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903809" calcext:value-type="float">
            <text:p>-0.069038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2" calcext:value-type="float">
            <text:p>30052002</text:p>
          </table:table-cell>
          <table:table-cell office:value-type="float" office:value="14.78041" calcext:value-type="float">
            <text:p>14.78041</text:p>
          </table:table-cell>
          <table:table-cell office:value-type="float" office:value="1098.624" calcext:value-type="float">
            <text:p>1098.624</text:p>
          </table:table-cell>
          <table:table-cell office:value-type="float" office:value="0" calcext:value-type="float">
            <text:p>0</text:p>
          </table:table-cell>
          <table:table-cell office:value-type="float" office:value="-0.4462248" calcext:value-type="float">
            <text:p>-0.4462248</text:p>
          </table:table-cell>
          <table:table-cell office:value-type="float" office:value="3.412897" calcext:value-type="float">
            <text:p>3.412897</text:p>
          </table:table-cell>
          <table:table-cell office:value-type="float" office:value="26.25805" calcext:value-type="float">
            <text:p>26.25805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3435701" calcext:value-type="float">
            <text:p>3.435701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2107095" calcext:value-type="float">
            <text:p>-0.002107095</text:p>
          </table:table-cell>
          <table:table-cell office:value-type="float" office:value="-0.1083163" calcext:value-type="float">
            <text:p>-0.1083163</text:p>
          </table:table-cell>
          <table:table-cell office:value-type="float" office:value="0.0007108762" calcext:value-type="float">
            <text:p>0.0007108762</text:p>
          </table:table-cell>
          <table:table-cell office:value-type="float" office:value="0.00006598244" calcext:value-type="float">
            <text:p>6.598244E-05</text:p>
          </table:table-cell>
          <table:table-cell office:value-type="float" office:value="15.27639" calcext:value-type="float">
            <text:p>15.27639</text:p>
          </table:table-cell>
          <table:table-cell office:value-type="float" office:value="9.02018" calcext:value-type="float">
            <text:p>9.02018</text:p>
          </table:table-cell>
          <table:table-cell office:value-type="float" office:value="0.1511848" calcext:value-type="float">
            <text:p>0.1511848</text:p>
          </table:table-cell>
          <table:table-cell office:value-type="float" office:value="0.0700121" calcext:value-type="float">
            <text:p>0.0700121</text:p>
          </table:table-cell>
          <table:table-cell office:value-type="float" office:value="0.04626834" calcext:value-type="float">
            <text:p>0.04626834</text:p>
          </table:table-cell>
          <table:table-cell office:value-type="float" office:value="0.04217193" calcext:value-type="float">
            <text:p>0.04217193</text:p>
          </table:table-cell>
          <table:table-cell office:value-type="float" office:value="0.01841498" calcext:value-type="float">
            <text:p>0.01841498</text:p>
          </table:table-cell>
          <table:table-cell office:value-type="float" office:value="0.01337021" calcext:value-type="float">
            <text:p>0.01337021</text:p>
          </table:table-cell>
          <table:table-cell office:value-type="float" office:value="0.02695343" calcext:value-type="float">
            <text:p>0.02695343</text:p>
          </table:table-cell>
          <table:table-cell office:value-type="float" office:value="0.02213242" calcext:value-type="float">
            <text:p>0.02213242</text:p>
          </table:table-cell>
          <table:table-cell office:value-type="float" office:value="0.01896828" calcext:value-type="float">
            <text:p>0.01896828</text:p>
          </table:table-cell>
          <table:table-cell office:value-type="float" office:value="0.01833296" calcext:value-type="float">
            <text:p>0.01833296</text:p>
          </table:table-cell>
          <table:table-cell office:value-type="float" office:value="0.01668521" calcext:value-type="float">
            <text:p>0.01668521</text:p>
          </table:table-cell>
          <table:table-cell office:value-type="float" office:value="0.00671928" calcext:value-type="float">
            <text:p>0.00671928</text:p>
          </table:table-cell>
          <table:table-cell office:value-type="float" office:value="0.007088036" calcext:value-type="float">
            <text:p>0.007088036</text:p>
          </table:table-cell>
          <table:table-cell office:value-type="float" office:value="0" calcext:value-type="float">
            <text:p>0</text:p>
          </table:table-cell>
          <table:table-cell office:value-type="float" office:value="48.21107" calcext:value-type="float">
            <text:p>48.21107</text:p>
          </table:table-cell>
          <table:table-cell office:value-type="float" office:value="46.91688" calcext:value-type="float">
            <text:p>46.91688</text:p>
          </table:table-cell>
          <table:table-cell office:value-type="float" office:value="40.34972" calcext:value-type="float">
            <text:p>40.34972</text:p>
          </table:table-cell>
          <table:table-cell office:value-type="float" office:value="42.56207" calcext:value-type="float">
            <text:p>42.56207</text:p>
          </table:table-cell>
          <table:table-cell office:value-type="float" office:value="42.74422" calcext:value-type="float">
            <text:p>42.74422</text:p>
          </table:table-cell>
          <table:table-cell office:value-type="float" office:value="23.25212" calcext:value-type="float">
            <text:p>23.25212</text:p>
          </table:table-cell>
          <table:table-cell office:value-type="float" office:value="16.32952" calcext:value-type="float">
            <text:p>16.32952</text:p>
          </table:table-cell>
          <table:table-cell office:value-type="float" office:value="12.65647" calcext:value-type="float">
            <text:p>12.65647</text:p>
          </table:table-cell>
          <table:table-cell office:value-type="float" office:value="9.581613" calcext:value-type="float">
            <text:p>9.581613</text:p>
          </table:table-cell>
          <table:table-cell office:value-type="float" office:value="4.421788" calcext:value-type="float">
            <text:p>4.421788</text:p>
          </table:table-cell>
          <table:table-cell office:value-type="float" office:value="1.760614" calcext:value-type="float">
            <text:p>1.760614</text:p>
          </table:table-cell>
          <table:table-cell office:value-type="float" office:value="0.77237" calcext:value-type="float">
            <text:p>0.77237</text:p>
          </table:table-cell>
          <table:table-cell office:value-type="float" office:value="0.3677143" calcext:value-type="float">
            <text:p>0.3677143</text:p>
          </table:table-cell>
          <table:table-cell office:value-type="float" office:value="0.3476098" calcext:value-type="float">
            <text:p>0.3476098</text:p>
          </table:table-cell>
          <table:table-cell office:value-type="float" office:value="0" calcext:value-type="float">
            <text:p>0</text:p>
          </table:table-cell>
          <table:table-cell office:value-type="float" office:value="15166.21" calcext:value-type="float">
            <text:p>15166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908157" calcext:value-type="float">
            <text:p>-0.0690815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2" calcext:value-type="float">
            <text:p>31052002</text:p>
          </table:table-cell>
          <table:table-cell office:value-type="float" office:value="14.52604" calcext:value-type="float">
            <text:p>14.52604</text:p>
          </table:table-cell>
          <table:table-cell office:value-type="float" office:value="1098.574" calcext:value-type="float">
            <text:p>1098.574</text:p>
          </table:table-cell>
          <table:table-cell office:value-type="float" office:value="0" calcext:value-type="float">
            <text:p>0</text:p>
          </table:table-cell>
          <table:table-cell office:value-type="float" office:value="-0.5687641" calcext:value-type="float">
            <text:p>-0.5687641</text:p>
          </table:table-cell>
          <table:table-cell office:value-type="float" office:value="3.558923" calcext:value-type="float">
            <text:p>3.558923</text:p>
          </table:table-cell>
          <table:table-cell office:value-type="float" office:value="26.28391" calcext:value-type="float">
            <text:p>26.28391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3435701" calcext:value-type="float">
            <text:p>3.435701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2107095" calcext:value-type="float">
            <text:p>-0.002107095</text:p>
          </table:table-cell>
          <table:table-cell office:value-type="float" office:value="-0.1085338" calcext:value-type="float">
            <text:p>-0.1085338</text:p>
          </table:table-cell>
          <table:table-cell office:value-type="float" office:value="0.0006145118" calcext:value-type="float">
            <text:p>0.0006145118</text:p>
          </table:table-cell>
          <table:table-cell office:value-type="float" office:value="0.00006696281" calcext:value-type="float">
            <text:p>6.696281E-05</text:p>
          </table:table-cell>
          <table:table-cell office:value-type="float" office:value="14.88754" calcext:value-type="float">
            <text:p>14.88754</text:p>
          </table:table-cell>
          <table:table-cell office:value-type="float" office:value="11.62328" calcext:value-type="float">
            <text:p>11.62328</text:p>
          </table:table-cell>
          <table:table-cell office:value-type="float" office:value="0.1571964" calcext:value-type="float">
            <text:p>0.1571964</text:p>
          </table:table-cell>
          <table:table-cell office:value-type="float" office:value="0.07903641" calcext:value-type="float">
            <text:p>0.07903641</text:p>
          </table:table-cell>
          <table:table-cell office:value-type="float" office:value="0.05155454" calcext:value-type="float">
            <text:p>0.05155454</text:p>
          </table:table-cell>
          <table:table-cell office:value-type="float" office:value="0.04570172" calcext:value-type="float">
            <text:p>0.04570172</text:p>
          </table:table-cell>
          <table:table-cell office:value-type="float" office:value="0.01849423" calcext:value-type="float">
            <text:p>0.01849423</text:p>
          </table:table-cell>
          <table:table-cell office:value-type="float" office:value="0.01326568" calcext:value-type="float">
            <text:p>0.01326568</text:p>
          </table:table-cell>
          <table:table-cell office:value-type="float" office:value="0.02684681" calcext:value-type="float">
            <text:p>0.02684681</text:p>
          </table:table-cell>
          <table:table-cell office:value-type="float" office:value="0.02215741" calcext:value-type="float">
            <text:p>0.02215741</text:p>
          </table:table-cell>
          <table:table-cell office:value-type="float" office:value="0.01897941" calcext:value-type="float">
            <text:p>0.01897941</text:p>
          </table:table-cell>
          <table:table-cell office:value-type="float" office:value="0.01829669" calcext:value-type="float">
            <text:p>0.01829669</text:p>
          </table:table-cell>
          <table:table-cell office:value-type="float" office:value="0.01664699" calcext:value-type="float">
            <text:p>0.01664699</text:p>
          </table:table-cell>
          <table:table-cell office:value-type="float" office:value="0.006717953" calcext:value-type="float">
            <text:p>0.006717953</text:p>
          </table:table-cell>
          <table:table-cell office:value-type="float" office:value="0.007087339" calcext:value-type="float">
            <text:p>0.007087339</text:p>
          </table:table-cell>
          <table:table-cell office:value-type="float" office:value="0" calcext:value-type="float">
            <text:p>0</text:p>
          </table:table-cell>
          <table:table-cell office:value-type="float" office:value="42.55156" calcext:value-type="float">
            <text:p>42.55156</text:p>
          </table:table-cell>
          <table:table-cell office:value-type="float" office:value="51.30502" calcext:value-type="float">
            <text:p>51.30502</text:p>
          </table:table-cell>
          <table:table-cell office:value-type="float" office:value="40.38398" calcext:value-type="float">
            <text:p>40.38398</text:p>
          </table:table-cell>
          <table:table-cell office:value-type="float" office:value="42.19994" calcext:value-type="float">
            <text:p>42.19994</text:p>
          </table:table-cell>
          <table:table-cell office:value-type="float" office:value="42.33163" calcext:value-type="float">
            <text:p>42.33163</text:p>
          </table:table-cell>
          <table:table-cell office:value-type="float" office:value="22.99718" calcext:value-type="float">
            <text:p>22.99718</text:p>
          </table:table-cell>
          <table:table-cell office:value-type="float" office:value="16.28007" calcext:value-type="float">
            <text:p>16.28007</text:p>
          </table:table-cell>
          <table:table-cell office:value-type="float" office:value="12.65548" calcext:value-type="float">
            <text:p>12.65548</text:p>
          </table:table-cell>
          <table:table-cell office:value-type="float" office:value="9.609887" calcext:value-type="float">
            <text:p>9.609887</text:p>
          </table:table-cell>
          <table:table-cell office:value-type="float" office:value="4.455782" calcext:value-type="float">
            <text:p>4.455782</text:p>
          </table:table-cell>
          <table:table-cell office:value-type="float" office:value="1.775027" calcext:value-type="float">
            <text:p>1.775027</text:p>
          </table:table-cell>
          <table:table-cell office:value-type="float" office:value="0.7749504" calcext:value-type="float">
            <text:p>0.7749504</text:p>
          </table:table-cell>
          <table:table-cell office:value-type="float" office:value="0.3683364" calcext:value-type="float">
            <text:p>0.3683364</text:p>
          </table:table-cell>
          <table:table-cell office:value-type="float" office:value="0.3476258" calcext:value-type="float">
            <text:p>0.3476258</text:p>
          </table:table-cell>
          <table:table-cell office:value-type="float" office:value="0" calcext:value-type="float">
            <text:p>0</text:p>
          </table:table-cell>
          <table:table-cell office:value-type="float" office:value="15844.39" calcext:value-type="float">
            <text:p>15844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913097" calcext:value-type="float">
            <text:p>-0.0691309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2" calcext:value-type="float">
            <text:p>1062002</text:p>
          </table:table-cell>
          <table:table-cell office:value-type="float" office:value="14.3824" calcext:value-type="float">
            <text:p>14.3824</text:p>
          </table:table-cell>
          <table:table-cell office:value-type="float" office:value="1098.495" calcext:value-type="float">
            <text:p>1098.495</text:p>
          </table:table-cell>
          <table:table-cell office:value-type="float" office:value="0" calcext:value-type="float">
            <text:p>0</text:p>
          </table:table-cell>
          <table:table-cell office:value-type="float" office:value="-0.7073136" calcext:value-type="float">
            <text:p>-0.7073136</text:p>
          </table:table-cell>
          <table:table-cell office:value-type="float" office:value="3.613777" calcext:value-type="float">
            <text:p>3.613777</text:p>
          </table:table-cell>
          <table:table-cell office:value-type="float" office:value="26.30396" calcext:value-type="float">
            <text:p>26.30396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3435701" calcext:value-type="float">
            <text:p>3.435701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2107095" calcext:value-type="float">
            <text:p>-0.002107095</text:p>
          </table:table-cell>
          <table:table-cell office:value-type="float" office:value="-0.1087441" calcext:value-type="float">
            <text:p>-0.1087441</text:p>
          </table:table-cell>
          <table:table-cell office:value-type="float" office:value="0.0005609561" calcext:value-type="float">
            <text:p>0.0005609561</text:p>
          </table:table-cell>
          <table:table-cell office:value-type="float" office:value="0.000067961" calcext:value-type="float">
            <text:p>6.7961E-05</text:p>
          </table:table-cell>
          <table:table-cell office:value-type="float" office:value="14.68396" calcext:value-type="float">
            <text:p>14.68396</text:p>
          </table:table-cell>
          <table:table-cell office:value-type="float" office:value="12.53851" calcext:value-type="float">
            <text:p>12.53851</text:p>
          </table:table-cell>
          <table:table-cell office:value-type="float" office:value="0.1602154" calcext:value-type="float">
            <text:p>0.1602154</text:p>
          </table:table-cell>
          <table:table-cell office:value-type="float" office:value="0.08689848" calcext:value-type="float">
            <text:p>0.08689848</text:p>
          </table:table-cell>
          <table:table-cell office:value-type="float" office:value="0.05662266" calcext:value-type="float">
            <text:p>0.05662266</text:p>
          </table:table-cell>
          <table:table-cell office:value-type="float" office:value="0.04936901" calcext:value-type="float">
            <text:p>0.04936901</text:p>
          </table:table-cell>
          <table:table-cell office:value-type="float" office:value="0.01869376" calcext:value-type="float">
            <text:p>0.01869376</text:p>
          </table:table-cell>
          <table:table-cell office:value-type="float" office:value="0.01321725" calcext:value-type="float">
            <text:p>0.01321725</text:p>
          </table:table-cell>
          <table:table-cell office:value-type="float" office:value="0.02677009" calcext:value-type="float">
            <text:p>0.02677009</text:p>
          </table:table-cell>
          <table:table-cell office:value-type="float" office:value="0.02215562" calcext:value-type="float">
            <text:p>0.02215562</text:p>
          </table:table-cell>
          <table:table-cell office:value-type="float" office:value="0.01898785" calcext:value-type="float">
            <text:p>0.01898785</text:p>
          </table:table-cell>
          <table:table-cell office:value-type="float" office:value="0.01826147" calcext:value-type="float">
            <text:p>0.01826147</text:p>
          </table:table-cell>
          <table:table-cell office:value-type="float" office:value="0.01660888" calcext:value-type="float">
            <text:p>0.01660888</text:p>
          </table:table-cell>
          <table:table-cell office:value-type="float" office:value="0.006716694" calcext:value-type="float">
            <text:p>0.006716694</text:p>
          </table:table-cell>
          <table:table-cell office:value-type="float" office:value="0.007086616" calcext:value-type="float">
            <text:p>0.007086616</text:p>
          </table:table-cell>
          <table:table-cell office:value-type="float" office:value="0" calcext:value-type="float">
            <text:p>0</text:p>
          </table:table-cell>
          <table:table-cell office:value-type="float" office:value="37.57547" calcext:value-type="float">
            <text:p>37.57547</text:p>
          </table:table-cell>
          <table:table-cell office:value-type="float" office:value="54.88666" calcext:value-type="float">
            <text:p>54.88666</text:p>
          </table:table-cell>
          <table:table-cell office:value-type="float" office:value="40.42979" calcext:value-type="float">
            <text:p>40.42979</text:p>
          </table:table-cell>
          <table:table-cell office:value-type="float" office:value="41.89296" calcext:value-type="float">
            <text:p>41.89296</text:p>
          </table:table-cell>
          <table:table-cell office:value-type="float" office:value="41.80886" calcext:value-type="float">
            <text:p>41.80886</text:p>
          </table:table-cell>
          <table:table-cell office:value-type="float" office:value="22.74578" calcext:value-type="float">
            <text:p>22.74578</text:p>
          </table:table-cell>
          <table:table-cell office:value-type="float" office:value="16.2197" calcext:value-type="float">
            <text:p>16.2197</text:p>
          </table:table-cell>
          <table:table-cell office:value-type="float" office:value="12.66009" calcext:value-type="float">
            <text:p>12.66009</text:p>
          </table:table-cell>
          <table:table-cell office:value-type="float" office:value="9.630994" calcext:value-type="float">
            <text:p>9.630994</text:p>
          </table:table-cell>
          <table:table-cell office:value-type="float" office:value="4.488213" calcext:value-type="float">
            <text:p>4.488213</text:p>
          </table:table-cell>
          <table:table-cell office:value-type="float" office:value="1.789683" calcext:value-type="float">
            <text:p>1.789683</text:p>
          </table:table-cell>
          <table:table-cell office:value-type="float" office:value="0.7776142" calcext:value-type="float">
            <text:p>0.7776142</text:p>
          </table:table-cell>
          <table:table-cell office:value-type="float" office:value="0.3689983" calcext:value-type="float">
            <text:p>0.3689983</text:p>
          </table:table-cell>
          <table:table-cell office:value-type="float" office:value="0.3476418" calcext:value-type="float">
            <text:p>0.3476418</text:p>
          </table:table-cell>
          <table:table-cell office:value-type="float" office:value="0" calcext:value-type="float">
            <text:p>0</text:p>
          </table:table-cell>
          <table:table-cell office:value-type="float" office:value="16101.28" calcext:value-type="float">
            <text:p>16101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917554" calcext:value-type="float">
            <text:p>-0.0691755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2" calcext:value-type="float">
            <text:p>2062002</text:p>
          </table:table-cell>
          <table:table-cell office:value-type="float" office:value="14.28087" calcext:value-type="float">
            <text:p>14.28087</text:p>
          </table:table-cell>
          <table:table-cell office:value-type="float" office:value="1098.405" calcext:value-type="float">
            <text:p>1098.405</text:p>
          </table:table-cell>
          <table:table-cell office:value-type="float" office:value="0" calcext:value-type="float">
            <text:p>0</text:p>
          </table:table-cell>
          <table:table-cell office:value-type="float" office:value="-0.850827" calcext:value-type="float">
            <text:p>-0.850827</text:p>
          </table:table-cell>
          <table:table-cell office:value-type="float" office:value="3.634204" calcext:value-type="float">
            <text:p>3.634204</text:p>
          </table:table-cell>
          <table:table-cell office:value-type="float" office:value="26.32305" calcext:value-type="float">
            <text:p>26.32305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3435701" calcext:value-type="float">
            <text:p>3.435701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2107095" calcext:value-type="float">
            <text:p>-0.002107095</text:p>
          </table:table-cell>
          <table:table-cell office:value-type="float" office:value="-0.1089355" calcext:value-type="float">
            <text:p>-0.1089355</text:p>
          </table:table-cell>
          <table:table-cell office:value-type="float" office:value="0.000520817" calcext:value-type="float">
            <text:p>0.000520817</text:p>
          </table:table-cell>
          <table:table-cell office:value-type="float" office:value="0.00006889179" calcext:value-type="float">
            <text:p>6.889179E-05</text:p>
          </table:table-cell>
          <table:table-cell office:value-type="float" office:value="14.55499" calcext:value-type="float">
            <text:p>14.55499</text:p>
          </table:table-cell>
          <table:table-cell office:value-type="float" office:value="12.84612" calcext:value-type="float">
            <text:p>12.84612</text:p>
          </table:table-cell>
          <table:table-cell office:value-type="float" office:value="0.1591795" calcext:value-type="float">
            <text:p>0.1591795</text:p>
          </table:table-cell>
          <table:table-cell office:value-type="float" office:value="0.09172554" calcext:value-type="float">
            <text:p>0.09172554</text:p>
          </table:table-cell>
          <table:table-cell office:value-type="float" office:value="0.06079652" calcext:value-type="float">
            <text:p>0.06079652</text:p>
          </table:table-cell>
          <table:table-cell office:value-type="float" office:value="0.05259395" calcext:value-type="float">
            <text:p>0.05259395</text:p>
          </table:table-cell>
          <table:table-cell office:value-type="float" office:value="0.01876506" calcext:value-type="float">
            <text:p>0.01876506</text:p>
          </table:table-cell>
          <table:table-cell office:value-type="float" office:value="0.01321096" calcext:value-type="float">
            <text:p>0.01321096</text:p>
          </table:table-cell>
          <table:table-cell office:value-type="float" office:value="0.02672255" calcext:value-type="float">
            <text:p>0.02672255</text:p>
          </table:table-cell>
          <table:table-cell office:value-type="float" office:value="0.02212772" calcext:value-type="float">
            <text:p>0.02212772</text:p>
          </table:table-cell>
          <table:table-cell office:value-type="float" office:value="0.0189937" calcext:value-type="float">
            <text:p>0.0189937</text:p>
          </table:table-cell>
          <table:table-cell office:value-type="float" office:value="0.0182283" calcext:value-type="float">
            <text:p>0.0182283</text:p>
          </table:table-cell>
          <table:table-cell office:value-type="float" office:value="0.01657056" calcext:value-type="float">
            <text:p>0.01657056</text:p>
          </table:table-cell>
          <table:table-cell office:value-type="float" office:value="0.006715967" calcext:value-type="float">
            <text:p>0.006715967</text:p>
          </table:table-cell>
          <table:table-cell office:value-type="float" office:value="0.007085888" calcext:value-type="float">
            <text:p>0.007085888</text:p>
          </table:table-cell>
          <table:table-cell office:value-type="float" office:value="0" calcext:value-type="float">
            <text:p>0</text:p>
          </table:table-cell>
          <table:table-cell office:value-type="float" office:value="33.42885" calcext:value-type="float">
            <text:p>33.42885</text:p>
          </table:table-cell>
          <table:table-cell office:value-type="float" office:value="57.7776" calcext:value-type="float">
            <text:p>57.7776</text:p>
          </table:table-cell>
          <table:table-cell office:value-type="float" office:value="40.66844" calcext:value-type="float">
            <text:p>40.66844</text:p>
          </table:table-cell>
          <table:table-cell office:value-type="float" office:value="41.54858" calcext:value-type="float">
            <text:p>41.54858</text:p>
          </table:table-cell>
          <table:table-cell office:value-type="float" office:value="41.30082" calcext:value-type="float">
            <text:p>41.30082</text:p>
          </table:table-cell>
          <table:table-cell office:value-type="float" office:value="22.47644" calcext:value-type="float">
            <text:p>22.47644</text:p>
          </table:table-cell>
          <table:table-cell office:value-type="float" office:value="16.15842" calcext:value-type="float">
            <text:p>16.15842</text:p>
          </table:table-cell>
          <table:table-cell office:value-type="float" office:value="12.66755" calcext:value-type="float">
            <text:p>12.66755</text:p>
          </table:table-cell>
          <table:table-cell office:value-type="float" office:value="9.637568" calcext:value-type="float">
            <text:p>9.637568</text:p>
          </table:table-cell>
          <table:table-cell office:value-type="float" office:value="4.524586" calcext:value-type="float">
            <text:p>4.524586</text:p>
          </table:table-cell>
          <table:table-cell office:value-type="float" office:value="1.806997" calcext:value-type="float">
            <text:p>1.806997</text:p>
          </table:table-cell>
          <table:table-cell office:value-type="float" office:value="0.780441" calcext:value-type="float">
            <text:p>0.780441</text:p>
          </table:table-cell>
          <table:table-cell office:value-type="float" office:value="0.3698148" calcext:value-type="float">
            <text:p>0.3698148</text:p>
          </table:table-cell>
          <table:table-cell office:value-type="float" office:value="0.3476578" calcext:value-type="float">
            <text:p>0.3476578</text:p>
          </table:table-cell>
          <table:table-cell office:value-type="float" office:value="0" calcext:value-type="float">
            <text:p>0</text:p>
          </table:table-cell>
          <table:table-cell office:value-type="float" office:value="16199.22" calcext:value-type="float">
            <text:p>16199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921544" calcext:value-type="float">
            <text:p>-0.0692154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2" calcext:value-type="float">
            <text:p>3062002</text:p>
          </table:table-cell>
          <table:table-cell office:value-type="float" office:value="14.2205" calcext:value-type="float">
            <text:p>14.2205</text:p>
          </table:table-cell>
          <table:table-cell office:value-type="float" office:value="1098.318" calcext:value-type="float">
            <text:p>1098.318</text:p>
          </table:table-cell>
          <table:table-cell office:value-type="float" office:value="0" calcext:value-type="float">
            <text:p>0</text:p>
          </table:table-cell>
          <table:table-cell office:value-type="float" office:value="-1.011541" calcext:value-type="float">
            <text:p>-1.011541</text:p>
          </table:table-cell>
          <table:table-cell office:value-type="float" office:value="3.632956" calcext:value-type="float">
            <text:p>3.632956</text:p>
          </table:table-cell>
          <table:table-cell office:value-type="float" office:value="26.30037" calcext:value-type="float">
            <text:p>26.30037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3435706" calcext:value-type="float">
            <text:p>3.435706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2106993" calcext:value-type="float">
            <text:p>-0.002106993</text:p>
          </table:table-cell>
          <table:table-cell office:value-type="float" office:value="-0.1090645" calcext:value-type="float">
            <text:p>-0.1090645</text:p>
          </table:table-cell>
          <table:table-cell office:value-type="float" office:value="0.0004901378" calcext:value-type="float">
            <text:p>0.0004901378</text:p>
          </table:table-cell>
          <table:table-cell office:value-type="float" office:value="0.00006988141" calcext:value-type="float">
            <text:p>6.988141E-05</text:p>
          </table:table-cell>
          <table:table-cell office:value-type="float" office:value="14.52947" calcext:value-type="float">
            <text:p>14.52947</text:p>
          </table:table-cell>
          <table:table-cell office:value-type="float" office:value="12.74249" calcext:value-type="float">
            <text:p>12.74249</text:p>
          </table:table-cell>
          <table:table-cell office:value-type="float" office:value="0.1282093" calcext:value-type="float">
            <text:p>0.1282093</text:p>
          </table:table-cell>
          <table:table-cell office:value-type="float" office:value="0.08057782" calcext:value-type="float">
            <text:p>0.08057782</text:p>
          </table:table-cell>
          <table:table-cell office:value-type="float" office:value="0.056046" calcext:value-type="float">
            <text:p>0.056046</text:p>
          </table:table-cell>
          <table:table-cell office:value-type="float" office:value="0.05051197" calcext:value-type="float">
            <text:p>0.05051197</text:p>
          </table:table-cell>
          <table:table-cell office:value-type="float" office:value="0.01856573" calcext:value-type="float">
            <text:p>0.01856573</text:p>
          </table:table-cell>
          <table:table-cell office:value-type="float" office:value="0.01323185" calcext:value-type="float">
            <text:p>0.01323185</text:p>
          </table:table-cell>
          <table:table-cell office:value-type="float" office:value="0.02670134" calcext:value-type="float">
            <text:p>0.02670134</text:p>
          </table:table-cell>
          <table:table-cell office:value-type="float" office:value="0.02208659" calcext:value-type="float">
            <text:p>0.02208659</text:p>
          </table:table-cell>
          <table:table-cell office:value-type="float" office:value="0.01899322" calcext:value-type="float">
            <text:p>0.01899322</text:p>
          </table:table-cell>
          <table:table-cell office:value-type="float" office:value="0.01819539" calcext:value-type="float">
            <text:p>0.01819539</text:p>
          </table:table-cell>
          <table:table-cell office:value-type="float" office:value="0.01653318" calcext:value-type="float">
            <text:p>0.01653318</text:p>
          </table:table-cell>
          <table:table-cell office:value-type="float" office:value="0.006716005" calcext:value-type="float">
            <text:p>0.006716005</text:p>
          </table:table-cell>
          <table:table-cell office:value-type="float" office:value="0.007085127" calcext:value-type="float">
            <text:p>0.007085127</text:p>
          </table:table-cell>
          <table:table-cell office:value-type="float" office:value="0" calcext:value-type="float">
            <text:p>0</text:p>
          </table:table-cell>
          <table:table-cell office:value-type="float" office:value="30.82235" calcext:value-type="float">
            <text:p>30.82235</text:p>
          </table:table-cell>
          <table:table-cell office:value-type="float" office:value="59.31356" calcext:value-type="float">
            <text:p>59.31356</text:p>
          </table:table-cell>
          <table:table-cell office:value-type="float" office:value="40.74099" calcext:value-type="float">
            <text:p>40.74099</text:p>
          </table:table-cell>
          <table:table-cell office:value-type="float" office:value="41.24103" calcext:value-type="float">
            <text:p>41.24103</text:p>
          </table:table-cell>
          <table:table-cell office:value-type="float" office:value="40.81595" calcext:value-type="float">
            <text:p>40.81595</text:p>
          </table:table-cell>
          <table:table-cell office:value-type="float" office:value="22.1679" calcext:value-type="float">
            <text:p>22.1679</text:p>
          </table:table-cell>
          <table:table-cell office:value-type="float" office:value="16.08795" calcext:value-type="float">
            <text:p>16.08795</text:p>
          </table:table-cell>
          <table:table-cell office:value-type="float" office:value="12.67689" calcext:value-type="float">
            <text:p>12.67689</text:p>
          </table:table-cell>
          <table:table-cell office:value-type="float" office:value="9.639717" calcext:value-type="float">
            <text:p>9.639717</text:p>
          </table:table-cell>
          <table:table-cell office:value-type="float" office:value="4.557192" calcext:value-type="float">
            <text:p>4.557192</text:p>
          </table:table-cell>
          <table:table-cell office:value-type="float" office:value="1.826827" calcext:value-type="float">
            <text:p>1.826827</text:p>
          </table:table-cell>
          <table:table-cell office:value-type="float" office:value="0.7842087" calcext:value-type="float">
            <text:p>0.7842087</text:p>
          </table:table-cell>
          <table:table-cell office:value-type="float" office:value="0.370847" calcext:value-type="float">
            <text:p>0.370847</text:p>
          </table:table-cell>
          <table:table-cell office:value-type="float" office:value="0.3476738" calcext:value-type="float">
            <text:p>0.3476738</text:p>
          </table:table-cell>
          <table:table-cell office:value-type="float" office:value="0" calcext:value-type="float">
            <text:p>0</text:p>
          </table:table-cell>
          <table:table-cell office:value-type="float" office:value="16214.31" calcext:value-type="float">
            <text:p>16214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924126" calcext:value-type="float">
            <text:p>-0.069241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2" calcext:value-type="float">
            <text:p>4062002</text:p>
          </table:table-cell>
          <table:table-cell office:value-type="float" office:value="14.17011" calcext:value-type="float">
            <text:p>14.17011</text:p>
          </table:table-cell>
          <table:table-cell office:value-type="float" office:value="1098.247" calcext:value-type="float">
            <text:p>1098.247</text:p>
          </table:table-cell>
          <table:table-cell office:value-type="float" office:value="0" calcext:value-type="float">
            <text:p>0</text:p>
          </table:table-cell>
          <table:table-cell office:value-type="float" office:value="-1.203442" calcext:value-type="float">
            <text:p>-1.203442</text:p>
          </table:table-cell>
          <table:table-cell office:value-type="float" office:value="3.633903" calcext:value-type="float">
            <text:p>3.633903</text:p>
          </table:table-cell>
          <table:table-cell office:value-type="float" office:value="26.22041" calcext:value-type="float">
            <text:p>26.22041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3435712" calcext:value-type="float">
            <text:p>3.435712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2106877" calcext:value-type="float">
            <text:p>-0.002106877</text:p>
          </table:table-cell>
          <table:table-cell office:value-type="float" office:value="-0.1091441" calcext:value-type="float">
            <text:p>-0.1091441</text:p>
          </table:table-cell>
          <table:table-cell office:value-type="float" office:value="0.000457167" calcext:value-type="float">
            <text:p>0.000457167</text:p>
          </table:table-cell>
          <table:table-cell office:value-type="float" office:value="0.00007096312" calcext:value-type="float">
            <text:p>7.096312E-05</text:p>
          </table:table-cell>
          <table:table-cell office:value-type="float" office:value="14.50862" calcext:value-type="float">
            <text:p>14.50862</text:p>
          </table:table-cell>
          <table:table-cell office:value-type="float" office:value="12.81762" calcext:value-type="float">
            <text:p>12.81762</text:p>
          </table:table-cell>
          <table:table-cell office:value-type="float" office:value="0.1049522" calcext:value-type="float">
            <text:p>0.1049522</text:p>
          </table:table-cell>
          <table:table-cell office:value-type="float" office:value="0.06838313" calcext:value-type="float">
            <text:p>0.06838313</text:p>
          </table:table-cell>
          <table:table-cell office:value-type="float" office:value="0.04921515" calcext:value-type="float">
            <text:p>0.04921515</text:p>
          </table:table-cell>
          <table:table-cell office:value-type="float" office:value="0.04552862" calcext:value-type="float">
            <text:p>0.04552862</text:p>
          </table:table-cell>
          <table:table-cell office:value-type="float" office:value="0.01796957" calcext:value-type="float">
            <text:p>0.01796957</text:p>
          </table:table-cell>
          <table:table-cell office:value-type="float" office:value="0.01323505" calcext:value-type="float">
            <text:p>0.01323505</text:p>
          </table:table-cell>
          <table:table-cell office:value-type="float" office:value="0.02672032" calcext:value-type="float">
            <text:p>0.02672032</text:p>
          </table:table-cell>
          <table:table-cell office:value-type="float" office:value="0.0220417" calcext:value-type="float">
            <text:p>0.0220417</text:p>
          </table:table-cell>
          <table:table-cell office:value-type="float" office:value="0.01898788" calcext:value-type="float">
            <text:p>0.01898788</text:p>
          </table:table-cell>
          <table:table-cell office:value-type="float" office:value="0.01816191" calcext:value-type="float">
            <text:p>0.01816191</text:p>
          </table:table-cell>
          <table:table-cell office:value-type="float" office:value="0.0164957" calcext:value-type="float">
            <text:p>0.0164957</text:p>
          </table:table-cell>
          <table:table-cell office:value-type="float" office:value="0.006716226" calcext:value-type="float">
            <text:p>0.006716226</text:p>
          </table:table-cell>
          <table:table-cell office:value-type="float" office:value="0.007084348" calcext:value-type="float">
            <text:p>0.007084348</text:p>
          </table:table-cell>
          <table:table-cell office:value-type="float" office:value="0" calcext:value-type="float">
            <text:p>0</text:p>
          </table:table-cell>
          <table:table-cell office:value-type="float" office:value="29.32262" calcext:value-type="float">
            <text:p>29.32262</text:p>
          </table:table-cell>
          <table:table-cell office:value-type="float" office:value="60.0148" calcext:value-type="float">
            <text:p>60.0148</text:p>
          </table:table-cell>
          <table:table-cell office:value-type="float" office:value="40.60284" calcext:value-type="float">
            <text:p>40.60284</text:p>
          </table:table-cell>
          <table:table-cell office:value-type="float" office:value="40.71092" calcext:value-type="float">
            <text:p>40.71092</text:p>
          </table:table-cell>
          <table:table-cell office:value-type="float" office:value="40.08039" calcext:value-type="float">
            <text:p>40.08039</text:p>
          </table:table-cell>
          <table:table-cell office:value-type="float" office:value="21.80778" calcext:value-type="float">
            <text:p>21.80778</text:p>
          </table:table-cell>
          <table:table-cell office:value-type="float" office:value="16.02933" calcext:value-type="float">
            <text:p>16.02933</text:p>
          </table:table-cell>
          <table:table-cell office:value-type="float" office:value="12.68162" calcext:value-type="float">
            <text:p>12.68162</text:p>
          </table:table-cell>
          <table:table-cell office:value-type="float" office:value="9.63449" calcext:value-type="float">
            <text:p>9.63449</text:p>
          </table:table-cell>
          <table:table-cell office:value-type="float" office:value="4.586728" calcext:value-type="float">
            <text:p>4.586728</text:p>
          </table:table-cell>
          <table:table-cell office:value-type="float" office:value="1.846778" calcext:value-type="float">
            <text:p>1.846778</text:p>
          </table:table-cell>
          <table:table-cell office:value-type="float" office:value="0.7882209" calcext:value-type="float">
            <text:p>0.7882209</text:p>
          </table:table-cell>
          <table:table-cell office:value-type="float" office:value="0.371955" calcext:value-type="float">
            <text:p>0.371955</text:p>
          </table:table-cell>
          <table:table-cell office:value-type="float" office:value="0.3476898" calcext:value-type="float">
            <text:p>0.3476898</text:p>
          </table:table-cell>
          <table:table-cell office:value-type="float" office:value="0" calcext:value-type="float">
            <text:p>0</text:p>
          </table:table-cell>
          <table:table-cell office:value-type="float" office:value="16242.3" calcext:value-type="float">
            <text:p>1624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925463" calcext:value-type="float">
            <text:p>-0.0692546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2" calcext:value-type="float">
            <text:p>5062002</text:p>
          </table:table-cell>
          <table:table-cell office:value-type="float" office:value="14.11832" calcext:value-type="float">
            <text:p>14.11832</text:p>
          </table:table-cell>
          <table:table-cell office:value-type="float" office:value="1098.174" calcext:value-type="float">
            <text:p>1098.174</text:p>
          </table:table-cell>
          <table:table-cell office:value-type="float" office:value="0" calcext:value-type="float">
            <text:p>0</text:p>
          </table:table-cell>
          <table:table-cell office:value-type="float" office:value="-1.460152" calcext:value-type="float">
            <text:p>-1.460152</text:p>
          </table:table-cell>
          <table:table-cell office:value-type="float" office:value="3.637803" calcext:value-type="float">
            <text:p>3.637803</text:p>
          </table:table-cell>
          <table:table-cell office:value-type="float" office:value="26.07684" calcext:value-type="float">
            <text:p>26.07684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3435712" calcext:value-type="float">
            <text:p>3.435712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2106877" calcext:value-type="float">
            <text:p>-0.002106877</text:p>
          </table:table-cell>
          <table:table-cell office:value-type="float" office:value="-0.109218" calcext:value-type="float">
            <text:p>-0.109218</text:p>
          </table:table-cell>
          <table:table-cell office:value-type="float" office:value="0.0004264514" calcext:value-type="float">
            <text:p>0.0004264514</text:p>
          </table:table-cell>
          <table:table-cell office:value-type="float" office:value="0.00007215183" calcext:value-type="float">
            <text:p>7.215183E-05</text:p>
          </table:table-cell>
          <table:table-cell office:value-type="float" office:value="14.47603" calcext:value-type="float">
            <text:p>14.47603</text:p>
          </table:table-cell>
          <table:table-cell office:value-type="float" office:value="12.72724" calcext:value-type="float">
            <text:p>12.72724</text:p>
          </table:table-cell>
          <table:table-cell office:value-type="float" office:value="0.100371" calcext:value-type="float">
            <text:p>0.100371</text:p>
          </table:table-cell>
          <table:table-cell office:value-type="float" office:value="0.0676735" calcext:value-type="float">
            <text:p>0.0676735</text:p>
          </table:table-cell>
          <table:table-cell office:value-type="float" office:value="0.04872476" calcext:value-type="float">
            <text:p>0.04872476</text:p>
          </table:table-cell>
          <table:table-cell office:value-type="float" office:value="0.04504243" calcext:value-type="float">
            <text:p>0.04504243</text:p>
          </table:table-cell>
          <table:table-cell office:value-type="float" office:value="0.01739985" calcext:value-type="float">
            <text:p>0.01739985</text:p>
          </table:table-cell>
          <table:table-cell office:value-type="float" office:value="0.0132147" calcext:value-type="float">
            <text:p>0.0132147</text:p>
          </table:table-cell>
          <table:table-cell office:value-type="float" office:value="0.02677398" calcext:value-type="float">
            <text:p>0.02677398</text:p>
          </table:table-cell>
          <table:table-cell office:value-type="float" office:value="0.02200768" calcext:value-type="float">
            <text:p>0.02200768</text:p>
          </table:table-cell>
          <table:table-cell office:value-type="float" office:value="0.01897951" calcext:value-type="float">
            <text:p>0.01897951</text:p>
          </table:table-cell>
          <table:table-cell office:value-type="float" office:value="0.01812767" calcext:value-type="float">
            <text:p>0.01812767</text:p>
          </table:table-cell>
          <table:table-cell office:value-type="float" office:value="0.01645775" calcext:value-type="float">
            <text:p>0.01645775</text:p>
          </table:table-cell>
          <table:table-cell office:value-type="float" office:value="0.006716573" calcext:value-type="float">
            <text:p>0.006716573</text:p>
          </table:table-cell>
          <table:table-cell office:value-type="float" office:value="0.007083559" calcext:value-type="float">
            <text:p>0.007083559</text:p>
          </table:table-cell>
          <table:table-cell office:value-type="float" office:value="0" calcext:value-type="float">
            <text:p>0</text:p>
          </table:table-cell>
          <table:table-cell office:value-type="float" office:value="27.59874" calcext:value-type="float">
            <text:p>27.59874</text:p>
          </table:table-cell>
          <table:table-cell office:value-type="float" office:value="60.92044" calcext:value-type="float">
            <text:p>60.92044</text:p>
          </table:table-cell>
          <table:table-cell office:value-type="float" office:value="40.03158" calcext:value-type="float">
            <text:p>40.03158</text:p>
          </table:table-cell>
          <table:table-cell office:value-type="float" office:value="39.91842" calcext:value-type="float">
            <text:p>39.91842</text:p>
          </table:table-cell>
          <table:table-cell office:value-type="float" office:value="39.03355" calcext:value-type="float">
            <text:p>39.03355</text:p>
          </table:table-cell>
          <table:table-cell office:value-type="float" office:value="21.31221" calcext:value-type="float">
            <text:p>21.31221</text:p>
          </table:table-cell>
          <table:table-cell office:value-type="float" office:value="15.94405" calcext:value-type="float">
            <text:p>15.94405</text:p>
          </table:table-cell>
          <table:table-cell office:value-type="float" office:value="12.68735" calcext:value-type="float">
            <text:p>12.68735</text:p>
          </table:table-cell>
          <table:table-cell office:value-type="float" office:value="9.625931" calcext:value-type="float">
            <text:p>9.625931</text:p>
          </table:table-cell>
          <table:table-cell office:value-type="float" office:value="4.611479" calcext:value-type="float">
            <text:p>4.611479</text:p>
          </table:table-cell>
          <table:table-cell office:value-type="float" office:value="1.86615" calcext:value-type="float">
            <text:p>1.86615</text:p>
          </table:table-cell>
          <table:table-cell office:value-type="float" office:value="0.7922937" calcext:value-type="float">
            <text:p>0.7922937</text:p>
          </table:table-cell>
          <table:table-cell office:value-type="float" office:value="0.3731275" calcext:value-type="float">
            <text:p>0.3731275</text:p>
          </table:table-cell>
          <table:table-cell office:value-type="float" office:value="0.3477058" calcext:value-type="float">
            <text:p>0.3477058</text:p>
          </table:table-cell>
          <table:table-cell office:value-type="float" office:value="0" calcext:value-type="float">
            <text:p>0</text:p>
          </table:table-cell>
          <table:table-cell office:value-type="float" office:value="16276.8" calcext:value-type="float">
            <text:p>1627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92693" calcext:value-type="float">
            <text:p>-0.069269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2" calcext:value-type="float">
            <text:p>6062002</text:p>
          </table:table-cell>
          <table:table-cell office:value-type="float" office:value="14.0618" calcext:value-type="float">
            <text:p>14.0618</text:p>
          </table:table-cell>
          <table:table-cell office:value-type="float" office:value="1098.094" calcext:value-type="float">
            <text:p>1098.094</text:p>
          </table:table-cell>
          <table:table-cell office:value-type="float" office:value="0" calcext:value-type="float">
            <text:p>0</text:p>
          </table:table-cell>
          <table:table-cell office:value-type="float" office:value="-1.758589" calcext:value-type="float">
            <text:p>-1.758589</text:p>
          </table:table-cell>
          <table:table-cell office:value-type="float" office:value="3.642098" calcext:value-type="float">
            <text:p>3.642098</text:p>
          </table:table-cell>
          <table:table-cell office:value-type="float" office:value="25.90304" calcext:value-type="float">
            <text:p>25.90304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3435712" calcext:value-type="float">
            <text:p>3.435712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2106877" calcext:value-type="float">
            <text:p>-0.002106877</text:p>
          </table:table-cell>
          <table:table-cell office:value-type="float" office:value="-0.1092945" calcext:value-type="float">
            <text:p>-0.1092945</text:p>
          </table:table-cell>
          <table:table-cell office:value-type="float" office:value="0.0003965039" calcext:value-type="float">
            <text:p>0.0003965039</text:p>
          </table:table-cell>
          <table:table-cell office:value-type="float" office:value="0.00007332145" calcext:value-type="float">
            <text:p>7.332145E-05</text:p>
          </table:table-cell>
          <table:table-cell office:value-type="float" office:value="14.43183" calcext:value-type="float">
            <text:p>14.43183</text:p>
          </table:table-cell>
          <table:table-cell office:value-type="float" office:value="12.62546" calcext:value-type="float">
            <text:p>12.62546</text:p>
          </table:table-cell>
          <table:table-cell office:value-type="float" office:value="0.1069138" calcext:value-type="float">
            <text:p>0.1069138</text:p>
          </table:table-cell>
          <table:table-cell office:value-type="float" office:value="0.07218718" calcext:value-type="float">
            <text:p>0.07218718</text:p>
          </table:table-cell>
          <table:table-cell office:value-type="float" office:value="0.05114901" calcext:value-type="float">
            <text:p>0.05114901</text:p>
          </table:table-cell>
          <table:table-cell office:value-type="float" office:value="0.04690099" calcext:value-type="float">
            <text:p>0.04690099</text:p>
          </table:table-cell>
          <table:table-cell office:value-type="float" office:value="0.01713596" calcext:value-type="float">
            <text:p>0.01713596</text:p>
          </table:table-cell>
          <table:table-cell office:value-type="float" office:value="0.0131837" calcext:value-type="float">
            <text:p>0.0131837</text:p>
          </table:table-cell>
          <table:table-cell office:value-type="float" office:value="0.0268324" calcext:value-type="float">
            <text:p>0.0268324</text:p>
          </table:table-cell>
          <table:table-cell office:value-type="float" office:value="0.02198714" calcext:value-type="float">
            <text:p>0.02198714</text:p>
          </table:table-cell>
          <table:table-cell office:value-type="float" office:value="0.01897042" calcext:value-type="float">
            <text:p>0.01897042</text:p>
          </table:table-cell>
          <table:table-cell office:value-type="float" office:value="0.01809286" calcext:value-type="float">
            <text:p>0.01809286</text:p>
          </table:table-cell>
          <table:table-cell office:value-type="float" office:value="0.01641927" calcext:value-type="float">
            <text:p>0.01641927</text:p>
          </table:table-cell>
          <table:table-cell office:value-type="float" office:value="0.006716993" calcext:value-type="float">
            <text:p>0.006716993</text:p>
          </table:table-cell>
          <table:table-cell office:value-type="float" office:value="0.007082738" calcext:value-type="float">
            <text:p>0.007082738</text:p>
          </table:table-cell>
          <table:table-cell office:value-type="float" office:value="0" calcext:value-type="float">
            <text:p>0</text:p>
          </table:table-cell>
          <table:table-cell office:value-type="float" office:value="26.12627" calcext:value-type="float">
            <text:p>26.12627</text:p>
          </table:table-cell>
          <table:table-cell office:value-type="float" office:value="61.79958" calcext:value-type="float">
            <text:p>61.79958</text:p>
          </table:table-cell>
          <table:table-cell office:value-type="float" office:value="39.52064" calcext:value-type="float">
            <text:p>39.52064</text:p>
          </table:table-cell>
          <table:table-cell office:value-type="float" office:value="39.03486" calcext:value-type="float">
            <text:p>39.03486</text:p>
          </table:table-cell>
          <table:table-cell office:value-type="float" office:value="37.71378" calcext:value-type="float">
            <text:p>37.71378</text:p>
          </table:table-cell>
          <table:table-cell office:value-type="float" office:value="20.68878" calcext:value-type="float">
            <text:p>20.68878</text:p>
          </table:table-cell>
          <table:table-cell office:value-type="float" office:value="15.8381" calcext:value-type="float">
            <text:p>15.8381</text:p>
          </table:table-cell>
          <table:table-cell office:value-type="float" office:value="12.69131" calcext:value-type="float">
            <text:p>12.69131</text:p>
          </table:table-cell>
          <table:table-cell office:value-type="float" office:value="9.616669" calcext:value-type="float">
            <text:p>9.616669</text:p>
          </table:table-cell>
          <table:table-cell office:value-type="float" office:value="4.631069" calcext:value-type="float">
            <text:p>4.631069</text:p>
          </table:table-cell>
          <table:table-cell office:value-type="float" office:value="1.884627" calcext:value-type="float">
            <text:p>1.884627</text:p>
          </table:table-cell>
          <table:table-cell office:value-type="float" office:value="0.7964038" calcext:value-type="float">
            <text:p>0.7964038</text:p>
          </table:table-cell>
          <table:table-cell office:value-type="float" office:value="0.3743554" calcext:value-type="float">
            <text:p>0.3743554</text:p>
          </table:table-cell>
          <table:table-cell office:value-type="float" office:value="0.3477226" calcext:value-type="float">
            <text:p>0.3477226</text:p>
          </table:table-cell>
          <table:table-cell office:value-type="float" office:value="0" calcext:value-type="float">
            <text:p>0</text:p>
          </table:table-cell>
          <table:table-cell office:value-type="float" office:value="16306.5" calcext:value-type="float">
            <text:p>16306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928662" calcext:value-type="float">
            <text:p>-0.0692866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2" calcext:value-type="float">
            <text:p>7062002</text:p>
          </table:table-cell>
          <table:table-cell office:value-type="float" office:value="14.00256" calcext:value-type="float">
            <text:p>14.00256</text:p>
          </table:table-cell>
          <table:table-cell office:value-type="float" office:value="1098.006" calcext:value-type="float">
            <text:p>1098.006</text:p>
          </table:table-cell>
          <table:table-cell office:value-type="float" office:value="0" calcext:value-type="float">
            <text:p>0</text:p>
          </table:table-cell>
          <table:table-cell office:value-type="float" office:value="-2.080201" calcext:value-type="float">
            <text:p>-2.080201</text:p>
          </table:table-cell>
          <table:table-cell office:value-type="float" office:value="3.643136" calcext:value-type="float">
            <text:p>3.643136</text:p>
          </table:table-cell>
          <table:table-cell office:value-type="float" office:value="25.7209" calcext:value-type="float">
            <text:p>25.7209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3435712" calcext:value-type="float">
            <text:p>3.435712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2106877" calcext:value-type="float">
            <text:p>-0.002106877</text:p>
          </table:table-cell>
          <table:table-cell office:value-type="float" office:value="-0.1093792" calcext:value-type="float">
            <text:p>-0.1093792</text:p>
          </table:table-cell>
          <table:table-cell office:value-type="float" office:value="0.0003682895" calcext:value-type="float">
            <text:p>0.0003682895</text:p>
          </table:table-cell>
          <table:table-cell office:value-type="float" office:value="0.00007446131" calcext:value-type="float">
            <text:p>7.446131E-05</text:p>
          </table:table-cell>
          <table:table-cell office:value-type="float" office:value="14.38059" calcext:value-type="float">
            <text:p>14.38059</text:p>
          </table:table-cell>
          <table:table-cell office:value-type="float" office:value="12.48805" calcext:value-type="float">
            <text:p>12.48805</text:p>
          </table:table-cell>
          <table:table-cell office:value-type="float" office:value="0.1154436" calcext:value-type="float">
            <text:p>0.1154436</text:p>
          </table:table-cell>
          <table:table-cell office:value-type="float" office:value="0.07858228" calcext:value-type="float">
            <text:p>0.07858228</text:p>
          </table:table-cell>
          <table:table-cell office:value-type="float" office:value="0.05519262" calcext:value-type="float">
            <text:p>0.05519262</text:p>
          </table:table-cell>
          <table:table-cell office:value-type="float" office:value="0.05020766" calcext:value-type="float">
            <text:p>0.05020766</text:p>
          </table:table-cell>
          <table:table-cell office:value-type="float" office:value="0.01711607" calcext:value-type="float">
            <text:p>0.01711607</text:p>
          </table:table-cell>
          <table:table-cell office:value-type="float" office:value="0.0131671" calcext:value-type="float">
            <text:p>0.0131671</text:p>
          </table:table-cell>
          <table:table-cell office:value-type="float" office:value="0.0268817" calcext:value-type="float">
            <text:p>0.0268817</text:p>
          </table:table-cell>
          <table:table-cell office:value-type="float" office:value="0.02198294" calcext:value-type="float">
            <text:p>0.02198294</text:p>
          </table:table-cell>
          <table:table-cell office:value-type="float" office:value="0.0189617" calcext:value-type="float">
            <text:p>0.0189617</text:p>
          </table:table-cell>
          <table:table-cell office:value-type="float" office:value="0.01805803" calcext:value-type="float">
            <text:p>0.01805803</text:p>
          </table:table-cell>
          <table:table-cell office:value-type="float" office:value="0.01638028" calcext:value-type="float">
            <text:p>0.01638028</text:p>
          </table:table-cell>
          <table:table-cell office:value-type="float" office:value="0.006717446" calcext:value-type="float">
            <text:p>0.006717446</text:p>
          </table:table-cell>
          <table:table-cell office:value-type="float" office:value="0.007081907" calcext:value-type="float">
            <text:p>0.007081907</text:p>
          </table:table-cell>
          <table:table-cell office:value-type="float" office:value="0" calcext:value-type="float">
            <text:p>0</text:p>
          </table:table-cell>
          <table:table-cell office:value-type="float" office:value="25.07167" calcext:value-type="float">
            <text:p>25.07167</text:p>
          </table:table-cell>
          <table:table-cell office:value-type="float" office:value="62.69968" calcext:value-type="float">
            <text:p>62.69968</text:p>
          </table:table-cell>
          <table:table-cell office:value-type="float" office:value="39.09063" calcext:value-type="float">
            <text:p>39.09063</text:p>
          </table:table-cell>
          <table:table-cell office:value-type="float" office:value="38.15582" calcext:value-type="float">
            <text:p>38.15582</text:p>
          </table:table-cell>
          <table:table-cell office:value-type="float" office:value="36.40752" calcext:value-type="float">
            <text:p>36.40752</text:p>
          </table:table-cell>
          <table:table-cell office:value-type="float" office:value="19.9566" calcext:value-type="float">
            <text:p>19.9566</text:p>
          </table:table-cell>
          <table:table-cell office:value-type="float" office:value="15.71939" calcext:value-type="float">
            <text:p>15.71939</text:p>
          </table:table-cell>
          <table:table-cell office:value-type="float" office:value="12.68868" calcext:value-type="float">
            <text:p>12.68868</text:p>
          </table:table-cell>
          <table:table-cell office:value-type="float" office:value="9.606894" calcext:value-type="float">
            <text:p>9.606894</text:p>
          </table:table-cell>
          <table:table-cell office:value-type="float" office:value="4.649684" calcext:value-type="float">
            <text:p>4.649684</text:p>
          </table:table-cell>
          <table:table-cell office:value-type="float" office:value="1.902267" calcext:value-type="float">
            <text:p>1.902267</text:p>
          </table:table-cell>
          <table:table-cell office:value-type="float" office:value="0.8005288" calcext:value-type="float">
            <text:p>0.8005288</text:p>
          </table:table-cell>
          <table:table-cell office:value-type="float" office:value="0.3756258" calcext:value-type="float">
            <text:p>0.3756258</text:p>
          </table:table-cell>
          <table:table-cell office:value-type="float" office:value="0.3477409" calcext:value-type="float">
            <text:p>0.3477409</text:p>
          </table:table-cell>
          <table:table-cell office:value-type="float" office:value="0" calcext:value-type="float">
            <text:p>0</text:p>
          </table:table-cell>
          <table:table-cell office:value-type="float" office:value="16317.3" calcext:value-type="float">
            <text:p>16317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930554" calcext:value-type="float">
            <text:p>-0.0693055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2" calcext:value-type="float">
            <text:p>8062002</text:p>
          </table:table-cell>
          <table:table-cell office:value-type="float" office:value="13.94468" calcext:value-type="float">
            <text:p>13.94468</text:p>
          </table:table-cell>
          <table:table-cell office:value-type="float" office:value="1097.914" calcext:value-type="float">
            <text:p>1097.914</text:p>
          </table:table-cell>
          <table:table-cell office:value-type="float" office:value="0" calcext:value-type="float">
            <text:p>0</text:p>
          </table:table-cell>
          <table:table-cell office:value-type="float" office:value="-2.418639" calcext:value-type="float">
            <text:p>-2.418639</text:p>
          </table:table-cell>
          <table:table-cell office:value-type="float" office:value="3.642164" calcext:value-type="float">
            <text:p>3.642164</text:p>
          </table:table-cell>
          <table:table-cell office:value-type="float" office:value="25.52637" calcext:value-type="float">
            <text:p>25.52637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3435712" calcext:value-type="float">
            <text:p>3.435712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2106877" calcext:value-type="float">
            <text:p>-0.002106877</text:p>
          </table:table-cell>
          <table:table-cell office:value-type="float" office:value="-0.1094626" calcext:value-type="float">
            <text:p>-0.1094626</text:p>
          </table:table-cell>
          <table:table-cell office:value-type="float" office:value="0.0003407332" calcext:value-type="float">
            <text:p>0.0003407332</text:p>
          </table:table-cell>
          <table:table-cell office:value-type="float" office:value="0.00007562056" calcext:value-type="float">
            <text:p>7.562056E-05</text:p>
          </table:table-cell>
          <table:table-cell office:value-type="float" office:value="14.33617" calcext:value-type="float">
            <text:p>14.33617</text:p>
          </table:table-cell>
          <table:table-cell office:value-type="float" office:value="12.36147" calcext:value-type="float">
            <text:p>12.36147</text:p>
          </table:table-cell>
          <table:table-cell office:value-type="float" office:value="0.1199804" calcext:value-type="float">
            <text:p>0.1199804</text:p>
          </table:table-cell>
          <table:table-cell office:value-type="float" office:value="0.08318412" calcext:value-type="float">
            <text:p>0.08318412</text:p>
          </table:table-cell>
          <table:table-cell office:value-type="float" office:value="0.05858994" calcext:value-type="float">
            <text:p>0.05858994</text:p>
          </table:table-cell>
          <table:table-cell office:value-type="float" office:value="0.05314944" calcext:value-type="float">
            <text:p>0.05314944</text:p>
          </table:table-cell>
          <table:table-cell office:value-type="float" office:value="0.01713607" calcext:value-type="float">
            <text:p>0.01713607</text:p>
          </table:table-cell>
          <table:table-cell office:value-type="float" office:value="0.01317933" calcext:value-type="float">
            <text:p>0.01317933</text:p>
          </table:table-cell>
          <table:table-cell office:value-type="float" office:value="0.02692777" calcext:value-type="float">
            <text:p>0.02692777</text:p>
          </table:table-cell>
          <table:table-cell office:value-type="float" office:value="0.0220015" calcext:value-type="float">
            <text:p>0.0220015</text:p>
          </table:table-cell>
          <table:table-cell office:value-type="float" office:value="0.01894477" calcext:value-type="float">
            <text:p>0.01894477</text:p>
          </table:table-cell>
          <table:table-cell office:value-type="float" office:value="0.0180235" calcext:value-type="float">
            <text:p>0.0180235</text:p>
          </table:table-cell>
          <table:table-cell office:value-type="float" office:value="0.01634086" calcext:value-type="float">
            <text:p>0.01634086</text:p>
          </table:table-cell>
          <table:table-cell office:value-type="float" office:value="0.006717874" calcext:value-type="float">
            <text:p>0.006717874</text:p>
          </table:table-cell>
          <table:table-cell office:value-type="float" office:value="0.007081056" calcext:value-type="float">
            <text:p>0.007081056</text:p>
          </table:table-cell>
          <table:table-cell office:value-type="float" office:value="0" calcext:value-type="float">
            <text:p>0</text:p>
          </table:table-cell>
          <table:table-cell office:value-type="float" office:value="24.59216" calcext:value-type="float">
            <text:p>24.59216</text:p>
          </table:table-cell>
          <table:table-cell office:value-type="float" office:value="63.34136" calcext:value-type="float">
            <text:p>63.34136</text:p>
          </table:table-cell>
          <table:table-cell office:value-type="float" office:value="38.63691" calcext:value-type="float">
            <text:p>38.63691</text:p>
          </table:table-cell>
          <table:table-cell office:value-type="float" office:value="37.32958" calcext:value-type="float">
            <text:p>37.32958</text:p>
          </table:table-cell>
          <table:table-cell office:value-type="float" office:value="35.17035" calcext:value-type="float">
            <text:p>35.17035</text:p>
          </table:table-cell>
          <table:table-cell office:value-type="float" office:value="19.13703" calcext:value-type="float">
            <text:p>19.13703</text:p>
          </table:table-cell>
          <table:table-cell office:value-type="float" office:value="15.59731" calcext:value-type="float">
            <text:p>15.59731</text:p>
          </table:table-cell>
          <table:table-cell office:value-type="float" office:value="12.68301" calcext:value-type="float">
            <text:p>12.68301</text:p>
          </table:table-cell>
          <table:table-cell office:value-type="float" office:value="9.600844" calcext:value-type="float">
            <text:p>9.600844</text:p>
          </table:table-cell>
          <table:table-cell office:value-type="float" office:value="4.666567" calcext:value-type="float">
            <text:p>4.666567</text:p>
          </table:table-cell>
          <table:table-cell office:value-type="float" office:value="1.919165" calcext:value-type="float">
            <text:p>1.919165</text:p>
          </table:table-cell>
          <table:table-cell office:value-type="float" office:value="0.8046502" calcext:value-type="float">
            <text:p>0.8046502</text:p>
          </table:table-cell>
          <table:table-cell office:value-type="float" office:value="0.3769304" calcext:value-type="float">
            <text:p>0.3769304</text:p>
          </table:table-cell>
          <table:table-cell office:value-type="float" office:value="0.3477592" calcext:value-type="float">
            <text:p>0.3477592</text:p>
          </table:table-cell>
          <table:table-cell office:value-type="float" office:value="0" calcext:value-type="float">
            <text:p>0</text:p>
          </table:table-cell>
          <table:table-cell office:value-type="float" office:value="16318.07" calcext:value-type="float">
            <text:p>16318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932431" calcext:value-type="float">
            <text:p>-0.0693243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2" calcext:value-type="float">
            <text:p>9062002</text:p>
          </table:table-cell>
          <table:table-cell office:value-type="float" office:value="13.89292" calcext:value-type="float">
            <text:p>13.89292</text:p>
          </table:table-cell>
          <table:table-cell office:value-type="float" office:value="1097.823" calcext:value-type="float">
            <text:p>1097.823</text:p>
          </table:table-cell>
          <table:table-cell office:value-type="float" office:value="0" calcext:value-type="float">
            <text:p>0</text:p>
          </table:table-cell>
          <table:table-cell office:value-type="float" office:value="-2.769971" calcext:value-type="float">
            <text:p>-2.769971</text:p>
          </table:table-cell>
          <table:table-cell office:value-type="float" office:value="3.639413" calcext:value-type="float">
            <text:p>3.639413</text:p>
          </table:table-cell>
          <table:table-cell office:value-type="float" office:value="25.31352" calcext:value-type="float">
            <text:p>25.31352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3435712" calcext:value-type="float">
            <text:p>3.435712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2106877" calcext:value-type="float">
            <text:p>-0.002106877</text:p>
          </table:table-cell>
          <table:table-cell office:value-type="float" office:value="-0.1095335" calcext:value-type="float">
            <text:p>-0.1095335</text:p>
          </table:table-cell>
          <table:table-cell office:value-type="float" office:value="0.0003146834" calcext:value-type="float">
            <text:p>0.0003146834</text:p>
          </table:table-cell>
          <table:table-cell office:value-type="float" office:value="0.00007679074" calcext:value-type="float">
            <text:p>7.679074E-05</text:p>
          </table:table-cell>
          <table:table-cell office:value-type="float" office:value="14.31134" calcext:value-type="float">
            <text:p>14.31134</text:p>
          </table:table-cell>
          <table:table-cell office:value-type="float" office:value="12.24045" calcext:value-type="float">
            <text:p>12.24045</text:p>
          </table:table-cell>
          <table:table-cell office:value-type="float" office:value="0.1141919" calcext:value-type="float">
            <text:p>0.1141919</text:p>
          </table:table-cell>
          <table:table-cell office:value-type="float" office:value="0.08188554" calcext:value-type="float">
            <text:p>0.08188554</text:p>
          </table:table-cell>
          <table:table-cell office:value-type="float" office:value="0.05842477" calcext:value-type="float">
            <text:p>0.05842477</text:p>
          </table:table-cell>
          <table:table-cell office:value-type="float" office:value="0.05369242" calcext:value-type="float">
            <text:p>0.05369242</text:p>
          </table:table-cell>
          <table:table-cell office:value-type="float" office:value="0.01709516" calcext:value-type="float">
            <text:p>0.01709516</text:p>
          </table:table-cell>
          <table:table-cell office:value-type="float" office:value="0.01318949" calcext:value-type="float">
            <text:p>0.01318949</text:p>
          </table:table-cell>
          <table:table-cell office:value-type="float" office:value="0.026977" calcext:value-type="float">
            <text:p>0.026977</text:p>
          </table:table-cell>
          <table:table-cell office:value-type="float" office:value="0.0220192" calcext:value-type="float">
            <text:p>0.0220192</text:p>
          </table:table-cell>
          <table:table-cell office:value-type="float" office:value="0.01892546" calcext:value-type="float">
            <text:p>0.01892546</text:p>
          </table:table-cell>
          <table:table-cell office:value-type="float" office:value="0.01798938" calcext:value-type="float">
            <text:p>0.01798938</text:p>
          </table:table-cell>
          <table:table-cell office:value-type="float" office:value="0.01630109" calcext:value-type="float">
            <text:p>0.01630109</text:p>
          </table:table-cell>
          <table:table-cell office:value-type="float" office:value="0.006718248" calcext:value-type="float">
            <text:p>0.006718248</text:p>
          </table:table-cell>
          <table:table-cell office:value-type="float" office:value="0.007080181" calcext:value-type="float">
            <text:p>0.007080181</text:p>
          </table:table-cell>
          <table:table-cell office:value-type="float" office:value="0" calcext:value-type="float">
            <text:p>0</text:p>
          </table:table-cell>
          <table:table-cell office:value-type="float" office:value="24.61602" calcext:value-type="float">
            <text:p>24.61602</text:p>
          </table:table-cell>
          <table:table-cell office:value-type="float" office:value="63.62045" calcext:value-type="float">
            <text:p>63.62045</text:p>
          </table:table-cell>
          <table:table-cell office:value-type="float" office:value="38.18568" calcext:value-type="float">
            <text:p>38.18568</text:p>
          </table:table-cell>
          <table:table-cell office:value-type="float" office:value="36.46558" calcext:value-type="float">
            <text:p>36.46558</text:p>
          </table:table-cell>
          <table:table-cell office:value-type="float" office:value="33.92546" calcext:value-type="float">
            <text:p>33.92546</text:p>
          </table:table-cell>
          <table:table-cell office:value-type="float" office:value="18.28015" calcext:value-type="float">
            <text:p>18.28015</text:p>
          </table:table-cell>
          <table:table-cell office:value-type="float" office:value="15.4761" calcext:value-type="float">
            <text:p>15.4761</text:p>
          </table:table-cell>
          <table:table-cell office:value-type="float" office:value="12.67417" calcext:value-type="float">
            <text:p>12.67417</text:p>
          </table:table-cell>
          <table:table-cell office:value-type="float" office:value="9.594785" calcext:value-type="float">
            <text:p>9.594785</text:p>
          </table:table-cell>
          <table:table-cell office:value-type="float" office:value="4.680834" calcext:value-type="float">
            <text:p>4.680834</text:p>
          </table:table-cell>
          <table:table-cell office:value-type="float" office:value="1.935366" calcext:value-type="float">
            <text:p>1.935366</text:p>
          </table:table-cell>
          <table:table-cell office:value-type="float" office:value="0.8087569" calcext:value-type="float">
            <text:p>0.8087569</text:p>
          </table:table-cell>
          <table:table-cell office:value-type="float" office:value="0.3782603" calcext:value-type="float">
            <text:p>0.3782603</text:p>
          </table:table-cell>
          <table:table-cell office:value-type="float" office:value="0.3477777" calcext:value-type="float">
            <text:p>0.3477777</text:p>
          </table:table-cell>
          <table:table-cell office:value-type="float" office:value="0" calcext:value-type="float">
            <text:p>0</text:p>
          </table:table-cell>
          <table:table-cell office:value-type="float" office:value="16314.23" calcext:value-type="float">
            <text:p>16314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934092" calcext:value-type="float">
            <text:p>-0.0693409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2" calcext:value-type="float">
            <text:p>10062002</text:p>
          </table:table-cell>
          <table:table-cell office:value-type="float" office:value="13.84388" calcext:value-type="float">
            <text:p>13.84388</text:p>
          </table:table-cell>
          <table:table-cell office:value-type="float" office:value="1097.741" calcext:value-type="float">
            <text:p>1097.741</text:p>
          </table:table-cell>
          <table:table-cell office:value-type="float" office:value="0" calcext:value-type="float">
            <text:p>0</text:p>
          </table:table-cell>
          <table:table-cell office:value-type="float" office:value="-3.137508" calcext:value-type="float">
            <text:p>-3.137508</text:p>
          </table:table-cell>
          <table:table-cell office:value-type="float" office:value="3.603983" calcext:value-type="float">
            <text:p>3.603983</text:p>
          </table:table-cell>
          <table:table-cell office:value-type="float" office:value="25.11229" calcext:value-type="float">
            <text:p>25.11229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3438697" calcext:value-type="float">
            <text:p>3.438697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2052049" calcext:value-type="float">
            <text:p>-0.002052049</text:p>
          </table:table-cell>
          <table:table-cell office:value-type="float" office:value="-0.1096314" calcext:value-type="float">
            <text:p>-0.1096314</text:p>
          </table:table-cell>
          <table:table-cell office:value-type="float" office:value="0.0002915543" calcext:value-type="float">
            <text:p>0.0002915543</text:p>
          </table:table-cell>
          <table:table-cell office:value-type="float" office:value="0.00007799106" calcext:value-type="float">
            <text:p>7.799106E-05</text:p>
          </table:table-cell>
          <table:table-cell office:value-type="float" office:value="14.29619" calcext:value-type="float">
            <text:p>14.29619</text:p>
          </table:table-cell>
          <table:table-cell office:value-type="float" office:value="12.73522" calcext:value-type="float">
            <text:p>12.73522</text:p>
          </table:table-cell>
          <table:table-cell office:value-type="float" office:value="0.234222" calcext:value-type="float">
            <text:p>0.234222</text:p>
          </table:table-cell>
          <table:table-cell office:value-type="float" office:value="0.07968922" calcext:value-type="float">
            <text:p>0.07968922</text:p>
          </table:table-cell>
          <table:table-cell office:value-type="float" office:value="0.0555683" calcext:value-type="float">
            <text:p>0.0555683</text:p>
          </table:table-cell>
          <table:table-cell office:value-type="float" office:value="0.05210165" calcext:value-type="float">
            <text:p>0.05210165</text:p>
          </table:table-cell>
          <table:table-cell office:value-type="float" office:value="0.01694213" calcext:value-type="float">
            <text:p>0.01694213</text:p>
          </table:table-cell>
          <table:table-cell office:value-type="float" office:value="0.01319681" calcext:value-type="float">
            <text:p>0.01319681</text:p>
          </table:table-cell>
          <table:table-cell office:value-type="float" office:value="0.02704172" calcext:value-type="float">
            <text:p>0.02704172</text:p>
          </table:table-cell>
          <table:table-cell office:value-type="float" office:value="0.02203655" calcext:value-type="float">
            <text:p>0.02203655</text:p>
          </table:table-cell>
          <table:table-cell office:value-type="float" office:value="0.01890516" calcext:value-type="float">
            <text:p>0.01890516</text:p>
          </table:table-cell>
          <table:table-cell office:value-type="float" office:value="0.0179557" calcext:value-type="float">
            <text:p>0.0179557</text:p>
          </table:table-cell>
          <table:table-cell office:value-type="float" office:value="0.01626102" calcext:value-type="float">
            <text:p>0.01626102</text:p>
          </table:table-cell>
          <table:table-cell office:value-type="float" office:value="0.006718539" calcext:value-type="float">
            <text:p>0.006718539</text:p>
          </table:table-cell>
          <table:table-cell office:value-type="float" office:value="0.007079293" calcext:value-type="float">
            <text:p>0.007079293</text:p>
          </table:table-cell>
          <table:table-cell office:value-type="float" office:value="0" calcext:value-type="float">
            <text:p>0</text:p>
          </table:table-cell>
          <table:table-cell office:value-type="float" office:value="18.9948" calcext:value-type="float">
            <text:p>18.9948</text:p>
          </table:table-cell>
          <table:table-cell office:value-type="float" office:value="62.42191" calcext:value-type="float">
            <text:p>62.42191</text:p>
          </table:table-cell>
          <table:table-cell office:value-type="float" office:value="40.43904" calcext:value-type="float">
            <text:p>40.43904</text:p>
          </table:table-cell>
          <table:table-cell office:value-type="float" office:value="35.72917" calcext:value-type="float">
            <text:p>35.72917</text:p>
          </table:table-cell>
          <table:table-cell office:value-type="float" office:value="32.64642" calcext:value-type="float">
            <text:p>32.64642</text:p>
          </table:table-cell>
          <table:table-cell office:value-type="float" office:value="17.41462" calcext:value-type="float">
            <text:p>17.41462</text:p>
          </table:table-cell>
          <table:table-cell office:value-type="float" office:value="15.3121" calcext:value-type="float">
            <text:p>15.3121</text:p>
          </table:table-cell>
          <table:table-cell office:value-type="float" office:value="12.67158" calcext:value-type="float">
            <text:p>12.67158</text:p>
          </table:table-cell>
          <table:table-cell office:value-type="float" office:value="9.585732" calcext:value-type="float">
            <text:p>9.585732</text:p>
          </table:table-cell>
          <table:table-cell office:value-type="float" office:value="4.692314" calcext:value-type="float">
            <text:p>4.692314</text:p>
          </table:table-cell>
          <table:table-cell office:value-type="float" office:value="1.950893" calcext:value-type="float">
            <text:p>1.950893</text:p>
          </table:table-cell>
          <table:table-cell office:value-type="float" office:value="0.8128389" calcext:value-type="float">
            <text:p>0.8128389</text:p>
          </table:table-cell>
          <table:table-cell office:value-type="float" office:value="0.3796097" calcext:value-type="float">
            <text:p>0.3796097</text:p>
          </table:table-cell>
          <table:table-cell office:value-type="float" office:value="0.3477962" calcext:value-type="float">
            <text:p>0.3477962</text:p>
          </table:table-cell>
          <table:table-cell office:value-type="float" office:value="0" calcext:value-type="float">
            <text:p>0</text:p>
          </table:table-cell>
          <table:table-cell office:value-type="float" office:value="16113.39" calcext:value-type="float">
            <text:p>16113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936928" calcext:value-type="float">
            <text:p>-0.0693692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2" calcext:value-type="float">
            <text:p>11062002</text:p>
          </table:table-cell>
          <table:table-cell office:value-type="float" office:value="13.77802" calcext:value-type="float">
            <text:p>13.77802</text:p>
          </table:table-cell>
          <table:table-cell office:value-type="float" office:value="1097.686" calcext:value-type="float">
            <text:p>1097.686</text:p>
          </table:table-cell>
          <table:table-cell office:value-type="float" office:value="0" calcext:value-type="float">
            <text:p>0</text:p>
          </table:table-cell>
          <table:table-cell office:value-type="float" office:value="-3.511011" calcext:value-type="float">
            <text:p>-3.511011</text:p>
          </table:table-cell>
          <table:table-cell office:value-type="float" office:value="3.484026" calcext:value-type="float">
            <text:p>3.484026</text:p>
          </table:table-cell>
          <table:table-cell office:value-type="float" office:value="24.97621" calcext:value-type="float">
            <text:p>24.97621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3438747" calcext:value-type="float">
            <text:p>3.438747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2050985" calcext:value-type="float">
            <text:p>-0.002050985</text:p>
          </table:table-cell>
          <table:table-cell office:value-type="float" office:value="-0.1104538" calcext:value-type="float">
            <text:p>-0.1104538</text:p>
          </table:table-cell>
          <table:table-cell office:value-type="float" office:value="0.0002763951" calcext:value-type="float">
            <text:p>0.0002763951</text:p>
          </table:table-cell>
          <table:table-cell office:value-type="float" office:value="0.00007921963" calcext:value-type="float">
            <text:p>7.921963E-05</text:p>
          </table:table-cell>
          <table:table-cell office:value-type="float" office:value="14.37209" calcext:value-type="float">
            <text:p>14.37209</text:p>
          </table:table-cell>
          <table:table-cell office:value-type="float" office:value="10.68058" calcext:value-type="float">
            <text:p>10.68058</text:p>
          </table:table-cell>
          <table:table-cell office:value-type="float" office:value="0.1222251" calcext:value-type="float">
            <text:p>0.1222251</text:p>
          </table:table-cell>
          <table:table-cell office:value-type="float" office:value="0.06883428" calcext:value-type="float">
            <text:p>0.06883428</text:p>
          </table:table-cell>
          <table:table-cell office:value-type="float" office:value="0.05087022" calcext:value-type="float">
            <text:p>0.05087022</text:p>
          </table:table-cell>
          <table:table-cell office:value-type="float" office:value="0.04868395" calcext:value-type="float">
            <text:p>0.04868395</text:p>
          </table:table-cell>
          <table:table-cell office:value-type="float" office:value="0.01665257" calcext:value-type="float">
            <text:p>0.01665257</text:p>
          </table:table-cell>
          <table:table-cell office:value-type="float" office:value="0.01315025" calcext:value-type="float">
            <text:p>0.01315025</text:p>
          </table:table-cell>
          <table:table-cell office:value-type="float" office:value="0.0271216" calcext:value-type="float">
            <text:p>0.0271216</text:p>
          </table:table-cell>
          <table:table-cell office:value-type="float" office:value="0.0220597" calcext:value-type="float">
            <text:p>0.0220597</text:p>
          </table:table-cell>
          <table:table-cell office:value-type="float" office:value="0.01888599" calcext:value-type="float">
            <text:p>0.01888599</text:p>
          </table:table-cell>
          <table:table-cell office:value-type="float" office:value="0.01792246" calcext:value-type="float">
            <text:p>0.01792246</text:p>
          </table:table-cell>
          <table:table-cell office:value-type="float" office:value="0.01622049" calcext:value-type="float">
            <text:p>0.01622049</text:p>
          </table:table-cell>
          <table:table-cell office:value-type="float" office:value="0.006718942" calcext:value-type="float">
            <text:p>0.006718942</text:p>
          </table:table-cell>
          <table:table-cell office:value-type="float" office:value="0.007078365" calcext:value-type="float">
            <text:p>0.007078365</text:p>
          </table:table-cell>
          <table:table-cell office:value-type="float" office:value="0" calcext:value-type="float">
            <text:p>0</text:p>
          </table:table-cell>
          <table:table-cell office:value-type="float" office:value="42.13745" calcext:value-type="float">
            <text:p>42.13745</text:p>
          </table:table-cell>
          <table:table-cell office:value-type="float" office:value="50.99888" calcext:value-type="float">
            <text:p>50.99888</text:p>
          </table:table-cell>
          <table:table-cell office:value-type="float" office:value="40.92112" calcext:value-type="float">
            <text:p>40.92112</text:p>
          </table:table-cell>
          <table:table-cell office:value-type="float" office:value="36.61514" calcext:value-type="float">
            <text:p>36.61514</text:p>
          </table:table-cell>
          <table:table-cell office:value-type="float" office:value="32.76572" calcext:value-type="float">
            <text:p>32.76572</text:p>
          </table:table-cell>
          <table:table-cell office:value-type="float" office:value="16.82876" calcext:value-type="float">
            <text:p>16.82876</text:p>
          </table:table-cell>
          <table:table-cell office:value-type="float" office:value="15.1669" calcext:value-type="float">
            <text:p>15.1669</text:p>
          </table:table-cell>
          <table:table-cell office:value-type="float" office:value="12.67143" calcext:value-type="float">
            <text:p>12.67143</text:p>
          </table:table-cell>
          <table:table-cell office:value-type="float" office:value="9.57773" calcext:value-type="float">
            <text:p>9.57773</text:p>
          </table:table-cell>
          <table:table-cell office:value-type="float" office:value="4.701354" calcext:value-type="float">
            <text:p>4.701354</text:p>
          </table:table-cell>
          <table:table-cell office:value-type="float" office:value="1.965757" calcext:value-type="float">
            <text:p>1.965757</text:p>
          </table:table-cell>
          <table:table-cell office:value-type="float" office:value="0.8168344" calcext:value-type="float">
            <text:p>0.8168344</text:p>
          </table:table-cell>
          <table:table-cell office:value-type="float" office:value="0.3810326" calcext:value-type="float">
            <text:p>0.3810326</text:p>
          </table:table-cell>
          <table:table-cell office:value-type="float" office:value="0.3478148" calcext:value-type="float">
            <text:p>0.3478148</text:p>
          </table:table-cell>
          <table:table-cell office:value-type="float" office:value="0" calcext:value-type="float">
            <text:p>0</text:p>
          </table:table-cell>
          <table:table-cell office:value-type="float" office:value="15835.54" calcext:value-type="float">
            <text:p>15835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941683" calcext:value-type="float">
            <text:p>-0.0694168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2" calcext:value-type="float">
            <text:p>12062002</text:p>
          </table:table-cell>
          <table:table-cell office:value-type="float" office:value="13.71356" calcext:value-type="float">
            <text:p>13.71356</text:p>
          </table:table-cell>
          <table:table-cell office:value-type="float" office:value="1097.64" calcext:value-type="float">
            <text:p>1097.64</text:p>
          </table:table-cell>
          <table:table-cell office:value-type="float" office:value="0" calcext:value-type="float">
            <text:p>0</text:p>
          </table:table-cell>
          <table:table-cell office:value-type="float" office:value="-3.898677" calcext:value-type="float">
            <text:p>-3.898677</text:p>
          </table:table-cell>
          <table:table-cell office:value-type="float" office:value="3.385361" calcext:value-type="float">
            <text:p>3.385361</text:p>
          </table:table-cell>
          <table:table-cell office:value-type="float" office:value="24.79718" calcext:value-type="float">
            <text:p>24.79718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3438841" calcext:value-type="float">
            <text:p>3.438841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204919" calcext:value-type="float">
            <text:p>-0.00204919</text:p>
          </table:table-cell>
          <table:table-cell office:value-type="float" office:value="-0.1111878" calcext:value-type="float">
            <text:p>-0.1111878</text:p>
          </table:table-cell>
          <table:table-cell office:value-type="float" office:value="0.0002672211" calcext:value-type="float">
            <text:p>0.0002672211</text:p>
          </table:table-cell>
          <table:table-cell office:value-type="float" office:value="0.00008046342" calcext:value-type="float">
            <text:p>8.046342E-05</text:p>
          </table:table-cell>
          <table:table-cell office:value-type="float" office:value="14.47483" calcext:value-type="float">
            <text:p>14.47483</text:p>
          </table:table-cell>
          <table:table-cell office:value-type="float" office:value="8.459619" calcext:value-type="float">
            <text:p>8.459619</text:p>
          </table:table-cell>
          <table:table-cell office:value-type="float" office:value="0.09713432" calcext:value-type="float">
            <text:p>0.09713432</text:p>
          </table:table-cell>
          <table:table-cell office:value-type="float" office:value="0.06038797" calcext:value-type="float">
            <text:p>0.06038797</text:p>
          </table:table-cell>
          <table:table-cell office:value-type="float" office:value="0.04570198" calcext:value-type="float">
            <text:p>0.04570198</text:p>
          </table:table-cell>
          <table:table-cell office:value-type="float" office:value="0.04462995" calcext:value-type="float">
            <text:p>0.04462995</text:p>
          </table:table-cell>
          <table:table-cell office:value-type="float" office:value="0.01628142" calcext:value-type="float">
            <text:p>0.01628142</text:p>
          </table:table-cell>
          <table:table-cell office:value-type="float" office:value="0.01315302" calcext:value-type="float">
            <text:p>0.01315302</text:p>
          </table:table-cell>
          <table:table-cell office:value-type="float" office:value="0.02721668" calcext:value-type="float">
            <text:p>0.02721668</text:p>
          </table:table-cell>
          <table:table-cell office:value-type="float" office:value="0.02209326" calcext:value-type="float">
            <text:p>0.02209326</text:p>
          </table:table-cell>
          <table:table-cell office:value-type="float" office:value="0.01886891" calcext:value-type="float">
            <text:p>0.01886891</text:p>
          </table:table-cell>
          <table:table-cell office:value-type="float" office:value="0.01788978" calcext:value-type="float">
            <text:p>0.01788978</text:p>
          </table:table-cell>
          <table:table-cell office:value-type="float" office:value="0.01617969" calcext:value-type="float">
            <text:p>0.01617969</text:p>
          </table:table-cell>
          <table:table-cell office:value-type="float" office:value="0.006719276" calcext:value-type="float">
            <text:p>0.006719276</text:p>
          </table:table-cell>
          <table:table-cell office:value-type="float" office:value="0.00707741" calcext:value-type="float">
            <text:p>0.00707741</text:p>
          </table:table-cell>
          <table:table-cell office:value-type="float" office:value="0" calcext:value-type="float">
            <text:p>0</text:p>
          </table:table-cell>
          <table:table-cell office:value-type="float" office:value="52.9017" calcext:value-type="float">
            <text:p>52.9017</text:p>
          </table:table-cell>
          <table:table-cell office:value-type="float" office:value="51.82794" calcext:value-type="float">
            <text:p>51.82794</text:p>
          </table:table-cell>
          <table:table-cell office:value-type="float" office:value="39.51404" calcext:value-type="float">
            <text:p>39.51404</text:p>
          </table:table-cell>
          <table:table-cell office:value-type="float" office:value="35.05577" calcext:value-type="float">
            <text:p>35.05577</text:p>
          </table:table-cell>
          <table:table-cell office:value-type="float" office:value="31.11258" calcext:value-type="float">
            <text:p>31.11258</text:p>
          </table:table-cell>
          <table:table-cell office:value-type="float" office:value="16.03243" calcext:value-type="float">
            <text:p>16.03243</text:p>
          </table:table-cell>
          <table:table-cell office:value-type="float" office:value="15.09093" calcext:value-type="float">
            <text:p>15.09093</text:p>
          </table:table-cell>
          <table:table-cell office:value-type="float" office:value="12.67401" calcext:value-type="float">
            <text:p>12.67401</text:p>
          </table:table-cell>
          <table:table-cell office:value-type="float" office:value="9.57168" calcext:value-type="float">
            <text:p>9.57168</text:p>
          </table:table-cell>
          <table:table-cell office:value-type="float" office:value="4.706324" calcext:value-type="float">
            <text:p>4.706324</text:p>
          </table:table-cell>
          <table:table-cell office:value-type="float" office:value="1.979914" calcext:value-type="float">
            <text:p>1.979914</text:p>
          </table:table-cell>
          <table:table-cell office:value-type="float" office:value="0.8207878" calcext:value-type="float">
            <text:p>0.8207878</text:p>
          </table:table-cell>
          <table:table-cell office:value-type="float" office:value="0.3824816" calcext:value-type="float">
            <text:p>0.3824816</text:p>
          </table:table-cell>
          <table:table-cell office:value-type="float" office:value="0.3478334" calcext:value-type="float">
            <text:p>0.3478334</text:p>
          </table:table-cell>
          <table:table-cell office:value-type="float" office:value="0" calcext:value-type="float">
            <text:p>0</text:p>
          </table:table-cell>
          <table:table-cell office:value-type="float" office:value="15698.04" calcext:value-type="float">
            <text:p>15698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947601" calcext:value-type="float">
            <text:p>-0.0694760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2" calcext:value-type="float">
            <text:p>13062002</text:p>
          </table:table-cell>
          <table:table-cell office:value-type="float" office:value="13.65851" calcext:value-type="float">
            <text:p>13.65851</text:p>
          </table:table-cell>
          <table:table-cell office:value-type="float" office:value="1097.599" calcext:value-type="float">
            <text:p>1097.599</text:p>
          </table:table-cell>
          <table:table-cell office:value-type="float" office:value="0" calcext:value-type="float">
            <text:p>0</text:p>
          </table:table-cell>
          <table:table-cell office:value-type="float" office:value="-4.272926" calcext:value-type="float">
            <text:p>-4.272926</text:p>
          </table:table-cell>
          <table:table-cell office:value-type="float" office:value="3.309528" calcext:value-type="float">
            <text:p>3.309528</text:p>
          </table:table-cell>
          <table:table-cell office:value-type="float" office:value="24.59408" calcext:value-type="float">
            <text:p>24.59408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3438841" calcext:value-type="float">
            <text:p>3.438841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204919" calcext:value-type="float">
            <text:p>-0.00204919</text:p>
          </table:table-cell>
          <table:table-cell office:value-type="float" office:value="-0.1117131" calcext:value-type="float">
            <text:p>-0.1117131</text:p>
          </table:table-cell>
          <table:table-cell office:value-type="float" office:value="0.0002570765" calcext:value-type="float">
            <text:p>0.0002570765</text:p>
          </table:table-cell>
          <table:table-cell office:value-type="float" office:value="0.00008172005" calcext:value-type="float">
            <text:p>8.172005E-05</text:p>
          </table:table-cell>
          <table:table-cell office:value-type="float" office:value="14.56336" calcext:value-type="float">
            <text:p>14.56336</text:p>
          </table:table-cell>
          <table:table-cell office:value-type="float" office:value="5.28363" calcext:value-type="float">
            <text:p>5.28363</text:p>
          </table:table-cell>
          <table:table-cell office:value-type="float" office:value="0.0731409" calcext:value-type="float">
            <text:p>0.0731409</text:p>
          </table:table-cell>
          <table:table-cell office:value-type="float" office:value="0.05238761" calcext:value-type="float">
            <text:p>0.05238761</text:p>
          </table:table-cell>
          <table:table-cell office:value-type="float" office:value="0.040714" calcext:value-type="float">
            <text:p>0.040714</text:p>
          </table:table-cell>
          <table:table-cell office:value-type="float" office:value="0.04014729" calcext:value-type="float">
            <text:p>0.04014729</text:p>
          </table:table-cell>
          <table:table-cell office:value-type="float" office:value="0.01578754" calcext:value-type="float">
            <text:p>0.01578754</text:p>
          </table:table-cell>
          <table:table-cell office:value-type="float" office:value="0.01310462" calcext:value-type="float">
            <text:p>0.01310462</text:p>
          </table:table-cell>
          <table:table-cell office:value-type="float" office:value="0.02732504" calcext:value-type="float">
            <text:p>0.02732504</text:p>
          </table:table-cell>
          <table:table-cell office:value-type="float" office:value="0.02213809" calcext:value-type="float">
            <text:p>0.02213809</text:p>
          </table:table-cell>
          <table:table-cell office:value-type="float" office:value="0.01885568" calcext:value-type="float">
            <text:p>0.01885568</text:p>
          </table:table-cell>
          <table:table-cell office:value-type="float" office:value="0.01785671" calcext:value-type="float">
            <text:p>0.01785671</text:p>
          </table:table-cell>
          <table:table-cell office:value-type="float" office:value="0.01613883" calcext:value-type="float">
            <text:p>0.01613883</text:p>
          </table:table-cell>
          <table:table-cell office:value-type="float" office:value="0.006719394" calcext:value-type="float">
            <text:p>0.006719394</text:p>
          </table:table-cell>
          <table:table-cell office:value-type="float" office:value="0.007076431" calcext:value-type="float">
            <text:p>0.007076431</text:p>
          </table:table-cell>
          <table:table-cell office:value-type="float" office:value="0" calcext:value-type="float">
            <text:p>0</text:p>
          </table:table-cell>
          <table:table-cell office:value-type="float" office:value="58.04431" calcext:value-type="float">
            <text:p>58.04431</text:p>
          </table:table-cell>
          <table:table-cell office:value-type="float" office:value="50.19297" calcext:value-type="float">
            <text:p>50.19297</text:p>
          </table:table-cell>
          <table:table-cell office:value-type="float" office:value="37.69896" calcext:value-type="float">
            <text:p>37.69896</text:p>
          </table:table-cell>
          <table:table-cell office:value-type="float" office:value="33.75336" calcext:value-type="float">
            <text:p>33.75336</text:p>
          </table:table-cell>
          <table:table-cell office:value-type="float" office:value="29.56297" calcext:value-type="float">
            <text:p>29.56297</text:p>
          </table:table-cell>
          <table:table-cell office:value-type="float" office:value="15.23669" calcext:value-type="float">
            <text:p>15.23669</text:p>
          </table:table-cell>
          <table:table-cell office:value-type="float" office:value="14.97032" calcext:value-type="float">
            <text:p>14.97032</text:p>
          </table:table-cell>
          <table:table-cell office:value-type="float" office:value="12.67252" calcext:value-type="float">
            <text:p>12.67252</text:p>
          </table:table-cell>
          <table:table-cell office:value-type="float" office:value="9.567761" calcext:value-type="float">
            <text:p>9.567761</text:p>
          </table:table-cell>
          <table:table-cell office:value-type="float" office:value="4.708467" calcext:value-type="float">
            <text:p>4.708467</text:p>
          </table:table-cell>
          <table:table-cell office:value-type="float" office:value="1.991468" calcext:value-type="float">
            <text:p>1.991468</text:p>
          </table:table-cell>
          <table:table-cell office:value-type="float" office:value="0.8246968" calcext:value-type="float">
            <text:p>0.8246968</text:p>
          </table:table-cell>
          <table:table-cell office:value-type="float" office:value="0.3839171" calcext:value-type="float">
            <text:p>0.3839171</text:p>
          </table:table-cell>
          <table:table-cell office:value-type="float" office:value="0.3478519" calcext:value-type="float">
            <text:p>0.3478519</text:p>
          </table:table-cell>
          <table:table-cell office:value-type="float" office:value="0" calcext:value-type="float">
            <text:p>0</text:p>
          </table:table-cell>
          <table:table-cell office:value-type="float" office:value="15698.92" calcext:value-type="float">
            <text:p>15698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948403" calcext:value-type="float">
            <text:p>-0.0694840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2" calcext:value-type="float">
            <text:p>14062002</text:p>
          </table:table-cell>
          <table:table-cell office:value-type="float" office:value="13.56203" calcext:value-type="float">
            <text:p>13.56203</text:p>
          </table:table-cell>
          <table:table-cell office:value-type="float" office:value="1097.548" calcext:value-type="float">
            <text:p>1097.548</text:p>
          </table:table-cell>
          <table:table-cell office:value-type="float" office:value="0" calcext:value-type="float">
            <text:p>0</text:p>
          </table:table-cell>
          <table:table-cell office:value-type="float" office:value="-4.681602" calcext:value-type="float">
            <text:p>-4.681602</text:p>
          </table:table-cell>
          <table:table-cell office:value-type="float" office:value="3.360723" calcext:value-type="float">
            <text:p>3.360723</text:p>
          </table:table-cell>
          <table:table-cell office:value-type="float" office:value="24.2846" calcext:value-type="float">
            <text:p>24.2846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3438841" calcext:value-type="float">
            <text:p>3.438841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204919" calcext:value-type="float">
            <text:p>-0.00204919</text:p>
          </table:table-cell>
          <table:table-cell office:value-type="float" office:value="-0.1119935" calcext:value-type="float">
            <text:p>-0.1119935</text:p>
          </table:table-cell>
          <table:table-cell office:value-type="float" office:value="0.0002473737" calcext:value-type="float">
            <text:p>0.0002473737</text:p>
          </table:table-cell>
          <table:table-cell office:value-type="float" office:value="0.00008302536" calcext:value-type="float">
            <text:p>8.302536E-05</text:p>
          </table:table-cell>
          <table:table-cell office:value-type="float" office:value="14.43834" calcext:value-type="float">
            <text:p>14.43834</text:p>
          </table:table-cell>
          <table:table-cell office:value-type="float" office:value="5.893574" calcext:value-type="float">
            <text:p>5.893574</text:p>
          </table:table-cell>
          <table:table-cell office:value-type="float" office:value="0.0719903" calcext:value-type="float">
            <text:p>0.0719903</text:p>
          </table:table-cell>
          <table:table-cell office:value-type="float" office:value="0.05407582" calcext:value-type="float">
            <text:p>0.05407582</text:p>
          </table:table-cell>
          <table:table-cell office:value-type="float" office:value="0.04110849" calcext:value-type="float">
            <text:p>0.04110849</text:p>
          </table:table-cell>
          <table:table-cell office:value-type="float" office:value="0.03957245" calcext:value-type="float">
            <text:p>0.03957245</text:p>
          </table:table-cell>
          <table:table-cell office:value-type="float" office:value="0.01542884" calcext:value-type="float">
            <text:p>0.01542884</text:p>
          </table:table-cell>
          <table:table-cell office:value-type="float" office:value="0.01298953" calcext:value-type="float">
            <text:p>0.01298953</text:p>
          </table:table-cell>
          <table:table-cell office:value-type="float" office:value="0.02743543" calcext:value-type="float">
            <text:p>0.02743543</text:p>
          </table:table-cell>
          <table:table-cell office:value-type="float" office:value="0.02219374" calcext:value-type="float">
            <text:p>0.02219374</text:p>
          </table:table-cell>
          <table:table-cell office:value-type="float" office:value="0.01884616" calcext:value-type="float">
            <text:p>0.01884616</text:p>
          </table:table-cell>
          <table:table-cell office:value-type="float" office:value="0.01782427" calcext:value-type="float">
            <text:p>0.01782427</text:p>
          </table:table-cell>
          <table:table-cell office:value-type="float" office:value="0.01609776" calcext:value-type="float">
            <text:p>0.01609776</text:p>
          </table:table-cell>
          <table:table-cell office:value-type="float" office:value="0.006719278" calcext:value-type="float">
            <text:p>0.006719278</text:p>
          </table:table-cell>
          <table:table-cell office:value-type="float" office:value="0.007075423" calcext:value-type="float">
            <text:p>0.007075423</text:p>
          </table:table-cell>
          <table:table-cell office:value-type="float" office:value="0" calcext:value-type="float">
            <text:p>0</text:p>
          </table:table-cell>
          <table:table-cell office:value-type="float" office:value="57.79079" calcext:value-type="float">
            <text:p>57.79079</text:p>
          </table:table-cell>
          <table:table-cell office:value-type="float" office:value="52.38583" calcext:value-type="float">
            <text:p>52.38583</text:p>
          </table:table-cell>
          <table:table-cell office:value-type="float" office:value="36.1818" calcext:value-type="float">
            <text:p>36.1818</text:p>
          </table:table-cell>
          <table:table-cell office:value-type="float" office:value="32.26917" calcext:value-type="float">
            <text:p>32.26917</text:p>
          </table:table-cell>
          <table:table-cell office:value-type="float" office:value="27.94904" calcext:value-type="float">
            <text:p>27.94904</text:p>
          </table:table-cell>
          <table:table-cell office:value-type="float" office:value="14.38843" calcext:value-type="float">
            <text:p>14.38843</text:p>
          </table:table-cell>
          <table:table-cell office:value-type="float" office:value="14.79938" calcext:value-type="float">
            <text:p>14.79938</text:p>
          </table:table-cell>
          <table:table-cell office:value-type="float" office:value="12.66367" calcext:value-type="float">
            <text:p>12.66367</text:p>
          </table:table-cell>
          <table:table-cell office:value-type="float" office:value="9.562715" calcext:value-type="float">
            <text:p>9.562715</text:p>
          </table:table-cell>
          <table:table-cell office:value-type="float" office:value="4.708608" calcext:value-type="float">
            <text:p>4.708608</text:p>
          </table:table-cell>
          <table:table-cell office:value-type="float" office:value="2.001211" calcext:value-type="float">
            <text:p>2.001211</text:p>
          </table:table-cell>
          <table:table-cell office:value-type="float" office:value="0.8284562" calcext:value-type="float">
            <text:p>0.8284562</text:p>
          </table:table-cell>
          <table:table-cell office:value-type="float" office:value="0.3853355" calcext:value-type="float">
            <text:p>0.3853355</text:p>
          </table:table-cell>
          <table:table-cell office:value-type="float" office:value="0.3478705" calcext:value-type="float">
            <text:p>0.3478705</text:p>
          </table:table-cell>
          <table:table-cell office:value-type="float" office:value="0" calcext:value-type="float">
            <text:p>0</text:p>
          </table:table-cell>
          <table:table-cell office:value-type="float" office:value="15978.53" calcext:value-type="float">
            <text:p>15978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949139" calcext:value-type="float">
            <text:p>-0.0694913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2" calcext:value-type="float">
            <text:p>15062002</text:p>
          </table:table-cell>
          <table:table-cell office:value-type="float" office:value="13.48903" calcext:value-type="float">
            <text:p>13.48903</text:p>
          </table:table-cell>
          <table:table-cell office:value-type="float" office:value="1097.501" calcext:value-type="float">
            <text:p>1097.501</text:p>
          </table:table-cell>
          <table:table-cell office:value-type="float" office:value="0" calcext:value-type="float">
            <text:p>0</text:p>
          </table:table-cell>
          <table:table-cell office:value-type="float" office:value="-5.12938" calcext:value-type="float">
            <text:p>-5.12938</text:p>
          </table:table-cell>
          <table:table-cell office:value-type="float" office:value="3.32744" calcext:value-type="float">
            <text:p>3.32744</text:p>
          </table:table-cell>
          <table:table-cell office:value-type="float" office:value="23.9953" calcext:value-type="float">
            <text:p>23.9953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3440065" calcext:value-type="float">
            <text:p>3.440065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2027375" calcext:value-type="float">
            <text:p>-0.002027375</text:p>
          </table:table-cell>
          <table:table-cell office:value-type="float" office:value="-0.1151771" calcext:value-type="float">
            <text:p>-0.1151771</text:p>
          </table:table-cell>
          <table:table-cell office:value-type="float" office:value="0.0002377678" calcext:value-type="float">
            <text:p>0.0002377678</text:p>
          </table:table-cell>
          <table:table-cell office:value-type="float" office:value="0.00008426157" calcext:value-type="float">
            <text:p>8.426157E-05</text:p>
          </table:table-cell>
          <table:table-cell office:value-type="float" office:value="14.4277" calcext:value-type="float">
            <text:p>14.4277</text:p>
          </table:table-cell>
          <table:table-cell office:value-type="float" office:value="6.290791" calcext:value-type="float">
            <text:p>6.290791</text:p>
          </table:table-cell>
          <table:table-cell office:value-type="float" office:value="0.08211268" calcext:value-type="float">
            <text:p>0.08211268</text:p>
          </table:table-cell>
          <table:table-cell office:value-type="float" office:value="0.05157757" calcext:value-type="float">
            <text:p>0.05157757</text:p>
          </table:table-cell>
          <table:table-cell office:value-type="float" office:value="0.03937007" calcext:value-type="float">
            <text:p>0.03937007</text:p>
          </table:table-cell>
          <table:table-cell office:value-type="float" office:value="0.03824216" calcext:value-type="float">
            <text:p>0.03824216</text:p>
          </table:table-cell>
          <table:table-cell office:value-type="float" office:value="0.01517401" calcext:value-type="float">
            <text:p>0.01517401</text:p>
          </table:table-cell>
          <table:table-cell office:value-type="float" office:value="0.01285203" calcext:value-type="float">
            <text:p>0.01285203</text:p>
          </table:table-cell>
          <table:table-cell office:value-type="float" office:value="0.02752363" calcext:value-type="float">
            <text:p>0.02752363</text:p>
          </table:table-cell>
          <table:table-cell office:value-type="float" office:value="0.02225577" calcext:value-type="float">
            <text:p>0.02225577</text:p>
          </table:table-cell>
          <table:table-cell office:value-type="float" office:value="0.01885519" calcext:value-type="float">
            <text:p>0.01885519</text:p>
          </table:table-cell>
          <table:table-cell office:value-type="float" office:value="0.01779005" calcext:value-type="float">
            <text:p>0.01779005</text:p>
          </table:table-cell>
          <table:table-cell office:value-type="float" office:value="0.01605682" calcext:value-type="float">
            <text:p>0.01605682</text:p>
          </table:table-cell>
          <table:table-cell office:value-type="float" office:value="0.006718909" calcext:value-type="float">
            <text:p>0.006718909</text:p>
          </table:table-cell>
          <table:table-cell office:value-type="float" office:value="0.007074391" calcext:value-type="float">
            <text:p>0.007074391</text:p>
          </table:table-cell>
          <table:table-cell office:value-type="float" office:value="0" calcext:value-type="float">
            <text:p>0</text:p>
          </table:table-cell>
          <table:table-cell office:value-type="float" office:value="45.12166" calcext:value-type="float">
            <text:p>45.12166</text:p>
          </table:table-cell>
          <table:table-cell office:value-type="float" office:value="56.91695" calcext:value-type="float">
            <text:p>56.91695</text:p>
          </table:table-cell>
          <table:table-cell office:value-type="float" office:value="36.41438" calcext:value-type="float">
            <text:p>36.41438</text:p>
          </table:table-cell>
          <table:table-cell office:value-type="float" office:value="30.94618" calcext:value-type="float">
            <text:p>30.94618</text:p>
          </table:table-cell>
          <table:table-cell office:value-type="float" office:value="26.36472" calcext:value-type="float">
            <text:p>26.36472</text:p>
          </table:table-cell>
          <table:table-cell office:value-type="float" office:value="13.46671" calcext:value-type="float">
            <text:p>13.46671</text:p>
          </table:table-cell>
          <table:table-cell office:value-type="float" office:value="14.58397" calcext:value-type="float">
            <text:p>14.58397</text:p>
          </table:table-cell>
          <table:table-cell office:value-type="float" office:value="12.65095" calcext:value-type="float">
            <text:p>12.65095</text:p>
          </table:table-cell>
          <table:table-cell office:value-type="float" office:value="9.554893" calcext:value-type="float">
            <text:p>9.554893</text:p>
          </table:table-cell>
          <table:table-cell office:value-type="float" office:value="4.709919" calcext:value-type="float">
            <text:p>4.709919</text:p>
          </table:table-cell>
          <table:table-cell office:value-type="float" office:value="2.010375" calcext:value-type="float">
            <text:p>2.010375</text:p>
          </table:table-cell>
          <table:table-cell office:value-type="float" office:value="0.8320825" calcext:value-type="float">
            <text:p>0.8320825</text:p>
          </table:table-cell>
          <table:table-cell office:value-type="float" office:value="0.3867294" calcext:value-type="float">
            <text:p>0.3867294</text:p>
          </table:table-cell>
          <table:table-cell office:value-type="float" office:value="0.347889" calcext:value-type="float">
            <text:p>0.347889</text:p>
          </table:table-cell>
          <table:table-cell office:value-type="float" office:value="0" calcext:value-type="float">
            <text:p>0</text:p>
          </table:table-cell>
          <table:table-cell office:value-type="float" office:value="15928.93" calcext:value-type="float">
            <text:p>15928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7072274" calcext:value-type="float">
            <text:p>-0.0707227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2" calcext:value-type="float">
            <text:p>16062002</text:p>
          </table:table-cell>
          <table:table-cell office:value-type="float" office:value="13.42083" calcext:value-type="float">
            <text:p>13.42083</text:p>
          </table:table-cell>
          <table:table-cell office:value-type="float" office:value="1097.46" calcext:value-type="float">
            <text:p>1097.46</text:p>
          </table:table-cell>
          <table:table-cell office:value-type="float" office:value="0" calcext:value-type="float">
            <text:p>0</text:p>
          </table:table-cell>
          <table:table-cell office:value-type="float" office:value="-5.557031" calcext:value-type="float">
            <text:p>-5.557031</text:p>
          </table:table-cell>
          <table:table-cell office:value-type="float" office:value="3.293809" calcext:value-type="float">
            <text:p>3.293809</text:p>
          </table:table-cell>
          <table:table-cell office:value-type="float" office:value="23.72277" calcext:value-type="float">
            <text:p>23.72277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3440065" calcext:value-type="float">
            <text:p>3.440065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2027375" calcext:value-type="float">
            <text:p>-0.002027375</text:p>
          </table:table-cell>
          <table:table-cell office:value-type="float" office:value="-0.1157055" calcext:value-type="float">
            <text:p>-0.1157055</text:p>
          </table:table-cell>
          <table:table-cell office:value-type="float" office:value="0.000220376" calcext:value-type="float">
            <text:p>0.000220376</text:p>
          </table:table-cell>
          <table:table-cell office:value-type="float" office:value="0.00008550634" calcext:value-type="float">
            <text:p>8.550634E-05</text:p>
          </table:table-cell>
          <table:table-cell office:value-type="float" office:value="14.43273" calcext:value-type="float">
            <text:p>14.43273</text:p>
          </table:table-cell>
          <table:table-cell office:value-type="float" office:value="4.618492" calcext:value-type="float">
            <text:p>4.618492</text:p>
          </table:table-cell>
          <table:table-cell office:value-type="float" office:value="0.07066498" calcext:value-type="float">
            <text:p>0.07066498</text:p>
          </table:table-cell>
          <table:table-cell office:value-type="float" office:value="0.04986646" calcext:value-type="float">
            <text:p>0.04986646</text:p>
          </table:table-cell>
          <table:table-cell office:value-type="float" office:value="0.03790619" calcext:value-type="float">
            <text:p>0.03790619</text:p>
          </table:table-cell>
          <table:table-cell office:value-type="float" office:value="0.03669414" calcext:value-type="float">
            <text:p>0.03669414</text:p>
          </table:table-cell>
          <table:table-cell office:value-type="float" office:value="0.01488756" calcext:value-type="float">
            <text:p>0.01488756</text:p>
          </table:table-cell>
          <table:table-cell office:value-type="float" office:value="0.01275445" calcext:value-type="float">
            <text:p>0.01275445</text:p>
          </table:table-cell>
          <table:table-cell office:value-type="float" office:value="0.02760431" calcext:value-type="float">
            <text:p>0.02760431</text:p>
          </table:table-cell>
          <table:table-cell office:value-type="float" office:value="0.02231835" calcext:value-type="float">
            <text:p>0.02231835</text:p>
          </table:table-cell>
          <table:table-cell office:value-type="float" office:value="0.01887377" calcext:value-type="float">
            <text:p>0.01887377</text:p>
          </table:table-cell>
          <table:table-cell office:value-type="float" office:value="0.01775419" calcext:value-type="float">
            <text:p>0.01775419</text:p>
          </table:table-cell>
          <table:table-cell office:value-type="float" office:value="0.01601616" calcext:value-type="float">
            <text:p>0.01601616</text:p>
          </table:table-cell>
          <table:table-cell office:value-type="float" office:value="0.006718276" calcext:value-type="float">
            <text:p>0.006718276</text:p>
          </table:table-cell>
          <table:table-cell office:value-type="float" office:value="0.007073329" calcext:value-type="float">
            <text:p>0.007073329</text:p>
          </table:table-cell>
          <table:table-cell office:value-type="float" office:value="0" calcext:value-type="float">
            <text:p>0</text:p>
          </table:table-cell>
          <table:table-cell office:value-type="float" office:value="48.38887" calcext:value-type="float">
            <text:p>48.38887</text:p>
          </table:table-cell>
          <table:table-cell office:value-type="float" office:value="54.47593" calcext:value-type="float">
            <text:p>54.47593</text:p>
          </table:table-cell>
          <table:table-cell office:value-type="float" office:value="35.35458" calcext:value-type="float">
            <text:p>35.35458</text:p>
          </table:table-cell>
          <table:table-cell office:value-type="float" office:value="29.99391" calcext:value-type="float">
            <text:p>29.99391</text:p>
          </table:table-cell>
          <table:table-cell office:value-type="float" office:value="25.11978" calcext:value-type="float">
            <text:p>25.11978</text:p>
          </table:table-cell>
          <table:table-cell office:value-type="float" office:value="12.59308" calcext:value-type="float">
            <text:p>12.59308</text:p>
          </table:table-cell>
          <table:table-cell office:value-type="float" office:value="14.36532" calcext:value-type="float">
            <text:p>14.36532</text:p>
          </table:table-cell>
          <table:table-cell office:value-type="float" office:value="12.63505" calcext:value-type="float">
            <text:p>12.63505</text:p>
          </table:table-cell>
          <table:table-cell office:value-type="float" office:value="9.544708" calcext:value-type="float">
            <text:p>9.544708</text:p>
          </table:table-cell>
          <table:table-cell office:value-type="float" office:value="4.712774" calcext:value-type="float">
            <text:p>4.712774</text:p>
          </table:table-cell>
          <table:table-cell office:value-type="float" office:value="2.016298" calcext:value-type="float">
            <text:p>2.016298</text:p>
          </table:table-cell>
          <table:table-cell office:value-type="float" office:value="0.8355883" calcext:value-type="float">
            <text:p>0.8355883</text:p>
          </table:table-cell>
          <table:table-cell office:value-type="float" office:value="0.388098" calcext:value-type="float">
            <text:p>0.388098</text:p>
          </table:table-cell>
          <table:table-cell office:value-type="float" office:value="0.347908" calcext:value-type="float">
            <text:p>0.347908</text:p>
          </table:table-cell>
          <table:table-cell office:value-type="float" office:value="0" calcext:value-type="float">
            <text:p>0</text:p>
          </table:table-cell>
          <table:table-cell office:value-type="float" office:value="16003.59" calcext:value-type="float">
            <text:p>16003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7073099" calcext:value-type="float">
            <text:p>-0.0707309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2" calcext:value-type="float">
            <text:p>17062002</text:p>
          </table:table-cell>
          <table:table-cell office:value-type="float" office:value="13.32178" calcext:value-type="float">
            <text:p>13.32178</text:p>
          </table:table-cell>
          <table:table-cell office:value-type="float" office:value="1097.402" calcext:value-type="float">
            <text:p>1097.402</text:p>
          </table:table-cell>
          <table:table-cell office:value-type="float" office:value="0" calcext:value-type="float">
            <text:p>0</text:p>
          </table:table-cell>
          <table:table-cell office:value-type="float" office:value="-6.070312" calcext:value-type="float">
            <text:p>-6.070312</text:p>
          </table:table-cell>
          <table:table-cell office:value-type="float" office:value="3.35276" calcext:value-type="float">
            <text:p>3.35276</text:p>
          </table:table-cell>
          <table:table-cell office:value-type="float" office:value="23.32157" calcext:value-type="float">
            <text:p>23.32157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3440279" calcext:value-type="float">
            <text:p>3.440279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202063" calcext:value-type="float">
            <text:p>-0.00202063</text:p>
          </table:table-cell>
          <table:table-cell office:value-type="float" office:value="-0.1159609" calcext:value-type="float">
            <text:p>-0.1159609</text:p>
          </table:table-cell>
          <table:table-cell office:value-type="float" office:value="0.0002052021" calcext:value-type="float">
            <text:p>0.0002052021</text:p>
          </table:table-cell>
          <table:table-cell office:value-type="float" office:value="0.0000867277" calcext:value-type="float">
            <text:p>8.67277E-05</text:p>
          </table:table-cell>
          <table:table-cell office:value-type="float" office:value="14.2937" calcext:value-type="float">
            <text:p>14.2937</text:p>
          </table:table-cell>
          <table:table-cell office:value-type="float" office:value="5.794765" calcext:value-type="float">
            <text:p>5.794765</text:p>
          </table:table-cell>
          <table:table-cell office:value-type="float" office:value="0.07847355" calcext:value-type="float">
            <text:p>0.07847355</text:p>
          </table:table-cell>
          <table:table-cell office:value-type="float" office:value="0.05713887" calcext:value-type="float">
            <text:p>0.05713887</text:p>
          </table:table-cell>
          <table:table-cell office:value-type="float" office:value="0.0417916" calcext:value-type="float">
            <text:p>0.0417916</text:p>
          </table:table-cell>
          <table:table-cell office:value-type="float" office:value="0.03932277" calcext:value-type="float">
            <text:p>0.03932277</text:p>
          </table:table-cell>
          <table:table-cell office:value-type="float" office:value="0.01489197" calcext:value-type="float">
            <text:p>0.01489197</text:p>
          </table:table-cell>
          <table:table-cell office:value-type="float" office:value="0.01265405" calcext:value-type="float">
            <text:p>0.01265405</text:p>
          </table:table-cell>
          <table:table-cell office:value-type="float" office:value="0.02767216" calcext:value-type="float">
            <text:p>0.02767216</text:p>
          </table:table-cell>
          <table:table-cell office:value-type="float" office:value="0.02238092" calcext:value-type="float">
            <text:p>0.02238092</text:p>
          </table:table-cell>
          <table:table-cell office:value-type="float" office:value="0.01889587" calcext:value-type="float">
            <text:p>0.01889587</text:p>
          </table:table-cell>
          <table:table-cell office:value-type="float" office:value="0.01772004" calcext:value-type="float">
            <text:p>0.01772004</text:p>
          </table:table-cell>
          <table:table-cell office:value-type="float" office:value="0.01597599" calcext:value-type="float">
            <text:p>0.01597599</text:p>
          </table:table-cell>
          <table:table-cell office:value-type="float" office:value="0.006717376" calcext:value-type="float">
            <text:p>0.006717376</text:p>
          </table:table-cell>
          <table:table-cell office:value-type="float" office:value="0.007072243" calcext:value-type="float">
            <text:p>0.007072243</text:p>
          </table:table-cell>
          <table:table-cell office:value-type="float" office:value="0" calcext:value-type="float">
            <text:p>0</text:p>
          </table:table-cell>
          <table:table-cell office:value-type="float" office:value="48.49244" calcext:value-type="float">
            <text:p>48.49244</text:p>
          </table:table-cell>
          <table:table-cell office:value-type="float" office:value="54.93391" calcext:value-type="float">
            <text:p>54.93391</text:p>
          </table:table-cell>
          <table:table-cell office:value-type="float" office:value="33.51501" calcext:value-type="float">
            <text:p>33.51501</text:p>
          </table:table-cell>
          <table:table-cell office:value-type="float" office:value="28.4524" calcext:value-type="float">
            <text:p>28.4524</text:p>
          </table:table-cell>
          <table:table-cell office:value-type="float" office:value="23.64423" calcext:value-type="float">
            <text:p>23.64423</text:p>
          </table:table-cell>
          <table:table-cell office:value-type="float" office:value="11.67485" calcext:value-type="float">
            <text:p>11.67485</text:p>
          </table:table-cell>
          <table:table-cell office:value-type="float" office:value="14.14168" calcext:value-type="float">
            <text:p>14.14168</text:p>
          </table:table-cell>
          <table:table-cell office:value-type="float" office:value="12.61845" calcext:value-type="float">
            <text:p>12.61845</text:p>
          </table:table-cell>
          <table:table-cell office:value-type="float" office:value="9.532527" calcext:value-type="float">
            <text:p>9.532527</text:p>
          </table:table-cell>
          <table:table-cell office:value-type="float" office:value="4.715019" calcext:value-type="float">
            <text:p>4.715019</text:p>
          </table:table-cell>
          <table:table-cell office:value-type="float" office:value="2.01754" calcext:value-type="float">
            <text:p>2.01754</text:p>
          </table:table-cell>
          <table:table-cell office:value-type="float" office:value="0.8389743" calcext:value-type="float">
            <text:p>0.8389743</text:p>
          </table:table-cell>
          <table:table-cell office:value-type="float" office:value="0.3894373" calcext:value-type="float">
            <text:p>0.3894373</text:p>
          </table:table-cell>
          <table:table-cell office:value-type="float" office:value="0.3479299" calcext:value-type="float">
            <text:p>0.3479299</text:p>
          </table:table-cell>
          <table:table-cell office:value-type="float" office:value="0" calcext:value-type="float">
            <text:p>0</text:p>
          </table:table-cell>
          <table:table-cell office:value-type="float" office:value="16292.73" calcext:value-type="float">
            <text:p>16292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7073914" calcext:value-type="float">
            <text:p>-0.0707391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2" calcext:value-type="float">
            <text:p>18062002</text:p>
          </table:table-cell>
          <table:table-cell office:value-type="float" office:value="13.24403" calcext:value-type="float">
            <text:p>13.24403</text:p>
          </table:table-cell>
          <table:table-cell office:value-type="float" office:value="1097.331" calcext:value-type="float">
            <text:p>1097.331</text:p>
          </table:table-cell>
          <table:table-cell office:value-type="float" office:value="0" calcext:value-type="float">
            <text:p>0</text:p>
          </table:table-cell>
          <table:table-cell office:value-type="float" office:value="-6.666031" calcext:value-type="float">
            <text:p>-6.666031</text:p>
          </table:table-cell>
          <table:table-cell office:value-type="float" office:value="3.391871" calcext:value-type="float">
            <text:p>3.391871</text:p>
          </table:table-cell>
          <table:table-cell office:value-type="float" office:value="22.85266" calcext:value-type="float">
            <text:p>22.85266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3440279" calcext:value-type="float">
            <text:p>3.440279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202063" calcext:value-type="float">
            <text:p>-0.00202063</text:p>
          </table:table-cell>
          <table:table-cell office:value-type="float" office:value="-0.1162091" calcext:value-type="float">
            <text:p>-0.1162091</text:p>
          </table:table-cell>
          <table:table-cell office:value-type="float" office:value="0.0001911259" calcext:value-type="float">
            <text:p>0.0001911259</text:p>
          </table:table-cell>
          <table:table-cell office:value-type="float" office:value="0.0000879103" calcext:value-type="float">
            <text:p>8.79103E-05</text:p>
          </table:table-cell>
          <table:table-cell office:value-type="float" office:value="14.18545" calcext:value-type="float">
            <text:p>14.18545</text:p>
          </table:table-cell>
          <table:table-cell office:value-type="float" office:value="6.694695" calcext:value-type="float">
            <text:p>6.694695</text:p>
          </table:table-cell>
          <table:table-cell office:value-type="float" office:value="0.08621623" calcext:value-type="float">
            <text:p>0.08621623</text:p>
          </table:table-cell>
          <table:table-cell office:value-type="float" office:value="0.06418792" calcext:value-type="float">
            <text:p>0.06418792</text:p>
          </table:table-cell>
          <table:table-cell office:value-type="float" office:value="0.04619606" calcext:value-type="float">
            <text:p>0.04619606</text:p>
          </table:table-cell>
          <table:table-cell office:value-type="float" office:value="0.04281861" calcext:value-type="float">
            <text:p>0.04281861</text:p>
          </table:table-cell>
          <table:table-cell office:value-type="float" office:value="0.01504983" calcext:value-type="float">
            <text:p>0.01504983</text:p>
          </table:table-cell>
          <table:table-cell office:value-type="float" office:value="0.01257463" calcext:value-type="float">
            <text:p>0.01257463</text:p>
          </table:table-cell>
          <table:table-cell office:value-type="float" office:value="0.02770547" calcext:value-type="float">
            <text:p>0.02770547</text:p>
          </table:table-cell>
          <table:table-cell office:value-type="float" office:value="0.02243723" calcext:value-type="float">
            <text:p>0.02243723</text:p>
          </table:table-cell>
          <table:table-cell office:value-type="float" office:value="0.01892102" calcext:value-type="float">
            <text:p>0.01892102</text:p>
          </table:table-cell>
          <table:table-cell office:value-type="float" office:value="0.01768821" calcext:value-type="float">
            <text:p>0.01768821</text:p>
          </table:table-cell>
          <table:table-cell office:value-type="float" office:value="0.01593644" calcext:value-type="float">
            <text:p>0.01593644</text:p>
          </table:table-cell>
          <table:table-cell office:value-type="float" office:value="0.006716216" calcext:value-type="float">
            <text:p>0.006716216</text:p>
          </table:table-cell>
          <table:table-cell office:value-type="float" office:value="0.007071146" calcext:value-type="float">
            <text:p>0.007071146</text:p>
          </table:table-cell>
          <table:table-cell office:value-type="float" office:value="0" calcext:value-type="float">
            <text:p>0</text:p>
          </table:table-cell>
          <table:table-cell office:value-type="float" office:value="47.66348" calcext:value-type="float">
            <text:p>47.66348</text:p>
          </table:table-cell>
          <table:table-cell office:value-type="float" office:value="54.44786" calcext:value-type="float">
            <text:p>54.44786</text:p>
          </table:table-cell>
          <table:table-cell office:value-type="float" office:value="31.71463" calcext:value-type="float">
            <text:p>31.71463</text:p>
          </table:table-cell>
          <table:table-cell office:value-type="float" office:value="26.6992" calcext:value-type="float">
            <text:p>26.6992</text:p>
          </table:table-cell>
          <table:table-cell office:value-type="float" office:value="21.8421" calcext:value-type="float">
            <text:p>21.8421</text:p>
          </table:table-cell>
          <table:table-cell office:value-type="float" office:value="10.63802" calcext:value-type="float">
            <text:p>10.63802</text:p>
          </table:table-cell>
          <table:table-cell office:value-type="float" office:value="13.91281" calcext:value-type="float">
            <text:p>13.91281</text:p>
          </table:table-cell>
          <table:table-cell office:value-type="float" office:value="12.60104" calcext:value-type="float">
            <text:p>12.60104</text:p>
          </table:table-cell>
          <table:table-cell office:value-type="float" office:value="9.519688" calcext:value-type="float">
            <text:p>9.519688</text:p>
          </table:table-cell>
          <table:table-cell office:value-type="float" office:value="4.71653" calcext:value-type="float">
            <text:p>4.71653</text:p>
          </table:table-cell>
          <table:table-cell office:value-type="float" office:value="2.014007" calcext:value-type="float">
            <text:p>2.014007</text:p>
          </table:table-cell>
          <table:table-cell office:value-type="float" office:value="0.8422364" calcext:value-type="float">
            <text:p>0.8422364</text:p>
          </table:table-cell>
          <table:table-cell office:value-type="float" office:value="0.3907459" calcext:value-type="float">
            <text:p>0.3907459</text:p>
          </table:table-cell>
          <table:table-cell office:value-type="float" office:value="0.3479534" calcext:value-type="float">
            <text:p>0.3479534</text:p>
          </table:table-cell>
          <table:table-cell office:value-type="float" office:value="0" calcext:value-type="float">
            <text:p>0</text:p>
          </table:table-cell>
          <table:table-cell office:value-type="float" office:value="16471.94" calcext:value-type="float">
            <text:p>16471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7074877" calcext:value-type="float">
            <text:p>-0.0707487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2" calcext:value-type="float">
            <text:p>19062002</text:p>
          </table:table-cell>
          <table:table-cell office:value-type="float" office:value="13.17301" calcext:value-type="float">
            <text:p>13.17301</text:p>
          </table:table-cell>
          <table:table-cell office:value-type="float" office:value="1097.25" calcext:value-type="float">
            <text:p>1097.25</text:p>
          </table:table-cell>
          <table:table-cell office:value-type="float" office:value="0" calcext:value-type="float">
            <text:p>0</text:p>
          </table:table-cell>
          <table:table-cell office:value-type="float" office:value="-7.317811" calcext:value-type="float">
            <text:p>-7.317811</text:p>
          </table:table-cell>
          <table:table-cell office:value-type="float" office:value="3.421716" calcext:value-type="float">
            <text:p>3.421716</text:p>
          </table:table-cell>
          <table:table-cell office:value-type="float" office:value="22.34087" calcext:value-type="float">
            <text:p>22.34087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3440279" calcext:value-type="float">
            <text:p>3.440279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202063" calcext:value-type="float">
            <text:p>-0.00202063</text:p>
          </table:table-cell>
          <table:table-cell office:value-type="float" office:value="-0.1164267" calcext:value-type="float">
            <text:p>-0.1164267</text:p>
          </table:table-cell>
          <table:table-cell office:value-type="float" office:value="0.00017933" calcext:value-type="float">
            <text:p>0.00017933</text:p>
          </table:table-cell>
          <table:table-cell office:value-type="float" office:value="0.00008911032" calcext:value-type="float">
            <text:p>8.911032E-05</text:p>
          </table:table-cell>
          <table:table-cell office:value-type="float" office:value="14.07566" calcext:value-type="float">
            <text:p>14.07566</text:p>
          </table:table-cell>
          <table:table-cell office:value-type="float" office:value="7.500269" calcext:value-type="float">
            <text:p>7.500269</text:p>
          </table:table-cell>
          <table:table-cell office:value-type="float" office:value="0.09956171" calcext:value-type="float">
            <text:p>0.09956171</text:p>
          </table:table-cell>
          <table:table-cell office:value-type="float" office:value="0.07301508" calcext:value-type="float">
            <text:p>0.07301508</text:p>
          </table:table-cell>
          <table:table-cell office:value-type="float" office:value="0.05174786" calcext:value-type="float">
            <text:p>0.05174786</text:p>
          </table:table-cell>
          <table:table-cell office:value-type="float" office:value="0.04708376" calcext:value-type="float">
            <text:p>0.04708376</text:p>
          </table:table-cell>
          <table:table-cell office:value-type="float" office:value="0.01528264" calcext:value-type="float">
            <text:p>0.01528264</text:p>
          </table:table-cell>
          <table:table-cell office:value-type="float" office:value="0.01252009" calcext:value-type="float">
            <text:p>0.01252009</text:p>
          </table:table-cell>
          <table:table-cell office:value-type="float" office:value="0.02771407" calcext:value-type="float">
            <text:p>0.02771407</text:p>
          </table:table-cell>
          <table:table-cell office:value-type="float" office:value="0.02248096" calcext:value-type="float">
            <text:p>0.02248096</text:p>
          </table:table-cell>
          <table:table-cell office:value-type="float" office:value="0.01894686" calcext:value-type="float">
            <text:p>0.01894686</text:p>
          </table:table-cell>
          <table:table-cell office:value-type="float" office:value="0.01766283" calcext:value-type="float">
            <text:p>0.01766283</text:p>
          </table:table-cell>
          <table:table-cell office:value-type="float" office:value="0.01589459" calcext:value-type="float">
            <text:p>0.01589459</text:p>
          </table:table-cell>
          <table:table-cell office:value-type="float" office:value="0.006714881" calcext:value-type="float">
            <text:p>0.006714881</text:p>
          </table:table-cell>
          <table:table-cell office:value-type="float" office:value="0.007070018" calcext:value-type="float">
            <text:p>0.007070018</text:p>
          </table:table-cell>
          <table:table-cell office:value-type="float" office:value="0" calcext:value-type="float">
            <text:p>0</text:p>
          </table:table-cell>
          <table:table-cell office:value-type="float" office:value="46.84489" calcext:value-type="float">
            <text:p>46.84489</text:p>
          </table:table-cell>
          <table:table-cell office:value-type="float" office:value="52.95173" calcext:value-type="float">
            <text:p>52.95173</text:p>
          </table:table-cell>
          <table:table-cell office:value-type="float" office:value="29.88777" calcext:value-type="float">
            <text:p>29.88777</text:p>
          </table:table-cell>
          <table:table-cell office:value-type="float" office:value="24.96957" calcext:value-type="float">
            <text:p>24.96957</text:p>
          </table:table-cell>
          <table:table-cell office:value-type="float" office:value="19.95992" calcext:value-type="float">
            <text:p>19.95992</text:p>
          </table:table-cell>
          <table:table-cell office:value-type="float" office:value="9.546082" calcext:value-type="float">
            <text:p>9.546082</text:p>
          </table:table-cell>
          <table:table-cell office:value-type="float" office:value="13.67006" calcext:value-type="float">
            <text:p>13.67006</text:p>
          </table:table-cell>
          <table:table-cell office:value-type="float" office:value="12.58111" calcext:value-type="float">
            <text:p>12.58111</text:p>
          </table:table-cell>
          <table:table-cell office:value-type="float" office:value="9.505935" calcext:value-type="float">
            <text:p>9.505935</text:p>
          </table:table-cell>
          <table:table-cell office:value-type="float" office:value="4.71709" calcext:value-type="float">
            <text:p>4.71709</text:p>
          </table:table-cell>
          <table:table-cell office:value-type="float" office:value="2.012486" calcext:value-type="float">
            <text:p>2.012486</text:p>
          </table:table-cell>
          <table:table-cell office:value-type="float" office:value="0.8444424" calcext:value-type="float">
            <text:p>0.8444424</text:p>
          </table:table-cell>
          <table:table-cell office:value-type="float" office:value="0.3920461" calcext:value-type="float">
            <text:p>0.3920461</text:p>
          </table:table-cell>
          <table:table-cell office:value-type="float" office:value="0.3479771" calcext:value-type="float">
            <text:p>0.3479771</text:p>
          </table:table-cell>
          <table:table-cell office:value-type="float" office:value="0" calcext:value-type="float">
            <text:p>0</text:p>
          </table:table-cell>
          <table:table-cell office:value-type="float" office:value="16598.75" calcext:value-type="float">
            <text:p>16598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7075896" calcext:value-type="float">
            <text:p>-0.0707589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2" calcext:value-type="float">
            <text:p>20062002</text:p>
          </table:table-cell>
          <table:table-cell office:value-type="float" office:value="13.12687" calcext:value-type="float">
            <text:p>13.12687</text:p>
          </table:table-cell>
          <table:table-cell office:value-type="float" office:value="1097.166" calcext:value-type="float">
            <text:p>1097.166</text:p>
          </table:table-cell>
          <table:table-cell office:value-type="float" office:value="0" calcext:value-type="float">
            <text:p>0</text:p>
          </table:table-cell>
          <table:table-cell office:value-type="float" office:value="-7.972912" calcext:value-type="float">
            <text:p>-7.972912</text:p>
          </table:table-cell>
          <table:table-cell office:value-type="float" office:value="3.433495" calcext:value-type="float">
            <text:p>3.433495</text:p>
          </table:table-cell>
          <table:table-cell office:value-type="float" office:value="21.82432" calcext:value-type="float">
            <text:p>21.82432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3440279" calcext:value-type="float">
            <text:p>3.440279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202063" calcext:value-type="float">
            <text:p>-0.00202063</text:p>
          </table:table-cell>
          <table:table-cell office:value-type="float" office:value="-0.1166312" calcext:value-type="float">
            <text:p>-0.1166312</text:p>
          </table:table-cell>
          <table:table-cell office:value-type="float" office:value="0.0001740746" calcext:value-type="float">
            <text:p>0.0001740746</text:p>
          </table:table-cell>
          <table:table-cell office:value-type="float" office:value="0.0000903413" calcext:value-type="float">
            <text:p>9.03413E-05</text:p>
          </table:table-cell>
          <table:table-cell office:value-type="float" office:value="14.0062" calcext:value-type="float">
            <text:p>14.0062</text:p>
          </table:table-cell>
          <table:table-cell office:value-type="float" office:value="8.053941" calcext:value-type="float">
            <text:p>8.053941</text:p>
          </table:table-cell>
          <table:table-cell office:value-type="float" office:value="0.0997045" calcext:value-type="float">
            <text:p>0.0997045</text:p>
          </table:table-cell>
          <table:table-cell office:value-type="float" office:value="0.07387929" calcext:value-type="float">
            <text:p>0.07387929</text:p>
          </table:table-cell>
          <table:table-cell office:value-type="float" office:value="0.05300833" calcext:value-type="float">
            <text:p>0.05300833</text:p>
          </table:table-cell>
          <table:table-cell office:value-type="float" office:value="0.04868137" calcext:value-type="float">
            <text:p>0.04868137</text:p>
          </table:table-cell>
          <table:table-cell office:value-type="float" office:value="0.01541017" calcext:value-type="float">
            <text:p>0.01541017</text:p>
          </table:table-cell>
          <table:table-cell office:value-type="float" office:value="0.01249119" calcext:value-type="float">
            <text:p>0.01249119</text:p>
          </table:table-cell>
          <table:table-cell office:value-type="float" office:value="0.02771276" calcext:value-type="float">
            <text:p>0.02771276</text:p>
          </table:table-cell>
          <table:table-cell office:value-type="float" office:value="0.02251306" calcext:value-type="float">
            <text:p>0.02251306</text:p>
          </table:table-cell>
          <table:table-cell office:value-type="float" office:value="0.01897161" calcext:value-type="float">
            <text:p>0.01897161</text:p>
          </table:table-cell>
          <table:table-cell office:value-type="float" office:value="0.01764253" calcext:value-type="float">
            <text:p>0.01764253</text:p>
          </table:table-cell>
          <table:table-cell office:value-type="float" office:value="0.01585189" calcext:value-type="float">
            <text:p>0.01585189</text:p>
          </table:table-cell>
          <table:table-cell office:value-type="float" office:value="0.006713907" calcext:value-type="float">
            <text:p>0.006713907</text:p>
          </table:table-cell>
          <table:table-cell office:value-type="float" office:value="0.007068865" calcext:value-type="float">
            <text:p>0.007068865</text:p>
          </table:table-cell>
          <table:table-cell office:value-type="float" office:value="0" calcext:value-type="float">
            <text:p>0</text:p>
          </table:table-cell>
          <table:table-cell office:value-type="float" office:value="46.52094" calcext:value-type="float">
            <text:p>46.52094</text:p>
          </table:table-cell>
          <table:table-cell office:value-type="float" office:value="50.88147" calcext:value-type="float">
            <text:p>50.88147</text:p>
          </table:table-cell>
          <table:table-cell office:value-type="float" office:value="28.12083" calcext:value-type="float">
            <text:p>28.12083</text:p>
          </table:table-cell>
          <table:table-cell office:value-type="float" office:value="23.32447" calcext:value-type="float">
            <text:p>23.32447</text:p>
          </table:table-cell>
          <table:table-cell office:value-type="float" office:value="18.1095" calcext:value-type="float">
            <text:p>18.1095</text:p>
          </table:table-cell>
          <table:table-cell office:value-type="float" office:value="8.447653" calcext:value-type="float">
            <text:p>8.447653</text:p>
          </table:table-cell>
          <table:table-cell office:value-type="float" office:value="13.41805" calcext:value-type="float">
            <text:p>13.41805</text:p>
          </table:table-cell>
          <table:table-cell office:value-type="float" office:value="12.56135" calcext:value-type="float">
            <text:p>12.56135</text:p>
          </table:table-cell>
          <table:table-cell office:value-type="float" office:value="9.493054" calcext:value-type="float">
            <text:p>9.493054</text:p>
          </table:table-cell>
          <table:table-cell office:value-type="float" office:value="4.715999" calcext:value-type="float">
            <text:p>4.715999</text:p>
          </table:table-cell>
          <table:table-cell office:value-type="float" office:value="2.013629" calcext:value-type="float">
            <text:p>2.013629</text:p>
          </table:table-cell>
          <table:table-cell office:value-type="float" office:value="0.8440502" calcext:value-type="float">
            <text:p>0.8440502</text:p>
          </table:table-cell>
          <table:table-cell office:value-type="float" office:value="0.3934818" calcext:value-type="float">
            <text:p>0.3934818</text:p>
          </table:table-cell>
          <table:table-cell office:value-type="float" office:value="0.3480008" calcext:value-type="float">
            <text:p>0.3480008</text:p>
          </table:table-cell>
          <table:table-cell office:value-type="float" office:value="0" calcext:value-type="float">
            <text:p>0</text:p>
          </table:table-cell>
          <table:table-cell office:value-type="float" office:value="16639.19" calcext:value-type="float">
            <text:p>16639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7076841" calcext:value-type="float">
            <text:p>-0.0707684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2" calcext:value-type="float">
            <text:p>21062002</text:p>
          </table:table-cell>
          <table:table-cell office:value-type="float" office:value="13.07782" calcext:value-type="float">
            <text:p>13.07782</text:p>
          </table:table-cell>
          <table:table-cell office:value-type="float" office:value="1097.078" calcext:value-type="float">
            <text:p>1097.078</text:p>
          </table:table-cell>
          <table:table-cell office:value-type="float" office:value="0" calcext:value-type="float">
            <text:p>0</text:p>
          </table:table-cell>
          <table:table-cell office:value-type="float" office:value="-8.659243" calcext:value-type="float">
            <text:p>-8.659243</text:p>
          </table:table-cell>
          <table:table-cell office:value-type="float" office:value="3.445365" calcext:value-type="float">
            <text:p>3.445365</text:p>
          </table:table-cell>
          <table:table-cell office:value-type="float" office:value="21.28571" calcext:value-type="float">
            <text:p>21.28571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3440279" calcext:value-type="float">
            <text:p>3.440279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202063" calcext:value-type="float">
            <text:p>-0.00202063</text:p>
          </table:table-cell>
          <table:table-cell office:value-type="float" office:value="-0.1168161" calcext:value-type="float">
            <text:p>-0.1168161</text:p>
          </table:table-cell>
          <table:table-cell office:value-type="float" office:value="0.0001691268" calcext:value-type="float">
            <text:p>0.0001691268</text:p>
          </table:table-cell>
          <table:table-cell office:value-type="float" office:value="0.00009160669" calcext:value-type="float">
            <text:p>9.160669E-05</text:p>
          </table:table-cell>
          <table:table-cell office:value-type="float" office:value="13.91177" calcext:value-type="float">
            <text:p>13.91177</text:p>
          </table:table-cell>
          <table:table-cell office:value-type="float" office:value="8.614717" calcext:value-type="float">
            <text:p>8.614717</text:p>
          </table:table-cell>
          <table:table-cell office:value-type="float" office:value="0.1102319" calcext:value-type="float">
            <text:p>0.1102319</text:p>
          </table:table-cell>
          <table:table-cell office:value-type="float" office:value="0.08006812" calcext:value-type="float">
            <text:p>0.08006812</text:p>
          </table:table-cell>
          <table:table-cell office:value-type="float" office:value="0.05691966" calcext:value-type="float">
            <text:p>0.05691966</text:p>
          </table:table-cell>
          <table:table-cell office:value-type="float" office:value="0.05204541" calcext:value-type="float">
            <text:p>0.05204541</text:p>
          </table:table-cell>
          <table:table-cell office:value-type="float" office:value="0.01558007" calcext:value-type="float">
            <text:p>0.01558007</text:p>
          </table:table-cell>
          <table:table-cell office:value-type="float" office:value="0.01247294" calcext:value-type="float">
            <text:p>0.01247294</text:p>
          </table:table-cell>
          <table:table-cell office:value-type="float" office:value="0.02771312" calcext:value-type="float">
            <text:p>0.02771312</text:p>
          </table:table-cell>
          <table:table-cell office:value-type="float" office:value="0.02253741" calcext:value-type="float">
            <text:p>0.02253741</text:p>
          </table:table-cell>
          <table:table-cell office:value-type="float" office:value="0.01899428" calcext:value-type="float">
            <text:p>0.01899428</text:p>
          </table:table-cell>
          <table:table-cell office:value-type="float" office:value="0.01762424" calcext:value-type="float">
            <text:p>0.01762424</text:p>
          </table:table-cell>
          <table:table-cell office:value-type="float" office:value="0.01580943" calcext:value-type="float">
            <text:p>0.01580943</text:p>
          </table:table-cell>
          <table:table-cell office:value-type="float" office:value="0.006713298" calcext:value-type="float">
            <text:p>0.006713298</text:p>
          </table:table-cell>
          <table:table-cell office:value-type="float" office:value="0.007067685" calcext:value-type="float">
            <text:p>0.007067685</text:p>
          </table:table-cell>
          <table:table-cell office:value-type="float" office:value="0" calcext:value-type="float">
            <text:p>0</text:p>
          </table:table-cell>
          <table:table-cell office:value-type="float" office:value="46.15487" calcext:value-type="float">
            <text:p>46.15487</text:p>
          </table:table-cell>
          <table:table-cell office:value-type="float" office:value="48.49864" calcext:value-type="float">
            <text:p>48.49864</text:p>
          </table:table-cell>
          <table:table-cell office:value-type="float" office:value="26.09363" calcext:value-type="float">
            <text:p>26.09363</text:p>
          </table:table-cell>
          <table:table-cell office:value-type="float" office:value="21.62246" calcext:value-type="float">
            <text:p>21.62246</text:p>
          </table:table-cell>
          <table:table-cell office:value-type="float" office:value="16.27044" calcext:value-type="float">
            <text:p>16.27044</text:p>
          </table:table-cell>
          <table:table-cell office:value-type="float" office:value="7.382692" calcext:value-type="float">
            <text:p>7.382692</text:p>
          </table:table-cell>
          <table:table-cell office:value-type="float" office:value="13.17099" calcext:value-type="float">
            <text:p>13.17099</text:p>
          </table:table-cell>
          <table:table-cell office:value-type="float" office:value="12.54009" calcext:value-type="float">
            <text:p>12.54009</text:p>
          </table:table-cell>
          <table:table-cell office:value-type="float" office:value="9.480215" calcext:value-type="float">
            <text:p>9.480215</text:p>
          </table:table-cell>
          <table:table-cell office:value-type="float" office:value="4.713695" calcext:value-type="float">
            <text:p>4.713695</text:p>
          </table:table-cell>
          <table:table-cell office:value-type="float" office:value="2.014774" calcext:value-type="float">
            <text:p>2.014774</text:p>
          </table:table-cell>
          <table:table-cell office:value-type="float" office:value="0.8409659" calcext:value-type="float">
            <text:p>0.8409659</text:p>
          </table:table-cell>
          <table:table-cell office:value-type="float" office:value="0.3950512" calcext:value-type="float">
            <text:p>0.3950512</text:p>
          </table:table-cell>
          <table:table-cell office:value-type="float" office:value="0.3480245" calcext:value-type="float">
            <text:p>0.3480245</text:p>
          </table:table-cell>
          <table:table-cell office:value-type="float" office:value="0" calcext:value-type="float">
            <text:p>0</text:p>
          </table:table-cell>
          <table:table-cell office:value-type="float" office:value="16674.27" calcext:value-type="float">
            <text:p>16674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7077786" calcext:value-type="float">
            <text:p>-0.0707778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2" calcext:value-type="float">
            <text:p>22062002</text:p>
          </table:table-cell>
          <table:table-cell office:value-type="float" office:value="13.0346" calcext:value-type="float">
            <text:p>13.0346</text:p>
          </table:table-cell>
          <table:table-cell office:value-type="float" office:value="1096.985" calcext:value-type="float">
            <text:p>1096.985</text:p>
          </table:table-cell>
          <table:table-cell office:value-type="float" office:value="0" calcext:value-type="float">
            <text:p>0</text:p>
          </table:table-cell>
          <table:table-cell office:value-type="float" office:value="-9.376371" calcext:value-type="float">
            <text:p>-9.376371</text:p>
          </table:table-cell>
          <table:table-cell office:value-type="float" office:value="3.453699" calcext:value-type="float">
            <text:p>3.453699</text:p>
          </table:table-cell>
          <table:table-cell office:value-type="float" office:value="20.72087" calcext:value-type="float">
            <text:p>20.72087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3440279" calcext:value-type="float">
            <text:p>3.440279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202063" calcext:value-type="float">
            <text:p>-0.00202063</text:p>
          </table:table-cell>
          <table:table-cell office:value-type="float" office:value="-0.1169828" calcext:value-type="float">
            <text:p>-0.1169828</text:p>
          </table:table-cell>
          <table:table-cell office:value-type="float" office:value="0.0001640003" calcext:value-type="float">
            <text:p>0.0001640003</text:p>
          </table:table-cell>
          <table:table-cell office:value-type="float" office:value="0.00009290554" calcext:value-type="float">
            <text:p>9.290554E-05</text:p>
          </table:table-cell>
          <table:table-cell office:value-type="float" office:value="13.80618" calcext:value-type="float">
            <text:p>13.80618</text:p>
          </table:table-cell>
          <table:table-cell office:value-type="float" office:value="9.111659" calcext:value-type="float">
            <text:p>9.111659</text:p>
          </table:table-cell>
          <table:table-cell office:value-type="float" office:value="0.117525" calcext:value-type="float">
            <text:p>0.117525</text:p>
          </table:table-cell>
          <table:table-cell office:value-type="float" office:value="0.0862753" calcext:value-type="float">
            <text:p>0.0862753</text:p>
          </table:table-cell>
          <table:table-cell office:value-type="float" office:value="0.06035372" calcext:value-type="float">
            <text:p>0.06035372</text:p>
          </table:table-cell>
          <table:table-cell office:value-type="float" office:value="0.05518665" calcext:value-type="float">
            <text:p>0.05518665</text:p>
          </table:table-cell>
          <table:table-cell office:value-type="float" office:value="0.01575192" calcext:value-type="float">
            <text:p>0.01575192</text:p>
          </table:table-cell>
          <table:table-cell office:value-type="float" office:value="0.01246783" calcext:value-type="float">
            <text:p>0.01246783</text:p>
          </table:table-cell>
          <table:table-cell office:value-type="float" office:value="0.02771218" calcext:value-type="float">
            <text:p>0.02771218</text:p>
          </table:table-cell>
          <table:table-cell office:value-type="float" office:value="0.0225556" calcext:value-type="float">
            <text:p>0.0225556</text:p>
          </table:table-cell>
          <table:table-cell office:value-type="float" office:value="0.01901491" calcext:value-type="float">
            <text:p>0.01901491</text:p>
          </table:table-cell>
          <table:table-cell office:value-type="float" office:value="0.01760747" calcext:value-type="float">
            <text:p>0.01760747</text:p>
          </table:table-cell>
          <table:table-cell office:value-type="float" office:value="0.01576771" calcext:value-type="float">
            <text:p>0.01576771</text:p>
          </table:table-cell>
          <table:table-cell office:value-type="float" office:value="0.006712189" calcext:value-type="float">
            <text:p>0.006712189</text:p>
          </table:table-cell>
          <table:table-cell office:value-type="float" office:value="0.007066471" calcext:value-type="float">
            <text:p>0.007066471</text:p>
          </table:table-cell>
          <table:table-cell office:value-type="float" office:value="0" calcext:value-type="float">
            <text:p>0</text:p>
          </table:table-cell>
          <table:table-cell office:value-type="float" office:value="45.64056" calcext:value-type="float">
            <text:p>45.64056</text:p>
          </table:table-cell>
          <table:table-cell office:value-type="float" office:value="46.02074" calcext:value-type="float">
            <text:p>46.02074</text:p>
          </table:table-cell>
          <table:table-cell office:value-type="float" office:value="23.76181" calcext:value-type="float">
            <text:p>23.76181</text:p>
          </table:table-cell>
          <table:table-cell office:value-type="float" office:value="19.84138" calcext:value-type="float">
            <text:p>19.84138</text:p>
          </table:table-cell>
          <table:table-cell office:value-type="float" office:value="14.35407" calcext:value-type="float">
            <text:p>14.35407</text:p>
          </table:table-cell>
          <table:table-cell office:value-type="float" office:value="6.319462" calcext:value-type="float">
            <text:p>6.319462</text:p>
          </table:table-cell>
          <table:table-cell office:value-type="float" office:value="12.91641" calcext:value-type="float">
            <text:p>12.91641</text:p>
          </table:table-cell>
          <table:table-cell office:value-type="float" office:value="12.52124" calcext:value-type="float">
            <text:p>12.52124</text:p>
          </table:table-cell>
          <table:table-cell office:value-type="float" office:value="9.466828" calcext:value-type="float">
            <text:p>9.466828</text:p>
          </table:table-cell>
          <table:table-cell office:value-type="float" office:value="4.710759" calcext:value-type="float">
            <text:p>4.710759</text:p>
          </table:table-cell>
          <table:table-cell office:value-type="float" office:value="2.015711" calcext:value-type="float">
            <text:p>2.015711</text:p>
          </table:table-cell>
          <table:table-cell office:value-type="float" office:value="0.8354833" calcext:value-type="float">
            <text:p>0.8354833</text:p>
          </table:table-cell>
          <table:table-cell office:value-type="float" office:value="0.3965088" calcext:value-type="float">
            <text:p>0.3965088</text:p>
          </table:table-cell>
          <table:table-cell office:value-type="float" office:value="0.3480482" calcext:value-type="float">
            <text:p>0.3480482</text:p>
          </table:table-cell>
          <table:table-cell office:value-type="float" office:value="0" calcext:value-type="float">
            <text:p>0</text:p>
          </table:table-cell>
          <table:table-cell office:value-type="float" office:value="16683.45" calcext:value-type="float">
            <text:p>16683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7078754" calcext:value-type="float">
            <text:p>-0.0707875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2" calcext:value-type="float">
            <text:p>23062002</text:p>
          </table:table-cell>
          <table:table-cell office:value-type="float" office:value="13.00895" calcext:value-type="float">
            <text:p>13.00895</text:p>
          </table:table-cell>
          <table:table-cell office:value-type="float" office:value="1096.888" calcext:value-type="float">
            <text:p>1096.888</text:p>
          </table:table-cell>
          <table:table-cell office:value-type="float" office:value="0" calcext:value-type="float">
            <text:p>0</text:p>
          </table:table-cell>
          <table:table-cell office:value-type="float" office:value="-10.10137" calcext:value-type="float">
            <text:p>-10.10137</text:p>
          </table:table-cell>
          <table:table-cell office:value-type="float" office:value="3.458621" calcext:value-type="float">
            <text:p>3.458621</text:p>
          </table:table-cell>
          <table:table-cell office:value-type="float" office:value="20.13842" calcext:value-type="float">
            <text:p>20.13842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3440279" calcext:value-type="float">
            <text:p>3.440279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202063" calcext:value-type="float">
            <text:p>-0.00202063</text:p>
          </table:table-cell>
          <table:table-cell office:value-type="float" office:value="-0.1171379" calcext:value-type="float">
            <text:p>-0.1171379</text:p>
          </table:table-cell>
          <table:table-cell office:value-type="float" office:value="0.0001599826" calcext:value-type="float">
            <text:p>0.0001599826</text:p>
          </table:table-cell>
          <table:table-cell office:value-type="float" office:value="0.00009424028" calcext:value-type="float">
            <text:p>9.424028E-05</text:p>
          </table:table-cell>
          <table:table-cell office:value-type="float" office:value="13.69486" calcext:value-type="float">
            <text:p>13.69486</text:p>
          </table:table-cell>
          <table:table-cell office:value-type="float" office:value="9.491116" calcext:value-type="float">
            <text:p>9.491116</text:p>
          </table:table-cell>
          <table:table-cell office:value-type="float" office:value="0.1200632" calcext:value-type="float">
            <text:p>0.1200632</text:p>
          </table:table-cell>
          <table:table-cell office:value-type="float" office:value="0.0921457" calcext:value-type="float">
            <text:p>0.0921457</text:p>
          </table:table-cell>
          <table:table-cell office:value-type="float" office:value="0.06354942" calcext:value-type="float">
            <text:p>0.06354942</text:p>
          </table:table-cell>
          <table:table-cell office:value-type="float" office:value="0.05804958" calcext:value-type="float">
            <text:p>0.05804958</text:p>
          </table:table-cell>
          <table:table-cell office:value-type="float" office:value="0.01592066" calcext:value-type="float">
            <text:p>0.01592066</text:p>
          </table:table-cell>
          <table:table-cell office:value-type="float" office:value="0.0124855" calcext:value-type="float">
            <text:p>0.0124855</text:p>
          </table:table-cell>
          <table:table-cell office:value-type="float" office:value="0.02771777" calcext:value-type="float">
            <text:p>0.02771777</text:p>
          </table:table-cell>
          <table:table-cell office:value-type="float" office:value="0.02256947" calcext:value-type="float">
            <text:p>0.02256947</text:p>
          </table:table-cell>
          <table:table-cell office:value-type="float" office:value="0.01903362" calcext:value-type="float">
            <text:p>0.01903362</text:p>
          </table:table-cell>
          <table:table-cell office:value-type="float" office:value="0.01759195" calcext:value-type="float">
            <text:p>0.01759195</text:p>
          </table:table-cell>
          <table:table-cell office:value-type="float" office:value="0.01572689" calcext:value-type="float">
            <text:p>0.01572689</text:p>
          </table:table-cell>
          <table:table-cell office:value-type="float" office:value="0.006710524" calcext:value-type="float">
            <text:p>0.006710524</text:p>
          </table:table-cell>
          <table:table-cell office:value-type="float" office:value="0.007065247" calcext:value-type="float">
            <text:p>0.007065247</text:p>
          </table:table-cell>
          <table:table-cell office:value-type="float" office:value="0" calcext:value-type="float">
            <text:p>0</text:p>
          </table:table-cell>
          <table:table-cell office:value-type="float" office:value="44.77908" calcext:value-type="float">
            <text:p>44.77908</text:p>
          </table:table-cell>
          <table:table-cell office:value-type="float" office:value="43.5715" calcext:value-type="float">
            <text:p>43.5715</text:p>
          </table:table-cell>
          <table:table-cell office:value-type="float" office:value="21.23969" calcext:value-type="float">
            <text:p>21.23969</text:p>
          </table:table-cell>
          <table:table-cell office:value-type="float" office:value="17.93705" calcext:value-type="float">
            <text:p>17.93705</text:p>
          </table:table-cell>
          <table:table-cell office:value-type="float" office:value="12.38579" calcext:value-type="float">
            <text:p>12.38579</text:p>
          </table:table-cell>
          <table:table-cell office:value-type="float" office:value="5.260684" calcext:value-type="float">
            <text:p>5.260684</text:p>
          </table:table-cell>
          <table:table-cell office:value-type="float" office:value="12.66942" calcext:value-type="float">
            <text:p>12.66942</text:p>
          </table:table-cell>
          <table:table-cell office:value-type="float" office:value="12.50353" calcext:value-type="float">
            <text:p>12.50353</text:p>
          </table:table-cell>
          <table:table-cell office:value-type="float" office:value="9.454027" calcext:value-type="float">
            <text:p>9.454027</text:p>
          </table:table-cell>
          <table:table-cell office:value-type="float" office:value="4.707301" calcext:value-type="float">
            <text:p>4.707301</text:p>
          </table:table-cell>
          <table:table-cell office:value-type="float" office:value="2.016451" calcext:value-type="float">
            <text:p>2.016451</text:p>
          </table:table-cell>
          <table:table-cell office:value-type="float" office:value="0.828635" calcext:value-type="float">
            <text:p>0.828635</text:p>
          </table:table-cell>
          <table:table-cell office:value-type="float" office:value="0.3978308" calcext:value-type="float">
            <text:p>0.3978308</text:p>
          </table:table-cell>
          <table:table-cell office:value-type="float" office:value="0.3480719" calcext:value-type="float">
            <text:p>0.3480719</text:p>
          </table:table-cell>
          <table:table-cell office:value-type="float" office:value="0" calcext:value-type="float">
            <text:p>0</text:p>
          </table:table-cell>
          <table:table-cell office:value-type="float" office:value="16639.62" calcext:value-type="float">
            <text:p>16639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7079702" calcext:value-type="float">
            <text:p>-0.0707970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2" calcext:value-type="float">
            <text:p>24062002</text:p>
          </table:table-cell>
          <table:table-cell office:value-type="float" office:value="12.98817" calcext:value-type="float">
            <text:p>12.98817</text:p>
          </table:table-cell>
          <table:table-cell office:value-type="float" office:value="1096.794" calcext:value-type="float">
            <text:p>1096.794</text:p>
          </table:table-cell>
          <table:table-cell office:value-type="float" office:value="0" calcext:value-type="float">
            <text:p>0</text:p>
          </table:table-cell>
          <table:table-cell office:value-type="float" office:value="-10.81751" calcext:value-type="float">
            <text:p>-10.81751</text:p>
          </table:table-cell>
          <table:table-cell office:value-type="float" office:value="3.460957" calcext:value-type="float">
            <text:p>3.460957</text:p>
          </table:table-cell>
          <table:table-cell office:value-type="float" office:value="19.56155" calcext:value-type="float">
            <text:p>19.56155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3440279" calcext:value-type="float">
            <text:p>3.440279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202063" calcext:value-type="float">
            <text:p>-0.00202063</text:p>
          </table:table-cell>
          <table:table-cell office:value-type="float" office:value="-0.1172701" calcext:value-type="float">
            <text:p>-0.1172701</text:p>
          </table:table-cell>
          <table:table-cell office:value-type="float" office:value="0.0001564925" calcext:value-type="float">
            <text:p>0.0001564925</text:p>
          </table:table-cell>
          <table:table-cell office:value-type="float" office:value="0.00009561248" calcext:value-type="float">
            <text:p>9.561248E-05</text:p>
          </table:table-cell>
          <table:table-cell office:value-type="float" office:value="13.59568" calcext:value-type="float">
            <text:p>13.59568</text:p>
          </table:table-cell>
          <table:table-cell office:value-type="float" office:value="9.817332" calcext:value-type="float">
            <text:p>9.817332</text:p>
          </table:table-cell>
          <table:table-cell office:value-type="float" office:value="0.1151138" calcext:value-type="float">
            <text:p>0.1151138</text:p>
          </table:table-cell>
          <table:table-cell office:value-type="float" office:value="0.09398871" calcext:value-type="float">
            <text:p>0.09398871</text:p>
          </table:table-cell>
          <table:table-cell office:value-type="float" office:value="0.06488492" calcext:value-type="float">
            <text:p>0.06488492</text:p>
          </table:table-cell>
          <table:table-cell office:value-type="float" office:value="0.05923456" calcext:value-type="float">
            <text:p>0.05923456</text:p>
          </table:table-cell>
          <table:table-cell office:value-type="float" office:value="0.01600676" calcext:value-type="float">
            <text:p>0.01600676</text:p>
          </table:table-cell>
          <table:table-cell office:value-type="float" office:value="0.01237712" calcext:value-type="float">
            <text:p>0.01237712</text:p>
          </table:table-cell>
          <table:table-cell office:value-type="float" office:value="0.02773371" calcext:value-type="float">
            <text:p>0.02773371</text:p>
          </table:table-cell>
          <table:table-cell office:value-type="float" office:value="0.02258037" calcext:value-type="float">
            <text:p>0.02258037</text:p>
          </table:table-cell>
          <table:table-cell office:value-type="float" office:value="0.01905059" calcext:value-type="float">
            <text:p>0.01905059</text:p>
          </table:table-cell>
          <table:table-cell office:value-type="float" office:value="0.0175775" calcext:value-type="float">
            <text:p>0.0175775</text:p>
          </table:table-cell>
          <table:table-cell office:value-type="float" office:value="0.01568777" calcext:value-type="float">
            <text:p>0.01568777</text:p>
          </table:table-cell>
          <table:table-cell office:value-type="float" office:value="0.006708362" calcext:value-type="float">
            <text:p>0.006708362</text:p>
          </table:table-cell>
          <table:table-cell office:value-type="float" office:value="0.007063983" calcext:value-type="float">
            <text:p>0.007063983</text:p>
          </table:table-cell>
          <table:table-cell office:value-type="float" office:value="0" calcext:value-type="float">
            <text:p>0</text:p>
          </table:table-cell>
          <table:table-cell office:value-type="float" office:value="43.8626" calcext:value-type="float">
            <text:p>43.8626</text:p>
          </table:table-cell>
          <table:table-cell office:value-type="float" office:value="41.1551" calcext:value-type="float">
            <text:p>41.1551</text:p>
          </table:table-cell>
          <table:table-cell office:value-type="float" office:value="18.73837" calcext:value-type="float">
            <text:p>18.73837</text:p>
          </table:table-cell>
          <table:table-cell office:value-type="float" office:value="15.95719" calcext:value-type="float">
            <text:p>15.95719</text:p>
          </table:table-cell>
          <table:table-cell office:value-type="float" office:value="10.4111" calcext:value-type="float">
            <text:p>10.4111</text:p>
          </table:table-cell>
          <table:table-cell office:value-type="float" office:value="4.236186" calcext:value-type="float">
            <text:p>4.236186</text:p>
          </table:table-cell>
          <table:table-cell office:value-type="float" office:value="12.42534" calcext:value-type="float">
            <text:p>12.42534</text:p>
          </table:table-cell>
          <table:table-cell office:value-type="float" office:value="12.48774" calcext:value-type="float">
            <text:p>12.48774</text:p>
          </table:table-cell>
          <table:table-cell office:value-type="float" office:value="9.440973" calcext:value-type="float">
            <text:p>9.440973</text:p>
          </table:table-cell>
          <table:table-cell office:value-type="float" office:value="4.703298" calcext:value-type="float">
            <text:p>4.703298</text:p>
          </table:table-cell>
          <table:table-cell office:value-type="float" office:value="2.01698" calcext:value-type="float">
            <text:p>2.01698</text:p>
          </table:table-cell>
          <table:table-cell office:value-type="float" office:value="0.823992" calcext:value-type="float">
            <text:p>0.823992</text:p>
          </table:table-cell>
          <table:table-cell office:value-type="float" office:value="0.3990366" calcext:value-type="float">
            <text:p>0.3990366</text:p>
          </table:table-cell>
          <table:table-cell office:value-type="float" office:value="0.3480956" calcext:value-type="float">
            <text:p>0.3480956</text:p>
          </table:table-cell>
          <table:table-cell office:value-type="float" office:value="0" calcext:value-type="float">
            <text:p>0</text:p>
          </table:table-cell>
          <table:table-cell office:value-type="float" office:value="16591.16" calcext:value-type="float">
            <text:p>16591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7080596" calcext:value-type="float">
            <text:p>-0.0708059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2" calcext:value-type="float">
            <text:p>25062002</text:p>
          </table:table-cell>
          <table:table-cell office:value-type="float" office:value="12.97211" calcext:value-type="float">
            <text:p>12.97211</text:p>
          </table:table-cell>
          <table:table-cell office:value-type="float" office:value="1096.7" calcext:value-type="float">
            <text:p>1096.7</text:p>
          </table:table-cell>
          <table:table-cell office:value-type="float" office:value="0" calcext:value-type="float">
            <text:p>0</text:p>
          </table:table-cell>
          <table:table-cell office:value-type="float" office:value="-11.52758" calcext:value-type="float">
            <text:p>-11.52758</text:p>
          </table:table-cell>
          <table:table-cell office:value-type="float" office:value="3.463029" calcext:value-type="float">
            <text:p>3.463029</text:p>
          </table:table-cell>
          <table:table-cell office:value-type="float" office:value="18.98593" calcext:value-type="float">
            <text:p>18.98593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3440279" calcext:value-type="float">
            <text:p>3.440279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202063" calcext:value-type="float">
            <text:p>-0.00202063</text:p>
          </table:table-cell>
          <table:table-cell office:value-type="float" office:value="-0.1174028" calcext:value-type="float">
            <text:p>-0.1174028</text:p>
          </table:table-cell>
          <table:table-cell office:value-type="float" office:value="0.0001515445" calcext:value-type="float">
            <text:p>0.0001515445</text:p>
          </table:table-cell>
          <table:table-cell office:value-type="float" office:value="0.0000970217" calcext:value-type="float">
            <text:p>9.70217E-05</text:p>
          </table:table-cell>
          <table:table-cell office:value-type="float" office:value="13.49977" calcext:value-type="float">
            <text:p>13.49977</text:p>
          </table:table-cell>
          <table:table-cell office:value-type="float" office:value="10.14677" calcext:value-type="float">
            <text:p>10.14677</text:p>
          </table:table-cell>
          <table:table-cell office:value-type="float" office:value="0.1108217" calcext:value-type="float">
            <text:p>0.1108217</text:p>
          </table:table-cell>
          <table:table-cell office:value-type="float" office:value="0.09574728" calcext:value-type="float">
            <text:p>0.09574728</text:p>
          </table:table-cell>
          <table:table-cell office:value-type="float" office:value="0.06668893" calcext:value-type="float">
            <text:p>0.06668893</text:p>
          </table:table-cell>
          <table:table-cell office:value-type="float" office:value="0.06016156" calcext:value-type="float">
            <text:p>0.06016156</text:p>
          </table:table-cell>
          <table:table-cell office:value-type="float" office:value="0.01606404" calcext:value-type="float">
            <text:p>0.01606404</text:p>
          </table:table-cell>
          <table:table-cell office:value-type="float" office:value="0.01226896" calcext:value-type="float">
            <text:p>0.01226896</text:p>
          </table:table-cell>
          <table:table-cell office:value-type="float" office:value="0.02773436" calcext:value-type="float">
            <text:p>0.02773436</text:p>
          </table:table-cell>
          <table:table-cell office:value-type="float" office:value="0.02259103" calcext:value-type="float">
            <text:p>0.02259103</text:p>
          </table:table-cell>
          <table:table-cell office:value-type="float" office:value="0.01906591" calcext:value-type="float">
            <text:p>0.01906591</text:p>
          </table:table-cell>
          <table:table-cell office:value-type="float" office:value="0.0175639" calcext:value-type="float">
            <text:p>0.0175639</text:p>
          </table:table-cell>
          <table:table-cell office:value-type="float" office:value="0.01565117" calcext:value-type="float">
            <text:p>0.01565117</text:p>
          </table:table-cell>
          <table:table-cell office:value-type="float" office:value="0.006705752" calcext:value-type="float">
            <text:p>0.006705752</text:p>
          </table:table-cell>
          <table:table-cell office:value-type="float" office:value="0.007062696" calcext:value-type="float">
            <text:p>0.007062696</text:p>
          </table:table-cell>
          <table:table-cell office:value-type="float" office:value="0" calcext:value-type="float">
            <text:p>0</text:p>
          </table:table-cell>
          <table:table-cell office:value-type="float" office:value="43.02082" calcext:value-type="float">
            <text:p>43.02082</text:p>
          </table:table-cell>
          <table:table-cell office:value-type="float" office:value="38.71332" calcext:value-type="float">
            <text:p>38.71332</text:p>
          </table:table-cell>
          <table:table-cell office:value-type="float" office:value="16.26081" calcext:value-type="float">
            <text:p>16.26081</text:p>
          </table:table-cell>
          <table:table-cell office:value-type="float" office:value="13.90634" calcext:value-type="float">
            <text:p>13.90634</text:p>
          </table:table-cell>
          <table:table-cell office:value-type="float" office:value="8.406572" calcext:value-type="float">
            <text:p>8.406572</text:p>
          </table:table-cell>
          <table:table-cell office:value-type="float" office:value="3.257588" calcext:value-type="float">
            <text:p>3.257588</text:p>
          </table:table-cell>
          <table:table-cell office:value-type="float" office:value="12.15668" calcext:value-type="float">
            <text:p>12.15668</text:p>
          </table:table-cell>
          <table:table-cell office:value-type="float" office:value="12.46961" calcext:value-type="float">
            <text:p>12.46961</text:p>
          </table:table-cell>
          <table:table-cell office:value-type="float" office:value="9.42791" calcext:value-type="float">
            <text:p>9.42791</text:p>
          </table:table-cell>
          <table:table-cell office:value-type="float" office:value="4.698631" calcext:value-type="float">
            <text:p>4.698631</text:p>
          </table:table-cell>
          <table:table-cell office:value-type="float" office:value="2.017208" calcext:value-type="float">
            <text:p>2.017208</text:p>
          </table:table-cell>
          <table:table-cell office:value-type="float" office:value="0.8219967" calcext:value-type="float">
            <text:p>0.8219967</text:p>
          </table:table-cell>
          <table:table-cell office:value-type="float" office:value="0.400145" calcext:value-type="float">
            <text:p>0.400145</text:p>
          </table:table-cell>
          <table:table-cell office:value-type="float" office:value="0.3481193" calcext:value-type="float">
            <text:p>0.3481193</text:p>
          </table:table-cell>
          <table:table-cell office:value-type="float" office:value="0" calcext:value-type="float">
            <text:p>0</text:p>
          </table:table-cell>
          <table:table-cell office:value-type="float" office:value="16534.44" calcext:value-type="float">
            <text:p>16534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7081511" calcext:value-type="float">
            <text:p>-0.0708151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2" calcext:value-type="float">
            <text:p>26062002</text:p>
          </table:table-cell>
          <table:table-cell office:value-type="float" office:value="12.97903" calcext:value-type="float">
            <text:p>12.97903</text:p>
          </table:table-cell>
          <table:table-cell office:value-type="float" office:value="1096.602" calcext:value-type="float">
            <text:p>1096.602</text:p>
          </table:table-cell>
          <table:table-cell office:value-type="float" office:value="0" calcext:value-type="float">
            <text:p>0</text:p>
          </table:table-cell>
          <table:table-cell office:value-type="float" office:value="-12.23847" calcext:value-type="float">
            <text:p>-12.23847</text:p>
          </table:table-cell>
          <table:table-cell office:value-type="float" office:value="3.464345" calcext:value-type="float">
            <text:p>3.464345</text:p>
          </table:table-cell>
          <table:table-cell office:value-type="float" office:value="18.39021" calcext:value-type="float">
            <text:p>18.39021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3440279" calcext:value-type="float">
            <text:p>3.440279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202063" calcext:value-type="float">
            <text:p>-0.00202063</text:p>
          </table:table-cell>
          <table:table-cell office:value-type="float" office:value="-0.1175202" calcext:value-type="float">
            <text:p>-0.1175202</text:p>
          </table:table-cell>
          <table:table-cell office:value-type="float" office:value="0.0001469755" calcext:value-type="float">
            <text:p>0.0001469755</text:p>
          </table:table-cell>
          <table:table-cell office:value-type="float" office:value="0.00009846177" calcext:value-type="float">
            <text:p>9.846177E-05</text:p>
          </table:table-cell>
          <table:table-cell office:value-type="float" office:value="13.39203" calcext:value-type="float">
            <text:p>13.39203</text:p>
          </table:table-cell>
          <table:table-cell office:value-type="float" office:value="10.42365" calcext:value-type="float">
            <text:p>10.42365</text:p>
          </table:table-cell>
          <table:table-cell office:value-type="float" office:value="0.1077371" calcext:value-type="float">
            <text:p>0.1077371</text:p>
          </table:table-cell>
          <table:table-cell office:value-type="float" office:value="0.09672061" calcext:value-type="float">
            <text:p>0.09672061</text:p>
          </table:table-cell>
          <table:table-cell office:value-type="float" office:value="0.07032371" calcext:value-type="float">
            <text:p>0.07032371</text:p>
          </table:table-cell>
          <table:table-cell office:value-type="float" office:value="0.06227608" calcext:value-type="float">
            <text:p>0.06227608</text:p>
          </table:table-cell>
          <table:table-cell office:value-type="float" office:value="0.01619656" calcext:value-type="float">
            <text:p>0.01619656</text:p>
          </table:table-cell>
          <table:table-cell office:value-type="float" office:value="0.01226466" calcext:value-type="float">
            <text:p>0.01226466</text:p>
          </table:table-cell>
          <table:table-cell office:value-type="float" office:value="0.02771695" calcext:value-type="float">
            <text:p>0.02771695</text:p>
          </table:table-cell>
          <table:table-cell office:value-type="float" office:value="0.02260381" calcext:value-type="float">
            <text:p>0.02260381</text:p>
          </table:table-cell>
          <table:table-cell office:value-type="float" office:value="0.01908148" calcext:value-type="float">
            <text:p>0.01908148</text:p>
          </table:table-cell>
          <table:table-cell office:value-type="float" office:value="0.01755014" calcext:value-type="float">
            <text:p>0.01755014</text:p>
          </table:table-cell>
          <table:table-cell office:value-type="float" office:value="0.0156166" calcext:value-type="float">
            <text:p>0.0156166</text:p>
          </table:table-cell>
          <table:table-cell office:value-type="float" office:value="0.006702719" calcext:value-type="float">
            <text:p>0.006702719</text:p>
          </table:table-cell>
          <table:table-cell office:value-type="float" office:value="0.007061387" calcext:value-type="float">
            <text:p>0.007061387</text:p>
          </table:table-cell>
          <table:table-cell office:value-type="float" office:value="0" calcext:value-type="float">
            <text:p>0</text:p>
          </table:table-cell>
          <table:table-cell office:value-type="float" office:value="41.99667" calcext:value-type="float">
            <text:p>41.99667</text:p>
          </table:table-cell>
          <table:table-cell office:value-type="float" office:value="36.24789" calcext:value-type="float">
            <text:p>36.24789</text:p>
          </table:table-cell>
          <table:table-cell office:value-type="float" office:value="13.68265" calcext:value-type="float">
            <text:p>13.68265</text:p>
          </table:table-cell>
          <table:table-cell office:value-type="float" office:value="11.71516" calcext:value-type="float">
            <text:p>11.71516</text:p>
          </table:table-cell>
          <table:table-cell office:value-type="float" office:value="6.216626" calcext:value-type="float">
            <text:p>6.216626</text:p>
          </table:table-cell>
          <table:table-cell office:value-type="float" office:value="2.279893" calcext:value-type="float">
            <text:p>2.279893</text:p>
          </table:table-cell>
          <table:table-cell office:value-type="float" office:value="11.91004" calcext:value-type="float">
            <text:p>11.91004</text:p>
          </table:table-cell>
          <table:table-cell office:value-type="float" office:value="12.44373" calcext:value-type="float">
            <text:p>12.44373</text:p>
          </table:table-cell>
          <table:table-cell office:value-type="float" office:value="9.415873" calcext:value-type="float">
            <text:p>9.415873</text:p>
          </table:table-cell>
          <table:table-cell office:value-type="float" office:value="4.694634" calcext:value-type="float">
            <text:p>4.694634</text:p>
          </table:table-cell>
          <table:table-cell office:value-type="float" office:value="2.015812" calcext:value-type="float">
            <text:p>2.015812</text:p>
          </table:table-cell>
          <table:table-cell office:value-type="float" office:value="0.8212782" calcext:value-type="float">
            <text:p>0.8212782</text:p>
          </table:table-cell>
          <table:table-cell office:value-type="float" office:value="0.4011663" calcext:value-type="float">
            <text:p>0.4011663</text:p>
          </table:table-cell>
          <table:table-cell office:value-type="float" office:value="0.3481436" calcext:value-type="float">
            <text:p>0.3481436</text:p>
          </table:table-cell>
          <table:table-cell office:value-type="float" office:value="0" calcext:value-type="float">
            <text:p>0</text:p>
          </table:table-cell>
          <table:table-cell office:value-type="float" office:value="16411.17" calcext:value-type="float">
            <text:p>16411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7082555" calcext:value-type="float">
            <text:p>-0.0708255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2" calcext:value-type="float">
            <text:p>27062002</text:p>
          </table:table-cell>
          <table:table-cell office:value-type="float" office:value="12.9521" calcext:value-type="float">
            <text:p>12.9521</text:p>
          </table:table-cell>
          <table:table-cell office:value-type="float" office:value="1096.509" calcext:value-type="float">
            <text:p>1096.509</text:p>
          </table:table-cell>
          <table:table-cell office:value-type="float" office:value="0" calcext:value-type="float">
            <text:p>0</text:p>
          </table:table-cell>
          <table:table-cell office:value-type="float" office:value="-12.93994" calcext:value-type="float">
            <text:p>-12.93994</text:p>
          </table:table-cell>
          <table:table-cell office:value-type="float" office:value="3.464665" calcext:value-type="float">
            <text:p>3.464665</text:p>
          </table:table-cell>
          <table:table-cell office:value-type="float" office:value="17.83359" calcext:value-type="float">
            <text:p>17.83359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3440279" calcext:value-type="float">
            <text:p>3.440279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202063" calcext:value-type="float">
            <text:p>-0.00202063</text:p>
          </table:table-cell>
          <table:table-cell office:value-type="float" office:value="-0.1176323" calcext:value-type="float">
            <text:p>-0.1176323</text:p>
          </table:table-cell>
          <table:table-cell office:value-type="float" office:value="0.0001415845" calcext:value-type="float">
            <text:p>0.0001415845</text:p>
          </table:table-cell>
          <table:table-cell office:value-type="float" office:value="0.00009992746" calcext:value-type="float">
            <text:p>9.992746E-05</text:p>
          </table:table-cell>
          <table:table-cell office:value-type="float" office:value="13.30493" calcext:value-type="float">
            <text:p>13.30493</text:p>
          </table:table-cell>
          <table:table-cell office:value-type="float" office:value="10.68675" calcext:value-type="float">
            <text:p>10.68675</text:p>
          </table:table-cell>
          <table:table-cell office:value-type="float" office:value="0.09859258" calcext:value-type="float">
            <text:p>0.09859258</text:p>
          </table:table-cell>
          <table:table-cell office:value-type="float" office:value="0.09126958" calcext:value-type="float">
            <text:p>0.09126958</text:p>
          </table:table-cell>
          <table:table-cell office:value-type="float" office:value="0.07016491" calcext:value-type="float">
            <text:p>0.07016491</text:p>
          </table:table-cell>
          <table:table-cell office:value-type="float" office:value="0.0621975" calcext:value-type="float">
            <text:p>0.0621975</text:p>
          </table:table-cell>
          <table:table-cell office:value-type="float" office:value="0.01615463" calcext:value-type="float">
            <text:p>0.01615463</text:p>
          </table:table-cell>
          <table:table-cell office:value-type="float" office:value="0.01228268" calcext:value-type="float">
            <text:p>0.01228268</text:p>
          </table:table-cell>
          <table:table-cell office:value-type="float" office:value="0.02771153" calcext:value-type="float">
            <text:p>0.02771153</text:p>
          </table:table-cell>
          <table:table-cell office:value-type="float" office:value="0.02261773" calcext:value-type="float">
            <text:p>0.02261773</text:p>
          </table:table-cell>
          <table:table-cell office:value-type="float" office:value="0.0190969" calcext:value-type="float">
            <text:p>0.0190969</text:p>
          </table:table-cell>
          <table:table-cell office:value-type="float" office:value="0.01753762" calcext:value-type="float">
            <text:p>0.01753762</text:p>
          </table:table-cell>
          <table:table-cell office:value-type="float" office:value="0.01558317" calcext:value-type="float">
            <text:p>0.01558317</text:p>
          </table:table-cell>
          <table:table-cell office:value-type="float" office:value="0.006699262" calcext:value-type="float">
            <text:p>0.006699262</text:p>
          </table:table-cell>
          <table:table-cell office:value-type="float" office:value="0.007060035" calcext:value-type="float">
            <text:p>0.007060035</text:p>
          </table:table-cell>
          <table:table-cell office:value-type="float" office:value="0" calcext:value-type="float">
            <text:p>0</text:p>
          </table:table-cell>
          <table:table-cell office:value-type="float" office:value="41.0204" calcext:value-type="float">
            <text:p>41.0204</text:p>
          </table:table-cell>
          <table:table-cell office:value-type="float" office:value="33.89721" calcext:value-type="float">
            <text:p>33.89721</text:p>
          </table:table-cell>
          <table:table-cell office:value-type="float" office:value="11.52912" calcext:value-type="float">
            <text:p>11.52912</text:p>
          </table:table-cell>
          <table:table-cell office:value-type="float" office:value="9.568172" calcext:value-type="float">
            <text:p>9.568172</text:p>
          </table:table-cell>
          <table:table-cell office:value-type="float" office:value="3.994209" calcext:value-type="float">
            <text:p>3.994209</text:p>
          </table:table-cell>
          <table:table-cell office:value-type="float" office:value="1.36489" calcext:value-type="float">
            <text:p>1.36489</text:p>
          </table:table-cell>
          <table:table-cell office:value-type="float" office:value="11.6769" calcext:value-type="float">
            <text:p>11.6769</text:p>
          </table:table-cell>
          <table:table-cell office:value-type="float" office:value="12.4185" calcext:value-type="float">
            <text:p>12.4185</text:p>
          </table:table-cell>
          <table:table-cell office:value-type="float" office:value="9.404201" calcext:value-type="float">
            <text:p>9.404201</text:p>
          </table:table-cell>
          <table:table-cell office:value-type="float" office:value="4.69086" calcext:value-type="float">
            <text:p>4.69086</text:p>
          </table:table-cell>
          <table:table-cell office:value-type="float" office:value="2.014582" calcext:value-type="float">
            <text:p>2.014582</text:p>
          </table:table-cell>
          <table:table-cell office:value-type="float" office:value="0.8209158" calcext:value-type="float">
            <text:p>0.8209158</text:p>
          </table:table-cell>
          <table:table-cell office:value-type="float" office:value="0.4021025" calcext:value-type="float">
            <text:p>0.4021025</text:p>
          </table:table-cell>
          <table:table-cell office:value-type="float" office:value="0.3481696" calcext:value-type="float">
            <text:p>0.3481696</text:p>
          </table:table-cell>
          <table:table-cell office:value-type="float" office:value="0" calcext:value-type="float">
            <text:p>0</text:p>
          </table:table-cell>
          <table:table-cell office:value-type="float" office:value="16390.76" calcext:value-type="float">
            <text:p>16390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7084048" calcext:value-type="float">
            <text:p>-0.0708404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2" calcext:value-type="float">
            <text:p>28062002</text:p>
          </table:table-cell>
          <table:table-cell office:value-type="float" office:value="12.95496" calcext:value-type="float">
            <text:p>12.95496</text:p>
          </table:table-cell>
          <table:table-cell office:value-type="float" office:value="1096.417" calcext:value-type="float">
            <text:p>1096.417</text:p>
          </table:table-cell>
          <table:table-cell office:value-type="float" office:value="0" calcext:value-type="float">
            <text:p>0</text:p>
          </table:table-cell>
          <table:table-cell office:value-type="float" office:value="-13.51169" calcext:value-type="float">
            <text:p>-13.51169</text:p>
          </table:table-cell>
          <table:table-cell office:value-type="float" office:value="3.46541" calcext:value-type="float">
            <text:p>3.46541</text:p>
          </table:table-cell>
          <table:table-cell office:value-type="float" office:value="17.37692" calcext:value-type="float">
            <text:p>17.37692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3440279" calcext:value-type="float">
            <text:p>3.440279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202063" calcext:value-type="float">
            <text:p>-0.00202063</text:p>
          </table:table-cell>
          <table:table-cell office:value-type="float" office:value="-0.1177425" calcext:value-type="float">
            <text:p>-0.1177425</text:p>
          </table:table-cell>
          <table:table-cell office:value-type="float" office:value="0.0001354511" calcext:value-type="float">
            <text:p>0.0001354511</text:p>
          </table:table-cell>
          <table:table-cell office:value-type="float" office:value="0.0001014405" calcext:value-type="float">
            <text:p>0.0001014405</text:p>
          </table:table-cell>
          <table:table-cell office:value-type="float" office:value="13.21325" calcext:value-type="float">
            <text:p>13.21325</text:p>
          </table:table-cell>
          <table:table-cell office:value-type="float" office:value="10.93008" calcext:value-type="float">
            <text:p>10.93008</text:p>
          </table:table-cell>
          <table:table-cell office:value-type="float" office:value="0.09662674" calcext:value-type="float">
            <text:p>0.09662674</text:p>
          </table:table-cell>
          <table:table-cell office:value-type="float" office:value="0.09003068" calcext:value-type="float">
            <text:p>0.09003068</text:p>
          </table:table-cell>
          <table:table-cell office:value-type="float" office:value="0.07203294" calcext:value-type="float">
            <text:p>0.07203294</text:p>
          </table:table-cell>
          <table:table-cell office:value-type="float" office:value="0.06359159" calcext:value-type="float">
            <text:p>0.06359159</text:p>
          </table:table-cell>
          <table:table-cell office:value-type="float" office:value="0.01615107" calcext:value-type="float">
            <text:p>0.01615107</text:p>
          </table:table-cell>
          <table:table-cell office:value-type="float" office:value="0.01224011" calcext:value-type="float">
            <text:p>0.01224011</text:p>
          </table:table-cell>
          <table:table-cell office:value-type="float" office:value="0.02775871" calcext:value-type="float">
            <text:p>0.02775871</text:p>
          </table:table-cell>
          <table:table-cell office:value-type="float" office:value="0.02261038" calcext:value-type="float">
            <text:p>0.02261038</text:p>
          </table:table-cell>
          <table:table-cell office:value-type="float" office:value="0.01911203" calcext:value-type="float">
            <text:p>0.01911203</text:p>
          </table:table-cell>
          <table:table-cell office:value-type="float" office:value="0.01752665" calcext:value-type="float">
            <text:p>0.01752665</text:p>
          </table:table-cell>
          <table:table-cell office:value-type="float" office:value="0.01554992" calcext:value-type="float">
            <text:p>0.01554992</text:p>
          </table:table-cell>
          <table:table-cell office:value-type="float" office:value="0.006695356" calcext:value-type="float">
            <text:p>0.006695356</text:p>
          </table:table-cell>
          <table:table-cell office:value-type="float" office:value="0.007058668" calcext:value-type="float">
            <text:p>0.007058668</text:p>
          </table:table-cell>
          <table:table-cell office:value-type="float" office:value="0" calcext:value-type="float">
            <text:p>0</text:p>
          </table:table-cell>
          <table:table-cell office:value-type="float" office:value="39.9633" calcext:value-type="float">
            <text:p>39.9633</text:p>
          </table:table-cell>
          <table:table-cell office:value-type="float" office:value="31.61634" calcext:value-type="float">
            <text:p>31.61634</text:p>
          </table:table-cell>
          <table:table-cell office:value-type="float" office:value="10.24088" calcext:value-type="float">
            <text:p>10.24088</text:p>
          </table:table-cell>
          <table:table-cell office:value-type="float" office:value="7.446492" calcext:value-type="float">
            <text:p>7.446492</text:p>
          </table:table-cell>
          <table:table-cell office:value-type="float" office:value="1.796917" calcext:value-type="float">
            <text:p>1.796917</text:p>
          </table:table-cell>
          <table:table-cell office:value-type="float" office:value="0.8219633" calcext:value-type="float">
            <text:p>0.8219633</text:p>
          </table:table-cell>
          <table:table-cell office:value-type="float" office:value="11.44615" calcext:value-type="float">
            <text:p>11.44615</text:p>
          </table:table-cell>
          <table:table-cell office:value-type="float" office:value="12.40136" calcext:value-type="float">
            <text:p>12.40136</text:p>
          </table:table-cell>
          <table:table-cell office:value-type="float" office:value="9.388411" calcext:value-type="float">
            <text:p>9.388411</text:p>
          </table:table-cell>
          <table:table-cell office:value-type="float" office:value="4.687365" calcext:value-type="float">
            <text:p>4.687365</text:p>
          </table:table-cell>
          <table:table-cell office:value-type="float" office:value="2.013386" calcext:value-type="float">
            <text:p>2.013386</text:p>
          </table:table-cell>
          <table:table-cell office:value-type="float" office:value="0.8202314" calcext:value-type="float">
            <text:p>0.8202314</text:p>
          </table:table-cell>
          <table:table-cell office:value-type="float" office:value="0.4029487" calcext:value-type="float">
            <text:p>0.4029487</text:p>
          </table:table-cell>
          <table:table-cell office:value-type="float" office:value="0.3481958" calcext:value-type="float">
            <text:p>0.3481958</text:p>
          </table:table-cell>
          <table:table-cell office:value-type="float" office:value="0" calcext:value-type="float">
            <text:p>0</text:p>
          </table:table-cell>
          <table:table-cell office:value-type="float" office:value="16295.66" calcext:value-type="float">
            <text:p>16295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7086729" calcext:value-type="float">
            <text:p>-0.0708672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2" calcext:value-type="float">
            <text:p>29062002</text:p>
          </table:table-cell>
          <table:table-cell office:value-type="float" office:value="12.99071" calcext:value-type="float">
            <text:p>12.99071</text:p>
          </table:table-cell>
          <table:table-cell office:value-type="float" office:value="1096.319" calcext:value-type="float">
            <text:p>1096.319</text:p>
          </table:table-cell>
          <table:table-cell office:value-type="float" office:value="0" calcext:value-type="float">
            <text:p>0</text:p>
          </table:table-cell>
          <table:table-cell office:value-type="float" office:value="-14.01759" calcext:value-type="float">
            <text:p>-14.01759</text:p>
          </table:table-cell>
          <table:table-cell office:value-type="float" office:value="3.466561" calcext:value-type="float">
            <text:p>3.466561</text:p>
          </table:table-cell>
          <table:table-cell office:value-type="float" office:value="16.95685" calcext:value-type="float">
            <text:p>16.95685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3440279" calcext:value-type="float">
            <text:p>3.440279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202063" calcext:value-type="float">
            <text:p>-0.00202063</text:p>
          </table:table-cell>
          <table:table-cell office:value-type="float" office:value="-0.1178619" calcext:value-type="float">
            <text:p>-0.1178619</text:p>
          </table:table-cell>
          <table:table-cell office:value-type="float" office:value="0.0001285794" calcext:value-type="float">
            <text:p>0.0001285794</text:p>
          </table:table-cell>
          <table:table-cell office:value-type="float" office:value="0.0001029987" calcext:value-type="float">
            <text:p>0.0001029987</text:p>
          </table:table-cell>
          <table:table-cell office:value-type="float" office:value="13.10261" calcext:value-type="float">
            <text:p>13.10261</text:p>
          </table:table-cell>
          <table:table-cell office:value-type="float" office:value="11.16428" calcext:value-type="float">
            <text:p>11.16428</text:p>
          </table:table-cell>
          <table:table-cell office:value-type="float" office:value="0.0981957" calcext:value-type="float">
            <text:p>0.0981957</text:p>
          </table:table-cell>
          <table:table-cell office:value-type="float" office:value="0.09144606" calcext:value-type="float">
            <text:p>0.09144606</text:p>
          </table:table-cell>
          <table:table-cell office:value-type="float" office:value="0.07569353" calcext:value-type="float">
            <text:p>0.07569353</text:p>
          </table:table-cell>
          <table:table-cell office:value-type="float" office:value="0.06854427" calcext:value-type="float">
            <text:p>0.06854427</text:p>
          </table:table-cell>
          <table:table-cell office:value-type="float" office:value="0.01670942" calcext:value-type="float">
            <text:p>0.01670942</text:p>
          </table:table-cell>
          <table:table-cell office:value-type="float" office:value="0.01229191" calcext:value-type="float">
            <text:p>0.01229191</text:p>
          </table:table-cell>
          <table:table-cell office:value-type="float" office:value="0.02777765" calcext:value-type="float">
            <text:p>0.02777765</text:p>
          </table:table-cell>
          <table:table-cell office:value-type="float" office:value="0.02260764" calcext:value-type="float">
            <text:p>0.02260764</text:p>
          </table:table-cell>
          <table:table-cell office:value-type="float" office:value="0.0191279" calcext:value-type="float">
            <text:p>0.0191279</text:p>
          </table:table-cell>
          <table:table-cell office:value-type="float" office:value="0.01751743" calcext:value-type="float">
            <text:p>0.01751743</text:p>
          </table:table-cell>
          <table:table-cell office:value-type="float" office:value="0.01551738" calcext:value-type="float">
            <text:p>0.01551738</text:p>
          </table:table-cell>
          <table:table-cell office:value-type="float" office:value="0.006690522" calcext:value-type="float">
            <text:p>0.006690522</text:p>
          </table:table-cell>
          <table:table-cell office:value-type="float" office:value="0.00705727" calcext:value-type="float">
            <text:p>0.00705727</text:p>
          </table:table-cell>
          <table:table-cell office:value-type="float" office:value="0" calcext:value-type="float">
            <text:p>0</text:p>
          </table:table-cell>
          <table:table-cell office:value-type="float" office:value="38.8476" calcext:value-type="float">
            <text:p>38.8476</text:p>
          </table:table-cell>
          <table:table-cell office:value-type="float" office:value="29.17195" calcext:value-type="float">
            <text:p>29.17195</text:p>
          </table:table-cell>
          <table:table-cell office:value-type="float" office:value="8.744094" calcext:value-type="float">
            <text:p>8.744094</text:p>
          </table:table-cell>
          <table:table-cell office:value-type="float" office:value="5.40805" calcext:value-type="float">
            <text:p>5.40805</text:p>
          </table:table-cell>
          <table:table-cell office:value-type="float" office:value="0.3069002" calcext:value-type="float">
            <text:p>0.3069002</text:p>
          </table:table-cell>
          <table:table-cell office:value-type="float" office:value="0.4467636" calcext:value-type="float">
            <text:p>0.4467636</text:p>
          </table:table-cell>
          <table:table-cell office:value-type="float" office:value="11.27858" calcext:value-type="float">
            <text:p>11.27858</text:p>
          </table:table-cell>
          <table:table-cell office:value-type="float" office:value="12.38612" calcext:value-type="float">
            <text:p>12.38612</text:p>
          </table:table-cell>
          <table:table-cell office:value-type="float" office:value="9.369585" calcext:value-type="float">
            <text:p>9.369585</text:p>
          </table:table-cell>
          <table:table-cell office:value-type="float" office:value="4.684139" calcext:value-type="float">
            <text:p>4.684139</text:p>
          </table:table-cell>
          <table:table-cell office:value-type="float" office:value="2.012359" calcext:value-type="float">
            <text:p>2.012359</text:p>
          </table:table-cell>
          <table:table-cell office:value-type="float" office:value="0.8194104" calcext:value-type="float">
            <text:p>0.8194104</text:p>
          </table:table-cell>
          <table:table-cell office:value-type="float" office:value="0.4035716" calcext:value-type="float">
            <text:p>0.4035716</text:p>
          </table:table-cell>
          <table:table-cell office:value-type="float" office:value="0.3482221" calcext:value-type="float">
            <text:p>0.3482221</text:p>
          </table:table-cell>
          <table:table-cell office:value-type="float" office:value="0" calcext:value-type="float">
            <text:p>0</text:p>
          </table:table-cell>
          <table:table-cell office:value-type="float" office:value="16113.5" calcext:value-type="float">
            <text:p>1611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7090381" calcext:value-type="float">
            <text:p>-0.0709038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2" calcext:value-type="float">
            <text:p>30062002</text:p>
          </table:table-cell>
          <table:table-cell office:value-type="float" office:value="13.03565" calcext:value-type="float">
            <text:p>13.03565</text:p>
          </table:table-cell>
          <table:table-cell office:value-type="float" office:value="1096.219" calcext:value-type="float">
            <text:p>1096.219</text:p>
          </table:table-cell>
          <table:table-cell office:value-type="float" office:value="0" calcext:value-type="float">
            <text:p>0</text:p>
          </table:table-cell>
          <table:table-cell office:value-type="float" office:value="-14.40534" calcext:value-type="float">
            <text:p>-14.40534</text:p>
          </table:table-cell>
          <table:table-cell office:value-type="float" office:value="3.467408" calcext:value-type="float">
            <text:p>3.467408</text:p>
          </table:table-cell>
          <table:table-cell office:value-type="float" office:value="16.64581" calcext:value-type="float">
            <text:p>16.64581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3440279" calcext:value-type="float">
            <text:p>3.440279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202063" calcext:value-type="float">
            <text:p>-0.00202063</text:p>
          </table:table-cell>
          <table:table-cell office:value-type="float" office:value="-0.1179866" calcext:value-type="float">
            <text:p>-0.1179866</text:p>
          </table:table-cell>
          <table:table-cell office:value-type="float" office:value="0.0001214246" calcext:value-type="float">
            <text:p>0.0001214246</text:p>
          </table:table-cell>
          <table:table-cell office:value-type="float" office:value="0.0001046075" calcext:value-type="float">
            <text:p>0.0001046075</text:p>
          </table:table-cell>
          <table:table-cell office:value-type="float" office:value="12.98547" calcext:value-type="float">
            <text:p>12.98547</text:p>
          </table:table-cell>
          <table:table-cell office:value-type="float" office:value="11.3863" calcext:value-type="float">
            <text:p>11.3863</text:p>
          </table:table-cell>
          <table:table-cell office:value-type="float" office:value="0.09873225" calcext:value-type="float">
            <text:p>0.09873225</text:p>
          </table:table-cell>
          <table:table-cell office:value-type="float" office:value="0.09137502" calcext:value-type="float">
            <text:p>0.09137502</text:p>
          </table:table-cell>
          <table:table-cell office:value-type="float" office:value="0.07764535" calcext:value-type="float">
            <text:p>0.07764535</text:p>
          </table:table-cell>
          <table:table-cell office:value-type="float" office:value="0.07388758" calcext:value-type="float">
            <text:p>0.07388758</text:p>
          </table:table-cell>
          <table:table-cell office:value-type="float" office:value="0.01809522" calcext:value-type="float">
            <text:p>0.01809522</text:p>
          </table:table-cell>
          <table:table-cell office:value-type="float" office:value="0.01218664" calcext:value-type="float">
            <text:p>0.01218664</text:p>
          </table:table-cell>
          <table:table-cell office:value-type="float" office:value="0.02778016" calcext:value-type="float">
            <text:p>0.02778016</text:p>
          </table:table-cell>
          <table:table-cell office:value-type="float" office:value="0.0226062" calcext:value-type="float">
            <text:p>0.0226062</text:p>
          </table:table-cell>
          <table:table-cell office:value-type="float" office:value="0.01914454" calcext:value-type="float">
            <text:p>0.01914454</text:p>
          </table:table-cell>
          <table:table-cell office:value-type="float" office:value="0.01750978" calcext:value-type="float">
            <text:p>0.01750978</text:p>
          </table:table-cell>
          <table:table-cell office:value-type="float" office:value="0.01548577" calcext:value-type="float">
            <text:p>0.01548577</text:p>
          </table:table-cell>
          <table:table-cell office:value-type="float" office:value="0.006685235" calcext:value-type="float">
            <text:p>0.006685235</text:p>
          </table:table-cell>
          <table:table-cell office:value-type="float" office:value="0.007055845" calcext:value-type="float">
            <text:p>0.007055845</text:p>
          </table:table-cell>
          <table:table-cell office:value-type="float" office:value="0" calcext:value-type="float">
            <text:p>0</text:p>
          </table:table-cell>
          <table:table-cell office:value-type="float" office:value="37.66979" calcext:value-type="float">
            <text:p>37.66979</text:p>
          </table:table-cell>
          <table:table-cell office:value-type="float" office:value="26.70788" calcext:value-type="float">
            <text:p>26.70788</text:p>
          </table:table-cell>
          <table:table-cell office:value-type="float" office:value="7.150813" calcext:value-type="float">
            <text:p>7.150813</text:p>
          </table:table-cell>
          <table:table-cell office:value-type="float" office:value="3.999954" calcext:value-type="float">
            <text:p>3.999954</text:p>
          </table:table-cell>
          <table:table-cell office:value-type="float" office:value="0.03453596" calcext:value-type="float">
            <text:p>0.03453596</text:p>
          </table:table-cell>
          <table:table-cell office:value-type="float" office:value="0.426092" calcext:value-type="float">
            <text:p>0.426092</text:p>
          </table:table-cell>
          <table:table-cell office:value-type="float" office:value="11.10097" calcext:value-type="float">
            <text:p>11.10097</text:p>
          </table:table-cell>
          <table:table-cell office:value-type="float" office:value="12.37007" calcext:value-type="float">
            <text:p>12.37007</text:p>
          </table:table-cell>
          <table:table-cell office:value-type="float" office:value="9.348339" calcext:value-type="float">
            <text:p>9.348339</text:p>
          </table:table-cell>
          <table:table-cell office:value-type="float" office:value="4.681156" calcext:value-type="float">
            <text:p>4.681156</text:p>
          </table:table-cell>
          <table:table-cell office:value-type="float" office:value="2.011319" calcext:value-type="float">
            <text:p>2.011319</text:p>
          </table:table-cell>
          <table:table-cell office:value-type="float" office:value="0.8186976" calcext:value-type="float">
            <text:p>0.8186976</text:p>
          </table:table-cell>
          <table:table-cell office:value-type="float" office:value="0.4041011" calcext:value-type="float">
            <text:p>0.4041011</text:p>
          </table:table-cell>
          <table:table-cell office:value-type="float" office:value="0.3482484" calcext:value-type="float">
            <text:p>0.3482484</text:p>
          </table:table-cell>
          <table:table-cell office:value-type="float" office:value="0" calcext:value-type="float">
            <text:p>0</text:p>
          </table:table-cell>
          <table:table-cell office:value-type="float" office:value="15913.43" calcext:value-type="float">
            <text:p>15913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7094783" calcext:value-type="float">
            <text:p>-0.0709478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2" calcext:value-type="float">
            <text:p>1072002</text:p>
          </table:table-cell>
          <table:table-cell office:value-type="float" office:value="13.02759" calcext:value-type="float">
            <text:p>13.02759</text:p>
          </table:table-cell>
          <table:table-cell office:value-type="float" office:value="1096.122" calcext:value-type="float">
            <text:p>1096.122</text:p>
          </table:table-cell>
          <table:table-cell office:value-type="float" office:value="0" calcext:value-type="float">
            <text:p>0</text:p>
          </table:table-cell>
          <table:table-cell office:value-type="float" office:value="-14.83554" calcext:value-type="float">
            <text:p>-14.83554</text:p>
          </table:table-cell>
          <table:table-cell office:value-type="float" office:value="3.46652" calcext:value-type="float">
            <text:p>3.46652</text:p>
          </table:table-cell>
          <table:table-cell office:value-type="float" office:value="16.34151" calcext:value-type="float">
            <text:p>16.34151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3440279" calcext:value-type="float">
            <text:p>3.440279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202063" calcext:value-type="float">
            <text:p>-0.00202063</text:p>
          </table:table-cell>
          <table:table-cell office:value-type="float" office:value="-0.1180948" calcext:value-type="float">
            <text:p>-0.1180948</text:p>
          </table:table-cell>
          <table:table-cell office:value-type="float" office:value="0.0001150727" calcext:value-type="float">
            <text:p>0.0001150727</text:p>
          </table:table-cell>
          <table:table-cell office:value-type="float" office:value="0.0001062698" calcext:value-type="float">
            <text:p>0.0001062698</text:p>
          </table:table-cell>
          <table:table-cell office:value-type="float" office:value="12.89349" calcext:value-type="float">
            <text:p>12.89349</text:p>
          </table:table-cell>
          <table:table-cell office:value-type="float" office:value="11.56102" calcext:value-type="float">
            <text:p>11.56102</text:p>
          </table:table-cell>
          <table:table-cell office:value-type="float" office:value="0.09257042" calcext:value-type="float">
            <text:p>0.09257042</text:p>
          </table:table-cell>
          <table:table-cell office:value-type="float" office:value="0.08621401" calcext:value-type="float">
            <text:p>0.08621401</text:p>
          </table:table-cell>
          <table:table-cell office:value-type="float" office:value="0.07501248" calcext:value-type="float">
            <text:p>0.07501248</text:p>
          </table:table-cell>
          <table:table-cell office:value-type="float" office:value="0.07506073" calcext:value-type="float">
            <text:p>0.07506073</text:p>
          </table:table-cell>
          <table:table-cell office:value-type="float" office:value="0.0185768" calcext:value-type="float">
            <text:p>0.0185768</text:p>
          </table:table-cell>
          <table:table-cell office:value-type="float" office:value="0.0120072" calcext:value-type="float">
            <text:p>0.0120072</text:p>
          </table:table-cell>
          <table:table-cell office:value-type="float" office:value="0.02776358" calcext:value-type="float">
            <text:p>0.02776358</text:p>
          </table:table-cell>
          <table:table-cell office:value-type="float" office:value="0.02260644" calcext:value-type="float">
            <text:p>0.02260644</text:p>
          </table:table-cell>
          <table:table-cell office:value-type="float" office:value="0.01916136" calcext:value-type="float">
            <text:p>0.01916136</text:p>
          </table:table-cell>
          <table:table-cell office:value-type="float" office:value="0.01750347" calcext:value-type="float">
            <text:p>0.01750347</text:p>
          </table:table-cell>
          <table:table-cell office:value-type="float" office:value="0.01545507" calcext:value-type="float">
            <text:p>0.01545507</text:p>
          </table:table-cell>
          <table:table-cell office:value-type="float" office:value="0.006679671" calcext:value-type="float">
            <text:p>0.006679671</text:p>
          </table:table-cell>
          <table:table-cell office:value-type="float" office:value="0.007054391" calcext:value-type="float">
            <text:p>0.007054391</text:p>
          </table:table-cell>
          <table:table-cell office:value-type="float" office:value="0" calcext:value-type="float">
            <text:p>0</text:p>
          </table:table-cell>
          <table:table-cell office:value-type="float" office:value="36.4664" calcext:value-type="float">
            <text:p>36.4664</text:p>
          </table:table-cell>
          <table:table-cell office:value-type="float" office:value="24.26284" calcext:value-type="float">
            <text:p>24.26284</text:p>
          </table:table-cell>
          <table:table-cell office:value-type="float" office:value="5.550441" calcext:value-type="float">
            <text:p>5.550441</text:p>
          </table:table-cell>
          <table:table-cell office:value-type="float" office:value="2.537313" calcext:value-type="float">
            <text:p>2.537313</text:p>
          </table:table-cell>
          <table:table-cell office:value-type="float" office:value="0.02933715" calcext:value-type="float">
            <text:p>0.02933715</text:p>
          </table:table-cell>
          <table:table-cell office:value-type="float" office:value="0.4204499" calcext:value-type="float">
            <text:p>0.4204499</text:p>
          </table:table-cell>
          <table:table-cell office:value-type="float" office:value="10.91227" calcext:value-type="float">
            <text:p>10.91227</text:p>
          </table:table-cell>
          <table:table-cell office:value-type="float" office:value="12.35241" calcext:value-type="float">
            <text:p>12.35241</text:p>
          </table:table-cell>
          <table:table-cell office:value-type="float" office:value="9.328615" calcext:value-type="float">
            <text:p>9.328615</text:p>
          </table:table-cell>
          <table:table-cell office:value-type="float" office:value="4.678709" calcext:value-type="float">
            <text:p>4.678709</text:p>
          </table:table-cell>
          <table:table-cell office:value-type="float" office:value="2.010088" calcext:value-type="float">
            <text:p>2.010088</text:p>
          </table:table-cell>
          <table:table-cell office:value-type="float" office:value="0.8180642" calcext:value-type="float">
            <text:p>0.8180642</text:p>
          </table:table-cell>
          <table:table-cell office:value-type="float" office:value="0.4045867" calcext:value-type="float">
            <text:p>0.4045867</text:p>
          </table:table-cell>
          <table:table-cell office:value-type="float" office:value="0.3482746" calcext:value-type="float">
            <text:p>0.3482746</text:p>
          </table:table-cell>
          <table:table-cell office:value-type="float" office:value="0" calcext:value-type="float">
            <text:p>0</text:p>
          </table:table-cell>
          <table:table-cell office:value-type="float" office:value="15849.13" calcext:value-type="float">
            <text:p>15849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7098846" calcext:value-type="float">
            <text:p>-0.0709884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2" calcext:value-type="float">
            <text:p>2072002</text:p>
          </table:table-cell>
          <table:table-cell office:value-type="float" office:value="13.00321" calcext:value-type="float">
            <text:p>13.00321</text:p>
          </table:table-cell>
          <table:table-cell office:value-type="float" office:value="1096.034" calcext:value-type="float">
            <text:p>1096.034</text:p>
          </table:table-cell>
          <table:table-cell office:value-type="float" office:value="0" calcext:value-type="float">
            <text:p>0</text:p>
          </table:table-cell>
          <table:table-cell office:value-type="float" office:value="-15.26745" calcext:value-type="float">
            <text:p>-15.26745</text:p>
          </table:table-cell>
          <table:table-cell office:value-type="float" office:value="3.465731" calcext:value-type="float">
            <text:p>3.465731</text:p>
          </table:table-cell>
          <table:table-cell office:value-type="float" office:value="16.04458" calcext:value-type="float">
            <text:p>16.04458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3440279" calcext:value-type="float">
            <text:p>3.440279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202063" calcext:value-type="float">
            <text:p>-0.00202063</text:p>
          </table:table-cell>
          <table:table-cell office:value-type="float" office:value="-0.118192" calcext:value-type="float">
            <text:p>-0.118192</text:p>
          </table:table-cell>
          <table:table-cell office:value-type="float" office:value="0.00010785" calcext:value-type="float">
            <text:p>0.00010785</text:p>
          </table:table-cell>
          <table:table-cell office:value-type="float" office:value="0.0001079739" calcext:value-type="float">
            <text:p>0.0001079739</text:p>
          </table:table-cell>
          <table:table-cell office:value-type="float" office:value="12.82759" calcext:value-type="float">
            <text:p>12.82759</text:p>
          </table:table-cell>
          <table:table-cell office:value-type="float" office:value="11.76521" calcext:value-type="float">
            <text:p>11.76521</text:p>
          </table:table-cell>
          <table:table-cell office:value-type="float" office:value="0.08458208" calcext:value-type="float">
            <text:p>0.08458208</text:p>
          </table:table-cell>
          <table:table-cell office:value-type="float" office:value="0.07937982" calcext:value-type="float">
            <text:p>0.07937982</text:p>
          </table:table-cell>
          <table:table-cell office:value-type="float" office:value="0.07016456" calcext:value-type="float">
            <text:p>0.07016456</text:p>
          </table:table-cell>
          <table:table-cell office:value-type="float" office:value="0.07288101" calcext:value-type="float">
            <text:p>0.07288101</text:p>
          </table:table-cell>
          <table:table-cell office:value-type="float" office:value="0.01853592" calcext:value-type="float">
            <text:p>0.01853592</text:p>
          </table:table-cell>
          <table:table-cell office:value-type="float" office:value="0.01184404" calcext:value-type="float">
            <text:p>0.01184404</text:p>
          </table:table-cell>
          <table:table-cell office:value-type="float" office:value="0.02771339" calcext:value-type="float">
            <text:p>0.02771339</text:p>
          </table:table-cell>
          <table:table-cell office:value-type="float" office:value="0.02260835" calcext:value-type="float">
            <text:p>0.02260835</text:p>
          </table:table-cell>
          <table:table-cell office:value-type="float" office:value="0.01917636" calcext:value-type="float">
            <text:p>0.01917636</text:p>
          </table:table-cell>
          <table:table-cell office:value-type="float" office:value="0.01749823" calcext:value-type="float">
            <text:p>0.01749823</text:p>
          </table:table-cell>
          <table:table-cell office:value-type="float" office:value="0.01542522" calcext:value-type="float">
            <text:p>0.01542522</text:p>
          </table:table-cell>
          <table:table-cell office:value-type="float" office:value="0.006673842" calcext:value-type="float">
            <text:p>0.006673842</text:p>
          </table:table-cell>
          <table:table-cell office:value-type="float" office:value="0.007052902" calcext:value-type="float">
            <text:p>0.007052902</text:p>
          </table:table-cell>
          <table:table-cell office:value-type="float" office:value="0" calcext:value-type="float">
            <text:p>0</text:p>
          </table:table-cell>
          <table:table-cell office:value-type="float" office:value="35.36416" calcext:value-type="float">
            <text:p>35.36416</text:p>
          </table:table-cell>
          <table:table-cell office:value-type="float" office:value="21.90956" calcext:value-type="float">
            <text:p>21.90956</text:p>
          </table:table-cell>
          <table:table-cell office:value-type="float" office:value="4.052018" calcext:value-type="float">
            <text:p>4.052018</text:p>
          </table:table-cell>
          <table:table-cell office:value-type="float" office:value="1.151832" calcext:value-type="float">
            <text:p>1.151832</text:p>
          </table:table-cell>
          <table:table-cell office:value-type="float" office:value="0.0249457" calcext:value-type="float">
            <text:p>0.0249457</text:p>
          </table:table-cell>
          <table:table-cell office:value-type="float" office:value="0.3988621" calcext:value-type="float">
            <text:p>0.3988621</text:p>
          </table:table-cell>
          <table:table-cell office:value-type="float" office:value="10.6919" calcext:value-type="float">
            <text:p>10.6919</text:p>
          </table:table-cell>
          <table:table-cell office:value-type="float" office:value="12.33503" calcext:value-type="float">
            <text:p>12.33503</text:p>
          </table:table-cell>
          <table:table-cell office:value-type="float" office:value="9.306089" calcext:value-type="float">
            <text:p>9.306089</text:p>
          </table:table-cell>
          <table:table-cell office:value-type="float" office:value="4.676162" calcext:value-type="float">
            <text:p>4.676162</text:p>
          </table:table-cell>
          <table:table-cell office:value-type="float" office:value="2.00846" calcext:value-type="float">
            <text:p>2.00846</text:p>
          </table:table-cell>
          <table:table-cell office:value-type="float" office:value="0.8174184" calcext:value-type="float">
            <text:p>0.8174184</text:p>
          </table:table-cell>
          <table:table-cell office:value-type="float" office:value="0.4050326" calcext:value-type="float">
            <text:p>0.4050326</text:p>
          </table:table-cell>
          <table:table-cell office:value-type="float" office:value="0.3483008" calcext:value-type="float">
            <text:p>0.3483008</text:p>
          </table:table-cell>
          <table:table-cell office:value-type="float" office:value="0" calcext:value-type="float">
            <text:p>0</text:p>
          </table:table-cell>
          <table:table-cell office:value-type="float" office:value="15835.57" calcext:value-type="float">
            <text:p>15835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7102537" calcext:value-type="float">
            <text:p>-0.0710253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2" calcext:value-type="float">
            <text:p>3072002</text:p>
          </table:table-cell>
          <table:table-cell office:value-type="float" office:value="12.97978" calcext:value-type="float">
            <text:p>12.97978</text:p>
          </table:table-cell>
          <table:table-cell office:value-type="float" office:value="1095.952" calcext:value-type="float">
            <text:p>1095.952</text:p>
          </table:table-cell>
          <table:table-cell office:value-type="float" office:value="0" calcext:value-type="float">
            <text:p>0</text:p>
          </table:table-cell>
          <table:table-cell office:value-type="float" office:value="-15.67198" calcext:value-type="float">
            <text:p>-15.67198</text:p>
          </table:table-cell>
          <table:table-cell office:value-type="float" office:value="3.46501" calcext:value-type="float">
            <text:p>3.46501</text:p>
          </table:table-cell>
          <table:table-cell office:value-type="float" office:value="15.77038" calcext:value-type="float">
            <text:p>15.77038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3440287" calcext:value-type="float">
            <text:p>3.440287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2020478" calcext:value-type="float">
            <text:p>-0.002020478</text:p>
          </table:table-cell>
          <table:table-cell office:value-type="float" office:value="-0.1182754" calcext:value-type="float">
            <text:p>-0.1182754</text:p>
          </table:table-cell>
          <table:table-cell office:value-type="float" office:value="0.0001000764" calcext:value-type="float">
            <text:p>0.0001000764</text:p>
          </table:table-cell>
          <table:table-cell office:value-type="float" office:value="0.0001096161" calcext:value-type="float">
            <text:p>0.0001096161</text:p>
          </table:table-cell>
          <table:table-cell office:value-type="float" office:value="12.77729" calcext:value-type="float">
            <text:p>12.77729</text:p>
          </table:table-cell>
          <table:table-cell office:value-type="float" office:value="11.99074" calcext:value-type="float">
            <text:p>11.99074</text:p>
          </table:table-cell>
          <table:table-cell office:value-type="float" office:value="0.07608075" calcext:value-type="float">
            <text:p>0.07608075</text:p>
          </table:table-cell>
          <table:table-cell office:value-type="float" office:value="0.07153771" calcext:value-type="float">
            <text:p>0.07153771</text:p>
          </table:table-cell>
          <table:table-cell office:value-type="float" office:value="0.06391768" calcext:value-type="float">
            <text:p>0.06391768</text:p>
          </table:table-cell>
          <table:table-cell office:value-type="float" office:value="0.06832202" calcext:value-type="float">
            <text:p>0.06832202</text:p>
          </table:table-cell>
          <table:table-cell office:value-type="float" office:value="0.01818058" calcext:value-type="float">
            <text:p>0.01818058</text:p>
          </table:table-cell>
          <table:table-cell office:value-type="float" office:value="0.01168434" calcext:value-type="float">
            <text:p>0.01168434</text:p>
          </table:table-cell>
          <table:table-cell office:value-type="float" office:value="0.02763397" calcext:value-type="float">
            <text:p>0.02763397</text:p>
          </table:table-cell>
          <table:table-cell office:value-type="float" office:value="0.02263169" calcext:value-type="float">
            <text:p>0.02263169</text:p>
          </table:table-cell>
          <table:table-cell office:value-type="float" office:value="0.01918031" calcext:value-type="float">
            <text:p>0.01918031</text:p>
          </table:table-cell>
          <table:table-cell office:value-type="float" office:value="0.01749357" calcext:value-type="float">
            <text:p>0.01749357</text:p>
          </table:table-cell>
          <table:table-cell office:value-type="float" office:value="0.01539603" calcext:value-type="float">
            <text:p>0.01539603</text:p>
          </table:table-cell>
          <table:table-cell office:value-type="float" office:value="0.006667754" calcext:value-type="float">
            <text:p>0.006667754</text:p>
          </table:table-cell>
          <table:table-cell office:value-type="float" office:value="0.007051383" calcext:value-type="float">
            <text:p>0.007051383</text:p>
          </table:table-cell>
          <table:table-cell office:value-type="float" office:value="0" calcext:value-type="float">
            <text:p>0</text:p>
          </table:table-cell>
          <table:table-cell office:value-type="float" office:value="34.38657" calcext:value-type="float">
            <text:p>34.38657</text:p>
          </table:table-cell>
          <table:table-cell office:value-type="float" office:value="19.76385" calcext:value-type="float">
            <text:p>19.76385</text:p>
          </table:table-cell>
          <table:table-cell office:value-type="float" office:value="2.688754" calcext:value-type="float">
            <text:p>2.688754</text:p>
          </table:table-cell>
          <table:table-cell office:value-type="float" office:value="0.0313696" calcext:value-type="float">
            <text:p>0.0313696</text:p>
          </table:table-cell>
          <table:table-cell office:value-type="float" office:value="0.02173054" calcext:value-type="float">
            <text:p>0.02173054</text:p>
          </table:table-cell>
          <table:table-cell office:value-type="float" office:value="0.3445818" calcext:value-type="float">
            <text:p>0.3445818</text:p>
          </table:table-cell>
          <table:table-cell office:value-type="float" office:value="10.49128" calcext:value-type="float">
            <text:p>10.49128</text:p>
          </table:table-cell>
          <table:table-cell office:value-type="float" office:value="12.30895" calcext:value-type="float">
            <text:p>12.30895</text:p>
          </table:table-cell>
          <table:table-cell office:value-type="float" office:value="9.282579" calcext:value-type="float">
            <text:p>9.282579</text:p>
          </table:table-cell>
          <table:table-cell office:value-type="float" office:value="4.671803" calcext:value-type="float">
            <text:p>4.671803</text:p>
          </table:table-cell>
          <table:table-cell office:value-type="float" office:value="2.006074" calcext:value-type="float">
            <text:p>2.006074</text:p>
          </table:table-cell>
          <table:table-cell office:value-type="float" office:value="0.8166379" calcext:value-type="float">
            <text:p>0.8166379</text:p>
          </table:table-cell>
          <table:table-cell office:value-type="float" office:value="0.405441" calcext:value-type="float">
            <text:p>0.405441</text:p>
          </table:table-cell>
          <table:table-cell office:value-type="float" office:value="0.3483271" calcext:value-type="float">
            <text:p>0.3483271</text:p>
          </table:table-cell>
          <table:table-cell office:value-type="float" office:value="0" calcext:value-type="float">
            <text:p>0</text:p>
          </table:table-cell>
          <table:table-cell office:value-type="float" office:value="15828.93" calcext:value-type="float">
            <text:p>15828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7106169" calcext:value-type="float">
            <text:p>-0.0710616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2" calcext:value-type="float">
            <text:p>4072002</text:p>
          </table:table-cell>
          <table:table-cell office:value-type="float" office:value="12.97253" calcext:value-type="float">
            <text:p>12.97253</text:p>
          </table:table-cell>
          <table:table-cell office:value-type="float" office:value="1095.87" calcext:value-type="float">
            <text:p>1095.87</text:p>
          </table:table-cell>
          <table:table-cell office:value-type="float" office:value="0" calcext:value-type="float">
            <text:p>0</text:p>
          </table:table-cell>
          <table:table-cell office:value-type="float" office:value="-15.98254" calcext:value-type="float">
            <text:p>-15.98254</text:p>
          </table:table-cell>
          <table:table-cell office:value-type="float" office:value="3.465383" calcext:value-type="float">
            <text:p>3.465383</text:p>
          </table:table-cell>
          <table:table-cell office:value-type="float" office:value="15.57417" calcext:value-type="float">
            <text:p>15.57417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3440287" calcext:value-type="float">
            <text:p>3.440287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2020478" calcext:value-type="float">
            <text:p>-0.002020478</text:p>
          </table:table-cell>
          <table:table-cell office:value-type="float" office:value="-0.1183601" calcext:value-type="float">
            <text:p>-0.1183601</text:p>
          </table:table-cell>
          <table:table-cell office:value-type="float" office:value="0.00009137375" calcext:value-type="float">
            <text:p>9.137375E-05</text:p>
          </table:table-cell>
          <table:table-cell office:value-type="float" office:value="0.0001112722" calcext:value-type="float">
            <text:p>0.0001112722</text:p>
          </table:table-cell>
          <table:table-cell office:value-type="float" office:value="12.72451" calcext:value-type="float">
            <text:p>12.72451</text:p>
          </table:table-cell>
          <table:table-cell office:value-type="float" office:value="12.20816" calcext:value-type="float">
            <text:p>12.20816</text:p>
          </table:table-cell>
          <table:table-cell office:value-type="float" office:value="0.07274335" calcext:value-type="float">
            <text:p>0.07274335</text:p>
          </table:table-cell>
          <table:table-cell office:value-type="float" office:value="0.06789946" calcext:value-type="float">
            <text:p>0.06789946</text:p>
          </table:table-cell>
          <table:table-cell office:value-type="float" office:value="0.061194" calcext:value-type="float">
            <text:p>0.061194</text:p>
          </table:table-cell>
          <table:table-cell office:value-type="float" office:value="0.06628083" calcext:value-type="float">
            <text:p>0.06628083</text:p>
          </table:table-cell>
          <table:table-cell office:value-type="float" office:value="0.01790533" calcext:value-type="float">
            <text:p>0.01790533</text:p>
          </table:table-cell>
          <table:table-cell office:value-type="float" office:value="0.01154886" calcext:value-type="float">
            <text:p>0.01154886</text:p>
          </table:table-cell>
          <table:table-cell office:value-type="float" office:value="0.027533" calcext:value-type="float">
            <text:p>0.027533</text:p>
          </table:table-cell>
          <table:table-cell office:value-type="float" office:value="0.02264819" calcext:value-type="float">
            <text:p>0.02264819</text:p>
          </table:table-cell>
          <table:table-cell office:value-type="float" office:value="0.01918291" calcext:value-type="float">
            <text:p>0.01918291</text:p>
          </table:table-cell>
          <table:table-cell office:value-type="float" office:value="0.01748939" calcext:value-type="float">
            <text:p>0.01748939</text:p>
          </table:table-cell>
          <table:table-cell office:value-type="float" office:value="0.01536742" calcext:value-type="float">
            <text:p>0.01536742</text:p>
          </table:table-cell>
          <table:table-cell office:value-type="float" office:value="0.00666141" calcext:value-type="float">
            <text:p>0.00666141</text:p>
          </table:table-cell>
          <table:table-cell office:value-type="float" office:value="0.007049837" calcext:value-type="float">
            <text:p>0.007049837</text:p>
          </table:table-cell>
          <table:table-cell office:value-type="float" office:value="0" calcext:value-type="float">
            <text:p>0</text:p>
          </table:table-cell>
          <table:table-cell office:value-type="float" office:value="33.31319" calcext:value-type="float">
            <text:p>33.31319</text:p>
          </table:table-cell>
          <table:table-cell office:value-type="float" office:value="18.38939" calcext:value-type="float">
            <text:p>18.38939</text:p>
          </table:table-cell>
          <table:table-cell office:value-type="float" office:value="1.329556" calcext:value-type="float">
            <text:p>1.329556</text:p>
          </table:table-cell>
          <table:table-cell office:value-type="float" office:value="0.02516813" calcext:value-type="float">
            <text:p>0.02516813</text:p>
          </table:table-cell>
          <table:table-cell office:value-type="float" office:value="0.0206352" calcext:value-type="float">
            <text:p>0.0206352</text:p>
          </table:table-cell>
          <table:table-cell office:value-type="float" office:value="0.266992" calcext:value-type="float">
            <text:p>0.266992</text:p>
          </table:table-cell>
          <table:table-cell office:value-type="float" office:value="10.29475" calcext:value-type="float">
            <text:p>10.29475</text:p>
          </table:table-cell>
          <table:table-cell office:value-type="float" office:value="12.26831" calcext:value-type="float">
            <text:p>12.26831</text:p>
          </table:table-cell>
          <table:table-cell office:value-type="float" office:value="9.261055" calcext:value-type="float">
            <text:p>9.261055</text:p>
          </table:table-cell>
          <table:table-cell office:value-type="float" office:value="4.6664" calcext:value-type="float">
            <text:p>4.6664</text:p>
          </table:table-cell>
          <table:table-cell office:value-type="float" office:value="2.002782" calcext:value-type="float">
            <text:p>2.002782</text:p>
          </table:table-cell>
          <table:table-cell office:value-type="float" office:value="0.8156838" calcext:value-type="float">
            <text:p>0.8156838</text:p>
          </table:table-cell>
          <table:table-cell office:value-type="float" office:value="0.4058136" calcext:value-type="float">
            <text:p>0.4058136</text:p>
          </table:table-cell>
          <table:table-cell office:value-type="float" office:value="0.3483534" calcext:value-type="float">
            <text:p>0.3483534</text:p>
          </table:table-cell>
          <table:table-cell office:value-type="float" office:value="0" calcext:value-type="float">
            <text:p>0</text:p>
          </table:table-cell>
          <table:table-cell office:value-type="float" office:value="15786.84" calcext:value-type="float">
            <text:p>15786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711052" calcext:value-type="float">
            <text:p>-0.071105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2" calcext:value-type="float">
            <text:p>5072002</text:p>
          </table:table-cell>
          <table:table-cell office:value-type="float" office:value="12.95647" calcext:value-type="float">
            <text:p>12.95647</text:p>
          </table:table-cell>
          <table:table-cell office:value-type="float" office:value="1095.789" calcext:value-type="float">
            <text:p>1095.789</text:p>
          </table:table-cell>
          <table:table-cell office:value-type="float" office:value="0" calcext:value-type="float">
            <text:p>0</text:p>
          </table:table-cell>
          <table:table-cell office:value-type="float" office:value="-16.29998" calcext:value-type="float">
            <text:p>-16.29998</text:p>
          </table:table-cell>
          <table:table-cell office:value-type="float" office:value="3.46674" calcext:value-type="float">
            <text:p>3.46674</text:p>
          </table:table-cell>
          <table:table-cell office:value-type="float" office:value="15.38056" calcext:value-type="float">
            <text:p>15.38056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3440287" calcext:value-type="float">
            <text:p>3.440287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2020478" calcext:value-type="float">
            <text:p>-0.002020478</text:p>
          </table:table-cell>
          <table:table-cell office:value-type="float" office:value="-0.1184374" calcext:value-type="float">
            <text:p>-0.1184374</text:p>
          </table:table-cell>
          <table:table-cell office:value-type="float" office:value="0.00008204748" calcext:value-type="float">
            <text:p>8.204748E-05</text:p>
          </table:table-cell>
          <table:table-cell office:value-type="float" office:value="0.0001131302" calcext:value-type="float">
            <text:p>0.0001131302</text:p>
          </table:table-cell>
          <table:table-cell office:value-type="float" office:value="12.67089" calcext:value-type="float">
            <text:p>12.67089</text:p>
          </table:table-cell>
          <table:table-cell office:value-type="float" office:value="12.43755" calcext:value-type="float">
            <text:p>12.43755</text:p>
          </table:table-cell>
          <table:table-cell office:value-type="float" office:value="0.07240556" calcext:value-type="float">
            <text:p>0.07240556</text:p>
          </table:table-cell>
          <table:table-cell office:value-type="float" office:value="0.06645851" calcext:value-type="float">
            <text:p>0.06645851</text:p>
          </table:table-cell>
          <table:table-cell office:value-type="float" office:value="0.05964223" calcext:value-type="float">
            <text:p>0.05964223</text:p>
          </table:table-cell>
          <table:table-cell office:value-type="float" office:value="0.06475973" calcext:value-type="float">
            <text:p>0.06475973</text:p>
          </table:table-cell>
          <table:table-cell office:value-type="float" office:value="0.01755183" calcext:value-type="float">
            <text:p>0.01755183</text:p>
          </table:table-cell>
          <table:table-cell office:value-type="float" office:value="0.01142956" calcext:value-type="float">
            <text:p>0.01142956</text:p>
          </table:table-cell>
          <table:table-cell office:value-type="float" office:value="0.02742113" calcext:value-type="float">
            <text:p>0.02742113</text:p>
          </table:table-cell>
          <table:table-cell office:value-type="float" office:value="0.02264105" calcext:value-type="float">
            <text:p>0.02264105</text:p>
          </table:table-cell>
          <table:table-cell office:value-type="float" office:value="0.01918734" calcext:value-type="float">
            <text:p>0.01918734</text:p>
          </table:table-cell>
          <table:table-cell office:value-type="float" office:value="0.01748604" calcext:value-type="float">
            <text:p>0.01748604</text:p>
          </table:table-cell>
          <table:table-cell office:value-type="float" office:value="0.01533947" calcext:value-type="float">
            <text:p>0.01533947</text:p>
          </table:table-cell>
          <table:table-cell office:value-type="float" office:value="0.006654798" calcext:value-type="float">
            <text:p>0.006654798</text:p>
          </table:table-cell>
          <table:table-cell office:value-type="float" office:value="0.00704826" calcext:value-type="float">
            <text:p>0.00704826</text:p>
          </table:table-cell>
          <table:table-cell office:value-type="float" office:value="0" calcext:value-type="float">
            <text:p>0</text:p>
          </table:table-cell>
          <table:table-cell office:value-type="float" office:value="32.25045" calcext:value-type="float">
            <text:p>32.25045</text:p>
          </table:table-cell>
          <table:table-cell office:value-type="float" office:value="17.15104" calcext:value-type="float">
            <text:p>17.15104</text:p>
          </table:table-cell>
          <table:table-cell office:value-type="float" office:value="0.05922913" calcext:value-type="float">
            <text:p>0.05922913</text:p>
          </table:table-cell>
          <table:table-cell office:value-type="float" office:value="0.02344167" calcext:value-type="float">
            <text:p>0.02344167</text:p>
          </table:table-cell>
          <table:table-cell office:value-type="float" office:value="0.01960396" calcext:value-type="float">
            <text:p>0.01960396</text:p>
          </table:table-cell>
          <table:table-cell office:value-type="float" office:value="0.1726477" calcext:value-type="float">
            <text:p>0.1726477</text:p>
          </table:table-cell>
          <table:table-cell office:value-type="float" office:value="10.1006" calcext:value-type="float">
            <text:p>10.1006</text:p>
          </table:table-cell>
          <table:table-cell office:value-type="float" office:value="12.21588" calcext:value-type="float">
            <text:p>12.21588</text:p>
          </table:table-cell>
          <table:table-cell office:value-type="float" office:value="9.237497" calcext:value-type="float">
            <text:p>9.237497</text:p>
          </table:table-cell>
          <table:table-cell office:value-type="float" office:value="4.660979" calcext:value-type="float">
            <text:p>4.660979</text:p>
          </table:table-cell>
          <table:table-cell office:value-type="float" office:value="1.998944" calcext:value-type="float">
            <text:p>1.998944</text:p>
          </table:table-cell>
          <table:table-cell office:value-type="float" office:value="0.8145843" calcext:value-type="float">
            <text:p>0.8145843</text:p>
          </table:table-cell>
          <table:table-cell office:value-type="float" office:value="0.406147" calcext:value-type="float">
            <text:p>0.406147</text:p>
          </table:table-cell>
          <table:table-cell office:value-type="float" office:value="0.3483796" calcext:value-type="float">
            <text:p>0.3483796</text:p>
          </table:table-cell>
          <table:table-cell office:value-type="float" office:value="0" calcext:value-type="float">
            <text:p>0</text:p>
          </table:table-cell>
          <table:table-cell office:value-type="float" office:value="15766.39" calcext:value-type="float">
            <text:p>15766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7115105" calcext:value-type="float">
            <text:p>-0.0711510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2" calcext:value-type="float">
            <text:p>6072002</text:p>
          </table:table-cell>
          <table:table-cell office:value-type="float" office:value="12.97003" calcext:value-type="float">
            <text:p>12.97003</text:p>
          </table:table-cell>
          <table:table-cell office:value-type="float" office:value="1095.709" calcext:value-type="float">
            <text:p>1095.709</text:p>
          </table:table-cell>
          <table:table-cell office:value-type="float" office:value="0" calcext:value-type="float">
            <text:p>0</text:p>
          </table:table-cell>
          <table:table-cell office:value-type="float" office:value="-16.52692" calcext:value-type="float">
            <text:p>-16.52692</text:p>
          </table:table-cell>
          <table:table-cell office:value-type="float" office:value="3.463087" calcext:value-type="float">
            <text:p>3.463087</text:p>
          </table:table-cell>
          <table:table-cell office:value-type="float" office:value="15.25478" calcext:value-type="float">
            <text:p>15.25478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3440388" calcext:value-type="float">
            <text:p>3.440388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2018816" calcext:value-type="float">
            <text:p>-0.002018816</text:p>
          </table:table-cell>
          <table:table-cell office:value-type="float" office:value="-0.1185994" calcext:value-type="float">
            <text:p>-0.1185994</text:p>
          </table:table-cell>
          <table:table-cell office:value-type="float" office:value="0.00007378007" calcext:value-type="float">
            <text:p>7.378007E-05</text:p>
          </table:table-cell>
          <table:table-cell office:value-type="float" office:value="0.0001151022" calcext:value-type="float">
            <text:p>0.0001151022</text:p>
          </table:table-cell>
          <table:table-cell office:value-type="float" office:value="12.61619" calcext:value-type="float">
            <text:p>12.61619</text:p>
          </table:table-cell>
          <table:table-cell office:value-type="float" office:value="14.82042" calcext:value-type="float">
            <text:p>14.82042</text:p>
          </table:table-cell>
          <table:table-cell office:value-type="float" office:value="0.07068168" calcext:value-type="float">
            <text:p>0.07068168</text:p>
          </table:table-cell>
          <table:table-cell office:value-type="float" office:value="0.0630991" calcext:value-type="float">
            <text:p>0.0630991</text:p>
          </table:table-cell>
          <table:table-cell office:value-type="float" office:value="0.05741706" calcext:value-type="float">
            <text:p>0.05741706</text:p>
          </table:table-cell>
          <table:table-cell office:value-type="float" office:value="0.06303053" calcext:value-type="float">
            <text:p>0.06303053</text:p>
          </table:table-cell>
          <table:table-cell office:value-type="float" office:value="0.01713804" calcext:value-type="float">
            <text:p>0.01713804</text:p>
          </table:table-cell>
          <table:table-cell office:value-type="float" office:value="0.01137002" calcext:value-type="float">
            <text:p>0.01137002</text:p>
          </table:table-cell>
          <table:table-cell office:value-type="float" office:value="0.02734552" calcext:value-type="float">
            <text:p>0.02734552</text:p>
          </table:table-cell>
          <table:table-cell office:value-type="float" office:value="0.02262809" calcext:value-type="float">
            <text:p>0.02262809</text:p>
          </table:table-cell>
          <table:table-cell office:value-type="float" office:value="0.01919419" calcext:value-type="float">
            <text:p>0.01919419</text:p>
          </table:table-cell>
          <table:table-cell office:value-type="float" office:value="0.017484" calcext:value-type="float">
            <text:p>0.017484</text:p>
          </table:table-cell>
          <table:table-cell office:value-type="float" office:value="0.01531235" calcext:value-type="float">
            <text:p>0.01531235</text:p>
          </table:table-cell>
          <table:table-cell office:value-type="float" office:value="0.006647912" calcext:value-type="float">
            <text:p>0.006647912</text:p>
          </table:table-cell>
          <table:table-cell office:value-type="float" office:value="0.00704664" calcext:value-type="float">
            <text:p>0.00704664</text:p>
          </table:table-cell>
          <table:table-cell office:value-type="float" office:value="0" calcext:value-type="float">
            <text:p>0</text:p>
          </table:table-cell>
          <table:table-cell office:value-type="float" office:value="32.00158" calcext:value-type="float">
            <text:p>32.00158</text:p>
          </table:table-cell>
          <table:table-cell office:value-type="float" office:value="15.89574" calcext:value-type="float">
            <text:p>15.89574</text:p>
          </table:table-cell>
          <table:table-cell office:value-type="float" office:value="0.02969021" calcext:value-type="float">
            <text:p>0.02969021</text:p>
          </table:table-cell>
          <table:table-cell office:value-type="float" office:value="0.02231047" calcext:value-type="float">
            <text:p>0.02231047</text:p>
          </table:table-cell>
          <table:table-cell office:value-type="float" office:value="0.01865451" calcext:value-type="float">
            <text:p>0.01865451</text:p>
          </table:table-cell>
          <table:table-cell office:value-type="float" office:value="0.07854756" calcext:value-type="float">
            <text:p>0.07854756</text:p>
          </table:table-cell>
          <table:table-cell office:value-type="float" office:value="9.915197" calcext:value-type="float">
            <text:p>9.915197</text:p>
          </table:table-cell>
          <table:table-cell office:value-type="float" office:value="12.15728" calcext:value-type="float">
            <text:p>12.15728</text:p>
          </table:table-cell>
          <table:table-cell office:value-type="float" office:value="9.213889" calcext:value-type="float">
            <text:p>9.213889</text:p>
          </table:table-cell>
          <table:table-cell office:value-type="float" office:value="4.655049" calcext:value-type="float">
            <text:p>4.655049</text:p>
          </table:table-cell>
          <table:table-cell office:value-type="float" office:value="1.995193" calcext:value-type="float">
            <text:p>1.995193</text:p>
          </table:table-cell>
          <table:table-cell office:value-type="float" office:value="0.813425" calcext:value-type="float">
            <text:p>0.813425</text:p>
          </table:table-cell>
          <table:table-cell office:value-type="float" office:value="0.4064381" calcext:value-type="float">
            <text:p>0.4064381</text:p>
          </table:table-cell>
          <table:table-cell office:value-type="float" office:value="0.3484059" calcext:value-type="float">
            <text:p>0.3484059</text:p>
          </table:table-cell>
          <table:table-cell office:value-type="float" office:value="0" calcext:value-type="float">
            <text:p>0</text:p>
          </table:table-cell>
          <table:table-cell office:value-type="float" office:value="15554.42" calcext:value-type="float">
            <text:p>15554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7121114" calcext:value-type="float">
            <text:p>-0.0712111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2" calcext:value-type="float">
            <text:p>7072002</text:p>
          </table:table-cell>
          <table:table-cell office:value-type="float" office:value="12.92583" calcext:value-type="float">
            <text:p>12.92583</text:p>
          </table:table-cell>
          <table:table-cell office:value-type="float" office:value="1095.661" calcext:value-type="float">
            <text:p>1095.661</text:p>
          </table:table-cell>
          <table:table-cell office:value-type="float" office:value="0" calcext:value-type="float">
            <text:p>0</text:p>
          </table:table-cell>
          <table:table-cell office:value-type="float" office:value="-16.84763" calcext:value-type="float">
            <text:p>-16.84763</text:p>
          </table:table-cell>
          <table:table-cell office:value-type="float" office:value="3.27639" calcext:value-type="float">
            <text:p>3.27639</text:p>
          </table:table-cell>
          <table:table-cell office:value-type="float" office:value="15.24842" calcext:value-type="float">
            <text:p>15.24842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4017076" calcext:value-type="float">
            <text:p>4.017076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134278" calcext:value-type="float">
            <text:p>-0.00134278</text:p>
          </table:table-cell>
          <table:table-cell office:value-type="float" office:value="-0.1200164" calcext:value-type="float">
            <text:p>-0.1200164</text:p>
          </table:table-cell>
          <table:table-cell office:value-type="float" office:value="0.00005280655" calcext:value-type="float">
            <text:p>5.280655E-05</text:p>
          </table:table-cell>
          <table:table-cell office:value-type="float" office:value="0.0001169685" calcext:value-type="float">
            <text:p>0.0001169685</text:p>
          </table:table-cell>
          <table:table-cell office:value-type="float" office:value="12.6663" calcext:value-type="float">
            <text:p>12.6663</text:p>
          </table:table-cell>
          <table:table-cell office:value-type="float" office:value="14.31867" calcext:value-type="float">
            <text:p>14.31867</text:p>
          </table:table-cell>
          <table:table-cell office:value-type="float" office:value="0.47435" calcext:value-type="float">
            <text:p>0.47435</text:p>
          </table:table-cell>
          <table:table-cell office:value-type="float" office:value="0.05753088" calcext:value-type="float">
            <text:p>0.05753088</text:p>
          </table:table-cell>
          <table:table-cell office:value-type="float" office:value="0.05149106" calcext:value-type="float">
            <text:p>0.05149106</text:p>
          </table:table-cell>
          <table:table-cell office:value-type="float" office:value="0.05747533" calcext:value-type="float">
            <text:p>0.05747533</text:p>
          </table:table-cell>
          <table:table-cell office:value-type="float" office:value="0.01593718" calcext:value-type="float">
            <text:p>0.01593718</text:p>
          </table:table-cell>
          <table:table-cell office:value-type="float" office:value="0.01156549" calcext:value-type="float">
            <text:p>0.01156549</text:p>
          </table:table-cell>
          <table:table-cell office:value-type="float" office:value="0.02735873" calcext:value-type="float">
            <text:p>0.02735873</text:p>
          </table:table-cell>
          <table:table-cell office:value-type="float" office:value="0.02258453" calcext:value-type="float">
            <text:p>0.02258453</text:p>
          </table:table-cell>
          <table:table-cell office:value-type="float" office:value="0.01920097" calcext:value-type="float">
            <text:p>0.01920097</text:p>
          </table:table-cell>
          <table:table-cell office:value-type="float" office:value="0.01748331" calcext:value-type="float">
            <text:p>0.01748331</text:p>
          </table:table-cell>
          <table:table-cell office:value-type="float" office:value="0.01528612" calcext:value-type="float">
            <text:p>0.01528612</text:p>
          </table:table-cell>
          <table:table-cell office:value-type="float" office:value="0.006640774" calcext:value-type="float">
            <text:p>0.006640774</text:p>
          </table:table-cell>
          <table:table-cell office:value-type="float" office:value="0.007044993" calcext:value-type="float">
            <text:p>0.007044993</text:p>
          </table:table-cell>
          <table:table-cell office:value-type="float" office:value="0" calcext:value-type="float">
            <text:p>0</text:p>
          </table:table-cell>
          <table:table-cell office:value-type="float" office:value="18.19321" calcext:value-type="float">
            <text:p>18.19321</text:p>
          </table:table-cell>
          <table:table-cell office:value-type="float" office:value="20.20663" calcext:value-type="float">
            <text:p>20.20663</text:p>
          </table:table-cell>
          <table:table-cell office:value-type="float" office:value="0.03886968" calcext:value-type="float">
            <text:p>0.03886968</text:p>
          </table:table-cell>
          <table:table-cell office:value-type="float" office:value="0.02076578" calcext:value-type="float">
            <text:p>0.02076578</text:p>
          </table:table-cell>
          <table:table-cell office:value-type="float" office:value="0.01771533" calcext:value-type="float">
            <text:p>0.01771533</text:p>
          </table:table-cell>
          <table:table-cell office:value-type="float" office:value="0.02155299" calcext:value-type="float">
            <text:p>0.02155299</text:p>
          </table:table-cell>
          <table:table-cell office:value-type="float" office:value="9.580615" calcext:value-type="float">
            <text:p>9.580615</text:p>
          </table:table-cell>
          <table:table-cell office:value-type="float" office:value="12.14511" calcext:value-type="float">
            <text:p>12.14511</text:p>
          </table:table-cell>
          <table:table-cell office:value-type="float" office:value="9.18506" calcext:value-type="float">
            <text:p>9.18506</text:p>
          </table:table-cell>
          <table:table-cell office:value-type="float" office:value="4.647834" calcext:value-type="float">
            <text:p>4.647834</text:p>
          </table:table-cell>
          <table:table-cell office:value-type="float" office:value="1.991231" calcext:value-type="float">
            <text:p>1.991231</text:p>
          </table:table-cell>
          <table:table-cell office:value-type="float" office:value="0.8121255" calcext:value-type="float">
            <text:p>0.8121255</text:p>
          </table:table-cell>
          <table:table-cell office:value-type="float" office:value="0.406693" calcext:value-type="float">
            <text:p>0.406693</text:p>
          </table:table-cell>
          <table:table-cell office:value-type="float" office:value="0.3484321" calcext:value-type="float">
            <text:p>0.3484321</text:p>
          </table:table-cell>
          <table:table-cell office:value-type="float" office:value="0" calcext:value-type="float">
            <text:p>0</text:p>
          </table:table-cell>
          <table:table-cell office:value-type="float" office:value="14747.14" calcext:value-type="float">
            <text:p>14747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7162151" calcext:value-type="float">
            <text:p>-0.0716215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2" calcext:value-type="float">
            <text:p>8072002</text:p>
          </table:table-cell>
          <table:table-cell office:value-type="float" office:value="12.87148" calcext:value-type="float">
            <text:p>12.87148</text:p>
          </table:table-cell>
          <table:table-cell office:value-type="float" office:value="1095.601" calcext:value-type="float">
            <text:p>1095.601</text:p>
          </table:table-cell>
          <table:table-cell office:value-type="float" office:value="0" calcext:value-type="float">
            <text:p>0</text:p>
          </table:table-cell>
          <table:table-cell office:value-type="float" office:value="-17.13732" calcext:value-type="float">
            <text:p>-17.13732</text:p>
          </table:table-cell>
          <table:table-cell office:value-type="float" office:value="3.275451" calcext:value-type="float">
            <text:p>3.275451</text:p>
          </table:table-cell>
          <table:table-cell office:value-type="float" office:value="15.11207" calcext:value-type="float">
            <text:p>15.11207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4017076" calcext:value-type="float">
            <text:p>4.017076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134278" calcext:value-type="float">
            <text:p>-0.00134278</text:p>
          </table:table-cell>
          <table:table-cell office:value-type="float" office:value="-0.1204639" calcext:value-type="float">
            <text:p>-0.1204639</text:p>
          </table:table-cell>
          <table:table-cell office:value-type="float" office:value="0.00003557952" calcext:value-type="float">
            <text:p>3.557952E-05</text:p>
          </table:table-cell>
          <table:table-cell office:value-type="float" office:value="0.0001189331" calcext:value-type="float">
            <text:p>0.0001189331</text:p>
          </table:table-cell>
          <table:table-cell office:value-type="float" office:value="12.60252" calcext:value-type="float">
            <text:p>12.60252</text:p>
          </table:table-cell>
          <table:table-cell office:value-type="float" office:value="12.53181" calcext:value-type="float">
            <text:p>12.53181</text:p>
          </table:table-cell>
          <table:table-cell office:value-type="float" office:value="0.3633462" calcext:value-type="float">
            <text:p>0.3633462</text:p>
          </table:table-cell>
          <table:table-cell office:value-type="float" office:value="0.05807137" calcext:value-type="float">
            <text:p>0.05807137</text:p>
          </table:table-cell>
          <table:table-cell office:value-type="float" office:value="0.05089597" calcext:value-type="float">
            <text:p>0.05089597</text:p>
          </table:table-cell>
          <table:table-cell office:value-type="float" office:value="0.05597063" calcext:value-type="float">
            <text:p>0.05597063</text:p>
          </table:table-cell>
          <table:table-cell office:value-type="float" office:value="0.0158313" calcext:value-type="float">
            <text:p>0.0158313</text:p>
          </table:table-cell>
          <table:table-cell office:value-type="float" office:value="0.0114204" calcext:value-type="float">
            <text:p>0.0114204</text:p>
          </table:table-cell>
          <table:table-cell office:value-type="float" office:value="0.02731444" calcext:value-type="float">
            <text:p>0.02731444</text:p>
          </table:table-cell>
          <table:table-cell office:value-type="float" office:value="0.02250684" calcext:value-type="float">
            <text:p>0.02250684</text:p>
          </table:table-cell>
          <table:table-cell office:value-type="float" office:value="0.01920467" calcext:value-type="float">
            <text:p>0.01920467</text:p>
          </table:table-cell>
          <table:table-cell office:value-type="float" office:value="0.01748292" calcext:value-type="float">
            <text:p>0.01748292</text:p>
          </table:table-cell>
          <table:table-cell office:value-type="float" office:value="0.01526038" calcext:value-type="float">
            <text:p>0.01526038</text:p>
          </table:table-cell>
          <table:table-cell office:value-type="float" office:value="0.0066334" calcext:value-type="float">
            <text:p>0.0066334</text:p>
          </table:table-cell>
          <table:table-cell office:value-type="float" office:value="0.007043316" calcext:value-type="float">
            <text:p>0.007043316</text:p>
          </table:table-cell>
          <table:table-cell office:value-type="float" office:value="0" calcext:value-type="float">
            <text:p>0</text:p>
          </table:table-cell>
          <table:table-cell office:value-type="float" office:value="20.99045" calcext:value-type="float">
            <text:p>20.99045</text:p>
          </table:table-cell>
          <table:table-cell office:value-type="float" office:value="17.79094" calcext:value-type="float">
            <text:p>17.79094</text:p>
          </table:table-cell>
          <table:table-cell office:value-type="float" office:value="0.03364758" calcext:value-type="float">
            <text:p>0.03364758</text:p>
          </table:table-cell>
          <table:table-cell office:value-type="float" office:value="0.02052771" calcext:value-type="float">
            <text:p>0.02052771</text:p>
          </table:table-cell>
          <table:table-cell office:value-type="float" office:value="0.01746104" calcext:value-type="float">
            <text:p>0.01746104</text:p>
          </table:table-cell>
          <table:table-cell office:value-type="float" office:value="0.01921984" calcext:value-type="float">
            <text:p>0.01921984</text:p>
          </table:table-cell>
          <table:table-cell office:value-type="float" office:value="9.282146" calcext:value-type="float">
            <text:p>9.282146</text:p>
          </table:table-cell>
          <table:table-cell office:value-type="float" office:value="12.11829" calcext:value-type="float">
            <text:p>12.11829</text:p>
          </table:table-cell>
          <table:table-cell office:value-type="float" office:value="9.143485" calcext:value-type="float">
            <text:p>9.143485</text:p>
          </table:table-cell>
          <table:table-cell office:value-type="float" office:value="4.638162" calcext:value-type="float">
            <text:p>4.638162</text:p>
          </table:table-cell>
          <table:table-cell office:value-type="float" office:value="1.986423" calcext:value-type="float">
            <text:p>1.986423</text:p>
          </table:table-cell>
          <table:table-cell office:value-type="float" office:value="0.8104051" calcext:value-type="float">
            <text:p>0.8104051</text:p>
          </table:table-cell>
          <table:table-cell office:value-type="float" office:value="0.4069155" calcext:value-type="float">
            <text:p>0.4069155</text:p>
          </table:table-cell>
          <table:table-cell office:value-type="float" office:value="0.3484583" calcext:value-type="float">
            <text:p>0.3484583</text:p>
          </table:table-cell>
          <table:table-cell office:value-type="float" office:value="0" calcext:value-type="float">
            <text:p>0</text:p>
          </table:table-cell>
          <table:table-cell office:value-type="float" office:value="14895.73" calcext:value-type="float">
            <text:p>14895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7168538" calcext:value-type="float">
            <text:p>-0.0716853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2" calcext:value-type="float">
            <text:p>9072002</text:p>
          </table:table-cell>
          <table:table-cell office:value-type="float" office:value="12.84786" calcext:value-type="float">
            <text:p>12.84786</text:p>
          </table:table-cell>
          <table:table-cell office:value-type="float" office:value="1095.525" calcext:value-type="float">
            <text:p>1095.525</text:p>
          </table:table-cell>
          <table:table-cell office:value-type="float" office:value="0" calcext:value-type="float">
            <text:p>0</text:p>
          </table:table-cell>
          <table:table-cell office:value-type="float" office:value="-17.40936" calcext:value-type="float">
            <text:p>-17.40936</text:p>
          </table:table-cell>
          <table:table-cell office:value-type="float" office:value="3.292648" calcext:value-type="float">
            <text:p>3.292648</text:p>
          </table:table-cell>
          <table:table-cell office:value-type="float" office:value="14.96228" calcext:value-type="float">
            <text:p>14.96228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4017076" calcext:value-type="float">
            <text:p>4.017076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134278" calcext:value-type="float">
            <text:p>-0.00134278</text:p>
          </table:table-cell>
          <table:table-cell office:value-type="float" office:value="-0.120658" calcext:value-type="float">
            <text:p>-0.120658</text:p>
          </table:table-cell>
          <table:table-cell office:value-type="float" office:value="0.00002240083" calcext:value-type="float">
            <text:p>2.240083E-05</text:p>
          </table:table-cell>
          <table:table-cell office:value-type="float" office:value="0.0001209902" calcext:value-type="float">
            <text:p>0.0001209902</text:p>
          </table:table-cell>
          <table:table-cell office:value-type="float" office:value="12.52119" calcext:value-type="float">
            <text:p>12.52119</text:p>
          </table:table-cell>
          <table:table-cell office:value-type="float" office:value="13.01615" calcext:value-type="float">
            <text:p>13.01615</text:p>
          </table:table-cell>
          <table:table-cell office:value-type="float" office:value="0.2954265" calcext:value-type="float">
            <text:p>0.2954265</text:p>
          </table:table-cell>
          <table:table-cell office:value-type="float" office:value="0.06100158" calcext:value-type="float">
            <text:p>0.06100158</text:p>
          </table:table-cell>
          <table:table-cell office:value-type="float" office:value="0.05272108" calcext:value-type="float">
            <text:p>0.05272108</text:p>
          </table:table-cell>
          <table:table-cell office:value-type="float" office:value="0.05709689" calcext:value-type="float">
            <text:p>0.05709689</text:p>
          </table:table-cell>
          <table:table-cell office:value-type="float" office:value="0.01638661" calcext:value-type="float">
            <text:p>0.01638661</text:p>
          </table:table-cell>
          <table:table-cell office:value-type="float" office:value="0.01131092" calcext:value-type="float">
            <text:p>0.01131092</text:p>
          </table:table-cell>
          <table:table-cell office:value-type="float" office:value="0.02726275" calcext:value-type="float">
            <text:p>0.02726275</text:p>
          </table:table-cell>
          <table:table-cell office:value-type="float" office:value="0.02241535" calcext:value-type="float">
            <text:p>0.02241535</text:p>
          </table:table-cell>
          <table:table-cell office:value-type="float" office:value="0.01921023" calcext:value-type="float">
            <text:p>0.01921023</text:p>
          </table:table-cell>
          <table:table-cell office:value-type="float" office:value="0.01748356" calcext:value-type="float">
            <text:p>0.01748356</text:p>
          </table:table-cell>
          <table:table-cell office:value-type="float" office:value="0.01523552" calcext:value-type="float">
            <text:p>0.01523552</text:p>
          </table:table-cell>
          <table:table-cell office:value-type="float" office:value="0.006625762" calcext:value-type="float">
            <text:p>0.006625762</text:p>
          </table:table-cell>
          <table:table-cell office:value-type="float" office:value="0.00704161" calcext:value-type="float">
            <text:p>0.00704161</text:p>
          </table:table-cell>
          <table:table-cell office:value-type="float" office:value="0" calcext:value-type="float">
            <text:p>0</text:p>
          </table:table-cell>
          <table:table-cell office:value-type="float" office:value="21.84166" calcext:value-type="float">
            <text:p>21.84166</text:p>
          </table:table-cell>
          <table:table-cell office:value-type="float" office:value="16.12813" calcext:value-type="float">
            <text:p>16.12813</text:p>
          </table:table-cell>
          <table:table-cell office:value-type="float" office:value="0.02874984" calcext:value-type="float">
            <text:p>0.02874984</text:p>
          </table:table-cell>
          <table:table-cell office:value-type="float" office:value="0.02043525" calcext:value-type="float">
            <text:p>0.02043525</text:p>
          </table:table-cell>
          <table:table-cell office:value-type="float" office:value="0.01715661" calcext:value-type="float">
            <text:p>0.01715661</text:p>
          </table:table-cell>
          <table:table-cell office:value-type="float" office:value="0.01763956" calcext:value-type="float">
            <text:p>0.01763956</text:p>
          </table:table-cell>
          <table:table-cell office:value-type="float" office:value="9.024688" calcext:value-type="float">
            <text:p>9.024688</text:p>
          </table:table-cell>
          <table:table-cell office:value-type="float" office:value="12.07358" calcext:value-type="float">
            <text:p>12.07358</text:p>
          </table:table-cell>
          <table:table-cell office:value-type="float" office:value="9.091665" calcext:value-type="float">
            <text:p>9.091665</text:p>
          </table:table-cell>
          <table:table-cell office:value-type="float" office:value="4.627505" calcext:value-type="float">
            <text:p>4.627505</text:p>
          </table:table-cell>
          <table:table-cell office:value-type="float" office:value="1.981442" calcext:value-type="float">
            <text:p>1.981442</text:p>
          </table:table-cell>
          <table:table-cell office:value-type="float" office:value="0.8085187" calcext:value-type="float">
            <text:p>0.8085187</text:p>
          </table:table-cell>
          <table:table-cell office:value-type="float" office:value="0.4070973" calcext:value-type="float">
            <text:p>0.4070973</text:p>
          </table:table-cell>
          <table:table-cell office:value-type="float" office:value="0.3484846" calcext:value-type="float">
            <text:p>0.3484846</text:p>
          </table:table-cell>
          <table:table-cell office:value-type="float" office:value="0" calcext:value-type="float">
            <text:p>0</text:p>
          </table:table-cell>
          <table:table-cell office:value-type="float" office:value="14933.24" calcext:value-type="float">
            <text:p>14933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7174302" calcext:value-type="float">
            <text:p>-0.0717430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2" calcext:value-type="float">
            <text:p>10072002</text:p>
          </table:table-cell>
          <table:table-cell office:value-type="float" office:value="12.80864" calcext:value-type="float">
            <text:p>12.80864</text:p>
          </table:table-cell>
          <table:table-cell office:value-type="float" office:value="1095.461" calcext:value-type="float">
            <text:p>1095.461</text:p>
          </table:table-cell>
          <table:table-cell office:value-type="float" office:value="0" calcext:value-type="float">
            <text:p>0</text:p>
          </table:table-cell>
          <table:table-cell office:value-type="float" office:value="-17.69282" calcext:value-type="float">
            <text:p>-17.69282</text:p>
          </table:table-cell>
          <table:table-cell office:value-type="float" office:value="3.270961" calcext:value-type="float">
            <text:p>3.270961</text:p>
          </table:table-cell>
          <table:table-cell office:value-type="float" office:value="14.84665" calcext:value-type="float">
            <text:p>14.84665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4291154" calcext:value-type="float">
            <text:p>4.291154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09417391" calcext:value-type="float">
            <text:p>-0.0009417391</text:p>
          </table:table-cell>
          <table:table-cell office:value-type="float" office:value="-0.1232298" calcext:value-type="float">
            <text:p>-0.1232298</text:p>
          </table:table-cell>
          <table:table-cell office:value-type="float" office:value="0.000002996535" calcext:value-type="float">
            <text:p>2.996535E-06</text:p>
          </table:table-cell>
          <table:table-cell office:value-type="float" office:value="0.0001231379" calcext:value-type="float">
            <text:p>0.0001231379</text:p>
          </table:table-cell>
          <table:table-cell office:value-type="float" office:value="12.50818" calcext:value-type="float">
            <text:p>12.50818</text:p>
          </table:table-cell>
          <table:table-cell office:value-type="float" office:value="13.16269" calcext:value-type="float">
            <text:p>13.16269</text:p>
          </table:table-cell>
          <table:table-cell office:value-type="float" office:value="0.2375659" calcext:value-type="float">
            <text:p>0.2375659</text:p>
          </table:table-cell>
          <table:table-cell office:value-type="float" office:value="0.05517197" calcext:value-type="float">
            <text:p>0.05517197</text:p>
          </table:table-cell>
          <table:table-cell office:value-type="float" office:value="0.04872552" calcext:value-type="float">
            <text:p>0.04872552</text:p>
          </table:table-cell>
          <table:table-cell office:value-type="float" office:value="0.05362271" calcext:value-type="float">
            <text:p>0.05362271</text:p>
          </table:table-cell>
          <table:table-cell office:value-type="float" office:value="0.01612712" calcext:value-type="float">
            <text:p>0.01612712</text:p>
          </table:table-cell>
          <table:table-cell office:value-type="float" office:value="0.01119734" calcext:value-type="float">
            <text:p>0.01119734</text:p>
          </table:table-cell>
          <table:table-cell office:value-type="float" office:value="0.02721693" calcext:value-type="float">
            <text:p>0.02721693</text:p>
          </table:table-cell>
          <table:table-cell office:value-type="float" office:value="0.02232237" calcext:value-type="float">
            <text:p>0.02232237</text:p>
          </table:table-cell>
          <table:table-cell office:value-type="float" office:value="0.01922359" calcext:value-type="float">
            <text:p>0.01922359</text:p>
          </table:table-cell>
          <table:table-cell office:value-type="float" office:value="0.01748528" calcext:value-type="float">
            <text:p>0.01748528</text:p>
          </table:table-cell>
          <table:table-cell office:value-type="float" office:value="0.01521181" calcext:value-type="float">
            <text:p>0.01521181</text:p>
          </table:table-cell>
          <table:table-cell office:value-type="float" office:value="0.006617856" calcext:value-type="float">
            <text:p>0.006617856</text:p>
          </table:table-cell>
          <table:table-cell office:value-type="float" office:value="0.007039862" calcext:value-type="float">
            <text:p>0.007039862</text:p>
          </table:table-cell>
          <table:table-cell office:value-type="float" office:value="0" calcext:value-type="float">
            <text:p>0</text:p>
          </table:table-cell>
          <table:table-cell office:value-type="float" office:value="23.04141" calcext:value-type="float">
            <text:p>23.04141</text:p>
          </table:table-cell>
          <table:table-cell office:value-type="float" office:value="14.69817" calcext:value-type="float">
            <text:p>14.69817</text:p>
          </table:table-cell>
          <table:table-cell office:value-type="float" office:value="0.02598732" calcext:value-type="float">
            <text:p>0.02598732</text:p>
          </table:table-cell>
          <table:table-cell office:value-type="float" office:value="0.01948605" calcext:value-type="float">
            <text:p>0.01948605</text:p>
          </table:table-cell>
          <table:table-cell office:value-type="float" office:value="0.01660137" calcext:value-type="float">
            <text:p>0.01660137</text:p>
          </table:table-cell>
          <table:table-cell office:value-type="float" office:value="0.01747918" calcext:value-type="float">
            <text:p>0.01747918</text:p>
          </table:table-cell>
          <table:table-cell office:value-type="float" office:value="8.790877" calcext:value-type="float">
            <text:p>8.790877</text:p>
          </table:table-cell>
          <table:table-cell office:value-type="float" office:value="12.02233" calcext:value-type="float">
            <text:p>12.02233</text:p>
          </table:table-cell>
          <table:table-cell office:value-type="float" office:value="9.032902" calcext:value-type="float">
            <text:p>9.032902</text:p>
          </table:table-cell>
          <table:table-cell office:value-type="float" office:value="4.616881" calcext:value-type="float">
            <text:p>4.616881</text:p>
          </table:table-cell>
          <table:table-cell office:value-type="float" office:value="1.975494" calcext:value-type="float">
            <text:p>1.975494</text:p>
          </table:table-cell>
          <table:table-cell office:value-type="float" office:value="0.8067089" calcext:value-type="float">
            <text:p>0.8067089</text:p>
          </table:table-cell>
          <table:table-cell office:value-type="float" office:value="0.4072363" calcext:value-type="float">
            <text:p>0.4072363</text:p>
          </table:table-cell>
          <table:table-cell office:value-type="float" office:value="0.3485109" calcext:value-type="float">
            <text:p>0.3485109</text:p>
          </table:table-cell>
          <table:table-cell office:value-type="float" office:value="0" calcext:value-type="float">
            <text:p>0</text:p>
          </table:table-cell>
          <table:table-cell office:value-type="float" office:value="14903.76" calcext:value-type="float">
            <text:p>14903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7201166" calcext:value-type="float">
            <text:p>-0.0720116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2" calcext:value-type="float">
            <text:p>11072002</text:p>
          </table:table-cell>
          <table:table-cell office:value-type="float" office:value="12.78472" calcext:value-type="float">
            <text:p>12.78472</text:p>
          </table:table-cell>
          <table:table-cell office:value-type="float" office:value="1095.398" calcext:value-type="float">
            <text:p>1095.398</text:p>
          </table:table-cell>
          <table:table-cell office:value-type="float" office:value="0" calcext:value-type="float">
            <text:p>0</text:p>
          </table:table-cell>
          <table:table-cell office:value-type="float" office:value="-17.96047" calcext:value-type="float">
            <text:p>-17.96047</text:p>
          </table:table-cell>
          <table:table-cell office:value-type="float" office:value="3.274952" calcext:value-type="float">
            <text:p>3.274952</text:p>
          </table:table-cell>
          <table:table-cell office:value-type="float" office:value="14.71354" calcext:value-type="float">
            <text:p>14.71354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4291154" calcext:value-type="float">
            <text:p>4.291154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09415144" calcext:value-type="float">
            <text:p>-0.0009415144</text:p>
          </table:table-cell>
          <table:table-cell office:value-type="float" office:value="-0.1233751" calcext:value-type="float">
            <text:p>-0.1233751</text:p>
          </table:table-cell>
          <table:table-cell office:value-type="float" office:value="-0.000009741158" calcext:value-type="float">
            <text:p>-9.741158E-06</text:p>
          </table:table-cell>
          <table:table-cell office:value-type="float" office:value="0.0001253613" calcext:value-type="float">
            <text:p>0.0001253613</text:p>
          </table:table-cell>
          <table:table-cell office:value-type="float" office:value="12.47431" calcext:value-type="float">
            <text:p>12.47431</text:p>
          </table:table-cell>
          <table:table-cell office:value-type="float" office:value="13.54128" calcext:value-type="float">
            <text:p>13.54128</text:p>
          </table:table-cell>
          <table:table-cell office:value-type="float" office:value="0.192713" calcext:value-type="float">
            <text:p>0.192713</text:p>
          </table:table-cell>
          <table:table-cell office:value-type="float" office:value="0.0492663" calcext:value-type="float">
            <text:p>0.0492663</text:p>
          </table:table-cell>
          <table:table-cell office:value-type="float" office:value="0.04392128" calcext:value-type="float">
            <text:p>0.04392128</text:p>
          </table:table-cell>
          <table:table-cell office:value-type="float" office:value="0.04882053" calcext:value-type="float">
            <text:p>0.04882053</text:p>
          </table:table-cell>
          <table:table-cell office:value-type="float" office:value="0.01540977" calcext:value-type="float">
            <text:p>0.01540977</text:p>
          </table:table-cell>
          <table:table-cell office:value-type="float" office:value="0.01106412" calcext:value-type="float">
            <text:p>0.01106412</text:p>
          </table:table-cell>
          <table:table-cell office:value-type="float" office:value="0.02714409" calcext:value-type="float">
            <text:p>0.02714409</text:p>
          </table:table-cell>
          <table:table-cell office:value-type="float" office:value="0.02223064" calcext:value-type="float">
            <text:p>0.02223064</text:p>
          </table:table-cell>
          <table:table-cell office:value-type="float" office:value="0.01923598" calcext:value-type="float">
            <text:p>0.01923598</text:p>
          </table:table-cell>
          <table:table-cell office:value-type="float" office:value="0.01748421" calcext:value-type="float">
            <text:p>0.01748421</text:p>
          </table:table-cell>
          <table:table-cell office:value-type="float" office:value="0.01518919" calcext:value-type="float">
            <text:p>0.01518919</text:p>
          </table:table-cell>
          <table:table-cell office:value-type="float" office:value="0.006609716" calcext:value-type="float">
            <text:p>0.006609716</text:p>
          </table:table-cell>
          <table:table-cell office:value-type="float" office:value="0.007038086" calcext:value-type="float">
            <text:p>0.007038086</text:p>
          </table:table-cell>
          <table:table-cell office:value-type="float" office:value="0" calcext:value-type="float">
            <text:p>0</text:p>
          </table:table-cell>
          <table:table-cell office:value-type="float" office:value="23.72674" calcext:value-type="float">
            <text:p>23.72674</text:p>
          </table:table-cell>
          <table:table-cell office:value-type="float" office:value="13.61495" calcext:value-type="float">
            <text:p>13.61495</text:p>
          </table:table-cell>
          <table:table-cell office:value-type="float" office:value="0.02553626" calcext:value-type="float">
            <text:p>0.02553626</text:p>
          </table:table-cell>
          <table:table-cell office:value-type="float" office:value="0.01944286" calcext:value-type="float">
            <text:p>0.01944286</text:p>
          </table:table-cell>
          <table:table-cell office:value-type="float" office:value="0.01654263" calcext:value-type="float">
            <text:p>0.01654263</text:p>
          </table:table-cell>
          <table:table-cell office:value-type="float" office:value="0.01627374" calcext:value-type="float">
            <text:p>0.01627374</text:p>
          </table:table-cell>
          <table:table-cell office:value-type="float" office:value="8.593407" calcext:value-type="float">
            <text:p>8.593407</text:p>
          </table:table-cell>
          <table:table-cell office:value-type="float" office:value="11.96434" calcext:value-type="float">
            <text:p>11.96434</text:p>
          </table:table-cell>
          <table:table-cell office:value-type="float" office:value="8.964676" calcext:value-type="float">
            <text:p>8.964676</text:p>
          </table:table-cell>
          <table:table-cell office:value-type="float" office:value="4.606307" calcext:value-type="float">
            <text:p>4.606307</text:p>
          </table:table-cell>
          <table:table-cell office:value-type="float" office:value="1.966848" calcext:value-type="float">
            <text:p>1.966848</text:p>
          </table:table-cell>
          <table:table-cell office:value-type="float" office:value="0.8048743" calcext:value-type="float">
            <text:p>0.8048743</text:p>
          </table:table-cell>
          <table:table-cell office:value-type="float" office:value="0.4073427" calcext:value-type="float">
            <text:p>0.4073427</text:p>
          </table:table-cell>
          <table:table-cell office:value-type="float" office:value="0.3485372" calcext:value-type="float">
            <text:p>0.3485372</text:p>
          </table:table-cell>
          <table:table-cell office:value-type="float" office:value="0" calcext:value-type="float">
            <text:p>0</text:p>
          </table:table-cell>
          <table:table-cell office:value-type="float" office:value="14930.51" calcext:value-type="float">
            <text:p>14930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7205782" calcext:value-type="float">
            <text:p>-0.0720578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2" calcext:value-type="float">
            <text:p>12072002</text:p>
          </table:table-cell>
          <table:table-cell office:value-type="float" office:value="12.75433" calcext:value-type="float">
            <text:p>12.75433</text:p>
          </table:table-cell>
          <table:table-cell office:value-type="float" office:value="1095.342" calcext:value-type="float">
            <text:p>1095.342</text:p>
          </table:table-cell>
          <table:table-cell office:value-type="float" office:value="0" calcext:value-type="float">
            <text:p>0</text:p>
          </table:table-cell>
          <table:table-cell office:value-type="float" office:value="-18.2348" calcext:value-type="float">
            <text:p>-18.2348</text:p>
          </table:table-cell>
          <table:table-cell office:value-type="float" office:value="3.282589" calcext:value-type="float">
            <text:p>3.282589</text:p>
          </table:table-cell>
          <table:table-cell office:value-type="float" office:value="14.57703" calcext:value-type="float">
            <text:p>14.57703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4291154" calcext:value-type="float">
            <text:p>4.291154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09414585" calcext:value-type="float">
            <text:p>-0.0009414585</text:p>
          </table:table-cell>
          <table:table-cell office:value-type="float" office:value="-0.1236702" calcext:value-type="float">
            <text:p>-0.1236702</text:p>
          </table:table-cell>
          <table:table-cell office:value-type="float" office:value="-0.0000278382" calcext:value-type="float">
            <text:p>-2.78382E-05</text:p>
          </table:table-cell>
          <table:table-cell office:value-type="float" office:value="0.0001277329" calcext:value-type="float">
            <text:p>0.0001277329</text:p>
          </table:table-cell>
          <table:table-cell office:value-type="float" office:value="12.44201" calcext:value-type="float">
            <text:p>12.44201</text:p>
          </table:table-cell>
          <table:table-cell office:value-type="float" office:value="14.15639" calcext:value-type="float">
            <text:p>14.15639</text:p>
          </table:table-cell>
          <table:table-cell office:value-type="float" office:value="0.1594038" calcext:value-type="float">
            <text:p>0.1594038</text:p>
          </table:table-cell>
          <table:table-cell office:value-type="float" office:value="0.04629093" calcext:value-type="float">
            <text:p>0.04629093</text:p>
          </table:table-cell>
          <table:table-cell office:value-type="float" office:value="0.04103359" calcext:value-type="float">
            <text:p>0.04103359</text:p>
          </table:table-cell>
          <table:table-cell office:value-type="float" office:value="0.04548404" calcext:value-type="float">
            <text:p>0.04548404</text:p>
          </table:table-cell>
          <table:table-cell office:value-type="float" office:value="0.01492751" calcext:value-type="float">
            <text:p>0.01492751</text:p>
          </table:table-cell>
          <table:table-cell office:value-type="float" office:value="0.01092564" calcext:value-type="float">
            <text:p>0.01092564</text:p>
          </table:table-cell>
          <table:table-cell office:value-type="float" office:value="0.0270511" calcext:value-type="float">
            <text:p>0.0270511</text:p>
          </table:table-cell>
          <table:table-cell office:value-type="float" office:value="0.02220433" calcext:value-type="float">
            <text:p>0.02220433</text:p>
          </table:table-cell>
          <table:table-cell office:value-type="float" office:value="0.01922587" calcext:value-type="float">
            <text:p>0.01922587</text:p>
          </table:table-cell>
          <table:table-cell office:value-type="float" office:value="0.01748236" calcext:value-type="float">
            <text:p>0.01748236</text:p>
          </table:table-cell>
          <table:table-cell office:value-type="float" office:value="0.01516745" calcext:value-type="float">
            <text:p>0.01516745</text:p>
          </table:table-cell>
          <table:table-cell office:value-type="float" office:value="0.00660142" calcext:value-type="float">
            <text:p>0.00660142</text:p>
          </table:table-cell>
          <table:table-cell office:value-type="float" office:value="0.007036271" calcext:value-type="float">
            <text:p>0.007036271</text:p>
          </table:table-cell>
          <table:table-cell office:value-type="float" office:value="0" calcext:value-type="float">
            <text:p>0</text:p>
          </table:table-cell>
          <table:table-cell office:value-type="float" office:value="23.98569" calcext:value-type="float">
            <text:p>23.98569</text:p>
          </table:table-cell>
          <table:table-cell office:value-type="float" office:value="12.53728" calcext:value-type="float">
            <text:p>12.53728</text:p>
          </table:table-cell>
          <table:table-cell office:value-type="float" office:value="0.02490553" calcext:value-type="float">
            <text:p>0.02490553</text:p>
          </table:table-cell>
          <table:table-cell office:value-type="float" office:value="0.01935583" calcext:value-type="float">
            <text:p>0.01935583</text:p>
          </table:table-cell>
          <table:table-cell office:value-type="float" office:value="0.01644399" calcext:value-type="float">
            <text:p>0.01644399</text:p>
          </table:table-cell>
          <table:table-cell office:value-type="float" office:value="0.01519962" calcext:value-type="float">
            <text:p>0.01519962</text:p>
          </table:table-cell>
          <table:table-cell office:value-type="float" office:value="8.418498" calcext:value-type="float">
            <text:p>8.418498</text:p>
          </table:table-cell>
          <table:table-cell office:value-type="float" office:value="11.89716" calcext:value-type="float">
            <text:p>11.89716</text:p>
          </table:table-cell>
          <table:table-cell office:value-type="float" office:value="8.89431" calcext:value-type="float">
            <text:p>8.89431</text:p>
          </table:table-cell>
          <table:table-cell office:value-type="float" office:value="4.590743" calcext:value-type="float">
            <text:p>4.590743</text:p>
          </table:table-cell>
          <table:table-cell office:value-type="float" office:value="1.955455" calcext:value-type="float">
            <text:p>1.955455</text:p>
          </table:table-cell>
          <table:table-cell office:value-type="float" office:value="0.8028531" calcext:value-type="float">
            <text:p>0.8028531</text:p>
          </table:table-cell>
          <table:table-cell office:value-type="float" office:value="0.4074334" calcext:value-type="float">
            <text:p>0.4074334</text:p>
          </table:table-cell>
          <table:table-cell office:value-type="float" office:value="0.3485634" calcext:value-type="float">
            <text:p>0.3485634</text:p>
          </table:table-cell>
          <table:table-cell office:value-type="float" office:value="0" calcext:value-type="float">
            <text:p>0</text:p>
          </table:table-cell>
          <table:table-cell office:value-type="float" office:value="14980.07" calcext:value-type="float">
            <text:p>14980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7210565" calcext:value-type="float">
            <text:p>-0.0721056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2" calcext:value-type="float">
            <text:p>13072002</text:p>
          </table:table-cell>
          <table:table-cell office:value-type="float" office:value="12.72809" calcext:value-type="float">
            <text:p>12.72809</text:p>
          </table:table-cell>
          <table:table-cell office:value-type="float" office:value="1095.282" calcext:value-type="float">
            <text:p>1095.282</text:p>
          </table:table-cell>
          <table:table-cell office:value-type="float" office:value="0" calcext:value-type="float">
            <text:p>0</text:p>
          </table:table-cell>
          <table:table-cell office:value-type="float" office:value="-18.52356" calcext:value-type="float">
            <text:p>-18.52356</text:p>
          </table:table-cell>
          <table:table-cell office:value-type="float" office:value="3.290982" calcext:value-type="float">
            <text:p>3.290982</text:p>
          </table:table-cell>
          <table:table-cell office:value-type="float" office:value="14.43191" calcext:value-type="float">
            <text:p>14.43191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4291154" calcext:value-type="float">
            <text:p>4.291154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09414585" calcext:value-type="float">
            <text:p>-0.0009414585</text:p>
          </table:table-cell>
          <table:table-cell office:value-type="float" office:value="-0.1238198" calcext:value-type="float">
            <text:p>-0.1238198</text:p>
          </table:table-cell>
          <table:table-cell office:value-type="float" office:value="-0.00004288698" calcext:value-type="float">
            <text:p>-4.288698E-05</text:p>
          </table:table-cell>
          <table:table-cell office:value-type="float" office:value="0.0001300647" calcext:value-type="float">
            <text:p>0.0001300647</text:p>
          </table:table-cell>
          <table:table-cell office:value-type="float" office:value="12.3985" calcext:value-type="float">
            <text:p>12.3985</text:p>
          </table:table-cell>
          <table:table-cell office:value-type="float" office:value="14.43388" calcext:value-type="float">
            <text:p>14.43388</text:p>
          </table:table-cell>
          <table:table-cell office:value-type="float" office:value="0.1334157" calcext:value-type="float">
            <text:p>0.1334157</text:p>
          </table:table-cell>
          <table:table-cell office:value-type="float" office:value="0.0455288" calcext:value-type="float">
            <text:p>0.0455288</text:p>
          </table:table-cell>
          <table:table-cell office:value-type="float" office:value="0.04005502" calcext:value-type="float">
            <text:p>0.04005502</text:p>
          </table:table-cell>
          <table:table-cell office:value-type="float" office:value="0.04423041" calcext:value-type="float">
            <text:p>0.04423041</text:p>
          </table:table-cell>
          <table:table-cell office:value-type="float" office:value="0.01489723" calcext:value-type="float">
            <text:p>0.01489723</text:p>
          </table:table-cell>
          <table:table-cell office:value-type="float" office:value="0.01076292" calcext:value-type="float">
            <text:p>0.01076292</text:p>
          </table:table-cell>
          <table:table-cell office:value-type="float" office:value="0.02693875" calcext:value-type="float">
            <text:p>0.02693875</text:p>
          </table:table-cell>
          <table:table-cell office:value-type="float" office:value="0.0222258" calcext:value-type="float">
            <text:p>0.0222258</text:p>
          </table:table-cell>
          <table:table-cell office:value-type="float" office:value="0.01918786" calcext:value-type="float">
            <text:p>0.01918786</text:p>
          </table:table-cell>
          <table:table-cell office:value-type="float" office:value="0.01748114" calcext:value-type="float">
            <text:p>0.01748114</text:p>
          </table:table-cell>
          <table:table-cell office:value-type="float" office:value="0.01514655" calcext:value-type="float">
            <text:p>0.01514655</text:p>
          </table:table-cell>
          <table:table-cell office:value-type="float" office:value="0.006592966" calcext:value-type="float">
            <text:p>0.006592966</text:p>
          </table:table-cell>
          <table:table-cell office:value-type="float" office:value="0.007034428" calcext:value-type="float">
            <text:p>0.007034428</text:p>
          </table:table-cell>
          <table:table-cell office:value-type="float" office:value="0" calcext:value-type="float">
            <text:p>0</text:p>
          </table:table-cell>
          <table:table-cell office:value-type="float" office:value="23.64485" calcext:value-type="float">
            <text:p>23.64485</text:p>
          </table:table-cell>
          <table:table-cell office:value-type="float" office:value="11.44273" calcext:value-type="float">
            <text:p>11.44273</text:p>
          </table:table-cell>
          <table:table-cell office:value-type="float" office:value="0.02422899" calcext:value-type="float">
            <text:p>0.02422899</text:p>
          </table:table-cell>
          <table:table-cell office:value-type="float" office:value="0.01917292" calcext:value-type="float">
            <text:p>0.01917292</text:p>
          </table:table-cell>
          <table:table-cell office:value-type="float" office:value="0.01617145" calcext:value-type="float">
            <text:p>0.01617145</text:p>
          </table:table-cell>
          <table:table-cell office:value-type="float" office:value="0.01378335" calcext:value-type="float">
            <text:p>0.01378335</text:p>
          </table:table-cell>
          <table:table-cell office:value-type="float" office:value="8.248659" calcext:value-type="float">
            <text:p>8.248659</text:p>
          </table:table-cell>
          <table:table-cell office:value-type="float" office:value="11.82049" calcext:value-type="float">
            <text:p>11.82049</text:p>
          </table:table-cell>
          <table:table-cell office:value-type="float" office:value="8.840216" calcext:value-type="float">
            <text:p>8.840216</text:p>
          </table:table-cell>
          <table:table-cell office:value-type="float" office:value="4.565773" calcext:value-type="float">
            <text:p>4.565773</text:p>
          </table:table-cell>
          <table:table-cell office:value-type="float" office:value="1.941898" calcext:value-type="float">
            <text:p>1.941898</text:p>
          </table:table-cell>
          <table:table-cell office:value-type="float" office:value="0.8006571" calcext:value-type="float">
            <text:p>0.8006571</text:p>
          </table:table-cell>
          <table:table-cell office:value-type="float" office:value="0.407506" calcext:value-type="float">
            <text:p>0.407506</text:p>
          </table:table-cell>
          <table:table-cell office:value-type="float" office:value="0.3485897" calcext:value-type="float">
            <text:p>0.3485897</text:p>
          </table:table-cell>
          <table:table-cell office:value-type="float" office:value="0" calcext:value-type="float">
            <text:p>0</text:p>
          </table:table-cell>
          <table:table-cell office:value-type="float" office:value="15026.11" calcext:value-type="float">
            <text:p>15026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7214964" calcext:value-type="float">
            <text:p>-0.0721496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2" calcext:value-type="float">
            <text:p>14072002</text:p>
          </table:table-cell>
          <table:table-cell office:value-type="float" office:value="12.70179" calcext:value-type="float">
            <text:p>12.70179</text:p>
          </table:table-cell>
          <table:table-cell office:value-type="float" office:value="1095.22" calcext:value-type="float">
            <text:p>1095.22</text:p>
          </table:table-cell>
          <table:table-cell office:value-type="float" office:value="0" calcext:value-type="float">
            <text:p>0</text:p>
          </table:table-cell>
          <table:table-cell office:value-type="float" office:value="-18.82967" calcext:value-type="float">
            <text:p>-18.82967</text:p>
          </table:table-cell>
          <table:table-cell office:value-type="float" office:value="3.300133" calcext:value-type="float">
            <text:p>3.300133</text:p>
          </table:table-cell>
          <table:table-cell office:value-type="float" office:value="14.2762" calcext:value-type="float">
            <text:p>14.2762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4291154" calcext:value-type="float">
            <text:p>4.291154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09414585" calcext:value-type="float">
            <text:p>-0.0009414585</text:p>
          </table:table-cell>
          <table:table-cell office:value-type="float" office:value="-0.1239576" calcext:value-type="float">
            <text:p>-0.1239576</text:p>
          </table:table-cell>
          <table:table-cell office:value-type="float" office:value="-0.00005808785" calcext:value-type="float">
            <text:p>-5.808785E-05</text:p>
          </table:table-cell>
          <table:table-cell office:value-type="float" office:value="0.0001322932" calcext:value-type="float">
            <text:p>0.0001322932</text:p>
          </table:table-cell>
          <table:table-cell office:value-type="float" office:value="12.34938" calcext:value-type="float">
            <text:p>12.34938</text:p>
          </table:table-cell>
          <table:table-cell office:value-type="float" office:value="14.7074" calcext:value-type="float">
            <text:p>14.7074</text:p>
          </table:table-cell>
          <table:table-cell office:value-type="float" office:value="0.1150428" calcext:value-type="float">
            <text:p>0.1150428</text:p>
          </table:table-cell>
          <table:table-cell office:value-type="float" office:value="0.04692522" calcext:value-type="float">
            <text:p>0.04692522</text:p>
          </table:table-cell>
          <table:table-cell office:value-type="float" office:value="0.04067288" calcext:value-type="float">
            <text:p>0.04067288</text:p>
          </table:table-cell>
          <table:table-cell office:value-type="float" office:value="0.04451031" calcext:value-type="float">
            <text:p>0.04451031</text:p>
          </table:table-cell>
          <table:table-cell office:value-type="float" office:value="0.01507234" calcext:value-type="float">
            <text:p>0.01507234</text:p>
          </table:table-cell>
          <table:table-cell office:value-type="float" office:value="0.01059349" calcext:value-type="float">
            <text:p>0.01059349</text:p>
          </table:table-cell>
          <table:table-cell office:value-type="float" office:value="0.02681647" calcext:value-type="float">
            <text:p>0.02681647</text:p>
          </table:table-cell>
          <table:table-cell office:value-type="float" office:value="0.02223428" calcext:value-type="float">
            <text:p>0.02223428</text:p>
          </table:table-cell>
          <table:table-cell office:value-type="float" office:value="0.01913408" calcext:value-type="float">
            <text:p>0.01913408</text:p>
          </table:table-cell>
          <table:table-cell office:value-type="float" office:value="0.0174805" calcext:value-type="float">
            <text:p>0.0174805</text:p>
          </table:table-cell>
          <table:table-cell office:value-type="float" office:value="0.01512677" calcext:value-type="float">
            <text:p>0.01512677</text:p>
          </table:table-cell>
          <table:table-cell office:value-type="float" office:value="0.006584352" calcext:value-type="float">
            <text:p>0.006584352</text:p>
          </table:table-cell>
          <table:table-cell office:value-type="float" office:value="0.00703255" calcext:value-type="float">
            <text:p>0.00703255</text:p>
          </table:table-cell>
          <table:table-cell office:value-type="float" office:value="0" calcext:value-type="float">
            <text:p>0</text:p>
          </table:table-cell>
          <table:table-cell office:value-type="float" office:value="23.02481" calcext:value-type="float">
            <text:p>23.02481</text:p>
          </table:table-cell>
          <table:table-cell office:value-type="float" office:value="10.27694" calcext:value-type="float">
            <text:p>10.27694</text:p>
          </table:table-cell>
          <table:table-cell office:value-type="float" office:value="0.02370754" calcext:value-type="float">
            <text:p>0.02370754</text:p>
          </table:table-cell>
          <table:table-cell office:value-type="float" office:value="0.01903055" calcext:value-type="float">
            <text:p>0.01903055</text:p>
          </table:table-cell>
          <table:table-cell office:value-type="float" office:value="0.01590791" calcext:value-type="float">
            <text:p>0.01590791</text:p>
          </table:table-cell>
          <table:table-cell office:value-type="float" office:value="0.01293657" calcext:value-type="float">
            <text:p>0.01293657</text:p>
          </table:table-cell>
          <table:table-cell office:value-type="float" office:value="8.079901" calcext:value-type="float">
            <text:p>8.079901</text:p>
          </table:table-cell>
          <table:table-cell office:value-type="float" office:value="11.73973" calcext:value-type="float">
            <text:p>11.73973</text:p>
          </table:table-cell>
          <table:table-cell office:value-type="float" office:value="8.790278" calcext:value-type="float">
            <text:p>8.790278</text:p>
          </table:table-cell>
          <table:table-cell office:value-type="float" office:value="4.52955" calcext:value-type="float">
            <text:p>4.52955</text:p>
          </table:table-cell>
          <table:table-cell office:value-type="float" office:value="1.926761" calcext:value-type="float">
            <text:p>1.926761</text:p>
          </table:table-cell>
          <table:table-cell office:value-type="float" office:value="0.7984547" calcext:value-type="float">
            <text:p>0.7984547</text:p>
          </table:table-cell>
          <table:table-cell office:value-type="float" office:value="0.4075595" calcext:value-type="float">
            <text:p>0.4075595</text:p>
          </table:table-cell>
          <table:table-cell office:value-type="float" office:value="0.3486159" calcext:value-type="float">
            <text:p>0.3486159</text:p>
          </table:table-cell>
          <table:table-cell office:value-type="float" office:value="0" calcext:value-type="float">
            <text:p>0</text:p>
          </table:table-cell>
          <table:table-cell office:value-type="float" office:value="15071.31" calcext:value-type="float">
            <text:p>15071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7219429" calcext:value-type="float">
            <text:p>-0.0721942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2" calcext:value-type="float">
            <text:p>15072002</text:p>
          </table:table-cell>
          <table:table-cell office:value-type="float" office:value="12.68949" calcext:value-type="float">
            <text:p>12.68949</text:p>
          </table:table-cell>
          <table:table-cell office:value-type="float" office:value="1095.154" calcext:value-type="float">
            <text:p>1095.154</text:p>
          </table:table-cell>
          <table:table-cell office:value-type="float" office:value="0" calcext:value-type="float">
            <text:p>0</text:p>
          </table:table-cell>
          <table:table-cell office:value-type="float" office:value="-19.13953" calcext:value-type="float">
            <text:p>-19.13953</text:p>
          </table:table-cell>
          <table:table-cell office:value-type="float" office:value="3.307469" calcext:value-type="float">
            <text:p>3.307469</text:p>
          </table:table-cell>
          <table:table-cell office:value-type="float" office:value="14.11105" calcext:value-type="float">
            <text:p>14.11105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4291154" calcext:value-type="float">
            <text:p>4.291154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09414585" calcext:value-type="float">
            <text:p>-0.0009414585</text:p>
          </table:table-cell>
          <table:table-cell office:value-type="float" office:value="-0.1240973" calcext:value-type="float">
            <text:p>-0.1240973</text:p>
          </table:table-cell>
          <table:table-cell office:value-type="float" office:value="-0.00007254079" calcext:value-type="float">
            <text:p>-7.254079E-05</text:p>
          </table:table-cell>
          <table:table-cell office:value-type="float" office:value="0.0001342677" calcext:value-type="float">
            <text:p>0.0001342677</text:p>
          </table:table-cell>
          <table:table-cell office:value-type="float" office:value="12.29971" calcext:value-type="float">
            <text:p>12.29971</text:p>
          </table:table-cell>
          <table:table-cell office:value-type="float" office:value="14.95485" calcext:value-type="float">
            <text:p>14.95485</text:p>
          </table:table-cell>
          <table:table-cell office:value-type="float" office:value="0.1001439" calcext:value-type="float">
            <text:p>0.1001439</text:p>
          </table:table-cell>
          <table:table-cell office:value-type="float" office:value="0.04845968" calcext:value-type="float">
            <text:p>0.04845968</text:p>
          </table:table-cell>
          <table:table-cell office:value-type="float" office:value="0.04165933" calcext:value-type="float">
            <text:p>0.04165933</text:p>
          </table:table-cell>
          <table:table-cell office:value-type="float" office:value="0.04538448" calcext:value-type="float">
            <text:p>0.04538448</text:p>
          </table:table-cell>
          <table:table-cell office:value-type="float" office:value="0.01543393" calcext:value-type="float">
            <text:p>0.01543393</text:p>
          </table:table-cell>
          <table:table-cell office:value-type="float" office:value="0.01043496" calcext:value-type="float">
            <text:p>0.01043496</text:p>
          </table:table-cell>
          <table:table-cell office:value-type="float" office:value="0.02668764" calcext:value-type="float">
            <text:p>0.02668764</text:p>
          </table:table-cell>
          <table:table-cell office:value-type="float" office:value="0.02223565" calcext:value-type="float">
            <text:p>0.02223565</text:p>
          </table:table-cell>
          <table:table-cell office:value-type="float" office:value="0.01907618" calcext:value-type="float">
            <text:p>0.01907618</text:p>
          </table:table-cell>
          <table:table-cell office:value-type="float" office:value="0.01748236" calcext:value-type="float">
            <text:p>0.01748236</text:p>
          </table:table-cell>
          <table:table-cell office:value-type="float" office:value="0.01510718" calcext:value-type="float">
            <text:p>0.01510718</text:p>
          </table:table-cell>
          <table:table-cell office:value-type="float" office:value="0.006575581" calcext:value-type="float">
            <text:p>0.006575581</text:p>
          </table:table-cell>
          <table:table-cell office:value-type="float" office:value="0.007030645" calcext:value-type="float">
            <text:p>0.007030645</text:p>
          </table:table-cell>
          <table:table-cell office:value-type="float" office:value="0" calcext:value-type="float">
            <text:p>0</text:p>
          </table:table-cell>
          <table:table-cell office:value-type="float" office:value="22.22826" calcext:value-type="float">
            <text:p>22.22826</text:p>
          </table:table-cell>
          <table:table-cell office:value-type="float" office:value="9.028699" calcext:value-type="float">
            <text:p>9.028699</text:p>
          </table:table-cell>
          <table:table-cell office:value-type="float" office:value="0.02305605" calcext:value-type="float">
            <text:p>0.02305605</text:p>
          </table:table-cell>
          <table:table-cell office:value-type="float" office:value="0.01882003" calcext:value-type="float">
            <text:p>0.01882003</text:p>
          </table:table-cell>
          <table:table-cell office:value-type="float" office:value="0.01557383" calcext:value-type="float">
            <text:p>0.01557383</text:p>
          </table:table-cell>
          <table:table-cell office:value-type="float" office:value="0.01242072" calcext:value-type="float">
            <text:p>0.01242072</text:p>
          </table:table-cell>
          <table:table-cell office:value-type="float" office:value="7.898448" calcext:value-type="float">
            <text:p>7.898448</text:p>
          </table:table-cell>
          <table:table-cell office:value-type="float" office:value="11.66116" calcext:value-type="float">
            <text:p>11.66116</text:p>
          </table:table-cell>
          <table:table-cell office:value-type="float" office:value="8.740759" calcext:value-type="float">
            <text:p>8.740759</text:p>
          </table:table-cell>
          <table:table-cell office:value-type="float" office:value="4.485241" calcext:value-type="float">
            <text:p>4.485241</text:p>
          </table:table-cell>
          <table:table-cell office:value-type="float" office:value="1.912538" calcext:value-type="float">
            <text:p>1.912538</text:p>
          </table:table-cell>
          <table:table-cell office:value-type="float" office:value="0.7950026" calcext:value-type="float">
            <text:p>0.7950026</text:p>
          </table:table-cell>
          <table:table-cell office:value-type="float" office:value="0.4075921" calcext:value-type="float">
            <text:p>0.4075921</text:p>
          </table:table-cell>
          <table:table-cell office:value-type="float" office:value="0.3486422" calcext:value-type="float">
            <text:p>0.3486422</text:p>
          </table:table-cell>
          <table:table-cell office:value-type="float" office:value="0" calcext:value-type="float">
            <text:p>0</text:p>
          </table:table-cell>
          <table:table-cell office:value-type="float" office:value="15077.34" calcext:value-type="float">
            <text:p>15077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7224005" calcext:value-type="float">
            <text:p>-0.0722400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2" calcext:value-type="float">
            <text:p>16072002</text:p>
          </table:table-cell>
          <table:table-cell office:value-type="float" office:value="12.67879" calcext:value-type="float">
            <text:p>12.67879</text:p>
          </table:table-cell>
          <table:table-cell office:value-type="float" office:value="1095.086" calcext:value-type="float">
            <text:p>1095.086</text:p>
          </table:table-cell>
          <table:table-cell office:value-type="float" office:value="0" calcext:value-type="float">
            <text:p>0</text:p>
          </table:table-cell>
          <table:table-cell office:value-type="float" office:value="-19.45841" calcext:value-type="float">
            <text:p>-19.45841</text:p>
          </table:table-cell>
          <table:table-cell office:value-type="float" office:value="3.312361" calcext:value-type="float">
            <text:p>3.312361</text:p>
          </table:table-cell>
          <table:table-cell office:value-type="float" office:value="13.94062" calcext:value-type="float">
            <text:p>13.94062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4291154" calcext:value-type="float">
            <text:p>4.291154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09414585" calcext:value-type="float">
            <text:p>-0.0009414585</text:p>
          </table:table-cell>
          <table:table-cell office:value-type="float" office:value="-0.1242222" calcext:value-type="float">
            <text:p>-0.1242222</text:p>
          </table:table-cell>
          <table:table-cell office:value-type="float" office:value="-0.00008684763" calcext:value-type="float">
            <text:p>-8.684763E-05</text:p>
          </table:table-cell>
          <table:table-cell office:value-type="float" office:value="0.0001361295" calcext:value-type="float">
            <text:p>0.0001361295</text:p>
          </table:table-cell>
          <table:table-cell office:value-type="float" office:value="12.25347" calcext:value-type="float">
            <text:p>12.25347</text:p>
          </table:table-cell>
          <table:table-cell office:value-type="float" office:value="15.15823" calcext:value-type="float">
            <text:p>15.15823</text:p>
          </table:table-cell>
          <table:table-cell office:value-type="float" office:value="0.08954107" calcext:value-type="float">
            <text:p>0.08954107</text:p>
          </table:table-cell>
          <table:table-cell office:value-type="float" office:value="0.05001387" calcext:value-type="float">
            <text:p>0.05001387</text:p>
          </table:table-cell>
          <table:table-cell office:value-type="float" office:value="0.04264288" calcext:value-type="float">
            <text:p>0.04264288</text:p>
          </table:table-cell>
          <table:table-cell office:value-type="float" office:value="0.04623615" calcext:value-type="float">
            <text:p>0.04623615</text:p>
          </table:table-cell>
          <table:table-cell office:value-type="float" office:value="0.01574872" calcext:value-type="float">
            <text:p>0.01574872</text:p>
          </table:table-cell>
          <table:table-cell office:value-type="float" office:value="0.01029634" calcext:value-type="float">
            <text:p>0.01029634</text:p>
          </table:table-cell>
          <table:table-cell office:value-type="float" office:value="0.02655784" calcext:value-type="float">
            <text:p>0.02655784</text:p>
          </table:table-cell>
          <table:table-cell office:value-type="float" office:value="0.02222873" calcext:value-type="float">
            <text:p>0.02222873</text:p>
          </table:table-cell>
          <table:table-cell office:value-type="float" office:value="0.01901942" calcext:value-type="float">
            <text:p>0.01901942</text:p>
          </table:table-cell>
          <table:table-cell office:value-type="float" office:value="0.01748863" calcext:value-type="float">
            <text:p>0.01748863</text:p>
          </table:table-cell>
          <table:table-cell office:value-type="float" office:value="0.01508728" calcext:value-type="float">
            <text:p>0.01508728</text:p>
          </table:table-cell>
          <table:table-cell office:value-type="float" office:value="0.006566644" calcext:value-type="float">
            <text:p>0.006566644</text:p>
          </table:table-cell>
          <table:table-cell office:value-type="float" office:value="0.007028709" calcext:value-type="float">
            <text:p>0.007028709</text:p>
          </table:table-cell>
          <table:table-cell office:value-type="float" office:value="0" calcext:value-type="float">
            <text:p>0</text:p>
          </table:table-cell>
          <table:table-cell office:value-type="float" office:value="21.30879" calcext:value-type="float">
            <text:p>21.30879</text:p>
          </table:table-cell>
          <table:table-cell office:value-type="float" office:value="7.74218" calcext:value-type="float">
            <text:p>7.74218</text:p>
          </table:table-cell>
          <table:table-cell office:value-type="float" office:value="0.0222784" calcext:value-type="float">
            <text:p>0.0222784</text:p>
          </table:table-cell>
          <table:table-cell office:value-type="float" office:value="0.01851324" calcext:value-type="float">
            <text:p>0.01851324</text:p>
          </table:table-cell>
          <table:table-cell office:value-type="float" office:value="0.01519023" calcext:value-type="float">
            <text:p>0.01519023</text:p>
          </table:table-cell>
          <table:table-cell office:value-type="float" office:value="0.01184048" calcext:value-type="float">
            <text:p>0.01184048</text:p>
          </table:table-cell>
          <table:table-cell office:value-type="float" office:value="7.700284" calcext:value-type="float">
            <text:p>7.700284</text:p>
          </table:table-cell>
          <table:table-cell office:value-type="float" office:value="11.58485" calcext:value-type="float">
            <text:p>11.58485</text:p>
          </table:table-cell>
          <table:table-cell office:value-type="float" office:value="8.691403" calcext:value-type="float">
            <text:p>8.691403</text:p>
          </table:table-cell>
          <table:table-cell office:value-type="float" office:value="4.436226" calcext:value-type="float">
            <text:p>4.436226</text:p>
          </table:table-cell>
          <table:table-cell office:value-type="float" office:value="1.901275" calcext:value-type="float">
            <text:p>1.901275</text:p>
          </table:table-cell>
          <table:table-cell office:value-type="float" office:value="0.7903403" calcext:value-type="float">
            <text:p>0.7903403</text:p>
          </table:table-cell>
          <table:table-cell office:value-type="float" office:value="0.4075991" calcext:value-type="float">
            <text:p>0.4075991</text:p>
          </table:table-cell>
          <table:table-cell office:value-type="float" office:value="0.3486685" calcext:value-type="float">
            <text:p>0.3486685</text:p>
          </table:table-cell>
          <table:table-cell office:value-type="float" office:value="0" calcext:value-type="float">
            <text:p>0</text:p>
          </table:table-cell>
          <table:table-cell office:value-type="float" office:value="15074.12" calcext:value-type="float">
            <text:p>15074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7228599" calcext:value-type="float">
            <text:p>-0.0722859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2" calcext:value-type="float">
            <text:p>17072002</text:p>
          </table:table-cell>
          <table:table-cell office:value-type="float" office:value="12.69233" calcext:value-type="float">
            <text:p>12.69233</text:p>
          </table:table-cell>
          <table:table-cell office:value-type="float" office:value="1095.016" calcext:value-type="float">
            <text:p>1095.016</text:p>
          </table:table-cell>
          <table:table-cell office:value-type="float" office:value="0" calcext:value-type="float">
            <text:p>0</text:p>
          </table:table-cell>
          <table:table-cell office:value-type="float" office:value="-19.76347" calcext:value-type="float">
            <text:p>-19.76347</text:p>
          </table:table-cell>
          <table:table-cell office:value-type="float" office:value="3.316011" calcext:value-type="float">
            <text:p>3.316011</text:p>
          </table:table-cell>
          <table:table-cell office:value-type="float" office:value="13.76318" calcext:value-type="float">
            <text:p>13.76318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4291154" calcext:value-type="float">
            <text:p>4.291154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09414585" calcext:value-type="float">
            <text:p>-0.0009414585</text:p>
          </table:table-cell>
          <table:table-cell office:value-type="float" office:value="-0.1243437" calcext:value-type="float">
            <text:p>-0.1243437</text:p>
          </table:table-cell>
          <table:table-cell office:value-type="float" office:value="-0.00010163" calcext:value-type="float">
            <text:p>-0.00010163</text:p>
          </table:table-cell>
          <table:table-cell office:value-type="float" office:value="0.0001379672" calcext:value-type="float">
            <text:p>0.0001379672</text:p>
          </table:table-cell>
          <table:table-cell office:value-type="float" office:value="12.20634" calcext:value-type="float">
            <text:p>12.20634</text:p>
          </table:table-cell>
          <table:table-cell office:value-type="float" office:value="15.33581" calcext:value-type="float">
            <text:p>15.33581</text:p>
          </table:table-cell>
          <table:table-cell office:value-type="float" office:value="0.0833667" calcext:value-type="float">
            <text:p>0.0833667</text:p>
          </table:table-cell>
          <table:table-cell office:value-type="float" office:value="0.05243985" calcext:value-type="float">
            <text:p>0.05243985</text:p>
          </table:table-cell>
          <table:table-cell office:value-type="float" office:value="0.04432493" calcext:value-type="float">
            <text:p>0.04432493</text:p>
          </table:table-cell>
          <table:table-cell office:value-type="float" office:value="0.04771738" calcext:value-type="float">
            <text:p>0.04771738</text:p>
          </table:table-cell>
          <table:table-cell office:value-type="float" office:value="0.01617173" calcext:value-type="float">
            <text:p>0.01617173</text:p>
          </table:table-cell>
          <table:table-cell office:value-type="float" office:value="0.01018174" calcext:value-type="float">
            <text:p>0.01018174</text:p>
          </table:table-cell>
          <table:table-cell office:value-type="float" office:value="0.02642966" calcext:value-type="float">
            <text:p>0.02642966</text:p>
          </table:table-cell>
          <table:table-cell office:value-type="float" office:value="0.02221547" calcext:value-type="float">
            <text:p>0.02221547</text:p>
          </table:table-cell>
          <table:table-cell office:value-type="float" office:value="0.01896627" calcext:value-type="float">
            <text:p>0.01896627</text:p>
          </table:table-cell>
          <table:table-cell office:value-type="float" office:value="0.01749726" calcext:value-type="float">
            <text:p>0.01749726</text:p>
          </table:table-cell>
          <table:table-cell office:value-type="float" office:value="0.01506822" calcext:value-type="float">
            <text:p>0.01506822</text:p>
          </table:table-cell>
          <table:table-cell office:value-type="float" office:value="0.006557542" calcext:value-type="float">
            <text:p>0.006557542</text:p>
          </table:table-cell>
          <table:table-cell office:value-type="float" office:value="0.007026738" calcext:value-type="float">
            <text:p>0.007026738</text:p>
          </table:table-cell>
          <table:table-cell office:value-type="float" office:value="0" calcext:value-type="float">
            <text:p>0</text:p>
          </table:table-cell>
          <table:table-cell office:value-type="float" office:value="20.29735" calcext:value-type="float">
            <text:p>20.29735</text:p>
          </table:table-cell>
          <table:table-cell office:value-type="float" office:value="6.350284" calcext:value-type="float">
            <text:p>6.350284</text:p>
          </table:table-cell>
          <table:table-cell office:value-type="float" office:value="0.02152474" calcext:value-type="float">
            <text:p>0.02152474</text:p>
          </table:table-cell>
          <table:table-cell office:value-type="float" office:value="0.01817658" calcext:value-type="float">
            <text:p>0.01817658</text:p>
          </table:table-cell>
          <table:table-cell office:value-type="float" office:value="0.01474965" calcext:value-type="float">
            <text:p>0.01474965</text:p>
          </table:table-cell>
          <table:table-cell office:value-type="float" office:value="0.01132483" calcext:value-type="float">
            <text:p>0.01132483</text:p>
          </table:table-cell>
          <table:table-cell office:value-type="float" office:value="7.489368" calcext:value-type="float">
            <text:p>7.489368</text:p>
          </table:table-cell>
          <table:table-cell office:value-type="float" office:value="11.50975" calcext:value-type="float">
            <text:p>11.50975</text:p>
          </table:table-cell>
          <table:table-cell office:value-type="float" office:value="8.642404" calcext:value-type="float">
            <text:p>8.642404</text:p>
          </table:table-cell>
          <table:table-cell office:value-type="float" office:value="4.384813" calcext:value-type="float">
            <text:p>4.384813</text:p>
          </table:table-cell>
          <table:table-cell office:value-type="float" office:value="1.890781" calcext:value-type="float">
            <text:p>1.890781</text:p>
          </table:table-cell>
          <table:table-cell office:value-type="float" office:value="0.7849404" calcext:value-type="float">
            <text:p>0.7849404</text:p>
          </table:table-cell>
          <table:table-cell office:value-type="float" office:value="0.407579" calcext:value-type="float">
            <text:p>0.407579</text:p>
          </table:table-cell>
          <table:table-cell office:value-type="float" office:value="0.3486948" calcext:value-type="float">
            <text:p>0.3486948</text:p>
          </table:table-cell>
          <table:table-cell office:value-type="float" office:value="0" calcext:value-type="float">
            <text:p>0</text:p>
          </table:table-cell>
          <table:table-cell office:value-type="float" office:value="15010.38" calcext:value-type="float">
            <text:p>15010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7233321" calcext:value-type="float">
            <text:p>-0.0723332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2" calcext:value-type="float">
            <text:p>18072002</text:p>
          </table:table-cell>
          <table:table-cell office:value-type="float" office:value="12.72553" calcext:value-type="float">
            <text:p>12.72553</text:p>
          </table:table-cell>
          <table:table-cell office:value-type="float" office:value="1094.942" calcext:value-type="float">
            <text:p>1094.942</text:p>
          </table:table-cell>
          <table:table-cell office:value-type="float" office:value="0" calcext:value-type="float">
            <text:p>0</text:p>
          </table:table-cell>
          <table:table-cell office:value-type="float" office:value="-20.05426" calcext:value-type="float">
            <text:p>-20.05426</text:p>
          </table:table-cell>
          <table:table-cell office:value-type="float" office:value="3.318231" calcext:value-type="float">
            <text:p>3.318231</text:p>
          </table:table-cell>
          <table:table-cell office:value-type="float" office:value="13.58129" calcext:value-type="float">
            <text:p>13.58129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4291154" calcext:value-type="float">
            <text:p>4.291154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09414585" calcext:value-type="float">
            <text:p>-0.0009414585</text:p>
          </table:table-cell>
          <table:table-cell office:value-type="float" office:value="-0.1244519" calcext:value-type="float">
            <text:p>-0.1244519</text:p>
          </table:table-cell>
          <table:table-cell office:value-type="float" office:value="-0.0001168377" calcext:value-type="float">
            <text:p>-0.0001168377</text:p>
          </table:table-cell>
          <table:table-cell office:value-type="float" office:value="0.0001397749" calcext:value-type="float">
            <text:p>0.0001397749</text:p>
          </table:table-cell>
          <table:table-cell office:value-type="float" office:value="12.15921" calcext:value-type="float">
            <text:p>12.15921</text:p>
          </table:table-cell>
          <table:table-cell office:value-type="float" office:value="15.48284" calcext:value-type="float">
            <text:p>15.48284</text:p>
          </table:table-cell>
          <table:table-cell office:value-type="float" office:value="0.07979779" calcext:value-type="float">
            <text:p>0.07979779</text:p>
          </table:table-cell>
          <table:table-cell office:value-type="float" office:value="0.05459147" calcext:value-type="float">
            <text:p>0.05459147</text:p>
          </table:table-cell>
          <table:table-cell office:value-type="float" office:value="0.0458535" calcext:value-type="float">
            <text:p>0.0458535</text:p>
          </table:table-cell>
          <table:table-cell office:value-type="float" office:value="0.04912553" calcext:value-type="float">
            <text:p>0.04912553</text:p>
          </table:table-cell>
          <table:table-cell office:value-type="float" office:value="0.01658343" calcext:value-type="float">
            <text:p>0.01658343</text:p>
          </table:table-cell>
          <table:table-cell office:value-type="float" office:value="0.01010151" calcext:value-type="float">
            <text:p>0.01010151</text:p>
          </table:table-cell>
          <table:table-cell office:value-type="float" office:value="0.02630728" calcext:value-type="float">
            <text:p>0.02630728</text:p>
          </table:table-cell>
          <table:table-cell office:value-type="float" office:value="0.02219733" calcext:value-type="float">
            <text:p>0.02219733</text:p>
          </table:table-cell>
          <table:table-cell office:value-type="float" office:value="0.01891743" calcext:value-type="float">
            <text:p>0.01891743</text:p>
          </table:table-cell>
          <table:table-cell office:value-type="float" office:value="0.01750702" calcext:value-type="float">
            <text:p>0.01750702</text:p>
          </table:table-cell>
          <table:table-cell office:value-type="float" office:value="0.01505041" calcext:value-type="float">
            <text:p>0.01505041</text:p>
          </table:table-cell>
          <table:table-cell office:value-type="float" office:value="0.006548282" calcext:value-type="float">
            <text:p>0.006548282</text:p>
          </table:table-cell>
          <table:table-cell office:value-type="float" office:value="0.007024735" calcext:value-type="float">
            <text:p>0.007024735</text:p>
          </table:table-cell>
          <table:table-cell office:value-type="float" office:value="0" calcext:value-type="float">
            <text:p>0</text:p>
          </table:table-cell>
          <table:table-cell office:value-type="float" office:value="19.20295" calcext:value-type="float">
            <text:p>19.20295</text:p>
          </table:table-cell>
          <table:table-cell office:value-type="float" office:value="4.883089" calcext:value-type="float">
            <text:p>4.883089</text:p>
          </table:table-cell>
          <table:table-cell office:value-type="float" office:value="0.02059971" calcext:value-type="float">
            <text:p>0.02059971</text:p>
          </table:table-cell>
          <table:table-cell office:value-type="float" office:value="0.01777009" calcext:value-type="float">
            <text:p>0.01777009</text:p>
          </table:table-cell>
          <table:table-cell office:value-type="float" office:value="0.01427173" calcext:value-type="float">
            <text:p>0.01427173</text:p>
          </table:table-cell>
          <table:table-cell office:value-type="float" office:value="0.01095155" calcext:value-type="float">
            <text:p>0.01095155</text:p>
          </table:table-cell>
          <table:table-cell office:value-type="float" office:value="7.256876" calcext:value-type="float">
            <text:p>7.256876</text:p>
          </table:table-cell>
          <table:table-cell office:value-type="float" office:value="11.43988" calcext:value-type="float">
            <text:p>11.43988</text:p>
          </table:table-cell>
          <table:table-cell office:value-type="float" office:value="8.594248" calcext:value-type="float">
            <text:p>8.594248</text:p>
          </table:table-cell>
          <table:table-cell office:value-type="float" office:value="4.331867" calcext:value-type="float">
            <text:p>4.331867</text:p>
          </table:table-cell>
          <table:table-cell office:value-type="float" office:value="1.880641" calcext:value-type="float">
            <text:p>1.880641</text:p>
          </table:table-cell>
          <table:table-cell office:value-type="float" office:value="0.7792968" calcext:value-type="float">
            <text:p>0.7792968</text:p>
          </table:table-cell>
          <table:table-cell office:value-type="float" office:value="0.4075313" calcext:value-type="float">
            <text:p>0.4075313</text:p>
          </table:table-cell>
          <table:table-cell office:value-type="float" office:value="0.3487211" calcext:value-type="float">
            <text:p>0.3487211</text:p>
          </table:table-cell>
          <table:table-cell office:value-type="float" office:value="0" calcext:value-type="float">
            <text:p>0</text:p>
          </table:table-cell>
          <table:table-cell office:value-type="float" office:value="14898.99" calcext:value-type="float">
            <text:p>14898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7238127" calcext:value-type="float">
            <text:p>-0.0723812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2" calcext:value-type="float">
            <text:p>19072002</text:p>
          </table:table-cell>
          <table:table-cell office:value-type="float" office:value="12.76266" calcext:value-type="float">
            <text:p>12.76266</text:p>
          </table:table-cell>
          <table:table-cell office:value-type="float" office:value="1094.865" calcext:value-type="float">
            <text:p>1094.865</text:p>
          </table:table-cell>
          <table:table-cell office:value-type="float" office:value="0" calcext:value-type="float">
            <text:p>0</text:p>
          </table:table-cell>
          <table:table-cell office:value-type="float" office:value="-20.34368" calcext:value-type="float">
            <text:p>-20.34368</text:p>
          </table:table-cell>
          <table:table-cell office:value-type="float" office:value="3.319899" calcext:value-type="float">
            <text:p>3.319899</text:p>
          </table:table-cell>
          <table:table-cell office:value-type="float" office:value="13.39536" calcext:value-type="float">
            <text:p>13.39536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4291154" calcext:value-type="float">
            <text:p>4.291154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09414585" calcext:value-type="float">
            <text:p>-0.0009414585</text:p>
          </table:table-cell>
          <table:table-cell office:value-type="float" office:value="-0.1245595" calcext:value-type="float">
            <text:p>-0.1245595</text:p>
          </table:table-cell>
          <table:table-cell office:value-type="float" office:value="-0.0001332047" calcext:value-type="float">
            <text:p>-0.0001332047</text:p>
          </table:table-cell>
          <table:table-cell office:value-type="float" office:value="0.0001415495" calcext:value-type="float">
            <text:p>0.0001415495</text:p>
          </table:table-cell>
          <table:table-cell office:value-type="float" office:value="12.11011" calcext:value-type="float">
            <text:p>12.11011</text:p>
          </table:table-cell>
          <table:table-cell office:value-type="float" office:value="15.622" calcext:value-type="float">
            <text:p>15.622</text:p>
          </table:table-cell>
          <table:table-cell office:value-type="float" office:value="0.0788938" calcext:value-type="float">
            <text:p>0.0788938</text:p>
          </table:table-cell>
          <table:table-cell office:value-type="float" office:value="0.05701712" calcext:value-type="float">
            <text:p>0.05701712</text:p>
          </table:table-cell>
          <table:table-cell office:value-type="float" office:value="0.0475494" calcext:value-type="float">
            <text:p>0.0475494</text:p>
          </table:table-cell>
          <table:table-cell office:value-type="float" office:value="0.05064598" calcext:value-type="float">
            <text:p>0.05064598</text:p>
          </table:table-cell>
          <table:table-cell office:value-type="float" office:value="0.01699293" calcext:value-type="float">
            <text:p>0.01699293</text:p>
          </table:table-cell>
          <table:table-cell office:value-type="float" office:value="0.01007618" calcext:value-type="float">
            <text:p>0.01007618</text:p>
          </table:table-cell>
          <table:table-cell office:value-type="float" office:value="0.02619626" calcext:value-type="float">
            <text:p>0.02619626</text:p>
          </table:table-cell>
          <table:table-cell office:value-type="float" office:value="0.02217487" calcext:value-type="float">
            <text:p>0.02217487</text:p>
          </table:table-cell>
          <table:table-cell office:value-type="float" office:value="0.01887773" calcext:value-type="float">
            <text:p>0.01887773</text:p>
          </table:table-cell>
          <table:table-cell office:value-type="float" office:value="0.01751417" calcext:value-type="float">
            <text:p>0.01751417</text:p>
          </table:table-cell>
          <table:table-cell office:value-type="float" office:value="0.01503383" calcext:value-type="float">
            <text:p>0.01503383</text:p>
          </table:table-cell>
          <table:table-cell office:value-type="float" office:value="0.006538865" calcext:value-type="float">
            <text:p>0.006538865</text:p>
          </table:table-cell>
          <table:table-cell office:value-type="float" office:value="0.007022713" calcext:value-type="float">
            <text:p>0.007022713</text:p>
          </table:table-cell>
          <table:table-cell office:value-type="float" office:value="0" calcext:value-type="float">
            <text:p>0</text:p>
          </table:table-cell>
          <table:table-cell office:value-type="float" office:value="18.04552" calcext:value-type="float">
            <text:p>18.04552</text:p>
          </table:table-cell>
          <table:table-cell office:value-type="float" office:value="3.32448" calcext:value-type="float">
            <text:p>3.32448</text:p>
          </table:table-cell>
          <table:table-cell office:value-type="float" office:value="0.0196836" calcext:value-type="float">
            <text:p>0.0196836</text:p>
          </table:table-cell>
          <table:table-cell office:value-type="float" office:value="0.0173569" calcext:value-type="float">
            <text:p>0.0173569</text:p>
          </table:table-cell>
          <table:table-cell office:value-type="float" office:value="0.01379323" calcext:value-type="float">
            <text:p>0.01379323</text:p>
          </table:table-cell>
          <table:table-cell office:value-type="float" office:value="0.01070296" calcext:value-type="float">
            <text:p>0.01070296</text:p>
          </table:table-cell>
          <table:table-cell office:value-type="float" office:value="7.009946" calcext:value-type="float">
            <text:p>7.009946</text:p>
          </table:table-cell>
          <table:table-cell office:value-type="float" office:value="11.37228" calcext:value-type="float">
            <text:p>11.37228</text:p>
          </table:table-cell>
          <table:table-cell office:value-type="float" office:value="8.547636" calcext:value-type="float">
            <text:p>8.547636</text:p>
          </table:table-cell>
          <table:table-cell office:value-type="float" office:value="4.280175" calcext:value-type="float">
            <text:p>4.280175</text:p>
          </table:table-cell>
          <table:table-cell office:value-type="float" office:value="1.868539" calcext:value-type="float">
            <text:p>1.868539</text:p>
          </table:table-cell>
          <table:table-cell office:value-type="float" office:value="0.7736565" calcext:value-type="float">
            <text:p>0.7736565</text:p>
          </table:table-cell>
          <table:table-cell office:value-type="float" office:value="0.4074564" calcext:value-type="float">
            <text:p>0.4074564</text:p>
          </table:table-cell>
          <table:table-cell office:value-type="float" office:value="0.3487473" calcext:value-type="float">
            <text:p>0.3487473</text:p>
          </table:table-cell>
          <table:table-cell office:value-type="float" office:value="0" calcext:value-type="float">
            <text:p>0</text:p>
          </table:table-cell>
          <table:table-cell office:value-type="float" office:value="14777.69" calcext:value-type="float">
            <text:p>14777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7242964" calcext:value-type="float">
            <text:p>-0.0724296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2" calcext:value-type="float">
            <text:p>20072002</text:p>
          </table:table-cell>
          <table:table-cell office:value-type="float" office:value="12.84436" calcext:value-type="float">
            <text:p>12.84436</text:p>
          </table:table-cell>
          <table:table-cell office:value-type="float" office:value="1094.784" calcext:value-type="float">
            <text:p>1094.784</text:p>
          </table:table-cell>
          <table:table-cell office:value-type="float" office:value="0" calcext:value-type="float">
            <text:p>0</text:p>
          </table:table-cell>
          <table:table-cell office:value-type="float" office:value="-20.58305" calcext:value-type="float">
            <text:p>-20.58305</text:p>
          </table:table-cell>
          <table:table-cell office:value-type="float" office:value="3.320753" calcext:value-type="float">
            <text:p>3.320753</text:p>
          </table:table-cell>
          <table:table-cell office:value-type="float" office:value="13.21041" calcext:value-type="float">
            <text:p>13.21041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4291154" calcext:value-type="float">
            <text:p>4.291154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09414585" calcext:value-type="float">
            <text:p>-0.0009414585</text:p>
          </table:table-cell>
          <table:table-cell office:value-type="float" office:value="-0.1246597" calcext:value-type="float">
            <text:p>-0.1246597</text:p>
          </table:table-cell>
          <table:table-cell office:value-type="float" office:value="-0.0001490461" calcext:value-type="float">
            <text:p>-0.0001490461</text:p>
          </table:table-cell>
          <table:table-cell office:value-type="float" office:value="0.0001432839" calcext:value-type="float">
            <text:p>0.0001432839</text:p>
          </table:table-cell>
          <table:table-cell office:value-type="float" office:value="12.05455" calcext:value-type="float">
            <text:p>12.05455</text:p>
          </table:table-cell>
          <table:table-cell office:value-type="float" office:value="15.71021" calcext:value-type="float">
            <text:p>15.71021</text:p>
          </table:table-cell>
          <table:table-cell office:value-type="float" office:value="0.08090425" calcext:value-type="float">
            <text:p>0.08090425</text:p>
          </table:table-cell>
          <table:table-cell office:value-type="float" office:value="0.060264" calcext:value-type="float">
            <text:p>0.060264</text:p>
          </table:table-cell>
          <table:table-cell office:value-type="float" office:value="0.04980697" calcext:value-type="float">
            <text:p>0.04980697</text:p>
          </table:table-cell>
          <table:table-cell office:value-type="float" office:value="0.05267137" calcext:value-type="float">
            <text:p>0.05267137</text:p>
          </table:table-cell>
          <table:table-cell office:value-type="float" office:value="0.01752636" calcext:value-type="float">
            <text:p>0.01752636</text:p>
          </table:table-cell>
          <table:table-cell office:value-type="float" office:value="0.01007073" calcext:value-type="float">
            <text:p>0.01007073</text:p>
          </table:table-cell>
          <table:table-cell office:value-type="float" office:value="0.02610206" calcext:value-type="float">
            <text:p>0.02610206</text:p>
          </table:table-cell>
          <table:table-cell office:value-type="float" office:value="0.02215161" calcext:value-type="float">
            <text:p>0.02215161</text:p>
          </table:table-cell>
          <table:table-cell office:value-type="float" office:value="0.01889573" calcext:value-type="float">
            <text:p>0.01889573</text:p>
          </table:table-cell>
          <table:table-cell office:value-type="float" office:value="0.01751532" calcext:value-type="float">
            <text:p>0.01751532</text:p>
          </table:table-cell>
          <table:table-cell office:value-type="float" office:value="0.01501831" calcext:value-type="float">
            <text:p>0.01501831</text:p>
          </table:table-cell>
          <table:table-cell office:value-type="float" office:value="0.006529284" calcext:value-type="float">
            <text:p>0.006529284</text:p>
          </table:table-cell>
          <table:table-cell office:value-type="float" office:value="0.007020658" calcext:value-type="float">
            <text:p>0.007020658</text:p>
          </table:table-cell>
          <table:table-cell office:value-type="float" office:value="0" calcext:value-type="float">
            <text:p>0</text:p>
          </table:table-cell>
          <table:table-cell office:value-type="float" office:value="16.79839" calcext:value-type="float">
            <text:p>16.79839</text:p>
          </table:table-cell>
          <table:table-cell office:value-type="float" office:value="1.67379" calcext:value-type="float">
            <text:p>1.67379</text:p>
          </table:table-cell>
          <table:table-cell office:value-type="float" office:value="0.01888404" calcext:value-type="float">
            <text:p>0.01888404</text:p>
          </table:table-cell>
          <table:table-cell office:value-type="float" office:value="0.01704812" calcext:value-type="float">
            <text:p>0.01704812</text:p>
          </table:table-cell>
          <table:table-cell office:value-type="float" office:value="0.01333571" calcext:value-type="float">
            <text:p>0.01333571</text:p>
          </table:table-cell>
          <table:table-cell office:value-type="float" office:value="0.01051422" calcext:value-type="float">
            <text:p>0.01051422</text:p>
          </table:table-cell>
          <table:table-cell office:value-type="float" office:value="6.742065" calcext:value-type="float">
            <text:p>6.742065</text:p>
          </table:table-cell>
          <table:table-cell office:value-type="float" office:value="11.30948" calcext:value-type="float">
            <text:p>11.30948</text:p>
          </table:table-cell>
          <table:table-cell office:value-type="float" office:value="8.503736" calcext:value-type="float">
            <text:p>8.503736</text:p>
          </table:table-cell>
          <table:table-cell office:value-type="float" office:value="4.239733" calcext:value-type="float">
            <text:p>4.239733</text:p>
          </table:table-cell>
          <table:table-cell office:value-type="float" office:value="1.851708" calcext:value-type="float">
            <text:p>1.851708</text:p>
          </table:table-cell>
          <table:table-cell office:value-type="float" office:value="0.7681507" calcext:value-type="float">
            <text:p>0.7681507</text:p>
          </table:table-cell>
          <table:table-cell office:value-type="float" office:value="0.4073507" calcext:value-type="float">
            <text:p>0.4073507</text:p>
          </table:table-cell>
          <table:table-cell office:value-type="float" office:value="0.3487736" calcext:value-type="float">
            <text:p>0.3487736</text:p>
          </table:table-cell>
          <table:table-cell office:value-type="float" office:value="0" calcext:value-type="float">
            <text:p>0</text:p>
          </table:table-cell>
          <table:table-cell office:value-type="float" office:value="14559.69" calcext:value-type="float">
            <text:p>14559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7247874" calcext:value-type="float">
            <text:p>-0.0724787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2" calcext:value-type="float">
            <text:p>21072002</text:p>
          </table:table-cell>
          <table:table-cell office:value-type="float" office:value="12.90634" calcext:value-type="float">
            <text:p>12.90634</text:p>
          </table:table-cell>
          <table:table-cell office:value-type="float" office:value="1094.703" calcext:value-type="float">
            <text:p>1094.703</text:p>
          </table:table-cell>
          <table:table-cell office:value-type="float" office:value="0" calcext:value-type="float">
            <text:p>0</text:p>
          </table:table-cell>
          <table:table-cell office:value-type="float" office:value="-20.82655" calcext:value-type="float">
            <text:p>-20.82655</text:p>
          </table:table-cell>
          <table:table-cell office:value-type="float" office:value="3.320516" calcext:value-type="float">
            <text:p>3.320516</text:p>
          </table:table-cell>
          <table:table-cell office:value-type="float" office:value="13.03933" calcext:value-type="float">
            <text:p>13.03933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4294674" calcext:value-type="float">
            <text:p>4.294674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09104252" calcext:value-type="float">
            <text:p>-0.0009104252</text:p>
          </table:table-cell>
          <table:table-cell office:value-type="float" office:value="-0.1248337" calcext:value-type="float">
            <text:p>-0.1248337</text:p>
          </table:table-cell>
          <table:table-cell office:value-type="float" office:value="-0.0001647175" calcext:value-type="float">
            <text:p>-0.0001647175</text:p>
          </table:table-cell>
          <table:table-cell office:value-type="float" office:value="0.0001449677" calcext:value-type="float">
            <text:p>0.0001449677</text:p>
          </table:table-cell>
          <table:table-cell office:value-type="float" office:value="11.99781" calcext:value-type="float">
            <text:p>11.99781</text:p>
          </table:table-cell>
          <table:table-cell office:value-type="float" office:value="18.37044" calcext:value-type="float">
            <text:p>18.37044</text:p>
          </table:table-cell>
          <table:table-cell office:value-type="float" office:value="0.445794" calcext:value-type="float">
            <text:p>0.445794</text:p>
          </table:table-cell>
          <table:table-cell office:value-type="float" office:value="0.06081405" calcext:value-type="float">
            <text:p>0.06081405</text:p>
          </table:table-cell>
          <table:table-cell office:value-type="float" office:value="0.05071842" calcext:value-type="float">
            <text:p>0.05071842</text:p>
          </table:table-cell>
          <table:table-cell office:value-type="float" office:value="0.05375048" calcext:value-type="float">
            <text:p>0.05375048</text:p>
          </table:table-cell>
          <table:table-cell office:value-type="float" office:value="0.01792978" calcext:value-type="float">
            <text:p>0.01792978</text:p>
          </table:table-cell>
          <table:table-cell office:value-type="float" office:value="0.01004563" calcext:value-type="float">
            <text:p>0.01004563</text:p>
          </table:table-cell>
          <table:table-cell office:value-type="float" office:value="0.0260244" calcext:value-type="float">
            <text:p>0.0260244</text:p>
          </table:table-cell>
          <table:table-cell office:value-type="float" office:value="0.02212937" calcext:value-type="float">
            <text:p>0.02212937</text:p>
          </table:table-cell>
          <table:table-cell office:value-type="float" office:value="0.01894929" calcext:value-type="float">
            <text:p>0.01894929</text:p>
          </table:table-cell>
          <table:table-cell office:value-type="float" office:value="0.01751129" calcext:value-type="float">
            <text:p>0.01751129</text:p>
          </table:table-cell>
          <table:table-cell office:value-type="float" office:value="0.0150038" calcext:value-type="float">
            <text:p>0.0150038</text:p>
          </table:table-cell>
          <table:table-cell office:value-type="float" office:value="0.006519542" calcext:value-type="float">
            <text:p>0.006519542</text:p>
          </table:table-cell>
          <table:table-cell office:value-type="float" office:value="0.007018572" calcext:value-type="float">
            <text:p>0.007018572</text:p>
          </table:table-cell>
          <table:table-cell office:value-type="float" office:value="0" calcext:value-type="float">
            <text:p>0</text:p>
          </table:table-cell>
          <table:table-cell office:value-type="float" office:value="13.3438" calcext:value-type="float">
            <text:p>13.3438</text:p>
          </table:table-cell>
          <table:table-cell office:value-type="float" office:value="0.9341927" calcext:value-type="float">
            <text:p>0.9341927</text:p>
          </table:table-cell>
          <table:table-cell office:value-type="float" office:value="0.01771708" calcext:value-type="float">
            <text:p>0.01771708</text:p>
          </table:table-cell>
          <table:table-cell office:value-type="float" office:value="0.01649886" calcext:value-type="float">
            <text:p>0.01649886</text:p>
          </table:table-cell>
          <table:table-cell office:value-type="float" office:value="0.01281521" calcext:value-type="float">
            <text:p>0.01281521</text:p>
          </table:table-cell>
          <table:table-cell office:value-type="float" office:value="0.01050664" calcext:value-type="float">
            <text:p>0.01050664</text:p>
          </table:table-cell>
          <table:table-cell office:value-type="float" office:value="6.460096" calcext:value-type="float">
            <text:p>6.460096</text:p>
          </table:table-cell>
          <table:table-cell office:value-type="float" office:value="11.25138" calcext:value-type="float">
            <text:p>11.25138</text:p>
          </table:table-cell>
          <table:table-cell office:value-type="float" office:value="8.462589" calcext:value-type="float">
            <text:p>8.462589</text:p>
          </table:table-cell>
          <table:table-cell office:value-type="float" office:value="4.213584" calcext:value-type="float">
            <text:p>4.213584</text:p>
          </table:table-cell>
          <table:table-cell office:value-type="float" office:value="1.827905" calcext:value-type="float">
            <text:p>1.827905</text:p>
          </table:table-cell>
          <table:table-cell office:value-type="float" office:value="0.7629231" calcext:value-type="float">
            <text:p>0.7629231</text:p>
          </table:table-cell>
          <table:table-cell office:value-type="float" office:value="0.4072155" calcext:value-type="float">
            <text:p>0.4072155</text:p>
          </table:table-cell>
          <table:table-cell office:value-type="float" office:value="0.3487999" calcext:value-type="float">
            <text:p>0.3487999</text:p>
          </table:table-cell>
          <table:table-cell office:value-type="float" office:value="0" calcext:value-type="float">
            <text:p>0</text:p>
          </table:table-cell>
          <table:table-cell office:value-type="float" office:value="14197.06" calcext:value-type="float">
            <text:p>14197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7253302" calcext:value-type="float">
            <text:p>-0.0725330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2" calcext:value-type="float">
            <text:p>22072002</text:p>
          </table:table-cell>
          <table:table-cell office:value-type="float" office:value="12.87195" calcext:value-type="float">
            <text:p>12.87195</text:p>
          </table:table-cell>
          <table:table-cell office:value-type="float" office:value="1094.655" calcext:value-type="float">
            <text:p>1094.655</text:p>
          </table:table-cell>
          <table:table-cell office:value-type="float" office:value="0" calcext:value-type="float">
            <text:p>0</text:p>
          </table:table-cell>
          <table:table-cell office:value-type="float" office:value="-21.17578" calcext:value-type="float">
            <text:p>-21.17578</text:p>
          </table:table-cell>
          <table:table-cell office:value-type="float" office:value="3.197693" calcext:value-type="float">
            <text:p>3.197693</text:p>
          </table:table-cell>
          <table:table-cell office:value-type="float" office:value="12.94709" calcext:value-type="float">
            <text:p>12.94709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4476647" calcext:value-type="float">
            <text:p>4.476647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06822111" calcext:value-type="float">
            <text:p>-0.0006822111</text:p>
          </table:table-cell>
          <table:table-cell office:value-type="float" office:value="-0.1269655" calcext:value-type="float">
            <text:p>-0.1269655</text:p>
          </table:table-cell>
          <table:table-cell office:value-type="float" office:value="-0.0001774597" calcext:value-type="float">
            <text:p>-0.0001774597</text:p>
          </table:table-cell>
          <table:table-cell office:value-type="float" office:value="0.0001466643" calcext:value-type="float">
            <text:p>0.0001466643</text:p>
          </table:table-cell>
          <table:table-cell office:value-type="float" office:value="12.02683" calcext:value-type="float">
            <text:p>12.02683</text:p>
          </table:table-cell>
          <table:table-cell office:value-type="float" office:value="15.50923" calcext:value-type="float">
            <text:p>15.50923</text:p>
          </table:table-cell>
          <table:table-cell office:value-type="float" office:value="0.1498131" calcext:value-type="float">
            <text:p>0.1498131</text:p>
          </table:table-cell>
          <table:table-cell office:value-type="float" office:value="0.05205302" calcext:value-type="float">
            <text:p>0.05205302</text:p>
          </table:table-cell>
          <table:table-cell office:value-type="float" office:value="0.0442493" calcext:value-type="float">
            <text:p>0.0442493</text:p>
          </table:table-cell>
          <table:table-cell office:value-type="float" office:value="0.04798153" calcext:value-type="float">
            <text:p>0.04798153</text:p>
          </table:table-cell>
          <table:table-cell office:value-type="float" office:value="0.01679514" calcext:value-type="float">
            <text:p>0.01679514</text:p>
          </table:table-cell>
          <table:table-cell office:value-type="float" office:value="0.009718452" calcext:value-type="float">
            <text:p>0.009718452</text:p>
          </table:table-cell>
          <table:table-cell office:value-type="float" office:value="0.02590344" calcext:value-type="float">
            <text:p>0.02590344</text:p>
          </table:table-cell>
          <table:table-cell office:value-type="float" office:value="0.02209084" calcext:value-type="float">
            <text:p>0.02209084</text:p>
          </table:table-cell>
          <table:table-cell office:value-type="float" office:value="0.01898615" calcext:value-type="float">
            <text:p>0.01898615</text:p>
          </table:table-cell>
          <table:table-cell office:value-type="float" office:value="0.01750477" calcext:value-type="float">
            <text:p>0.01750477</text:p>
          </table:table-cell>
          <table:table-cell office:value-type="float" office:value="0.01499073" calcext:value-type="float">
            <text:p>0.01499073</text:p>
          </table:table-cell>
          <table:table-cell office:value-type="float" office:value="0.006509667" calcext:value-type="float">
            <text:p>0.006509667</text:p>
          </table:table-cell>
          <table:table-cell office:value-type="float" office:value="0.007016456" calcext:value-type="float">
            <text:p>0.007016456</text:p>
          </table:table-cell>
          <table:table-cell office:value-type="float" office:value="0" calcext:value-type="float">
            <text:p>0</text:p>
          </table:table-cell>
          <table:table-cell office:value-type="float" office:value="9.3544" calcext:value-type="float">
            <text:p>9.3544</text:p>
          </table:table-cell>
          <table:table-cell office:value-type="float" office:value="1.692238" calcext:value-type="float">
            <text:p>1.692238</text:p>
          </table:table-cell>
          <table:table-cell office:value-type="float" office:value="0.01828592" calcext:value-type="float">
            <text:p>0.01828592</text:p>
          </table:table-cell>
          <table:table-cell office:value-type="float" office:value="0.01585834" calcext:value-type="float">
            <text:p>0.01585834</text:p>
          </table:table-cell>
          <table:table-cell office:value-type="float" office:value="0.01247094" calcext:value-type="float">
            <text:p>0.01247094</text:p>
          </table:table-cell>
          <table:table-cell office:value-type="float" office:value="0.01027092" calcext:value-type="float">
            <text:p>0.01027092</text:p>
          </table:table-cell>
          <table:table-cell office:value-type="float" office:value="6.185796" calcext:value-type="float">
            <text:p>6.185796</text:p>
          </table:table-cell>
          <table:table-cell office:value-type="float" office:value="11.1882" calcext:value-type="float">
            <text:p>11.1882</text:p>
          </table:table-cell>
          <table:table-cell office:value-type="float" office:value="8.419354" calcext:value-type="float">
            <text:p>8.419354</text:p>
          </table:table-cell>
          <table:table-cell office:value-type="float" office:value="4.188244" calcext:value-type="float">
            <text:p>4.188244</text:p>
          </table:table-cell>
          <table:table-cell office:value-type="float" office:value="1.796494" calcext:value-type="float">
            <text:p>1.796494</text:p>
          </table:table-cell>
          <table:table-cell office:value-type="float" office:value="0.7576471" calcext:value-type="float">
            <text:p>0.7576471</text:p>
          </table:table-cell>
          <table:table-cell office:value-type="float" office:value="0.4070618" calcext:value-type="float">
            <text:p>0.4070618</text:p>
          </table:table-cell>
          <table:table-cell office:value-type="float" office:value="0.3488276" calcext:value-type="float">
            <text:p>0.3488276</text:p>
          </table:table-cell>
          <table:table-cell office:value-type="float" office:value="0" calcext:value-type="float">
            <text:p>0</text:p>
          </table:table-cell>
          <table:table-cell office:value-type="float" office:value="13909.63" calcext:value-type="float">
            <text:p>13909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735838" calcext:value-type="float">
            <text:p>-0.073583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2" calcext:value-type="float">
            <text:p>23072002</text:p>
          </table:table-cell>
          <table:table-cell office:value-type="float" office:value="12.84203" calcext:value-type="float">
            <text:p>12.84203</text:p>
          </table:table-cell>
          <table:table-cell office:value-type="float" office:value="1094.604" calcext:value-type="float">
            <text:p>1094.604</text:p>
          </table:table-cell>
          <table:table-cell office:value-type="float" office:value="0" calcext:value-type="float">
            <text:p>0</text:p>
          </table:table-cell>
          <table:table-cell office:value-type="float" office:value="-21.48672" calcext:value-type="float">
            <text:p>-21.48672</text:p>
          </table:table-cell>
          <table:table-cell office:value-type="float" office:value="3.176097" calcext:value-type="float">
            <text:p>3.176097</text:p>
          </table:table-cell>
          <table:table-cell office:value-type="float" office:value="12.80356" calcext:value-type="float">
            <text:p>12.80356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4476647" calcext:value-type="float">
            <text:p>4.476647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06822111" calcext:value-type="float">
            <text:p>-0.0006822111</text:p>
          </table:table-cell>
          <table:table-cell office:value-type="float" office:value="-0.127412" calcext:value-type="float">
            <text:p>-0.127412</text:p>
          </table:table-cell>
          <table:table-cell office:value-type="float" office:value="-0.0001924101" calcext:value-type="float">
            <text:p>-0.0001924101</text:p>
          </table:table-cell>
          <table:table-cell office:value-type="float" office:value="0.0001484769" calcext:value-type="float">
            <text:p>0.0001484769</text:p>
          </table:table-cell>
          <table:table-cell office:value-type="float" office:value="12.0095" calcext:value-type="float">
            <text:p>12.0095</text:p>
          </table:table-cell>
          <table:table-cell office:value-type="float" office:value="13.38389" calcext:value-type="float">
            <text:p>13.38389</text:p>
          </table:table-cell>
          <table:table-cell office:value-type="float" office:value="0.1187166" calcext:value-type="float">
            <text:p>0.1187166</text:p>
          </table:table-cell>
          <table:table-cell office:value-type="float" office:value="0.0471164" calcext:value-type="float">
            <text:p>0.0471164</text:p>
          </table:table-cell>
          <table:table-cell office:value-type="float" office:value="0.04021175" calcext:value-type="float">
            <text:p>0.04021175</text:p>
          </table:table-cell>
          <table:table-cell office:value-type="float" office:value="0.04371028" calcext:value-type="float">
            <text:p>0.04371028</text:p>
          </table:table-cell>
          <table:table-cell office:value-type="float" office:value="0.01578299" calcext:value-type="float">
            <text:p>0.01578299</text:p>
          </table:table-cell>
          <table:table-cell office:value-type="float" office:value="0.009435742" calcext:value-type="float">
            <text:p>0.009435742</text:p>
          </table:table-cell>
          <table:table-cell office:value-type="float" office:value="0.02575087" calcext:value-type="float">
            <text:p>0.02575087</text:p>
          </table:table-cell>
          <table:table-cell office:value-type="float" office:value="0.02203102" calcext:value-type="float">
            <text:p>0.02203102</text:p>
          </table:table-cell>
          <table:table-cell office:value-type="float" office:value="0.01900006" calcext:value-type="float">
            <text:p>0.01900006</text:p>
          </table:table-cell>
          <table:table-cell office:value-type="float" office:value="0.01749419" calcext:value-type="float">
            <text:p>0.01749419</text:p>
          </table:table-cell>
          <table:table-cell office:value-type="float" office:value="0.01497772" calcext:value-type="float">
            <text:p>0.01497772</text:p>
          </table:table-cell>
          <table:table-cell office:value-type="float" office:value="0.006499662" calcext:value-type="float">
            <text:p>0.006499662</text:p>
          </table:table-cell>
          <table:table-cell office:value-type="float" office:value="0.007014309" calcext:value-type="float">
            <text:p>0.007014309</text:p>
          </table:table-cell>
          <table:table-cell office:value-type="float" office:value="0" calcext:value-type="float">
            <text:p>0</text:p>
          </table:table-cell>
          <table:table-cell office:value-type="float" office:value="10.91343" calcext:value-type="float">
            <text:p>10.91343</text:p>
          </table:table-cell>
          <table:table-cell office:value-type="float" office:value="0.5428036" calcext:value-type="float">
            <text:p>0.5428036</text:p>
          </table:table-cell>
          <table:table-cell office:value-type="float" office:value="0.01715625" calcext:value-type="float">
            <text:p>0.01715625</text:p>
          </table:table-cell>
          <table:table-cell office:value-type="float" office:value="0.01593635" calcext:value-type="float">
            <text:p>0.01593635</text:p>
          </table:table-cell>
          <table:table-cell office:value-type="float" office:value="0.01247373" calcext:value-type="float">
            <text:p>0.01247373</text:p>
          </table:table-cell>
          <table:table-cell office:value-type="float" office:value="0.009603395" calcext:value-type="float">
            <text:p>0.009603395</text:p>
          </table:table-cell>
          <table:table-cell office:value-type="float" office:value="5.943736" calcext:value-type="float">
            <text:p>5.943736</text:p>
          </table:table-cell>
          <table:table-cell office:value-type="float" office:value="11.10701" calcext:value-type="float">
            <text:p>11.10701</text:p>
          </table:table-cell>
          <table:table-cell office:value-type="float" office:value="8.36662" calcext:value-type="float">
            <text:p>8.36662</text:p>
          </table:table-cell>
          <table:table-cell office:value-type="float" office:value="4.156592" calcext:value-type="float">
            <text:p>4.156592</text:p>
          </table:table-cell>
          <table:table-cell office:value-type="float" office:value="1.752798" calcext:value-type="float">
            <text:p>1.752798</text:p>
          </table:table-cell>
          <table:table-cell office:value-type="float" office:value="0.7516093" calcext:value-type="float">
            <text:p>0.7516093</text:p>
          </table:table-cell>
          <table:table-cell office:value-type="float" office:value="0.4068903" calcext:value-type="float">
            <text:p>0.4068903</text:p>
          </table:table-cell>
          <table:table-cell office:value-type="float" office:value="0.3488562" calcext:value-type="float">
            <text:p>0.3488562</text:p>
          </table:table-cell>
          <table:table-cell office:value-type="float" office:value="0" calcext:value-type="float">
            <text:p>0</text:p>
          </table:table-cell>
          <table:table-cell office:value-type="float" office:value="13960.72" calcext:value-type="float">
            <text:p>13960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7363021" calcext:value-type="float">
            <text:p>-0.0736302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2" calcext:value-type="float">
            <text:p>24072002</text:p>
          </table:table-cell>
          <table:table-cell office:value-type="float" office:value="12.81174" calcext:value-type="float">
            <text:p>12.81174</text:p>
          </table:table-cell>
          <table:table-cell office:value-type="float" office:value="1094.547" calcext:value-type="float">
            <text:p>1094.547</text:p>
          </table:table-cell>
          <table:table-cell office:value-type="float" office:value="0" calcext:value-type="float">
            <text:p>0</text:p>
          </table:table-cell>
          <table:table-cell office:value-type="float" office:value="-21.7897" calcext:value-type="float">
            <text:p>-21.7897</text:p>
          </table:table-cell>
          <table:table-cell office:value-type="float" office:value="3.188104" calcext:value-type="float">
            <text:p>3.188104</text:p>
          </table:table-cell>
          <table:table-cell office:value-type="float" office:value="12.65045" calcext:value-type="float">
            <text:p>12.65045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4476709" calcext:value-type="float">
            <text:p>4.476709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06812898" calcext:value-type="float">
            <text:p>-0.0006812898</text:p>
          </table:table-cell>
          <table:table-cell office:value-type="float" office:value="-0.1276672" calcext:value-type="float">
            <text:p>-0.1276672</text:p>
          </table:table-cell>
          <table:table-cell office:value-type="float" office:value="-0.0002040883" calcext:value-type="float">
            <text:p>-0.0002040883</text:p>
          </table:table-cell>
          <table:table-cell office:value-type="float" office:value="0.0001503236" calcext:value-type="float">
            <text:p>0.0001503236</text:p>
          </table:table-cell>
          <table:table-cell office:value-type="float" office:value="11.9585" calcext:value-type="float">
            <text:p>11.9585</text:p>
          </table:table-cell>
          <table:table-cell office:value-type="float" office:value="13.63499" calcext:value-type="float">
            <text:p>13.63499</text:p>
          </table:table-cell>
          <table:table-cell office:value-type="float" office:value="0.102026" calcext:value-type="float">
            <text:p>0.102026</text:p>
          </table:table-cell>
          <table:table-cell office:value-type="float" office:value="0.04729287" calcext:value-type="float">
            <text:p>0.04729287</text:p>
          </table:table-cell>
          <table:table-cell office:value-type="float" office:value="0.03987339" calcext:value-type="float">
            <text:p>0.03987339</text:p>
          </table:table-cell>
          <table:table-cell office:value-type="float" office:value="0.04289723" calcext:value-type="float">
            <text:p>0.04289723</text:p>
          </table:table-cell>
          <table:table-cell office:value-type="float" office:value="0.01552584" calcext:value-type="float">
            <text:p>0.01552584</text:p>
          </table:table-cell>
          <table:table-cell office:value-type="float" office:value="0.009270922" calcext:value-type="float">
            <text:p>0.009270922</text:p>
          </table:table-cell>
          <table:table-cell office:value-type="float" office:value="0.0255953" calcext:value-type="float">
            <text:p>0.0255953</text:p>
          </table:table-cell>
          <table:table-cell office:value-type="float" office:value="0.02197812" calcext:value-type="float">
            <text:p>0.02197812</text:p>
          </table:table-cell>
          <table:table-cell office:value-type="float" office:value="0.01901185" calcext:value-type="float">
            <text:p>0.01901185</text:p>
          </table:table-cell>
          <table:table-cell office:value-type="float" office:value="0.01747954" calcext:value-type="float">
            <text:p>0.01747954</text:p>
          </table:table-cell>
          <table:table-cell office:value-type="float" office:value="0.01496636" calcext:value-type="float">
            <text:p>0.01496636</text:p>
          </table:table-cell>
          <table:table-cell office:value-type="float" office:value="0.006489507" calcext:value-type="float">
            <text:p>0.006489507</text:p>
          </table:table-cell>
          <table:table-cell office:value-type="float" office:value="0.007012135" calcext:value-type="float">
            <text:p>0.007012135</text:p>
          </table:table-cell>
          <table:table-cell office:value-type="float" office:value="0" calcext:value-type="float">
            <text:p>0</text:p>
          </table:table-cell>
          <table:table-cell office:value-type="float" office:value="10.92429" calcext:value-type="float">
            <text:p>10.92429</text:p>
          </table:table-cell>
          <table:table-cell office:value-type="float" office:value="0.04269711" calcext:value-type="float">
            <text:p>0.04269711</text:p>
          </table:table-cell>
          <table:table-cell office:value-type="float" office:value="0.01612728" calcext:value-type="float">
            <text:p>0.01612728</text:p>
          </table:table-cell>
          <table:table-cell office:value-type="float" office:value="0.01542807" calcext:value-type="float">
            <text:p>0.01542807</text:p>
          </table:table-cell>
          <table:table-cell office:value-type="float" office:value="0.01209786" calcext:value-type="float">
            <text:p>0.01209786</text:p>
          </table:table-cell>
          <table:table-cell office:value-type="float" office:value="0.009181326" calcext:value-type="float">
            <text:p>0.009181326</text:p>
          </table:table-cell>
          <table:table-cell office:value-type="float" office:value="5.705528" calcext:value-type="float">
            <text:p>5.705528</text:p>
          </table:table-cell>
          <table:table-cell office:value-type="float" office:value="11.01891" calcext:value-type="float">
            <text:p>11.01891</text:p>
          </table:table-cell>
          <table:table-cell office:value-type="float" office:value="8.31142" calcext:value-type="float">
            <text:p>8.31142</text:p>
          </table:table-cell>
          <table:table-cell office:value-type="float" office:value="4.123625" calcext:value-type="float">
            <text:p>4.123625</text:p>
          </table:table-cell>
          <table:table-cell office:value-type="float" office:value="1.698614" calcext:value-type="float">
            <text:p>1.698614</text:p>
          </table:table-cell>
          <table:table-cell office:value-type="float" office:value="0.7474527" calcext:value-type="float">
            <text:p>0.7474527</text:p>
          </table:table-cell>
          <table:table-cell office:value-type="float" office:value="0.4066927" calcext:value-type="float">
            <text:p>0.4066927</text:p>
          </table:table-cell>
          <table:table-cell office:value-type="float" office:value="0.3488849" calcext:value-type="float">
            <text:p>0.3488849</text:p>
          </table:table-cell>
          <table:table-cell office:value-type="float" office:value="0" calcext:value-type="float">
            <text:p>0</text:p>
          </table:table-cell>
          <table:table-cell office:value-type="float" office:value="14025.49" calcext:value-type="float">
            <text:p>14025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7367548" calcext:value-type="float">
            <text:p>-0.0736754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2" calcext:value-type="float">
            <text:p>25072002</text:p>
          </table:table-cell>
          <table:table-cell office:value-type="float" office:value="12.76435" calcext:value-type="float">
            <text:p>12.76435</text:p>
          </table:table-cell>
          <table:table-cell office:value-type="float" office:value="1094.516" calcext:value-type="float">
            <text:p>1094.516</text:p>
          </table:table-cell>
          <table:table-cell office:value-type="float" office:value="0" calcext:value-type="float">
            <text:p>0</text:p>
          </table:table-cell>
          <table:table-cell office:value-type="float" office:value="-22.07444" calcext:value-type="float">
            <text:p>-22.07444</text:p>
          </table:table-cell>
          <table:table-cell office:value-type="float" office:value="3.110548" calcext:value-type="float">
            <text:p>3.110548</text:p>
          </table:table-cell>
          <table:table-cell office:value-type="float" office:value="12.58259" calcext:value-type="float">
            <text:p>12.58259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4476929" calcext:value-type="float">
            <text:p>4.476929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06781876" calcext:value-type="float">
            <text:p>-0.0006781876</text:p>
          </table:table-cell>
          <table:table-cell office:value-type="float" office:value="-0.1370485" calcext:value-type="float">
            <text:p>-0.1370485</text:p>
          </table:table-cell>
          <table:table-cell office:value-type="float" office:value="-0.0002124997" calcext:value-type="float">
            <text:p>-0.0002124997</text:p>
          </table:table-cell>
          <table:table-cell office:value-type="float" office:value="0.0001521102" calcext:value-type="float">
            <text:p>0.0001521102</text:p>
          </table:table-cell>
          <table:table-cell office:value-type="float" office:value="12.06354" calcext:value-type="float">
            <text:p>12.06354</text:p>
          </table:table-cell>
          <table:table-cell office:value-type="float" office:value="15.09448" calcext:value-type="float">
            <text:p>15.09448</text:p>
          </table:table-cell>
          <table:table-cell office:value-type="float" office:value="0.08828891" calcext:value-type="float">
            <text:p>0.08828891</text:p>
          </table:table-cell>
          <table:table-cell office:value-type="float" office:value="0.04463587" calcext:value-type="float">
            <text:p>0.04463587</text:p>
          </table:table-cell>
          <table:table-cell office:value-type="float" office:value="0.03787399" calcext:value-type="float">
            <text:p>0.03787399</text:p>
          </table:table-cell>
          <table:table-cell office:value-type="float" office:value="0.04097872" calcext:value-type="float">
            <text:p>0.04097872</text:p>
          </table:table-cell>
          <table:table-cell office:value-type="float" office:value="0.01510911" calcext:value-type="float">
            <text:p>0.01510911</text:p>
          </table:table-cell>
          <table:table-cell office:value-type="float" office:value="0.009114707" calcext:value-type="float">
            <text:p>0.009114707</text:p>
          </table:table-cell>
          <table:table-cell office:value-type="float" office:value="0.02544419" calcext:value-type="float">
            <text:p>0.02544419</text:p>
          </table:table-cell>
          <table:table-cell office:value-type="float" office:value="0.02193885" calcext:value-type="float">
            <text:p>0.02193885</text:p>
          </table:table-cell>
          <table:table-cell office:value-type="float" office:value="0.01903059" calcext:value-type="float">
            <text:p>0.01903059</text:p>
          </table:table-cell>
          <table:table-cell office:value-type="float" office:value="0.01746353" calcext:value-type="float">
            <text:p>0.01746353</text:p>
          </table:table-cell>
          <table:table-cell office:value-type="float" office:value="0.01495657" calcext:value-type="float">
            <text:p>0.01495657</text:p>
          </table:table-cell>
          <table:table-cell office:value-type="float" office:value="0.006479181" calcext:value-type="float">
            <text:p>0.006479181</text:p>
          </table:table-cell>
          <table:table-cell office:value-type="float" office:value="0.007009923" calcext:value-type="float">
            <text:p>0.007009923</text:p>
          </table:table-cell>
          <table:table-cell office:value-type="float" office:value="0" calcext:value-type="float">
            <text:p>0</text:p>
          </table:table-cell>
          <table:table-cell office:value-type="float" office:value="14.14373" calcext:value-type="float">
            <text:p>14.14373</text:p>
          </table:table-cell>
          <table:table-cell office:value-type="float" office:value="0.05989708" calcext:value-type="float">
            <text:p>0.05989708</text:p>
          </table:table-cell>
          <table:table-cell office:value-type="float" office:value="0.01604428" calcext:value-type="float">
            <text:p>0.01604428</text:p>
          </table:table-cell>
          <table:table-cell office:value-type="float" office:value="0.01537931" calcext:value-type="float">
            <text:p>0.01537931</text:p>
          </table:table-cell>
          <table:table-cell office:value-type="float" office:value="0.01198122" calcext:value-type="float">
            <text:p>0.01198122</text:p>
          </table:table-cell>
          <table:table-cell office:value-type="float" office:value="0.008982244" calcext:value-type="float">
            <text:p>0.008982244</text:p>
          </table:table-cell>
          <table:table-cell office:value-type="float" office:value="5.459735" calcext:value-type="float">
            <text:p>5.459735</text:p>
          </table:table-cell>
          <table:table-cell office:value-type="float" office:value="10.93521" calcext:value-type="float">
            <text:p>10.93521</text:p>
          </table:table-cell>
          <table:table-cell office:value-type="float" office:value="8.26007" calcext:value-type="float">
            <text:p>8.26007</text:p>
          </table:table-cell>
          <table:table-cell office:value-type="float" office:value="4.093342" calcext:value-type="float">
            <text:p>4.093342</text:p>
          </table:table-cell>
          <table:table-cell office:value-type="float" office:value="1.641352" calcext:value-type="float">
            <text:p>1.641352</text:p>
          </table:table-cell>
          <table:table-cell office:value-type="float" office:value="0.7440879" calcext:value-type="float">
            <text:p>0.7440879</text:p>
          </table:table-cell>
          <table:table-cell office:value-type="float" office:value="0.4064618" calcext:value-type="float">
            <text:p>0.4064618</text:p>
          </table:table-cell>
          <table:table-cell office:value-type="float" office:value="0.3489135" calcext:value-type="float">
            <text:p>0.3489135</text:p>
          </table:table-cell>
          <table:table-cell office:value-type="float" office:value="0" calcext:value-type="float">
            <text:p>0</text:p>
          </table:table-cell>
          <table:table-cell office:value-type="float" office:value="13795.49" calcext:value-type="float">
            <text:p>13795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7907776" calcext:value-type="float">
            <text:p>-0.0790777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2" calcext:value-type="float">
            <text:p>26072002</text:p>
          </table:table-cell>
          <table:table-cell office:value-type="float" office:value="12.70312" calcext:value-type="float">
            <text:p>12.70312</text:p>
          </table:table-cell>
          <table:table-cell office:value-type="float" office:value="1094.503" calcext:value-type="float">
            <text:p>1094.503</text:p>
          </table:table-cell>
          <table:table-cell office:value-type="float" office:value="0" calcext:value-type="float">
            <text:p>0</text:p>
          </table:table-cell>
          <table:table-cell office:value-type="float" office:value="-22.36835" calcext:value-type="float">
            <text:p>-22.36835</text:p>
          </table:table-cell>
          <table:table-cell office:value-type="float" office:value="3.049284" calcext:value-type="float">
            <text:p>3.049284</text:p>
          </table:table-cell>
          <table:table-cell office:value-type="float" office:value="12.4707" calcext:value-type="float">
            <text:p>12.4707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4477806" calcext:value-type="float">
            <text:p>4.477806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06667385" calcext:value-type="float">
            <text:p>-0.0006667385</text:p>
          </table:table-cell>
          <table:table-cell office:value-type="float" office:value="-0.1430568" calcext:value-type="float">
            <text:p>-0.1430568</text:p>
          </table:table-cell>
          <table:table-cell office:value-type="float" office:value="-0.0002303491" calcext:value-type="float">
            <text:p>-0.0002303491</text:p>
          </table:table-cell>
          <table:table-cell office:value-type="float" office:value="0.0001538658" calcext:value-type="float">
            <text:p>0.0001538658</text:p>
          </table:table-cell>
          <table:table-cell office:value-type="float" office:value="12.21333" calcext:value-type="float">
            <text:p>12.21333</text:p>
          </table:table-cell>
          <table:table-cell office:value-type="float" office:value="27.25349" calcext:value-type="float">
            <text:p>27.25349</text:p>
          </table:table-cell>
          <table:table-cell office:value-type="float" office:value="0.1388241" calcext:value-type="float">
            <text:p>0.1388241</text:p>
          </table:table-cell>
          <table:table-cell office:value-type="float" office:value="0.04135151" calcext:value-type="float">
            <text:p>0.04135151</text:p>
          </table:table-cell>
          <table:table-cell office:value-type="float" office:value="0.03536361" calcext:value-type="float">
            <text:p>0.03536361</text:p>
          </table:table-cell>
          <table:table-cell office:value-type="float" office:value="0.03847724" calcext:value-type="float">
            <text:p>0.03847724</text:p>
          </table:table-cell>
          <table:table-cell office:value-type="float" office:value="0.01444884" calcext:value-type="float">
            <text:p>0.01444884</text:p>
          </table:table-cell>
          <table:table-cell office:value-type="float" office:value="0.008928474" calcext:value-type="float">
            <text:p>0.008928474</text:p>
          </table:table-cell>
          <table:table-cell office:value-type="float" office:value="0.02534369" calcext:value-type="float">
            <text:p>0.02534369</text:p>
          </table:table-cell>
          <table:table-cell office:value-type="float" office:value="0.0219278" calcext:value-type="float">
            <text:p>0.0219278</text:p>
          </table:table-cell>
          <table:table-cell office:value-type="float" office:value="0.01905921" calcext:value-type="float">
            <text:p>0.01905921</text:p>
          </table:table-cell>
          <table:table-cell office:value-type="float" office:value="0.0174488" calcext:value-type="float">
            <text:p>0.0174488</text:p>
          </table:table-cell>
          <table:table-cell office:value-type="float" office:value="0.01494795" calcext:value-type="float">
            <text:p>0.01494795</text:p>
          </table:table-cell>
          <table:table-cell office:value-type="float" office:value="0.006468694" calcext:value-type="float">
            <text:p>0.006468694</text:p>
          </table:table-cell>
          <table:table-cell office:value-type="float" office:value="0.007007673" calcext:value-type="float">
            <text:p>0.007007673</text:p>
          </table:table-cell>
          <table:table-cell office:value-type="float" office:value="0" calcext:value-type="float">
            <text:p>0</text:p>
          </table:table-cell>
          <table:table-cell office:value-type="float" office:value="12.98976" calcext:value-type="float">
            <text:p>12.98976</text:p>
          </table:table-cell>
          <table:table-cell office:value-type="float" office:value="0.8220223" calcext:value-type="float">
            <text:p>0.8220223</text:p>
          </table:table-cell>
          <table:table-cell office:value-type="float" office:value="0.01808167" calcext:value-type="float">
            <text:p>0.01808167</text:p>
          </table:table-cell>
          <table:table-cell office:value-type="float" office:value="0.01573734" calcext:value-type="float">
            <text:p>0.01573734</text:p>
          </table:table-cell>
          <table:table-cell office:value-type="float" office:value="0.01225599" calcext:value-type="float">
            <text:p>0.01225599</text:p>
          </table:table-cell>
          <table:table-cell office:value-type="float" office:value="0.00910281" calcext:value-type="float">
            <text:p>0.00910281</text:p>
          </table:table-cell>
          <table:table-cell office:value-type="float" office:value="5.217598" calcext:value-type="float">
            <text:p>5.217598</text:p>
          </table:table-cell>
          <table:table-cell office:value-type="float" office:value="10.86137" calcext:value-type="float">
            <text:p>10.86137</text:p>
          </table:table-cell>
          <table:table-cell office:value-type="float" office:value="8.214255" calcext:value-type="float">
            <text:p>8.214255</text:p>
          </table:table-cell>
          <table:table-cell office:value-type="float" office:value="4.065956" calcext:value-type="float">
            <text:p>4.065956</text:p>
          </table:table-cell>
          <table:table-cell office:value-type="float" office:value="1.585607" calcext:value-type="float">
            <text:p>1.585607</text:p>
          </table:table-cell>
          <table:table-cell office:value-type="float" office:value="0.7410713" calcext:value-type="float">
            <text:p>0.7410713</text:p>
          </table:table-cell>
          <table:table-cell office:value-type="float" office:value="0.4062021" calcext:value-type="float">
            <text:p>0.4062021</text:p>
          </table:table-cell>
          <table:table-cell office:value-type="float" office:value="0.3489422" calcext:value-type="float">
            <text:p>0.3489422</text:p>
          </table:table-cell>
          <table:table-cell office:value-type="float" office:value="0" calcext:value-type="float">
            <text:p>0</text:p>
          </table:table-cell>
          <table:table-cell office:value-type="float" office:value="13199.37" calcext:value-type="float">
            <text:p>13199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9736507" calcext:value-type="float">
            <text:p>-0.0973650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2" calcext:value-type="float">
            <text:p>27072002</text:p>
          </table:table-cell>
          <table:table-cell office:value-type="float" office:value="12.61604" calcext:value-type="float">
            <text:p>12.61604</text:p>
          </table:table-cell>
          <table:table-cell office:value-type="float" office:value="1094.517" calcext:value-type="float">
            <text:p>1094.517</text:p>
          </table:table-cell>
          <table:table-cell office:value-type="float" office:value="0" calcext:value-type="float">
            <text:p>0</text:p>
          </table:table-cell>
          <table:table-cell office:value-type="float" office:value="-22.66578" calcext:value-type="float">
            <text:p>-22.66578</text:p>
          </table:table-cell>
          <table:table-cell office:value-type="float" office:value="2.926759" calcext:value-type="float">
            <text:p>2.926759</text:p>
          </table:table-cell>
          <table:table-cell office:value-type="float" office:value="12.41156" calcext:value-type="float">
            <text:p>12.41156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4477806" calcext:value-type="float">
            <text:p>4.477806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06667385" calcext:value-type="float">
            <text:p>-0.0006667385</text:p>
          </table:table-cell>
          <table:table-cell office:value-type="float" office:value="-0.1536513" calcext:value-type="float">
            <text:p>-0.1536513</text:p>
          </table:table-cell>
          <table:table-cell office:value-type="float" office:value="-0.0002474357" calcext:value-type="float">
            <text:p>-0.0002474357</text:p>
          </table:table-cell>
          <table:table-cell office:value-type="float" office:value="0.0001554978" calcext:value-type="float">
            <text:p>0.0001554978</text:p>
          </table:table-cell>
          <table:table-cell office:value-type="float" office:value="12.46062" calcext:value-type="float">
            <text:p>12.46062</text:p>
          </table:table-cell>
          <table:table-cell office:value-type="float" office:value="22.56466" calcext:value-type="float">
            <text:p>22.56466</text:p>
          </table:table-cell>
          <table:table-cell office:value-type="float" office:value="0.1018032" calcext:value-type="float">
            <text:p>0.1018032</text:p>
          </table:table-cell>
          <table:table-cell office:value-type="float" office:value="0.04196" calcext:value-type="float">
            <text:p>0.04196</text:p>
          </table:table-cell>
          <table:table-cell office:value-type="float" office:value="0.03550486" calcext:value-type="float">
            <text:p>0.03550486</text:p>
          </table:table-cell>
          <table:table-cell office:value-type="float" office:value="0.03818674" calcext:value-type="float">
            <text:p>0.03818674</text:p>
          </table:table-cell>
          <table:table-cell office:value-type="float" office:value="0.01429484" calcext:value-type="float">
            <text:p>0.01429484</text:p>
          </table:table-cell>
          <table:table-cell office:value-type="float" office:value="0.00885558" calcext:value-type="float">
            <text:p>0.00885558</text:p>
          </table:table-cell>
          <table:table-cell office:value-type="float" office:value="0.02521263" calcext:value-type="float">
            <text:p>0.02521263</text:p>
          </table:table-cell>
          <table:table-cell office:value-type="float" office:value="0.02190481" calcext:value-type="float">
            <text:p>0.02190481</text:p>
          </table:table-cell>
          <table:table-cell office:value-type="float" office:value="0.01908626" calcext:value-type="float">
            <text:p>0.01908626</text:p>
          </table:table-cell>
          <table:table-cell office:value-type="float" office:value="0.01743692" calcext:value-type="float">
            <text:p>0.01743692</text:p>
          </table:table-cell>
          <table:table-cell office:value-type="float" office:value="0.01494065" calcext:value-type="float">
            <text:p>0.01494065</text:p>
          </table:table-cell>
          <table:table-cell office:value-type="float" office:value="0.006458062" calcext:value-type="float">
            <text:p>0.006458062</text:p>
          </table:table-cell>
          <table:table-cell office:value-type="float" office:value="0.007005373" calcext:value-type="float">
            <text:p>0.007005373</text:p>
          </table:table-cell>
          <table:table-cell office:value-type="float" office:value="0" calcext:value-type="float">
            <text:p>0</text:p>
          </table:table-cell>
          <table:table-cell office:value-type="float" office:value="17.53767" calcext:value-type="float">
            <text:p>17.53767</text:p>
          </table:table-cell>
          <table:table-cell office:value-type="float" office:value="0.07681327" calcext:value-type="float">
            <text:p>0.07681327</text:p>
          </table:table-cell>
          <table:table-cell office:value-type="float" office:value="0.01606903" calcext:value-type="float">
            <text:p>0.01606903</text:p>
          </table:table-cell>
          <table:table-cell office:value-type="float" office:value="0.0153101" calcext:value-type="float">
            <text:p>0.0153101</text:p>
          </table:table-cell>
          <table:table-cell office:value-type="float" office:value="0.01192693" calcext:value-type="float">
            <text:p>0.01192693</text:p>
          </table:table-cell>
          <table:table-cell office:value-type="float" office:value="0.008922202" calcext:value-type="float">
            <text:p>0.008922202</text:p>
          </table:table-cell>
          <table:table-cell office:value-type="float" office:value="4.980834" calcext:value-type="float">
            <text:p>4.980834</text:p>
          </table:table-cell>
          <table:table-cell office:value-type="float" office:value="10.79167" calcext:value-type="float">
            <text:p>10.79167</text:p>
          </table:table-cell>
          <table:table-cell office:value-type="float" office:value="8.170434" calcext:value-type="float">
            <text:p>8.170434</text:p>
          </table:table-cell>
          <table:table-cell office:value-type="float" office:value="4.039439" calcext:value-type="float">
            <text:p>4.039439</text:p>
          </table:table-cell>
          <table:table-cell office:value-type="float" office:value="1.531435" calcext:value-type="float">
            <text:p>1.531435</text:p>
          </table:table-cell>
          <table:table-cell office:value-type="float" office:value="0.7378607" calcext:value-type="float">
            <text:p>0.7378607</text:p>
          </table:table-cell>
          <table:table-cell office:value-type="float" office:value="0.4059196" calcext:value-type="float">
            <text:p>0.4059196</text:p>
          </table:table-cell>
          <table:table-cell office:value-type="float" office:value="0.3489711" calcext:value-type="float">
            <text:p>0.3489711</text:p>
          </table:table-cell>
          <table:table-cell office:value-type="float" office:value="0" calcext:value-type="float">
            <text:p>0</text:p>
          </table:table-cell>
          <table:table-cell office:value-type="float" office:value="13294.83" calcext:value-type="float">
            <text:p>13294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149651" calcext:value-type="float">
            <text:p>-0.114965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2" calcext:value-type="float">
            <text:p>28072002</text:p>
          </table:table-cell>
          <table:table-cell office:value-type="float" office:value="12.53266" calcext:value-type="float">
            <text:p>12.53266</text:p>
          </table:table-cell>
          <table:table-cell office:value-type="float" office:value="1094.51" calcext:value-type="float">
            <text:p>1094.51</text:p>
          </table:table-cell>
          <table:table-cell office:value-type="float" office:value="0" calcext:value-type="float">
            <text:p>0</text:p>
          </table:table-cell>
          <table:table-cell office:value-type="float" office:value="-22.94113" calcext:value-type="float">
            <text:p>-22.94113</text:p>
          </table:table-cell>
          <table:table-cell office:value-type="float" office:value="2.809591" calcext:value-type="float">
            <text:p>2.809591</text:p>
          </table:table-cell>
          <table:table-cell office:value-type="float" office:value="12.40777" calcext:value-type="float">
            <text:p>12.40777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4477832" calcext:value-type="float">
            <text:p>4.477832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06661902" calcext:value-type="float">
            <text:p>-0.0006661902</text:p>
          </table:table-cell>
          <table:table-cell office:value-type="float" office:value="-0.156762" calcext:value-type="float">
            <text:p>-0.156762</text:p>
          </table:table-cell>
          <table:table-cell office:value-type="float" office:value="-0.0002472692" calcext:value-type="float">
            <text:p>-0.0002472692</text:p>
          </table:table-cell>
          <table:table-cell office:value-type="float" office:value="0.0001571585" calcext:value-type="float">
            <text:p>0.0001571585</text:p>
          </table:table-cell>
          <table:table-cell office:value-type="float" office:value="12.54838" calcext:value-type="float">
            <text:p>12.54838</text:p>
          </table:table-cell>
          <table:table-cell office:value-type="float" office:value="13.7502" calcext:value-type="float">
            <text:p>13.7502</text:p>
          </table:table-cell>
          <table:table-cell office:value-type="float" office:value="0.08053051" calcext:value-type="float">
            <text:p>0.08053051</text:p>
          </table:table-cell>
          <table:table-cell office:value-type="float" office:value="0.04096212" calcext:value-type="float">
            <text:p>0.04096212</text:p>
          </table:table-cell>
          <table:table-cell office:value-type="float" office:value="0.03478813" calcext:value-type="float">
            <text:p>0.03478813</text:p>
          </table:table-cell>
          <table:table-cell office:value-type="float" office:value="0.03746291" calcext:value-type="float">
            <text:p>0.03746291</text:p>
          </table:table-cell>
          <table:table-cell office:value-type="float" office:value="0.01411596" calcext:value-type="float">
            <text:p>0.01411596</text:p>
          </table:table-cell>
          <table:table-cell office:value-type="float" office:value="0.008835495" calcext:value-type="float">
            <text:p>0.008835495</text:p>
          </table:table-cell>
          <table:table-cell office:value-type="float" office:value="0.0250976" calcext:value-type="float">
            <text:p>0.0250976</text:p>
          </table:table-cell>
          <table:table-cell office:value-type="float" office:value="0.02187075" calcext:value-type="float">
            <text:p>0.02187075</text:p>
          </table:table-cell>
          <table:table-cell office:value-type="float" office:value="0.01910454" calcext:value-type="float">
            <text:p>0.01910454</text:p>
          </table:table-cell>
          <table:table-cell office:value-type="float" office:value="0.01742474" calcext:value-type="float">
            <text:p>0.01742474</text:p>
          </table:table-cell>
          <table:table-cell office:value-type="float" office:value="0.01493126" calcext:value-type="float">
            <text:p>0.01493126</text:p>
          </table:table-cell>
          <table:table-cell office:value-type="float" office:value="0.006447353" calcext:value-type="float">
            <text:p>0.006447353</text:p>
          </table:table-cell>
          <table:table-cell office:value-type="float" office:value="0.007003061" calcext:value-type="float">
            <text:p>0.007003061</text:p>
          </table:table-cell>
          <table:table-cell office:value-type="float" office:value="0" calcext:value-type="float">
            <text:p>0</text:p>
          </table:table-cell>
          <table:table-cell office:value-type="float" office:value="25.59204" calcext:value-type="float">
            <text:p>25.59204</text:p>
          </table:table-cell>
          <table:table-cell office:value-type="float" office:value="0.08037528" calcext:value-type="float">
            <text:p>0.08037528</text:p>
          </table:table-cell>
          <table:table-cell office:value-type="float" office:value="0.01595032" calcext:value-type="float">
            <text:p>0.01595032</text:p>
          </table:table-cell>
          <table:table-cell office:value-type="float" office:value="0.01523978" calcext:value-type="float">
            <text:p>0.01523978</text:p>
          </table:table-cell>
          <table:table-cell office:value-type="float" office:value="0.01175493" calcext:value-type="float">
            <text:p>0.01175493</text:p>
          </table:table-cell>
          <table:table-cell office:value-type="float" office:value="0.008673336" calcext:value-type="float">
            <text:p>0.008673336</text:p>
          </table:table-cell>
          <table:table-cell office:value-type="float" office:value="4.738901" calcext:value-type="float">
            <text:p>4.738901</text:p>
          </table:table-cell>
          <table:table-cell office:value-type="float" office:value="10.71239" calcext:value-type="float">
            <text:p>10.71239</text:p>
          </table:table-cell>
          <table:table-cell office:value-type="float" office:value="8.124455" calcext:value-type="float">
            <text:p>8.124455</text:p>
          </table:table-cell>
          <table:table-cell office:value-type="float" office:value="4.011399" calcext:value-type="float">
            <text:p>4.011399</text:p>
          </table:table-cell>
          <table:table-cell office:value-type="float" office:value="1.47681" calcext:value-type="float">
            <text:p>1.47681</text:p>
          </table:table-cell>
          <table:table-cell office:value-type="float" office:value="0.732297" calcext:value-type="float">
            <text:p>0.732297</text:p>
          </table:table-cell>
          <table:table-cell office:value-type="float" office:value="0.4056375" calcext:value-type="float">
            <text:p>0.4056375</text:p>
          </table:table-cell>
          <table:table-cell office:value-type="float" office:value="0.3489999" calcext:value-type="float">
            <text:p>0.3489999</text:p>
          </table:table-cell>
          <table:table-cell office:value-type="float" office:value="0" calcext:value-type="float">
            <text:p>0</text:p>
          </table:table-cell>
          <table:table-cell office:value-type="float" office:value="13468.05" calcext:value-type="float">
            <text:p>13468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151454" calcext:value-type="float">
            <text:p>-0.115145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2" calcext:value-type="float">
            <text:p>29072002</text:p>
          </table:table-cell>
          <table:table-cell office:value-type="float" office:value="12.38107" calcext:value-type="float">
            <text:p>12.38107</text:p>
          </table:table-cell>
          <table:table-cell office:value-type="float" office:value="1094.483" calcext:value-type="float">
            <text:p>1094.483</text:p>
          </table:table-cell>
          <table:table-cell office:value-type="float" office:value="0" calcext:value-type="float">
            <text:p>0</text:p>
          </table:table-cell>
          <table:table-cell office:value-type="float" office:value="-23.20021" calcext:value-type="float">
            <text:p>-23.20021</text:p>
          </table:table-cell>
          <table:table-cell office:value-type="float" office:value="2.911958" calcext:value-type="float">
            <text:p>2.911958</text:p>
          </table:table-cell>
          <table:table-cell office:value-type="float" office:value="12.28618" calcext:value-type="float">
            <text:p>12.28618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4477832" calcext:value-type="float">
            <text:p>4.477832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06661902" calcext:value-type="float">
            <text:p>-0.0006661902</text:p>
          </table:table-cell>
          <table:table-cell office:value-type="float" office:value="-0.1582164" calcext:value-type="float">
            <text:p>-0.1582164</text:p>
          </table:table-cell>
          <table:table-cell office:value-type="float" office:value="-0.0002599052" calcext:value-type="float">
            <text:p>-0.0002599052</text:p>
          </table:table-cell>
          <table:table-cell office:value-type="float" office:value="0.0001587704" calcext:value-type="float">
            <text:p>0.0001587704</text:p>
          </table:table-cell>
          <table:table-cell office:value-type="float" office:value="12.29811" calcext:value-type="float">
            <text:p>12.29811</text:p>
          </table:table-cell>
          <table:table-cell office:value-type="float" office:value="14.56052" calcext:value-type="float">
            <text:p>14.56052</text:p>
          </table:table-cell>
          <table:table-cell office:value-type="float" office:value="0.0746683" calcext:value-type="float">
            <text:p>0.0746683</text:p>
          </table:table-cell>
          <table:table-cell office:value-type="float" office:value="0.04297821" calcext:value-type="float">
            <text:p>0.04297821</text:p>
          </table:table-cell>
          <table:table-cell office:value-type="float" office:value="0.0358079" calcext:value-type="float">
            <text:p>0.0358079</text:p>
          </table:table-cell>
          <table:table-cell office:value-type="float" office:value="0.03809102" calcext:value-type="float">
            <text:p>0.03809102</text:p>
          </table:table-cell>
          <table:table-cell office:value-type="float" office:value="0.01413776" calcext:value-type="float">
            <text:p>0.01413776</text:p>
          </table:table-cell>
          <table:table-cell office:value-type="float" office:value="0.008827223" calcext:value-type="float">
            <text:p>0.008827223</text:p>
          </table:table-cell>
          <table:table-cell office:value-type="float" office:value="0.02499572" calcext:value-type="float">
            <text:p>0.02499572</text:p>
          </table:table-cell>
          <table:table-cell office:value-type="float" office:value="0.02184311" calcext:value-type="float">
            <text:p>0.02184311</text:p>
          </table:table-cell>
          <table:table-cell office:value-type="float" office:value="0.01912476" calcext:value-type="float">
            <text:p>0.01912476</text:p>
          </table:table-cell>
          <table:table-cell office:value-type="float" office:value="0.0174321" calcext:value-type="float">
            <text:p>0.0174321</text:p>
          </table:table-cell>
          <table:table-cell office:value-type="float" office:value="0.01492083" calcext:value-type="float">
            <text:p>0.01492083</text:p>
          </table:table-cell>
          <table:table-cell office:value-type="float" office:value="0.00643669" calcext:value-type="float">
            <text:p>0.00643669</text:p>
          </table:table-cell>
          <table:table-cell office:value-type="float" office:value="0.007000733" calcext:value-type="float">
            <text:p>0.007000733</text:p>
          </table:table-cell>
          <table:table-cell office:value-type="float" office:value="0" calcext:value-type="float">
            <text:p>0</text:p>
          </table:table-cell>
          <table:table-cell office:value-type="float" office:value="26.65165" calcext:value-type="float">
            <text:p>26.65165</text:p>
          </table:table-cell>
          <table:table-cell office:value-type="float" office:value="0.0885343" calcext:value-type="float">
            <text:p>0.0885343</text:p>
          </table:table-cell>
          <table:table-cell office:value-type="float" office:value="0.01524182" calcext:value-type="float">
            <text:p>0.01524182</text:p>
          </table:table-cell>
          <table:table-cell office:value-type="float" office:value="0.0147046" calcext:value-type="float">
            <text:p>0.0147046</text:p>
          </table:table-cell>
          <table:table-cell office:value-type="float" office:value="0.01139795" calcext:value-type="float">
            <text:p>0.01139795</text:p>
          </table:table-cell>
          <table:table-cell office:value-type="float" office:value="0.008501784" calcext:value-type="float">
            <text:p>0.008501784</text:p>
          </table:table-cell>
          <table:table-cell office:value-type="float" office:value="4.500229" calcext:value-type="float">
            <text:p>4.500229</text:p>
          </table:table-cell>
          <table:table-cell office:value-type="float" office:value="10.63699" calcext:value-type="float">
            <text:p>10.63699</text:p>
          </table:table-cell>
          <table:table-cell office:value-type="float" office:value="8.08023" calcext:value-type="float">
            <text:p>8.08023</text:p>
          </table:table-cell>
          <table:table-cell office:value-type="float" office:value="3.984821" calcext:value-type="float">
            <text:p>3.984821</text:p>
          </table:table-cell>
          <table:table-cell office:value-type="float" office:value="1.440374" calcext:value-type="float">
            <text:p>1.440374</text:p>
          </table:table-cell>
          <table:table-cell office:value-type="float" office:value="0.7246451" calcext:value-type="float">
            <text:p>0.7246451</text:p>
          </table:table-cell>
          <table:table-cell office:value-type="float" office:value="0.4053959" calcext:value-type="float">
            <text:p>0.4053959</text:p>
          </table:table-cell>
          <table:table-cell office:value-type="float" office:value="0.3490285" calcext:value-type="float">
            <text:p>0.3490285</text:p>
          </table:table-cell>
          <table:table-cell office:value-type="float" office:value="0" calcext:value-type="float">
            <text:p>0</text:p>
          </table:table-cell>
          <table:table-cell office:value-type="float" office:value="14063.05" calcext:value-type="float">
            <text:p>14063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15244" calcext:value-type="float">
            <text:p>-0.11524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2" calcext:value-type="float">
            <text:p>30072002</text:p>
          </table:table-cell>
          <table:table-cell office:value-type="float" office:value="12.28798" calcext:value-type="float">
            <text:p>12.28798</text:p>
          </table:table-cell>
          <table:table-cell office:value-type="float" office:value="1094.438" calcext:value-type="float">
            <text:p>1094.438</text:p>
          </table:table-cell>
          <table:table-cell office:value-type="float" office:value="0" calcext:value-type="float">
            <text:p>0</text:p>
          </table:table-cell>
          <table:table-cell office:value-type="float" office:value="-23.46335" calcext:value-type="float">
            <text:p>-23.46335</text:p>
          </table:table-cell>
          <table:table-cell office:value-type="float" office:value="2.976738" calcext:value-type="float">
            <text:p>2.976738</text:p>
          </table:table-cell>
          <table:table-cell office:value-type="float" office:value="12.15572" calcext:value-type="float">
            <text:p>12.15572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4477832" calcext:value-type="float">
            <text:p>4.477832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06661902" calcext:value-type="float">
            <text:p>-0.0006661902</text:p>
          </table:table-cell>
          <table:table-cell office:value-type="float" office:value="-0.1589197" calcext:value-type="float">
            <text:p>-0.1589197</text:p>
          </table:table-cell>
          <table:table-cell office:value-type="float" office:value="-0.0002834374" calcext:value-type="float">
            <text:p>-0.0002834374</text:p>
          </table:table-cell>
          <table:table-cell office:value-type="float" office:value="0.0001603468" calcext:value-type="float">
            <text:p>0.0001603468</text:p>
          </table:table-cell>
          <table:table-cell office:value-type="float" office:value="12.13488" calcext:value-type="float">
            <text:p>12.13488</text:p>
          </table:table-cell>
          <table:table-cell office:value-type="float" office:value="15.50531" calcext:value-type="float">
            <text:p>15.50531</text:p>
          </table:table-cell>
          <table:table-cell office:value-type="float" office:value="0.06972652" calcext:value-type="float">
            <text:p>0.06972652</text:p>
          </table:table-cell>
          <table:table-cell office:value-type="float" office:value="0.04386915" calcext:value-type="float">
            <text:p>0.04386915</text:p>
          </table:table-cell>
          <table:table-cell office:value-type="float" office:value="0.03641661" calcext:value-type="float">
            <text:p>0.03641661</text:p>
          </table:table-cell>
          <table:table-cell office:value-type="float" office:value="0.03861903" calcext:value-type="float">
            <text:p>0.03861903</text:p>
          </table:table-cell>
          <table:table-cell office:value-type="float" office:value="0.01428208" calcext:value-type="float">
            <text:p>0.01428208</text:p>
          </table:table-cell>
          <table:table-cell office:value-type="float" office:value="0.008858229" calcext:value-type="float">
            <text:p>0.008858229</text:p>
          </table:table-cell>
          <table:table-cell office:value-type="float" office:value="0.0248975" calcext:value-type="float">
            <text:p>0.0248975</text:p>
          </table:table-cell>
          <table:table-cell office:value-type="float" office:value="0.02181341" calcext:value-type="float">
            <text:p>0.02181341</text:p>
          </table:table-cell>
          <table:table-cell office:value-type="float" office:value="0.01914359" calcext:value-type="float">
            <text:p>0.01914359</text:p>
          </table:table-cell>
          <table:table-cell office:value-type="float" office:value="0.01745449" calcext:value-type="float">
            <text:p>0.01745449</text:p>
          </table:table-cell>
          <table:table-cell office:value-type="float" office:value="0.01490908" calcext:value-type="float">
            <text:p>0.01490908</text:p>
          </table:table-cell>
          <table:table-cell office:value-type="float" office:value="0.006425801" calcext:value-type="float">
            <text:p>0.006425801</text:p>
          </table:table-cell>
          <table:table-cell office:value-type="float" office:value="0.006998375" calcext:value-type="float">
            <text:p>0.006998375</text:p>
          </table:table-cell>
          <table:table-cell office:value-type="float" office:value="0" calcext:value-type="float">
            <text:p>0</text:p>
          </table:table-cell>
          <table:table-cell office:value-type="float" office:value="26.13694" calcext:value-type="float">
            <text:p>26.13694</text:p>
          </table:table-cell>
          <table:table-cell office:value-type="float" office:value="0.08662205" calcext:value-type="float">
            <text:p>0.08662205</text:p>
          </table:table-cell>
          <table:table-cell office:value-type="float" office:value="0.01503943" calcext:value-type="float">
            <text:p>0.01503943</text:p>
          </table:table-cell>
          <table:table-cell office:value-type="float" office:value="0.01449666" calcext:value-type="float">
            <text:p>0.01449666</text:p>
          </table:table-cell>
          <table:table-cell office:value-type="float" office:value="0.01121702" calcext:value-type="float">
            <text:p>0.01121702</text:p>
          </table:table-cell>
          <table:table-cell office:value-type="float" office:value="0.00836239" calcext:value-type="float">
            <text:p>0.00836239</text:p>
          </table:table-cell>
          <table:table-cell office:value-type="float" office:value="4.24912" calcext:value-type="float">
            <text:p>4.24912</text:p>
          </table:table-cell>
          <table:table-cell office:value-type="float" office:value="10.56311" calcext:value-type="float">
            <text:p>10.56311</text:p>
          </table:table-cell>
          <table:table-cell office:value-type="float" office:value="8.037717" calcext:value-type="float">
            <text:p>8.037717</text:p>
          </table:table-cell>
          <table:table-cell office:value-type="float" office:value="3.959059" calcext:value-type="float">
            <text:p>3.959059</text:p>
          </table:table-cell>
          <table:table-cell office:value-type="float" office:value="1.413232" calcext:value-type="float">
            <text:p>1.413232</text:p>
          </table:table-cell>
          <table:table-cell office:value-type="float" office:value="0.7129686" calcext:value-type="float">
            <text:p>0.7129686</text:p>
          </table:table-cell>
          <table:table-cell office:value-type="float" office:value="0.4050915" calcext:value-type="float">
            <text:p>0.4050915</text:p>
          </table:table-cell>
          <table:table-cell office:value-type="float" office:value="0.3490573" calcext:value-type="float">
            <text:p>0.3490573</text:p>
          </table:table-cell>
          <table:table-cell office:value-type="float" office:value="0" calcext:value-type="float">
            <text:p>0</text:p>
          </table:table-cell>
          <table:table-cell office:value-type="float" office:value="14407.92" calcext:value-type="float">
            <text:p>14407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152896" calcext:value-type="float">
            <text:p>-0.115289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2" calcext:value-type="float">
            <text:p>31072002</text:p>
          </table:table-cell>
          <table:table-cell office:value-type="float" office:value="12.21749" calcext:value-type="float">
            <text:p>12.21749</text:p>
          </table:table-cell>
          <table:table-cell office:value-type="float" office:value="1094.388" calcext:value-type="float">
            <text:p>1094.388</text:p>
          </table:table-cell>
          <table:table-cell office:value-type="float" office:value="0" calcext:value-type="float">
            <text:p>0</text:p>
          </table:table-cell>
          <table:table-cell office:value-type="float" office:value="-23.69838" calcext:value-type="float">
            <text:p>-23.69838</text:p>
          </table:table-cell>
          <table:table-cell office:value-type="float" office:value="3.044518" calcext:value-type="float">
            <text:p>3.044518</text:p>
          </table:table-cell>
          <table:table-cell office:value-type="float" office:value="12.02661" calcext:value-type="float">
            <text:p>12.02661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4477832" calcext:value-type="float">
            <text:p>4.477832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06661902" calcext:value-type="float">
            <text:p>-0.0006661902</text:p>
          </table:table-cell>
          <table:table-cell office:value-type="float" office:value="-0.1596149" calcext:value-type="float">
            <text:p>-0.1596149</text:p>
          </table:table-cell>
          <table:table-cell office:value-type="float" office:value="-0.0003132067" calcext:value-type="float">
            <text:p>-0.0003132067</text:p>
          </table:table-cell>
          <table:table-cell office:value-type="float" office:value="0.0001618746" calcext:value-type="float">
            <text:p>0.0001618746</text:p>
          </table:table-cell>
          <table:table-cell office:value-type="float" office:value="11.95897" calcext:value-type="float">
            <text:p>11.95897</text:p>
          </table:table-cell>
          <table:table-cell office:value-type="float" office:value="16.40921" calcext:value-type="float">
            <text:p>16.40921</text:p>
          </table:table-cell>
          <table:table-cell office:value-type="float" office:value="0.07110991" calcext:value-type="float">
            <text:p>0.07110991</text:p>
          </table:table-cell>
          <table:table-cell office:value-type="float" office:value="0.04754164" calcext:value-type="float">
            <text:p>0.04754164</text:p>
          </table:table-cell>
          <table:table-cell office:value-type="float" office:value="0.03896397" calcext:value-type="float">
            <text:p>0.03896397</text:p>
          </table:table-cell>
          <table:table-cell office:value-type="float" office:value="0.04090099" calcext:value-type="float">
            <text:p>0.04090099</text:p>
          </table:table-cell>
          <table:table-cell office:value-type="float" office:value="0.01473878" calcext:value-type="float">
            <text:p>0.01473878</text:p>
          </table:table-cell>
          <table:table-cell office:value-type="float" office:value="0.008995554" calcext:value-type="float">
            <text:p>0.008995554</text:p>
          </table:table-cell>
          <table:table-cell office:value-type="float" office:value="0.02479816" calcext:value-type="float">
            <text:p>0.02479816</text:p>
          </table:table-cell>
          <table:table-cell office:value-type="float" office:value="0.02178014" calcext:value-type="float">
            <text:p>0.02178014</text:p>
          </table:table-cell>
          <table:table-cell office:value-type="float" office:value="0.01916218" calcext:value-type="float">
            <text:p>0.01916218</text:p>
          </table:table-cell>
          <table:table-cell office:value-type="float" office:value="0.01747774" calcext:value-type="float">
            <text:p>0.01747774</text:p>
          </table:table-cell>
          <table:table-cell office:value-type="float" office:value="0.01489743" calcext:value-type="float">
            <text:p>0.01489743</text:p>
          </table:table-cell>
          <table:table-cell office:value-type="float" office:value="0.006414685" calcext:value-type="float">
            <text:p>0.006414685</text:p>
          </table:table-cell>
          <table:table-cell office:value-type="float" office:value="0.006996003" calcext:value-type="float">
            <text:p>0.006996003</text:p>
          </table:table-cell>
          <table:table-cell office:value-type="float" office:value="0" calcext:value-type="float">
            <text:p>0</text:p>
          </table:table-cell>
          <table:table-cell office:value-type="float" office:value="24.86515" calcext:value-type="float">
            <text:p>24.86515</text:p>
          </table:table-cell>
          <table:table-cell office:value-type="float" office:value="0.07848057" calcext:value-type="float">
            <text:p>0.07848057</text:p>
          </table:table-cell>
          <table:table-cell office:value-type="float" office:value="0.01470601" calcext:value-type="float">
            <text:p>0.01470601</text:p>
          </table:table-cell>
          <table:table-cell office:value-type="float" office:value="0.01410482" calcext:value-type="float">
            <text:p>0.01410482</text:p>
          </table:table-cell>
          <table:table-cell office:value-type="float" office:value="0.01089781" calcext:value-type="float">
            <text:p>0.01089781</text:p>
          </table:table-cell>
          <table:table-cell office:value-type="float" office:value="0.008221618" calcext:value-type="float">
            <text:p>0.008221618</text:p>
          </table:table-cell>
          <table:table-cell office:value-type="float" office:value="3.990439" calcext:value-type="float">
            <text:p>3.990439</text:p>
          </table:table-cell>
          <table:table-cell office:value-type="float" office:value="10.49086" calcext:value-type="float">
            <text:p>10.49086</text:p>
          </table:table-cell>
          <table:table-cell office:value-type="float" office:value="7.998086" calcext:value-type="float">
            <text:p>7.998086</text:p>
          </table:table-cell>
          <table:table-cell office:value-type="float" office:value="3.934959" calcext:value-type="float">
            <text:p>3.934959</text:p>
          </table:table-cell>
          <table:table-cell office:value-type="float" office:value="1.388693" calcext:value-type="float">
            <text:p>1.388693</text:p>
          </table:table-cell>
          <table:table-cell office:value-type="float" office:value="0.6990753" calcext:value-type="float">
            <text:p>0.6990753</text:p>
          </table:table-cell>
          <table:table-cell office:value-type="float" office:value="0.4047206" calcext:value-type="float">
            <text:p>0.4047206</text:p>
          </table:table-cell>
          <table:table-cell office:value-type="float" office:value="0.349086" calcext:value-type="float">
            <text:p>0.349086</text:p>
          </table:table-cell>
          <table:table-cell office:value-type="float" office:value="0" calcext:value-type="float">
            <text:p>0</text:p>
          </table:table-cell>
          <table:table-cell office:value-type="float" office:value="14705.53" calcext:value-type="float">
            <text:p>14705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153373" calcext:value-type="float">
            <text:p>-0.115337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2" calcext:value-type="float">
            <text:p>1082002</text:p>
          </table:table-cell>
          <table:table-cell office:value-type="float" office:value="12.1693" calcext:value-type="float">
            <text:p>12.1693</text:p>
          </table:table-cell>
          <table:table-cell office:value-type="float" office:value="1094.331" calcext:value-type="float">
            <text:p>1094.331</text:p>
          </table:table-cell>
          <table:table-cell office:value-type="float" office:value="0" calcext:value-type="float">
            <text:p>0</text:p>
          </table:table-cell>
          <table:table-cell office:value-type="float" office:value="-23.96087" calcext:value-type="float">
            <text:p>-23.96087</text:p>
          </table:table-cell>
          <table:table-cell office:value-type="float" office:value="3.072166" calcext:value-type="float">
            <text:p>3.072166</text:p>
          </table:table-cell>
          <table:table-cell office:value-type="float" office:value="11.89594" calcext:value-type="float">
            <text:p>11.89594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4477832" calcext:value-type="float">
            <text:p>4.477832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06661902" calcext:value-type="float">
            <text:p>-0.0006661902</text:p>
          </table:table-cell>
          <table:table-cell office:value-type="float" office:value="-0.1601804" calcext:value-type="float">
            <text:p>-0.1601804</text:p>
          </table:table-cell>
          <table:table-cell office:value-type="float" office:value="-0.0003367224" calcext:value-type="float">
            <text:p>-0.0003367224</text:p>
          </table:table-cell>
          <table:table-cell office:value-type="float" office:value="0.0001634023" calcext:value-type="float">
            <text:p>0.0001634023</text:p>
          </table:table-cell>
          <table:table-cell office:value-type="float" office:value="11.86824" calcext:value-type="float">
            <text:p>11.86824</text:p>
          </table:table-cell>
          <table:table-cell office:value-type="float" office:value="16.84683" calcext:value-type="float">
            <text:p>16.84683</text:p>
          </table:table-cell>
          <table:table-cell office:value-type="float" office:value="0.06501327" calcext:value-type="float">
            <text:p>0.06501327</text:p>
          </table:table-cell>
          <table:table-cell office:value-type="float" office:value="0.04596082" calcext:value-type="float">
            <text:p>0.04596082</text:p>
          </table:table-cell>
          <table:table-cell office:value-type="float" office:value="0.03846131" calcext:value-type="float">
            <text:p>0.03846131</text:p>
          </table:table-cell>
          <table:table-cell office:value-type="float" office:value="0.04077992" calcext:value-type="float">
            <text:p>0.04077992</text:p>
          </table:table-cell>
          <table:table-cell office:value-type="float" office:value="0.01484112" calcext:value-type="float">
            <text:p>0.01484112</text:p>
          </table:table-cell>
          <table:table-cell office:value-type="float" office:value="0.009099933" calcext:value-type="float">
            <text:p>0.009099933</text:p>
          </table:table-cell>
          <table:table-cell office:value-type="float" office:value="0.02469201" calcext:value-type="float">
            <text:p>0.02469201</text:p>
          </table:table-cell>
          <table:table-cell office:value-type="float" office:value="0.02173196" calcext:value-type="float">
            <text:p>0.02173196</text:p>
          </table:table-cell>
          <table:table-cell office:value-type="float" office:value="0.01917341" calcext:value-type="float">
            <text:p>0.01917341</text:p>
          </table:table-cell>
          <table:table-cell office:value-type="float" office:value="0.01749858" calcext:value-type="float">
            <text:p>0.01749858</text:p>
          </table:table-cell>
          <table:table-cell office:value-type="float" office:value="0.01488595" calcext:value-type="float">
            <text:p>0.01488595</text:p>
          </table:table-cell>
          <table:table-cell office:value-type="float" office:value="0.006403374" calcext:value-type="float">
            <text:p>0.006403374</text:p>
          </table:table-cell>
          <table:table-cell office:value-type="float" office:value="0.006993599" calcext:value-type="float">
            <text:p>0.006993599</text:p>
          </table:table-cell>
          <table:table-cell office:value-type="float" office:value="0" calcext:value-type="float">
            <text:p>0</text:p>
          </table:table-cell>
          <table:table-cell office:value-type="float" office:value="23.31462" calcext:value-type="float">
            <text:p>23.31462</text:p>
          </table:table-cell>
          <table:table-cell office:value-type="float" office:value="0.079464" calcext:value-type="float">
            <text:p>0.079464</text:p>
          </table:table-cell>
          <table:table-cell office:value-type="float" office:value="0.01456327" calcext:value-type="float">
            <text:p>0.01456327</text:p>
          </table:table-cell>
          <table:table-cell office:value-type="float" office:value="0.01394193" calcext:value-type="float">
            <text:p>0.01394193</text:p>
          </table:table-cell>
          <table:table-cell office:value-type="float" office:value="0.01073159" calcext:value-type="float">
            <text:p>0.01073159</text:p>
          </table:table-cell>
          <table:table-cell office:value-type="float" office:value="0.008115571" calcext:value-type="float">
            <text:p>0.008115571</text:p>
          </table:table-cell>
          <table:table-cell office:value-type="float" office:value="3.718507" calcext:value-type="float">
            <text:p>3.718507</text:p>
          </table:table-cell>
          <table:table-cell office:value-type="float" office:value="10.41581" calcext:value-type="float">
            <text:p>10.41581</text:p>
          </table:table-cell>
          <table:table-cell office:value-type="float" office:value="7.957698" calcext:value-type="float">
            <text:p>7.957698</text:p>
          </table:table-cell>
          <table:table-cell office:value-type="float" office:value="3.910383" calcext:value-type="float">
            <text:p>3.910383</text:p>
          </table:table-cell>
          <table:table-cell office:value-type="float" office:value="1.363745" calcext:value-type="float">
            <text:p>1.363745</text:p>
          </table:table-cell>
          <table:table-cell office:value-type="float" office:value="0.683532" calcext:value-type="float">
            <text:p>0.683532</text:p>
          </table:table-cell>
          <table:table-cell office:value-type="float" office:value="0.4042935" calcext:value-type="float">
            <text:p>0.4042935</text:p>
          </table:table-cell>
          <table:table-cell office:value-type="float" office:value="0.3491148" calcext:value-type="float">
            <text:p>0.3491148</text:p>
          </table:table-cell>
          <table:table-cell office:value-type="float" office:value="0" calcext:value-type="float">
            <text:p>0</text:p>
          </table:table-cell>
          <table:table-cell office:value-type="float" office:value="14855.7" calcext:value-type="float">
            <text:p>14855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153834" calcext:value-type="float">
            <text:p>-0.115383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2" calcext:value-type="float">
            <text:p>2082002</text:p>
          </table:table-cell>
          <table:table-cell office:value-type="float" office:value="12.13914" calcext:value-type="float">
            <text:p>12.13914</text:p>
          </table:table-cell>
          <table:table-cell office:value-type="float" office:value="1094.276" calcext:value-type="float">
            <text:p>1094.276</text:p>
          </table:table-cell>
          <table:table-cell office:value-type="float" office:value="0" calcext:value-type="float">
            <text:p>0</text:p>
          </table:table-cell>
          <table:table-cell office:value-type="float" office:value="-24.22445" calcext:value-type="float">
            <text:p>-24.22445</text:p>
          </table:table-cell>
          <table:table-cell office:value-type="float" office:value="3.087387" calcext:value-type="float">
            <text:p>3.087387</text:p>
          </table:table-cell>
          <table:table-cell office:value-type="float" office:value="11.76102" calcext:value-type="float">
            <text:p>11.76102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4477832" calcext:value-type="float">
            <text:p>4.477832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06661902" calcext:value-type="float">
            <text:p>-0.0006661902</text:p>
          </table:table-cell>
          <table:table-cell office:value-type="float" office:value="-0.1605938" calcext:value-type="float">
            <text:p>-0.1605938</text:p>
          </table:table-cell>
          <table:table-cell office:value-type="float" office:value="-0.0003563218" calcext:value-type="float">
            <text:p>-0.0003563218</text:p>
          </table:table-cell>
          <table:table-cell office:value-type="float" office:value="0.0001649803" calcext:value-type="float">
            <text:p>0.0001649803</text:p>
          </table:table-cell>
          <table:table-cell office:value-type="float" office:value="11.80805" calcext:value-type="float">
            <text:p>11.80805</text:p>
          </table:table-cell>
          <table:table-cell office:value-type="float" office:value="17.08718" calcext:value-type="float">
            <text:p>17.08718</text:p>
          </table:table-cell>
          <table:table-cell office:value-type="float" office:value="0.06061574" calcext:value-type="float">
            <text:p>0.06061574</text:p>
          </table:table-cell>
          <table:table-cell office:value-type="float" office:value="0.04374309" calcext:value-type="float">
            <text:p>0.04374309</text:p>
          </table:table-cell>
          <table:table-cell office:value-type="float" office:value="0.03670799" calcext:value-type="float">
            <text:p>0.03670799</text:p>
          </table:table-cell>
          <table:table-cell office:value-type="float" office:value="0.03898369" calcext:value-type="float">
            <text:p>0.03898369</text:p>
          </table:table-cell>
          <table:table-cell office:value-type="float" office:value="0.01431539" calcext:value-type="float">
            <text:p>0.01431539</text:p>
          </table:table-cell>
          <table:table-cell office:value-type="float" office:value="0.009040304" calcext:value-type="float">
            <text:p>0.009040304</text:p>
          </table:table-cell>
          <table:table-cell office:value-type="float" office:value="0.02455606" calcext:value-type="float">
            <text:p>0.02455606</text:p>
          </table:table-cell>
          <table:table-cell office:value-type="float" office:value="0.02166346" calcext:value-type="float">
            <text:p>0.02166346</text:p>
          </table:table-cell>
          <table:table-cell office:value-type="float" office:value="0.01917159" calcext:value-type="float">
            <text:p>0.01917159</text:p>
          </table:table-cell>
          <table:table-cell office:value-type="float" office:value="0.01751569" calcext:value-type="float">
            <text:p>0.01751569</text:p>
          </table:table-cell>
          <table:table-cell office:value-type="float" office:value="0.01487481" calcext:value-type="float">
            <text:p>0.01487481</text:p>
          </table:table-cell>
          <table:table-cell office:value-type="float" office:value="0.00639185" calcext:value-type="float">
            <text:p>0.00639185</text:p>
          </table:table-cell>
          <table:table-cell office:value-type="float" office:value="0.006991173" calcext:value-type="float">
            <text:p>0.006991173</text:p>
          </table:table-cell>
          <table:table-cell office:value-type="float" office:value="0" calcext:value-type="float">
            <text:p>0</text:p>
          </table:table-cell>
          <table:table-cell office:value-type="float" office:value="21.78339" calcext:value-type="float">
            <text:p>21.78339</text:p>
          </table:table-cell>
          <table:table-cell office:value-type="float" office:value="0.07389147" calcext:value-type="float">
            <text:p>0.07389147</text:p>
          </table:table-cell>
          <table:table-cell office:value-type="float" office:value="0.01451755" calcext:value-type="float">
            <text:p>0.01451755</text:p>
          </table:table-cell>
          <table:table-cell office:value-type="float" office:value="0.01396813" calcext:value-type="float">
            <text:p>0.01396813</text:p>
          </table:table-cell>
          <table:table-cell office:value-type="float" office:value="0.01071669" calcext:value-type="float">
            <text:p>0.01071669</text:p>
          </table:table-cell>
          <table:table-cell office:value-type="float" office:value="0.007923139" calcext:value-type="float">
            <text:p>0.007923139</text:p>
          </table:table-cell>
          <table:table-cell office:value-type="float" office:value="3.46678" calcext:value-type="float">
            <text:p>3.46678</text:p>
          </table:table-cell>
          <table:table-cell office:value-type="float" office:value="10.33235" calcext:value-type="float">
            <text:p>10.33235</text:p>
          </table:table-cell>
          <table:table-cell office:value-type="float" office:value="7.913318" calcext:value-type="float">
            <text:p>7.913318</text:p>
          </table:table-cell>
          <table:table-cell office:value-type="float" office:value="3.883366" calcext:value-type="float">
            <text:p>3.883366</text:p>
          </table:table-cell>
          <table:table-cell office:value-type="float" office:value="1.33589" calcext:value-type="float">
            <text:p>1.33589</text:p>
          </table:table-cell>
          <table:table-cell office:value-type="float" office:value="0.6656676" calcext:value-type="float">
            <text:p>0.6656676</text:p>
          </table:table-cell>
          <table:table-cell office:value-type="float" office:value="0.4037994" calcext:value-type="float">
            <text:p>0.4037994</text:p>
          </table:table-cell>
          <table:table-cell office:value-type="float" office:value="0.3491435" calcext:value-type="float">
            <text:p>0.3491435</text:p>
          </table:table-cell>
          <table:table-cell office:value-type="float" office:value="0" calcext:value-type="float">
            <text:p>0</text:p>
          </table:table-cell>
          <table:table-cell office:value-type="float" office:value="14943.16" calcext:value-type="float">
            <text:p>14943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154233" calcext:value-type="float">
            <text:p>-0.115423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2" calcext:value-type="float">
            <text:p>3082002</text:p>
          </table:table-cell>
          <table:table-cell office:value-type="float" office:value="12.12688" calcext:value-type="float">
            <text:p>12.12688</text:p>
          </table:table-cell>
          <table:table-cell office:value-type="float" office:value="1094.219" calcext:value-type="float">
            <text:p>1094.219</text:p>
          </table:table-cell>
          <table:table-cell office:value-type="float" office:value="0" calcext:value-type="float">
            <text:p>0</text:p>
          </table:table-cell>
          <table:table-cell office:value-type="float" office:value="-24.47306" calcext:value-type="float">
            <text:p>-24.47306</text:p>
          </table:table-cell>
          <table:table-cell office:value-type="float" office:value="3.110906" calcext:value-type="float">
            <text:p>3.110906</text:p>
          </table:table-cell>
          <table:table-cell office:value-type="float" office:value="11.62034" calcext:value-type="float">
            <text:p>11.62034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4477832" calcext:value-type="float">
            <text:p>4.477832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06661902" calcext:value-type="float">
            <text:p>-0.0006661902</text:p>
          </table:table-cell>
          <table:table-cell office:value-type="float" office:value="-0.1610858" calcext:value-type="float">
            <text:p>-0.1610858</text:p>
          </table:table-cell>
          <table:table-cell office:value-type="float" office:value="-0.0003786876" calcext:value-type="float">
            <text:p>-0.0003786876</text:p>
          </table:table-cell>
          <table:table-cell office:value-type="float" office:value="0.0001665899" calcext:value-type="float">
            <text:p>0.0001665899</text:p>
          </table:table-cell>
          <table:table-cell office:value-type="float" office:value="11.72599" calcext:value-type="float">
            <text:p>11.72599</text:p>
          </table:table-cell>
          <table:table-cell office:value-type="float" office:value="17.39627" calcext:value-type="float">
            <text:p>17.39627</text:p>
          </table:table-cell>
          <table:table-cell office:value-type="float" office:value="0.06514876" calcext:value-type="float">
            <text:p>0.06514876</text:p>
          </table:table-cell>
          <table:table-cell office:value-type="float" office:value="0.04682939" calcext:value-type="float">
            <text:p>0.04682939</text:p>
          </table:table-cell>
          <table:table-cell office:value-type="float" office:value="0.03842866" calcext:value-type="float">
            <text:p>0.03842866</text:p>
          </table:table-cell>
          <table:table-cell office:value-type="float" office:value="0.04021395" calcext:value-type="float">
            <text:p>0.04021395</text:p>
          </table:table-cell>
          <table:table-cell office:value-type="float" office:value="0.0144511" calcext:value-type="float">
            <text:p>0.0144511</text:p>
          </table:table-cell>
          <table:table-cell office:value-type="float" office:value="0.009056403" calcext:value-type="float">
            <text:p>0.009056403</text:p>
          </table:table-cell>
          <table:table-cell office:value-type="float" office:value="0.02440852" calcext:value-type="float">
            <text:p>0.02440852</text:p>
          </table:table-cell>
          <table:table-cell office:value-type="float" office:value="0.02159314" calcext:value-type="float">
            <text:p>0.02159314</text:p>
          </table:table-cell>
          <table:table-cell office:value-type="float" office:value="0.01916427" calcext:value-type="float">
            <text:p>0.01916427</text:p>
          </table:table-cell>
          <table:table-cell office:value-type="float" office:value="0.01752934" calcext:value-type="float">
            <text:p>0.01752934</text:p>
          </table:table-cell>
          <table:table-cell office:value-type="float" office:value="0.01486414" calcext:value-type="float">
            <text:p>0.01486414</text:p>
          </table:table-cell>
          <table:table-cell office:value-type="float" office:value="0.006380149" calcext:value-type="float">
            <text:p>0.006380149</text:p>
          </table:table-cell>
          <table:table-cell office:value-type="float" office:value="0.006988726" calcext:value-type="float">
            <text:p>0.006988726</text:p>
          </table:table-cell>
          <table:table-cell office:value-type="float" office:value="0" calcext:value-type="float">
            <text:p>0</text:p>
          </table:table-cell>
          <table:table-cell office:value-type="float" office:value="20.11251" calcext:value-type="float">
            <text:p>20.11251</text:p>
          </table:table-cell>
          <table:table-cell office:value-type="float" office:value="0.06227014" calcext:value-type="float">
            <text:p>0.06227014</text:p>
          </table:table-cell>
          <table:table-cell office:value-type="float" office:value="0.01406247" calcext:value-type="float">
            <text:p>0.01406247</text:p>
          </table:table-cell>
          <table:table-cell office:value-type="float" office:value="0.01354612" calcext:value-type="float">
            <text:p>0.01354612</text:p>
          </table:table-cell>
          <table:table-cell office:value-type="float" office:value="0.01043404" calcext:value-type="float">
            <text:p>0.01043404</text:p>
          </table:table-cell>
          <table:table-cell office:value-type="float" office:value="0.007601662" calcext:value-type="float">
            <text:p>0.007601662</text:p>
          </table:table-cell>
          <table:table-cell office:value-type="float" office:value="3.21501" calcext:value-type="float">
            <text:p>3.21501</text:p>
          </table:table-cell>
          <table:table-cell office:value-type="float" office:value="10.24336" calcext:value-type="float">
            <text:p>10.24336</text:p>
          </table:table-cell>
          <table:table-cell office:value-type="float" office:value="7.866892" calcext:value-type="float">
            <text:p>7.866892</text:p>
          </table:table-cell>
          <table:table-cell office:value-type="float" office:value="3.855024" calcext:value-type="float">
            <text:p>3.855024</text:p>
          </table:table-cell>
          <table:table-cell office:value-type="float" office:value="1.306407" calcext:value-type="float">
            <text:p>1.306407</text:p>
          </table:table-cell>
          <table:table-cell office:value-type="float" office:value="0.6458648" calcext:value-type="float">
            <text:p>0.6458648</text:p>
          </table:table-cell>
          <table:table-cell office:value-type="float" office:value="0.4032512" calcext:value-type="float">
            <text:p>0.4032512</text:p>
          </table:table-cell>
          <table:table-cell office:value-type="float" office:value="0.3491723" calcext:value-type="float">
            <text:p>0.3491723</text:p>
          </table:table-cell>
          <table:table-cell office:value-type="float" office:value="0" calcext:value-type="float">
            <text:p>0</text:p>
          </table:table-cell>
          <table:table-cell office:value-type="float" office:value="14999.39" calcext:value-type="float">
            <text:p>14999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154664" calcext:value-type="float">
            <text:p>-0.115466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2" calcext:value-type="float">
            <text:p>4082002</text:p>
          </table:table-cell>
          <table:table-cell office:value-type="float" office:value="12.06744" calcext:value-type="float">
            <text:p>12.06744</text:p>
          </table:table-cell>
          <table:table-cell office:value-type="float" office:value="1094.193" calcext:value-type="float">
            <text:p>1094.193</text:p>
          </table:table-cell>
          <table:table-cell office:value-type="float" office:value="0" calcext:value-type="float">
            <text:p>0</text:p>
          </table:table-cell>
          <table:table-cell office:value-type="float" office:value="-24.832" calcext:value-type="float">
            <text:p>-24.832</text:p>
          </table:table-cell>
          <table:table-cell office:value-type="float" office:value="2.999758" calcext:value-type="float">
            <text:p>2.999758</text:p>
          </table:table-cell>
          <table:table-cell office:value-type="float" office:value="11.50658" calcext:value-type="float">
            <text:p>11.50658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4479618" calcext:value-type="float">
            <text:p>4.479618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06495223" calcext:value-type="float">
            <text:p>-0.0006495223</text:p>
          </table:table-cell>
          <table:table-cell office:value-type="float" office:value="-0.1681173" calcext:value-type="float">
            <text:p>-0.1681173</text:p>
          </table:table-cell>
          <table:table-cell office:value-type="float" office:value="-0.0003870084" calcext:value-type="float">
            <text:p>-0.0003870084</text:p>
          </table:table-cell>
          <table:table-cell office:value-type="float" office:value="0.0001681844" calcext:value-type="float">
            <text:p>0.0001681844</text:p>
          </table:table-cell>
          <table:table-cell office:value-type="float" office:value="11.84153" calcext:value-type="float">
            <text:p>11.84153</text:p>
          </table:table-cell>
          <table:table-cell office:value-type="float" office:value="16.08876" calcext:value-type="float">
            <text:p>16.08876</text:p>
          </table:table-cell>
          <table:table-cell office:value-type="float" office:value="0.08334716" calcext:value-type="float">
            <text:p>0.08334716</text:p>
          </table:table-cell>
          <table:table-cell office:value-type="float" office:value="0.04488392" calcext:value-type="float">
            <text:p>0.04488392</text:p>
          </table:table-cell>
          <table:table-cell office:value-type="float" office:value="0.03741219" calcext:value-type="float">
            <text:p>0.03741219</text:p>
          </table:table-cell>
          <table:table-cell office:value-type="float" office:value="0.03941961" calcext:value-type="float">
            <text:p>0.03941961</text:p>
          </table:table-cell>
          <table:table-cell office:value-type="float" office:value="0.0143634" calcext:value-type="float">
            <text:p>0.0143634</text:p>
          </table:table-cell>
          <table:table-cell office:value-type="float" office:value="0.008920563" calcext:value-type="float">
            <text:p>0.008920563</text:p>
          </table:table-cell>
          <table:table-cell office:value-type="float" office:value="0.02425862" calcext:value-type="float">
            <text:p>0.02425862</text:p>
          </table:table-cell>
          <table:table-cell office:value-type="float" office:value="0.02152727" calcext:value-type="float">
            <text:p>0.02152727</text:p>
          </table:table-cell>
          <table:table-cell office:value-type="float" office:value="0.01915911" calcext:value-type="float">
            <text:p>0.01915911</text:p>
          </table:table-cell>
          <table:table-cell office:value-type="float" office:value="0.01754277" calcext:value-type="float">
            <text:p>0.01754277</text:p>
          </table:table-cell>
          <table:table-cell office:value-type="float" office:value="0.01485387" calcext:value-type="float">
            <text:p>0.01485387</text:p>
          </table:table-cell>
          <table:table-cell office:value-type="float" office:value="0.006368305" calcext:value-type="float">
            <text:p>0.006368305</text:p>
          </table:table-cell>
          <table:table-cell office:value-type="float" office:value="0.006986235" calcext:value-type="float">
            <text:p>0.006986235</text:p>
          </table:table-cell>
          <table:table-cell office:value-type="float" office:value="0" calcext:value-type="float">
            <text:p>0</text:p>
          </table:table-cell>
          <table:table-cell office:value-type="float" office:value="17.82591" calcext:value-type="float">
            <text:p>17.82591</text:p>
          </table:table-cell>
          <table:table-cell office:value-type="float" office:value="0.0716268" calcext:value-type="float">
            <text:p>0.0716268</text:p>
          </table:table-cell>
          <table:table-cell office:value-type="float" office:value="0.01433259" calcext:value-type="float">
            <text:p>0.01433259</text:p>
          </table:table-cell>
          <table:table-cell office:value-type="float" office:value="0.01353372" calcext:value-type="float">
            <text:p>0.01353372</text:p>
          </table:table-cell>
          <table:table-cell office:value-type="float" office:value="0.01040243" calcext:value-type="float">
            <text:p>0.01040243</text:p>
          </table:table-cell>
          <table:table-cell office:value-type="float" office:value="0.007486953" calcext:value-type="float">
            <text:p>0.007486953</text:p>
          </table:table-cell>
          <table:table-cell office:value-type="float" office:value="2.946388" calcext:value-type="float">
            <text:p>2.946388</text:p>
          </table:table-cell>
          <table:table-cell office:value-type="float" office:value="10.15397" calcext:value-type="float">
            <text:p>10.15397</text:p>
          </table:table-cell>
          <table:table-cell office:value-type="float" office:value="7.821981" calcext:value-type="float">
            <text:p>7.821981</text:p>
          </table:table-cell>
          <table:table-cell office:value-type="float" office:value="3.827167" calcext:value-type="float">
            <text:p>3.827167</text:p>
          </table:table-cell>
          <table:table-cell office:value-type="float" office:value="1.277538" calcext:value-type="float">
            <text:p>1.277538</text:p>
          </table:table-cell>
          <table:table-cell office:value-type="float" office:value="0.6254759" calcext:value-type="float">
            <text:p>0.6254759</text:p>
          </table:table-cell>
          <table:table-cell office:value-type="float" office:value="0.4026586" calcext:value-type="float">
            <text:p>0.4026586</text:p>
          </table:table-cell>
          <table:table-cell office:value-type="float" office:value="0.349201" calcext:value-type="float">
            <text:p>0.349201</text:p>
          </table:table-cell>
          <table:table-cell office:value-type="float" office:value="0" calcext:value-type="float">
            <text:p>0</text:p>
          </table:table-cell>
          <table:table-cell office:value-type="float" office:value="14756.14" calcext:value-type="float">
            <text:p>14756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25424" calcext:value-type="float">
            <text:p>-0.12542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2" calcext:value-type="float">
            <text:p>5082002</text:p>
          </table:table-cell>
          <table:table-cell office:value-type="float" office:value="11.98937" calcext:value-type="float">
            <text:p>11.98937</text:p>
          </table:table-cell>
          <table:table-cell office:value-type="float" office:value="1094.195" calcext:value-type="float">
            <text:p>1094.195</text:p>
          </table:table-cell>
          <table:table-cell office:value-type="float" office:value="0" calcext:value-type="float">
            <text:p>0</text:p>
          </table:table-cell>
          <table:table-cell office:value-type="float" office:value="-25.27827" calcext:value-type="float">
            <text:p>-25.27827</text:p>
          </table:table-cell>
          <table:table-cell office:value-type="float" office:value="2.743437" calcext:value-type="float">
            <text:p>2.743437</text:p>
          </table:table-cell>
          <table:table-cell office:value-type="float" office:value="11.44318" calcext:value-type="float">
            <text:p>11.44318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4485213" calcext:value-type="float">
            <text:p>4.485213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06192964" calcext:value-type="float">
            <text:p>-0.0006192964</text:p>
          </table:table-cell>
          <table:table-cell office:value-type="float" office:value="-0.1750082" calcext:value-type="float">
            <text:p>-0.1750082</text:p>
          </table:table-cell>
          <table:table-cell office:value-type="float" office:value="-0.0003933164" calcext:value-type="float">
            <text:p>-0.0003933164</text:p>
          </table:table-cell>
          <table:table-cell office:value-type="float" office:value="0.0001698055" calcext:value-type="float">
            <text:p>0.0001698055</text:p>
          </table:table-cell>
          <table:table-cell office:value-type="float" office:value="12.04164" calcext:value-type="float">
            <text:p>12.04164</text:p>
          </table:table-cell>
          <table:table-cell office:value-type="float" office:value="11.09392" calcext:value-type="float">
            <text:p>11.09392</text:p>
          </table:table-cell>
          <table:table-cell office:value-type="float" office:value="0.3353403" calcext:value-type="float">
            <text:p>0.3353403</text:p>
          </table:table-cell>
          <table:table-cell office:value-type="float" office:value="0.04388036" calcext:value-type="float">
            <text:p>0.04388036</text:p>
          </table:table-cell>
          <table:table-cell office:value-type="float" office:value="0.03649701" calcext:value-type="float">
            <text:p>0.03649701</text:p>
          </table:table-cell>
          <table:table-cell office:value-type="float" office:value="0.03839653" calcext:value-type="float">
            <text:p>0.03839653</text:p>
          </table:table-cell>
          <table:table-cell office:value-type="float" office:value="0.01402251" calcext:value-type="float">
            <text:p>0.01402251</text:p>
          </table:table-cell>
          <table:table-cell office:value-type="float" office:value="0.008604601" calcext:value-type="float">
            <text:p>0.008604601</text:p>
          </table:table-cell>
          <table:table-cell office:value-type="float" office:value="0.02410467" calcext:value-type="float">
            <text:p>0.02410467</text:p>
          </table:table-cell>
          <table:table-cell office:value-type="float" office:value="0.02145662" calcext:value-type="float">
            <text:p>0.02145662</text:p>
          </table:table-cell>
          <table:table-cell office:value-type="float" office:value="0.01915165" calcext:value-type="float">
            <text:p>0.01915165</text:p>
          </table:table-cell>
          <table:table-cell office:value-type="float" office:value="0.01755557" calcext:value-type="float">
            <text:p>0.01755557</text:p>
          </table:table-cell>
          <table:table-cell office:value-type="float" office:value="0.01484419" calcext:value-type="float">
            <text:p>0.01484419</text:p>
          </table:table-cell>
          <table:table-cell office:value-type="float" office:value="0.006356385" calcext:value-type="float">
            <text:p>0.006356385</text:p>
          </table:table-cell>
          <table:table-cell office:value-type="float" office:value="0.006983723" calcext:value-type="float">
            <text:p>0.006983723</text:p>
          </table:table-cell>
          <table:table-cell office:value-type="float" office:value="0" calcext:value-type="float">
            <text:p>0</text:p>
          </table:table-cell>
          <table:table-cell office:value-type="float" office:value="14.06102" calcext:value-type="float">
            <text:p>14.06102</text:p>
          </table:table-cell>
          <table:table-cell office:value-type="float" office:value="2.666717" calcext:value-type="float">
            <text:p>2.666717</text:p>
          </table:table-cell>
          <table:table-cell office:value-type="float" office:value="0.02166241" calcext:value-type="float">
            <text:p>0.02166241</text:p>
          </table:table-cell>
          <table:table-cell office:value-type="float" office:value="0.01369018" calcext:value-type="float">
            <text:p>0.01369018</text:p>
          </table:table-cell>
          <table:table-cell office:value-type="float" office:value="0.01052628" calcext:value-type="float">
            <text:p>0.01052628</text:p>
          </table:table-cell>
          <table:table-cell office:value-type="float" office:value="0.007518366" calcext:value-type="float">
            <text:p>0.007518366</text:p>
          </table:table-cell>
          <table:table-cell office:value-type="float" office:value="2.682271" calcext:value-type="float">
            <text:p>2.682271</text:p>
          </table:table-cell>
          <table:table-cell office:value-type="float" office:value="10.06146" calcext:value-type="float">
            <text:p>10.06146</text:p>
          </table:table-cell>
          <table:table-cell office:value-type="float" office:value="7.774408" calcext:value-type="float">
            <text:p>7.774408</text:p>
          </table:table-cell>
          <table:table-cell office:value-type="float" office:value="3.7987" calcext:value-type="float">
            <text:p>3.7987</text:p>
          </table:table-cell>
          <table:table-cell office:value-type="float" office:value="1.247544" calcext:value-type="float">
            <text:p>1.247544</text:p>
          </table:table-cell>
          <table:table-cell office:value-type="float" office:value="0.6037294" calcext:value-type="float">
            <text:p>0.6037294</text:p>
          </table:table-cell>
          <table:table-cell office:value-type="float" office:value="0.4020483" calcext:value-type="float">
            <text:p>0.4020483</text:p>
          </table:table-cell>
          <table:table-cell office:value-type="float" office:value="0.3492297" calcext:value-type="float">
            <text:p>0.3492297</text:p>
          </table:table-cell>
          <table:table-cell office:value-type="float" office:value="0" calcext:value-type="float">
            <text:p>0</text:p>
          </table:table-cell>
          <table:table-cell office:value-type="float" office:value="14039.2" calcext:value-type="float">
            <text:p>1403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347412" calcext:value-type="float">
            <text:p>-0.134741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2" calcext:value-type="float">
            <text:p>6082002</text:p>
          </table:table-cell>
          <table:table-cell office:value-type="float" office:value="11.91503" calcext:value-type="float">
            <text:p>11.91503</text:p>
          </table:table-cell>
          <table:table-cell office:value-type="float" office:value="1094.18" calcext:value-type="float">
            <text:p>1094.18</text:p>
          </table:table-cell>
          <table:table-cell office:value-type="float" office:value="0" calcext:value-type="float">
            <text:p>0</text:p>
          </table:table-cell>
          <table:table-cell office:value-type="float" office:value="-25.63192" calcext:value-type="float">
            <text:p>-25.63192</text:p>
          </table:table-cell>
          <table:table-cell office:value-type="float" office:value="2.674405" calcext:value-type="float">
            <text:p>2.674405</text:p>
          </table:table-cell>
          <table:table-cell office:value-type="float" office:value="11.30894" calcext:value-type="float">
            <text:p>11.30894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4485213" calcext:value-type="float">
            <text:p>4.485213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06192964" calcext:value-type="float">
            <text:p>-0.0006192964</text:p>
          </table:table-cell>
          <table:table-cell office:value-type="float" office:value="-0.1764521" calcext:value-type="float">
            <text:p>-0.1764521</text:p>
          </table:table-cell>
          <table:table-cell office:value-type="float" office:value="-0.0003916743" calcext:value-type="float">
            <text:p>-0.0003916743</text:p>
          </table:table-cell>
          <table:table-cell office:value-type="float" office:value="0.0001714562" calcext:value-type="float">
            <text:p>0.0001714562</text:p>
          </table:table-cell>
          <table:table-cell office:value-type="float" office:value="12.13781" calcext:value-type="float">
            <text:p>12.13781</text:p>
          </table:table-cell>
          <table:table-cell office:value-type="float" office:value="8.146871" calcext:value-type="float">
            <text:p>8.146871</text:p>
          </table:table-cell>
          <table:table-cell office:value-type="float" office:value="0.2460028" calcext:value-type="float">
            <text:p>0.2460028</text:p>
          </table:table-cell>
          <table:table-cell office:value-type="float" office:value="0.0427359" calcext:value-type="float">
            <text:p>0.0427359</text:p>
          </table:table-cell>
          <table:table-cell office:value-type="float" office:value="0.03580865" calcext:value-type="float">
            <text:p>0.03580865</text:p>
          </table:table-cell>
          <table:table-cell office:value-type="float" office:value="0.03770608" calcext:value-type="float">
            <text:p>0.03770608</text:p>
          </table:table-cell>
          <table:table-cell office:value-type="float" office:value="0.01378126" calcext:value-type="float">
            <text:p>0.01378126</text:p>
          </table:table-cell>
          <table:table-cell office:value-type="float" office:value="0.008495121" calcext:value-type="float">
            <text:p>0.008495121</text:p>
          </table:table-cell>
          <table:table-cell office:value-type="float" office:value="0.02397347" calcext:value-type="float">
            <text:p>0.02397347</text:p>
          </table:table-cell>
          <table:table-cell office:value-type="float" office:value="0.02138738" calcext:value-type="float">
            <text:p>0.02138738</text:p>
          </table:table-cell>
          <table:table-cell office:value-type="float" office:value="0.01914223" calcext:value-type="float">
            <text:p>0.01914223</text:p>
          </table:table-cell>
          <table:table-cell office:value-type="float" office:value="0.0175674" calcext:value-type="float">
            <text:p>0.0175674</text:p>
          </table:table-cell>
          <table:table-cell office:value-type="float" office:value="0.01483498" calcext:value-type="float">
            <text:p>0.01483498</text:p>
          </table:table-cell>
          <table:table-cell office:value-type="float" office:value="0.006344425" calcext:value-type="float">
            <text:p>0.006344425</text:p>
          </table:table-cell>
          <table:table-cell office:value-type="float" office:value="0.006981188" calcext:value-type="float">
            <text:p>0.006981188</text:p>
          </table:table-cell>
          <table:table-cell office:value-type="float" office:value="0" calcext:value-type="float">
            <text:p>0</text:p>
          </table:table-cell>
          <table:table-cell office:value-type="float" office:value="18.73955" calcext:value-type="float">
            <text:p>18.73955</text:p>
          </table:table-cell>
          <table:table-cell office:value-type="float" office:value="0.7839793" calcext:value-type="float">
            <text:p>0.7839793</text:p>
          </table:table-cell>
          <table:table-cell office:value-type="float" office:value="0.01516021" calcext:value-type="float">
            <text:p>0.01516021</text:p>
          </table:table-cell>
          <table:table-cell office:value-type="float" office:value="0.01371725" calcext:value-type="float">
            <text:p>0.01371725</text:p>
          </table:table-cell>
          <table:table-cell office:value-type="float" office:value="0.01052125" calcext:value-type="float">
            <text:p>0.01052125</text:p>
          </table:table-cell>
          <table:table-cell office:value-type="float" office:value="0.007430142" calcext:value-type="float">
            <text:p>0.007430142</text:p>
          </table:table-cell>
          <table:table-cell office:value-type="float" office:value="2.421522" calcext:value-type="float">
            <text:p>2.421522</text:p>
          </table:table-cell>
          <table:table-cell office:value-type="float" office:value="9.962882" calcext:value-type="float">
            <text:p>9.962882</text:p>
          </table:table-cell>
          <table:table-cell office:value-type="float" office:value="7.724811" calcext:value-type="float">
            <text:p>7.724811</text:p>
          </table:table-cell>
          <table:table-cell office:value-type="float" office:value="3.768765" calcext:value-type="float">
            <text:p>3.768765</text:p>
          </table:table-cell>
          <table:table-cell office:value-type="float" office:value="1.216224" calcext:value-type="float">
            <text:p>1.216224</text:p>
          </table:table-cell>
          <table:table-cell office:value-type="float" office:value="0.5804251" calcext:value-type="float">
            <text:p>0.5804251</text:p>
          </table:table-cell>
          <table:table-cell office:value-type="float" office:value="0.4014328" calcext:value-type="float">
            <text:p>0.4014328</text:p>
          </table:table-cell>
          <table:table-cell office:value-type="float" office:value="0.3492584" calcext:value-type="float">
            <text:p>0.3492584</text:p>
          </table:table-cell>
          <table:table-cell office:value-type="float" office:value="0" calcext:value-type="float">
            <text:p>0</text:p>
          </table:table-cell>
          <table:table-cell office:value-type="float" office:value="14163.63" calcext:value-type="float">
            <text:p>14163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3481" calcext:value-type="float">
            <text:p>-0.1348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2" calcext:value-type="float">
            <text:p>7082002</text:p>
          </table:table-cell>
          <table:table-cell office:value-type="float" office:value="11.82447" calcext:value-type="float">
            <text:p>11.82447</text:p>
          </table:table-cell>
          <table:table-cell office:value-type="float" office:value="1094.141" calcext:value-type="float">
            <text:p>1094.141</text:p>
          </table:table-cell>
          <table:table-cell office:value-type="float" office:value="0" calcext:value-type="float">
            <text:p>0</text:p>
          </table:table-cell>
          <table:table-cell office:value-type="float" office:value="-25.9505" calcext:value-type="float">
            <text:p>-25.9505</text:p>
          </table:table-cell>
          <table:table-cell office:value-type="float" office:value="2.721814" calcext:value-type="float">
            <text:p>2.721814</text:p>
          </table:table-cell>
          <table:table-cell office:value-type="float" office:value="11.13712" calcext:value-type="float">
            <text:p>11.13712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4485213" calcext:value-type="float">
            <text:p>4.485213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06192964" calcext:value-type="float">
            <text:p>-0.0006192964</text:p>
          </table:table-cell>
          <table:table-cell office:value-type="float" office:value="-0.1774623" calcext:value-type="float">
            <text:p>-0.1774623</text:p>
          </table:table-cell>
          <table:table-cell office:value-type="float" office:value="-0.0003874681" calcext:value-type="float">
            <text:p>-0.0003874681</text:p>
          </table:table-cell>
          <table:table-cell office:value-type="float" office:value="0.0001731428" calcext:value-type="float">
            <text:p>0.0001731428</text:p>
          </table:table-cell>
          <table:table-cell office:value-type="float" office:value="12.0044" calcext:value-type="float">
            <text:p>12.0044</text:p>
          </table:table-cell>
          <table:table-cell office:value-type="float" office:value="8.336552" calcext:value-type="float">
            <text:p>8.336552</text:p>
          </table:table-cell>
          <table:table-cell office:value-type="float" office:value="0.1980533" calcext:value-type="float">
            <text:p>0.1980533</text:p>
          </table:table-cell>
          <table:table-cell office:value-type="float" office:value="0.04255134" calcext:value-type="float">
            <text:p>0.04255134</text:p>
          </table:table-cell>
          <table:table-cell office:value-type="float" office:value="0.03549398" calcext:value-type="float">
            <text:p>0.03549398</text:p>
          </table:table-cell>
          <table:table-cell office:value-type="float" office:value="0.03718647" calcext:value-type="float">
            <text:p>0.03718647</text:p>
          </table:table-cell>
          <table:table-cell office:value-type="float" office:value="0.01350993" calcext:value-type="float">
            <text:p>0.01350993</text:p>
          </table:table-cell>
          <table:table-cell office:value-type="float" office:value="0.008430642" calcext:value-type="float">
            <text:p>0.008430642</text:p>
          </table:table-cell>
          <table:table-cell office:value-type="float" office:value="0.02384173" calcext:value-type="float">
            <text:p>0.02384173</text:p>
          </table:table-cell>
          <table:table-cell office:value-type="float" office:value="0.0213126" calcext:value-type="float">
            <text:p>0.0213126</text:p>
          </table:table-cell>
          <table:table-cell office:value-type="float" office:value="0.01912731" calcext:value-type="float">
            <text:p>0.01912731</text:p>
          </table:table-cell>
          <table:table-cell office:value-type="float" office:value="0.01757674" calcext:value-type="float">
            <text:p>0.01757674</text:p>
          </table:table-cell>
          <table:table-cell office:value-type="float" office:value="0.01482571" calcext:value-type="float">
            <text:p>0.01482571</text:p>
          </table:table-cell>
          <table:table-cell office:value-type="float" office:value="0.0063327" calcext:value-type="float">
            <text:p>0.0063327</text:p>
          </table:table-cell>
          <table:table-cell office:value-type="float" office:value="0.006978648" calcext:value-type="float">
            <text:p>0.006978648</text:p>
          </table:table-cell>
          <table:table-cell office:value-type="float" office:value="0" calcext:value-type="float">
            <text:p>0</text:p>
          </table:table-cell>
          <table:table-cell office:value-type="float" office:value="19.71573" calcext:value-type="float">
            <text:p>19.71573</text:p>
          </table:table-cell>
          <table:table-cell office:value-type="float" office:value="0.0589466" calcext:value-type="float">
            <text:p>0.0589466</text:p>
          </table:table-cell>
          <table:table-cell office:value-type="float" office:value="0.01403501" calcext:value-type="float">
            <text:p>0.01403501</text:p>
          </table:table-cell>
          <table:table-cell office:value-type="float" office:value="0.01353011" calcext:value-type="float">
            <text:p>0.01353011</text:p>
          </table:table-cell>
          <table:table-cell office:value-type="float" office:value="0.01035772" calcext:value-type="float">
            <text:p>0.01035772</text:p>
          </table:table-cell>
          <table:table-cell office:value-type="float" office:value="0.007393149" calcext:value-type="float">
            <text:p>0.007393149</text:p>
          </table:table-cell>
          <table:table-cell office:value-type="float" office:value="2.16357" calcext:value-type="float">
            <text:p>2.16357</text:p>
          </table:table-cell>
          <table:table-cell office:value-type="float" office:value="9.857924" calcext:value-type="float">
            <text:p>9.857924</text:p>
          </table:table-cell>
          <table:table-cell office:value-type="float" office:value="7.672605" calcext:value-type="float">
            <text:p>7.672605</text:p>
          </table:table-cell>
          <table:table-cell office:value-type="float" office:value="3.736841" calcext:value-type="float">
            <text:p>3.736841</text:p>
          </table:table-cell>
          <table:table-cell office:value-type="float" office:value="1.18321" calcext:value-type="float">
            <text:p>1.18321</text:p>
          </table:table-cell>
          <table:table-cell office:value-type="float" office:value="0.5551706" calcext:value-type="float">
            <text:p>0.5551706</text:p>
          </table:table-cell>
          <table:table-cell office:value-type="float" office:value="0.4009201" calcext:value-type="float">
            <text:p>0.4009201</text:p>
          </table:table-cell>
          <table:table-cell office:value-type="float" office:value="0.3492871" calcext:value-type="float">
            <text:p>0.3492871</text:p>
          </table:table-cell>
          <table:table-cell office:value-type="float" office:value="0" calcext:value-type="float">
            <text:p>0</text:p>
          </table:table-cell>
          <table:table-cell office:value-type="float" office:value="14522.93" calcext:value-type="float">
            <text:p>14522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348814" calcext:value-type="float">
            <text:p>-0.134881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2" calcext:value-type="float">
            <text:p>8082002</text:p>
          </table:table-cell>
          <table:table-cell office:value-type="float" office:value="11.7509" calcext:value-type="float">
            <text:p>11.7509</text:p>
          </table:table-cell>
          <table:table-cell office:value-type="float" office:value="1094.095" calcext:value-type="float">
            <text:p>1094.095</text:p>
          </table:table-cell>
          <table:table-cell office:value-type="float" office:value="0" calcext:value-type="float">
            <text:p>0</text:p>
          </table:table-cell>
          <table:table-cell office:value-type="float" office:value="-26.24526" calcext:value-type="float">
            <text:p>-26.24526</text:p>
          </table:table-cell>
          <table:table-cell office:value-type="float" office:value="2.773164" calcext:value-type="float">
            <text:p>2.773164</text:p>
          </table:table-cell>
          <table:table-cell office:value-type="float" office:value="10.97887" calcext:value-type="float">
            <text:p>10.97887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4485213" calcext:value-type="float">
            <text:p>4.485213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06192964" calcext:value-type="float">
            <text:p>-0.0006192964</text:p>
          </table:table-cell>
          <table:table-cell office:value-type="float" office:value="-0.17787" calcext:value-type="float">
            <text:p>-0.17787</text:p>
          </table:table-cell>
          <table:table-cell office:value-type="float" office:value="-0.0003942962" calcext:value-type="float">
            <text:p>-0.0003942962</text:p>
          </table:table-cell>
          <table:table-cell office:value-type="float" office:value="0.0001748463" calcext:value-type="float">
            <text:p>0.0001748463</text:p>
          </table:table-cell>
          <table:table-cell office:value-type="float" office:value="11.87123" calcext:value-type="float">
            <text:p>11.87123</text:p>
          </table:table-cell>
          <table:table-cell office:value-type="float" office:value="9.358189" calcext:value-type="float">
            <text:p>9.358189</text:p>
          </table:table-cell>
          <table:table-cell office:value-type="float" office:value="0.1639663" calcext:value-type="float">
            <text:p>0.1639663</text:p>
          </table:table-cell>
          <table:table-cell office:value-type="float" office:value="0.04222702" calcext:value-type="float">
            <text:p>0.04222702</text:p>
          </table:table-cell>
          <table:table-cell office:value-type="float" office:value="0.03526112" calcext:value-type="float">
            <text:p>0.03526112</text:p>
          </table:table-cell>
          <table:table-cell office:value-type="float" office:value="0.03689529" calcext:value-type="float">
            <text:p>0.03689529</text:p>
          </table:table-cell>
          <table:table-cell office:value-type="float" office:value="0.01333888" calcext:value-type="float">
            <text:p>0.01333888</text:p>
          </table:table-cell>
          <table:table-cell office:value-type="float" office:value="0.008415363" calcext:value-type="float">
            <text:p>0.008415363</text:p>
          </table:table-cell>
          <table:table-cell office:value-type="float" office:value="0.02371213" calcext:value-type="float">
            <text:p>0.02371213</text:p>
          </table:table-cell>
          <table:table-cell office:value-type="float" office:value="0.02123586" calcext:value-type="float">
            <text:p>0.02123586</text:p>
          </table:table-cell>
          <table:table-cell office:value-type="float" office:value="0.01910988" calcext:value-type="float">
            <text:p>0.01910988</text:p>
          </table:table-cell>
          <table:table-cell office:value-type="float" office:value="0.01758403" calcext:value-type="float">
            <text:p>0.01758403</text:p>
          </table:table-cell>
          <table:table-cell office:value-type="float" office:value="0.0148161" calcext:value-type="float">
            <text:p>0.0148161</text:p>
          </table:table-cell>
          <table:table-cell office:value-type="float" office:value="0.006321004" calcext:value-type="float">
            <text:p>0.006321004</text:p>
          </table:table-cell>
          <table:table-cell office:value-type="float" office:value="0.006976073" calcext:value-type="float">
            <text:p>0.006976073</text:p>
          </table:table-cell>
          <table:table-cell office:value-type="float" office:value="0" calcext:value-type="float">
            <text:p>0</text:p>
          </table:table-cell>
          <table:table-cell office:value-type="float" office:value="19.46676" calcext:value-type="float">
            <text:p>19.46676</text:p>
          </table:table-cell>
          <table:table-cell office:value-type="float" office:value="0.05871662" calcext:value-type="float">
            <text:p>0.05871662</text:p>
          </table:table-cell>
          <table:table-cell office:value-type="float" office:value="0.01361962" calcext:value-type="float">
            <text:p>0.01361962</text:p>
          </table:table-cell>
          <table:table-cell office:value-type="float" office:value="0.013212" calcext:value-type="float">
            <text:p>0.013212</text:p>
          </table:table-cell>
          <table:table-cell office:value-type="float" office:value="0.01009192" calcext:value-type="float">
            <text:p>0.01009192</text:p>
          </table:table-cell>
          <table:table-cell office:value-type="float" office:value="0.007291076" calcext:value-type="float">
            <text:p>0.007291076</text:p>
          </table:table-cell>
          <table:table-cell office:value-type="float" office:value="1.906745" calcext:value-type="float">
            <text:p>1.906745</text:p>
          </table:table-cell>
          <table:table-cell office:value-type="float" office:value="9.748725" calcext:value-type="float">
            <text:p>9.748725</text:p>
          </table:table-cell>
          <table:table-cell office:value-type="float" office:value="7.618825" calcext:value-type="float">
            <text:p>7.618825</text:p>
          </table:table-cell>
          <table:table-cell office:value-type="float" office:value="3.704041" calcext:value-type="float">
            <text:p>3.704041</text:p>
          </table:table-cell>
          <table:table-cell office:value-type="float" office:value="1.149472" calcext:value-type="float">
            <text:p>1.149472</text:p>
          </table:table-cell>
          <table:table-cell office:value-type="float" office:value="0.5286188" calcext:value-type="float">
            <text:p>0.5286188</text:p>
          </table:table-cell>
          <table:table-cell office:value-type="float" office:value="0.400424" calcext:value-type="float">
            <text:p>0.400424</text:p>
          </table:table-cell>
          <table:table-cell office:value-type="float" office:value="0.3493158" calcext:value-type="float">
            <text:p>0.3493158</text:p>
          </table:table-cell>
          <table:table-cell office:value-type="float" office:value="0" calcext:value-type="float">
            <text:p>0</text:p>
          </table:table-cell>
          <table:table-cell office:value-type="float" office:value="14815.78" calcext:value-type="float">
            <text:p>14815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349219" calcext:value-type="float">
            <text:p>-0.134921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2" calcext:value-type="float">
            <text:p>9082002</text:p>
          </table:table-cell>
          <table:table-cell office:value-type="float" office:value="11.70151" calcext:value-type="float">
            <text:p>11.70151</text:p>
          </table:table-cell>
          <table:table-cell office:value-type="float" office:value="1094.047" calcext:value-type="float">
            <text:p>1094.047</text:p>
          </table:table-cell>
          <table:table-cell office:value-type="float" office:value="0" calcext:value-type="float">
            <text:p>0</text:p>
          </table:table-cell>
          <table:table-cell office:value-type="float" office:value="-26.54279" calcext:value-type="float">
            <text:p>-26.54279</text:p>
          </table:table-cell>
          <table:table-cell office:value-type="float" office:value="2.804894" calcext:value-type="float">
            <text:p>2.804894</text:p>
          </table:table-cell>
          <table:table-cell office:value-type="float" office:value="10.81933" calcext:value-type="float">
            <text:p>10.81933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4485213" calcext:value-type="float">
            <text:p>4.485213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06192964" calcext:value-type="float">
            <text:p>-0.0006192964</text:p>
          </table:table-cell>
          <table:table-cell office:value-type="float" office:value="-0.1782141" calcext:value-type="float">
            <text:p>-0.1782141</text:p>
          </table:table-cell>
          <table:table-cell office:value-type="float" office:value="-0.0004010852" calcext:value-type="float">
            <text:p>-0.0004010852</text:p>
          </table:table-cell>
          <table:table-cell office:value-type="float" office:value="0.0001765515" calcext:value-type="float">
            <text:p>0.0001765515</text:p>
          </table:table-cell>
          <table:table-cell office:value-type="float" office:value="11.77796" calcext:value-type="float">
            <text:p>11.77796</text:p>
          </table:table-cell>
          <table:table-cell office:value-type="float" office:value="10.00482" calcext:value-type="float">
            <text:p>10.00482</text:p>
          </table:table-cell>
          <table:table-cell office:value-type="float" office:value="0.1371066" calcext:value-type="float">
            <text:p>0.1371066</text:p>
          </table:table-cell>
          <table:table-cell office:value-type="float" office:value="0.04140262" calcext:value-type="float">
            <text:p>0.04140262</text:p>
          </table:table-cell>
          <table:table-cell office:value-type="float" office:value="0.03455783" calcext:value-type="float">
            <text:p>0.03455783</text:p>
          </table:table-cell>
          <table:table-cell office:value-type="float" office:value="0.0361641" calcext:value-type="float">
            <text:p>0.0361641</text:p>
          </table:table-cell>
          <table:table-cell office:value-type="float" office:value="0.01304829" calcext:value-type="float">
            <text:p>0.01304829</text:p>
          </table:table-cell>
          <table:table-cell office:value-type="float" office:value="0.008409737" calcext:value-type="float">
            <text:p>0.008409737</text:p>
          </table:table-cell>
          <table:table-cell office:value-type="float" office:value="0.02358969" calcext:value-type="float">
            <text:p>0.02358969</text:p>
          </table:table-cell>
          <table:table-cell office:value-type="float" office:value="0.02115772" calcext:value-type="float">
            <text:p>0.02115772</text:p>
          </table:table-cell>
          <table:table-cell office:value-type="float" office:value="0.01909103" calcext:value-type="float">
            <text:p>0.01909103</text:p>
          </table:table-cell>
          <table:table-cell office:value-type="float" office:value="0.01759089" calcext:value-type="float">
            <text:p>0.01759089</text:p>
          </table:table-cell>
          <table:table-cell office:value-type="float" office:value="0.01480636" calcext:value-type="float">
            <text:p>0.01480636</text:p>
          </table:table-cell>
          <table:table-cell office:value-type="float" office:value="0.006309119" calcext:value-type="float">
            <text:p>0.006309119</text:p>
          </table:table-cell>
          <table:table-cell office:value-type="float" office:value="0.006973498" calcext:value-type="float">
            <text:p>0.006973498</text:p>
          </table:table-cell>
          <table:table-cell office:value-type="float" office:value="0" calcext:value-type="float">
            <text:p>0</text:p>
          </table:table-cell>
          <table:table-cell office:value-type="float" office:value="18.61488" calcext:value-type="float">
            <text:p>18.61488</text:p>
          </table:table-cell>
          <table:table-cell office:value-type="float" office:value="0.05582585" calcext:value-type="float">
            <text:p>0.05582585</text:p>
          </table:table-cell>
          <table:table-cell office:value-type="float" office:value="0.01352207" calcext:value-type="float">
            <text:p>0.01352207</text:p>
          </table:table-cell>
          <table:table-cell office:value-type="float" office:value="0.01315285" calcext:value-type="float">
            <text:p>0.01315285</text:p>
          </table:table-cell>
          <table:table-cell office:value-type="float" office:value="0.01002964" calcext:value-type="float">
            <text:p>0.01002964</text:p>
          </table:table-cell>
          <table:table-cell office:value-type="float" office:value="0.007240409" calcext:value-type="float">
            <text:p>0.007240409</text:p>
          </table:table-cell>
          <table:table-cell office:value-type="float" office:value="1.650814" calcext:value-type="float">
            <text:p>1.650814</text:p>
          </table:table-cell>
          <table:table-cell office:value-type="float" office:value="9.636947" calcext:value-type="float">
            <text:p>9.636947</text:p>
          </table:table-cell>
          <table:table-cell office:value-type="float" office:value="7.564199" calcext:value-type="float">
            <text:p>7.564199</text:p>
          </table:table-cell>
          <table:table-cell office:value-type="float" office:value="3.671036" calcext:value-type="float">
            <text:p>3.671036</text:p>
          </table:table-cell>
          <table:table-cell office:value-type="float" office:value="1.11556" calcext:value-type="float">
            <text:p>1.11556</text:p>
          </table:table-cell>
          <table:table-cell office:value-type="float" office:value="0.5012682" calcext:value-type="float">
            <text:p>0.5012682</text:p>
          </table:table-cell>
          <table:table-cell office:value-type="float" office:value="0.3998522" calcext:value-type="float">
            <text:p>0.3998522</text:p>
          </table:table-cell>
          <table:table-cell office:value-type="float" office:value="0.3493445" calcext:value-type="float">
            <text:p>0.3493445</text:p>
          </table:table-cell>
          <table:table-cell office:value-type="float" office:value="0" calcext:value-type="float">
            <text:p>0</text:p>
          </table:table-cell>
          <table:table-cell office:value-type="float" office:value="15001.42" calcext:value-type="float">
            <text:p>15001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349587" calcext:value-type="float">
            <text:p>-0.134958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2" calcext:value-type="float">
            <text:p>10082002</text:p>
          </table:table-cell>
          <table:table-cell office:value-type="float" office:value="11.65216" calcext:value-type="float">
            <text:p>11.65216</text:p>
          </table:table-cell>
          <table:table-cell office:value-type="float" office:value="1093.998" calcext:value-type="float">
            <text:p>1093.998</text:p>
          </table:table-cell>
          <table:table-cell office:value-type="float" office:value="0" calcext:value-type="float">
            <text:p>0</text:p>
          </table:table-cell>
          <table:table-cell office:value-type="float" office:value="-26.8449" calcext:value-type="float">
            <text:p>-26.8449</text:p>
          </table:table-cell>
          <table:table-cell office:value-type="float" office:value="2.83561" calcext:value-type="float">
            <text:p>2.83561</text:p>
          </table:table-cell>
          <table:table-cell office:value-type="float" office:value="10.65836" calcext:value-type="float">
            <text:p>10.65836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4485214" calcext:value-type="float">
            <text:p>4.485214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06192884" calcext:value-type="float">
            <text:p>-0.0006192884</text:p>
          </table:table-cell>
          <table:table-cell office:value-type="float" office:value="-0.1785998" calcext:value-type="float">
            <text:p>-0.1785998</text:p>
          </table:table-cell>
          <table:table-cell office:value-type="float" office:value="-0.0004086721" calcext:value-type="float">
            <text:p>-0.0004086721</text:p>
          </table:table-cell>
          <table:table-cell office:value-type="float" office:value="0.0001782555" calcext:value-type="float">
            <text:p>0.0001782555</text:p>
          </table:table-cell>
          <table:table-cell office:value-type="float" office:value="11.68774" calcext:value-type="float">
            <text:p>11.68774</text:p>
          </table:table-cell>
          <table:table-cell office:value-type="float" office:value="10.62985" calcext:value-type="float">
            <text:p>10.62985</text:p>
          </table:table-cell>
          <table:table-cell office:value-type="float" office:value="0.1178254" calcext:value-type="float">
            <text:p>0.1178254</text:p>
          </table:table-cell>
          <table:table-cell office:value-type="float" office:value="0.04249687" calcext:value-type="float">
            <text:p>0.04249687</text:p>
          </table:table-cell>
          <table:table-cell office:value-type="float" office:value="0.03515097" calcext:value-type="float">
            <text:p>0.03515097</text:p>
          </table:table-cell>
          <table:table-cell office:value-type="float" office:value="0.03653475" calcext:value-type="float">
            <text:p>0.03653475</text:p>
          </table:table-cell>
          <table:table-cell office:value-type="float" office:value="0.01303557" calcext:value-type="float">
            <text:p>0.01303557</text:p>
          </table:table-cell>
          <table:table-cell office:value-type="float" office:value="0.008428148" calcext:value-type="float">
            <text:p>0.008428148</text:p>
          </table:table-cell>
          <table:table-cell office:value-type="float" office:value="0.02347363" calcext:value-type="float">
            <text:p>0.02347363</text:p>
          </table:table-cell>
          <table:table-cell office:value-type="float" office:value="0.02108049" calcext:value-type="float">
            <text:p>0.02108049</text:p>
          </table:table-cell>
          <table:table-cell office:value-type="float" office:value="0.01907141" calcext:value-type="float">
            <text:p>0.01907141</text:p>
          </table:table-cell>
          <table:table-cell office:value-type="float" office:value="0.01759583" calcext:value-type="float">
            <text:p>0.01759583</text:p>
          </table:table-cell>
          <table:table-cell office:value-type="float" office:value="0.01479723" calcext:value-type="float">
            <text:p>0.01479723</text:p>
          </table:table-cell>
          <table:table-cell office:value-type="float" office:value="0.006297061" calcext:value-type="float">
            <text:p>0.006297061</text:p>
          </table:table-cell>
          <table:table-cell office:value-type="float" office:value="0.006970887" calcext:value-type="float">
            <text:p>0.006970887</text:p>
          </table:table-cell>
          <table:table-cell office:value-type="float" office:value="0" calcext:value-type="float">
            <text:p>0</text:p>
          </table:table-cell>
          <table:table-cell office:value-type="float" office:value="17.42879" calcext:value-type="float">
            <text:p>17.42879</text:p>
          </table:table-cell>
          <table:table-cell office:value-type="float" office:value="0.05127759" calcext:value-type="float">
            <text:p>0.05127759</text:p>
          </table:table-cell>
          <table:table-cell office:value-type="float" office:value="0.01324333" calcext:value-type="float">
            <text:p>0.01324333</text:p>
          </table:table-cell>
          <table:table-cell office:value-type="float" office:value="0.01287805" calcext:value-type="float">
            <text:p>0.01287805</text:p>
          </table:table-cell>
          <table:table-cell office:value-type="float" office:value="0.009855016" calcext:value-type="float">
            <text:p>0.009855016</text:p>
          </table:table-cell>
          <table:table-cell office:value-type="float" office:value="0.007111883" calcext:value-type="float">
            <text:p>0.007111883</text:p>
          </table:table-cell>
          <table:table-cell office:value-type="float" office:value="1.391062" calcext:value-type="float">
            <text:p>1.391062</text:p>
          </table:table-cell>
          <table:table-cell office:value-type="float" office:value="9.523368" calcext:value-type="float">
            <text:p>9.523368</text:p>
          </table:table-cell>
          <table:table-cell office:value-type="float" office:value="7.50966" calcext:value-type="float">
            <text:p>7.50966</text:p>
          </table:table-cell>
          <table:table-cell office:value-type="float" office:value="3.637668" calcext:value-type="float">
            <text:p>3.637668</text:p>
          </table:table-cell>
          <table:table-cell office:value-type="float" office:value="1.081341" calcext:value-type="float">
            <text:p>1.081341</text:p>
          </table:table-cell>
          <table:table-cell office:value-type="float" office:value="0.4734051" calcext:value-type="float">
            <text:p>0.4734051</text:p>
          </table:table-cell>
          <table:table-cell office:value-type="float" office:value="0.3992091" calcext:value-type="float">
            <text:p>0.3992091</text:p>
          </table:table-cell>
          <table:table-cell office:value-type="float" office:value="0.3493732" calcext:value-type="float">
            <text:p>0.3493732</text:p>
          </table:table-cell>
          <table:table-cell office:value-type="float" office:value="0" calcext:value-type="float">
            <text:p>0</text:p>
          </table:table-cell>
          <table:table-cell office:value-type="float" office:value="15184.86" calcext:value-type="float">
            <text:p>15184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349976" calcext:value-type="float">
            <text:p>-0.134997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2" calcext:value-type="float">
            <text:p>11082002</text:p>
          </table:table-cell>
          <table:table-cell office:value-type="float" office:value="11.62674" calcext:value-type="float">
            <text:p>11.62674</text:p>
          </table:table-cell>
          <table:table-cell office:value-type="float" office:value="1093.946" calcext:value-type="float">
            <text:p>1093.946</text:p>
          </table:table-cell>
          <table:table-cell office:value-type="float" office:value="0" calcext:value-type="float">
            <text:p>0</text:p>
          </table:table-cell>
          <table:table-cell office:value-type="float" office:value="-27.12341" calcext:value-type="float">
            <text:p>-27.12341</text:p>
          </table:table-cell>
          <table:table-cell office:value-type="float" office:value="2.866521" calcext:value-type="float">
            <text:p>2.866521</text:p>
          </table:table-cell>
          <table:table-cell office:value-type="float" office:value="10.49758" calcext:value-type="float">
            <text:p>10.49758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4485214" calcext:value-type="float">
            <text:p>4.485214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06192884" calcext:value-type="float">
            <text:p>-0.0006192884</text:p>
          </table:table-cell>
          <table:table-cell office:value-type="float" office:value="-0.1789529" calcext:value-type="float">
            <text:p>-0.1789529</text:p>
          </table:table-cell>
          <table:table-cell office:value-type="float" office:value="-0.0004184617" calcext:value-type="float">
            <text:p>-0.0004184617</text:p>
          </table:table-cell>
          <table:table-cell office:value-type="float" office:value="0.0001799448" calcext:value-type="float">
            <text:p>0.0001799448</text:p>
          </table:table-cell>
          <table:table-cell office:value-type="float" office:value="11.59277" calcext:value-type="float">
            <text:p>11.59277</text:p>
          </table:table-cell>
          <table:table-cell office:value-type="float" office:value="11.23747" calcext:value-type="float">
            <text:p>11.23747</text:p>
          </table:table-cell>
          <table:table-cell office:value-type="float" office:value="0.1041136" calcext:value-type="float">
            <text:p>0.1041136</text:p>
          </table:table-cell>
          <table:table-cell office:value-type="float" office:value="0.04465463" calcext:value-type="float">
            <text:p>0.04465463</text:p>
          </table:table-cell>
          <table:table-cell office:value-type="float" office:value="0.03649158" calcext:value-type="float">
            <text:p>0.03649158</text:p>
          </table:table-cell>
          <table:table-cell office:value-type="float" office:value="0.03765503" calcext:value-type="float">
            <text:p>0.03765503</text:p>
          </table:table-cell>
          <table:table-cell office:value-type="float" office:value="0.01322054" calcext:value-type="float">
            <text:p>0.01322054</text:p>
          </table:table-cell>
          <table:table-cell office:value-type="float" office:value="0.008476628" calcext:value-type="float">
            <text:p>0.008476628</text:p>
          </table:table-cell>
          <table:table-cell office:value-type="float" office:value="0.02337035" calcext:value-type="float">
            <text:p>0.02337035</text:p>
          </table:table-cell>
          <table:table-cell office:value-type="float" office:value="0.0210023" calcext:value-type="float">
            <text:p>0.0210023</text:p>
          </table:table-cell>
          <table:table-cell office:value-type="float" office:value="0.01905209" calcext:value-type="float">
            <text:p>0.01905209</text:p>
          </table:table-cell>
          <table:table-cell office:value-type="float" office:value="0.01759925" calcext:value-type="float">
            <text:p>0.01759925</text:p>
          </table:table-cell>
          <table:table-cell office:value-type="float" office:value="0.01478863" calcext:value-type="float">
            <text:p>0.01478863</text:p>
          </table:table-cell>
          <table:table-cell office:value-type="float" office:value="0.006284859" calcext:value-type="float">
            <text:p>0.006284859</text:p>
          </table:table-cell>
          <table:table-cell office:value-type="float" office:value="0.006968268" calcext:value-type="float">
            <text:p>0.006968268</text:p>
          </table:table-cell>
          <table:table-cell office:value-type="float" office:value="0" calcext:value-type="float">
            <text:p>0</text:p>
          </table:table-cell>
          <table:table-cell office:value-type="float" office:value="16.1328" calcext:value-type="float">
            <text:p>16.1328</text:p>
          </table:table-cell>
          <table:table-cell office:value-type="float" office:value="0.0480215" calcext:value-type="float">
            <text:p>0.0480215</text:p>
          </table:table-cell>
          <table:table-cell office:value-type="float" office:value="0.01297898" calcext:value-type="float">
            <text:p>0.01297898</text:p>
          </table:table-cell>
          <table:table-cell office:value-type="float" office:value="0.01258382" calcext:value-type="float">
            <text:p>0.01258382</text:p>
          </table:table-cell>
          <table:table-cell office:value-type="float" office:value="0.009646337" calcext:value-type="float">
            <text:p>0.009646337</text:p>
          </table:table-cell>
          <table:table-cell office:value-type="float" office:value="0.006933741" calcext:value-type="float">
            <text:p>0.006933741</text:p>
          </table:table-cell>
          <table:table-cell office:value-type="float" office:value="1.122662" calcext:value-type="float">
            <text:p>1.122662</text:p>
          </table:table-cell>
          <table:table-cell office:value-type="float" office:value="9.408608" calcext:value-type="float">
            <text:p>9.408608</text:p>
          </table:table-cell>
          <table:table-cell office:value-type="float" office:value="7.455235" calcext:value-type="float">
            <text:p>7.455235</text:p>
          </table:table-cell>
          <table:table-cell office:value-type="float" office:value="3.604881" calcext:value-type="float">
            <text:p>3.604881</text:p>
          </table:table-cell>
          <table:table-cell office:value-type="float" office:value="1.047457" calcext:value-type="float">
            <text:p>1.047457</text:p>
          </table:table-cell>
          <table:table-cell office:value-type="float" office:value="0.445371" calcext:value-type="float">
            <text:p>0.445371</text:p>
          </table:table-cell>
          <table:table-cell office:value-type="float" office:value="0.3985053" calcext:value-type="float">
            <text:p>0.3985053</text:p>
          </table:table-cell>
          <table:table-cell office:value-type="float" office:value="0.3494019" calcext:value-type="float">
            <text:p>0.3494019</text:p>
          </table:table-cell>
          <table:table-cell office:value-type="float" office:value="0" calcext:value-type="float">
            <text:p>0</text:p>
          </table:table-cell>
          <table:table-cell office:value-type="float" office:value="15294.7" calcext:value-type="float">
            <text:p>15294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350386" calcext:value-type="float">
            <text:p>-0.135038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2" calcext:value-type="float">
            <text:p>12082002</text:p>
          </table:table-cell>
          <table:table-cell office:value-type="float" office:value="11.59464" calcext:value-type="float">
            <text:p>11.59464</text:p>
          </table:table-cell>
          <table:table-cell office:value-type="float" office:value="1093.899" calcext:value-type="float">
            <text:p>1093.899</text:p>
          </table:table-cell>
          <table:table-cell office:value-type="float" office:value="0" calcext:value-type="float">
            <text:p>0</text:p>
          </table:table-cell>
          <table:table-cell office:value-type="float" office:value="-27.49164" calcext:value-type="float">
            <text:p>-27.49164</text:p>
          </table:table-cell>
          <table:table-cell office:value-type="float" office:value="2.797878" calcext:value-type="float">
            <text:p>2.797878</text:p>
          </table:table-cell>
          <table:table-cell office:value-type="float" office:value="10.35358" calcext:value-type="float">
            <text:p>10.35358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5746628" calcext:value-type="float">
            <text:p>5.746628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005555374" calcext:value-type="float">
            <text:p>-5.555374E-05</text:p>
          </table:table-cell>
          <table:table-cell office:value-type="float" office:value="-0.1795696" calcext:value-type="float">
            <text:p>-0.1795696</text:p>
          </table:table-cell>
          <table:table-cell office:value-type="float" office:value="-0.0004273524" calcext:value-type="float">
            <text:p>-0.0004273524</text:p>
          </table:table-cell>
          <table:table-cell office:value-type="float" office:value="0.0001816119" calcext:value-type="float">
            <text:p>0.0001816119</text:p>
          </table:table-cell>
          <table:table-cell office:value-type="float" office:value="11.56688" calcext:value-type="float">
            <text:p>11.56688</text:p>
          </table:table-cell>
          <table:table-cell office:value-type="float" office:value="15.75821" calcext:value-type="float">
            <text:p>15.75821</text:p>
          </table:table-cell>
          <table:table-cell office:value-type="float" office:value="2.315136" calcext:value-type="float">
            <text:p>2.315136</text:p>
          </table:table-cell>
          <table:table-cell office:value-type="float" office:value="0.04162943" calcext:value-type="float">
            <text:p>0.04162943</text:p>
          </table:table-cell>
          <table:table-cell office:value-type="float" office:value="0.03540132" calcext:value-type="float">
            <text:p>0.03540132</text:p>
          </table:table-cell>
          <table:table-cell office:value-type="float" office:value="0.0363558" calcext:value-type="float">
            <text:p>0.0363558</text:p>
          </table:table-cell>
          <table:table-cell office:value-type="float" office:value="0.01305872" calcext:value-type="float">
            <text:p>0.01305872</text:p>
          </table:table-cell>
          <table:table-cell office:value-type="float" office:value="0.009136185" calcext:value-type="float">
            <text:p>0.009136185</text:p>
          </table:table-cell>
          <table:table-cell office:value-type="float" office:value="0.02328424" calcext:value-type="float">
            <text:p>0.02328424</text:p>
          </table:table-cell>
          <table:table-cell office:value-type="float" office:value="0.02092955" calcext:value-type="float">
            <text:p>0.02092955</text:p>
          </table:table-cell>
          <table:table-cell office:value-type="float" office:value="0.01903504" calcext:value-type="float">
            <text:p>0.01903504</text:p>
          </table:table-cell>
          <table:table-cell office:value-type="float" office:value="0.01760228" calcext:value-type="float">
            <text:p>0.01760228</text:p>
          </table:table-cell>
          <table:table-cell office:value-type="float" office:value="0.01478026" calcext:value-type="float">
            <text:p>0.01478026</text:p>
          </table:table-cell>
          <table:table-cell office:value-type="float" office:value="0.006272517" calcext:value-type="float">
            <text:p>0.006272517</text:p>
          </table:table-cell>
          <table:table-cell office:value-type="float" office:value="0.006965606" calcext:value-type="float">
            <text:p>0.006965606</text:p>
          </table:table-cell>
          <table:table-cell office:value-type="float" office:value="0" calcext:value-type="float">
            <text:p>0</text:p>
          </table:table-cell>
          <table:table-cell office:value-type="float" office:value="2.904588" calcext:value-type="float">
            <text:p>2.904588</text:p>
          </table:table-cell>
          <table:table-cell office:value-type="float" office:value="3.619066" calcext:value-type="float">
            <text:p>3.619066</text:p>
          </table:table-cell>
          <table:table-cell office:value-type="float" office:value="0.02056169" calcext:value-type="float">
            <text:p>0.02056169</text:p>
          </table:table-cell>
          <table:table-cell office:value-type="float" office:value="0.01505551" calcext:value-type="float">
            <text:p>0.01505551</text:p>
          </table:table-cell>
          <table:table-cell office:value-type="float" office:value="0.009726416" calcext:value-type="float">
            <text:p>0.009726416</text:p>
          </table:table-cell>
          <table:table-cell office:value-type="float" office:value="0.00690249" calcext:value-type="float">
            <text:p>0.00690249</text:p>
          </table:table-cell>
          <table:table-cell office:value-type="float" office:value="0.8411564" calcext:value-type="float">
            <text:p>0.8411564</text:p>
          </table:table-cell>
          <table:table-cell office:value-type="float" office:value="9.296062" calcext:value-type="float">
            <text:p>9.296062</text:p>
          </table:table-cell>
          <table:table-cell office:value-type="float" office:value="7.402061" calcext:value-type="float">
            <text:p>7.402061</text:p>
          </table:table-cell>
          <table:table-cell office:value-type="float" office:value="3.573071" calcext:value-type="float">
            <text:p>3.573071</text:p>
          </table:table-cell>
          <table:table-cell office:value-type="float" office:value="1.014632" calcext:value-type="float">
            <text:p>1.014632</text:p>
          </table:table-cell>
          <table:table-cell office:value-type="float" office:value="0.4176471" calcext:value-type="float">
            <text:p>0.4176471</text:p>
          </table:table-cell>
          <table:table-cell office:value-type="float" office:value="0.3977414" calcext:value-type="float">
            <text:p>0.3977414</text:p>
          </table:table-cell>
          <table:table-cell office:value-type="float" office:value="0.3494307" calcext:value-type="float">
            <text:p>0.3494307</text:p>
          </table:table-cell>
          <table:table-cell office:value-type="float" office:value="0" calcext:value-type="float">
            <text:p>0</text:p>
          </table:table-cell>
          <table:table-cell office:value-type="float" office:value="14216.7" calcext:value-type="float">
            <text:p>14216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370115" calcext:value-type="float">
            <text:p>-0.137011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2" calcext:value-type="float">
            <text:p>13082002</text:p>
          </table:table-cell>
          <table:table-cell office:value-type="float" office:value="11.55803" calcext:value-type="float">
            <text:p>11.55803</text:p>
          </table:table-cell>
          <table:table-cell office:value-type="float" office:value="1093.878" calcext:value-type="float">
            <text:p>1093.878</text:p>
          </table:table-cell>
          <table:table-cell office:value-type="float" office:value="0" calcext:value-type="float">
            <text:p>0</text:p>
          </table:table-cell>
          <table:table-cell office:value-type="float" office:value="-27.87098" calcext:value-type="float">
            <text:p>-27.87098</text:p>
          </table:table-cell>
          <table:table-cell office:value-type="float" office:value="2.649305" calcext:value-type="float">
            <text:p>2.649305</text:p>
          </table:table-cell>
          <table:table-cell office:value-type="float" office:value="10.23135" calcext:value-type="float">
            <text:p>10.23135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5746628" calcext:value-type="float">
            <text:p>5.746628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005555374" calcext:value-type="float">
            <text:p>-5.555374E-05</text:p>
          </table:table-cell>
          <table:table-cell office:value-type="float" office:value="-0.1854502" calcext:value-type="float">
            <text:p>-0.1854502</text:p>
          </table:table-cell>
          <table:table-cell office:value-type="float" office:value="-0.0004367155" calcext:value-type="float">
            <text:p>-0.0004367155</text:p>
          </table:table-cell>
          <table:table-cell office:value-type="float" office:value="0.0001833537" calcext:value-type="float">
            <text:p>0.0001833537</text:p>
          </table:table-cell>
          <table:table-cell office:value-type="float" office:value="11.65662" calcext:value-type="float">
            <text:p>11.65662</text:p>
          </table:table-cell>
          <table:table-cell office:value-type="float" office:value="14.79056" calcext:value-type="float">
            <text:p>14.79056</text:p>
          </table:table-cell>
          <table:table-cell office:value-type="float" office:value="0.7315856" calcext:value-type="float">
            <text:p>0.7315856</text:p>
          </table:table-cell>
          <table:table-cell office:value-type="float" office:value="0.0371152" calcext:value-type="float">
            <text:p>0.0371152</text:p>
          </table:table-cell>
          <table:table-cell office:value-type="float" office:value="0.03142683" calcext:value-type="float">
            <text:p>0.03142683</text:p>
          </table:table-cell>
          <table:table-cell office:value-type="float" office:value="0.0333981" calcext:value-type="float">
            <text:p>0.0333981</text:p>
          </table:table-cell>
          <table:table-cell office:value-type="float" office:value="0.01211382" calcext:value-type="float">
            <text:p>0.01211382</text:p>
          </table:table-cell>
          <table:table-cell office:value-type="float" office:value="0.008246739" calcext:value-type="float">
            <text:p>0.008246739</text:p>
          </table:table-cell>
          <table:table-cell office:value-type="float" office:value="0.02311999" calcext:value-type="float">
            <text:p>0.02311999</text:p>
          </table:table-cell>
          <table:table-cell office:value-type="float" office:value="0.02083792" calcext:value-type="float">
            <text:p>0.02083792</text:p>
          </table:table-cell>
          <table:table-cell office:value-type="float" office:value="0.01901095" calcext:value-type="float">
            <text:p>0.01901095</text:p>
          </table:table-cell>
          <table:table-cell office:value-type="float" office:value="0.01760549" calcext:value-type="float">
            <text:p>0.01760549</text:p>
          </table:table-cell>
          <table:table-cell office:value-type="float" office:value="0.0147725" calcext:value-type="float">
            <text:p>0.0147725</text:p>
          </table:table-cell>
          <table:table-cell office:value-type="float" office:value="0.006260201" calcext:value-type="float">
            <text:p>0.006260201</text:p>
          </table:table-cell>
          <table:table-cell office:value-type="float" office:value="0.006962945" calcext:value-type="float">
            <text:p>0.006962945</text:p>
          </table:table-cell>
          <table:table-cell office:value-type="float" office:value="0" calcext:value-type="float">
            <text:p>0</text:p>
          </table:table-cell>
          <table:table-cell office:value-type="float" office:value="8.121703" calcext:value-type="float">
            <text:p>8.121703</text:p>
          </table:table-cell>
          <table:table-cell office:value-type="float" office:value="2.502911" calcext:value-type="float">
            <text:p>2.502911</text:p>
          </table:table-cell>
          <table:table-cell office:value-type="float" office:value="0.02369059" calcext:value-type="float">
            <text:p>0.02369059</text:p>
          </table:table-cell>
          <table:table-cell office:value-type="float" office:value="0.01421063" calcext:value-type="float">
            <text:p>0.01421063</text:p>
          </table:table-cell>
          <table:table-cell office:value-type="float" office:value="0.01028729" calcext:value-type="float">
            <text:p>0.01028729</text:p>
          </table:table-cell>
          <table:table-cell office:value-type="float" office:value="0.007283938" calcext:value-type="float">
            <text:p>0.007283938</text:p>
          </table:table-cell>
          <table:table-cell office:value-type="float" office:value="0.5876897" calcext:value-type="float">
            <text:p>0.5876897</text:p>
          </table:table-cell>
          <table:table-cell office:value-type="float" office:value="9.183332" calcext:value-type="float">
            <text:p>9.183332</text:p>
          </table:table-cell>
          <table:table-cell office:value-type="float" office:value="7.344083" calcext:value-type="float">
            <text:p>7.344083</text:p>
          </table:table-cell>
          <table:table-cell office:value-type="float" office:value="3.538326" calcext:value-type="float">
            <text:p>3.538326</text:p>
          </table:table-cell>
          <table:table-cell office:value-type="float" office:value="0.9791114" calcext:value-type="float">
            <text:p>0.9791114</text:p>
          </table:table-cell>
          <table:table-cell office:value-type="float" office:value="0.3876272" calcext:value-type="float">
            <text:p>0.3876272</text:p>
          </table:table-cell>
          <table:table-cell office:value-type="float" office:value="0.3969913" calcext:value-type="float">
            <text:p>0.3969913</text:p>
          </table:table-cell>
          <table:table-cell office:value-type="float" office:value="0.3494594" calcext:value-type="float">
            <text:p>0.3494594</text:p>
          </table:table-cell>
          <table:table-cell office:value-type="float" office:value="0" calcext:value-type="float">
            <text:p>0</text:p>
          </table:table-cell>
          <table:table-cell office:value-type="float" office:value="13988.17" calcext:value-type="float">
            <text:p>13988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539226" calcext:value-type="float">
            <text:p>-0.153922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2" calcext:value-type="float">
            <text:p>14082002</text:p>
          </table:table-cell>
          <table:table-cell office:value-type="float" office:value="11.51899" calcext:value-type="float">
            <text:p>11.51899</text:p>
          </table:table-cell>
          <table:table-cell office:value-type="float" office:value="1093.866" calcext:value-type="float">
            <text:p>1093.866</text:p>
          </table:table-cell>
          <table:table-cell office:value-type="float" office:value="0" calcext:value-type="float">
            <text:p>0</text:p>
          </table:table-cell>
          <table:table-cell office:value-type="float" office:value="-28.25526" calcext:value-type="float">
            <text:p>-28.25526</text:p>
          </table:table-cell>
          <table:table-cell office:value-type="float" office:value="2.511884" calcext:value-type="float">
            <text:p>2.511884</text:p>
          </table:table-cell>
          <table:table-cell office:value-type="float" office:value="10.12132" calcext:value-type="float">
            <text:p>10.12132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5746628" calcext:value-type="float">
            <text:p>5.746628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005555374" calcext:value-type="float">
            <text:p>-5.555374E-05</text:p>
          </table:table-cell>
          <table:table-cell office:value-type="float" office:value="-0.1871446" calcext:value-type="float">
            <text:p>-0.1871446</text:p>
          </table:table-cell>
          <table:table-cell office:value-type="float" office:value="-0.0004396281" calcext:value-type="float">
            <text:p>-0.0004396281</text:p>
          </table:table-cell>
          <table:table-cell office:value-type="float" office:value="0.0001852649" calcext:value-type="float">
            <text:p>0.0001852649</text:p>
          </table:table-cell>
          <table:table-cell office:value-type="float" office:value="11.76511" calcext:value-type="float">
            <text:p>11.76511</text:p>
          </table:table-cell>
          <table:table-cell office:value-type="float" office:value="8.375869" calcext:value-type="float">
            <text:p>8.375869</text:p>
          </table:table-cell>
          <table:table-cell office:value-type="float" office:value="0.483115" calcext:value-type="float">
            <text:p>0.483115</text:p>
          </table:table-cell>
          <table:table-cell office:value-type="float" office:value="0.03490931" calcext:value-type="float">
            <text:p>0.03490931</text:p>
          </table:table-cell>
          <table:table-cell office:value-type="float" office:value="0.02958266" calcext:value-type="float">
            <text:p>0.02958266</text:p>
          </table:table-cell>
          <table:table-cell office:value-type="float" office:value="0.03147547" calcext:value-type="float">
            <text:p>0.03147547</text:p>
          </table:table-cell>
          <table:table-cell office:value-type="float" office:value="0.01147613" calcext:value-type="float">
            <text:p>0.01147613</text:p>
          </table:table-cell>
          <table:table-cell office:value-type="float" office:value="0.008002164" calcext:value-type="float">
            <text:p>0.008002164</text:p>
          </table:table-cell>
          <table:table-cell office:value-type="float" office:value="0.02294859" calcext:value-type="float">
            <text:p>0.02294859</text:p>
          </table:table-cell>
          <table:table-cell office:value-type="float" office:value="0.02072147" calcext:value-type="float">
            <text:p>0.02072147</text:p>
          </table:table-cell>
          <table:table-cell office:value-type="float" office:value="0.01896899" calcext:value-type="float">
            <text:p>0.01896899</text:p>
          </table:table-cell>
          <table:table-cell office:value-type="float" office:value="0.01760305" calcext:value-type="float">
            <text:p>0.01760305</text:p>
          </table:table-cell>
          <table:table-cell office:value-type="float" office:value="0.01476392" calcext:value-type="float">
            <text:p>0.01476392</text:p>
          </table:table-cell>
          <table:table-cell office:value-type="float" office:value="0.006247929" calcext:value-type="float">
            <text:p>0.006247929</text:p>
          </table:table-cell>
          <table:table-cell office:value-type="float" office:value="0.006960238" calcext:value-type="float">
            <text:p>0.006960238</text:p>
          </table:table-cell>
          <table:table-cell office:value-type="float" office:value="0" calcext:value-type="float">
            <text:p>0</text:p>
          </table:table-cell>
          <table:table-cell office:value-type="float" office:value="17.06458" calcext:value-type="float">
            <text:p>17.06458</text:p>
          </table:table-cell>
          <table:table-cell office:value-type="float" office:value="0.8411214" calcext:value-type="float">
            <text:p>0.8411214</text:p>
          </table:table-cell>
          <table:table-cell office:value-type="float" office:value="0.0166792" calcext:value-type="float">
            <text:p>0.0166792</text:p>
          </table:table-cell>
          <table:table-cell office:value-type="float" office:value="0.01398702" calcext:value-type="float">
            <text:p>0.01398702</text:p>
          </table:table-cell>
          <table:table-cell office:value-type="float" office:value="0.01040516" calcext:value-type="float">
            <text:p>0.01040516</text:p>
          </table:table-cell>
          <table:table-cell office:value-type="float" office:value="0.007466621" calcext:value-type="float">
            <text:p>0.007466621</text:p>
          </table:table-cell>
          <table:table-cell office:value-type="float" office:value="0.4114626" calcext:value-type="float">
            <text:p>0.4114626</text:p>
          </table:table-cell>
          <table:table-cell office:value-type="float" office:value="9.047697" calcext:value-type="float">
            <text:p>9.047697</text:p>
          </table:table-cell>
          <table:table-cell office:value-type="float" office:value="7.273734" calcext:value-type="float">
            <text:p>7.273734</text:p>
          </table:table-cell>
          <table:table-cell office:value-type="float" office:value="3.495878" calcext:value-type="float">
            <text:p>3.495878</text:p>
          </table:table-cell>
          <table:table-cell office:value-type="float" office:value="0.9361727" calcext:value-type="float">
            <text:p>0.9361727</text:p>
          </table:table-cell>
          <table:table-cell office:value-type="float" office:value="0.3513956" calcext:value-type="float">
            <text:p>0.3513956</text:p>
          </table:table-cell>
          <table:table-cell office:value-type="float" office:value="0.3962577" calcext:value-type="float">
            <text:p>0.3962577</text:p>
          </table:table-cell>
          <table:table-cell office:value-type="float" office:value="0.349488" calcext:value-type="float">
            <text:p>0.349488</text:p>
          </table:table-cell>
          <table:table-cell office:value-type="float" office:value="0" calcext:value-type="float">
            <text:p>0</text:p>
          </table:table-cell>
          <table:table-cell office:value-type="float" office:value="13861.87" calcext:value-type="float">
            <text:p>13861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54076" calcext:value-type="float">
            <text:p>-0.15407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2" calcext:value-type="float">
            <text:p>15082002</text:p>
          </table:table-cell>
          <table:table-cell office:value-type="float" office:value="11.48059" calcext:value-type="float">
            <text:p>11.48059</text:p>
          </table:table-cell>
          <table:table-cell office:value-type="float" office:value="1093.839" calcext:value-type="float">
            <text:p>1093.839</text:p>
          </table:table-cell>
          <table:table-cell office:value-type="float" office:value="0" calcext:value-type="float">
            <text:p>0</text:p>
          </table:table-cell>
          <table:table-cell office:value-type="float" office:value="-28.62727" calcext:value-type="float">
            <text:p>-28.62727</text:p>
          </table:table-cell>
          <table:table-cell office:value-type="float" office:value="2.477822" calcext:value-type="float">
            <text:p>2.477822</text:p>
          </table:table-cell>
          <table:table-cell office:value-type="float" office:value="9.94491" calcext:value-type="float">
            <text:p>9.94491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5746628" calcext:value-type="float">
            <text:p>5.746628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005555374" calcext:value-type="float">
            <text:p>-5.555374E-05</text:p>
          </table:table-cell>
          <table:table-cell office:value-type="float" office:value="-0.1878021" calcext:value-type="float">
            <text:p>-0.1878021</text:p>
          </table:table-cell>
          <table:table-cell office:value-type="float" office:value="-0.0004328705" calcext:value-type="float">
            <text:p>-0.0004328705</text:p>
          </table:table-cell>
          <table:table-cell office:value-type="float" office:value="0.0001872585" calcext:value-type="float">
            <text:p>0.0001872585</text:p>
          </table:table-cell>
          <table:table-cell office:value-type="float" office:value="11.78712" calcext:value-type="float">
            <text:p>11.78712</text:p>
          </table:table-cell>
          <table:table-cell office:value-type="float" office:value="6.65347" calcext:value-type="float">
            <text:p>6.65347</text:p>
          </table:table-cell>
          <table:table-cell office:value-type="float" office:value="0.3629549" calcext:value-type="float">
            <text:p>0.3629549</text:p>
          </table:table-cell>
          <table:table-cell office:value-type="float" office:value="0.03401179" calcext:value-type="float">
            <text:p>0.03401179</text:p>
          </table:table-cell>
          <table:table-cell office:value-type="float" office:value="0.02891376" calcext:value-type="float">
            <text:p>0.02891376</text:p>
          </table:table-cell>
          <table:table-cell office:value-type="float" office:value="0.0306526" calcext:value-type="float">
            <text:p>0.0306526</text:p>
          </table:table-cell>
          <table:table-cell office:value-type="float" office:value="0.01116757" calcext:value-type="float">
            <text:p>0.01116757</text:p>
          </table:table-cell>
          <table:table-cell office:value-type="float" office:value="0.007760587" calcext:value-type="float">
            <text:p>0.007760587</text:p>
          </table:table-cell>
          <table:table-cell office:value-type="float" office:value="0.02278149" calcext:value-type="float">
            <text:p>0.02278149</text:p>
          </table:table-cell>
          <table:table-cell office:value-type="float" office:value="0.02060659" calcext:value-type="float">
            <text:p>0.02060659</text:p>
          </table:table-cell>
          <table:table-cell office:value-type="float" office:value="0.01892525" calcext:value-type="float">
            <text:p>0.01892525</text:p>
          </table:table-cell>
          <table:table-cell office:value-type="float" office:value="0.0175983" calcext:value-type="float">
            <text:p>0.0175983</text:p>
          </table:table-cell>
          <table:table-cell office:value-type="float" office:value="0.01475457" calcext:value-type="float">
            <text:p>0.01475457</text:p>
          </table:table-cell>
          <table:table-cell office:value-type="float" office:value="0.006235612" calcext:value-type="float">
            <text:p>0.006235612</text:p>
          </table:table-cell>
          <table:table-cell office:value-type="float" office:value="0.00695753" calcext:value-type="float">
            <text:p>0.00695753</text:p>
          </table:table-cell>
          <table:table-cell office:value-type="float" office:value="0" calcext:value-type="float">
            <text:p>0</text:p>
          </table:table-cell>
          <table:table-cell office:value-type="float" office:value="18.63547" calcext:value-type="float">
            <text:p>18.63547</text:p>
          </table:table-cell>
          <table:table-cell office:value-type="float" office:value="0.0646176" calcext:value-type="float">
            <text:p>0.0646176</text:p>
          </table:table-cell>
          <table:table-cell office:value-type="float" office:value="0.01402015" calcext:value-type="float">
            <text:p>0.01402015</text:p>
          </table:table-cell>
          <table:table-cell office:value-type="float" office:value="0.01352011" calcext:value-type="float">
            <text:p>0.01352011</text:p>
          </table:table-cell>
          <table:table-cell office:value-type="float" office:value="0.01020936" calcext:value-type="float">
            <text:p>0.01020936</text:p>
          </table:table-cell>
          <table:table-cell office:value-type="float" office:value="0.007417805" calcext:value-type="float">
            <text:p>0.007417805</text:p>
          </table:table-cell>
          <table:table-cell office:value-type="float" office:value="0.3143726" calcext:value-type="float">
            <text:p>0.3143726</text:p>
          </table:table-cell>
          <table:table-cell office:value-type="float" office:value="8.895916" calcext:value-type="float">
            <text:p>8.895916</text:p>
          </table:table-cell>
          <table:table-cell office:value-type="float" office:value="7.195351" calcext:value-type="float">
            <text:p>7.195351</text:p>
          </table:table-cell>
          <table:table-cell office:value-type="float" office:value="3.449023" calcext:value-type="float">
            <text:p>3.449023</text:p>
          </table:table-cell>
          <table:table-cell office:value-type="float" office:value="0.8889358" calcext:value-type="float">
            <text:p>0.8889358</text:p>
          </table:table-cell>
          <table:table-cell office:value-type="float" office:value="0.3113136" calcext:value-type="float">
            <text:p>0.3113136</text:p>
          </table:table-cell>
          <table:table-cell office:value-type="float" office:value="0.3954948" calcext:value-type="float">
            <text:p>0.3954948</text:p>
          </table:table-cell>
          <table:table-cell office:value-type="float" office:value="0.3495166" calcext:value-type="float">
            <text:p>0.3495166</text:p>
          </table:table-cell>
          <table:table-cell office:value-type="float" office:value="0" calcext:value-type="float">
            <text:p>0</text:p>
          </table:table-cell>
          <table:table-cell office:value-type="float" office:value="13932.31" calcext:value-type="float">
            <text:p>13932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541228" calcext:value-type="float">
            <text:p>-0.154122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2" calcext:value-type="float">
            <text:p>16082002</text:p>
          </table:table-cell>
          <table:table-cell office:value-type="float" office:value="11.42537" calcext:value-type="float">
            <text:p>11.42537</text:p>
          </table:table-cell>
          <table:table-cell office:value-type="float" office:value="1093.833" calcext:value-type="float">
            <text:p>1093.833</text:p>
          </table:table-cell>
          <table:table-cell office:value-type="float" office:value="0" calcext:value-type="float">
            <text:p>0</text:p>
          </table:table-cell>
          <table:table-cell office:value-type="float" office:value="-29.08708" calcext:value-type="float">
            <text:p>-29.08708</text:p>
          </table:table-cell>
          <table:table-cell office:value-type="float" office:value="2.403939" calcext:value-type="float">
            <text:p>2.403939</text:p>
          </table:table-cell>
          <table:table-cell office:value-type="float" office:value="9.706305" calcext:value-type="float">
            <text:p>9.706305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5966052" calcext:value-type="float">
            <text:p>5.966052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0.00006687042" calcext:value-type="float">
            <text:p>6.687042E-05</text:p>
          </table:table-cell>
          <table:table-cell office:value-type="float" office:value="-0.1958147" calcext:value-type="float">
            <text:p>-0.1958147</text:p>
          </table:table-cell>
          <table:table-cell office:value-type="float" office:value="-0.0004274313" calcext:value-type="float">
            <text:p>-0.0004274313</text:p>
          </table:table-cell>
          <table:table-cell office:value-type="float" office:value="0.000189278" calcext:value-type="float">
            <text:p>0.000189278</text:p>
          </table:table-cell>
          <table:table-cell office:value-type="float" office:value="11.89079" calcext:value-type="float">
            <text:p>11.89079</text:p>
          </table:table-cell>
          <table:table-cell office:value-type="float" office:value="7.869075" calcext:value-type="float">
            <text:p>7.869075</text:p>
          </table:table-cell>
          <table:table-cell office:value-type="float" office:value="0.2912417" calcext:value-type="float">
            <text:p>0.2912417</text:p>
          </table:table-cell>
          <table:table-cell office:value-type="float" office:value="0.03416794" calcext:value-type="float">
            <text:p>0.034167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3006154" calcext:value-type="float">
            <text:p>0.03006154</text:p>
          </table:table-cell>
          <table:table-cell office:value-type="float" office:value="0.01089766" calcext:value-type="float">
            <text:p>0.01089766</text:p>
          </table:table-cell>
          <table:table-cell office:value-type="float" office:value="0.007495565" calcext:value-type="float">
            <text:p>0.007495565</text:p>
          </table:table-cell>
          <table:table-cell office:value-type="float" office:value="0.02257935" calcext:value-type="float">
            <text:p>0.02257935</text:p>
          </table:table-cell>
          <table:table-cell office:value-type="float" office:value="0.02047697" calcext:value-type="float">
            <text:p>0.02047697</text:p>
          </table:table-cell>
          <table:table-cell office:value-type="float" office:value="0.01886909" calcext:value-type="float">
            <text:p>0.01886909</text:p>
          </table:table-cell>
          <table:table-cell office:value-type="float" office:value="0.01759052" calcext:value-type="float">
            <text:p>0.01759052</text:p>
          </table:table-cell>
          <table:table-cell office:value-type="float" office:value="0.01474413" calcext:value-type="float">
            <text:p>0.01474413</text:p>
          </table:table-cell>
          <table:table-cell office:value-type="float" office:value="0.006223331" calcext:value-type="float">
            <text:p>0.006223331</text:p>
          </table:table-cell>
          <table:table-cell office:value-type="float" office:value="0.006954791" calcext:value-type="float">
            <text:p>0.006954791</text:p>
          </table:table-cell>
          <table:table-cell office:value-type="float" office:value="0" calcext:value-type="float">
            <text:p>0</text:p>
          </table:table-cell>
          <table:table-cell office:value-type="float" office:value="16.29411" calcext:value-type="float">
            <text:p>16.29411</text:p>
          </table:table-cell>
          <table:table-cell office:value-type="float" office:value="0.3238185" calcext:value-type="float">
            <text:p>0.3238185</text:p>
          </table:table-cell>
          <table:table-cell office:value-type="float" office:value="0.01504348" calcext:value-type="float">
            <text:p>0.01504348</text:p>
          </table:table-cell>
          <table:table-cell office:value-type="float" office:value="0.01319353" calcext:value-type="float">
            <text:p>0.01319353</text:p>
          </table:table-cell>
          <table:table-cell office:value-type="float" office:value="0.01008836" calcext:value-type="float">
            <text:p>0.01008836</text:p>
          </table:table-cell>
          <table:table-cell office:value-type="float" office:value="0.007402611" calcext:value-type="float">
            <text:p>0.007402611</text:p>
          </table:table-cell>
          <table:table-cell office:value-type="float" office:value="0.2035303" calcext:value-type="float">
            <text:p>0.2035303</text:p>
          </table:table-cell>
          <table:table-cell office:value-type="float" office:value="8.721896" calcext:value-type="float">
            <text:p>8.721896</text:p>
          </table:table-cell>
          <table:table-cell office:value-type="float" office:value="7.091875" calcext:value-type="float">
            <text:p>7.091875</text:p>
          </table:table-cell>
          <table:table-cell office:value-type="float" office:value="3.387661" calcext:value-type="float">
            <text:p>3.387661</text:p>
          </table:table-cell>
          <table:table-cell office:value-type="float" office:value="0.8289692" calcext:value-type="float">
            <text:p>0.8289692</text:p>
          </table:table-cell>
          <table:table-cell office:value-type="float" office:value="0.2644146" calcext:value-type="float">
            <text:p>0.2644146</text:p>
          </table:table-cell>
          <table:table-cell office:value-type="float" office:value="0.3947362" calcext:value-type="float">
            <text:p>0.3947362</text:p>
          </table:table-cell>
          <table:table-cell office:value-type="float" office:value="0.3495454" calcext:value-type="float">
            <text:p>0.3495454</text:p>
          </table:table-cell>
          <table:table-cell office:value-type="float" office:value="0" calcext:value-type="float">
            <text:p>0</text:p>
          </table:table-cell>
          <table:table-cell office:value-type="float" office:value="13743.8" calcext:value-type="float">
            <text:p>1374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671192" calcext:value-type="float">
            <text:p>-0.167119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2" calcext:value-type="float">
            <text:p>17082002</text:p>
          </table:table-cell>
          <table:table-cell office:value-type="float" office:value="11.41873" calcext:value-type="float">
            <text:p>11.41873</text:p>
          </table:table-cell>
          <table:table-cell office:value-type="float" office:value="1093.836" calcext:value-type="float">
            <text:p>1093.836</text:p>
          </table:table-cell>
          <table:table-cell office:value-type="float" office:value="0" calcext:value-type="float">
            <text:p>0</text:p>
          </table:table-cell>
          <table:table-cell office:value-type="float" office:value="-29.56395" calcext:value-type="float">
            <text:p>-29.56395</text:p>
          </table:table-cell>
          <table:table-cell office:value-type="float" office:value="2.18577" calcext:value-type="float">
            <text:p>2.18577</text:p>
          </table:table-cell>
          <table:table-cell office:value-type="float" office:value="9.542006" calcext:value-type="float">
            <text:p>9.542006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820816" calcext:value-type="float">
            <text:p>8.20816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0.0005024151" calcext:value-type="float">
            <text:p>0.0005024151</text:p>
          </table:table-cell>
          <table:table-cell office:value-type="float" office:value="-0.2028457" calcext:value-type="float">
            <text:p>-0.2028457</text:p>
          </table:table-cell>
          <table:table-cell office:value-type="float" office:value="-0.000429955" calcext:value-type="float">
            <text:p>-0.000429955</text:p>
          </table:table-cell>
          <table:table-cell office:value-type="float" office:value="0.00019126" calcext:value-type="float">
            <text:p>0.00019126</text:p>
          </table:table-cell>
          <table:table-cell office:value-type="float" office:value="12.0237" calcext:value-type="float">
            <text:p>12.0237</text:p>
          </table:table-cell>
          <table:table-cell office:value-type="float" office:value="5.983243" calcext:value-type="float">
            <text:p>5.983243</text:p>
          </table:table-cell>
          <table:table-cell office:value-type="float" office:value="0.410568" calcext:value-type="float">
            <text:p>0.410568</text:p>
          </table:table-cell>
          <table:table-cell office:value-type="float" office:value="0.03197404" calcext:value-type="float">
            <text:p>0.03197404</text:p>
          </table:table-cell>
          <table:table-cell office:value-type="float" office:value="0.02743844" calcext:value-type="float">
            <text:p>0.02743844</text:p>
          </table:table-cell>
          <table:table-cell office:value-type="float" office:value="0.02906276" calcext:value-type="float">
            <text:p>0.02906276</text:p>
          </table:table-cell>
          <table:table-cell office:value-type="float" office:value="0.0106865" calcext:value-type="float">
            <text:p>0.0106865</text:p>
          </table:table-cell>
          <table:table-cell office:value-type="float" office:value="0.007570032" calcext:value-type="float">
            <text:p>0.007570032</text:p>
          </table:table-cell>
          <table:table-cell office:value-type="float" office:value="0.0224067" calcext:value-type="float">
            <text:p>0.0224067</text:p>
          </table:table-cell>
          <table:table-cell office:value-type="float" office:value="0.02038035" calcext:value-type="float">
            <text:p>0.02038035</text:p>
          </table:table-cell>
          <table:table-cell office:value-type="float" office:value="0.0188325" calcext:value-type="float">
            <text:p>0.0188325</text:p>
          </table:table-cell>
          <table:table-cell office:value-type="float" office:value="0.01758556" calcext:value-type="float">
            <text:p>0.01758556</text:p>
          </table:table-cell>
          <table:table-cell office:value-type="float" office:value="0.01473388" calcext:value-type="float">
            <text:p>0.01473388</text:p>
          </table:table-cell>
          <table:table-cell office:value-type="float" office:value="0.006256671" calcext:value-type="float">
            <text:p>0.006256671</text:p>
          </table:table-cell>
          <table:table-cell office:value-type="float" office:value="0.006906573" calcext:value-type="float">
            <text:p>0.006906573</text:p>
          </table:table-cell>
          <table:table-cell office:value-type="float" office:value="0" calcext:value-type="float">
            <text:p>0</text:p>
          </table:table-cell>
          <table:table-cell office:value-type="float" office:value="12.79488" calcext:value-type="float">
            <text:p>12.79488</text:p>
          </table:table-cell>
          <table:table-cell office:value-type="float" office:value="2.523316" calcext:value-type="float">
            <text:p>2.523316</text:p>
          </table:table-cell>
          <table:table-cell office:value-type="float" office:value="0.02432906" calcext:value-type="float">
            <text:p>0.02432906</text:p>
          </table:table-cell>
          <table:table-cell office:value-type="float" office:value="0.01396977" calcext:value-type="float">
            <text:p>0.01396977</text:p>
          </table:table-cell>
          <table:table-cell office:value-type="float" office:value="0.01030003" calcext:value-type="float">
            <text:p>0.01030003</text:p>
          </table:table-cell>
          <table:table-cell office:value-type="float" office:value="0.007301826" calcext:value-type="float">
            <text:p>0.007301826</text:p>
          </table:table-cell>
          <table:table-cell office:value-type="float" office:value="0.09131181" calcext:value-type="float">
            <text:p>0.09131181</text:p>
          </table:table-cell>
          <table:table-cell office:value-type="float" office:value="8.543277" calcext:value-type="float">
            <text:p>8.543277</text:p>
          </table:table-cell>
          <table:table-cell office:value-type="float" office:value="6.991725" calcext:value-type="float">
            <text:p>6.991725</text:p>
          </table:table-cell>
          <table:table-cell office:value-type="float" office:value="3.327629" calcext:value-type="float">
            <text:p>3.327629</text:p>
          </table:table-cell>
          <table:table-cell office:value-type="float" office:value="0.7697597" calcext:value-type="float">
            <text:p>0.7697597</text:p>
          </table:table-cell>
          <table:table-cell office:value-type="float" office:value="0.2194414" calcext:value-type="float">
            <text:p>0.2194414</text:p>
          </table:table-cell>
          <table:table-cell office:value-type="float" office:value="0.4047829" calcext:value-type="float">
            <text:p>0.4047829</text:p>
          </table:table-cell>
          <table:table-cell office:value-type="float" office:value="0.3389518" calcext:value-type="float">
            <text:p>0.3389518</text:p>
          </table:table-cell>
          <table:table-cell office:value-type="float" office:value="0" calcext:value-type="float">
            <text:p>0</text:p>
          </table:table-cell>
          <table:table-cell office:value-type="float" office:value="12711.18" calcext:value-type="float">
            <text:p>12711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776336" calcext:value-type="float">
            <text:p>-0.177633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2" calcext:value-type="float">
            <text:p>18082002</text:p>
          </table:table-cell>
          <table:table-cell office:value-type="float" office:value="11.45205" calcext:value-type="float">
            <text:p>11.45205</text:p>
          </table:table-cell>
          <table:table-cell office:value-type="float" office:value="1093.832" calcext:value-type="float">
            <text:p>1093.832</text:p>
          </table:table-cell>
          <table:table-cell office:value-type="float" office:value="0" calcext:value-type="float">
            <text:p>0</text:p>
          </table:table-cell>
          <table:table-cell office:value-type="float" office:value="-29.90586" calcext:value-type="float">
            <text:p>-29.90586</text:p>
          </table:table-cell>
          <table:table-cell office:value-type="float" office:value="2.097253" calcext:value-type="float">
            <text:p>2.097253</text:p>
          </table:table-cell>
          <table:table-cell office:value-type="float" office:value="9.368318" calcext:value-type="float">
            <text:p>9.368318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820816" calcext:value-type="float">
            <text:p>8.20816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03948155" calcext:value-type="float">
            <text:p>-0.0003948155</text:p>
          </table:table-cell>
          <table:table-cell office:value-type="float" office:value="-0.2038624" calcext:value-type="float">
            <text:p>-0.2038624</text:p>
          </table:table-cell>
          <table:table-cell office:value-type="float" office:value="-0.0004264226" calcext:value-type="float">
            <text:p>-0.0004264226</text:p>
          </table:table-cell>
          <table:table-cell office:value-type="float" office:value="0.0001933232" calcext:value-type="float">
            <text:p>0.0001933232</text:p>
          </table:table-cell>
          <table:table-cell office:value-type="float" office:value="12.10993" calcext:value-type="float">
            <text:p>12.10993</text:p>
          </table:table-cell>
          <table:table-cell office:value-type="float" office:value="4.111414" calcext:value-type="float">
            <text:p>4.111414</text:p>
          </table:table-cell>
          <table:table-cell office:value-type="float" office:value="0.2815176" calcext:value-type="float">
            <text:p>0.2815176</text:p>
          </table:table-cell>
          <table:table-cell office:value-type="float" office:value="0.02952877" calcext:value-type="float">
            <text:p>0.02952877</text:p>
          </table:table-cell>
          <table:table-cell office:value-type="float" office:value="0.02548682" calcext:value-type="float">
            <text:p>0.02548682</text:p>
          </table:table-cell>
          <table:table-cell office:value-type="float" office:value="0.02716176" calcext:value-type="float">
            <text:p>0.02716176</text:p>
          </table:table-cell>
          <table:table-cell office:value-type="float" office:value="0.01017459" calcext:value-type="float">
            <text:p>0.01017459</text:p>
          </table:table-cell>
          <table:table-cell office:value-type="float" office:value="0.007406836" calcext:value-type="float">
            <text:p>0.007406836</text:p>
          </table:table-cell>
          <table:table-cell office:value-type="float" office:value="0.02225829" calcext:value-type="float">
            <text:p>0.02225829</text:p>
          </table:table-cell>
          <table:table-cell office:value-type="float" office:value="0.0202885" calcext:value-type="float">
            <text:p>0.0202885</text:p>
          </table:table-cell>
          <table:table-cell office:value-type="float" office:value="0.01879723" calcext:value-type="float">
            <text:p>0.01879723</text:p>
          </table:table-cell>
          <table:table-cell office:value-type="float" office:value="0.0175817" calcext:value-type="float">
            <text:p>0.0175817</text:p>
          </table:table-cell>
          <table:table-cell office:value-type="float" office:value="0.01472534" calcext:value-type="float">
            <text:p>0.01472534</text:p>
          </table:table-cell>
          <table:table-cell office:value-type="float" office:value="0.006236663" calcext:value-type="float">
            <text:p>0.006236663</text:p>
          </table:table-cell>
          <table:table-cell office:value-type="float" office:value="0.00691103" calcext:value-type="float">
            <text:p>0.00691103</text:p>
          </table:table-cell>
          <table:table-cell office:value-type="float" office:value="0" calcext:value-type="float">
            <text:p>0</text:p>
          </table:table-cell>
          <table:table-cell office:value-type="float" office:value="18.82741" calcext:value-type="float">
            <text:p>18.82741</text:p>
          </table:table-cell>
          <table:table-cell office:value-type="float" office:value="1.210713" calcext:value-type="float">
            <text:p>1.210713</text:p>
          </table:table-cell>
          <table:table-cell office:value-type="float" office:value="0.01880162" calcext:value-type="float">
            <text:p>0.01880162</text:p>
          </table:table-cell>
          <table:table-cell office:value-type="float" office:value="0.0147794" calcext:value-type="float">
            <text:p>0.0147794</text:p>
          </table:table-cell>
          <table:table-cell office:value-type="float" office:value="0.0108626" calcext:value-type="float">
            <text:p>0.0108626</text:p>
          </table:table-cell>
          <table:table-cell office:value-type="float" office:value="0.007635825" calcext:value-type="float">
            <text:p>0.007635825</text:p>
          </table:table-cell>
          <table:table-cell office:value-type="float" office:value="0.03474251" calcext:value-type="float">
            <text:p>0.03474251</text:p>
          </table:table-cell>
          <table:table-cell office:value-type="float" office:value="8.370607" calcext:value-type="float">
            <text:p>8.370607</text:p>
          </table:table-cell>
          <table:table-cell office:value-type="float" office:value="6.891274" calcext:value-type="float">
            <text:p>6.891274</text:p>
          </table:table-cell>
          <table:table-cell office:value-type="float" office:value="3.26621" calcext:value-type="float">
            <text:p>3.26621</text:p>
          </table:table-cell>
          <table:table-cell office:value-type="float" office:value="0.7081324" calcext:value-type="float">
            <text:p>0.7081324</text:p>
          </table:table-cell>
          <table:table-cell office:value-type="float" office:value="0.1769442" calcext:value-type="float">
            <text:p>0.1769442</text:p>
          </table:table-cell>
          <table:table-cell office:value-type="float" office:value="0.4010176" calcext:value-type="float">
            <text:p>0.4010176</text:p>
          </table:table-cell>
          <table:table-cell office:value-type="float" office:value="0.3431272" calcext:value-type="float">
            <text:p>0.3431272</text:p>
          </table:table-cell>
          <table:table-cell office:value-type="float" office:value="0" calcext:value-type="float">
            <text:p>0</text:p>
          </table:table-cell>
          <table:table-cell office:value-type="float" office:value="12333.84" calcext:value-type="float">
            <text:p>12333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776972" calcext:value-type="float">
            <text:p>-0.177697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2" calcext:value-type="float">
            <text:p>19082002</text:p>
          </table:table-cell>
          <table:table-cell office:value-type="float" office:value="11.40047" calcext:value-type="float">
            <text:p>11.40047</text:p>
          </table:table-cell>
          <table:table-cell office:value-type="float" office:value="1093.828" calcext:value-type="float">
            <text:p>1093.828</text:p>
          </table:table-cell>
          <table:table-cell office:value-type="float" office:value="0" calcext:value-type="float">
            <text:p>0</text:p>
          </table:table-cell>
          <table:table-cell office:value-type="float" office:value="-30.29959" calcext:value-type="float">
            <text:p>-30.29959</text:p>
          </table:table-cell>
          <table:table-cell office:value-type="float" office:value="2.036215" calcext:value-type="float">
            <text:p>2.036215</text:p>
          </table:table-cell>
          <table:table-cell office:value-type="float" office:value="9.201784" calcext:value-type="float">
            <text:p>9.201784</text:p>
          </table:table-cell>
          <table:table-cell office:value-type="float" office:value="0.000594365" calcext:value-type="float">
            <text:p>0.000594365</text:p>
          </table:table-cell>
          <table:table-cell office:value-type="float" office:value="0.0000820817" calcext:value-type="float">
            <text:p>8.20817E-05</text:p>
          </table:table-cell>
          <table:table-cell office:value-type="float" office:value="0.01479253" calcext:value-type="float">
            <text:p>0.01479253</text:p>
          </table:table-cell>
          <table:table-cell office:value-type="float" office:value="-0.001238356" calcext:value-type="float">
            <text:p>-0.001238356</text:p>
          </table:table-cell>
          <table:table-cell office:value-type="float" office:value="-0.2047471" calcext:value-type="float">
            <text:p>-0.2047471</text:p>
          </table:table-cell>
          <table:table-cell office:value-type="float" office:value="-0.000419908" calcext:value-type="float">
            <text:p>-0.000419908</text:p>
          </table:table-cell>
          <table:table-cell office:value-type="float" office:value="0.0001953868" calcext:value-type="float">
            <text:p>0.0001953868</text:p>
          </table:table-cell>
          <table:table-cell office:value-type="float" office:value="12.1717" calcext:value-type="float">
            <text:p>12.1717</text:p>
          </table:table-cell>
          <table:table-cell office:value-type="float" office:value="2.94465" calcext:value-type="float">
            <text:p>2.94465</text:p>
          </table:table-cell>
          <table:table-cell office:value-type="float" office:value="0.2050596" calcext:value-type="float">
            <text:p>0.2050596</text:p>
          </table:table-cell>
          <table:table-cell office:value-type="float" office:value="0.02933779" calcext:value-type="float">
            <text:p>0.02933779</text:p>
          </table:table-cell>
          <table:table-cell office:value-type="float" office:value="0.02518057" calcext:value-type="float">
            <text:p>0.02518057</text:p>
          </table:table-cell>
          <table:table-cell office:value-type="float" office:value="0.02663757" calcext:value-type="float">
            <text:p>0.02663757</text:p>
          </table:table-cell>
          <table:table-cell office:value-type="float" office:value="0.009973222" calcext:value-type="float">
            <text:p>0.009973222</text:p>
          </table:table-cell>
          <table:table-cell office:value-type="float" office:value="0.007224848" calcext:value-type="float">
            <text:p>0.007224848</text:p>
          </table:table-cell>
          <table:table-cell office:value-type="float" office:value="0.02211188" calcext:value-type="float">
            <text:p>0.02211188</text:p>
          </table:table-cell>
          <table:table-cell office:value-type="float" office:value="0.02021072" calcext:value-type="float">
            <text:p>0.02021072</text:p>
          </table:table-cell>
          <table:table-cell office:value-type="float" office:value="0.01876992" calcext:value-type="float">
            <text:p>0.01876992</text:p>
          </table:table-cell>
          <table:table-cell office:value-type="float" office:value="0.01758105" calcext:value-type="float">
            <text:p>0.01758105</text:p>
          </table:table-cell>
          <table:table-cell office:value-type="float" office:value="0.01472104" calcext:value-type="float">
            <text:p>0.01472104</text:p>
          </table:table-cell>
          <table:table-cell office:value-type="float" office:value="0.006215276" calcext:value-type="float">
            <text:p>0.006215276</text:p>
          </table:table-cell>
          <table:table-cell office:value-type="float" office:value="0.006916388" calcext:value-type="float">
            <text:p>0.006916388</text:p>
          </table:table-cell>
          <table:table-cell office:value-type="float" office:value="0" calcext:value-type="float">
            <text:p>0</text:p>
          </table:table-cell>
          <table:table-cell office:value-type="float" office:value="23.38164" calcext:value-type="float">
            <text:p>23.38164</text:p>
          </table:table-cell>
          <table:table-cell office:value-type="float" office:value="0.07683379" calcext:value-type="float">
            <text:p>0.07683379</text:p>
          </table:table-cell>
          <table:table-cell office:value-type="float" office:value="0.01494574" calcext:value-type="float">
            <text:p>0.01494574</text:p>
          </table:table-cell>
          <table:table-cell office:value-type="float" office:value="0.01429224" calcext:value-type="float">
            <text:p>0.01429224</text:p>
          </table:table-cell>
          <table:table-cell office:value-type="float" office:value="0.01074846" calcext:value-type="float">
            <text:p>0.01074846</text:p>
          </table:table-cell>
          <table:table-cell office:value-type="float" office:value="0.007769786" calcext:value-type="float">
            <text:p>0.007769786</text:p>
          </table:table-cell>
          <table:table-cell office:value-type="float" office:value="0.03337954" calcext:value-type="float">
            <text:p>0.03337954</text:p>
          </table:table-cell>
          <table:table-cell office:value-type="float" office:value="8.205752" calcext:value-type="float">
            <text:p>8.205752</text:p>
          </table:table-cell>
          <table:table-cell office:value-type="float" office:value="6.793504" calcext:value-type="float">
            <text:p>6.793504</text:p>
          </table:table-cell>
          <table:table-cell office:value-type="float" office:value="3.205741" calcext:value-type="float">
            <text:p>3.205741</text:p>
          </table:table-cell>
          <table:table-cell office:value-type="float" office:value="0.6472783" calcext:value-type="float">
            <text:p>0.6472783</text:p>
          </table:table-cell>
          <table:table-cell office:value-type="float" office:value="0.1529675" calcext:value-type="float">
            <text:p>0.1529675</text:p>
          </table:table-cell>
          <table:table-cell office:value-type="float" office:value="0.3966899" calcext:value-type="float">
            <text:p>0.3966899</text:p>
          </table:table-cell>
          <table:table-cell office:value-type="float" office:value="0.3475882" calcext:value-type="float">
            <text:p>0.3475882</text:p>
          </table:table-cell>
          <table:table-cell office:value-type="float" office:value="0" calcext:value-type="float">
            <text:p>0</text:p>
          </table:table-cell>
          <table:table-cell office:value-type="float" office:value="12298.3" calcext:value-type="float">
            <text:p>12298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777464" calcext:value-type="float">
            <text:p>-0.177746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2" calcext:value-type="float">
            <text:p>20082002</text:p>
          </table:table-cell>
          <table:table-cell office:value-type="float" office:value="11.32434" calcext:value-type="float">
            <text:p>11.32434</text:p>
          </table:table-cell>
          <table:table-cell office:value-type="float" office:value="1093.852" calcext:value-type="float">
            <text:p>1093.852</text:p>
          </table:table-cell>
          <table:table-cell office:value-type="float" office:value="0" calcext:value-type="float">
            <text:p>0</text:p>
          </table:table-cell>
          <table:table-cell office:value-type="float" office:value="-30.7594" calcext:value-type="float">
            <text:p>-30.7594</text:p>
          </table:table-cell>
          <table:table-cell office:value-type="float" office:value="1.845006" calcext:value-type="float">
            <text:p>1.845006</text:p>
          </table:table-cell>
          <table:table-cell office:value-type="float" office:value="9.05137" calcext:value-type="float">
            <text:p>9.05137</text:p>
          </table:table-cell>
          <table:table-cell office:value-type="float" office:value="0.0007909698" calcext:value-type="float">
            <text:p>0.0007909698</text:p>
          </table:table-cell>
          <table:table-cell office:value-type="float" office:value="0.0001069246" calcext:value-type="float">
            <text:p>0.0001069246</text:p>
          </table:table-cell>
          <table:table-cell office:value-type="float" office:value="0.0176786" calcext:value-type="float">
            <text:p>0.0176786</text:p>
          </table:table-cell>
          <table:table-cell office:value-type="float" office:value="-0.001280588" calcext:value-type="float">
            <text:p>-0.001280588</text:p>
          </table:table-cell>
          <table:table-cell office:value-type="float" office:value="-0.2150468" calcext:value-type="float">
            <text:p>-0.2150468</text:p>
          </table:table-cell>
          <table:table-cell office:value-type="float" office:value="-0.0004270556" calcext:value-type="float">
            <text:p>-0.0004270556</text:p>
          </table:table-cell>
          <table:table-cell office:value-type="float" office:value="0.0001974958" calcext:value-type="float">
            <text:p>0.0001974958</text:p>
          </table:table-cell>
          <table:table-cell office:value-type="float" office:value="12.33564" calcext:value-type="float">
            <text:p>12.33564</text:p>
          </table:table-cell>
          <table:table-cell office:value-type="float" office:value="8.502119" calcext:value-type="float">
            <text:p>8.502119</text:p>
          </table:table-cell>
          <table:table-cell office:value-type="float" office:value="0.5686181" calcext:value-type="float">
            <text:p>0.5686181</text:p>
          </table:table-cell>
          <table:table-cell office:value-type="float" office:value="0.03158043" calcext:value-type="float">
            <text:p>0.03158043</text:p>
          </table:table-cell>
          <table:table-cell office:value-type="float" office:value="0.02621057" calcext:value-type="float">
            <text:p>0.02621057</text:p>
          </table:table-cell>
          <table:table-cell office:value-type="float" office:value="0.02715026" calcext:value-type="float">
            <text:p>0.02715026</text:p>
          </table:table-cell>
          <table:table-cell office:value-type="float" office:value="0.009994613" calcext:value-type="float">
            <text:p>0.009994613</text:p>
          </table:table-cell>
          <table:table-cell office:value-type="float" office:value="0.007546136" calcext:value-type="float">
            <text:p>0.007546136</text:p>
          </table:table-cell>
          <table:table-cell office:value-type="float" office:value="0.0219396" calcext:value-type="float">
            <text:p>0.0219396</text:p>
          </table:table-cell>
          <table:table-cell office:value-type="float" office:value="0.020127" calcext:value-type="float">
            <text:p>0.020127</text:p>
          </table:table-cell>
          <table:table-cell office:value-type="float" office:value="0.01873856" calcext:value-type="float">
            <text:p>0.01873856</text:p>
          </table:table-cell>
          <table:table-cell office:value-type="float" office:value="0.01757971" calcext:value-type="float">
            <text:p>0.01757971</text:p>
          </table:table-cell>
          <table:table-cell office:value-type="float" office:value="0.01471947" calcext:value-type="float">
            <text:p>0.01471947</text:p>
          </table:table-cell>
          <table:table-cell office:value-type="float" office:value="0.006197176" calcext:value-type="float">
            <text:p>0.006197176</text:p>
          </table:table-cell>
          <table:table-cell office:value-type="float" office:value="0.006918767" calcext:value-type="float">
            <text:p>0.006918767</text:p>
          </table:table-cell>
          <table:table-cell office:value-type="float" office:value="0" calcext:value-type="float">
            <text:p>0</text:p>
          </table:table-cell>
          <table:table-cell office:value-type="float" office:value="10.63985" calcext:value-type="float">
            <text:p>10.63985</text:p>
          </table:table-cell>
          <table:table-cell office:value-type="float" office:value="4.674364" calcext:value-type="float">
            <text:p>4.674364</text:p>
          </table:table-cell>
          <table:table-cell office:value-type="float" office:value="0.0295059" calcext:value-type="float">
            <text:p>0.0295059</text:p>
          </table:table-cell>
          <table:table-cell office:value-type="float" office:value="0.01464939" calcext:value-type="float">
            <text:p>0.01464939</text:p>
          </table:table-cell>
          <table:table-cell office:value-type="float" office:value="0.01062608" calcext:value-type="float">
            <text:p>0.01062608</text:p>
          </table:table-cell>
          <table:table-cell office:value-type="float" office:value="0.007689224" calcext:value-type="float">
            <text:p>0.007689224</text:p>
          </table:table-cell>
          <table:table-cell office:value-type="float" office:value="0.03585571" calcext:value-type="float">
            <text:p>0.03585571</text:p>
          </table:table-cell>
          <table:table-cell office:value-type="float" office:value="8.035563" calcext:value-type="float">
            <text:p>8.035563</text:p>
          </table:table-cell>
          <table:table-cell office:value-type="float" office:value="6.690256" calcext:value-type="float">
            <text:p>6.690256</text:p>
          </table:table-cell>
          <table:table-cell office:value-type="float" office:value="3.141546" calcext:value-type="float">
            <text:p>3.141546</text:p>
          </table:table-cell>
          <table:table-cell office:value-type="float" office:value="0.5830372" calcext:value-type="float">
            <text:p>0.5830372</text:p>
          </table:table-cell>
          <table:table-cell office:value-type="float" office:value="0.132629" calcext:value-type="float">
            <text:p>0.132629</text:p>
          </table:table-cell>
          <table:table-cell office:value-type="float" office:value="0.3935618" calcext:value-type="float">
            <text:p>0.3935618</text:p>
          </table:table-cell>
          <table:table-cell office:value-type="float" office:value="0.3510136" calcext:value-type="float">
            <text:p>0.3510136</text:p>
          </table:table-cell>
          <table:table-cell office:value-type="float" office:value="0" calcext:value-type="float">
            <text:p>0</text:p>
          </table:table-cell>
          <table:table-cell office:value-type="float" office:value="11072.6" calcext:value-type="float">
            <text:p>1107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204925" calcext:value-type="float">
            <text:p>-0.220492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2" calcext:value-type="float">
            <text:p>21082002</text:p>
          </table:table-cell>
          <table:table-cell office:value-type="float" office:value="11.41197" calcext:value-type="float">
            <text:p>11.41197</text:p>
          </table:table-cell>
          <table:table-cell office:value-type="float" office:value="1093.882" calcext:value-type="float">
            <text:p>1093.882</text:p>
          </table:table-cell>
          <table:table-cell office:value-type="float" office:value="0" calcext:value-type="float">
            <text:p>0</text:p>
          </table:table-cell>
          <table:table-cell office:value-type="float" office:value="-30.97603" calcext:value-type="float">
            <text:p>-30.97603</text:p>
          </table:table-cell>
          <table:table-cell office:value-type="float" office:value="1.725655" calcext:value-type="float">
            <text:p>1.725655</text:p>
          </table:table-cell>
          <table:table-cell office:value-type="float" office:value="8.847111" calcext:value-type="float">
            <text:p>8.847111</text:p>
          </table:table-cell>
          <table:table-cell office:value-type="float" office:value="0.0007909698" calcext:value-type="float">
            <text:p>0.0007909698</text:p>
          </table:table-cell>
          <table:table-cell office:value-type="float" office:value="0.0001069637" calcext:value-type="float">
            <text:p>0.0001069637</text:p>
          </table:table-cell>
          <table:table-cell office:value-type="float" office:value="0.0176786" calcext:value-type="float">
            <text:p>0.0176786</text:p>
          </table:table-cell>
          <table:table-cell office:value-type="float" office:value="-0.001383063" calcext:value-type="float">
            <text:p>-0.001383063</text:p>
          </table:table-cell>
          <table:table-cell office:value-type="float" office:value="-0.2238926" calcext:value-type="float">
            <text:p>-0.2238926</text:p>
          </table:table-cell>
          <table:table-cell office:value-type="float" office:value="-0.0004297408" calcext:value-type="float">
            <text:p>-0.0004297408</text:p>
          </table:table-cell>
          <table:table-cell office:value-type="float" office:value="0.000199612" calcext:value-type="float">
            <text:p>0.000199612</text:p>
          </table:table-cell>
          <table:table-cell office:value-type="float" office:value="12.46439" calcext:value-type="float">
            <text:p>12.46439</text:p>
          </table:table-cell>
          <table:table-cell office:value-type="float" office:value="10.1566" calcext:value-type="float">
            <text:p>10.1566</text:p>
          </table:table-cell>
          <table:table-cell office:value-type="float" office:value="2.212179" calcext:value-type="float">
            <text:p>2.212179</text:p>
          </table:table-cell>
          <table:table-cell office:value-type="float" office:value="0.04019493" calcext:value-type="float">
            <text:p>0.04019493</text:p>
          </table:table-cell>
          <table:table-cell office:value-type="float" office:value="0.02784137" calcext:value-type="float">
            <text:p>0.02784137</text:p>
          </table:table-cell>
          <table:table-cell office:value-type="float" office:value="0.02854026" calcext:value-type="float">
            <text:p>0.02854026</text:p>
          </table:table-cell>
          <table:table-cell office:value-type="float" office:value="0.01031225" calcext:value-type="float">
            <text:p>0.01031225</text:p>
          </table:table-cell>
          <table:table-cell office:value-type="float" office:value="0.007527924" calcext:value-type="float">
            <text:p>0.007527924</text:p>
          </table:table-cell>
          <table:table-cell office:value-type="float" office:value="0.02177972" calcext:value-type="float">
            <text:p>0.02177972</text:p>
          </table:table-cell>
          <table:table-cell office:value-type="float" office:value="0.02004751" calcext:value-type="float">
            <text:p>0.02004751</text:p>
          </table:table-cell>
          <table:table-cell office:value-type="float" office:value="0.018714" calcext:value-type="float">
            <text:p>0.018714</text:p>
          </table:table-cell>
          <table:table-cell office:value-type="float" office:value="0.01757995" calcext:value-type="float">
            <text:p>0.01757995</text:p>
          </table:table-cell>
          <table:table-cell office:value-type="float" office:value="0.01471862" calcext:value-type="float">
            <text:p>0.01471862</text:p>
          </table:table-cell>
          <table:table-cell office:value-type="float" office:value="0.006183237" calcext:value-type="float">
            <text:p>0.006183237</text:p>
          </table:table-cell>
          <table:table-cell office:value-type="float" office:value="0.006917372" calcext:value-type="float">
            <text:p>0.006917372</text:p>
          </table:table-cell>
          <table:table-cell office:value-type="float" office:value="0" calcext:value-type="float">
            <text:p>0</text:p>
          </table:table-cell>
          <table:table-cell office:value-type="float" office:value="6.295189" calcext:value-type="float">
            <text:p>6.295189</text:p>
          </table:table-cell>
          <table:table-cell office:value-type="float" office:value="6.113526" calcext:value-type="float">
            <text:p>6.113526</text:p>
          </table:table-cell>
          <table:table-cell office:value-type="float" office:value="0.06869578" calcext:value-type="float">
            <text:p>0.06869578</text:p>
          </table:table-cell>
          <table:table-cell office:value-type="float" office:value="0.01391049" calcext:value-type="float">
            <text:p>0.01391049</text:p>
          </table:table-cell>
          <table:table-cell office:value-type="float" office:value="0.01043816" calcext:value-type="float">
            <text:p>0.01043816</text:p>
          </table:table-cell>
          <table:table-cell office:value-type="float" office:value="0.00734298" calcext:value-type="float">
            <text:p>0.00734298</text:p>
          </table:table-cell>
          <table:table-cell office:value-type="float" office:value="0.03428188" calcext:value-type="float">
            <text:p>0.03428188</text:p>
          </table:table-cell>
          <table:table-cell office:value-type="float" office:value="7.858643" calcext:value-type="float">
            <text:p>7.858643</text:p>
          </table:table-cell>
          <table:table-cell office:value-type="float" office:value="6.58585" calcext:value-type="float">
            <text:p>6.58585</text:p>
          </table:table-cell>
          <table:table-cell office:value-type="float" office:value="3.077003" calcext:value-type="float">
            <text:p>3.077003</text:p>
          </table:table-cell>
          <table:table-cell office:value-type="float" office:value="0.5190649" calcext:value-type="float">
            <text:p>0.5190649</text:p>
          </table:table-cell>
          <table:table-cell office:value-type="float" office:value="0.1129591" calcext:value-type="float">
            <text:p>0.1129591</text:p>
          </table:table-cell>
          <table:table-cell office:value-type="float" office:value="0.3919888" calcext:value-type="float">
            <text:p>0.3919888</text:p>
          </table:table-cell>
          <table:table-cell office:value-type="float" office:value="0.3518083" calcext:value-type="float">
            <text:p>0.3518083</text:p>
          </table:table-cell>
          <table:table-cell office:value-type="float" office:value="0" calcext:value-type="float">
            <text:p>0</text:p>
          </table:table-cell>
          <table:table-cell office:value-type="float" office:value="9735.223" calcext:value-type="float">
            <text:p>9735.2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117522" calcext:value-type="float">
            <text:p>-0.311752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2" calcext:value-type="float">
            <text:p>22082002</text:p>
          </table:table-cell>
          <table:table-cell office:value-type="float" office:value="11.37193" calcext:value-type="float">
            <text:p>11.37193</text:p>
          </table:table-cell>
          <table:table-cell office:value-type="float" office:value="1093.914" calcext:value-type="float">
            <text:p>1093.914</text:p>
          </table:table-cell>
          <table:table-cell office:value-type="float" office:value="0" calcext:value-type="float">
            <text:p>0</text:p>
          </table:table-cell>
          <table:table-cell office:value-type="float" office:value="-31.47976" calcext:value-type="float">
            <text:p>-31.47976</text:p>
          </table:table-cell>
          <table:table-cell office:value-type="float" office:value="1.412598" calcext:value-type="float">
            <text:p>1.412598</text:p>
          </table:table-cell>
          <table:table-cell office:value-type="float" office:value="8.581714" calcext:value-type="float">
            <text:p>8.581714</text:p>
          </table:table-cell>
          <table:table-cell office:value-type="float" office:value="0.01720536" calcext:value-type="float">
            <text:p>0.01720536</text:p>
          </table:table-cell>
          <table:table-cell office:value-type="float" office:value="0.0001379681" calcext:value-type="float">
            <text:p>0.0001379681</text:p>
          </table:table-cell>
          <table:table-cell office:value-type="float" office:value="0.09495602" calcext:value-type="float">
            <text:p>0.09495602</text:p>
          </table:table-cell>
          <table:table-cell office:value-type="float" office:value="-0.001112518" calcext:value-type="float">
            <text:p>-0.001112518</text:p>
          </table:table-cell>
          <table:table-cell office:value-type="float" office:value="-0.2328182" calcext:value-type="float">
            <text:p>-0.2328182</text:p>
          </table:table-cell>
          <table:table-cell office:value-type="float" office:value="-0.0004379426" calcext:value-type="float">
            <text:p>-0.0004379426</text:p>
          </table:table-cell>
          <table:table-cell office:value-type="float" office:value="0.0002017426" calcext:value-type="float">
            <text:p>0.0002017426</text:p>
          </table:table-cell>
          <table:table-cell office:value-type="float" office:value="12.58104" calcext:value-type="float">
            <text:p>12.58104</text:p>
          </table:table-cell>
          <table:table-cell office:value-type="float" office:value="7.732905" calcext:value-type="float">
            <text:p>7.732905</text:p>
          </table:table-cell>
          <table:table-cell office:value-type="float" office:value="3.064456" calcext:value-type="float">
            <text:p>3.064456</text:p>
          </table:table-cell>
          <table:table-cell office:value-type="float" office:value="1.48243" calcext:value-type="float">
            <text:p>1.48243</text:p>
          </table:table-cell>
          <table:table-cell office:value-type="float" office:value="0.498151" calcext:value-type="float">
            <text:p>0.498151</text:p>
          </table:table-cell>
          <table:table-cell office:value-type="float" office:value="0.1226858" calcext:value-type="float">
            <text:p>0.1226858</text:p>
          </table:table-cell>
          <table:table-cell office:value-type="float" office:value="0.01574893" calcext:value-type="float">
            <text:p>0.01574893</text:p>
          </table:table-cell>
          <table:table-cell office:value-type="float" office:value="0.00816324" calcext:value-type="float">
            <text:p>0.00816324</text:p>
          </table:table-cell>
          <table:table-cell office:value-type="float" office:value="0.02158258" calcext:value-type="float">
            <text:p>0.02158258</text:p>
          </table:table-cell>
          <table:table-cell office:value-type="float" office:value="0.01993345" calcext:value-type="float">
            <text:p>0.01993345</text:p>
          </table:table-cell>
          <table:table-cell office:value-type="float" office:value="0.01867126" calcext:value-type="float">
            <text:p>0.01867126</text:p>
          </table:table-cell>
          <table:table-cell office:value-type="float" office:value="0.01758021" calcext:value-type="float">
            <text:p>0.01758021</text:p>
          </table:table-cell>
          <table:table-cell office:value-type="float" office:value="0.01471788" calcext:value-type="float">
            <text:p>0.01471788</text:p>
          </table:table-cell>
          <table:table-cell office:value-type="float" office:value="0.00617105" calcext:value-type="float">
            <text:p>0.00617105</text:p>
          </table:table-cell>
          <table:table-cell office:value-type="float" office:value="0.006914127" calcext:value-type="float">
            <text:p>0.006914127</text:p>
          </table:table-cell>
          <table:table-cell office:value-type="float" office:value="0" calcext:value-type="float">
            <text:p>0</text:p>
          </table:table-cell>
          <table:table-cell office:value-type="float" office:value="0.7529216" calcext:value-type="float">
            <text:p>0.7529216</text:p>
          </table:table-cell>
          <table:table-cell office:value-type="float" office:value="1.401332" calcext:value-type="float">
            <text:p>1.401332</text:p>
          </table:table-cell>
          <table:table-cell office:value-type="float" office:value="2.009989" calcext:value-type="float">
            <text:p>2.009989</text:p>
          </table:table-cell>
          <table:table-cell office:value-type="float" office:value="1.641144" calcext:value-type="float">
            <text:p>1.641144</text:p>
          </table:table-cell>
          <table:table-cell office:value-type="float" office:value="1.007604" calcext:value-type="float">
            <text:p>1.007604</text:p>
          </table:table-cell>
          <table:table-cell office:value-type="float" office:value="0.08666027" calcext:value-type="float">
            <text:p>0.08666027</text:p>
          </table:table-cell>
          <table:table-cell office:value-type="float" office:value="0.03587674" calcext:value-type="float">
            <text:p>0.03587674</text:p>
          </table:table-cell>
          <table:table-cell office:value-type="float" office:value="7.660497" calcext:value-type="float">
            <text:p>7.660497</text:p>
          </table:table-cell>
          <table:table-cell office:value-type="float" office:value="6.457279" calcext:value-type="float">
            <text:p>6.457279</text:p>
          </table:table-cell>
          <table:table-cell office:value-type="float" office:value="2.9922" calcext:value-type="float">
            <text:p>2.9922</text:p>
          </table:table-cell>
          <table:table-cell office:value-type="float" office:value="0.4398288" calcext:value-type="float">
            <text:p>0.4398288</text:p>
          </table:table-cell>
          <table:table-cell office:value-type="float" office:value="0.09033051" calcext:value-type="float">
            <text:p>0.09033051</text:p>
          </table:table-cell>
          <table:table-cell office:value-type="float" office:value="0.3910579" calcext:value-type="float">
            <text:p>0.3910579</text:p>
          </table:table-cell>
          <table:table-cell office:value-type="float" office:value="0.3518381" calcext:value-type="float">
            <text:p>0.3518381</text:p>
          </table:table-cell>
          <table:table-cell office:value-type="float" office:value="0" calcext:value-type="float">
            <text:p>0</text:p>
          </table:table-cell>
          <table:table-cell office:value-type="float" office:value="7190.854" calcext:value-type="float">
            <text:p>7190.8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4296904" calcext:value-type="float">
            <text:p>-0.429690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2" calcext:value-type="float">
            <text:p>23082002</text:p>
          </table:table-cell>
          <table:table-cell office:value-type="float" office:value="11.30192" calcext:value-type="float">
            <text:p>11.30192</text:p>
          </table:table-cell>
          <table:table-cell office:value-type="float" office:value="1093.945" calcext:value-type="float">
            <text:p>1093.945</text:p>
          </table:table-cell>
          <table:table-cell office:value-type="float" office:value="0" calcext:value-type="float">
            <text:p>0</text:p>
          </table:table-cell>
          <table:table-cell office:value-type="float" office:value="-32.03452" calcext:value-type="float">
            <text:p>-32.03452</text:p>
          </table:table-cell>
          <table:table-cell office:value-type="float" office:value="1.182046" calcext:value-type="float">
            <text:p>1.182046</text:p>
          </table:table-cell>
          <table:table-cell office:value-type="float" office:value="8.272743" calcext:value-type="float">
            <text:p>8.272743</text:p>
          </table:table-cell>
          <table:table-cell office:value-type="float" office:value="0.01720536" calcext:value-type="float">
            <text:p>0.01720536</text:p>
          </table:table-cell>
          <table:table-cell office:value-type="float" office:value="0.0001379745" calcext:value-type="float">
            <text:p>0.0001379745</text:p>
          </table:table-cell>
          <table:table-cell office:value-type="float" office:value="0.09495602" calcext:value-type="float">
            <text:p>0.09495602</text:p>
          </table:table-cell>
          <table:table-cell office:value-type="float" office:value="-0.001112473" calcext:value-type="float">
            <text:p>-0.001112473</text:p>
          </table:table-cell>
          <table:table-cell office:value-type="float" office:value="-0.2425345" calcext:value-type="float">
            <text:p>-0.2425345</text:p>
          </table:table-cell>
          <table:table-cell office:value-type="float" office:value="-0.0004386162" calcext:value-type="float">
            <text:p>-0.0004386162</text:p>
          </table:table-cell>
          <table:table-cell office:value-type="float" office:value="0.0002038722" calcext:value-type="float">
            <text:p>0.0002038722</text:p>
          </table:table-cell>
          <table:table-cell office:value-type="float" office:value="12.72843" calcext:value-type="float">
            <text:p>12.72843</text:p>
          </table:table-cell>
          <table:table-cell office:value-type="float" office:value="6.463863" calcext:value-type="float">
            <text:p>6.463863</text:p>
          </table:table-cell>
          <table:table-cell office:value-type="float" office:value="1.467905" calcext:value-type="float">
            <text:p>1.467905</text:p>
          </table:table-cell>
          <table:table-cell office:value-type="float" office:value="0.5416956" calcext:value-type="float">
            <text:p>0.5416956</text:p>
          </table:table-cell>
          <table:table-cell office:value-type="float" office:value="0.1921403" calcext:value-type="float">
            <text:p>0.1921403</text:p>
          </table:table-cell>
          <table:table-cell office:value-type="float" office:value="0.07825337" calcext:value-type="float">
            <text:p>0.07825337</text:p>
          </table:table-cell>
          <table:table-cell office:value-type="float" office:value="0.01386671" calcext:value-type="float">
            <text:p>0.01386671</text:p>
          </table:table-cell>
          <table:table-cell office:value-type="float" office:value="0.009644582" calcext:value-type="float">
            <text:p>0.009644582</text:p>
          </table:table-cell>
          <table:table-cell office:value-type="float" office:value="0.02141589" calcext:value-type="float">
            <text:p>0.02141589</text:p>
          </table:table-cell>
          <table:table-cell office:value-type="float" office:value="0.01983756" calcext:value-type="float">
            <text:p>0.01983756</text:p>
          </table:table-cell>
          <table:table-cell office:value-type="float" office:value="0.01863517" calcext:value-type="float">
            <text:p>0.01863517</text:p>
          </table:table-cell>
          <table:table-cell office:value-type="float" office:value="0.01757972" calcext:value-type="float">
            <text:p>0.01757972</text:p>
          </table:table-cell>
          <table:table-cell office:value-type="float" office:value="0.01471701" calcext:value-type="float">
            <text:p>0.01471701</text:p>
          </table:table-cell>
          <table:table-cell office:value-type="float" office:value="0.006158962" calcext:value-type="float">
            <text:p>0.006158962</text:p>
          </table:table-cell>
          <table:table-cell office:value-type="float" office:value="0.006911044" calcext:value-type="float">
            <text:p>0.006911044</text:p>
          </table:table-cell>
          <table:table-cell office:value-type="float" office:value="0" calcext:value-type="float">
            <text:p>0</text:p>
          </table:table-cell>
          <table:table-cell office:value-type="float" office:value="5.46735" calcext:value-type="float">
            <text:p>5.46735</text:p>
          </table:table-cell>
          <table:table-cell office:value-type="float" office:value="0.6809619" calcext:value-type="float">
            <text:p>0.6809619</text:p>
          </table:table-cell>
          <table:table-cell office:value-type="float" office:value="0.6453405" calcext:value-type="float">
            <text:p>0.6453405</text:p>
          </table:table-cell>
          <table:table-cell office:value-type="float" office:value="0.5803653" calcext:value-type="float">
            <text:p>0.5803653</text:p>
          </table:table-cell>
          <table:table-cell office:value-type="float" office:value="0.480354" calcext:value-type="float">
            <text:p>0.480354</text:p>
          </table:table-cell>
          <table:table-cell office:value-type="float" office:value="0.1698479" calcext:value-type="float">
            <text:p>0.1698479</text:p>
          </table:table-cell>
          <table:table-cell office:value-type="float" office:value="0.07823053" calcext:value-type="float">
            <text:p>0.07823053</text:p>
          </table:table-cell>
          <table:table-cell office:value-type="float" office:value="7.435873" calcext:value-type="float">
            <text:p>7.435873</text:p>
          </table:table-cell>
          <table:table-cell office:value-type="float" office:value="6.323746" calcext:value-type="float">
            <text:p>6.323746</text:p>
          </table:table-cell>
          <table:table-cell office:value-type="float" office:value="2.902936" calcext:value-type="float">
            <text:p>2.902936</text:p>
          </table:table-cell>
          <table:table-cell office:value-type="float" office:value="0.3597809" calcext:value-type="float">
            <text:p>0.3597809</text:p>
          </table:table-cell>
          <table:table-cell office:value-type="float" office:value="0.06825233" calcext:value-type="float">
            <text:p>0.06825233</text:p>
          </table:table-cell>
          <table:table-cell office:value-type="float" office:value="0.3901797" calcext:value-type="float">
            <text:p>0.3901797</text:p>
          </table:table-cell>
          <table:table-cell office:value-type="float" office:value="0.3518647" calcext:value-type="float">
            <text:p>0.3518647</text:p>
          </table:table-cell>
          <table:table-cell office:value-type="float" office:value="0" calcext:value-type="float">
            <text:p>0</text:p>
          </table:table-cell>
          <table:table-cell office:value-type="float" office:value="6820.929" calcext:value-type="float">
            <text:p>6820.9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501616" calcext:value-type="float">
            <text:p>-0.550161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2" calcext:value-type="float">
            <text:p>24082002</text:p>
          </table:table-cell>
          <table:table-cell office:value-type="float" office:value="11.45002" calcext:value-type="float">
            <text:p>11.45002</text:p>
          </table:table-cell>
          <table:table-cell office:value-type="float" office:value="1093.965" calcext:value-type="float">
            <text:p>1093.965</text:p>
          </table:table-cell>
          <table:table-cell office:value-type="float" office:value="0" calcext:value-type="float">
            <text:p>0</text:p>
          </table:table-cell>
          <table:table-cell office:value-type="float" office:value="-32.36279" calcext:value-type="float">
            <text:p>-32.36279</text:p>
          </table:table-cell>
          <table:table-cell office:value-type="float" office:value="1.03384" calcext:value-type="float">
            <text:p>1.03384</text:p>
          </table:table-cell>
          <table:table-cell office:value-type="float" office:value="8.042488" calcext:value-type="float">
            <text:p>8.042488</text:p>
          </table:table-cell>
          <table:table-cell office:value-type="float" office:value="0.01720536" calcext:value-type="float">
            <text:p>0.01720536</text:p>
          </table:table-cell>
          <table:table-cell office:value-type="float" office:value="0.0001379745" calcext:value-type="float">
            <text:p>0.0001379745</text:p>
          </table:table-cell>
          <table:table-cell office:value-type="float" office:value="0.09495602" calcext:value-type="float">
            <text:p>0.09495602</text:p>
          </table:table-cell>
          <table:table-cell office:value-type="float" office:value="-0.001112473" calcext:value-type="float">
            <text:p>-0.001112473</text:p>
          </table:table-cell>
          <table:table-cell office:value-type="float" office:value="-0.2472472" calcext:value-type="float">
            <text:p>-0.2472472</text:p>
          </table:table-cell>
          <table:table-cell office:value-type="float" office:value="-0.0004353199" calcext:value-type="float">
            <text:p>-0.0004353199</text:p>
          </table:table-cell>
          <table:table-cell office:value-type="float" office:value="0.000206047" calcext:value-type="float">
            <text:p>0.000206047</text:p>
          </table:table-cell>
          <table:table-cell office:value-type="float" office:value="12.86329" calcext:value-type="float">
            <text:p>12.86329</text:p>
          </table:table-cell>
          <table:table-cell office:value-type="float" office:value="3.481152" calcext:value-type="float">
            <text:p>3.481152</text:p>
          </table:table-cell>
          <table:table-cell office:value-type="float" office:value="0.8756545" calcext:value-type="float">
            <text:p>0.8756545</text:p>
          </table:table-cell>
          <table:table-cell office:value-type="float" office:value="0.3315902" calcext:value-type="float">
            <text:p>0.3315902</text:p>
          </table:table-cell>
          <table:table-cell office:value-type="float" office:value="0.1196897" calcext:value-type="float">
            <text:p>0.1196897</text:p>
          </table:table-cell>
          <table:table-cell office:value-type="float" office:value="0.05554242" calcext:value-type="float">
            <text:p>0.05554242</text:p>
          </table:table-cell>
          <table:table-cell office:value-type="float" office:value="0.01350256" calcext:value-type="float">
            <text:p>0.01350256</text:p>
          </table:table-cell>
          <table:table-cell office:value-type="float" office:value="0.01003449" calcext:value-type="float">
            <text:p>0.01003449</text:p>
          </table:table-cell>
          <table:table-cell office:value-type="float" office:value="0.02127329" calcext:value-type="float">
            <text:p>0.02127329</text:p>
          </table:table-cell>
          <table:table-cell office:value-type="float" office:value="0.01975855" calcext:value-type="float">
            <text:p>0.01975855</text:p>
          </table:table-cell>
          <table:table-cell office:value-type="float" office:value="0.0186095" calcext:value-type="float">
            <text:p>0.0186095</text:p>
          </table:table-cell>
          <table:table-cell office:value-type="float" office:value="0.01758156" calcext:value-type="float">
            <text:p>0.01758156</text:p>
          </table:table-cell>
          <table:table-cell office:value-type="float" office:value="0.01471699" calcext:value-type="float">
            <text:p>0.01471699</text:p>
          </table:table-cell>
          <table:table-cell office:value-type="float" office:value="0.006146903" calcext:value-type="float">
            <text:p>0.006146903</text:p>
          </table:table-cell>
          <table:table-cell office:value-type="float" office:value="0.006907965" calcext:value-type="float">
            <text:p>0.006907965</text:p>
          </table:table-cell>
          <table:table-cell office:value-type="float" office:value="0" calcext:value-type="float">
            <text:p>0</text:p>
          </table:table-cell>
          <table:table-cell office:value-type="float" office:value="14.19521" calcext:value-type="float">
            <text:p>14.19521</text:p>
          </table:table-cell>
          <table:table-cell office:value-type="float" office:value="0.1030309" calcext:value-type="float">
            <text:p>0.1030309</text:p>
          </table:table-cell>
          <table:table-cell office:value-type="float" office:value="0.1210606" calcext:value-type="float">
            <text:p>0.1210606</text:p>
          </table:table-cell>
          <table:table-cell office:value-type="float" office:value="0.1114615" calcext:value-type="float">
            <text:p>0.1114615</text:p>
          </table:table-cell>
          <table:table-cell office:value-type="float" office:value="0.1069754" calcext:value-type="float">
            <text:p>0.1069754</text:p>
          </table:table-cell>
          <table:table-cell office:value-type="float" office:value="0.06564899" calcext:value-type="float">
            <text:p>0.06564899</text:p>
          </table:table-cell>
          <table:table-cell office:value-type="float" office:value="0.05824134" calcext:value-type="float">
            <text:p>0.05824134</text:p>
          </table:table-cell>
          <table:table-cell office:value-type="float" office:value="7.20919" calcext:value-type="float">
            <text:p>7.20919</text:p>
          </table:table-cell>
          <table:table-cell office:value-type="float" office:value="6.190562" calcext:value-type="float">
            <text:p>6.190562</text:p>
          </table:table-cell>
          <table:table-cell office:value-type="float" office:value="2.814188" calcext:value-type="float">
            <text:p>2.814188</text:p>
          </table:table-cell>
          <table:table-cell office:value-type="float" office:value="0.2839667" calcext:value-type="float">
            <text:p>0.2839667</text:p>
          </table:table-cell>
          <table:table-cell office:value-type="float" office:value="0.05093408" calcext:value-type="float">
            <text:p>0.05093408</text:p>
          </table:table-cell>
          <table:table-cell office:value-type="float" office:value="0.389339" calcext:value-type="float">
            <text:p>0.389339</text:p>
          </table:table-cell>
          <table:table-cell office:value-type="float" office:value="0.3518911" calcext:value-type="float">
            <text:p>0.3518911</text:p>
          </table:table-cell>
          <table:table-cell office:value-type="float" office:value="0" calcext:value-type="float">
            <text:p>0</text:p>
          </table:table-cell>
          <table:table-cell office:value-type="float" office:value="6092.622" calcext:value-type="float">
            <text:p>6092.6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600351" calcext:value-type="float">
            <text:p>-0.560035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2" calcext:value-type="float">
            <text:p>25082002</text:p>
          </table:table-cell>
          <table:table-cell office:value-type="float" office:value="11.42254" calcext:value-type="float">
            <text:p>11.42254</text:p>
          </table:table-cell>
          <table:table-cell office:value-type="float" office:value="1093.987" calcext:value-type="float">
            <text:p>1093.987</text:p>
          </table:table-cell>
          <table:table-cell office:value-type="float" office:value="0" calcext:value-type="float">
            <text:p>0</text:p>
          </table:table-cell>
          <table:table-cell office:value-type="float" office:value="-32.74337" calcext:value-type="float">
            <text:p>-32.74337</text:p>
          </table:table-cell>
          <table:table-cell office:value-type="float" office:value="0.9254249" calcext:value-type="float">
            <text:p>0.9254249</text:p>
          </table:table-cell>
          <table:table-cell office:value-type="float" office:value="7.886876" calcext:value-type="float">
            <text:p>7.886876</text:p>
          </table:table-cell>
          <table:table-cell office:value-type="float" office:value="0.01720536" calcext:value-type="float">
            <text:p>0.01720536</text:p>
          </table:table-cell>
          <table:table-cell office:value-type="float" office:value="0.0001379745" calcext:value-type="float">
            <text:p>0.0001379745</text:p>
          </table:table-cell>
          <table:table-cell office:value-type="float" office:value="0.09495602" calcext:value-type="float">
            <text:p>0.09495602</text:p>
          </table:table-cell>
          <table:table-cell office:value-type="float" office:value="-0.001895925" calcext:value-type="float">
            <text:p>-0.001895925</text:p>
          </table:table-cell>
          <table:table-cell office:value-type="float" office:value="-0.2495836" calcext:value-type="float">
            <text:p>-0.2495836</text:p>
          </table:table-cell>
          <table:table-cell office:value-type="float" office:value="-0.0004312884" calcext:value-type="float">
            <text:p>-0.0004312884</text:p>
          </table:table-cell>
          <table:table-cell office:value-type="float" office:value="0.0002082386" calcext:value-type="float">
            <text:p>0.0002082386</text:p>
          </table:table-cell>
          <table:table-cell office:value-type="float" office:value="13.00579" calcext:value-type="float">
            <text:p>13.00579</text:p>
          </table:table-cell>
          <table:table-cell office:value-type="float" office:value="2.207812" calcext:value-type="float">
            <text:p>2.207812</text:p>
          </table:table-cell>
          <table:table-cell office:value-type="float" office:value="0.5490693" calcext:value-type="float">
            <text:p>0.5490693</text:p>
          </table:table-cell>
          <table:table-cell office:value-type="float" office:value="0.2090214" calcext:value-type="float">
            <text:p>0.2090214</text:p>
          </table:table-cell>
          <table:table-cell office:value-type="float" office:value="0.07891183" calcext:value-type="float">
            <text:p>0.07891183</text:p>
          </table:table-cell>
          <table:table-cell office:value-type="float" office:value="0.04372939" calcext:value-type="float">
            <text:p>0.04372939</text:p>
          </table:table-cell>
          <table:table-cell office:value-type="float" office:value="0.01318744" calcext:value-type="float">
            <text:p>0.01318744</text:p>
          </table:table-cell>
          <table:table-cell office:value-type="float" office:value="0.01000528" calcext:value-type="float">
            <text:p>0.01000528</text:p>
          </table:table-cell>
          <table:table-cell office:value-type="float" office:value="0.02117676" calcext:value-type="float">
            <text:p>0.02117676</text:p>
          </table:table-cell>
          <table:table-cell office:value-type="float" office:value="0.0197004" calcext:value-type="float">
            <text:p>0.0197004</text:p>
          </table:table-cell>
          <table:table-cell office:value-type="float" office:value="0.01859797" calcext:value-type="float">
            <text:p>0.01859797</text:p>
          </table:table-cell>
          <table:table-cell office:value-type="float" office:value="0.01758732" calcext:value-type="float">
            <text:p>0.01758732</text:p>
          </table:table-cell>
          <table:table-cell office:value-type="float" office:value="0.01471956" calcext:value-type="float">
            <text:p>0.01471956</text:p>
          </table:table-cell>
          <table:table-cell office:value-type="float" office:value="0.006169579" calcext:value-type="float">
            <text:p>0.006169579</text:p>
          </table:table-cell>
          <table:table-cell office:value-type="float" office:value="0.006869112" calcext:value-type="float">
            <text:p>0.006869112</text:p>
          </table:table-cell>
          <table:table-cell office:value-type="float" office:value="0" calcext:value-type="float">
            <text:p>0</text:p>
          </table:table-cell>
          <table:table-cell office:value-type="float" office:value="20.58734" calcext:value-type="float">
            <text:p>20.58734</text:p>
          </table:table-cell>
          <table:table-cell office:value-type="float" office:value="0.103881" calcext:value-type="float">
            <text:p>0.103881</text:p>
          </table:table-cell>
          <table:table-cell office:value-type="float" office:value="0.03584098" calcext:value-type="float">
            <text:p>0.03584098</text:p>
          </table:table-cell>
          <table:table-cell office:value-type="float" office:value="0.03509624" calcext:value-type="float">
            <text:p>0.03509624</text:p>
          </table:table-cell>
          <table:table-cell office:value-type="float" office:value="0.03285527" calcext:value-type="float">
            <text:p>0.03285527</text:p>
          </table:table-cell>
          <table:table-cell office:value-type="float" office:value="0.02986461" calcext:value-type="float">
            <text:p>0.02986461</text:p>
          </table:table-cell>
          <table:table-cell office:value-type="float" office:value="0.04982307" calcext:value-type="float">
            <text:p>0.04982307</text:p>
          </table:table-cell>
          <table:table-cell office:value-type="float" office:value="6.99859" calcext:value-type="float">
            <text:p>6.99859</text:p>
          </table:table-cell>
          <table:table-cell office:value-type="float" office:value="6.059356" calcext:value-type="float">
            <text:p>6.059356</text:p>
          </table:table-cell>
          <table:table-cell office:value-type="float" office:value="2.726403" calcext:value-type="float">
            <text:p>2.726403</text:p>
          </table:table-cell>
          <table:table-cell office:value-type="float" office:value="0.2139594" calcext:value-type="float">
            <text:p>0.2139594</text:p>
          </table:table-cell>
          <table:table-cell office:value-type="float" office:value="0.03952864" calcext:value-type="float">
            <text:p>0.03952864</text:p>
          </table:table-cell>
          <table:table-cell office:value-type="float" office:value="0.3959082" calcext:value-type="float">
            <text:p>0.3959082</text:p>
          </table:table-cell>
          <table:table-cell office:value-type="float" office:value="0.3452498" calcext:value-type="float">
            <text:p>0.3452498</text:p>
          </table:table-cell>
          <table:table-cell office:value-type="float" office:value="0" calcext:value-type="float">
            <text:p>0</text:p>
          </table:table-cell>
          <table:table-cell office:value-type="float" office:value="5727.348" calcext:value-type="float">
            <text:p>5727.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610867" calcext:value-type="float">
            <text:p>-0.561086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2" calcext:value-type="float">
            <text:p>26082002</text:p>
          </table:table-cell>
          <table:table-cell office:value-type="float" office:value="11.33432" calcext:value-type="float">
            <text:p>11.33432</text:p>
          </table:table-cell>
          <table:table-cell office:value-type="float" office:value="1094.003" calcext:value-type="float">
            <text:p>1094.003</text:p>
          </table:table-cell>
          <table:table-cell office:value-type="float" office:value="0" calcext:value-type="float">
            <text:p>0</text:p>
          </table:table-cell>
          <table:table-cell office:value-type="float" office:value="-33.14895" calcext:value-type="float">
            <text:p>-33.14895</text:p>
          </table:table-cell>
          <table:table-cell office:value-type="float" office:value="0.8349431" calcext:value-type="float">
            <text:p>0.8349431</text:p>
          </table:table-cell>
          <table:table-cell office:value-type="float" office:value="7.748706" calcext:value-type="float">
            <text:p>7.748706</text:p>
          </table:table-cell>
          <table:table-cell office:value-type="float" office:value="0.01720536" calcext:value-type="float">
            <text:p>0.01720536</text:p>
          </table:table-cell>
          <table:table-cell office:value-type="float" office:value="0.0001379745" calcext:value-type="float">
            <text:p>0.0001379745</text:p>
          </table:table-cell>
          <table:table-cell office:value-type="float" office:value="0.09495602" calcext:value-type="float">
            <text:p>0.09495602</text:p>
          </table:table-cell>
          <table:table-cell office:value-type="float" office:value="-0.002738682" calcext:value-type="float">
            <text:p>-0.002738682</text:p>
          </table:table-cell>
          <table:table-cell office:value-type="float" office:value="-0.251193" calcext:value-type="float">
            <text:p>-0.251193</text:p>
          </table:table-cell>
          <table:table-cell office:value-type="float" office:value="-0.0004267065" calcext:value-type="float">
            <text:p>-0.0004267065</text:p>
          </table:table-cell>
          <table:table-cell office:value-type="float" office:value="0.00021038" calcext:value-type="float">
            <text:p>0.00021038</text:p>
          </table:table-cell>
          <table:table-cell office:value-type="float" office:value="13.12447" calcext:value-type="float">
            <text:p>13.12447</text:p>
          </table:table-cell>
          <table:table-cell office:value-type="float" office:value="1.428647" calcext:value-type="float">
            <text:p>1.428647</text:p>
          </table:table-cell>
          <table:table-cell office:value-type="float" office:value="0.3496372" calcext:value-type="float">
            <text:p>0.3496372</text:p>
          </table:table-cell>
          <table:table-cell office:value-type="float" office:value="0.1359541" calcext:value-type="float">
            <text:p>0.1359541</text:p>
          </table:table-cell>
          <table:table-cell office:value-type="float" office:value="0.0561832" calcext:value-type="float">
            <text:p>0.0561832</text:p>
          </table:table-cell>
          <table:table-cell office:value-type="float" office:value="0.0372221" calcext:value-type="float">
            <text:p>0.0372221</text:p>
          </table:table-cell>
          <table:table-cell office:value-type="float" office:value="0.01291806" calcext:value-type="float">
            <text:p>0.01291806</text:p>
          </table:table-cell>
          <table:table-cell office:value-type="float" office:value="0.009879481" calcext:value-type="float">
            <text:p>0.009879481</text:p>
          </table:table-cell>
          <table:table-cell office:value-type="float" office:value="0.02111191" calcext:value-type="float">
            <text:p>0.02111191</text:p>
          </table:table-cell>
          <table:table-cell office:value-type="float" office:value="0.01966654" calcext:value-type="float">
            <text:p>0.01966654</text:p>
          </table:table-cell>
          <table:table-cell office:value-type="float" office:value="0.0185978" calcext:value-type="float">
            <text:p>0.0185978</text:p>
          </table:table-cell>
          <table:table-cell office:value-type="float" office:value="0.01759523" calcext:value-type="float">
            <text:p>0.01759523</text:p>
          </table:table-cell>
          <table:table-cell office:value-type="float" office:value="0.0147235" calcext:value-type="float">
            <text:p>0.0147235</text:p>
          </table:table-cell>
          <table:table-cell office:value-type="float" office:value="0.00614956" calcext:value-type="float">
            <text:p>0.00614956</text:p>
          </table:table-cell>
          <table:table-cell office:value-type="float" office:value="0.006873457" calcext:value-type="float">
            <text:p>0.006873457</text:p>
          </table:table-cell>
          <table:table-cell office:value-type="float" office:value="0" calcext:value-type="float">
            <text:p>0</text:p>
          </table:table-cell>
          <table:table-cell office:value-type="float" office:value="26.74505" calcext:value-type="float">
            <text:p>26.74505</text:p>
          </table:table-cell>
          <table:table-cell office:value-type="float" office:value="0.1079837" calcext:value-type="float">
            <text:p>0.1079837</text:p>
          </table:table-cell>
          <table:table-cell office:value-type="float" office:value="0.03074207" calcext:value-type="float">
            <text:p>0.03074207</text:p>
          </table:table-cell>
          <table:table-cell office:value-type="float" office:value="0.0298763" calcext:value-type="float">
            <text:p>0.0298763</text:p>
          </table:table-cell>
          <table:table-cell office:value-type="float" office:value="0.02506231" calcext:value-type="float">
            <text:p>0.02506231</text:p>
          </table:table-cell>
          <table:table-cell office:value-type="float" office:value="0.02062359" calcext:value-type="float">
            <text:p>0.02062359</text:p>
          </table:table-cell>
          <table:table-cell office:value-type="float" office:value="0.04647647" calcext:value-type="float">
            <text:p>0.04647647</text:p>
          </table:table-cell>
          <table:table-cell office:value-type="float" office:value="6.800934" calcext:value-type="float">
            <text:p>6.800934</text:p>
          </table:table-cell>
          <table:table-cell office:value-type="float" office:value="5.929883" calcext:value-type="float">
            <text:p>5.929883</text:p>
          </table:table-cell>
          <table:table-cell office:value-type="float" office:value="2.649254" calcext:value-type="float">
            <text:p>2.649254</text:p>
          </table:table-cell>
          <table:table-cell office:value-type="float" office:value="0.1551032" calcext:value-type="float">
            <text:p>0.1551032</text:p>
          </table:table-cell>
          <table:table-cell office:value-type="float" office:value="0.03178292" calcext:value-type="float">
            <text:p>0.03178292</text:p>
          </table:table-cell>
          <table:table-cell office:value-type="float" office:value="0.3919863" calcext:value-type="float">
            <text:p>0.3919863</text:p>
          </table:table-cell>
          <table:table-cell office:value-type="float" office:value="0.3494089" calcext:value-type="float">
            <text:p>0.3494089</text:p>
          </table:table-cell>
          <table:table-cell office:value-type="float" office:value="0" calcext:value-type="float">
            <text:p>0</text:p>
          </table:table-cell>
          <table:table-cell office:value-type="float" office:value="5457.605" calcext:value-type="float">
            <text:p>5457.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614253" calcext:value-type="float">
            <text:p>-0.561425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2" calcext:value-type="float">
            <text:p>27082002</text:p>
          </table:table-cell>
          <table:table-cell office:value-type="float" office:value="11.23942" calcext:value-type="float">
            <text:p>11.23942</text:p>
          </table:table-cell>
          <table:table-cell office:value-type="float" office:value="1094.021" calcext:value-type="float">
            <text:p>1094.021</text:p>
          </table:table-cell>
          <table:table-cell office:value-type="float" office:value="0" calcext:value-type="float">
            <text:p>0</text:p>
          </table:table-cell>
          <table:table-cell office:value-type="float" office:value="-33.53872" calcext:value-type="float">
            <text:p>-33.53872</text:p>
          </table:table-cell>
          <table:table-cell office:value-type="float" office:value="0.7617229" calcext:value-type="float">
            <text:p>0.7617229</text:p>
          </table:table-cell>
          <table:table-cell office:value-type="float" office:value="7.611331" calcext:value-type="float">
            <text:p>7.611331</text:p>
          </table:table-cell>
          <table:table-cell office:value-type="float" office:value="0.01720536" calcext:value-type="float">
            <text:p>0.01720536</text:p>
          </table:table-cell>
          <table:table-cell office:value-type="float" office:value="0.0001379745" calcext:value-type="float">
            <text:p>0.0001379745</text:p>
          </table:table-cell>
          <table:table-cell office:value-type="float" office:value="0.09495602" calcext:value-type="float">
            <text:p>0.09495602</text:p>
          </table:table-cell>
          <table:table-cell office:value-type="float" office:value="-0.003543986" calcext:value-type="float">
            <text:p>-0.003543986</text:p>
          </table:table-cell>
          <table:table-cell office:value-type="float" office:value="-0.2526295" calcext:value-type="float">
            <text:p>-0.2526295</text:p>
          </table:table-cell>
          <table:table-cell office:value-type="float" office:value="-0.0004216355" calcext:value-type="float">
            <text:p>-0.0004216355</text:p>
          </table:table-cell>
          <table:table-cell office:value-type="float" office:value="0.0002124996" calcext:value-type="float">
            <text:p>0.0002124996</text:p>
          </table:table-cell>
          <table:table-cell office:value-type="float" office:value="13.24077" calcext:value-type="float">
            <text:p>13.24077</text:p>
          </table:table-cell>
          <table:table-cell office:value-type="float" office:value="0.9497905" calcext:value-type="float">
            <text:p>0.9497905</text:p>
          </table:table-cell>
          <table:table-cell office:value-type="float" office:value="0.2287998" calcext:value-type="float">
            <text:p>0.2287998</text:p>
          </table:table-cell>
          <table:table-cell office:value-type="float" office:value="0.09301564" calcext:value-type="float">
            <text:p>0.09301564</text:p>
          </table:table-cell>
          <table:table-cell office:value-type="float" office:value="0.04438062" calcext:value-type="float">
            <text:p>0.04438062</text:p>
          </table:table-cell>
          <table:table-cell office:value-type="float" office:value="0.03404444" calcext:value-type="float">
            <text:p>0.03404444</text:p>
          </table:table-cell>
          <table:table-cell office:value-type="float" office:value="0.01270416" calcext:value-type="float">
            <text:p>0.01270416</text:p>
          </table:table-cell>
          <table:table-cell office:value-type="float" office:value="0.009724698" calcext:value-type="float">
            <text:p>0.009724698</text:p>
          </table:table-cell>
          <table:table-cell office:value-type="float" office:value="0.02105784" calcext:value-type="float">
            <text:p>0.02105784</text:p>
          </table:table-cell>
          <table:table-cell office:value-type="float" office:value="0.01963915" calcext:value-type="float">
            <text:p>0.01963915</text:p>
          </table:table-cell>
          <table:table-cell office:value-type="float" office:value="0.01859871" calcext:value-type="float">
            <text:p>0.01859871</text:p>
          </table:table-cell>
          <table:table-cell office:value-type="float" office:value="0.01760367" calcext:value-type="float">
            <text:p>0.01760367</text:p>
          </table:table-cell>
          <table:table-cell office:value-type="float" office:value="0.01472836" calcext:value-type="float">
            <text:p>0.01472836</text:p>
          </table:table-cell>
          <table:table-cell office:value-type="float" office:value="0.006132396" calcext:value-type="float">
            <text:p>0.006132396</text:p>
          </table:table-cell>
          <table:table-cell office:value-type="float" office:value="0.006875396" calcext:value-type="float">
            <text:p>0.006875396</text:p>
          </table:table-cell>
          <table:table-cell office:value-type="float" office:value="0" calcext:value-type="float">
            <text:p>0</text:p>
          </table:table-cell>
          <table:table-cell office:value-type="float" office:value="31.04708" calcext:value-type="float">
            <text:p>31.04708</text:p>
          </table:table-cell>
          <table:table-cell office:value-type="float" office:value="0.09859483" calcext:value-type="float">
            <text:p>0.09859483</text:p>
          </table:table-cell>
          <table:table-cell office:value-type="float" office:value="0.02755682" calcext:value-type="float">
            <text:p>0.02755682</text:p>
          </table:table-cell>
          <table:table-cell office:value-type="float" office:value="0.02741307" calcext:value-type="float">
            <text:p>0.02741307</text:p>
          </table:table-cell>
          <table:table-cell office:value-type="float" office:value="0.02292716" calcext:value-type="float">
            <text:p>0.02292716</text:p>
          </table:table-cell>
          <table:table-cell office:value-type="float" office:value="0.0180646" calcext:value-type="float">
            <text:p>0.0180646</text:p>
          </table:table-cell>
          <table:table-cell office:value-type="float" office:value="0.04467032" calcext:value-type="float">
            <text:p>0.04467032</text:p>
          </table:table-cell>
          <table:table-cell office:value-type="float" office:value="6.610833" calcext:value-type="float">
            <text:p>6.610833</text:p>
          </table:table-cell>
          <table:table-cell office:value-type="float" office:value="5.81009" calcext:value-type="float">
            <text:p>5.81009</text:p>
          </table:table-cell>
          <table:table-cell office:value-type="float" office:value="2.576313" calcext:value-type="float">
            <text:p>2.576313</text:p>
          </table:table-cell>
          <table:table-cell office:value-type="float" office:value="0.1065495" calcext:value-type="float">
            <text:p>0.1065495</text:p>
          </table:table-cell>
          <table:table-cell office:value-type="float" office:value="0.02668972" calcext:value-type="float">
            <text:p>0.02668972</text:p>
          </table:table-cell>
          <table:table-cell office:value-type="float" office:value="0.3890791" calcext:value-type="float">
            <text:p>0.3890791</text:p>
          </table:table-cell>
          <table:table-cell office:value-type="float" office:value="0.3527294" calcext:value-type="float">
            <text:p>0.3527294</text:p>
          </table:table-cell>
          <table:table-cell office:value-type="float" office:value="0" calcext:value-type="float">
            <text:p>0</text:p>
          </table:table-cell>
          <table:table-cell office:value-type="float" office:value="5244.777" calcext:value-type="float">
            <text:p>5244.7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616714" calcext:value-type="float">
            <text:p>-0.561671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2" calcext:value-type="float">
            <text:p>28082002</text:p>
          </table:table-cell>
          <table:table-cell office:value-type="float" office:value="11.14448" calcext:value-type="float">
            <text:p>11.14448</text:p>
          </table:table-cell>
          <table:table-cell office:value-type="float" office:value="1094.037" calcext:value-type="float">
            <text:p>1094.037</text:p>
          </table:table-cell>
          <table:table-cell office:value-type="float" office:value="0" calcext:value-type="float">
            <text:p>0</text:p>
          </table:table-cell>
          <table:table-cell office:value-type="float" office:value="-34.03452" calcext:value-type="float">
            <text:p>-34.03452</text:p>
          </table:table-cell>
          <table:table-cell office:value-type="float" office:value="0.6859967" calcext:value-type="float">
            <text:p>0.6859967</text:p>
          </table:table-cell>
          <table:table-cell office:value-type="float" office:value="7.358538" calcext:value-type="float">
            <text:p>7.358538</text:p>
          </table:table-cell>
          <table:table-cell office:value-type="float" office:value="0.01720536" calcext:value-type="float">
            <text:p>0.01720536</text:p>
          </table:table-cell>
          <table:table-cell office:value-type="float" office:value="0.0001383768" calcext:value-type="float">
            <text:p>0.0001383768</text:p>
          </table:table-cell>
          <table:table-cell office:value-type="float" office:value="0.09495602" calcext:value-type="float">
            <text:p>0.09495602</text:p>
          </table:table-cell>
          <table:table-cell office:value-type="float" office:value="-0.00366604" calcext:value-type="float">
            <text:p>-0.00366604</text:p>
          </table:table-cell>
          <table:table-cell office:value-type="float" office:value="-0.2549271" calcext:value-type="float">
            <text:p>-0.2549271</text:p>
          </table:table-cell>
          <table:table-cell office:value-type="float" office:value="-0.0004172766" calcext:value-type="float">
            <text:p>-0.0004172766</text:p>
          </table:table-cell>
          <table:table-cell office:value-type="float" office:value="0.0002146369" calcext:value-type="float">
            <text:p>0.0002146369</text:p>
          </table:table-cell>
          <table:table-cell office:value-type="float" office:value="13.32798" calcext:value-type="float">
            <text:p>13.32798</text:p>
          </table:table-cell>
          <table:table-cell office:value-type="float" office:value="1.089737" calcext:value-type="float">
            <text:p>1.089737</text:p>
          </table:table-cell>
          <table:table-cell office:value-type="float" office:value="0.2219055" calcext:value-type="float">
            <text:p>0.2219055</text:p>
          </table:table-cell>
          <table:table-cell office:value-type="float" office:value="0.07159562" calcext:value-type="float">
            <text:p>0.07159562</text:p>
          </table:table-cell>
          <table:table-cell office:value-type="float" office:value="0.03816981" calcext:value-type="float">
            <text:p>0.03816981</text:p>
          </table:table-cell>
          <table:table-cell office:value-type="float" office:value="0.03273289" calcext:value-type="float">
            <text:p>0.03273289</text:p>
          </table:table-cell>
          <table:table-cell office:value-type="float" office:value="0.0127139" calcext:value-type="float">
            <text:p>0.0127139</text:p>
          </table:table-cell>
          <table:table-cell office:value-type="float" office:value="0.009658047" calcext:value-type="float">
            <text:p>0.009658047</text:p>
          </table:table-cell>
          <table:table-cell office:value-type="float" office:value="0.02101549" calcext:value-type="float">
            <text:p>0.02101549</text:p>
          </table:table-cell>
          <table:table-cell office:value-type="float" office:value="0.0196151" calcext:value-type="float">
            <text:p>0.0196151</text:p>
          </table:table-cell>
          <table:table-cell office:value-type="float" office:value="0.01859987" calcext:value-type="float">
            <text:p>0.01859987</text:p>
          </table:table-cell>
          <table:table-cell office:value-type="float" office:value="0.0176105" calcext:value-type="float">
            <text:p>0.0176105</text:p>
          </table:table-cell>
          <table:table-cell office:value-type="float" office:value="0.01473377" calcext:value-type="float">
            <text:p>0.01473377</text:p>
          </table:table-cell>
          <table:table-cell office:value-type="float" office:value="0.006118964" calcext:value-type="float">
            <text:p>0.006118964</text:p>
          </table:table-cell>
          <table:table-cell office:value-type="float" office:value="0.006873916" calcext:value-type="float">
            <text:p>0.006873916</text:p>
          </table:table-cell>
          <table:table-cell office:value-type="float" office:value="0" calcext:value-type="float">
            <text:p>0</text:p>
          </table:table-cell>
          <table:table-cell office:value-type="float" office:value="5.048029" calcext:value-type="float">
            <text:p>5.048029</text:p>
          </table:table-cell>
          <table:table-cell office:value-type="float" office:value="5.315025" calcext:value-type="float">
            <text:p>5.315025</text:p>
          </table:table-cell>
          <table:table-cell office:value-type="float" office:value="1.181928" calcext:value-type="float">
            <text:p>1.181928</text:p>
          </table:table-cell>
          <table:table-cell office:value-type="float" office:value="0.1302651" calcext:value-type="float">
            <text:p>0.1302651</text:p>
          </table:table-cell>
          <table:table-cell office:value-type="float" office:value="0.04191821" calcext:value-type="float">
            <text:p>0.04191821</text:p>
          </table:table-cell>
          <table:table-cell office:value-type="float" office:value="0.01830393" calcext:value-type="float">
            <text:p>0.01830393</text:p>
          </table:table-cell>
          <table:table-cell office:value-type="float" office:value="0.04328312" calcext:value-type="float">
            <text:p>0.04328312</text:p>
          </table:table-cell>
          <table:table-cell office:value-type="float" office:value="6.421306" calcext:value-type="float">
            <text:p>6.421306</text:p>
          </table:table-cell>
          <table:table-cell office:value-type="float" office:value="5.692959" calcext:value-type="float">
            <text:p>5.692959</text:p>
          </table:table-cell>
          <table:table-cell office:value-type="float" office:value="2.50438" calcext:value-type="float">
            <text:p>2.50438</text:p>
          </table:table-cell>
          <table:table-cell office:value-type="float" office:value="0.06866436" calcext:value-type="float">
            <text:p>0.06866436</text:p>
          </table:table-cell>
          <table:table-cell office:value-type="float" office:value="0.02339404" calcext:value-type="float">
            <text:p>0.02339404</text:p>
          </table:table-cell>
          <table:table-cell office:value-type="float" office:value="0.3875975" calcext:value-type="float">
            <text:p>0.3875975</text:p>
          </table:table-cell>
          <table:table-cell office:value-type="float" office:value="0.3535954" calcext:value-type="float">
            <text:p>0.3535954</text:p>
          </table:table-cell>
          <table:table-cell office:value-type="float" office:value="0" calcext:value-type="float">
            <text:p>0</text:p>
          </table:table-cell>
          <table:table-cell office:value-type="float" office:value="4892.002" calcext:value-type="float">
            <text:p>4892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771728" calcext:value-type="float">
            <text:p>-0.577172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2" calcext:value-type="float">
            <text:p>29082002</text:p>
          </table:table-cell>
          <table:table-cell office:value-type="float" office:value="11.05867" calcext:value-type="float">
            <text:p>11.05867</text:p>
          </table:table-cell>
          <table:table-cell office:value-type="float" office:value="1094.049" calcext:value-type="float">
            <text:p>1094.049</text:p>
          </table:table-cell>
          <table:table-cell office:value-type="float" office:value="0" calcext:value-type="float">
            <text:p>0</text:p>
          </table:table-cell>
          <table:table-cell office:value-type="float" office:value="-34.58153" calcext:value-type="float">
            <text:p>-34.58153</text:p>
          </table:table-cell>
          <table:table-cell office:value-type="float" office:value="0.6170239" calcext:value-type="float">
            <text:p>0.6170239</text:p>
          </table:table-cell>
          <table:table-cell office:value-type="float" office:value="7.053963" calcext:value-type="float">
            <text:p>7.053963</text:p>
          </table:table-cell>
          <table:table-cell office:value-type="float" office:value="0.01720536" calcext:value-type="float">
            <text:p>0.01720536</text:p>
          </table:table-cell>
          <table:table-cell office:value-type="float" office:value="0.0001383768" calcext:value-type="float">
            <text:p>0.0001383768</text:p>
          </table:table-cell>
          <table:table-cell office:value-type="float" office:value="0.09495602" calcext:value-type="float">
            <text:p>0.09495602</text:p>
          </table:table-cell>
          <table:table-cell office:value-type="float" office:value="-0.00366604" calcext:value-type="float">
            <text:p>-0.00366604</text:p>
          </table:table-cell>
          <table:table-cell office:value-type="float" office:value="-0.2566" calcext:value-type="float">
            <text:p>-0.2566</text:p>
          </table:table-cell>
          <table:table-cell office:value-type="float" office:value="-0.0004123115" calcext:value-type="float">
            <text:p>-0.0004123115</text:p>
          </table:table-cell>
          <table:table-cell office:value-type="float" office:value="0.0002167689" calcext:value-type="float">
            <text:p>0.0002167689</text:p>
          </table:table-cell>
          <table:table-cell office:value-type="float" office:value="13.41088" calcext:value-type="float">
            <text:p>13.41088</text:p>
          </table:table-cell>
          <table:table-cell office:value-type="float" office:value="0.6199372" calcext:value-type="float">
            <text:p>0.6199372</text:p>
          </table:table-cell>
          <table:table-cell office:value-type="float" office:value="0.1345346" calcext:value-type="float">
            <text:p>0.1345346</text:p>
          </table:table-cell>
          <table:table-cell office:value-type="float" office:value="0.05440957" calcext:value-type="float">
            <text:p>0.05440957</text:p>
          </table:table-cell>
          <table:table-cell office:value-type="float" office:value="0.03389071" calcext:value-type="float">
            <text:p>0.03389071</text:p>
          </table:table-cell>
          <table:table-cell office:value-type="float" office:value="0.03125485" calcext:value-type="float">
            <text:p>0.03125485</text:p>
          </table:table-cell>
          <table:table-cell office:value-type="float" office:value="0.01273483" calcext:value-type="float">
            <text:p>0.01273483</text:p>
          </table:table-cell>
          <table:table-cell office:value-type="float" office:value="0.009878061" calcext:value-type="float">
            <text:p>0.009878061</text:p>
          </table:table-cell>
          <table:table-cell office:value-type="float" office:value="0.02097748" calcext:value-type="float">
            <text:p>0.02097748</text:p>
          </table:table-cell>
          <table:table-cell office:value-type="float" office:value="0.01959392" calcext:value-type="float">
            <text:p>0.01959392</text:p>
          </table:table-cell>
          <table:table-cell office:value-type="float" office:value="0.01860303" calcext:value-type="float">
            <text:p>0.01860303</text:p>
          </table:table-cell>
          <table:table-cell office:value-type="float" office:value="0.0176165" calcext:value-type="float">
            <text:p>0.0176165</text:p>
          </table:table-cell>
          <table:table-cell office:value-type="float" office:value="0.01473989" calcext:value-type="float">
            <text:p>0.01473989</text:p>
          </table:table-cell>
          <table:table-cell office:value-type="float" office:value="0.006107432" calcext:value-type="float">
            <text:p>0.006107432</text:p>
          </table:table-cell>
          <table:table-cell office:value-type="float" office:value="0.006870693" calcext:value-type="float">
            <text:p>0.006870693</text:p>
          </table:table-cell>
          <table:table-cell office:value-type="float" office:value="0" calcext:value-type="float">
            <text:p>0</text:p>
          </table:table-cell>
          <table:table-cell office:value-type="float" office:value="11.41236" calcext:value-type="float">
            <text:p>11.41236</text:p>
          </table:table-cell>
          <table:table-cell office:value-type="float" office:value="1.335866" calcext:value-type="float">
            <text:p>1.335866</text:p>
          </table:table-cell>
          <table:table-cell office:value-type="float" office:value="0.07571626" calcext:value-type="float">
            <text:p>0.07571626</text:p>
          </table:table-cell>
          <table:table-cell office:value-type="float" office:value="0.0398664" calcext:value-type="float">
            <text:p>0.0398664</text:p>
          </table:table-cell>
          <table:table-cell office:value-type="float" office:value="0.02788251" calcext:value-type="float">
            <text:p>0.02788251</text:p>
          </table:table-cell>
          <table:table-cell office:value-type="float" office:value="0.01825337" calcext:value-type="float">
            <text:p>0.01825337</text:p>
          </table:table-cell>
          <table:table-cell office:value-type="float" office:value="0.0435218" calcext:value-type="float">
            <text:p>0.0435218</text:p>
          </table:table-cell>
          <table:table-cell office:value-type="float" office:value="6.234252" calcext:value-type="float">
            <text:p>6.234252</text:p>
          </table:table-cell>
          <table:table-cell office:value-type="float" office:value="5.579131" calcext:value-type="float">
            <text:p>5.579131</text:p>
          </table:table-cell>
          <table:table-cell office:value-type="float" office:value="2.434196" calcext:value-type="float">
            <text:p>2.434196</text:p>
          </table:table-cell>
          <table:table-cell office:value-type="float" office:value="0.04297635" calcext:value-type="float">
            <text:p>0.04297635</text:p>
          </table:table-cell>
          <table:table-cell office:value-type="float" office:value="0.02142251" calcext:value-type="float">
            <text:p>0.02142251</text:p>
          </table:table-cell>
          <table:table-cell office:value-type="float" office:value="0.3868001" calcext:value-type="float">
            <text:p>0.3868001</text:p>
          </table:table-cell>
          <table:table-cell office:value-type="float" office:value="0.3536194" calcext:value-type="float">
            <text:p>0.3536194</text:p>
          </table:table-cell>
          <table:table-cell office:value-type="float" office:value="0" calcext:value-type="float">
            <text:p>0</text:p>
          </table:table-cell>
          <table:table-cell office:value-type="float" office:value="4603.576" calcext:value-type="float">
            <text:p>4603.5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793488" calcext:value-type="float">
            <text:p>-0.579348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2" calcext:value-type="float">
            <text:p>30082002</text:p>
          </table:table-cell>
          <table:table-cell office:value-type="float" office:value="10.97385" calcext:value-type="float">
            <text:p>10.97385</text:p>
          </table:table-cell>
          <table:table-cell office:value-type="float" office:value="1094.056" calcext:value-type="float">
            <text:p>1094.056</text:p>
          </table:table-cell>
          <table:table-cell office:value-type="float" office:value="0" calcext:value-type="float">
            <text:p>0</text:p>
          </table:table-cell>
          <table:table-cell office:value-type="float" office:value="-34.98057" calcext:value-type="float">
            <text:p>-34.98057</text:p>
          </table:table-cell>
          <table:table-cell office:value-type="float" office:value="0.5645369" calcext:value-type="float">
            <text:p>0.5645369</text:p>
          </table:table-cell>
          <table:table-cell office:value-type="float" office:value="6.888793" calcext:value-type="float">
            <text:p>6.888793</text:p>
          </table:table-cell>
          <table:table-cell office:value-type="float" office:value="0.01720536" calcext:value-type="float">
            <text:p>0.01720536</text:p>
          </table:table-cell>
          <table:table-cell office:value-type="float" office:value="0.0001383768" calcext:value-type="float">
            <text:p>0.0001383768</text:p>
          </table:table-cell>
          <table:table-cell office:value-type="float" office:value="0.09495602" calcext:value-type="float">
            <text:p>0.09495602</text:p>
          </table:table-cell>
          <table:table-cell office:value-type="float" office:value="-0.00366604" calcext:value-type="float">
            <text:p>-0.00366604</text:p>
          </table:table-cell>
          <table:table-cell office:value-type="float" office:value="-0.2572757" calcext:value-type="float">
            <text:p>-0.2572757</text:p>
          </table:table-cell>
          <table:table-cell office:value-type="float" office:value="-0.0004068259" calcext:value-type="float">
            <text:p>-0.0004068259</text:p>
          </table:table-cell>
          <table:table-cell office:value-type="float" office:value="0.0002189681" calcext:value-type="float">
            <text:p>0.0002189681</text:p>
          </table:table-cell>
          <table:table-cell office:value-type="float" office:value="13.47141" calcext:value-type="float">
            <text:p>13.47141</text:p>
          </table:table-cell>
          <table:table-cell office:value-type="float" office:value="0.4617939" calcext:value-type="float">
            <text:p>0.4617939</text:p>
          </table:table-cell>
          <table:table-cell office:value-type="float" office:value="0.092825" calcext:value-type="float">
            <text:p>0.092825</text:p>
          </table:table-cell>
          <table:table-cell office:value-type="float" office:value="0.0455346" calcext:value-type="float">
            <text:p>0.0455346</text:p>
          </table:table-cell>
          <table:table-cell office:value-type="float" office:value="0.03171464" calcext:value-type="float">
            <text:p>0.03171464</text:p>
          </table:table-cell>
          <table:table-cell office:value-type="float" office:value="0.03056771" calcext:value-type="float">
            <text:p>0.03056771</text:p>
          </table:table-cell>
          <table:table-cell office:value-type="float" office:value="0.01261233" calcext:value-type="float">
            <text:p>0.01261233</text:p>
          </table:table-cell>
          <table:table-cell office:value-type="float" office:value="0.009784997" calcext:value-type="float">
            <text:p>0.009784997</text:p>
          </table:table-cell>
          <table:table-cell office:value-type="float" office:value="0.02093112" calcext:value-type="float">
            <text:p>0.02093112</text:p>
          </table:table-cell>
          <table:table-cell office:value-type="float" office:value="0.01956204" calcext:value-type="float">
            <text:p>0.01956204</text:p>
          </table:table-cell>
          <table:table-cell office:value-type="float" office:value="0.01859956" calcext:value-type="float">
            <text:p>0.01859956</text:p>
          </table:table-cell>
          <table:table-cell office:value-type="float" office:value="0.01761877" calcext:value-type="float">
            <text:p>0.01761877</text:p>
          </table:table-cell>
          <table:table-cell office:value-type="float" office:value="0.01474632" calcext:value-type="float">
            <text:p>0.01474632</text:p>
          </table:table-cell>
          <table:table-cell office:value-type="float" office:value="0.006096006" calcext:value-type="float">
            <text:p>0.006096006</text:p>
          </table:table-cell>
          <table:table-cell office:value-type="float" office:value="0.006867466" calcext:value-type="float">
            <text:p>0.006867466</text:p>
          </table:table-cell>
          <table:table-cell office:value-type="float" office:value="0" calcext:value-type="float">
            <text:p>0</text:p>
          </table:table-cell>
          <table:table-cell office:value-type="float" office:value="16.74667" calcext:value-type="float">
            <text:p>16.74667</text:p>
          </table:table-cell>
          <table:table-cell office:value-type="float" office:value="0.05498355" calcext:value-type="float">
            <text:p>0.05498355</text:p>
          </table:table-cell>
          <table:table-cell office:value-type="float" office:value="0.03163679" calcext:value-type="float">
            <text:p>0.03163679</text:p>
          </table:table-cell>
          <table:table-cell office:value-type="float" office:value="0.02930483" calcext:value-type="float">
            <text:p>0.02930483</text:p>
          </table:table-cell>
          <table:table-cell office:value-type="float" office:value="0.02373758" calcext:value-type="float">
            <text:p>0.02373758</text:p>
          </table:table-cell>
          <table:table-cell office:value-type="float" office:value="0.01765404" calcext:value-type="float">
            <text:p>0.01765404</text:p>
          </table:table-cell>
          <table:table-cell office:value-type="float" office:value="0.04231205" calcext:value-type="float">
            <text:p>0.04231205</text:p>
          </table:table-cell>
          <table:table-cell office:value-type="float" office:value="6.043896" calcext:value-type="float">
            <text:p>6.043896</text:p>
          </table:table-cell>
          <table:table-cell office:value-type="float" office:value="5.460673" calcext:value-type="float">
            <text:p>5.460673</text:p>
          </table:table-cell>
          <table:table-cell office:value-type="float" office:value="2.360929" calcext:value-type="float">
            <text:p>2.360929</text:p>
          </table:table-cell>
          <table:table-cell office:value-type="float" office:value="0.02795918" calcext:value-type="float">
            <text:p>0.02795918</text:p>
          </table:table-cell>
          <table:table-cell office:value-type="float" office:value="0.02018806" calcext:value-type="float">
            <text:p>0.02018806</text:p>
          </table:table-cell>
          <table:table-cell office:value-type="float" office:value="0.3860339" calcext:value-type="float">
            <text:p>0.3860339</text:p>
          </table:table-cell>
          <table:table-cell office:value-type="float" office:value="0.3536434" calcext:value-type="float">
            <text:p>0.3536434</text:p>
          </table:table-cell>
          <table:table-cell office:value-type="float" office:value="0" calcext:value-type="float">
            <text:p>0</text:p>
          </table:table-cell>
          <table:table-cell office:value-type="float" office:value="4372.345" calcext:value-type="float">
            <text:p>4372.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795197" calcext:value-type="float">
            <text:p>-0.579519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2" calcext:value-type="float">
            <text:p>31082002</text:p>
          </table:table-cell>
          <table:table-cell office:value-type="float" office:value="10.88506" calcext:value-type="float">
            <text:p>10.88506</text:p>
          </table:table-cell>
          <table:table-cell office:value-type="float" office:value="1094.062" calcext:value-type="float">
            <text:p>1094.062</text:p>
          </table:table-cell>
          <table:table-cell office:value-type="float" office:value="0" calcext:value-type="float">
            <text:p>0</text:p>
          </table:table-cell>
          <table:table-cell office:value-type="float" office:value="-35.33849" calcext:value-type="float">
            <text:p>-35.33849</text:p>
          </table:table-cell>
          <table:table-cell office:value-type="float" office:value="0.5242448" calcext:value-type="float">
            <text:p>0.5242448</text:p>
          </table:table-cell>
          <table:table-cell office:value-type="float" office:value="6.762067" calcext:value-type="float">
            <text:p>6.762067</text:p>
          </table:table-cell>
          <table:table-cell office:value-type="float" office:value="0.01720536" calcext:value-type="float">
            <text:p>0.01720536</text:p>
          </table:table-cell>
          <table:table-cell office:value-type="float" office:value="0.0001383768" calcext:value-type="float">
            <text:p>0.0001383768</text:p>
          </table:table-cell>
          <table:table-cell office:value-type="float" office:value="0.09495602" calcext:value-type="float">
            <text:p>0.09495602</text:p>
          </table:table-cell>
          <table:table-cell office:value-type="float" office:value="-0.00366604" calcext:value-type="float">
            <text:p>-0.00366604</text:p>
          </table:table-cell>
          <table:table-cell office:value-type="float" office:value="-0.257847" calcext:value-type="float">
            <text:p>-0.257847</text:p>
          </table:table-cell>
          <table:table-cell office:value-type="float" office:value="-0.0004006759" calcext:value-type="float">
            <text:p>-0.0004006759</text:p>
          </table:table-cell>
          <table:table-cell office:value-type="float" office:value="0.0002212247" calcext:value-type="float">
            <text:p>0.0002212247</text:p>
          </table:table-cell>
          <table:table-cell office:value-type="float" office:value="13.51553" calcext:value-type="float">
            <text:p>13.51553</text:p>
          </table:table-cell>
          <table:table-cell office:value-type="float" office:value="0.3681343" calcext:value-type="float">
            <text:p>0.3681343</text:p>
          </table:table-cell>
          <table:table-cell office:value-type="float" office:value="0.07033552" calcext:value-type="float">
            <text:p>0.07033552</text:p>
          </table:table-cell>
          <table:table-cell office:value-type="float" office:value="0.04132212" calcext:value-type="float">
            <text:p>0.04132212</text:p>
          </table:table-cell>
          <table:table-cell office:value-type="float" office:value="0.03092588" calcext:value-type="float">
            <text:p>0.03092588</text:p>
          </table:table-cell>
          <table:table-cell office:value-type="float" office:value="0.03042356" calcext:value-type="float">
            <text:p>0.03042356</text:p>
          </table:table-cell>
          <table:table-cell office:value-type="float" office:value="0.01246365" calcext:value-type="float">
            <text:p>0.01246365</text:p>
          </table:table-cell>
          <table:table-cell office:value-type="float" office:value="0.009624491" calcext:value-type="float">
            <text:p>0.009624491</text:p>
          </table:table-cell>
          <table:table-cell office:value-type="float" office:value="0.02088454" calcext:value-type="float">
            <text:p>0.02088454</text:p>
          </table:table-cell>
          <table:table-cell office:value-type="float" office:value="0.01952693" calcext:value-type="float">
            <text:p>0.01952693</text:p>
          </table:table-cell>
          <table:table-cell office:value-type="float" office:value="0.01859394" calcext:value-type="float">
            <text:p>0.01859394</text:p>
          </table:table-cell>
          <table:table-cell office:value-type="float" office:value="0.01761754" calcext:value-type="float">
            <text:p>0.01761754</text:p>
          </table:table-cell>
          <table:table-cell office:value-type="float" office:value="0.01475299" calcext:value-type="float">
            <text:p>0.01475299</text:p>
          </table:table-cell>
          <table:table-cell office:value-type="float" office:value="0.006084674" calcext:value-type="float">
            <text:p>0.006084674</text:p>
          </table:table-cell>
          <table:table-cell office:value-type="float" office:value="0.006864225" calcext:value-type="float">
            <text:p>0.006864225</text:p>
          </table:table-cell>
          <table:table-cell office:value-type="float" office:value="0" calcext:value-type="float">
            <text:p>0</text:p>
          </table:table-cell>
          <table:table-cell office:value-type="float" office:value="20.76341" calcext:value-type="float">
            <text:p>20.76341</text:p>
          </table:table-cell>
          <table:table-cell office:value-type="float" office:value="0.0568767" calcext:value-type="float">
            <text:p>0.0568767</text:p>
          </table:table-cell>
          <table:table-cell office:value-type="float" office:value="0.02665847" calcext:value-type="float">
            <text:p>0.02665847</text:p>
          </table:table-cell>
          <table:table-cell office:value-type="float" office:value="0.02639244" calcext:value-type="float">
            <text:p>0.02639244</text:p>
          </table:table-cell>
          <table:table-cell office:value-type="float" office:value="0.02198737" calcext:value-type="float">
            <text:p>0.02198737</text:p>
          </table:table-cell>
          <table:table-cell office:value-type="float" office:value="0.01718781" calcext:value-type="float">
            <text:p>0.01718781</text:p>
          </table:table-cell>
          <table:table-cell office:value-type="float" office:value="0.04086824" calcext:value-type="float">
            <text:p>0.04086824</text:p>
          </table:table-cell>
          <table:table-cell office:value-type="float" office:value="5.850314" calcext:value-type="float">
            <text:p>5.850314</text:p>
          </table:table-cell>
          <table:table-cell office:value-type="float" office:value="5.339306" calcext:value-type="float">
            <text:p>5.339306</text:p>
          </table:table-cell>
          <table:table-cell office:value-type="float" office:value="2.286127" calcext:value-type="float">
            <text:p>2.286127</text:p>
          </table:table-cell>
          <table:table-cell office:value-type="float" office:value="0.02153014" calcext:value-type="float">
            <text:p>0.02153014</text:p>
          </table:table-cell>
          <table:table-cell office:value-type="float" office:value="0.01945715" calcext:value-type="float">
            <text:p>0.01945715</text:p>
          </table:table-cell>
          <table:table-cell office:value-type="float" office:value="0.385292" calcext:value-type="float">
            <text:p>0.385292</text:p>
          </table:table-cell>
          <table:table-cell office:value-type="float" office:value="0.3536673" calcext:value-type="float">
            <text:p>0.3536673</text:p>
          </table:table-cell>
          <table:table-cell office:value-type="float" office:value="0" calcext:value-type="float">
            <text:p>0</text:p>
          </table:table-cell>
          <table:table-cell office:value-type="float" office:value="4211.182" calcext:value-type="float">
            <text:p>4211.1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796419" calcext:value-type="float">
            <text:p>-0.579641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2" calcext:value-type="float">
            <text:p>1092002</text:p>
          </table:table-cell>
          <table:table-cell office:value-type="float" office:value="10.79086" calcext:value-type="float">
            <text:p>10.79086</text:p>
          </table:table-cell>
          <table:table-cell office:value-type="float" office:value="1094.065" calcext:value-type="float">
            <text:p>1094.065</text:p>
          </table:table-cell>
          <table:table-cell office:value-type="float" office:value="0" calcext:value-type="float">
            <text:p>0</text:p>
          </table:table-cell>
          <table:table-cell office:value-type="float" office:value="-35.70715" calcext:value-type="float">
            <text:p>-35.70715</text:p>
          </table:table-cell>
          <table:table-cell office:value-type="float" office:value="0.4976563" calcext:value-type="float">
            <text:p>0.4976563</text:p>
          </table:table-cell>
          <table:table-cell office:value-type="float" office:value="6.622408" calcext:value-type="float">
            <text:p>6.622408</text:p>
          </table:table-cell>
          <table:table-cell office:value-type="float" office:value="0.01720536" calcext:value-type="float">
            <text:p>0.01720536</text:p>
          </table:table-cell>
          <table:table-cell office:value-type="float" office:value="0.0001383768" calcext:value-type="float">
            <text:p>0.0001383768</text:p>
          </table:table-cell>
          <table:table-cell office:value-type="float" office:value="0.09495602" calcext:value-type="float">
            <text:p>0.09495602</text:p>
          </table:table-cell>
          <table:table-cell office:value-type="float" office:value="-0.00366604" calcext:value-type="float">
            <text:p>-0.00366604</text:p>
          </table:table-cell>
          <table:table-cell office:value-type="float" office:value="-0.2583497" calcext:value-type="float">
            <text:p>-0.2583497</text:p>
          </table:table-cell>
          <table:table-cell office:value-type="float" office:value="-0.0003933982" calcext:value-type="float">
            <text:p>-0.0003933982</text:p>
          </table:table-cell>
          <table:table-cell office:value-type="float" office:value="0.0002235361" calcext:value-type="float">
            <text:p>0.0002235361</text:p>
          </table:table-cell>
          <table:table-cell office:value-type="float" office:value="13.53494" calcext:value-type="float">
            <text:p>13.53494</text:p>
          </table:table-cell>
          <table:table-cell office:value-type="float" office:value="0.3149536" calcext:value-type="float">
            <text:p>0.3149536</text:p>
          </table:table-cell>
          <table:table-cell office:value-type="float" office:value="0.05940058" calcext:value-type="float">
            <text:p>0.05940058</text:p>
          </table:table-cell>
          <table:table-cell office:value-type="float" office:value="0.03974807" calcext:value-type="float">
            <text:p>0.03974807</text:p>
          </table:table-cell>
          <table:table-cell office:value-type="float" office:value="0.03092881" calcext:value-type="float">
            <text:p>0.03092881</text:p>
          </table:table-cell>
          <table:table-cell office:value-type="float" office:value="0.03065" calcext:value-type="float">
            <text:p>0.03065</text:p>
          </table:table-cell>
          <table:table-cell office:value-type="float" office:value="0.01235714" calcext:value-type="float">
            <text:p>0.01235714</text:p>
          </table:table-cell>
          <table:table-cell office:value-type="float" office:value="0.009448305" calcext:value-type="float">
            <text:p>0.009448305</text:p>
          </table:table-cell>
          <table:table-cell office:value-type="float" office:value="0.0208412" calcext:value-type="float">
            <text:p>0.0208412</text:p>
          </table:table-cell>
          <table:table-cell office:value-type="float" office:value="0.01949043" calcext:value-type="float">
            <text:p>0.01949043</text:p>
          </table:table-cell>
          <table:table-cell office:value-type="float" office:value="0.01858686" calcext:value-type="float">
            <text:p>0.01858686</text:p>
          </table:table-cell>
          <table:table-cell office:value-type="float" office:value="0.01761351" calcext:value-type="float">
            <text:p>0.01761351</text:p>
          </table:table-cell>
          <table:table-cell office:value-type="float" office:value="0.01475985" calcext:value-type="float">
            <text:p>0.01475985</text:p>
          </table:table-cell>
          <table:table-cell office:value-type="float" office:value="0.006073431" calcext:value-type="float">
            <text:p>0.006073431</text:p>
          </table:table-cell>
          <table:table-cell office:value-type="float" office:value="0.00686099" calcext:value-type="float">
            <text:p>0.00686099</text:p>
          </table:table-cell>
          <table:table-cell office:value-type="float" office:value="0" calcext:value-type="float">
            <text:p>0</text:p>
          </table:table-cell>
          <table:table-cell office:value-type="float" office:value="23.93212" calcext:value-type="float">
            <text:p>23.93212</text:p>
          </table:table-cell>
          <table:table-cell office:value-type="float" office:value="0.06368088" calcext:value-type="float">
            <text:p>0.06368088</text:p>
          </table:table-cell>
          <table:table-cell office:value-type="float" office:value="0.02398674" calcext:value-type="float">
            <text:p>0.02398674</text:p>
          </table:table-cell>
          <table:table-cell office:value-type="float" office:value="0.02428403" calcext:value-type="float">
            <text:p>0.02428403</text:p>
          </table:table-cell>
          <table:table-cell office:value-type="float" office:value="0.02050899" calcext:value-type="float">
            <text:p>0.02050899</text:p>
          </table:table-cell>
          <table:table-cell office:value-type="float" office:value="0.01660874" calcext:value-type="float">
            <text:p>0.01660874</text:p>
          </table:table-cell>
          <table:table-cell office:value-type="float" office:value="0.03951738" calcext:value-type="float">
            <text:p>0.03951738</text:p>
          </table:table-cell>
          <table:table-cell office:value-type="float" office:value="5.653193" calcext:value-type="float">
            <text:p>5.653193</text:p>
          </table:table-cell>
          <table:table-cell office:value-type="float" office:value="5.21539" calcext:value-type="float">
            <text:p>5.21539</text:p>
          </table:table-cell>
          <table:table-cell office:value-type="float" office:value="2.210142" calcext:value-type="float">
            <text:p>2.210142</text:p>
          </table:table-cell>
          <table:table-cell office:value-type="float" office:value="0.0195819" calcext:value-type="float">
            <text:p>0.0195819</text:p>
          </table:table-cell>
          <table:table-cell office:value-type="float" office:value="0.01904529" calcext:value-type="float">
            <text:p>0.01904529</text:p>
          </table:table-cell>
          <table:table-cell office:value-type="float" office:value="0.3845695" calcext:value-type="float">
            <text:p>0.3845695</text:p>
          </table:table-cell>
          <table:table-cell office:value-type="float" office:value="0.3536913" calcext:value-type="float">
            <text:p>0.3536913</text:p>
          </table:table-cell>
          <table:table-cell office:value-type="float" office:value="0" calcext:value-type="float">
            <text:p>0</text:p>
          </table:table-cell>
          <table:table-cell office:value-type="float" office:value="4143.527" calcext:value-type="float">
            <text:p>4143.5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797434" calcext:value-type="float">
            <text:p>-0.579743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2" calcext:value-type="float">
            <text:p>2092002</text:p>
          </table:table-cell>
          <table:table-cell office:value-type="float" office:value="10.70054" calcext:value-type="float">
            <text:p>10.70054</text:p>
          </table:table-cell>
          <table:table-cell office:value-type="float" office:value="1094.056" calcext:value-type="float">
            <text:p>1094.056</text:p>
          </table:table-cell>
          <table:table-cell office:value-type="float" office:value="0" calcext:value-type="float">
            <text:p>0</text:p>
          </table:table-cell>
          <table:table-cell office:value-type="float" office:value="-36.08037" calcext:value-type="float">
            <text:p>-36.08037</text:p>
          </table:table-cell>
          <table:table-cell office:value-type="float" office:value="0.4957593" calcext:value-type="float">
            <text:p>0.4957593</text:p>
          </table:table-cell>
          <table:table-cell office:value-type="float" office:value="6.463469" calcext:value-type="float">
            <text:p>6.463469</text:p>
          </table:table-cell>
          <table:table-cell office:value-type="float" office:value="0.01720536" calcext:value-type="float">
            <text:p>0.01720536</text:p>
          </table:table-cell>
          <table:table-cell office:value-type="float" office:value="0.0001383768" calcext:value-type="float">
            <text:p>0.0001383768</text:p>
          </table:table-cell>
          <table:table-cell office:value-type="float" office:value="0.09495602" calcext:value-type="float">
            <text:p>0.09495602</text:p>
          </table:table-cell>
          <table:table-cell office:value-type="float" office:value="-0.00444348" calcext:value-type="float">
            <text:p>-0.00444348</text:p>
          </table:table-cell>
          <table:table-cell office:value-type="float" office:value="-0.2586792" calcext:value-type="float">
            <text:p>-0.2586792</text:p>
          </table:table-cell>
          <table:table-cell office:value-type="float" office:value="-0.0003827242" calcext:value-type="float">
            <text:p>-0.0003827242</text:p>
          </table:table-cell>
          <table:table-cell office:value-type="float" office:value="0.0002258717" calcext:value-type="float">
            <text:p>0.0002258717</text:p>
          </table:table-cell>
          <table:table-cell office:value-type="float" office:value="13.49931" calcext:value-type="float">
            <text:p>13.49931</text:p>
          </table:table-cell>
          <table:table-cell office:value-type="float" office:value="0.2604634" calcext:value-type="float">
            <text:p>0.2604634</text:p>
          </table:table-cell>
          <table:table-cell office:value-type="float" office:value="0.05102346" calcext:value-type="float">
            <text:p>0.05102346</text:p>
          </table:table-cell>
          <table:table-cell office:value-type="float" office:value="0.03802633" calcext:value-type="float">
            <text:p>0.03802633</text:p>
          </table:table-cell>
          <table:table-cell office:value-type="float" office:value="0.03074046" calcext:value-type="float">
            <text:p>0.03074046</text:p>
          </table:table-cell>
          <table:table-cell office:value-type="float" office:value="0.03078986" calcext:value-type="float">
            <text:p>0.03078986</text:p>
          </table:table-cell>
          <table:table-cell office:value-type="float" office:value="0.01231658" calcext:value-type="float">
            <text:p>0.01231658</text:p>
          </table:table-cell>
          <table:table-cell office:value-type="float" office:value="0.009279029" calcext:value-type="float">
            <text:p>0.009279029</text:p>
          </table:table-cell>
          <table:table-cell office:value-type="float" office:value="0.02080857" calcext:value-type="float">
            <text:p>0.02080857</text:p>
          </table:table-cell>
          <table:table-cell office:value-type="float" office:value="0.01945799" calcext:value-type="float">
            <text:p>0.01945799</text:p>
          </table:table-cell>
          <table:table-cell office:value-type="float" office:value="0.01858167" calcext:value-type="float">
            <text:p>0.01858167</text:p>
          </table:table-cell>
          <table:table-cell office:value-type="float" office:value="0.01760861" calcext:value-type="float">
            <text:p>0.01760861</text:p>
          </table:table-cell>
          <table:table-cell office:value-type="float" office:value="0.01476782" calcext:value-type="float">
            <text:p>0.01476782</text:p>
          </table:table-cell>
          <table:table-cell office:value-type="float" office:value="0.006080199" calcext:value-type="float">
            <text:p>0.006080199</text:p>
          </table:table-cell>
          <table:table-cell office:value-type="float" office:value="0.006839271" calcext:value-type="float">
            <text:p>0.006839271</text:p>
          </table:table-cell>
          <table:table-cell office:value-type="float" office:value="0" calcext:value-type="float">
            <text:p>0</text:p>
          </table:table-cell>
          <table:table-cell office:value-type="float" office:value="27.47135" calcext:value-type="float">
            <text:p>27.47135</text:p>
          </table:table-cell>
          <table:table-cell office:value-type="float" office:value="0.05706728" calcext:value-type="float">
            <text:p>0.05706728</text:p>
          </table:table-cell>
          <table:table-cell office:value-type="float" office:value="0.02210166" calcext:value-type="float">
            <text:p>0.02210166</text:p>
          </table:table-cell>
          <table:table-cell office:value-type="float" office:value="0.02256618" calcext:value-type="float">
            <text:p>0.02256618</text:p>
          </table:table-cell>
          <table:table-cell office:value-type="float" office:value="0.01906002" calcext:value-type="float">
            <text:p>0.01906002</text:p>
          </table:table-cell>
          <table:table-cell office:value-type="float" office:value="0.01557183" calcext:value-type="float">
            <text:p>0.01557183</text:p>
          </table:table-cell>
          <table:table-cell office:value-type="float" office:value="0.03824757" calcext:value-type="float">
            <text:p>0.03824757</text:p>
          </table:table-cell>
          <table:table-cell office:value-type="float" office:value="5.454291" calcext:value-type="float">
            <text:p>5.454291</text:p>
          </table:table-cell>
          <table:table-cell office:value-type="float" office:value="5.091413" calcext:value-type="float">
            <text:p>5.091413</text:p>
          </table:table-cell>
          <table:table-cell office:value-type="float" office:value="2.134685" calcext:value-type="float">
            <text:p>2.134685</text:p>
          </table:table-cell>
          <table:table-cell office:value-type="float" office:value="0.01910064" calcext:value-type="float">
            <text:p>0.01910064</text:p>
          </table:table-cell>
          <table:table-cell office:value-type="float" office:value="0.01915023" calcext:value-type="float">
            <text:p>0.01915023</text:p>
          </table:table-cell>
          <table:table-cell office:value-type="float" office:value="0.3877731" calcext:value-type="float">
            <text:p>0.3877731</text:p>
          </table:table-cell>
          <table:table-cell office:value-type="float" office:value="0.3507868" calcext:value-type="float">
            <text:p>0.3507868</text:p>
          </table:table-cell>
          <table:table-cell office:value-type="float" office:value="0" calcext:value-type="float">
            <text:p>0</text:p>
          </table:table-cell>
          <table:table-cell office:value-type="float" office:value="4259.419" calcext:value-type="float">
            <text:p>4259.4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798336" calcext:value-type="float">
            <text:p>-0.579833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2" calcext:value-type="float">
            <text:p>3092002</text:p>
          </table:table-cell>
          <table:table-cell office:value-type="float" office:value="10.61976" calcext:value-type="float">
            <text:p>10.61976</text:p>
          </table:table-cell>
          <table:table-cell office:value-type="float" office:value="1094.03" calcext:value-type="float">
            <text:p>1094.03</text:p>
          </table:table-cell>
          <table:table-cell office:value-type="float" office:value="0" calcext:value-type="float">
            <text:p>0</text:p>
          </table:table-cell>
          <table:table-cell office:value-type="float" office:value="-36.46745" calcext:value-type="float">
            <text:p>-36.46745</text:p>
          </table:table-cell>
          <table:table-cell office:value-type="float" office:value="0.5478916" calcext:value-type="float">
            <text:p>0.5478916</text:p>
          </table:table-cell>
          <table:table-cell office:value-type="float" office:value="6.250099" calcext:value-type="float">
            <text:p>6.250099</text:p>
          </table:table-cell>
          <table:table-cell office:value-type="float" office:value="0.01720536" calcext:value-type="float">
            <text:p>0.01720536</text:p>
          </table:table-cell>
          <table:table-cell office:value-type="float" office:value="0.0001383768" calcext:value-type="float">
            <text:p>0.0001383768</text:p>
          </table:table-cell>
          <table:table-cell office:value-type="float" office:value="0.09495602" calcext:value-type="float">
            <text:p>0.09495602</text:p>
          </table:table-cell>
          <table:table-cell office:value-type="float" office:value="-0.005247368" calcext:value-type="float">
            <text:p>-0.005247368</text:p>
          </table:table-cell>
          <table:table-cell office:value-type="float" office:value="-0.2587454" calcext:value-type="float">
            <text:p>-0.2587454</text:p>
          </table:table-cell>
          <table:table-cell office:value-type="float" office:value="-0.0003715422" calcext:value-type="float">
            <text:p>-0.0003715422</text:p>
          </table:table-cell>
          <table:table-cell office:value-type="float" office:value="0.0002284569" calcext:value-type="float">
            <text:p>0.0002284569</text:p>
          </table:table-cell>
          <table:table-cell office:value-type="float" office:value="13.36426" calcext:value-type="float">
            <text:p>13.36426</text:p>
          </table:table-cell>
          <table:table-cell office:value-type="float" office:value="0.879213" calcext:value-type="float">
            <text:p>0.879213</text:p>
          </table:table-cell>
          <table:table-cell office:value-type="float" office:value="0.04649041" calcext:value-type="float">
            <text:p>0.04649041</text:p>
          </table:table-cell>
          <table:table-cell office:value-type="float" office:value="0.03595113" calcext:value-type="float">
            <text:p>0.03595113</text:p>
          </table:table-cell>
          <table:table-cell office:value-type="float" office:value="0.02947762" calcext:value-type="float">
            <text:p>0.02947762</text:p>
          </table:table-cell>
          <table:table-cell office:value-type="float" office:value="0.02971407" calcext:value-type="float">
            <text:p>0.02971407</text:p>
          </table:table-cell>
          <table:table-cell office:value-type="float" office:value="0.0119592" calcext:value-type="float">
            <text:p>0.0119592</text:p>
          </table:table-cell>
          <table:table-cell office:value-type="float" office:value="0.009068406" calcext:value-type="float">
            <text:p>0.009068406</text:p>
          </table:table-cell>
          <table:table-cell office:value-type="float" office:value="0.02076276" calcext:value-type="float">
            <text:p>0.02076276</text:p>
          </table:table-cell>
          <table:table-cell office:value-type="float" office:value="0.01941105" calcext:value-type="float">
            <text:p>0.01941105</text:p>
          </table:table-cell>
          <table:table-cell office:value-type="float" office:value="0.0185681" calcext:value-type="float">
            <text:p>0.0185681</text:p>
          </table:table-cell>
          <table:table-cell office:value-type="float" office:value="0.01760272" calcext:value-type="float">
            <text:p>0.01760272</text:p>
          </table:table-cell>
          <table:table-cell office:value-type="float" office:value="0.01477607" calcext:value-type="float">
            <text:p>0.01477607</text:p>
          </table:table-cell>
          <table:table-cell office:value-type="float" office:value="0.006066139" calcext:value-type="float">
            <text:p>0.006066139</text:p>
          </table:table-cell>
          <table:table-cell office:value-type="float" office:value="0.006838515" calcext:value-type="float">
            <text:p>0.006838515</text:p>
          </table:table-cell>
          <table:table-cell office:value-type="float" office:value="0" calcext:value-type="float">
            <text:p>0</text:p>
          </table:table-cell>
          <table:table-cell office:value-type="float" office:value="26.48224" calcext:value-type="float">
            <text:p>26.48224</text:p>
          </table:table-cell>
          <table:table-cell office:value-type="float" office:value="0.06681894" calcext:value-type="float">
            <text:p>0.06681894</text:p>
          </table:table-cell>
          <table:table-cell office:value-type="float" office:value="0.02109734" calcext:value-type="float">
            <text:p>0.02109734</text:p>
          </table:table-cell>
          <table:table-cell office:value-type="float" office:value="0.02220041" calcext:value-type="float">
            <text:p>0.02220041</text:p>
          </table:table-cell>
          <table:table-cell office:value-type="float" office:value="0.01866158" calcext:value-type="float">
            <text:p>0.01866158</text:p>
          </table:table-cell>
          <table:table-cell office:value-type="float" office:value="0.0153818" calcext:value-type="float">
            <text:p>0.0153818</text:p>
          </table:table-cell>
          <table:table-cell office:value-type="float" office:value="0.03713669" calcext:value-type="float">
            <text:p>0.03713669</text:p>
          </table:table-cell>
          <table:table-cell office:value-type="float" office:value="5.250635" calcext:value-type="float">
            <text:p>5.250635</text:p>
          </table:table-cell>
          <table:table-cell office:value-type="float" office:value="4.958167" calcext:value-type="float">
            <text:p>4.958167</text:p>
          </table:table-cell>
          <table:table-cell office:value-type="float" office:value="2.053952" calcext:value-type="float">
            <text:p>2.053952</text:p>
          </table:table-cell>
          <table:table-cell office:value-type="float" office:value="0.01892513" calcext:value-type="float">
            <text:p>0.01892513</text:p>
          </table:table-cell>
          <table:table-cell office:value-type="float" office:value="0.01916294" calcext:value-type="float">
            <text:p>0.01916294</text:p>
          </table:table-cell>
          <table:table-cell office:value-type="float" office:value="0.3858756" calcext:value-type="float">
            <text:p>0.3858756</text:p>
          </table:table-cell>
          <table:table-cell office:value-type="float" office:value="0.3531363" calcext:value-type="float">
            <text:p>0.3531363</text:p>
          </table:table-cell>
          <table:table-cell office:value-type="float" office:value="0" calcext:value-type="float">
            <text:p>0</text:p>
          </table:table-cell>
          <table:table-cell office:value-type="float" office:value="4764.563" calcext:value-type="float">
            <text:p>4764.5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799104" calcext:value-type="float">
            <text:p>-0.579910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2" calcext:value-type="float">
            <text:p>4092002</text:p>
          </table:table-cell>
          <table:table-cell office:value-type="float" office:value="10.49641" calcext:value-type="float">
            <text:p>10.49641</text:p>
          </table:table-cell>
          <table:table-cell office:value-type="float" office:value="1094.001" calcext:value-type="float">
            <text:p>1094.001</text:p>
          </table:table-cell>
          <table:table-cell office:value-type="float" office:value="0" calcext:value-type="float">
            <text:p>0</text:p>
          </table:table-cell>
          <table:table-cell office:value-type="float" office:value="-36.90847" calcext:value-type="float">
            <text:p>-36.90847</text:p>
          </table:table-cell>
          <table:table-cell office:value-type="float" office:value="0.6497635" calcext:value-type="float">
            <text:p>0.6497635</text:p>
          </table:table-cell>
          <table:table-cell office:value-type="float" office:value="5.98896" calcext:value-type="float">
            <text:p>5.98896</text:p>
          </table:table-cell>
          <table:table-cell office:value-type="float" office:value="0.01720536" calcext:value-type="float">
            <text:p>0.01720536</text:p>
          </table:table-cell>
          <table:table-cell office:value-type="float" office:value="0.0001383768" calcext:value-type="float">
            <text:p>0.0001383768</text:p>
          </table:table-cell>
          <table:table-cell office:value-type="float" office:value="0.09495602" calcext:value-type="float">
            <text:p>0.09495602</text:p>
          </table:table-cell>
          <table:table-cell office:value-type="float" office:value="-0.005452513" calcext:value-type="float">
            <text:p>-0.005452513</text:p>
          </table:table-cell>
          <table:table-cell office:value-type="float" office:value="-0.2587757" calcext:value-type="float">
            <text:p>-0.2587757</text:p>
          </table:table-cell>
          <table:table-cell office:value-type="float" office:value="-0.0003745549" calcext:value-type="float">
            <text:p>-0.0003745549</text:p>
          </table:table-cell>
          <table:table-cell office:value-type="float" office:value="0.0002316559" calcext:value-type="float">
            <text:p>0.0002316559</text:p>
          </table:table-cell>
          <table:table-cell office:value-type="float" office:value="13.12495" calcext:value-type="float">
            <text:p>13.12495</text:p>
          </table:table-cell>
          <table:table-cell office:value-type="float" office:value="2.843469" calcext:value-type="float">
            <text:p>2.843469</text:p>
          </table:table-cell>
          <table:table-cell office:value-type="float" office:value="0.05221431" calcext:value-type="float">
            <text:p>0.05221431</text:p>
          </table:table-cell>
          <table:table-cell office:value-type="float" office:value="0.03851346" calcext:value-type="float">
            <text:p>0.03851346</text:p>
          </table:table-cell>
          <table:table-cell office:value-type="float" office:value="0.03083048" calcext:value-type="float">
            <text:p>0.03083048</text:p>
          </table:table-cell>
          <table:table-cell office:value-type="float" office:value="0.03055033" calcext:value-type="float">
            <text:p>0.03055033</text:p>
          </table:table-cell>
          <table:table-cell office:value-type="float" office:value="0.0119487" calcext:value-type="float">
            <text:p>0.0119487</text:p>
          </table:table-cell>
          <table:table-cell office:value-type="float" office:value="0.008912405" calcext:value-type="float">
            <text:p>0.008912405</text:p>
          </table:table-cell>
          <table:table-cell office:value-type="float" office:value="0.02068832" calcext:value-type="float">
            <text:p>0.02068832</text:p>
          </table:table-cell>
          <table:table-cell office:value-type="float" office:value="0.01935202" calcext:value-type="float">
            <text:p>0.01935202</text:p>
          </table:table-cell>
          <table:table-cell office:value-type="float" office:value="0.01854196" calcext:value-type="float">
            <text:p>0.01854196</text:p>
          </table:table-cell>
          <table:table-cell office:value-type="float" office:value="0.017596" calcext:value-type="float">
            <text:p>0.017596</text:p>
          </table:table-cell>
          <table:table-cell office:value-type="float" office:value="0.01478418" calcext:value-type="float">
            <text:p>0.01478418</text:p>
          </table:table-cell>
          <table:table-cell office:value-type="float" office:value="0.006053125" calcext:value-type="float">
            <text:p>0.006053125</text:p>
          </table:table-cell>
          <table:table-cell office:value-type="float" office:value="0.006837103" calcext:value-type="float">
            <text:p>0.006837103</text:p>
          </table:table-cell>
          <table:table-cell office:value-type="float" office:value="0" calcext:value-type="float">
            <text:p>0</text:p>
          </table:table-cell>
          <table:table-cell office:value-type="float" office:value="22.97494" calcext:value-type="float">
            <text:p>22.97494</text:p>
          </table:table-cell>
          <table:table-cell office:value-type="float" office:value="0.05840556" calcext:value-type="float">
            <text:p>0.05840556</text:p>
          </table:table-cell>
          <table:table-cell office:value-type="float" office:value="0.01792401" calcext:value-type="float">
            <text:p>0.01792401</text:p>
          </table:table-cell>
          <table:table-cell office:value-type="float" office:value="0.0194363" calcext:value-type="float">
            <text:p>0.0194363</text:p>
          </table:table-cell>
          <table:table-cell office:value-type="float" office:value="0.01697034" calcext:value-type="float">
            <text:p>0.01697034</text:p>
          </table:table-cell>
          <table:table-cell office:value-type="float" office:value="0.01476943" calcext:value-type="float">
            <text:p>0.01476943</text:p>
          </table:table-cell>
          <table:table-cell office:value-type="float" office:value="0.03616772" calcext:value-type="float">
            <text:p>0.03616772</text:p>
          </table:table-cell>
          <table:table-cell office:value-type="float" office:value="5.030269" calcext:value-type="float">
            <text:p>5.030269</text:p>
          </table:table-cell>
          <table:table-cell office:value-type="float" office:value="4.80967" calcext:value-type="float">
            <text:p>4.80967</text:p>
          </table:table-cell>
          <table:table-cell office:value-type="float" office:value="1.958842" calcext:value-type="float">
            <text:p>1.958842</text:p>
          </table:table-cell>
          <table:table-cell office:value-type="float" office:value="0.01884455" calcext:value-type="float">
            <text:p>0.01884455</text:p>
          </table:table-cell>
          <table:table-cell office:value-type="float" office:value="0.01911092" calcext:value-type="float">
            <text:p>0.01911092</text:p>
          </table:table-cell>
          <table:table-cell office:value-type="float" office:value="0.3843836" calcext:value-type="float">
            <text:p>0.3843836</text:p>
          </table:table-cell>
          <table:table-cell office:value-type="float" office:value="0.3541681" calcext:value-type="float">
            <text:p>0.3541681</text:p>
          </table:table-cell>
          <table:table-cell office:value-type="float" office:value="0" calcext:value-type="float">
            <text:p>0</text:p>
          </table:table-cell>
          <table:table-cell office:value-type="float" office:value="5638.218" calcext:value-type="float">
            <text:p>5638.2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799927" calcext:value-type="float">
            <text:p>-0.579992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2" calcext:value-type="float">
            <text:p>5092002</text:p>
          </table:table-cell>
          <table:table-cell office:value-type="float" office:value="10.40214" calcext:value-type="float">
            <text:p>10.40214</text:p>
          </table:table-cell>
          <table:table-cell office:value-type="float" office:value="1093.964" calcext:value-type="float">
            <text:p>1093.964</text:p>
          </table:table-cell>
          <table:table-cell office:value-type="float" office:value="0" calcext:value-type="float">
            <text:p>0</text:p>
          </table:table-cell>
          <table:table-cell office:value-type="float" office:value="-37.35352" calcext:value-type="float">
            <text:p>-37.35352</text:p>
          </table:table-cell>
          <table:table-cell office:value-type="float" office:value="0.7291706" calcext:value-type="float">
            <text:p>0.7291706</text:p>
          </table:table-cell>
          <table:table-cell office:value-type="float" office:value="5.73133" calcext:value-type="float">
            <text:p>5.73133</text:p>
          </table:table-cell>
          <table:table-cell office:value-type="float" office:value="0.01720536" calcext:value-type="float">
            <text:p>0.01720536</text:p>
          </table:table-cell>
          <table:table-cell office:value-type="float" office:value="0.0001383768" calcext:value-type="float">
            <text:p>0.0001383768</text:p>
          </table:table-cell>
          <table:table-cell office:value-type="float" office:value="0.09495602" calcext:value-type="float">
            <text:p>0.09495602</text:p>
          </table:table-cell>
          <table:table-cell office:value-type="float" office:value="-0.005452513" calcext:value-type="float">
            <text:p>-0.005452513</text:p>
          </table:table-cell>
          <table:table-cell office:value-type="float" office:value="-0.2587979" calcext:value-type="float">
            <text:p>-0.2587979</text:p>
          </table:table-cell>
          <table:table-cell office:value-type="float" office:value="-0.0003805211" calcext:value-type="float">
            <text:p>-0.0003805211</text:p>
          </table:table-cell>
          <table:table-cell office:value-type="float" office:value="0.0002349583" calcext:value-type="float">
            <text:p>0.0002349583</text:p>
          </table:table-cell>
          <table:table-cell office:value-type="float" office:value="12.93176" calcext:value-type="float">
            <text:p>12.93176</text:p>
          </table:table-cell>
          <table:table-cell office:value-type="float" office:value="4.231937" calcext:value-type="float">
            <text:p>4.231937</text:p>
          </table:table-cell>
          <table:table-cell office:value-type="float" office:value="0.05674868" calcext:value-type="float">
            <text:p>0.05674868</text:p>
          </table:table-cell>
          <table:table-cell office:value-type="float" office:value="0.04126779" calcext:value-type="float">
            <text:p>0.04126779</text:p>
          </table:table-cell>
          <table:table-cell office:value-type="float" office:value="0.03273682" calcext:value-type="float">
            <text:p>0.03273682</text:p>
          </table:table-cell>
          <table:table-cell office:value-type="float" office:value="0.03207681" calcext:value-type="float">
            <text:p>0.03207681</text:p>
          </table:table-cell>
          <table:table-cell office:value-type="float" office:value="0.01223921" calcext:value-type="float">
            <text:p>0.01223921</text:p>
          </table:table-cell>
          <table:table-cell office:value-type="float" office:value="0.008816575" calcext:value-type="float">
            <text:p>0.008816575</text:p>
          </table:table-cell>
          <table:table-cell office:value-type="float" office:value="0.02063033" calcext:value-type="float">
            <text:p>0.02063033</text:p>
          </table:table-cell>
          <table:table-cell office:value-type="float" office:value="0.01929665" calcext:value-type="float">
            <text:p>0.01929665</text:p>
          </table:table-cell>
          <table:table-cell office:value-type="float" office:value="0.01851883" calcext:value-type="float">
            <text:p>0.01851883</text:p>
          </table:table-cell>
          <table:table-cell office:value-type="float" office:value="0.0175903" calcext:value-type="float">
            <text:p>0.0175903</text:p>
          </table:table-cell>
          <table:table-cell office:value-type="float" office:value="0.01479226" calcext:value-type="float">
            <text:p>0.01479226</text:p>
          </table:table-cell>
          <table:table-cell office:value-type="float" office:value="0.006042103" calcext:value-type="float">
            <text:p>0.006042103</text:p>
          </table:table-cell>
          <table:table-cell office:value-type="float" office:value="0.00683387" calcext:value-type="float">
            <text:p>0.00683387</text:p>
          </table:table-cell>
          <table:table-cell office:value-type="float" office:value="0" calcext:value-type="float">
            <text:p>0</text:p>
          </table:table-cell>
          <table:table-cell office:value-type="float" office:value="19.23936" calcext:value-type="float">
            <text:p>19.23936</text:p>
          </table:table-cell>
          <table:table-cell office:value-type="float" office:value="0.04539342" calcext:value-type="float">
            <text:p>0.04539342</text:p>
          </table:table-cell>
          <table:table-cell office:value-type="float" office:value="0.01608996" calcext:value-type="float">
            <text:p>0.01608996</text:p>
          </table:table-cell>
          <table:table-cell office:value-type="float" office:value="0.01747054" calcext:value-type="float">
            <text:p>0.01747054</text:p>
          </table:table-cell>
          <table:table-cell office:value-type="float" office:value="0.01529574" calcext:value-type="float">
            <text:p>0.01529574</text:p>
          </table:table-cell>
          <table:table-cell office:value-type="float" office:value="0.01341457" calcext:value-type="float">
            <text:p>0.01341457</text:p>
          </table:table-cell>
          <table:table-cell office:value-type="float" office:value="0.03531389" calcext:value-type="float">
            <text:p>0.03531389</text:p>
          </table:table-cell>
          <table:table-cell office:value-type="float" office:value="4.800304" calcext:value-type="float">
            <text:p>4.800304</text:p>
          </table:table-cell>
          <table:table-cell office:value-type="float" office:value="4.662301" calcext:value-type="float">
            <text:p>4.662301</text:p>
          </table:table-cell>
          <table:table-cell office:value-type="float" office:value="1.861202" calcext:value-type="float">
            <text:p>1.861202</text:p>
          </table:table-cell>
          <table:table-cell office:value-type="float" office:value="0.01880769" calcext:value-type="float">
            <text:p>0.01880769</text:p>
          </table:table-cell>
          <table:table-cell office:value-type="float" office:value="0.01914216" calcext:value-type="float">
            <text:p>0.01914216</text:p>
          </table:table-cell>
          <table:table-cell office:value-type="float" office:value="0.3835902" calcext:value-type="float">
            <text:p>0.3835902</text:p>
          </table:table-cell>
          <table:table-cell office:value-type="float" office:value="0.3541916" calcext:value-type="float">
            <text:p>0.3541916</text:p>
          </table:table-cell>
          <table:table-cell office:value-type="float" office:value="0" calcext:value-type="float">
            <text:p>0</text:p>
          </table:table-cell>
          <table:table-cell office:value-type="float" office:value="6334.288" calcext:value-type="float">
            <text:p>6334.2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800801" calcext:value-type="float">
            <text:p>-0.580080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2" calcext:value-type="float">
            <text:p>6092002</text:p>
          </table:table-cell>
          <table:table-cell office:value-type="float" office:value="10.35122" calcext:value-type="float">
            <text:p>10.35122</text:p>
          </table:table-cell>
          <table:table-cell office:value-type="float" office:value="1093.919" calcext:value-type="float">
            <text:p>1093.919</text:p>
          </table:table-cell>
          <table:table-cell office:value-type="float" office:value="0" calcext:value-type="float">
            <text:p>0</text:p>
          </table:table-cell>
          <table:table-cell office:value-type="float" office:value="-37.77898" calcext:value-type="float">
            <text:p>-37.77898</text:p>
          </table:table-cell>
          <table:table-cell office:value-type="float" office:value="0.7949717" calcext:value-type="float">
            <text:p>0.7949717</text:p>
          </table:table-cell>
          <table:table-cell office:value-type="float" office:value="5.473635" calcext:value-type="float">
            <text:p>5.473635</text:p>
          </table:table-cell>
          <table:table-cell office:value-type="float" office:value="0.01720536" calcext:value-type="float">
            <text:p>0.01720536</text:p>
          </table:table-cell>
          <table:table-cell office:value-type="float" office:value="0.0001383768" calcext:value-type="float">
            <text:p>0.0001383768</text:p>
          </table:table-cell>
          <table:table-cell office:value-type="float" office:value="0.09495602" calcext:value-type="float">
            <text:p>0.09495602</text:p>
          </table:table-cell>
          <table:table-cell office:value-type="float" office:value="-0.005452513" calcext:value-type="float">
            <text:p>-0.005452513</text:p>
          </table:table-cell>
          <table:table-cell office:value-type="float" office:value="-0.2588689" calcext:value-type="float">
            <text:p>-0.2588689</text:p>
          </table:table-cell>
          <table:table-cell office:value-type="float" office:value="-0.0003833391" calcext:value-type="float">
            <text:p>-0.0003833391</text:p>
          </table:table-cell>
          <table:table-cell office:value-type="float" office:value="0.0002381514" calcext:value-type="float">
            <text:p>0.0002381514</text:p>
          </table:table-cell>
          <table:table-cell office:value-type="float" office:value="12.76428" calcext:value-type="float">
            <text:p>12.76428</text:p>
          </table:table-cell>
          <table:table-cell office:value-type="float" office:value="5.204579" calcext:value-type="float">
            <text:p>5.204579</text:p>
          </table:table-cell>
          <table:table-cell office:value-type="float" office:value="0.06054391" calcext:value-type="float">
            <text:p>0.06054391</text:p>
          </table:table-cell>
          <table:table-cell office:value-type="float" office:value="0.0439825" calcext:value-type="float">
            <text:p>0.0439825</text:p>
          </table:table-cell>
          <table:table-cell office:value-type="float" office:value="0.03467853" calcext:value-type="float">
            <text:p>0.03467853</text:p>
          </table:table-cell>
          <table:table-cell office:value-type="float" office:value="0.03373952" calcext:value-type="float">
            <text:p>0.03373952</text:p>
          </table:table-cell>
          <table:table-cell office:value-type="float" office:value="0.01260164" calcext:value-type="float">
            <text:p>0.01260164</text:p>
          </table:table-cell>
          <table:table-cell office:value-type="float" office:value="0.008720802" calcext:value-type="float">
            <text:p>0.008720802</text:p>
          </table:table-cell>
          <table:table-cell office:value-type="float" office:value="0.02057289" calcext:value-type="float">
            <text:p>0.02057289</text:p>
          </table:table-cell>
          <table:table-cell office:value-type="float" office:value="0.01923516" calcext:value-type="float">
            <text:p>0.01923516</text:p>
          </table:table-cell>
          <table:table-cell office:value-type="float" office:value="0.01849132" calcext:value-type="float">
            <text:p>0.01849132</text:p>
          </table:table-cell>
          <table:table-cell office:value-type="float" office:value="0.01758535" calcext:value-type="float">
            <text:p>0.01758535</text:p>
          </table:table-cell>
          <table:table-cell office:value-type="float" office:value="0.01480043" calcext:value-type="float">
            <text:p>0.01480043</text:p>
          </table:table-cell>
          <table:table-cell office:value-type="float" office:value="0.006031143" calcext:value-type="float">
            <text:p>0.006031143</text:p>
          </table:table-cell>
          <table:table-cell office:value-type="float" office:value="0.006830622" calcext:value-type="float">
            <text:p>0.006830622</text:p>
          </table:table-cell>
          <table:table-cell office:value-type="float" office:value="0" calcext:value-type="float">
            <text:p>0</text:p>
          </table:table-cell>
          <table:table-cell office:value-type="float" office:value="15.85871" calcext:value-type="float">
            <text:p>15.85871</text:p>
          </table:table-cell>
          <table:table-cell office:value-type="float" office:value="0.0354808" calcext:value-type="float">
            <text:p>0.0354808</text:p>
          </table:table-cell>
          <table:table-cell office:value-type="float" office:value="0.01462967" calcext:value-type="float">
            <text:p>0.01462967</text:p>
          </table:table-cell>
          <table:table-cell office:value-type="float" office:value="0.01593687" calcext:value-type="float">
            <text:p>0.01593687</text:p>
          </table:table-cell>
          <table:table-cell office:value-type="float" office:value="0.01401478" calcext:value-type="float">
            <text:p>0.01401478</text:p>
          </table:table-cell>
          <table:table-cell office:value-type="float" office:value="0.01229596" calcext:value-type="float">
            <text:p>0.01229596</text:p>
          </table:table-cell>
          <table:table-cell office:value-type="float" office:value="0.03448284" calcext:value-type="float">
            <text:p>0.03448284</text:p>
          </table:table-cell>
          <table:table-cell office:value-type="float" office:value="4.552653" calcext:value-type="float">
            <text:p>4.552653</text:p>
          </table:table-cell>
          <table:table-cell office:value-type="float" office:value="4.511707" calcext:value-type="float">
            <text:p>4.511707</text:p>
          </table:table-cell>
          <table:table-cell office:value-type="float" office:value="1.763865" calcext:value-type="float">
            <text:p>1.763865</text:p>
          </table:table-cell>
          <table:table-cell office:value-type="float" office:value="0.01878877" calcext:value-type="float">
            <text:p>0.01878877</text:p>
          </table:table-cell>
          <table:table-cell office:value-type="float" office:value="0.01925896" calcext:value-type="float">
            <text:p>0.01925896</text:p>
          </table:table-cell>
          <table:table-cell office:value-type="float" office:value="0.3828126" calcext:value-type="float">
            <text:p>0.3828126</text:p>
          </table:table-cell>
          <table:table-cell office:value-type="float" office:value="0.3542152" calcext:value-type="float">
            <text:p>0.3542152</text:p>
          </table:table-cell>
          <table:table-cell office:value-type="float" office:value="0" calcext:value-type="float">
            <text:p>0</text:p>
          </table:table-cell>
          <table:table-cell office:value-type="float" office:value="6856.023" calcext:value-type="float">
            <text:p>6856.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801698" calcext:value-type="float">
            <text:p>-0.580169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2" calcext:value-type="float">
            <text:p>7092002</text:p>
          </table:table-cell>
          <table:table-cell office:value-type="float" office:value="10.35094" calcext:value-type="float">
            <text:p>10.35094</text:p>
          </table:table-cell>
          <table:table-cell office:value-type="float" office:value="1093.87" calcext:value-type="float">
            <text:p>1093.87</text:p>
          </table:table-cell>
          <table:table-cell office:value-type="float" office:value="0" calcext:value-type="float">
            <text:p>0</text:p>
          </table:table-cell>
          <table:table-cell office:value-type="float" office:value="-38.18937" calcext:value-type="float">
            <text:p>-38.18937</text:p>
          </table:table-cell>
          <table:table-cell office:value-type="float" office:value="0.8396949" calcext:value-type="float">
            <text:p>0.8396949</text:p>
          </table:table-cell>
          <table:table-cell office:value-type="float" office:value="5.21459" calcext:value-type="float">
            <text:p>5.21459</text:p>
          </table:table-cell>
          <table:table-cell office:value-type="float" office:value="0.01720536" calcext:value-type="float">
            <text:p>0.01720536</text:p>
          </table:table-cell>
          <table:table-cell office:value-type="float" office:value="0.0001383768" calcext:value-type="float">
            <text:p>0.0001383768</text:p>
          </table:table-cell>
          <table:table-cell office:value-type="float" office:value="0.09495602" calcext:value-type="float">
            <text:p>0.09495602</text:p>
          </table:table-cell>
          <table:table-cell office:value-type="float" office:value="-0.005452513" calcext:value-type="float">
            <text:p>-0.005452513</text:p>
          </table:table-cell>
          <table:table-cell office:value-type="float" office:value="-0.2588833" calcext:value-type="float">
            <text:p>-0.2588833</text:p>
          </table:table-cell>
          <table:table-cell office:value-type="float" office:value="-0.0003809944" calcext:value-type="float">
            <text:p>-0.0003809944</text:p>
          </table:table-cell>
          <table:table-cell office:value-type="float" office:value="0.000241295" calcext:value-type="float">
            <text:p>0.000241295</text:p>
          </table:table-cell>
          <table:table-cell office:value-type="float" office:value="12.639" calcext:value-type="float">
            <text:p>12.639</text:p>
          </table:table-cell>
          <table:table-cell office:value-type="float" office:value="5.622051" calcext:value-type="float">
            <text:p>5.622051</text:p>
          </table:table-cell>
          <table:table-cell office:value-type="float" office:value="0.06225571" calcext:value-type="float">
            <text:p>0.06225571</text:p>
          </table:table-cell>
          <table:table-cell office:value-type="float" office:value="0.04531498" calcext:value-type="float">
            <text:p>0.04531498</text:p>
          </table:table-cell>
          <table:table-cell office:value-type="float" office:value="0.0357705" calcext:value-type="float">
            <text:p>0.0357705</text:p>
          </table:table-cell>
          <table:table-cell office:value-type="float" office:value="0.03481655" calcext:value-type="float">
            <text:p>0.03481655</text:p>
          </table:table-cell>
          <table:table-cell office:value-type="float" office:value="0.01285175" calcext:value-type="float">
            <text:p>0.01285175</text:p>
          </table:table-cell>
          <table:table-cell office:value-type="float" office:value="0.008602823" calcext:value-type="float">
            <text:p>0.008602823</text:p>
          </table:table-cell>
          <table:table-cell office:value-type="float" office:value="0.02052338" calcext:value-type="float">
            <text:p>0.02052338</text:p>
          </table:table-cell>
          <table:table-cell office:value-type="float" office:value="0.01916858" calcext:value-type="float">
            <text:p>0.01916858</text:p>
          </table:table-cell>
          <table:table-cell office:value-type="float" office:value="0.01845578" calcext:value-type="float">
            <text:p>0.01845578</text:p>
          </table:table-cell>
          <table:table-cell office:value-type="float" office:value="0.01758049" calcext:value-type="float">
            <text:p>0.01758049</text:p>
          </table:table-cell>
          <table:table-cell office:value-type="float" office:value="0.01480854" calcext:value-type="float">
            <text:p>0.01480854</text:p>
          </table:table-cell>
          <table:table-cell office:value-type="float" office:value="0.006020233" calcext:value-type="float">
            <text:p>0.006020233</text:p>
          </table:table-cell>
          <table:table-cell office:value-type="float" office:value="0.006827359" calcext:value-type="float">
            <text:p>0.006827359</text:p>
          </table:table-cell>
          <table:table-cell office:value-type="float" office:value="0" calcext:value-type="float">
            <text:p>0</text:p>
          </table:table-cell>
          <table:table-cell office:value-type="float" office:value="13.01431" calcext:value-type="float">
            <text:p>13.01431</text:p>
          </table:table-cell>
          <table:table-cell office:value-type="float" office:value="0.02953971" calcext:value-type="float">
            <text:p>0.02953971</text:p>
          </table:table-cell>
          <table:table-cell office:value-type="float" office:value="0.01345604" calcext:value-type="float">
            <text:p>0.01345604</text:p>
          </table:table-cell>
          <table:table-cell office:value-type="float" office:value="0.01468653" calcext:value-type="float">
            <text:p>0.01468653</text:p>
          </table:table-cell>
          <table:table-cell office:value-type="float" office:value="0.01292872" calcext:value-type="float">
            <text:p>0.01292872</text:p>
          </table:table-cell>
          <table:table-cell office:value-type="float" office:value="0.01150598" calcext:value-type="float">
            <text:p>0.01150598</text:p>
          </table:table-cell>
          <table:table-cell office:value-type="float" office:value="0.03365458" calcext:value-type="float">
            <text:p>0.03365458</text:p>
          </table:table-cell>
          <table:table-cell office:value-type="float" office:value="4.286963" calcext:value-type="float">
            <text:p>4.286963</text:p>
          </table:table-cell>
          <table:table-cell office:value-type="float" office:value="4.356605" calcext:value-type="float">
            <text:p>4.356605</text:p>
          </table:table-cell>
          <table:table-cell office:value-type="float" office:value="1.666848" calcext:value-type="float">
            <text:p>1.666848</text:p>
          </table:table-cell>
          <table:table-cell office:value-type="float" office:value="0.01877087" calcext:value-type="float">
            <text:p>0.01877087</text:p>
          </table:table-cell>
          <table:table-cell office:value-type="float" office:value="0.01944152" calcext:value-type="float">
            <text:p>0.01944152</text:p>
          </table:table-cell>
          <table:table-cell office:value-type="float" office:value="0.3820416" calcext:value-type="float">
            <text:p>0.3820416</text:p>
          </table:table-cell>
          <table:table-cell office:value-type="float" office:value="0.3542389" calcext:value-type="float">
            <text:p>0.3542389</text:p>
          </table:table-cell>
          <table:table-cell office:value-type="float" office:value="0" calcext:value-type="float">
            <text:p>0</text:p>
          </table:table-cell>
          <table:table-cell office:value-type="float" office:value="7136.185" calcext:value-type="float">
            <text:p>7136.1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802503" calcext:value-type="float">
            <text:p>-0.580250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2" calcext:value-type="float">
            <text:p>8092002</text:p>
          </table:table-cell>
          <table:table-cell office:value-type="float" office:value="10.39927" calcext:value-type="float">
            <text:p>10.39927</text:p>
          </table:table-cell>
          <table:table-cell office:value-type="float" office:value="1093.818" calcext:value-type="float">
            <text:p>1093.818</text:p>
          </table:table-cell>
          <table:table-cell office:value-type="float" office:value="0" calcext:value-type="float">
            <text:p>0</text:p>
          </table:table-cell>
          <table:table-cell office:value-type="float" office:value="-38.579" calcext:value-type="float">
            <text:p>-38.579</text:p>
          </table:table-cell>
          <table:table-cell office:value-type="float" office:value="0.8731516" calcext:value-type="float">
            <text:p>0.8731516</text:p>
          </table:table-cell>
          <table:table-cell office:value-type="float" office:value="4.95574" calcext:value-type="float">
            <text:p>4.95574</text:p>
          </table:table-cell>
          <table:table-cell office:value-type="float" office:value="0.01720536" calcext:value-type="float">
            <text:p>0.01720536</text:p>
          </table:table-cell>
          <table:table-cell office:value-type="float" office:value="0.0001383768" calcext:value-type="float">
            <text:p>0.0001383768</text:p>
          </table:table-cell>
          <table:table-cell office:value-type="float" office:value="0.09495602" calcext:value-type="float">
            <text:p>0.09495602</text:p>
          </table:table-cell>
          <table:table-cell office:value-type="float" office:value="-0.006176404" calcext:value-type="float">
            <text:p>-0.006176404</text:p>
          </table:table-cell>
          <table:table-cell office:value-type="float" office:value="-0.2588889" calcext:value-type="float">
            <text:p>-0.2588889</text:p>
          </table:table-cell>
          <table:table-cell office:value-type="float" office:value="-0.0003737872" calcext:value-type="float">
            <text:p>-0.0003737872</text:p>
          </table:table-cell>
          <table:table-cell office:value-type="float" office:value="0.0002445791" calcext:value-type="float">
            <text:p>0.0002445791</text:p>
          </table:table-cell>
          <table:table-cell office:value-type="float" office:value="12.53509" calcext:value-type="float">
            <text:p>12.53509</text:p>
          </table:table-cell>
          <table:table-cell office:value-type="float" office:value="5.827919" calcext:value-type="float">
            <text:p>5.827919</text:p>
          </table:table-cell>
          <table:table-cell office:value-type="float" office:value="0.06411728" calcext:value-type="float">
            <text:p>0.06411728</text:p>
          </table:table-cell>
          <table:table-cell office:value-type="float" office:value="0.04670491" calcext:value-type="float">
            <text:p>0.04670491</text:p>
          </table:table-cell>
          <table:table-cell office:value-type="float" office:value="0.03676293" calcext:value-type="float">
            <text:p>0.03676293</text:p>
          </table:table-cell>
          <table:table-cell office:value-type="float" office:value="0.03570651" calcext:value-type="float">
            <text:p>0.03570651</text:p>
          </table:table-cell>
          <table:table-cell office:value-type="float" office:value="0.01299614" calcext:value-type="float">
            <text:p>0.01299614</text:p>
          </table:table-cell>
          <table:table-cell office:value-type="float" office:value="0.008447021" calcext:value-type="float">
            <text:p>0.008447021</text:p>
          </table:table-cell>
          <table:table-cell office:value-type="float" office:value="0.02048026" calcext:value-type="float">
            <text:p>0.02048026</text:p>
          </table:table-cell>
          <table:table-cell office:value-type="float" office:value="0.01909573" calcext:value-type="float">
            <text:p>0.01909573</text:p>
          </table:table-cell>
          <table:table-cell office:value-type="float" office:value="0.01841073" calcext:value-type="float">
            <text:p>0.01841073</text:p>
          </table:table-cell>
          <table:table-cell office:value-type="float" office:value="0.01757509" calcext:value-type="float">
            <text:p>0.01757509</text:p>
          </table:table-cell>
          <table:table-cell office:value-type="float" office:value="0.01481699" calcext:value-type="float">
            <text:p>0.01481699</text:p>
          </table:table-cell>
          <table:table-cell office:value-type="float" office:value="0.006023501" calcext:value-type="float">
            <text:p>0.006023501</text:p>
          </table:table-cell>
          <table:table-cell office:value-type="float" office:value="0.006809535" calcext:value-type="float">
            <text:p>0.006809535</text:p>
          </table:table-cell>
          <table:table-cell office:value-type="float" office:value="0" calcext:value-type="float">
            <text:p>0</text:p>
          </table:table-cell>
          <table:table-cell office:value-type="float" office:value="10.61812" calcext:value-type="float">
            <text:p>10.61812</text:p>
          </table:table-cell>
          <table:table-cell office:value-type="float" office:value="0.02538588" calcext:value-type="float">
            <text:p>0.02538588</text:p>
          </table:table-cell>
          <table:table-cell office:value-type="float" office:value="0.01241755" calcext:value-type="float">
            <text:p>0.01241755</text:p>
          </table:table-cell>
          <table:table-cell office:value-type="float" office:value="0.01339275" calcext:value-type="float">
            <text:p>0.01339275</text:p>
          </table:table-cell>
          <table:table-cell office:value-type="float" office:value="0.01177163" calcext:value-type="float">
            <text:p>0.01177163</text:p>
          </table:table-cell>
          <table:table-cell office:value-type="float" office:value="0.0109548" calcext:value-type="float">
            <text:p>0.0109548</text:p>
          </table:table-cell>
          <table:table-cell office:value-type="float" office:value="0.03275981" calcext:value-type="float">
            <text:p>0.03275981</text:p>
          </table:table-cell>
          <table:table-cell office:value-type="float" office:value="4.010406" calcext:value-type="float">
            <text:p>4.010406</text:p>
          </table:table-cell>
          <table:table-cell office:value-type="float" office:value="4.196993" calcext:value-type="float">
            <text:p>4.196993</text:p>
          </table:table-cell>
          <table:table-cell office:value-type="float" office:value="1.570248" calcext:value-type="float">
            <text:p>1.570248</text:p>
          </table:table-cell>
          <table:table-cell office:value-type="float" office:value="0.01876416" calcext:value-type="float">
            <text:p>0.01876416</text:p>
          </table:table-cell>
          <table:table-cell office:value-type="float" office:value="0.01991694" calcext:value-type="float">
            <text:p>0.01991694</text:p>
          </table:table-cell>
          <table:table-cell office:value-type="float" office:value="0.3844043" calcext:value-type="float">
            <text:p>0.3844043</text:p>
          </table:table-cell>
          <table:table-cell office:value-type="float" office:value="0.3520955" calcext:value-type="float">
            <text:p>0.3520955</text:p>
          </table:table-cell>
          <table:table-cell office:value-type="float" office:value="0" calcext:value-type="float">
            <text:p>0</text:p>
          </table:table-cell>
          <table:table-cell office:value-type="float" office:value="7219.713" calcext:value-type="float">
            <text:p>7219.7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803283" calcext:value-type="float">
            <text:p>-0.580328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2" calcext:value-type="float">
            <text:p>9092002</text:p>
          </table:table-cell>
          <table:table-cell office:value-type="float" office:value="10.48986" calcext:value-type="float">
            <text:p>10.48986</text:p>
          </table:table-cell>
          <table:table-cell office:value-type="float" office:value="1093.763" calcext:value-type="float">
            <text:p>1093.763</text:p>
          </table:table-cell>
          <table:table-cell office:value-type="float" office:value="0" calcext:value-type="float">
            <text:p>0</text:p>
          </table:table-cell>
          <table:table-cell office:value-type="float" office:value="-38.96036" calcext:value-type="float">
            <text:p>-38.96036</text:p>
          </table:table-cell>
          <table:table-cell office:value-type="float" office:value="0.8929474" calcext:value-type="float">
            <text:p>0.8929474</text:p>
          </table:table-cell>
          <table:table-cell office:value-type="float" office:value="4.69513" calcext:value-type="float">
            <text:p>4.69513</text:p>
          </table:table-cell>
          <table:table-cell office:value-type="float" office:value="0.01720536" calcext:value-type="float">
            <text:p>0.01720536</text:p>
          </table:table-cell>
          <table:table-cell office:value-type="float" office:value="0.0001383768" calcext:value-type="float">
            <text:p>0.0001383768</text:p>
          </table:table-cell>
          <table:table-cell office:value-type="float" office:value="0.09495602" calcext:value-type="float">
            <text:p>0.09495602</text:p>
          </table:table-cell>
          <table:table-cell office:value-type="float" office:value="-0.006940165" calcext:value-type="float">
            <text:p>-0.006940165</text:p>
          </table:table-cell>
          <table:table-cell office:value-type="float" office:value="-0.2588905" calcext:value-type="float">
            <text:p>-0.2588905</text:p>
          </table:table-cell>
          <table:table-cell office:value-type="float" office:value="-0.0003620747" calcext:value-type="float">
            <text:p>-0.0003620747</text:p>
          </table:table-cell>
          <table:table-cell office:value-type="float" office:value="0.0002481123" calcext:value-type="float">
            <text:p>0.0002481123</text:p>
          </table:table-cell>
          <table:table-cell office:value-type="float" office:value="12.45974" calcext:value-type="float">
            <text:p>12.45974</text:p>
          </table:table-cell>
          <table:table-cell office:value-type="float" office:value="5.687464" calcext:value-type="float">
            <text:p>5.687464</text:p>
          </table:table-cell>
          <table:table-cell office:value-type="float" office:value="0.06349309" calcext:value-type="float">
            <text:p>0.06349309</text:p>
          </table:table-cell>
          <table:table-cell office:value-type="float" office:value="0.04683072" calcext:value-type="float">
            <text:p>0.04683072</text:p>
          </table:table-cell>
          <table:table-cell office:value-type="float" office:value="0.03706911" calcext:value-type="float">
            <text:p>0.03706911</text:p>
          </table:table-cell>
          <table:table-cell office:value-type="float" office:value="0.03615327" calcext:value-type="float">
            <text:p>0.03615327</text:p>
          </table:table-cell>
          <table:table-cell office:value-type="float" office:value="0.01304332" calcext:value-type="float">
            <text:p>0.01304332</text:p>
          </table:table-cell>
          <table:table-cell office:value-type="float" office:value="0.008288523" calcext:value-type="float">
            <text:p>0.008288523</text:p>
          </table:table-cell>
          <table:table-cell office:value-type="float" office:value="0.02044387" calcext:value-type="float">
            <text:p>0.02044387</text:p>
          </table:table-cell>
          <table:table-cell office:value-type="float" office:value="0.01902314" calcext:value-type="float">
            <text:p>0.01902314</text:p>
          </table:table-cell>
          <table:table-cell office:value-type="float" office:value="0.01836482" calcext:value-type="float">
            <text:p>0.01836482</text:p>
          </table:table-cell>
          <table:table-cell office:value-type="float" office:value="0.01756907" calcext:value-type="float">
            <text:p>0.01756907</text:p>
          </table:table-cell>
          <table:table-cell office:value-type="float" office:value="0.01482519" calcext:value-type="float">
            <text:p>0.01482519</text:p>
          </table:table-cell>
          <table:table-cell office:value-type="float" office:value="0.006010581" calcext:value-type="float">
            <text:p>0.006010581</text:p>
          </table:table-cell>
          <table:table-cell office:value-type="float" office:value="0.006807983" calcext:value-type="float">
            <text:p>0.006807983</text:p>
          </table:table-cell>
          <table:table-cell office:value-type="float" office:value="0" calcext:value-type="float">
            <text:p>0</text:p>
          </table:table-cell>
          <table:table-cell office:value-type="float" office:value="8.50938" calcext:value-type="float">
            <text:p>8.50938</text:p>
          </table:table-cell>
          <table:table-cell office:value-type="float" office:value="0.02281095" calcext:value-type="float">
            <text:p>0.02281095</text:p>
          </table:table-cell>
          <table:table-cell office:value-type="float" office:value="0.01196158" calcext:value-type="float">
            <text:p>0.01196158</text:p>
          </table:table-cell>
          <table:table-cell office:value-type="float" office:value="0.01259097" calcext:value-type="float">
            <text:p>0.01259097</text:p>
          </table:table-cell>
          <table:table-cell office:value-type="float" office:value="0.01097898" calcext:value-type="float">
            <text:p>0.01097898</text:p>
          </table:table-cell>
          <table:table-cell office:value-type="float" office:value="0.01050933" calcext:value-type="float">
            <text:p>0.01050933</text:p>
          </table:table-cell>
          <table:table-cell office:value-type="float" office:value="0.03193375" calcext:value-type="float">
            <text:p>0.03193375</text:p>
          </table:table-cell>
          <table:table-cell office:value-type="float" office:value="3.728146" calcext:value-type="float">
            <text:p>3.728146</text:p>
          </table:table-cell>
          <table:table-cell office:value-type="float" office:value="4.032207" calcext:value-type="float">
            <text:p>4.032207</text:p>
          </table:table-cell>
          <table:table-cell office:value-type="float" office:value="1.472448" calcext:value-type="float">
            <text:p>1.472448</text:p>
          </table:table-cell>
          <table:table-cell office:value-type="float" office:value="0.01877354" calcext:value-type="float">
            <text:p>0.01877354</text:p>
          </table:table-cell>
          <table:table-cell office:value-type="float" office:value="0.02032346" calcext:value-type="float">
            <text:p>0.02032346</text:p>
          </table:table-cell>
          <table:table-cell office:value-type="float" office:value="0.3827646" calcext:value-type="float">
            <text:p>0.3827646</text:p>
          </table:table-cell>
          <table:table-cell office:value-type="float" office:value="0.3540947" calcext:value-type="float">
            <text:p>0.3540947</text:p>
          </table:table-cell>
          <table:table-cell office:value-type="float" office:value="0" calcext:value-type="float">
            <text:p>0</text:p>
          </table:table-cell>
          <table:table-cell office:value-type="float" office:value="7143.593" calcext:value-type="float">
            <text:p>7143.5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804017" calcext:value-type="float">
            <text:p>-0.580401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2" calcext:value-type="float">
            <text:p>10092002</text:p>
          </table:table-cell>
          <table:table-cell office:value-type="float" office:value="10.51495" calcext:value-type="float">
            <text:p>10.51495</text:p>
          </table:table-cell>
          <table:table-cell office:value-type="float" office:value="1093.711" calcext:value-type="float">
            <text:p>1093.711</text:p>
          </table:table-cell>
          <table:table-cell office:value-type="float" office:value="0" calcext:value-type="float">
            <text:p>0</text:p>
          </table:table-cell>
          <table:table-cell office:value-type="float" office:value="-39.32801" calcext:value-type="float">
            <text:p>-39.32801</text:p>
          </table:table-cell>
          <table:table-cell office:value-type="float" office:value="0.9006787" calcext:value-type="float">
            <text:p>0.9006787</text:p>
          </table:table-cell>
          <table:table-cell office:value-type="float" office:value="4.432189" calcext:value-type="float">
            <text:p>4.432189</text:p>
          </table:table-cell>
          <table:table-cell office:value-type="float" office:value="0.01720536" calcext:value-type="float">
            <text:p>0.01720536</text:p>
          </table:table-cell>
          <table:table-cell office:value-type="float" office:value="0.0001383768" calcext:value-type="float">
            <text:p>0.0001383768</text:p>
          </table:table-cell>
          <table:table-cell office:value-type="float" office:value="0.09495602" calcext:value-type="float">
            <text:p>0.09495602</text:p>
          </table:table-cell>
          <table:table-cell office:value-type="float" office:value="-0.006940165" calcext:value-type="float">
            <text:p>-0.006940165</text:p>
          </table:table-cell>
          <table:table-cell office:value-type="float" office:value="-0.2588914" calcext:value-type="float">
            <text:p>-0.2588914</text:p>
          </table:table-cell>
          <table:table-cell office:value-type="float" office:value="-0.0003460479" calcext:value-type="float">
            <text:p>-0.0003460479</text:p>
          </table:table-cell>
          <table:table-cell office:value-type="float" office:value="0.0002520526" calcext:value-type="float">
            <text:p>0.0002520526</text:p>
          </table:table-cell>
          <table:table-cell office:value-type="float" office:value="12.4172" calcext:value-type="float">
            <text:p>12.4172</text:p>
          </table:table-cell>
          <table:table-cell office:value-type="float" office:value="5.411787" calcext:value-type="float">
            <text:p>5.411787</text:p>
          </table:table-cell>
          <table:table-cell office:value-type="float" office:value="0.05640008" calcext:value-type="float">
            <text:p>0.05640008</text:p>
          </table:table-cell>
          <table:table-cell office:value-type="float" office:value="0.04343425" calcext:value-type="float">
            <text:p>0.04343425</text:p>
          </table:table-cell>
          <table:table-cell office:value-type="float" office:value="0.03538801" calcext:value-type="float">
            <text:p>0.03538801</text:p>
          </table:table-cell>
          <table:table-cell office:value-type="float" office:value="0.03508109" calcext:value-type="float">
            <text:p>0.03508109</text:p>
          </table:table-cell>
          <table:table-cell office:value-type="float" office:value="0.01281373" calcext:value-type="float">
            <text:p>0.01281373</text:p>
          </table:table-cell>
          <table:table-cell office:value-type="float" office:value="0.008116416" calcext:value-type="float">
            <text:p>0.008116416</text:p>
          </table:table-cell>
          <table:table-cell office:value-type="float" office:value="0.02041837" calcext:value-type="float">
            <text:p>0.02041837</text:p>
          </table:table-cell>
          <table:table-cell office:value-type="float" office:value="0.01894556" calcext:value-type="float">
            <text:p>0.01894556</text:p>
          </table:table-cell>
          <table:table-cell office:value-type="float" office:value="0.01831714" calcext:value-type="float">
            <text:p>0.01831714</text:p>
          </table:table-cell>
          <table:table-cell office:value-type="float" office:value="0.01756262" calcext:value-type="float">
            <text:p>0.01756262</text:p>
          </table:table-cell>
          <table:table-cell office:value-type="float" office:value="0.01483319" calcext:value-type="float">
            <text:p>0.01483319</text:p>
          </table:table-cell>
          <table:table-cell office:value-type="float" office:value="0.005998429" calcext:value-type="float">
            <text:p>0.005998429</text:p>
          </table:table-cell>
          <table:table-cell office:value-type="float" office:value="0.006805955" calcext:value-type="float">
            <text:p>0.006805955</text:p>
          </table:table-cell>
          <table:table-cell office:value-type="float" office:value="0" calcext:value-type="float">
            <text:p>0</text:p>
          </table:table-cell>
          <table:table-cell office:value-type="float" office:value="6.886237" calcext:value-type="float">
            <text:p>6.886237</text:p>
          </table:table-cell>
          <table:table-cell office:value-type="float" office:value="0.0212239" calcext:value-type="float">
            <text:p>0.0212239</text:p>
          </table:table-cell>
          <table:table-cell office:value-type="float" office:value="0.01205916" calcext:value-type="float">
            <text:p>0.01205916</text:p>
          </table:table-cell>
          <table:table-cell office:value-type="float" office:value="0.01238895" calcext:value-type="float">
            <text:p>0.01238895</text:p>
          </table:table-cell>
          <table:table-cell office:value-type="float" office:value="0.0106308" calcext:value-type="float">
            <text:p>0.0106308</text:p>
          </table:table-cell>
          <table:table-cell office:value-type="float" office:value="0.01033105" calcext:value-type="float">
            <text:p>0.01033105</text:p>
          </table:table-cell>
          <table:table-cell office:value-type="float" office:value="0.03115501" calcext:value-type="float">
            <text:p>0.03115501</text:p>
          </table:table-cell>
          <table:table-cell office:value-type="float" office:value="3.441596" calcext:value-type="float">
            <text:p>3.441596</text:p>
          </table:table-cell>
          <table:table-cell office:value-type="float" office:value="3.859842" calcext:value-type="float">
            <text:p>3.859842</text:p>
          </table:table-cell>
          <table:table-cell office:value-type="float" office:value="1.371899" calcext:value-type="float">
            <text:p>1.371899</text:p>
          </table:table-cell>
          <table:table-cell office:value-type="float" office:value="0.01871764" calcext:value-type="float">
            <text:p>0.01871764</text:p>
          </table:table-cell>
          <table:table-cell office:value-type="float" office:value="0.02060141" calcext:value-type="float">
            <text:p>0.02060141</text:p>
          </table:table-cell>
          <table:table-cell office:value-type="float" office:value="0.3814257" calcext:value-type="float">
            <text:p>0.3814257</text:p>
          </table:table-cell>
          <table:table-cell office:value-type="float" office:value="0.3545399" calcext:value-type="float">
            <text:p>0.3545399</text:p>
          </table:table-cell>
          <table:table-cell office:value-type="float" office:value="0" calcext:value-type="float">
            <text:p>0</text:p>
          </table:table-cell>
          <table:table-cell office:value-type="float" office:value="7181.668" calcext:value-type="float">
            <text:p>7181.6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804653" calcext:value-type="float">
            <text:p>-0.580465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2" calcext:value-type="float">
            <text:p>11092002</text:p>
          </table:table-cell>
          <table:table-cell office:value-type="float" office:value="10.52183" calcext:value-type="float">
            <text:p>10.52183</text:p>
          </table:table-cell>
          <table:table-cell office:value-type="float" office:value="1093.663" calcext:value-type="float">
            <text:p>1093.663</text:p>
          </table:table-cell>
          <table:table-cell office:value-type="float" office:value="0" calcext:value-type="float">
            <text:p>0</text:p>
          </table:table-cell>
          <table:table-cell office:value-type="float" office:value="-39.62627" calcext:value-type="float">
            <text:p>-39.62627</text:p>
          </table:table-cell>
          <table:table-cell office:value-type="float" office:value="0.9067184" calcext:value-type="float">
            <text:p>0.9067184</text:p>
          </table:table-cell>
          <table:table-cell office:value-type="float" office:value="4.162413" calcext:value-type="float">
            <text:p>4.162413</text:p>
          </table:table-cell>
          <table:table-cell office:value-type="float" office:value="0.01720536" calcext:value-type="float">
            <text:p>0.01720536</text:p>
          </table:table-cell>
          <table:table-cell office:value-type="float" office:value="0.0001383768" calcext:value-type="float">
            <text:p>0.0001383768</text:p>
          </table:table-cell>
          <table:table-cell office:value-type="float" office:value="0.09495602" calcext:value-type="float">
            <text:p>0.09495602</text:p>
          </table:table-cell>
          <table:table-cell office:value-type="float" office:value="-0.006940165" calcext:value-type="float">
            <text:p>-0.006940165</text:p>
          </table:table-cell>
          <table:table-cell office:value-type="float" office:value="-0.2588842" calcext:value-type="float">
            <text:p>-0.2588842</text:p>
          </table:table-cell>
          <table:table-cell office:value-type="float" office:value="-0.0003283019" calcext:value-type="float">
            <text:p>-0.0003283019</text:p>
          </table:table-cell>
          <table:table-cell office:value-type="float" office:value="0.0002567557" calcext:value-type="float">
            <text:p>0.0002567557</text:p>
          </table:table-cell>
          <table:table-cell office:value-type="float" office:value="12.37722" calcext:value-type="float">
            <text:p>12.37722</text:p>
          </table:table-cell>
          <table:table-cell office:value-type="float" office:value="5.104503" calcext:value-type="float">
            <text:p>5.104503</text:p>
          </table:table-cell>
          <table:table-cell office:value-type="float" office:value="0.05246752" calcext:value-type="float">
            <text:p>0.05246752</text:p>
          </table:table-cell>
          <table:table-cell office:value-type="float" office:value="0.04098635" calcext:value-type="float">
            <text:p>0.04098635</text:p>
          </table:table-cell>
          <table:table-cell office:value-type="float" office:value="0.03368859" calcext:value-type="float">
            <text:p>0.03368859</text:p>
          </table:table-cell>
          <table:table-cell office:value-type="float" office:value="0.03356319" calcext:value-type="float">
            <text:p>0.03356319</text:p>
          </table:table-cell>
          <table:table-cell office:value-type="float" office:value="0.01233836" calcext:value-type="float">
            <text:p>0.01233836</text:p>
          </table:table-cell>
          <table:table-cell office:value-type="float" office:value="0.007891525" calcext:value-type="float">
            <text:p>0.007891525</text:p>
          </table:table-cell>
          <table:table-cell office:value-type="float" office:value="0.02039921" calcext:value-type="float">
            <text:p>0.02039921</text:p>
          </table:table-cell>
          <table:table-cell office:value-type="float" office:value="0.01886228" calcext:value-type="float">
            <text:p>0.01886228</text:p>
          </table:table-cell>
          <table:table-cell office:value-type="float" office:value="0.01826234" calcext:value-type="float">
            <text:p>0.01826234</text:p>
          </table:table-cell>
          <table:table-cell office:value-type="float" office:value="0.01755473" calcext:value-type="float">
            <text:p>0.01755473</text:p>
          </table:table-cell>
          <table:table-cell office:value-type="float" office:value="0.01483902" calcext:value-type="float">
            <text:p>0.01483902</text:p>
          </table:table-cell>
          <table:table-cell office:value-type="float" office:value="0.00598755" calcext:value-type="float">
            <text:p>0.00598755</text:p>
          </table:table-cell>
          <table:table-cell office:value-type="float" office:value="0.006802686" calcext:value-type="float">
            <text:p>0.006802686</text:p>
          </table:table-cell>
          <table:table-cell office:value-type="float" office:value="0" calcext:value-type="float">
            <text:p>0</text:p>
          </table:table-cell>
          <table:table-cell office:value-type="float" office:value="5.50728" calcext:value-type="float">
            <text:p>5.50728</text:p>
          </table:table-cell>
          <table:table-cell office:value-type="float" office:value="0.01967053" calcext:value-type="float">
            <text:p>0.01967053</text:p>
          </table:table-cell>
          <table:table-cell office:value-type="float" office:value="0.01188598" calcext:value-type="float">
            <text:p>0.01188598</text:p>
          </table:table-cell>
          <table:table-cell office:value-type="float" office:value="0.01201988" calcext:value-type="float">
            <text:p>0.01201988</text:p>
          </table:table-cell>
          <table:table-cell office:value-type="float" office:value="0.01019136" calcext:value-type="float">
            <text:p>0.01019136</text:p>
          </table:table-cell>
          <table:table-cell office:value-type="float" office:value="0.01038995" calcext:value-type="float">
            <text:p>0.01038995</text:p>
          </table:table-cell>
          <table:table-cell office:value-type="float" office:value="0.03035342" calcext:value-type="float">
            <text:p>0.03035342</text:p>
          </table:table-cell>
          <table:table-cell office:value-type="float" office:value="3.158254" calcext:value-type="float">
            <text:p>3.158254</text:p>
          </table:table-cell>
          <table:table-cell office:value-type="float" office:value="3.673931" calcext:value-type="float">
            <text:p>3.673931</text:p>
          </table:table-cell>
          <table:table-cell office:value-type="float" office:value="1.265103" calcext:value-type="float">
            <text:p>1.265103</text:p>
          </table:table-cell>
          <table:table-cell office:value-type="float" office:value="0.01860167" calcext:value-type="float">
            <text:p>0.01860167</text:p>
          </table:table-cell>
          <table:table-cell office:value-type="float" office:value="0.02063206" calcext:value-type="float">
            <text:p>0.02063206</text:p>
          </table:table-cell>
          <table:table-cell office:value-type="float" office:value="0.380533" calcext:value-type="float">
            <text:p>0.380533</text:p>
          </table:table-cell>
          <table:table-cell office:value-type="float" office:value="0.3545635" calcext:value-type="float">
            <text:p>0.3545635</text:p>
          </table:table-cell>
          <table:table-cell office:value-type="float" office:value="0" calcext:value-type="float">
            <text:p>0</text:p>
          </table:table-cell>
          <table:table-cell office:value-type="float" office:value="7258.789" calcext:value-type="float">
            <text:p>7258.7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805247" calcext:value-type="float">
            <text:p>-0.580524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2" calcext:value-type="float">
            <text:p>12092002</text:p>
          </table:table-cell>
          <table:table-cell office:value-type="float" office:value="10.53789" calcext:value-type="float">
            <text:p>10.53789</text:p>
          </table:table-cell>
          <table:table-cell office:value-type="float" office:value="1093.616" calcext:value-type="float">
            <text:p>1093.616</text:p>
          </table:table-cell>
          <table:table-cell office:value-type="float" office:value="0" calcext:value-type="float">
            <text:p>0</text:p>
          </table:table-cell>
          <table:table-cell office:value-type="float" office:value="-39.91431" calcext:value-type="float">
            <text:p>-39.91431</text:p>
          </table:table-cell>
          <table:table-cell office:value-type="float" office:value="0.9093898" calcext:value-type="float">
            <text:p>0.9093898</text:p>
          </table:table-cell>
          <table:table-cell office:value-type="float" office:value="3.896388" calcext:value-type="float">
            <text:p>3.896388</text:p>
          </table:table-cell>
          <table:table-cell office:value-type="float" office:value="0.01720536" calcext:value-type="float">
            <text:p>0.01720536</text:p>
          </table:table-cell>
          <table:table-cell office:value-type="float" office:value="0.0001383768" calcext:value-type="float">
            <text:p>0.0001383768</text:p>
          </table:table-cell>
          <table:table-cell office:value-type="float" office:value="0.09495602" calcext:value-type="float">
            <text:p>0.09495602</text:p>
          </table:table-cell>
          <table:table-cell office:value-type="float" office:value="-0.007300826" calcext:value-type="float">
            <text:p>-0.007300826</text:p>
          </table:table-cell>
          <table:table-cell office:value-type="float" office:value="-0.2588829" calcext:value-type="float">
            <text:p>-0.2588829</text:p>
          </table:table-cell>
          <table:table-cell office:value-type="float" office:value="-0.0003094532" calcext:value-type="float">
            <text:p>-0.0003094532</text:p>
          </table:table-cell>
          <table:table-cell office:value-type="float" office:value="0.0002621081" calcext:value-type="float">
            <text:p>0.0002621081</text:p>
          </table:table-cell>
          <table:table-cell office:value-type="float" office:value="12.34789" calcext:value-type="float">
            <text:p>12.34789</text:p>
          </table:table-cell>
          <table:table-cell office:value-type="float" office:value="4.775884" calcext:value-type="float">
            <text:p>4.775884</text:p>
          </table:table-cell>
          <table:table-cell office:value-type="float" office:value="0.04862414" calcext:value-type="float">
            <text:p>0.04862414</text:p>
          </table:table-cell>
          <table:table-cell office:value-type="float" office:value="0.03862464" calcext:value-type="float">
            <text:p>0.03862464</text:p>
          </table:table-cell>
          <table:table-cell office:value-type="float" office:value="0.03214527" calcext:value-type="float">
            <text:p>0.03214527</text:p>
          </table:table-cell>
          <table:table-cell office:value-type="float" office:value="0.03224373" calcext:value-type="float">
            <text:p>0.03224373</text:p>
          </table:table-cell>
          <table:table-cell office:value-type="float" office:value="0.01195023" calcext:value-type="float">
            <text:p>0.01195023</text:p>
          </table:table-cell>
          <table:table-cell office:value-type="float" office:value="0.00770909" calcext:value-type="float">
            <text:p>0.00770909</text:p>
          </table:table-cell>
          <table:table-cell office:value-type="float" office:value="0.02038318" calcext:value-type="float">
            <text:p>0.02038318</text:p>
          </table:table-cell>
          <table:table-cell office:value-type="float" office:value="0.01880359" calcext:value-type="float">
            <text:p>0.01880359</text:p>
          </table:table-cell>
          <table:table-cell office:value-type="float" office:value="0.01821257" calcext:value-type="float">
            <text:p>0.01821257</text:p>
          </table:table-cell>
          <table:table-cell office:value-type="float" office:value="0.01754676" calcext:value-type="float">
            <text:p>0.01754676</text:p>
          </table:table-cell>
          <table:table-cell office:value-type="float" office:value="0.01484368" calcext:value-type="float">
            <text:p>0.01484368</text:p>
          </table:table-cell>
          <table:table-cell office:value-type="float" office:value="0.006003409" calcext:value-type="float">
            <text:p>0.006003409</text:p>
          </table:table-cell>
          <table:table-cell office:value-type="float" office:value="0.006772278" calcext:value-type="float">
            <text:p>0.006772278</text:p>
          </table:table-cell>
          <table:table-cell office:value-type="float" office:value="0" calcext:value-type="float">
            <text:p>0</text:p>
          </table:table-cell>
          <table:table-cell office:value-type="float" office:value="4.315165" calcext:value-type="float">
            <text:p>4.315165</text:p>
          </table:table-cell>
          <table:table-cell office:value-type="float" office:value="0.01862984" calcext:value-type="float">
            <text:p>0.01862984</text:p>
          </table:table-cell>
          <table:table-cell office:value-type="float" office:value="0.01197486" calcext:value-type="float">
            <text:p>0.01197486</text:p>
          </table:table-cell>
          <table:table-cell office:value-type="float" office:value="0.01193035" calcext:value-type="float">
            <text:p>0.01193035</text:p>
          </table:table-cell>
          <table:table-cell office:value-type="float" office:value="0.01000749" calcext:value-type="float">
            <text:p>0.01000749</text:p>
          </table:table-cell>
          <table:table-cell office:value-type="float" office:value="0.01027522" calcext:value-type="float">
            <text:p>0.01027522</text:p>
          </table:table-cell>
          <table:table-cell office:value-type="float" office:value="0.02969474" calcext:value-type="float">
            <text:p>0.02969474</text:p>
          </table:table-cell>
          <table:table-cell office:value-type="float" office:value="2.882774" calcext:value-type="float">
            <text:p>2.882774</text:p>
          </table:table-cell>
          <table:table-cell office:value-type="float" office:value="3.488224" calcext:value-type="float">
            <text:p>3.488224</text:p>
          </table:table-cell>
          <table:table-cell office:value-type="float" office:value="1.155571" calcext:value-type="float">
            <text:p>1.155571</text:p>
          </table:table-cell>
          <table:table-cell office:value-type="float" office:value="0.01856127" calcext:value-type="float">
            <text:p>0.01856127</text:p>
          </table:table-cell>
          <table:table-cell office:value-type="float" office:value="0.02089106" calcext:value-type="float">
            <text:p>0.02089106</text:p>
          </table:table-cell>
          <table:table-cell office:value-type="float" office:value="0.3859949" calcext:value-type="float">
            <text:p>0.3859949</text:p>
          </table:table-cell>
          <table:table-cell office:value-type="float" office:value="0.3486112" calcext:value-type="float">
            <text:p>0.3486112</text:p>
          </table:table-cell>
          <table:table-cell office:value-type="float" office:value="0" calcext:value-type="float">
            <text:p>0</text:p>
          </table:table-cell>
          <table:table-cell office:value-type="float" office:value="7291.047" calcext:value-type="float">
            <text:p>7291.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805834" calcext:value-type="float">
            <text:p>-0.580583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2" calcext:value-type="float">
            <text:p>13092002</text:p>
          </table:table-cell>
          <table:table-cell office:value-type="float" office:value="10.52539" calcext:value-type="float">
            <text:p>10.52539</text:p>
          </table:table-cell>
          <table:table-cell office:value-type="float" office:value="1093.586" calcext:value-type="float">
            <text:p>1093.586</text:p>
          </table:table-cell>
          <table:table-cell office:value-type="float" office:value="0" calcext:value-type="float">
            <text:p>0</text:p>
          </table:table-cell>
          <table:table-cell office:value-type="float" office:value="-40.22983" calcext:value-type="float">
            <text:p>-40.22983</text:p>
          </table:table-cell>
          <table:table-cell office:value-type="float" office:value="0.8728358" calcext:value-type="float">
            <text:p>0.8728358</text:p>
          </table:table-cell>
          <table:table-cell office:value-type="float" office:value="3.654732" calcext:value-type="float">
            <text:p>3.654732</text:p>
          </table:table-cell>
          <table:table-cell office:value-type="float" office:value="0.01720536" calcext:value-type="float">
            <text:p>0.01720536</text:p>
          </table:table-cell>
          <table:table-cell office:value-type="float" office:value="0.0001384136" calcext:value-type="float">
            <text:p>0.0001384136</text:p>
          </table:table-cell>
          <table:table-cell office:value-type="float" office:value="0.09495602" calcext:value-type="float">
            <text:p>0.09495602</text:p>
          </table:table-cell>
          <table:table-cell office:value-type="float" office:value="-0.008134836" calcext:value-type="float">
            <text:p>-0.008134836</text:p>
          </table:table-cell>
          <table:table-cell office:value-type="float" office:value="-0.2597597" calcext:value-type="float">
            <text:p>-0.2597597</text:p>
          </table:table-cell>
          <table:table-cell office:value-type="float" office:value="-0.0003009666" calcext:value-type="float">
            <text:p>-0.0003009666</text:p>
          </table:table-cell>
          <table:table-cell office:value-type="float" office:value="0.000268021" calcext:value-type="float">
            <text:p>0.000268021</text:p>
          </table:table-cell>
          <table:table-cell office:value-type="float" office:value="12.38106" calcext:value-type="float">
            <text:p>12.38106</text:p>
          </table:table-cell>
          <table:table-cell office:value-type="float" office:value="5.996782" calcext:value-type="float">
            <text:p>5.996782</text:p>
          </table:table-cell>
          <table:table-cell office:value-type="float" office:value="0.3745797" calcext:value-type="float">
            <text:p>0.3745797</text:p>
          </table:table-cell>
          <table:table-cell office:value-type="float" office:value="0.03628657" calcext:value-type="float">
            <text:p>0.03628657</text:p>
          </table:table-cell>
          <table:table-cell office:value-type="float" office:value="0.03049354" calcext:value-type="float">
            <text:p>0.03049354</text:p>
          </table:table-cell>
          <table:table-cell office:value-type="float" office:value="0.03079781" calcext:value-type="float">
            <text:p>0.03079781</text:p>
          </table:table-cell>
          <table:table-cell office:value-type="float" office:value="0.01155679" calcext:value-type="float">
            <text:p>0.01155679</text:p>
          </table:table-cell>
          <table:table-cell office:value-type="float" office:value="0.007587765" calcext:value-type="float">
            <text:p>0.007587765</text:p>
          </table:table-cell>
          <table:table-cell office:value-type="float" office:value="0.02036809" calcext:value-type="float">
            <text:p>0.02036809</text:p>
          </table:table-cell>
          <table:table-cell office:value-type="float" office:value="0.01876287" calcext:value-type="float">
            <text:p>0.01876287</text:p>
          </table:table-cell>
          <table:table-cell office:value-type="float" office:value="0.01817238" calcext:value-type="float">
            <text:p>0.01817238</text:p>
          </table:table-cell>
          <table:table-cell office:value-type="float" office:value="0.01754064" calcext:value-type="float">
            <text:p>0.01754064</text:p>
          </table:table-cell>
          <table:table-cell office:value-type="float" office:value="0.01484843" calcext:value-type="float">
            <text:p>0.01484843</text:p>
          </table:table-cell>
          <table:table-cell office:value-type="float" office:value="0.005987383" calcext:value-type="float">
            <text:p>0.005987383</text:p>
          </table:table-cell>
          <table:table-cell office:value-type="float" office:value="0.00677366" calcext:value-type="float">
            <text:p>0.00677366</text:p>
          </table:table-cell>
          <table:table-cell office:value-type="float" office:value="0" calcext:value-type="float">
            <text:p>0</text:p>
          </table:table-cell>
          <table:table-cell office:value-type="float" office:value="2.433708" calcext:value-type="float">
            <text:p>2.433708</text:p>
          </table:table-cell>
          <table:table-cell office:value-type="float" office:value="0.686272" calcext:value-type="float">
            <text:p>0.686272</text:p>
          </table:table-cell>
          <table:table-cell office:value-type="float" office:value="0.01292692" calcext:value-type="float">
            <text:p>0.01292692</text:p>
          </table:table-cell>
          <table:table-cell office:value-type="float" office:value="0.01215372" calcext:value-type="float">
            <text:p>0.01215372</text:p>
          </table:table-cell>
          <table:table-cell office:value-type="float" office:value="0.0101745" calcext:value-type="float">
            <text:p>0.0101745</text:p>
          </table:table-cell>
          <table:table-cell office:value-type="float" office:value="0.01033805" calcext:value-type="float">
            <text:p>0.01033805</text:p>
          </table:table-cell>
          <table:table-cell office:value-type="float" office:value="0.02925719" calcext:value-type="float">
            <text:p>0.02925719</text:p>
          </table:table-cell>
          <table:table-cell office:value-type="float" office:value="2.614509" calcext:value-type="float">
            <text:p>2.614509</text:p>
          </table:table-cell>
          <table:table-cell office:value-type="float" office:value="3.307282" calcext:value-type="float">
            <text:p>3.307282</text:p>
          </table:table-cell>
          <table:table-cell office:value-type="float" office:value="1.04559" calcext:value-type="float">
            <text:p>1.04559</text:p>
          </table:table-cell>
          <table:table-cell office:value-type="float" office:value="0.01856151" calcext:value-type="float">
            <text:p>0.01856151</text:p>
          </table:table-cell>
          <table:table-cell office:value-type="float" office:value="0.02129249" calcext:value-type="float">
            <text:p>0.02129249</text:p>
          </table:table-cell>
          <table:table-cell office:value-type="float" office:value="0.3830456" calcext:value-type="float">
            <text:p>0.3830456</text:p>
          </table:table-cell>
          <table:table-cell office:value-type="float" office:value="0.3517407" calcext:value-type="float">
            <text:p>0.3517407</text:p>
          </table:table-cell>
          <table:table-cell office:value-type="float" office:value="0" calcext:value-type="float">
            <text:p>0</text:p>
          </table:table-cell>
          <table:table-cell office:value-type="float" office:value="6786.844" calcext:value-type="float">
            <text:p>6786.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862209" calcext:value-type="float">
            <text:p>-0.586220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2" calcext:value-type="float">
            <text:p>14092002</text:p>
          </table:table-cell>
          <table:table-cell office:value-type="float" office:value="10.50487" calcext:value-type="float">
            <text:p>10.50487</text:p>
          </table:table-cell>
          <table:table-cell office:value-type="float" office:value="1093.563" calcext:value-type="float">
            <text:p>1093.563</text:p>
          </table:table-cell>
          <table:table-cell office:value-type="float" office:value="0" calcext:value-type="float">
            <text:p>0</text:p>
          </table:table-cell>
          <table:table-cell office:value-type="float" office:value="-40.54494" calcext:value-type="float">
            <text:p>-40.54494</text:p>
          </table:table-cell>
          <table:table-cell office:value-type="float" office:value="0.8096449" calcext:value-type="float">
            <text:p>0.8096449</text:p>
          </table:table-cell>
          <table:table-cell office:value-type="float" office:value="3.438052" calcext:value-type="float">
            <text:p>3.438052</text:p>
          </table:table-cell>
          <table:table-cell office:value-type="float" office:value="0.01720536" calcext:value-type="float">
            <text:p>0.01720536</text:p>
          </table:table-cell>
          <table:table-cell office:value-type="float" office:value="0.0001384136" calcext:value-type="float">
            <text:p>0.0001384136</text:p>
          </table:table-cell>
          <table:table-cell office:value-type="float" office:value="0.09495602" calcext:value-type="float">
            <text:p>0.09495602</text:p>
          </table:table-cell>
          <table:table-cell office:value-type="float" office:value="-0.008938855" calcext:value-type="float">
            <text:p>-0.008938855</text:p>
          </table:table-cell>
          <table:table-cell office:value-type="float" office:value="-0.2607922" calcext:value-type="float">
            <text:p>-0.2607922</text:p>
          </table:table-cell>
          <table:table-cell office:value-type="float" office:value="-0.0002954836" calcext:value-type="float">
            <text:p>-0.0002954836</text:p>
          </table:table-cell>
          <table:table-cell office:value-type="float" office:value="0.0002744812" calcext:value-type="float">
            <text:p>0.0002744812</text:p>
          </table:table-cell>
          <table:table-cell office:value-type="float" office:value="12.44275" calcext:value-type="float">
            <text:p>12.44275</text:p>
          </table:table-cell>
          <table:table-cell office:value-type="float" office:value="2.904812" calcext:value-type="float">
            <text:p>2.904812</text:p>
          </table:table-cell>
          <table:table-cell office:value-type="float" office:value="0.06858544" calcext:value-type="float">
            <text:p>0.06858544</text:p>
          </table:table-cell>
          <table:table-cell office:value-type="float" office:value="0.03370974" calcext:value-type="float">
            <text:p>0.03370974</text:p>
          </table:table-cell>
          <table:table-cell office:value-type="float" office:value="0.02904116" calcext:value-type="float">
            <text:p>0.02904116</text:p>
          </table:table-cell>
          <table:table-cell office:value-type="float" office:value="0.02954326" calcext:value-type="float">
            <text:p>0.02954326</text:p>
          </table:table-cell>
          <table:table-cell office:value-type="float" office:value="0.01123564" calcext:value-type="float">
            <text:p>0.01123564</text:p>
          </table:table-cell>
          <table:table-cell office:value-type="float" office:value="0.007511029" calcext:value-type="float">
            <text:p>0.007511029</text:p>
          </table:table-cell>
          <table:table-cell office:value-type="float" office:value="0.0203503" calcext:value-type="float">
            <text:p>0.0203503</text:p>
          </table:table-cell>
          <table:table-cell office:value-type="float" office:value="0.01873475" calcext:value-type="float">
            <text:p>0.01873475</text:p>
          </table:table-cell>
          <table:table-cell office:value-type="float" office:value="0.01814254" calcext:value-type="float">
            <text:p>0.01814254</text:p>
          </table:table-cell>
          <table:table-cell office:value-type="float" office:value="0.01753727" calcext:value-type="float">
            <text:p>0.01753727</text:p>
          </table:table-cell>
          <table:table-cell office:value-type="float" office:value="0.01485317" calcext:value-type="float">
            <text:p>0.01485317</text:p>
          </table:table-cell>
          <table:table-cell office:value-type="float" office:value="0.005973206" calcext:value-type="float">
            <text:p>0.005973206</text:p>
          </table:table-cell>
          <table:table-cell office:value-type="float" office:value="0.00677348" calcext:value-type="float">
            <text:p>0.00677348</text:p>
          </table:table-cell>
          <table:table-cell office:value-type="float" office:value="0" calcext:value-type="float">
            <text:p>0</text:p>
          </table:table-cell>
          <table:table-cell office:value-type="float" office:value="6.113327" calcext:value-type="float">
            <text:p>6.113327</text:p>
          </table:table-cell>
          <table:table-cell office:value-type="float" office:value="0.07671271" calcext:value-type="float">
            <text:p>0.07671271</text:p>
          </table:table-cell>
          <table:table-cell office:value-type="float" office:value="0.01332904" calcext:value-type="float">
            <text:p>0.01332904</text:p>
          </table:table-cell>
          <table:table-cell office:value-type="float" office:value="0.01235926" calcext:value-type="float">
            <text:p>0.01235926</text:p>
          </table:table-cell>
          <table:table-cell office:value-type="float" office:value="0.01036629" calcext:value-type="float">
            <text:p>0.01036629</text:p>
          </table:table-cell>
          <table:table-cell office:value-type="float" office:value="0.01046924" calcext:value-type="float">
            <text:p>0.01046924</text:p>
          </table:table-cell>
          <table:table-cell office:value-type="float" office:value="0.02895309" calcext:value-type="float">
            <text:p>0.02895309</text:p>
          </table:table-cell>
          <table:table-cell office:value-type="float" office:value="2.354762" calcext:value-type="float">
            <text:p>2.354762</text:p>
          </table:table-cell>
          <table:table-cell office:value-type="float" office:value="3.130721" calcext:value-type="float">
            <text:p>3.130721</text:p>
          </table:table-cell>
          <table:table-cell office:value-type="float" office:value="0.9362866" calcext:value-type="float">
            <text:p>0.9362866</text:p>
          </table:table-cell>
          <table:table-cell office:value-type="float" office:value="0.01857264" calcext:value-type="float">
            <text:p>0.01857264</text:p>
          </table:table-cell>
          <table:table-cell office:value-type="float" office:value="0.02151791" calcext:value-type="float">
            <text:p>0.02151791</text:p>
          </table:table-cell>
          <table:table-cell office:value-type="float" office:value="0.3807913" calcext:value-type="float">
            <text:p>0.3807913</text:p>
          </table:table-cell>
          <table:table-cell office:value-type="float" office:value="0.3543273" calcext:value-type="float">
            <text:p>0.3543273</text:p>
          </table:table-cell>
          <table:table-cell office:value-type="float" office:value="0" calcext:value-type="float">
            <text:p>0</text:p>
          </table:table-cell>
          <table:table-cell office:value-type="float" office:value="6684.252" calcext:value-type="float">
            <text:p>6684.2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874047" calcext:value-type="float">
            <text:p>-0.587404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2" calcext:value-type="float">
            <text:p>15092002</text:p>
          </table:table-cell>
          <table:table-cell office:value-type="float" office:value="10.47309" calcext:value-type="float">
            <text:p>10.47309</text:p>
          </table:table-cell>
          <table:table-cell office:value-type="float" office:value="1093.543" calcext:value-type="float">
            <text:p>1093.543</text:p>
          </table:table-cell>
          <table:table-cell office:value-type="float" office:value="0" calcext:value-type="float">
            <text:p>0</text:p>
          </table:table-cell>
          <table:table-cell office:value-type="float" office:value="-40.82214" calcext:value-type="float">
            <text:p>-40.82214</text:p>
          </table:table-cell>
          <table:table-cell office:value-type="float" office:value="0.7761168" calcext:value-type="float">
            <text:p>0.7761168</text:p>
          </table:table-cell>
          <table:table-cell office:value-type="float" office:value="3.240092" calcext:value-type="float">
            <text:p>3.240092</text:p>
          </table:table-cell>
          <table:table-cell office:value-type="float" office:value="0.01720536" calcext:value-type="float">
            <text:p>0.01720536</text:p>
          </table:table-cell>
          <table:table-cell office:value-type="float" office:value="0.0001384136" calcext:value-type="float">
            <text:p>0.0001384136</text:p>
          </table:table-cell>
          <table:table-cell office:value-type="float" office:value="0.09495602" calcext:value-type="float">
            <text:p>0.09495602</text:p>
          </table:table-cell>
          <table:table-cell office:value-type="float" office:value="-0.009123373" calcext:value-type="float">
            <text:p>-0.009123373</text:p>
          </table:table-cell>
          <table:table-cell office:value-type="float" office:value="-0.2610666" calcext:value-type="float">
            <text:p>-0.2610666</text:p>
          </table:table-cell>
          <table:table-cell office:value-type="float" office:value="-0.0002877929" calcext:value-type="float">
            <text:p>-0.0002877929</text:p>
          </table:table-cell>
          <table:table-cell office:value-type="float" office:value="0.000281514" calcext:value-type="float">
            <text:p>0.000281514</text:p>
          </table:table-cell>
          <table:table-cell office:value-type="float" office:value="12.48759" calcext:value-type="float">
            <text:p>12.48759</text:p>
          </table:table-cell>
          <table:table-cell office:value-type="float" office:value="1.920973" calcext:value-type="float">
            <text:p>1.920973</text:p>
          </table:table-cell>
          <table:table-cell office:value-type="float" office:value="0.05065589" calcext:value-type="float">
            <text:p>0.05065589</text:p>
          </table:table-cell>
          <table:table-cell office:value-type="float" office:value="0.0309684" calcext:value-type="float">
            <text:p>0.0309684</text:p>
          </table:table-cell>
          <table:table-cell office:value-type="float" office:value="0.02705502" calcext:value-type="float">
            <text:p>0.02705502</text:p>
          </table:table-cell>
          <table:table-cell office:value-type="float" office:value="0.02768924" calcext:value-type="float">
            <text:p>0.02768924</text:p>
          </table:table-cell>
          <table:table-cell office:value-type="float" office:value="0.01071479" calcext:value-type="float">
            <text:p>0.01071479</text:p>
          </table:table-cell>
          <table:table-cell office:value-type="float" office:value="0.00739322" calcext:value-type="float">
            <text:p>0.00739322</text:p>
          </table:table-cell>
          <table:table-cell office:value-type="float" office:value="0.0203436" calcext:value-type="float">
            <text:p>0.0203436</text:p>
          </table:table-cell>
          <table:table-cell office:value-type="float" office:value="0.01871727" calcext:value-type="float">
            <text:p>0.01871727</text:p>
          </table:table-cell>
          <table:table-cell office:value-type="float" office:value="0.01812087" calcext:value-type="float">
            <text:p>0.01812087</text:p>
          </table:table-cell>
          <table:table-cell office:value-type="float" office:value="0.0175363" calcext:value-type="float">
            <text:p>0.0175363</text:p>
          </table:table-cell>
          <table:table-cell office:value-type="float" office:value="0.01485795" calcext:value-type="float">
            <text:p>0.01485795</text:p>
          </table:table-cell>
          <table:table-cell office:value-type="float" office:value="0.005960682" calcext:value-type="float">
            <text:p>0.005960682</text:p>
          </table:table-cell>
          <table:table-cell office:value-type="float" office:value="0.006771976" calcext:value-type="float">
            <text:p>0.006771976</text:p>
          </table:table-cell>
          <table:table-cell office:value-type="float" office:value="0" calcext:value-type="float">
            <text:p>0</text:p>
          </table:table-cell>
          <table:table-cell office:value-type="float" office:value="8.932046" calcext:value-type="float">
            <text:p>8.932046</text:p>
          </table:table-cell>
          <table:table-cell office:value-type="float" office:value="0.04806448" calcext:value-type="float">
            <text:p>0.04806448</text:p>
          </table:table-cell>
          <table:table-cell office:value-type="float" office:value="0.01365324" calcext:value-type="float">
            <text:p>0.01365324</text:p>
          </table:table-cell>
          <table:table-cell office:value-type="float" office:value="0.01290441" calcext:value-type="float">
            <text:p>0.01290441</text:p>
          </table:table-cell>
          <table:table-cell office:value-type="float" office:value="0.01061544" calcext:value-type="float">
            <text:p>0.01061544</text:p>
          </table:table-cell>
          <table:table-cell office:value-type="float" office:value="0.01103734" calcext:value-type="float">
            <text:p>0.01103734</text:p>
          </table:table-cell>
          <table:table-cell office:value-type="float" office:value="0.02855795" calcext:value-type="float">
            <text:p>0.02855795</text:p>
          </table:table-cell>
          <table:table-cell office:value-type="float" office:value="2.107575" calcext:value-type="float">
            <text:p>2.107575</text:p>
          </table:table-cell>
          <table:table-cell office:value-type="float" office:value="2.958697" calcext:value-type="float">
            <text:p>2.958697</text:p>
          </table:table-cell>
          <table:table-cell office:value-type="float" office:value="0.8284059" calcext:value-type="float">
            <text:p>0.8284059</text:p>
          </table:table-cell>
          <table:table-cell office:value-type="float" office:value="0.01858008" calcext:value-type="float">
            <text:p>0.01858008</text:p>
          </table:table-cell>
          <table:table-cell office:value-type="float" office:value="0.0216364" calcext:value-type="float">
            <text:p>0.0216364</text:p>
          </table:table-cell>
          <table:table-cell office:value-type="float" office:value="0.379225" calcext:value-type="float">
            <text:p>0.379225</text:p>
          </table:table-cell>
          <table:table-cell office:value-type="float" office:value="0.3553075" calcext:value-type="float">
            <text:p>0.3553075</text:p>
          </table:table-cell>
          <table:table-cell office:value-type="float" office:value="0" calcext:value-type="float">
            <text:p>0</text:p>
          </table:table-cell>
          <table:table-cell office:value-type="float" office:value="6585.73" calcext:value-type="float">
            <text:p>6585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874652" calcext:value-type="float">
            <text:p>-0.587465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2" calcext:value-type="float">
            <text:p>16092002</text:p>
          </table:table-cell>
          <table:table-cell office:value-type="float" office:value="10.44423" calcext:value-type="float">
            <text:p>10.44423</text:p>
          </table:table-cell>
          <table:table-cell office:value-type="float" office:value="1093.521" calcext:value-type="float">
            <text:p>1093.521</text:p>
          </table:table-cell>
          <table:table-cell office:value-type="float" office:value="0" calcext:value-type="float">
            <text:p>0</text:p>
          </table:table-cell>
          <table:table-cell office:value-type="float" office:value="-41.08868" calcext:value-type="float">
            <text:p>-41.08868</text:p>
          </table:table-cell>
          <table:table-cell office:value-type="float" office:value="0.7590637" calcext:value-type="float">
            <text:p>0.7590637</text:p>
          </table:table-cell>
          <table:table-cell office:value-type="float" office:value="3.035392" calcext:value-type="float">
            <text:p>3.035392</text:p>
          </table:table-cell>
          <table:table-cell office:value-type="float" office:value="0.01720536" calcext:value-type="float">
            <text:p>0.01720536</text:p>
          </table:table-cell>
          <table:table-cell office:value-type="float" office:value="0.0001384136" calcext:value-type="float">
            <text:p>0.0001384136</text:p>
          </table:table-cell>
          <table:table-cell office:value-type="float" office:value="0.09495602" calcext:value-type="float">
            <text:p>0.09495602</text:p>
          </table:table-cell>
          <table:table-cell office:value-type="float" office:value="-0.009123373" calcext:value-type="float">
            <text:p>-0.009123373</text:p>
          </table:table-cell>
          <table:table-cell office:value-type="float" office:value="-0.2612478" calcext:value-type="float">
            <text:p>-0.2612478</text:p>
          </table:table-cell>
          <table:table-cell office:value-type="float" office:value="-0.0002749578" calcext:value-type="float">
            <text:p>-0.0002749578</text:p>
          </table:table-cell>
          <table:table-cell office:value-type="float" office:value="0.0002890885" calcext:value-type="float">
            <text:p>0.0002890885</text:p>
          </table:table-cell>
          <table:table-cell office:value-type="float" office:value="12.49934" calcext:value-type="float">
            <text:p>12.49934</text:p>
          </table:table-cell>
          <table:table-cell office:value-type="float" office:value="1.347356" calcext:value-type="float">
            <text:p>1.347356</text:p>
          </table:table-cell>
          <table:table-cell office:value-type="float" office:value="0.04222278" calcext:value-type="float">
            <text:p>0.04222278</text:p>
          </table:table-cell>
          <table:table-cell office:value-type="float" office:value="0.02982043" calcext:value-type="float">
            <text:p>0.02982043</text:p>
          </table:table-cell>
          <table:table-cell office:value-type="float" office:value="0.02605783" calcext:value-type="float">
            <text:p>0.02605783</text:p>
          </table:table-cell>
          <table:table-cell office:value-type="float" office:value="0.02663289" calcext:value-type="float">
            <text:p>0.02663289</text:p>
          </table:table-cell>
          <table:table-cell office:value-type="float" office:value="0.01038125" calcext:value-type="float">
            <text:p>0.01038125</text:p>
          </table:table-cell>
          <table:table-cell office:value-type="float" office:value="0.007297122" calcext:value-type="float">
            <text:p>0.007297122</text:p>
          </table:table-cell>
          <table:table-cell office:value-type="float" office:value="0.02033911" calcext:value-type="float">
            <text:p>0.02033911</text:p>
          </table:table-cell>
          <table:table-cell office:value-type="float" office:value="0.01870902" calcext:value-type="float">
            <text:p>0.01870902</text:p>
          </table:table-cell>
          <table:table-cell office:value-type="float" office:value="0.01810558" calcext:value-type="float">
            <text:p>0.01810558</text:p>
          </table:table-cell>
          <table:table-cell office:value-type="float" office:value="0.0175372" calcext:value-type="float">
            <text:p>0.0175372</text:p>
          </table:table-cell>
          <table:table-cell office:value-type="float" office:value="0.01486279" calcext:value-type="float">
            <text:p>0.01486279</text:p>
          </table:table-cell>
          <table:table-cell office:value-type="float" office:value="0.005950109" calcext:value-type="float">
            <text:p>0.005950109</text:p>
          </table:table-cell>
          <table:table-cell office:value-type="float" office:value="0.006768682" calcext:value-type="float">
            <text:p>0.006768682</text:p>
          </table:table-cell>
          <table:table-cell office:value-type="float" office:value="0" calcext:value-type="float">
            <text:p>0</text:p>
          </table:table-cell>
          <table:table-cell office:value-type="float" office:value="11.09141" calcext:value-type="float">
            <text:p>11.09141</text:p>
          </table:table-cell>
          <table:table-cell office:value-type="float" office:value="0.03911519" calcext:value-type="float">
            <text:p>0.03911519</text:p>
          </table:table-cell>
          <table:table-cell office:value-type="float" office:value="0.01372336" calcext:value-type="float">
            <text:p>0.01372336</text:p>
          </table:table-cell>
          <table:table-cell office:value-type="float" office:value="0.01301644" calcext:value-type="float">
            <text:p>0.01301644</text:p>
          </table:table-cell>
          <table:table-cell office:value-type="float" office:value="0.01062589" calcext:value-type="float">
            <text:p>0.01062589</text:p>
          </table:table-cell>
          <table:table-cell office:value-type="float" office:value="0.01135043" calcext:value-type="float">
            <text:p>0.01135043</text:p>
          </table:table-cell>
          <table:table-cell office:value-type="float" office:value="0.02818032" calcext:value-type="float">
            <text:p>0.02818032</text:p>
          </table:table-cell>
          <table:table-cell office:value-type="float" office:value="1.877184" calcext:value-type="float">
            <text:p>1.877184</text:p>
          </table:table-cell>
          <table:table-cell office:value-type="float" office:value="2.792052" calcext:value-type="float">
            <text:p>2.792052</text:p>
          </table:table-cell>
          <table:table-cell office:value-type="float" office:value="0.7223704" calcext:value-type="float">
            <text:p>0.7223704</text:p>
          </table:table-cell>
          <table:table-cell office:value-type="float" office:value="0.01857873" calcext:value-type="float">
            <text:p>0.01857873</text:p>
          </table:table-cell>
          <table:table-cell office:value-type="float" office:value="0.02174873" calcext:value-type="float">
            <text:p>0.02174873</text:p>
          </table:table-cell>
          <table:table-cell office:value-type="float" office:value="0.3783625" calcext:value-type="float">
            <text:p>0.3783625</text:p>
          </table:table-cell>
          <table:table-cell office:value-type="float" office:value="0.3553288" calcext:value-type="float">
            <text:p>0.3553288</text:p>
          </table:table-cell>
          <table:table-cell office:value-type="float" office:value="0" calcext:value-type="float">
            <text:p>0</text:p>
          </table:table-cell>
          <table:table-cell office:value-type="float" office:value="6570.382" calcext:value-type="float">
            <text:p>6570.3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875121" calcext:value-type="float">
            <text:p>-0.587512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2" calcext:value-type="float">
            <text:p>17092002</text:p>
          </table:table-cell>
          <table:table-cell office:value-type="float" office:value="10.42125" calcext:value-type="float">
            <text:p>10.42125</text:p>
          </table:table-cell>
          <table:table-cell office:value-type="float" office:value="1093.489" calcext:value-type="float">
            <text:p>1093.489</text:p>
          </table:table-cell>
          <table:table-cell office:value-type="float" office:value="0" calcext:value-type="float">
            <text:p>0</text:p>
          </table:table-cell>
          <table:table-cell office:value-type="float" office:value="-41.35084" calcext:value-type="float">
            <text:p>-41.35084</text:p>
          </table:table-cell>
          <table:table-cell office:value-type="float" office:value="0.7728627" calcext:value-type="float">
            <text:p>0.7728627</text:p>
          </table:table-cell>
          <table:table-cell office:value-type="float" office:value="2.808028" calcext:value-type="float">
            <text:p>2.808028</text:p>
          </table:table-cell>
          <table:table-cell office:value-type="float" office:value="0.01720536" calcext:value-type="float">
            <text:p>0.01720536</text:p>
          </table:table-cell>
          <table:table-cell office:value-type="float" office:value="0.0001384136" calcext:value-type="float">
            <text:p>0.0001384136</text:p>
          </table:table-cell>
          <table:table-cell office:value-type="float" office:value="0.09495602" calcext:value-type="float">
            <text:p>0.09495602</text:p>
          </table:table-cell>
          <table:table-cell office:value-type="float" office:value="-0.009123373" calcext:value-type="float">
            <text:p>-0.009123373</text:p>
          </table:table-cell>
          <table:table-cell office:value-type="float" office:value="-0.2613203" calcext:value-type="float">
            <text:p>-0.2613203</text:p>
          </table:table-cell>
          <table:table-cell office:value-type="float" office:value="-0.0002562534" calcext:value-type="float">
            <text:p>-0.0002562534</text:p>
          </table:table-cell>
          <table:table-cell office:value-type="float" office:value="0.0002970076" calcext:value-type="float">
            <text:p>0.0002970076</text:p>
          </table:table-cell>
          <table:table-cell office:value-type="float" office:value="12.45607" calcext:value-type="float">
            <text:p>12.45607</text:p>
          </table:table-cell>
          <table:table-cell office:value-type="float" office:value="1.346783" calcext:value-type="float">
            <text:p>1.346783</text:p>
          </table:table-cell>
          <table:table-cell office:value-type="float" office:value="0.04051505" calcext:value-type="float">
            <text:p>0.04051505</text:p>
          </table:table-cell>
          <table:table-cell office:value-type="float" office:value="0.0304792" calcext:value-type="float">
            <text:p>0.0304792</text:p>
          </table:table-cell>
          <table:table-cell office:value-type="float" office:value="0.02611804" calcext:value-type="float">
            <text:p>0.02611804</text:p>
          </table:table-cell>
          <table:table-cell office:value-type="float" office:value="0.02642837" calcext:value-type="float">
            <text:p>0.02642837</text:p>
          </table:table-cell>
          <table:table-cell office:value-type="float" office:value="0.01023883" calcext:value-type="float">
            <text:p>0.01023883</text:p>
          </table:table-cell>
          <table:table-cell office:value-type="float" office:value="0.007239526" calcext:value-type="float">
            <text:p>0.007239526</text:p>
          </table:table-cell>
          <table:table-cell office:value-type="float" office:value="0.02033517" calcext:value-type="float">
            <text:p>0.02033517</text:p>
          </table:table-cell>
          <table:table-cell office:value-type="float" office:value="0.01870738" calcext:value-type="float">
            <text:p>0.01870738</text:p>
          </table:table-cell>
          <table:table-cell office:value-type="float" office:value="0.01809631" calcext:value-type="float">
            <text:p>0.01809631</text:p>
          </table:table-cell>
          <table:table-cell office:value-type="float" office:value="0.01753994" calcext:value-type="float">
            <text:p>0.01753994</text:p>
          </table:table-cell>
          <table:table-cell office:value-type="float" office:value="0.01486788" calcext:value-type="float">
            <text:p>0.01486788</text:p>
          </table:table-cell>
          <table:table-cell office:value-type="float" office:value="0.005939609" calcext:value-type="float">
            <text:p>0.005939609</text:p>
          </table:table-cell>
          <table:table-cell office:value-type="float" office:value="0.006765383" calcext:value-type="float">
            <text:p>0.006765383</text:p>
          </table:table-cell>
          <table:table-cell office:value-type="float" office:value="0" calcext:value-type="float">
            <text:p>0</text:p>
          </table:table-cell>
          <table:table-cell office:value-type="float" office:value="10.78263" calcext:value-type="float">
            <text:p>10.78263</text:p>
          </table:table-cell>
          <table:table-cell office:value-type="float" office:value="0.03593793" calcext:value-type="float">
            <text:p>0.03593793</text:p>
          </table:table-cell>
          <table:table-cell office:value-type="float" office:value="0.01355305" calcext:value-type="float">
            <text:p>0.01355305</text:p>
          </table:table-cell>
          <table:table-cell office:value-type="float" office:value="0.01295932" calcext:value-type="float">
            <text:p>0.01295932</text:p>
          </table:table-cell>
          <table:table-cell office:value-type="float" office:value="0.01057517" calcext:value-type="float">
            <text:p>0.01057517</text:p>
          </table:table-cell>
          <table:table-cell office:value-type="float" office:value="0.01135064" calcext:value-type="float">
            <text:p>0.01135064</text:p>
          </table:table-cell>
          <table:table-cell office:value-type="float" office:value="0.02786721" calcext:value-type="float">
            <text:p>0.02786721</text:p>
          </table:table-cell>
          <table:table-cell office:value-type="float" office:value="1.662844" calcext:value-type="float">
            <text:p>1.662844</text:p>
          </table:table-cell>
          <table:table-cell office:value-type="float" office:value="2.630483" calcext:value-type="float">
            <text:p>2.630483</text:p>
          </table:table-cell>
          <table:table-cell office:value-type="float" office:value="0.6189787" calcext:value-type="float">
            <text:p>0.6189787</text:p>
          </table:table-cell>
          <table:table-cell office:value-type="float" office:value="0.01857518" calcext:value-type="float">
            <text:p>0.01857518</text:p>
          </table:table-cell>
          <table:table-cell office:value-type="float" office:value="0.02187634" calcext:value-type="float">
            <text:p>0.02187634</text:p>
          </table:table-cell>
          <table:table-cell office:value-type="float" office:value="0.3775355" calcext:value-type="float">
            <text:p>0.3775355</text:p>
          </table:table-cell>
          <table:table-cell office:value-type="float" office:value="0.35535" calcext:value-type="float">
            <text:p>0.35535</text:p>
          </table:table-cell>
          <table:table-cell office:value-type="float" office:value="0" calcext:value-type="float">
            <text:p>0</text:p>
          </table:table-cell>
          <table:table-cell office:value-type="float" office:value="6736.379" calcext:value-type="float">
            <text:p>6736.3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875641" calcext:value-type="float">
            <text:p>-0.587564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2" calcext:value-type="float">
            <text:p>18092002</text:p>
          </table:table-cell>
          <table:table-cell office:value-type="float" office:value="10.39478" calcext:value-type="float">
            <text:p>10.39478</text:p>
          </table:table-cell>
          <table:table-cell office:value-type="float" office:value="1093.449" calcext:value-type="float">
            <text:p>1093.449</text:p>
          </table:table-cell>
          <table:table-cell office:value-type="float" office:value="0" calcext:value-type="float">
            <text:p>0</text:p>
          </table:table-cell>
          <table:table-cell office:value-type="float" office:value="-41.61457" calcext:value-type="float">
            <text:p>-41.61457</text:p>
          </table:table-cell>
          <table:table-cell office:value-type="float" office:value="0.7957881" calcext:value-type="float">
            <text:p>0.7957881</text:p>
          </table:table-cell>
          <table:table-cell office:value-type="float" office:value="2.580985" calcext:value-type="float">
            <text:p>2.580985</text:p>
          </table:table-cell>
          <table:table-cell office:value-type="float" office:value="0.01720536" calcext:value-type="float">
            <text:p>0.01720536</text:p>
          </table:table-cell>
          <table:table-cell office:value-type="float" office:value="0.0001384136" calcext:value-type="float">
            <text:p>0.0001384136</text:p>
          </table:table-cell>
          <table:table-cell office:value-type="float" office:value="0.09495602" calcext:value-type="float">
            <text:p>0.09495602</text:p>
          </table:table-cell>
          <table:table-cell office:value-type="float" office:value="-0.009195253" calcext:value-type="float">
            <text:p>-0.009195253</text:p>
          </table:table-cell>
          <table:table-cell office:value-type="float" office:value="-0.2613671" calcext:value-type="float">
            <text:p>-0.2613671</text:p>
          </table:table-cell>
          <table:table-cell office:value-type="float" office:value="-0.0002388232" calcext:value-type="float">
            <text:p>-0.0002388232</text:p>
          </table:table-cell>
          <table:table-cell office:value-type="float" office:value="0.000305058" calcext:value-type="float">
            <text:p>0.000305058</text:p>
          </table:table-cell>
          <table:table-cell office:value-type="float" office:value="12.39314" calcext:value-type="float">
            <text:p>12.39314</text:p>
          </table:table-cell>
          <table:table-cell office:value-type="float" office:value="1.442606" calcext:value-type="float">
            <text:p>1.442606</text:p>
          </table:table-cell>
          <table:table-cell office:value-type="float" office:value="0.0419427" calcext:value-type="float">
            <text:p>0.0419427</text:p>
          </table:table-cell>
          <table:table-cell office:value-type="float" office:value="0.03282945" calcext:value-type="float">
            <text:p>0.03282945</text:p>
          </table:table-cell>
          <table:table-cell office:value-type="float" office:value="0.02777691" calcext:value-type="float">
            <text:p>0.02777691</text:p>
          </table:table-cell>
          <table:table-cell office:value-type="float" office:value="0.02777088" calcext:value-type="float">
            <text:p>0.02777088</text:p>
          </table:table-cell>
          <table:table-cell office:value-type="float" office:value="0.01056282" calcext:value-type="float">
            <text:p>0.01056282</text:p>
          </table:table-cell>
          <table:table-cell office:value-type="float" office:value="0.0072565" calcext:value-type="float">
            <text:p>0.0072565</text:p>
          </table:table-cell>
          <table:table-cell office:value-type="float" office:value="0.02031809" calcext:value-type="float">
            <text:p>0.02031809</text:p>
          </table:table-cell>
          <table:table-cell office:value-type="float" office:value="0.0187085" calcext:value-type="float">
            <text:p>0.0187085</text:p>
          </table:table-cell>
          <table:table-cell office:value-type="float" office:value="0.01809208" calcext:value-type="float">
            <text:p>0.01809208</text:p>
          </table:table-cell>
          <table:table-cell office:value-type="float" office:value="0.01754438" calcext:value-type="float">
            <text:p>0.01754438</text:p>
          </table:table-cell>
          <table:table-cell office:value-type="float" office:value="0.01487331" calcext:value-type="float">
            <text:p>0.01487331</text:p>
          </table:table-cell>
          <table:table-cell office:value-type="float" office:value="0.00594918" calcext:value-type="float">
            <text:p>0.00594918</text:p>
          </table:table-cell>
          <table:table-cell office:value-type="float" office:value="0.006741993" calcext:value-type="float">
            <text:p>0.006741993</text:p>
          </table:table-cell>
          <table:table-cell office:value-type="float" office:value="0" calcext:value-type="float">
            <text:p>0</text:p>
          </table:table-cell>
          <table:table-cell office:value-type="float" office:value="9.24964" calcext:value-type="float">
            <text:p>9.24964</text:p>
          </table:table-cell>
          <table:table-cell office:value-type="float" office:value="0.03301973" calcext:value-type="float">
            <text:p>0.03301973</text:p>
          </table:table-cell>
          <table:table-cell office:value-type="float" office:value="0.01305181" calcext:value-type="float">
            <text:p>0.01305181</text:p>
          </table:table-cell>
          <table:table-cell office:value-type="float" office:value="0.01243458" calcext:value-type="float">
            <text:p>0.01243458</text:p>
          </table:table-cell>
          <table:table-cell office:value-type="float" office:value="0.01022214" calcext:value-type="float">
            <text:p>0.01022214</text:p>
          </table:table-cell>
          <table:table-cell office:value-type="float" office:value="0.01060746" calcext:value-type="float">
            <text:p>0.01060746</text:p>
          </table:table-cell>
          <table:table-cell office:value-type="float" office:value="0.02762036" calcext:value-type="float">
            <text:p>0.02762036</text:p>
          </table:table-cell>
          <table:table-cell office:value-type="float" office:value="1.474437" calcext:value-type="float">
            <text:p>1.474437</text:p>
          </table:table-cell>
          <table:table-cell office:value-type="float" office:value="2.472501" calcext:value-type="float">
            <text:p>2.472501</text:p>
          </table:table-cell>
          <table:table-cell office:value-type="float" office:value="0.5191212" calcext:value-type="float">
            <text:p>0.5191212</text:p>
          </table:table-cell>
          <table:table-cell office:value-type="float" office:value="0.01857277" calcext:value-type="float">
            <text:p>0.01857277</text:p>
          </table:table-cell>
          <table:table-cell office:value-type="float" office:value="0.02205044" calcext:value-type="float">
            <text:p>0.02205044</text:p>
          </table:table-cell>
          <table:table-cell office:value-type="float" office:value="0.3816946" calcext:value-type="float">
            <text:p>0.3816946</text:p>
          </table:table-cell>
          <table:table-cell office:value-type="float" office:value="0.3504958" calcext:value-type="float">
            <text:p>0.3504958</text:p>
          </table:table-cell>
          <table:table-cell office:value-type="float" office:value="0" calcext:value-type="float">
            <text:p>0</text:p>
          </table:table-cell>
          <table:table-cell office:value-type="float" office:value="6968.68" calcext:value-type="float">
            <text:p>6968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876251" calcext:value-type="float">
            <text:p>-0.587625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2" calcext:value-type="float">
            <text:p>19092002</text:p>
          </table:table-cell>
          <table:table-cell office:value-type="float" office:value="10.3914" calcext:value-type="float">
            <text:p>10.3914</text:p>
          </table:table-cell>
          <table:table-cell office:value-type="float" office:value="1093.408" calcext:value-type="float">
            <text:p>1093.408</text:p>
          </table:table-cell>
          <table:table-cell office:value-type="float" office:value="0" calcext:value-type="float">
            <text:p>0</text:p>
          </table:table-cell>
          <table:table-cell office:value-type="float" office:value="-41.83517" calcext:value-type="float">
            <text:p>-41.83517</text:p>
          </table:table-cell>
          <table:table-cell office:value-type="float" office:value="0.8011488" calcext:value-type="float">
            <text:p>0.8011488</text:p>
          </table:table-cell>
          <table:table-cell office:value-type="float" office:value="2.393641" calcext:value-type="float">
            <text:p>2.393641</text:p>
          </table:table-cell>
          <table:table-cell office:value-type="float" office:value="0.01720536" calcext:value-type="float">
            <text:p>0.01720536</text:p>
          </table:table-cell>
          <table:table-cell office:value-type="float" office:value="0.0001384136" calcext:value-type="float">
            <text:p>0.0001384136</text:p>
          </table:table-cell>
          <table:table-cell office:value-type="float" office:value="0.09495602" calcext:value-type="float">
            <text:p>0.09495602</text:p>
          </table:table-cell>
          <table:table-cell office:value-type="float" office:value="-0.01001952" calcext:value-type="float">
            <text:p>-0.01001952</text:p>
          </table:table-cell>
          <table:table-cell office:value-type="float" office:value="-0.2613721" calcext:value-type="float">
            <text:p>-0.2613721</text:p>
          </table:table-cell>
          <table:table-cell office:value-type="float" office:value="-0.0002181469" calcext:value-type="float">
            <text:p>-0.0002181469</text:p>
          </table:table-cell>
          <table:table-cell office:value-type="float" office:value="0.0003131424" calcext:value-type="float">
            <text:p>0.0003131424</text:p>
          </table:table-cell>
          <table:table-cell office:value-type="float" office:value="12.37189" calcext:value-type="float">
            <text:p>12.37189</text:p>
          </table:table-cell>
          <table:table-cell office:value-type="float" office:value="1.39212" calcext:value-type="float">
            <text:p>1.39212</text:p>
          </table:table-cell>
          <table:table-cell office:value-type="float" office:value="0.0375101" calcext:value-type="float">
            <text:p>0.0375101</text:p>
          </table:table-cell>
          <table:table-cell office:value-type="float" office:value="0.03082914" calcext:value-type="float">
            <text:p>0.03082914</text:p>
          </table:table-cell>
          <table:table-cell office:value-type="float" office:value="0.02672506" calcext:value-type="float">
            <text:p>0.02672506</text:p>
          </table:table-cell>
          <table:table-cell office:value-type="float" office:value="0.02712473" calcext:value-type="float">
            <text:p>0.02712473</text:p>
          </table:table-cell>
          <table:table-cell office:value-type="float" office:value="0.01049354" calcext:value-type="float">
            <text:p>0.01049354</text:p>
          </table:table-cell>
          <table:table-cell office:value-type="float" office:value="0.007242001" calcext:value-type="float">
            <text:p>0.007242001</text:p>
          </table:table-cell>
          <table:table-cell office:value-type="float" office:value="0.02026667" calcext:value-type="float">
            <text:p>0.02026667</text:p>
          </table:table-cell>
          <table:table-cell office:value-type="float" office:value="0.01871017" calcext:value-type="float">
            <text:p>0.01871017</text:p>
          </table:table-cell>
          <table:table-cell office:value-type="float" office:value="0.01809162" calcext:value-type="float">
            <text:p>0.01809162</text:p>
          </table:table-cell>
          <table:table-cell office:value-type="float" office:value="0.01755037" calcext:value-type="float">
            <text:p>0.01755037</text:p>
          </table:table-cell>
          <table:table-cell office:value-type="float" office:value="0.01487989" calcext:value-type="float">
            <text:p>0.01487989</text:p>
          </table:table-cell>
          <table:table-cell office:value-type="float" office:value="0.005936166" calcext:value-type="float">
            <text:p>0.005936166</text:p>
          </table:table-cell>
          <table:table-cell office:value-type="float" office:value="0.006740869" calcext:value-type="float">
            <text:p>0.006740869</text:p>
          </table:table-cell>
          <table:table-cell office:value-type="float" office:value="0" calcext:value-type="float">
            <text:p>0</text:p>
          </table:table-cell>
          <table:table-cell office:value-type="float" office:value="7.901212" calcext:value-type="float">
            <text:p>7.901212</text:p>
          </table:table-cell>
          <table:table-cell office:value-type="float" office:value="0.03179705" calcext:value-type="float">
            <text:p>0.03179705</text:p>
          </table:table-cell>
          <table:table-cell office:value-type="float" office:value="0.0138091" calcext:value-type="float">
            <text:p>0.0138091</text:p>
          </table:table-cell>
          <table:table-cell office:value-type="float" office:value="0.01300701" calcext:value-type="float">
            <text:p>0.01300701</text:p>
          </table:table-cell>
          <table:table-cell office:value-type="float" office:value="0.01040305" calcext:value-type="float">
            <text:p>0.01040305</text:p>
          </table:table-cell>
          <table:table-cell office:value-type="float" office:value="0.01043653" calcext:value-type="float">
            <text:p>0.01043653</text:p>
          </table:table-cell>
          <table:table-cell office:value-type="float" office:value="0.02738568" calcext:value-type="float">
            <text:p>0.02738568</text:p>
          </table:table-cell>
          <table:table-cell office:value-type="float" office:value="1.366137" calcext:value-type="float">
            <text:p>1.366137</text:p>
          </table:table-cell>
          <table:table-cell office:value-type="float" office:value="2.315561" calcext:value-type="float">
            <text:p>2.315561</text:p>
          </table:table-cell>
          <table:table-cell office:value-type="float" office:value="0.4235505" calcext:value-type="float">
            <text:p>0.4235505</text:p>
          </table:table-cell>
          <table:table-cell office:value-type="float" office:value="0.01857357" calcext:value-type="float">
            <text:p>0.01857357</text:p>
          </table:table-cell>
          <table:table-cell office:value-type="float" office:value="0.0225284" calcext:value-type="float">
            <text:p>0.0225284</text:p>
          </table:table-cell>
          <table:table-cell office:value-type="float" office:value="0.3797804" calcext:value-type="float">
            <text:p>0.3797804</text:p>
          </table:table-cell>
          <table:table-cell office:value-type="float" office:value="0.3527288" calcext:value-type="float">
            <text:p>0.3527288</text:p>
          </table:table-cell>
          <table:table-cell office:value-type="float" office:value="0" calcext:value-type="float">
            <text:p>0</text:p>
          </table:table-cell>
          <table:table-cell office:value-type="float" office:value="7042.285" calcext:value-type="float">
            <text:p>7042.2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876807" calcext:value-type="float">
            <text:p>-0.587680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2" calcext:value-type="float">
            <text:p>20092002</text:p>
          </table:table-cell>
          <table:table-cell office:value-type="float" office:value="10.37006" calcext:value-type="float">
            <text:p>10.37006</text:p>
          </table:table-cell>
          <table:table-cell office:value-type="float" office:value="1093.37" calcext:value-type="float">
            <text:p>1093.37</text:p>
          </table:table-cell>
          <table:table-cell office:value-type="float" office:value="0" calcext:value-type="float">
            <text:p>0</text:p>
          </table:table-cell>
          <table:table-cell office:value-type="float" office:value="-42.01542" calcext:value-type="float">
            <text:p>-42.01542</text:p>
          </table:table-cell>
          <table:table-cell office:value-type="float" office:value="0.8219318" calcext:value-type="float">
            <text:p>0.8219318</text:p>
          </table:table-cell>
          <table:table-cell office:value-type="float" office:value="2.245523" calcext:value-type="float">
            <text:p>2.245523</text:p>
          </table:table-cell>
          <table:table-cell office:value-type="float" office:value="0.01720536" calcext:value-type="float">
            <text:p>0.01720536</text:p>
          </table:table-cell>
          <table:table-cell office:value-type="float" office:value="0.0001384136" calcext:value-type="float">
            <text:p>0.0001384136</text:p>
          </table:table-cell>
          <table:table-cell office:value-type="float" office:value="0.09495602" calcext:value-type="float">
            <text:p>0.09495602</text:p>
          </table:table-cell>
          <table:table-cell office:value-type="float" office:value="-0.01082034" calcext:value-type="float">
            <text:p>-0.01082034</text:p>
          </table:table-cell>
          <table:table-cell office:value-type="float" office:value="-0.2613794" calcext:value-type="float">
            <text:p>-0.2613794</text:p>
          </table:table-cell>
          <table:table-cell office:value-type="float" office:value="-0.0002004733" calcext:value-type="float">
            <text:p>-0.0002004733</text:p>
          </table:table-cell>
          <table:table-cell office:value-type="float" office:value="0.0003215232" calcext:value-type="float">
            <text:p>0.0003215232</text:p>
          </table:table-cell>
          <table:table-cell office:value-type="float" office:value="12.31827" calcext:value-type="float">
            <text:p>12.31827</text:p>
          </table:table-cell>
          <table:table-cell office:value-type="float" office:value="1.64627" calcext:value-type="float">
            <text:p>1.64627</text:p>
          </table:table-cell>
          <table:table-cell office:value-type="float" office:value="0.0388481" calcext:value-type="float">
            <text:p>0.0388481</text:p>
          </table:table-cell>
          <table:table-cell office:value-type="float" office:value="0.03183903" calcext:value-type="float">
            <text:p>0.03183903</text:p>
          </table:table-cell>
          <table:table-cell office:value-type="float" office:value="0.0272718" calcext:value-type="float">
            <text:p>0.0272718</text:p>
          </table:table-cell>
          <table:table-cell office:value-type="float" office:value="0.02742318" calcext:value-type="float">
            <text:p>0.02742318</text:p>
          </table:table-cell>
          <table:table-cell office:value-type="float" office:value="0.01048816" calcext:value-type="float">
            <text:p>0.01048816</text:p>
          </table:table-cell>
          <table:table-cell office:value-type="float" office:value="0.00721286" calcext:value-type="float">
            <text:p>0.00721286</text:p>
          </table:table-cell>
          <table:table-cell office:value-type="float" office:value="0.02018335" calcext:value-type="float">
            <text:p>0.02018335</text:p>
          </table:table-cell>
          <table:table-cell office:value-type="float" office:value="0.01871482" calcext:value-type="float">
            <text:p>0.01871482</text:p>
          </table:table-cell>
          <table:table-cell office:value-type="float" office:value="0.01809362" calcext:value-type="float">
            <text:p>0.01809362</text:p>
          </table:table-cell>
          <table:table-cell office:value-type="float" office:value="0.01755761" calcext:value-type="float">
            <text:p>0.01755761</text:p>
          </table:table-cell>
          <table:table-cell office:value-type="float" office:value="0.01488688" calcext:value-type="float">
            <text:p>0.01488688</text:p>
          </table:table-cell>
          <table:table-cell office:value-type="float" office:value="0.005923183" calcext:value-type="float">
            <text:p>0.005923183</text:p>
          </table:table-cell>
          <table:table-cell office:value-type="float" office:value="0.006739825" calcext:value-type="float">
            <text:p>0.006739825</text:p>
          </table:table-cell>
          <table:table-cell office:value-type="float" office:value="0" calcext:value-type="float">
            <text:p>0</text:p>
          </table:table-cell>
          <table:table-cell office:value-type="float" office:value="6.668845" calcext:value-type="float">
            <text:p>6.668845</text:p>
          </table:table-cell>
          <table:table-cell office:value-type="float" office:value="0.02902935" calcext:value-type="float">
            <text:p>0.02902935</text:p>
          </table:table-cell>
          <table:table-cell office:value-type="float" office:value="0.01346802" calcext:value-type="float">
            <text:p>0.01346802</text:p>
          </table:table-cell>
          <table:table-cell office:value-type="float" office:value="0.01291965" calcext:value-type="float">
            <text:p>0.01291965</text:p>
          </table:table-cell>
          <table:table-cell office:value-type="float" office:value="0.01042052" calcext:value-type="float">
            <text:p>0.01042052</text:p>
          </table:table-cell>
          <table:table-cell office:value-type="float" office:value="0.01067793" calcext:value-type="float">
            <text:p>0.01067793</text:p>
          </table:table-cell>
          <table:table-cell office:value-type="float" office:value="0.02712977" calcext:value-type="float">
            <text:p>0.02712977</text:p>
          </table:table-cell>
          <table:table-cell office:value-type="float" office:value="1.349646" calcext:value-type="float">
            <text:p>1.349646</text:p>
          </table:table-cell>
          <table:table-cell office:value-type="float" office:value="2.159397" calcext:value-type="float">
            <text:p>2.159397</text:p>
          </table:table-cell>
          <table:table-cell office:value-type="float" office:value="0.3330975" calcext:value-type="float">
            <text:p>0.3330975</text:p>
          </table:table-cell>
          <table:table-cell office:value-type="float" office:value="0.01857564" calcext:value-type="float">
            <text:p>0.01857564</text:p>
          </table:table-cell>
          <table:table-cell office:value-type="float" office:value="0.02285017" calcext:value-type="float">
            <text:p>0.02285017</text:p>
          </table:table-cell>
          <table:table-cell office:value-type="float" office:value="0.3779226" calcext:value-type="float">
            <text:p>0.3779226</text:p>
          </table:table-cell>
          <table:table-cell office:value-type="float" office:value="0.3550011" calcext:value-type="float">
            <text:p>0.3550011</text:p>
          </table:table-cell>
          <table:table-cell office:value-type="float" office:value="0" calcext:value-type="float">
            <text:p>0</text:p>
          </table:table-cell>
          <table:table-cell office:value-type="float" office:value="7239.292" calcext:value-type="float">
            <text:p>7239.2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877385" calcext:value-type="float">
            <text:p>-0.587738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2" calcext:value-type="float">
            <text:p>21092002</text:p>
          </table:table-cell>
          <table:table-cell office:value-type="float" office:value="10.3634" calcext:value-type="float">
            <text:p>10.3634</text:p>
          </table:table-cell>
          <table:table-cell office:value-type="float" office:value="1093.331" calcext:value-type="float">
            <text:p>1093.331</text:p>
          </table:table-cell>
          <table:table-cell office:value-type="float" office:value="0" calcext:value-type="float">
            <text:p>0</text:p>
          </table:table-cell>
          <table:table-cell office:value-type="float" office:value="-42.18671" calcext:value-type="float">
            <text:p>-42.18671</text:p>
          </table:table-cell>
          <table:table-cell office:value-type="float" office:value="0.8294128" calcext:value-type="float">
            <text:p>0.8294128</text:p>
          </table:table-cell>
          <table:table-cell office:value-type="float" office:value="2.106423" calcext:value-type="float">
            <text:p>2.106423</text:p>
          </table:table-cell>
          <table:table-cell office:value-type="float" office:value="0.01720536" calcext:value-type="float">
            <text:p>0.01720536</text:p>
          </table:table-cell>
          <table:table-cell office:value-type="float" office:value="0.0001384136" calcext:value-type="float">
            <text:p>0.0001384136</text:p>
          </table:table-cell>
          <table:table-cell office:value-type="float" office:value="0.09495602" calcext:value-type="float">
            <text:p>0.09495602</text:p>
          </table:table-cell>
          <table:table-cell office:value-type="float" office:value="-0.01092171" calcext:value-type="float">
            <text:p>-0.01092171</text:p>
          </table:table-cell>
          <table:table-cell office:value-type="float" office:value="-0.2613718" calcext:value-type="float">
            <text:p>-0.2613718</text:p>
          </table:table-cell>
          <table:table-cell office:value-type="float" office:value="-0.0001802076" calcext:value-type="float">
            <text:p>-0.0001802076</text:p>
          </table:table-cell>
          <table:table-cell office:value-type="float" office:value="0.00033018" calcext:value-type="float">
            <text:p>0.00033018</text:p>
          </table:table-cell>
          <table:table-cell office:value-type="float" office:value="12.28818" calcext:value-type="float">
            <text:p>12.28818</text:p>
          </table:table-cell>
          <table:table-cell office:value-type="float" office:value="1.541249" calcext:value-type="float">
            <text:p>1.541249</text:p>
          </table:table-cell>
          <table:table-cell office:value-type="float" office:value="0.03593491" calcext:value-type="float">
            <text:p>0.03593491</text:p>
          </table:table-cell>
          <table:table-cell office:value-type="float" office:value="0.03032322" calcext:value-type="float">
            <text:p>0.03032322</text:p>
          </table:table-cell>
          <table:table-cell office:value-type="float" office:value="0.02641371" calcext:value-type="float">
            <text:p>0.02641371</text:p>
          </table:table-cell>
          <table:table-cell office:value-type="float" office:value="0.02684509" calcext:value-type="float">
            <text:p>0.02684509</text:p>
          </table:table-cell>
          <table:table-cell office:value-type="float" office:value="0.01038631" calcext:value-type="float">
            <text:p>0.01038631</text:p>
          </table:table-cell>
          <table:table-cell office:value-type="float" office:value="0.007189975" calcext:value-type="float">
            <text:p>0.007189975</text:p>
          </table:table-cell>
          <table:table-cell office:value-type="float" office:value="0.02012056" calcext:value-type="float">
            <text:p>0.02012056</text:p>
          </table:table-cell>
          <table:table-cell office:value-type="float" office:value="0.01872065" calcext:value-type="float">
            <text:p>0.01872065</text:p>
          </table:table-cell>
          <table:table-cell office:value-type="float" office:value="0.0180969" calcext:value-type="float">
            <text:p>0.0180969</text:p>
          </table:table-cell>
          <table:table-cell office:value-type="float" office:value="0.0175657" calcext:value-type="float">
            <text:p>0.0175657</text:p>
          </table:table-cell>
          <table:table-cell office:value-type="float" office:value="0.01489409" calcext:value-type="float">
            <text:p>0.01489409</text:p>
          </table:table-cell>
          <table:table-cell office:value-type="float" office:value="0.005911394" calcext:value-type="float">
            <text:p>0.005911394</text:p>
          </table:table-cell>
          <table:table-cell office:value-type="float" office:value="0.006738042" calcext:value-type="float">
            <text:p>0.006738042</text:p>
          </table:table-cell>
          <table:table-cell office:value-type="float" office:value="0" calcext:value-type="float">
            <text:p>0</text:p>
          </table:table-cell>
          <table:table-cell office:value-type="float" office:value="5.33317" calcext:value-type="float">
            <text:p>5.33317</text:p>
          </table:table-cell>
          <table:table-cell office:value-type="float" office:value="0.02788244" calcext:value-type="float">
            <text:p>0.02788244</text:p>
          </table:table-cell>
          <table:table-cell office:value-type="float" office:value="0.0138622" calcext:value-type="float">
            <text:p>0.0138622</text:p>
          </table:table-cell>
          <table:table-cell office:value-type="float" office:value="0.01323278" calcext:value-type="float">
            <text:p>0.01323278</text:p>
          </table:table-cell>
          <table:table-cell office:value-type="float" office:value="0.01049302" calcext:value-type="float">
            <text:p>0.01049302</text:p>
          </table:table-cell>
          <table:table-cell office:value-type="float" office:value="0.01066355" calcext:value-type="float">
            <text:p>0.01066355</text:p>
          </table:table-cell>
          <table:table-cell office:value-type="float" office:value="0.02691275" calcext:value-type="float">
            <text:p>0.02691275</text:p>
          </table:table-cell>
          <table:table-cell office:value-type="float" office:value="1.348834" calcext:value-type="float">
            <text:p>1.348834</text:p>
          </table:table-cell>
          <table:table-cell office:value-type="float" office:value="2.004675" calcext:value-type="float">
            <text:p>2.004675</text:p>
          </table:table-cell>
          <table:table-cell office:value-type="float" office:value="0.2494344" calcext:value-type="float">
            <text:p>0.2494344</text:p>
          </table:table-cell>
          <table:table-cell office:value-type="float" office:value="0.01857404" calcext:value-type="float">
            <text:p>0.01857404</text:p>
          </table:table-cell>
          <table:table-cell office:value-type="float" office:value="0.02303353" calcext:value-type="float">
            <text:p>0.02303353</text:p>
          </table:table-cell>
          <table:table-cell office:value-type="float" office:value="0.3765303" calcext:value-type="float">
            <text:p>0.3765303</text:p>
          </table:table-cell>
          <table:table-cell office:value-type="float" office:value="0.3557274" calcext:value-type="float">
            <text:p>0.3557274</text:p>
          </table:table-cell>
          <table:table-cell office:value-type="float" office:value="0" calcext:value-type="float">
            <text:p>0</text:p>
          </table:table-cell>
          <table:table-cell office:value-type="float" office:value="7336.112" calcext:value-type="float">
            <text:p>7336.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877991" calcext:value-type="float">
            <text:p>-0.587799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2" calcext:value-type="float">
            <text:p>22092002</text:p>
          </table:table-cell>
          <table:table-cell office:value-type="float" office:value="10.35782" calcext:value-type="float">
            <text:p>10.35782</text:p>
          </table:table-cell>
          <table:table-cell office:value-type="float" office:value="1093.293" calcext:value-type="float">
            <text:p>1093.293</text:p>
          </table:table-cell>
          <table:table-cell office:value-type="float" office:value="0" calcext:value-type="float">
            <text:p>0</text:p>
          </table:table-cell>
          <table:table-cell office:value-type="float" office:value="-42.34182" calcext:value-type="float">
            <text:p>-42.34182</text:p>
          </table:table-cell>
          <table:table-cell office:value-type="float" office:value="0.8383922" calcext:value-type="float">
            <text:p>0.8383922</text:p>
          </table:table-cell>
          <table:table-cell office:value-type="float" office:value="1.978466" calcext:value-type="float">
            <text:p>1.978466</text:p>
          </table:table-cell>
          <table:table-cell office:value-type="float" office:value="0.01720536" calcext:value-type="float">
            <text:p>0.01720536</text:p>
          </table:table-cell>
          <table:table-cell office:value-type="float" office:value="0.0001384136" calcext:value-type="float">
            <text:p>0.0001384136</text:p>
          </table:table-cell>
          <table:table-cell office:value-type="float" office:value="0.09495602" calcext:value-type="float">
            <text:p>0.09495602</text:p>
          </table:table-cell>
          <table:table-cell office:value-type="float" office:value="-0.01092171" calcext:value-type="float">
            <text:p>-0.01092171</text:p>
          </table:table-cell>
          <table:table-cell office:value-type="float" office:value="-0.2613643" calcext:value-type="float">
            <text:p>-0.2613643</text:p>
          </table:table-cell>
          <table:table-cell office:value-type="float" office:value="-0.000159275" calcext:value-type="float">
            <text:p>-0.000159275</text:p>
          </table:table-cell>
          <table:table-cell office:value-type="float" office:value="0.0003392104" calcext:value-type="float">
            <text:p>0.0003392104</text:p>
          </table:table-cell>
          <table:table-cell office:value-type="float" office:value="12.25989" calcext:value-type="float">
            <text:p>12.25989</text:p>
          </table:table-cell>
          <table:table-cell office:value-type="float" office:value="1.62201" calcext:value-type="float">
            <text:p>1.62201</text:p>
          </table:table-cell>
          <table:table-cell office:value-type="float" office:value="0.0340762" calcext:value-type="float">
            <text:p>0.0340762</text:p>
          </table:table-cell>
          <table:table-cell office:value-type="float" office:value="0.02917822" calcext:value-type="float">
            <text:p>0.02917822</text:p>
          </table:table-cell>
          <table:table-cell office:value-type="float" office:value="0.02557796" calcext:value-type="float">
            <text:p>0.02557796</text:p>
          </table:table-cell>
          <table:table-cell office:value-type="float" office:value="0.02608648" calcext:value-type="float">
            <text:p>0.02608648</text:p>
          </table:table-cell>
          <table:table-cell office:value-type="float" office:value="0.01014574" calcext:value-type="float">
            <text:p>0.01014574</text:p>
          </table:table-cell>
          <table:table-cell office:value-type="float" office:value="0.00713662" calcext:value-type="float">
            <text:p>0.00713662</text:p>
          </table:table-cell>
          <table:table-cell office:value-type="float" office:value="0.02008019" calcext:value-type="float">
            <text:p>0.02008019</text:p>
          </table:table-cell>
          <table:table-cell office:value-type="float" office:value="0.01872849" calcext:value-type="float">
            <text:p>0.01872849</text:p>
          </table:table-cell>
          <table:table-cell office:value-type="float" office:value="0.01809995" calcext:value-type="float">
            <text:p>0.01809995</text:p>
          </table:table-cell>
          <table:table-cell office:value-type="float" office:value="0.01757439" calcext:value-type="float">
            <text:p>0.01757439</text:p>
          </table:table-cell>
          <table:table-cell office:value-type="float" office:value="0.01490159" calcext:value-type="float">
            <text:p>0.01490159</text:p>
          </table:table-cell>
          <table:table-cell office:value-type="float" office:value="0.005901244" calcext:value-type="float">
            <text:p>0.005901244</text:p>
          </table:table-cell>
          <table:table-cell office:value-type="float" office:value="0.006734735" calcext:value-type="float">
            <text:p>0.006734735</text:p>
          </table:table-cell>
          <table:table-cell office:value-type="float" office:value="0" calcext:value-type="float">
            <text:p>0</text:p>
          </table:table-cell>
          <table:table-cell office:value-type="float" office:value="4.403205" calcext:value-type="float">
            <text:p>4.403205</text:p>
          </table:table-cell>
          <table:table-cell office:value-type="float" office:value="0.02637189" calcext:value-type="float">
            <text:p>0.02637189</text:p>
          </table:table-cell>
          <table:table-cell office:value-type="float" office:value="0.0141442" calcext:value-type="float">
            <text:p>0.0141442</text:p>
          </table:table-cell>
          <table:table-cell office:value-type="float" office:value="0.01361828" calcext:value-type="float">
            <text:p>0.01361828</text:p>
          </table:table-cell>
          <table:table-cell office:value-type="float" office:value="0.01068826" calcext:value-type="float">
            <text:p>0.01068826</text:p>
          </table:table-cell>
          <table:table-cell office:value-type="float" office:value="0.01111283" calcext:value-type="float">
            <text:p>0.01111283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1.348867" calcext:value-type="float">
            <text:p>1.348867</text:p>
          </table:table-cell>
          <table:table-cell office:value-type="float" office:value="1.851467" calcext:value-type="float">
            <text:p>1.851467</text:p>
          </table:table-cell>
          <table:table-cell office:value-type="float" office:value="0.1754066" calcext:value-type="float">
            <text:p>0.1754066</text:p>
          </table:table-cell>
          <table:table-cell office:value-type="float" office:value="0.01857189" calcext:value-type="float">
            <text:p>0.01857189</text:p>
          </table:table-cell>
          <table:table-cell office:value-type="float" office:value="0.02318466" calcext:value-type="float">
            <text:p>0.02318466</text:p>
          </table:table-cell>
          <table:table-cell office:value-type="float" office:value="0.3757144" calcext:value-type="float">
            <text:p>0.3757144</text:p>
          </table:table-cell>
          <table:table-cell office:value-type="float" office:value="0.3557484" calcext:value-type="float">
            <text:p>0.3557484</text:p>
          </table:table-cell>
          <table:table-cell office:value-type="float" office:value="0" calcext:value-type="float">
            <text:p>0</text:p>
          </table:table-cell>
          <table:table-cell office:value-type="float" office:value="7428.35" calcext:value-type="float">
            <text:p>7428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878574" calcext:value-type="float">
            <text:p>-0.587857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2" calcext:value-type="float">
            <text:p>23092002</text:p>
          </table:table-cell>
          <table:table-cell office:value-type="float" office:value="10.35509" calcext:value-type="float">
            <text:p>10.35509</text:p>
          </table:table-cell>
          <table:table-cell office:value-type="float" office:value="1093.257" calcext:value-type="float">
            <text:p>1093.257</text:p>
          </table:table-cell>
          <table:table-cell office:value-type="float" office:value="0" calcext:value-type="float">
            <text:p>0</text:p>
          </table:table-cell>
          <table:table-cell office:value-type="float" office:value="-42.48763" calcext:value-type="float">
            <text:p>-42.48763</text:p>
          </table:table-cell>
          <table:table-cell office:value-type="float" office:value="0.844213" calcext:value-type="float">
            <text:p>0.844213</text:p>
          </table:table-cell>
          <table:table-cell office:value-type="float" office:value="1.859926" calcext:value-type="float">
            <text:p>1.859926</text:p>
          </table:table-cell>
          <table:table-cell office:value-type="float" office:value="0.01720536" calcext:value-type="float">
            <text:p>0.01720536</text:p>
          </table:table-cell>
          <table:table-cell office:value-type="float" office:value="0.0001384136" calcext:value-type="float">
            <text:p>0.0001384136</text:p>
          </table:table-cell>
          <table:table-cell office:value-type="float" office:value="0.09495602" calcext:value-type="float">
            <text:p>0.09495602</text:p>
          </table:table-cell>
          <table:table-cell office:value-type="float" office:value="-0.01092171" calcext:value-type="float">
            <text:p>-0.01092171</text:p>
          </table:table-cell>
          <table:table-cell office:value-type="float" office:value="-0.2613533" calcext:value-type="float">
            <text:p>-0.2613533</text:p>
          </table:table-cell>
          <table:table-cell office:value-type="float" office:value="-0.0001378741" calcext:value-type="float">
            <text:p>-0.0001378741</text:p>
          </table:table-cell>
          <table:table-cell office:value-type="float" office:value="0.0003485799" calcext:value-type="float">
            <text:p>0.0003485799</text:p>
          </table:table-cell>
          <table:table-cell office:value-type="float" office:value="12.23671" calcext:value-type="float">
            <text:p>12.23671</text:p>
          </table:table-cell>
          <table:table-cell office:value-type="float" office:value="1.585866" calcext:value-type="float">
            <text:p>1.585866</text:p>
          </table:table-cell>
          <table:table-cell office:value-type="float" office:value="0.03217232" calcext:value-type="float">
            <text:p>0.03217232</text:p>
          </table:table-cell>
          <table:table-cell office:value-type="float" office:value="0.02799197" calcext:value-type="float">
            <text:p>0.02799197</text:p>
          </table:table-cell>
          <table:table-cell office:value-type="float" office:value="0.02474894" calcext:value-type="float">
            <text:p>0.02474894</text:p>
          </table:table-cell>
          <table:table-cell office:value-type="float" office:value="0.02538141" calcext:value-type="float">
            <text:p>0.02538141</text:p>
          </table:table-cell>
          <table:table-cell office:value-type="float" office:value="0.009954161" calcext:value-type="float">
            <text:p>0.009954161</text:p>
          </table:table-cell>
          <table:table-cell office:value-type="float" office:value="0.007092627" calcext:value-type="float">
            <text:p>0.007092627</text:p>
          </table:table-cell>
          <table:table-cell office:value-type="float" office:value="0.020053" calcext:value-type="float">
            <text:p>0.020053</text:p>
          </table:table-cell>
          <table:table-cell office:value-type="float" office:value="0.01873805" calcext:value-type="float">
            <text:p>0.01873805</text:p>
          </table:table-cell>
          <table:table-cell office:value-type="float" office:value="0.01810052" calcext:value-type="float">
            <text:p>0.01810052</text:p>
          </table:table-cell>
          <table:table-cell office:value-type="float" office:value="0.0175835" calcext:value-type="float">
            <text:p>0.0175835</text:p>
          </table:table-cell>
          <table:table-cell office:value-type="float" office:value="0.01490934" calcext:value-type="float">
            <text:p>0.01490934</text:p>
          </table:table-cell>
          <table:table-cell office:value-type="float" office:value="0.005891189" calcext:value-type="float">
            <text:p>0.005891189</text:p>
          </table:table-cell>
          <table:table-cell office:value-type="float" office:value="0.006731425" calcext:value-type="float">
            <text:p>0.006731425</text:p>
          </table:table-cell>
          <table:table-cell office:value-type="float" office:value="0" calcext:value-type="float">
            <text:p>0</text:p>
          </table:table-cell>
          <table:table-cell office:value-type="float" office:value="3.473877" calcext:value-type="float">
            <text:p>3.473877</text:p>
          </table:table-cell>
          <table:table-cell office:value-type="float" office:value="0.02507582" calcext:value-type="float">
            <text:p>0.02507582</text:p>
          </table:table-cell>
          <table:table-cell office:value-type="float" office:value="0.01434178" calcext:value-type="float">
            <text:p>0.01434178</text:p>
          </table:table-cell>
          <table:table-cell office:value-type="float" office:value="0.01383598" calcext:value-type="float">
            <text:p>0.01383598</text:p>
          </table:table-cell>
          <table:table-cell office:value-type="float" office:value="0.010771" calcext:value-type="float">
            <text:p>0.010771</text:p>
          </table:table-cell>
          <table:table-cell office:value-type="float" office:value="0.01135048" calcext:value-type="float">
            <text:p>0.01135048</text:p>
          </table:table-cell>
          <table:table-cell office:value-type="float" office:value="0.0264421" calcext:value-type="float">
            <text:p>0.0264421</text:p>
          </table:table-cell>
          <table:table-cell office:value-type="float" office:value="1.348921" calcext:value-type="float">
            <text:p>1.348921</text:p>
          </table:table-cell>
          <table:table-cell office:value-type="float" office:value="1.700918" calcext:value-type="float">
            <text:p>1.700918</text:p>
          </table:table-cell>
          <table:table-cell office:value-type="float" office:value="0.1150127" calcext:value-type="float">
            <text:p>0.1150127</text:p>
          </table:table-cell>
          <table:table-cell office:value-type="float" office:value="0.01857214" calcext:value-type="float">
            <text:p>0.01857214</text:p>
          </table:table-cell>
          <table:table-cell office:value-type="float" office:value="0.02332189" calcext:value-type="float">
            <text:p>0.02332189</text:p>
          </table:table-cell>
          <table:table-cell office:value-type="float" office:value="0.3749288" calcext:value-type="float">
            <text:p>0.3749288</text:p>
          </table:table-cell>
          <table:table-cell office:value-type="float" office:value="0.3557695" calcext:value-type="float">
            <text:p>0.3557695</text:p>
          </table:table-cell>
          <table:table-cell office:value-type="float" office:value="0" calcext:value-type="float">
            <text:p>0</text:p>
          </table:table-cell>
          <table:table-cell office:value-type="float" office:value="7499.187" calcext:value-type="float">
            <text:p>7499.1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879151" calcext:value-type="float">
            <text:p>-0.587915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2" calcext:value-type="float">
            <text:p>24092002</text:p>
          </table:table-cell>
          <table:table-cell office:value-type="float" office:value="10.35093" calcext:value-type="float">
            <text:p>10.35093</text:p>
          </table:table-cell>
          <table:table-cell office:value-type="float" office:value="1093.223" calcext:value-type="float">
            <text:p>1093.223</text:p>
          </table:table-cell>
          <table:table-cell office:value-type="float" office:value="0" calcext:value-type="float">
            <text:p>0</text:p>
          </table:table-cell>
          <table:table-cell office:value-type="float" office:value="-42.62234" calcext:value-type="float">
            <text:p>-42.62234</text:p>
          </table:table-cell>
          <table:table-cell office:value-type="float" office:value="0.8501104" calcext:value-type="float">
            <text:p>0.8501104</text:p>
          </table:table-cell>
          <table:table-cell office:value-type="float" office:value="1.752784" calcext:value-type="float">
            <text:p>1.752784</text:p>
          </table:table-cell>
          <table:table-cell office:value-type="float" office:value="0.01720536" calcext:value-type="float">
            <text:p>0.01720536</text:p>
          </table:table-cell>
          <table:table-cell office:value-type="float" office:value="0.0001384136" calcext:value-type="float">
            <text:p>0.0001384136</text:p>
          </table:table-cell>
          <table:table-cell office:value-type="float" office:value="0.09495602" calcext:value-type="float">
            <text:p>0.09495602</text:p>
          </table:table-cell>
          <table:table-cell office:value-type="float" office:value="-0.01128423" calcext:value-type="float">
            <text:p>-0.01128423</text:p>
          </table:table-cell>
          <table:table-cell office:value-type="float" office:value="-0.2613471" calcext:value-type="float">
            <text:p>-0.2613471</text:p>
          </table:table-cell>
          <table:table-cell office:value-type="float" office:value="-0.0001166799" calcext:value-type="float">
            <text:p>-0.0001166799</text:p>
          </table:table-cell>
          <table:table-cell office:value-type="float" office:value="0.0003582864" calcext:value-type="float">
            <text:p>0.0003582864</text:p>
          </table:table-cell>
          <table:table-cell office:value-type="float" office:value="12.21147" calcext:value-type="float">
            <text:p>12.21147</text:p>
          </table:table-cell>
          <table:table-cell office:value-type="float" office:value="1.449857" calcext:value-type="float">
            <text:p>1.449857</text:p>
          </table:table-cell>
          <table:table-cell office:value-type="float" office:value="0.03323713" calcext:value-type="float">
            <text:p>0.03323713</text:p>
          </table:table-cell>
          <table:table-cell office:value-type="float" office:value="0.02825079" calcext:value-type="float">
            <text:p>0.02825079</text:p>
          </table:table-cell>
          <table:table-cell office:value-type="float" office:value="0.0245054" calcext:value-type="float">
            <text:p>0.0245054</text:p>
          </table:table-cell>
          <table:table-cell office:value-type="float" office:value="0.02494143" calcext:value-type="float">
            <text:p>0.02494143</text:p>
          </table:table-cell>
          <table:table-cell office:value-type="float" office:value="0.009774799" calcext:value-type="float">
            <text:p>0.009774799</text:p>
          </table:table-cell>
          <table:table-cell office:value-type="float" office:value="0.007039702" calcext:value-type="float">
            <text:p>0.007039702</text:p>
          </table:table-cell>
          <table:table-cell office:value-type="float" office:value="0.02003778" calcext:value-type="float">
            <text:p>0.02003778</text:p>
          </table:table-cell>
          <table:table-cell office:value-type="float" office:value="0.01874883" calcext:value-type="float">
            <text:p>0.01874883</text:p>
          </table:table-cell>
          <table:table-cell office:value-type="float" office:value="0.01809571" calcext:value-type="float">
            <text:p>0.01809571</text:p>
          </table:table-cell>
          <table:table-cell office:value-type="float" office:value="0.01759289" calcext:value-type="float">
            <text:p>0.01759289</text:p>
          </table:table-cell>
          <table:table-cell office:value-type="float" office:value="0.01491787" calcext:value-type="float">
            <text:p>0.01491787</text:p>
          </table:table-cell>
          <table:table-cell office:value-type="float" office:value="0.005919055" calcext:value-type="float">
            <text:p>0.005919055</text:p>
          </table:table-cell>
          <table:table-cell office:value-type="float" office:value="0.006689727" calcext:value-type="float">
            <text:p>0.006689727</text:p>
          </table:table-cell>
          <table:table-cell office:value-type="float" office:value="0" calcext:value-type="float">
            <text:p>0</text:p>
          </table:table-cell>
          <table:table-cell office:value-type="float" office:value="2.475519" calcext:value-type="float">
            <text:p>2.475519</text:p>
          </table:table-cell>
          <table:table-cell office:value-type="float" office:value="0.02267209" calcext:value-type="float">
            <text:p>0.02267209</text:p>
          </table:table-cell>
          <table:table-cell office:value-type="float" office:value="0.01435009" calcext:value-type="float">
            <text:p>0.01435009</text:p>
          </table:table-cell>
          <table:table-cell office:value-type="float" office:value="0.01404787" calcext:value-type="float">
            <text:p>0.01404787</text:p>
          </table:table-cell>
          <table:table-cell office:value-type="float" office:value="0.01089358" calcext:value-type="float">
            <text:p>0.01089358</text:p>
          </table:table-cell>
          <table:table-cell office:value-type="float" office:value="0.01151031" calcext:value-type="float">
            <text:p>0.01151031</text:p>
          </table:table-cell>
          <table:table-cell office:value-type="float" office:value="0.02622098" calcext:value-type="float">
            <text:p>0.02622098</text:p>
          </table:table-cell>
          <table:table-cell office:value-type="float" office:value="1.348988" calcext:value-type="float">
            <text:p>1.348988</text:p>
          </table:table-cell>
          <table:table-cell office:value-type="float" office:value="1.553385" calcext:value-type="float">
            <text:p>1.553385</text:p>
          </table:table-cell>
          <table:table-cell office:value-type="float" office:value="0.07211529" calcext:value-type="float">
            <text:p>0.07211529</text:p>
          </table:table-cell>
          <table:table-cell office:value-type="float" office:value="0.01857781" calcext:value-type="float">
            <text:p>0.01857781</text:p>
          </table:table-cell>
          <table:table-cell office:value-type="float" office:value="0.02375251" calcext:value-type="float">
            <text:p>0.02375251</text:p>
          </table:table-cell>
          <table:table-cell office:value-type="float" office:value="0.3833622" calcext:value-type="float">
            <text:p>0.3833622</text:p>
          </table:table-cell>
          <table:table-cell office:value-type="float" office:value="0.3469013" calcext:value-type="float">
            <text:p>0.3469013</text:p>
          </table:table-cell>
          <table:table-cell office:value-type="float" office:value="0" calcext:value-type="float">
            <text:p>0</text:p>
          </table:table-cell>
          <table:table-cell office:value-type="float" office:value="7579.513" calcext:value-type="float">
            <text:p>7579.5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879723" calcext:value-type="float">
            <text:p>-0.587972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2" calcext:value-type="float">
            <text:p>25092002</text:p>
          </table:table-cell>
          <table:table-cell office:value-type="float" office:value="10.33708" calcext:value-type="float">
            <text:p>10.33708</text:p>
          </table:table-cell>
          <table:table-cell office:value-type="float" office:value="1093.195" calcext:value-type="float">
            <text:p>1093.195</text:p>
          </table:table-cell>
          <table:table-cell office:value-type="float" office:value="0" calcext:value-type="float">
            <text:p>0</text:p>
          </table:table-cell>
          <table:table-cell office:value-type="float" office:value="-42.74557" calcext:value-type="float">
            <text:p>-42.74557</text:p>
          </table:table-cell>
          <table:table-cell office:value-type="float" office:value="0.8295088" calcext:value-type="float">
            <text:p>0.8295088</text:p>
          </table:table-cell>
          <table:table-cell office:value-type="float" office:value="1.689593" calcext:value-type="float">
            <text:p>1.689593</text:p>
          </table:table-cell>
          <table:table-cell office:value-type="float" office:value="0.01720536" calcext:value-type="float">
            <text:p>0.01720536</text:p>
          </table:table-cell>
          <table:table-cell office:value-type="float" office:value="0.0001384149" calcext:value-type="float">
            <text:p>0.0001384149</text:p>
          </table:table-cell>
          <table:table-cell office:value-type="float" office:value="0.09495602" calcext:value-type="float">
            <text:p>0.09495602</text:p>
          </table:table-cell>
          <table:table-cell office:value-type="float" office:value="-0.01214953" calcext:value-type="float">
            <text:p>-0.01214953</text:p>
          </table:table-cell>
          <table:table-cell office:value-type="float" office:value="-0.2616646" calcext:value-type="float">
            <text:p>-0.2616646</text:p>
          </table:table-cell>
          <table:table-cell office:value-type="float" office:value="-0.0001010413" calcext:value-type="float">
            <text:p>-0.0001010413</text:p>
          </table:table-cell>
          <table:table-cell office:value-type="float" office:value="0.0003682116" calcext:value-type="float">
            <text:p>0.0003682116</text:p>
          </table:table-cell>
          <table:table-cell office:value-type="float" office:value="12.22836" calcext:value-type="float">
            <text:p>12.22836</text:p>
          </table:table-cell>
          <table:table-cell office:value-type="float" office:value="1.402246" calcext:value-type="float">
            <text:p>1.402246</text:p>
          </table:table-cell>
          <table:table-cell office:value-type="float" office:value="0.03211565" calcext:value-type="float">
            <text:p>0.03211565</text:p>
          </table:table-cell>
          <table:table-cell office:value-type="float" office:value="0.02756943" calcext:value-type="float">
            <text:p>0.02756943</text:p>
          </table:table-cell>
          <table:table-cell office:value-type="float" office:value="0.02421212" calcext:value-type="float">
            <text:p>0.02421212</text:p>
          </table:table-cell>
          <table:table-cell office:value-type="float" office:value="0.02478773" calcext:value-type="float">
            <text:p>0.02478773</text:p>
          </table:table-cell>
          <table:table-cell office:value-type="float" office:value="0.009738787" calcext:value-type="float">
            <text:p>0.009738787</text:p>
          </table:table-cell>
          <table:table-cell office:value-type="float" office:value="0.007027948" calcext:value-type="float">
            <text:p>0.007027948</text:p>
          </table:table-cell>
          <table:table-cell office:value-type="float" office:value="0.02002451" calcext:value-type="float">
            <text:p>0.02002451</text:p>
          </table:table-cell>
          <table:table-cell office:value-type="float" office:value="0.01875941" calcext:value-type="float">
            <text:p>0.01875941</text:p>
          </table:table-cell>
          <table:table-cell office:value-type="float" office:value="0.01808447" calcext:value-type="float">
            <text:p>0.01808447</text:p>
          </table:table-cell>
          <table:table-cell office:value-type="float" office:value="0.0176027" calcext:value-type="float">
            <text:p>0.0176027</text:p>
          </table:table-cell>
          <table:table-cell office:value-type="float" office:value="0.01492767" calcext:value-type="float">
            <text:p>0.01492767</text:p>
          </table:table-cell>
          <table:table-cell office:value-type="float" office:value="0.005901097" calcext:value-type="float">
            <text:p>0.005901097</text:p>
          </table:table-cell>
          <table:table-cell office:value-type="float" office:value="0.006693799" calcext:value-type="float">
            <text:p>0.006693799</text:p>
          </table:table-cell>
          <table:table-cell office:value-type="float" office:value="0" calcext:value-type="float">
            <text:p>0</text:p>
          </table:table-cell>
          <table:table-cell office:value-type="float" office:value="3.908753" calcext:value-type="float">
            <text:p>3.908753</text:p>
          </table:table-cell>
          <table:table-cell office:value-type="float" office:value="0.03053666" calcext:value-type="float">
            <text:p>0.03053666</text:p>
          </table:table-cell>
          <table:table-cell office:value-type="float" office:value="0.01436705" calcext:value-type="float">
            <text:p>0.01436705</text:p>
          </table:table-cell>
          <table:table-cell office:value-type="float" office:value="0.01394323" calcext:value-type="float">
            <text:p>0.01394323</text:p>
          </table:table-cell>
          <table:table-cell office:value-type="float" office:value="0.01079661" calcext:value-type="float">
            <text:p>0.01079661</text:p>
          </table:table-cell>
          <table:table-cell office:value-type="float" office:value="0.01148328" calcext:value-type="float">
            <text:p>0.01148328</text:p>
          </table:table-cell>
          <table:table-cell office:value-type="float" office:value="0.02604891" calcext:value-type="float">
            <text:p>0.02604891</text:p>
          </table:table-cell>
          <table:table-cell office:value-type="float" office:value="1.34906" calcext:value-type="float">
            <text:p>1.34906</text:p>
          </table:table-cell>
          <table:table-cell office:value-type="float" office:value="1.408933" calcext:value-type="float">
            <text:p>1.408933</text:p>
          </table:table-cell>
          <table:table-cell office:value-type="float" office:value="0.04729701" calcext:value-type="float">
            <text:p>0.04729701</text:p>
          </table:table-cell>
          <table:table-cell office:value-type="float" office:value="0.0185921" calcext:value-type="float">
            <text:p>0.0185921</text:p>
          </table:table-cell>
          <table:table-cell office:value-type="float" office:value="0.02437174" calcext:value-type="float">
            <text:p>0.02437174</text:p>
          </table:table-cell>
          <table:table-cell office:value-type="float" office:value="0.3794522" calcext:value-type="float">
            <text:p>0.3794522</text:p>
          </table:table-cell>
          <table:table-cell office:value-type="float" office:value="0.3510247" calcext:value-type="float">
            <text:p>0.3510247</text:p>
          </table:table-cell>
          <table:table-cell office:value-type="float" office:value="0" calcext:value-type="float">
            <text:p>0</text:p>
          </table:table-cell>
          <table:table-cell office:value-type="float" office:value="7450.242" calcext:value-type="float">
            <text:p>7450.2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885504" calcext:value-type="float">
            <text:p>-0.588550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2" calcext:value-type="float">
            <text:p>26092002</text:p>
          </table:table-cell>
          <table:table-cell office:value-type="float" office:value="10.32258" calcext:value-type="float">
            <text:p>10.32258</text:p>
          </table:table-cell>
          <table:table-cell office:value-type="float" office:value="1093.173" calcext:value-type="float">
            <text:p>1093.173</text:p>
          </table:table-cell>
          <table:table-cell office:value-type="float" office:value="0" calcext:value-type="float">
            <text:p>0</text:p>
          </table:table-cell>
          <table:table-cell office:value-type="float" office:value="-42.85611" calcext:value-type="float">
            <text:p>-42.85611</text:p>
          </table:table-cell>
          <table:table-cell office:value-type="float" office:value="0.7991359" calcext:value-type="float">
            <text:p>0.7991359</text:p>
          </table:table-cell>
          <table:table-cell office:value-type="float" office:value="1.641086" calcext:value-type="float">
            <text:p>1.641086</text:p>
          </table:table-cell>
          <table:table-cell office:value-type="float" office:value="0.01720536" calcext:value-type="float">
            <text:p>0.01720536</text:p>
          </table:table-cell>
          <table:table-cell office:value-type="float" office:value="0.0001384149" calcext:value-type="float">
            <text:p>0.0001384149</text:p>
          </table:table-cell>
          <table:table-cell office:value-type="float" office:value="0.09495602" calcext:value-type="float">
            <text:p>0.09495602</text:p>
          </table:table-cell>
          <table:table-cell office:value-type="float" office:value="-0.01297081" calcext:value-type="float">
            <text:p>-0.01297081</text:p>
          </table:table-cell>
          <table:table-cell office:value-type="float" office:value="-0.2618096" calcext:value-type="float">
            <text:p>-0.2618096</text:p>
          </table:table-cell>
          <table:table-cell office:value-type="float" office:value="-0.00008839599" calcext:value-type="float">
            <text:p>-8.839599E-05</text:p>
          </table:table-cell>
          <table:table-cell office:value-type="float" office:value="0.0003784361" calcext:value-type="float">
            <text:p>0.0003784361</text:p>
          </table:table-cell>
          <table:table-cell office:value-type="float" office:value="12.25322" calcext:value-type="float">
            <text:p>12.25322</text:p>
          </table:table-cell>
          <table:table-cell office:value-type="float" office:value="1.147767" calcext:value-type="float">
            <text:p>1.147767</text:p>
          </table:table-cell>
          <table:table-cell office:value-type="float" office:value="0.02821093" calcext:value-type="float">
            <text:p>0.02821093</text:p>
          </table:table-cell>
          <table:table-cell office:value-type="float" office:value="0.02464721" calcext:value-type="float">
            <text:p>0.02464721</text:p>
          </table:table-cell>
          <table:table-cell office:value-type="float" office:value="0.02215135" calcext:value-type="float">
            <text:p>0.02215135</text:p>
          </table:table-cell>
          <table:table-cell office:value-type="float" office:value="0.02310485" calcext:value-type="float">
            <text:p>0.02310485</text:p>
          </table:table-cell>
          <table:table-cell office:value-type="float" office:value="0.00947635" calcext:value-type="float">
            <text:p>0.00947635</text:p>
          </table:table-cell>
          <table:table-cell office:value-type="float" office:value="0.006965545" calcext:value-type="float">
            <text:p>0.006965545</text:p>
          </table:table-cell>
          <table:table-cell office:value-type="float" office:value="0.02002336" calcext:value-type="float">
            <text:p>0.02002336</text:p>
          </table:table-cell>
          <table:table-cell office:value-type="float" office:value="0.01876981" calcext:value-type="float">
            <text:p>0.01876981</text:p>
          </table:table-cell>
          <table:table-cell office:value-type="float" office:value="0.01807056" calcext:value-type="float">
            <text:p>0.01807056</text:p>
          </table:table-cell>
          <table:table-cell office:value-type="float" office:value="0.0176133" calcext:value-type="float">
            <text:p>0.0176133</text:p>
          </table:table-cell>
          <table:table-cell office:value-type="float" office:value="0.0149377" calcext:value-type="float">
            <text:p>0.0149377</text:p>
          </table:table-cell>
          <table:table-cell office:value-type="float" office:value="0.005884537" calcext:value-type="float">
            <text:p>0.005884537</text:p>
          </table:table-cell>
          <table:table-cell office:value-type="float" office:value="0.00669676" calcext:value-type="float">
            <text:p>0.00669676</text:p>
          </table:table-cell>
          <table:table-cell office:value-type="float" office:value="0" calcext:value-type="float">
            <text:p>0</text:p>
          </table:table-cell>
          <table:table-cell office:value-type="float" office:value="6.029248" calcext:value-type="float">
            <text:p>6.029248</text:p>
          </table:table-cell>
          <table:table-cell office:value-type="float" office:value="0.06487375" calcext:value-type="float">
            <text:p>0.06487375</text:p>
          </table:table-cell>
          <table:table-cell office:value-type="float" office:value="0.01602976" calcext:value-type="float">
            <text:p>0.01602976</text:p>
          </table:table-cell>
          <table:table-cell office:value-type="float" office:value="0.01514274" calcext:value-type="float">
            <text:p>0.01514274</text:p>
          </table:table-cell>
          <table:table-cell office:value-type="float" office:value="0.01126472" calcext:value-type="float">
            <text:p>0.01126472</text:p>
          </table:table-cell>
          <table:table-cell office:value-type="float" office:value="0.01148413" calcext:value-type="float">
            <text:p>0.01148413</text:p>
          </table:table-cell>
          <table:table-cell office:value-type="float" office:value="0.02585208" calcext:value-type="float">
            <text:p>0.02585208</text:p>
          </table:table-cell>
          <table:table-cell office:value-type="float" office:value="1.34912" calcext:value-type="float">
            <text:p>1.34912</text:p>
          </table:table-cell>
          <table:table-cell office:value-type="float" office:value="1.266758" calcext:value-type="float">
            <text:p>1.266758</text:p>
          </table:table-cell>
          <table:table-cell office:value-type="float" office:value="0.0360069" calcext:value-type="float">
            <text:p>0.0360069</text:p>
          </table:table-cell>
          <table:table-cell office:value-type="float" office:value="0.01861399" calcext:value-type="float">
            <text:p>0.01861399</text:p>
          </table:table-cell>
          <table:table-cell office:value-type="float" office:value="0.02468599" calcext:value-type="float">
            <text:p>0.02468599</text:p>
          </table:table-cell>
          <table:table-cell office:value-type="float" office:value="0.3761438" calcext:value-type="float">
            <text:p>0.3761438</text:p>
          </table:table-cell>
          <table:table-cell office:value-type="float" office:value="0.3547385" calcext:value-type="float">
            <text:p>0.3547385</text:p>
          </table:table-cell>
          <table:table-cell office:value-type="float" office:value="0" calcext:value-type="float">
            <text:p>0</text:p>
          </table:table-cell>
          <table:table-cell office:value-type="float" office:value="7258.131" calcext:value-type="float">
            <text:p>7258.1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886075" calcext:value-type="float">
            <text:p>-0.588607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2" calcext:value-type="float">
            <text:p>27092002</text:p>
          </table:table-cell>
          <table:table-cell office:value-type="float" office:value="10.30676" calcext:value-type="float">
            <text:p>10.30676</text:p>
          </table:table-cell>
          <table:table-cell office:value-type="float" office:value="1093.151" calcext:value-type="float">
            <text:p>1093.151</text:p>
          </table:table-cell>
          <table:table-cell office:value-type="float" office:value="0" calcext:value-type="float">
            <text:p>0</text:p>
          </table:table-cell>
          <table:table-cell office:value-type="float" office:value="-42.9595" calcext:value-type="float">
            <text:p>-42.9595</text:p>
          </table:table-cell>
          <table:table-cell office:value-type="float" office:value="0.7848713" calcext:value-type="float">
            <text:p>0.7848713</text:p>
          </table:table-cell>
          <table:table-cell office:value-type="float" office:value="1.584571" calcext:value-type="float">
            <text:p>1.584571</text:p>
          </table:table-cell>
          <table:table-cell office:value-type="float" office:value="0.01720536" calcext:value-type="float">
            <text:p>0.01720536</text:p>
          </table:table-cell>
          <table:table-cell office:value-type="float" office:value="0.0001384149" calcext:value-type="float">
            <text:p>0.0001384149</text:p>
          </table:table-cell>
          <table:table-cell office:value-type="float" office:value="0.09495602" calcext:value-type="float">
            <text:p>0.09495602</text:p>
          </table:table-cell>
          <table:table-cell office:value-type="float" office:value="-0.01346371" calcext:value-type="float">
            <text:p>-0.01346371</text:p>
          </table:table-cell>
          <table:table-cell office:value-type="float" office:value="-0.261928" calcext:value-type="float">
            <text:p>-0.261928</text:p>
          </table:table-cell>
          <table:table-cell office:value-type="float" office:value="-0.00007132345" calcext:value-type="float">
            <text:p>-7.132345E-05</text:p>
          </table:table-cell>
          <table:table-cell office:value-type="float" office:value="0.000389041" calcext:value-type="float">
            <text:p>0.000389041</text:p>
          </table:table-cell>
          <table:table-cell office:value-type="float" office:value="12.25742" calcext:value-type="float">
            <text:p>12.25742</text:p>
          </table:table-cell>
          <table:table-cell office:value-type="float" office:value="0.7475659" calcext:value-type="float">
            <text:p>0.7475659</text:p>
          </table:table-cell>
          <table:table-cell office:value-type="float" office:value="0.02685185" calcext:value-type="float">
            <text:p>0.02685185</text:p>
          </table:table-cell>
          <table:table-cell office:value-type="float" office:value="0.02409407" calcext:value-type="float">
            <text:p>0.02409407</text:p>
          </table:table-cell>
          <table:table-cell office:value-type="float" office:value="0.02152219" calcext:value-type="float">
            <text:p>0.02152219</text:p>
          </table:table-cell>
          <table:table-cell office:value-type="float" office:value="0.02237529" calcext:value-type="float">
            <text:p>0.02237529</text:p>
          </table:table-cell>
          <table:table-cell office:value-type="float" office:value="0.009315153" calcext:value-type="float">
            <text:p>0.009315153</text:p>
          </table:table-cell>
          <table:table-cell office:value-type="float" office:value="0.006906249" calcext:value-type="float">
            <text:p>0.006906249</text:p>
          </table:table-cell>
          <table:table-cell office:value-type="float" office:value="0.02003366" calcext:value-type="float">
            <text:p>0.02003366</text:p>
          </table:table-cell>
          <table:table-cell office:value-type="float" office:value="0.01878354" calcext:value-type="float">
            <text:p>0.01878354</text:p>
          </table:table-cell>
          <table:table-cell office:value-type="float" office:value="0.0180595" calcext:value-type="float">
            <text:p>0.0180595</text:p>
          </table:table-cell>
          <table:table-cell office:value-type="float" office:value="0.01762442" calcext:value-type="float">
            <text:p>0.01762442</text:p>
          </table:table-cell>
          <table:table-cell office:value-type="float" office:value="0.01494786" calcext:value-type="float">
            <text:p>0.01494786</text:p>
          </table:table-cell>
          <table:table-cell office:value-type="float" office:value="0.005871236" calcext:value-type="float">
            <text:p>0.005871236</text:p>
          </table:table-cell>
          <table:table-cell office:value-type="float" office:value="0.006696785" calcext:value-type="float">
            <text:p>0.006696785</text:p>
          </table:table-cell>
          <table:table-cell office:value-type="float" office:value="0" calcext:value-type="float">
            <text:p>0</text:p>
          </table:table-cell>
          <table:table-cell office:value-type="float" office:value="7.219967" calcext:value-type="float">
            <text:p>7.219967</text:p>
          </table:table-cell>
          <table:table-cell office:value-type="float" office:value="0.04053777" calcext:value-type="float">
            <text:p>0.04053777</text:p>
          </table:table-cell>
          <table:table-cell office:value-type="float" office:value="0.0161617" calcext:value-type="float">
            <text:p>0.0161617</text:p>
          </table:table-cell>
          <table:table-cell office:value-type="float" office:value="0.01547053" calcext:value-type="float">
            <text:p>0.01547053</text:p>
          </table:table-cell>
          <table:table-cell office:value-type="float" office:value="0.01151562" calcext:value-type="float">
            <text:p>0.01151562</text:p>
          </table:table-cell>
          <table:table-cell office:value-type="float" office:value="0.01141652" calcext:value-type="float">
            <text:p>0.01141652</text:p>
          </table:table-cell>
          <table:table-cell office:value-type="float" office:value="0.02565699" calcext:value-type="float">
            <text:p>0.02565699</text:p>
          </table:table-cell>
          <table:table-cell office:value-type="float" office:value="1.349177" calcext:value-type="float">
            <text:p>1.349177</text:p>
          </table:table-cell>
          <table:table-cell office:value-type="float" office:value="1.128371" calcext:value-type="float">
            <text:p>1.128371</text:p>
          </table:table-cell>
          <table:table-cell office:value-type="float" office:value="0.03177706" calcext:value-type="float">
            <text:p>0.03177706</text:p>
          </table:table-cell>
          <table:table-cell office:value-type="float" office:value="0.01864016" calcext:value-type="float">
            <text:p>0.01864016</text:p>
          </table:table-cell>
          <table:table-cell office:value-type="float" office:value="0.02482412" calcext:value-type="float">
            <text:p>0.02482412</text:p>
          </table:table-cell>
          <table:table-cell office:value-type="float" office:value="0.3740453" calcext:value-type="float">
            <text:p>0.3740453</text:p>
          </table:table-cell>
          <table:table-cell office:value-type="float" office:value="0.3568437" calcext:value-type="float">
            <text:p>0.3568437</text:p>
          </table:table-cell>
          <table:table-cell office:value-type="float" office:value="0" calcext:value-type="float">
            <text:p>0</text:p>
          </table:table-cell>
          <table:table-cell office:value-type="float" office:value="7217.317" calcext:value-type="float">
            <text:p>7217.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886626" calcext:value-type="float">
            <text:p>-0.588662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2" calcext:value-type="float">
            <text:p>28092002</text:p>
          </table:table-cell>
          <table:table-cell office:value-type="float" office:value="10.29416" calcext:value-type="float">
            <text:p>10.29416</text:p>
          </table:table-cell>
          <table:table-cell office:value-type="float" office:value="1093.124" calcext:value-type="float">
            <text:p>1093.124</text:p>
          </table:table-cell>
          <table:table-cell office:value-type="float" office:value="0" calcext:value-type="float">
            <text:p>0</text:p>
          </table:table-cell>
          <table:table-cell office:value-type="float" office:value="-43.05851" calcext:value-type="float">
            <text:p>-43.05851</text:p>
          </table:table-cell>
          <table:table-cell office:value-type="float" office:value="0.7869422" calcext:value-type="float">
            <text:p>0.7869422</text:p>
          </table:table-cell>
          <table:table-cell office:value-type="float" office:value="1.516918" calcext:value-type="float">
            <text:p>1.516918</text:p>
          </table:table-cell>
          <table:table-cell office:value-type="float" office:value="0.01720536" calcext:value-type="float">
            <text:p>0.01720536</text:p>
          </table:table-cell>
          <table:table-cell office:value-type="float" office:value="0.0001384149" calcext:value-type="float">
            <text:p>0.0001384149</text:p>
          </table:table-cell>
          <table:table-cell office:value-type="float" office:value="0.09495602" calcext:value-type="float">
            <text:p>0.09495602</text:p>
          </table:table-cell>
          <table:table-cell office:value-type="float" office:value="-0.01346371" calcext:value-type="float">
            <text:p>-0.01346371</text:p>
          </table:table-cell>
          <table:table-cell office:value-type="float" office:value="-0.2619735" calcext:value-type="float">
            <text:p>-0.2619735</text:p>
          </table:table-cell>
          <table:table-cell office:value-type="float" office:value="-0.00004938881" calcext:value-type="float">
            <text:p>-4.938881E-05</text:p>
          </table:table-cell>
          <table:table-cell office:value-type="float" office:value="0.0003998739" calcext:value-type="float">
            <text:p>0.0003998739</text:p>
          </table:table-cell>
          <table:table-cell office:value-type="float" office:value="12.246" calcext:value-type="float">
            <text:p>12.246</text:p>
          </table:table-cell>
          <table:table-cell office:value-type="float" office:value="0.6175179" calcext:value-type="float">
            <text:p>0.6175179</text:p>
          </table:table-cell>
          <table:table-cell office:value-type="float" office:value="0.02774588" calcext:value-type="float">
            <text:p>0.02774588</text:p>
          </table:table-cell>
          <table:table-cell office:value-type="float" office:value="0.02469552" calcext:value-type="float">
            <text:p>0.02469552</text:p>
          </table:table-cell>
          <table:table-cell office:value-type="float" office:value="0.02170114" calcext:value-type="float">
            <text:p>0.02170114</text:p>
          </table:table-cell>
          <table:table-cell office:value-type="float" office:value="0.02233969" calcext:value-type="float">
            <text:p>0.02233969</text:p>
          </table:table-cell>
          <table:table-cell office:value-type="float" office:value="0.009257805" calcext:value-type="float">
            <text:p>0.009257805</text:p>
          </table:table-cell>
          <table:table-cell office:value-type="float" office:value="0.006880965" calcext:value-type="float">
            <text:p>0.006880965</text:p>
          </table:table-cell>
          <table:table-cell office:value-type="float" office:value="0.02004491" calcext:value-type="float">
            <text:p>0.02004491</text:p>
          </table:table-cell>
          <table:table-cell office:value-type="float" office:value="0.01879818" calcext:value-type="float">
            <text:p>0.01879818</text:p>
          </table:table-cell>
          <table:table-cell office:value-type="float" office:value="0.01805412" calcext:value-type="float">
            <text:p>0.01805412</text:p>
          </table:table-cell>
          <table:table-cell office:value-type="float" office:value="0.01763575" calcext:value-type="float">
            <text:p>0.01763575</text:p>
          </table:table-cell>
          <table:table-cell office:value-type="float" office:value="0.01495807" calcext:value-type="float">
            <text:p>0.01495807</text:p>
          </table:table-cell>
          <table:table-cell office:value-type="float" office:value="0.005861384" calcext:value-type="float">
            <text:p>0.005861384</text:p>
          </table:table-cell>
          <table:table-cell office:value-type="float" office:value="0.006693781" calcext:value-type="float">
            <text:p>0.006693781</text:p>
          </table:table-cell>
          <table:table-cell office:value-type="float" office:value="0" calcext:value-type="float">
            <text:p>0</text:p>
          </table:table-cell>
          <table:table-cell office:value-type="float" office:value="7.302062" calcext:value-type="float">
            <text:p>7.302062</text:p>
          </table:table-cell>
          <table:table-cell office:value-type="float" office:value="0.03156087" calcext:value-type="float">
            <text:p>0.03156087</text:p>
          </table:table-cell>
          <table:table-cell office:value-type="float" office:value="0.01557186" calcext:value-type="float">
            <text:p>0.01557186</text:p>
          </table:table-cell>
          <table:table-cell office:value-type="float" office:value="0.01518013" calcext:value-type="float">
            <text:p>0.01518013</text:p>
          </table:table-cell>
          <table:table-cell office:value-type="float" office:value="0.01142595" calcext:value-type="float">
            <text:p>0.01142595</text:p>
          </table:table-cell>
          <table:table-cell office:value-type="float" office:value="0.01143105" calcext:value-type="float">
            <text:p>0.01143105</text:p>
          </table:table-cell>
          <table:table-cell office:value-type="float" office:value="0.02549863" calcext:value-type="float">
            <text:p>0.02549863</text:p>
          </table:table-cell>
          <table:table-cell office:value-type="float" office:value="1.349241" calcext:value-type="float">
            <text:p>1.349241</text:p>
          </table:table-cell>
          <table:table-cell office:value-type="float" office:value="0.9947779" calcext:value-type="float">
            <text:p>0.9947779</text:p>
          </table:table-cell>
          <table:table-cell office:value-type="float" office:value="0.03033999" calcext:value-type="float">
            <text:p>0.03033999</text:p>
          </table:table-cell>
          <table:table-cell office:value-type="float" office:value="0.01866774" calcext:value-type="float">
            <text:p>0.01866774</text:p>
          </table:table-cell>
          <table:table-cell office:value-type="float" office:value="0.02486778" calcext:value-type="float">
            <text:p>0.02486778</text:p>
          </table:table-cell>
          <table:table-cell office:value-type="float" office:value="0.3731775" calcext:value-type="float">
            <text:p>0.3731775</text:p>
          </table:table-cell>
          <table:table-cell office:value-type="float" office:value="0.3569687" calcext:value-type="float">
            <text:p>0.3569687</text:p>
          </table:table-cell>
          <table:table-cell office:value-type="float" office:value="0" calcext:value-type="float">
            <text:p>0</text:p>
          </table:table-cell>
          <table:table-cell office:value-type="float" office:value="7286.543" calcext:value-type="float">
            <text:p>7286.5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88719" calcext:value-type="float">
            <text:p>-0.58871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2" calcext:value-type="float">
            <text:p>29092002</text:p>
          </table:table-cell>
          <table:table-cell office:value-type="float" office:value="10.26071" calcext:value-type="float">
            <text:p>10.26071</text:p>
          </table:table-cell>
          <table:table-cell office:value-type="float" office:value="1093.109" calcext:value-type="float">
            <text:p>1093.109</text:p>
          </table:table-cell>
          <table:table-cell office:value-type="float" office:value="0" calcext:value-type="float">
            <text:p>0</text:p>
          </table:table-cell>
          <table:table-cell office:value-type="float" office:value="-43.17693" calcext:value-type="float">
            <text:p>-43.17693</text:p>
          </table:table-cell>
          <table:table-cell office:value-type="float" office:value="0.7367752" calcext:value-type="float">
            <text:p>0.7367752</text:p>
          </table:table-cell>
          <table:table-cell office:value-type="float" office:value="1.487489" calcext:value-type="float">
            <text:p>1.487489</text:p>
          </table:table-cell>
          <table:table-cell office:value-type="float" office:value="0.01720536" calcext:value-type="float">
            <text:p>0.01720536</text:p>
          </table:table-cell>
          <table:table-cell office:value-type="float" office:value="0.0001384192" calcext:value-type="float">
            <text:p>0.0001384192</text:p>
          </table:table-cell>
          <table:table-cell office:value-type="float" office:value="0.09495602" calcext:value-type="float">
            <text:p>0.09495602</text:p>
          </table:table-cell>
          <table:table-cell office:value-type="float" office:value="-0.01346369" calcext:value-type="float">
            <text:p>-0.01346369</text:p>
          </table:table-cell>
          <table:table-cell office:value-type="float" office:value="-0.263497" calcext:value-type="float">
            <text:p>-0.263497</text:p>
          </table:table-cell>
          <table:table-cell office:value-type="float" office:value="-0.00004018896" calcext:value-type="float">
            <text:p>-4.018896E-05</text:p>
          </table:table-cell>
          <table:table-cell office:value-type="float" office:value="0.0004108716" calcext:value-type="float">
            <text:p>0.0004108716</text:p>
          </table:table-cell>
          <table:table-cell office:value-type="float" office:value="12.30982" calcext:value-type="float">
            <text:p>12.30982</text:p>
          </table:table-cell>
          <table:table-cell office:value-type="float" office:value="0.8033191" calcext:value-type="float">
            <text:p>0.8033191</text:p>
          </table:table-cell>
          <table:table-cell office:value-type="float" office:value="0.03153623" calcext:value-type="float">
            <text:p>0.03153623</text:p>
          </table:table-cell>
          <table:table-cell office:value-type="float" office:value="0.02639015" calcext:value-type="float">
            <text:p>0.02639015</text:p>
          </table:table-cell>
          <table:table-cell office:value-type="float" office:value="0.02275673" calcext:value-type="float">
            <text:p>0.02275673</text:p>
          </table:table-cell>
          <table:table-cell office:value-type="float" office:value="0.02314779" calcext:value-type="float">
            <text:p>0.02314779</text:p>
          </table:table-cell>
          <table:table-cell office:value-type="float" office:value="0.009322287" calcext:value-type="float">
            <text:p>0.009322287</text:p>
          </table:table-cell>
          <table:table-cell office:value-type="float" office:value="0.006893794" calcext:value-type="float">
            <text:p>0.006893794</text:p>
          </table:table-cell>
          <table:table-cell office:value-type="float" office:value="0.02004567" calcext:value-type="float">
            <text:p>0.02004567</text:p>
          </table:table-cell>
          <table:table-cell office:value-type="float" office:value="0.01881042" calcext:value-type="float">
            <text:p>0.01881042</text:p>
          </table:table-cell>
          <table:table-cell office:value-type="float" office:value="0.01805476" calcext:value-type="float">
            <text:p>0.01805476</text:p>
          </table:table-cell>
          <table:table-cell office:value-type="float" office:value="0.0176473" calcext:value-type="float">
            <text:p>0.0176473</text:p>
          </table:table-cell>
          <table:table-cell office:value-type="float" office:value="0.01496842" calcext:value-type="float">
            <text:p>0.01496842</text:p>
          </table:table-cell>
          <table:table-cell office:value-type="float" office:value="0.005851921" calcext:value-type="float">
            <text:p>0.005851921</text:p>
          </table:table-cell>
          <table:table-cell office:value-type="float" office:value="0.006690476" calcext:value-type="float">
            <text:p>0.006690476</text:p>
          </table:table-cell>
          <table:table-cell office:value-type="float" office:value="0" calcext:value-type="float">
            <text:p>0</text:p>
          </table:table-cell>
          <table:table-cell office:value-type="float" office:value="9.124734" calcext:value-type="float">
            <text:p>9.124734</text:p>
          </table:table-cell>
          <table:table-cell office:value-type="float" office:value="0.06980941" calcext:value-type="float">
            <text:p>0.06980941</text:p>
          </table:table-cell>
          <table:table-cell office:value-type="float" office:value="0.01488397" calcext:value-type="float">
            <text:p>0.01488397</text:p>
          </table:table-cell>
          <table:table-cell office:value-type="float" office:value="0.01441699" calcext:value-type="float">
            <text:p>0.01441699</text:p>
          </table:table-cell>
          <table:table-cell office:value-type="float" office:value="0.01109535" calcext:value-type="float">
            <text:p>0.01109535</text:p>
          </table:table-cell>
          <table:table-cell office:value-type="float" office:value="0.0115522" calcext:value-type="float">
            <text:p>0.0115522</text:p>
          </table:table-cell>
          <table:table-cell office:value-type="float" office:value="0.02537565" calcext:value-type="float">
            <text:p>0.02537565</text:p>
          </table:table-cell>
          <table:table-cell office:value-type="float" office:value="1.349312" calcext:value-type="float">
            <text:p>1.349312</text:p>
          </table:table-cell>
          <table:table-cell office:value-type="float" office:value="0.8652328" calcext:value-type="float">
            <text:p>0.8652328</text:p>
          </table:table-cell>
          <table:table-cell office:value-type="float" office:value="0.02987105" calcext:value-type="float">
            <text:p>0.02987105</text:p>
          </table:table-cell>
          <table:table-cell office:value-type="float" office:value="0.01869611" calcext:value-type="float">
            <text:p>0.01869611</text:p>
          </table:table-cell>
          <table:table-cell office:value-type="float" office:value="0.02490728" calcext:value-type="float">
            <text:p>0.02490728</text:p>
          </table:table-cell>
          <table:table-cell office:value-type="float" office:value="0.372441" calcext:value-type="float">
            <text:p>0.372441</text:p>
          </table:table-cell>
          <table:table-cell office:value-type="float" office:value="0.3569898" calcext:value-type="float">
            <text:p>0.3569898</text:p>
          </table:table-cell>
          <table:table-cell office:value-type="float" office:value="0" calcext:value-type="float">
            <text:p>0</text:p>
          </table:table-cell>
          <table:table-cell office:value-type="float" office:value="6912.721" calcext:value-type="float">
            <text:p>6912.7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930721" calcext:value-type="float">
            <text:p>-0.593072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2" calcext:value-type="float">
            <text:p>30092002</text:p>
          </table:table-cell>
          <table:table-cell office:value-type="float" office:value="10.22342" calcext:value-type="float">
            <text:p>10.22342</text:p>
          </table:table-cell>
          <table:table-cell office:value-type="float" office:value="1093.083" calcext:value-type="float">
            <text:p>1093.083</text:p>
          </table:table-cell>
          <table:table-cell office:value-type="float" office:value="0" calcext:value-type="float">
            <text:p>0</text:p>
          </table:table-cell>
          <table:table-cell office:value-type="float" office:value="-43.29325" calcext:value-type="float">
            <text:p>-43.29325</text:p>
          </table:table-cell>
          <table:table-cell office:value-type="float" office:value="0.7405217" calcext:value-type="float">
            <text:p>0.7405217</text:p>
          </table:table-cell>
          <table:table-cell office:value-type="float" office:value="1.423153" calcext:value-type="float">
            <text:p>1.423153</text:p>
          </table:table-cell>
          <table:table-cell office:value-type="float" office:value="0.01720536" calcext:value-type="float">
            <text:p>0.01720536</text:p>
          </table:table-cell>
          <table:table-cell office:value-type="float" office:value="0.0001384192" calcext:value-type="float">
            <text:p>0.0001384192</text:p>
          </table:table-cell>
          <table:table-cell office:value-type="float" office:value="0.09495602" calcext:value-type="float">
            <text:p>0.09495602</text:p>
          </table:table-cell>
          <table:table-cell office:value-type="float" office:value="-0.01346369" calcext:value-type="float">
            <text:p>-0.01346369</text:p>
          </table:table-cell>
          <table:table-cell office:value-type="float" office:value="-0.2648399" calcext:value-type="float">
            <text:p>-0.2648399</text:p>
          </table:table-cell>
          <table:table-cell office:value-type="float" office:value="-0.00002407261" calcext:value-type="float">
            <text:p>-2.407261E-05</text:p>
          </table:table-cell>
          <table:table-cell office:value-type="float" office:value="0.0004219887" calcext:value-type="float">
            <text:p>0.0004219887</text:p>
          </table:table-cell>
          <table:table-cell office:value-type="float" office:value="12.29112" calcext:value-type="float">
            <text:p>12.29112</text:p>
          </table:table-cell>
          <table:table-cell office:value-type="float" office:value="0.8685757" calcext:value-type="float">
            <text:p>0.8685757</text:p>
          </table:table-cell>
          <table:table-cell office:value-type="float" office:value="0.03400821" calcext:value-type="float">
            <text:p>0.03400821</text:p>
          </table:table-cell>
          <table:table-cell office:value-type="float" office:value="0.02874969" calcext:value-type="float">
            <text:p>0.02874969</text:p>
          </table:table-cell>
          <table:table-cell office:value-type="float" office:value="0.02447481" calcext:value-type="float">
            <text:p>0.02447481</text:p>
          </table:table-cell>
          <table:table-cell office:value-type="float" office:value="0.02460523" calcext:value-type="float">
            <text:p>0.02460523</text:p>
          </table:table-cell>
          <table:table-cell office:value-type="float" office:value="0.009602516" calcext:value-type="float">
            <text:p>0.009602516</text:p>
          </table:table-cell>
          <table:table-cell office:value-type="float" office:value="0.006948249" calcext:value-type="float">
            <text:p>0.006948249</text:p>
          </table:table-cell>
          <table:table-cell office:value-type="float" office:value="0.02005017" calcext:value-type="float">
            <text:p>0.02005017</text:p>
          </table:table-cell>
          <table:table-cell office:value-type="float" office:value="0.01881798" calcext:value-type="float">
            <text:p>0.01881798</text:p>
          </table:table-cell>
          <table:table-cell office:value-type="float" office:value="0.01806012" calcext:value-type="float">
            <text:p>0.01806012</text:p>
          </table:table-cell>
          <table:table-cell office:value-type="float" office:value="0.01765883" calcext:value-type="float">
            <text:p>0.01765883</text:p>
          </table:table-cell>
          <table:table-cell office:value-type="float" office:value="0.01497891" calcext:value-type="float">
            <text:p>0.01497891</text:p>
          </table:table-cell>
          <table:table-cell office:value-type="float" office:value="0.005842561" calcext:value-type="float">
            <text:p>0.005842561</text:p>
          </table:table-cell>
          <table:table-cell office:value-type="float" office:value="0.006687181" calcext:value-type="float">
            <text:p>0.006687181</text:p>
          </table:table-cell>
          <table:table-cell office:value-type="float" office:value="0" calcext:value-type="float">
            <text:p>0</text:p>
          </table:table-cell>
          <table:table-cell office:value-type="float" office:value="9.558009" calcext:value-type="float">
            <text:p>9.558009</text:p>
          </table:table-cell>
          <table:table-cell office:value-type="float" office:value="0.03989765" calcext:value-type="float">
            <text:p>0.03989765</text:p>
          </table:table-cell>
          <table:table-cell office:value-type="float" office:value="0.01428216" calcext:value-type="float">
            <text:p>0.01428216</text:p>
          </table:table-cell>
          <table:table-cell office:value-type="float" office:value="0.01375867" calcext:value-type="float">
            <text:p>0.01375867</text:p>
          </table:table-cell>
          <table:table-cell office:value-type="float" office:value="0.01070758" calcext:value-type="float">
            <text:p>0.01070758</text:p>
          </table:table-cell>
          <table:table-cell office:value-type="float" office:value="0.01138067" calcext:value-type="float">
            <text:p>0.01138067</text:p>
          </table:table-cell>
          <table:table-cell office:value-type="float" office:value="0.02527646" calcext:value-type="float">
            <text:p>0.02527646</text:p>
          </table:table-cell>
          <table:table-cell office:value-type="float" office:value="1.349378" calcext:value-type="float">
            <text:p>1.349378</text:p>
          </table:table-cell>
          <table:table-cell office:value-type="float" office:value="0.7385864" calcext:value-type="float">
            <text:p>0.7385864</text:p>
          </table:table-cell>
          <table:table-cell office:value-type="float" office:value="0.02973278" calcext:value-type="float">
            <text:p>0.02973278</text:p>
          </table:table-cell>
          <table:table-cell office:value-type="float" office:value="0.01872512" calcext:value-type="float">
            <text:p>0.01872512</text:p>
          </table:table-cell>
          <table:table-cell office:value-type="float" office:value="0.02494455" calcext:value-type="float">
            <text:p>0.02494455</text:p>
          </table:table-cell>
          <table:table-cell office:value-type="float" office:value="0.3717296" calcext:value-type="float">
            <text:p>0.3717296</text:p>
          </table:table-cell>
          <table:table-cell office:value-type="float" office:value="0.3570108" calcext:value-type="float">
            <text:p>0.3570108</text:p>
          </table:table-cell>
          <table:table-cell office:value-type="float" office:value="0" calcext:value-type="float">
            <text:p>0</text:p>
          </table:table-cell>
          <table:table-cell office:value-type="float" office:value="7024.892" calcext:value-type="float">
            <text:p>7024.8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933756" calcext:value-type="float">
            <text:p>-0.593375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2" calcext:value-type="float">
            <text:p>1102002</text:p>
          </table:table-cell>
          <table:table-cell office:value-type="float" office:value="10.19157" calcext:value-type="float">
            <text:p>10.19157</text:p>
          </table:table-cell>
          <table:table-cell office:value-type="float" office:value="1093.056" calcext:value-type="float">
            <text:p>1093.056</text:p>
          </table:table-cell>
          <table:table-cell office:value-type="float" office:value="0" calcext:value-type="float">
            <text:p>0</text:p>
          </table:table-cell>
          <table:table-cell office:value-type="float" office:value="-43.40953" calcext:value-type="float">
            <text:p>-43.40953</text:p>
          </table:table-cell>
          <table:table-cell office:value-type="float" office:value="0.7288303" calcext:value-type="float">
            <text:p>0.7288303</text:p>
          </table:table-cell>
          <table:table-cell office:value-type="float" office:value="1.371776" calcext:value-type="float">
            <text:p>1.371776</text:p>
          </table:table-cell>
          <table:table-cell office:value-type="float" office:value="0.01720536" calcext:value-type="float">
            <text:p>0.01720536</text:p>
          </table:table-cell>
          <table:table-cell office:value-type="float" office:value="0.0001384206" calcext:value-type="float">
            <text:p>0.0001384206</text:p>
          </table:table-cell>
          <table:table-cell office:value-type="float" office:value="0.09495602" calcext:value-type="float">
            <text:p>0.09495602</text:p>
          </table:table-cell>
          <table:table-cell office:value-type="float" office:value="-0.01346369" calcext:value-type="float">
            <text:p>-0.01346369</text:p>
          </table:table-cell>
          <table:table-cell office:value-type="float" office:value="-0.2667666" calcext:value-type="float">
            <text:p>-0.2667666</text:p>
          </table:table-cell>
          <table:table-cell office:value-type="float" office:value="-0.000006923321" calcext:value-type="float">
            <text:p>-6.923321E-06</text:p>
          </table:table-cell>
          <table:table-cell office:value-type="float" office:value="0.0004332841" calcext:value-type="float">
            <text:p>0.0004332841</text:p>
          </table:table-cell>
          <table:table-cell office:value-type="float" office:value="12.29102" calcext:value-type="float">
            <text:p>12.29102</text:p>
          </table:table-cell>
          <table:table-cell office:value-type="float" office:value="0.8602728" calcext:value-type="float">
            <text:p>0.8602728</text:p>
          </table:table-cell>
          <table:table-cell office:value-type="float" office:value="0.0345495" calcext:value-type="float">
            <text:p>0.0345495</text:p>
          </table:table-cell>
          <table:table-cell office:value-type="float" office:value="0.02959551" calcext:value-type="float">
            <text:p>0.02959551</text:p>
          </table:table-cell>
          <table:table-cell office:value-type="float" office:value="0.02535649" calcext:value-type="float">
            <text:p>0.02535649</text:p>
          </table:table-cell>
          <table:table-cell office:value-type="float" office:value="0.02549986" calcext:value-type="float">
            <text:p>0.02549986</text:p>
          </table:table-cell>
          <table:table-cell office:value-type="float" office:value="0.009831113" calcext:value-type="float">
            <text:p>0.009831113</text:p>
          </table:table-cell>
          <table:table-cell office:value-type="float" office:value="0.006993217" calcext:value-type="float">
            <text:p>0.006993217</text:p>
          </table:table-cell>
          <table:table-cell office:value-type="float" office:value="0.02005808" calcext:value-type="float">
            <text:p>0.02005808</text:p>
          </table:table-cell>
          <table:table-cell office:value-type="float" office:value="0.01882173" calcext:value-type="float">
            <text:p>0.01882173</text:p>
          </table:table-cell>
          <table:table-cell office:value-type="float" office:value="0.01806881" calcext:value-type="float">
            <text:p>0.01806881</text:p>
          </table:table-cell>
          <table:table-cell office:value-type="float" office:value="0.01767007" calcext:value-type="float">
            <text:p>0.01767007</text:p>
          </table:table-cell>
          <table:table-cell office:value-type="float" office:value="0.0149895" calcext:value-type="float">
            <text:p>0.0149895</text:p>
          </table:table-cell>
          <table:table-cell office:value-type="float" office:value="0.0058333" calcext:value-type="float">
            <text:p>0.0058333</text:p>
          </table:table-cell>
          <table:table-cell office:value-type="float" office:value="0.006683883" calcext:value-type="float">
            <text:p>0.006683883</text:p>
          </table:table-cell>
          <table:table-cell office:value-type="float" office:value="0" calcext:value-type="float">
            <text:p>0</text:p>
          </table:table-cell>
          <table:table-cell office:value-type="float" office:value="10.82266" calcext:value-type="float">
            <text:p>10.82266</text:p>
          </table:table-cell>
          <table:table-cell office:value-type="float" office:value="0.06233579" calcext:value-type="float">
            <text:p>0.06233579</text:p>
          </table:table-cell>
          <table:table-cell office:value-type="float" office:value="0.01428412" calcext:value-type="float">
            <text:p>0.01428412</text:p>
          </table:table-cell>
          <table:table-cell office:value-type="float" office:value="0.01365977" calcext:value-type="float">
            <text:p>0.01365977</text:p>
          </table:table-cell>
          <table:table-cell office:value-type="float" office:value="0.01059431" calcext:value-type="float">
            <text:p>0.01059431</text:p>
          </table:table-cell>
          <table:table-cell office:value-type="float" office:value="0.01102617" calcext:value-type="float">
            <text:p>0.01102617</text:p>
          </table:table-cell>
          <table:table-cell office:value-type="float" office:value="0.02517052" calcext:value-type="float">
            <text:p>0.02517052</text:p>
          </table:table-cell>
          <table:table-cell office:value-type="float" office:value="1.349452" calcext:value-type="float">
            <text:p>1.349452</text:p>
          </table:table-cell>
          <table:table-cell office:value-type="float" office:value="0.614076" calcext:value-type="float">
            <text:p>0.614076</text:p>
          </table:table-cell>
          <table:table-cell office:value-type="float" office:value="0.02971342" calcext:value-type="float">
            <text:p>0.02971342</text:p>
          </table:table-cell>
          <table:table-cell office:value-type="float" office:value="0.01875474" calcext:value-type="float">
            <text:p>0.01875474</text:p>
          </table:table-cell>
          <table:table-cell office:value-type="float" office:value="0.02498118" calcext:value-type="float">
            <text:p>0.02498118</text:p>
          </table:table-cell>
          <table:table-cell office:value-type="float" office:value="0.3710395" calcext:value-type="float">
            <text:p>0.3710395</text:p>
          </table:table-cell>
          <table:table-cell office:value-type="float" office:value="0.3570319" calcext:value-type="float">
            <text:p>0.3570319</text:p>
          </table:table-cell>
          <table:table-cell office:value-type="float" office:value="0" calcext:value-type="float">
            <text:p>0</text:p>
          </table:table-cell>
          <table:table-cell office:value-type="float" office:value="6994.919" calcext:value-type="float">
            <text:p>6994.9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93798" calcext:value-type="float">
            <text:p>-0.59379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2" calcext:value-type="float">
            <text:p>2102002</text:p>
          </table:table-cell>
          <table:table-cell office:value-type="float" office:value="10.18102" calcext:value-type="float">
            <text:p>10.18102</text:p>
          </table:table-cell>
          <table:table-cell office:value-type="float" office:value="1093.038" calcext:value-type="float">
            <text:p>1093.038</text:p>
          </table:table-cell>
          <table:table-cell office:value-type="float" office:value="0" calcext:value-type="float">
            <text:p>0</text:p>
          </table:table-cell>
          <table:table-cell office:value-type="float" office:value="-43.63534" calcext:value-type="float">
            <text:p>-43.63534</text:p>
          </table:table-cell>
          <table:table-cell office:value-type="float" office:value="0.646383" calcext:value-type="float">
            <text:p>0.646383</text:p>
          </table:table-cell>
          <table:table-cell office:value-type="float" office:value="1.260662" calcext:value-type="float">
            <text:p>1.260662</text:p>
          </table:table-cell>
          <table:table-cell office:value-type="float" office:value="0.01720536" calcext:value-type="float">
            <text:p>0.01720536</text:p>
          </table:table-cell>
          <table:table-cell office:value-type="float" office:value="0.0001426118" calcext:value-type="float">
            <text:p>0.0001426118</text:p>
          </table:table-cell>
          <table:table-cell office:value-type="float" office:value="0.09495602" calcext:value-type="float">
            <text:p>0.09495602</text:p>
          </table:table-cell>
          <table:table-cell office:value-type="float" office:value="-0.01353665" calcext:value-type="float">
            <text:p>-0.01353665</text:p>
          </table:table-cell>
          <table:table-cell office:value-type="float" office:value="-0.2671119" calcext:value-type="float">
            <text:p>-0.2671119</text:p>
          </table:table-cell>
          <table:table-cell office:value-type="float" office:value="-0.000002773652" calcext:value-type="float">
            <text:p>-2.773652E-06</text:p>
          </table:table-cell>
          <table:table-cell office:value-type="float" office:value="0.0004449203" calcext:value-type="float">
            <text:p>0.0004449203</text:p>
          </table:table-cell>
          <table:table-cell office:value-type="float" office:value="12.32631" calcext:value-type="float">
            <text:p>12.32631</text:p>
          </table:table-cell>
          <table:table-cell office:value-type="float" office:value="1.213943" calcext:value-type="float">
            <text:p>1.213943</text:p>
          </table:table-cell>
          <table:table-cell office:value-type="float" office:value="0.07394664" calcext:value-type="float">
            <text:p>0.07394664</text:p>
          </table:table-cell>
          <table:table-cell office:value-type="float" office:value="0.02756396" calcext:value-type="float">
            <text:p>0.02756396</text:p>
          </table:table-cell>
          <table:table-cell office:value-type="float" office:value="0.02191958" calcext:value-type="float">
            <text:p>0.02191958</text:p>
          </table:table-cell>
          <table:table-cell office:value-type="float" office:value="0.0228626" calcext:value-type="float">
            <text:p>0.0228626</text:p>
          </table:table-cell>
          <table:table-cell office:value-type="float" office:value="0.009416116" calcext:value-type="float">
            <text:p>0.009416116</text:p>
          </table:table-cell>
          <table:table-cell office:value-type="float" office:value="0.007175546" calcext:value-type="float">
            <text:p>0.007175546</text:p>
          </table:table-cell>
          <table:table-cell office:value-type="float" office:value="0.02006354" calcext:value-type="float">
            <text:p>0.02006354</text:p>
          </table:table-cell>
          <table:table-cell office:value-type="float" office:value="0.01882228" calcext:value-type="float">
            <text:p>0.01882228</text:p>
          </table:table-cell>
          <table:table-cell office:value-type="float" office:value="0.01808066" calcext:value-type="float">
            <text:p>0.01808066</text:p>
          </table:table-cell>
          <table:table-cell office:value-type="float" office:value="0.01768152" calcext:value-type="float">
            <text:p>0.01768152</text:p>
          </table:table-cell>
          <table:table-cell office:value-type="float" office:value="0.01500038" calcext:value-type="float">
            <text:p>0.01500038</text:p>
          </table:table-cell>
          <table:table-cell office:value-type="float" office:value="0.00584364" calcext:value-type="float">
            <text:p>0.00584364</text:p>
          </table:table-cell>
          <table:table-cell office:value-type="float" office:value="0.006660958" calcext:value-type="float">
            <text:p>0.006660958</text:p>
          </table:table-cell>
          <table:table-cell office:value-type="float" office:value="0" calcext:value-type="float">
            <text:p>0</text:p>
          </table:table-cell>
          <table:table-cell office:value-type="float" office:value="3.652642" calcext:value-type="float">
            <text:p>3.652642</text:p>
          </table:table-cell>
          <table:table-cell office:value-type="float" office:value="0.5044385" calcext:value-type="float">
            <text:p>0.5044385</text:p>
          </table:table-cell>
          <table:table-cell office:value-type="float" office:value="0.1943657" calcext:value-type="float">
            <text:p>0.1943657</text:p>
          </table:table-cell>
          <table:table-cell office:value-type="float" office:value="0.01886199" calcext:value-type="float">
            <text:p>0.01886199</text:p>
          </table:table-cell>
          <table:table-cell office:value-type="float" office:value="0.01155819" calcext:value-type="float">
            <text:p>0.01155819</text:p>
          </table:table-cell>
          <table:table-cell office:value-type="float" office:value="0.01131758" calcext:value-type="float">
            <text:p>0.01131758</text:p>
          </table:table-cell>
          <table:table-cell office:value-type="float" office:value="0.02556694" calcext:value-type="float">
            <text:p>0.02556694</text:p>
          </table:table-cell>
          <table:table-cell office:value-type="float" office:value="1.349549" calcext:value-type="float">
            <text:p>1.349549</text:p>
          </table:table-cell>
          <table:table-cell office:value-type="float" office:value="0.4933254" calcext:value-type="float">
            <text:p>0.4933254</text:p>
          </table:table-cell>
          <table:table-cell office:value-type="float" office:value="0.02974175" calcext:value-type="float">
            <text:p>0.02974175</text:p>
          </table:table-cell>
          <table:table-cell office:value-type="float" office:value="0.0187868" calcext:value-type="float">
            <text:p>0.0187868</text:p>
          </table:table-cell>
          <table:table-cell office:value-type="float" office:value="0.02510619" calcext:value-type="float">
            <text:p>0.02510619</text:p>
          </table:table-cell>
          <table:table-cell office:value-type="float" office:value="0.3752508" calcext:value-type="float">
            <text:p>0.3752508</text:p>
          </table:table-cell>
          <table:table-cell office:value-type="float" office:value="0.3524117" calcext:value-type="float">
            <text:p>0.3524117</text:p>
          </table:table-cell>
          <table:table-cell office:value-type="float" office:value="0" calcext:value-type="float">
            <text:p>0</text:p>
          </table:table-cell>
          <table:table-cell office:value-type="float" office:value="6160.754" calcext:value-type="float">
            <text:p>6160.7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950629" calcext:value-type="float">
            <text:p>-0.595062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2" calcext:value-type="float">
            <text:p>3102002</text:p>
          </table:table-cell>
          <table:table-cell office:value-type="float" office:value="10.15391" calcext:value-type="float">
            <text:p>10.15391</text:p>
          </table:table-cell>
          <table:table-cell office:value-type="float" office:value="1092.825" calcext:value-type="float">
            <text:p>1092.825</text:p>
          </table:table-cell>
          <table:table-cell office:value-type="float" office:value="0" calcext:value-type="float">
            <text:p>0</text:p>
          </table:table-cell>
          <table:table-cell office:value-type="float" office:value="-43.80247" calcext:value-type="float">
            <text:p>-43.80247</text:p>
          </table:table-cell>
          <table:table-cell office:value-type="float" office:value="0.4849153" calcext:value-type="float">
            <text:p>0.4849153</text:p>
          </table:table-cell>
          <table:table-cell office:value-type="float" office:value="1.212581" calcext:value-type="float">
            <text:p>1.212581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49542" calcext:value-type="float">
            <text:p>0.000149542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1425526" calcext:value-type="float">
            <text:p>-0.01425526</text:p>
          </table:table-cell>
          <table:table-cell office:value-type="float" office:value="-0.2674633" calcext:value-type="float">
            <text:p>-0.2674633</text:p>
          </table:table-cell>
          <table:table-cell office:value-type="float" office:value="-0.000008214201" calcext:value-type="float">
            <text:p>-8.214201E-06</text:p>
          </table:table-cell>
          <table:table-cell office:value-type="float" office:value="0.0004569445" calcext:value-type="float">
            <text:p>0.0004569445</text:p>
          </table:table-cell>
          <table:table-cell office:value-type="float" office:value="12.36459" calcext:value-type="float">
            <text:p>12.36459</text:p>
          </table:table-cell>
          <table:table-cell office:value-type="float" office:value="3.187079" calcext:value-type="float">
            <text:p>3.187079</text:p>
          </table:table-cell>
          <table:table-cell office:value-type="float" office:value="0.4953977" calcext:value-type="float">
            <text:p>0.4953977</text:p>
          </table:table-cell>
          <table:table-cell office:value-type="float" office:value="0.09257635" calcext:value-type="float">
            <text:p>0.09257635</text:p>
          </table:table-cell>
          <table:table-cell office:value-type="float" office:value="0.03757825" calcext:value-type="float">
            <text:p>0.03757825</text:p>
          </table:table-cell>
          <table:table-cell office:value-type="float" office:value="0.02148394" calcext:value-type="float">
            <text:p>0.02148394</text:p>
          </table:table-cell>
          <table:table-cell office:value-type="float" office:value="0.009218362" calcext:value-type="float">
            <text:p>0.009218362</text:p>
          </table:table-cell>
          <table:table-cell office:value-type="float" office:value="0.007602546" calcext:value-type="float">
            <text:p>0.007602546</text:p>
          </table:table-cell>
          <table:table-cell office:value-type="float" office:value="0.02008455" calcext:value-type="float">
            <text:p>0.02008455</text:p>
          </table:table-cell>
          <table:table-cell office:value-type="float" office:value="0.018823" calcext:value-type="float">
            <text:p>0.018823</text:p>
          </table:table-cell>
          <table:table-cell office:value-type="float" office:value="0.01809541" calcext:value-type="float">
            <text:p>0.01809541</text:p>
          </table:table-cell>
          <table:table-cell office:value-type="float" office:value="0.01769272" calcext:value-type="float">
            <text:p>0.01769272</text:p>
          </table:table-cell>
          <table:table-cell office:value-type="float" office:value="0.01500915" calcext:value-type="float">
            <text:p>0.01500915</text:p>
          </table:table-cell>
          <table:table-cell office:value-type="float" office:value="0.005832028" calcext:value-type="float">
            <text:p>0.005832028</text:p>
          </table:table-cell>
          <table:table-cell office:value-type="float" office:value="0.00665625" calcext:value-type="float">
            <text:p>0.00665625</text:p>
          </table:table-cell>
          <table:table-cell office:value-type="float" office:value="0" calcext:value-type="float">
            <text:p>0</text:p>
          </table:table-cell>
          <table:table-cell office:value-type="float" office:value="0.6866979" calcext:value-type="float">
            <text:p>0.6866979</text:p>
          </table:table-cell>
          <table:table-cell office:value-type="float" office:value="0.8657475" calcext:value-type="float">
            <text:p>0.8657475</text:p>
          </table:table-cell>
          <table:table-cell office:value-type="float" office:value="0.5056829" calcext:value-type="float">
            <text:p>0.5056829</text:p>
          </table:table-cell>
          <table:table-cell office:value-type="float" office:value="0.2331385" calcext:value-type="float">
            <text:p>0.2331385</text:p>
          </table:table-cell>
          <table:table-cell office:value-type="float" office:value="0.01366746" calcext:value-type="float">
            <text:p>0.01366746</text:p>
          </table:table-cell>
          <table:table-cell office:value-type="float" office:value="0.01145334" calcext:value-type="float">
            <text:p>0.01145334</text:p>
          </table:table-cell>
          <table:table-cell office:value-type="float" office:value="0.02719256" calcext:value-type="float">
            <text:p>0.02719256</text:p>
          </table:table-cell>
          <table:table-cell office:value-type="float" office:value="1.349121" calcext:value-type="float">
            <text:p>1.349121</text:p>
          </table:table-cell>
          <table:table-cell office:value-type="float" office:value="0.3823651" calcext:value-type="float">
            <text:p>0.3823651</text:p>
          </table:table-cell>
          <table:table-cell office:value-type="float" office:value="0.02979076" calcext:value-type="float">
            <text:p>0.02979076</text:p>
          </table:table-cell>
          <table:table-cell office:value-type="float" office:value="0.01882949" calcext:value-type="float">
            <text:p>0.01882949</text:p>
          </table:table-cell>
          <table:table-cell office:value-type="float" office:value="0.02553814" calcext:value-type="float">
            <text:p>0.02553814</text:p>
          </table:table-cell>
          <table:table-cell office:value-type="float" office:value="0.3734255" calcext:value-type="float">
            <text:p>0.3734255</text:p>
          </table:table-cell>
          <table:table-cell office:value-type="float" office:value="0.3545011" calcext:value-type="float">
            <text:p>0.3545011</text:p>
          </table:table-cell>
          <table:table-cell office:value-type="float" office:value="0" calcext:value-type="float">
            <text:p>0</text:p>
          </table:table-cell>
          <table:table-cell office:value-type="float" office:value="4080.629" calcext:value-type="float">
            <text:p>4080.6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955502" calcext:value-type="float">
            <text:p>-0.595550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2" calcext:value-type="float">
            <text:p>4102002</text:p>
          </table:table-cell>
          <table:table-cell office:value-type="float" office:value="10.13763" calcext:value-type="float">
            <text:p>10.13763</text:p>
          </table:table-cell>
          <table:table-cell office:value-type="float" office:value="1092.811" calcext:value-type="float">
            <text:p>1092.811</text:p>
          </table:table-cell>
          <table:table-cell office:value-type="float" office:value="0" calcext:value-type="float">
            <text:p>0</text:p>
          </table:table-cell>
          <table:table-cell office:value-type="float" office:value="-43.93355" calcext:value-type="float">
            <text:p>-43.93355</text:p>
          </table:table-cell>
          <table:table-cell office:value-type="float" office:value="0.4101398" calcext:value-type="float">
            <text:p>0.4101398</text:p>
          </table:table-cell>
          <table:table-cell office:value-type="float" office:value="1.176349" calcext:value-type="float">
            <text:p>1.176349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49542" calcext:value-type="float">
            <text:p>0.000149542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1505478" calcext:value-type="float">
            <text:p>-0.01505478</text:p>
          </table:table-cell>
          <table:table-cell office:value-type="float" office:value="-0.2682839" calcext:value-type="float">
            <text:p>-0.2682839</text:p>
          </table:table-cell>
          <table:table-cell office:value-type="float" office:value="-0.000004109935" calcext:value-type="float">
            <text:p>-4.109935E-06</text:p>
          </table:table-cell>
          <table:table-cell office:value-type="float" office:value="0.0004692205" calcext:value-type="float">
            <text:p>0.0004692205</text:p>
          </table:table-cell>
          <table:table-cell office:value-type="float" office:value="12.4111" calcext:value-type="float">
            <text:p>12.4111</text:p>
          </table:table-cell>
          <table:table-cell office:value-type="float" office:value="1.204353" calcext:value-type="float">
            <text:p>1.204353</text:p>
          </table:table-cell>
          <table:table-cell office:value-type="float" office:value="0.09520019" calcext:value-type="float">
            <text:p>0.09520019</text:p>
          </table:table-cell>
          <table:table-cell office:value-type="float" office:value="0.03208069" calcext:value-type="float">
            <text:p>0.03208069</text:p>
          </table:table-cell>
          <table:table-cell office:value-type="float" office:value="0.02415306" calcext:value-type="float">
            <text:p>0.02415306</text:p>
          </table:table-cell>
          <table:table-cell office:value-type="float" office:value="0.02300844" calcext:value-type="float">
            <text:p>0.02300844</text:p>
          </table:table-cell>
          <table:table-cell office:value-type="float" office:value="0.00904631" calcext:value-type="float">
            <text:p>0.00904631</text:p>
          </table:table-cell>
          <table:table-cell office:value-type="float" office:value="0.007646577" calcext:value-type="float">
            <text:p>0.007646577</text:p>
          </table:table-cell>
          <table:table-cell office:value-type="float" office:value="0.02010714" calcext:value-type="float">
            <text:p>0.02010714</text:p>
          </table:table-cell>
          <table:table-cell office:value-type="float" office:value="0.01882435" calcext:value-type="float">
            <text:p>0.01882435</text:p>
          </table:table-cell>
          <table:table-cell office:value-type="float" office:value="0.0181142" calcext:value-type="float">
            <text:p>0.0181142</text:p>
          </table:table-cell>
          <table:table-cell office:value-type="float" office:value="0.01770637" calcext:value-type="float">
            <text:p>0.01770637</text:p>
          </table:table-cell>
          <table:table-cell office:value-type="float" office:value="0.01502001" calcext:value-type="float">
            <text:p>0.01502001</text:p>
          </table:table-cell>
          <table:table-cell office:value-type="float" office:value="0.005820386" calcext:value-type="float">
            <text:p>0.005820386</text:p>
          </table:table-cell>
          <table:table-cell office:value-type="float" office:value="0.006655287" calcext:value-type="float">
            <text:p>0.006655287</text:p>
          </table:table-cell>
          <table:table-cell office:value-type="float" office:value="0" calcext:value-type="float">
            <text:p>0</text:p>
          </table:table-cell>
          <table:table-cell office:value-type="float" office:value="4.818329" calcext:value-type="float">
            <text:p>4.818329</text:p>
          </table:table-cell>
          <table:table-cell office:value-type="float" office:value="0.2541517" calcext:value-type="float">
            <text:p>0.2541517</text:p>
          </table:table-cell>
          <table:table-cell office:value-type="float" office:value="0.2085595" calcext:value-type="float">
            <text:p>0.2085595</text:p>
          </table:table-cell>
          <table:table-cell office:value-type="float" office:value="0.1266696" calcext:value-type="float">
            <text:p>0.1266696</text:p>
          </table:table-cell>
          <table:table-cell office:value-type="float" office:value="0.07721469" calcext:value-type="float">
            <text:p>0.07721469</text:p>
          </table:table-cell>
          <table:table-cell office:value-type="float" office:value="0.01161632" calcext:value-type="float">
            <text:p>0.01161632</text:p>
          </table:table-cell>
          <table:table-cell office:value-type="float" office:value="0.0263659" calcext:value-type="float">
            <text:p>0.0263659</text:p>
          </table:table-cell>
          <table:table-cell office:value-type="float" office:value="1.349187" calcext:value-type="float">
            <text:p>1.349187</text:p>
          </table:table-cell>
          <table:table-cell office:value-type="float" office:value="0.2883566" calcext:value-type="float">
            <text:p>0.2883566</text:p>
          </table:table-cell>
          <table:table-cell office:value-type="float" office:value="0.02985184" calcext:value-type="float">
            <text:p>0.02985184</text:p>
          </table:table-cell>
          <table:table-cell office:value-type="float" office:value="0.01887411" calcext:value-type="float">
            <text:p>0.01887411</text:p>
          </table:table-cell>
          <table:table-cell office:value-type="float" office:value="0.02572164" calcext:value-type="float">
            <text:p>0.02572164</text:p>
          </table:table-cell>
          <table:table-cell office:value-type="float" office:value="0.3717114" calcext:value-type="float">
            <text:p>0.3717114</text:p>
          </table:table-cell>
          <table:table-cell office:value-type="float" office:value="0.3567722" calcext:value-type="float">
            <text:p>0.3567722</text:p>
          </table:table-cell>
          <table:table-cell office:value-type="float" office:value="0" calcext:value-type="float">
            <text:p>0</text:p>
          </table:table-cell>
          <table:table-cell office:value-type="float" office:value="3756.86" calcext:value-type="float">
            <text:p>3756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993683" calcext:value-type="float">
            <text:p>-0.599368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2" calcext:value-type="float">
            <text:p>5102002</text:p>
          </table:table-cell>
          <table:table-cell office:value-type="float" office:value="10.11812" calcext:value-type="float">
            <text:p>10.11812</text:p>
          </table:table-cell>
          <table:table-cell office:value-type="float" office:value="1092.799" calcext:value-type="float">
            <text:p>1092.799</text:p>
          </table:table-cell>
          <table:table-cell office:value-type="float" office:value="0" calcext:value-type="float">
            <text:p>0</text:p>
          </table:table-cell>
          <table:table-cell office:value-type="float" office:value="-44.00937" calcext:value-type="float">
            <text:p>-44.00937</text:p>
          </table:table-cell>
          <table:table-cell office:value-type="float" office:value="0.3693955" calcext:value-type="float">
            <text:p>0.3693955</text:p>
          </table:table-cell>
          <table:table-cell office:value-type="float" office:value="1.165838" calcext:value-type="float">
            <text:p>1.165838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49542" calcext:value-type="float">
            <text:p>0.000149542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1509313" calcext:value-type="float">
            <text:p>-0.01509313</text:p>
          </table:table-cell>
          <table:table-cell office:value-type="float" office:value="-0.2686552" calcext:value-type="float">
            <text:p>-0.2686552</text:p>
          </table:table-cell>
          <table:table-cell office:value-type="float" office:value="0.000001592482" calcext:value-type="float">
            <text:p>1.592482E-06</text:p>
          </table:table-cell>
          <table:table-cell office:value-type="float" office:value="0.0004816827" calcext:value-type="float">
            <text:p>0.0004816827</text:p>
          </table:table-cell>
          <table:table-cell office:value-type="float" office:value="12.45408" calcext:value-type="float">
            <text:p>12.45408</text:p>
          </table:table-cell>
          <table:table-cell office:value-type="float" office:value="0.7373856" calcext:value-type="float">
            <text:p>0.7373856</text:p>
          </table:table-cell>
          <table:table-cell office:value-type="float" office:value="0.06343628" calcext:value-type="float">
            <text:p>0.06343628</text:p>
          </table:table-cell>
          <table:table-cell office:value-type="float" office:value="0.02840696" calcext:value-type="float">
            <text:p>0.02840696</text:p>
          </table:table-cell>
          <table:table-cell office:value-type="float" office:value="0.02336635" calcext:value-type="float">
            <text:p>0.02336635</text:p>
          </table:table-cell>
          <table:table-cell office:value-type="float" office:value="0.02250262" calcext:value-type="float">
            <text:p>0.02250262</text:p>
          </table:table-cell>
          <table:table-cell office:value-type="float" office:value="0.008917979" calcext:value-type="float">
            <text:p>0.008917979</text:p>
          </table:table-cell>
          <table:table-cell office:value-type="float" office:value="0.007645444" calcext:value-type="float">
            <text:p>0.007645444</text:p>
          </table:table-cell>
          <table:table-cell office:value-type="float" office:value="0.02012838" calcext:value-type="float">
            <text:p>0.02012838</text:p>
          </table:table-cell>
          <table:table-cell office:value-type="float" office:value="0.01881619" calcext:value-type="float">
            <text:p>0.01881619</text:p>
          </table:table-cell>
          <table:table-cell office:value-type="float" office:value="0.01813581" calcext:value-type="float">
            <text:p>0.01813581</text:p>
          </table:table-cell>
          <table:table-cell office:value-type="float" office:value="0.01772044" calcext:value-type="float">
            <text:p>0.01772044</text:p>
          </table:table-cell>
          <table:table-cell office:value-type="float" office:value="0.01503095" calcext:value-type="float">
            <text:p>0.01503095</text:p>
          </table:table-cell>
          <table:table-cell office:value-type="float" office:value="0.005810117" calcext:value-type="float">
            <text:p>0.005810117</text:p>
          </table:table-cell>
          <table:table-cell office:value-type="float" office:value="0.006653401" calcext:value-type="float">
            <text:p>0.006653401</text:p>
          </table:table-cell>
          <table:table-cell office:value-type="float" office:value="0" calcext:value-type="float">
            <text:p>0</text:p>
          </table:table-cell>
          <table:table-cell office:value-type="float" office:value="7.818926" calcext:value-type="float">
            <text:p>7.818926</text:p>
          </table:table-cell>
          <table:table-cell office:value-type="float" office:value="0.1239135" calcext:value-type="float">
            <text:p>0.1239135</text:p>
          </table:table-cell>
          <table:table-cell office:value-type="float" office:value="0.1039742" calcext:value-type="float">
            <text:p>0.1039742</text:p>
          </table:table-cell>
          <table:table-cell office:value-type="float" office:value="0.07070291" calcext:value-type="float">
            <text:p>0.07070291</text:p>
          </table:table-cell>
          <table:table-cell office:value-type="float" office:value="0.05165255" calcext:value-type="float">
            <text:p>0.05165255</text:p>
          </table:table-cell>
          <table:table-cell office:value-type="float" office:value="0.01170995" calcext:value-type="float">
            <text:p>0.01170995</text:p>
          </table:table-cell>
          <table:table-cell office:value-type="float" office:value="0.02595225" calcext:value-type="float">
            <text:p>0.02595225</text:p>
          </table:table-cell>
          <table:table-cell office:value-type="float" office:value="1.349312" calcext:value-type="float">
            <text:p>1.349312</text:p>
          </table:table-cell>
          <table:table-cell office:value-type="float" office:value="0.2182053" calcext:value-type="float">
            <text:p>0.2182053</text:p>
          </table:table-cell>
          <table:table-cell office:value-type="float" office:value="0.02991525" calcext:value-type="float">
            <text:p>0.02991525</text:p>
          </table:table-cell>
          <table:table-cell office:value-type="float" office:value="0.01891664" calcext:value-type="float">
            <text:p>0.01891664</text:p>
          </table:table-cell>
          <table:table-cell office:value-type="float" office:value="0.02579261" calcext:value-type="float">
            <text:p>0.02579261</text:p>
          </table:table-cell>
          <table:table-cell office:value-type="float" office:value="0.3705065" calcext:value-type="float">
            <text:p>0.3705065</text:p>
          </table:table-cell>
          <table:table-cell office:value-type="float" office:value="0.3573219" calcext:value-type="float">
            <text:p>0.3573219</text:p>
          </table:table-cell>
          <table:table-cell office:value-type="float" office:value="0" calcext:value-type="float">
            <text:p>0</text:p>
          </table:table-cell>
          <table:table-cell office:value-type="float" office:value="3431.583" calcext:value-type="float">
            <text:p>3431.5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995381" calcext:value-type="float">
            <text:p>-0.599538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2" calcext:value-type="float">
            <text:p>6102002</text:p>
          </table:table-cell>
          <table:table-cell office:value-type="float" office:value="10.10119" calcext:value-type="float">
            <text:p>10.10119</text:p>
          </table:table-cell>
          <table:table-cell office:value-type="float" office:value="1092.785" calcext:value-type="float">
            <text:p>1092.785</text:p>
          </table:table-cell>
          <table:table-cell office:value-type="float" office:value="0" calcext:value-type="float">
            <text:p>0</text:p>
          </table:table-cell>
          <table:table-cell office:value-type="float" office:value="-44.06674" calcext:value-type="float">
            <text:p>-44.06674</text:p>
          </table:table-cell>
          <table:table-cell office:value-type="float" office:value="0.3355049" calcext:value-type="float">
            <text:p>0.3355049</text:p>
          </table:table-cell>
          <table:table-cell office:value-type="float" office:value="1.166913" calcext:value-type="float">
            <text:p>1.166913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49542" calcext:value-type="float">
            <text:p>0.000149542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1509313" calcext:value-type="float">
            <text:p>-0.01509313</text:p>
          </table:table-cell>
          <table:table-cell office:value-type="float" office:value="-0.2688957" calcext:value-type="float">
            <text:p>-0.2688957</text:p>
          </table:table-cell>
          <table:table-cell office:value-type="float" office:value="0.00000754262" calcext:value-type="float">
            <text:p>7.54262E-06</text:p>
          </table:table-cell>
          <table:table-cell office:value-type="float" office:value="0.0004943045" calcext:value-type="float">
            <text:p>0.0004943045</text:p>
          </table:table-cell>
          <table:table-cell office:value-type="float" office:value="12.49061" calcext:value-type="float">
            <text:p>12.49061</text:p>
          </table:table-cell>
          <table:table-cell office:value-type="float" office:value="0.5653529" calcext:value-type="float">
            <text:p>0.5653529</text:p>
          </table:table-cell>
          <table:table-cell office:value-type="float" office:value="0.04492762" calcext:value-type="float">
            <text:p>0.04492762</text:p>
          </table:table-cell>
          <table:table-cell office:value-type="float" office:value="0.02563515" calcext:value-type="float">
            <text:p>0.02563515</text:p>
          </table:table-cell>
          <table:table-cell office:value-type="float" office:value="0.02264581" calcext:value-type="float">
            <text:p>0.02264581</text:p>
          </table:table-cell>
          <table:table-cell office:value-type="float" office:value="0.02209673" calcext:value-type="float">
            <text:p>0.02209673</text:p>
          </table:table-cell>
          <table:table-cell office:value-type="float" office:value="0.008897459" calcext:value-type="float">
            <text:p>0.008897459</text:p>
          </table:table-cell>
          <table:table-cell office:value-type="float" office:value="0.00761475" calcext:value-type="float">
            <text:p>0.00761475</text:p>
          </table:table-cell>
          <table:table-cell office:value-type="float" office:value="0.02014515" calcext:value-type="float">
            <text:p>0.02014515</text:p>
          </table:table-cell>
          <table:table-cell office:value-type="float" office:value="0.01879584" calcext:value-type="float">
            <text:p>0.01879584</text:p>
          </table:table-cell>
          <table:table-cell office:value-type="float" office:value="0.01815887" calcext:value-type="float">
            <text:p>0.01815887</text:p>
          </table:table-cell>
          <table:table-cell office:value-type="float" office:value="0.01773477" calcext:value-type="float">
            <text:p>0.01773477</text:p>
          </table:table-cell>
          <table:table-cell office:value-type="float" office:value="0.01504203" calcext:value-type="float">
            <text:p>0.01504203</text:p>
          </table:table-cell>
          <table:table-cell office:value-type="float" office:value="0.005801314" calcext:value-type="float">
            <text:p>0.005801314</text:p>
          </table:table-cell>
          <table:table-cell office:value-type="float" office:value="0.006650181" calcext:value-type="float">
            <text:p>0.006650181</text:p>
          </table:table-cell>
          <table:table-cell office:value-type="float" office:value="0" calcext:value-type="float">
            <text:p>0</text:p>
          </table:table-cell>
          <table:table-cell office:value-type="float" office:value="10.43787" calcext:value-type="float">
            <text:p>10.43787</text:p>
          </table:table-cell>
          <table:table-cell office:value-type="float" office:value="0.09492373" calcext:value-type="float">
            <text:p>0.09492373</text:p>
          </table:table-cell>
          <table:table-cell office:value-type="float" office:value="0.05459985" calcext:value-type="float">
            <text:p>0.05459985</text:p>
          </table:table-cell>
          <table:table-cell office:value-type="float" office:value="0.04457676" calcext:value-type="float">
            <text:p>0.04457676</text:p>
          </table:table-cell>
          <table:table-cell office:value-type="float" office:value="0.03837647" calcext:value-type="float">
            <text:p>0.03837647</text:p>
          </table:table-cell>
          <table:table-cell office:value-type="float" office:value="0.01182405" calcext:value-type="float">
            <text:p>0.01182405</text:p>
          </table:table-cell>
          <table:table-cell office:value-type="float" office:value="0.02552247" calcext:value-type="float">
            <text:p>0.02552247</text:p>
          </table:table-cell>
          <table:table-cell office:value-type="float" office:value="1.349441" calcext:value-type="float">
            <text:p>1.349441</text:p>
          </table:table-cell>
          <table:table-cell office:value-type="float" office:value="0.1772588" calcext:value-type="float">
            <text:p>0.1772588</text:p>
          </table:table-cell>
          <table:table-cell office:value-type="float" office:value="0.02997309" calcext:value-type="float">
            <text:p>0.02997309</text:p>
          </table:table-cell>
          <table:table-cell office:value-type="float" office:value="0.01895572" calcext:value-type="float">
            <text:p>0.01895572</text:p>
          </table:table-cell>
          <table:table-cell office:value-type="float" office:value="0.0258402" calcext:value-type="float">
            <text:p>0.0258402</text:p>
          </table:table-cell>
          <table:table-cell office:value-type="float" office:value="0.3698032" calcext:value-type="float">
            <text:p>0.3698032</text:p>
          </table:table-cell>
          <table:table-cell office:value-type="float" office:value="0.3573405" calcext:value-type="float">
            <text:p>0.3573405</text:p>
          </table:table-cell>
          <table:table-cell office:value-type="float" office:value="0" calcext:value-type="float">
            <text:p>0</text:p>
          </table:table-cell>
          <table:table-cell office:value-type="float" office:value="3126.709" calcext:value-type="float">
            <text:p>3126.7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996492" calcext:value-type="float">
            <text:p>-0.599649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2" calcext:value-type="float">
            <text:p>7102002</text:p>
          </table:table-cell>
          <table:table-cell office:value-type="float" office:value="10.08734" calcext:value-type="float">
            <text:p>10.08734</text:p>
          </table:table-cell>
          <table:table-cell office:value-type="float" office:value="1092.772" calcext:value-type="float">
            <text:p>1092.772</text:p>
          </table:table-cell>
          <table:table-cell office:value-type="float" office:value="0" calcext:value-type="float">
            <text:p>0</text:p>
          </table:table-cell>
          <table:table-cell office:value-type="float" office:value="-44.10544" calcext:value-type="float">
            <text:p>-44.10544</text:p>
          </table:table-cell>
          <table:table-cell office:value-type="float" office:value="0.3054239" calcext:value-type="float">
            <text:p>0.3054239</text:p>
          </table:table-cell>
          <table:table-cell office:value-type="float" office:value="1.178307" calcext:value-type="float">
            <text:p>1.178307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49542" calcext:value-type="float">
            <text:p>0.000149542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1509313" calcext:value-type="float">
            <text:p>-0.01509313</text:p>
          </table:table-cell>
          <table:table-cell office:value-type="float" office:value="-0.2690605" calcext:value-type="float">
            <text:p>-0.2690605</text:p>
          </table:table-cell>
          <table:table-cell office:value-type="float" office:value="0.00001354022" calcext:value-type="float">
            <text:p>1.354022E-05</text:p>
          </table:table-cell>
          <table:table-cell office:value-type="float" office:value="0.0005072062" calcext:value-type="float">
            <text:p>0.0005072062</text:p>
          </table:table-cell>
          <table:table-cell office:value-type="float" office:value="12.51843" calcext:value-type="float">
            <text:p>12.51843</text:p>
          </table:table-cell>
          <table:table-cell office:value-type="float" office:value="0.3894857" calcext:value-type="float">
            <text:p>0.3894857</text:p>
          </table:table-cell>
          <table:table-cell office:value-type="float" office:value="0.03522892" calcext:value-type="float">
            <text:p>0.03522892</text:p>
          </table:table-cell>
          <table:table-cell office:value-type="float" office:value="0.02402303" calcext:value-type="float">
            <text:p>0.02402303</text:p>
          </table:table-cell>
          <table:table-cell office:value-type="float" office:value="0.02181493" calcext:value-type="float">
            <text:p>0.02181493</text:p>
          </table:table-cell>
          <table:table-cell office:value-type="float" office:value="0.0213079" calcext:value-type="float">
            <text:p>0.0213079</text:p>
          </table:table-cell>
          <table:table-cell office:value-type="float" office:value="0.008742276" calcext:value-type="float">
            <text:p>0.008742276</text:p>
          </table:table-cell>
          <table:table-cell office:value-type="float" office:value="0.007548173" calcext:value-type="float">
            <text:p>0.007548173</text:p>
          </table:table-cell>
          <table:table-cell office:value-type="float" office:value="0.02017579" calcext:value-type="float">
            <text:p>0.02017579</text:p>
          </table:table-cell>
          <table:table-cell office:value-type="float" office:value="0.01876923" calcext:value-type="float">
            <text:p>0.01876923</text:p>
          </table:table-cell>
          <table:table-cell office:value-type="float" office:value="0.01818277" calcext:value-type="float">
            <text:p>0.01818277</text:p>
          </table:table-cell>
          <table:table-cell office:value-type="float" office:value="0.01774917" calcext:value-type="float">
            <text:p>0.01774917</text:p>
          </table:table-cell>
          <table:table-cell office:value-type="float" office:value="0.01505321" calcext:value-type="float">
            <text:p>0.01505321</text:p>
          </table:table-cell>
          <table:table-cell office:value-type="float" office:value="0.005792624" calcext:value-type="float">
            <text:p>0.005792624</text:p>
          </table:table-cell>
          <table:table-cell office:value-type="float" office:value="0.006646973" calcext:value-type="float">
            <text:p>0.006646973</text:p>
          </table:table-cell>
          <table:table-cell office:value-type="float" office:value="0" calcext:value-type="float">
            <text:p>0</text:p>
          </table:table-cell>
          <table:table-cell office:value-type="float" office:value="12.1352" calcext:value-type="float">
            <text:p>12.1352</text:p>
          </table:table-cell>
          <table:table-cell office:value-type="float" office:value="0.09082739" calcext:value-type="float">
            <text:p>0.09082739</text:p>
          </table:table-cell>
          <table:table-cell office:value-type="float" office:value="0.04053504" calcext:value-type="float">
            <text:p>0.04053504</text:p>
          </table:table-cell>
          <table:table-cell office:value-type="float" office:value="0.03597133" calcext:value-type="float">
            <text:p>0.03597133</text:p>
          </table:table-cell>
          <table:table-cell office:value-type="float" office:value="0.03291328" calcext:value-type="float">
            <text:p>0.03291328</text:p>
          </table:table-cell>
          <table:table-cell office:value-type="float" office:value="0.0117965" calcext:value-type="float">
            <text:p>0.0117965</text:p>
          </table:table-cell>
          <table:table-cell office:value-type="float" office:value="0.02509498" calcext:value-type="float">
            <text:p>0.02509498</text:p>
          </table:table-cell>
          <table:table-cell office:value-type="float" office:value="1.349543" calcext:value-type="float">
            <text:p>1.349543</text:p>
          </table:table-cell>
          <table:table-cell office:value-type="float" office:value="0.1603034" calcext:value-type="float">
            <text:p>0.1603034</text:p>
          </table:table-cell>
          <table:table-cell office:value-type="float" office:value="0.03003015" calcext:value-type="float">
            <text:p>0.03003015</text:p>
          </table:table-cell>
          <table:table-cell office:value-type="float" office:value="0.01899043" calcext:value-type="float">
            <text:p>0.01899043</text:p>
          </table:table-cell>
          <table:table-cell office:value-type="float" office:value="0.0258763" calcext:value-type="float">
            <text:p>0.0258763</text:p>
          </table:table-cell>
          <table:table-cell office:value-type="float" office:value="0.3691292" calcext:value-type="float">
            <text:p>0.3691292</text:p>
          </table:table-cell>
          <table:table-cell office:value-type="float" office:value="0.357359" calcext:value-type="float">
            <text:p>0.357359</text:p>
          </table:table-cell>
          <table:table-cell office:value-type="float" office:value="0" calcext:value-type="float">
            <text:p>0</text:p>
          </table:table-cell>
          <table:table-cell office:value-type="float" office:value="2846.909" calcext:value-type="float">
            <text:p>2846.9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997198" calcext:value-type="float">
            <text:p>-0.599719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2" calcext:value-type="float">
            <text:p>8102002</text:p>
          </table:table-cell>
          <table:table-cell office:value-type="float" office:value="10.06306" calcext:value-type="float">
            <text:p>10.06306</text:p>
          </table:table-cell>
          <table:table-cell office:value-type="float" office:value="1092.764" calcext:value-type="float">
            <text:p>1092.764</text:p>
          </table:table-cell>
          <table:table-cell office:value-type="float" office:value="0" calcext:value-type="float">
            <text:p>0</text:p>
          </table:table-cell>
          <table:table-cell office:value-type="float" office:value="-44.14514" calcext:value-type="float">
            <text:p>-44.14514</text:p>
          </table:table-cell>
          <table:table-cell office:value-type="float" office:value="0.27285" calcext:value-type="float">
            <text:p>0.27285</text:p>
          </table:table-cell>
          <table:table-cell office:value-type="float" office:value="1.198336" calcext:value-type="float">
            <text:p>1.198336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49542" calcext:value-type="float">
            <text:p>0.000149542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1509313" calcext:value-type="float">
            <text:p>-0.01509313</text:p>
          </table:table-cell>
          <table:table-cell office:value-type="float" office:value="-0.2692712" calcext:value-type="float">
            <text:p>-0.2692712</text:p>
          </table:table-cell>
          <table:table-cell office:value-type="float" office:value="0.00001993865" calcext:value-type="float">
            <text:p>1.993865E-05</text:p>
          </table:table-cell>
          <table:table-cell office:value-type="float" office:value="0.0005203306" calcext:value-type="float">
            <text:p>0.0005203306</text:p>
          </table:table-cell>
          <table:table-cell office:value-type="float" office:value="12.55714" calcext:value-type="float">
            <text:p>12.55714</text:p>
          </table:table-cell>
          <table:table-cell office:value-type="float" office:value="0.2645448" calcext:value-type="float">
            <text:p>0.2645448</text:p>
          </table:table-cell>
          <table:table-cell office:value-type="float" office:value="0.03094576" calcext:value-type="float">
            <text:p>0.03094576</text:p>
          </table:table-cell>
          <table:table-cell office:value-type="float" office:value="0.02396954" calcext:value-type="float">
            <text:p>0.02396954</text:p>
          </table:table-cell>
          <table:table-cell office:value-type="float" office:value="0.02191493" calcext:value-type="float">
            <text:p>0.02191493</text:p>
          </table:table-cell>
          <table:table-cell office:value-type="float" office:value="0.02135856" calcext:value-type="float">
            <text:p>0.02135856</text:p>
          </table:table-cell>
          <table:table-cell office:value-type="float" office:value="0.008802109" calcext:value-type="float">
            <text:p>0.008802109</text:p>
          </table:table-cell>
          <table:table-cell office:value-type="float" office:value="0.007480508" calcext:value-type="float">
            <text:p>0.007480508</text:p>
          </table:table-cell>
          <table:table-cell office:value-type="float" office:value="0.02020172" calcext:value-type="float">
            <text:p>0.02020172</text:p>
          </table:table-cell>
          <table:table-cell office:value-type="float" office:value="0.01874797" calcext:value-type="float">
            <text:p>0.01874797</text:p>
          </table:table-cell>
          <table:table-cell office:value-type="float" office:value="0.01820785" calcext:value-type="float">
            <text:p>0.01820785</text:p>
          </table:table-cell>
          <table:table-cell office:value-type="float" office:value="0.01776351" calcext:value-type="float">
            <text:p>0.01776351</text:p>
          </table:table-cell>
          <table:table-cell office:value-type="float" office:value="0.01506449" calcext:value-type="float">
            <text:p>0.01506449</text:p>
          </table:table-cell>
          <table:table-cell office:value-type="float" office:value="0.005784051" calcext:value-type="float">
            <text:p>0.005784051</text:p>
          </table:table-cell>
          <table:table-cell office:value-type="float" office:value="0.006643765" calcext:value-type="float">
            <text:p>0.006643765</text:p>
          </table:table-cell>
          <table:table-cell office:value-type="float" office:value="0" calcext:value-type="float">
            <text:p>0</text:p>
          </table:table-cell>
          <table:table-cell office:value-type="float" office:value="14.114" calcext:value-type="float">
            <text:p>14.114</text:p>
          </table:table-cell>
          <table:table-cell office:value-type="float" office:value="0.07223748" calcext:value-type="float">
            <text:p>0.07223748</text:p>
          </table:table-cell>
          <table:table-cell office:value-type="float" office:value="0.03351462" calcext:value-type="float">
            <text:p>0.03351462</text:p>
          </table:table-cell>
          <table:table-cell office:value-type="float" office:value="0.03181547" calcext:value-type="float">
            <text:p>0.03181547</text:p>
          </table:table-cell>
          <table:table-cell office:value-type="float" office:value="0.0300327" calcext:value-type="float">
            <text:p>0.0300327</text:p>
          </table:table-cell>
          <table:table-cell office:value-type="float" office:value="0.01195367" calcext:value-type="float">
            <text:p>0.01195367</text:p>
          </table:table-cell>
          <table:table-cell office:value-type="float" office:value="0.02467437" calcext:value-type="float">
            <text:p>0.02467437</text:p>
          </table:table-cell>
          <table:table-cell office:value-type="float" office:value="1.349656" calcext:value-type="float">
            <text:p>1.349656</text:p>
          </table:table-cell>
          <table:table-cell office:value-type="float" office:value="0.1551332" calcext:value-type="float">
            <text:p>0.1551332</text:p>
          </table:table-cell>
          <table:table-cell office:value-type="float" office:value="0.03008872" calcext:value-type="float">
            <text:p>0.03008872</text:p>
          </table:table-cell>
          <table:table-cell office:value-type="float" office:value="0.01902216" calcext:value-type="float">
            <text:p>0.01902216</text:p>
          </table:table-cell>
          <table:table-cell office:value-type="float" office:value="0.02590238" calcext:value-type="float">
            <text:p>0.02590238</text:p>
          </table:table-cell>
          <table:table-cell office:value-type="float" office:value="0.3684821" calcext:value-type="float">
            <text:p>0.3684821</text:p>
          </table:table-cell>
          <table:table-cell office:value-type="float" office:value="0.3573776" calcext:value-type="float">
            <text:p>0.3573776</text:p>
          </table:table-cell>
          <table:table-cell office:value-type="float" office:value="0" calcext:value-type="float">
            <text:p>0</text:p>
          </table:table-cell>
          <table:table-cell office:value-type="float" office:value="2534.261" calcext:value-type="float">
            <text:p>2534.2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99798" calcext:value-type="float">
            <text:p>-0.59979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2" calcext:value-type="float">
            <text:p>9102002</text:p>
          </table:table-cell>
          <table:table-cell office:value-type="float" office:value="10.03663" calcext:value-type="float">
            <text:p>10.03663</text:p>
          </table:table-cell>
          <table:table-cell office:value-type="float" office:value="1092.755" calcext:value-type="float">
            <text:p>1092.755</text:p>
          </table:table-cell>
          <table:table-cell office:value-type="float" office:value="0" calcext:value-type="float">
            <text:p>0</text:p>
          </table:table-cell>
          <table:table-cell office:value-type="float" office:value="-44.18513" calcext:value-type="float">
            <text:p>-44.18513</text:p>
          </table:table-cell>
          <table:table-cell office:value-type="float" office:value="0.242821" calcext:value-type="float">
            <text:p>0.242821</text:p>
          </table:table-cell>
          <table:table-cell office:value-type="float" office:value="1.219032" calcext:value-type="float">
            <text:p>1.219032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49542" calcext:value-type="float">
            <text:p>0.000149542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1576621" calcext:value-type="float">
            <text:p>-0.01576621</text:p>
          </table:table-cell>
          <table:table-cell office:value-type="float" office:value="-0.2694439" calcext:value-type="float">
            <text:p>-0.2694439</text:p>
          </table:table-cell>
          <table:table-cell office:value-type="float" office:value="0.00002666695" calcext:value-type="float">
            <text:p>2.666695E-05</text:p>
          </table:table-cell>
          <table:table-cell office:value-type="float" office:value="0.0005336868" calcext:value-type="float">
            <text:p>0.0005336868</text:p>
          </table:table-cell>
          <table:table-cell office:value-type="float" office:value="12.58997" calcext:value-type="float">
            <text:p>12.58997</text:p>
          </table:table-cell>
          <table:table-cell office:value-type="float" office:value="0.1897985" calcext:value-type="float">
            <text:p>0.1897985</text:p>
          </table:table-cell>
          <table:table-cell office:value-type="float" office:value="0.02869632" calcext:value-type="float">
            <text:p>0.02869632</text:p>
          </table:table-cell>
          <table:table-cell office:value-type="float" office:value="0.0239735" calcext:value-type="float">
            <text:p>0.0239735</text:p>
          </table:table-cell>
          <table:table-cell office:value-type="float" office:value="0.02199191" calcext:value-type="float">
            <text:p>0.02199191</text:p>
          </table:table-cell>
          <table:table-cell office:value-type="float" office:value="0.02143238" calcext:value-type="float">
            <text:p>0.02143238</text:p>
          </table:table-cell>
          <table:table-cell office:value-type="float" office:value="0.008898826" calcext:value-type="float">
            <text:p>0.008898826</text:p>
          </table:table-cell>
          <table:table-cell office:value-type="float" office:value="0.007419553" calcext:value-type="float">
            <text:p>0.007419553</text:p>
          </table:table-cell>
          <table:table-cell office:value-type="float" office:value="0.02022456" calcext:value-type="float">
            <text:p>0.02022456</text:p>
          </table:table-cell>
          <table:table-cell office:value-type="float" office:value="0.0187317" calcext:value-type="float">
            <text:p>0.0187317</text:p>
          </table:table-cell>
          <table:table-cell office:value-type="float" office:value="0.01823381" calcext:value-type="float">
            <text:p>0.01823381</text:p>
          </table:table-cell>
          <table:table-cell office:value-type="float" office:value="0.01777782" calcext:value-type="float">
            <text:p>0.01777782</text:p>
          </table:table-cell>
          <table:table-cell office:value-type="float" office:value="0.01507697" calcext:value-type="float">
            <text:p>0.01507697</text:p>
          </table:table-cell>
          <table:table-cell office:value-type="float" office:value="0.00581236" calcext:value-type="float">
            <text:p>0.00581236</text:p>
          </table:table-cell>
          <table:table-cell office:value-type="float" office:value="0.006602971" calcext:value-type="float">
            <text:p>0.006602971</text:p>
          </table:table-cell>
          <table:table-cell office:value-type="float" office:value="0" calcext:value-type="float">
            <text:p>0</text:p>
          </table:table-cell>
          <table:table-cell office:value-type="float" office:value="16.13818" calcext:value-type="float">
            <text:p>16.13818</text:p>
          </table:table-cell>
          <table:table-cell office:value-type="float" office:value="0.06098395" calcext:value-type="float">
            <text:p>0.06098395</text:p>
          </table:table-cell>
          <table:table-cell office:value-type="float" office:value="0.03084337" calcext:value-type="float">
            <text:p>0.03084337</text:p>
          </table:table-cell>
          <table:table-cell office:value-type="float" office:value="0.03011418" calcext:value-type="float">
            <text:p>0.03011418</text:p>
          </table:table-cell>
          <table:table-cell office:value-type="float" office:value="0.02864625" calcext:value-type="float">
            <text:p>0.02864625</text:p>
          </table:table-cell>
          <table:table-cell office:value-type="float" office:value="0.01214854" calcext:value-type="float">
            <text:p>0.01214854</text:p>
          </table:table-cell>
          <table:table-cell office:value-type="float" office:value="0.02426346" calcext:value-type="float">
            <text:p>0.02426346</text:p>
          </table:table-cell>
          <table:table-cell office:value-type="float" office:value="1.349802" calcext:value-type="float">
            <text:p>1.349802</text:p>
          </table:table-cell>
          <table:table-cell office:value-type="float" office:value="0.1537367" calcext:value-type="float">
            <text:p>0.1537367</text:p>
          </table:table-cell>
          <table:table-cell office:value-type="float" office:value="0.03014988" calcext:value-type="float">
            <text:p>0.03014988</text:p>
          </table:table-cell>
          <table:table-cell office:value-type="float" office:value="0.01905389" calcext:value-type="float">
            <text:p>0.01905389</text:p>
          </table:table-cell>
          <table:table-cell office:value-type="float" office:value="0.02645146" calcext:value-type="float">
            <text:p>0.02645146</text:p>
          </table:table-cell>
          <table:table-cell office:value-type="float" office:value="0.3765846" calcext:value-type="float">
            <text:p>0.3765846</text:p>
          </table:table-cell>
          <table:table-cell office:value-type="float" office:value="0.3492837" calcext:value-type="float">
            <text:p>0.3492837</text:p>
          </table:table-cell>
          <table:table-cell office:value-type="float" office:value="0" calcext:value-type="float">
            <text:p>0</text:p>
          </table:table-cell>
          <table:table-cell office:value-type="float" office:value="2231.409" calcext:value-type="float">
            <text:p>2231.4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998712" calcext:value-type="float">
            <text:p>-0.599871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2" calcext:value-type="float">
            <text:p>10102002</text:p>
          </table:table-cell>
          <table:table-cell office:value-type="float" office:value="38.47823" calcext:value-type="float">
            <text:p>38.47823</text:p>
          </table:table-cell>
          <table:table-cell office:value-type="float" office:value="1092.744" calcext:value-type="float">
            <text:p>1092.744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2417313" calcext:value-type="float">
            <text:p>0.2417313</text:p>
          </table:table-cell>
          <table:table-cell office:value-type="float" office:value="1.270795" calcext:value-type="float">
            <text:p>1.270795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49542" calcext:value-type="float">
            <text:p>0.000149542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1662151" calcext:value-type="float">
            <text:p>-0.01662151</text:p>
          </table:table-cell>
          <table:table-cell office:value-type="float" office:value="-0.2695756" calcext:value-type="float">
            <text:p>-0.2695756</text:p>
          </table:table-cell>
          <table:table-cell office:value-type="float" office:value="0.00003544032" calcext:value-type="float">
            <text:p>3.544032E-05</text:p>
          </table:table-cell>
          <table:table-cell office:value-type="float" office:value="0.0005403345" calcext:value-type="float">
            <text:p>0.0005403345</text:p>
          </table:table-cell>
          <table:table-cell office:value-type="float" office:value="12.6062" calcext:value-type="float">
            <text:p>12.6062</text:p>
          </table:table-cell>
          <table:table-cell office:value-type="float" office:value="0.124171" calcext:value-type="float">
            <text:p>0.124171</text:p>
          </table:table-cell>
          <table:table-cell office:value-type="float" office:value="0.08971703" calcext:value-type="float">
            <text:p>0.08971703</text:p>
          </table:table-cell>
          <table:table-cell office:value-type="float" office:value="0.07069755" calcext:value-type="float">
            <text:p>0.07069755</text:p>
          </table:table-cell>
          <table:table-cell office:value-type="float" office:value="0.0552329" calcext:value-type="float">
            <text:p>0.0552329</text:p>
          </table:table-cell>
          <table:table-cell office:value-type="float" office:value="0.06291734" calcext:value-type="float">
            <text:p>0.06291734</text:p>
          </table:table-cell>
          <table:table-cell office:value-type="float" office:value="0.01531889" calcext:value-type="float">
            <text:p>0.01531889</text:p>
          </table:table-cell>
          <table:table-cell office:value-type="float" office:value="0.01020537" calcext:value-type="float">
            <text:p>0.01020537</text:p>
          </table:table-cell>
          <table:table-cell office:value-type="float" office:value="0.02115216" calcext:value-type="float">
            <text:p>0.02115216</text:p>
          </table:table-cell>
          <table:table-cell office:value-type="float" office:value="0.0191441" calcext:value-type="float">
            <text:p>0.0191441</text:p>
          </table:table-cell>
          <table:table-cell office:value-type="float" office:value="0.0184428" calcext:value-type="float">
            <text:p>0.0184428</text:p>
          </table:table-cell>
          <table:table-cell office:value-type="float" office:value="0.01781376" calcext:value-type="float">
            <text:p>0.01781376</text:p>
          </table:table-cell>
          <table:table-cell office:value-type="float" office:value="0.01510765" calcext:value-type="float">
            <text:p>0.01510765</text:p>
          </table:table-cell>
          <table:table-cell office:value-type="float" office:value="0.005795589" calcext:value-type="float">
            <text:p>0.005795589</text:p>
          </table:table-cell>
          <table:table-cell office:value-type="float" office:value="0.006605332" calcext:value-type="float">
            <text:p>0.006605332</text:p>
          </table:table-cell>
          <table:table-cell office:value-type="float" office:value="0" calcext:value-type="float">
            <text:p>0</text:p>
          </table:table-cell>
          <table:table-cell office:value-type="float" office:value="6.939097" calcext:value-type="float">
            <text:p>6.939097</text:p>
          </table:table-cell>
          <table:table-cell office:value-type="float" office:value="0.5018268" calcext:value-type="float">
            <text:p>0.5018268</text:p>
          </table:table-cell>
          <table:table-cell office:value-type="float" office:value="0.08295314" calcext:value-type="float">
            <text:p>0.08295314</text:p>
          </table:table-cell>
          <table:table-cell office:value-type="float" office:value="0.0622898" calcext:value-type="float">
            <text:p>0.0622898</text:p>
          </table:table-cell>
          <table:table-cell office:value-type="float" office:value="0.054819" calcext:value-type="float">
            <text:p>0.054819</text:p>
          </table:table-cell>
          <table:table-cell office:value-type="float" office:value="0.01966335" calcext:value-type="float">
            <text:p>0.01966335</text:p>
          </table:table-cell>
          <table:table-cell office:value-type="float" office:value="0.02739165" calcext:value-type="float">
            <text:p>0.02739165</text:p>
          </table:table-cell>
          <table:table-cell office:value-type="float" office:value="1.354588" calcext:value-type="float">
            <text:p>1.354588</text:p>
          </table:table-cell>
          <table:table-cell office:value-type="float" office:value="0.157266" calcext:value-type="float">
            <text:p>0.157266</text:p>
          </table:table-cell>
          <table:table-cell office:value-type="float" office:value="0.03234598" calcext:value-type="float">
            <text:p>0.03234598</text:p>
          </table:table-cell>
          <table:table-cell office:value-type="float" office:value="0.01991008" calcext:value-type="float">
            <text:p>0.01991008</text:p>
          </table:table-cell>
          <table:table-cell office:value-type="float" office:value="0.02761784" calcext:value-type="float">
            <text:p>0.02761784</text:p>
          </table:table-cell>
          <table:table-cell office:value-type="float" office:value="0.3727207" calcext:value-type="float">
            <text:p>0.3727207</text:p>
          </table:table-cell>
          <table:table-cell office:value-type="float" office:value="0.3534295" calcext:value-type="float">
            <text:p>0.3534295</text:p>
          </table:table-cell>
          <table:table-cell office:value-type="float" office:value="0" calcext:value-type="float">
            <text:p>0</text:p>
          </table:table-cell>
          <table:table-cell office:value-type="float" office:value="268.9777" calcext:value-type="float">
            <text:p>268.9777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5999426" calcext:value-type="float">
            <text:p>-0.599942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2" calcext:value-type="float">
            <text:p>11102002</text:p>
          </table:table-cell>
          <table:table-cell office:value-type="float" office:value="38.33587" calcext:value-type="float">
            <text:p>38.33587</text:p>
          </table:table-cell>
          <table:table-cell office:value-type="float" office:value="1092.744" calcext:value-type="float">
            <text:p>1092.744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2483866" calcext:value-type="float">
            <text:p>0.2483866</text:p>
          </table:table-cell>
          <table:table-cell office:value-type="float" office:value="1.40128" calcext:value-type="float">
            <text:p>1.40128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49542" calcext:value-type="float">
            <text:p>0.000149542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1743506" calcext:value-type="float">
            <text:p>-0.01743506</text:p>
          </table:table-cell>
          <table:table-cell office:value-type="float" office:value="-0.2699624" calcext:value-type="float">
            <text:p>-0.2699624</text:p>
          </table:table-cell>
          <table:table-cell office:value-type="float" office:value="0.00004599436" calcext:value-type="float">
            <text:p>4.599436E-05</text:p>
          </table:table-cell>
          <table:table-cell office:value-type="float" office:value="0.0005403389" calcext:value-type="float">
            <text:p>0.0005403389</text:p>
          </table:table-cell>
          <table:table-cell office:value-type="float" office:value="12.69324" calcext:value-type="float">
            <text:p>12.69324</text:p>
          </table:table-cell>
          <table:table-cell office:value-type="float" office:value="0.1381155" calcext:value-type="float">
            <text:p>0.1381155</text:p>
          </table:table-cell>
          <table:table-cell office:value-type="float" office:value="0.1322569" calcext:value-type="float">
            <text:p>0.1322569</text:p>
          </table:table-cell>
          <table:table-cell office:value-type="float" office:value="0.110626" calcext:value-type="float">
            <text:p>0.110626</text:p>
          </table:table-cell>
          <table:table-cell office:value-type="float" office:value="0.08684873" calcext:value-type="float">
            <text:p>0.08684873</text:p>
          </table:table-cell>
          <table:table-cell office:value-type="float" office:value="0.1103885" calcext:value-type="float">
            <text:p>0.1103885</text:p>
          </table:table-cell>
          <table:table-cell office:value-type="float" office:value="0.02175028" calcext:value-type="float">
            <text:p>0.02175028</text:p>
          </table:table-cell>
          <table:table-cell office:value-type="float" office:value="0.01359109" calcext:value-type="float">
            <text:p>0.01359109</text:p>
          </table:table-cell>
          <table:table-cell office:value-type="float" office:value="0.02217377" calcext:value-type="float">
            <text:p>0.02217377</text:p>
          </table:table-cell>
          <table:table-cell office:value-type="float" office:value="0.01962805" calcext:value-type="float">
            <text:p>0.01962805</text:p>
          </table:table-cell>
          <table:table-cell office:value-type="float" office:value="0.0187342" calcext:value-type="float">
            <text:p>0.0187342</text:p>
          </table:table-cell>
          <table:table-cell office:value-type="float" office:value="0.01789219" calcext:value-type="float">
            <text:p>0.01789219</text:p>
          </table:table-cell>
          <table:table-cell office:value-type="float" office:value="0.01517416" calcext:value-type="float">
            <text:p>0.01517416</text:p>
          </table:table-cell>
          <table:table-cell office:value-type="float" office:value="0.005781163" calcext:value-type="float">
            <text:p>0.005781163</text:p>
          </table:table-cell>
          <table:table-cell office:value-type="float" office:value="0.006608145" calcext:value-type="float">
            <text:p>0.006608145</text:p>
          </table:table-cell>
          <table:table-cell office:value-type="float" office:value="0" calcext:value-type="float">
            <text:p>0</text:p>
          </table:table-cell>
          <table:table-cell office:value-type="float" office:value="8.15032" calcext:value-type="float">
            <text:p>8.15032</text:p>
          </table:table-cell>
          <table:table-cell office:value-type="float" office:value="0.9524823" calcext:value-type="float">
            <text:p>0.9524823</text:p>
          </table:table-cell>
          <table:table-cell office:value-type="float" office:value="0.2532633" calcext:value-type="float">
            <text:p>0.2532633</text:p>
          </table:table-cell>
          <table:table-cell office:value-type="float" office:value="0.1747936" calcext:value-type="float">
            <text:p>0.1747936</text:p>
          </table:table-cell>
          <table:table-cell office:value-type="float" office:value="0.160289" calcext:value-type="float">
            <text:p>0.160289</text:p>
          </table:table-cell>
          <table:table-cell office:value-type="float" office:value="0.0423074" calcext:value-type="float">
            <text:p>0.0423074</text:p>
          </table:table-cell>
          <table:table-cell office:value-type="float" office:value="0.03749846" calcext:value-type="float">
            <text:p>0.03749846</text:p>
          </table:table-cell>
          <table:table-cell office:value-type="float" office:value="1.365026" calcext:value-type="float">
            <text:p>1.365026</text:p>
          </table:table-cell>
          <table:table-cell office:value-type="float" office:value="0.1646913" calcext:value-type="float">
            <text:p>0.1646913</text:p>
          </table:table-cell>
          <table:table-cell office:value-type="float" office:value="0.036509" calcext:value-type="float">
            <text:p>0.036509</text:p>
          </table:table-cell>
          <table:table-cell office:value-type="float" office:value="0.02151906" calcext:value-type="float">
            <text:p>0.02151906</text:p>
          </table:table-cell>
          <table:table-cell office:value-type="float" office:value="0.02917646" calcext:value-type="float">
            <text:p>0.02917646</text:p>
          </table:table-cell>
          <table:table-cell office:value-type="float" office:value="0.369708" calcext:value-type="float">
            <text:p>0.369708</text:p>
          </table:table-cell>
          <table:table-cell office:value-type="float" office:value="0.3570268" calcext:value-type="float">
            <text:p>0.3570268</text:p>
          </table:table-cell>
          <table:table-cell office:value-type="float" office:value="0" calcext:value-type="float">
            <text:p>0</text:p>
          </table:table-cell>
          <table:table-cell office:value-type="float" office:value="266.6686" calcext:value-type="float">
            <text:p>266.6686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0268" calcext:value-type="float">
            <text:p>-0.600026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2" calcext:value-type="float">
            <text:p>12102002</text:p>
          </table:table-cell>
          <table:table-cell office:value-type="float" office:value="38.22237" calcext:value-type="float">
            <text:p>38.22237</text:p>
          </table:table-cell>
          <table:table-cell office:value-type="float" office:value="1092.735" calcext:value-type="float">
            <text:p>1092.735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2523466" calcext:value-type="float">
            <text:p>0.2523466</text:p>
          </table:table-cell>
          <table:table-cell office:value-type="float" office:value="1.513865" calcext:value-type="float">
            <text:p>1.513865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49542" calcext:value-type="float">
            <text:p>0.000149542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1769721" calcext:value-type="float">
            <text:p>-0.01769721</text:p>
          </table:table-cell>
          <table:table-cell office:value-type="float" office:value="-0.2703757" calcext:value-type="float">
            <text:p>-0.2703757</text:p>
          </table:table-cell>
          <table:table-cell office:value-type="float" office:value="0.00005714312" calcext:value-type="float">
            <text:p>5.714312E-05</text:p>
          </table:table-cell>
          <table:table-cell office:value-type="float" office:value="0.0005403417" calcext:value-type="float">
            <text:p>0.0005403417</text:p>
          </table:table-cell>
          <table:table-cell office:value-type="float" office:value="12.76558" calcext:value-type="float">
            <text:p>12.76558</text:p>
          </table:table-cell>
          <table:table-cell office:value-type="float" office:value="0.08031502" calcext:value-type="float">
            <text:p>0.08031502</text:p>
          </table:table-cell>
          <table:table-cell office:value-type="float" office:value="0.1562633" calcext:value-type="float">
            <text:p>0.1562633</text:p>
          </table:table-cell>
          <table:table-cell office:value-type="float" office:value="0.1340651" calcext:value-type="float">
            <text:p>0.1340651</text:p>
          </table:table-cell>
          <table:table-cell office:value-type="float" office:value="0.1056699" calcext:value-type="float">
            <text:p>0.1056699</text:p>
          </table:table-cell>
          <table:table-cell office:value-type="float" office:value="0.1401168" calcext:value-type="float">
            <text:p>0.1401168</text:p>
          </table:table-cell>
          <table:table-cell office:value-type="float" office:value="0.02603262" calcext:value-type="float">
            <text:p>0.02603262</text:p>
          </table:table-cell>
          <table:table-cell office:value-type="float" office:value="0.01572744" calcext:value-type="float">
            <text:p>0.01572744</text:p>
          </table:table-cell>
          <table:table-cell office:value-type="float" office:value="0.02297832" calcext:value-type="float">
            <text:p>0.02297832</text:p>
          </table:table-cell>
          <table:table-cell office:value-type="float" office:value="0.01999679" calcext:value-type="float">
            <text:p>0.01999679</text:p>
          </table:table-cell>
          <table:table-cell office:value-type="float" office:value="0.01897218" calcext:value-type="float">
            <text:p>0.01897218</text:p>
          </table:table-cell>
          <table:table-cell office:value-type="float" office:value="0.01796644" calcext:value-type="float">
            <text:p>0.01796644</text:p>
          </table:table-cell>
          <table:table-cell office:value-type="float" office:value="0.01523924" calcext:value-type="float">
            <text:p>0.01523924</text:p>
          </table:table-cell>
          <table:table-cell office:value-type="float" office:value="0.005770309" calcext:value-type="float">
            <text:p>0.005770309</text:p>
          </table:table-cell>
          <table:table-cell office:value-type="float" office:value="0.006607667" calcext:value-type="float">
            <text:p>0.006607667</text:p>
          </table:table-cell>
          <table:table-cell office:value-type="float" office:value="0" calcext:value-type="float">
            <text:p>0</text:p>
          </table:table-cell>
          <table:table-cell office:value-type="float" office:value="8.414046" calcext:value-type="float">
            <text:p>8.414046</text:p>
          </table:table-cell>
          <table:table-cell office:value-type="float" office:value="1.481108" calcext:value-type="float">
            <text:p>1.481108</text:p>
          </table:table-cell>
          <table:table-cell office:value-type="float" office:value="0.4465358" calcext:value-type="float">
            <text:p>0.4465358</text:p>
          </table:table-cell>
          <table:table-cell office:value-type="float" office:value="0.3117034" calcext:value-type="float">
            <text:p>0.3117034</text:p>
          </table:table-cell>
          <table:table-cell office:value-type="float" office:value="0.2991347" calcext:value-type="float">
            <text:p>0.2991347</text:p>
          </table:table-cell>
          <table:table-cell office:value-type="float" office:value="0.07024977" calcext:value-type="float">
            <text:p>0.07024977</text:p>
          </table:table-cell>
          <table:table-cell office:value-type="float" office:value="0.04991728" calcext:value-type="float">
            <text:p>0.04991728</text:p>
          </table:table-cell>
          <table:table-cell office:value-type="float" office:value="1.376253" calcext:value-type="float">
            <text:p>1.376253</text:p>
          </table:table-cell>
          <table:table-cell office:value-type="float" office:value="0.1723134" calcext:value-type="float">
            <text:p>0.1723134</text:p>
          </table:table-cell>
          <table:table-cell office:value-type="float" office:value="0.04068744" calcext:value-type="float">
            <text:p>0.04068744</text:p>
          </table:table-cell>
          <table:table-cell office:value-type="float" office:value="0.02312215" calcext:value-type="float">
            <text:p>0.02312215</text:p>
          </table:table-cell>
          <table:table-cell office:value-type="float" office:value="0.03057761" calcext:value-type="float">
            <text:p>0.03057761</text:p>
          </table:table-cell>
          <table:table-cell office:value-type="float" office:value="0.3680502" calcext:value-type="float">
            <text:p>0.3680502</text:p>
          </table:table-cell>
          <table:table-cell office:value-type="float" office:value="0.3584542" calcext:value-type="float">
            <text:p>0.3584542</text:p>
          </table:table-cell>
          <table:table-cell office:value-type="float" office:value="0" calcext:value-type="float">
            <text:p>0</text:p>
          </table:table-cell>
          <table:table-cell office:value-type="float" office:value="266.1721" calcext:value-type="float">
            <text:p>266.1721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109" calcext:value-type="float">
            <text:p>-0.60010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2" calcext:value-type="float">
            <text:p>13102002</text:p>
          </table:table-cell>
          <table:table-cell office:value-type="float" office:value="38.11437" calcext:value-type="float">
            <text:p>38.11437</text:p>
          </table:table-cell>
          <table:table-cell office:value-type="float" office:value="1092.728" calcext:value-type="float">
            <text:p>1092.728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2569006" calcext:value-type="float">
            <text:p>0.2569006</text:p>
          </table:table-cell>
          <table:table-cell office:value-type="float" office:value="1.6186" calcext:value-type="float">
            <text:p>1.6186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49542" calcext:value-type="float">
            <text:p>0.000149542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1769721" calcext:value-type="float">
            <text:p>-0.01769721</text:p>
          </table:table-cell>
          <table:table-cell office:value-type="float" office:value="-0.2708157" calcext:value-type="float">
            <text:p>-0.2708157</text:p>
          </table:table-cell>
          <table:table-cell office:value-type="float" office:value="0.00006899791" calcext:value-type="float">
            <text:p>6.899791E-05</text:p>
          </table:table-cell>
          <table:table-cell office:value-type="float" office:value="0.0005403445" calcext:value-type="float">
            <text:p>0.0005403445</text:p>
          </table:table-cell>
          <table:table-cell office:value-type="float" office:value="12.84219" calcext:value-type="float">
            <text:p>12.84219</text:p>
          </table:table-cell>
          <table:table-cell office:value-type="float" office:value="0.06919552" calcext:value-type="float">
            <text:p>0.06919552</text:p>
          </table:table-cell>
          <table:table-cell office:value-type="float" office:value="0.1697774" calcext:value-type="float">
            <text:p>0.1697774</text:p>
          </table:table-cell>
          <table:table-cell office:value-type="float" office:value="0.1471888" calcext:value-type="float">
            <text:p>0.1471888</text:p>
          </table:table-cell>
          <table:table-cell office:value-type="float" office:value="0.1164226" calcext:value-type="float">
            <text:p>0.1164226</text:p>
          </table:table-cell>
          <table:table-cell office:value-type="float" office:value="0.1568685" calcext:value-type="float">
            <text:p>0.1568685</text:p>
          </table:table-cell>
          <table:table-cell office:value-type="float" office:value="0.02906058" calcext:value-type="float">
            <text:p>0.02906058</text:p>
          </table:table-cell>
          <table:table-cell office:value-type="float" office:value="0.01716026" calcext:value-type="float">
            <text:p>0.01716026</text:p>
          </table:table-cell>
          <table:table-cell office:value-type="float" office:value="0.02368591" calcext:value-type="float">
            <text:p>0.02368591</text:p>
          </table:table-cell>
          <table:table-cell office:value-type="float" office:value="0.0203073" calcext:value-type="float">
            <text:p>0.0203073</text:p>
          </table:table-cell>
          <table:table-cell office:value-type="float" office:value="0.01917899" calcext:value-type="float">
            <text:p>0.01917899</text:p>
          </table:table-cell>
          <table:table-cell office:value-type="float" office:value="0.01803587" calcext:value-type="float">
            <text:p>0.01803587</text:p>
          </table:table-cell>
          <table:table-cell office:value-type="float" office:value="0.01530232" calcext:value-type="float">
            <text:p>0.01530232</text:p>
          </table:table-cell>
          <table:table-cell office:value-type="float" office:value="0.005762359" calcext:value-type="float">
            <text:p>0.005762359</text:p>
          </table:table-cell>
          <table:table-cell office:value-type="float" office:value="0.006604561" calcext:value-type="float">
            <text:p>0.006604561</text:p>
          </table:table-cell>
          <table:table-cell office:value-type="float" office:value="0" calcext:value-type="float">
            <text:p>0</text:p>
          </table:table-cell>
          <table:table-cell office:value-type="float" office:value="8.781018" calcext:value-type="float">
            <text:p>8.781018</text:p>
          </table:table-cell>
          <table:table-cell office:value-type="float" office:value="1.793529" calcext:value-type="float">
            <text:p>1.793529</text:p>
          </table:table-cell>
          <table:table-cell office:value-type="float" office:value="0.6024719" calcext:value-type="float">
            <text:p>0.6024719</text:p>
          </table:table-cell>
          <table:table-cell office:value-type="float" office:value="0.4269679" calcext:value-type="float">
            <text:p>0.4269679</text:p>
          </table:table-cell>
          <table:table-cell office:value-type="float" office:value="0.422116" calcext:value-type="float">
            <text:p>0.422116</text:p>
          </table:table-cell>
          <table:table-cell office:value-type="float" office:value="0.09796273" calcext:value-type="float">
            <text:p>0.09796273</text:p>
          </table:table-cell>
          <table:table-cell office:value-type="float" office:value="0.06248108" calcext:value-type="float">
            <text:p>0.06248108</text:p>
          </table:table-cell>
          <table:table-cell office:value-type="float" office:value="1.387651" calcext:value-type="float">
            <text:p>1.387651</text:p>
          </table:table-cell>
          <table:table-cell office:value-type="float" office:value="0.1800842" calcext:value-type="float">
            <text:p>0.1800842</text:p>
          </table:table-cell>
          <table:table-cell office:value-type="float" office:value="0.04487554" calcext:value-type="float">
            <text:p>0.04487554</text:p>
          </table:table-cell>
          <table:table-cell office:value-type="float" office:value="0.02471752" calcext:value-type="float">
            <text:p>0.02471752</text:p>
          </table:table-cell>
          <table:table-cell office:value-type="float" office:value="0.03189652" calcext:value-type="float">
            <text:p>0.03189652</text:p>
          </table:table-cell>
          <table:table-cell office:value-type="float" office:value="0.3674197" calcext:value-type="float">
            <text:p>0.3674197</text:p>
          </table:table-cell>
          <table:table-cell office:value-type="float" office:value="0.3584726" calcext:value-type="float">
            <text:p>0.3584726</text:p>
          </table:table-cell>
          <table:table-cell office:value-type="float" office:value="0" calcext:value-type="float">
            <text:p>0</text:p>
          </table:table-cell>
          <table:table-cell office:value-type="float" office:value="269.0844" calcext:value-type="float">
            <text:p>269.0844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171" calcext:value-type="float">
            <text:p>-0.60017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2" calcext:value-type="float">
            <text:p>14102002</text:p>
          </table:table-cell>
          <table:table-cell office:value-type="float" office:value="37.99572" calcext:value-type="float">
            <text:p>37.99572</text:p>
          </table:table-cell>
          <table:table-cell office:value-type="float" office:value="1092.722" calcext:value-type="float">
            <text:p>1092.722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261573" calcext:value-type="float">
            <text:p>0.261573</text:p>
          </table:table-cell>
          <table:table-cell office:value-type="float" office:value="1.732956" calcext:value-type="float">
            <text:p>1.732956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49542" calcext:value-type="float">
            <text:p>0.000149542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1769721" calcext:value-type="float">
            <text:p>-0.01769721</text:p>
          </table:table-cell>
          <table:table-cell office:value-type="float" office:value="-0.2713314" calcext:value-type="float">
            <text:p>-0.2713314</text:p>
          </table:table-cell>
          <table:table-cell office:value-type="float" office:value="0.00008234433" calcext:value-type="float">
            <text:p>8.234433E-05</text:p>
          </table:table-cell>
          <table:table-cell office:value-type="float" office:value="0.0005403472" calcext:value-type="float">
            <text:p>0.0005403472</text:p>
          </table:table-cell>
          <table:table-cell office:value-type="float" office:value="12.91887" calcext:value-type="float">
            <text:p>12.91887</text:p>
          </table:table-cell>
          <table:table-cell office:value-type="float" office:value="0.06062171" calcext:value-type="float">
            <text:p>0.06062171</text:p>
          </table:table-cell>
          <table:table-cell office:value-type="float" office:value="0.1792752" calcext:value-type="float">
            <text:p>0.1792752</text:p>
          </table:table-cell>
          <table:table-cell office:value-type="float" office:value="0.1554753" calcext:value-type="float">
            <text:p>0.1554753</text:p>
          </table:table-cell>
          <table:table-cell office:value-type="float" office:value="0.1232963" calcext:value-type="float">
            <text:p>0.1232963</text:p>
          </table:table-cell>
          <table:table-cell office:value-type="float" office:value="0.1670515" calcext:value-type="float">
            <text:p>0.1670515</text:p>
          </table:table-cell>
          <table:table-cell office:value-type="float" office:value="0.03124256" calcext:value-type="float">
            <text:p>0.03124256</text:p>
          </table:table-cell>
          <table:table-cell office:value-type="float" office:value="0.01816743" calcext:value-type="float">
            <text:p>0.01816743</text:p>
          </table:table-cell>
          <table:table-cell office:value-type="float" office:value="0.02430834" calcext:value-type="float">
            <text:p>0.02430834</text:p>
          </table:table-cell>
          <table:table-cell office:value-type="float" office:value="0.02057403" calcext:value-type="float">
            <text:p>0.02057403</text:p>
          </table:table-cell>
          <table:table-cell office:value-type="float" office:value="0.0193605" calcext:value-type="float">
            <text:p>0.0193605</text:p>
          </table:table-cell>
          <table:table-cell office:value-type="float" office:value="0.01810124" calcext:value-type="float">
            <text:p>0.01810124</text:p>
          </table:table-cell>
          <table:table-cell office:value-type="float" office:value="0.01536379" calcext:value-type="float">
            <text:p>0.01536379</text:p>
          </table:table-cell>
          <table:table-cell office:value-type="float" office:value="0.005754521" calcext:value-type="float">
            <text:p>0.005754521</text:p>
          </table:table-cell>
          <table:table-cell office:value-type="float" office:value="0.006601467" calcext:value-type="float">
            <text:p>0.006601467</text:p>
          </table:table-cell>
          <table:table-cell office:value-type="float" office:value="0" calcext:value-type="float">
            <text:p>0</text:p>
          </table:table-cell>
          <table:table-cell office:value-type="float" office:value="9.781491" calcext:value-type="float">
            <text:p>9.781491</text:p>
          </table:table-cell>
          <table:table-cell office:value-type="float" office:value="2.128961" calcext:value-type="float">
            <text:p>2.128961</text:p>
          </table:table-cell>
          <table:table-cell office:value-type="float" office:value="0.7783517" calcext:value-type="float">
            <text:p>0.7783517</text:p>
          </table:table-cell>
          <table:table-cell office:value-type="float" office:value="0.5521057" calcext:value-type="float">
            <text:p>0.5521057</text:p>
          </table:table-cell>
          <table:table-cell office:value-type="float" office:value="0.5523017" calcext:value-type="float">
            <text:p>0.5523017</text:p>
          </table:table-cell>
          <table:table-cell office:value-type="float" office:value="0.1274524" calcext:value-type="float">
            <text:p>0.1274524</text:p>
          </table:table-cell>
          <table:table-cell office:value-type="float" office:value="0.07551216" calcext:value-type="float">
            <text:p>0.07551216</text:p>
          </table:table-cell>
          <table:table-cell office:value-type="float" office:value="1.398872" calcext:value-type="float">
            <text:p>1.398872</text:p>
          </table:table-cell>
          <table:table-cell office:value-type="float" office:value="0.1878708" calcext:value-type="float">
            <text:p>0.1878708</text:p>
          </table:table-cell>
          <table:table-cell office:value-type="float" office:value="0.04907142" calcext:value-type="float">
            <text:p>0.04907142</text:p>
          </table:table-cell>
          <table:table-cell office:value-type="float" office:value="0.02630683" calcext:value-type="float">
            <text:p>0.02630683</text:p>
          </table:table-cell>
          <table:table-cell office:value-type="float" office:value="0.03318727" calcext:value-type="float">
            <text:p>0.03318727</text:p>
          </table:table-cell>
          <table:table-cell office:value-type="float" office:value="0.3668126" calcext:value-type="float">
            <text:p>0.3668126</text:p>
          </table:table-cell>
          <table:table-cell office:value-type="float" office:value="0.358491" calcext:value-type="float">
            <text:p>0.358491</text:p>
          </table:table-cell>
          <table:table-cell office:value-type="float" office:value="0" calcext:value-type="float">
            <text:p>0</text:p>
          </table:table-cell>
          <table:table-cell office:value-type="float" office:value="273.8268" calcext:value-type="float">
            <text:p>273.8268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2275" calcext:value-type="float">
            <text:p>-0.600227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2" calcext:value-type="float">
            <text:p>15102002</text:p>
          </table:table-cell>
          <table:table-cell office:value-type="float" office:value="37.90035" calcext:value-type="float">
            <text:p>37.90035</text:p>
          </table:table-cell>
          <table:table-cell office:value-type="float" office:value="1092.709" calcext:value-type="float">
            <text:p>1092.709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2663798" calcext:value-type="float">
            <text:p>0.2663798</text:p>
          </table:table-cell>
          <table:table-cell office:value-type="float" office:value="1.829622" calcext:value-type="float">
            <text:p>1.829622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49542" calcext:value-type="float">
            <text:p>0.000149542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1769721" calcext:value-type="float">
            <text:p>-0.01769721</text:p>
          </table:table-cell>
          <table:table-cell office:value-type="float" office:value="-0.2717434" calcext:value-type="float">
            <text:p>-0.2717434</text:p>
          </table:table-cell>
          <table:table-cell office:value-type="float" office:value="0.0000982278" calcext:value-type="float">
            <text:p>9.82278E-05</text:p>
          </table:table-cell>
          <table:table-cell office:value-type="float" office:value="0.0005403472" calcext:value-type="float">
            <text:p>0.0005403472</text:p>
          </table:table-cell>
          <table:table-cell office:value-type="float" office:value="12.9662" calcext:value-type="float">
            <text:p>12.9662</text:p>
          </table:table-cell>
          <table:table-cell office:value-type="float" office:value="0.05409188" calcext:value-type="float">
            <text:p>0.05409188</text:p>
          </table:table-cell>
          <table:table-cell office:value-type="float" office:value="0.1853075" calcext:value-type="float">
            <text:p>0.1853075</text:p>
          </table:table-cell>
          <table:table-cell office:value-type="float" office:value="0.1599148" calcext:value-type="float">
            <text:p>0.1599148</text:p>
          </table:table-cell>
          <table:table-cell office:value-type="float" office:value="0.1272129" calcext:value-type="float">
            <text:p>0.1272129</text:p>
          </table:table-cell>
          <table:table-cell office:value-type="float" office:value="0.1722796" calcext:value-type="float">
            <text:p>0.1722796</text:p>
          </table:table-cell>
          <table:table-cell office:value-type="float" office:value="0.03284352" calcext:value-type="float">
            <text:p>0.03284352</text:p>
          </table:table-cell>
          <table:table-cell office:value-type="float" office:value="0.01892007" calcext:value-type="float">
            <text:p>0.01892007</text:p>
          </table:table-cell>
          <table:table-cell office:value-type="float" office:value="0.02485835" calcext:value-type="float">
            <text:p>0.02485835</text:p>
          </table:table-cell>
          <table:table-cell office:value-type="float" office:value="0.02080479" calcext:value-type="float">
            <text:p>0.02080479</text:p>
          </table:table-cell>
          <table:table-cell office:value-type="float" office:value="0.01952025" calcext:value-type="float">
            <text:p>0.01952025</text:p>
          </table:table-cell>
          <table:table-cell office:value-type="float" office:value="0.01816289" calcext:value-type="float">
            <text:p>0.01816289</text:p>
          </table:table-cell>
          <table:table-cell office:value-type="float" office:value="0.01542375" calcext:value-type="float">
            <text:p>0.01542375</text:p>
          </table:table-cell>
          <table:table-cell office:value-type="float" office:value="0.0057468" calcext:value-type="float">
            <text:p>0.0057468</text:p>
          </table:table-cell>
          <table:table-cell office:value-type="float" office:value="0.006598393" calcext:value-type="float">
            <text:p>0.006598393</text:p>
          </table:table-cell>
          <table:table-cell office:value-type="float" office:value="0" calcext:value-type="float">
            <text:p>0</text:p>
          </table:table-cell>
          <table:table-cell office:value-type="float" office:value="11.08875" calcext:value-type="float">
            <text:p>11.08875</text:p>
          </table:table-cell>
          <table:table-cell office:value-type="float" office:value="2.468201" calcext:value-type="float">
            <text:p>2.468201</text:p>
          </table:table-cell>
          <table:table-cell office:value-type="float" office:value="0.9489801" calcext:value-type="float">
            <text:p>0.9489801</text:p>
          </table:table-cell>
          <table:table-cell office:value-type="float" office:value="0.6776605" calcext:value-type="float">
            <text:p>0.6776605</text:p>
          </table:table-cell>
          <table:table-cell office:value-type="float" office:value="0.6860867" calcext:value-type="float">
            <text:p>0.6860867</text:p>
          </table:table-cell>
          <table:table-cell office:value-type="float" office:value="0.1588577" calcext:value-type="float">
            <text:p>0.1588577</text:p>
          </table:table-cell>
          <table:table-cell office:value-type="float" office:value="0.08925595" calcext:value-type="float">
            <text:p>0.08925595</text:p>
          </table:table-cell>
          <table:table-cell office:value-type="float" office:value="1.410106" calcext:value-type="float">
            <text:p>1.410106</text:p>
          </table:table-cell>
          <table:table-cell office:value-type="float" office:value="0.1956304" calcext:value-type="float">
            <text:p>0.1956304</text:p>
          </table:table-cell>
          <table:table-cell office:value-type="float" office:value="0.05326521" calcext:value-type="float">
            <text:p>0.05326521</text:p>
          </table:table-cell>
          <table:table-cell office:value-type="float" office:value="0.02789062" calcext:value-type="float">
            <text:p>0.02789062</text:p>
          </table:table-cell>
          <table:table-cell office:value-type="float" office:value="0.03445239" calcext:value-type="float">
            <text:p>0.03445239</text:p>
          </table:table-cell>
          <table:table-cell office:value-type="float" office:value="0.366228" calcext:value-type="float">
            <text:p>0.366228</text:p>
          </table:table-cell>
          <table:table-cell office:value-type="float" office:value="0.3585095" calcext:value-type="float">
            <text:p>0.3585095</text:p>
          </table:table-cell>
          <table:table-cell office:value-type="float" office:value="0" calcext:value-type="float">
            <text:p>0</text:p>
          </table:table-cell>
          <table:table-cell office:value-type="float" office:value="279.7064" calcext:value-type="float">
            <text:p>279.7064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2773" calcext:value-type="float">
            <text:p>-0.600277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2" calcext:value-type="float">
            <text:p>16102002</text:p>
          </table:table-cell>
          <table:table-cell office:value-type="float" office:value="37.84585" calcext:value-type="float">
            <text:p>37.84585</text:p>
          </table:table-cell>
          <table:table-cell office:value-type="float" office:value="1092.693" calcext:value-type="float">
            <text:p>1092.693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2670732" calcext:value-type="float">
            <text:p>0.2670732</text:p>
          </table:table-cell>
          <table:table-cell office:value-type="float" office:value="1.896993" calcext:value-type="float">
            <text:p>1.896993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495444" calcext:value-type="float">
            <text:p>0.0001495444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1769716" calcext:value-type="float">
            <text:p>-0.01769716</text:p>
          </table:table-cell>
          <table:table-cell office:value-type="float" office:value="-0.2719897" calcext:value-type="float">
            <text:p>-0.2719897</text:p>
          </table:table-cell>
          <table:table-cell office:value-type="float" office:value="0.0001126645" calcext:value-type="float">
            <text:p>0.0001126645</text:p>
          </table:table-cell>
          <table:table-cell office:value-type="float" office:value="0.0005403474" calcext:value-type="float">
            <text:p>0.0005403474</text:p>
          </table:table-cell>
          <table:table-cell office:value-type="float" office:value="12.99056" calcext:value-type="float">
            <text:p>12.99056</text:p>
          </table:table-cell>
          <table:table-cell office:value-type="float" office:value="0.09227702" calcext:value-type="float">
            <text:p>0.09227702</text:p>
          </table:table-cell>
          <table:table-cell office:value-type="float" office:value="0.1957827" calcext:value-type="float">
            <text:p>0.1957827</text:p>
          </table:table-cell>
          <table:table-cell office:value-type="float" office:value="0.1659903" calcext:value-type="float">
            <text:p>0.1659903</text:p>
          </table:table-cell>
          <table:table-cell office:value-type="float" office:value="0.1304116" calcext:value-type="float">
            <text:p>0.1304116</text:p>
          </table:table-cell>
          <table:table-cell office:value-type="float" office:value="0.1747854" calcext:value-type="float">
            <text:p>0.1747854</text:p>
          </table:table-cell>
          <table:table-cell office:value-type="float" office:value="0.03411893" calcext:value-type="float">
            <text:p>0.03411893</text:p>
          </table:table-cell>
          <table:table-cell office:value-type="float" office:value="0.01951654" calcext:value-type="float">
            <text:p>0.01951654</text:p>
          </table:table-cell>
          <table:table-cell office:value-type="float" office:value="0.02535741" calcext:value-type="float">
            <text:p>0.02535741</text:p>
          </table:table-cell>
          <table:table-cell office:value-type="float" office:value="0.02100606" calcext:value-type="float">
            <text:p>0.02100606</text:p>
          </table:table-cell>
          <table:table-cell office:value-type="float" office:value="0.01966118" calcext:value-type="float">
            <text:p>0.01966118</text:p>
          </table:table-cell>
          <table:table-cell office:value-type="float" office:value="0.01822112" calcext:value-type="float">
            <text:p>0.01822112</text:p>
          </table:table-cell>
          <table:table-cell office:value-type="float" office:value="0.01548227" calcext:value-type="float">
            <text:p>0.01548227</text:p>
          </table:table-cell>
          <table:table-cell office:value-type="float" office:value="0.005739192" calcext:value-type="float">
            <text:p>0.005739192</text:p>
          </table:table-cell>
          <table:table-cell office:value-type="float" office:value="0.006595332" calcext:value-type="float">
            <text:p>0.006595332</text:p>
          </table:table-cell>
          <table:table-cell office:value-type="float" office:value="0" calcext:value-type="float">
            <text:p>0</text:p>
          </table:table-cell>
          <table:table-cell office:value-type="float" office:value="20.90381" calcext:value-type="float">
            <text:p>20.90381</text:p>
          </table:table-cell>
          <table:table-cell office:value-type="float" office:value="6.314669" calcext:value-type="float">
            <text:p>6.314669</text:p>
          </table:table-cell>
          <table:table-cell office:value-type="float" office:value="1.445507" calcext:value-type="float">
            <text:p>1.445507</text:p>
          </table:table-cell>
          <table:table-cell office:value-type="float" office:value="0.8019931" calcext:value-type="float">
            <text:p>0.8019931</text:p>
          </table:table-cell>
          <table:table-cell office:value-type="float" office:value="0.8057619" calcext:value-type="float">
            <text:p>0.8057619</text:p>
          </table:table-cell>
          <table:table-cell office:value-type="float" office:value="0.1898117" calcext:value-type="float">
            <text:p>0.1898117</text:p>
          </table:table-cell>
          <table:table-cell office:value-type="float" office:value="0.1028625" calcext:value-type="float">
            <text:p>0.1028625</text:p>
          </table:table-cell>
          <table:table-cell office:value-type="float" office:value="1.421228" calcext:value-type="float">
            <text:p>1.421228</text:p>
          </table:table-cell>
          <table:table-cell office:value-type="float" office:value="0.2033396" calcext:value-type="float">
            <text:p>0.2033396</text:p>
          </table:table-cell>
          <table:table-cell office:value-type="float" office:value="0.05744963" calcext:value-type="float">
            <text:p>0.05744963</text:p>
          </table:table-cell>
          <table:table-cell office:value-type="float" office:value="0.02946869" calcext:value-type="float">
            <text:p>0.02946869</text:p>
          </table:table-cell>
          <table:table-cell office:value-type="float" office:value="0.035694" calcext:value-type="float">
            <text:p>0.035694</text:p>
          </table:table-cell>
          <table:table-cell office:value-type="float" office:value="0.3656635" calcext:value-type="float">
            <text:p>0.3656635</text:p>
          </table:table-cell>
          <table:table-cell office:value-type="float" office:value="0.3585278" calcext:value-type="float">
            <text:p>0.3585278</text:p>
          </table:table-cell>
          <table:table-cell office:value-type="float" office:value="0" calcext:value-type="float">
            <text:p>0</text:p>
          </table:table-cell>
          <table:table-cell office:value-type="float" office:value="278.0333" calcext:value-type="float">
            <text:p>278.0333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3205" calcext:value-type="float">
            <text:p>-0.600320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2" calcext:value-type="float">
            <text:p>17102002</text:p>
          </table:table-cell>
          <table:table-cell office:value-type="float" office:value="37.72008" calcext:value-type="float">
            <text:p>37.72008</text:p>
          </table:table-cell>
          <table:table-cell office:value-type="float" office:value="1092.693" calcext:value-type="float">
            <text:p>1092.693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2732879" calcext:value-type="float">
            <text:p>0.2732879</text:p>
          </table:table-cell>
          <table:table-cell office:value-type="float" office:value="2.012691" calcext:value-type="float">
            <text:p>2.012691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495444" calcext:value-type="float">
            <text:p>0.0001495444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1769716" calcext:value-type="float">
            <text:p>-0.01769716</text:p>
          </table:table-cell>
          <table:table-cell office:value-type="float" office:value="-0.2726025" calcext:value-type="float">
            <text:p>-0.2726025</text:p>
          </table:table-cell>
          <table:table-cell office:value-type="float" office:value="0.0001251358" calcext:value-type="float">
            <text:p>0.0001251358</text:p>
          </table:table-cell>
          <table:table-cell office:value-type="float" office:value="0.0005403474" calcext:value-type="float">
            <text:p>0.0005403474</text:p>
          </table:table-cell>
          <table:table-cell office:value-type="float" office:value="13.11665" calcext:value-type="float">
            <text:p>13.11665</text:p>
          </table:table-cell>
          <table:table-cell office:value-type="float" office:value="0.07187735" calcext:value-type="float">
            <text:p>0.07187735</text:p>
          </table:table-cell>
          <table:table-cell office:value-type="float" office:value="0.1941481" calcext:value-type="float">
            <text:p>0.1941481</text:p>
          </table:table-cell>
          <table:table-cell office:value-type="float" office:value="0.1669854" calcext:value-type="float">
            <text:p>0.1669854</text:p>
          </table:table-cell>
          <table:table-cell office:value-type="float" office:value="0.1328776" calcext:value-type="float">
            <text:p>0.1328776</text:p>
          </table:table-cell>
          <table:table-cell office:value-type="float" office:value="0.1769227" calcext:value-type="float">
            <text:p>0.1769227</text:p>
          </table:table-cell>
          <table:table-cell office:value-type="float" office:value="0.03500246" calcext:value-type="float">
            <text:p>0.03500246</text:p>
          </table:table-cell>
          <table:table-cell office:value-type="float" office:value="0.01998646" calcext:value-type="float">
            <text:p>0.01998646</text:p>
          </table:table-cell>
          <table:table-cell office:value-type="float" office:value="0.02581829" calcext:value-type="float">
            <text:p>0.02581829</text:p>
          </table:table-cell>
          <table:table-cell office:value-type="float" office:value="0.02118724" calcext:value-type="float">
            <text:p>0.02118724</text:p>
          </table:table-cell>
          <table:table-cell office:value-type="float" office:value="0.01978629" calcext:value-type="float">
            <text:p>0.01978629</text:p>
          </table:table-cell>
          <table:table-cell office:value-type="float" office:value="0.01827617" calcext:value-type="float">
            <text:p>0.01827617</text:p>
          </table:table-cell>
          <table:table-cell office:value-type="float" office:value="0.01553943" calcext:value-type="float">
            <text:p>0.01553943</text:p>
          </table:table-cell>
          <table:table-cell office:value-type="float" office:value="0.005731692" calcext:value-type="float">
            <text:p>0.005731692</text:p>
          </table:table-cell>
          <table:table-cell office:value-type="float" office:value="0.006592304" calcext:value-type="float">
            <text:p>0.006592304</text:p>
          </table:table-cell>
          <table:table-cell office:value-type="float" office:value="0" calcext:value-type="float">
            <text:p>0</text:p>
          </table:table-cell>
          <table:table-cell office:value-type="float" office:value="15.84405" calcext:value-type="float">
            <text:p>15.84405</text:p>
          </table:table-cell>
          <table:table-cell office:value-type="float" office:value="6.244068" calcext:value-type="float">
            <text:p>6.244068</text:p>
          </table:table-cell>
          <table:table-cell office:value-type="float" office:value="1.734008" calcext:value-type="float">
            <text:p>1.734008</text:p>
          </table:table-cell>
          <table:table-cell office:value-type="float" office:value="0.9579411" calcext:value-type="float">
            <text:p>0.9579411</text:p>
          </table:table-cell>
          <table:table-cell office:value-type="float" office:value="0.943514" calcext:value-type="float">
            <text:p>0.943514</text:p>
          </table:table-cell>
          <table:table-cell office:value-type="float" office:value="0.2188831" calcext:value-type="float">
            <text:p>0.2188831</text:p>
          </table:table-cell>
          <table:table-cell office:value-type="float" office:value="0.1155949" calcext:value-type="float">
            <text:p>0.1155949</text:p>
          </table:table-cell>
          <table:table-cell office:value-type="float" office:value="1.431693" calcext:value-type="float">
            <text:p>1.431693</text:p>
          </table:table-cell>
          <table:table-cell office:value-type="float" office:value="0.2108973" calcext:value-type="float">
            <text:p>0.2108973</text:p>
          </table:table-cell>
          <table:table-cell office:value-type="float" office:value="0.06161264" calcext:value-type="float">
            <text:p>0.06161264</text:p>
          </table:table-cell>
          <table:table-cell office:value-type="float" office:value="0.03104018" calcext:value-type="float">
            <text:p>0.03104018</text:p>
          </table:table-cell>
          <table:table-cell office:value-type="float" office:value="0.03691384" calcext:value-type="float">
            <text:p>0.03691384</text:p>
          </table:table-cell>
          <table:table-cell office:value-type="float" office:value="0.3651172" calcext:value-type="float">
            <text:p>0.3651172</text:p>
          </table:table-cell>
          <table:table-cell office:value-type="float" office:value="0.3585462" calcext:value-type="float">
            <text:p>0.3585462</text:p>
          </table:table-cell>
          <table:table-cell office:value-type="float" office:value="0" calcext:value-type="float">
            <text:p>0</text:p>
          </table:table-cell>
          <table:table-cell office:value-type="float" office:value="288.3228" calcext:value-type="float">
            <text:p>288.3228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3622" calcext:value-type="float">
            <text:p>-0.600362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2" calcext:value-type="float">
            <text:p>18102002</text:p>
          </table:table-cell>
          <table:table-cell office:value-type="float" office:value="37.57" calcext:value-type="float">
            <text:p>37.57</text:p>
          </table:table-cell>
          <table:table-cell office:value-type="float" office:value="1092.694" calcext:value-type="float">
            <text:p>1092.694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2800041" calcext:value-type="float">
            <text:p>0.2800041</text:p>
          </table:table-cell>
          <table:table-cell office:value-type="float" office:value="2.150044" calcext:value-type="float">
            <text:p>2.150044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495444" calcext:value-type="float">
            <text:p>0.0001495444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1769716" calcext:value-type="float">
            <text:p>-0.01769716</text:p>
          </table:table-cell>
          <table:table-cell office:value-type="float" office:value="-0.2733257" calcext:value-type="float">
            <text:p>-0.2733257</text:p>
          </table:table-cell>
          <table:table-cell office:value-type="float" office:value="0.0001395356" calcext:value-type="float">
            <text:p>0.0001395356</text:p>
          </table:table-cell>
          <table:table-cell office:value-type="float" office:value="0.0005403474" calcext:value-type="float">
            <text:p>0.0005403474</text:p>
          </table:table-cell>
          <table:table-cell office:value-type="float" office:value="13.23858" calcext:value-type="float">
            <text:p>13.23858</text:p>
          </table:table-cell>
          <table:table-cell office:value-type="float" office:value="0.06281391" calcext:value-type="float">
            <text:p>0.06281391</text:p>
          </table:table-cell>
          <table:table-cell office:value-type="float" office:value="0.1939034" calcext:value-type="float">
            <text:p>0.1939034</text:p>
          </table:table-cell>
          <table:table-cell office:value-type="float" office:value="0.1664422" calcext:value-type="float">
            <text:p>0.1664422</text:p>
          </table:table-cell>
          <table:table-cell office:value-type="float" office:value="0.1333493" calcext:value-type="float">
            <text:p>0.1333493</text:p>
          </table:table-cell>
          <table:table-cell office:value-type="float" office:value="0.1762477" calcext:value-type="float">
            <text:p>0.1762477</text:p>
          </table:table-cell>
          <table:table-cell office:value-type="float" office:value="0.03558896" calcext:value-type="float">
            <text:p>0.03558896</text:p>
          </table:table-cell>
          <table:table-cell office:value-type="float" office:value="0.02035393" calcext:value-type="float">
            <text:p>0.02035393</text:p>
          </table:table-cell>
          <table:table-cell office:value-type="float" office:value="0.02621854" calcext:value-type="float">
            <text:p>0.02621854</text:p>
          </table:table-cell>
          <table:table-cell office:value-type="float" office:value="0.0213489" calcext:value-type="float">
            <text:p>0.0213489</text:p>
          </table:table-cell>
          <table:table-cell office:value-type="float" office:value="0.01989836" calcext:value-type="float">
            <text:p>0.01989836</text:p>
          </table:table-cell>
          <table:table-cell office:value-type="float" office:value="0.0183284" calcext:value-type="float">
            <text:p>0.0183284</text:p>
          </table:table-cell>
          <table:table-cell office:value-type="float" office:value="0.01559528" calcext:value-type="float">
            <text:p>0.01559528</text:p>
          </table:table-cell>
          <table:table-cell office:value-type="float" office:value="0.005724298" calcext:value-type="float">
            <text:p>0.005724298</text:p>
          </table:table-cell>
          <table:table-cell office:value-type="float" office:value="0.006589282" calcext:value-type="float">
            <text:p>0.006589282</text:p>
          </table:table-cell>
          <table:table-cell office:value-type="float" office:value="0" calcext:value-type="float">
            <text:p>0</text:p>
          </table:table-cell>
          <table:table-cell office:value-type="float" office:value="14.83371" calcext:value-type="float">
            <text:p>14.83371</text:p>
          </table:table-cell>
          <table:table-cell office:value-type="float" office:value="6.374482" calcext:value-type="float">
            <text:p>6.374482</text:p>
          </table:table-cell>
          <table:table-cell office:value-type="float" office:value="1.945879" calcext:value-type="float">
            <text:p>1.945879</text:p>
          </table:table-cell>
          <table:table-cell office:value-type="float" office:value="1.094556" calcext:value-type="float">
            <text:p>1.094556</text:p>
          </table:table-cell>
          <table:table-cell office:value-type="float" office:value="1.081157" calcext:value-type="float">
            <text:p>1.081157</text:p>
          </table:table-cell>
          <table:table-cell office:value-type="float" office:value="0.2532132" calcext:value-type="float">
            <text:p>0.2532132</text:p>
          </table:table-cell>
          <table:table-cell office:value-type="float" office:value="0.1297124" calcext:value-type="float">
            <text:p>0.1297124</text:p>
          </table:table-cell>
          <table:table-cell office:value-type="float" office:value="1.442028" calcext:value-type="float">
            <text:p>1.442028</text:p>
          </table:table-cell>
          <table:table-cell office:value-type="float" office:value="0.2182591" calcext:value-type="float">
            <text:p>0.2182591</text:p>
          </table:table-cell>
          <table:table-cell office:value-type="float" office:value="0.06573466" calcext:value-type="float">
            <text:p>0.06573466</text:p>
          </table:table-cell>
          <table:table-cell office:value-type="float" office:value="0.03260298" calcext:value-type="float">
            <text:p>0.03260298</text:p>
          </table:table-cell>
          <table:table-cell office:value-type="float" office:value="0.03811328" calcext:value-type="float">
            <text:p>0.03811328</text:p>
          </table:table-cell>
          <table:table-cell office:value-type="float" office:value="0.3645882" calcext:value-type="float">
            <text:p>0.3645882</text:p>
          </table:table-cell>
          <table:table-cell office:value-type="float" office:value="0.3585645" calcext:value-type="float">
            <text:p>0.3585645</text:p>
          </table:table-cell>
          <table:table-cell office:value-type="float" office:value="0" calcext:value-type="float">
            <text:p>0</text:p>
          </table:table-cell>
          <table:table-cell office:value-type="float" office:value="299.9326" calcext:value-type="float">
            <text:p>299.9326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4043" calcext:value-type="float">
            <text:p>-0.600404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2" calcext:value-type="float">
            <text:p>19102002</text:p>
          </table:table-cell>
          <table:table-cell office:value-type="float" office:value="37.48716" calcext:value-type="float">
            <text:p>37.48716</text:p>
          </table:table-cell>
          <table:table-cell office:value-type="float" office:value="1092.681" calcext:value-type="float">
            <text:p>1092.681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290174" calcext:value-type="float">
            <text:p>0.290174</text:p>
          </table:table-cell>
          <table:table-cell office:value-type="float" office:value="2.231784" calcext:value-type="float">
            <text:p>2.231784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495444" calcext:value-type="float">
            <text:p>0.0001495444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1845476" calcext:value-type="float">
            <text:p>-0.01845476</text:p>
          </table:table-cell>
          <table:table-cell office:value-type="float" office:value="-0.2736528" calcext:value-type="float">
            <text:p>-0.2736528</text:p>
          </table:table-cell>
          <table:table-cell office:value-type="float" office:value="0.0001584857" calcext:value-type="float">
            <text:p>0.0001584857</text:p>
          </table:table-cell>
          <table:table-cell office:value-type="float" office:value="0.0005403474" calcext:value-type="float">
            <text:p>0.0005403474</text:p>
          </table:table-cell>
          <table:table-cell office:value-type="float" office:value="13.26738" calcext:value-type="float">
            <text:p>13.26738</text:p>
          </table:table-cell>
          <table:table-cell office:value-type="float" office:value="0.05783209" calcext:value-type="float">
            <text:p>0.05783209</text:p>
          </table:table-cell>
          <table:table-cell office:value-type="float" office:value="0.1948619" calcext:value-type="float">
            <text:p>0.1948619</text:p>
          </table:table-cell>
          <table:table-cell office:value-type="float" office:value="0.1658037" calcext:value-type="float">
            <text:p>0.1658037</text:p>
          </table:table-cell>
          <table:table-cell office:value-type="float" office:value="0.1333411" calcext:value-type="float">
            <text:p>0.1333411</text:p>
          </table:table-cell>
          <table:table-cell office:value-type="float" office:value="0.1746929" calcext:value-type="float">
            <text:p>0.1746929</text:p>
          </table:table-cell>
          <table:table-cell office:value-type="float" office:value="0.03593965" calcext:value-type="float">
            <text:p>0.03593965</text:p>
          </table:table-cell>
          <table:table-cell office:value-type="float" office:value="0.02070238" calcext:value-type="float">
            <text:p>0.02070238</text:p>
          </table:table-cell>
          <table:table-cell office:value-type="float" office:value="0.02657006" calcext:value-type="float">
            <text:p>0.02657006</text:p>
          </table:table-cell>
          <table:table-cell office:value-type="float" office:value="0.02148784" calcext:value-type="float">
            <text:p>0.02148784</text:p>
          </table:table-cell>
          <table:table-cell office:value-type="float" office:value="0.01999863" calcext:value-type="float">
            <text:p>0.01999863</text:p>
          </table:table-cell>
          <table:table-cell office:value-type="float" office:value="0.01837823" calcext:value-type="float">
            <text:p>0.01837823</text:p>
          </table:table-cell>
          <table:table-cell office:value-type="float" office:value="0.01565087" calcext:value-type="float">
            <text:p>0.01565087</text:p>
          </table:table-cell>
          <table:table-cell office:value-type="float" office:value="0.005746026" calcext:value-type="float">
            <text:p>0.005746026</text:p>
          </table:table-cell>
          <table:table-cell office:value-type="float" office:value="0.006556521" calcext:value-type="float">
            <text:p>0.006556521</text:p>
          </table:table-cell>
          <table:table-cell office:value-type="float" office:value="0" calcext:value-type="float">
            <text:p>0</text:p>
          </table:table-cell>
          <table:table-cell office:value-type="float" office:value="14.28043" calcext:value-type="float">
            <text:p>14.28043</text:p>
          </table:table-cell>
          <table:table-cell office:value-type="float" office:value="6.593707" calcext:value-type="float">
            <text:p>6.593707</text:p>
          </table:table-cell>
          <table:table-cell office:value-type="float" office:value="2.144988" calcext:value-type="float">
            <text:p>2.144988</text:p>
          </table:table-cell>
          <table:table-cell office:value-type="float" office:value="1.23214" calcext:value-type="float">
            <text:p>1.23214</text:p>
          </table:table-cell>
          <table:table-cell office:value-type="float" office:value="1.224686" calcext:value-type="float">
            <text:p>1.224686</text:p>
          </table:table-cell>
          <table:table-cell office:value-type="float" office:value="0.2870811" calcext:value-type="float">
            <text:p>0.2870811</text:p>
          </table:table-cell>
          <table:table-cell office:value-type="float" office:value="0.1453524" calcext:value-type="float">
            <text:p>0.1453524</text:p>
          </table:table-cell>
          <table:table-cell office:value-type="float" office:value="1.452675" calcext:value-type="float">
            <text:p>1.452675</text:p>
          </table:table-cell>
          <table:table-cell office:value-type="float" office:value="0.2255445" calcext:value-type="float">
            <text:p>0.2255445</text:p>
          </table:table-cell>
          <table:table-cell office:value-type="float" office:value="0.06981111" calcext:value-type="float">
            <text:p>0.06981111</text:p>
          </table:table-cell>
          <table:table-cell office:value-type="float" office:value="0.03415666" calcext:value-type="float">
            <text:p>0.03415666</text:p>
          </table:table-cell>
          <table:table-cell office:value-type="float" office:value="0.03980871" calcext:value-type="float">
            <text:p>0.03980871</text:p>
          </table:table-cell>
          <table:table-cell office:value-type="float" office:value="0.370961" calcext:value-type="float">
            <text:p>0.370961</text:p>
          </table:table-cell>
          <table:table-cell office:value-type="float" office:value="0.3524975" calcext:value-type="float">
            <text:p>0.3524975</text:p>
          </table:table-cell>
          <table:table-cell office:value-type="float" office:value="0" calcext:value-type="float">
            <text:p>0</text:p>
          </table:table-cell>
          <table:table-cell office:value-type="float" office:value="316.1562" calcext:value-type="float">
            <text:p>316.1562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4454" calcext:value-type="float">
            <text:p>-0.600445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2" calcext:value-type="float">
            <text:p>20102002</text:p>
          </table:table-cell>
          <table:table-cell office:value-type="float" office:value="37.38612" calcext:value-type="float">
            <text:p>37.38612</text:p>
          </table:table-cell>
          <table:table-cell office:value-type="float" office:value="1092.672" calcext:value-type="float">
            <text:p>1092.672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338522" calcext:value-type="float">
            <text:p>0.338522</text:p>
          </table:table-cell>
          <table:table-cell office:value-type="float" office:value="2.289705" calcext:value-type="float">
            <text:p>2.289705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495444" calcext:value-type="float">
            <text:p>0.0001495444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1928616" calcext:value-type="float">
            <text:p>-0.01928616</text:p>
          </table:table-cell>
          <table:table-cell office:value-type="float" office:value="-0.2739311" calcext:value-type="float">
            <text:p>-0.2739311</text:p>
          </table:table-cell>
          <table:table-cell office:value-type="float" office:value="0.0001749597" calcext:value-type="float">
            <text:p>0.0001749597</text:p>
          </table:table-cell>
          <table:table-cell office:value-type="float" office:value="0.0005403474" calcext:value-type="float">
            <text:p>0.0005403474</text:p>
          </table:table-cell>
          <table:table-cell office:value-type="float" office:value="13.19308" calcext:value-type="float">
            <text:p>13.19308</text:p>
          </table:table-cell>
          <table:table-cell office:value-type="float" office:value="0.06756061" calcext:value-type="float">
            <text:p>0.06756061</text:p>
          </table:table-cell>
          <table:table-cell office:value-type="float" office:value="0.1943858" calcext:value-type="float">
            <text:p>0.1943858</text:p>
          </table:table-cell>
          <table:table-cell office:value-type="float" office:value="0.1645244" calcext:value-type="float">
            <text:p>0.1645244</text:p>
          </table:table-cell>
          <table:table-cell office:value-type="float" office:value="0.132855" calcext:value-type="float">
            <text:p>0.132855</text:p>
          </table:table-cell>
          <table:table-cell office:value-type="float" office:value="0.1723551" calcext:value-type="float">
            <text:p>0.1723551</text:p>
          </table:table-cell>
          <table:table-cell office:value-type="float" office:value="0.03614518" calcext:value-type="float">
            <text:p>0.03614518</text:p>
          </table:table-cell>
          <table:table-cell office:value-type="float" office:value="0.02103244" calcext:value-type="float">
            <text:p>0.02103244</text:p>
          </table:table-cell>
          <table:table-cell office:value-type="float" office:value="0.02689589" calcext:value-type="float">
            <text:p>0.02689589</text:p>
          </table:table-cell>
          <table:table-cell office:value-type="float" office:value="0.02160932" calcext:value-type="float">
            <text:p>0.02160932</text:p>
          </table:table-cell>
          <table:table-cell office:value-type="float" office:value="0.02008798" calcext:value-type="float">
            <text:p>0.02008798</text:p>
          </table:table-cell>
          <table:table-cell office:value-type="float" office:value="0.01842594" calcext:value-type="float">
            <text:p>0.01842594</text:p>
          </table:table-cell>
          <table:table-cell office:value-type="float" office:value="0.01570546" calcext:value-type="float">
            <text:p>0.01570546</text:p>
          </table:table-cell>
          <table:table-cell office:value-type="float" office:value="0.00573205" calcext:value-type="float">
            <text:p>0.00573205</text:p>
          </table:table-cell>
          <table:table-cell office:value-type="float" office:value="0.006559778" calcext:value-type="float">
            <text:p>0.006559778</text:p>
          </table:table-cell>
          <table:table-cell office:value-type="float" office:value="0" calcext:value-type="float">
            <text:p>0</text:p>
          </table:table-cell>
          <table:table-cell office:value-type="float" office:value="14.98292" calcext:value-type="float">
            <text:p>14.98292</text:p>
          </table:table-cell>
          <table:table-cell office:value-type="float" office:value="7.01664" calcext:value-type="float">
            <text:p>7.01664</text:p>
          </table:table-cell>
          <table:table-cell office:value-type="float" office:value="2.353319" calcext:value-type="float">
            <text:p>2.353319</text:p>
          </table:table-cell>
          <table:table-cell office:value-type="float" office:value="1.370533" calcext:value-type="float">
            <text:p>1.370533</text:p>
          </table:table-cell>
          <table:table-cell office:value-type="float" office:value="1.366477" calcext:value-type="float">
            <text:p>1.366477</text:p>
          </table:table-cell>
          <table:table-cell office:value-type="float" office:value="0.3187717" calcext:value-type="float">
            <text:p>0.3187717</text:p>
          </table:table-cell>
          <table:table-cell office:value-type="float" office:value="0.1608851" calcext:value-type="float">
            <text:p>0.1608851</text:p>
          </table:table-cell>
          <table:table-cell office:value-type="float" office:value="1.463305" calcext:value-type="float">
            <text:p>1.463305</text:p>
          </table:table-cell>
          <table:table-cell office:value-type="float" office:value="0.2327906" calcext:value-type="float">
            <text:p>0.2327906</text:p>
          </table:table-cell>
          <table:table-cell office:value-type="float" office:value="0.07384915" calcext:value-type="float">
            <text:p>0.07384915</text:p>
          </table:table-cell>
          <table:table-cell office:value-type="float" office:value="0.03570247" calcext:value-type="float">
            <text:p>0.03570247</text:p>
          </table:table-cell>
          <table:table-cell office:value-type="float" office:value="0.04136245" calcext:value-type="float">
            <text:p>0.04136245</text:p>
          </table:table-cell>
          <table:table-cell office:value-type="float" office:value="0.3678612" calcext:value-type="float">
            <text:p>0.3678612</text:p>
          </table:table-cell>
          <table:table-cell office:value-type="float" office:value="0.3561762" calcext:value-type="float">
            <text:p>0.3561762</text:p>
          </table:table-cell>
          <table:table-cell office:value-type="float" office:value="0" calcext:value-type="float">
            <text:p>0</text:p>
          </table:table-cell>
          <table:table-cell office:value-type="float" office:value="392.9294" calcext:value-type="float">
            <text:p>392.9294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4803" calcext:value-type="float">
            <text:p>-0.600480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2" calcext:value-type="float">
            <text:p>21102002</text:p>
          </table:table-cell>
          <table:table-cell office:value-type="float" office:value="37.31821" calcext:value-type="float">
            <text:p>37.31821</text:p>
          </table:table-cell>
          <table:table-cell office:value-type="float" office:value="1092.655" calcext:value-type="float">
            <text:p>1092.655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3618445" calcext:value-type="float">
            <text:p>0.3618445</text:p>
          </table:table-cell>
          <table:table-cell office:value-type="float" office:value="2.346687" calcext:value-type="float">
            <text:p>2.346687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495444" calcext:value-type="float">
            <text:p>0.0001495444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1997648" calcext:value-type="float">
            <text:p>-0.01997648</text:p>
          </table:table-cell>
          <table:table-cell office:value-type="float" office:value="-0.2741366" calcext:value-type="float">
            <text:p>-0.2741366</text:p>
          </table:table-cell>
          <table:table-cell office:value-type="float" office:value="0.0001967161" calcext:value-type="float">
            <text:p>0.0001967161</text:p>
          </table:table-cell>
          <table:table-cell office:value-type="float" office:value="0.0005403474" calcext:value-type="float">
            <text:p>0.0005403474</text:p>
          </table:table-cell>
          <table:table-cell office:value-type="float" office:value="13.17155" calcext:value-type="float">
            <text:p>13.17155</text:p>
          </table:table-cell>
          <table:table-cell office:value-type="float" office:value="0.1049443" calcext:value-type="float">
            <text:p>0.1049443</text:p>
          </table:table-cell>
          <table:table-cell office:value-type="float" office:value="0.1942024" calcext:value-type="float">
            <text:p>0.1942024</text:p>
          </table:table-cell>
          <table:table-cell office:value-type="float" office:value="0.1631348" calcext:value-type="float">
            <text:p>0.1631348</text:p>
          </table:table-cell>
          <table:table-cell office:value-type="float" office:value="0.1321373" calcext:value-type="float">
            <text:p>0.1321373</text:p>
          </table:table-cell>
          <table:table-cell office:value-type="float" office:value="0.1695979" calcext:value-type="float">
            <text:p>0.1695979</text:p>
          </table:table-cell>
          <table:table-cell office:value-type="float" office:value="0.03617409" calcext:value-type="float">
            <text:p>0.03617409</text:p>
          </table:table-cell>
          <table:table-cell office:value-type="float" office:value="0.02131095" calcext:value-type="float">
            <text:p>0.02131095</text:p>
          </table:table-cell>
          <table:table-cell office:value-type="float" office:value="0.02718606" calcext:value-type="float">
            <text:p>0.02718606</text:p>
          </table:table-cell>
          <table:table-cell office:value-type="float" office:value="0.02171609" calcext:value-type="float">
            <text:p>0.02171609</text:p>
          </table:table-cell>
          <table:table-cell office:value-type="float" office:value="0.02016768" calcext:value-type="float">
            <text:p>0.02016768</text:p>
          </table:table-cell>
          <table:table-cell office:value-type="float" office:value="0.01847159" calcext:value-type="float">
            <text:p>0.01847159</text:p>
          </table:table-cell>
          <table:table-cell office:value-type="float" office:value="0.01575881" calcext:value-type="float">
            <text:p>0.01575881</text:p>
          </table:table-cell>
          <table:table-cell office:value-type="float" office:value="0.005720367" calcext:value-type="float">
            <text:p>0.005720367</text:p>
          </table:table-cell>
          <table:table-cell office:value-type="float" office:value="0.006560995" calcext:value-type="float">
            <text:p>0.006560995</text:p>
          </table:table-cell>
          <table:table-cell office:value-type="float" office:value="0" calcext:value-type="float">
            <text:p>0</text:p>
          </table:table-cell>
          <table:table-cell office:value-type="float" office:value="15.7464" calcext:value-type="float">
            <text:p>15.7464</text:p>
          </table:table-cell>
          <table:table-cell office:value-type="float" office:value="7.502121" calcext:value-type="float">
            <text:p>7.502121</text:p>
          </table:table-cell>
          <table:table-cell office:value-type="float" office:value="2.573488" calcext:value-type="float">
            <text:p>2.573488</text:p>
          </table:table-cell>
          <table:table-cell office:value-type="float" office:value="1.520665" calcext:value-type="float">
            <text:p>1.520665</text:p>
          </table:table-cell>
          <table:table-cell office:value-type="float" office:value="1.520868" calcext:value-type="float">
            <text:p>1.520868</text:p>
          </table:table-cell>
          <table:table-cell office:value-type="float" office:value="0.3504697" calcext:value-type="float">
            <text:p>0.3504697</text:p>
          </table:table-cell>
          <table:table-cell office:value-type="float" office:value="0.1767377" calcext:value-type="float">
            <text:p>0.1767377</text:p>
          </table:table-cell>
          <table:table-cell office:value-type="float" office:value="1.473941" calcext:value-type="float">
            <text:p>1.473941</text:p>
          </table:table-cell>
          <table:table-cell office:value-type="float" office:value="0.2399753" calcext:value-type="float">
            <text:p>0.2399753</text:p>
          </table:table-cell>
          <table:table-cell office:value-type="float" office:value="0.07785121" calcext:value-type="float">
            <text:p>0.07785121</text:p>
          </table:table-cell>
          <table:table-cell office:value-type="float" office:value="0.03723862" calcext:value-type="float">
            <text:p>0.03723862</text:p>
          </table:table-cell>
          <table:table-cell office:value-type="float" office:value="0.04272728" calcext:value-type="float">
            <text:p>0.04272728</text:p>
          </table:table-cell>
          <table:table-cell office:value-type="float" office:value="0.3656278" calcext:value-type="float">
            <text:p>0.3656278</text:p>
          </table:table-cell>
          <table:table-cell office:value-type="float" office:value="0.3589238" calcext:value-type="float">
            <text:p>0.3589238</text:p>
          </table:table-cell>
          <table:table-cell office:value-type="float" office:value="0" calcext:value-type="float">
            <text:p>0</text:p>
          </table:table-cell>
          <table:table-cell office:value-type="float" office:value="429.5268" calcext:value-type="float">
            <text:p>429.5268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5148" calcext:value-type="float">
            <text:p>-0.600514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2" calcext:value-type="float">
            <text:p>22102002</text:p>
          </table:table-cell>
          <table:table-cell office:value-type="float" office:value="37.28101" calcext:value-type="float">
            <text:p>37.28101</text:p>
          </table:table-cell>
          <table:table-cell office:value-type="float" office:value="1092.638" calcext:value-type="float">
            <text:p>1092.638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3656319" calcext:value-type="float">
            <text:p>0.3656319</text:p>
          </table:table-cell>
          <table:table-cell office:value-type="float" office:value="2.394346" calcext:value-type="float">
            <text:p>2.394346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495445" calcext:value-type="float">
            <text:p>0.0001495445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1997648" calcext:value-type="float">
            <text:p>-0.01997648</text:p>
          </table:table-cell>
          <table:table-cell office:value-type="float" office:value="-0.2742431" calcext:value-type="float">
            <text:p>-0.2742431</text:p>
          </table:table-cell>
          <table:table-cell office:value-type="float" office:value="0.0002226399" calcext:value-type="float">
            <text:p>0.0002226399</text:p>
          </table:table-cell>
          <table:table-cell office:value-type="float" office:value="0.0005403474" calcext:value-type="float">
            <text:p>0.0005403474</text:p>
          </table:table-cell>
          <table:table-cell office:value-type="float" office:value="13.18299" calcext:value-type="float">
            <text:p>13.18299</text:p>
          </table:table-cell>
          <table:table-cell office:value-type="float" office:value="0.09763037" calcext:value-type="float">
            <text:p>0.09763037</text:p>
          </table:table-cell>
          <table:table-cell office:value-type="float" office:value="0.1968165" calcext:value-type="float">
            <text:p>0.1968165</text:p>
          </table:table-cell>
          <table:table-cell office:value-type="float" office:value="0.1641595" calcext:value-type="float">
            <text:p>0.1641595</text:p>
          </table:table-cell>
          <table:table-cell office:value-type="float" office:value="0.1328774" calcext:value-type="float">
            <text:p>0.1328774</text:p>
          </table:table-cell>
          <table:table-cell office:value-type="float" office:value="0.1683724" calcext:value-type="float">
            <text:p>0.1683724</text:p>
          </table:table-cell>
          <table:table-cell office:value-type="float" office:value="0.03629542" calcext:value-type="float">
            <text:p>0.03629542</text:p>
          </table:table-cell>
          <table:table-cell office:value-type="float" office:value="0.02164008" calcext:value-type="float">
            <text:p>0.02164008</text:p>
          </table:table-cell>
          <table:table-cell office:value-type="float" office:value="0.02746566" calcext:value-type="float">
            <text:p>0.02746566</text:p>
          </table:table-cell>
          <table:table-cell office:value-type="float" office:value="0.02181117" calcext:value-type="float">
            <text:p>0.02181117</text:p>
          </table:table-cell>
          <table:table-cell office:value-type="float" office:value="0.02023881" calcext:value-type="float">
            <text:p>0.02023881</text:p>
          </table:table-cell>
          <table:table-cell office:value-type="float" office:value="0.01851526" calcext:value-type="float">
            <text:p>0.01851526</text:p>
          </table:table-cell>
          <table:table-cell office:value-type="float" office:value="0.01581098" calcext:value-type="float">
            <text:p>0.01581098</text:p>
          </table:table-cell>
          <table:table-cell office:value-type="float" office:value="0.005712471" calcext:value-type="float">
            <text:p>0.005712471</text:p>
          </table:table-cell>
          <table:table-cell office:value-type="float" office:value="0.006558921" calcext:value-type="float">
            <text:p>0.006558921</text:p>
          </table:table-cell>
          <table:table-cell office:value-type="float" office:value="0" calcext:value-type="float">
            <text:p>0</text:p>
          </table:table-cell>
          <table:table-cell office:value-type="float" office:value="21.57808" calcext:value-type="float">
            <text:p>21.57808</text:p>
          </table:table-cell>
          <table:table-cell office:value-type="float" office:value="7.870179" calcext:value-type="float">
            <text:p>7.870179</text:p>
          </table:table-cell>
          <table:table-cell office:value-type="float" office:value="2.737542" calcext:value-type="float">
            <text:p>2.737542</text:p>
          </table:table-cell>
          <table:table-cell office:value-type="float" office:value="1.641344" calcext:value-type="float">
            <text:p>1.641344</text:p>
          </table:table-cell>
          <table:table-cell office:value-type="float" office:value="1.653373" calcext:value-type="float">
            <text:p>1.653373</text:p>
          </table:table-cell>
          <table:table-cell office:value-type="float" office:value="0.379086" calcext:value-type="float">
            <text:p>0.379086</text:p>
          </table:table-cell>
          <table:table-cell office:value-type="float" office:value="0.1923207" calcext:value-type="float">
            <text:p>0.1923207</text:p>
          </table:table-cell>
          <table:table-cell office:value-type="float" office:value="1.484477" calcext:value-type="float">
            <text:p>1.484477</text:p>
          </table:table-cell>
          <table:table-cell office:value-type="float" office:value="0.2471002" calcext:value-type="float">
            <text:p>0.2471002</text:p>
          </table:table-cell>
          <table:table-cell office:value-type="float" office:value="0.0818184" calcext:value-type="float">
            <text:p>0.0818184</text:p>
          </table:table-cell>
          <table:table-cell office:value-type="float" office:value="0.03876404" calcext:value-type="float">
            <text:p>0.03876404</text:p>
          </table:table-cell>
          <table:table-cell office:value-type="float" office:value="0.04397449" calcext:value-type="float">
            <text:p>0.04397449</text:p>
          </table:table-cell>
          <table:table-cell office:value-type="float" office:value="0.3647349" calcext:value-type="float">
            <text:p>0.3647349</text:p>
          </table:table-cell>
          <table:table-cell office:value-type="float" office:value="0.3592332" calcext:value-type="float">
            <text:p>0.3592332</text:p>
          </table:table-cell>
          <table:table-cell office:value-type="float" office:value="0" calcext:value-type="float">
            <text:p>0</text:p>
          </table:table-cell>
          <table:table-cell office:value-type="float" office:value="435.141" calcext:value-type="float">
            <text:p>435.141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5343" calcext:value-type="float">
            <text:p>-0.600534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2" calcext:value-type="float">
            <text:p>23102002</text:p>
          </table:table-cell>
          <table:table-cell office:value-type="float" office:value="37.25305" calcext:value-type="float">
            <text:p>37.25305</text:p>
          </table:table-cell>
          <table:table-cell office:value-type="float" office:value="1092.622" calcext:value-type="float">
            <text:p>1092.622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3673897" calcext:value-type="float">
            <text:p>0.3673897</text:p>
          </table:table-cell>
          <table:table-cell office:value-type="float" office:value="2.432425" calcext:value-type="float">
            <text:p>2.432425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495445" calcext:value-type="float">
            <text:p>0.0001495445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1997648" calcext:value-type="float">
            <text:p>-0.01997648</text:p>
          </table:table-cell>
          <table:table-cell office:value-type="float" office:value="-0.2743199" calcext:value-type="float">
            <text:p>-0.2743199</text:p>
          </table:table-cell>
          <table:table-cell office:value-type="float" office:value="0.0002457082" calcext:value-type="float">
            <text:p>0.0002457082</text:p>
          </table:table-cell>
          <table:table-cell office:value-type="float" office:value="0.0005403474" calcext:value-type="float">
            <text:p>0.0005403474</text:p>
          </table:table-cell>
          <table:table-cell office:value-type="float" office:value="13.19006" calcext:value-type="float">
            <text:p>13.19006</text:p>
          </table:table-cell>
          <table:table-cell office:value-type="float" office:value="0.08040969" calcext:value-type="float">
            <text:p>0.08040969</text:p>
          </table:table-cell>
          <table:table-cell office:value-type="float" office:value="0.2005119" calcext:value-type="float">
            <text:p>0.2005119</text:p>
          </table:table-cell>
          <table:table-cell office:value-type="float" office:value="0.166647" calcext:value-type="float">
            <text:p>0.166647</text:p>
          </table:table-cell>
          <table:table-cell office:value-type="float" office:value="0.1345334" calcext:value-type="float">
            <text:p>0.1345334</text:p>
          </table:table-cell>
          <table:table-cell office:value-type="float" office:value="0.1684119" calcext:value-type="float">
            <text:p>0.1684119</text:p>
          </table:table-cell>
          <table:table-cell office:value-type="float" office:value="0.03651063" calcext:value-type="float">
            <text:p>0.03651063</text:p>
          </table:table-cell>
          <table:table-cell office:value-type="float" office:value="0.02200544" calcext:value-type="float">
            <text:p>0.02200544</text:p>
          </table:table-cell>
          <table:table-cell office:value-type="float" office:value="0.02776166" calcext:value-type="float">
            <text:p>0.02776166</text:p>
          </table:table-cell>
          <table:table-cell office:value-type="float" office:value="0.02190341" calcext:value-type="float">
            <text:p>0.02190341</text:p>
          </table:table-cell>
          <table:table-cell office:value-type="float" office:value="0.02030287" calcext:value-type="float">
            <text:p>0.02030287</text:p>
          </table:table-cell>
          <table:table-cell office:value-type="float" office:value="0.01855704" calcext:value-type="float">
            <text:p>0.01855704</text:p>
          </table:table-cell>
          <table:table-cell office:value-type="float" office:value="0.01586206" calcext:value-type="float">
            <text:p>0.01586206</text:p>
          </table:table-cell>
          <table:table-cell office:value-type="float" office:value="0.005705547" calcext:value-type="float">
            <text:p>0.005705547</text:p>
          </table:table-cell>
          <table:table-cell office:value-type="float" office:value="0.006556015" calcext:value-type="float">
            <text:p>0.006556015</text:p>
          </table:table-cell>
          <table:table-cell office:value-type="float" office:value="0" calcext:value-type="float">
            <text:p>0</text:p>
          </table:table-cell>
          <table:table-cell office:value-type="float" office:value="23.1611" calcext:value-type="float">
            <text:p>23.1611</text:p>
          </table:table-cell>
          <table:table-cell office:value-type="float" office:value="8.130842" calcext:value-type="float">
            <text:p>8.130842</text:p>
          </table:table-cell>
          <table:table-cell office:value-type="float" office:value="2.850135" calcext:value-type="float">
            <text:p>2.850135</text:p>
          </table:table-cell>
          <table:table-cell office:value-type="float" office:value="1.729142" calcext:value-type="float">
            <text:p>1.729142</text:p>
          </table:table-cell>
          <table:table-cell office:value-type="float" office:value="1.750288" calcext:value-type="float">
            <text:p>1.750288</text:p>
          </table:table-cell>
          <table:table-cell office:value-type="float" office:value="0.4027261" calcext:value-type="float">
            <text:p>0.4027261</text:p>
          </table:table-cell>
          <table:table-cell office:value-type="float" office:value="0.2060448" calcext:value-type="float">
            <text:p>0.2060448</text:p>
          </table:table-cell>
          <table:table-cell office:value-type="float" office:value="1.49442" calcext:value-type="float">
            <text:p>1.49442</text:p>
          </table:table-cell>
          <table:table-cell office:value-type="float" office:value="0.2540681" calcext:value-type="float">
            <text:p>0.2540681</text:p>
          </table:table-cell>
          <table:table-cell office:value-type="float" office:value="0.0857461" calcext:value-type="float">
            <text:p>0.0857461</text:p>
          </table:table-cell>
          <table:table-cell office:value-type="float" office:value="0.04027817" calcext:value-type="float">
            <text:p>0.04027817</text:p>
          </table:table-cell>
          <table:table-cell office:value-type="float" office:value="0.04517909" calcext:value-type="float">
            <text:p>0.04517909</text:p>
          </table:table-cell>
          <table:table-cell office:value-type="float" office:value="0.3641735" calcext:value-type="float">
            <text:p>0.3641735</text:p>
          </table:table-cell>
          <table:table-cell office:value-type="float" office:value="0.3592492" calcext:value-type="float">
            <text:p>0.3592492</text:p>
          </table:table-cell>
          <table:table-cell office:value-type="float" office:value="0" calcext:value-type="float">
            <text:p>0</text:p>
          </table:table-cell>
          <table:table-cell office:value-type="float" office:value="437.3207" calcext:value-type="float">
            <text:p>437.3207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5458" calcext:value-type="float">
            <text:p>-0.600545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2" calcext:value-type="float">
            <text:p>24102002</text:p>
          </table:table-cell>
          <table:table-cell office:value-type="float" office:value="37.22359" calcext:value-type="float">
            <text:p>37.22359</text:p>
          </table:table-cell>
          <table:table-cell office:value-type="float" office:value="1092.609" calcext:value-type="float">
            <text:p>1092.609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3699721" calcext:value-type="float">
            <text:p>0.3699721</text:p>
          </table:table-cell>
          <table:table-cell office:value-type="float" office:value="2.469065" calcext:value-type="float">
            <text:p>2.469065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495445" calcext:value-type="float">
            <text:p>0.0001495445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1997648" calcext:value-type="float">
            <text:p>-0.01997648</text:p>
          </table:table-cell>
          <table:table-cell office:value-type="float" office:value="-0.2743963" calcext:value-type="float">
            <text:p>-0.2743963</text:p>
          </table:table-cell>
          <table:table-cell office:value-type="float" office:value="0.0002688841" calcext:value-type="float">
            <text:p>0.0002688841</text:p>
          </table:table-cell>
          <table:table-cell office:value-type="float" office:value="0.0005403474" calcext:value-type="float">
            <text:p>0.0005403474</text:p>
          </table:table-cell>
          <table:table-cell office:value-type="float" office:value="13.19888" calcext:value-type="float">
            <text:p>13.19888</text:p>
          </table:table-cell>
          <table:table-cell office:value-type="float" office:value="0.08475976" calcext:value-type="float">
            <text:p>0.08475976</text:p>
          </table:table-cell>
          <table:table-cell office:value-type="float" office:value="0.2037961" calcext:value-type="float">
            <text:p>0.2037961</text:p>
          </table:table-cell>
          <table:table-cell office:value-type="float" office:value="0.1692282" calcext:value-type="float">
            <text:p>0.1692282</text:p>
          </table:table-cell>
          <table:table-cell office:value-type="float" office:value="0.1364104" calcext:value-type="float">
            <text:p>0.1364104</text:p>
          </table:table-cell>
          <table:table-cell office:value-type="float" office:value="0.1690161" calcext:value-type="float">
            <text:p>0.1690161</text:p>
          </table:table-cell>
          <table:table-cell office:value-type="float" office:value="0.03677543" calcext:value-type="float">
            <text:p>0.03677543</text:p>
          </table:table-cell>
          <table:table-cell office:value-type="float" office:value="0.0223799" calcext:value-type="float">
            <text:p>0.0223799</text:p>
          </table:table-cell>
          <table:table-cell office:value-type="float" office:value="0.02807007" calcext:value-type="float">
            <text:p>0.02807007</text:p>
          </table:table-cell>
          <table:table-cell office:value-type="float" office:value="0.02199926" calcext:value-type="float">
            <text:p>0.02199926</text:p>
          </table:table-cell>
          <table:table-cell office:value-type="float" office:value="0.02036212" calcext:value-type="float">
            <text:p>0.02036212</text:p>
          </table:table-cell>
          <table:table-cell office:value-type="float" office:value="0.01859711" calcext:value-type="float">
            <text:p>0.01859711</text:p>
          </table:table-cell>
          <table:table-cell office:value-type="float" office:value="0.01591217" calcext:value-type="float">
            <text:p>0.01591217</text:p>
          </table:table-cell>
          <table:table-cell office:value-type="float" office:value="0.005698727" calcext:value-type="float">
            <text:p>0.005698727</text:p>
          </table:table-cell>
          <table:table-cell office:value-type="float" office:value="0.006553118" calcext:value-type="float">
            <text:p>0.006553118</text:p>
          </table:table-cell>
          <table:table-cell office:value-type="float" office:value="0" calcext:value-type="float">
            <text:p>0</text:p>
          </table:table-cell>
          <table:table-cell office:value-type="float" office:value="25.00987" calcext:value-type="float">
            <text:p>25.00987</text:p>
          </table:table-cell>
          <table:table-cell office:value-type="float" office:value="8.333354" calcext:value-type="float">
            <text:p>8.333354</text:p>
          </table:table-cell>
          <table:table-cell office:value-type="float" office:value="2.943569" calcext:value-type="float">
            <text:p>2.943569</text:p>
          </table:table-cell>
          <table:table-cell office:value-type="float" office:value="1.800892" calcext:value-type="float">
            <text:p>1.800892</text:p>
          </table:table-cell>
          <table:table-cell office:value-type="float" office:value="1.826273" calcext:value-type="float">
            <text:p>1.826273</text:p>
          </table:table-cell>
          <table:table-cell office:value-type="float" office:value="0.4226694" calcext:value-type="float">
            <text:p>0.4226694</text:p>
          </table:table-cell>
          <table:table-cell office:value-type="float" office:value="0.2180224" calcext:value-type="float">
            <text:p>0.2180224</text:p>
          </table:table-cell>
          <table:table-cell office:value-type="float" office:value="1.503539" calcext:value-type="float">
            <text:p>1.503539</text:p>
          </table:table-cell>
          <table:table-cell office:value-type="float" office:value="0.2607491" calcext:value-type="float">
            <text:p>0.2607491</text:p>
          </table:table-cell>
          <table:table-cell office:value-type="float" office:value="0.08961548" calcext:value-type="float">
            <text:p>0.08961548</text:p>
          </table:table-cell>
          <table:table-cell office:value-type="float" office:value="0.0417794" calcext:value-type="float">
            <text:p>0.0417794</text:p>
          </table:table-cell>
          <table:table-cell office:value-type="float" office:value="0.04635787" calcext:value-type="float">
            <text:p>0.04635787</text:p>
          </table:table-cell>
          <table:table-cell office:value-type="float" office:value="0.3636336" calcext:value-type="float">
            <text:p>0.3636336</text:p>
          </table:table-cell>
          <table:table-cell office:value-type="float" office:value="0.3592651" calcext:value-type="float">
            <text:p>0.3592651</text:p>
          </table:table-cell>
          <table:table-cell office:value-type="float" office:value="0" calcext:value-type="float">
            <text:p>0</text:p>
          </table:table-cell>
          <table:table-cell office:value-type="float" office:value="440.5053" calcext:value-type="float">
            <text:p>440.5053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5572" calcext:value-type="float">
            <text:p>-0.600557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2" calcext:value-type="float">
            <text:p>25102002</text:p>
          </table:table-cell>
          <table:table-cell office:value-type="float" office:value="37.16333" calcext:value-type="float">
            <text:p>37.16333</text:p>
          </table:table-cell>
          <table:table-cell office:value-type="float" office:value="1092.601" calcext:value-type="float">
            <text:p>1092.601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3743886" calcext:value-type="float">
            <text:p>0.3743886</text:p>
          </table:table-cell>
          <table:table-cell office:value-type="float" office:value="2.529157" calcext:value-type="float">
            <text:p>2.529157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495446" calcext:value-type="float">
            <text:p>0.0001495446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1997648" calcext:value-type="float">
            <text:p>-0.01997648</text:p>
          </table:table-cell>
          <table:table-cell office:value-type="float" office:value="-0.2745844" calcext:value-type="float">
            <text:p>-0.2745844</text:p>
          </table:table-cell>
          <table:table-cell office:value-type="float" office:value="0.0002874646" calcext:value-type="float">
            <text:p>0.0002874646</text:p>
          </table:table-cell>
          <table:table-cell office:value-type="float" office:value="0.0005403474" calcext:value-type="float">
            <text:p>0.0005403474</text:p>
          </table:table-cell>
          <table:table-cell office:value-type="float" office:value="13.25301" calcext:value-type="float">
            <text:p>13.25301</text:p>
          </table:table-cell>
          <table:table-cell office:value-type="float" office:value="0.08512322" calcext:value-type="float">
            <text:p>0.08512322</text:p>
          </table:table-cell>
          <table:table-cell office:value-type="float" office:value="0.2040065" calcext:value-type="float">
            <text:p>0.2040065</text:p>
          </table:table-cell>
          <table:table-cell office:value-type="float" office:value="0.1700381" calcext:value-type="float">
            <text:p>0.1700381</text:p>
          </table:table-cell>
          <table:table-cell office:value-type="float" office:value="0.1374383" calcext:value-type="float">
            <text:p>0.1374383</text:p>
          </table:table-cell>
          <table:table-cell office:value-type="float" office:value="0.169109" calcext:value-type="float">
            <text:p>0.169109</text:p>
          </table:table-cell>
          <table:table-cell office:value-type="float" office:value="0.03699408" calcext:value-type="float">
            <text:p>0.03699408</text:p>
          </table:table-cell>
          <table:table-cell office:value-type="float" office:value="0.02272748" calcext:value-type="float">
            <text:p>0.02272748</text:p>
          </table:table-cell>
          <table:table-cell office:value-type="float" office:value="0.02837618" calcext:value-type="float">
            <text:p>0.02837618</text:p>
          </table:table-cell>
          <table:table-cell office:value-type="float" office:value="0.02209887" calcext:value-type="float">
            <text:p>0.02209887</text:p>
          </table:table-cell>
          <table:table-cell office:value-type="float" office:value="0.02041864" calcext:value-type="float">
            <text:p>0.02041864</text:p>
          </table:table-cell>
          <table:table-cell office:value-type="float" office:value="0.01863581" calcext:value-type="float">
            <text:p>0.01863581</text:p>
          </table:table-cell>
          <table:table-cell office:value-type="float" office:value="0.01596133" calcext:value-type="float">
            <text:p>0.01596133</text:p>
          </table:table-cell>
          <table:table-cell office:value-type="float" office:value="0.005692009" calcext:value-type="float">
            <text:p>0.005692009</text:p>
          </table:table-cell>
          <table:table-cell office:value-type="float" office:value="0.006550252" calcext:value-type="float">
            <text:p>0.006550252</text:p>
          </table:table-cell>
          <table:table-cell office:value-type="float" office:value="0" calcext:value-type="float">
            <text:p>0</text:p>
          </table:table-cell>
          <table:table-cell office:value-type="float" office:value="29.07027" calcext:value-type="float">
            <text:p>29.07027</text:p>
          </table:table-cell>
          <table:table-cell office:value-type="float" office:value="8.492708" calcext:value-type="float">
            <text:p>8.492708</text:p>
          </table:table-cell>
          <table:table-cell office:value-type="float" office:value="3.042764" calcext:value-type="float">
            <text:p>3.042764</text:p>
          </table:table-cell>
          <table:table-cell office:value-type="float" office:value="1.873436" calcext:value-type="float">
            <text:p>1.873436</text:p>
          </table:table-cell>
          <table:table-cell office:value-type="float" office:value="1.900775" calcext:value-type="float">
            <text:p>1.900775</text:p>
          </table:table-cell>
          <table:table-cell office:value-type="float" office:value="0.4409533" calcext:value-type="float">
            <text:p>0.4409533</text:p>
          </table:table-cell>
          <table:table-cell office:value-type="float" office:value="0.2291434" calcext:value-type="float">
            <text:p>0.2291434</text:p>
          </table:table-cell>
          <table:table-cell office:value-type="float" office:value="1.511978" calcext:value-type="float">
            <text:p>1.511978</text:p>
          </table:table-cell>
          <table:table-cell office:value-type="float" office:value="0.2670943" calcext:value-type="float">
            <text:p>0.2670943</text:p>
          </table:table-cell>
          <table:table-cell office:value-type="float" office:value="0.09340335" calcext:value-type="float">
            <text:p>0.09340335</text:p>
          </table:table-cell>
          <table:table-cell office:value-type="float" office:value="0.04326443" calcext:value-type="float">
            <text:p>0.04326443</text:p>
          </table:table-cell>
          <table:table-cell office:value-type="float" office:value="0.04751243" calcext:value-type="float">
            <text:p>0.04751243</text:p>
          </table:table-cell>
          <table:table-cell office:value-type="float" office:value="0.3631135" calcext:value-type="float">
            <text:p>0.3631135</text:p>
          </table:table-cell>
          <table:table-cell office:value-type="float" office:value="0.3592809" calcext:value-type="float">
            <text:p>0.3592809</text:p>
          </table:table-cell>
          <table:table-cell office:value-type="float" office:value="0" calcext:value-type="float">
            <text:p>0</text:p>
          </table:table-cell>
          <table:table-cell office:value-type="float" office:value="447.7807" calcext:value-type="float">
            <text:p>447.7807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5634" calcext:value-type="float">
            <text:p>-0.600563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2" calcext:value-type="float">
            <text:p>26102002</text:p>
          </table:table-cell>
          <table:table-cell office:value-type="float" office:value="37.05457" calcext:value-type="float">
            <text:p>37.05457</text:p>
          </table:table-cell>
          <table:table-cell office:value-type="float" office:value="1092.599" calcext:value-type="float">
            <text:p>1092.599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3842009" calcext:value-type="float">
            <text:p>0.3842009</text:p>
          </table:table-cell>
          <table:table-cell office:value-type="float" office:value="2.626254" calcext:value-type="float">
            <text:p>2.626254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495446" calcext:value-type="float">
            <text:p>0.0001495446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1997648" calcext:value-type="float">
            <text:p>-0.01997648</text:p>
          </table:table-cell>
          <table:table-cell office:value-type="float" office:value="-0.2750087" calcext:value-type="float">
            <text:p>-0.2750087</text:p>
          </table:table-cell>
          <table:table-cell office:value-type="float" office:value="0.0003041511" calcext:value-type="float">
            <text:p>0.0003041511</text:p>
          </table:table-cell>
          <table:table-cell office:value-type="float" office:value="0.0005403474" calcext:value-type="float">
            <text:p>0.0005403474</text:p>
          </table:table-cell>
          <table:table-cell office:value-type="float" office:value="13.36897" calcext:value-type="float">
            <text:p>13.36897</text:p>
          </table:table-cell>
          <table:table-cell office:value-type="float" office:value="0.07266405" calcext:value-type="float">
            <text:p>0.07266405</text:p>
          </table:table-cell>
          <table:table-cell office:value-type="float" office:value="0.2014398" calcext:value-type="float">
            <text:p>0.2014398</text:p>
          </table:table-cell>
          <table:table-cell office:value-type="float" office:value="0.1681832" calcext:value-type="float">
            <text:p>0.1681832</text:p>
          </table:table-cell>
          <table:table-cell office:value-type="float" office:value="0.136806" calcext:value-type="float">
            <text:p>0.136806</text:p>
          </table:table-cell>
          <table:table-cell office:value-type="float" office:value="0.1675125" calcext:value-type="float">
            <text:p>0.1675125</text:p>
          </table:table-cell>
          <table:table-cell office:value-type="float" office:value="0.03697773" calcext:value-type="float">
            <text:p>0.03697773</text:p>
          </table:table-cell>
          <table:table-cell office:value-type="float" office:value="0.02299411" calcext:value-type="float">
            <text:p>0.02299411</text:p>
          </table:table-cell>
          <table:table-cell office:value-type="float" office:value="0.02865657" calcext:value-type="float">
            <text:p>0.02865657</text:p>
          </table:table-cell>
          <table:table-cell office:value-type="float" office:value="0.02219911" calcext:value-type="float">
            <text:p>0.02219911</text:p>
          </table:table-cell>
          <table:table-cell office:value-type="float" office:value="0.02047441" calcext:value-type="float">
            <text:p>0.02047441</text:p>
          </table:table-cell>
          <table:table-cell office:value-type="float" office:value="0.0186721" calcext:value-type="float">
            <text:p>0.0186721</text:p>
          </table:table-cell>
          <table:table-cell office:value-type="float" office:value="0.01600957" calcext:value-type="float">
            <text:p>0.01600957</text:p>
          </table:table-cell>
          <table:table-cell office:value-type="float" office:value="0.005685397" calcext:value-type="float">
            <text:p>0.005685397</text:p>
          </table:table-cell>
          <table:table-cell office:value-type="float" office:value="0.0065474" calcext:value-type="float">
            <text:p>0.0065474</text:p>
          </table:table-cell>
          <table:table-cell office:value-type="float" office:value="0" calcext:value-type="float">
            <text:p>0</text:p>
          </table:table-cell>
          <table:table-cell office:value-type="float" office:value="25.07943" calcext:value-type="float">
            <text:p>25.07943</text:p>
          </table:table-cell>
          <table:table-cell office:value-type="float" office:value="8.741898" calcext:value-type="float">
            <text:p>8.741898</text:p>
          </table:table-cell>
          <table:table-cell office:value-type="float" office:value="3.198657" calcext:value-type="float">
            <text:p>3.198657</text:p>
          </table:table-cell>
          <table:table-cell office:value-type="float" office:value="1.976756" calcext:value-type="float">
            <text:p>1.976756</text:p>
          </table:table-cell>
          <table:table-cell office:value-type="float" office:value="1.999887" calcext:value-type="float">
            <text:p>1.999887</text:p>
          </table:table-cell>
          <table:table-cell office:value-type="float" office:value="0.4601162" calcext:value-type="float">
            <text:p>0.4601162</text:p>
          </table:table-cell>
          <table:table-cell office:value-type="float" office:value="0.2405241" calcext:value-type="float">
            <text:p>0.2405241</text:p>
          </table:table-cell>
          <table:table-cell office:value-type="float" office:value="1.52016" calcext:value-type="float">
            <text:p>1.52016</text:p>
          </table:table-cell>
          <table:table-cell office:value-type="float" office:value="0.2731529" calcext:value-type="float">
            <text:p>0.2731529</text:p>
          </table:table-cell>
          <table:table-cell office:value-type="float" office:value="0.09710357" calcext:value-type="float">
            <text:p>0.09710357</text:p>
          </table:table-cell>
          <table:table-cell office:value-type="float" office:value="0.04471688" calcext:value-type="float">
            <text:p>0.04471688</text:p>
          </table:table-cell>
          <table:table-cell office:value-type="float" office:value="0.04864351" calcext:value-type="float">
            <text:p>0.04864351</text:p>
          </table:table-cell>
          <table:table-cell office:value-type="float" office:value="0.3626111" calcext:value-type="float">
            <text:p>0.3626111</text:p>
          </table:table-cell>
          <table:table-cell office:value-type="float" office:value="0.3592969" calcext:value-type="float">
            <text:p>0.3592969</text:p>
          </table:table-cell>
          <table:table-cell office:value-type="float" office:value="0" calcext:value-type="float">
            <text:p>0</text:p>
          </table:table-cell>
          <table:table-cell office:value-type="float" office:value="465.5002" calcext:value-type="float">
            <text:p>465.5002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5695" calcext:value-type="float">
            <text:p>-0.600569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2" calcext:value-type="float">
            <text:p>27102002</text:p>
          </table:table-cell>
          <table:table-cell office:value-type="float" office:value="37.00052" calcext:value-type="float">
            <text:p>37.00052</text:p>
          </table:table-cell>
          <table:table-cell office:value-type="float" office:value="1092.591" calcext:value-type="float">
            <text:p>1092.591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3854032" calcext:value-type="float">
            <text:p>0.3854032</text:p>
          </table:table-cell>
          <table:table-cell office:value-type="float" office:value="2.687557" calcext:value-type="float">
            <text:p>2.687557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49571" calcext:value-type="float">
            <text:p>0.000149571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1997509" calcext:value-type="float">
            <text:p>-0.01997509</text:p>
          </table:table-cell>
          <table:table-cell office:value-type="float" office:value="-0.2752361" calcext:value-type="float">
            <text:p>-0.2752361</text:p>
          </table:table-cell>
          <table:table-cell office:value-type="float" office:value="0.0003191882" calcext:value-type="float">
            <text:p>0.0003191882</text:p>
          </table:table-cell>
          <table:table-cell office:value-type="float" office:value="0.0005403478" calcext:value-type="float">
            <text:p>0.0005403478</text:p>
          </table:table-cell>
          <table:table-cell office:value-type="float" office:value="13.41216" calcext:value-type="float">
            <text:p>13.41216</text:p>
          </table:table-cell>
          <table:table-cell office:value-type="float" office:value="0.4194008" calcext:value-type="float">
            <text:p>0.4194008</text:p>
          </table:table-cell>
          <table:table-cell office:value-type="float" office:value="0.2543177" calcext:value-type="float">
            <text:p>0.2543177</text:p>
          </table:table-cell>
          <table:table-cell office:value-type="float" office:value="0.1708808" calcext:value-type="float">
            <text:p>0.1708808</text:p>
          </table:table-cell>
          <table:table-cell office:value-type="float" office:value="0.1371647" calcext:value-type="float">
            <text:p>0.1371647</text:p>
          </table:table-cell>
          <table:table-cell office:value-type="float" office:value="0.1667988" calcext:value-type="float">
            <text:p>0.1667988</text:p>
          </table:table-cell>
          <table:table-cell office:value-type="float" office:value="0.0369181" calcext:value-type="float">
            <text:p>0.0369181</text:p>
          </table:table-cell>
          <table:table-cell office:value-type="float" office:value="0.02323075" calcext:value-type="float">
            <text:p>0.02323075</text:p>
          </table:table-cell>
          <table:table-cell office:value-type="float" office:value="0.02890322" calcext:value-type="float">
            <text:p>0.02890322</text:p>
          </table:table-cell>
          <table:table-cell office:value-type="float" office:value="0.02229415" calcext:value-type="float">
            <text:p>0.02229415</text:p>
          </table:table-cell>
          <table:table-cell office:value-type="float" office:value="0.02052835" calcext:value-type="float">
            <text:p>0.02052835</text:p>
          </table:table-cell>
          <table:table-cell office:value-type="float" office:value="0.01870755" calcext:value-type="float">
            <text:p>0.01870755</text:p>
          </table:table-cell>
          <table:table-cell office:value-type="float" office:value="0.01605688" calcext:value-type="float">
            <text:p>0.01605688</text:p>
          </table:table-cell>
          <table:table-cell office:value-type="float" office:value="0.005678887" calcext:value-type="float">
            <text:p>0.005678887</text:p>
          </table:table-cell>
          <table:table-cell office:value-type="float" office:value="0.006544561" calcext:value-type="float">
            <text:p>0.006544561</text:p>
          </table:table-cell>
          <table:table-cell office:value-type="float" office:value="0" calcext:value-type="float">
            <text:p>0</text:p>
          </table:table-cell>
          <table:table-cell office:value-type="float" office:value="25.4833" calcext:value-type="float">
            <text:p>25.4833</text:p>
          </table:table-cell>
          <table:table-cell office:value-type="float" office:value="16.10715" calcext:value-type="float">
            <text:p>16.10715</text:p>
          </table:table-cell>
          <table:table-cell office:value-type="float" office:value="3.803581" calcext:value-type="float">
            <text:p>3.803581</text:p>
          </table:table-cell>
          <table:table-cell office:value-type="float" office:value="2.082023" calcext:value-type="float">
            <text:p>2.082023</text:p>
          </table:table-cell>
          <table:table-cell office:value-type="float" office:value="2.101769" calcext:value-type="float">
            <text:p>2.101769</text:p>
          </table:table-cell>
          <table:table-cell office:value-type="float" office:value="0.4797624" calcext:value-type="float">
            <text:p>0.4797624</text:p>
          </table:table-cell>
          <table:table-cell office:value-type="float" office:value="0.2523432" calcext:value-type="float">
            <text:p>0.2523432</text:p>
          </table:table-cell>
          <table:table-cell office:value-type="float" office:value="1.528538" calcext:value-type="float">
            <text:p>1.528538</text:p>
          </table:table-cell>
          <table:table-cell office:value-type="float" office:value="0.2790584" calcext:value-type="float">
            <text:p>0.2790584</text:p>
          </table:table-cell>
          <table:table-cell office:value-type="float" office:value="0.1007092" calcext:value-type="float">
            <text:p>0.1007092</text:p>
          </table:table-cell>
          <table:table-cell office:value-type="float" office:value="0.04614913" calcext:value-type="float">
            <text:p>0.04614913</text:p>
          </table:table-cell>
          <table:table-cell office:value-type="float" office:value="0.04975236" calcext:value-type="float">
            <text:p>0.04975236</text:p>
          </table:table-cell>
          <table:table-cell office:value-type="float" office:value="0.3621245" calcext:value-type="float">
            <text:p>0.3621245</text:p>
          </table:table-cell>
          <table:table-cell office:value-type="float" office:value="0.3593128" calcext:value-type="float">
            <text:p>0.3593128</text:p>
          </table:table-cell>
          <table:table-cell office:value-type="float" office:value="0" calcext:value-type="float">
            <text:p>0</text:p>
          </table:table-cell>
          <table:table-cell office:value-type="float" office:value="458.6048" calcext:value-type="float">
            <text:p>458.6048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082" calcext:value-type="float">
            <text:p>-0.600608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2" calcext:value-type="float">
            <text:p>28102002</text:p>
          </table:table-cell>
          <table:table-cell office:value-type="float" office:value="36.93646" calcext:value-type="float">
            <text:p>36.93646</text:p>
          </table:table-cell>
          <table:table-cell office:value-type="float" office:value="1092.585" calcext:value-type="float">
            <text:p>1092.585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3864843" calcext:value-type="float">
            <text:p>0.3864843</text:p>
          </table:table-cell>
          <table:table-cell office:value-type="float" office:value="2.752712" calcext:value-type="float">
            <text:p>2.752712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496234" calcext:value-type="float">
            <text:p>0.0001496234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1997221" calcext:value-type="float">
            <text:p>-0.01997221</text:p>
          </table:table-cell>
          <table:table-cell office:value-type="float" office:value="-0.2754944" calcext:value-type="float">
            <text:p>-0.2754944</text:p>
          </table:table-cell>
          <table:table-cell office:value-type="float" office:value="0.000331193" calcext:value-type="float">
            <text:p>0.000331193</text:p>
          </table:table-cell>
          <table:table-cell office:value-type="float" office:value="0.0005403478" calcext:value-type="float">
            <text:p>0.0005403478</text:p>
          </table:table-cell>
          <table:table-cell office:value-type="float" office:value="13.47892" calcext:value-type="float">
            <text:p>13.47892</text:p>
          </table:table-cell>
          <table:table-cell office:value-type="float" office:value="0.2508656" calcext:value-type="float">
            <text:p>0.2508656</text:p>
          </table:table-cell>
          <table:table-cell office:value-type="float" office:value="0.2354201" calcext:value-type="float">
            <text:p>0.2354201</text:p>
          </table:table-cell>
          <table:table-cell office:value-type="float" office:value="0.1778578" calcext:value-type="float">
            <text:p>0.1778578</text:p>
          </table:table-cell>
          <table:table-cell office:value-type="float" office:value="0.1403772" calcext:value-type="float">
            <text:p>0.1403772</text:p>
          </table:table-cell>
          <table:table-cell office:value-type="float" office:value="0.167834" calcext:value-type="float">
            <text:p>0.167834</text:p>
          </table:table-cell>
          <table:table-cell office:value-type="float" office:value="0.0370132" calcext:value-type="float">
            <text:p>0.0370132</text:p>
          </table:table-cell>
          <table:table-cell office:value-type="float" office:value="0.02351932" calcext:value-type="float">
            <text:p>0.02351932</text:p>
          </table:table-cell>
          <table:table-cell office:value-type="float" office:value="0.02915398" calcext:value-type="float">
            <text:p>0.02915398</text:p>
          </table:table-cell>
          <table:table-cell office:value-type="float" office:value="0.02238573" calcext:value-type="float">
            <text:p>0.02238573</text:p>
          </table:table-cell>
          <table:table-cell office:value-type="float" office:value="0.02057972" calcext:value-type="float">
            <text:p>0.02057972</text:p>
          </table:table-cell>
          <table:table-cell office:value-type="float" office:value="0.01874216" calcext:value-type="float">
            <text:p>0.01874216</text:p>
          </table:table-cell>
          <table:table-cell office:value-type="float" office:value="0.01610332" calcext:value-type="float">
            <text:p>0.01610332</text:p>
          </table:table-cell>
          <table:table-cell office:value-type="float" office:value="0.00567248" calcext:value-type="float">
            <text:p>0.00567248</text:p>
          </table:table-cell>
          <table:table-cell office:value-type="float" office:value="0.00654175" calcext:value-type="float">
            <text:p>0.00654175</text:p>
          </table:table-cell>
          <table:table-cell office:value-type="float" office:value="0" calcext:value-type="float">
            <text:p>0</text:p>
          </table:table-cell>
          <table:table-cell office:value-type="float" office:value="22.20901" calcext:value-type="float">
            <text:p>22.20901</text:p>
          </table:table-cell>
          <table:table-cell office:value-type="float" office:value="14.81988" calcext:value-type="float">
            <text:p>14.81988</text:p>
          </table:table-cell>
          <table:table-cell office:value-type="float" office:value="5.309025" calcext:value-type="float">
            <text:p>5.309025</text:p>
          </table:table-cell>
          <table:table-cell office:value-type="float" office:value="2.361017" calcext:value-type="float">
            <text:p>2.361017</text:p>
          </table:table-cell>
          <table:table-cell office:value-type="float" office:value="2.219726" calcext:value-type="float">
            <text:p>2.219726</text:p>
          </table:table-cell>
          <table:table-cell office:value-type="float" office:value="0.4983475" calcext:value-type="float">
            <text:p>0.4983475</text:p>
          </table:table-cell>
          <table:table-cell office:value-type="float" office:value="0.2625776" calcext:value-type="float">
            <text:p>0.2625776</text:p>
          </table:table-cell>
          <table:table-cell office:value-type="float" office:value="1.536648" calcext:value-type="float">
            <text:p>1.536648</text:p>
          </table:table-cell>
          <table:table-cell office:value-type="float" office:value="0.2848504" calcext:value-type="float">
            <text:p>0.2848504</text:p>
          </table:table-cell>
          <table:table-cell office:value-type="float" office:value="0.1042333" calcext:value-type="float">
            <text:p>0.1042333</text:p>
          </table:table-cell>
          <table:table-cell office:value-type="float" office:value="0.04756045" calcext:value-type="float">
            <text:p>0.04756045</text:p>
          </table:table-cell>
          <table:table-cell office:value-type="float" office:value="0.0508406" calcext:value-type="float">
            <text:p>0.0508406</text:p>
          </table:table-cell>
          <table:table-cell office:value-type="float" office:value="0.3616513" calcext:value-type="float">
            <text:p>0.3616513</text:p>
          </table:table-cell>
          <table:table-cell office:value-type="float" office:value="0.3593287" calcext:value-type="float">
            <text:p>0.3593287</text:p>
          </table:table-cell>
          <table:table-cell office:value-type="float" office:value="0" calcext:value-type="float">
            <text:p>0</text:p>
          </table:table-cell>
          <table:table-cell office:value-type="float" office:value="464.0796" calcext:value-type="float">
            <text:p>464.0796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153" calcext:value-type="float">
            <text:p>-0.600615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2" calcext:value-type="float">
            <text:p>29102002</text:p>
          </table:table-cell>
          <table:table-cell office:value-type="float" office:value="36.8639" calcext:value-type="float">
            <text:p>36.8639</text:p>
          </table:table-cell>
          <table:table-cell office:value-type="float" office:value="1092.581" calcext:value-type="float">
            <text:p>1092.581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3899075" calcext:value-type="float">
            <text:p>0.3899075</text:p>
          </table:table-cell>
          <table:table-cell office:value-type="float" office:value="2.823539" calcext:value-type="float">
            <text:p>2.823539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496234" calcext:value-type="float">
            <text:p>0.0001496234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2054069" calcext:value-type="float">
            <text:p>-0.02054069</text:p>
          </table:table-cell>
          <table:table-cell office:value-type="float" office:value="-0.2757726" calcext:value-type="float">
            <text:p>-0.2757726</text:p>
          </table:table-cell>
          <table:table-cell office:value-type="float" office:value="0.0003437493" calcext:value-type="float">
            <text:p>0.0003437493</text:p>
          </table:table-cell>
          <table:table-cell office:value-type="float" office:value="0.0005403478" calcext:value-type="float">
            <text:p>0.0005403478</text:p>
          </table:table-cell>
          <table:table-cell office:value-type="float" office:value="13.55477" calcext:value-type="float">
            <text:p>13.55477</text:p>
          </table:table-cell>
          <table:table-cell office:value-type="float" office:value="0.2373907" calcext:value-type="float">
            <text:p>0.2373907</text:p>
          </table:table-cell>
          <table:table-cell office:value-type="float" office:value="0.234237" calcext:value-type="float">
            <text:p>0.234237</text:p>
          </table:table-cell>
          <table:table-cell office:value-type="float" office:value="0.1809736" calcext:value-type="float">
            <text:p>0.1809736</text:p>
          </table:table-cell>
          <table:table-cell office:value-type="float" office:value="0.1440162" calcext:value-type="float">
            <text:p>0.1440162</text:p>
          </table:table-cell>
          <table:table-cell office:value-type="float" office:value="0.1704809" calcext:value-type="float">
            <text:p>0.1704809</text:p>
          </table:table-cell>
          <table:table-cell office:value-type="float" office:value="0.0372089" calcext:value-type="float">
            <text:p>0.0372089</text:p>
          </table:table-cell>
          <table:table-cell office:value-type="float" office:value="0.02378199" calcext:value-type="float">
            <text:p>0.02378199</text:p>
          </table:table-cell>
          <table:table-cell office:value-type="float" office:value="0.02940691" calcext:value-type="float">
            <text:p>0.02940691</text:p>
          </table:table-cell>
          <table:table-cell office:value-type="float" office:value="0.02247677" calcext:value-type="float">
            <text:p>0.02247677</text:p>
          </table:table-cell>
          <table:table-cell office:value-type="float" office:value="0.02062686" calcext:value-type="float">
            <text:p>0.02062686</text:p>
          </table:table-cell>
          <table:table-cell office:value-type="float" office:value="0.01877554" calcext:value-type="float">
            <text:p>0.01877554</text:p>
          </table:table-cell>
          <table:table-cell office:value-type="float" office:value="0.01614968" calcext:value-type="float">
            <text:p>0.01614968</text:p>
          </table:table-cell>
          <table:table-cell office:value-type="float" office:value="0.005705357" calcext:value-type="float">
            <text:p>0.005705357</text:p>
          </table:table-cell>
          <table:table-cell office:value-type="float" office:value="0.006499051" calcext:value-type="float">
            <text:p>0.006499051</text:p>
          </table:table-cell>
          <table:table-cell office:value-type="float" office:value="0" calcext:value-type="float">
            <text:p>0</text:p>
          </table:table-cell>
          <table:table-cell office:value-type="float" office:value="21.96229" calcext:value-type="float">
            <text:p>21.96229</text:p>
          </table:table-cell>
          <table:table-cell office:value-type="float" office:value="14.86449" calcext:value-type="float">
            <text:p>14.86449</text:p>
          </table:table-cell>
          <table:table-cell office:value-type="float" office:value="5.850661" calcext:value-type="float">
            <text:p>5.850661</text:p>
          </table:table-cell>
          <table:table-cell office:value-type="float" office:value="2.656134" calcext:value-type="float">
            <text:p>2.656134</text:p>
          </table:table-cell>
          <table:table-cell office:value-type="float" office:value="2.369047" calcext:value-type="float">
            <text:p>2.369047</text:p>
          </table:table-cell>
          <table:table-cell office:value-type="float" office:value="0.5233194" calcext:value-type="float">
            <text:p>0.5233194</text:p>
          </table:table-cell>
          <table:table-cell office:value-type="float" office:value="0.2725911" calcext:value-type="float">
            <text:p>0.2725911</text:p>
          </table:table-cell>
          <table:table-cell office:value-type="float" office:value="1.544528" calcext:value-type="float">
            <text:p>1.544528</text:p>
          </table:table-cell>
          <table:table-cell office:value-type="float" office:value="0.2904752" calcext:value-type="float">
            <text:p>0.2904752</text:p>
          </table:table-cell>
          <table:table-cell office:value-type="float" office:value="0.1076809" calcext:value-type="float">
            <text:p>0.1076809</text:p>
          </table:table-cell>
          <table:table-cell office:value-type="float" office:value="0.04895289" calcext:value-type="float">
            <text:p>0.04895289</text:p>
          </table:table-cell>
          <table:table-cell office:value-type="float" office:value="0.05237565" calcext:value-type="float">
            <text:p>0.05237565</text:p>
          </table:table-cell>
          <table:table-cell office:value-type="float" office:value="0.3709496" calcext:value-type="float">
            <text:p>0.3709496</text:p>
          </table:table-cell>
          <table:table-cell office:value-type="float" office:value="0.3500997" calcext:value-type="float">
            <text:p>0.3500997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21" calcext:value-type="float">
            <text:p>-0.60062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2" calcext:value-type="float">
            <text:p>30102002</text:p>
          </table:table-cell>
          <table:table-cell office:value-type="float" office:value="36.80829" calcext:value-type="float">
            <text:p>36.80829</text:p>
          </table:table-cell>
          <table:table-cell office:value-type="float" office:value="1092.575" calcext:value-type="float">
            <text:p>1092.575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3878362" calcext:value-type="float">
            <text:p>0.3878362</text:p>
          </table:table-cell>
          <table:table-cell office:value-type="float" office:value="2.889039" calcext:value-type="float">
            <text:p>2.889039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49752" calcext:value-type="float">
            <text:p>0.000149752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2139929" calcext:value-type="float">
            <text:p>-0.02139929</text:p>
          </table:table-cell>
          <table:table-cell office:value-type="float" office:value="-0.2760407" calcext:value-type="float">
            <text:p>-0.2760407</text:p>
          </table:table-cell>
          <table:table-cell office:value-type="float" office:value="0.0003534836" calcext:value-type="float">
            <text:p>0.0003534836</text:p>
          </table:table-cell>
          <table:table-cell office:value-type="float" office:value="0.0005403478" calcext:value-type="float">
            <text:p>0.0005403478</text:p>
          </table:table-cell>
          <table:table-cell office:value-type="float" office:value="13.61165" calcext:value-type="float">
            <text:p>13.61165</text:p>
          </table:table-cell>
          <table:table-cell office:value-type="float" office:value="0.4329509" calcext:value-type="float">
            <text:p>0.4329509</text:p>
          </table:table-cell>
          <table:table-cell office:value-type="float" office:value="0.3217926" calcext:value-type="float">
            <text:p>0.3217926</text:p>
          </table:table-cell>
          <table:table-cell office:value-type="float" office:value="0.2081009" calcext:value-type="float">
            <text:p>0.2081009</text:p>
          </table:table-cell>
          <table:table-cell office:value-type="float" office:value="0.1550015" calcext:value-type="float">
            <text:p>0.1550015</text:p>
          </table:table-cell>
          <table:table-cell office:value-type="float" office:value="0.176756" calcext:value-type="float">
            <text:p>0.176756</text:p>
          </table:table-cell>
          <table:table-cell office:value-type="float" office:value="0.03748143" calcext:value-type="float">
            <text:p>0.03748143</text:p>
          </table:table-cell>
          <table:table-cell office:value-type="float" office:value="0.02403581" calcext:value-type="float">
            <text:p>0.02403581</text:p>
          </table:table-cell>
          <table:table-cell office:value-type="float" office:value="0.02965565" calcext:value-type="float">
            <text:p>0.02965565</text:p>
          </table:table-cell>
          <table:table-cell office:value-type="float" office:value="0.02256552" calcext:value-type="float">
            <text:p>0.02256552</text:p>
          </table:table-cell>
          <table:table-cell office:value-type="float" office:value="0.02067181" calcext:value-type="float">
            <text:p>0.02067181</text:p>
          </table:table-cell>
          <table:table-cell office:value-type="float" office:value="0.01880823" calcext:value-type="float">
            <text:p>0.01880823</text:p>
          </table:table-cell>
          <table:table-cell office:value-type="float" office:value="0.01619589" calcext:value-type="float">
            <text:p>0.01619589</text:p>
          </table:table-cell>
          <table:table-cell office:value-type="float" office:value="0.005690258" calcext:value-type="float">
            <text:p>0.005690258</text:p>
          </table:table-cell>
          <table:table-cell office:value-type="float" office:value="0.00650451" calcext:value-type="float">
            <text:p>0.00650451</text:p>
          </table:table-cell>
          <table:table-cell office:value-type="float" office:value="0" calcext:value-type="float">
            <text:p>0</text:p>
          </table:table-cell>
          <table:table-cell office:value-type="float" office:value="10.01623" calcext:value-type="float">
            <text:p>10.01623</text:p>
          </table:table-cell>
          <table:table-cell office:value-type="float" office:value="14.75284" calcext:value-type="float">
            <text:p>14.75284</text:p>
          </table:table-cell>
          <table:table-cell office:value-type="float" office:value="9.423564" calcext:value-type="float">
            <text:p>9.423564</text:p>
          </table:table-cell>
          <table:table-cell office:value-type="float" office:value="4.130567" calcext:value-type="float">
            <text:p>4.130567</text:p>
          </table:table-cell>
          <table:table-cell office:value-type="float" office:value="2.78247" calcext:value-type="float">
            <text:p>2.78247</text:p>
          </table:table-cell>
          <table:table-cell office:value-type="float" office:value="0.5559079" calcext:value-type="float">
            <text:p>0.5559079</text:p>
          </table:table-cell>
          <table:table-cell office:value-type="float" office:value="0.2816368" calcext:value-type="float">
            <text:p>0.2816368</text:p>
          </table:table-cell>
          <table:table-cell office:value-type="float" office:value="1.552376" calcext:value-type="float">
            <text:p>1.552376</text:p>
          </table:table-cell>
          <table:table-cell office:value-type="float" office:value="0.2959473" calcext:value-type="float">
            <text:p>0.2959473</text:p>
          </table:table-cell>
          <table:table-cell office:value-type="float" office:value="0.11105" calcext:value-type="float">
            <text:p>0.11105</text:p>
          </table:table-cell>
          <table:table-cell office:value-type="float" office:value="0.05033007" calcext:value-type="float">
            <text:p>0.05033007</text:p>
          </table:table-cell>
          <table:table-cell office:value-type="float" office:value="0.0539663" calcext:value-type="float">
            <text:p>0.0539663</text:p>
          </table:table-cell>
          <table:table-cell office:value-type="float" office:value="0.3670712" calcext:value-type="float">
            <text:p>0.3670712</text:p>
          </table:table-cell>
          <table:table-cell office:value-type="float" office:value="0.3545151" calcext:value-type="float">
            <text:p>0.3545151</text:p>
          </table:table-cell>
          <table:table-cell office:value-type="float" office:value="0" calcext:value-type="float">
            <text:p>0</text:p>
          </table:table-cell>
          <table:table-cell office:value-type="float" office:value="454.8848" calcext:value-type="float">
            <text:p>454.8848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29" calcext:value-type="float">
            <text:p>-0.60062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2" calcext:value-type="float">
            <text:p>31102002</text:p>
          </table:table-cell>
          <table:table-cell office:value-type="float" office:value="36.77166" calcext:value-type="float">
            <text:p>36.77166</text:p>
          </table:table-cell>
          <table:table-cell office:value-type="float" office:value="1092.566" calcext:value-type="float">
            <text:p>1092.566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3899508" calcext:value-type="float">
            <text:p>0.3899508</text:p>
          </table:table-cell>
          <table:table-cell office:value-type="float" office:value="2.929199" calcext:value-type="float">
            <text:p>2.929199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0033" calcext:value-type="float">
            <text:p>0.0001500033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2220469" calcext:value-type="float">
            <text:p>-0.02220469</text:p>
          </table:table-cell>
          <table:table-cell office:value-type="float" office:value="-0.2761831" calcext:value-type="float">
            <text:p>-0.2761831</text:p>
          </table:table-cell>
          <table:table-cell office:value-type="float" office:value="0.0003665262" calcext:value-type="float">
            <text:p>0.0003665262</text:p>
          </table:table-cell>
          <table:table-cell office:value-type="float" office:value="0.0005403478" calcext:value-type="float">
            <text:p>0.0005403478</text:p>
          </table:table-cell>
          <table:table-cell office:value-type="float" office:value="13.63574" calcext:value-type="float">
            <text:p>13.63574</text:p>
          </table:table-cell>
          <table:table-cell office:value-type="float" office:value="0.3275898" calcext:value-type="float">
            <text:p>0.3275898</text:p>
          </table:table-cell>
          <table:table-cell office:value-type="float" office:value="0.2984338" calcext:value-type="float">
            <text:p>0.2984338</text:p>
          </table:table-cell>
          <table:table-cell office:value-type="float" office:value="0.2041439" calcext:value-type="float">
            <text:p>0.2041439</text:p>
          </table:table-cell>
          <table:table-cell office:value-type="float" office:value="0.1577749" calcext:value-type="float">
            <text:p>0.1577749</text:p>
          </table:table-cell>
          <table:table-cell office:value-type="float" office:value="0.182807" calcext:value-type="float">
            <text:p>0.182807</text:p>
          </table:table-cell>
          <table:table-cell office:value-type="float" office:value="0.03860122" calcext:value-type="float">
            <text:p>0.03860122</text:p>
          </table:table-cell>
          <table:table-cell office:value-type="float" office:value="0.02468709" calcext:value-type="float">
            <text:p>0.02468709</text:p>
          </table:table-cell>
          <table:table-cell office:value-type="float" office:value="0.02992087" calcext:value-type="float">
            <text:p>0.02992087</text:p>
          </table:table-cell>
          <table:table-cell office:value-type="float" office:value="0.02265391" calcext:value-type="float">
            <text:p>0.02265391</text:p>
          </table:table-cell>
          <table:table-cell office:value-type="float" office:value="0.02071573" calcext:value-type="float">
            <text:p>0.02071573</text:p>
          </table:table-cell>
          <table:table-cell office:value-type="float" office:value="0.01884053" calcext:value-type="float">
            <text:p>0.01884053</text:p>
          </table:table-cell>
          <table:table-cell office:value-type="float" office:value="0.01624121" calcext:value-type="float">
            <text:p>0.01624121</text:p>
          </table:table-cell>
          <table:table-cell office:value-type="float" office:value="0.00567697" calcext:value-type="float">
            <text:p>0.00567697</text:p>
          </table:table-cell>
          <table:table-cell office:value-type="float" office:value="0.006508298" calcext:value-type="float">
            <text:p>0.006508298</text:p>
          </table:table-cell>
          <table:table-cell office:value-type="float" office:value="0" calcext:value-type="float">
            <text:p>0</text:p>
          </table:table-cell>
          <table:table-cell office:value-type="float" office:value="11.44171" calcext:value-type="float">
            <text:p>11.44171</text:p>
          </table:table-cell>
          <table:table-cell office:value-type="float" office:value="12.76629" calcext:value-type="float">
            <text:p>12.76629</text:p>
          </table:table-cell>
          <table:table-cell office:value-type="float" office:value="8.721615" calcext:value-type="float">
            <text:p>8.721615</text:p>
          </table:table-cell>
          <table:table-cell office:value-type="float" office:value="4.30317" calcext:value-type="float">
            <text:p>4.30317</text:p>
          </table:table-cell>
          <table:table-cell office:value-type="float" office:value="3.05938" calcext:value-type="float">
            <text:p>3.05938</text:p>
          </table:table-cell>
          <table:table-cell office:value-type="float" office:value="0.617452" calcext:value-type="float">
            <text:p>0.617452</text:p>
          </table:table-cell>
          <table:table-cell office:value-type="float" office:value="0.2806814" calcext:value-type="float">
            <text:p>0.2806814</text:p>
          </table:table-cell>
          <table:table-cell office:value-type="float" office:value="1.560079" calcext:value-type="float">
            <text:p>1.560079</text:p>
          </table:table-cell>
          <table:table-cell office:value-type="float" office:value="0.3012685" calcext:value-type="float">
            <text:p>0.3012685</text:p>
          </table:table-cell>
          <table:table-cell office:value-type="float" office:value="0.1143414" calcext:value-type="float">
            <text:p>0.1143414</text:p>
          </table:table-cell>
          <table:table-cell office:value-type="float" office:value="0.05168903" calcext:value-type="float">
            <text:p>0.05168903</text:p>
          </table:table-cell>
          <table:table-cell office:value-type="float" office:value="0.05530814" calcext:value-type="float">
            <text:p>0.05530814</text:p>
          </table:table-cell>
          <table:table-cell office:value-type="float" office:value="0.3639228" calcext:value-type="float">
            <text:p>0.3639228</text:p>
          </table:table-cell>
          <table:table-cell office:value-type="float" office:value="0.3583492" calcext:value-type="float">
            <text:p>0.3583492</text:p>
          </table:table-cell>
          <table:table-cell office:value-type="float" office:value="0" calcext:value-type="float">
            <text:p>0</text:p>
          </table:table-cell>
          <table:table-cell office:value-type="float" office:value="461.1131" calcext:value-type="float">
            <text:p>461.1131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29" calcext:value-type="float">
            <text:p>-0.60062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2" calcext:value-type="float">
            <text:p>1112002</text:p>
          </table:table-cell>
          <table:table-cell office:value-type="float" office:value="36.71176" calcext:value-type="float">
            <text:p>36.71176</text:p>
          </table:table-cell>
          <table:table-cell office:value-type="float" office:value="1092.561" calcext:value-type="float">
            <text:p>1092.561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3981252" calcext:value-type="float">
            <text:p>0.3981252</text:p>
          </table:table-cell>
          <table:table-cell office:value-type="float" office:value="2.982504" calcext:value-type="float">
            <text:p>2.982504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0951" calcext:value-type="float">
            <text:p>0.0001500951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2255579" calcext:value-type="float">
            <text:p>-0.02255579</text:p>
          </table:table-cell>
          <table:table-cell office:value-type="float" office:value="-0.2763914" calcext:value-type="float">
            <text:p>-0.2763914</text:p>
          </table:table-cell>
          <table:table-cell office:value-type="float" office:value="0.0003835243" calcext:value-type="float">
            <text:p>0.0003835243</text:p>
          </table:table-cell>
          <table:table-cell office:value-type="float" office:value="0.0005403478" calcext:value-type="float">
            <text:p>0.0005403478</text:p>
          </table:table-cell>
          <table:table-cell office:value-type="float" office:value="13.69529" calcext:value-type="float">
            <text:p>13.69529</text:p>
          </table:table-cell>
          <table:table-cell office:value-type="float" office:value="0.2938091" calcext:value-type="float">
            <text:p>0.2938091</text:p>
          </table:table-cell>
          <table:table-cell office:value-type="float" office:value="0.2874764" calcext:value-type="float">
            <text:p>0.2874764</text:p>
          </table:table-cell>
          <table:table-cell office:value-type="float" office:value="0.2049776" calcext:value-type="float">
            <text:p>0.2049776</text:p>
          </table:table-cell>
          <table:table-cell office:value-type="float" office:value="0.160238" calcext:value-type="float">
            <text:p>0.160238</text:p>
          </table:table-cell>
          <table:table-cell office:value-type="float" office:value="0.1859594" calcext:value-type="float">
            <text:p>0.1859594</text:p>
          </table:table-cell>
          <table:table-cell office:value-type="float" office:value="0.03971372" calcext:value-type="float">
            <text:p>0.03971372</text:p>
          </table:table-cell>
          <table:table-cell office:value-type="float" office:value="0.02523756" calcext:value-type="float">
            <text:p>0.02523756</text:p>
          </table:table-cell>
          <table:table-cell office:value-type="float" office:value="0.03020095" calcext:value-type="float">
            <text:p>0.03020095</text:p>
          </table:table-cell>
          <table:table-cell office:value-type="float" office:value="0.02274604" calcext:value-type="float">
            <text:p>0.02274604</text:p>
          </table:table-cell>
          <table:table-cell office:value-type="float" office:value="0.02075885" calcext:value-type="float">
            <text:p>0.02075885</text:p>
          </table:table-cell>
          <table:table-cell office:value-type="float" office:value="0.01887239" calcext:value-type="float">
            <text:p>0.01887239</text:p>
          </table:table-cell>
          <table:table-cell office:value-type="float" office:value="0.01628565" calcext:value-type="float">
            <text:p>0.01628565</text:p>
          </table:table-cell>
          <table:table-cell office:value-type="float" office:value="0.00566736" calcext:value-type="float">
            <text:p>0.00566736</text:p>
          </table:table-cell>
          <table:table-cell office:value-type="float" office:value="0.006509072" calcext:value-type="float">
            <text:p>0.006509072</text:p>
          </table:table-cell>
          <table:table-cell office:value-type="float" office:value="0" calcext:value-type="float">
            <text:p>0</text:p>
          </table:table-cell>
          <table:table-cell office:value-type="float" office:value="14.8324" calcext:value-type="float">
            <text:p>14.8324</text:p>
          </table:table-cell>
          <table:table-cell office:value-type="float" office:value="12.27404" calcext:value-type="float">
            <text:p>12.27404</text:p>
          </table:table-cell>
          <table:table-cell office:value-type="float" office:value="8.520946" calcext:value-type="float">
            <text:p>8.520946</text:p>
          </table:table-cell>
          <table:table-cell office:value-type="float" office:value="4.276217" calcext:value-type="float">
            <text:p>4.276217</text:p>
          </table:table-cell>
          <table:table-cell office:value-type="float" office:value="3.084123" calcext:value-type="float">
            <text:p>3.084123</text:p>
          </table:table-cell>
          <table:table-cell office:value-type="float" office:value="0.674308" calcext:value-type="float">
            <text:p>0.674308</text:p>
          </table:table-cell>
          <table:table-cell office:value-type="float" office:value="0.2801145" calcext:value-type="float">
            <text:p>0.2801145</text:p>
          </table:table-cell>
          <table:table-cell office:value-type="float" office:value="1.567298" calcext:value-type="float">
            <text:p>1.567298</text:p>
          </table:table-cell>
          <table:table-cell office:value-type="float" office:value="0.306401" calcext:value-type="float">
            <text:p>0.306401</text:p>
          </table:table-cell>
          <table:table-cell office:value-type="float" office:value="0.1175535" calcext:value-type="float">
            <text:p>0.1175535</text:p>
          </table:table-cell>
          <table:table-cell office:value-type="float" office:value="0.05302723" calcext:value-type="float">
            <text:p>0.05302723</text:p>
          </table:table-cell>
          <table:table-cell office:value-type="float" office:value="0.05648256" calcext:value-type="float">
            <text:p>0.05648256</text:p>
          </table:table-cell>
          <table:table-cell office:value-type="float" office:value="0.3621106" calcext:value-type="float">
            <text:p>0.3621106</text:p>
          </table:table-cell>
          <table:table-cell office:value-type="float" office:value="0.3602069" calcext:value-type="float">
            <text:p>0.3602069</text:p>
          </table:table-cell>
          <table:table-cell office:value-type="float" office:value="0" calcext:value-type="float">
            <text:p>0</text:p>
          </table:table-cell>
          <table:table-cell office:value-type="float" office:value="475.4803" calcext:value-type="float">
            <text:p>475.4803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29" calcext:value-type="float">
            <text:p>-0.60062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2" calcext:value-type="float">
            <text:p>2112002</text:p>
          </table:table-cell>
          <table:table-cell office:value-type="float" office:value="36.6594" calcext:value-type="float">
            <text:p>36.6594</text:p>
          </table:table-cell>
          <table:table-cell office:value-type="float" office:value="1092.576" calcext:value-type="float">
            <text:p>1092.576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3870201" calcext:value-type="float">
            <text:p>0.3870201</text:p>
          </table:table-cell>
          <table:table-cell office:value-type="float" office:value="3.027416" calcext:value-type="float">
            <text:p>3.027416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3254" calcext:value-type="float">
            <text:p>0.0001503254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2254352" calcext:value-type="float">
            <text:p>-0.02254352</text:p>
          </table:table-cell>
          <table:table-cell office:value-type="float" office:value="-0.2765054" calcext:value-type="float">
            <text:p>-0.2765054</text:p>
          </table:table-cell>
          <table:table-cell office:value-type="float" office:value="0.0004015442" calcext:value-type="float">
            <text:p>0.0004015442</text:p>
          </table:table-cell>
          <table:table-cell office:value-type="float" office:value="0.0005403478" calcext:value-type="float">
            <text:p>0.0005403478</text:p>
          </table:table-cell>
          <table:table-cell office:value-type="float" office:value="13.71005" calcext:value-type="float">
            <text:p>13.71005</text:p>
          </table:table-cell>
          <table:table-cell office:value-type="float" office:value="2.132313" calcext:value-type="float">
            <text:p>2.132313</text:p>
          </table:table-cell>
          <table:table-cell office:value-type="float" office:value="2.175774" calcext:value-type="float">
            <text:p>2.175774</text:p>
          </table:table-cell>
          <table:table-cell office:value-type="float" office:value="2.129064" calcext:value-type="float">
            <text:p>2.129064</text:p>
          </table:table-cell>
          <table:table-cell office:value-type="float" office:value="0.1637559" calcext:value-type="float">
            <text:p>0.1637559</text:p>
          </table:table-cell>
          <table:table-cell office:value-type="float" office:value="0.1900045" calcext:value-type="float">
            <text:p>0.1900045</text:p>
          </table:table-cell>
          <table:table-cell office:value-type="float" office:value="0.04046964" calcext:value-type="float">
            <text:p>0.04046964</text:p>
          </table:table-cell>
          <table:table-cell office:value-type="float" office:value="0.02575734" calcext:value-type="float">
            <text:p>0.02575734</text:p>
          </table:table-cell>
          <table:table-cell office:value-type="float" office:value="0.03048194" calcext:value-type="float">
            <text:p>0.03048194</text:p>
          </table:table-cell>
          <table:table-cell office:value-type="float" office:value="0.02284116" calcext:value-type="float">
            <text:p>0.02284116</text:p>
          </table:table-cell>
          <table:table-cell office:value-type="float" office:value="0.02080132" calcext:value-type="float">
            <text:p>0.02080132</text:p>
          </table:table-cell>
          <table:table-cell office:value-type="float" office:value="0.01890385" calcext:value-type="float">
            <text:p>0.01890385</text:p>
          </table:table-cell>
          <table:table-cell office:value-type="float" office:value="0.01632937" calcext:value-type="float">
            <text:p>0.01632937</text:p>
          </table:table-cell>
          <table:table-cell office:value-type="float" office:value="0.005661433" calcext:value-type="float">
            <text:p>0.005661433</text:p>
          </table:table-cell>
          <table:table-cell office:value-type="float" office:value="0.006506384" calcext:value-type="float">
            <text:p>0.006506384</text:p>
          </table:table-cell>
          <table:table-cell office:value-type="float" office:value="0" calcext:value-type="float">
            <text:p>0</text:p>
          </table:table-cell>
          <table:table-cell office:value-type="float" office:value="10.17975" calcext:value-type="float">
            <text:p>10.17975</text:p>
          </table:table-cell>
          <table:table-cell office:value-type="float" office:value="12.61286" calcext:value-type="float">
            <text:p>12.61286</text:p>
          </table:table-cell>
          <table:table-cell office:value-type="float" office:value="11.65393" calcext:value-type="float">
            <text:p>11.65393</text:p>
          </table:table-cell>
          <table:table-cell office:value-type="float" office:value="4.301363" calcext:value-type="float">
            <text:p>4.301363</text:p>
          </table:table-cell>
          <table:table-cell office:value-type="float" office:value="3.134376" calcext:value-type="float">
            <text:p>3.134376</text:p>
          </table:table-cell>
          <table:table-cell office:value-type="float" office:value="0.7084013" calcext:value-type="float">
            <text:p>0.7084013</text:p>
          </table:table-cell>
          <table:table-cell office:value-type="float" office:value="0.2790666" calcext:value-type="float">
            <text:p>0.2790666</text:p>
          </table:table-cell>
          <table:table-cell office:value-type="float" office:value="1.574278" calcext:value-type="float">
            <text:p>1.574278</text:p>
          </table:table-cell>
          <table:table-cell office:value-type="float" office:value="0.3113597" calcext:value-type="float">
            <text:p>0.3113597</text:p>
          </table:table-cell>
          <table:table-cell office:value-type="float" office:value="0.1206759" calcext:value-type="float">
            <text:p>0.1206759</text:p>
          </table:table-cell>
          <table:table-cell office:value-type="float" office:value="0.05434288" calcext:value-type="float">
            <text:p>0.05434288</text:p>
          </table:table-cell>
          <table:table-cell office:value-type="float" office:value="0.05759694" calcext:value-type="float">
            <text:p>0.05759694</text:p>
          </table:table-cell>
          <table:table-cell office:value-type="float" office:value="0.3615557" calcext:value-type="float">
            <text:p>0.3615557</text:p>
          </table:table-cell>
          <table:table-cell office:value-type="float" office:value="0.3602293" calcext:value-type="float">
            <text:p>0.3602293</text:p>
          </table:table-cell>
          <table:table-cell office:value-type="float" office:value="0" calcext:value-type="float">
            <text:p>0</text:p>
          </table:table-cell>
          <table:table-cell office:value-type="float" office:value="485.2838" calcext:value-type="float">
            <text:p>485.2838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29" calcext:value-type="float">
            <text:p>-0.60062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2" calcext:value-type="float">
            <text:p>3112002</text:p>
          </table:table-cell>
          <table:table-cell office:value-type="float" office:value="36.61873" calcext:value-type="float">
            <text:p>36.61873</text:p>
          </table:table-cell>
          <table:table-cell office:value-type="float" office:value="1092.571" calcext:value-type="float">
            <text:p>1092.571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3503492" calcext:value-type="float">
            <text:p>0.3503492</text:p>
          </table:table-cell>
          <table:table-cell office:value-type="float" office:value="3.105665" calcext:value-type="float">
            <text:p>3.105665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3786" calcext:value-type="float">
            <text:p>0.0001503786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225408" calcext:value-type="float">
            <text:p>-0.0225408</text:p>
          </table:table-cell>
          <table:table-cell office:value-type="float" office:value="-0.2766884" calcext:value-type="float">
            <text:p>-0.2766884</text:p>
          </table:table-cell>
          <table:table-cell office:value-type="float" office:value="0.0004242024" calcext:value-type="float">
            <text:p>0.0004242024</text:p>
          </table:table-cell>
          <table:table-cell office:value-type="float" office:value="0.0005403478" calcext:value-type="float">
            <text:p>0.0005403478</text:p>
          </table:table-cell>
          <table:table-cell office:value-type="float" office:value="13.74077" calcext:value-type="float">
            <text:p>13.74077</text:p>
          </table:table-cell>
          <table:table-cell office:value-type="float" office:value="1.874627" calcext:value-type="float">
            <text:p>1.874627</text:p>
          </table:table-cell>
          <table:table-cell office:value-type="float" office:value="1.787824" calcext:value-type="float">
            <text:p>1.787824</text:p>
          </table:table-cell>
          <table:table-cell office:value-type="float" office:value="1.712125" calcext:value-type="float">
            <text:p>1.712125</text:p>
          </table:table-cell>
          <table:table-cell office:value-type="float" office:value="0.1679111" calcext:value-type="float">
            <text:p>0.1679111</text:p>
          </table:table-cell>
          <table:table-cell office:value-type="float" office:value="0.1933242" calcext:value-type="float">
            <text:p>0.1933242</text:p>
          </table:table-cell>
          <table:table-cell office:value-type="float" office:value="0.04095608" calcext:value-type="float">
            <text:p>0.04095608</text:p>
          </table:table-cell>
          <table:table-cell office:value-type="float" office:value="0.02618606" calcext:value-type="float">
            <text:p>0.02618606</text:p>
          </table:table-cell>
          <table:table-cell office:value-type="float" office:value="0.03077251" calcext:value-type="float">
            <text:p>0.03077251</text:p>
          </table:table-cell>
          <table:table-cell office:value-type="float" office:value="0.02293849" calcext:value-type="float">
            <text:p>0.02293849</text:p>
          </table:table-cell>
          <table:table-cell office:value-type="float" office:value="0.02084288" calcext:value-type="float">
            <text:p>0.02084288</text:p>
          </table:table-cell>
          <table:table-cell office:value-type="float" office:value="0.01893487" calcext:value-type="float">
            <text:p>0.01893487</text:p>
          </table:table-cell>
          <table:table-cell office:value-type="float" office:value="0.01637235" calcext:value-type="float">
            <text:p>0.01637235</text:p>
          </table:table-cell>
          <table:table-cell office:value-type="float" office:value="0.005655626" calcext:value-type="float">
            <text:p>0.005655626</text:p>
          </table:table-cell>
          <table:table-cell office:value-type="float" office:value="0.006503649" calcext:value-type="float">
            <text:p>0.006503649</text:p>
          </table:table-cell>
          <table:table-cell office:value-type="float" office:value="0" calcext:value-type="float">
            <text:p>0</text:p>
          </table:table-cell>
          <table:table-cell office:value-type="float" office:value="18.52076" calcext:value-type="float">
            <text:p>18.52076</text:p>
          </table:table-cell>
          <table:table-cell office:value-type="float" office:value="13.03976" calcext:value-type="float">
            <text:p>13.03976</text:p>
          </table:table-cell>
          <table:table-cell office:value-type="float" office:value="11.89567" calcext:value-type="float">
            <text:p>11.89567</text:p>
          </table:table-cell>
          <table:table-cell office:value-type="float" office:value="4.398962" calcext:value-type="float">
            <text:p>4.398962</text:p>
          </table:table-cell>
          <table:table-cell office:value-type="float" office:value="3.195513" calcext:value-type="float">
            <text:p>3.195513</text:p>
          </table:table-cell>
          <table:table-cell office:value-type="float" office:value="0.7231383" calcext:value-type="float">
            <text:p>0.7231383</text:p>
          </table:table-cell>
          <table:table-cell office:value-type="float" office:value="0.275896" calcext:value-type="float">
            <text:p>0.275896</text:p>
          </table:table-cell>
          <table:table-cell office:value-type="float" office:value="1.581205" calcext:value-type="float">
            <text:p>1.581205</text:p>
          </table:table-cell>
          <table:table-cell office:value-type="float" office:value="0.3161925" calcext:value-type="float">
            <text:p>0.3161925</text:p>
          </table:table-cell>
          <table:table-cell office:value-type="float" office:value="0.1237049" calcext:value-type="float">
            <text:p>0.1237049</text:p>
          </table:table-cell>
          <table:table-cell office:value-type="float" office:value="0.0556348" calcext:value-type="float">
            <text:p>0.0556348</text:p>
          </table:table-cell>
          <table:table-cell office:value-type="float" office:value="0.05865831" calcext:value-type="float">
            <text:p>0.05865831</text:p>
          </table:table-cell>
          <table:table-cell office:value-type="float" office:value="0.3610466" calcext:value-type="float">
            <text:p>0.3610466</text:p>
          </table:table-cell>
          <table:table-cell office:value-type="float" office:value="0.3602452" calcext:value-type="float">
            <text:p>0.3602452</text:p>
          </table:table-cell>
          <table:table-cell office:value-type="float" office:value="0" calcext:value-type="float">
            <text:p>0</text:p>
          </table:table-cell>
          <table:table-cell office:value-type="float" office:value="497.2225" calcext:value-type="float">
            <text:p>497.2225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29" calcext:value-type="float">
            <text:p>-0.60062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2" calcext:value-type="float">
            <text:p>4112002</text:p>
          </table:table-cell>
          <table:table-cell office:value-type="float" office:value="36.57182" calcext:value-type="float">
            <text:p>36.57182</text:p>
          </table:table-cell>
          <table:table-cell office:value-type="float" office:value="1092.567" calcext:value-type="float">
            <text:p>1092.567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3118955" calcext:value-type="float">
            <text:p>0.3118955</text:p>
          </table:table-cell>
          <table:table-cell office:value-type="float" office:value="3.191602" calcext:value-type="float">
            <text:p>3.191602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3791" calcext:value-type="float">
            <text:p>0.0001503791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2254079" calcext:value-type="float">
            <text:p>-0.02254079</text:p>
          </table:table-cell>
          <table:table-cell office:value-type="float" office:value="-0.2769107" calcext:value-type="float">
            <text:p>-0.2769107</text:p>
          </table:table-cell>
          <table:table-cell office:value-type="float" office:value="0.0004418706" calcext:value-type="float">
            <text:p>0.0004418706</text:p>
          </table:table-cell>
          <table:table-cell office:value-type="float" office:value="0.0005403478" calcext:value-type="float">
            <text:p>0.0005403478</text:p>
          </table:table-cell>
          <table:table-cell office:value-type="float" office:value="13.7755" calcext:value-type="float">
            <text:p>13.7755</text:p>
          </table:table-cell>
          <table:table-cell office:value-type="float" office:value="1.508958" calcext:value-type="float">
            <text:p>1.508958</text:p>
          </table:table-cell>
          <table:table-cell office:value-type="float" office:value="1.379648" calcext:value-type="float">
            <text:p>1.379648</text:p>
          </table:table-cell>
          <table:table-cell office:value-type="float" office:value="1.295893" calcext:value-type="float">
            <text:p>1.295893</text:p>
          </table:table-cell>
          <table:table-cell office:value-type="float" office:value="0.1706213" calcext:value-type="float">
            <text:p>0.1706213</text:p>
          </table:table-cell>
          <table:table-cell office:value-type="float" office:value="0.1957156" calcext:value-type="float">
            <text:p>0.1957156</text:p>
          </table:table-cell>
          <table:table-cell office:value-type="float" office:value="0.04121807" calcext:value-type="float">
            <text:p>0.04121807</text:p>
          </table:table-cell>
          <table:table-cell office:value-type="float" office:value="0.0266597" calcext:value-type="float">
            <text:p>0.0266597</text:p>
          </table:table-cell>
          <table:table-cell office:value-type="float" office:value="0.03105476" calcext:value-type="float">
            <text:p>0.03105476</text:p>
          </table:table-cell>
          <table:table-cell office:value-type="float" office:value="0.02303544" calcext:value-type="float">
            <text:p>0.02303544</text:p>
          </table:table-cell>
          <table:table-cell office:value-type="float" office:value="0.02088375" calcext:value-type="float">
            <text:p>0.02088375</text:p>
          </table:table-cell>
          <table:table-cell office:value-type="float" office:value="0.01896551" calcext:value-type="float">
            <text:p>0.01896551</text:p>
          </table:table-cell>
          <table:table-cell office:value-type="float" office:value="0.01641471" calcext:value-type="float">
            <text:p>0.01641471</text:p>
          </table:table-cell>
          <table:table-cell office:value-type="float" office:value="0.005649982" calcext:value-type="float">
            <text:p>0.005649982</text:p>
          </table:table-cell>
          <table:table-cell office:value-type="float" office:value="0.006501072" calcext:value-type="float">
            <text:p>0.006501072</text:p>
          </table:table-cell>
          <table:table-cell office:value-type="float" office:value="0" calcext:value-type="float">
            <text:p>0</text:p>
          </table:table-cell>
          <table:table-cell office:value-type="float" office:value="23.72305" calcext:value-type="float">
            <text:p>23.72305</text:p>
          </table:table-cell>
          <table:table-cell office:value-type="float" office:value="13.96935" calcext:value-type="float">
            <text:p>13.96935</text:p>
          </table:table-cell>
          <table:table-cell office:value-type="float" office:value="12.11394" calcext:value-type="float">
            <text:p>12.11394</text:p>
          </table:table-cell>
          <table:table-cell office:value-type="float" office:value="4.507318" calcext:value-type="float">
            <text:p>4.507318</text:p>
          </table:table-cell>
          <table:table-cell office:value-type="float" office:value="3.237386" calcext:value-type="float">
            <text:p>3.237386</text:p>
          </table:table-cell>
          <table:table-cell office:value-type="float" office:value="0.7338945" calcext:value-type="float">
            <text:p>0.7338945</text:p>
          </table:table-cell>
          <table:table-cell office:value-type="float" office:value="0.2778081" calcext:value-type="float">
            <text:p>0.2778081</text:p>
          </table:table-cell>
          <table:table-cell office:value-type="float" office:value="1.587927" calcext:value-type="float">
            <text:p>1.587927</text:p>
          </table:table-cell>
          <table:table-cell office:value-type="float" office:value="0.320935" calcext:value-type="float">
            <text:p>0.320935</text:p>
          </table:table-cell>
          <table:table-cell office:value-type="float" office:value="0.1266547" calcext:value-type="float">
            <text:p>0.1266547</text:p>
          </table:table-cell>
          <table:table-cell office:value-type="float" office:value="0.0569027" calcext:value-type="float">
            <text:p>0.0569027</text:p>
          </table:table-cell>
          <table:table-cell office:value-type="float" office:value="0.05969622" calcext:value-type="float">
            <text:p>0.05969622</text:p>
          </table:table-cell>
          <table:table-cell office:value-type="float" office:value="0.3605538" calcext:value-type="float">
            <text:p>0.3605538</text:p>
          </table:table-cell>
          <table:table-cell office:value-type="float" office:value="0.3602702" calcext:value-type="float">
            <text:p>0.3602702</text:p>
          </table:table-cell>
          <table:table-cell office:value-type="float" office:value="0" calcext:value-type="float">
            <text:p>0</text:p>
          </table:table-cell>
          <table:table-cell office:value-type="float" office:value="510.5559" calcext:value-type="float">
            <text:p>510.5559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29" calcext:value-type="float">
            <text:p>-0.60062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2" calcext:value-type="float">
            <text:p>5112002</text:p>
          </table:table-cell>
          <table:table-cell office:value-type="float" office:value="36.52342" calcext:value-type="float">
            <text:p>36.52342</text:p>
          </table:table-cell>
          <table:table-cell office:value-type="float" office:value="1092.563" calcext:value-type="float">
            <text:p>1092.563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283006" calcext:value-type="float">
            <text:p>0.283006</text:p>
          </table:table-cell>
          <table:table-cell office:value-type="float" office:value="3.268737" calcext:value-type="float">
            <text:p>3.268737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4064" calcext:value-type="float">
            <text:p>0.0001504064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2253936" calcext:value-type="float">
            <text:p>-0.02253936</text:p>
          </table:table-cell>
          <table:table-cell office:value-type="float" office:value="-0.2771282" calcext:value-type="float">
            <text:p>-0.2771282</text:p>
          </table:table-cell>
          <table:table-cell office:value-type="float" office:value="0.0004528441" calcext:value-type="float">
            <text:p>0.0004528441</text:p>
          </table:table-cell>
          <table:table-cell office:value-type="float" office:value="0.0005403478" calcext:value-type="float">
            <text:p>0.0005403478</text:p>
          </table:table-cell>
          <table:table-cell office:value-type="float" office:value="13.82088" calcext:value-type="float">
            <text:p>13.82088</text:p>
          </table:table-cell>
          <table:table-cell office:value-type="float" office:value="1.169334" calcext:value-type="float">
            <text:p>1.169334</text:p>
          </table:table-cell>
          <table:table-cell office:value-type="float" office:value="1.092337" calcext:value-type="float">
            <text:p>1.092337</text:p>
          </table:table-cell>
          <table:table-cell office:value-type="float" office:value="0.9886073" calcext:value-type="float">
            <text:p>0.9886073</text:p>
          </table:table-cell>
          <table:table-cell office:value-type="float" office:value="0.1715716" calcext:value-type="float">
            <text:p>0.1715716</text:p>
          </table:table-cell>
          <table:table-cell office:value-type="float" office:value="0.1963914" calcext:value-type="float">
            <text:p>0.1963914</text:p>
          </table:table-cell>
          <table:table-cell office:value-type="float" office:value="0.0413579" calcext:value-type="float">
            <text:p>0.0413579</text:p>
          </table:table-cell>
          <table:table-cell office:value-type="float" office:value="0.02710448" calcext:value-type="float">
            <text:p>0.02710448</text:p>
          </table:table-cell>
          <table:table-cell office:value-type="float" office:value="0.03132588" calcext:value-type="float">
            <text:p>0.03132588</text:p>
          </table:table-cell>
          <table:table-cell office:value-type="float" office:value="0.02312495" calcext:value-type="float">
            <text:p>0.02312495</text:p>
          </table:table-cell>
          <table:table-cell office:value-type="float" office:value="0.0209236" calcext:value-type="float">
            <text:p>0.0209236</text:p>
          </table:table-cell>
          <table:table-cell office:value-type="float" office:value="0.01899572" calcext:value-type="float">
            <text:p>0.01899572</text:p>
          </table:table-cell>
          <table:table-cell office:value-type="float" office:value="0.01645642" calcext:value-type="float">
            <text:p>0.01645642</text:p>
          </table:table-cell>
          <table:table-cell office:value-type="float" office:value="0.005644416" calcext:value-type="float">
            <text:p>0.005644416</text:p>
          </table:table-cell>
          <table:table-cell office:value-type="float" office:value="0.006498458" calcext:value-type="float">
            <text:p>0.006498458</text:p>
          </table:table-cell>
          <table:table-cell office:value-type="float" office:value="0" calcext:value-type="float">
            <text:p>0</text:p>
          </table:table-cell>
          <table:table-cell office:value-type="float" office:value="21.32207" calcext:value-type="float">
            <text:p>21.32207</text:p>
          </table:table-cell>
          <table:table-cell office:value-type="float" office:value="15.22867" calcext:value-type="float">
            <text:p>15.22867</text:p>
          </table:table-cell>
          <table:table-cell office:value-type="float" office:value="12.70458" calcext:value-type="float">
            <text:p>12.70458</text:p>
          </table:table-cell>
          <table:table-cell office:value-type="float" office:value="4.641969" calcext:value-type="float">
            <text:p>4.641969</text:p>
          </table:table-cell>
          <table:table-cell office:value-type="float" office:value="3.292019" calcext:value-type="float">
            <text:p>3.292019</text:p>
          </table:table-cell>
          <table:table-cell office:value-type="float" office:value="0.744042" calcext:value-type="float">
            <text:p>0.744042</text:p>
          </table:table-cell>
          <table:table-cell office:value-type="float" office:value="0.2823528" calcext:value-type="float">
            <text:p>0.2823528</text:p>
          </table:table-cell>
          <table:table-cell office:value-type="float" office:value="1.594564" calcext:value-type="float">
            <text:p>1.594564</text:p>
          </table:table-cell>
          <table:table-cell office:value-type="float" office:value="0.3256186" calcext:value-type="float">
            <text:p>0.3256186</text:p>
          </table:table-cell>
          <table:table-cell office:value-type="float" office:value="0.1295322" calcext:value-type="float">
            <text:p>0.1295322</text:p>
          </table:table-cell>
          <table:table-cell office:value-type="float" office:value="0.05814705" calcext:value-type="float">
            <text:p>0.05814705</text:p>
          </table:table-cell>
          <table:table-cell office:value-type="float" office:value="0.060713" calcext:value-type="float">
            <text:p>0.060713</text:p>
          </table:table-cell>
          <table:table-cell office:value-type="float" office:value="0.3600774" calcext:value-type="float">
            <text:p>0.3600774</text:p>
          </table:table-cell>
          <table:table-cell office:value-type="float" office:value="0.3602861" calcext:value-type="float">
            <text:p>0.3602861</text:p>
          </table:table-cell>
          <table:table-cell office:value-type="float" office:value="0" calcext:value-type="float">
            <text:p>0</text:p>
          </table:table-cell>
          <table:table-cell office:value-type="float" office:value="519.3822" calcext:value-type="float">
            <text:p>519.3822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29" calcext:value-type="float">
            <text:p>-0.60062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2" calcext:value-type="float">
            <text:p>6112002</text:p>
          </table:table-cell>
          <table:table-cell office:value-type="float" office:value="36.44209" calcext:value-type="float">
            <text:p>36.44209</text:p>
          </table:table-cell>
          <table:table-cell office:value-type="float" office:value="1092.564" calcext:value-type="float">
            <text:p>1092.564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2597453" calcext:value-type="float">
            <text:p>0.2597453</text:p>
          </table:table-cell>
          <table:table-cell office:value-type="float" office:value="3.367846" calcext:value-type="float">
            <text:p>3.367846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4361" calcext:value-type="float">
            <text:p>0.0001504361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2253776" calcext:value-type="float">
            <text:p>-0.02253776</text:p>
          </table:table-cell>
          <table:table-cell office:value-type="float" office:value="-0.2775337" calcext:value-type="float">
            <text:p>-0.2775337</text:p>
          </table:table-cell>
          <table:table-cell office:value-type="float" office:value="0.0004641989" calcext:value-type="float">
            <text:p>0.0004641989</text:p>
          </table:table-cell>
          <table:table-cell office:value-type="float" office:value="0.0005403478" calcext:value-type="float">
            <text:p>0.0005403478</text:p>
          </table:table-cell>
          <table:table-cell office:value-type="float" office:value="13.91883" calcext:value-type="float">
            <text:p>13.91883</text:p>
          </table:table-cell>
          <table:table-cell office:value-type="float" office:value="0.8512442" calcext:value-type="float">
            <text:p>0.8512442</text:p>
          </table:table-cell>
          <table:table-cell office:value-type="float" office:value="0.7706721" calcext:value-type="float">
            <text:p>0.7706721</text:p>
          </table:table-cell>
          <table:table-cell office:value-type="float" office:value="0.6984534" calcext:value-type="float">
            <text:p>0.6984534</text:p>
          </table:table-cell>
          <table:table-cell office:value-type="float" office:value="0.1687302" calcext:value-type="float">
            <text:p>0.1687302</text:p>
          </table:table-cell>
          <table:table-cell office:value-type="float" office:value="0.1939956" calcext:value-type="float">
            <text:p>0.1939956</text:p>
          </table:table-cell>
          <table:table-cell office:value-type="float" office:value="0.04138781" calcext:value-type="float">
            <text:p>0.04138781</text:p>
          </table:table-cell>
          <table:table-cell office:value-type="float" office:value="0.02747389" calcext:value-type="float">
            <text:p>0.02747389</text:p>
          </table:table-cell>
          <table:table-cell office:value-type="float" office:value="0.03160373" calcext:value-type="float">
            <text:p>0.03160373</text:p>
          </table:table-cell>
          <table:table-cell office:value-type="float" office:value="0.02320596" calcext:value-type="float">
            <text:p>0.02320596</text:p>
          </table:table-cell>
          <table:table-cell office:value-type="float" office:value="0.02096199" calcext:value-type="float">
            <text:p>0.02096199</text:p>
          </table:table-cell>
          <table:table-cell office:value-type="float" office:value="0.01902544" calcext:value-type="float">
            <text:p>0.01902544</text:p>
          </table:table-cell>
          <table:table-cell office:value-type="float" office:value="0.01649756" calcext:value-type="float">
            <text:p>0.01649756</text:p>
          </table:table-cell>
          <table:table-cell office:value-type="float" office:value="0.005638989" calcext:value-type="float">
            <text:p>0.005638989</text:p>
          </table:table-cell>
          <table:table-cell office:value-type="float" office:value="0.00649587" calcext:value-type="float">
            <text:p>0.00649587</text:p>
          </table:table-cell>
          <table:table-cell office:value-type="float" office:value="0" calcext:value-type="float">
            <text:p>0</text:p>
          </table:table-cell>
          <table:table-cell office:value-type="float" office:value="24.21485" calcext:value-type="float">
            <text:p>24.21485</text:p>
          </table:table-cell>
          <table:table-cell office:value-type="float" office:value="15.29948" calcext:value-type="float">
            <text:p>15.29948</text:p>
          </table:table-cell>
          <table:table-cell office:value-type="float" office:value="12.90333" calcext:value-type="float">
            <text:p>12.90333</text:p>
          </table:table-cell>
          <table:table-cell office:value-type="float" office:value="4.774537" calcext:value-type="float">
            <text:p>4.774537</text:p>
          </table:table-cell>
          <table:table-cell office:value-type="float" office:value="3.375525" calcext:value-type="float">
            <text:p>3.375525</text:p>
          </table:table-cell>
          <table:table-cell office:value-type="float" office:value="0.7548578" calcext:value-type="float">
            <text:p>0.7548578</text:p>
          </table:table-cell>
          <table:table-cell office:value-type="float" office:value="0.2879993" calcext:value-type="float">
            <text:p>0.2879993</text:p>
          </table:table-cell>
          <table:table-cell office:value-type="float" office:value="1.60131" calcext:value-type="float">
            <text:p>1.60131</text:p>
          </table:table-cell>
          <table:table-cell office:value-type="float" office:value="0.3302667" calcext:value-type="float">
            <text:p>0.3302667</text:p>
          </table:table-cell>
          <table:table-cell office:value-type="float" office:value="0.1323442" calcext:value-type="float">
            <text:p>0.1323442</text:p>
          </table:table-cell>
          <table:table-cell office:value-type="float" office:value="0.05936846" calcext:value-type="float">
            <text:p>0.05936846</text:p>
          </table:table-cell>
          <table:table-cell office:value-type="float" office:value="0.06170792" calcext:value-type="float">
            <text:p>0.06170792</text:p>
          </table:table-cell>
          <table:table-cell office:value-type="float" office:value="0.3596028" calcext:value-type="float">
            <text:p>0.3596028</text:p>
          </table:table-cell>
          <table:table-cell office:value-type="float" office:value="0.3603125" calcext:value-type="float">
            <text:p>0.3603125</text:p>
          </table:table-cell>
          <table:table-cell office:value-type="float" office:value="0" calcext:value-type="float">
            <text:p>0</text:p>
          </table:table-cell>
          <table:table-cell office:value-type="float" office:value="564.6099" calcext:value-type="float">
            <text:p>564.6099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317" calcext:value-type="float">
            <text:p>-0.600631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2" calcext:value-type="float">
            <text:p>7112002</text:p>
          </table:table-cell>
          <table:table-cell office:value-type="float" office:value="36.32607" calcext:value-type="float">
            <text:p>36.32607</text:p>
          </table:table-cell>
          <table:table-cell office:value-type="float" office:value="1092.569" calcext:value-type="float">
            <text:p>1092.569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2511727" calcext:value-type="float">
            <text:p>0.2511727</text:p>
          </table:table-cell>
          <table:table-cell office:value-type="float" office:value="3.481849" calcext:value-type="float">
            <text:p>3.481849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4361" calcext:value-type="float">
            <text:p>0.0001504361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2253776" calcext:value-type="float">
            <text:p>-0.02253776</text:p>
          </table:table-cell>
          <table:table-cell office:value-type="float" office:value="-0.2781298" calcext:value-type="float">
            <text:p>-0.2781298</text:p>
          </table:table-cell>
          <table:table-cell office:value-type="float" office:value="0.0004774845" calcext:value-type="float">
            <text:p>0.0004774845</text:p>
          </table:table-cell>
          <table:table-cell office:value-type="float" office:value="0.0005403478" calcext:value-type="float">
            <text:p>0.0005403478</text:p>
          </table:table-cell>
          <table:table-cell office:value-type="float" office:value="14.0477" calcext:value-type="float">
            <text:p>14.0477</text:p>
          </table:table-cell>
          <table:table-cell office:value-type="float" office:value="0.6071111" calcext:value-type="float">
            <text:p>0.6071111</text:p>
          </table:table-cell>
          <table:table-cell office:value-type="float" office:value="0.5525108" calcext:value-type="float">
            <text:p>0.5525108</text:p>
          </table:table-cell>
          <table:table-cell office:value-type="float" office:value="0.4987229" calcext:value-type="float">
            <text:p>0.4987229</text:p>
          </table:table-cell>
          <table:table-cell office:value-type="float" office:value="0.1623842" calcext:value-type="float">
            <text:p>0.1623842</text:p>
          </table:table-cell>
          <table:table-cell office:value-type="float" office:value="0.1878569" calcext:value-type="float">
            <text:p>0.1878569</text:p>
          </table:table-cell>
          <table:table-cell office:value-type="float" office:value="0.04108488" calcext:value-type="float">
            <text:p>0.04108488</text:p>
          </table:table-cell>
          <table:table-cell office:value-type="float" office:value="0.0277803" calcext:value-type="float">
            <text:p>0.0277803</text:p>
          </table:table-cell>
          <table:table-cell office:value-type="float" office:value="0.03185363" calcext:value-type="float">
            <text:p>0.03185363</text:p>
          </table:table-cell>
          <table:table-cell office:value-type="float" office:value="0.02327672" calcext:value-type="float">
            <text:p>0.02327672</text:p>
          </table:table-cell>
          <table:table-cell office:value-type="float" office:value="0.02099859" calcext:value-type="float">
            <text:p>0.02099859</text:p>
          </table:table-cell>
          <table:table-cell office:value-type="float" office:value="0.01905462" calcext:value-type="float">
            <text:p>0.01905462</text:p>
          </table:table-cell>
          <table:table-cell office:value-type="float" office:value="0.01653815" calcext:value-type="float">
            <text:p>0.01653815</text:p>
          </table:table-cell>
          <table:table-cell office:value-type="float" office:value="0.005633654" calcext:value-type="float">
            <text:p>0.005633654</text:p>
          </table:table-cell>
          <table:table-cell office:value-type="float" office:value="0.006493316" calcext:value-type="float">
            <text:p>0.006493316</text:p>
          </table:table-cell>
          <table:table-cell office:value-type="float" office:value="0" calcext:value-type="float">
            <text:p>0</text:p>
          </table:table-cell>
          <table:table-cell office:value-type="float" office:value="28.60822" calcext:value-type="float">
            <text:p>28.60822</text:p>
          </table:table-cell>
          <table:table-cell office:value-type="float" office:value="15.50915" calcext:value-type="float">
            <text:p>15.50915</text:p>
          </table:table-cell>
          <table:table-cell office:value-type="float" office:value="13.057" calcext:value-type="float">
            <text:p>13.057</text:p>
          </table:table-cell>
          <table:table-cell office:value-type="float" office:value="4.927582" calcext:value-type="float">
            <text:p>4.927582</text:p>
          </table:table-cell>
          <table:table-cell office:value-type="float" office:value="3.48634" calcext:value-type="float">
            <text:p>3.48634</text:p>
          </table:table-cell>
          <table:table-cell office:value-type="float" office:value="0.7674556" calcext:value-type="float">
            <text:p>0.7674556</text:p>
          </table:table-cell>
          <table:table-cell office:value-type="float" office:value="0.2969194" calcext:value-type="float">
            <text:p>0.2969194</text:p>
          </table:table-cell>
          <table:table-cell office:value-type="float" office:value="1.608267" calcext:value-type="float">
            <text:p>1.608267</text:p>
          </table:table-cell>
          <table:table-cell office:value-type="float" office:value="0.3349105" calcext:value-type="float">
            <text:p>0.3349105</text:p>
          </table:table-cell>
          <table:table-cell office:value-type="float" office:value="0.1350978" calcext:value-type="float">
            <text:p>0.1350978</text:p>
          </table:table-cell>
          <table:table-cell office:value-type="float" office:value="0.0605683" calcext:value-type="float">
            <text:p>0.0605683</text:p>
          </table:table-cell>
          <table:table-cell office:value-type="float" office:value="0.06268355" calcext:value-type="float">
            <text:p>0.06268355</text:p>
          </table:table-cell>
          <table:table-cell office:value-type="float" office:value="0.3591475" calcext:value-type="float">
            <text:p>0.3591475</text:p>
          </table:table-cell>
          <table:table-cell office:value-type="float" office:value="0.3603306" calcext:value-type="float">
            <text:p>0.3603306</text:p>
          </table:table-cell>
          <table:table-cell office:value-type="float" office:value="0" calcext:value-type="float">
            <text:p>0</text:p>
          </table:table-cell>
          <table:table-cell office:value-type="float" office:value="642.6599" calcext:value-type="float">
            <text:p>642.6599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38" calcext:value-type="float">
            <text:p>-0.60063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2" calcext:value-type="float">
            <text:p>8112002</text:p>
          </table:table-cell>
          <table:table-cell office:value-type="float" office:value="36.2049" calcext:value-type="float">
            <text:p>36.2049</text:p>
          </table:table-cell>
          <table:table-cell office:value-type="float" office:value="1092.574" calcext:value-type="float">
            <text:p>1092.574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2455351" calcext:value-type="float">
            <text:p>0.2455351</text:p>
          </table:table-cell>
          <table:table-cell office:value-type="float" office:value="3.598436" calcext:value-type="float">
            <text:p>3.598436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4361" calcext:value-type="float">
            <text:p>0.0001504361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2253776" calcext:value-type="float">
            <text:p>-0.02253776</text:p>
          </table:table-cell>
          <table:table-cell office:value-type="float" office:value="-0.278644" calcext:value-type="float">
            <text:p>-0.278644</text:p>
          </table:table-cell>
          <table:table-cell office:value-type="float" office:value="0.0004929017" calcext:value-type="float">
            <text:p>0.0004929017</text:p>
          </table:table-cell>
          <table:table-cell office:value-type="float" office:value="0.0005403478" calcext:value-type="float">
            <text:p>0.0005403478</text:p>
          </table:table-cell>
          <table:table-cell office:value-type="float" office:value="14.1613" calcext:value-type="float">
            <text:p>14.1613</text:p>
          </table:table-cell>
          <table:table-cell office:value-type="float" office:value="0.4729325" calcext:value-type="float">
            <text:p>0.4729325</text:p>
          </table:table-cell>
          <table:table-cell office:value-type="float" office:value="0.420977" calcext:value-type="float">
            <text:p>0.420977</text:p>
          </table:table-cell>
          <table:table-cell office:value-type="float" office:value="0.3754489" calcext:value-type="float">
            <text:p>0.3754489</text:p>
          </table:table-cell>
          <table:table-cell office:value-type="float" office:value="0.1551542" calcext:value-type="float">
            <text:p>0.1551542</text:p>
          </table:table-cell>
          <table:table-cell office:value-type="float" office:value="0.1797552" calcext:value-type="float">
            <text:p>0.1797552</text:p>
          </table:table-cell>
          <table:table-cell office:value-type="float" office:value="0.0404783" calcext:value-type="float">
            <text:p>0.0404783</text:p>
          </table:table-cell>
          <table:table-cell office:value-type="float" office:value="0.02800098" calcext:value-type="float">
            <text:p>0.02800098</text:p>
          </table:table-cell>
          <table:table-cell office:value-type="float" office:value="0.03205227" calcext:value-type="float">
            <text:p>0.03205227</text:p>
          </table:table-cell>
          <table:table-cell office:value-type="float" office:value="0.02332989" calcext:value-type="float">
            <text:p>0.02332989</text:p>
          </table:table-cell>
          <table:table-cell office:value-type="float" office:value="0.02103245" calcext:value-type="float">
            <text:p>0.02103245</text:p>
          </table:table-cell>
          <table:table-cell office:value-type="float" office:value="0.01908318" calcext:value-type="float">
            <text:p>0.01908318</text:p>
          </table:table-cell>
          <table:table-cell office:value-type="float" office:value="0.01657818" calcext:value-type="float">
            <text:p>0.01657818</text:p>
          </table:table-cell>
          <table:table-cell office:value-type="float" office:value="0.005628426" calcext:value-type="float">
            <text:p>0.005628426</text:p>
          </table:table-cell>
          <table:table-cell office:value-type="float" office:value="0.006490807" calcext:value-type="float">
            <text:p>0.006490807</text:p>
          </table:table-cell>
          <table:table-cell office:value-type="float" office:value="0" calcext:value-type="float">
            <text:p>0</text:p>
          </table:table-cell>
          <table:table-cell office:value-type="float" office:value="34.5831" calcext:value-type="float">
            <text:p>34.5831</text:p>
          </table:table-cell>
          <table:table-cell office:value-type="float" office:value="15.80029" calcext:value-type="float">
            <text:p>15.80029</text:p>
          </table:table-cell>
          <table:table-cell office:value-type="float" office:value="13.1687" calcext:value-type="float">
            <text:p>13.1687</text:p>
          </table:table-cell>
          <table:table-cell office:value-type="float" office:value="5.100505" calcext:value-type="float">
            <text:p>5.100505</text:p>
          </table:table-cell>
          <table:table-cell office:value-type="float" office:value="3.626627" calcext:value-type="float">
            <text:p>3.626627</text:p>
          </table:table-cell>
          <table:table-cell office:value-type="float" office:value="0.7836915" calcext:value-type="float">
            <text:p>0.7836915</text:p>
          </table:table-cell>
          <table:table-cell office:value-type="float" office:value="0.3088627" calcext:value-type="float">
            <text:p>0.3088627</text:p>
          </table:table-cell>
          <table:table-cell office:value-type="float" office:value="1.615775" calcext:value-type="float">
            <text:p>1.615775</text:p>
          </table:table-cell>
          <table:table-cell office:value-type="float" office:value="0.3396378" calcext:value-type="float">
            <text:p>0.3396378</text:p>
          </table:table-cell>
          <table:table-cell office:value-type="float" office:value="0.1378063" calcext:value-type="float">
            <text:p>0.1378063</text:p>
          </table:table-cell>
          <table:table-cell office:value-type="float" office:value="0.06174806" calcext:value-type="float">
            <text:p>0.06174806</text:p>
          </table:table-cell>
          <table:table-cell office:value-type="float" office:value="0.06364007" calcext:value-type="float">
            <text:p>0.06364007</text:p>
          </table:table-cell>
          <table:table-cell office:value-type="float" office:value="0.3587066" calcext:value-type="float">
            <text:p>0.3587066</text:p>
          </table:table-cell>
          <table:table-cell office:value-type="float" office:value="0.3603463" calcext:value-type="float">
            <text:p>0.3603463</text:p>
          </table:table-cell>
          <table:table-cell office:value-type="float" office:value="0" calcext:value-type="float">
            <text:p>0</text:p>
          </table:table-cell>
          <table:table-cell office:value-type="float" office:value="691.2134" calcext:value-type="float">
            <text:p>691.2134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422" calcext:value-type="float">
            <text:p>-0.600642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2" calcext:value-type="float">
            <text:p>9112002</text:p>
          </table:table-cell>
          <table:table-cell office:value-type="float" office:value="36.07926" calcext:value-type="float">
            <text:p>36.07926</text:p>
          </table:table-cell>
          <table:table-cell office:value-type="float" office:value="1092.578" calcext:value-type="float">
            <text:p>1092.578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2480247" calcext:value-type="float">
            <text:p>0.2480247</text:p>
          </table:table-cell>
          <table:table-cell office:value-type="float" office:value="3.71104" calcext:value-type="float">
            <text:p>3.71104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4361" calcext:value-type="float">
            <text:p>0.0001504361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2253776" calcext:value-type="float">
            <text:p>-0.02253776</text:p>
          </table:table-cell>
          <table:table-cell office:value-type="float" office:value="-0.2791174" calcext:value-type="float">
            <text:p>-0.2791174</text:p>
          </table:table-cell>
          <table:table-cell office:value-type="float" office:value="0.000509867" calcext:value-type="float">
            <text:p>0.000509867</text:p>
          </table:table-cell>
          <table:table-cell office:value-type="float" office:value="0.0005403478" calcext:value-type="float">
            <text:p>0.0005403478</text:p>
          </table:table-cell>
          <table:table-cell office:value-type="float" office:value="14.26566" calcext:value-type="float">
            <text:p>14.26566</text:p>
          </table:table-cell>
          <table:table-cell office:value-type="float" office:value="0.3634373" calcext:value-type="float">
            <text:p>0.3634373</text:p>
          </table:table-cell>
          <table:table-cell office:value-type="float" office:value="0.3251351" calcext:value-type="float">
            <text:p>0.3251351</text:p>
          </table:table-cell>
          <table:table-cell office:value-type="float" office:value="0.2882586" calcext:value-type="float">
            <text:p>0.2882586</text:p>
          </table:table-cell>
          <table:table-cell office:value-type="float" office:value="0.1473756" calcext:value-type="float">
            <text:p>0.1473756</text:p>
          </table:table-cell>
          <table:table-cell office:value-type="float" office:value="0.1708097" calcext:value-type="float">
            <text:p>0.1708097</text:p>
          </table:table-cell>
          <table:table-cell office:value-type="float" office:value="0.03981774" calcext:value-type="float">
            <text:p>0.03981774</text:p>
          </table:table-cell>
          <table:table-cell office:value-type="float" office:value="0.02816432" calcext:value-type="float">
            <text:p>0.02816432</text:p>
          </table:table-cell>
          <table:table-cell office:value-type="float" office:value="0.03223012" calcext:value-type="float">
            <text:p>0.03223012</text:p>
          </table:table-cell>
          <table:table-cell office:value-type="float" office:value="0.0233631" calcext:value-type="float">
            <text:p>0.0233631</text:p>
          </table:table-cell>
          <table:table-cell office:value-type="float" office:value="0.02106208" calcext:value-type="float">
            <text:p>0.02106208</text:p>
          </table:table-cell>
          <table:table-cell office:value-type="float" office:value="0.01911092" calcext:value-type="float">
            <text:p>0.01911092</text:p>
          </table:table-cell>
          <table:table-cell office:value-type="float" office:value="0.01661765" calcext:value-type="float">
            <text:p>0.01661765</text:p>
          </table:table-cell>
          <table:table-cell office:value-type="float" office:value="0.005623307" calcext:value-type="float">
            <text:p>0.005623307</text:p>
          </table:table-cell>
          <table:table-cell office:value-type="float" office:value="0.006488326" calcext:value-type="float">
            <text:p>0.006488326</text:p>
          </table:table-cell>
          <table:table-cell office:value-type="float" office:value="0" calcext:value-type="float">
            <text:p>0</text:p>
          </table:table-cell>
          <table:table-cell office:value-type="float" office:value="38.09951" calcext:value-type="float">
            <text:p>38.09951</text:p>
          </table:table-cell>
          <table:table-cell office:value-type="float" office:value="16.60306" calcext:value-type="float">
            <text:p>16.60306</text:p>
          </table:table-cell>
          <table:table-cell office:value-type="float" office:value="13.29616" calcext:value-type="float">
            <text:p>13.29616</text:p>
          </table:table-cell>
          <table:table-cell office:value-type="float" office:value="5.268769" calcext:value-type="float">
            <text:p>5.268769</text:p>
          </table:table-cell>
          <table:table-cell office:value-type="float" office:value="3.766296" calcext:value-type="float">
            <text:p>3.766296</text:p>
          </table:table-cell>
          <table:table-cell office:value-type="float" office:value="0.8010464" calcext:value-type="float">
            <text:p>0.8010464</text:p>
          </table:table-cell>
          <table:table-cell office:value-type="float" office:value="0.3213898" calcext:value-type="float">
            <text:p>0.3213898</text:p>
          </table:table-cell>
          <table:table-cell office:value-type="float" office:value="1.623922" calcext:value-type="float">
            <text:p>1.623922</text:p>
          </table:table-cell>
          <table:table-cell office:value-type="float" office:value="0.3445315" calcext:value-type="float">
            <text:p>0.3445315</text:p>
          </table:table-cell>
          <table:table-cell office:value-type="float" office:value="0.1404903" calcext:value-type="float">
            <text:p>0.1404903</text:p>
          </table:table-cell>
          <table:table-cell office:value-type="float" office:value="0.06291073" calcext:value-type="float">
            <text:p>0.06291073</text:p>
          </table:table-cell>
          <table:table-cell office:value-type="float" office:value="0.06457827" calcext:value-type="float">
            <text:p>0.06457827</text:p>
          </table:table-cell>
          <table:table-cell office:value-type="float" office:value="0.3582765" calcext:value-type="float">
            <text:p>0.3582765</text:p>
          </table:table-cell>
          <table:table-cell office:value-type="float" office:value="0.3603621" calcext:value-type="float">
            <text:p>0.3603621</text:p>
          </table:table-cell>
          <table:table-cell office:value-type="float" office:value="0" calcext:value-type="float">
            <text:p>0</text:p>
          </table:table-cell>
          <table:table-cell office:value-type="float" office:value="766.5515" calcext:value-type="float">
            <text:p>766.5515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469" calcext:value-type="float">
            <text:p>-0.600646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2" calcext:value-type="float">
            <text:p>10112002</text:p>
          </table:table-cell>
          <table:table-cell office:value-type="float" office:value="35.98759" calcext:value-type="float">
            <text:p>35.98759</text:p>
          </table:table-cell>
          <table:table-cell office:value-type="float" office:value="1092.578" calcext:value-type="float">
            <text:p>1092.578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2466762" calcext:value-type="float">
            <text:p>0.2466762</text:p>
          </table:table-cell>
          <table:table-cell office:value-type="float" office:value="3.799964" calcext:value-type="float">
            <text:p>3.799964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4361" calcext:value-type="float">
            <text:p>0.0001504361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2270385" calcext:value-type="float">
            <text:p>-0.02270385</text:p>
          </table:table-cell>
          <table:table-cell office:value-type="float" office:value="-0.2793558" calcext:value-type="float">
            <text:p>-0.2793558</text:p>
          </table:table-cell>
          <table:table-cell office:value-type="float" office:value="0.0005312652" calcext:value-type="float">
            <text:p>0.0005312652</text:p>
          </table:table-cell>
          <table:table-cell office:value-type="float" office:value="0.0005403478" calcext:value-type="float">
            <text:p>0.0005403478</text:p>
          </table:table-cell>
          <table:table-cell office:value-type="float" office:value="14.32494" calcext:value-type="float">
            <text:p>14.32494</text:p>
          </table:table-cell>
          <table:table-cell office:value-type="float" office:value="0.3197443" calcext:value-type="float">
            <text:p>0.3197443</text:p>
          </table:table-cell>
          <table:table-cell office:value-type="float" office:value="0.2712745" calcext:value-type="float">
            <text:p>0.2712745</text:p>
          </table:table-cell>
          <table:table-cell office:value-type="float" office:value="0.2395787" calcext:value-type="float">
            <text:p>0.2395787</text:p>
          </table:table-cell>
          <table:table-cell office:value-type="float" office:value="0.142182" calcext:value-type="float">
            <text:p>0.142182</text:p>
          </table:table-cell>
          <table:table-cell office:value-type="float" office:value="0.1637417" calcext:value-type="float">
            <text:p>0.1637417</text:p>
          </table:table-cell>
          <table:table-cell office:value-type="float" office:value="0.03920842" calcext:value-type="float">
            <text:p>0.03920842</text:p>
          </table:table-cell>
          <table:table-cell office:value-type="float" office:value="0.02830426" calcext:value-type="float">
            <text:p>0.02830426</text:p>
          </table:table-cell>
          <table:table-cell office:value-type="float" office:value="0.0323693" calcext:value-type="float">
            <text:p>0.0323693</text:p>
          </table:table-cell>
          <table:table-cell office:value-type="float" office:value="0.02337903" calcext:value-type="float">
            <text:p>0.02337903</text:p>
          </table:table-cell>
          <table:table-cell office:value-type="float" office:value="0.02108655" calcext:value-type="float">
            <text:p>0.02108655</text:p>
          </table:table-cell>
          <table:table-cell office:value-type="float" office:value="0.01913762" calcext:value-type="float">
            <text:p>0.01913762</text:p>
          </table:table-cell>
          <table:table-cell office:value-type="float" office:value="0.01665663" calcext:value-type="float">
            <text:p>0.01665663</text:p>
          </table:table-cell>
          <table:table-cell office:value-type="float" office:value="0.005623703" calcext:value-type="float">
            <text:p>0.005623703</text:p>
          </table:table-cell>
          <table:table-cell office:value-type="float" office:value="0.006480432" calcext:value-type="float">
            <text:p>0.006480432</text:p>
          </table:table-cell>
          <table:table-cell office:value-type="float" office:value="0" calcext:value-type="float">
            <text:p>0</text:p>
          </table:table-cell>
          <table:table-cell office:value-type="float" office:value="42.02053" calcext:value-type="float">
            <text:p>42.02053</text:p>
          </table:table-cell>
          <table:table-cell office:value-type="float" office:value="17.21999" calcext:value-type="float">
            <text:p>17.21999</text:p>
          </table:table-cell>
          <table:table-cell office:value-type="float" office:value="13.42807" calcext:value-type="float">
            <text:p>13.42807</text:p>
          </table:table-cell>
          <table:table-cell office:value-type="float" office:value="5.437261" calcext:value-type="float">
            <text:p>5.437261</text:p>
          </table:table-cell>
          <table:table-cell office:value-type="float" office:value="3.893461" calcext:value-type="float">
            <text:p>3.893461</text:p>
          </table:table-cell>
          <table:table-cell office:value-type="float" office:value="0.8187311" calcext:value-type="float">
            <text:p>0.8187311</text:p>
          </table:table-cell>
          <table:table-cell office:value-type="float" office:value="0.3347724" calcext:value-type="float">
            <text:p>0.3347724</text:p>
          </table:table-cell>
          <table:table-cell office:value-type="float" office:value="1.632657" calcext:value-type="float">
            <text:p>1.632657</text:p>
          </table:table-cell>
          <table:table-cell office:value-type="float" office:value="0.349609" calcext:value-type="float">
            <text:p>0.349609</text:p>
          </table:table-cell>
          <table:table-cell office:value-type="float" office:value="0.1431667" calcext:value-type="float">
            <text:p>0.1431667</text:p>
          </table:table-cell>
          <table:table-cell office:value-type="float" office:value="0.06405981" calcext:value-type="float">
            <text:p>0.06405981</text:p>
          </table:table-cell>
          <table:table-cell office:value-type="float" office:value="0.06552219" calcext:value-type="float">
            <text:p>0.06552219</text:p>
          </table:table-cell>
          <table:table-cell office:value-type="float" office:value="0.3592775" calcext:value-type="float">
            <text:p>0.3592775</text:p>
          </table:table-cell>
          <table:table-cell office:value-type="float" office:value="0.3592222" calcext:value-type="float">
            <text:p>0.3592222</text:p>
          </table:table-cell>
          <table:table-cell office:value-type="float" office:value="0" calcext:value-type="float">
            <text:p>0</text:p>
          </table:table-cell>
          <table:table-cell office:value-type="float" office:value="792.71" calcext:value-type="float">
            <text:p>792.71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469" calcext:value-type="float">
            <text:p>-0.600646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2" calcext:value-type="float">
            <text:p>11112002</text:p>
          </table:table-cell>
          <table:table-cell office:value-type="float" office:value="35.93012" calcext:value-type="float">
            <text:p>35.93012</text:p>
          </table:table-cell>
          <table:table-cell office:value-type="float" office:value="1092.573" calcext:value-type="float">
            <text:p>1092.573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2486795" calcext:value-type="float">
            <text:p>0.2486795</text:p>
          </table:table-cell>
          <table:table-cell office:value-type="float" office:value="3.856278" calcext:value-type="float">
            <text:p>3.856278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4361" calcext:value-type="float">
            <text:p>0.0001504361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2308029" calcext:value-type="float">
            <text:p>-0.02308029</text:p>
          </table:table-cell>
          <table:table-cell office:value-type="float" office:value="-0.2794716" calcext:value-type="float">
            <text:p>-0.2794716</text:p>
          </table:table-cell>
          <table:table-cell office:value-type="float" office:value="0.000555526" calcext:value-type="float">
            <text:p>0.000555526</text:p>
          </table:table-cell>
          <table:table-cell office:value-type="float" office:value="0.0005403478" calcext:value-type="float">
            <text:p>0.0005403478</text:p>
          </table:table-cell>
          <table:table-cell office:value-type="float" office:value="14.35373" calcext:value-type="float">
            <text:p>14.35373</text:p>
          </table:table-cell>
          <table:table-cell office:value-type="float" office:value="0.3037124" calcext:value-type="float">
            <text:p>0.3037124</text:p>
          </table:table-cell>
          <table:table-cell office:value-type="float" office:value="0.2413195" calcext:value-type="float">
            <text:p>0.2413195</text:p>
          </table:table-cell>
          <table:table-cell office:value-type="float" office:value="0.2140299" calcext:value-type="float">
            <text:p>0.2140299</text:p>
          </table:table-cell>
          <table:table-cell office:value-type="float" office:value="0.139392" calcext:value-type="float">
            <text:p>0.139392</text:p>
          </table:table-cell>
          <table:table-cell office:value-type="float" office:value="0.1594125" calcext:value-type="float">
            <text:p>0.1594125</text:p>
          </table:table-cell>
          <table:table-cell office:value-type="float" office:value="0.03898488" calcext:value-type="float">
            <text:p>0.03898488</text:p>
          </table:table-cell>
          <table:table-cell office:value-type="float" office:value="0.0285555" calcext:value-type="float">
            <text:p>0.0285555</text:p>
          </table:table-cell>
          <table:table-cell office:value-type="float" office:value="0.0325237" calcext:value-type="float">
            <text:p>0.0325237</text:p>
          </table:table-cell>
          <table:table-cell office:value-type="float" office:value="0.02338612" calcext:value-type="float">
            <text:p>0.02338612</text:p>
          </table:table-cell>
          <table:table-cell office:value-type="float" office:value="0.02110568" calcext:value-type="float">
            <text:p>0.02110568</text:p>
          </table:table-cell>
          <table:table-cell office:value-type="float" office:value="0.01916309" calcext:value-type="float">
            <text:p>0.01916309</text:p>
          </table:table-cell>
          <table:table-cell office:value-type="float" office:value="0.01669519" calcext:value-type="float">
            <text:p>0.01669519</text:p>
          </table:table-cell>
          <table:table-cell office:value-type="float" office:value="0.005618185" calcext:value-type="float">
            <text:p>0.005618185</text:p>
          </table:table-cell>
          <table:table-cell office:value-type="float" office:value="0.006478492" calcext:value-type="float">
            <text:p>0.006478492</text:p>
          </table:table-cell>
          <table:table-cell office:value-type="float" office:value="0" calcext:value-type="float">
            <text:p>0</text:p>
          </table:table-cell>
          <table:table-cell office:value-type="float" office:value="43.1569" calcext:value-type="float">
            <text:p>43.1569</text:p>
          </table:table-cell>
          <table:table-cell office:value-type="float" office:value="17.90649" calcext:value-type="float">
            <text:p>17.90649</text:p>
          </table:table-cell>
          <table:table-cell office:value-type="float" office:value="13.37845" calcext:value-type="float">
            <text:p>13.37845</text:p>
          </table:table-cell>
          <table:table-cell office:value-type="float" office:value="5.544811" calcext:value-type="float">
            <text:p>5.544811</text:p>
          </table:table-cell>
          <table:table-cell office:value-type="float" office:value="3.972592" calcext:value-type="float">
            <text:p>3.972592</text:p>
          </table:table-cell>
          <table:table-cell office:value-type="float" office:value="0.8325294" calcext:value-type="float">
            <text:p>0.8325294</text:p>
          </table:table-cell>
          <table:table-cell office:value-type="float" office:value="0.3466066" calcext:value-type="float">
            <text:p>0.3466066</text:p>
          </table:table-cell>
          <table:table-cell office:value-type="float" office:value="1.641161" calcext:value-type="float">
            <text:p>1.641161</text:p>
          </table:table-cell>
          <table:table-cell office:value-type="float" office:value="0.3548081" calcext:value-type="float">
            <text:p>0.3548081</text:p>
          </table:table-cell>
          <table:table-cell office:value-type="float" office:value="0.1458457" calcext:value-type="float">
            <text:p>0.1458457</text:p>
          </table:table-cell>
          <table:table-cell office:value-type="float" office:value="0.06519971" calcext:value-type="float">
            <text:p>0.06519971</text:p>
          </table:table-cell>
          <table:table-cell office:value-type="float" office:value="0.06651971" calcext:value-type="float">
            <text:p>0.06651971</text:p>
          </table:table-cell>
          <table:table-cell office:value-type="float" office:value="0.3586012" calcext:value-type="float">
            <text:p>0.3586012</text:p>
          </table:table-cell>
          <table:table-cell office:value-type="float" office:value="0.3600683" calcext:value-type="float">
            <text:p>0.3600683</text:p>
          </table:table-cell>
          <table:table-cell office:value-type="float" office:value="0" calcext:value-type="float">
            <text:p>0</text:p>
          </table:table-cell>
          <table:table-cell office:value-type="float" office:value="821.3452" calcext:value-type="float">
            <text:p>821.3452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469" calcext:value-type="float">
            <text:p>-0.600646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2" calcext:value-type="float">
            <text:p>12112002</text:p>
          </table:table-cell>
          <table:table-cell office:value-type="float" office:value="35.85702" calcext:value-type="float">
            <text:p>35.85702</text:p>
          </table:table-cell>
          <table:table-cell office:value-type="float" office:value="1092.57" calcext:value-type="float">
            <text:p>1092.57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2636575" calcext:value-type="float">
            <text:p>0.2636575</text:p>
          </table:table-cell>
          <table:table-cell office:value-type="float" office:value="3.91219" calcext:value-type="float">
            <text:p>3.91219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4361" calcext:value-type="float">
            <text:p>0.0001504361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2308029" calcext:value-type="float">
            <text:p>-0.02308029</text:p>
          </table:table-cell>
          <table:table-cell office:value-type="float" office:value="-0.2795967" calcext:value-type="float">
            <text:p>-0.2795967</text:p>
          </table:table-cell>
          <table:table-cell office:value-type="float" office:value="0.0005780567" calcext:value-type="float">
            <text:p>0.0005780567</text:p>
          </table:table-cell>
          <table:table-cell office:value-type="float" office:value="0.0005403478" calcext:value-type="float">
            <text:p>0.0005403478</text:p>
          </table:table-cell>
          <table:table-cell office:value-type="float" office:value="14.35842" calcext:value-type="float">
            <text:p>14.35842</text:p>
          </table:table-cell>
          <table:table-cell office:value-type="float" office:value="0.5458615" calcext:value-type="float">
            <text:p>0.5458615</text:p>
          </table:table-cell>
          <table:table-cell office:value-type="float" office:value="0.2137463" calcext:value-type="float">
            <text:p>0.2137463</text:p>
          </table:table-cell>
          <table:table-cell office:value-type="float" office:value="0.1927195" calcext:value-type="float">
            <text:p>0.1927195</text:p>
          </table:table-cell>
          <table:table-cell office:value-type="float" office:value="0.135052" calcext:value-type="float">
            <text:p>0.135052</text:p>
          </table:table-cell>
          <table:table-cell office:value-type="float" office:value="0.1539492" calcext:value-type="float">
            <text:p>0.1539492</text:p>
          </table:table-cell>
          <table:table-cell office:value-type="float" office:value="0.03876605" calcext:value-type="float">
            <text:p>0.03876605</text:p>
          </table:table-cell>
          <table:table-cell office:value-type="float" office:value="0.02880098" calcext:value-type="float">
            <text:p>0.02880098</text:p>
          </table:table-cell>
          <table:table-cell office:value-type="float" office:value="0.032696" calcext:value-type="float">
            <text:p>0.032696</text:p>
          </table:table-cell>
          <table:table-cell office:value-type="float" office:value="0.02339698" calcext:value-type="float">
            <text:p>0.02339698</text:p>
          </table:table-cell>
          <table:table-cell office:value-type="float" office:value="0.0211211" calcext:value-type="float">
            <text:p>0.0211211</text:p>
          </table:table-cell>
          <table:table-cell office:value-type="float" office:value="0.01918706" calcext:value-type="float">
            <text:p>0.01918706</text:p>
          </table:table-cell>
          <table:table-cell office:value-type="float" office:value="0.0167332" calcext:value-type="float">
            <text:p>0.0167332</text:p>
          </table:table-cell>
          <table:table-cell office:value-type="float" office:value="0.005612845" calcext:value-type="float">
            <text:p>0.005612845</text:p>
          </table:table-cell>
          <table:table-cell office:value-type="float" office:value="0.006476551" calcext:value-type="float">
            <text:p>0.006476551</text:p>
          </table:table-cell>
          <table:table-cell office:value-type="float" office:value="0" calcext:value-type="float">
            <text:p>0</text:p>
          </table:table-cell>
          <table:table-cell office:value-type="float" office:value="43.10207" calcext:value-type="float">
            <text:p>43.10207</text:p>
          </table:table-cell>
          <table:table-cell office:value-type="float" office:value="18.87211" calcext:value-type="float">
            <text:p>18.87211</text:p>
          </table:table-cell>
          <table:table-cell office:value-type="float" office:value="13.47187" calcext:value-type="float">
            <text:p>13.47187</text:p>
          </table:table-cell>
          <table:table-cell office:value-type="float" office:value="5.657316" calcext:value-type="float">
            <text:p>5.657316</text:p>
          </table:table-cell>
          <table:table-cell office:value-type="float" office:value="4.042256" calcext:value-type="float">
            <text:p>4.042256</text:p>
          </table:table-cell>
          <table:table-cell office:value-type="float" office:value="0.8444977" calcext:value-type="float">
            <text:p>0.8444977</text:p>
          </table:table-cell>
          <table:table-cell office:value-type="float" office:value="0.3573417" calcext:value-type="float">
            <text:p>0.3573417</text:p>
          </table:table-cell>
          <table:table-cell office:value-type="float" office:value="1.649037" calcext:value-type="float">
            <text:p>1.649037</text:p>
          </table:table-cell>
          <table:table-cell office:value-type="float" office:value="0.3599846" calcext:value-type="float">
            <text:p>0.3599846</text:p>
          </table:table-cell>
          <table:table-cell office:value-type="float" office:value="0.1485235" calcext:value-type="float">
            <text:p>0.1485235</text:p>
          </table:table-cell>
          <table:table-cell office:value-type="float" office:value="0.0663288" calcext:value-type="float">
            <text:p>0.0663288</text:p>
          </table:table-cell>
          <table:table-cell office:value-type="float" office:value="0.06747728" calcext:value-type="float">
            <text:p>0.06747728</text:p>
          </table:table-cell>
          <table:table-cell office:value-type="float" office:value="0.3579754" calcext:value-type="float">
            <text:p>0.3579754</text:p>
          </table:table-cell>
          <table:table-cell office:value-type="float" office:value="0.3602396" calcext:value-type="float">
            <text:p>0.3602396</text:p>
          </table:table-cell>
          <table:table-cell office:value-type="float" office:value="0" calcext:value-type="float">
            <text:p>0</text:p>
          </table:table-cell>
          <table:table-cell office:value-type="float" office:value="907.6046" calcext:value-type="float">
            <text:p>907.6046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469" calcext:value-type="float">
            <text:p>-0.600646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2" calcext:value-type="float">
            <text:p>13112002</text:p>
          </table:table-cell>
          <table:table-cell office:value-type="float" office:value="35.77925" calcext:value-type="float">
            <text:p>35.77925</text:p>
          </table:table-cell>
          <table:table-cell office:value-type="float" office:value="1092.567" calcext:value-type="float">
            <text:p>1092.567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2807508" calcext:value-type="float">
            <text:p>0.2807508</text:p>
          </table:table-cell>
          <table:table-cell office:value-type="float" office:value="3.970726" calcext:value-type="float">
            <text:p>3.970726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4361" calcext:value-type="float">
            <text:p>0.0001504361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2308029" calcext:value-type="float">
            <text:p>-0.02308029</text:p>
          </table:table-cell>
          <table:table-cell office:value-type="float" office:value="-0.2797054" calcext:value-type="float">
            <text:p>-0.2797054</text:p>
          </table:table-cell>
          <table:table-cell office:value-type="float" office:value="0.0005990854" calcext:value-type="float">
            <text:p>0.0005990854</text:p>
          </table:table-cell>
          <table:table-cell office:value-type="float" office:value="0.0005403478" calcext:value-type="float">
            <text:p>0.0005403478</text:p>
          </table:table-cell>
          <table:table-cell office:value-type="float" office:value="14.36081" calcext:value-type="float">
            <text:p>14.36081</text:p>
          </table:table-cell>
          <table:table-cell office:value-type="float" office:value="0.9911781" calcext:value-type="float">
            <text:p>0.9911781</text:p>
          </table:table-cell>
          <table:table-cell office:value-type="float" office:value="0.1961648" calcext:value-type="float">
            <text:p>0.1961648</text:p>
          </table:table-cell>
          <table:table-cell office:value-type="float" office:value="0.1779882" calcext:value-type="float">
            <text:p>0.1779882</text:p>
          </table:table-cell>
          <table:table-cell office:value-type="float" office:value="0.1301644" calcext:value-type="float">
            <text:p>0.1301644</text:p>
          </table:table-cell>
          <table:table-cell office:value-type="float" office:value="0.1478516" calcext:value-type="float">
            <text:p>0.1478516</text:p>
          </table:table-cell>
          <table:table-cell office:value-type="float" office:value="0.03834144" calcext:value-type="float">
            <text:p>0.03834144</text:p>
          </table:table-cell>
          <table:table-cell office:value-type="float" office:value="0.02893533" calcext:value-type="float">
            <text:p>0.02893533</text:p>
          </table:table-cell>
          <table:table-cell office:value-type="float" office:value="0.03285306" calcext:value-type="float">
            <text:p>0.03285306</text:p>
          </table:table-cell>
          <table:table-cell office:value-type="float" office:value="0.02341066" calcext:value-type="float">
            <text:p>0.02341066</text:p>
          </table:table-cell>
          <table:table-cell office:value-type="float" office:value="0.02113509" calcext:value-type="float">
            <text:p>0.02113509</text:p>
          </table:table-cell>
          <table:table-cell office:value-type="float" office:value="0.01920895" calcext:value-type="float">
            <text:p>0.01920895</text:p>
          </table:table-cell>
          <table:table-cell office:value-type="float" office:value="0.01677063" calcext:value-type="float">
            <text:p>0.01677063</text:p>
          </table:table-cell>
          <table:table-cell office:value-type="float" office:value="0.005607902" calcext:value-type="float">
            <text:p>0.005607902</text:p>
          </table:table-cell>
          <table:table-cell office:value-type="float" office:value="0.00647436" calcext:value-type="float">
            <text:p>0.00647436</text:p>
          </table:table-cell>
          <table:table-cell office:value-type="float" office:value="0" calcext:value-type="float">
            <text:p>0</text:p>
          </table:table-cell>
          <table:table-cell office:value-type="float" office:value="45.00377" calcext:value-type="float">
            <text:p>45.00377</text:p>
          </table:table-cell>
          <table:table-cell office:value-type="float" office:value="20.2467" calcext:value-type="float">
            <text:p>20.2467</text:p>
          </table:table-cell>
          <table:table-cell office:value-type="float" office:value="13.63615" calcext:value-type="float">
            <text:p>13.63615</text:p>
          </table:table-cell>
          <table:table-cell office:value-type="float" office:value="5.784394" calcext:value-type="float">
            <text:p>5.784394</text:p>
          </table:table-cell>
          <table:table-cell office:value-type="float" office:value="4.134225" calcext:value-type="float">
            <text:p>4.134225</text:p>
          </table:table-cell>
          <table:table-cell office:value-type="float" office:value="0.8585149" calcext:value-type="float">
            <text:p>0.8585149</text:p>
          </table:table-cell>
          <table:table-cell office:value-type="float" office:value="0.3671734" calcext:value-type="float">
            <text:p>0.3671734</text:p>
          </table:table-cell>
          <table:table-cell office:value-type="float" office:value="1.65701" calcext:value-type="float">
            <text:p>1.65701</text:p>
          </table:table-cell>
          <table:table-cell office:value-type="float" office:value="0.3651103" calcext:value-type="float">
            <text:p>0.3651103</text:p>
          </table:table-cell>
          <table:table-cell office:value-type="float" office:value="0.1511924" calcext:value-type="float">
            <text:p>0.1511924</text:p>
          </table:table-cell>
          <table:table-cell office:value-type="float" office:value="0.06743784" calcext:value-type="float">
            <text:p>0.06743784</text:p>
          </table:table-cell>
          <table:table-cell office:value-type="float" office:value="0.06840337" calcext:value-type="float">
            <text:p>0.06840337</text:p>
          </table:table-cell>
          <table:table-cell office:value-type="float" office:value="0.3574686" calcext:value-type="float">
            <text:p>0.3574686</text:p>
          </table:table-cell>
          <table:table-cell office:value-type="float" office:value="0.3603154" calcext:value-type="float">
            <text:p>0.3603154</text:p>
          </table:table-cell>
          <table:table-cell office:value-type="float" office:value="0" calcext:value-type="float">
            <text:p>0</text:p>
          </table:table-cell>
          <table:table-cell office:value-type="float" office:value="990.4543" calcext:value-type="float">
            <text:p>990.4543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469" calcext:value-type="float">
            <text:p>-0.600646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2" calcext:value-type="float">
            <text:p>14112002</text:p>
          </table:table-cell>
          <table:table-cell office:value-type="float" office:value="35.71358" calcext:value-type="float">
            <text:p>35.71358</text:p>
          </table:table-cell>
          <table:table-cell office:value-type="float" office:value="1092.562" calcext:value-type="float">
            <text:p>1092.562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2872671" calcext:value-type="float">
            <text:p>0.2872671</text:p>
          </table:table-cell>
          <table:table-cell office:value-type="float" office:value="4.030352" calcext:value-type="float">
            <text:p>4.030352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4361" calcext:value-type="float">
            <text:p>0.0001504361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2365782" calcext:value-type="float">
            <text:p>-0.02365782</text:p>
          </table:table-cell>
          <table:table-cell office:value-type="float" office:value="-0.2797955" calcext:value-type="float">
            <text:p>-0.2797955</text:p>
          </table:table-cell>
          <table:table-cell office:value-type="float" office:value="0.0006206507" calcext:value-type="float">
            <text:p>0.0006206507</text:p>
          </table:table-cell>
          <table:table-cell office:value-type="float" office:value="0.0005403478" calcext:value-type="float">
            <text:p>0.0005403478</text:p>
          </table:table-cell>
          <table:table-cell office:value-type="float" office:value="14.38995" calcext:value-type="float">
            <text:p>14.38995</text:p>
          </table:table-cell>
          <table:table-cell office:value-type="float" office:value="1.187693" calcext:value-type="float">
            <text:p>1.187693</text:p>
          </table:table-cell>
          <table:table-cell office:value-type="float" office:value="0.1905102" calcext:value-type="float">
            <text:p>0.1905102</text:p>
          </table:table-cell>
          <table:table-cell office:value-type="float" office:value="0.1718452" calcext:value-type="float">
            <text:p>0.1718452</text:p>
          </table:table-cell>
          <table:table-cell office:value-type="float" office:value="0.126249" calcext:value-type="float">
            <text:p>0.126249</text:p>
          </table:table-cell>
          <table:table-cell office:value-type="float" office:value="0.1423759" calcext:value-type="float">
            <text:p>0.1423759</text:p>
          </table:table-cell>
          <table:table-cell office:value-type="float" office:value="0.0378119" calcext:value-type="float">
            <text:p>0.0378119</text:p>
          </table:table-cell>
          <table:table-cell office:value-type="float" office:value="0.02903609" calcext:value-type="float">
            <text:p>0.02903609</text:p>
          </table:table-cell>
          <table:table-cell office:value-type="float" office:value="0.03297666" calcext:value-type="float">
            <text:p>0.03297666</text:p>
          </table:table-cell>
          <table:table-cell office:value-type="float" office:value="0.02342126" calcext:value-type="float">
            <text:p>0.02342126</text:p>
          </table:table-cell>
          <table:table-cell office:value-type="float" office:value="0.02114752" calcext:value-type="float">
            <text:p>0.02114752</text:p>
          </table:table-cell>
          <table:table-cell office:value-type="float" office:value="0.01922992" calcext:value-type="float">
            <text:p>0.01922992</text:p>
          </table:table-cell>
          <table:table-cell office:value-type="float" office:value="0.01680764" calcext:value-type="float">
            <text:p>0.01680764</text:p>
          </table:table-cell>
          <table:table-cell office:value-type="float" office:value="0.005608181" calcext:value-type="float">
            <text:p>0.005608181</text:p>
          </table:table-cell>
          <table:table-cell office:value-type="float" office:value="0.006466966" calcext:value-type="float">
            <text:p>0.006466966</text:p>
          </table:table-cell>
          <table:table-cell office:value-type="float" office:value="0" calcext:value-type="float">
            <text:p>0</text:p>
          </table:table-cell>
          <table:table-cell office:value-type="float" office:value="46.01225" calcext:value-type="float">
            <text:p>46.01225</text:p>
          </table:table-cell>
          <table:table-cell office:value-type="float" office:value="21.35225" calcext:value-type="float">
            <text:p>21.35225</text:p>
          </table:table-cell>
          <table:table-cell office:value-type="float" office:value="13.87034" calcext:value-type="float">
            <text:p>13.87034</text:p>
          </table:table-cell>
          <table:table-cell office:value-type="float" office:value="5.920571" calcext:value-type="float">
            <text:p>5.920571</text:p>
          </table:table-cell>
          <table:table-cell office:value-type="float" office:value="4.231279" calcext:value-type="float">
            <text:p>4.231279</text:p>
          </table:table-cell>
          <table:table-cell office:value-type="float" office:value="0.8731952" calcext:value-type="float">
            <text:p>0.8731952</text:p>
          </table:table-cell>
          <table:table-cell office:value-type="float" office:value="0.3785598" calcext:value-type="float">
            <text:p>0.3785598</text:p>
          </table:table-cell>
          <table:table-cell office:value-type="float" office:value="1.664983" calcext:value-type="float">
            <text:p>1.664983</text:p>
          </table:table-cell>
          <table:table-cell office:value-type="float" office:value="0.3702207" calcext:value-type="float">
            <text:p>0.3702207</text:p>
          </table:table-cell>
          <table:table-cell office:value-type="float" office:value="0.1538373" calcext:value-type="float">
            <text:p>0.1538373</text:p>
          </table:table-cell>
          <table:table-cell office:value-type="float" office:value="0.0685417" calcext:value-type="float">
            <text:p>0.0685417</text:p>
          </table:table-cell>
          <table:table-cell office:value-type="float" office:value="0.0693974" calcext:value-type="float">
            <text:p>0.0693974</text:p>
          </table:table-cell>
          <table:table-cell office:value-type="float" office:value="0.3582645" calcext:value-type="float">
            <text:p>0.3582645</text:p>
          </table:table-cell>
          <table:table-cell office:value-type="float" office:value="0.3600222" calcext:value-type="float">
            <text:p>0.3600222</text:p>
          </table:table-cell>
          <table:table-cell office:value-type="float" office:value="0" calcext:value-type="float">
            <text:p>0</text:p>
          </table:table-cell>
          <table:table-cell office:value-type="float" office:value="1022.093" calcext:value-type="float">
            <text:p>1022.093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469" calcext:value-type="float">
            <text:p>-0.600646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2" calcext:value-type="float">
            <text:p>15112002</text:p>
          </table:table-cell>
          <table:table-cell office:value-type="float" office:value="35.66822" calcext:value-type="float">
            <text:p>35.66822</text:p>
          </table:table-cell>
          <table:table-cell office:value-type="float" office:value="1092.556" calcext:value-type="float">
            <text:p>1092.556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2898856" calcext:value-type="float">
            <text:p>0.2898856</text:p>
          </table:table-cell>
          <table:table-cell office:value-type="float" office:value="4.07479" calcext:value-type="float">
            <text:p>4.07479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4361" calcext:value-type="float">
            <text:p>0.0001504361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2365782" calcext:value-type="float">
            <text:p>-0.02365782</text:p>
          </table:table-cell>
          <table:table-cell office:value-type="float" office:value="-0.2798527" calcext:value-type="float">
            <text:p>-0.2798527</text:p>
          </table:table-cell>
          <table:table-cell office:value-type="float" office:value="0.0006454349" calcext:value-type="float">
            <text:p>0.0006454349</text:p>
          </table:table-cell>
          <table:table-cell office:value-type="float" office:value="0.0005403478" calcext:value-type="float">
            <text:p>0.0005403478</text:p>
          </table:table-cell>
          <table:table-cell office:value-type="float" office:value="14.40987" calcext:value-type="float">
            <text:p>14.40987</text:p>
          </table:table-cell>
          <table:table-cell office:value-type="float" office:value="1.115843" calcext:value-type="float">
            <text:p>1.115843</text:p>
          </table:table-cell>
          <table:table-cell office:value-type="float" office:value="0.1904913" calcext:value-type="float">
            <text:p>0.1904913</text:p>
          </table:table-cell>
          <table:table-cell office:value-type="float" office:value="0.1718643" calcext:value-type="float">
            <text:p>0.1718643</text:p>
          </table:table-cell>
          <table:table-cell office:value-type="float" office:value="0.1247579" calcext:value-type="float">
            <text:p>0.1247579</text:p>
          </table:table-cell>
          <table:table-cell office:value-type="float" office:value="0.1394737" calcext:value-type="float">
            <text:p>0.1394737</text:p>
          </table:table-cell>
          <table:table-cell office:value-type="float" office:value="0.03761647" calcext:value-type="float">
            <text:p>0.03761647</text:p>
          </table:table-cell>
          <table:table-cell office:value-type="float" office:value="0.029229" calcext:value-type="float">
            <text:p>0.029229</text:p>
          </table:table-cell>
          <table:table-cell office:value-type="float" office:value="0.03310471" calcext:value-type="float">
            <text:p>0.03310471</text:p>
          </table:table-cell>
          <table:table-cell office:value-type="float" office:value="0.0234297" calcext:value-type="float">
            <text:p>0.0234297</text:p>
          </table:table-cell>
          <table:table-cell office:value-type="float" office:value="0.02115831" calcext:value-type="float">
            <text:p>0.02115831</text:p>
          </table:table-cell>
          <table:table-cell office:value-type="float" office:value="0.01925005" calcext:value-type="float">
            <text:p>0.01925005</text:p>
          </table:table-cell>
          <table:table-cell office:value-type="float" office:value="0.01684411" calcext:value-type="float">
            <text:p>0.01684411</text:p>
          </table:table-cell>
          <table:table-cell office:value-type="float" office:value="0.005603007" calcext:value-type="float">
            <text:p>0.005603007</text:p>
          </table:table-cell>
          <table:table-cell office:value-type="float" office:value="0.006465166" calcext:value-type="float">
            <text:p>0.006465166</text:p>
          </table:table-cell>
          <table:table-cell office:value-type="float" office:value="0" calcext:value-type="float">
            <text:p>0</text:p>
          </table:table-cell>
          <table:table-cell office:value-type="float" office:value="46.31895" calcext:value-type="float">
            <text:p>46.31895</text:p>
          </table:table-cell>
          <table:table-cell office:value-type="float" office:value="21.93983" calcext:value-type="float">
            <text:p>21.93983</text:p>
          </table:table-cell>
          <table:table-cell office:value-type="float" office:value="13.95596" calcext:value-type="float">
            <text:p>13.95596</text:p>
          </table:table-cell>
          <table:table-cell office:value-type="float" office:value="6.019701" calcext:value-type="float">
            <text:p>6.019701</text:p>
          </table:table-cell>
          <table:table-cell office:value-type="float" office:value="4.301478" calcext:value-type="float">
            <text:p>4.301478</text:p>
          </table:table-cell>
          <table:table-cell office:value-type="float" office:value="0.8862797" calcext:value-type="float">
            <text:p>0.8862797</text:p>
          </table:table-cell>
          <table:table-cell office:value-type="float" office:value="0.3889142" calcext:value-type="float">
            <text:p>0.3889142</text:p>
          </table:table-cell>
          <table:table-cell office:value-type="float" office:value="1.672663" calcext:value-type="float">
            <text:p>1.672663</text:p>
          </table:table-cell>
          <table:table-cell office:value-type="float" office:value="0.3753378" calcext:value-type="float">
            <text:p>0.3753378</text:p>
          </table:table-cell>
          <table:table-cell office:value-type="float" office:value="0.1564577" calcext:value-type="float">
            <text:p>0.1564577</text:p>
          </table:table-cell>
          <table:table-cell office:value-type="float" office:value="0.06963983" calcext:value-type="float">
            <text:p>0.06963983</text:p>
          </table:table-cell>
          <table:table-cell office:value-type="float" office:value="0.07035644" calcext:value-type="float">
            <text:p>0.07035644</text:p>
          </table:table-cell>
          <table:table-cell office:value-type="float" office:value="0.3575944" calcext:value-type="float">
            <text:p>0.3575944</text:p>
          </table:table-cell>
          <table:table-cell office:value-type="float" office:value="0.3602144" calcext:value-type="float">
            <text:p>0.3602144</text:p>
          </table:table-cell>
          <table:table-cell office:value-type="float" office:value="0" calcext:value-type="float">
            <text:p>0</text:p>
          </table:table-cell>
          <table:table-cell office:value-type="float" office:value="1042.271" calcext:value-type="float">
            <text:p>1042.271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469" calcext:value-type="float">
            <text:p>-0.600646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2" calcext:value-type="float">
            <text:p>16112002</text:p>
          </table:table-cell>
          <table:table-cell office:value-type="float" office:value="35.61734" calcext:value-type="float">
            <text:p>35.61734</text:p>
          </table:table-cell>
          <table:table-cell office:value-type="float" office:value="1092.551" calcext:value-type="float">
            <text:p>1092.551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2928427" calcext:value-type="float">
            <text:p>0.2928427</text:p>
          </table:table-cell>
          <table:table-cell office:value-type="float" office:value="4.123199" calcext:value-type="float">
            <text:p>4.123199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4361" calcext:value-type="float">
            <text:p>0.0001504361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2365782" calcext:value-type="float">
            <text:p>-0.02365782</text:p>
          </table:table-cell>
          <table:table-cell office:value-type="float" office:value="-0.2799237" calcext:value-type="float">
            <text:p>-0.2799237</text:p>
          </table:table-cell>
          <table:table-cell office:value-type="float" office:value="0.0006701836" calcext:value-type="float">
            <text:p>0.0006701836</text:p>
          </table:table-cell>
          <table:table-cell office:value-type="float" office:value="0.0005403478" calcext:value-type="float">
            <text:p>0.0005403478</text:p>
          </table:table-cell>
          <table:table-cell office:value-type="float" office:value="14.43277" calcext:value-type="float">
            <text:p>14.43277</text:p>
          </table:table-cell>
          <table:table-cell office:value-type="float" office:value="0.9714198" calcext:value-type="float">
            <text:p>0.9714198</text:p>
          </table:table-cell>
          <table:table-cell office:value-type="float" office:value="0.1881015" calcext:value-type="float">
            <text:p>0.1881015</text:p>
          </table:table-cell>
          <table:table-cell office:value-type="float" office:value="0.1708751" calcext:value-type="float">
            <text:p>0.1708751</text:p>
          </table:table-cell>
          <table:table-cell office:value-type="float" office:value="0.1223319" calcext:value-type="float">
            <text:p>0.1223319</text:p>
          </table:table-cell>
          <table:table-cell office:value-type="float" office:value="0.1360164" calcext:value-type="float">
            <text:p>0.1360164</text:p>
          </table:table-cell>
          <table:table-cell office:value-type="float" office:value="0.0374301" calcext:value-type="float">
            <text:p>0.0374301</text:p>
          </table:table-cell>
          <table:table-cell office:value-type="float" office:value="0.02943508" calcext:value-type="float">
            <text:p>0.02943508</text:p>
          </table:table-cell>
          <table:table-cell office:value-type="float" office:value="0.03324727" calcext:value-type="float">
            <text:p>0.03324727</text:p>
          </table:table-cell>
          <table:table-cell office:value-type="float" office:value="0.02344428" calcext:value-type="float">
            <text:p>0.02344428</text:p>
          </table:table-cell>
          <table:table-cell office:value-type="float" office:value="0.02116732" calcext:value-type="float">
            <text:p>0.02116732</text:p>
          </table:table-cell>
          <table:table-cell office:value-type="float" office:value="0.0192694" calcext:value-type="float">
            <text:p>0.0192694</text:p>
          </table:table-cell>
          <table:table-cell office:value-type="float" office:value="0.01688006" calcext:value-type="float">
            <text:p>0.01688006</text:p>
          </table:table-cell>
          <table:table-cell office:value-type="float" office:value="0.005598191" calcext:value-type="float">
            <text:p>0.005598191</text:p>
          </table:table-cell>
          <table:table-cell office:value-type="float" office:value="0.006463148" calcext:value-type="float">
            <text:p>0.006463148</text:p>
          </table:table-cell>
          <table:table-cell office:value-type="float" office:value="0" calcext:value-type="float">
            <text:p>0</text:p>
          </table:table-cell>
          <table:table-cell office:value-type="float" office:value="45.02097" calcext:value-type="float">
            <text:p>45.02097</text:p>
          </table:table-cell>
          <table:table-cell office:value-type="float" office:value="22.38109" calcext:value-type="float">
            <text:p>22.38109</text:p>
          </table:table-cell>
          <table:table-cell office:value-type="float" office:value="14.06167" calcext:value-type="float">
            <text:p>14.06167</text:p>
          </table:table-cell>
          <table:table-cell office:value-type="float" office:value="6.121253" calcext:value-type="float">
            <text:p>6.121253</text:p>
          </table:table-cell>
          <table:table-cell office:value-type="float" office:value="4.369232" calcext:value-type="float">
            <text:p>4.369232</text:p>
          </table:table-cell>
          <table:table-cell office:value-type="float" office:value="0.8978764" calcext:value-type="float">
            <text:p>0.8978764</text:p>
          </table:table-cell>
          <table:table-cell office:value-type="float" office:value="0.3988968" calcext:value-type="float">
            <text:p>0.3988968</text:p>
          </table:table-cell>
          <table:table-cell office:value-type="float" office:value="1.679617" calcext:value-type="float">
            <text:p>1.679617</text:p>
          </table:table-cell>
          <table:table-cell office:value-type="float" office:value="0.3805404" calcext:value-type="float">
            <text:p>0.3805404</text:p>
          </table:table-cell>
          <table:table-cell office:value-type="float" office:value="0.1590275" calcext:value-type="float">
            <text:p>0.1590275</text:p>
          </table:table-cell>
          <table:table-cell office:value-type="float" office:value="0.07073102" calcext:value-type="float">
            <text:p>0.07073102</text:p>
          </table:table-cell>
          <table:table-cell office:value-type="float" office:value="0.07128002" calcext:value-type="float">
            <text:p>0.07128002</text:p>
          </table:table-cell>
          <table:table-cell office:value-type="float" office:value="0.3570389" calcext:value-type="float">
            <text:p>0.3570389</text:p>
          </table:table-cell>
          <table:table-cell office:value-type="float" office:value="0.3603191" calcext:value-type="float">
            <text:p>0.3603191</text:p>
          </table:table-cell>
          <table:table-cell office:value-type="float" office:value="0" calcext:value-type="float">
            <text:p>0</text:p>
          </table:table-cell>
          <table:table-cell office:value-type="float" office:value="1069.99" calcext:value-type="float">
            <text:p>1069.99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469" calcext:value-type="float">
            <text:p>-0.600646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2" calcext:value-type="float">
            <text:p>17112002</text:p>
          </table:table-cell>
          <table:table-cell office:value-type="float" office:value="35.5602" calcext:value-type="float">
            <text:p>35.5602</text:p>
          </table:table-cell>
          <table:table-cell office:value-type="float" office:value="1092.547" calcext:value-type="float">
            <text:p>1092.547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3023079" calcext:value-type="float">
            <text:p>0.3023079</text:p>
          </table:table-cell>
          <table:table-cell office:value-type="float" office:value="4.170822" calcext:value-type="float">
            <text:p>4.170822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4361" calcext:value-type="float">
            <text:p>0.0001504361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2421455" calcext:value-type="float">
            <text:p>-0.02421455</text:p>
          </table:table-cell>
          <table:table-cell office:value-type="float" office:value="-0.2799988" calcext:value-type="float">
            <text:p>-0.2799988</text:p>
          </table:table-cell>
          <table:table-cell office:value-type="float" office:value="0.0006936886" calcext:value-type="float">
            <text:p>0.0006936886</text:p>
          </table:table-cell>
          <table:table-cell office:value-type="float" office:value="0.0005403478" calcext:value-type="float">
            <text:p>0.0005403478</text:p>
          </table:table-cell>
          <table:table-cell office:value-type="float" office:value="14.4436" calcext:value-type="float">
            <text:p>14.4436</text:p>
          </table:table-cell>
          <table:table-cell office:value-type="float" office:value="1.090106" calcext:value-type="float">
            <text:p>1.090106</text:p>
          </table:table-cell>
          <table:table-cell office:value-type="float" office:value="0.1831362" calcext:value-type="float">
            <text:p>0.1831362</text:p>
          </table:table-cell>
          <table:table-cell office:value-type="float" office:value="0.1678852" calcext:value-type="float">
            <text:p>0.1678852</text:p>
          </table:table-cell>
          <table:table-cell office:value-type="float" office:value="0.119617" calcext:value-type="float">
            <text:p>0.119617</text:p>
          </table:table-cell>
          <table:table-cell office:value-type="float" office:value="0.1325745" calcext:value-type="float">
            <text:p>0.1325745</text:p>
          </table:table-cell>
          <table:table-cell office:value-type="float" office:value="0.03722087" calcext:value-type="float">
            <text:p>0.03722087</text:p>
          </table:table-cell>
          <table:table-cell office:value-type="float" office:value="0.02962915" calcext:value-type="float">
            <text:p>0.02962915</text:p>
          </table:table-cell>
          <table:table-cell office:value-type="float" office:value="0.03338891" calcext:value-type="float">
            <text:p>0.03338891</text:p>
          </table:table-cell>
          <table:table-cell office:value-type="float" office:value="0.02346391" calcext:value-type="float">
            <text:p>0.02346391</text:p>
          </table:table-cell>
          <table:table-cell office:value-type="float" office:value="0.02117608" calcext:value-type="float">
            <text:p>0.02117608</text:p>
          </table:table-cell>
          <table:table-cell office:value-type="float" office:value="0.01928813" calcext:value-type="float">
            <text:p>0.01928813</text:p>
          </table:table-cell>
          <table:table-cell office:value-type="float" office:value="0.01691613" calcext:value-type="float">
            <text:p>0.01691613</text:p>
          </table:table-cell>
          <table:table-cell office:value-type="float" office:value="0.005628354" calcext:value-type="float">
            <text:p>0.005628354</text:p>
          </table:table-cell>
          <table:table-cell office:value-type="float" office:value="0.006425623" calcext:value-type="float">
            <text:p>0.006425623</text:p>
          </table:table-cell>
          <table:table-cell office:value-type="float" office:value="0" calcext:value-type="float">
            <text:p>0</text:p>
          </table:table-cell>
          <table:table-cell office:value-type="float" office:value="44.92794" calcext:value-type="float">
            <text:p>44.92794</text:p>
          </table:table-cell>
          <table:table-cell office:value-type="float" office:value="23.05482" calcext:value-type="float">
            <text:p>23.05482</text:p>
          </table:table-cell>
          <table:table-cell office:value-type="float" office:value="14.17383" calcext:value-type="float">
            <text:p>14.17383</text:p>
          </table:table-cell>
          <table:table-cell office:value-type="float" office:value="6.217422" calcext:value-type="float">
            <text:p>6.217422</text:p>
          </table:table-cell>
          <table:table-cell office:value-type="float" office:value="4.43609" calcext:value-type="float">
            <text:p>4.43609</text:p>
          </table:table-cell>
          <table:table-cell office:value-type="float" office:value="0.9094092" calcext:value-type="float">
            <text:p>0.9094092</text:p>
          </table:table-cell>
          <table:table-cell office:value-type="float" office:value="0.4084639" calcext:value-type="float">
            <text:p>0.4084639</text:p>
          </table:table-cell>
          <table:table-cell office:value-type="float" office:value="1.68638" calcext:value-type="float">
            <text:p>1.68638</text:p>
          </table:table-cell>
          <table:table-cell office:value-type="float" office:value="0.385647" calcext:value-type="float">
            <text:p>0.385647</text:p>
          </table:table-cell>
          <table:table-cell office:value-type="float" office:value="0.1615641" calcext:value-type="float">
            <text:p>0.1615641</text:p>
          </table:table-cell>
          <table:table-cell office:value-type="float" office:value="0.07181539" calcext:value-type="float">
            <text:p>0.07181539</text:p>
          </table:table-cell>
          <table:table-cell office:value-type="float" office:value="0.07259273" calcext:value-type="float">
            <text:p>0.07259273</text:p>
          </table:table-cell>
          <table:table-cell office:value-type="float" office:value="0.3654086" calcext:value-type="float">
            <text:p>0.3654086</text:p>
          </table:table-cell>
          <table:table-cell office:value-type="float" office:value="0.3520666" calcext:value-type="float">
            <text:p>0.3520666</text:p>
          </table:table-cell>
          <table:table-cell office:value-type="float" office:value="0" calcext:value-type="float">
            <text:p>0</text:p>
          </table:table-cell>
          <table:table-cell office:value-type="float" office:value="1120.91" calcext:value-type="float">
            <text:p>1120.91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469" calcext:value-type="float">
            <text:p>-0.600646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2" calcext:value-type="float">
            <text:p>18112002</text:p>
          </table:table-cell>
          <table:table-cell office:value-type="float" office:value="35.48014" calcext:value-type="float">
            <text:p>35.48014</text:p>
          </table:table-cell>
          <table:table-cell office:value-type="float" office:value="1092.545" calcext:value-type="float">
            <text:p>1092.545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3178717" calcext:value-type="float">
            <text:p>0.3178717</text:p>
          </table:table-cell>
          <table:table-cell office:value-type="float" office:value="4.232608" calcext:value-type="float">
            <text:p>4.232608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4361" calcext:value-type="float">
            <text:p>0.0001504361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2506946" calcext:value-type="float">
            <text:p>-0.02506946</text:p>
          </table:table-cell>
          <table:table-cell office:value-type="float" office:value="-0.2800963" calcext:value-type="float">
            <text:p>-0.2800963</text:p>
          </table:table-cell>
          <table:table-cell office:value-type="float" office:value="0.0007147391" calcext:value-type="float">
            <text:p>0.0007147391</text:p>
          </table:table-cell>
          <table:table-cell office:value-type="float" office:value="0.0005403479" calcext:value-type="float">
            <text:p>0.0005403479</text:p>
          </table:table-cell>
          <table:table-cell office:value-type="float" office:value="14.45497" calcext:value-type="float">
            <text:p>14.45497</text:p>
          </table:table-cell>
          <table:table-cell office:value-type="float" office:value="1.351474" calcext:value-type="float">
            <text:p>1.351474</text:p>
          </table:table-cell>
          <table:table-cell office:value-type="float" office:value="0.1800848" calcext:value-type="float">
            <text:p>0.1800848</text:p>
          </table:table-cell>
          <table:table-cell office:value-type="float" office:value="0.1644001" calcext:value-type="float">
            <text:p>0.1644001</text:p>
          </table:table-cell>
          <table:table-cell office:value-type="float" office:value="0.1149737" calcext:value-type="float">
            <text:p>0.1149737</text:p>
          </table:table-cell>
          <table:table-cell office:value-type="float" office:value="0.1271471" calcext:value-type="float">
            <text:p>0.1271471</text:p>
          </table:table-cell>
          <table:table-cell office:value-type="float" office:value="0.03670704" calcext:value-type="float">
            <text:p>0.03670704</text:p>
          </table:table-cell>
          <table:table-cell office:value-type="float" office:value="0.02971539" calcext:value-type="float">
            <text:p>0.02971539</text:p>
          </table:table-cell>
          <table:table-cell office:value-type="float" office:value="0.03350415" calcext:value-type="float">
            <text:p>0.03350415</text:p>
          </table:table-cell>
          <table:table-cell office:value-type="float" office:value="0.02348542" calcext:value-type="float">
            <text:p>0.02348542</text:p>
          </table:table-cell>
          <table:table-cell office:value-type="float" office:value="0.02118502" calcext:value-type="float">
            <text:p>0.02118502</text:p>
          </table:table-cell>
          <table:table-cell office:value-type="float" office:value="0.0193067" calcext:value-type="float">
            <text:p>0.0193067</text:p>
          </table:table-cell>
          <table:table-cell office:value-type="float" office:value="0.01695229" calcext:value-type="float">
            <text:p>0.01695229</text:p>
          </table:table-cell>
          <table:table-cell office:value-type="float" office:value="0.005616045" calcext:value-type="float">
            <text:p>0.005616045</text:p>
          </table:table-cell>
          <table:table-cell office:value-type="float" office:value="0.006430701" calcext:value-type="float">
            <text:p>0.006430701</text:p>
          </table:table-cell>
          <table:table-cell office:value-type="float" office:value="0" calcext:value-type="float">
            <text:p>0</text:p>
          </table:table-cell>
          <table:table-cell office:value-type="float" office:value="44.6742" calcext:value-type="float">
            <text:p>44.6742</text:p>
          </table:table-cell>
          <table:table-cell office:value-type="float" office:value="24.03543" calcext:value-type="float">
            <text:p>24.03543</text:p>
          </table:table-cell>
          <table:table-cell office:value-type="float" office:value="14.43276" calcext:value-type="float">
            <text:p>14.43276</text:p>
          </table:table-cell>
          <table:table-cell office:value-type="float" office:value="6.334915" calcext:value-type="float">
            <text:p>6.334915</text:p>
          </table:table-cell>
          <table:table-cell office:value-type="float" office:value="4.523983" calcext:value-type="float">
            <text:p>4.523983</text:p>
          </table:table-cell>
          <table:table-cell office:value-type="float" office:value="0.9235747" calcext:value-type="float">
            <text:p>0.9235747</text:p>
          </table:table-cell>
          <table:table-cell office:value-type="float" office:value="0.4182443" calcext:value-type="float">
            <text:p>0.4182443</text:p>
          </table:table-cell>
          <table:table-cell office:value-type="float" office:value="1.693049" calcext:value-type="float">
            <text:p>1.693049</text:p>
          </table:table-cell>
          <table:table-cell office:value-type="float" office:value="0.3906769" calcext:value-type="float">
            <text:p>0.3906769</text:p>
          </table:table-cell>
          <table:table-cell office:value-type="float" office:value="0.1640626" calcext:value-type="float">
            <text:p>0.1640626</text:p>
          </table:table-cell>
          <table:table-cell office:value-type="float" office:value="0.07289673" calcext:value-type="float">
            <text:p>0.07289673</text:p>
          </table:table-cell>
          <table:table-cell office:value-type="float" office:value="0.07395288" calcext:value-type="float">
            <text:p>0.07395288</text:p>
          </table:table-cell>
          <table:table-cell office:value-type="float" office:value="0.3619365" calcext:value-type="float">
            <text:p>0.3619365</text:p>
          </table:table-cell>
          <table:table-cell office:value-type="float" office:value="0.3561344" calcext:value-type="float">
            <text:p>0.3561344</text:p>
          </table:table-cell>
          <table:table-cell office:value-type="float" office:value="0" calcext:value-type="float">
            <text:p>0</text:p>
          </table:table-cell>
          <table:table-cell office:value-type="float" office:value="1199.767" calcext:value-type="float">
            <text:p>1199.767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485" calcext:value-type="float">
            <text:p>-0.600648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2" calcext:value-type="float">
            <text:p>19112002</text:p>
          </table:table-cell>
          <table:table-cell office:value-type="float" office:value="35.41401" calcext:value-type="float">
            <text:p>35.41401</text:p>
          </table:table-cell>
          <table:table-cell office:value-type="float" office:value="1092.54" calcext:value-type="float">
            <text:p>1092.54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3292255" calcext:value-type="float">
            <text:p>0.3292255</text:p>
          </table:table-cell>
          <table:table-cell office:value-type="float" office:value="4.287092" calcext:value-type="float">
            <text:p>4.287092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4361" calcext:value-type="float">
            <text:p>0.0001504361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2588231" calcext:value-type="float">
            <text:p>-0.02588231</text:p>
          </table:table-cell>
          <table:table-cell office:value-type="float" office:value="-0.2801739" calcext:value-type="float">
            <text:p>-0.2801739</text:p>
          </table:table-cell>
          <table:table-cell office:value-type="float" office:value="0.000734738" calcext:value-type="float">
            <text:p>0.000734738</text:p>
          </table:table-cell>
          <table:table-cell office:value-type="float" office:value="0.0005403479" calcext:value-type="float">
            <text:p>0.0005403479</text:p>
          </table:table-cell>
          <table:table-cell office:value-type="float" office:value="14.47151" calcext:value-type="float">
            <text:p>14.47151</text:p>
          </table:table-cell>
          <table:table-cell office:value-type="float" office:value="1.72192" calcext:value-type="float">
            <text:p>1.72192</text:p>
          </table:table-cell>
          <table:table-cell office:value-type="float" office:value="0.1785389" calcext:value-type="float">
            <text:p>0.1785389</text:p>
          </table:table-cell>
          <table:table-cell office:value-type="float" office:value="0.1624232" calcext:value-type="float">
            <text:p>0.1624232</text:p>
          </table:table-cell>
          <table:table-cell office:value-type="float" office:value="0.1117569" calcext:value-type="float">
            <text:p>0.1117569</text:p>
          </table:table-cell>
          <table:table-cell office:value-type="float" office:value="0.1231087" calcext:value-type="float">
            <text:p>0.1231087</text:p>
          </table:table-cell>
          <table:table-cell office:value-type="float" office:value="0.03624549" calcext:value-type="float">
            <text:p>0.03624549</text:p>
          </table:table-cell>
          <table:table-cell office:value-type="float" office:value="0.02982404" calcext:value-type="float">
            <text:p>0.02982404</text:p>
          </table:table-cell>
          <table:table-cell office:value-type="float" office:value="0.0335868" calcext:value-type="float">
            <text:p>0.0335868</text:p>
          </table:table-cell>
          <table:table-cell office:value-type="float" office:value="0.02350253" calcext:value-type="float">
            <text:p>0.02350253</text:p>
          </table:table-cell>
          <table:table-cell office:value-type="float" office:value="0.02119368" calcext:value-type="float">
            <text:p>0.02119368</text:p>
          </table:table-cell>
          <table:table-cell office:value-type="float" office:value="0.01932503" calcext:value-type="float">
            <text:p>0.01932503</text:p>
          </table:table-cell>
          <table:table-cell office:value-type="float" office:value="0.01698788" calcext:value-type="float">
            <text:p>0.01698788</text:p>
          </table:table-cell>
          <table:table-cell office:value-type="float" office:value="0.005605395" calcext:value-type="float">
            <text:p>0.005605395</text:p>
          </table:table-cell>
          <table:table-cell office:value-type="float" office:value="0.006434344" calcext:value-type="float">
            <text:p>0.006434344</text:p>
          </table:table-cell>
          <table:table-cell office:value-type="float" office:value="0" calcext:value-type="float">
            <text:p>0</text:p>
          </table:table-cell>
          <table:table-cell office:value-type="float" office:value="44.43465" calcext:value-type="float">
            <text:p>44.43465</text:p>
          </table:table-cell>
          <table:table-cell office:value-type="float" office:value="25.13514" calcext:value-type="float">
            <text:p>25.13514</text:p>
          </table:table-cell>
          <table:table-cell office:value-type="float" office:value="14.6974" calcext:value-type="float">
            <text:p>14.6974</text:p>
          </table:table-cell>
          <table:table-cell office:value-type="float" office:value="6.44966" calcext:value-type="float">
            <text:p>6.44966</text:p>
          </table:table-cell>
          <table:table-cell office:value-type="float" office:value="4.607405" calcext:value-type="float">
            <text:p>4.607405</text:p>
          </table:table-cell>
          <table:table-cell office:value-type="float" office:value="0.9378422" calcext:value-type="float">
            <text:p>0.9378422</text:p>
          </table:table-cell>
          <table:table-cell office:value-type="float" office:value="0.4294197" calcext:value-type="float">
            <text:p>0.4294197</text:p>
          </table:table-cell>
          <table:table-cell office:value-type="float" office:value="1.699798" calcext:value-type="float">
            <text:p>1.699798</text:p>
          </table:table-cell>
          <table:table-cell office:value-type="float" office:value="0.3956768" calcext:value-type="float">
            <text:p>0.3956768</text:p>
          </table:table-cell>
          <table:table-cell office:value-type="float" office:value="0.1665255" calcext:value-type="float">
            <text:p>0.1665255</text:p>
          </table:table-cell>
          <table:table-cell office:value-type="float" office:value="0.07397173" calcext:value-type="float">
            <text:p>0.07397173</text:p>
          </table:table-cell>
          <table:table-cell office:value-type="float" office:value="0.07508133" calcext:value-type="float">
            <text:p>0.07508133</text:p>
          </table:table-cell>
          <table:table-cell office:value-type="float" office:value="0.3591426" calcext:value-type="float">
            <text:p>0.3591426</text:p>
          </table:table-cell>
          <table:table-cell office:value-type="float" office:value="0.3596733" calcext:value-type="float">
            <text:p>0.3596733</text:p>
          </table:table-cell>
          <table:table-cell office:value-type="float" office:value="0" calcext:value-type="float">
            <text:p>0</text:p>
          </table:table-cell>
          <table:table-cell office:value-type="float" office:value="1246.474" calcext:value-type="float">
            <text:p>1246.474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485" calcext:value-type="float">
            <text:p>-0.600648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2" calcext:value-type="float">
            <text:p>20112002</text:p>
          </table:table-cell>
          <table:table-cell office:value-type="float" office:value="35.31794" calcext:value-type="float">
            <text:p>35.31794</text:p>
          </table:table-cell>
          <table:table-cell office:value-type="float" office:value="1092.54" calcext:value-type="float">
            <text:p>1092.54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3512737" calcext:value-type="float">
            <text:p>0.3512737</text:p>
          </table:table-cell>
          <table:table-cell office:value-type="float" office:value="4.356057" calcext:value-type="float">
            <text:p>4.356057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4361" calcext:value-type="float">
            <text:p>0.0001504361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2611613" calcext:value-type="float">
            <text:p>-0.02611613</text:p>
          </table:table-cell>
          <table:table-cell office:value-type="float" office:value="-0.2802846" calcext:value-type="float">
            <text:p>-0.2802846</text:p>
          </table:table-cell>
          <table:table-cell office:value-type="float" office:value="0.0007510269" calcext:value-type="float">
            <text:p>0.0007510269</text:p>
          </table:table-cell>
          <table:table-cell office:value-type="float" office:value="0.0005403479" calcext:value-type="float">
            <text:p>0.0005403479</text:p>
          </table:table-cell>
          <table:table-cell office:value-type="float" office:value="14.48483" calcext:value-type="float">
            <text:p>14.48483</text:p>
          </table:table-cell>
          <table:table-cell office:value-type="float" office:value="2.344972" calcext:value-type="float">
            <text:p>2.344972</text:p>
          </table:table-cell>
          <table:table-cell office:value-type="float" office:value="0.1758276" calcext:value-type="float">
            <text:p>0.1758276</text:p>
          </table:table-cell>
          <table:table-cell office:value-type="float" office:value="0.1590225" calcext:value-type="float">
            <text:p>0.1590225</text:p>
          </table:table-cell>
          <table:table-cell office:value-type="float" office:value="0.1068974" calcext:value-type="float">
            <text:p>0.1068974</text:p>
          </table:table-cell>
          <table:table-cell office:value-type="float" office:value="0.1175671" calcext:value-type="float">
            <text:p>0.1175671</text:p>
          </table:table-cell>
          <table:table-cell office:value-type="float" office:value="0.03559245" calcext:value-type="float">
            <text:p>0.03559245</text:p>
          </table:table-cell>
          <table:table-cell office:value-type="float" office:value="0.02986253" calcext:value-type="float">
            <text:p>0.02986253</text:p>
          </table:table-cell>
          <table:table-cell office:value-type="float" office:value="0.03364663" calcext:value-type="float">
            <text:p>0.03364663</text:p>
          </table:table-cell>
          <table:table-cell office:value-type="float" office:value="0.02351554" calcext:value-type="float">
            <text:p>0.02351554</text:p>
          </table:table-cell>
          <table:table-cell office:value-type="float" office:value="0.0212015" calcext:value-type="float">
            <text:p>0.0212015</text:p>
          </table:table-cell>
          <table:table-cell office:value-type="float" office:value="0.01934306" calcext:value-type="float">
            <text:p>0.01934306</text:p>
          </table:table-cell>
          <table:table-cell office:value-type="float" office:value="0.01702293" calcext:value-type="float">
            <text:p>0.01702293</text:p>
          </table:table-cell>
          <table:table-cell office:value-type="float" office:value="0.005598512" calcext:value-type="float">
            <text:p>0.005598512</text:p>
          </table:table-cell>
          <table:table-cell office:value-type="float" office:value="0.006434679" calcext:value-type="float">
            <text:p>0.006434679</text:p>
          </table:table-cell>
          <table:table-cell office:value-type="float" office:value="0" calcext:value-type="float">
            <text:p>0</text:p>
          </table:table-cell>
          <table:table-cell office:value-type="float" office:value="43.09107" calcext:value-type="float">
            <text:p>43.09107</text:p>
          </table:table-cell>
          <table:table-cell office:value-type="float" office:value="26.35476" calcext:value-type="float">
            <text:p>26.35476</text:p>
          </table:table-cell>
          <table:table-cell office:value-type="float" office:value="15.11722" calcext:value-type="float">
            <text:p>15.11722</text:p>
          </table:table-cell>
          <table:table-cell office:value-type="float" office:value="6.60014" calcext:value-type="float">
            <text:p>6.60014</text:p>
          </table:table-cell>
          <table:table-cell office:value-type="float" office:value="4.71656" calcext:value-type="float">
            <text:p>4.71656</text:p>
          </table:table-cell>
          <table:table-cell office:value-type="float" office:value="0.9536166" calcext:value-type="float">
            <text:p>0.9536166</text:p>
          </table:table-cell>
          <table:table-cell office:value-type="float" office:value="0.4414103" calcext:value-type="float">
            <text:p>0.4414103</text:p>
          </table:table-cell>
          <table:table-cell office:value-type="float" office:value="1.706477" calcext:value-type="float">
            <text:p>1.706477</text:p>
          </table:table-cell>
          <table:table-cell office:value-type="float" office:value="0.4006654" calcext:value-type="float">
            <text:p>0.4006654</text:p>
          </table:table-cell>
          <table:table-cell office:value-type="float" office:value="0.1689598" calcext:value-type="float">
            <text:p>0.1689598</text:p>
          </table:table-cell>
          <table:table-cell office:value-type="float" office:value="0.07503781" calcext:value-type="float">
            <text:p>0.07503781</text:p>
          </table:table-cell>
          <table:table-cell office:value-type="float" office:value="0.07606972" calcext:value-type="float">
            <text:p>0.07606972</text:p>
          </table:table-cell>
          <table:table-cell office:value-type="float" office:value="0.3577014" calcext:value-type="float">
            <text:p>0.3577014</text:p>
          </table:table-cell>
          <table:table-cell office:value-type="float" office:value="0.3609791" calcext:value-type="float">
            <text:p>0.3609791</text:p>
          </table:table-cell>
          <table:table-cell office:value-type="float" office:value="0" calcext:value-type="float">
            <text:p>0</text:p>
          </table:table-cell>
          <table:table-cell office:value-type="float" office:value="1342.166" calcext:value-type="float">
            <text:p>1342.166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516" calcext:value-type="float">
            <text:p>-0.600651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2" calcext:value-type="float">
            <text:p>21112002</text:p>
          </table:table-cell>
          <table:table-cell office:value-type="float" office:value="35.25658" calcext:value-type="float">
            <text:p>35.25658</text:p>
          </table:table-cell>
          <table:table-cell office:value-type="float" office:value="1092.535" calcext:value-type="float">
            <text:p>1092.535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3565597" calcext:value-type="float">
            <text:p>0.3565597</text:p>
          </table:table-cell>
          <table:table-cell office:value-type="float" office:value="4.411882" calcext:value-type="float">
            <text:p>4.411882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4361" calcext:value-type="float">
            <text:p>0.0001504361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2611613" calcext:value-type="float">
            <text:p>-0.02611613</text:p>
          </table:table-cell>
          <table:table-cell office:value-type="float" office:value="-0.2803518" calcext:value-type="float">
            <text:p>-0.2803518</text:p>
          </table:table-cell>
          <table:table-cell office:value-type="float" office:value="0.0007699205" calcext:value-type="float">
            <text:p>0.0007699205</text:p>
          </table:table-cell>
          <table:table-cell office:value-type="float" office:value="0.0005403479" calcext:value-type="float">
            <text:p>0.0005403479</text:p>
          </table:table-cell>
          <table:table-cell office:value-type="float" office:value="14.52213" calcext:value-type="float">
            <text:p>14.52213</text:p>
          </table:table-cell>
          <table:table-cell office:value-type="float" office:value="2.486185" calcext:value-type="float">
            <text:p>2.486185</text:p>
          </table:table-cell>
          <table:table-cell office:value-type="float" office:value="0.1804086" calcext:value-type="float">
            <text:p>0.1804086</text:p>
          </table:table-cell>
          <table:table-cell office:value-type="float" office:value="0.1609214" calcext:value-type="float">
            <text:p>0.1609214</text:p>
          </table:table-cell>
          <table:table-cell office:value-type="float" office:value="0.1050518" calcext:value-type="float">
            <text:p>0.1050518</text:p>
          </table:table-cell>
          <table:table-cell office:value-type="float" office:value="0.1147183" calcext:value-type="float">
            <text:p>0.1147183</text:p>
          </table:table-cell>
          <table:table-cell office:value-type="float" office:value="0.03509374" calcext:value-type="float">
            <text:p>0.03509374</text:p>
          </table:table-cell>
          <table:table-cell office:value-type="float" office:value="0.02994588" calcext:value-type="float">
            <text:p>0.02994588</text:p>
          </table:table-cell>
          <table:table-cell office:value-type="float" office:value="0.03367064" calcext:value-type="float">
            <text:p>0.03367064</text:p>
          </table:table-cell>
          <table:table-cell office:value-type="float" office:value="0.02352132" calcext:value-type="float">
            <text:p>0.02352132</text:p>
          </table:table-cell>
          <table:table-cell office:value-type="float" office:value="0.02120795" calcext:value-type="float">
            <text:p>0.02120795</text:p>
          </table:table-cell>
          <table:table-cell office:value-type="float" office:value="0.01936069" calcext:value-type="float">
            <text:p>0.01936069</text:p>
          </table:table-cell>
          <table:table-cell office:value-type="float" office:value="0.01705759" calcext:value-type="float">
            <text:p>0.01705759</text:p>
          </table:table-cell>
          <table:table-cell office:value-type="float" office:value="0.005594337" calcext:value-type="float">
            <text:p>0.005594337</text:p>
          </table:table-cell>
          <table:table-cell office:value-type="float" office:value="0.006432544" calcext:value-type="float">
            <text:p>0.006432544</text:p>
          </table:table-cell>
          <table:table-cell office:value-type="float" office:value="0" calcext:value-type="float">
            <text:p>0</text:p>
          </table:table-cell>
          <table:table-cell office:value-type="float" office:value="43.20829" calcext:value-type="float">
            <text:p>43.20829</text:p>
          </table:table-cell>
          <table:table-cell office:value-type="float" office:value="27.0015" calcext:value-type="float">
            <text:p>27.0015</text:p>
          </table:table-cell>
          <table:table-cell office:value-type="float" office:value="15.44054" calcext:value-type="float">
            <text:p>15.44054</text:p>
          </table:table-cell>
          <table:table-cell office:value-type="float" office:value="6.736514" calcext:value-type="float">
            <text:p>6.736514</text:p>
          </table:table-cell>
          <table:table-cell office:value-type="float" office:value="4.819374" calcext:value-type="float">
            <text:p>4.819374</text:p>
          </table:table-cell>
          <table:table-cell office:value-type="float" office:value="0.9707475" calcext:value-type="float">
            <text:p>0.9707475</text:p>
          </table:table-cell>
          <table:table-cell office:value-type="float" office:value="0.4537561" calcext:value-type="float">
            <text:p>0.4537561</text:p>
          </table:table-cell>
          <table:table-cell office:value-type="float" office:value="1.713321" calcext:value-type="float">
            <text:p>1.713321</text:p>
          </table:table-cell>
          <table:table-cell office:value-type="float" office:value="0.4056711" calcext:value-type="float">
            <text:p>0.4056711</text:p>
          </table:table-cell>
          <table:table-cell office:value-type="float" office:value="0.1713717" calcext:value-type="float">
            <text:p>0.1713717</text:p>
          </table:table-cell>
          <table:table-cell office:value-type="float" office:value="0.07609443" calcext:value-type="float">
            <text:p>0.07609443</text:p>
          </table:table-cell>
          <table:table-cell office:value-type="float" office:value="0.07699823" calcext:value-type="float">
            <text:p>0.07699823</text:p>
          </table:table-cell>
          <table:table-cell office:value-type="float" office:value="0.3571989" calcext:value-type="float">
            <text:p>0.3571989</text:p>
          </table:table-cell>
          <table:table-cell office:value-type="float" office:value="0.3609898" calcext:value-type="float">
            <text:p>0.3609898</text:p>
          </table:table-cell>
          <table:table-cell office:value-type="float" office:value="0" calcext:value-type="float">
            <text:p>0</text:p>
          </table:table-cell>
          <table:table-cell office:value-type="float" office:value="1364.835" calcext:value-type="float">
            <text:p>1364.835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516" calcext:value-type="float">
            <text:p>-0.600651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2" calcext:value-type="float">
            <text:p>22112002</text:p>
          </table:table-cell>
          <table:table-cell office:value-type="float" office:value="35.19763" calcext:value-type="float">
            <text:p>35.19763</text:p>
          </table:table-cell>
          <table:table-cell office:value-type="float" office:value="1092.531" calcext:value-type="float">
            <text:p>1092.531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365567" calcext:value-type="float">
            <text:p>0.365567</text:p>
          </table:table-cell>
          <table:table-cell office:value-type="float" office:value="4.460992" calcext:value-type="float">
            <text:p>4.460992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4361" calcext:value-type="float">
            <text:p>0.0001504361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2611613" calcext:value-type="float">
            <text:p>-0.02611613</text:p>
          </table:table-cell>
          <table:table-cell office:value-type="float" office:value="-0.2804175" calcext:value-type="float">
            <text:p>-0.2804175</text:p>
          </table:table-cell>
          <table:table-cell office:value-type="float" office:value="0.0007899402" calcext:value-type="float">
            <text:p>0.0007899402</text:p>
          </table:table-cell>
          <table:table-cell office:value-type="float" office:value="0.0005403479" calcext:value-type="float">
            <text:p>0.0005403479</text:p>
          </table:table-cell>
          <table:table-cell office:value-type="float" office:value="14.53876" calcext:value-type="float">
            <text:p>14.53876</text:p>
          </table:table-cell>
          <table:table-cell office:value-type="float" office:value="2.593223" calcext:value-type="float">
            <text:p>2.593223</text:p>
          </table:table-cell>
          <table:table-cell office:value-type="float" office:value="0.1804254" calcext:value-type="float">
            <text:p>0.1804254</text:p>
          </table:table-cell>
          <table:table-cell office:value-type="float" office:value="0.1616132" calcext:value-type="float">
            <text:p>0.1616132</text:p>
          </table:table-cell>
          <table:table-cell office:value-type="float" office:value="0.1034594" calcext:value-type="float">
            <text:p>0.1034594</text:p>
          </table:table-cell>
          <table:table-cell office:value-type="float" office:value="0.1125695" calcext:value-type="float">
            <text:p>0.1125695</text:p>
          </table:table-cell>
          <table:table-cell office:value-type="float" office:value="0.03490262" calcext:value-type="float">
            <text:p>0.03490262</text:p>
          </table:table-cell>
          <table:table-cell office:value-type="float" office:value="0.03015147" calcext:value-type="float">
            <text:p>0.03015147</text:p>
          </table:table-cell>
          <table:table-cell office:value-type="float" office:value="0.03372339" calcext:value-type="float">
            <text:p>0.03372339</text:p>
          </table:table-cell>
          <table:table-cell office:value-type="float" office:value="0.02352533" calcext:value-type="float">
            <text:p>0.02352533</text:p>
          </table:table-cell>
          <table:table-cell office:value-type="float" office:value="0.02121265" calcext:value-type="float">
            <text:p>0.02121265</text:p>
          </table:table-cell>
          <table:table-cell office:value-type="float" office:value="0.01937782" calcext:value-type="float">
            <text:p>0.01937782</text:p>
          </table:table-cell>
          <table:table-cell office:value-type="float" office:value="0.01709185" calcext:value-type="float">
            <text:p>0.01709185</text:p>
          </table:table-cell>
          <table:table-cell office:value-type="float" office:value="0.00559027" calcext:value-type="float">
            <text:p>0.00559027</text:p>
          </table:table-cell>
          <table:table-cell office:value-type="float" office:value="0.006430418" calcext:value-type="float">
            <text:p>0.006430418</text:p>
          </table:table-cell>
          <table:table-cell office:value-type="float" office:value="0" calcext:value-type="float">
            <text:p>0</text:p>
          </table:table-cell>
          <table:table-cell office:value-type="float" office:value="42.16618" calcext:value-type="float">
            <text:p>42.16618</text:p>
          </table:table-cell>
          <table:table-cell office:value-type="float" office:value="27.45926" calcext:value-type="float">
            <text:p>27.45926</text:p>
          </table:table-cell>
          <table:table-cell office:value-type="float" office:value="15.67145" calcext:value-type="float">
            <text:p>15.67145</text:p>
          </table:table-cell>
          <table:table-cell office:value-type="float" office:value="6.845623" calcext:value-type="float">
            <text:p>6.845623</text:p>
          </table:table-cell>
          <table:table-cell office:value-type="float" office:value="4.897902" calcext:value-type="float">
            <text:p>4.897902</text:p>
          </table:table-cell>
          <table:table-cell office:value-type="float" office:value="0.9850404" calcext:value-type="float">
            <text:p>0.9850404</text:p>
          </table:table-cell>
          <table:table-cell office:value-type="float" office:value="0.464932" calcext:value-type="float">
            <text:p>0.464932</text:p>
          </table:table-cell>
          <table:table-cell office:value-type="float" office:value="1.719871" calcext:value-type="float">
            <text:p>1.719871</text:p>
          </table:table-cell>
          <table:table-cell office:value-type="float" office:value="0.4106706" calcext:value-type="float">
            <text:p>0.4106706</text:p>
          </table:table-cell>
          <table:table-cell office:value-type="float" office:value="0.1737677" calcext:value-type="float">
            <text:p>0.1737677</text:p>
          </table:table-cell>
          <table:table-cell office:value-type="float" office:value="0.07714203" calcext:value-type="float">
            <text:p>0.07714203</text:p>
          </table:table-cell>
          <table:table-cell office:value-type="float" office:value="0.07789088" calcext:value-type="float">
            <text:p>0.07789088</text:p>
          </table:table-cell>
          <table:table-cell office:value-type="float" office:value="0.3567229" calcext:value-type="float">
            <text:p>0.3567229</text:p>
          </table:table-cell>
          <table:table-cell office:value-type="float" office:value="0.3610045" calcext:value-type="float">
            <text:p>0.3610045</text:p>
          </table:table-cell>
          <table:table-cell office:value-type="float" office:value="0" calcext:value-type="float">
            <text:p>0</text:p>
          </table:table-cell>
          <table:table-cell office:value-type="float" office:value="1411.511" calcext:value-type="float">
            <text:p>1411.511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516" calcext:value-type="float">
            <text:p>-0.600651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2" calcext:value-type="float">
            <text:p>23112002</text:p>
          </table:table-cell>
          <table:table-cell office:value-type="float" office:value="35.12128" calcext:value-type="float">
            <text:p>35.12128</text:p>
          </table:table-cell>
          <table:table-cell office:value-type="float" office:value="1092.528" calcext:value-type="float">
            <text:p>1092.528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3764377" calcext:value-type="float">
            <text:p>0.3764377</text:p>
          </table:table-cell>
          <table:table-cell office:value-type="float" office:value="4.523407" calcext:value-type="float">
            <text:p>4.523407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4361" calcext:value-type="float">
            <text:p>0.0001504361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2611613" calcext:value-type="float">
            <text:p>-0.02611613</text:p>
          </table:table-cell>
          <table:table-cell office:value-type="float" office:value="-0.2805049" calcext:value-type="float">
            <text:p>-0.2805049</text:p>
          </table:table-cell>
          <table:table-cell office:value-type="float" office:value="0.0008076695" calcext:value-type="float">
            <text:p>0.0008076695</text:p>
          </table:table-cell>
          <table:table-cell office:value-type="float" office:value="0.0005403479" calcext:value-type="float">
            <text:p>0.0005403479</text:p>
          </table:table-cell>
          <table:table-cell office:value-type="float" office:value="14.56742" calcext:value-type="float">
            <text:p>14.56742</text:p>
          </table:table-cell>
          <table:table-cell office:value-type="float" office:value="2.83498" calcext:value-type="float">
            <text:p>2.83498</text:p>
          </table:table-cell>
          <table:table-cell office:value-type="float" office:value="0.1779898" calcext:value-type="float">
            <text:p>0.1779898</text:p>
          </table:table-cell>
          <table:table-cell office:value-type="float" office:value="0.1597306" calcext:value-type="float">
            <text:p>0.1597306</text:p>
          </table:table-cell>
          <table:table-cell office:value-type="float" office:value="0.1002199" calcext:value-type="float">
            <text:p>0.1002199</text:p>
          </table:table-cell>
          <table:table-cell office:value-type="float" office:value="0.1087754" calcext:value-type="float">
            <text:p>0.1087754</text:p>
          </table:table-cell>
          <table:table-cell office:value-type="float" office:value="0.03443342" calcext:value-type="float">
            <text:p>0.03443342</text:p>
          </table:table-cell>
          <table:table-cell office:value-type="float" office:value="0.03024989" calcext:value-type="float">
            <text:p>0.03024989</text:p>
          </table:table-cell>
          <table:table-cell office:value-type="float" office:value="0.03376491" calcext:value-type="float">
            <text:p>0.03376491</text:p>
          </table:table-cell>
          <table:table-cell office:value-type="float" office:value="0.02353252" calcext:value-type="float">
            <text:p>0.02353252</text:p>
          </table:table-cell>
          <table:table-cell office:value-type="float" office:value="0.02121633" calcext:value-type="float">
            <text:p>0.02121633</text:p>
          </table:table-cell>
          <table:table-cell office:value-type="float" office:value="0.01939443" calcext:value-type="float">
            <text:p>0.01939443</text:p>
          </table:table-cell>
          <table:table-cell office:value-type="float" office:value="0.01712571" calcext:value-type="float">
            <text:p>0.01712571</text:p>
          </table:table-cell>
          <table:table-cell office:value-type="float" office:value="0.005586278" calcext:value-type="float">
            <text:p>0.005586278</text:p>
          </table:table-cell>
          <table:table-cell office:value-type="float" office:value="0.006428342" calcext:value-type="float">
            <text:p>0.006428342</text:p>
          </table:table-cell>
          <table:table-cell office:value-type="float" office:value="0" calcext:value-type="float">
            <text:p>0</text:p>
          </table:table-cell>
          <table:table-cell office:value-type="float" office:value="41.71871" calcext:value-type="float">
            <text:p>41.71871</text:p>
          </table:table-cell>
          <table:table-cell office:value-type="float" office:value="28.23718" calcext:value-type="float">
            <text:p>28.23718</text:p>
          </table:table-cell>
          <table:table-cell office:value-type="float" office:value="16.02337" calcext:value-type="float">
            <text:p>16.02337</text:p>
          </table:table-cell>
          <table:table-cell office:value-type="float" office:value="6.976537" calcext:value-type="float">
            <text:p>6.976537</text:p>
          </table:table-cell>
          <table:table-cell office:value-type="float" office:value="4.994894" calcext:value-type="float">
            <text:p>4.994894</text:p>
          </table:table-cell>
          <table:table-cell office:value-type="float" office:value="1.000927" calcext:value-type="float">
            <text:p>1.000927</text:p>
          </table:table-cell>
          <table:table-cell office:value-type="float" office:value="0.4768701" calcext:value-type="float">
            <text:p>0.4768701</text:p>
          </table:table-cell>
          <table:table-cell office:value-type="float" office:value="1.726212" calcext:value-type="float">
            <text:p>1.726212</text:p>
          </table:table-cell>
          <table:table-cell office:value-type="float" office:value="0.4155953" calcext:value-type="float">
            <text:p>0.4155953</text:p>
          </table:table-cell>
          <table:table-cell office:value-type="float" office:value="0.1761443" calcext:value-type="float">
            <text:p>0.1761443</text:p>
          </table:table-cell>
          <table:table-cell office:value-type="float" office:value="0.07818098" calcext:value-type="float">
            <text:p>0.07818098</text:p>
          </table:table-cell>
          <table:table-cell office:value-type="float" office:value="0.07876362" calcext:value-type="float">
            <text:p>0.07876362</text:p>
          </table:table-cell>
          <table:table-cell office:value-type="float" office:value="0.3562658" calcext:value-type="float">
            <text:p>0.3562658</text:p>
          </table:table-cell>
          <table:table-cell office:value-type="float" office:value="0.3610153" calcext:value-type="float">
            <text:p>0.3610153</text:p>
          </table:table-cell>
          <table:table-cell office:value-type="float" office:value="0" calcext:value-type="float">
            <text:p>0</text:p>
          </table:table-cell>
          <table:table-cell office:value-type="float" office:value="1463.849" calcext:value-type="float">
            <text:p>1463.849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535" calcext:value-type="float">
            <text:p>-0.600653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2" calcext:value-type="float">
            <text:p>24112002</text:p>
          </table:table-cell>
          <table:table-cell office:value-type="float" office:value="35.07807" calcext:value-type="float">
            <text:p>35.07807</text:p>
          </table:table-cell>
          <table:table-cell office:value-type="float" office:value="1092.521" calcext:value-type="float">
            <text:p>1092.521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3800566" calcext:value-type="float">
            <text:p>0.3800566</text:p>
          </table:table-cell>
          <table:table-cell office:value-type="float" office:value="4.564437" calcext:value-type="float">
            <text:p>4.564437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4361" calcext:value-type="float">
            <text:p>0.0001504361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2611613" calcext:value-type="float">
            <text:p>-0.02611613</text:p>
          </table:table-cell>
          <table:table-cell office:value-type="float" office:value="-0.2805451" calcext:value-type="float">
            <text:p>-0.2805451</text:p>
          </table:table-cell>
          <table:table-cell office:value-type="float" office:value="0.0008274819" calcext:value-type="float">
            <text:p>0.0008274819</text:p>
          </table:table-cell>
          <table:table-cell office:value-type="float" office:value="0.0005403479" calcext:value-type="float">
            <text:p>0.0005403479</text:p>
          </table:table-cell>
          <table:table-cell office:value-type="float" office:value="14.58902" calcext:value-type="float">
            <text:p>14.58902</text:p>
          </table:table-cell>
          <table:table-cell office:value-type="float" office:value="2.922447" calcext:value-type="float">
            <text:p>2.922447</text:p>
          </table:table-cell>
          <table:table-cell office:value-type="float" office:value="0.1918478" calcext:value-type="float">
            <text:p>0.1918478</text:p>
          </table:table-cell>
          <table:table-cell office:value-type="float" office:value="0.1679256" calcext:value-type="float">
            <text:p>0.1679256</text:p>
          </table:table-cell>
          <table:table-cell office:value-type="float" office:value="0.1006677" calcext:value-type="float">
            <text:p>0.1006677</text:p>
          </table:table-cell>
          <table:table-cell office:value-type="float" office:value="0.1082913" calcext:value-type="float">
            <text:p>0.1082913</text:p>
          </table:table-cell>
          <table:table-cell office:value-type="float" office:value="0.03425595" calcext:value-type="float">
            <text:p>0.03425595</text:p>
          </table:table-cell>
          <table:table-cell office:value-type="float" office:value="0.03037492" calcext:value-type="float">
            <text:p>0.03037492</text:p>
          </table:table-cell>
          <table:table-cell office:value-type="float" office:value="0.03379243" calcext:value-type="float">
            <text:p>0.03379243</text:p>
          </table:table-cell>
          <table:table-cell office:value-type="float" office:value="0.02353792" calcext:value-type="float">
            <text:p>0.02353792</text:p>
          </table:table-cell>
          <table:table-cell office:value-type="float" office:value="0.02121923" calcext:value-type="float">
            <text:p>0.02121923</text:p>
          </table:table-cell>
          <table:table-cell office:value-type="float" office:value="0.01941052" calcext:value-type="float">
            <text:p>0.01941052</text:p>
          </table:table-cell>
          <table:table-cell office:value-type="float" office:value="0.01715924" calcext:value-type="float">
            <text:p>0.01715924</text:p>
          </table:table-cell>
          <table:table-cell office:value-type="float" office:value="0.005582291" calcext:value-type="float">
            <text:p>0.005582291</text:p>
          </table:table-cell>
          <table:table-cell office:value-type="float" office:value="0.006425947" calcext:value-type="float">
            <text:p>0.006425947</text:p>
          </table:table-cell>
          <table:table-cell office:value-type="float" office:value="0" calcext:value-type="float">
            <text:p>0</text:p>
          </table:table-cell>
          <table:table-cell office:value-type="float" office:value="42.14035" calcext:value-type="float">
            <text:p>42.14035</text:p>
          </table:table-cell>
          <table:table-cell office:value-type="float" office:value="28.71677" calcext:value-type="float">
            <text:p>28.71677</text:p>
          </table:table-cell>
          <table:table-cell office:value-type="float" office:value="16.21523" calcext:value-type="float">
            <text:p>16.21523</text:p>
          </table:table-cell>
          <table:table-cell office:value-type="float" office:value="7.080046" calcext:value-type="float">
            <text:p>7.080046</text:p>
          </table:table-cell>
          <table:table-cell office:value-type="float" office:value="5.069413" calcext:value-type="float">
            <text:p>5.069413</text:p>
          </table:table-cell>
          <table:table-cell office:value-type="float" office:value="1.015912" calcext:value-type="float">
            <text:p>1.015912</text:p>
          </table:table-cell>
          <table:table-cell office:value-type="float" office:value="0.4888427" calcext:value-type="float">
            <text:p>0.4888427</text:p>
          </table:table-cell>
          <table:table-cell office:value-type="float" office:value="1.73259" calcext:value-type="float">
            <text:p>1.73259</text:p>
          </table:table-cell>
          <table:table-cell office:value-type="float" office:value="0.4204782" calcext:value-type="float">
            <text:p>0.4204782</text:p>
          </table:table-cell>
          <table:table-cell office:value-type="float" office:value="0.178499" calcext:value-type="float">
            <text:p>0.178499</text:p>
          </table:table-cell>
          <table:table-cell office:value-type="float" office:value="0.07921124" calcext:value-type="float">
            <text:p>0.07921124</text:p>
          </table:table-cell>
          <table:table-cell office:value-type="float" office:value="0.079618" calcext:value-type="float">
            <text:p>0.079618</text:p>
          </table:table-cell>
          <table:table-cell office:value-type="float" office:value="0.3557995" calcext:value-type="float">
            <text:p>0.3557995</text:p>
          </table:table-cell>
          <table:table-cell office:value-type="float" office:value="0.3610272" calcext:value-type="float">
            <text:p>0.3610272</text:p>
          </table:table-cell>
          <table:table-cell office:value-type="float" office:value="0" calcext:value-type="float">
            <text:p>0</text:p>
          </table:table-cell>
          <table:table-cell office:value-type="float" office:value="1474.189" calcext:value-type="float">
            <text:p>1474.189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535" calcext:value-type="float">
            <text:p>-0.600653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2" calcext:value-type="float">
            <text:p>25112002</text:p>
          </table:table-cell>
          <table:table-cell office:value-type="float" office:value="35.05695" calcext:value-type="float">
            <text:p>35.05695</text:p>
          </table:table-cell>
          <table:table-cell office:value-type="float" office:value="1092.514" calcext:value-type="float">
            <text:p>1092.514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3824671" calcext:value-type="float">
            <text:p>0.3824671</text:p>
          </table:table-cell>
          <table:table-cell office:value-type="float" office:value="4.586674" calcext:value-type="float">
            <text:p>4.586674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4361" calcext:value-type="float">
            <text:p>0.0001504361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2611613" calcext:value-type="float">
            <text:p>-0.02611613</text:p>
          </table:table-cell>
          <table:table-cell office:value-type="float" office:value="-0.2805627" calcext:value-type="float">
            <text:p>-0.2805627</text:p>
          </table:table-cell>
          <table:table-cell office:value-type="float" office:value="0.0008495471" calcext:value-type="float">
            <text:p>0.0008495471</text:p>
          </table:table-cell>
          <table:table-cell office:value-type="float" office:value="0.0005403479" calcext:value-type="float">
            <text:p>0.0005403479</text:p>
          </table:table-cell>
          <table:table-cell office:value-type="float" office:value="14.59333" calcext:value-type="float">
            <text:p>14.59333</text:p>
          </table:table-cell>
          <table:table-cell office:value-type="float" office:value="2.954786" calcext:value-type="float">
            <text:p>2.954786</text:p>
          </table:table-cell>
          <table:table-cell office:value-type="float" office:value="0.2039129" calcext:value-type="float">
            <text:p>0.2039129</text:p>
          </table:table-cell>
          <table:table-cell office:value-type="float" office:value="0.1791004" calcext:value-type="float">
            <text:p>0.1791004</text:p>
          </table:table-cell>
          <table:table-cell office:value-type="float" office:value="0.1032598" calcext:value-type="float">
            <text:p>0.1032598</text:p>
          </table:table-cell>
          <table:table-cell office:value-type="float" office:value="0.110344" calcext:value-type="float">
            <text:p>0.110344</text:p>
          </table:table-cell>
          <table:table-cell office:value-type="float" office:value="0.03458481" calcext:value-type="float">
            <text:p>0.03458481</text:p>
          </table:table-cell>
          <table:table-cell office:value-type="float" office:value="0.0306484" calcext:value-type="float">
            <text:p>0.0306484</text:p>
          </table:table-cell>
          <table:table-cell office:value-type="float" office:value="0.03387661" calcext:value-type="float">
            <text:p>0.03387661</text:p>
          </table:table-cell>
          <table:table-cell office:value-type="float" office:value="0.02354879" calcext:value-type="float">
            <text:p>0.02354879</text:p>
          </table:table-cell>
          <table:table-cell office:value-type="float" office:value="0.02122158" calcext:value-type="float">
            <text:p>0.02122158</text:p>
          </table:table-cell>
          <table:table-cell office:value-type="float" office:value="0.01942627" calcext:value-type="float">
            <text:p>0.01942627</text:p>
          </table:table-cell>
          <table:table-cell office:value-type="float" office:value="0.01719225" calcext:value-type="float">
            <text:p>0.01719225</text:p>
          </table:table-cell>
          <table:table-cell office:value-type="float" office:value="0.005578268" calcext:value-type="float">
            <text:p>0.005578268</text:p>
          </table:table-cell>
          <table:table-cell office:value-type="float" office:value="0.006422932" calcext:value-type="float">
            <text:p>0.006422932</text:p>
          </table:table-cell>
          <table:table-cell office:value-type="float" office:value="0" calcext:value-type="float">
            <text:p>0</text:p>
          </table:table-cell>
          <table:table-cell office:value-type="float" office:value="42.80199" calcext:value-type="float">
            <text:p>42.80199</text:p>
          </table:table-cell>
          <table:table-cell office:value-type="float" office:value="28.95693" calcext:value-type="float">
            <text:p>28.95693</text:p>
          </table:table-cell>
          <table:table-cell office:value-type="float" office:value="16.19627" calcext:value-type="float">
            <text:p>16.19627</text:p>
          </table:table-cell>
          <table:table-cell office:value-type="float" office:value="7.138108" calcext:value-type="float">
            <text:p>7.138108</text:p>
          </table:table-cell>
          <table:table-cell office:value-type="float" office:value="5.101023" calcext:value-type="float">
            <text:p>5.101023</text:p>
          </table:table-cell>
          <table:table-cell office:value-type="float" office:value="1.026597" calcext:value-type="float">
            <text:p>1.026597</text:p>
          </table:table-cell>
          <table:table-cell office:value-type="float" office:value="0.4982373" calcext:value-type="float">
            <text:p>0.4982373</text:p>
          </table:table-cell>
          <table:table-cell office:value-type="float" office:value="1.738374" calcext:value-type="float">
            <text:p>1.738374</text:p>
          </table:table-cell>
          <table:table-cell office:value-type="float" office:value="0.4252833" calcext:value-type="float">
            <text:p>0.4252833</text:p>
          </table:table-cell>
          <table:table-cell office:value-type="float" office:value="0.1808309" calcext:value-type="float">
            <text:p>0.1808309</text:p>
          </table:table-cell>
          <table:table-cell office:value-type="float" office:value="0.08023611" calcext:value-type="float">
            <text:p>0.08023611</text:p>
          </table:table-cell>
          <table:table-cell office:value-type="float" office:value="0.08044734" calcext:value-type="float">
            <text:p>0.08044734</text:p>
          </table:table-cell>
          <table:table-cell office:value-type="float" office:value="0.3552845" calcext:value-type="float">
            <text:p>0.3552845</text:p>
          </table:table-cell>
          <table:table-cell office:value-type="float" office:value="0.3610644" calcext:value-type="float">
            <text:p>0.3610644</text:p>
          </table:table-cell>
          <table:table-cell office:value-type="float" office:value="0" calcext:value-type="float">
            <text:p>0</text:p>
          </table:table-cell>
          <table:table-cell office:value-type="float" office:value="1478.405" calcext:value-type="float">
            <text:p>1478.405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535" calcext:value-type="float">
            <text:p>-0.600653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2" calcext:value-type="float">
            <text:p>26112002</text:p>
          </table:table-cell>
          <table:table-cell office:value-type="float" office:value="35.03747" calcext:value-type="float">
            <text:p>35.03747</text:p>
          </table:table-cell>
          <table:table-cell office:value-type="float" office:value="1092.507" calcext:value-type="float">
            <text:p>1092.507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3845983" calcext:value-type="float">
            <text:p>0.3845983</text:p>
          </table:table-cell>
          <table:table-cell office:value-type="float" office:value="4.607123" calcext:value-type="float">
            <text:p>4.607123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4361" calcext:value-type="float">
            <text:p>0.0001504361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2611613" calcext:value-type="float">
            <text:p>-0.02611613</text:p>
          </table:table-cell>
          <table:table-cell office:value-type="float" office:value="-0.2805789" calcext:value-type="float">
            <text:p>-0.2805789</text:p>
          </table:table-cell>
          <table:table-cell office:value-type="float" office:value="0.0008729805" calcext:value-type="float">
            <text:p>0.0008729805</text:p>
          </table:table-cell>
          <table:table-cell office:value-type="float" office:value="0.0005403479" calcext:value-type="float">
            <text:p>0.0005403479</text:p>
          </table:table-cell>
          <table:table-cell office:value-type="float" office:value="14.59645" calcext:value-type="float">
            <text:p>14.59645</text:p>
          </table:table-cell>
          <table:table-cell office:value-type="float" office:value="2.952481" calcext:value-type="float">
            <text:p>2.952481</text:p>
          </table:table-cell>
          <table:table-cell office:value-type="float" office:value="0.2122274" calcext:value-type="float">
            <text:p>0.2122274</text:p>
          </table:table-cell>
          <table:table-cell office:value-type="float" office:value="0.1883626" calcext:value-type="float">
            <text:p>0.1883626</text:p>
          </table:table-cell>
          <table:table-cell office:value-type="float" office:value="0.105451" calcext:value-type="float">
            <text:p>0.105451</text:p>
          </table:table-cell>
          <table:table-cell office:value-type="float" office:value="0.1120207" calcext:value-type="float">
            <text:p>0.1120207</text:p>
          </table:table-cell>
          <table:table-cell office:value-type="float" office:value="0.03495689" calcext:value-type="float">
            <text:p>0.03495689</text:p>
          </table:table-cell>
          <table:table-cell office:value-type="float" office:value="0.03089166" calcext:value-type="float">
            <text:p>0.03089166</text:p>
          </table:table-cell>
          <table:table-cell office:value-type="float" office:value="0.03400774" calcext:value-type="float">
            <text:p>0.03400774</text:p>
          </table:table-cell>
          <table:table-cell office:value-type="float" office:value="0.02357645" calcext:value-type="float">
            <text:p>0.02357645</text:p>
          </table:table-cell>
          <table:table-cell office:value-type="float" office:value="0.02122434" calcext:value-type="float">
            <text:p>0.02122434</text:p>
          </table:table-cell>
          <table:table-cell office:value-type="float" office:value="0.01944233" calcext:value-type="float">
            <text:p>0.01944233</text:p>
          </table:table-cell>
          <table:table-cell office:value-type="float" office:value="0.01722411" calcext:value-type="float">
            <text:p>0.01722411</text:p>
          </table:table-cell>
          <table:table-cell office:value-type="float" office:value="0.005574381" calcext:value-type="float">
            <text:p>0.005574381</text:p>
          </table:table-cell>
          <table:table-cell office:value-type="float" office:value="0.006419394" calcext:value-type="float">
            <text:p>0.006419394</text:p>
          </table:table-cell>
          <table:table-cell office:value-type="float" office:value="0" calcext:value-type="float">
            <text:p>0</text:p>
          </table:table-cell>
          <table:table-cell office:value-type="float" office:value="43.54067" calcext:value-type="float">
            <text:p>43.54067</text:p>
          </table:table-cell>
          <table:table-cell office:value-type="float" office:value="28.82772" calcext:value-type="float">
            <text:p>28.82772</text:p>
          </table:table-cell>
          <table:table-cell office:value-type="float" office:value="16.20469" calcext:value-type="float">
            <text:p>16.20469</text:p>
          </table:table-cell>
          <table:table-cell office:value-type="float" office:value="7.190097" calcext:value-type="float">
            <text:p>7.190097</text:p>
          </table:table-cell>
          <table:table-cell office:value-type="float" office:value="5.125512" calcext:value-type="float">
            <text:p>5.125512</text:p>
          </table:table-cell>
          <table:table-cell office:value-type="float" office:value="1.035948" calcext:value-type="float">
            <text:p>1.035948</text:p>
          </table:table-cell>
          <table:table-cell office:value-type="float" office:value="0.5054699" calcext:value-type="float">
            <text:p>0.5054699</text:p>
          </table:table-cell>
          <table:table-cell office:value-type="float" office:value="1.743139" calcext:value-type="float">
            <text:p>1.743139</text:p>
          </table:table-cell>
          <table:table-cell office:value-type="float" office:value="0.4301015" calcext:value-type="float">
            <text:p>0.4301015</text:p>
          </table:table-cell>
          <table:table-cell office:value-type="float" office:value="0.1831017" calcext:value-type="float">
            <text:p>0.1831017</text:p>
          </table:table-cell>
          <table:table-cell office:value-type="float" office:value="0.08127195" calcext:value-type="float">
            <text:p>0.08127195</text:p>
          </table:table-cell>
          <table:table-cell office:value-type="float" office:value="0.08124836" calcext:value-type="float">
            <text:p>0.08124836</text:p>
          </table:table-cell>
          <table:table-cell office:value-type="float" office:value="0.3548001" calcext:value-type="float">
            <text:p>0.3548001</text:p>
          </table:table-cell>
          <table:table-cell office:value-type="float" office:value="0.3610499" calcext:value-type="float">
            <text:p>0.3610499</text:p>
          </table:table-cell>
          <table:table-cell office:value-type="float" office:value="0" calcext:value-type="float">
            <text:p>0</text:p>
          </table:table-cell>
          <table:table-cell office:value-type="float" office:value="1484.532" calcext:value-type="float">
            <text:p>1484.532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535" calcext:value-type="float">
            <text:p>-0.600653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2" calcext:value-type="float">
            <text:p>27112002</text:p>
          </table:table-cell>
          <table:table-cell office:value-type="float" office:value="35.02162" calcext:value-type="float">
            <text:p>35.02162</text:p>
          </table:table-cell>
          <table:table-cell office:value-type="float" office:value="1092.5" calcext:value-type="float">
            <text:p>1092.5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3870449" calcext:value-type="float">
            <text:p>0.3870449</text:p>
          </table:table-cell>
          <table:table-cell office:value-type="float" office:value="4.62384" calcext:value-type="float">
            <text:p>4.62384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4362" calcext:value-type="float">
            <text:p>0.0001504362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2611612" calcext:value-type="float">
            <text:p>-0.02611612</text:p>
          </table:table-cell>
          <table:table-cell office:value-type="float" office:value="-0.2805923" calcext:value-type="float">
            <text:p>-0.2805923</text:p>
          </table:table-cell>
          <table:table-cell office:value-type="float" office:value="0.0008972812" calcext:value-type="float">
            <text:p>0.0008972812</text:p>
          </table:table-cell>
          <table:table-cell office:value-type="float" office:value="0.0005403479" calcext:value-type="float">
            <text:p>0.0005403479</text:p>
          </table:table-cell>
          <table:table-cell office:value-type="float" office:value="14.59588" calcext:value-type="float">
            <text:p>14.59588</text:p>
          </table:table-cell>
          <table:table-cell office:value-type="float" office:value="2.970669" calcext:value-type="float">
            <text:p>2.970669</text:p>
          </table:table-cell>
          <table:table-cell office:value-type="float" office:value="0.2201804" calcext:value-type="float">
            <text:p>0.2201804</text:p>
          </table:table-cell>
          <table:table-cell office:value-type="float" office:value="0.1963868" calcext:value-type="float">
            <text:p>0.1963868</text:p>
          </table:table-cell>
          <table:table-cell office:value-type="float" office:value="0.1077907" calcext:value-type="float">
            <text:p>0.1077907</text:p>
          </table:table-cell>
          <table:table-cell office:value-type="float" office:value="0.114042" calcext:value-type="float">
            <text:p>0.114042</text:p>
          </table:table-cell>
          <table:table-cell office:value-type="float" office:value="0.03538605" calcext:value-type="float">
            <text:p>0.03538605</text:p>
          </table:table-cell>
          <table:table-cell office:value-type="float" office:value="0.03114112" calcext:value-type="float">
            <text:p>0.03114112</text:p>
          </table:table-cell>
          <table:table-cell office:value-type="float" office:value="0.03416707" calcext:value-type="float">
            <text:p>0.03416707</text:p>
          </table:table-cell>
          <table:table-cell office:value-type="float" office:value="0.0236193" calcext:value-type="float">
            <text:p>0.0236193</text:p>
          </table:table-cell>
          <table:table-cell office:value-type="float" office:value="0.02122961" calcext:value-type="float">
            <text:p>0.02122961</text:p>
          </table:table-cell>
          <table:table-cell office:value-type="float" office:value="0.01945808" calcext:value-type="float">
            <text:p>0.01945808</text:p>
          </table:table-cell>
          <table:table-cell office:value-type="float" office:value="0.01725574" calcext:value-type="float">
            <text:p>0.01725574</text:p>
          </table:table-cell>
          <table:table-cell office:value-type="float" office:value="0.005570288" calcext:value-type="float">
            <text:p>0.005570288</text:p>
          </table:table-cell>
          <table:table-cell office:value-type="float" office:value="0.006415896" calcext:value-type="float">
            <text:p>0.006415896</text:p>
          </table:table-cell>
          <table:table-cell office:value-type="float" office:value="0" calcext:value-type="float">
            <text:p>0</text:p>
          </table:table-cell>
          <table:table-cell office:value-type="float" office:value="44.81205" calcext:value-type="float">
            <text:p>44.81205</text:p>
          </table:table-cell>
          <table:table-cell office:value-type="float" office:value="28.53419" calcext:value-type="float">
            <text:p>28.53419</text:p>
          </table:table-cell>
          <table:table-cell office:value-type="float" office:value="16.29894" calcext:value-type="float">
            <text:p>16.29894</text:p>
          </table:table-cell>
          <table:table-cell office:value-type="float" office:value="7.212228" calcext:value-type="float">
            <text:p>7.212228</text:p>
          </table:table-cell>
          <table:table-cell office:value-type="float" office:value="5.131836" calcext:value-type="float">
            <text:p>5.131836</text:p>
          </table:table-cell>
          <table:table-cell office:value-type="float" office:value="1.043833" calcext:value-type="float">
            <text:p>1.043833</text:p>
          </table:table-cell>
          <table:table-cell office:value-type="float" office:value="0.5117255" calcext:value-type="float">
            <text:p>0.5117255</text:p>
          </table:table-cell>
          <table:table-cell office:value-type="float" office:value="1.747373" calcext:value-type="float">
            <text:p>1.747373</text:p>
          </table:table-cell>
          <table:table-cell office:value-type="float" office:value="0.4346809" calcext:value-type="float">
            <text:p>0.4346809</text:p>
          </table:table-cell>
          <table:table-cell office:value-type="float" office:value="0.1853237" calcext:value-type="float">
            <text:p>0.1853237</text:p>
          </table:table-cell>
          <table:table-cell office:value-type="float" office:value="0.08229094" calcext:value-type="float">
            <text:p>0.08229094</text:p>
          </table:table-cell>
          <table:table-cell office:value-type="float" office:value="0.08204282" calcext:value-type="float">
            <text:p>0.08204282</text:p>
          </table:table-cell>
          <table:table-cell office:value-type="float" office:value="0.3542571" calcext:value-type="float">
            <text:p>0.3542571</text:p>
          </table:table-cell>
          <table:table-cell office:value-type="float" office:value="0.3610862" calcext:value-type="float">
            <text:p>0.3610862</text:p>
          </table:table-cell>
          <table:table-cell office:value-type="float" office:value="0" calcext:value-type="float">
            <text:p>0</text:p>
          </table:table-cell>
          <table:table-cell office:value-type="float" office:value="1491.417" calcext:value-type="float">
            <text:p>1491.417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535" calcext:value-type="float">
            <text:p>-0.600653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2" calcext:value-type="float">
            <text:p>28112002</text:p>
          </table:table-cell>
          <table:table-cell office:value-type="float" office:value="34.99086" calcext:value-type="float">
            <text:p>34.99086</text:p>
          </table:table-cell>
          <table:table-cell office:value-type="float" office:value="1092.498" calcext:value-type="float">
            <text:p>1092.498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3885665" calcext:value-type="float">
            <text:p>0.3885665</text:p>
          </table:table-cell>
          <table:table-cell office:value-type="float" office:value="4.653313" calcext:value-type="float">
            <text:p>4.653313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4365" calcext:value-type="float">
            <text:p>0.0001504365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2611609" calcext:value-type="float">
            <text:p>-0.02611609</text:p>
          </table:table-cell>
          <table:table-cell office:value-type="float" office:value="-0.2806395" calcext:value-type="float">
            <text:p>-0.2806395</text:p>
          </table:table-cell>
          <table:table-cell office:value-type="float" office:value="0.0009197888" calcext:value-type="float">
            <text:p>0.0009197888</text:p>
          </table:table-cell>
          <table:table-cell office:value-type="float" office:value="0.0005403479" calcext:value-type="float">
            <text:p>0.0005403479</text:p>
          </table:table-cell>
          <table:table-cell office:value-type="float" office:value="14.61655" calcext:value-type="float">
            <text:p>14.61655</text:p>
          </table:table-cell>
          <table:table-cell office:value-type="float" office:value="2.596163" calcext:value-type="float">
            <text:p>2.596163</text:p>
          </table:table-cell>
          <table:table-cell office:value-type="float" office:value="0.2249147" calcext:value-type="float">
            <text:p>0.2249147</text:p>
          </table:table-cell>
          <table:table-cell office:value-type="float" office:value="0.2008735" calcext:value-type="float">
            <text:p>0.2008735</text:p>
          </table:table-cell>
          <table:table-cell office:value-type="float" office:value="0.1095403" calcext:value-type="float">
            <text:p>0.1095403</text:p>
          </table:table-cell>
          <table:table-cell office:value-type="float" office:value="0.1155013" calcext:value-type="float">
            <text:p>0.1155013</text:p>
          </table:table-cell>
          <table:table-cell office:value-type="float" office:value="0.03577838" calcext:value-type="float">
            <text:p>0.03577838</text:p>
          </table:table-cell>
          <table:table-cell office:value-type="float" office:value="0.03136277" calcext:value-type="float">
            <text:p>0.03136277</text:p>
          </table:table-cell>
          <table:table-cell office:value-type="float" office:value="0.03434267" calcext:value-type="float">
            <text:p>0.03434267</text:p>
          </table:table-cell>
          <table:table-cell office:value-type="float" office:value="0.02367519" calcext:value-type="float">
            <text:p>0.02367519</text:p>
          </table:table-cell>
          <table:table-cell office:value-type="float" office:value="0.02123826" calcext:value-type="float">
            <text:p>0.02123826</text:p>
          </table:table-cell>
          <table:table-cell office:value-type="float" office:value="0.01947381" calcext:value-type="float">
            <text:p>0.01947381</text:p>
          </table:table-cell>
          <table:table-cell office:value-type="float" office:value="0.01728714" calcext:value-type="float">
            <text:p>0.01728714</text:p>
          </table:table-cell>
          <table:table-cell office:value-type="float" office:value="0.005567097" calcext:value-type="float">
            <text:p>0.005567097</text:p>
          </table:table-cell>
          <table:table-cell office:value-type="float" office:value="0.00641648" calcext:value-type="float">
            <text:p>0.00641648</text:p>
          </table:table-cell>
          <table:table-cell office:value-type="float" office:value="0" calcext:value-type="float">
            <text:p>0</text:p>
          </table:table-cell>
          <table:table-cell office:value-type="float" office:value="47.71607" calcext:value-type="float">
            <text:p>47.71607</text:p>
          </table:table-cell>
          <table:table-cell office:value-type="float" office:value="28.16797" calcext:value-type="float">
            <text:p>28.16797</text:p>
          </table:table-cell>
          <table:table-cell office:value-type="float" office:value="16.37037" calcext:value-type="float">
            <text:p>16.37037</text:p>
          </table:table-cell>
          <table:table-cell office:value-type="float" office:value="7.232011" calcext:value-type="float">
            <text:p>7.232011</text:p>
          </table:table-cell>
          <table:table-cell office:value-type="float" office:value="5.12733" calcext:value-type="float">
            <text:p>5.12733</text:p>
          </table:table-cell>
          <table:table-cell office:value-type="float" office:value="1.050887" calcext:value-type="float">
            <text:p>1.050887</text:p>
          </table:table-cell>
          <table:table-cell office:value-type="float" office:value="0.5175114" calcext:value-type="float">
            <text:p>0.5175114</text:p>
          </table:table-cell>
          <table:table-cell office:value-type="float" office:value="1.751144" calcext:value-type="float">
            <text:p>1.751144</text:p>
          </table:table-cell>
          <table:table-cell office:value-type="float" office:value="0.4390035" calcext:value-type="float">
            <text:p>0.4390035</text:p>
          </table:table-cell>
          <table:table-cell office:value-type="float" office:value="0.187485" calcext:value-type="float">
            <text:p>0.187485</text:p>
          </table:table-cell>
          <table:table-cell office:value-type="float" office:value="0.08329147" calcext:value-type="float">
            <text:p>0.08329147</text:p>
          </table:table-cell>
          <table:table-cell office:value-type="float" office:value="0.08283415" calcext:value-type="float">
            <text:p>0.08283415</text:p>
          </table:table-cell>
          <table:table-cell office:value-type="float" office:value="0.3539687" calcext:value-type="float">
            <text:p>0.3539687</text:p>
          </table:table-cell>
          <table:table-cell office:value-type="float" office:value="0.361146" calcext:value-type="float">
            <text:p>0.361146</text:p>
          </table:table-cell>
          <table:table-cell office:value-type="float" office:value="0" calcext:value-type="float">
            <text:p>0</text:p>
          </table:table-cell>
          <table:table-cell office:value-type="float" office:value="1521.608" calcext:value-type="float">
            <text:p>1521.608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535" calcext:value-type="float">
            <text:p>-0.600653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2" calcext:value-type="float">
            <text:p>29112002</text:p>
          </table:table-cell>
          <table:table-cell office:value-type="float" office:value="34.93844" calcext:value-type="float">
            <text:p>34.93844</text:p>
          </table:table-cell>
          <table:table-cell office:value-type="float" office:value="1092.498" calcext:value-type="float">
            <text:p>1092.498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3868121" calcext:value-type="float">
            <text:p>0.3868121</text:p>
          </table:table-cell>
          <table:table-cell office:value-type="float" office:value="4.704547" calcext:value-type="float">
            <text:p>4.704547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4365" calcext:value-type="float">
            <text:p>0.0001504365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2676682" calcext:value-type="float">
            <text:p>-0.02676682</text:p>
          </table:table-cell>
          <table:table-cell office:value-type="float" office:value="-0.2807321" calcext:value-type="float">
            <text:p>-0.2807321</text:p>
          </table:table-cell>
          <table:table-cell office:value-type="float" office:value="0.0009383505" calcext:value-type="float">
            <text:p>0.0009383505</text:p>
          </table:table-cell>
          <table:table-cell office:value-type="float" office:value="0.0005403479" calcext:value-type="float">
            <text:p>0.0005403479</text:p>
          </table:table-cell>
          <table:table-cell office:value-type="float" office:value="14.65956" calcext:value-type="float">
            <text:p>14.65956</text:p>
          </table:table-cell>
          <table:table-cell office:value-type="float" office:value="1.91061" calcext:value-type="float">
            <text:p>1.91061</text:p>
          </table:table-cell>
          <table:table-cell office:value-type="float" office:value="0.2131109" calcext:value-type="float">
            <text:p>0.2131109</text:p>
          </table:table-cell>
          <table:table-cell office:value-type="float" office:value="0.1939901" calcext:value-type="float">
            <text:p>0.1939901</text:p>
          </table:table-cell>
          <table:table-cell office:value-type="float" office:value="0.1076506" calcext:value-type="float">
            <text:p>0.1076506</text:p>
          </table:table-cell>
          <table:table-cell office:value-type="float" office:value="0.1136373" calcext:value-type="float">
            <text:p>0.1136373</text:p>
          </table:table-cell>
          <table:table-cell office:value-type="float" office:value="0.03590985" calcext:value-type="float">
            <text:p>0.03590985</text:p>
          </table:table-cell>
          <table:table-cell office:value-type="float" office:value="0.03146675" calcext:value-type="float">
            <text:p>0.03146675</text:p>
          </table:table-cell>
          <table:table-cell office:value-type="float" office:value="0.03451365" calcext:value-type="float">
            <text:p>0.03451365</text:p>
          </table:table-cell>
          <table:table-cell office:value-type="float" office:value="0.02374005" calcext:value-type="float">
            <text:p>0.02374005</text:p>
          </table:table-cell>
          <table:table-cell office:value-type="float" office:value="0.02125054" calcext:value-type="float">
            <text:p>0.02125054</text:p>
          </table:table-cell>
          <table:table-cell office:value-type="float" office:value="0.01948985" calcext:value-type="float">
            <text:p>0.01948985</text:p>
          </table:table-cell>
          <table:table-cell office:value-type="float" office:value="0.01731892" calcext:value-type="float">
            <text:p>0.01731892</text:p>
          </table:table-cell>
          <table:table-cell office:value-type="float" office:value="0.005590055" calcext:value-type="float">
            <text:p>0.005590055</text:p>
          </table:table-cell>
          <table:table-cell office:value-type="float" office:value="0.00638925" calcext:value-type="float">
            <text:p>0.00638925</text:p>
          </table:table-cell>
          <table:table-cell office:value-type="float" office:value="0" calcext:value-type="float">
            <text:p>0</text:p>
          </table:table-cell>
          <table:table-cell office:value-type="float" office:value="47.99054" calcext:value-type="float">
            <text:p>47.99054</text:p>
          </table:table-cell>
          <table:table-cell office:value-type="float" office:value="27.77866" calcext:value-type="float">
            <text:p>27.77866</text:p>
          </table:table-cell>
          <table:table-cell office:value-type="float" office:value="16.43804" calcext:value-type="float">
            <text:p>16.43804</text:p>
          </table:table-cell>
          <table:table-cell office:value-type="float" office:value="7.319609" calcext:value-type="float">
            <text:p>7.319609</text:p>
          </table:table-cell>
          <table:table-cell office:value-type="float" office:value="5.145234" calcext:value-type="float">
            <text:p>5.145234</text:p>
          </table:table-cell>
          <table:table-cell office:value-type="float" office:value="1.058605" calcext:value-type="float">
            <text:p>1.058605</text:p>
          </table:table-cell>
          <table:table-cell office:value-type="float" office:value="0.5234147" calcext:value-type="float">
            <text:p>0.5234147</text:p>
          </table:table-cell>
          <table:table-cell office:value-type="float" office:value="1.754645" calcext:value-type="float">
            <text:p>1.754645</text:p>
          </table:table-cell>
          <table:table-cell office:value-type="float" office:value="0.4430966" calcext:value-type="float">
            <text:p>0.4430966</text:p>
          </table:table-cell>
          <table:table-cell office:value-type="float" office:value="0.1895794" calcext:value-type="float">
            <text:p>0.1895794</text:p>
          </table:table-cell>
          <table:table-cell office:value-type="float" office:value="0.08427501" calcext:value-type="float">
            <text:p>0.08427501</text:p>
          </table:table-cell>
          <table:table-cell office:value-type="float" office:value="0.08402584" calcext:value-type="float">
            <text:p>0.08402584</text:p>
          </table:table-cell>
          <table:table-cell office:value-type="float" office:value="0.360326" calcext:value-type="float">
            <text:p>0.360326</text:p>
          </table:table-cell>
          <table:table-cell office:value-type="float" office:value="0.3552222" calcext:value-type="float">
            <text:p>0.3552222</text:p>
          </table:table-cell>
          <table:table-cell office:value-type="float" office:value="0" calcext:value-type="float">
            <text:p>0</text:p>
          </table:table-cell>
          <table:table-cell office:value-type="float" office:value="1562.114" calcext:value-type="float">
            <text:p>1562.114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535" calcext:value-type="float">
            <text:p>-0.600653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2" calcext:value-type="float">
            <text:p>30112002</text:p>
          </table:table-cell>
          <table:table-cell office:value-type="float" office:value="34.90089" calcext:value-type="float">
            <text:p>34.90089</text:p>
          </table:table-cell>
          <table:table-cell office:value-type="float" office:value="1092.496" calcext:value-type="float">
            <text:p>1092.496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386585" calcext:value-type="float">
            <text:p>0.386585</text:p>
          </table:table-cell>
          <table:table-cell office:value-type="float" office:value="4.742383" calcext:value-type="float">
            <text:p>4.742383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4365" calcext:value-type="float">
            <text:p>0.0001504365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2759537" calcext:value-type="float">
            <text:p>-0.02759537</text:p>
          </table:table-cell>
          <table:table-cell office:value-type="float" office:value="-0.2807844" calcext:value-type="float">
            <text:p>-0.2807844</text:p>
          </table:table-cell>
          <table:table-cell office:value-type="float" office:value="0.0009589564" calcext:value-type="float">
            <text:p>0.0009589564</text:p>
          </table:table-cell>
          <table:table-cell office:value-type="float" office:value="0.0005403479" calcext:value-type="float">
            <text:p>0.0005403479</text:p>
          </table:table-cell>
          <table:table-cell office:value-type="float" office:value="14.68318" calcext:value-type="float">
            <text:p>14.68318</text:p>
          </table:table-cell>
          <table:table-cell office:value-type="float" office:value="1.596661" calcext:value-type="float">
            <text:p>1.596661</text:p>
          </table:table-cell>
          <table:table-cell office:value-type="float" office:value="0.2125936" calcext:value-type="float">
            <text:p>0.2125936</text:p>
          </table:table-cell>
          <table:table-cell office:value-type="float" office:value="0.1955014" calcext:value-type="float">
            <text:p>0.1955014</text:p>
          </table:table-cell>
          <table:table-cell office:value-type="float" office:value="0.1068437" calcext:value-type="float">
            <text:p>0.1068437</text:p>
          </table:table-cell>
          <table:table-cell office:value-type="float" office:value="0.11234" calcext:value-type="float">
            <text:p>0.11234</text:p>
          </table:table-cell>
          <table:table-cell office:value-type="float" office:value="0.03589892" calcext:value-type="float">
            <text:p>0.03589892</text:p>
          </table:table-cell>
          <table:table-cell office:value-type="float" office:value="0.03148834" calcext:value-type="float">
            <text:p>0.03148834</text:p>
          </table:table-cell>
          <table:table-cell office:value-type="float" office:value="0.03464829" calcext:value-type="float">
            <text:p>0.03464829</text:p>
          </table:table-cell>
          <table:table-cell office:value-type="float" office:value="0.02380556" calcext:value-type="float">
            <text:p>0.02380556</text:p>
          </table:table-cell>
          <table:table-cell office:value-type="float" office:value="0.02126592" calcext:value-type="float">
            <text:p>0.02126592</text:p>
          </table:table-cell>
          <table:table-cell office:value-type="float" office:value="0.01950652" calcext:value-type="float">
            <text:p>0.01950652</text:p>
          </table:table-cell>
          <table:table-cell office:value-type="float" office:value="0.01735075" calcext:value-type="float">
            <text:p>0.01735075</text:p>
          </table:table-cell>
          <table:table-cell office:value-type="float" office:value="0.005580286" calcext:value-type="float">
            <text:p>0.005580286</text:p>
          </table:table-cell>
          <table:table-cell office:value-type="float" office:value="0.006391544" calcext:value-type="float">
            <text:p>0.006391544</text:p>
          </table:table-cell>
          <table:table-cell office:value-type="float" office:value="0" calcext:value-type="float">
            <text:p>0</text:p>
          </table:table-cell>
          <table:table-cell office:value-type="float" office:value="50.22327" calcext:value-type="float">
            <text:p>50.22327</text:p>
          </table:table-cell>
          <table:table-cell office:value-type="float" office:value="27.33429" calcext:value-type="float">
            <text:p>27.33429</text:p>
          </table:table-cell>
          <table:table-cell office:value-type="float" office:value="16.47809" calcext:value-type="float">
            <text:p>16.47809</text:p>
          </table:table-cell>
          <table:table-cell office:value-type="float" office:value="7.394711" calcext:value-type="float">
            <text:p>7.394711</text:p>
          </table:table-cell>
          <table:table-cell office:value-type="float" office:value="5.179299" calcext:value-type="float">
            <text:p>5.179299</text:p>
          </table:table-cell>
          <table:table-cell office:value-type="float" office:value="1.067929" calcext:value-type="float">
            <text:p>1.067929</text:p>
          </table:table-cell>
          <table:table-cell office:value-type="float" office:value="0.530114" calcext:value-type="float">
            <text:p>0.530114</text:p>
          </table:table-cell>
          <table:table-cell office:value-type="float" office:value="1.758269" calcext:value-type="float">
            <text:p>1.758269</text:p>
          </table:table-cell>
          <table:table-cell office:value-type="float" office:value="0.4470375" calcext:value-type="float">
            <text:p>0.4470375</text:p>
          </table:table-cell>
          <table:table-cell office:value-type="float" office:value="0.1916083" calcext:value-type="float">
            <text:p>0.1916083</text:p>
          </table:table-cell>
          <table:table-cell office:value-type="float" office:value="0.08524509" calcext:value-type="float">
            <text:p>0.08524509</text:p>
          </table:table-cell>
          <table:table-cell office:value-type="float" office:value="0.08516689" calcext:value-type="float">
            <text:p>0.08516689</text:p>
          </table:table-cell>
          <table:table-cell office:value-type="float" office:value="0.3575683" calcext:value-type="float">
            <text:p>0.3575683</text:p>
          </table:table-cell>
          <table:table-cell office:value-type="float" office:value="0.3585912" calcext:value-type="float">
            <text:p>0.3585912</text:p>
          </table:table-cell>
          <table:table-cell office:value-type="float" office:value="0" calcext:value-type="float">
            <text:p>0</text:p>
          </table:table-cell>
          <table:table-cell office:value-type="float" office:value="1581.373" calcext:value-type="float">
            <text:p>1581.373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535" calcext:value-type="float">
            <text:p>-0.600653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2" calcext:value-type="float">
            <text:p>1122002</text:p>
          </table:table-cell>
          <table:table-cell office:value-type="float" office:value="34.85363" calcext:value-type="float">
            <text:p>34.85363</text:p>
          </table:table-cell>
          <table:table-cell office:value-type="float" office:value="1092.495" calcext:value-type="float">
            <text:p>1092.495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3900214" calcext:value-type="float">
            <text:p>0.3900214</text:p>
          </table:table-cell>
          <table:table-cell office:value-type="float" office:value="4.784482" calcext:value-type="float">
            <text:p>4.784482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4365" calcext:value-type="float">
            <text:p>0.0001504365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2823657" calcext:value-type="float">
            <text:p>-0.02823657</text:p>
          </table:table-cell>
          <table:table-cell office:value-type="float" office:value="-0.2808618" calcext:value-type="float">
            <text:p>-0.2808618</text:p>
          </table:table-cell>
          <table:table-cell office:value-type="float" office:value="0.0009816698" calcext:value-type="float">
            <text:p>0.0009816698</text:p>
          </table:table-cell>
          <table:table-cell office:value-type="float" office:value="0.0005403479" calcext:value-type="float">
            <text:p>0.0005403479</text:p>
          </table:table-cell>
          <table:table-cell office:value-type="float" office:value="14.71357" calcext:value-type="float">
            <text:p>14.71357</text:p>
          </table:table-cell>
          <table:table-cell office:value-type="float" office:value="1.247782" calcext:value-type="float">
            <text:p>1.247782</text:p>
          </table:table-cell>
          <table:table-cell office:value-type="float" office:value="0.2012307" calcext:value-type="float">
            <text:p>0.2012307</text:p>
          </table:table-cell>
          <table:table-cell office:value-type="float" office:value="0.189225" calcext:value-type="float">
            <text:p>0.189225</text:p>
          </table:table-cell>
          <table:table-cell office:value-type="float" office:value="0.1052906" calcext:value-type="float">
            <text:p>0.1052906</text:p>
          </table:table-cell>
          <table:table-cell office:value-type="float" office:value="0.1108411" calcext:value-type="float">
            <text:p>0.1108411</text:p>
          </table:table-cell>
          <table:table-cell office:value-type="float" office:value="0.03592943" calcext:value-type="float">
            <text:p>0.03592943</text:p>
          </table:table-cell>
          <table:table-cell office:value-type="float" office:value="0.0315209" calcext:value-type="float">
            <text:p>0.0315209</text:p>
          </table:table-cell>
          <table:table-cell office:value-type="float" office:value="0.03477681" calcext:value-type="float">
            <text:p>0.03477681</text:p>
          </table:table-cell>
          <table:table-cell office:value-type="float" office:value="0.02386877" calcext:value-type="float">
            <text:p>0.02386877</text:p>
          </table:table-cell>
          <table:table-cell office:value-type="float" office:value="0.0212832" calcext:value-type="float">
            <text:p>0.0212832</text:p>
          </table:table-cell>
          <table:table-cell office:value-type="float" office:value="0.01952367" calcext:value-type="float">
            <text:p>0.01952367</text:p>
          </table:table-cell>
          <table:table-cell office:value-type="float" office:value="0.01738219" calcext:value-type="float">
            <text:p>0.01738219</text:p>
          </table:table-cell>
          <table:table-cell office:value-type="float" office:value="0.005572535" calcext:value-type="float">
            <text:p>0.005572535</text:p>
          </table:table-cell>
          <table:table-cell office:value-type="float" office:value="0.006394826" calcext:value-type="float">
            <text:p>0.006394826</text:p>
          </table:table-cell>
          <table:table-cell office:value-type="float" office:value="0" calcext:value-type="float">
            <text:p>0</text:p>
          </table:table-cell>
          <table:table-cell office:value-type="float" office:value="50.57421" calcext:value-type="float">
            <text:p>50.57421</text:p>
          </table:table-cell>
          <table:table-cell office:value-type="float" office:value="27.0982" calcext:value-type="float">
            <text:p>27.0982</text:p>
          </table:table-cell>
          <table:table-cell office:value-type="float" office:value="16.56524" calcext:value-type="float">
            <text:p>16.56524</text:p>
          </table:table-cell>
          <table:table-cell office:value-type="float" office:value="7.4642" calcext:value-type="float">
            <text:p>7.4642</text:p>
          </table:table-cell>
          <table:table-cell office:value-type="float" office:value="5.215418" calcext:value-type="float">
            <text:p>5.215418</text:p>
          </table:table-cell>
          <table:table-cell office:value-type="float" office:value="1.077281" calcext:value-type="float">
            <text:p>1.077281</text:p>
          </table:table-cell>
          <table:table-cell office:value-type="float" office:value="0.5363749" calcext:value-type="float">
            <text:p>0.5363749</text:p>
          </table:table-cell>
          <table:table-cell office:value-type="float" office:value="1.761872" calcext:value-type="float">
            <text:p>1.761872</text:p>
          </table:table-cell>
          <table:table-cell office:value-type="float" office:value="0.450884" calcext:value-type="float">
            <text:p>0.450884</text:p>
          </table:table-cell>
          <table:table-cell office:value-type="float" office:value="0.1935816" calcext:value-type="float">
            <text:p>0.1935816</text:p>
          </table:table-cell>
          <table:table-cell office:value-type="float" office:value="0.08619815" calcext:value-type="float">
            <text:p>0.08619815</text:p>
          </table:table-cell>
          <table:table-cell office:value-type="float" office:value="0.08614307" calcext:value-type="float">
            <text:p>0.08614307</text:p>
          </table:table-cell>
          <table:table-cell office:value-type="float" office:value="0.3555744" calcext:value-type="float">
            <text:p>0.3555744</text:p>
          </table:table-cell>
          <table:table-cell office:value-type="float" office:value="0.3611821" calcext:value-type="float">
            <text:p>0.3611821</text:p>
          </table:table-cell>
          <table:table-cell office:value-type="float" office:value="0" calcext:value-type="float">
            <text:p>0</text:p>
          </table:table-cell>
          <table:table-cell office:value-type="float" office:value="1630.701" calcext:value-type="float">
            <text:p>1630.701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535" calcext:value-type="float">
            <text:p>-0.600653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2" calcext:value-type="float">
            <text:p>2122002</text:p>
          </table:table-cell>
          <table:table-cell office:value-type="float" office:value="34.81202" calcext:value-type="float">
            <text:p>34.81202</text:p>
          </table:table-cell>
          <table:table-cell office:value-type="float" office:value="1092.493" calcext:value-type="float">
            <text:p>1092.493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3913336" calcext:value-type="float">
            <text:p>0.3913336</text:p>
          </table:table-cell>
          <table:table-cell office:value-type="float" office:value="4.823442" calcext:value-type="float">
            <text:p>4.823442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4365" calcext:value-type="float">
            <text:p>0.0001504365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2823657" calcext:value-type="float">
            <text:p>-0.02823657</text:p>
          </table:table-cell>
          <table:table-cell office:value-type="float" office:value="-0.2809157" calcext:value-type="float">
            <text:p>-0.2809157</text:p>
          </table:table-cell>
          <table:table-cell office:value-type="float" office:value="0.001005856" calcext:value-type="float">
            <text:p>0.001005856</text:p>
          </table:table-cell>
          <table:table-cell office:value-type="float" office:value="0.0005403479" calcext:value-type="float">
            <text:p>0.0005403479</text:p>
          </table:table-cell>
          <table:table-cell office:value-type="float" office:value="14.7362" calcext:value-type="float">
            <text:p>14.7362</text:p>
          </table:table-cell>
          <table:table-cell office:value-type="float" office:value="1.060341" calcext:value-type="float">
            <text:p>1.060341</text:p>
          </table:table-cell>
          <table:table-cell office:value-type="float" office:value="0.1979878" calcext:value-type="float">
            <text:p>0.1979878</text:p>
          </table:table-cell>
          <table:table-cell office:value-type="float" office:value="0.188141" calcext:value-type="float">
            <text:p>0.188141</text:p>
          </table:table-cell>
          <table:table-cell office:value-type="float" office:value="0.1037625" calcext:value-type="float">
            <text:p>0.1037625</text:p>
          </table:table-cell>
          <table:table-cell office:value-type="float" office:value="0.10897" calcext:value-type="float">
            <text:p>0.10897</text:p>
          </table:table-cell>
          <table:table-cell office:value-type="float" office:value="0.03577587" calcext:value-type="float">
            <text:p>0.03577587</text:p>
          </table:table-cell>
          <table:table-cell office:value-type="float" office:value="0.03145382" calcext:value-type="float">
            <text:p>0.03145382</text:p>
          </table:table-cell>
          <table:table-cell office:value-type="float" office:value="0.03487989" calcext:value-type="float">
            <text:p>0.03487989</text:p>
          </table:table-cell>
          <table:table-cell office:value-type="float" office:value="0.02392931" calcext:value-type="float">
            <text:p>0.02392931</text:p>
          </table:table-cell>
          <table:table-cell office:value-type="float" office:value="0.02130171" calcext:value-type="float">
            <text:p>0.02130171</text:p>
          </table:table-cell>
          <table:table-cell office:value-type="float" office:value="0.01954116" calcext:value-type="float">
            <text:p>0.01954116</text:p>
          </table:table-cell>
          <table:table-cell office:value-type="float" office:value="0.01741343" calcext:value-type="float">
            <text:p>0.01741343</text:p>
          </table:table-cell>
          <table:table-cell office:value-type="float" office:value="0.005568224" calcext:value-type="float">
            <text:p>0.005568224</text:p>
          </table:table-cell>
          <table:table-cell office:value-type="float" office:value="0.00639313" calcext:value-type="float">
            <text:p>0.00639313</text:p>
          </table:table-cell>
          <table:table-cell office:value-type="float" office:value="0" calcext:value-type="float">
            <text:p>0</text:p>
          </table:table-cell>
          <table:table-cell office:value-type="float" office:value="54.44703" calcext:value-type="float">
            <text:p>54.44703</text:p>
          </table:table-cell>
          <table:table-cell office:value-type="float" office:value="26.81355" calcext:value-type="float">
            <text:p>26.81355</text:p>
          </table:table-cell>
          <table:table-cell office:value-type="float" office:value="16.64023" calcext:value-type="float">
            <text:p>16.64023</text:p>
          </table:table-cell>
          <table:table-cell office:value-type="float" office:value="7.53714" calcext:value-type="float">
            <text:p>7.53714</text:p>
          </table:table-cell>
          <table:table-cell office:value-type="float" office:value="5.259227" calcext:value-type="float">
            <text:p>5.259227</text:p>
          </table:table-cell>
          <table:table-cell office:value-type="float" office:value="1.088196" calcext:value-type="float">
            <text:p>1.088196</text:p>
          </table:table-cell>
          <table:table-cell office:value-type="float" office:value="0.5431712" calcext:value-type="float">
            <text:p>0.5431712</text:p>
          </table:table-cell>
          <table:table-cell office:value-type="float" office:value="1.765537" calcext:value-type="float">
            <text:p>1.765537</text:p>
          </table:table-cell>
          <table:table-cell office:value-type="float" office:value="0.454647" calcext:value-type="float">
            <text:p>0.454647</text:p>
          </table:table-cell>
          <table:table-cell office:value-type="float" office:value="0.1955075" calcext:value-type="float">
            <text:p>0.1955075</text:p>
          </table:table-cell>
          <table:table-cell office:value-type="float" office:value="0.08713317" calcext:value-type="float">
            <text:p>0.08713317</text:p>
          </table:table-cell>
          <table:table-cell office:value-type="float" office:value="0.08701955" calcext:value-type="float">
            <text:p>0.08701955</text:p>
          </table:table-cell>
          <table:table-cell office:value-type="float" office:value="0.3547867" calcext:value-type="float">
            <text:p>0.3547867</text:p>
          </table:table-cell>
          <table:table-cell office:value-type="float" office:value="0.3614262" calcext:value-type="float">
            <text:p>0.3614262</text:p>
          </table:table-cell>
          <table:table-cell office:value-type="float" office:value="0" calcext:value-type="float">
            <text:p>0</text:p>
          </table:table-cell>
          <table:table-cell office:value-type="float" office:value="1653.524" calcext:value-type="float">
            <text:p>1653.524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535" calcext:value-type="float">
            <text:p>-0.600653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2" calcext:value-type="float">
            <text:p>3122002</text:p>
          </table:table-cell>
          <table:table-cell office:value-type="float" office:value="34.79349" calcext:value-type="float">
            <text:p>34.79349</text:p>
          </table:table-cell>
          <table:table-cell office:value-type="float" office:value="1092.489" calcext:value-type="float">
            <text:p>1092.489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3925694" calcext:value-type="float">
            <text:p>0.3925694</text:p>
          </table:table-cell>
          <table:table-cell office:value-type="float" office:value="4.842766" calcext:value-type="float">
            <text:p>4.842766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4365" calcext:value-type="float">
            <text:p>0.0001504365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2823657" calcext:value-type="float">
            <text:p>-0.02823657</text:p>
          </table:table-cell>
          <table:table-cell office:value-type="float" office:value="-0.2809321" calcext:value-type="float">
            <text:p>-0.2809321</text:p>
          </table:table-cell>
          <table:table-cell office:value-type="float" office:value="0.00103225" calcext:value-type="float">
            <text:p>0.00103225</text:p>
          </table:table-cell>
          <table:table-cell office:value-type="float" office:value="0.0005403479" calcext:value-type="float">
            <text:p>0.0005403479</text:p>
          </table:table-cell>
          <table:table-cell office:value-type="float" office:value="14.73777" calcext:value-type="float">
            <text:p>14.73777</text:p>
          </table:table-cell>
          <table:table-cell office:value-type="float" office:value="1.033396" calcext:value-type="float">
            <text:p>1.033396</text:p>
          </table:table-cell>
          <table:table-cell office:value-type="float" office:value="0.2015807" calcext:value-type="float">
            <text:p>0.2015807</text:p>
          </table:table-cell>
          <table:table-cell office:value-type="float" office:value="0.1959538" calcext:value-type="float">
            <text:p>0.1959538</text:p>
          </table:table-cell>
          <table:table-cell office:value-type="float" office:value="0.1054553" calcext:value-type="float">
            <text:p>0.1054553</text:p>
          </table:table-cell>
          <table:table-cell office:value-type="float" office:value="0.1101885" calcext:value-type="float">
            <text:p>0.1101885</text:p>
          </table:table-cell>
          <table:table-cell office:value-type="float" office:value="0.03595807" calcext:value-type="float">
            <text:p>0.03595807</text:p>
          </table:table-cell>
          <table:table-cell office:value-type="float" office:value="0.03152316" calcext:value-type="float">
            <text:p>0.03152316</text:p>
          </table:table-cell>
          <table:table-cell office:value-type="float" office:value="0.03498493" calcext:value-type="float">
            <text:p>0.03498493</text:p>
          </table:table-cell>
          <table:table-cell office:value-type="float" office:value="0.02398619" calcext:value-type="float">
            <text:p>0.02398619</text:p>
          </table:table-cell>
          <table:table-cell office:value-type="float" office:value="0.02132063" calcext:value-type="float">
            <text:p>0.02132063</text:p>
          </table:table-cell>
          <table:table-cell office:value-type="float" office:value="0.01955885" calcext:value-type="float">
            <text:p>0.01955885</text:p>
          </table:table-cell>
          <table:table-cell office:value-type="float" office:value="0.01744439" calcext:value-type="float">
            <text:p>0.01744439</text:p>
          </table:table-cell>
          <table:table-cell office:value-type="float" office:value="0.005564404" calcext:value-type="float">
            <text:p>0.005564404</text:p>
          </table:table-cell>
          <table:table-cell office:value-type="float" office:value="0.00638943" calcext:value-type="float">
            <text:p>0.00638943</text:p>
          </table:table-cell>
          <table:table-cell office:value-type="float" office:value="0" calcext:value-type="float">
            <text:p>0</text:p>
          </table:table-cell>
          <table:table-cell office:value-type="float" office:value="56.95422" calcext:value-type="float">
            <text:p>56.95422</text:p>
          </table:table-cell>
          <table:table-cell office:value-type="float" office:value="26.61168" calcext:value-type="float">
            <text:p>26.61168</text:p>
          </table:table-cell>
          <table:table-cell office:value-type="float" office:value="16.66263" calcext:value-type="float">
            <text:p>16.66263</text:p>
          </table:table-cell>
          <table:table-cell office:value-type="float" office:value="7.582588" calcext:value-type="float">
            <text:p>7.582588</text:p>
          </table:table-cell>
          <table:table-cell office:value-type="float" office:value="5.279767" calcext:value-type="float">
            <text:p>5.279767</text:p>
          </table:table-cell>
          <table:table-cell office:value-type="float" office:value="1.097334" calcext:value-type="float">
            <text:p>1.097334</text:p>
          </table:table-cell>
          <table:table-cell office:value-type="float" office:value="0.5493288" calcext:value-type="float">
            <text:p>0.5493288</text:p>
          </table:table-cell>
          <table:table-cell office:value-type="float" office:value="1.769168" calcext:value-type="float">
            <text:p>1.769168</text:p>
          </table:table-cell>
          <table:table-cell office:value-type="float" office:value="0.458349" calcext:value-type="float">
            <text:p>0.458349</text:p>
          </table:table-cell>
          <table:table-cell office:value-type="float" office:value="0.1973936" calcext:value-type="float">
            <text:p>0.1973936</text:p>
          </table:table-cell>
          <table:table-cell office:value-type="float" office:value="0.08805042" calcext:value-type="float">
            <text:p>0.08805042</text:p>
          </table:table-cell>
          <table:table-cell office:value-type="float" office:value="0.08785006" calcext:value-type="float">
            <text:p>0.08785006</text:p>
          </table:table-cell>
          <table:table-cell office:value-type="float" office:value="0.3541537" calcext:value-type="float">
            <text:p>0.3541537</text:p>
          </table:table-cell>
          <table:table-cell office:value-type="float" office:value="0.3614639" calcext:value-type="float">
            <text:p>0.3614639</text:p>
          </table:table-cell>
          <table:table-cell office:value-type="float" office:value="0" calcext:value-type="float">
            <text:p>0</text:p>
          </table:table-cell>
          <table:table-cell office:value-type="float" office:value="1658.194" calcext:value-type="float">
            <text:p>1658.194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535" calcext:value-type="float">
            <text:p>-0.600653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2" calcext:value-type="float">
            <text:p>4122002</text:p>
          </table:table-cell>
          <table:table-cell office:value-type="float" office:value="34.77853" calcext:value-type="float">
            <text:p>34.77853</text:p>
          </table:table-cell>
          <table:table-cell office:value-type="float" office:value="1092.484" calcext:value-type="float">
            <text:p>1092.484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3938784" calcext:value-type="float">
            <text:p>0.3938784</text:p>
          </table:table-cell>
          <table:table-cell office:value-type="float" office:value="4.858721" calcext:value-type="float">
            <text:p>4.858721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4365" calcext:value-type="float">
            <text:p>0.0001504365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2823657" calcext:value-type="float">
            <text:p>-0.02823657</text:p>
          </table:table-cell>
          <table:table-cell office:value-type="float" office:value="-0.280942" calcext:value-type="float">
            <text:p>-0.280942</text:p>
          </table:table-cell>
          <table:table-cell office:value-type="float" office:value="0.001059758" calcext:value-type="float">
            <text:p>0.001059758</text:p>
          </table:table-cell>
          <table:table-cell office:value-type="float" office:value="0.0005403479" calcext:value-type="float">
            <text:p>0.0005403479</text:p>
          </table:table-cell>
          <table:table-cell office:value-type="float" office:value="14.73669" calcext:value-type="float">
            <text:p>14.73669</text:p>
          </table:table-cell>
          <table:table-cell office:value-type="float" office:value="1.035023" calcext:value-type="float">
            <text:p>1.035023</text:p>
          </table:table-cell>
          <table:table-cell office:value-type="float" office:value="0.2097366" calcext:value-type="float">
            <text:p>0.2097366</text:p>
          </table:table-cell>
          <table:table-cell office:value-type="float" office:value="0.1996311" calcext:value-type="float">
            <text:p>0.1996311</text:p>
          </table:table-cell>
          <table:table-cell office:value-type="float" office:value="0.1070653" calcext:value-type="float">
            <text:p>0.1070653</text:p>
          </table:table-cell>
          <table:table-cell office:value-type="float" office:value="0.1115787" calcext:value-type="float">
            <text:p>0.1115787</text:p>
          </table:table-cell>
          <table:table-cell office:value-type="float" office:value="0.03623997" calcext:value-type="float">
            <text:p>0.03623997</text:p>
          </table:table-cell>
          <table:table-cell office:value-type="float" office:value="0.03164683" calcext:value-type="float">
            <text:p>0.03164683</text:p>
          </table:table-cell>
          <table:table-cell office:value-type="float" office:value="0.03511764" calcext:value-type="float">
            <text:p>0.03511764</text:p>
          </table:table-cell>
          <table:table-cell office:value-type="float" office:value="0.02404621" calcext:value-type="float">
            <text:p>0.02404621</text:p>
          </table:table-cell>
          <table:table-cell office:value-type="float" office:value="0.02133994" calcext:value-type="float">
            <text:p>0.02133994</text:p>
          </table:table-cell>
          <table:table-cell office:value-type="float" office:value="0.01957663" calcext:value-type="float">
            <text:p>0.01957663</text:p>
          </table:table-cell>
          <table:table-cell office:value-type="float" office:value="0.01747516" calcext:value-type="float">
            <text:p>0.01747516</text:p>
          </table:table-cell>
          <table:table-cell office:value-type="float" office:value="0.00556063" calcext:value-type="float">
            <text:p>0.00556063</text:p>
          </table:table-cell>
          <table:table-cell office:value-type="float" office:value="0.00638565" calcext:value-type="float">
            <text:p>0.00638565</text:p>
          </table:table-cell>
          <table:table-cell office:value-type="float" office:value="0" calcext:value-type="float">
            <text:p>0</text:p>
          </table:table-cell>
          <table:table-cell office:value-type="float" office:value="58.84032" calcext:value-type="float">
            <text:p>58.84032</text:p>
          </table:table-cell>
          <table:table-cell office:value-type="float" office:value="26.61743" calcext:value-type="float">
            <text:p>26.61743</text:p>
          </table:table-cell>
          <table:table-cell office:value-type="float" office:value="16.72218" calcext:value-type="float">
            <text:p>16.72218</text:p>
          </table:table-cell>
          <table:table-cell office:value-type="float" office:value="7.600409" calcext:value-type="float">
            <text:p>7.600409</text:p>
          </table:table-cell>
          <table:table-cell office:value-type="float" office:value="5.286615" calcext:value-type="float">
            <text:p>5.286615</text:p>
          </table:table-cell>
          <table:table-cell office:value-type="float" office:value="1.105187" calcext:value-type="float">
            <text:p>1.105187</text:p>
          </table:table-cell>
          <table:table-cell office:value-type="float" office:value="0.5545954" calcext:value-type="float">
            <text:p>0.5545954</text:p>
          </table:table-cell>
          <table:table-cell office:value-type="float" office:value="1.772403" calcext:value-type="float">
            <text:p>1.772403</text:p>
          </table:table-cell>
          <table:table-cell office:value-type="float" office:value="0.461939" calcext:value-type="float">
            <text:p>0.461939</text:p>
          </table:table-cell>
          <table:table-cell office:value-type="float" office:value="0.1992425" calcext:value-type="float">
            <text:p>0.1992425</text:p>
          </table:table-cell>
          <table:table-cell office:value-type="float" office:value="0.08895103" calcext:value-type="float">
            <text:p>0.08895103</text:p>
          </table:table-cell>
          <table:table-cell office:value-type="float" office:value="0.0886509" calcext:value-type="float">
            <text:p>0.0886509</text:p>
          </table:table-cell>
          <table:table-cell office:value-type="float" office:value="0.3535396" calcext:value-type="float">
            <text:p>0.3535396</text:p>
          </table:table-cell>
          <table:table-cell office:value-type="float" office:value="0.3614978" calcext:value-type="float">
            <text:p>0.3614978</text:p>
          </table:table-cell>
          <table:table-cell office:value-type="float" office:value="0" calcext:value-type="float">
            <text:p>0</text:p>
          </table:table-cell>
          <table:table-cell office:value-type="float" office:value="1661.432" calcext:value-type="float">
            <text:p>1661.432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535" calcext:value-type="float">
            <text:p>-0.600653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2" calcext:value-type="float">
            <text:p>5122002</text:p>
          </table:table-cell>
          <table:table-cell office:value-type="float" office:value="34.76035" calcext:value-type="float">
            <text:p>34.76035</text:p>
          </table:table-cell>
          <table:table-cell office:value-type="float" office:value="1092.479" calcext:value-type="float">
            <text:p>1092.479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3956607" calcext:value-type="float">
            <text:p>0.3956607</text:p>
          </table:table-cell>
          <table:table-cell office:value-type="float" office:value="4.876642" calcext:value-type="float">
            <text:p>4.876642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4365" calcext:value-type="float">
            <text:p>0.0001504365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2823657" calcext:value-type="float">
            <text:p>-0.02823657</text:p>
          </table:table-cell>
          <table:table-cell office:value-type="float" office:value="-0.2809621" calcext:value-type="float">
            <text:p>-0.2809621</text:p>
          </table:table-cell>
          <table:table-cell office:value-type="float" office:value="0.001087394" calcext:value-type="float">
            <text:p>0.001087394</text:p>
          </table:table-cell>
          <table:table-cell office:value-type="float" office:value="0.0005403479" calcext:value-type="float">
            <text:p>0.0005403479</text:p>
          </table:table-cell>
          <table:table-cell office:value-type="float" office:value="14.73758" calcext:value-type="float">
            <text:p>14.73758</text:p>
          </table:table-cell>
          <table:table-cell office:value-type="float" office:value="0.9983523" calcext:value-type="float">
            <text:p>0.9983523</text:p>
          </table:table-cell>
          <table:table-cell office:value-type="float" office:value="0.2155412" calcext:value-type="float">
            <text:p>0.2155412</text:p>
          </table:table-cell>
          <table:table-cell office:value-type="float" office:value="0.1977747" calcext:value-type="float">
            <text:p>0.1977747</text:p>
          </table:table-cell>
          <table:table-cell office:value-type="float" office:value="0.1086595" calcext:value-type="float">
            <text:p>0.1086595</text:p>
          </table:table-cell>
          <table:table-cell office:value-type="float" office:value="0.1129573" calcext:value-type="float">
            <text:p>0.1129573</text:p>
          </table:table-cell>
          <table:table-cell office:value-type="float" office:value="0.03655136" calcext:value-type="float">
            <text:p>0.03655136</text:p>
          </table:table-cell>
          <table:table-cell office:value-type="float" office:value="0.03176133" calcext:value-type="float">
            <text:p>0.03176133</text:p>
          </table:table-cell>
          <table:table-cell office:value-type="float" office:value="0.03526645" calcext:value-type="float">
            <text:p>0.03526645</text:p>
          </table:table-cell>
          <table:table-cell office:value-type="float" office:value="0.02411369" calcext:value-type="float">
            <text:p>0.02411369</text:p>
          </table:table-cell>
          <table:table-cell office:value-type="float" office:value="0.02135948" calcext:value-type="float">
            <text:p>0.02135948</text:p>
          </table:table-cell>
          <table:table-cell office:value-type="float" office:value="0.01959449" calcext:value-type="float">
            <text:p>0.01959449</text:p>
          </table:table-cell>
          <table:table-cell office:value-type="float" office:value="0.01750571" calcext:value-type="float">
            <text:p>0.01750571</text:p>
          </table:table-cell>
          <table:table-cell office:value-type="float" office:value="0.005557242" calcext:value-type="float">
            <text:p>0.005557242</text:p>
          </table:table-cell>
          <table:table-cell office:value-type="float" office:value="0.006382849" calcext:value-type="float">
            <text:p>0.006382849</text:p>
          </table:table-cell>
          <table:table-cell office:value-type="float" office:value="0" calcext:value-type="float">
            <text:p>0</text:p>
          </table:table-cell>
          <table:table-cell office:value-type="float" office:value="61.60282" calcext:value-type="float">
            <text:p>61.60282</text:p>
          </table:table-cell>
          <table:table-cell office:value-type="float" office:value="26.54322" calcext:value-type="float">
            <text:p>26.54322</text:p>
          </table:table-cell>
          <table:table-cell office:value-type="float" office:value="16.77724" calcext:value-type="float">
            <text:p>16.77724</text:p>
          </table:table-cell>
          <table:table-cell office:value-type="float" office:value="7.633482" calcext:value-type="float">
            <text:p>7.633482</text:p>
          </table:table-cell>
          <table:table-cell office:value-type="float" office:value="5.283844" calcext:value-type="float">
            <text:p>5.283844</text:p>
          </table:table-cell>
          <table:table-cell office:value-type="float" office:value="1.112382" calcext:value-type="float">
            <text:p>1.112382</text:p>
          </table:table-cell>
          <table:table-cell office:value-type="float" office:value="0.5592963" calcext:value-type="float">
            <text:p>0.5592963</text:p>
          </table:table-cell>
          <table:table-cell office:value-type="float" office:value="1.775198" calcext:value-type="float">
            <text:p>1.775198</text:p>
          </table:table-cell>
          <table:table-cell office:value-type="float" office:value="0.4655248" calcext:value-type="float">
            <text:p>0.4655248</text:p>
          </table:table-cell>
          <table:table-cell office:value-type="float" office:value="0.2010185" calcext:value-type="float">
            <text:p>0.2010185</text:p>
          </table:table-cell>
          <table:table-cell office:value-type="float" office:value="0.08983493" calcext:value-type="float">
            <text:p>0.08983493</text:p>
          </table:table-cell>
          <table:table-cell office:value-type="float" office:value="0.08942486" calcext:value-type="float">
            <text:p>0.08942486</text:p>
          </table:table-cell>
          <table:table-cell office:value-type="float" office:value="0.3530186" calcext:value-type="float">
            <text:p>0.3530186</text:p>
          </table:table-cell>
          <table:table-cell office:value-type="float" office:value="0.3615317" calcext:value-type="float">
            <text:p>0.3615317</text:p>
          </table:table-cell>
          <table:table-cell office:value-type="float" office:value="0" calcext:value-type="float">
            <text:p>0</text:p>
          </table:table-cell>
          <table:table-cell office:value-type="float" office:value="1672.799" calcext:value-type="float">
            <text:p>1672.799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535" calcext:value-type="float">
            <text:p>-0.600653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2" calcext:value-type="float">
            <text:p>6122002</text:p>
          </table:table-cell>
          <table:table-cell office:value-type="float" office:value="34.73763" calcext:value-type="float">
            <text:p>34.73763</text:p>
          </table:table-cell>
          <table:table-cell office:value-type="float" office:value="1092.476" calcext:value-type="float">
            <text:p>1092.476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4003681" calcext:value-type="float">
            <text:p>0.4003681</text:p>
          </table:table-cell>
          <table:table-cell office:value-type="float" office:value="4.895367" calcext:value-type="float">
            <text:p>4.895367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4365" calcext:value-type="float">
            <text:p>0.0001504365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2823657" calcext:value-type="float">
            <text:p>-0.02823657</text:p>
          </table:table-cell>
          <table:table-cell office:value-type="float" office:value="-0.2809888" calcext:value-type="float">
            <text:p>-0.2809888</text:p>
          </table:table-cell>
          <table:table-cell office:value-type="float" office:value="0.00111413" calcext:value-type="float">
            <text:p>0.00111413</text:p>
          </table:table-cell>
          <table:table-cell office:value-type="float" office:value="0.0005403479" calcext:value-type="float">
            <text:p>0.0005403479</text:p>
          </table:table-cell>
          <table:table-cell office:value-type="float" office:value="14.73837" calcext:value-type="float">
            <text:p>14.73837</text:p>
          </table:table-cell>
          <table:table-cell office:value-type="float" office:value="0.9315194" calcext:value-type="float">
            <text:p>0.9315194</text:p>
          </table:table-cell>
          <table:table-cell office:value-type="float" office:value="0.2172139" calcext:value-type="float">
            <text:p>0.2172139</text:p>
          </table:table-cell>
          <table:table-cell office:value-type="float" office:value="0.1965669" calcext:value-type="float">
            <text:p>0.1965669</text:p>
          </table:table-cell>
          <table:table-cell office:value-type="float" office:value="0.110033" calcext:value-type="float">
            <text:p>0.110033</text:p>
          </table:table-cell>
          <table:table-cell office:value-type="float" office:value="0.1141893" calcext:value-type="float">
            <text:p>0.1141893</text:p>
          </table:table-cell>
          <table:table-cell office:value-type="float" office:value="0.03685537" calcext:value-type="float">
            <text:p>0.03685537</text:p>
          </table:table-cell>
          <table:table-cell office:value-type="float" office:value="0.03185768" calcext:value-type="float">
            <text:p>0.03185768</text:p>
          </table:table-cell>
          <table:table-cell office:value-type="float" office:value="0.03542375" calcext:value-type="float">
            <text:p>0.03542375</text:p>
          </table:table-cell>
          <table:table-cell office:value-type="float" office:value="0.02418724" calcext:value-type="float">
            <text:p>0.02418724</text:p>
          </table:table-cell>
          <table:table-cell office:value-type="float" office:value="0.0213803" calcext:value-type="float">
            <text:p>0.0213803</text:p>
          </table:table-cell>
          <table:table-cell office:value-type="float" office:value="0.01961241" calcext:value-type="float">
            <text:p>0.01961241</text:p>
          </table:table-cell>
          <table:table-cell office:value-type="float" office:value="0.01753608" calcext:value-type="float">
            <text:p>0.01753608</text:p>
          </table:table-cell>
          <table:table-cell office:value-type="float" office:value="0.005554589" calcext:value-type="float">
            <text:p>0.005554589</text:p>
          </table:table-cell>
          <table:table-cell office:value-type="float" office:value="0.006383136" calcext:value-type="float">
            <text:p>0.006383136</text:p>
          </table:table-cell>
          <table:table-cell office:value-type="float" office:value="0" calcext:value-type="float">
            <text:p>0</text:p>
          </table:table-cell>
          <table:table-cell office:value-type="float" office:value="61.08902" calcext:value-type="float">
            <text:p>61.08902</text:p>
          </table:table-cell>
          <table:table-cell office:value-type="float" office:value="26.35477" calcext:value-type="float">
            <text:p>26.35477</text:p>
          </table:table-cell>
          <table:table-cell office:value-type="float" office:value="16.89226" calcext:value-type="float">
            <text:p>16.89226</text:p>
          </table:table-cell>
          <table:table-cell office:value-type="float" office:value="7.676113" calcext:value-type="float">
            <text:p>7.676113</text:p>
          </table:table-cell>
          <table:table-cell office:value-type="float" office:value="5.287144" calcext:value-type="float">
            <text:p>5.287144</text:p>
          </table:table-cell>
          <table:table-cell office:value-type="float" office:value="1.1192" calcext:value-type="float">
            <text:p>1.1192</text:p>
          </table:table-cell>
          <table:table-cell office:value-type="float" office:value="0.5635813" calcext:value-type="float">
            <text:p>0.5635813</text:p>
          </table:table-cell>
          <table:table-cell office:value-type="float" office:value="1.777776" calcext:value-type="float">
            <text:p>1.777776</text:p>
          </table:table-cell>
          <table:table-cell office:value-type="float" office:value="0.4689703" calcext:value-type="float">
            <text:p>0.4689703</text:p>
          </table:table-cell>
          <table:table-cell office:value-type="float" office:value="0.2027422" calcext:value-type="float">
            <text:p>0.2027422</text:p>
          </table:table-cell>
          <table:table-cell office:value-type="float" office:value="0.09070122" calcext:value-type="float">
            <text:p>0.09070122</text:p>
          </table:table-cell>
          <table:table-cell office:value-type="float" office:value="0.09018222" calcext:value-type="float">
            <text:p>0.09018222</text:p>
          </table:table-cell>
          <table:table-cell office:value-type="float" office:value="0.352713" calcext:value-type="float">
            <text:p>0.352713</text:p>
          </table:table-cell>
          <table:table-cell office:value-type="float" office:value="0.3615737" calcext:value-type="float">
            <text:p>0.3615737</text:p>
          </table:table-cell>
          <table:table-cell office:value-type="float" office:value="0" calcext:value-type="float">
            <text:p>0</text:p>
          </table:table-cell>
          <table:table-cell office:value-type="float" office:value="1704.467" calcext:value-type="float">
            <text:p>1704.467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535" calcext:value-type="float">
            <text:p>-0.600653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2" calcext:value-type="float">
            <text:p>7122002</text:p>
          </table:table-cell>
          <table:table-cell office:value-type="float" office:value="34.71381" calcext:value-type="float">
            <text:p>34.71381</text:p>
          </table:table-cell>
          <table:table-cell office:value-type="float" office:value="1092.472" calcext:value-type="float">
            <text:p>1092.472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4040756" calcext:value-type="float">
            <text:p>0.4040756</text:p>
          </table:table-cell>
          <table:table-cell office:value-type="float" office:value="4.915825" calcext:value-type="float">
            <text:p>4.915825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4365" calcext:value-type="float">
            <text:p>0.0001504365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2823657" calcext:value-type="float">
            <text:p>-0.02823657</text:p>
          </table:table-cell>
          <table:table-cell office:value-type="float" office:value="-0.2810159" calcext:value-type="float">
            <text:p>-0.2810159</text:p>
          </table:table-cell>
          <table:table-cell office:value-type="float" office:value="0.001140968" calcext:value-type="float">
            <text:p>0.001140968</text:p>
          </table:table-cell>
          <table:table-cell office:value-type="float" office:value="0.0005403479" calcext:value-type="float">
            <text:p>0.0005403479</text:p>
          </table:table-cell>
          <table:table-cell office:value-type="float" office:value="14.73716" calcext:value-type="float">
            <text:p>14.73716</text:p>
          </table:table-cell>
          <table:table-cell office:value-type="float" office:value="0.8556848" calcext:value-type="float">
            <text:p>0.8556848</text:p>
          </table:table-cell>
          <table:table-cell office:value-type="float" office:value="0.2110961" calcext:value-type="float">
            <text:p>0.2110961</text:p>
          </table:table-cell>
          <table:table-cell office:value-type="float" office:value="0.1982327" calcext:value-type="float">
            <text:p>0.1982327</text:p>
          </table:table-cell>
          <table:table-cell office:value-type="float" office:value="0.1106234" calcext:value-type="float">
            <text:p>0.1106234</text:p>
          </table:table-cell>
          <table:table-cell office:value-type="float" office:value="0.1146127" calcext:value-type="float">
            <text:p>0.1146127</text:p>
          </table:table-cell>
          <table:table-cell office:value-type="float" office:value="0.03708997" calcext:value-type="float">
            <text:p>0.03708997</text:p>
          </table:table-cell>
          <table:table-cell office:value-type="float" office:value="0.031924" calcext:value-type="float">
            <text:p>0.031924</text:p>
          </table:table-cell>
          <table:table-cell office:value-type="float" office:value="0.03557974" calcext:value-type="float">
            <text:p>0.03557974</text:p>
          </table:table-cell>
          <table:table-cell office:value-type="float" office:value="0.02426475" calcext:value-type="float">
            <text:p>0.02426475</text:p>
          </table:table-cell>
          <table:table-cell office:value-type="float" office:value="0.02140271" calcext:value-type="float">
            <text:p>0.02140271</text:p>
          </table:table-cell>
          <table:table-cell office:value-type="float" office:value="0.01963049" calcext:value-type="float">
            <text:p>0.01963049</text:p>
          </table:table-cell>
          <table:table-cell office:value-type="float" office:value="0.01756627" calcext:value-type="float">
            <text:p>0.01756627</text:p>
          </table:table-cell>
          <table:table-cell office:value-type="float" office:value="0.005551935" calcext:value-type="float">
            <text:p>0.005551935</text:p>
          </table:table-cell>
          <table:table-cell office:value-type="float" office:value="0.006383058" calcext:value-type="float">
            <text:p>0.006383058</text:p>
          </table:table-cell>
          <table:table-cell office:value-type="float" office:value="0" calcext:value-type="float">
            <text:p>0</text:p>
          </table:table-cell>
          <table:table-cell office:value-type="float" office:value="59.86651" calcext:value-type="float">
            <text:p>59.86651</text:p>
          </table:table-cell>
          <table:table-cell office:value-type="float" office:value="26.25033" calcext:value-type="float">
            <text:p>26.25033</text:p>
          </table:table-cell>
          <table:table-cell office:value-type="float" office:value="16.93375" calcext:value-type="float">
            <text:p>16.93375</text:p>
          </table:table-cell>
          <table:table-cell office:value-type="float" office:value="7.715786" calcext:value-type="float">
            <text:p>7.715786</text:p>
          </table:table-cell>
          <table:table-cell office:value-type="float" office:value="5.289185" calcext:value-type="float">
            <text:p>5.289185</text:p>
          </table:table-cell>
          <table:table-cell office:value-type="float" office:value="1.126148" calcext:value-type="float">
            <text:p>1.126148</text:p>
          </table:table-cell>
          <table:table-cell office:value-type="float" office:value="0.5677049" calcext:value-type="float">
            <text:p>0.5677049</text:p>
          </table:table-cell>
          <table:table-cell office:value-type="float" office:value="1.780258" calcext:value-type="float">
            <text:p>1.780258</text:p>
          </table:table-cell>
          <table:table-cell office:value-type="float" office:value="0.4722494" calcext:value-type="float">
            <text:p>0.4722494</text:p>
          </table:table-cell>
          <table:table-cell office:value-type="float" office:value="0.2044196" calcext:value-type="float">
            <text:p>0.2044196</text:p>
          </table:table-cell>
          <table:table-cell office:value-type="float" office:value="0.09154999" calcext:value-type="float">
            <text:p>0.09154999</text:p>
          </table:table-cell>
          <table:table-cell office:value-type="float" office:value="0.09093159" calcext:value-type="float">
            <text:p>0.09093159</text:p>
          </table:table-cell>
          <table:table-cell office:value-type="float" office:value="0.3523972" calcext:value-type="float">
            <text:p>0.3523972</text:p>
          </table:table-cell>
          <table:table-cell office:value-type="float" office:value="0.361604" calcext:value-type="float">
            <text:p>0.361604</text:p>
          </table:table-cell>
          <table:table-cell office:value-type="float" office:value="0" calcext:value-type="float">
            <text:p>0</text:p>
          </table:table-cell>
          <table:table-cell office:value-type="float" office:value="1731.669" calcext:value-type="float">
            <text:p>1731.669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535" calcext:value-type="float">
            <text:p>-0.600653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2" calcext:value-type="float">
            <text:p>8122002</text:p>
          </table:table-cell>
          <table:table-cell office:value-type="float" office:value="34.69474" calcext:value-type="float">
            <text:p>34.69474</text:p>
          </table:table-cell>
          <table:table-cell office:value-type="float" office:value="1092.469" calcext:value-type="float">
            <text:p>1092.469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4066262" calcext:value-type="float">
            <text:p>0.4066262</text:p>
          </table:table-cell>
          <table:table-cell office:value-type="float" office:value="4.933357" calcext:value-type="float">
            <text:p>4.933357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4365" calcext:value-type="float">
            <text:p>0.0001504365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2823657" calcext:value-type="float">
            <text:p>-0.02823657</text:p>
          </table:table-cell>
          <table:table-cell office:value-type="float" office:value="-0.2810335" calcext:value-type="float">
            <text:p>-0.2810335</text:p>
          </table:table-cell>
          <table:table-cell office:value-type="float" office:value="0.001168266" calcext:value-type="float">
            <text:p>0.001168266</text:p>
          </table:table-cell>
          <table:table-cell office:value-type="float" office:value="0.0005403479" calcext:value-type="float">
            <text:p>0.0005403479</text:p>
          </table:table-cell>
          <table:table-cell office:value-type="float" office:value="14.73669" calcext:value-type="float">
            <text:p>14.73669</text:p>
          </table:table-cell>
          <table:table-cell office:value-type="float" office:value="0.8394927" calcext:value-type="float">
            <text:p>0.8394927</text:p>
          </table:table-cell>
          <table:table-cell office:value-type="float" office:value="0.2106998" calcext:value-type="float">
            <text:p>0.2106998</text:p>
          </table:table-cell>
          <table:table-cell office:value-type="float" office:value="0.2024397" calcext:value-type="float">
            <text:p>0.2024397</text:p>
          </table:table-cell>
          <table:table-cell office:value-type="float" office:value="0.1111637" calcext:value-type="float">
            <text:p>0.1111637</text:p>
          </table:table-cell>
          <table:table-cell office:value-type="float" office:value="0.114844" calcext:value-type="float">
            <text:p>0.114844</text:p>
          </table:table-cell>
          <table:table-cell office:value-type="float" office:value="0.03728908" calcext:value-type="float">
            <text:p>0.03728908</text:p>
          </table:table-cell>
          <table:table-cell office:value-type="float" office:value="0.03197717" calcext:value-type="float">
            <text:p>0.03197717</text:p>
          </table:table-cell>
          <table:table-cell office:value-type="float" office:value="0.03572948" calcext:value-type="float">
            <text:p>0.03572948</text:p>
          </table:table-cell>
          <table:table-cell office:value-type="float" office:value="0.02434373" calcext:value-type="float">
            <text:p>0.02434373</text:p>
          </table:table-cell>
          <table:table-cell office:value-type="float" office:value="0.02142659" calcext:value-type="float">
            <text:p>0.02142659</text:p>
          </table:table-cell>
          <table:table-cell office:value-type="float" office:value="0.01964875" calcext:value-type="float">
            <text:p>0.01964875</text:p>
          </table:table-cell>
          <table:table-cell office:value-type="float" office:value="0.01759627" calcext:value-type="float">
            <text:p>0.01759627</text:p>
          </table:table-cell>
          <table:table-cell office:value-type="float" office:value="0.005549009" calcext:value-type="float">
            <text:p>0.005549009</text:p>
          </table:table-cell>
          <table:table-cell office:value-type="float" office:value="0.00638081" calcext:value-type="float">
            <text:p>0.00638081</text:p>
          </table:table-cell>
          <table:table-cell office:value-type="float" office:value="0" calcext:value-type="float">
            <text:p>0</text:p>
          </table:table-cell>
          <table:table-cell office:value-type="float" office:value="60.94954" calcext:value-type="float">
            <text:p>60.94954</text:p>
          </table:table-cell>
          <table:table-cell office:value-type="float" office:value="26.17806" calcext:value-type="float">
            <text:p>26.17806</text:p>
          </table:table-cell>
          <table:table-cell office:value-type="float" office:value="16.92797" calcext:value-type="float">
            <text:p>16.92797</text:p>
          </table:table-cell>
          <table:table-cell office:value-type="float" office:value="7.773415" calcext:value-type="float">
            <text:p>7.773415</text:p>
          </table:table-cell>
          <table:table-cell office:value-type="float" office:value="5.293822" calcext:value-type="float">
            <text:p>5.293822</text:p>
          </table:table-cell>
          <table:table-cell office:value-type="float" office:value="1.133155" calcext:value-type="float">
            <text:p>1.133155</text:p>
          </table:table-cell>
          <table:table-cell office:value-type="float" office:value="0.5717036" calcext:value-type="float">
            <text:p>0.5717036</text:p>
          </table:table-cell>
          <table:table-cell office:value-type="float" office:value="1.782715" calcext:value-type="float">
            <text:p>1.782715</text:p>
          </table:table-cell>
          <table:table-cell office:value-type="float" office:value="0.4753887" calcext:value-type="float">
            <text:p>0.4753887</text:p>
          </table:table-cell>
          <table:table-cell office:value-type="float" office:value="0.2060511" calcext:value-type="float">
            <text:p>0.2060511</text:p>
          </table:table-cell>
          <table:table-cell office:value-type="float" office:value="0.09238129" calcext:value-type="float">
            <text:p>0.09238129</text:p>
          </table:table-cell>
          <table:table-cell office:value-type="float" office:value="0.09166805" calcext:value-type="float">
            <text:p>0.09166805</text:p>
          </table:table-cell>
          <table:table-cell office:value-type="float" office:value="0.3519993" calcext:value-type="float">
            <text:p>0.3519993</text:p>
          </table:table-cell>
          <table:table-cell office:value-type="float" office:value="0.3615811" calcext:value-type="float">
            <text:p>0.3615811</text:p>
          </table:table-cell>
          <table:table-cell office:value-type="float" office:value="0" calcext:value-type="float">
            <text:p>0</text:p>
          </table:table-cell>
          <table:table-cell office:value-type="float" office:value="1746.052" calcext:value-type="float">
            <text:p>1746.052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535" calcext:value-type="float">
            <text:p>-0.600653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2" calcext:value-type="float">
            <text:p>9122002</text:p>
          </table:table-cell>
          <table:table-cell office:value-type="float" office:value="34.67386" calcext:value-type="float">
            <text:p>34.67386</text:p>
          </table:table-cell>
          <table:table-cell office:value-type="float" office:value="1092.467" calcext:value-type="float">
            <text:p>1092.467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4114722" calcext:value-type="float">
            <text:p>0.4114722</text:p>
          </table:table-cell>
          <table:table-cell office:value-type="float" office:value="4.950014" calcext:value-type="float">
            <text:p>4.950014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4365" calcext:value-type="float">
            <text:p>0.0001504365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2823657" calcext:value-type="float">
            <text:p>-0.02823657</text:p>
          </table:table-cell>
          <table:table-cell office:value-type="float" office:value="-0.2810553" calcext:value-type="float">
            <text:p>-0.2810553</text:p>
          </table:table-cell>
          <table:table-cell office:value-type="float" office:value="0.001195289" calcext:value-type="float">
            <text:p>0.001195289</text:p>
          </table:table-cell>
          <table:table-cell office:value-type="float" office:value="0.0005403479" calcext:value-type="float">
            <text:p>0.0005403479</text:p>
          </table:table-cell>
          <table:table-cell office:value-type="float" office:value="14.73116" calcext:value-type="float">
            <text:p>14.73116</text:p>
          </table:table-cell>
          <table:table-cell office:value-type="float" office:value="0.8948224" calcext:value-type="float">
            <text:p>0.8948224</text:p>
          </table:table-cell>
          <table:table-cell office:value-type="float" office:value="0.2106648" calcext:value-type="float">
            <text:p>0.2106648</text:p>
          </table:table-cell>
          <table:table-cell office:value-type="float" office:value="0.2039912" calcext:value-type="float">
            <text:p>0.2039912</text:p>
          </table:table-cell>
          <table:table-cell office:value-type="float" office:value="0.1116176" calcext:value-type="float">
            <text:p>0.1116176</text:p>
          </table:table-cell>
          <table:table-cell office:value-type="float" office:value="0.1150737" calcext:value-type="float">
            <text:p>0.1150737</text:p>
          </table:table-cell>
          <table:table-cell office:value-type="float" office:value="0.03748704" calcext:value-type="float">
            <text:p>0.03748704</text:p>
          </table:table-cell>
          <table:table-cell office:value-type="float" office:value="0.03202734" calcext:value-type="float">
            <text:p>0.03202734</text:p>
          </table:table-cell>
          <table:table-cell office:value-type="float" office:value="0.03587647" calcext:value-type="float">
            <text:p>0.03587647</text:p>
          </table:table-cell>
          <table:table-cell office:value-type="float" office:value="0.02442312" calcext:value-type="float">
            <text:p>0.02442312</text:p>
          </table:table-cell>
          <table:table-cell office:value-type="float" office:value="0.02145163" calcext:value-type="float">
            <text:p>0.02145163</text:p>
          </table:table-cell>
          <table:table-cell office:value-type="float" office:value="0.01966723" calcext:value-type="float">
            <text:p>0.01966723</text:p>
          </table:table-cell>
          <table:table-cell office:value-type="float" office:value="0.01762606" calcext:value-type="float">
            <text:p>0.01762606</text:p>
          </table:table-cell>
          <table:table-cell office:value-type="float" office:value="0.005546107" calcext:value-type="float">
            <text:p>0.005546107</text:p>
          </table:table-cell>
          <table:table-cell office:value-type="float" office:value="0.006379778" calcext:value-type="float">
            <text:p>0.006379778</text:p>
          </table:table-cell>
          <table:table-cell office:value-type="float" office:value="0" calcext:value-type="float">
            <text:p>0</text:p>
          </table:table-cell>
          <table:table-cell office:value-type="float" office:value="62.43" calcext:value-type="float">
            <text:p>62.43</text:p>
          </table:table-cell>
          <table:table-cell office:value-type="float" office:value="26.20978" calcext:value-type="float">
            <text:p>26.20978</text:p>
          </table:table-cell>
          <table:table-cell office:value-type="float" office:value="16.93808" calcext:value-type="float">
            <text:p>16.93808</text:p>
          </table:table-cell>
          <table:table-cell office:value-type="float" office:value="7.817801" calcext:value-type="float">
            <text:p>7.817801</text:p>
          </table:table-cell>
          <table:table-cell office:value-type="float" office:value="5.301426" calcext:value-type="float">
            <text:p>5.301426</text:p>
          </table:table-cell>
          <table:table-cell office:value-type="float" office:value="1.140398" calcext:value-type="float">
            <text:p>1.140398</text:p>
          </table:table-cell>
          <table:table-cell office:value-type="float" office:value="0.5754905" calcext:value-type="float">
            <text:p>0.5754905</text:p>
          </table:table-cell>
          <table:table-cell office:value-type="float" office:value="1.785138" calcext:value-type="float">
            <text:p>1.785138</text:p>
          </table:table-cell>
          <table:table-cell office:value-type="float" office:value="0.478407" calcext:value-type="float">
            <text:p>0.478407</text:p>
          </table:table-cell>
          <table:table-cell office:value-type="float" office:value="0.2076397" calcext:value-type="float">
            <text:p>0.2076397</text:p>
          </table:table-cell>
          <table:table-cell office:value-type="float" office:value="0.09319551" calcext:value-type="float">
            <text:p>0.09319551</text:p>
          </table:table-cell>
          <table:table-cell office:value-type="float" office:value="0.09238722" calcext:value-type="float">
            <text:p>0.09238722</text:p>
          </table:table-cell>
          <table:table-cell office:value-type="float" office:value="0.3516134" calcext:value-type="float">
            <text:p>0.3516134</text:p>
          </table:table-cell>
          <table:table-cell office:value-type="float" office:value="0.3616233" calcext:value-type="float">
            <text:p>0.3616233</text:p>
          </table:table-cell>
          <table:table-cell office:value-type="float" office:value="0" calcext:value-type="float">
            <text:p>0</text:p>
          </table:table-cell>
          <table:table-cell office:value-type="float" office:value="1770.409" calcext:value-type="float">
            <text:p>1770.409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535" calcext:value-type="float">
            <text:p>-0.600653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2" calcext:value-type="float">
            <text:p>10122002</text:p>
          </table:table-cell>
          <table:table-cell office:value-type="float" office:value="34.65375" calcext:value-type="float">
            <text:p>34.65375</text:p>
          </table:table-cell>
          <table:table-cell office:value-type="float" office:value="1092.467" calcext:value-type="float">
            <text:p>1092.467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4142863" calcext:value-type="float">
            <text:p>0.4142863</text:p>
          </table:table-cell>
          <table:table-cell office:value-type="float" office:value="4.968444" calcext:value-type="float">
            <text:p>4.968444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4365" calcext:value-type="float">
            <text:p>0.0001504365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2878324" calcext:value-type="float">
            <text:p>-0.02878324</text:p>
          </table:table-cell>
          <table:table-cell office:value-type="float" office:value="-0.2810751" calcext:value-type="float">
            <text:p>-0.2810751</text:p>
          </table:table-cell>
          <table:table-cell office:value-type="float" office:value="0.001222479" calcext:value-type="float">
            <text:p>0.001222479</text:p>
          </table:table-cell>
          <table:table-cell office:value-type="float" office:value="0.0005403479" calcext:value-type="float">
            <text:p>0.0005403479</text:p>
          </table:table-cell>
          <table:table-cell office:value-type="float" office:value="14.7317" calcext:value-type="float">
            <text:p>14.7317</text:p>
          </table:table-cell>
          <table:table-cell office:value-type="float" office:value="0.8785185" calcext:value-type="float">
            <text:p>0.8785185</text:p>
          </table:table-cell>
          <table:table-cell office:value-type="float" office:value="0.2094291" calcext:value-type="float">
            <text:p>0.2094291</text:p>
          </table:table-cell>
          <table:table-cell office:value-type="float" office:value="0.2058429" calcext:value-type="float">
            <text:p>0.2058429</text:p>
          </table:table-cell>
          <table:table-cell office:value-type="float" office:value="0.1119072" calcext:value-type="float">
            <text:p>0.1119072</text:p>
          </table:table-cell>
          <table:table-cell office:value-type="float" office:value="0.1150718" calcext:value-type="float">
            <text:p>0.1150718</text:p>
          </table:table-cell>
          <table:table-cell office:value-type="float" office:value="0.03765186" calcext:value-type="float">
            <text:p>0.03765186</text:p>
          </table:table-cell>
          <table:table-cell office:value-type="float" office:value="0.03206145" calcext:value-type="float">
            <text:p>0.03206145</text:p>
          </table:table-cell>
          <table:table-cell office:value-type="float" office:value="0.03601851" calcext:value-type="float">
            <text:p>0.03601851</text:p>
          </table:table-cell>
          <table:table-cell office:value-type="float" office:value="0.02450226" calcext:value-type="float">
            <text:p>0.02450226</text:p>
          </table:table-cell>
          <table:table-cell office:value-type="float" office:value="0.02147756" calcext:value-type="float">
            <text:p>0.02147756</text:p>
          </table:table-cell>
          <table:table-cell office:value-type="float" office:value="0.0196859" calcext:value-type="float">
            <text:p>0.0196859</text:p>
          </table:table-cell>
          <table:table-cell office:value-type="float" office:value="0.01765589" calcext:value-type="float">
            <text:p>0.01765589</text:p>
          </table:table-cell>
          <table:table-cell office:value-type="float" office:value="0.005552674" calcext:value-type="float">
            <text:p>0.005552674</text:p>
          </table:table-cell>
          <table:table-cell office:value-type="float" office:value="0.006368866" calcext:value-type="float">
            <text:p>0.006368866</text:p>
          </table:table-cell>
          <table:table-cell office:value-type="float" office:value="0" calcext:value-type="float">
            <text:p>0</text:p>
          </table:table-cell>
          <table:table-cell office:value-type="float" office:value="64.80632" calcext:value-type="float">
            <text:p>64.80632</text:p>
          </table:table-cell>
          <table:table-cell office:value-type="float" office:value="26.16174" calcext:value-type="float">
            <text:p>26.16174</text:p>
          </table:table-cell>
          <table:table-cell office:value-type="float" office:value="16.93466" calcext:value-type="float">
            <text:p>16.93466</text:p>
          </table:table-cell>
          <table:table-cell office:value-type="float" office:value="7.875737" calcext:value-type="float">
            <text:p>7.875737</text:p>
          </table:table-cell>
          <table:table-cell office:value-type="float" office:value="5.314149" calcext:value-type="float">
            <text:p>5.314149</text:p>
          </table:table-cell>
          <table:table-cell office:value-type="float" office:value="1.147804" calcext:value-type="float">
            <text:p>1.147804</text:p>
          </table:table-cell>
          <table:table-cell office:value-type="float" office:value="0.5792112" calcext:value-type="float">
            <text:p>0.5792112</text:p>
          </table:table-cell>
          <table:table-cell office:value-type="float" office:value="1.787533" calcext:value-type="float">
            <text:p>1.787533</text:p>
          </table:table-cell>
          <table:table-cell office:value-type="float" office:value="0.4813144" calcext:value-type="float">
            <text:p>0.4813144</text:p>
          </table:table-cell>
          <table:table-cell office:value-type="float" office:value="0.2091879" calcext:value-type="float">
            <text:p>0.2091879</text:p>
          </table:table-cell>
          <table:table-cell office:value-type="float" office:value="0.09399416" calcext:value-type="float">
            <text:p>0.09399416</text:p>
          </table:table-cell>
          <table:table-cell office:value-type="float" office:value="0.09322874" calcext:value-type="float">
            <text:p>0.09322874</text:p>
          </table:table-cell>
          <table:table-cell office:value-type="float" office:value="0.3536907" calcext:value-type="float">
            <text:p>0.3536907</text:p>
          </table:table-cell>
          <table:table-cell office:value-type="float" office:value="0.3600106" calcext:value-type="float">
            <text:p>0.3600106</text:p>
          </table:table-cell>
          <table:table-cell office:value-type="float" office:value="0" calcext:value-type="float">
            <text:p>0</text:p>
          </table:table-cell>
          <table:table-cell office:value-type="float" office:value="1787.815" calcext:value-type="float">
            <text:p>1787.815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535" calcext:value-type="float">
            <text:p>-0.600653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2" calcext:value-type="float">
            <text:p>11122002</text:p>
          </table:table-cell>
          <table:table-cell office:value-type="float" office:value="34.63158" calcext:value-type="float">
            <text:p>34.63158</text:p>
          </table:table-cell>
          <table:table-cell office:value-type="float" office:value="1092.467" calcext:value-type="float">
            <text:p>1092.467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415424" calcext:value-type="float">
            <text:p>0.415424</text:p>
          </table:table-cell>
          <table:table-cell office:value-type="float" office:value="4.989951" calcext:value-type="float">
            <text:p>4.989951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4365" calcext:value-type="float">
            <text:p>0.0001504365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2928613" calcext:value-type="float">
            <text:p>-0.02928613</text:p>
          </table:table-cell>
          <table:table-cell office:value-type="float" office:value="-0.2810976" calcext:value-type="float">
            <text:p>-0.2810976</text:p>
          </table:table-cell>
          <table:table-cell office:value-type="float" office:value="0.001248438" calcext:value-type="float">
            <text:p>0.001248438</text:p>
          </table:table-cell>
          <table:table-cell office:value-type="float" office:value="0.0005403479" calcext:value-type="float">
            <text:p>0.0005403479</text:p>
          </table:table-cell>
          <table:table-cell office:value-type="float" office:value="14.7339" calcext:value-type="float">
            <text:p>14.7339</text:p>
          </table:table-cell>
          <table:table-cell office:value-type="float" office:value="0.8405477" calcext:value-type="float">
            <text:p>0.8405477</text:p>
          </table:table-cell>
          <table:table-cell office:value-type="float" office:value="0.2068397" calcext:value-type="float">
            <text:p>0.2068397</text:p>
          </table:table-cell>
          <table:table-cell office:value-type="float" office:value="0.2054341" calcext:value-type="float">
            <text:p>0.2054341</text:p>
          </table:table-cell>
          <table:table-cell office:value-type="float" office:value="0.1116904" calcext:value-type="float">
            <text:p>0.1116904</text:p>
          </table:table-cell>
          <table:table-cell office:value-type="float" office:value="0.1146295" calcext:value-type="float">
            <text:p>0.1146295</text:p>
          </table:table-cell>
          <table:table-cell office:value-type="float" office:value="0.03776711" calcext:value-type="float">
            <text:p>0.03776711</text:p>
          </table:table-cell>
          <table:table-cell office:value-type="float" office:value="0.03207871" calcext:value-type="float">
            <text:p>0.03207871</text:p>
          </table:table-cell>
          <table:table-cell office:value-type="float" office:value="0.03615396" calcext:value-type="float">
            <text:p>0.03615396</text:p>
          </table:table-cell>
          <table:table-cell office:value-type="float" office:value="0.02458065" calcext:value-type="float">
            <text:p>0.02458065</text:p>
          </table:table-cell>
          <table:table-cell office:value-type="float" office:value="0.02150414" calcext:value-type="float">
            <text:p>0.02150414</text:p>
          </table:table-cell>
          <table:table-cell office:value-type="float" office:value="0.01970479" calcext:value-type="float">
            <text:p>0.01970479</text:p>
          </table:table-cell>
          <table:table-cell office:value-type="float" office:value="0.01768557" calcext:value-type="float">
            <text:p>0.01768557</text:p>
          </table:table-cell>
          <table:table-cell office:value-type="float" office:value="0.005548394" calcext:value-type="float">
            <text:p>0.005548394</text:p>
          </table:table-cell>
          <table:table-cell office:value-type="float" office:value="0.006368191" calcext:value-type="float">
            <text:p>0.006368191</text:p>
          </table:table-cell>
          <table:table-cell office:value-type="float" office:value="0" calcext:value-type="float">
            <text:p>0</text:p>
          </table:table-cell>
          <table:table-cell office:value-type="float" office:value="67.95383" calcext:value-type="float">
            <text:p>67.95383</text:p>
          </table:table-cell>
          <table:table-cell office:value-type="float" office:value="26.2939" calcext:value-type="float">
            <text:p>26.2939</text:p>
          </table:table-cell>
          <table:table-cell office:value-type="float" office:value="16.92259" calcext:value-type="float">
            <text:p>16.92259</text:p>
          </table:table-cell>
          <table:table-cell office:value-type="float" office:value="7.93883" calcext:value-type="float">
            <text:p>7.93883</text:p>
          </table:table-cell>
          <table:table-cell office:value-type="float" office:value="5.336104" calcext:value-type="float">
            <text:p>5.336104</text:p>
          </table:table-cell>
          <table:table-cell office:value-type="float" office:value="1.155395" calcext:value-type="float">
            <text:p>1.155395</text:p>
          </table:table-cell>
          <table:table-cell office:value-type="float" office:value="0.5829612" calcext:value-type="float">
            <text:p>0.5829612</text:p>
          </table:table-cell>
          <table:table-cell office:value-type="float" office:value="1.789916" calcext:value-type="float">
            <text:p>1.789916</text:p>
          </table:table-cell>
          <table:table-cell office:value-type="float" office:value="0.4841208" calcext:value-type="float">
            <text:p>0.4841208</text:p>
          </table:table-cell>
          <table:table-cell office:value-type="float" office:value="0.2106987" calcext:value-type="float">
            <text:p>0.2106987</text:p>
          </table:table-cell>
          <table:table-cell office:value-type="float" office:value="0.09477967" calcext:value-type="float">
            <text:p>0.09477967</text:p>
          </table:table-cell>
          <table:table-cell office:value-type="float" office:value="0.09405003" calcext:value-type="float">
            <text:p>0.09405003</text:p>
          </table:table-cell>
          <table:table-cell office:value-type="float" office:value="0.3527479" calcext:value-type="float">
            <text:p>0.3527479</text:p>
          </table:table-cell>
          <table:table-cell office:value-type="float" office:value="0.3613187" calcext:value-type="float">
            <text:p>0.3613187</text:p>
          </table:table-cell>
          <table:table-cell office:value-type="float" office:value="0" calcext:value-type="float">
            <text:p>0</text:p>
          </table:table-cell>
          <table:table-cell office:value-type="float" office:value="1798.42" calcext:value-type="float">
            <text:p>1798.42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535" calcext:value-type="float">
            <text:p>-0.600653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2" calcext:value-type="float">
            <text:p>12122002</text:p>
          </table:table-cell>
          <table:table-cell office:value-type="float" office:value="34.60099" calcext:value-type="float">
            <text:p>34.60099</text:p>
          </table:table-cell>
          <table:table-cell office:value-type="float" office:value="1092.468" calcext:value-type="float">
            <text:p>1092.468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4175145" calcext:value-type="float">
            <text:p>0.4175145</text:p>
          </table:table-cell>
          <table:table-cell office:value-type="float" office:value="5.017268" calcext:value-type="float">
            <text:p>5.017268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4365" calcext:value-type="float">
            <text:p>0.0001504365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2928613" calcext:value-type="float">
            <text:p>-0.02928613</text:p>
          </table:table-cell>
          <table:table-cell office:value-type="float" office:value="-0.2811379" calcext:value-type="float">
            <text:p>-0.2811379</text:p>
          </table:table-cell>
          <table:table-cell office:value-type="float" office:value="0.001274142" calcext:value-type="float">
            <text:p>0.001274142</text:p>
          </table:table-cell>
          <table:table-cell office:value-type="float" office:value="0.0005403479" calcext:value-type="float">
            <text:p>0.0005403479</text:p>
          </table:table-cell>
          <table:table-cell office:value-type="float" office:value="14.74513" calcext:value-type="float">
            <text:p>14.74513</text:p>
          </table:table-cell>
          <table:table-cell office:value-type="float" office:value="0.7053853" calcext:value-type="float">
            <text:p>0.7053853</text:p>
          </table:table-cell>
          <table:table-cell office:value-type="float" office:value="0.1976607" calcext:value-type="float">
            <text:p>0.1976607</text:p>
          </table:table-cell>
          <table:table-cell office:value-type="float" office:value="0.1990382" calcext:value-type="float">
            <text:p>0.1990382</text:p>
          </table:table-cell>
          <table:table-cell office:value-type="float" office:value="0.110156" calcext:value-type="float">
            <text:p>0.110156</text:p>
          </table:table-cell>
          <table:table-cell office:value-type="float" office:value="0.1131639" calcext:value-type="float">
            <text:p>0.1131639</text:p>
          </table:table-cell>
          <table:table-cell office:value-type="float" office:value="0.03778978" calcext:value-type="float">
            <text:p>0.03778978</text:p>
          </table:table-cell>
          <table:table-cell office:value-type="float" office:value="0.03207316" calcext:value-type="float">
            <text:p>0.03207316</text:p>
          </table:table-cell>
          <table:table-cell office:value-type="float" office:value="0.03627984" calcext:value-type="float">
            <text:p>0.03627984</text:p>
          </table:table-cell>
          <table:table-cell office:value-type="float" office:value="0.02465749" calcext:value-type="float">
            <text:p>0.02465749</text:p>
          </table:table-cell>
          <table:table-cell office:value-type="float" office:value="0.02153118" calcext:value-type="float">
            <text:p>0.02153118</text:p>
          </table:table-cell>
          <table:table-cell office:value-type="float" office:value="0.01972387" calcext:value-type="float">
            <text:p>0.01972387</text:p>
          </table:table-cell>
          <table:table-cell office:value-type="float" office:value="0.01771499" calcext:value-type="float">
            <text:p>0.01771499</text:p>
          </table:table-cell>
          <table:table-cell office:value-type="float" office:value="0.005544711" calcext:value-type="float">
            <text:p>0.005544711</text:p>
          </table:table-cell>
          <table:table-cell office:value-type="float" office:value="0.00636759" calcext:value-type="float">
            <text:p>0.00636759</text:p>
          </table:table-cell>
          <table:table-cell office:value-type="float" office:value="0" calcext:value-type="float">
            <text:p>0</text:p>
          </table:table-cell>
          <table:table-cell office:value-type="float" office:value="66.80514" calcext:value-type="float">
            <text:p>66.80514</text:p>
          </table:table-cell>
          <table:table-cell office:value-type="float" office:value="26.44846" calcext:value-type="float">
            <text:p>26.44846</text:p>
          </table:table-cell>
          <table:table-cell office:value-type="float" office:value="16.95878" calcext:value-type="float">
            <text:p>16.95878</text:p>
          </table:table-cell>
          <table:table-cell office:value-type="float" office:value="7.99558" calcext:value-type="float">
            <text:p>7.99558</text:p>
          </table:table-cell>
          <table:table-cell office:value-type="float" office:value="5.363374" calcext:value-type="float">
            <text:p>5.363374</text:p>
          </table:table-cell>
          <table:table-cell office:value-type="float" office:value="1.163454" calcext:value-type="float">
            <text:p>1.163454</text:p>
          </table:table-cell>
          <table:table-cell office:value-type="float" office:value="0.5868953" calcext:value-type="float">
            <text:p>0.5868953</text:p>
          </table:table-cell>
          <table:table-cell office:value-type="float" office:value="1.792323" calcext:value-type="float">
            <text:p>1.792323</text:p>
          </table:table-cell>
          <table:table-cell office:value-type="float" office:value="0.4868386" calcext:value-type="float">
            <text:p>0.4868386</text:p>
          </table:table-cell>
          <table:table-cell office:value-type="float" office:value="0.2121746" calcext:value-type="float">
            <text:p>0.2121746</text:p>
          </table:table-cell>
          <table:table-cell office:value-type="float" office:value="0.09555124" calcext:value-type="float">
            <text:p>0.09555124</text:p>
          </table:table-cell>
          <table:table-cell office:value-type="float" office:value="0.09481235" calcext:value-type="float">
            <text:p>0.09481235</text:p>
          </table:table-cell>
          <table:table-cell office:value-type="float" office:value="0.3520188" calcext:value-type="float">
            <text:p>0.3520188</text:p>
          </table:table-cell>
          <table:table-cell office:value-type="float" office:value="0.3616118" calcext:value-type="float">
            <text:p>0.3616118</text:p>
          </table:table-cell>
          <table:table-cell office:value-type="float" office:value="0" calcext:value-type="float">
            <text:p>0</text:p>
          </table:table-cell>
          <table:table-cell office:value-type="float" office:value="1825.712" calcext:value-type="float">
            <text:p>1825.712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535" calcext:value-type="float">
            <text:p>-0.600653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2" calcext:value-type="float">
            <text:p>13122002</text:p>
          </table:table-cell>
          <table:table-cell office:value-type="float" office:value="34.56513" calcext:value-type="float">
            <text:p>34.56513</text:p>
          </table:table-cell>
          <table:table-cell office:value-type="float" office:value="1092.469" calcext:value-type="float">
            <text:p>1092.469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4217647" calcext:value-type="float">
            <text:p>0.4217647</text:p>
          </table:table-cell>
          <table:table-cell office:value-type="float" office:value="5.047318" calcext:value-type="float">
            <text:p>5.047318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4365" calcext:value-type="float">
            <text:p>0.0001504365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2928613" calcext:value-type="float">
            <text:p>-0.02928613</text:p>
          </table:table-cell>
          <table:table-cell office:value-type="float" office:value="-0.2811868" calcext:value-type="float">
            <text:p>-0.2811868</text:p>
          </table:table-cell>
          <table:table-cell office:value-type="float" office:value="0.001300776" calcext:value-type="float">
            <text:p>0.001300776</text:p>
          </table:table-cell>
          <table:table-cell office:value-type="float" office:value="0.0005403479" calcext:value-type="float">
            <text:p>0.0005403479</text:p>
          </table:table-cell>
          <table:table-cell office:value-type="float" office:value="14.75936" calcext:value-type="float">
            <text:p>14.75936</text:p>
          </table:table-cell>
          <table:table-cell office:value-type="float" office:value="0.6308818" calcext:value-type="float">
            <text:p>0.6308818</text:p>
          </table:table-cell>
          <table:table-cell office:value-type="float" office:value="0.1884076" calcext:value-type="float">
            <text:p>0.1884076</text:p>
          </table:table-cell>
          <table:table-cell office:value-type="float" office:value="0.1909038" calcext:value-type="float">
            <text:p>0.1909038</text:p>
          </table:table-cell>
          <table:table-cell office:value-type="float" office:value="0.1074457" calcext:value-type="float">
            <text:p>0.1074457</text:p>
          </table:table-cell>
          <table:table-cell office:value-type="float" office:value="0.1106672" calcext:value-type="float">
            <text:p>0.1106672</text:p>
          </table:table-cell>
          <table:table-cell office:value-type="float" office:value="0.03766617" calcext:value-type="float">
            <text:p>0.03766617</text:p>
          </table:table-cell>
          <table:table-cell office:value-type="float" office:value="0.03203461" calcext:value-type="float">
            <text:p>0.03203461</text:p>
          </table:table-cell>
          <table:table-cell office:value-type="float" office:value="0.03638579" calcext:value-type="float">
            <text:p>0.03638579</text:p>
          </table:table-cell>
          <table:table-cell office:value-type="float" office:value="0.02473078" calcext:value-type="float">
            <text:p>0.02473078</text:p>
          </table:table-cell>
          <table:table-cell office:value-type="float" office:value="0.02155834" calcext:value-type="float">
            <text:p>0.02155834</text:p>
          </table:table-cell>
          <table:table-cell office:value-type="float" office:value="0.01974307" calcext:value-type="float">
            <text:p>0.01974307</text:p>
          </table:table-cell>
          <table:table-cell office:value-type="float" office:value="0.01774427" calcext:value-type="float">
            <text:p>0.01774427</text:p>
          </table:table-cell>
          <table:table-cell office:value-type="float" office:value="0.005541966" calcext:value-type="float">
            <text:p>0.005541966</text:p>
          </table:table-cell>
          <table:table-cell office:value-type="float" office:value="0.006366043" calcext:value-type="float">
            <text:p>0.006366043</text:p>
          </table:table-cell>
          <table:table-cell office:value-type="float" office:value="0" calcext:value-type="float">
            <text:p>0</text:p>
          </table:table-cell>
          <table:table-cell office:value-type="float" office:value="65.03437" calcext:value-type="float">
            <text:p>65.03437</text:p>
          </table:table-cell>
          <table:table-cell office:value-type="float" office:value="26.53535" calcext:value-type="float">
            <text:p>26.53535</text:p>
          </table:table-cell>
          <table:table-cell office:value-type="float" office:value="17.0526" calcext:value-type="float">
            <text:p>17.0526</text:p>
          </table:table-cell>
          <table:table-cell office:value-type="float" office:value="8.054112" calcext:value-type="float">
            <text:p>8.054112</text:p>
          </table:table-cell>
          <table:table-cell office:value-type="float" office:value="5.396099" calcext:value-type="float">
            <text:p>5.396099</text:p>
          </table:table-cell>
          <table:table-cell office:value-type="float" office:value="1.172343" calcext:value-type="float">
            <text:p>1.172343</text:p>
          </table:table-cell>
          <table:table-cell office:value-type="float" office:value="0.5912617" calcext:value-type="float">
            <text:p>0.5912617</text:p>
          </table:table-cell>
          <table:table-cell office:value-type="float" office:value="1.794837" calcext:value-type="float">
            <text:p>1.794837</text:p>
          </table:table-cell>
          <table:table-cell office:value-type="float" office:value="0.4894891" calcext:value-type="float">
            <text:p>0.4894891</text:p>
          </table:table-cell>
          <table:table-cell office:value-type="float" office:value="0.2136194" calcext:value-type="float">
            <text:p>0.2136194</text:p>
          </table:table-cell>
          <table:table-cell office:value-type="float" office:value="0.09630928" calcext:value-type="float">
            <text:p>0.09630928</text:p>
          </table:table-cell>
          <table:table-cell office:value-type="float" office:value="0.09553938" calcext:value-type="float">
            <text:p>0.09553938</text:p>
          </table:table-cell>
          <table:table-cell office:value-type="float" office:value="0.3515819" calcext:value-type="float">
            <text:p>0.3515819</text:p>
          </table:table-cell>
          <table:table-cell office:value-type="float" office:value="0.3616352" calcext:value-type="float">
            <text:p>0.3616352</text:p>
          </table:table-cell>
          <table:table-cell office:value-type="float" office:value="0" calcext:value-type="float">
            <text:p>0</text:p>
          </table:table-cell>
          <table:table-cell office:value-type="float" office:value="1863.418" calcext:value-type="float">
            <text:p>1863.418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535" calcext:value-type="float">
            <text:p>-0.600653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2" calcext:value-type="float">
            <text:p>14122002</text:p>
          </table:table-cell>
          <table:table-cell office:value-type="float" office:value="34.52931" calcext:value-type="float">
            <text:p>34.52931</text:p>
          </table:table-cell>
          <table:table-cell office:value-type="float" office:value="1092.47" calcext:value-type="float">
            <text:p>1092.47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4263606" calcext:value-type="float">
            <text:p>0.4263606</text:p>
          </table:table-cell>
          <table:table-cell office:value-type="float" office:value="5.077135" calcext:value-type="float">
            <text:p>5.077135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4365" calcext:value-type="float">
            <text:p>0.0001504365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2928613" calcext:value-type="float">
            <text:p>-0.02928613</text:p>
          </table:table-cell>
          <table:table-cell office:value-type="float" office:value="-0.2812327" calcext:value-type="float">
            <text:p>-0.2812327</text:p>
          </table:table-cell>
          <table:table-cell office:value-type="float" office:value="0.001327721" calcext:value-type="float">
            <text:p>0.001327721</text:p>
          </table:table-cell>
          <table:table-cell office:value-type="float" office:value="0.000540348" calcext:value-type="float">
            <text:p>0.000540348</text:p>
          </table:table-cell>
          <table:table-cell office:value-type="float" office:value="14.76458" calcext:value-type="float">
            <text:p>14.76458</text:p>
          </table:table-cell>
          <table:table-cell office:value-type="float" office:value="0.653061" calcext:value-type="float">
            <text:p>0.653061</text:p>
          </table:table-cell>
          <table:table-cell office:value-type="float" office:value="0.179653" calcext:value-type="float">
            <text:p>0.179653</text:p>
          </table:table-cell>
          <table:table-cell office:value-type="float" office:value="0.1827833" calcext:value-type="float">
            <text:p>0.1827833</text:p>
          </table:table-cell>
          <table:table-cell office:value-type="float" office:value="0.104571" calcext:value-type="float">
            <text:p>0.104571</text:p>
          </table:table-cell>
          <table:table-cell office:value-type="float" office:value="0.1080318" calcext:value-type="float">
            <text:p>0.1080318</text:p>
          </table:table-cell>
          <table:table-cell office:value-type="float" office:value="0.03745966" calcext:value-type="float">
            <text:p>0.03745966</text:p>
          </table:table-cell>
          <table:table-cell office:value-type="float" office:value="0.03197123" calcext:value-type="float">
            <text:p>0.03197123</text:p>
          </table:table-cell>
          <table:table-cell office:value-type="float" office:value="0.0364674" calcext:value-type="float">
            <text:p>0.0364674</text:p>
          </table:table-cell>
          <table:table-cell office:value-type="float" office:value="0.02479871" calcext:value-type="float">
            <text:p>0.02479871</text:p>
          </table:table-cell>
          <table:table-cell office:value-type="float" office:value="0.02158467" calcext:value-type="float">
            <text:p>0.02158467</text:p>
          </table:table-cell>
          <table:table-cell office:value-type="float" office:value="0.01976234" calcext:value-type="float">
            <text:p>0.01976234</text:p>
          </table:table-cell>
          <table:table-cell office:value-type="float" office:value="0.01777332" calcext:value-type="float">
            <text:p>0.01777332</text:p>
          </table:table-cell>
          <table:table-cell office:value-type="float" office:value="0.00553928" calcext:value-type="float">
            <text:p>0.00553928</text:p>
          </table:table-cell>
          <table:table-cell office:value-type="float" office:value="0.006364494" calcext:value-type="float">
            <text:p>0.006364494</text:p>
          </table:table-cell>
          <table:table-cell office:value-type="float" office:value="0" calcext:value-type="float">
            <text:p>0</text:p>
          </table:table-cell>
          <table:table-cell office:value-type="float" office:value="65.56241" calcext:value-type="float">
            <text:p>65.56241</text:p>
          </table:table-cell>
          <table:table-cell office:value-type="float" office:value="26.66468" calcext:value-type="float">
            <text:p>26.66468</text:p>
          </table:table-cell>
          <table:table-cell office:value-type="float" office:value="17.15897" calcext:value-type="float">
            <text:p>17.15897</text:p>
          </table:table-cell>
          <table:table-cell office:value-type="float" office:value="8.111061" calcext:value-type="float">
            <text:p>8.111061</text:p>
          </table:table-cell>
          <table:table-cell office:value-type="float" office:value="5.432735" calcext:value-type="float">
            <text:p>5.432735</text:p>
          </table:table-cell>
          <table:table-cell office:value-type="float" office:value="1.181919" calcext:value-type="float">
            <text:p>1.181919</text:p>
          </table:table-cell>
          <table:table-cell office:value-type="float" office:value="0.596041" calcext:value-type="float">
            <text:p>0.596041</text:p>
          </table:table-cell>
          <table:table-cell office:value-type="float" office:value="1.797472" calcext:value-type="float">
            <text:p>1.797472</text:p>
          </table:table-cell>
          <table:table-cell office:value-type="float" office:value="0.4921525" calcext:value-type="float">
            <text:p>0.4921525</text:p>
          </table:table-cell>
          <table:table-cell office:value-type="float" office:value="0.2150183" calcext:value-type="float">
            <text:p>0.2150183</text:p>
          </table:table-cell>
          <table:table-cell office:value-type="float" office:value="0.09705408" calcext:value-type="float">
            <text:p>0.09705408</text:p>
          </table:table-cell>
          <table:table-cell office:value-type="float" office:value="0.096242" calcext:value-type="float">
            <text:p>0.096242</text:p>
          </table:table-cell>
          <table:table-cell office:value-type="float" office:value="0.351164" calcext:value-type="float">
            <text:p>0.351164</text:p>
          </table:table-cell>
          <table:table-cell office:value-type="float" office:value="0.3616564" calcext:value-type="float">
            <text:p>0.3616564</text:p>
          </table:table-cell>
          <table:table-cell office:value-type="float" office:value="0" calcext:value-type="float">
            <text:p>0</text:p>
          </table:table-cell>
          <table:table-cell office:value-type="float" office:value="1896.387" calcext:value-type="float">
            <text:p>1896.387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535" calcext:value-type="float">
            <text:p>-0.600653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2" calcext:value-type="float">
            <text:p>15122002</text:p>
          </table:table-cell>
          <table:table-cell office:value-type="float" office:value="34.47684" calcext:value-type="float">
            <text:p>34.47684</text:p>
          </table:table-cell>
          <table:table-cell office:value-type="float" office:value="1092.473" calcext:value-type="float">
            <text:p>1092.473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4379897" calcext:value-type="float">
            <text:p>0.4379897</text:p>
          </table:table-cell>
          <table:table-cell office:value-type="float" office:value="5.114325" calcext:value-type="float">
            <text:p>5.114325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4365" calcext:value-type="float">
            <text:p>0.0001504365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2928613" calcext:value-type="float">
            <text:p>-0.02928613</text:p>
          </table:table-cell>
          <table:table-cell office:value-type="float" office:value="-0.2813689" calcext:value-type="float">
            <text:p>-0.2813689</text:p>
          </table:table-cell>
          <table:table-cell office:value-type="float" office:value="0.001353504" calcext:value-type="float">
            <text:p>0.001353504</text:p>
          </table:table-cell>
          <table:table-cell office:value-type="float" office:value="0.000540348" calcext:value-type="float">
            <text:p>0.000540348</text:p>
          </table:table-cell>
          <table:table-cell office:value-type="float" office:value="14.75894" calcext:value-type="float">
            <text:p>14.75894</text:p>
          </table:table-cell>
          <table:table-cell office:value-type="float" office:value="0.8984747" calcext:value-type="float">
            <text:p>0.8984747</text:p>
          </table:table-cell>
          <table:table-cell office:value-type="float" office:value="0.1681418" calcext:value-type="float">
            <text:p>0.1681418</text:p>
          </table:table-cell>
          <table:table-cell office:value-type="float" office:value="0.1710459" calcext:value-type="float">
            <text:p>0.1710459</text:p>
          </table:table-cell>
          <table:table-cell office:value-type="float" office:value="0.09973454" calcext:value-type="float">
            <text:p>0.09973454</text:p>
          </table:table-cell>
          <table:table-cell office:value-type="float" office:value="0.1036968" calcext:value-type="float">
            <text:p>0.1036968</text:p>
          </table:table-cell>
          <table:table-cell office:value-type="float" office:value="0.03701669" calcext:value-type="float">
            <text:p>0.03701669</text:p>
          </table:table-cell>
          <table:table-cell office:value-type="float" office:value="0.03181406" calcext:value-type="float">
            <text:p>0.03181406</text:p>
          </table:table-cell>
          <table:table-cell office:value-type="float" office:value="0.03652097" calcext:value-type="float">
            <text:p>0.03652097</text:p>
          </table:table-cell>
          <table:table-cell office:value-type="float" office:value="0.02486013" calcext:value-type="float">
            <text:p>0.02486013</text:p>
          </table:table-cell>
          <table:table-cell office:value-type="float" office:value="0.02160952" calcext:value-type="float">
            <text:p>0.02160952</text:p>
          </table:table-cell>
          <table:table-cell office:value-type="float" office:value="0.01978151" calcext:value-type="float">
            <text:p>0.01978151</text:p>
          </table:table-cell>
          <table:table-cell office:value-type="float" office:value="0.01780219" calcext:value-type="float">
            <text:p>0.01780219</text:p>
          </table:table-cell>
          <table:table-cell office:value-type="float" office:value="0.005536643" calcext:value-type="float">
            <text:p>0.005536643</text:p>
          </table:table-cell>
          <table:table-cell office:value-type="float" office:value="0.006362875" calcext:value-type="float">
            <text:p>0.006362875</text:p>
          </table:table-cell>
          <table:table-cell office:value-type="float" office:value="0" calcext:value-type="float">
            <text:p>0</text:p>
          </table:table-cell>
          <table:table-cell office:value-type="float" office:value="67.04949" calcext:value-type="float">
            <text:p>67.04949</text:p>
          </table:table-cell>
          <table:table-cell office:value-type="float" office:value="27.06361" calcext:value-type="float">
            <text:p>27.06361</text:p>
          </table:table-cell>
          <table:table-cell office:value-type="float" office:value="17.35554" calcext:value-type="float">
            <text:p>17.35554</text:p>
          </table:table-cell>
          <table:table-cell office:value-type="float" office:value="8.180543" calcext:value-type="float">
            <text:p>8.180543</text:p>
          </table:table-cell>
          <table:table-cell office:value-type="float" office:value="5.479041" calcext:value-type="float">
            <text:p>5.479041</text:p>
          </table:table-cell>
          <table:table-cell office:value-type="float" office:value="1.1927" calcext:value-type="float">
            <text:p>1.1927</text:p>
          </table:table-cell>
          <table:table-cell office:value-type="float" office:value="0.6014385" calcext:value-type="float">
            <text:p>0.6014385</text:p>
          </table:table-cell>
          <table:table-cell office:value-type="float" office:value="1.800265" calcext:value-type="float">
            <text:p>1.800265</text:p>
          </table:table-cell>
          <table:table-cell office:value-type="float" office:value="0.4948418" calcext:value-type="float">
            <text:p>0.4948418</text:p>
          </table:table-cell>
          <table:table-cell office:value-type="float" office:value="0.2163744" calcext:value-type="float">
            <text:p>0.2163744</text:p>
          </table:table-cell>
          <table:table-cell office:value-type="float" office:value="0.09778564" calcext:value-type="float">
            <text:p>0.09778564</text:p>
          </table:table-cell>
          <table:table-cell office:value-type="float" office:value="0.09692322" calcext:value-type="float">
            <text:p>0.09692322</text:p>
          </table:table-cell>
          <table:table-cell office:value-type="float" office:value="0.35076" calcext:value-type="float">
            <text:p>0.35076</text:p>
          </table:table-cell>
          <table:table-cell office:value-type="float" office:value="0.3616709" calcext:value-type="float">
            <text:p>0.3616709</text:p>
          </table:table-cell>
          <table:table-cell office:value-type="float" office:value="0" calcext:value-type="float">
            <text:p>0</text:p>
          </table:table-cell>
          <table:table-cell office:value-type="float" office:value="1960.744" calcext:value-type="float">
            <text:p>1960.744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658" calcext:value-type="float">
            <text:p>-0.600665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2" calcext:value-type="float">
            <text:p>16122002</text:p>
          </table:table-cell>
          <table:table-cell office:value-type="float" office:value="34.42094" calcext:value-type="float">
            <text:p>34.42094</text:p>
          </table:table-cell>
          <table:table-cell office:value-type="float" office:value="1092.475" calcext:value-type="float">
            <text:p>1092.475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4480745" calcext:value-type="float">
            <text:p>0.4480745</text:p>
          </table:table-cell>
          <table:table-cell office:value-type="float" office:value="5.157236" calcext:value-type="float">
            <text:p>5.157236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4365" calcext:value-type="float">
            <text:p>0.0001504365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2967538" calcext:value-type="float">
            <text:p>-0.02967538</text:p>
          </table:table-cell>
          <table:table-cell office:value-type="float" office:value="-0.2814735" calcext:value-type="float">
            <text:p>-0.2814735</text:p>
          </table:table-cell>
          <table:table-cell office:value-type="float" office:value="0.001378886" calcext:value-type="float">
            <text:p>0.001378886</text:p>
          </table:table-cell>
          <table:table-cell office:value-type="float" office:value="0.000540348" calcext:value-type="float">
            <text:p>0.000540348</text:p>
          </table:table-cell>
          <table:table-cell office:value-type="float" office:value="14.759" calcext:value-type="float">
            <text:p>14.759</text:p>
          </table:table-cell>
          <table:table-cell office:value-type="float" office:value="1.231095" calcext:value-type="float">
            <text:p>1.231095</text:p>
          </table:table-cell>
          <table:table-cell office:value-type="float" office:value="0.1600888" calcext:value-type="float">
            <text:p>0.1600888</text:p>
          </table:table-cell>
          <table:table-cell office:value-type="float" office:value="0.1617047" calcext:value-type="float">
            <text:p>0.1617047</text:p>
          </table:table-cell>
          <table:table-cell office:value-type="float" office:value="0.09477647" calcext:value-type="float">
            <text:p>0.09477647</text:p>
          </table:table-cell>
          <table:table-cell office:value-type="float" office:value="0.09881267" calcext:value-type="float">
            <text:p>0.09881267</text:p>
          </table:table-cell>
          <table:table-cell office:value-type="float" office:value="0.03624387" calcext:value-type="float">
            <text:p>0.03624387</text:p>
          </table:table-cell>
          <table:table-cell office:value-type="float" office:value="0.03147656" calcext:value-type="float">
            <text:p>0.03147656</text:p>
          </table:table-cell>
          <table:table-cell office:value-type="float" office:value="0.03651946" calcext:value-type="float">
            <text:p>0.03651946</text:p>
          </table:table-cell>
          <table:table-cell office:value-type="float" office:value="0.02491037" calcext:value-type="float">
            <text:p>0.02491037</text:p>
          </table:table-cell>
          <table:table-cell office:value-type="float" office:value="0.02163273" calcext:value-type="float">
            <text:p>0.02163273</text:p>
          </table:table-cell>
          <table:table-cell office:value-type="float" office:value="0.01980044" calcext:value-type="float">
            <text:p>0.01980044</text:p>
          </table:table-cell>
          <table:table-cell office:value-type="float" office:value="0.01783096" calcext:value-type="float">
            <text:p>0.01783096</text:p>
          </table:table-cell>
          <table:table-cell office:value-type="float" office:value="0.00553921" calcext:value-type="float">
            <text:p>0.00553921</text:p>
          </table:table-cell>
          <table:table-cell office:value-type="float" office:value="0.006356081" calcext:value-type="float">
            <text:p>0.006356081</text:p>
          </table:table-cell>
          <table:table-cell office:value-type="float" office:value="0" calcext:value-type="float">
            <text:p>0</text:p>
          </table:table-cell>
          <table:table-cell office:value-type="float" office:value="69.79019" calcext:value-type="float">
            <text:p>69.79019</text:p>
          </table:table-cell>
          <table:table-cell office:value-type="float" office:value="27.68717" calcext:value-type="float">
            <text:p>27.68717</text:p>
          </table:table-cell>
          <table:table-cell office:value-type="float" office:value="17.60838" calcext:value-type="float">
            <text:p>17.60838</text:p>
          </table:table-cell>
          <table:table-cell office:value-type="float" office:value="8.269421" calcext:value-type="float">
            <text:p>8.269421</text:p>
          </table:table-cell>
          <table:table-cell office:value-type="float" office:value="5.539209" calcext:value-type="float">
            <text:p>5.539209</text:p>
          </table:table-cell>
          <table:table-cell office:value-type="float" office:value="1.205608" calcext:value-type="float">
            <text:p>1.205608</text:p>
          </table:table-cell>
          <table:table-cell office:value-type="float" office:value="0.6080724" calcext:value-type="float">
            <text:p>0.6080724</text:p>
          </table:table-cell>
          <table:table-cell office:value-type="float" office:value="1.803451" calcext:value-type="float">
            <text:p>1.803451</text:p>
          </table:table-cell>
          <table:table-cell office:value-type="float" office:value="0.4975209" calcext:value-type="float">
            <text:p>0.4975209</text:p>
          </table:table-cell>
          <table:table-cell office:value-type="float" office:value="0.2177201" calcext:value-type="float">
            <text:p>0.2177201</text:p>
          </table:table-cell>
          <table:table-cell office:value-type="float" office:value="0.09850565" calcext:value-type="float">
            <text:p>0.09850565</text:p>
          </table:table-cell>
          <table:table-cell office:value-type="float" office:value="0.09763413" calcext:value-type="float">
            <text:p>0.09763413</text:p>
          </table:table-cell>
          <table:table-cell office:value-type="float" office:value="0.3517413" calcext:value-type="float">
            <text:p>0.3517413</text:p>
          </table:table-cell>
          <table:table-cell office:value-type="float" office:value="0.3609444" calcext:value-type="float">
            <text:p>0.3609444</text:p>
          </table:table-cell>
          <table:table-cell office:value-type="float" office:value="0" calcext:value-type="float">
            <text:p>0</text:p>
          </table:table-cell>
          <table:table-cell office:value-type="float" office:value="2009.576" calcext:value-type="float">
            <text:p>2009.576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727" calcext:value-type="float">
            <text:p>-0.600672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2" calcext:value-type="float">
            <text:p>17122002</text:p>
          </table:table-cell>
          <table:table-cell office:value-type="float" office:value="34.37949" calcext:value-type="float">
            <text:p>34.37949</text:p>
          </table:table-cell>
          <table:table-cell office:value-type="float" office:value="1092.476" calcext:value-type="float">
            <text:p>1092.476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4509594" calcext:value-type="float">
            <text:p>0.4509594</text:p>
          </table:table-cell>
          <table:table-cell office:value-type="float" office:value="5.194374" calcext:value-type="float">
            <text:p>5.194374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4365" calcext:value-type="float">
            <text:p>0.0001504365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2982794" calcext:value-type="float">
            <text:p>-0.02982794</text:p>
          </table:table-cell>
          <table:table-cell office:value-type="float" office:value="-0.2815124" calcext:value-type="float">
            <text:p>-0.2815124</text:p>
          </table:table-cell>
          <table:table-cell office:value-type="float" office:value="0.001404852" calcext:value-type="float">
            <text:p>0.001404852</text:p>
          </table:table-cell>
          <table:table-cell office:value-type="float" office:value="0.0005403481" calcext:value-type="float">
            <text:p>0.0005403481</text:p>
          </table:table-cell>
          <table:table-cell office:value-type="float" office:value="14.7703" calcext:value-type="float">
            <text:p>14.7703</text:p>
          </table:table-cell>
          <table:table-cell office:value-type="float" office:value="1.198051" calcext:value-type="float">
            <text:p>1.198051</text:p>
          </table:table-cell>
          <table:table-cell office:value-type="float" office:value="0.157543" calcext:value-type="float">
            <text:p>0.157543</text:p>
          </table:table-cell>
          <table:table-cell office:value-type="float" office:value="0.1590631" calcext:value-type="float">
            <text:p>0.1590631</text:p>
          </table:table-cell>
          <table:table-cell office:value-type="float" office:value="0.0932019" calcext:value-type="float">
            <text:p>0.0932019</text:p>
          </table:table-cell>
          <table:table-cell office:value-type="float" office:value="0.09691247" calcext:value-type="float">
            <text:p>0.09691247</text:p>
          </table:table-cell>
          <table:table-cell office:value-type="float" office:value="0.03570001" calcext:value-type="float">
            <text:p>0.03570001</text:p>
          </table:table-cell>
          <table:table-cell office:value-type="float" office:value="0.03117889" calcext:value-type="float">
            <text:p>0.03117889</text:p>
          </table:table-cell>
          <table:table-cell office:value-type="float" office:value="0.03647626" calcext:value-type="float">
            <text:p>0.03647626</text:p>
          </table:table-cell>
          <table:table-cell office:value-type="float" office:value="0.02494575" calcext:value-type="float">
            <text:p>0.02494575</text:p>
          </table:table-cell>
          <table:table-cell office:value-type="float" office:value="0.02165333" calcext:value-type="float">
            <text:p>0.02165333</text:p>
          </table:table-cell>
          <table:table-cell office:value-type="float" office:value="0.01981909" calcext:value-type="float">
            <text:p>0.01981909</text:p>
          </table:table-cell>
          <table:table-cell office:value-type="float" office:value="0.01785959" calcext:value-type="float">
            <text:p>0.01785959</text:p>
          </table:table-cell>
          <table:table-cell office:value-type="float" office:value="0.005536058" calcext:value-type="float">
            <text:p>0.005536058</text:p>
          </table:table-cell>
          <table:table-cell office:value-type="float" office:value="0.00635505" calcext:value-type="float">
            <text:p>0.00635505</text:p>
          </table:table-cell>
          <table:table-cell office:value-type="float" office:value="0" calcext:value-type="float">
            <text:p>0</text:p>
          </table:table-cell>
          <table:table-cell office:value-type="float" office:value="73.67036" calcext:value-type="float">
            <text:p>73.67036</text:p>
          </table:table-cell>
          <table:table-cell office:value-type="float" office:value="27.92186" calcext:value-type="float">
            <text:p>27.92186</text:p>
          </table:table-cell>
          <table:table-cell office:value-type="float" office:value="17.76019" calcext:value-type="float">
            <text:p>17.76019</text:p>
          </table:table-cell>
          <table:table-cell office:value-type="float" office:value="8.346773" calcext:value-type="float">
            <text:p>8.346773</text:p>
          </table:table-cell>
          <table:table-cell office:value-type="float" office:value="5.590729" calcext:value-type="float">
            <text:p>5.590729</text:p>
          </table:table-cell>
          <table:table-cell office:value-type="float" office:value="1.218401" calcext:value-type="float">
            <text:p>1.218401</text:p>
          </table:table-cell>
          <table:table-cell office:value-type="float" office:value="0.6150842" calcext:value-type="float">
            <text:p>0.6150842</text:p>
          </table:table-cell>
          <table:table-cell office:value-type="float" office:value="1.807016" calcext:value-type="float">
            <text:p>1.807016</text:p>
          </table:table-cell>
          <table:table-cell office:value-type="float" office:value="0.5002333" calcext:value-type="float">
            <text:p>0.5002333</text:p>
          </table:table-cell>
          <table:table-cell office:value-type="float" office:value="0.2190648" calcext:value-type="float">
            <text:p>0.2190648</text:p>
          </table:table-cell>
          <table:table-cell office:value-type="float" office:value="0.09921715" calcext:value-type="float">
            <text:p>0.09921715</text:p>
          </table:table-cell>
          <table:table-cell office:value-type="float" office:value="0.09835831" calcext:value-type="float">
            <text:p>0.09835831</text:p>
          </table:table-cell>
          <table:table-cell office:value-type="float" office:value="0.3511051" calcext:value-type="float">
            <text:p>0.3511051</text:p>
          </table:table-cell>
          <table:table-cell office:value-type="float" office:value="0.3614036" calcext:value-type="float">
            <text:p>0.3614036</text:p>
          </table:table-cell>
          <table:table-cell office:value-type="float" office:value="0" calcext:value-type="float">
            <text:p>0</text:p>
          </table:table-cell>
          <table:table-cell office:value-type="float" office:value="2033.919" calcext:value-type="float">
            <text:p>2033.919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727" calcext:value-type="float">
            <text:p>-0.600672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2" calcext:value-type="float">
            <text:p>18122002</text:p>
          </table:table-cell>
          <table:table-cell office:value-type="float" office:value="34.33548" calcext:value-type="float">
            <text:p>34.33548</text:p>
          </table:table-cell>
          <table:table-cell office:value-type="float" office:value="1092.477" calcext:value-type="float">
            <text:p>1092.477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4524828" calcext:value-type="float">
            <text:p>0.4524828</text:p>
          </table:table-cell>
          <table:table-cell office:value-type="float" office:value="5.234667" calcext:value-type="float">
            <text:p>5.234667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4366" calcext:value-type="float">
            <text:p>0.0001504366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2982793" calcext:value-type="float">
            <text:p>-0.02982793</text:p>
          </table:table-cell>
          <table:table-cell office:value-type="float" office:value="-0.281562" calcext:value-type="float">
            <text:p>-0.281562</text:p>
          </table:table-cell>
          <table:table-cell office:value-type="float" office:value="0.00143039" calcext:value-type="float">
            <text:p>0.00143039</text:p>
          </table:table-cell>
          <table:table-cell office:value-type="float" office:value="0.0005403481" calcext:value-type="float">
            <text:p>0.0005403481</text:p>
          </table:table-cell>
          <table:table-cell office:value-type="float" office:value="14.7893" calcext:value-type="float">
            <text:p>14.7893</text:p>
          </table:table-cell>
          <table:table-cell office:value-type="float" office:value="0.9647183" calcext:value-type="float">
            <text:p>0.9647183</text:p>
          </table:table-cell>
          <table:table-cell office:value-type="float" office:value="0.1568321" calcext:value-type="float">
            <text:p>0.1568321</text:p>
          </table:table-cell>
          <table:table-cell office:value-type="float" office:value="0.158295" calcext:value-type="float">
            <text:p>0.158295</text:p>
          </table:table-cell>
          <table:table-cell office:value-type="float" office:value="0.09170412" calcext:value-type="float">
            <text:p>0.09170412</text:p>
          </table:table-cell>
          <table:table-cell office:value-type="float" office:value="0.09523396" calcext:value-type="float">
            <text:p>0.09523396</text:p>
          </table:table-cell>
          <table:table-cell office:value-type="float" office:value="0.03531165" calcext:value-type="float">
            <text:p>0.03531165</text:p>
          </table:table-cell>
          <table:table-cell office:value-type="float" office:value="0.03095661" calcext:value-type="float">
            <text:p>0.03095661</text:p>
          </table:table-cell>
          <table:table-cell office:value-type="float" office:value="0.03644176" calcext:value-type="float">
            <text:p>0.03644176</text:p>
          </table:table-cell>
          <table:table-cell office:value-type="float" office:value="0.02497163" calcext:value-type="float">
            <text:p>0.02497163</text:p>
          </table:table-cell>
          <table:table-cell office:value-type="float" office:value="0.02167082" calcext:value-type="float">
            <text:p>0.02167082</text:p>
          </table:table-cell>
          <table:table-cell office:value-type="float" office:value="0.01983729" calcext:value-type="float">
            <text:p>0.01983729</text:p>
          </table:table-cell>
          <table:table-cell office:value-type="float" office:value="0.01788801" calcext:value-type="float">
            <text:p>0.01788801</text:p>
          </table:table-cell>
          <table:table-cell office:value-type="float" office:value="0.005533131" calcext:value-type="float">
            <text:p>0.005533131</text:p>
          </table:table-cell>
          <table:table-cell office:value-type="float" office:value="0.006353904" calcext:value-type="float">
            <text:p>0.006353904</text:p>
          </table:table-cell>
          <table:table-cell office:value-type="float" office:value="0" calcext:value-type="float">
            <text:p>0</text:p>
          </table:table-cell>
          <table:table-cell office:value-type="float" office:value="72.67305" calcext:value-type="float">
            <text:p>72.67305</text:p>
          </table:table-cell>
          <table:table-cell office:value-type="float" office:value="28.34721" calcext:value-type="float">
            <text:p>28.34721</text:p>
          </table:table-cell>
          <table:table-cell office:value-type="float" office:value="17.89465" calcext:value-type="float">
            <text:p>17.89465</text:p>
          </table:table-cell>
          <table:table-cell office:value-type="float" office:value="8.415859" calcext:value-type="float">
            <text:p>8.415859</text:p>
          </table:table-cell>
          <table:table-cell office:value-type="float" office:value="5.636658" calcext:value-type="float">
            <text:p>5.636658</text:p>
          </table:table-cell>
          <table:table-cell office:value-type="float" office:value="1.230351" calcext:value-type="float">
            <text:p>1.230351</text:p>
          </table:table-cell>
          <table:table-cell office:value-type="float" office:value="0.621694" calcext:value-type="float">
            <text:p>0.621694</text:p>
          </table:table-cell>
          <table:table-cell office:value-type="float" office:value="1.810626" calcext:value-type="float">
            <text:p>1.810626</text:p>
          </table:table-cell>
          <table:table-cell office:value-type="float" office:value="0.5029567" calcext:value-type="float">
            <text:p>0.5029567</text:p>
          </table:table-cell>
          <table:table-cell office:value-type="float" office:value="0.2204147" calcext:value-type="float">
            <text:p>0.2204147</text:p>
          </table:table-cell>
          <table:table-cell office:value-type="float" office:value="0.09992209" calcext:value-type="float">
            <text:p>0.09992209</text:p>
          </table:table-cell>
          <table:table-cell office:value-type="float" office:value="0.09904311" calcext:value-type="float">
            <text:p>0.09904311</text:p>
          </table:table-cell>
          <table:table-cell office:value-type="float" office:value="0.3505478" calcext:value-type="float">
            <text:p>0.3505478</text:p>
          </table:table-cell>
          <table:table-cell office:value-type="float" office:value="0.3615508" calcext:value-type="float">
            <text:p>0.3615508</text:p>
          </table:table-cell>
          <table:table-cell office:value-type="float" office:value="0" calcext:value-type="float">
            <text:p>0</text:p>
          </table:table-cell>
          <table:table-cell office:value-type="float" office:value="2062.661" calcext:value-type="float">
            <text:p>2062.661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727" calcext:value-type="float">
            <text:p>-0.600672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2" calcext:value-type="float">
            <text:p>19122002</text:p>
          </table:table-cell>
          <table:table-cell office:value-type="float" office:value="34.28801" calcext:value-type="float">
            <text:p>34.28801</text:p>
          </table:table-cell>
          <table:table-cell office:value-type="float" office:value="1092.479" calcext:value-type="float">
            <text:p>1092.479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4575987" calcext:value-type="float">
            <text:p>0.4575987</text:p>
          </table:table-cell>
          <table:table-cell office:value-type="float" office:value="5.274669" calcext:value-type="float">
            <text:p>5.274669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4367" calcext:value-type="float">
            <text:p>0.0001504367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2986372" calcext:value-type="float">
            <text:p>-0.02986372</text:p>
          </table:table-cell>
          <table:table-cell office:value-type="float" office:value="-0.2816214" calcext:value-type="float">
            <text:p>-0.2816214</text:p>
          </table:table-cell>
          <table:table-cell office:value-type="float" office:value="0.001456378" calcext:value-type="float">
            <text:p>0.001456378</text:p>
          </table:table-cell>
          <table:table-cell office:value-type="float" office:value="0.0005403481" calcext:value-type="float">
            <text:p>0.0005403481</text:p>
          </table:table-cell>
          <table:table-cell office:value-type="float" office:value="14.81162" calcext:value-type="float">
            <text:p>14.81162</text:p>
          </table:table-cell>
          <table:table-cell office:value-type="float" office:value="0.8135358" calcext:value-type="float">
            <text:p>0.8135358</text:p>
          </table:table-cell>
          <table:table-cell office:value-type="float" office:value="0.1534135" calcext:value-type="float">
            <text:p>0.1534135</text:p>
          </table:table-cell>
          <table:table-cell office:value-type="float" office:value="0.1546042" calcext:value-type="float">
            <text:p>0.1546042</text:p>
          </table:table-cell>
          <table:table-cell office:value-type="float" office:value="0.08995615" calcext:value-type="float">
            <text:p>0.08995615</text:p>
          </table:table-cell>
          <table:table-cell office:value-type="float" office:value="0.09363002" calcext:value-type="float">
            <text:p>0.09363002</text:p>
          </table:table-cell>
          <table:table-cell office:value-type="float" office:value="0.03501168" calcext:value-type="float">
            <text:p>0.03501168</text:p>
          </table:table-cell>
          <table:table-cell office:value-type="float" office:value="0.03078292" calcext:value-type="float">
            <text:p>0.03078292</text:p>
          </table:table-cell>
          <table:table-cell office:value-type="float" office:value="0.03641674" calcext:value-type="float">
            <text:p>0.03641674</text:p>
          </table:table-cell>
          <table:table-cell office:value-type="float" office:value="0.02499353" calcext:value-type="float">
            <text:p>0.02499353</text:p>
          </table:table-cell>
          <table:table-cell office:value-type="float" office:value="0.02168552" calcext:value-type="float">
            <text:p>0.02168552</text:p>
          </table:table-cell>
          <table:table-cell office:value-type="float" office:value="0.01985495" calcext:value-type="float">
            <text:p>0.01985495</text:p>
          </table:table-cell>
          <table:table-cell office:value-type="float" office:value="0.0179162" calcext:value-type="float">
            <text:p>0.0179162</text:p>
          </table:table-cell>
          <table:table-cell office:value-type="float" office:value="0.005545279" calcext:value-type="float">
            <text:p>0.005545279</text:p>
          </table:table-cell>
          <table:table-cell office:value-type="float" office:value="0.006337757" calcext:value-type="float">
            <text:p>0.006337757</text:p>
          </table:table-cell>
          <table:table-cell office:value-type="float" office:value="0" calcext:value-type="float">
            <text:p>0</text:p>
          </table:table-cell>
          <table:table-cell office:value-type="float" office:value="71.22331" calcext:value-type="float">
            <text:p>71.22331</text:p>
          </table:table-cell>
          <table:table-cell office:value-type="float" office:value="28.6115" calcext:value-type="float">
            <text:p>28.6115</text:p>
          </table:table-cell>
          <table:table-cell office:value-type="float" office:value="18.03882" calcext:value-type="float">
            <text:p>18.03882</text:p>
          </table:table-cell>
          <table:table-cell office:value-type="float" office:value="8.482383" calcext:value-type="float">
            <text:p>8.482383</text:p>
          </table:table-cell>
          <table:table-cell office:value-type="float" office:value="5.683573" calcext:value-type="float">
            <text:p>5.683573</text:p>
          </table:table-cell>
          <table:table-cell office:value-type="float" office:value="1.241823" calcext:value-type="float">
            <text:p>1.241823</text:p>
          </table:table-cell>
          <table:table-cell office:value-type="float" office:value="0.6280255" calcext:value-type="float">
            <text:p>0.6280255</text:p>
          </table:table-cell>
          <table:table-cell office:value-type="float" office:value="1.814207" calcext:value-type="float">
            <text:p>1.814207</text:p>
          </table:table-cell>
          <table:table-cell office:value-type="float" office:value="0.5056499" calcext:value-type="float">
            <text:p>0.5056499</text:p>
          </table:table-cell>
          <table:table-cell office:value-type="float" office:value="0.2217696" calcext:value-type="float">
            <text:p>0.2217696</text:p>
          </table:table-cell>
          <table:table-cell office:value-type="float" office:value="0.1006211" calcext:value-type="float">
            <text:p>0.1006211</text:p>
          </table:table-cell>
          <table:table-cell office:value-type="float" office:value="0.09971203" calcext:value-type="float">
            <text:p>0.09971203</text:p>
          </table:table-cell>
          <table:table-cell office:value-type="float" office:value="0.3541481" calcext:value-type="float">
            <text:p>0.3541481</text:p>
          </table:table-cell>
          <table:table-cell office:value-type="float" office:value="0.3576105" calcext:value-type="float">
            <text:p>0.3576105</text:p>
          </table:table-cell>
          <table:table-cell office:value-type="float" office:value="0" calcext:value-type="float">
            <text:p>0</text:p>
          </table:table-cell>
          <table:table-cell office:value-type="float" office:value="2109.853" calcext:value-type="float">
            <text:p>2109.853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727" calcext:value-type="float">
            <text:p>-0.600672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2" calcext:value-type="float">
            <text:p>20122002</text:p>
          </table:table-cell>
          <table:table-cell office:value-type="float" office:value="34.22939" calcext:value-type="float">
            <text:p>34.22939</text:p>
          </table:table-cell>
          <table:table-cell office:value-type="float" office:value="1092.483" calcext:value-type="float">
            <text:p>1092.483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464939" calcext:value-type="float">
            <text:p>0.464939</text:p>
          </table:table-cell>
          <table:table-cell office:value-type="float" office:value="5.3229" calcext:value-type="float">
            <text:p>5.3229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437" calcext:value-type="float">
            <text:p>0.000150437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3067845" calcext:value-type="float">
            <text:p>-0.03067845</text:p>
          </table:table-cell>
          <table:table-cell office:value-type="float" office:value="-0.2817157" calcext:value-type="float">
            <text:p>-0.2817157</text:p>
          </table:table-cell>
          <table:table-cell office:value-type="float" office:value="0.001480151" calcext:value-type="float">
            <text:p>0.001480151</text:p>
          </table:table-cell>
          <table:table-cell office:value-type="float" office:value="0.0005403481" calcext:value-type="float">
            <text:p>0.0005403481</text:p>
          </table:table-cell>
          <table:table-cell office:value-type="float" office:value="14.86637" calcext:value-type="float">
            <text:p>14.86637</text:p>
          </table:table-cell>
          <table:table-cell office:value-type="float" office:value="0.7212623" calcext:value-type="float">
            <text:p>0.7212623</text:p>
          </table:table-cell>
          <table:table-cell office:value-type="float" office:value="0.1536134" calcext:value-type="float">
            <text:p>0.1536134</text:p>
          </table:table-cell>
          <table:table-cell office:value-type="float" office:value="0.1537987" calcext:value-type="float">
            <text:p>0.1537987</text:p>
          </table:table-cell>
          <table:table-cell office:value-type="float" office:value="0.08855556" calcext:value-type="float">
            <text:p>0.08855556</text:p>
          </table:table-cell>
          <table:table-cell office:value-type="float" office:value="0.09217516" calcext:value-type="float">
            <text:p>0.09217516</text:p>
          </table:table-cell>
          <table:table-cell office:value-type="float" office:value="0.03467238" calcext:value-type="float">
            <text:p>0.03467238</text:p>
          </table:table-cell>
          <table:table-cell office:value-type="float" office:value="0.0305803" calcext:value-type="float">
            <text:p>0.0305803</text:p>
          </table:table-cell>
          <table:table-cell office:value-type="float" office:value="0.03638481" calcext:value-type="float">
            <text:p>0.03638481</text:p>
          </table:table-cell>
          <table:table-cell office:value-type="float" office:value="0.02501281" calcext:value-type="float">
            <text:p>0.02501281</text:p>
          </table:table-cell>
          <table:table-cell office:value-type="float" office:value="0.02169822" calcext:value-type="float">
            <text:p>0.02169822</text:p>
          </table:table-cell>
          <table:table-cell office:value-type="float" office:value="0.01987164" calcext:value-type="float">
            <text:p>0.01987164</text:p>
          </table:table-cell>
          <table:table-cell office:value-type="float" office:value="0.01794456" calcext:value-type="float">
            <text:p>0.01794456</text:p>
          </table:table-cell>
          <table:table-cell office:value-type="float" office:value="0.005540918" calcext:value-type="float">
            <text:p>0.005540918</text:p>
          </table:table-cell>
          <table:table-cell office:value-type="float" office:value="0.00633739" calcext:value-type="float">
            <text:p>0.00633739</text:p>
          </table:table-cell>
          <table:table-cell office:value-type="float" office:value="0" calcext:value-type="float">
            <text:p>0</text:p>
          </table:table-cell>
          <table:table-cell office:value-type="float" office:value="71.22661" calcext:value-type="float">
            <text:p>71.22661</text:p>
          </table:table-cell>
          <table:table-cell office:value-type="float" office:value="29.3407" calcext:value-type="float">
            <text:p>29.3407</text:p>
          </table:table-cell>
          <table:table-cell office:value-type="float" office:value="18.18852" calcext:value-type="float">
            <text:p>18.18852</text:p>
          </table:table-cell>
          <table:table-cell office:value-type="float" office:value="8.548927" calcext:value-type="float">
            <text:p>8.548927</text:p>
          </table:table-cell>
          <table:table-cell office:value-type="float" office:value="5.728567" calcext:value-type="float">
            <text:p>5.728567</text:p>
          </table:table-cell>
          <table:table-cell office:value-type="float" office:value="1.253684" calcext:value-type="float">
            <text:p>1.253684</text:p>
          </table:table-cell>
          <table:table-cell office:value-type="float" office:value="0.6346227" calcext:value-type="float">
            <text:p>0.6346227</text:p>
          </table:table-cell>
          <table:table-cell office:value-type="float" office:value="1.817819" calcext:value-type="float">
            <text:p>1.817819</text:p>
          </table:table-cell>
          <table:table-cell office:value-type="float" office:value="0.5082988" calcext:value-type="float">
            <text:p>0.5082988</text:p>
          </table:table-cell>
          <table:table-cell office:value-type="float" office:value="0.2231308" calcext:value-type="float">
            <text:p>0.2231308</text:p>
          </table:table-cell>
          <table:table-cell office:value-type="float" office:value="0.1013079" calcext:value-type="float">
            <text:p>0.1013079</text:p>
          </table:table-cell>
          <table:table-cell office:value-type="float" office:value="0.1006127" calcext:value-type="float">
            <text:p>0.1006127</text:p>
          </table:table-cell>
          <table:table-cell office:value-type="float" office:value="0.3529475" calcext:value-type="float">
            <text:p>0.3529475</text:p>
          </table:table-cell>
          <table:table-cell office:value-type="float" office:value="0.3595746" calcext:value-type="float">
            <text:p>0.3595746</text:p>
          </table:table-cell>
          <table:table-cell office:value-type="float" office:value="0" calcext:value-type="float">
            <text:p>0</text:p>
          </table:table-cell>
          <table:table-cell office:value-type="float" office:value="2171.426" calcext:value-type="float">
            <text:p>2171.426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727" calcext:value-type="float">
            <text:p>-0.600672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2" calcext:value-type="float">
            <text:p>21122002</text:p>
          </table:table-cell>
          <table:table-cell office:value-type="float" office:value="34.20725" calcext:value-type="float">
            <text:p>34.20725</text:p>
          </table:table-cell>
          <table:table-cell office:value-type="float" office:value="1092.483" calcext:value-type="float">
            <text:p>1092.483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4676399" calcext:value-type="float">
            <text:p>0.4676399</text:p>
          </table:table-cell>
          <table:table-cell office:value-type="float" office:value="5.343567" calcext:value-type="float">
            <text:p>5.343567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437" calcext:value-type="float">
            <text:p>0.000150437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3129411" calcext:value-type="float">
            <text:p>-0.03129411</text:p>
          </table:table-cell>
          <table:table-cell office:value-type="float" office:value="-0.2817367" calcext:value-type="float">
            <text:p>-0.2817367</text:p>
          </table:table-cell>
          <table:table-cell office:value-type="float" office:value="0.00150596" calcext:value-type="float">
            <text:p>0.00150596</text:p>
          </table:table-cell>
          <table:table-cell office:value-type="float" office:value="0.0005403481" calcext:value-type="float">
            <text:p>0.0005403481</text:p>
          </table:table-cell>
          <table:table-cell office:value-type="float" office:value="14.86921" calcext:value-type="float">
            <text:p>14.86921</text:p>
          </table:table-cell>
          <table:table-cell office:value-type="float" office:value="0.69668" calcext:value-type="float">
            <text:p>0.69668</text:p>
          </table:table-cell>
          <table:table-cell office:value-type="float" office:value="0.1635009" calcext:value-type="float">
            <text:p>0.1635009</text:p>
          </table:table-cell>
          <table:table-cell office:value-type="float" office:value="0.1633129" calcext:value-type="float">
            <text:p>0.1633129</text:p>
          </table:table-cell>
          <table:table-cell office:value-type="float" office:value="0.09080797" calcext:value-type="float">
            <text:p>0.09080797</text:p>
          </table:table-cell>
          <table:table-cell office:value-type="float" office:value="0.09408236" calcext:value-type="float">
            <text:p>0.09408236</text:p>
          </table:table-cell>
          <table:table-cell office:value-type="float" office:value="0.03475663" calcext:value-type="float">
            <text:p>0.03475663</text:p>
          </table:table-cell>
          <table:table-cell office:value-type="float" office:value="0.03056873" calcext:value-type="float">
            <text:p>0.03056873</text:p>
          </table:table-cell>
          <table:table-cell office:value-type="float" office:value="0.03636898" calcext:value-type="float">
            <text:p>0.03636898</text:p>
          </table:table-cell>
          <table:table-cell office:value-type="float" office:value="0.02503027" calcext:value-type="float">
            <text:p>0.02503027</text:p>
          </table:table-cell>
          <table:table-cell office:value-type="float" office:value="0.02170943" calcext:value-type="float">
            <text:p>0.02170943</text:p>
          </table:table-cell>
          <table:table-cell office:value-type="float" office:value="0.01988732" calcext:value-type="float">
            <text:p>0.01988732</text:p>
          </table:table-cell>
          <table:table-cell office:value-type="float" office:value="0.01797259" calcext:value-type="float">
            <text:p>0.01797259</text:p>
          </table:table-cell>
          <table:table-cell office:value-type="float" office:value="0.00553642" calcext:value-type="float">
            <text:p>0.00553642</text:p>
          </table:table-cell>
          <table:table-cell office:value-type="float" office:value="0.006336761" calcext:value-type="float">
            <text:p>0.006336761</text:p>
          </table:table-cell>
          <table:table-cell office:value-type="float" office:value="0" calcext:value-type="float">
            <text:p>0</text:p>
          </table:table-cell>
          <table:table-cell office:value-type="float" office:value="72.2683" calcext:value-type="float">
            <text:p>72.2683</text:p>
          </table:table-cell>
          <table:table-cell office:value-type="float" office:value="29.43237" calcext:value-type="float">
            <text:p>29.43237</text:p>
          </table:table-cell>
          <table:table-cell office:value-type="float" office:value="18.22132" calcext:value-type="float">
            <text:p>18.22132</text:p>
          </table:table-cell>
          <table:table-cell office:value-type="float" office:value="8.589398" calcext:value-type="float">
            <text:p>8.589398</text:p>
          </table:table-cell>
          <table:table-cell office:value-type="float" office:value="5.748608" calcext:value-type="float">
            <text:p>5.748608</text:p>
          </table:table-cell>
          <table:table-cell office:value-type="float" office:value="1.263567" calcext:value-type="float">
            <text:p>1.263567</text:p>
          </table:table-cell>
          <table:table-cell office:value-type="float" office:value="0.6405159" calcext:value-type="float">
            <text:p>0.6405159</text:p>
          </table:table-cell>
          <table:table-cell office:value-type="float" office:value="1.821353" calcext:value-type="float">
            <text:p>1.821353</text:p>
          </table:table-cell>
          <table:table-cell office:value-type="float" office:value="0.5109169" calcext:value-type="float">
            <text:p>0.5109169</text:p>
          </table:table-cell>
          <table:table-cell office:value-type="float" office:value="0.2244967" calcext:value-type="float">
            <text:p>0.2244967</text:p>
          </table:table-cell>
          <table:table-cell office:value-type="float" office:value="0.1019826" calcext:value-type="float">
            <text:p>0.1019826</text:p>
          </table:table-cell>
          <table:table-cell office:value-type="float" office:value="0.1014044" calcext:value-type="float">
            <text:p>0.1014044</text:p>
          </table:table-cell>
          <table:table-cell office:value-type="float" office:value="0.3517368" calcext:value-type="float">
            <text:p>0.3517368</text:p>
          </table:table-cell>
          <table:table-cell office:value-type="float" office:value="0.3612731" calcext:value-type="float">
            <text:p>0.3612731</text:p>
          </table:table-cell>
          <table:table-cell office:value-type="float" office:value="0" calcext:value-type="float">
            <text:p>0</text:p>
          </table:table-cell>
          <table:table-cell office:value-type="float" office:value="2184.76" calcext:value-type="float">
            <text:p>2184.76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727" calcext:value-type="float">
            <text:p>-0.600672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2" calcext:value-type="float">
            <text:p>22122002</text:p>
          </table:table-cell>
          <table:table-cell office:value-type="float" office:value="34.18522" calcext:value-type="float">
            <text:p>34.18522</text:p>
          </table:table-cell>
          <table:table-cell office:value-type="float" office:value="1092.483" calcext:value-type="float">
            <text:p>1092.483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4715689" calcext:value-type="float">
            <text:p>0.4715689</text:p>
          </table:table-cell>
          <table:table-cell office:value-type="float" office:value="5.362014" calcext:value-type="float">
            <text:p>5.362014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437" calcext:value-type="float">
            <text:p>0.000150437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3129411" calcext:value-type="float">
            <text:p>-0.03129411</text:p>
          </table:table-cell>
          <table:table-cell office:value-type="float" office:value="-0.2817582" calcext:value-type="float">
            <text:p>-0.2817582</text:p>
          </table:table-cell>
          <table:table-cell office:value-type="float" office:value="0.001533121" calcext:value-type="float">
            <text:p>0.001533121</text:p>
          </table:table-cell>
          <table:table-cell office:value-type="float" office:value="0.0005403481" calcext:value-type="float">
            <text:p>0.0005403481</text:p>
          </table:table-cell>
          <table:table-cell office:value-type="float" office:value="14.87189" calcext:value-type="float">
            <text:p>14.87189</text:p>
          </table:table-cell>
          <table:table-cell office:value-type="float" office:value="0.6470082" calcext:value-type="float">
            <text:p>0.6470082</text:p>
          </table:table-cell>
          <table:table-cell office:value-type="float" office:value="0.1706751" calcext:value-type="float">
            <text:p>0.1706751</text:p>
          </table:table-cell>
          <table:table-cell office:value-type="float" office:value="0.1686205" calcext:value-type="float">
            <text:p>0.1686205</text:p>
          </table:table-cell>
          <table:table-cell office:value-type="float" office:value="0.09284358" calcext:value-type="float">
            <text:p>0.09284358</text:p>
          </table:table-cell>
          <table:table-cell office:value-type="float" office:value="0.09596902" calcext:value-type="float">
            <text:p>0.09596902</text:p>
          </table:table-cell>
          <table:table-cell office:value-type="float" office:value="0.03500905" calcext:value-type="float">
            <text:p>0.03500905</text:p>
          </table:table-cell>
          <table:table-cell office:value-type="float" office:value="0.03066031" calcext:value-type="float">
            <text:p>0.03066031</text:p>
          </table:table-cell>
          <table:table-cell office:value-type="float" office:value="0.03640983" calcext:value-type="float">
            <text:p>0.03640983</text:p>
          </table:table-cell>
          <table:table-cell office:value-type="float" office:value="0.02505429" calcext:value-type="float">
            <text:p>0.02505429</text:p>
          </table:table-cell>
          <table:table-cell office:value-type="float" office:value="0.02171955" calcext:value-type="float">
            <text:p>0.02171955</text:p>
          </table:table-cell>
          <table:table-cell office:value-type="float" office:value="0.01990271" calcext:value-type="float">
            <text:p>0.01990271</text:p>
          </table:table-cell>
          <table:table-cell office:value-type="float" office:value="0.01800031" calcext:value-type="float">
            <text:p>0.01800031</text:p>
          </table:table-cell>
          <table:table-cell office:value-type="float" office:value="0.005533003" calcext:value-type="float">
            <text:p>0.005533003</text:p>
          </table:table-cell>
          <table:table-cell office:value-type="float" office:value="0.006336091" calcext:value-type="float">
            <text:p>0.006336091</text:p>
          </table:table-cell>
          <table:table-cell office:value-type="float" office:value="0" calcext:value-type="float">
            <text:p>0</text:p>
          </table:table-cell>
          <table:table-cell office:value-type="float" office:value="71.61134" calcext:value-type="float">
            <text:p>71.61134</text:p>
          </table:table-cell>
          <table:table-cell office:value-type="float" office:value="29.47211" calcext:value-type="float">
            <text:p>29.47211</text:p>
          </table:table-cell>
          <table:table-cell office:value-type="float" office:value="18.25639" calcext:value-type="float">
            <text:p>18.25639</text:p>
          </table:table-cell>
          <table:table-cell office:value-type="float" office:value="8.616016" calcext:value-type="float">
            <text:p>8.616016</text:p>
          </table:table-cell>
          <table:table-cell office:value-type="float" office:value="5.755733" calcext:value-type="float">
            <text:p>5.755733</text:p>
          </table:table-cell>
          <table:table-cell office:value-type="float" office:value="1.271916" calcext:value-type="float">
            <text:p>1.271916</text:p>
          </table:table-cell>
          <table:table-cell office:value-type="float" office:value="0.6454433" calcext:value-type="float">
            <text:p>0.6454433</text:p>
          </table:table-cell>
          <table:table-cell office:value-type="float" office:value="1.82446" calcext:value-type="float">
            <text:p>1.82446</text:p>
          </table:table-cell>
          <table:table-cell office:value-type="float" office:value="0.5134608" calcext:value-type="float">
            <text:p>0.5134608</text:p>
          </table:table-cell>
          <table:table-cell office:value-type="float" office:value="0.2258549" calcext:value-type="float">
            <text:p>0.2258549</text:p>
          </table:table-cell>
          <table:table-cell office:value-type="float" office:value="0.1026586" calcext:value-type="float">
            <text:p>0.1026586</text:p>
          </table:table-cell>
          <table:table-cell office:value-type="float" office:value="0.1021076" calcext:value-type="float">
            <text:p>0.1021076</text:p>
          </table:table-cell>
          <table:table-cell office:value-type="float" office:value="0.3509125" calcext:value-type="float">
            <text:p>0.3509125</text:p>
          </table:table-cell>
          <table:table-cell office:value-type="float" office:value="0.3616308" calcext:value-type="float">
            <text:p>0.3616308</text:p>
          </table:table-cell>
          <table:table-cell office:value-type="float" office:value="0" calcext:value-type="float">
            <text:p>0</text:p>
          </table:table-cell>
          <table:table-cell office:value-type="float" office:value="2209.054" calcext:value-type="float">
            <text:p>2209.054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727" calcext:value-type="float">
            <text:p>-0.600672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2" calcext:value-type="float">
            <text:p>23122002</text:p>
          </table:table-cell>
          <table:table-cell office:value-type="float" office:value="34.17068" calcext:value-type="float">
            <text:p>34.17068</text:p>
          </table:table-cell>
          <table:table-cell office:value-type="float" office:value="1092.482" calcext:value-type="float">
            <text:p>1092.482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4737575" calcext:value-type="float">
            <text:p>0.4737575</text:p>
          </table:table-cell>
          <table:table-cell office:value-type="float" office:value="5.375696" calcext:value-type="float">
            <text:p>5.375696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437" calcext:value-type="float">
            <text:p>0.000150437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3129411" calcext:value-type="float">
            <text:p>-0.03129411</text:p>
          </table:table-cell>
          <table:table-cell office:value-type="float" office:value="-0.2817684" calcext:value-type="float">
            <text:p>-0.2817684</text:p>
          </table:table-cell>
          <table:table-cell office:value-type="float" office:value="0.001560749" calcext:value-type="float">
            <text:p>0.001560749</text:p>
          </table:table-cell>
          <table:table-cell office:value-type="float" office:value="0.0005403481" calcext:value-type="float">
            <text:p>0.0005403481</text:p>
          </table:table-cell>
          <table:table-cell office:value-type="float" office:value="14.86798" calcext:value-type="float">
            <text:p>14.86798</text:p>
          </table:table-cell>
          <table:table-cell office:value-type="float" office:value="0.6832125" calcext:value-type="float">
            <text:p>0.6832125</text:p>
          </table:table-cell>
          <table:table-cell office:value-type="float" office:value="0.1813462" calcext:value-type="float">
            <text:p>0.1813462</text:p>
          </table:table-cell>
          <table:table-cell office:value-type="float" office:value="0.1710748" calcext:value-type="float">
            <text:p>0.1710748</text:p>
          </table:table-cell>
          <table:table-cell office:value-type="float" office:value="0.09473109" calcext:value-type="float">
            <text:p>0.09473109</text:p>
          </table:table-cell>
          <table:table-cell office:value-type="float" office:value="0.09772191" calcext:value-type="float">
            <text:p>0.09772191</text:p>
          </table:table-cell>
          <table:table-cell office:value-type="float" office:value="0.035294" calcext:value-type="float">
            <text:p>0.035294</text:p>
          </table:table-cell>
          <table:table-cell office:value-type="float" office:value="0.030751" calcext:value-type="float">
            <text:p>0.030751</text:p>
          </table:table-cell>
          <table:table-cell office:value-type="float" office:value="0.03648187" calcext:value-type="float">
            <text:p>0.03648187</text:p>
          </table:table-cell>
          <table:table-cell office:value-type="float" office:value="0.02508853" calcext:value-type="float">
            <text:p>0.02508853</text:p>
          </table:table-cell>
          <table:table-cell office:value-type="float" office:value="0.02172985" calcext:value-type="float">
            <text:p>0.02172985</text:p>
          </table:table-cell>
          <table:table-cell office:value-type="float" office:value="0.01991788" calcext:value-type="float">
            <text:p>0.01991788</text:p>
          </table:table-cell>
          <table:table-cell office:value-type="float" office:value="0.01802775" calcext:value-type="float">
            <text:p>0.01802775</text:p>
          </table:table-cell>
          <table:table-cell office:value-type="float" office:value="0.005530296" calcext:value-type="float">
            <text:p>0.005530296</text:p>
          </table:table-cell>
          <table:table-cell office:value-type="float" office:value="0.006332749" calcext:value-type="float">
            <text:p>0.006332749</text:p>
          </table:table-cell>
          <table:table-cell office:value-type="float" office:value="0" calcext:value-type="float">
            <text:p>0</text:p>
          </table:table-cell>
          <table:table-cell office:value-type="float" office:value="73.37914" calcext:value-type="float">
            <text:p>73.37914</text:p>
          </table:table-cell>
          <table:table-cell office:value-type="float" office:value="29.49893" calcext:value-type="float">
            <text:p>29.49893</text:p>
          </table:table-cell>
          <table:table-cell office:value-type="float" office:value="18.29192" calcext:value-type="float">
            <text:p>18.29192</text:p>
          </table:table-cell>
          <table:table-cell office:value-type="float" office:value="8.639911" calcext:value-type="float">
            <text:p>8.639911</text:p>
          </table:table-cell>
          <table:table-cell office:value-type="float" office:value="5.756793" calcext:value-type="float">
            <text:p>5.756793</text:p>
          </table:table-cell>
          <table:table-cell office:value-type="float" office:value="1.279615" calcext:value-type="float">
            <text:p>1.279615</text:p>
          </table:table-cell>
          <table:table-cell office:value-type="float" office:value="0.649976" calcext:value-type="float">
            <text:p>0.649976</text:p>
          </table:table-cell>
          <table:table-cell office:value-type="float" office:value="1.82725" calcext:value-type="float">
            <text:p>1.82725</text:p>
          </table:table-cell>
          <table:table-cell office:value-type="float" office:value="0.5158867" calcext:value-type="float">
            <text:p>0.5158867</text:p>
          </table:table-cell>
          <table:table-cell office:value-type="float" office:value="0.227196" calcext:value-type="float">
            <text:p>0.227196</text:p>
          </table:table-cell>
          <table:table-cell office:value-type="float" office:value="0.1033328" calcext:value-type="float">
            <text:p>0.1033328</text:p>
          </table:table-cell>
          <table:table-cell office:value-type="float" office:value="0.1027711" calcext:value-type="float">
            <text:p>0.1027711</text:p>
          </table:table-cell>
          <table:table-cell office:value-type="float" office:value="0.3503266" calcext:value-type="float">
            <text:p>0.3503266</text:p>
          </table:table-cell>
          <table:table-cell office:value-type="float" office:value="0.3616675" calcext:value-type="float">
            <text:p>0.3616675</text:p>
          </table:table-cell>
          <table:table-cell office:value-type="float" office:value="0" calcext:value-type="float">
            <text:p>0</text:p>
          </table:table-cell>
          <table:table-cell office:value-type="float" office:value="2215.936" calcext:value-type="float">
            <text:p>2215.936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727" calcext:value-type="float">
            <text:p>-0.600672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2" calcext:value-type="float">
            <text:p>24122002</text:p>
          </table:table-cell>
          <table:table-cell office:value-type="float" office:value="34.15734" calcext:value-type="float">
            <text:p>34.15734</text:p>
          </table:table-cell>
          <table:table-cell office:value-type="float" office:value="1092.481" calcext:value-type="float">
            <text:p>1092.481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4763488" calcext:value-type="float">
            <text:p>0.4763488</text:p>
          </table:table-cell>
          <table:table-cell office:value-type="float" office:value="5.387864" calcext:value-type="float">
            <text:p>5.387864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437" calcext:value-type="float">
            <text:p>0.000150437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3129411" calcext:value-type="float">
            <text:p>-0.03129411</text:p>
          </table:table-cell>
          <table:table-cell office:value-type="float" office:value="-0.2817782" calcext:value-type="float">
            <text:p>-0.2817782</text:p>
          </table:table-cell>
          <table:table-cell office:value-type="float" office:value="0.001588824" calcext:value-type="float">
            <text:p>0.001588824</text:p>
          </table:table-cell>
          <table:table-cell office:value-type="float" office:value="0.0005403481" calcext:value-type="float">
            <text:p>0.0005403481</text:p>
          </table:table-cell>
          <table:table-cell office:value-type="float" office:value="14.86323" calcext:value-type="float">
            <text:p>14.86323</text:p>
          </table:table-cell>
          <table:table-cell office:value-type="float" office:value="0.7153227" calcext:value-type="float">
            <text:p>0.7153227</text:p>
          </table:table-cell>
          <table:table-cell office:value-type="float" office:value="0.1913648" calcext:value-type="float">
            <text:p>0.1913648</text:p>
          </table:table-cell>
          <table:table-cell office:value-type="float" office:value="0.1746826" calcext:value-type="float">
            <text:p>0.1746826</text:p>
          </table:table-cell>
          <table:table-cell office:value-type="float" office:value="0.09667699" calcext:value-type="float">
            <text:p>0.09667699</text:p>
          </table:table-cell>
          <table:table-cell office:value-type="float" office:value="0.09951984" calcext:value-type="float">
            <text:p>0.09951984</text:p>
          </table:table-cell>
          <table:table-cell office:value-type="float" office:value="0.03561112" calcext:value-type="float">
            <text:p>0.03561112</text:p>
          </table:table-cell>
          <table:table-cell office:value-type="float" office:value="0.0308465" calcext:value-type="float">
            <text:p>0.0308465</text:p>
          </table:table-cell>
          <table:table-cell office:value-type="float" office:value="0.03657517" calcext:value-type="float">
            <text:p>0.03657517</text:p>
          </table:table-cell>
          <table:table-cell office:value-type="float" office:value="0.02513252" calcext:value-type="float">
            <text:p>0.02513252</text:p>
          </table:table-cell>
          <table:table-cell office:value-type="float" office:value="0.02174094" calcext:value-type="float">
            <text:p>0.02174094</text:p>
          </table:table-cell>
          <table:table-cell office:value-type="float" office:value="0.01993291" calcext:value-type="float">
            <text:p>0.01993291</text:p>
          </table:table-cell>
          <table:table-cell office:value-type="float" office:value="0.01805495" calcext:value-type="float">
            <text:p>0.01805495</text:p>
          </table:table-cell>
          <table:table-cell office:value-type="float" office:value="0.005527875" calcext:value-type="float">
            <text:p>0.005527875</text:p>
          </table:table-cell>
          <table:table-cell office:value-type="float" office:value="0.006329454" calcext:value-type="float">
            <text:p>0.006329454</text:p>
          </table:table-cell>
          <table:table-cell office:value-type="float" office:value="0" calcext:value-type="float">
            <text:p>0</text:p>
          </table:table-cell>
          <table:table-cell office:value-type="float" office:value="74.15228" calcext:value-type="float">
            <text:p>74.15228</text:p>
          </table:table-cell>
          <table:table-cell office:value-type="float" office:value="29.48858" calcext:value-type="float">
            <text:p>29.48858</text:p>
          </table:table-cell>
          <table:table-cell office:value-type="float" office:value="18.32317" calcext:value-type="float">
            <text:p>18.32317</text:p>
          </table:table-cell>
          <table:table-cell office:value-type="float" office:value="8.682022" calcext:value-type="float">
            <text:p>8.682022</text:p>
          </table:table-cell>
          <table:table-cell office:value-type="float" office:value="5.751974" calcext:value-type="float">
            <text:p>5.751974</text:p>
          </table:table-cell>
          <table:table-cell office:value-type="float" office:value="1.286611" calcext:value-type="float">
            <text:p>1.286611</text:p>
          </table:table-cell>
          <table:table-cell office:value-type="float" office:value="0.6541274" calcext:value-type="float">
            <text:p>0.6541274</text:p>
          </table:table-cell>
          <table:table-cell office:value-type="float" office:value="1.829824" calcext:value-type="float">
            <text:p>1.829824</text:p>
          </table:table-cell>
          <table:table-cell office:value-type="float" office:value="0.5182122" calcext:value-type="float">
            <text:p>0.5182122</text:p>
          </table:table-cell>
          <table:table-cell office:value-type="float" office:value="0.2284915" calcext:value-type="float">
            <text:p>0.2284915</text:p>
          </table:table-cell>
          <table:table-cell office:value-type="float" office:value="0.1040027" calcext:value-type="float">
            <text:p>0.1040027</text:p>
          </table:table-cell>
          <table:table-cell office:value-type="float" office:value="0.1034068" calcext:value-type="float">
            <text:p>0.1034068</text:p>
          </table:table-cell>
          <table:table-cell office:value-type="float" office:value="0.3498333" calcext:value-type="float">
            <text:p>0.3498333</text:p>
          </table:table-cell>
          <table:table-cell office:value-type="float" office:value="0.3616497" calcext:value-type="float">
            <text:p>0.3616497</text:p>
          </table:table-cell>
          <table:table-cell office:value-type="float" office:value="0" calcext:value-type="float">
            <text:p>0</text:p>
          </table:table-cell>
          <table:table-cell office:value-type="float" office:value="2225.164" calcext:value-type="float">
            <text:p>2225.164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727" calcext:value-type="float">
            <text:p>-0.600672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2" calcext:value-type="float">
            <text:p>25122002</text:p>
          </table:table-cell>
          <table:table-cell office:value-type="float" office:value="34.1455" calcext:value-type="float">
            <text:p>34.1455</text:p>
          </table:table-cell>
          <table:table-cell office:value-type="float" office:value="1092.479" calcext:value-type="float">
            <text:p>1092.479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4794272" calcext:value-type="float">
            <text:p>0.4794272</text:p>
          </table:table-cell>
          <table:table-cell office:value-type="float" office:value="5.39824" calcext:value-type="float">
            <text:p>5.39824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437" calcext:value-type="float">
            <text:p>0.000150437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3129411" calcext:value-type="float">
            <text:p>-0.03129411</text:p>
          </table:table-cell>
          <table:table-cell office:value-type="float" office:value="-0.2817897" calcext:value-type="float">
            <text:p>-0.2817897</text:p>
          </table:table-cell>
          <table:table-cell office:value-type="float" office:value="0.001617298" calcext:value-type="float">
            <text:p>0.001617298</text:p>
          </table:table-cell>
          <table:table-cell office:value-type="float" office:value="0.0005403481" calcext:value-type="float">
            <text:p>0.0005403481</text:p>
          </table:table-cell>
          <table:table-cell office:value-type="float" office:value="14.85679" calcext:value-type="float">
            <text:p>14.85679</text:p>
          </table:table-cell>
          <table:table-cell office:value-type="float" office:value="0.7803607" calcext:value-type="float">
            <text:p>0.7803607</text:p>
          </table:table-cell>
          <table:table-cell office:value-type="float" office:value="0.199472" calcext:value-type="float">
            <text:p>0.199472</text:p>
          </table:table-cell>
          <table:table-cell office:value-type="float" office:value="0.1815013" calcext:value-type="float">
            <text:p>0.1815013</text:p>
          </table:table-cell>
          <table:table-cell office:value-type="float" office:value="0.09791108" calcext:value-type="float">
            <text:p>0.09791108</text:p>
          </table:table-cell>
          <table:table-cell office:value-type="float" office:value="0.1009753" calcext:value-type="float">
            <text:p>0.1009753</text:p>
          </table:table-cell>
          <table:table-cell office:value-type="float" office:value="0.03593944" calcext:value-type="float">
            <text:p>0.03593944</text:p>
          </table:table-cell>
          <table:table-cell office:value-type="float" office:value="0.03094539" calcext:value-type="float">
            <text:p>0.03094539</text:p>
          </table:table-cell>
          <table:table-cell office:value-type="float" office:value="0.0366857" calcext:value-type="float">
            <text:p>0.0366857</text:p>
          </table:table-cell>
          <table:table-cell office:value-type="float" office:value="0.02518549" calcext:value-type="float">
            <text:p>0.02518549</text:p>
          </table:table-cell>
          <table:table-cell office:value-type="float" office:value="0.02175309" calcext:value-type="float">
            <text:p>0.02175309</text:p>
          </table:table-cell>
          <table:table-cell office:value-type="float" office:value="0.01994786" calcext:value-type="float">
            <text:p>0.01994786</text:p>
          </table:table-cell>
          <table:table-cell office:value-type="float" office:value="0.01808197" calcext:value-type="float">
            <text:p>0.01808197</text:p>
          </table:table-cell>
          <table:table-cell office:value-type="float" office:value="0.005525538" calcext:value-type="float">
            <text:p>0.005525538</text:p>
          </table:table-cell>
          <table:table-cell office:value-type="float" office:value="0.006327264" calcext:value-type="float">
            <text:p>0.006327264</text:p>
          </table:table-cell>
          <table:table-cell office:value-type="float" office:value="0" calcext:value-type="float">
            <text:p>0</text:p>
          </table:table-cell>
          <table:table-cell office:value-type="float" office:value="74.45297" calcext:value-type="float">
            <text:p>74.45297</text:p>
          </table:table-cell>
          <table:table-cell office:value-type="float" office:value="29.48268" calcext:value-type="float">
            <text:p>29.48268</text:p>
          </table:table-cell>
          <table:table-cell office:value-type="float" office:value="18.38191" calcext:value-type="float">
            <text:p>18.38191</text:p>
          </table:table-cell>
          <table:table-cell office:value-type="float" office:value="8.742004" calcext:value-type="float">
            <text:p>8.742004</text:p>
          </table:table-cell>
          <table:table-cell office:value-type="float" office:value="5.71532" calcext:value-type="float">
            <text:p>5.71532</text:p>
          </table:table-cell>
          <table:table-cell office:value-type="float" office:value="1.292972" calcext:value-type="float">
            <text:p>1.292972</text:p>
          </table:table-cell>
          <table:table-cell office:value-type="float" office:value="0.6580263" calcext:value-type="float">
            <text:p>0.6580263</text:p>
          </table:table-cell>
          <table:table-cell office:value-type="float" office:value="1.832204" calcext:value-type="float">
            <text:p>1.832204</text:p>
          </table:table-cell>
          <table:table-cell office:value-type="float" office:value="0.5204512" calcext:value-type="float">
            <text:p>0.5204512</text:p>
          </table:table-cell>
          <table:table-cell office:value-type="float" office:value="0.2297254" calcext:value-type="float">
            <text:p>0.2297254</text:p>
          </table:table-cell>
          <table:table-cell office:value-type="float" office:value="0.1046648" calcext:value-type="float">
            <text:p>0.1046648</text:p>
          </table:table-cell>
          <table:table-cell office:value-type="float" office:value="0.1040201" calcext:value-type="float">
            <text:p>0.1040201</text:p>
          </table:table-cell>
          <table:table-cell office:value-type="float" office:value="0.349375" calcext:value-type="float">
            <text:p>0.349375</text:p>
          </table:table-cell>
          <table:table-cell office:value-type="float" office:value="0.3616786" calcext:value-type="float">
            <text:p>0.3616786</text:p>
          </table:table-cell>
          <table:table-cell office:value-type="float" office:value="0" calcext:value-type="float">
            <text:p>0</text:p>
          </table:table-cell>
          <table:table-cell office:value-type="float" office:value="2234.732" calcext:value-type="float">
            <text:p>2234.732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727" calcext:value-type="float">
            <text:p>-0.600672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2" calcext:value-type="float">
            <text:p>26122002</text:p>
          </table:table-cell>
          <table:table-cell office:value-type="float" office:value="34.1292" calcext:value-type="float">
            <text:p>34.1292</text:p>
          </table:table-cell>
          <table:table-cell office:value-type="float" office:value="1092.478" calcext:value-type="float">
            <text:p>1092.478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4851495" calcext:value-type="float">
            <text:p>0.4851495</text:p>
          </table:table-cell>
          <table:table-cell office:value-type="float" office:value="5.409528" calcext:value-type="float">
            <text:p>5.409528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437" calcext:value-type="float">
            <text:p>0.000150437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3129411" calcext:value-type="float">
            <text:p>-0.03129411</text:p>
          </table:table-cell>
          <table:table-cell office:value-type="float" office:value="-0.2818024" calcext:value-type="float">
            <text:p>-0.2818024</text:p>
          </table:table-cell>
          <table:table-cell office:value-type="float" office:value="0.001645285" calcext:value-type="float">
            <text:p>0.001645285</text:p>
          </table:table-cell>
          <table:table-cell office:value-type="float" office:value="0.0005403481" calcext:value-type="float">
            <text:p>0.0005403481</text:p>
          </table:table-cell>
          <table:table-cell office:value-type="float" office:value="14.84356" calcext:value-type="float">
            <text:p>14.84356</text:p>
          </table:table-cell>
          <table:table-cell office:value-type="float" office:value="0.9116475" calcext:value-type="float">
            <text:p>0.9116475</text:p>
          </table:table-cell>
          <table:table-cell office:value-type="float" office:value="0.2018615" calcext:value-type="float">
            <text:p>0.2018615</text:p>
          </table:table-cell>
          <table:table-cell office:value-type="float" office:value="0.1853514" calcext:value-type="float">
            <text:p>0.1853514</text:p>
          </table:table-cell>
          <table:table-cell office:value-type="float" office:value="0.09843983" calcext:value-type="float">
            <text:p>0.09843983</text:p>
          </table:table-cell>
          <table:table-cell office:value-type="float" office:value="0.1021648" calcext:value-type="float">
            <text:p>0.1021648</text:p>
          </table:table-cell>
          <table:table-cell office:value-type="float" office:value="0.0362475" calcext:value-type="float">
            <text:p>0.0362475</text:p>
          </table:table-cell>
          <table:table-cell office:value-type="float" office:value="0.0310372" calcext:value-type="float">
            <text:p>0.0310372</text:p>
          </table:table-cell>
          <table:table-cell office:value-type="float" office:value="0.03680606" calcext:value-type="float">
            <text:p>0.03680606</text:p>
          </table:table-cell>
          <table:table-cell office:value-type="float" office:value="0.02524522" calcext:value-type="float">
            <text:p>0.02524522</text:p>
          </table:table-cell>
          <table:table-cell office:value-type="float" office:value="0.02176721" calcext:value-type="float">
            <text:p>0.02176721</text:p>
          </table:table-cell>
          <table:table-cell office:value-type="float" office:value="0.0199628" calcext:value-type="float">
            <text:p>0.0199628</text:p>
          </table:table-cell>
          <table:table-cell office:value-type="float" office:value="0.01810881" calcext:value-type="float">
            <text:p>0.01810881</text:p>
          </table:table-cell>
          <table:table-cell office:value-type="float" office:value="0.005523451" calcext:value-type="float">
            <text:p>0.005523451</text:p>
          </table:table-cell>
          <table:table-cell office:value-type="float" office:value="0.00632622" calcext:value-type="float">
            <text:p>0.00632622</text:p>
          </table:table-cell>
          <table:table-cell office:value-type="float" office:value="0" calcext:value-type="float">
            <text:p>0</text:p>
          </table:table-cell>
          <table:table-cell office:value-type="float" office:value="75.04649" calcext:value-type="float">
            <text:p>75.04649</text:p>
          </table:table-cell>
          <table:table-cell office:value-type="float" office:value="29.53363" calcext:value-type="float">
            <text:p>29.53363</text:p>
          </table:table-cell>
          <table:table-cell office:value-type="float" office:value="18.44441" calcext:value-type="float">
            <text:p>18.44441</text:p>
          </table:table-cell>
          <table:table-cell office:value-type="float" office:value="8.797191" calcext:value-type="float">
            <text:p>8.797191</text:p>
          </table:table-cell>
          <table:table-cell office:value-type="float" office:value="5.685974" calcext:value-type="float">
            <text:p>5.685974</text:p>
          </table:table-cell>
          <table:table-cell office:value-type="float" office:value="1.298473" calcext:value-type="float">
            <text:p>1.298473</text:p>
          </table:table-cell>
          <table:table-cell office:value-type="float" office:value="0.661777" calcext:value-type="float">
            <text:p>0.661777</text:p>
          </table:table-cell>
          <table:table-cell office:value-type="float" office:value="1.834427" calcext:value-type="float">
            <text:p>1.834427</text:p>
          </table:table-cell>
          <table:table-cell office:value-type="float" office:value="0.5225775" calcext:value-type="float">
            <text:p>0.5225775</text:p>
          </table:table-cell>
          <table:table-cell office:value-type="float" office:value="0.2309284" calcext:value-type="float">
            <text:p>0.2309284</text:p>
          </table:table-cell>
          <table:table-cell office:value-type="float" office:value="0.1053171" calcext:value-type="float">
            <text:p>0.1053171</text:p>
          </table:table-cell>
          <table:table-cell office:value-type="float" office:value="0.1046167" calcext:value-type="float">
            <text:p>0.1046167</text:p>
          </table:table-cell>
          <table:table-cell office:value-type="float" office:value="0.3490001" calcext:value-type="float">
            <text:p>0.3490001</text:p>
          </table:table-cell>
          <table:table-cell office:value-type="float" office:value="0.3617133" calcext:value-type="float">
            <text:p>0.3617133</text:p>
          </table:table-cell>
          <table:table-cell office:value-type="float" office:value="0" calcext:value-type="float">
            <text:p>0</text:p>
          </table:table-cell>
          <table:table-cell office:value-type="float" office:value="2258.916" calcext:value-type="float">
            <text:p>2258.916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727" calcext:value-type="float">
            <text:p>-0.600672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2" calcext:value-type="float">
            <text:p>27122002</text:p>
          </table:table-cell>
          <table:table-cell office:value-type="float" office:value="34.11046" calcext:value-type="float">
            <text:p>34.11046</text:p>
          </table:table-cell>
          <table:table-cell office:value-type="float" office:value="1092.478" calcext:value-type="float">
            <text:p>1092.478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4904957" calcext:value-type="float">
            <text:p>0.4904957</text:p>
          </table:table-cell>
          <table:table-cell office:value-type="float" office:value="5.423627" calcext:value-type="float">
            <text:p>5.423627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437" calcext:value-type="float">
            <text:p>0.000150437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3185898" calcext:value-type="float">
            <text:p>-0.03185898</text:p>
          </table:table-cell>
          <table:table-cell office:value-type="float" office:value="-0.2818528" calcext:value-type="float">
            <text:p>-0.2818528</text:p>
          </table:table-cell>
          <table:table-cell office:value-type="float" office:value="0.001673085" calcext:value-type="float">
            <text:p>0.001673085</text:p>
          </table:table-cell>
          <table:table-cell office:value-type="float" office:value="0.0005403482" calcext:value-type="float">
            <text:p>0.0005403482</text:p>
          </table:table-cell>
          <table:table-cell office:value-type="float" office:value="14.82973" calcext:value-type="float">
            <text:p>14.82973</text:p>
          </table:table-cell>
          <table:table-cell office:value-type="float" office:value="1.062879" calcext:value-type="float">
            <text:p>1.062879</text:p>
          </table:table-cell>
          <table:table-cell office:value-type="float" office:value="0.1997282" calcext:value-type="float">
            <text:p>0.1997282</text:p>
          </table:table-cell>
          <table:table-cell office:value-type="float" office:value="0.1843879" calcext:value-type="float">
            <text:p>0.1843879</text:p>
          </table:table-cell>
          <table:table-cell office:value-type="float" office:value="0.09883643" calcext:value-type="float">
            <text:p>0.09883643</text:p>
          </table:table-cell>
          <table:table-cell office:value-type="float" office:value="0.1028775" calcext:value-type="float">
            <text:p>0.1028775</text:p>
          </table:table-cell>
          <table:table-cell office:value-type="float" office:value="0.03650793" calcext:value-type="float">
            <text:p>0.03650793</text:p>
          </table:table-cell>
          <table:table-cell office:value-type="float" office:value="0.03110767" calcext:value-type="float">
            <text:p>0.03110767</text:p>
          </table:table-cell>
          <table:table-cell office:value-type="float" office:value="0.03692958" calcext:value-type="float">
            <text:p>0.03692958</text:p>
          </table:table-cell>
          <table:table-cell office:value-type="float" office:value="0.02530973" calcext:value-type="float">
            <text:p>0.02530973</text:p>
          </table:table-cell>
          <table:table-cell office:value-type="float" office:value="0.02178333" calcext:value-type="float">
            <text:p>0.02178333</text:p>
          </table:table-cell>
          <table:table-cell office:value-type="float" office:value="0.01997788" calcext:value-type="float">
            <text:p>0.01997788</text:p>
          </table:table-cell>
          <table:table-cell office:value-type="float" office:value="0.01813592" calcext:value-type="float">
            <text:p>0.01813592</text:p>
          </table:table-cell>
          <table:table-cell office:value-type="float" office:value="0.005555128" calcext:value-type="float">
            <text:p>0.005555128</text:p>
          </table:table-cell>
          <table:table-cell office:value-type="float" office:value="0.006292078" calcext:value-type="float">
            <text:p>0.006292078</text:p>
          </table:table-cell>
          <table:table-cell office:value-type="float" office:value="0" calcext:value-type="float">
            <text:p>0</text:p>
          </table:table-cell>
          <table:table-cell office:value-type="float" office:value="75.65117" calcext:value-type="float">
            <text:p>75.65117</text:p>
          </table:table-cell>
          <table:table-cell office:value-type="float" office:value="29.63175" calcext:value-type="float">
            <text:p>29.63175</text:p>
          </table:table-cell>
          <table:table-cell office:value-type="float" office:value="18.4863" calcext:value-type="float">
            <text:p>18.4863</text:p>
          </table:table-cell>
          <table:table-cell office:value-type="float" office:value="8.855892" calcext:value-type="float">
            <text:p>8.855892</text:p>
          </table:table-cell>
          <table:table-cell office:value-type="float" office:value="5.660241" calcext:value-type="float">
            <text:p>5.660241</text:p>
          </table:table-cell>
          <table:table-cell office:value-type="float" office:value="1.303535" calcext:value-type="float">
            <text:p>1.303535</text:p>
          </table:table-cell>
          <table:table-cell office:value-type="float" office:value="0.6654734" calcext:value-type="float">
            <text:p>0.6654734</text:p>
          </table:table-cell>
          <table:table-cell office:value-type="float" office:value="1.83653" calcext:value-type="float">
            <text:p>1.83653</text:p>
          </table:table-cell>
          <table:table-cell office:value-type="float" office:value="0.5246053" calcext:value-type="float">
            <text:p>0.5246053</text:p>
          </table:table-cell>
          <table:table-cell office:value-type="float" office:value="0.2320996" calcext:value-type="float">
            <text:p>0.2320996</text:p>
          </table:table-cell>
          <table:table-cell office:value-type="float" office:value="0.1059615" calcext:value-type="float">
            <text:p>0.1059615</text:p>
          </table:table-cell>
          <table:table-cell office:value-type="float" office:value="0.1056016" calcext:value-type="float">
            <text:p>0.1056016</text:p>
          </table:table-cell>
          <table:table-cell office:value-type="float" office:value="0.3575677" calcext:value-type="float">
            <text:p>0.3575677</text:p>
          </table:table-cell>
          <table:table-cell office:value-type="float" office:value="0.3534658" calcext:value-type="float">
            <text:p>0.3534658</text:p>
          </table:table-cell>
          <table:table-cell office:value-type="float" office:value="0" calcext:value-type="float">
            <text:p>0</text:p>
          </table:table-cell>
          <table:table-cell office:value-type="float" office:value="2282.415" calcext:value-type="float">
            <text:p>2282.415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733" calcext:value-type="float">
            <text:p>-0.600673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2" calcext:value-type="float">
            <text:p>28122002</text:p>
          </table:table-cell>
          <table:table-cell office:value-type="float" office:value="34.0826" calcext:value-type="float">
            <text:p>34.0826</text:p>
          </table:table-cell>
          <table:table-cell office:value-type="float" office:value="1092.479" calcext:value-type="float">
            <text:p>1092.479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5004979" calcext:value-type="float">
            <text:p>0.5004979</text:p>
          </table:table-cell>
          <table:table-cell office:value-type="float" office:value="5.440686" calcext:value-type="float">
            <text:p>5.440686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437" calcext:value-type="float">
            <text:p>0.000150437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3271093" calcext:value-type="float">
            <text:p>-0.03271093</text:p>
          </table:table-cell>
          <table:table-cell office:value-type="float" office:value="-0.2821978" calcext:value-type="float">
            <text:p>-0.2821978</text:p>
          </table:table-cell>
          <table:table-cell office:value-type="float" office:value="0.001699425" calcext:value-type="float">
            <text:p>0.001699425</text:p>
          </table:table-cell>
          <table:table-cell office:value-type="float" office:value="0.0005403482" calcext:value-type="float">
            <text:p>0.0005403482</text:p>
          </table:table-cell>
          <table:table-cell office:value-type="float" office:value="14.81147" calcext:value-type="float">
            <text:p>14.81147</text:p>
          </table:table-cell>
          <table:table-cell office:value-type="float" office:value="1.316964" calcext:value-type="float">
            <text:p>1.316964</text:p>
          </table:table-cell>
          <table:table-cell office:value-type="float" office:value="0.1925068" calcext:value-type="float">
            <text:p>0.1925068</text:p>
          </table:table-cell>
          <table:table-cell office:value-type="float" office:value="0.1835866" calcext:value-type="float">
            <text:p>0.1835866</text:p>
          </table:table-cell>
          <table:table-cell office:value-type="float" office:value="0.09949231" calcext:value-type="float">
            <text:p>0.09949231</text:p>
          </table:table-cell>
          <table:table-cell office:value-type="float" office:value="0.1032639" calcext:value-type="float">
            <text:p>0.1032639</text:p>
          </table:table-cell>
          <table:table-cell office:value-type="float" office:value="0.03672814" calcext:value-type="float">
            <text:p>0.03672814</text:p>
          </table:table-cell>
          <table:table-cell office:value-type="float" office:value="0.03116159" calcext:value-type="float">
            <text:p>0.03116159</text:p>
          </table:table-cell>
          <table:table-cell office:value-type="float" office:value="0.03705199" calcext:value-type="float">
            <text:p>0.03705199</text:p>
          </table:table-cell>
          <table:table-cell office:value-type="float" office:value="0.02537729" calcext:value-type="float">
            <text:p>0.02537729</text:p>
          </table:table-cell>
          <table:table-cell office:value-type="float" office:value="0.02180141" calcext:value-type="float">
            <text:p>0.02180141</text:p>
          </table:table-cell>
          <table:table-cell office:value-type="float" office:value="0.01999364" calcext:value-type="float">
            <text:p>0.01999364</text:p>
          </table:table-cell>
          <table:table-cell office:value-type="float" office:value="0.01816328" calcext:value-type="float">
            <text:p>0.01816328</text:p>
          </table:table-cell>
          <table:table-cell office:value-type="float" office:value="0.005545229" calcext:value-type="float">
            <text:p>0.005545229</text:p>
          </table:table-cell>
          <table:table-cell office:value-type="float" office:value="0.006301744" calcext:value-type="float">
            <text:p>0.006301744</text:p>
          </table:table-cell>
          <table:table-cell office:value-type="float" office:value="0" calcext:value-type="float">
            <text:p>0</text:p>
          </table:table-cell>
          <table:table-cell office:value-type="float" office:value="75.05914" calcext:value-type="float">
            <text:p>75.05914</text:p>
          </table:table-cell>
          <table:table-cell office:value-type="float" office:value="29.77136" calcext:value-type="float">
            <text:p>29.77136</text:p>
          </table:table-cell>
          <table:table-cell office:value-type="float" office:value="18.48832" calcext:value-type="float">
            <text:p>18.48832</text:p>
          </table:table-cell>
          <table:table-cell office:value-type="float" office:value="8.92815" calcext:value-type="float">
            <text:p>8.92815</text:p>
          </table:table-cell>
          <table:table-cell office:value-type="float" office:value="5.649792" calcext:value-type="float">
            <text:p>5.649792</text:p>
          </table:table-cell>
          <table:table-cell office:value-type="float" office:value="1.308749" calcext:value-type="float">
            <text:p>1.308749</text:p>
          </table:table-cell>
          <table:table-cell office:value-type="float" office:value="0.6691979" calcext:value-type="float">
            <text:p>0.6691979</text:p>
          </table:table-cell>
          <table:table-cell office:value-type="float" office:value="1.838545" calcext:value-type="float">
            <text:p>1.838545</text:p>
          </table:table-cell>
          <table:table-cell office:value-type="float" office:value="0.5265508" calcext:value-type="float">
            <text:p>0.5265508</text:p>
          </table:table-cell>
          <table:table-cell office:value-type="float" office:value="0.2332392" calcext:value-type="float">
            <text:p>0.2332392</text:p>
          </table:table-cell>
          <table:table-cell office:value-type="float" office:value="0.1066052" calcext:value-type="float">
            <text:p>0.1066052</text:p>
          </table:table-cell>
          <table:table-cell office:value-type="float" office:value="0.1066292" calcext:value-type="float">
            <text:p>0.1066292</text:p>
          </table:table-cell>
          <table:table-cell office:value-type="float" office:value="0.3542645" calcext:value-type="float">
            <text:p>0.3542645</text:p>
          </table:table-cell>
          <table:table-cell office:value-type="float" office:value="0.3576698" calcext:value-type="float">
            <text:p>0.3576698</text:p>
          </table:table-cell>
          <table:table-cell office:value-type="float" office:value="0" calcext:value-type="float">
            <text:p>0</text:p>
          </table:table-cell>
          <table:table-cell office:value-type="float" office:value="2329.815" calcext:value-type="float">
            <text:p>2329.815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932" calcext:value-type="float">
            <text:p>-0.600693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2" calcext:value-type="float">
            <text:p>29122002</text:p>
          </table:table-cell>
          <table:table-cell office:value-type="float" office:value="34.06073" calcext:value-type="float">
            <text:p>34.06073</text:p>
          </table:table-cell>
          <table:table-cell office:value-type="float" office:value="1092.479" calcext:value-type="float">
            <text:p>1092.479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5038785" calcext:value-type="float">
            <text:p>0.5038785</text:p>
          </table:table-cell>
          <table:table-cell office:value-type="float" office:value="5.45958" calcext:value-type="float">
            <text:p>5.45958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437" calcext:value-type="float">
            <text:p>0.000150437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3351979" calcext:value-type="float">
            <text:p>-0.03351979</text:p>
          </table:table-cell>
          <table:table-cell office:value-type="float" office:value="-0.2822255" calcext:value-type="float">
            <text:p>-0.2822255</text:p>
          </table:table-cell>
          <table:table-cell office:value-type="float" office:value="0.001725992" calcext:value-type="float">
            <text:p>0.001725992</text:p>
          </table:table-cell>
          <table:table-cell office:value-type="float" office:value="0.0005403483" calcext:value-type="float">
            <text:p>0.0005403483</text:p>
          </table:table-cell>
          <table:table-cell office:value-type="float" office:value="14.80713" calcext:value-type="float">
            <text:p>14.80713</text:p>
          </table:table-cell>
          <table:table-cell office:value-type="float" office:value="1.344533" calcext:value-type="float">
            <text:p>1.344533</text:p>
          </table:table-cell>
          <table:table-cell office:value-type="float" office:value="0.1888876" calcext:value-type="float">
            <text:p>0.1888876</text:p>
          </table:table-cell>
          <table:table-cell office:value-type="float" office:value="0.1815509" calcext:value-type="float">
            <text:p>0.1815509</text:p>
          </table:table-cell>
          <table:table-cell office:value-type="float" office:value="0.09982862" calcext:value-type="float">
            <text:p>0.09982862</text:p>
          </table:table-cell>
          <table:table-cell office:value-type="float" office:value="0.103241" calcext:value-type="float">
            <text:p>0.103241</text:p>
          </table:table-cell>
          <table:table-cell office:value-type="float" office:value="0.0368779" calcext:value-type="float">
            <text:p>0.0368779</text:p>
          </table:table-cell>
          <table:table-cell office:value-type="float" office:value="0.03119059" calcext:value-type="float">
            <text:p>0.03119059</text:p>
          </table:table-cell>
          <table:table-cell office:value-type="float" office:value="0.03716909" calcext:value-type="float">
            <text:p>0.03716909</text:p>
          </table:table-cell>
          <table:table-cell office:value-type="float" office:value="0.025446" calcext:value-type="float">
            <text:p>0.025446</text:p>
          </table:table-cell>
          <table:table-cell office:value-type="float" office:value="0.02182104" calcext:value-type="float">
            <text:p>0.02182104</text:p>
          </table:table-cell>
          <table:table-cell office:value-type="float" office:value="0.02000972" calcext:value-type="float">
            <text:p>0.02000972</text:p>
          </table:table-cell>
          <table:table-cell office:value-type="float" office:value="0.01819025" calcext:value-type="float">
            <text:p>0.01819025</text:p>
          </table:table-cell>
          <table:table-cell office:value-type="float" office:value="0.005536914" calcext:value-type="float">
            <text:p>0.005536914</text:p>
          </table:table-cell>
          <table:table-cell office:value-type="float" office:value="0.006307179" calcext:value-type="float">
            <text:p>0.006307179</text:p>
          </table:table-cell>
          <table:table-cell office:value-type="float" office:value="0" calcext:value-type="float">
            <text:p>0</text:p>
          </table:table-cell>
          <table:table-cell office:value-type="float" office:value="75.68466" calcext:value-type="float">
            <text:p>75.68466</text:p>
          </table:table-cell>
          <table:table-cell office:value-type="float" office:value="29.82172" calcext:value-type="float">
            <text:p>29.82172</text:p>
          </table:table-cell>
          <table:table-cell office:value-type="float" office:value="18.53215" calcext:value-type="float">
            <text:p>18.53215</text:p>
          </table:table-cell>
          <table:table-cell office:value-type="float" office:value="8.939472" calcext:value-type="float">
            <text:p>8.939472</text:p>
          </table:table-cell>
          <table:table-cell office:value-type="float" office:value="5.717237" calcext:value-type="float">
            <text:p>5.717237</text:p>
          </table:table-cell>
          <table:table-cell office:value-type="float" office:value="1.314544" calcext:value-type="float">
            <text:p>1.314544</text:p>
          </table:table-cell>
          <table:table-cell office:value-type="float" office:value="0.6730579" calcext:value-type="float">
            <text:p>0.6730579</text:p>
          </table:table-cell>
          <table:table-cell office:value-type="float" office:value="1.840499" calcext:value-type="float">
            <text:p>1.840499</text:p>
          </table:table-cell>
          <table:table-cell office:value-type="float" office:value="0.5284296" calcext:value-type="float">
            <text:p>0.5284296</text:p>
          </table:table-cell>
          <table:table-cell office:value-type="float" office:value="0.2343496" calcext:value-type="float">
            <text:p>0.2343496</text:p>
          </table:table-cell>
          <table:table-cell office:value-type="float" office:value="0.1072433" calcext:value-type="float">
            <text:p>0.1072433</text:p>
          </table:table-cell>
          <table:table-cell office:value-type="float" office:value="0.1074412" calcext:value-type="float">
            <text:p>0.1074412</text:p>
          </table:table-cell>
          <table:table-cell office:value-type="float" office:value="0.3516087" calcext:value-type="float">
            <text:p>0.3516087</text:p>
          </table:table-cell>
          <table:table-cell office:value-type="float" office:value="0.3611977" calcext:value-type="float">
            <text:p>0.3611977</text:p>
          </table:table-cell>
          <table:table-cell office:value-type="float" office:value="0" calcext:value-type="float">
            <text:p>0</text:p>
          </table:table-cell>
          <table:table-cell office:value-type="float" office:value="2350.508" calcext:value-type="float">
            <text:p>2350.508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6932" calcext:value-type="float">
            <text:p>-0.600693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2" calcext:value-type="float">
            <text:p>30122002</text:p>
          </table:table-cell>
          <table:table-cell office:value-type="float" office:value="34.02709" calcext:value-type="float">
            <text:p>34.02709</text:p>
          </table:table-cell>
          <table:table-cell office:value-type="float" office:value="1092.481" calcext:value-type="float">
            <text:p>1092.481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5107937" calcext:value-type="float">
            <text:p>0.5107937</text:p>
          </table:table-cell>
          <table:table-cell office:value-type="float" office:value="5.484312" calcext:value-type="float">
            <text:p>5.484312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437" calcext:value-type="float">
            <text:p>0.000150437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3364397" calcext:value-type="float">
            <text:p>-0.03364397</text:p>
          </table:table-cell>
          <table:table-cell office:value-type="float" office:value="-0.2824013" calcext:value-type="float">
            <text:p>-0.2824013</text:p>
          </table:table-cell>
          <table:table-cell office:value-type="float" office:value="0.001752785" calcext:value-type="float">
            <text:p>0.001752785</text:p>
          </table:table-cell>
          <table:table-cell office:value-type="float" office:value="0.0005403483" calcext:value-type="float">
            <text:p>0.0005403483</text:p>
          </table:table-cell>
          <table:table-cell office:value-type="float" office:value="14.7973" calcext:value-type="float">
            <text:p>14.7973</text:p>
          </table:table-cell>
          <table:table-cell office:value-type="float" office:value="1.476347" calcext:value-type="float">
            <text:p>1.476347</text:p>
          </table:table-cell>
          <table:table-cell office:value-type="float" office:value="0.1811886" calcext:value-type="float">
            <text:p>0.1811886</text:p>
          </table:table-cell>
          <table:table-cell office:value-type="float" office:value="0.1722491" calcext:value-type="float">
            <text:p>0.1722491</text:p>
          </table:table-cell>
          <table:table-cell office:value-type="float" office:value="0.09749619" calcext:value-type="float">
            <text:p>0.09749619</text:p>
          </table:table-cell>
          <table:table-cell office:value-type="float" office:value="0.1009532" calcext:value-type="float">
            <text:p>0.1009532</text:p>
          </table:table-cell>
          <table:table-cell office:value-type="float" office:value="0.03681945" calcext:value-type="float">
            <text:p>0.03681945</text:p>
          </table:table-cell>
          <table:table-cell office:value-type="float" office:value="0.03116307" calcext:value-type="float">
            <text:p>0.03116307</text:p>
          </table:table-cell>
          <table:table-cell office:value-type="float" office:value="0.03727032" calcext:value-type="float">
            <text:p>0.03727032</text:p>
          </table:table-cell>
          <table:table-cell office:value-type="float" office:value="0.02551384" calcext:value-type="float">
            <text:p>0.02551384</text:p>
          </table:table-cell>
          <table:table-cell office:value-type="float" office:value="0.0218419" calcext:value-type="float">
            <text:p>0.0218419</text:p>
          </table:table-cell>
          <table:table-cell office:value-type="float" office:value="0.02002603" calcext:value-type="float">
            <text:p>0.02002603</text:p>
          </table:table-cell>
          <table:table-cell office:value-type="float" office:value="0.01821696" calcext:value-type="float">
            <text:p>0.01821696</text:p>
          </table:table-cell>
          <table:table-cell office:value-type="float" office:value="0.005533005" calcext:value-type="float">
            <text:p>0.005533005</text:p>
          </table:table-cell>
          <table:table-cell office:value-type="float" office:value="0.0063077" calcext:value-type="float">
            <text:p>0.0063077</text:p>
          </table:table-cell>
          <table:table-cell office:value-type="float" office:value="0" calcext:value-type="float">
            <text:p>0</text:p>
          </table:table-cell>
          <table:table-cell office:value-type="float" office:value="75.00497" calcext:value-type="float">
            <text:p>75.00497</text:p>
          </table:table-cell>
          <table:table-cell office:value-type="float" office:value="30.06967" calcext:value-type="float">
            <text:p>30.06967</text:p>
          </table:table-cell>
          <table:table-cell office:value-type="float" office:value="18.6403" calcext:value-type="float">
            <text:p>18.6403</text:p>
          </table:table-cell>
          <table:table-cell office:value-type="float" office:value="8.959481" calcext:value-type="float">
            <text:p>8.959481</text:p>
          </table:table-cell>
          <table:table-cell office:value-type="float" office:value="5.786755" calcext:value-type="float">
            <text:p>5.786755</text:p>
          </table:table-cell>
          <table:table-cell office:value-type="float" office:value="1.322322" calcext:value-type="float">
            <text:p>1.322322</text:p>
          </table:table-cell>
          <table:table-cell office:value-type="float" office:value="0.6774606" calcext:value-type="float">
            <text:p>0.6774606</text:p>
          </table:table-cell>
          <table:table-cell office:value-type="float" office:value="1.842471" calcext:value-type="float">
            <text:p>1.842471</text:p>
          </table:table-cell>
          <table:table-cell office:value-type="float" office:value="0.5302612" calcext:value-type="float">
            <text:p>0.5302612</text:p>
          </table:table-cell>
          <table:table-cell office:value-type="float" office:value="0.2354335" calcext:value-type="float">
            <text:p>0.2354335</text:p>
          </table:table-cell>
          <table:table-cell office:value-type="float" office:value="0.1078716" calcext:value-type="float">
            <text:p>0.1078716</text:p>
          </table:table-cell>
          <table:table-cell office:value-type="float" office:value="0.1081304" calcext:value-type="float">
            <text:p>0.1081304</text:p>
          </table:table-cell>
          <table:table-cell office:value-type="float" office:value="0.3504915" calcext:value-type="float">
            <text:p>0.3504915</text:p>
          </table:table-cell>
          <table:table-cell office:value-type="float" office:value="0.3620481" calcext:value-type="float">
            <text:p>0.3620481</text:p>
          </table:table-cell>
          <table:table-cell office:value-type="float" office:value="0" calcext:value-type="float">
            <text:p>0</text:p>
          </table:table-cell>
          <table:table-cell office:value-type="float" office:value="2391.316" calcext:value-type="float">
            <text:p>2391.316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7046" calcext:value-type="float">
            <text:p>-0.600704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2" calcext:value-type="float">
            <text:p>31122002</text:p>
          </table:table-cell>
          <table:table-cell office:value-type="float" office:value="34.0004" calcext:value-type="float">
            <text:p>34.0004</text:p>
          </table:table-cell>
          <table:table-cell office:value-type="float" office:value="1092.481" calcext:value-type="float">
            <text:p>1092.481</text:p>
          </table:table-cell>
          <table:table-cell office:value-type="float" office:value="0" calcext:value-type="float">
            <text:p>0</text:p>
          </table:table-cell>
          <table:table-cell office:value-type="float" office:value="-15.69876" calcext:value-type="float">
            <text:p>-15.69876</text:p>
          </table:table-cell>
          <table:table-cell office:value-type="float" office:value="0.5178323" calcext:value-type="float">
            <text:p>0.5178323</text:p>
          </table:table-cell>
          <table:table-cell office:value-type="float" office:value="5.503108" calcext:value-type="float">
            <text:p>5.503108</text:p>
          </table:table-cell>
          <table:table-cell office:value-type="float" office:value="0.2302151" calcext:value-type="float">
            <text:p>0.2302151</text:p>
          </table:table-cell>
          <table:table-cell office:value-type="float" office:value="0.000150437" calcext:value-type="float">
            <text:p>0.000150437</text:p>
          </table:table-cell>
          <table:table-cell office:value-type="float" office:value="0.1809873" calcext:value-type="float">
            <text:p>0.1809873</text:p>
          </table:table-cell>
          <table:table-cell office:value-type="float" office:value="-0.03364397" calcext:value-type="float">
            <text:p>-0.03364397</text:p>
          </table:table-cell>
          <table:table-cell office:value-type="float" office:value="-0.2824804" calcext:value-type="float">
            <text:p>-0.2824804</text:p>
          </table:table-cell>
          <table:table-cell office:value-type="float" office:value="0.001779549" calcext:value-type="float">
            <text:p>0.001779549</text:p>
          </table:table-cell>
          <table:table-cell office:value-type="float" office:value="0.0005403483" calcext:value-type="float">
            <text:p>0.0005403483</text:p>
          </table:table-cell>
          <table:table-cell office:value-type="float" office:value="14.78299" calcext:value-type="float">
            <text:p>14.78299</text:p>
          </table:table-cell>
          <table:table-cell office:value-type="float" office:value="1.723523" calcext:value-type="float">
            <text:p>1.723523</text:p>
          </table:table-cell>
          <table:table-cell office:value-type="float" office:value="0.1793878" calcext:value-type="float">
            <text:p>0.1793878</text:p>
          </table:table-cell>
          <table:table-cell office:value-type="float" office:value="0.1693652" calcext:value-type="float">
            <text:p>0.1693652</text:p>
          </table:table-cell>
          <table:table-cell office:value-type="float" office:value="0.09667456" calcext:value-type="float">
            <text:p>0.09667456</text:p>
          </table:table-cell>
          <table:table-cell office:value-type="float" office:value="0.09986943" calcext:value-type="float">
            <text:p>0.09986943</text:p>
          </table:table-cell>
          <table:table-cell office:value-type="float" office:value="0.03676225" calcext:value-type="float">
            <text:p>0.03676225</text:p>
          </table:table-cell>
          <table:table-cell office:value-type="float" office:value="0.03113685" calcext:value-type="float">
            <text:p>0.03113685</text:p>
          </table:table-cell>
          <table:table-cell office:value-type="float" office:value="0.03734366" calcext:value-type="float">
            <text:p>0.03734366</text:p>
          </table:table-cell>
          <table:table-cell office:value-type="float" office:value="0.02557652" calcext:value-type="float">
            <text:p>0.02557652</text:p>
          </table:table-cell>
          <table:table-cell office:value-type="float" office:value="0.02186333" calcext:value-type="float">
            <text:p>0.02186333</text:p>
          </table:table-cell>
          <table:table-cell office:value-type="float" office:value="0.02004251" calcext:value-type="float">
            <text:p>0.02004251</text:p>
          </table:table-cell>
          <table:table-cell office:value-type="float" office:value="0.01824346" calcext:value-type="float">
            <text:p>0.01824346</text:p>
          </table:table-cell>
          <table:table-cell office:value-type="float" office:value="0.005531026" calcext:value-type="float">
            <text:p>0.005531026</text:p>
          </table:table-cell>
          <table:table-cell office:value-type="float" office:value="0.00630645" calcext:value-type="float">
            <text:p>0.00630645</text:p>
          </table:table-cell>
          <table:table-cell office:value-type="float" office:value="0" calcext:value-type="float">
            <text:p>0</text:p>
          </table:table-cell>
          <table:table-cell office:value-type="float" office:value="77.08866" calcext:value-type="float">
            <text:p>77.08866</text:p>
          </table:table-cell>
          <table:table-cell office:value-type="float" office:value="30.38308" calcext:value-type="float">
            <text:p>30.38308</text:p>
          </table:table-cell>
          <table:table-cell office:value-type="float" office:value="18.71537" calcext:value-type="float">
            <text:p>18.71537</text:p>
          </table:table-cell>
          <table:table-cell office:value-type="float" office:value="8.991156" calcext:value-type="float">
            <text:p>8.991156</text:p>
          </table:table-cell>
          <table:table-cell office:value-type="float" office:value="5.827487" calcext:value-type="float">
            <text:p>5.827487</text:p>
          </table:table-cell>
          <table:table-cell office:value-type="float" office:value="1.330903" calcext:value-type="float">
            <text:p>1.330903</text:p>
          </table:table-cell>
          <table:table-cell office:value-type="float" office:value="0.6823664" calcext:value-type="float">
            <text:p>0.6823664</text:p>
          </table:table-cell>
          <table:table-cell office:value-type="float" office:value="1.84458" calcext:value-type="float">
            <text:p>1.84458</text:p>
          </table:table-cell>
          <table:table-cell office:value-type="float" office:value="0.5320832" calcext:value-type="float">
            <text:p>0.5320832</text:p>
          </table:table-cell>
          <table:table-cell office:value-type="float" office:value="0.2364961" calcext:value-type="float">
            <text:p>0.2364961</text:p>
          </table:table-cell>
          <table:table-cell office:value-type="float" office:value="0.1084896" calcext:value-type="float">
            <text:p>0.1084896</text:p>
          </table:table-cell>
          <table:table-cell office:value-type="float" office:value="0.1087822" calcext:value-type="float">
            <text:p>0.1087822</text:p>
          </table:table-cell>
          <table:table-cell office:value-type="float" office:value="0.3500203" calcext:value-type="float">
            <text:p>0.3500203</text:p>
          </table:table-cell>
          <table:table-cell office:value-type="float" office:value="0.3620689" calcext:value-type="float">
            <text:p>0.3620689</text:p>
          </table:table-cell>
          <table:table-cell office:value-type="float" office:value="0" calcext:value-type="float">
            <text:p>0</text:p>
          </table:table-cell>
          <table:table-cell office:value-type="float" office:value="2420.949" calcext:value-type="float">
            <text:p>2420.949</text:p>
          </table:table-cell>
          <table:table-cell office:value-type="float" office:value="0" calcext:value-type="float">
            <text:p>0</text:p>
          </table:table-cell>
          <table:table-cell office:value-type="float" office:value="16.35799" calcext:value-type="float">
            <text:p>16.35799</text:p>
          </table:table-cell>
          <table:table-cell office:value-type="float" office:value="0" calcext:value-type="float">
            <text:p>0</text:p>
          </table:table-cell>
          <table:table-cell office:value-type="float" office:value="-0.600706" calcext:value-type="float">
            <text:p>-0.6007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52:04.579307442</dc:date>
    <meta:editing-duration>PT6S</meta:editing-duration>
    <meta:editing-cycles>1</meta:editing-cycles>
    <meta:document-statistic meta:table-count="1" meta:cell-count="18666" meta:object-count="0"/>
    <meta:generator>LibreOffice/6.4.7.2$Linux_X86_64 LibreOffice_project/40$Build-2</meta:generator>
  </office:meta>
</office:document-meta>
</file>